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B5E6A2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B5E6A2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7" style:family="table-cell" style:parent-style-name="Default" style:data-style-name="N0">
      <style:text-properties fo:font-weight="bold" style:font-weight-asian="bold" style:font-weight-complex="bold"/>
      <style:map style:condition="of:cell-content()&gt;10" style:apply-style-name="cf1"/>
      <style:map style:condition="of:cell-content()&lt;-10" style:apply-style-name="cf1"/>
      <style:map style:condition="of:cell-content-is-between(5,10)" style:apply-style-name="cf2"/>
      <style:map style:condition="of:cell-content-is-between(-10,-5)" style:apply-style-name="cf2"/>
      <style:map style:condition="of:cell-content-is-between(-5,5)" style:apply-style-name="cf3"/>
    </style:style>
    <style:style style:name="ce8" style:family="table-cell" style:parent-style-name="Default" style:data-style-name="N0">
      <style:table-cell-properties fo:background-color="#B5E6A2"/>
      <style:text-properties fo:font-weight="bold" style:font-weight-asian="bold" style:font-weight-complex="bold"/>
      <style:map style:condition="of:cell-content()&gt;10" style:apply-style-name="cf1"/>
      <style:map style:condition="of:cell-content()&lt;-10" style:apply-style-name="cf1"/>
      <style:map style:condition="of:cell-content-is-between(5,10)" style:apply-style-name="cf2"/>
      <style:map style:condition="of:cell-content-is-between(-10,-5)" style:apply-style-name="cf2"/>
      <style:map style:condition="of:cell-content-is-between(-5,5)" style:apply-style-name="cf3"/>
    </style:style>
    <style:style style:name="ce9" style:family="table-cell" style:parent-style-name="Default" style:data-style-name="N0">
      <style:text-properties fo:color="#000000" fo:font-weight="bold" style:font-weight-asian="bold" style:font-weight-complex="bold"/>
      <style:map style:condition="of:cell-content()&gt;10" style:apply-style-name="cf4"/>
      <style:map style:condition="of:cell-content()&lt;-10" style:apply-style-name="cf4"/>
      <style:map style:condition="of:cell-content-is-between(5,10)" style:apply-style-name="cf5"/>
      <style:map style:condition="of:cell-content-is-between(-10,-5)" style:apply-style-name="cf5"/>
      <style:map style:condition="of:cell-content-is-between(-5,5)" style:apply-style-name="cf6"/>
    </style:style>
    <style:style style:name="ce10" style:family="table-cell" style:parent-style-name="Default" style:data-style-name="N0">
      <style:table-cell-properties fo:background-color="#B5E6A2"/>
      <style:text-properties fo:color="#000000" fo:font-weight="bold" style:font-weight-asian="bold" style:font-weight-complex="bold"/>
      <style:map style:condition="of:cell-content()&gt;10" style:apply-style-name="cf4"/>
      <style:map style:condition="of:cell-content()&lt;-10" style:apply-style-name="cf4"/>
      <style:map style:condition="of:cell-content-is-between(5,10)" style:apply-style-name="cf5"/>
      <style:map style:condition="of:cell-content-is-between(-10,-5)" style:apply-style-name="cf5"/>
      <style:map style:condition="of:cell-content-is-between(-5,5)" style:apply-style-name="cf6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aw" table:style-name="ta1">
        <table:table-column table:style-name="co1" table:number-columns-repeated="66" table:default-cell-style-name="ce1"/>
        <table:table-column table:style-name="co2" table:number-columns-repeated="16318" table:default-cell-style-name="ce1"/>
        <table:table-row table:style-name="ro1">
          <table:table-cell office:value-type="string" table:style-name="ce1">
            <text:p>Rack:Tube</text:p>
          </table:table-cell>
          <table:table-cell office:value-type="string" table:style-name="ce1">
            <text:p>Solution Label</text:p>
          </table:table-cell>
          <table:table-cell office:value-type="string" table:style-name="ce1">
            <text:p>Al Ax 396.152 nm ppm</text:p>
          </table:table-cell>
          <table:table-cell office:value-type="string" table:style-name="ce1">
            <text:p>Al R 396.152 nm ppm</text:p>
          </table:table-cell>
          <table:table-cell office:value-type="string" table:style-name="ce1">
            <text:p>Ba Ax 230.424 nm ppm</text:p>
          </table:table-cell>
          <table:table-cell office:value-type="string" table:style-name="ce1">
            <text:p>Ba Ax 233.527 nm ppm</text:p>
          </table:table-cell>
          <table:table-cell office:value-type="string" table:style-name="ce1">
            <text:p>Ba Ax 455.403 nm ppm</text:p>
          </table:table-cell>
          <table:table-cell office:value-type="string" table:style-name="ce1">
            <text:p>Ba Ax 493.408 nm ppm</text:p>
          </table:table-cell>
          <table:table-cell office:value-type="string" table:style-name="ce1">
            <text:p>Ba R 230.424 nm ppm</text:p>
          </table:table-cell>
          <table:table-cell office:value-type="string" table:style-name="ce1">
            <text:p>Ba R 233.527 nm ppm</text:p>
          </table:table-cell>
          <table:table-cell office:value-type="string" table:style-name="ce1">
            <text:p>Ba R 455.403 nm ppm</text:p>
          </table:table-cell>
          <table:table-cell office:value-type="string" table:style-name="ce1">
            <text:p>Ba R 493.408 nm ppm</text:p>
          </table:table-cell>
          <table:table-cell office:value-type="string" table:style-name="ce1">
            <text:p>Ca Ax 315.887 nm ppm</text:p>
          </table:table-cell>
          <table:table-cell office:value-type="string" table:style-name="ce1">
            <text:p>Ca Ax 317.933 nm ppm</text:p>
          </table:table-cell>
          <table:table-cell office:value-type="string" table:style-name="ce1">
            <text:p>Ca Ax 373.690 nm ppm</text:p>
          </table:table-cell>
          <table:table-cell office:value-type="string" table:style-name="ce1">
            <text:p>Ca Ax 393.366 nm ppm</text:p>
          </table:table-cell>
          <table:table-cell office:value-type="string" table:style-name="ce1">
            <text:p>Ca Ax 396.847 nm ppm</text:p>
          </table:table-cell>
          <table:table-cell office:value-type="string" table:style-name="ce1">
            <text:p>Ca Ax 422.673 nm ppm</text:p>
          </table:table-cell>
          <table:table-cell office:value-type="string" table:style-name="ce1">
            <text:p>Ca R 315.887 nm ppm</text:p>
          </table:table-cell>
          <table:table-cell office:value-type="string" table:style-name="ce1">
            <text:p>Ca R 317.933 nm ppm</text:p>
          </table:table-cell>
          <table:table-cell office:value-type="string" table:style-name="ce1">
            <text:p>Ca R 373.690 nm ppm</text:p>
          </table:table-cell>
          <table:table-cell office:value-type="string" table:style-name="ce1">
            <text:p>Ca R 393.366 nm ppm</text:p>
          </table:table-cell>
          <table:table-cell office:value-type="string" table:style-name="ce1">
            <text:p>Ca R 396.847 nm ppm</text:p>
          </table:table-cell>
          <table:table-cell office:value-type="string" table:style-name="ce1">
            <text:p>Ca R 422.673 nm ppm</text:p>
          </table:table-cell>
          <table:table-cell office:value-type="string" table:style-name="ce1">
            <text:p>Fe Ax 234.350 nm ppm</text:p>
          </table:table-cell>
          <table:table-cell office:value-type="string" table:style-name="ce1">
            <text:p>Fe Ax 238.204 nm ppm</text:p>
          </table:table-cell>
          <table:table-cell office:value-type="string" table:style-name="ce1">
            <text:p>Fe Ax 259.940 nm ppm</text:p>
          </table:table-cell>
          <table:table-cell office:value-type="string" table:style-name="ce1">
            <text:p>Fe R 234.350 nm ppm</text:p>
          </table:table-cell>
          <table:table-cell office:value-type="string" table:style-name="ce1">
            <text:p>Fe R 238.204 nm ppm</text:p>
          </table:table-cell>
          <table:table-cell office:value-type="string" table:style-name="ce1">
            <text:p>Fe R 259.940 nm ppm</text:p>
          </table:table-cell>
          <table:table-cell office:value-type="string" table:style-name="ce1">
            <text:p>K Ax 766.491 nm ppm</text:p>
          </table:table-cell>
          <table:table-cell office:value-type="string" table:style-name="ce1">
            <text:p>K Ax 769.897 nm ppm</text:p>
          </table:table-cell>
          <table:table-cell office:value-type="string" table:style-name="ce1">
            <text:p>K R 766.491 nm ppm</text:p>
          </table:table-cell>
          <table:table-cell office:value-type="string" table:style-name="ce1">
            <text:p>K R 769.897 nm ppm</text:p>
          </table:table-cell>
          <table:table-cell office:value-type="string" table:style-name="ce1">
            <text:p>Li Ax 670.783 nm ppm</text:p>
          </table:table-cell>
          <table:table-cell office:value-type="string" table:style-name="ce1">
            <text:p>Li R 670.783 nm ppm</text:p>
          </table:table-cell>
          <table:table-cell office:value-type="string" table:style-name="ce1">
            <text:p>Mg Ax 279.553 nm ppm</text:p>
          </table:table-cell>
          <table:table-cell office:value-type="string" table:style-name="ce1">
            <text:p>Mg Ax 280.270 nm ppm</text:p>
          </table:table-cell>
          <table:table-cell office:value-type="string" table:style-name="ce1">
            <text:p>Mg Ax 285.213 nm ppm</text:p>
          </table:table-cell>
          <table:table-cell office:value-type="string" table:style-name="ce1">
            <text:p>Mg R 279.553 nm ppm</text:p>
          </table:table-cell>
          <table:table-cell office:value-type="string" table:style-name="ce1">
            <text:p>Mg R 280.270 nm ppm</text:p>
          </table:table-cell>
          <table:table-cell office:value-type="string" table:style-name="ce1">
            <text:p>Mg R 285.213 nm ppm</text:p>
          </table:table-cell>
          <table:table-cell office:value-type="string" table:style-name="ce1">
            <text:p>Mn Ax 257.610 nm ppm</text:p>
          </table:table-cell>
          <table:table-cell office:value-type="string" table:style-name="ce1">
            <text:p>Mn Ax 259.372 nm ppm</text:p>
          </table:table-cell>
          <table:table-cell office:value-type="string" table:style-name="ce1">
            <text:p>Mn R 257.610 nm ppm</text:p>
          </table:table-cell>
          <table:table-cell office:value-type="string" table:style-name="ce1">
            <text:p>Mn R 259.372 nm ppm</text:p>
          </table:table-cell>
          <table:table-cell office:value-type="string" table:style-name="ce1">
            <text:p>Na Ax 568.821 nm ppm</text:p>
          </table:table-cell>
          <table:table-cell office:value-type="string" table:style-name="ce1">
            <text:p>Na Ax 588.995 nm ppm</text:p>
          </table:table-cell>
          <table:table-cell office:value-type="string" table:style-name="ce1">
            <text:p>Na Ax 589.592 nm ppm</text:p>
          </table:table-cell>
          <table:table-cell office:value-type="string" table:style-name="ce1">
            <text:p>Na R 568.821 nm ppm</text:p>
          </table:table-cell>
          <table:table-cell office:value-type="string" table:style-name="ce1">
            <text:p>Na R 588.995 nm ppm</text:p>
          </table:table-cell>
          <table:table-cell office:value-type="string" table:style-name="ce1">
            <text:p>Na R 589.592 nm ppm</text:p>
          </table:table-cell>
          <table:table-cell office:value-type="string" table:style-name="ce1">
            <text:p>S Ax 180.669 nm ppm</text:p>
          </table:table-cell>
          <table:table-cell office:value-type="string" table:style-name="ce1">
            <text:p>S Ax 181.972 nm ppm</text:p>
          </table:table-cell>
          <table:table-cell office:value-type="string" table:style-name="ce1">
            <text:p>S R 180.669 nm ppm</text:p>
          </table:table-cell>
          <table:table-cell office:value-type="string" table:style-name="ce1">
            <text:p>S R 181.972 nm ppm</text:p>
          </table:table-cell>
          <table:table-cell office:value-type="string" table:style-name="ce1">
            <text:p>Si Ax 251.432 nm ppm</text:p>
          </table:table-cell>
          <table:table-cell office:value-type="string" table:style-name="ce1">
            <text:p>Si Ax 251.611 nm ppm</text:p>
          </table:table-cell>
          <table:table-cell office:value-type="string" table:style-name="ce1">
            <text:p>Si Ax 288.158 nm ppm</text:p>
          </table:table-cell>
          <table:table-cell office:value-type="string" table:style-name="ce1">
            <text:p>Si R 251.432 nm ppm</text:p>
          </table:table-cell>
          <table:table-cell office:value-type="string" table:style-name="ce1">
            <text:p>Si R 251.611 nm ppm</text:p>
          </table:table-cell>
          <table:table-cell office:value-type="string" table:style-name="ce1">
            <text:p>Si R 288.158 nm ppm</text:p>
          </table:table-cell>
          <table:table-cell office:value-type="string" table:style-name="ce1">
            <text:p>Sr Ax 407.771 nm ppm</text:p>
          </table:table-cell>
          <table:table-cell office:value-type="string" table:style-name="ce1">
            <text:p>Sr Ax 421.552 nm ppm</text:p>
          </table:table-cell>
          <table:table-cell office:value-type="string" table:style-name="ce1">
            <text:p>Sr R 407.771 nm ppm</text:p>
          </table:table-cell>
          <table:table-cell office:value-type="string" table:style-name="ce1">
            <text:p>Sr R 421.552 nm ppm</text:p>
          </table:table-cell>
          <table:table-cell table:number-columns-repeated="16318"/>
        </table:table-row>
        <table:table-row table:style-name="ro1">
          <table:table-cell office:value-type="time" office:time-value="PT1H1M0S" table:style-name="ce2">
            <text:p>01:01:00</text:p>
          </table:table-cell>
          <table:table-cell office:value-type="string" table:style-name="ce1">
            <text:p>Blank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time" office:time-value="PT1H2M0S" table:style-name="ce2">
            <text:p>01:02:0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2.1000000000000001E-4" table:style-name="ce1">
            <text:p>0.00021</text:p>
          </table:table-cell>
          <table:table-cell office:value-type="float" office:value="2.1000000000000001E-4" table:style-name="ce1">
            <text:p>0.00021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.10757" table:style-name="ce1">
            <text:p>0.10757</text:p>
          </table:table-cell>
          <table:table-cell office:value-type="float" office:value="0.10757" table:style-name="ce1">
            <text:p>0.10757</text:p>
          </table:table-cell>
          <table:table-cell office:value-type="float" office:value="0.10757" table:style-name="ce1">
            <text:p>0.10757</text:p>
          </table:table-cell>
          <table:table-cell office:value-type="float" office:value="0.10757" table:style-name="ce1">
            <text:p>0.10757</text:p>
          </table:table-cell>
          <table:table-cell office:value-type="float" office:value="0.10757" table:style-name="ce1">
            <text:p>0.10757</text:p>
          </table:table-cell>
          <table:table-cell office:value-type="float" office:value="0.10757" table:style-name="ce1">
            <text:p>0.10757</text:p>
          </table:table-cell>
          <table:table-cell office:value-type="string" table:style-name="ce1">
            <text:p>--</text:p>
          </table:table-cell>
          <table:table-cell office:value-type="float" office:value="0.10757" table:style-name="ce1">
            <text:p>0.10757</text:p>
          </table:table-cell>
          <table:table-cell office:value-type="string" table:style-name="ce1">
            <text:p>--</text:p>
          </table:table-cell>
          <table:table-cell office:value-type="float" office:value="0.10757" table:style-name="ce1">
            <text:p>0.10757</text:p>
          </table:table-cell>
          <table:table-cell office:value-type="float" office:value="0.10757" table:style-name="ce1">
            <text:p>0.10757</text:p>
          </table:table-cell>
          <table:table-cell office:value-type="float" office:value="0.10757" table:style-name="ce1">
            <text:p>0.10757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4.3270000000000003E-2" table:style-name="ce1">
            <text:p>0.04327</text:p>
          </table:table-cell>
          <table:table-cell office:value-type="float" office:value="4.3270000000000003E-2" table:style-name="ce1">
            <text:p>0.04327</text:p>
          </table:table-cell>
          <table:table-cell office:value-type="float" office:value="4.3270000000000003E-2" table:style-name="ce1">
            <text:p>0.04327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2.1599999999999999E-4" table:style-name="ce1">
            <text:p>0.000216</text:p>
          </table:table-cell>
          <table:table-cell office:value-type="float" office:value="4.3389999999999998E-2" table:style-name="ce1">
            <text:p>0.04339</text:p>
          </table:table-cell>
          <table:table-cell office:value-type="float" office:value="4.3389999999999998E-2" table:style-name="ce1">
            <text:p>0.04339</text:p>
          </table:table-cell>
          <table:table-cell office:value-type="float" office:value="4.3389999999999998E-2" table:style-name="ce1">
            <text:p>0.04339</text:p>
          </table:table-cell>
          <table:table-cell office:value-type="float" office:value="4.3389999999999998E-2" table:style-name="ce1">
            <text:p>0.04339</text:p>
          </table:table-cell>
          <table:table-cell office:value-type="float" office:value="4.3389999999999998E-2" table:style-name="ce1">
            <text:p>0.04339</text:p>
          </table:table-cell>
          <table:table-cell office:value-type="float" office:value="4.3389999999999998E-2" table:style-name="ce1">
            <text:p>0.04339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8.6779999999999996E-2" table:style-name="ce1">
            <text:p>0.08678</text:p>
          </table:table-cell>
          <table:table-cell office:value-type="float" office:value="8.6779999999999996E-2" table:style-name="ce1">
            <text:p>0.08678</text:p>
          </table:table-cell>
          <table:table-cell office:value-type="float" office:value="8.6779999999999996E-2" table:style-name="ce1">
            <text:p>0.08678</text:p>
          </table:table-cell>
          <table:table-cell office:value-type="float" office:value="8.6779999999999996E-2" table:style-name="ce1">
            <text:p>0.08678</text:p>
          </table:table-cell>
          <table:table-cell office:value-type="float" office:value="8.6779999999999996E-2" table:style-name="ce1">
            <text:p>0.08678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8.6230000000000001E-2" table:style-name="ce1">
            <text:p>0.08623</text:p>
          </table:table-cell>
          <table:table-cell office:value-type="float" office:value="8.6230000000000001E-2" table:style-name="ce1">
            <text:p>0.08623</text:p>
          </table:table-cell>
          <table:table-cell office:value-type="float" office:value="8.6230000000000001E-2" table:style-name="ce1">
            <text:p>0.08623</text:p>
          </table:table-cell>
          <table:table-cell office:value-type="string" table:style-name="ce1">
            <text:p>--</text:p>
          </table:table-cell>
          <table:table-cell office:value-type="float" office:value="8.6230000000000001E-2" table:style-name="ce1">
            <text:p>0.08623</text:p>
          </table:table-cell>
          <table:table-cell office:value-type="float" office:value="8.6230000000000001E-2" table:style-name="ce1">
            <text:p>0.08623</text:p>
          </table:table-cell>
          <table:table-cell office:value-type="float" office:value="1.31E-3" table:style-name="ce1">
            <text:p>0.00131</text:p>
          </table:table-cell>
          <table:table-cell office:value-type="float" office:value="1.31E-3" table:style-name="ce1">
            <text:p>0.00131</text:p>
          </table:table-cell>
          <table:table-cell office:value-type="float" office:value="1.31E-3" table:style-name="ce1">
            <text:p>0.00131</text:p>
          </table:table-cell>
          <table:table-cell office:value-type="float" office:value="1.31E-3" table:style-name="ce1">
            <text:p>0.00131</text:p>
          </table:table-cell>
          <table:table-cell table:number-columns-repeated="16318"/>
        </table:table-row>
        <table:table-row table:style-name="ro1">
          <table:table-cell office:value-type="time" office:time-value="PT1H3M0S" table:style-name="ce2">
            <text:p>01:03:0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5.1000000000000004E-4" table:style-name="ce1">
            <text:p>0.00051</text:p>
          </table:table-cell>
          <table:table-cell office:value-type="float" office:value="5.1000000000000004E-4" table:style-name="ce1">
            <text:p>0.00051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5.1000000000000004E-4" table:style-name="ce1">
            <text:p>0.00051</text:p>
          </table:table-cell>
          <table:table-cell office:value-type="string" table:style-name="ce1">
            <text:p>--</text:p>
          </table:table-cell>
          <table:table-cell office:value-type="float" office:value="0.26845999999999998" table:style-name="ce1">
            <text:p>0.26846</text:p>
          </table:table-cell>
          <table:table-cell office:value-type="float" office:value="0.26845999999999998" table:style-name="ce1">
            <text:p>0.26846</text:p>
          </table:table-cell>
          <table:table-cell office:value-type="float" office:value="0.26845999999999998" table:style-name="ce1">
            <text:p>0.26846</text:p>
          </table:table-cell>
          <table:table-cell office:value-type="float" office:value="0.26845999999999998" table:style-name="ce1">
            <text:p>0.26846</text:p>
          </table:table-cell>
          <table:table-cell office:value-type="float" office:value="0.26845999999999998" table:style-name="ce1">
            <text:p>0.26846</text:p>
          </table:table-cell>
          <table:table-cell office:value-type="float" office:value="0.26845999999999998" table:style-name="ce1">
            <text:p>0.26846</text:p>
          </table:table-cell>
          <table:table-cell office:value-type="float" office:value="0.26845999999999998" table:style-name="ce1">
            <text:p>0.26846</text:p>
          </table:table-cell>
          <table:table-cell office:value-type="float" office:value="0.26845999999999998" table:style-name="ce1">
            <text:p>0.26846</text:p>
          </table:table-cell>
          <table:table-cell office:value-type="string" table:style-name="ce1">
            <text:p>--</text:p>
          </table:table-cell>
          <table:table-cell office:value-type="float" office:value="0.26845999999999998" table:style-name="ce1">
            <text:p>0.26846</text:p>
          </table:table-cell>
          <table:table-cell office:value-type="float" office:value="0.26845999999999998" table:style-name="ce1">
            <text:p>0.26846</text:p>
          </table:table-cell>
          <table:table-cell office:value-type="float" office:value="0.26845999999999998" table:style-name="ce1">
            <text:p>0.26846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.10798000000000001" table:style-name="ce1">
            <text:p>0.10798</text:p>
          </table:table-cell>
          <table:table-cell office:value-type="float" office:value="0.10798000000000001" table:style-name="ce1">
            <text:p>0.10798</text:p>
          </table:table-cell>
          <table:table-cell office:value-type="float" office:value="0.10798000000000001" table:style-name="ce1">
            <text:p>0.10798</text:p>
          </table:table-cell>
          <table:table-cell office:value-type="float" office:value="0.10798000000000001" table:style-name="ce1">
            <text:p>0.10798</text:p>
          </table:table-cell>
          <table:table-cell office:value-type="string" table:style-name="ce1">
            <text:p>--</text:p>
          </table:table-cell>
          <table:table-cell office:value-type="float" office:value="5.3899999999999998E-4" table:style-name="ce1">
            <text:p>0.000539</text:p>
          </table:table-cell>
          <table:table-cell office:value-type="float" office:value="0.10828" table:style-name="ce1">
            <text:p>0.10828</text:p>
          </table:table-cell>
          <table:table-cell office:value-type="float" office:value="0.10828" table:style-name="ce1">
            <text:p>0.10828</text:p>
          </table:table-cell>
          <table:table-cell office:value-type="float" office:value="0.10828" table:style-name="ce1">
            <text:p>0.10828</text:p>
          </table:table-cell>
          <table:table-cell office:value-type="float" office:value="0.10828" table:style-name="ce1">
            <text:p>0.10828</text:p>
          </table:table-cell>
          <table:table-cell office:value-type="float" office:value="0.10828" table:style-name="ce1">
            <text:p>0.10828</text:p>
          </table:table-cell>
          <table:table-cell office:value-type="float" office:value="0.10828" table:style-name="ce1">
            <text:p>0.10828</text:p>
          </table:table-cell>
          <table:table-cell office:value-type="float" office:value="5.1000000000000004E-4" table:style-name="ce1">
            <text:p>0.00051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.21657999999999999" table:style-name="ce1">
            <text:p>0.21658</text:p>
          </table:table-cell>
          <table:table-cell office:value-type="float" office:value="0.21657999999999999" table:style-name="ce1">
            <text:p>0.21658</text:p>
          </table:table-cell>
          <table:table-cell office:value-type="float" office:value="0.21657999999999999" table:style-name="ce1">
            <text:p>0.21658</text:p>
          </table:table-cell>
          <table:table-cell office:value-type="float" office:value="0.21657999999999999" table:style-name="ce1">
            <text:p>0.21658</text:p>
          </table:table-cell>
          <table:table-cell office:value-type="float" office:value="0.21657999999999999" table:style-name="ce1">
            <text:p>0.21658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.2152" table:style-name="ce1">
            <text:p>0.2152</text:p>
          </table:table-cell>
          <table:table-cell office:value-type="float" office:value="0.2152" table:style-name="ce1">
            <text:p>0.2152</text:p>
          </table:table-cell>
          <table:table-cell office:value-type="float" office:value="0.2152" table:style-name="ce1">
            <text:p>0.2152</text:p>
          </table:table-cell>
          <table:table-cell office:value-type="string" table:style-name="ce1">
            <text:p>--</text:p>
          </table:table-cell>
          <table:table-cell office:value-type="float" office:value="0.2152" table:style-name="ce1">
            <text:p>0.2152</text:p>
          </table:table-cell>
          <table:table-cell office:value-type="float" office:value="0.2152" table:style-name="ce1">
            <text:p>0.2152</text:p>
          </table:table-cell>
          <table:table-cell office:value-type="float" office:value="3.2799999999999999E-3" table:style-name="ce1">
            <text:p>0.00328</text:p>
          </table:table-cell>
          <table:table-cell office:value-type="float" office:value="3.2799999999999999E-3" table:style-name="ce1">
            <text:p>0.00328</text:p>
          </table:table-cell>
          <table:table-cell office:value-type="float" office:value="3.2799999999999999E-3" table:style-name="ce1">
            <text:p>0.00328</text:p>
          </table:table-cell>
          <table:table-cell office:value-type="float" office:value="3.2799999999999999E-3" table:style-name="ce1">
            <text:p>0.00328</text:p>
          </table:table-cell>
          <table:table-cell table:number-columns-repeated="16318"/>
        </table:table-row>
        <table:table-row table:style-name="ro1">
          <table:table-cell office:value-type="time" office:time-value="PT1H4M0S" table:style-name="ce2">
            <text:p>01:04:0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9.6000000000000002E-4" table:style-name="ce1">
            <text:p>0.00096</text:p>
          </table:table-cell>
          <table:table-cell office:value-type="float" office:value="9.6000000000000002E-4" table:style-name="ce1">
            <text:p>0.00096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9.6000000000000002E-4" table:style-name="ce1">
            <text:p>0.00096</text:p>
          </table:table-cell>
          <table:table-cell office:value-type="string" table:style-name="ce1">
            <text:p>--</text:p>
          </table:table-cell>
          <table:table-cell office:value-type="float" office:value="0.50371999999999995" table:style-name="ce1">
            <text:p>0.50372</text:p>
          </table:table-cell>
          <table:table-cell office:value-type="float" office:value="0.50371999999999995" table:style-name="ce1">
            <text:p>0.50372</text:p>
          </table:table-cell>
          <table:table-cell office:value-type="float" office:value="0.50371999999999995" table:style-name="ce1">
            <text:p>0.50372</text:p>
          </table:table-cell>
          <table:table-cell office:value-type="float" office:value="0.50371999999999995" table:style-name="ce1">
            <text:p>0.50372</text:p>
          </table:table-cell>
          <table:table-cell office:value-type="float" office:value="0.50371999999999995" table:style-name="ce1">
            <text:p>0.50372</text:p>
          </table:table-cell>
          <table:table-cell office:value-type="float" office:value="0.50371999999999995" table:style-name="ce1">
            <text:p>0.50372</text:p>
          </table:table-cell>
          <table:table-cell office:value-type="float" office:value="0.50371999999999995" table:style-name="ce1">
            <text:p>0.50372</text:p>
          </table:table-cell>
          <table:table-cell office:value-type="float" office:value="0.50371999999999995" table:style-name="ce1">
            <text:p>0.50372</text:p>
          </table:table-cell>
          <table:table-cell office:value-type="string" table:style-name="ce1">
            <text:p>--</text:p>
          </table:table-cell>
          <table:table-cell office:value-type="float" office:value="0.50371999999999995" table:style-name="ce1">
            <text:p>0.50372</text:p>
          </table:table-cell>
          <table:table-cell office:value-type="float" office:value="0.50371999999999995" table:style-name="ce1">
            <text:p>0.50372</text:p>
          </table:table-cell>
          <table:table-cell office:value-type="float" office:value="0.50371999999999995" table:style-name="ce1">
            <text:p>0.50372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.20261000000000001" table:style-name="ce1">
            <text:p>0.20261</text:p>
          </table:table-cell>
          <table:table-cell office:value-type="float" office:value="0.20261000000000001" table:style-name="ce1">
            <text:p>0.20261</text:p>
          </table:table-cell>
          <table:table-cell office:value-type="float" office:value="0.20261000000000001" table:style-name="ce1">
            <text:p>0.20261</text:p>
          </table:table-cell>
          <table:table-cell office:value-type="float" office:value="0.20261000000000001" table:style-name="ce1">
            <text:p>0.20261</text:p>
          </table:table-cell>
          <table:table-cell office:value-type="float" office:value="1.01E-3" table:style-name="ce1">
            <text:p>0.00101</text:p>
          </table:table-cell>
          <table:table-cell office:value-type="float" office:value="1.01E-3" table:style-name="ce1">
            <text:p>0.00101</text:p>
          </table:table-cell>
          <table:table-cell office:value-type="float" office:value="0.20316999999999999" table:style-name="ce1">
            <text:p>0.20317</text:p>
          </table:table-cell>
          <table:table-cell office:value-type="float" office:value="0.20316999999999999" table:style-name="ce1">
            <text:p>0.20317</text:p>
          </table:table-cell>
          <table:table-cell office:value-type="float" office:value="0.20316999999999999" table:style-name="ce1">
            <text:p>0.20317</text:p>
          </table:table-cell>
          <table:table-cell office:value-type="float" office:value="0.20316999999999999" table:style-name="ce1">
            <text:p>0.20317</text:p>
          </table:table-cell>
          <table:table-cell office:value-type="float" office:value="0.20316999999999999" table:style-name="ce1">
            <text:p>0.20317</text:p>
          </table:table-cell>
          <table:table-cell office:value-type="float" office:value="0.20316999999999999" table:style-name="ce1">
            <text:p>0.20317</text:p>
          </table:table-cell>
          <table:table-cell office:value-type="float" office:value="9.6000000000000002E-4" table:style-name="ce1">
            <text:p>0.00096</text:p>
          </table:table-cell>
          <table:table-cell office:value-type="float" office:value="9.6000000000000002E-4" table:style-name="ce1">
            <text:p>0.00096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.40637000000000001" table:style-name="ce1">
            <text:p>0.40637</text:p>
          </table:table-cell>
          <table:table-cell office:value-type="float" office:value="0.40637000000000001" table:style-name="ce1">
            <text:p>0.40637</text:p>
          </table:table-cell>
          <table:table-cell office:value-type="float" office:value="0.40637000000000001" table:style-name="ce1">
            <text:p>0.40637</text:p>
          </table:table-cell>
          <table:table-cell office:value-type="float" office:value="0.40637000000000001" table:style-name="ce1">
            <text:p>0.40637</text:p>
          </table:table-cell>
          <table:table-cell office:value-type="float" office:value="0.40637000000000001" table:style-name="ce1">
            <text:p>0.40637</text:p>
          </table:table-cell>
          <table:table-cell office:value-type="string" table:style-name="ce1">
            <text:p>--</text:p>
          </table:table-cell>
          <table:table-cell office:value-type="float" office:value="0.10142" table:style-name="ce1">
            <text:p>0.10142</text:p>
          </table:table-cell>
          <table:table-cell office:value-type="float" office:value="0.10142" table:style-name="ce1">
            <text:p>0.10142</text:p>
          </table:table-cell>
          <table:table-cell office:value-type="string" table:style-name="ce1">
            <text:p>--</text:p>
          </table:table-cell>
          <table:table-cell office:value-type="float" office:value="0.40378999999999998" table:style-name="ce1">
            <text:p>0.40379</text:p>
          </table:table-cell>
          <table:table-cell office:value-type="float" office:value="0.40378999999999998" table:style-name="ce1">
            <text:p>0.40379</text:p>
          </table:table-cell>
          <table:table-cell office:value-type="float" office:value="0.40378999999999998" table:style-name="ce1">
            <text:p>0.40379</text:p>
          </table:table-cell>
          <table:table-cell office:value-type="float" office:value="0.40378999999999998" table:style-name="ce1">
            <text:p>0.40379</text:p>
          </table:table-cell>
          <table:table-cell office:value-type="float" office:value="0.40378999999999998" table:style-name="ce1">
            <text:p>0.40379</text:p>
          </table:table-cell>
          <table:table-cell office:value-type="float" office:value="0.40378999999999998" table:style-name="ce1">
            <text:p>0.40379</text:p>
          </table:table-cell>
          <table:table-cell office:value-type="float" office:value="6.1500000000000001E-3" table:style-name="ce1">
            <text:p>0.00615</text:p>
          </table:table-cell>
          <table:table-cell office:value-type="float" office:value="6.1500000000000001E-3" table:style-name="ce1">
            <text:p>0.00615</text:p>
          </table:table-cell>
          <table:table-cell office:value-type="float" office:value="6.1500000000000001E-3" table:style-name="ce1">
            <text:p>0.00615</text:p>
          </table:table-cell>
          <table:table-cell office:value-type="float" office:value="6.1500000000000001E-3" table:style-name="ce1">
            <text:p>0.00615</text:p>
          </table:table-cell>
          <table:table-cell table:number-columns-repeated="16318"/>
        </table:table-row>
        <table:table-row table:style-name="ro1">
          <table:table-cell office:value-type="time" office:time-value="PT1H5M0S" table:style-name="ce2">
            <text:p>01:05:0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2.0200000000000001E-3" table:style-name="ce1">
            <text:p>0.00202</text:p>
          </table:table-cell>
          <table:table-cell office:value-type="float" office:value="2.0200000000000001E-3" table:style-name="ce1">
            <text:p>0.00202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2.0200000000000001E-3" table:style-name="ce1">
            <text:p>0.00202</text:p>
          </table:table-cell>
          <table:table-cell office:value-type="float" office:value="2.0200000000000001E-3" table:style-name="ce1">
            <text:p>0.00202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1.9599999999999999E-3" table:style-name="ce1">
            <text:p>0.00196</text:p>
          </table:table-cell>
          <table:table-cell office:value-type="float" office:value="1.9599999999999999E-3" table:style-name="ce1">
            <text:p>0.00196</text:p>
          </table:table-cell>
          <table:table-cell office:value-type="string" table:style-name="ce1">
            <text:p>--</text:p>
          </table:table-cell>
          <table:table-cell office:value-type="float" office:value="0.42674000000000001" table:style-name="ce1">
            <text:p>0.42674</text:p>
          </table:table-cell>
          <table:table-cell office:value-type="float" office:value="0.42674000000000001" table:style-name="ce1">
            <text:p>0.42674</text:p>
          </table:table-cell>
          <table:table-cell office:value-type="string" table:style-name="ce1">
            <text:p>--</text:p>
          </table:table-cell>
          <table:table-cell office:value-type="float" office:value="0.42674000000000001" table:style-name="ce1">
            <text:p>0.42674</text:p>
          </table:table-cell>
          <table:table-cell office:value-type="float" office:value="2.1280000000000001E-3" table:style-name="ce1">
            <text:p>0.002128</text:p>
          </table:table-cell>
          <table:table-cell office:value-type="float" office:value="2.1280000000000001E-3" table:style-name="ce1">
            <text:p>0.002128</text:p>
          </table:table-cell>
          <table:table-cell office:value-type="float" office:value="0.42792000000000002" table:style-name="ce1">
            <text:p>0.42792</text:p>
          </table:table-cell>
          <table:table-cell office:value-type="float" office:value="0.42792000000000002" table:style-name="ce1">
            <text:p>0.42792</text:p>
          </table:table-cell>
          <table:table-cell office:value-type="float" office:value="0.42792000000000002" table:style-name="ce1">
            <text:p>0.42792</text:p>
          </table:table-cell>
          <table:table-cell office:value-type="float" office:value="0.42792000000000002" table:style-name="ce1">
            <text:p>0.42792</text:p>
          </table:table-cell>
          <table:table-cell office:value-type="float" office:value="0.42792000000000002" table:style-name="ce1">
            <text:p>0.42792</text:p>
          </table:table-cell>
          <table:table-cell office:value-type="float" office:value="0.42792000000000002" table:style-name="ce1">
            <text:p>0.42792</text:p>
          </table:table-cell>
          <table:table-cell office:value-type="float" office:value="2.0300000000000001E-3" table:style-name="ce1">
            <text:p>0.00203</text:p>
          </table:table-cell>
          <table:table-cell office:value-type="float" office:value="2.0300000000000001E-3" table:style-name="ce1">
            <text:p>0.00203</text:p>
          </table:table-cell>
          <table:table-cell office:value-type="float" office:value="2.0300000000000001E-3" table:style-name="ce1">
            <text:p>0.00203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.85589999999999999" table:style-name="ce1">
            <text:p>0.8559</text:p>
          </table:table-cell>
          <table:table-cell office:value-type="float" office:value="0.85589999999999999" table:style-name="ce1">
            <text:p>0.8559</text:p>
          </table:table-cell>
          <table:table-cell office:value-type="float" office:value="0.85589999999999999" table:style-name="ce1">
            <text:p>0.8559</text:p>
          </table:table-cell>
          <table:table-cell office:value-type="float" office:value="0.85589999999999999" table:style-name="ce1">
            <text:p>0.8559</text:p>
          </table:table-cell>
          <table:table-cell office:value-type="float" office:value="0.85589999999999999" table:style-name="ce1">
            <text:p>0.8559</text:p>
          </table:table-cell>
          <table:table-cell office:value-type="string" table:style-name="ce1">
            <text:p>--</text:p>
          </table:table-cell>
          <table:table-cell office:value-type="float" office:value="0.21360999999999999" table:style-name="ce1">
            <text:p>0.21361</text:p>
          </table:table-cell>
          <table:table-cell office:value-type="float" office:value="0.21360999999999999" table:style-name="ce1">
            <text:p>0.21361</text:p>
          </table:table-cell>
          <table:table-cell office:value-type="float" office:value="0.21360999999999999" table:style-name="ce1">
            <text:p>0.21361</text:p>
          </table:table-cell>
          <table:table-cell office:value-type="float" office:value="0.85045999999999999" table:style-name="ce1">
            <text:p>0.85046</text:p>
          </table:table-cell>
          <table:table-cell office:value-type="float" office:value="0.85045999999999999" table:style-name="ce1">
            <text:p>0.85046</text:p>
          </table:table-cell>
          <table:table-cell office:value-type="float" office:value="0.85045999999999999" table:style-name="ce1">
            <text:p>0.85046</text:p>
          </table:table-cell>
          <table:table-cell office:value-type="float" office:value="0.85045999999999999" table:style-name="ce1">
            <text:p>0.85046</text:p>
          </table:table-cell>
          <table:table-cell office:value-type="float" office:value="0.85045999999999999" table:style-name="ce1">
            <text:p>0.85046</text:p>
          </table:table-cell>
          <table:table-cell office:value-type="float" office:value="0.85045999999999999" table:style-name="ce1">
            <text:p>0.85046</text:p>
          </table:table-cell>
          <table:table-cell office:value-type="float" office:value="1.294E-2" table:style-name="ce1">
            <text:p>0.01294</text:p>
          </table:table-cell>
          <table:table-cell office:value-type="float" office:value="1.294E-2" table:style-name="ce1">
            <text:p>0.01294</text:p>
          </table:table-cell>
          <table:table-cell office:value-type="float" office:value="1.294E-2" table:style-name="ce1">
            <text:p>0.01294</text:p>
          </table:table-cell>
          <table:table-cell office:value-type="float" office:value="1.294E-2" table:style-name="ce1">
            <text:p>0.01294</text:p>
          </table:table-cell>
          <table:table-cell table:number-columns-repeated="16318"/>
        </table:table-row>
        <table:table-row table:style-name="ro1">
          <table:table-cell office:value-type="time" office:time-value="PT1H6M0S" table:style-name="ce2">
            <text:p>01:06:00</text:p>
          </table:table-cell>
          <table:table-cell office:value-type="string" table:style-name="ce1">
            <text:p>E</text:p>
          </table:table-cell>
          <table:table-cell office:value-type="float" office:value="4.9199999999999999E-3" table:style-name="ce1">
            <text:p>0.00492</text:p>
          </table:table-cell>
          <table:table-cell office:value-type="string" table:style-name="ce1">
            <text:p>--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4.8900000000000002E-3" table:style-name="ce1">
            <text:p>0.00489</text:p>
          </table:table-cell>
          <table:table-cell office:value-type="string" table:style-name="ce1">
            <text:p>--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1.0646500000000001" table:style-name="ce1">
            <text:p>1.06465</text:p>
          </table:table-cell>
          <table:table-cell office:value-type="float" office:value="1.0646500000000001" table:style-name="ce1">
            <text:p>1.06465</text:p>
          </table:table-cell>
          <table:table-cell office:value-type="string" table:style-name="ce1">
            <text:p>--</text:p>
          </table:table-cell>
          <table:table-cell office:value-type="float" office:value="1.0646500000000001" table:style-name="ce1">
            <text:p>1.06465</text:p>
          </table:table-cell>
          <table:table-cell office:value-type="float" office:value="5.3090000000000004E-3" table:style-name="ce1">
            <text:p>0.005309</text:p>
          </table:table-cell>
          <table:table-cell office:value-type="float" office:value="5.3090000000000004E-3" table:style-name="ce1">
            <text:p>0.005309</text:p>
          </table:table-cell>
          <table:table-cell office:value-type="float" office:value="1.06758" table:style-name="ce1">
            <text:p>1.06758</text:p>
          </table:table-cell>
          <table:table-cell office:value-type="float" office:value="1.06758" table:style-name="ce1">
            <text:p>1.06758</text:p>
          </table:table-cell>
          <table:table-cell office:value-type="float" office:value="1.06758" table:style-name="ce1">
            <text:p>1.06758</text:p>
          </table:table-cell>
          <table:table-cell office:value-type="float" office:value="1.06758" table:style-name="ce1">
            <text:p>1.06758</text:p>
          </table:table-cell>
          <table:table-cell office:value-type="float" office:value="1.06758" table:style-name="ce1">
            <text:p>1.06758</text:p>
          </table:table-cell>
          <table:table-cell office:value-type="float" office:value="1.06758" table:style-name="ce1">
            <text:p>1.06758</text:p>
          </table:table-cell>
          <table:table-cell office:value-type="float" office:value="5.0600000000000003E-3" table:style-name="ce1">
            <text:p>0.00506</text:p>
          </table:table-cell>
          <table:table-cell office:value-type="float" office:value="5.0600000000000003E-3" table:style-name="ce1">
            <text:p>0.00506</text:p>
          </table:table-cell>
          <table:table-cell office:value-type="float" office:value="5.0600000000000003E-3" table:style-name="ce1">
            <text:p>0.00506</text:p>
          </table:table-cell>
          <table:table-cell office:value-type="float" office:value="5.0600000000000003E-3" table:style-name="ce1">
            <text:p>0.00506</text:p>
          </table:table-cell>
          <table:table-cell office:value-type="float" office:value="2.13531" table:style-name="ce1">
            <text:p>2.13531</text:p>
          </table:table-cell>
          <table:table-cell office:value-type="float" office:value="2.13531" table:style-name="ce1">
            <text:p>2.13531</text:p>
          </table:table-cell>
          <table:table-cell office:value-type="float" office:value="2.13531" table:style-name="ce1">
            <text:p>2.13531</text:p>
          </table:table-cell>
          <table:table-cell office:value-type="float" office:value="2.13531" table:style-name="ce1">
            <text:p>2.13531</text:p>
          </table:table-cell>
          <table:table-cell office:value-type="float" office:value="2.13531" table:style-name="ce1">
            <text:p>2.13531</text:p>
          </table:table-cell>
          <table:table-cell office:value-type="float" office:value="2.13531" table:style-name="ce1">
            <text:p>2.13531</text:p>
          </table:table-cell>
          <table:table-cell office:value-type="float" office:value="0.53293000000000001" table:style-name="ce1">
            <text:p>0.53293</text:p>
          </table:table-cell>
          <table:table-cell office:value-type="float" office:value="0.53293000000000001" table:style-name="ce1">
            <text:p>0.53293</text:p>
          </table:table-cell>
          <table:table-cell office:value-type="float" office:value="0.53293000000000001" table:style-name="ce1">
            <text:p>0.53293</text:p>
          </table:table-cell>
          <table:table-cell office:value-type="float" office:value="0.53293000000000001" table:style-name="ce1">
            <text:p>0.53293</text:p>
          </table:table-cell>
          <table:table-cell office:value-type="float" office:value="2.1217600000000001" table:style-name="ce1">
            <text:p>2.12176</text:p>
          </table:table-cell>
          <table:table-cell office:value-type="float" office:value="2.1217600000000001" table:style-name="ce1">
            <text:p>2.12176</text:p>
          </table:table-cell>
          <table:table-cell office:value-type="float" office:value="2.1217600000000001" table:style-name="ce1">
            <text:p>2.12176</text:p>
          </table:table-cell>
          <table:table-cell office:value-type="float" office:value="2.1217600000000001" table:style-name="ce1">
            <text:p>2.12176</text:p>
          </table:table-cell>
          <table:table-cell office:value-type="float" office:value="2.1217600000000001" table:style-name="ce1">
            <text:p>2.12176</text:p>
          </table:table-cell>
          <table:table-cell office:value-type="float" office:value="2.1217600000000001" table:style-name="ce1">
            <text:p>2.12176</text:p>
          </table:table-cell>
          <table:table-cell office:value-type="float" office:value="3.2289999999999999E-2" table:style-name="ce1">
            <text:p>0.03229</text:p>
          </table:table-cell>
          <table:table-cell office:value-type="float" office:value="3.2289999999999999E-2" table:style-name="ce1">
            <text:p>0.03229</text:p>
          </table:table-cell>
          <table:table-cell office:value-type="float" office:value="3.2289999999999999E-2" table:style-name="ce1">
            <text:p>0.03229</text:p>
          </table:table-cell>
          <table:table-cell office:value-type="float" office:value="3.2289999999999999E-2" table:style-name="ce1">
            <text:p>0.03229</text:p>
          </table:table-cell>
          <table:table-cell table:number-columns-repeated="16318"/>
        </table:table-row>
        <table:table-row table:style-name="ro1">
          <table:table-cell office:value-type="time" office:time-value="PT1H7M0S" table:style-name="ce2">
            <text:p>01:07:00</text:p>
          </table:table-cell>
          <table:table-cell office:value-type="string" table:style-name="ce1">
            <text:p>F</text:p>
          </table:table-cell>
          <table:table-cell office:value-type="float" office:value="9.2499999999999995E-3" table:style-name="ce1">
            <text:p>0.00925</text:p>
          </table:table-cell>
          <table:table-cell office:value-type="float" office:value="9.2499999999999995E-3" table:style-name="ce1">
            <text:p>0.0092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9.1999999999999998E-3" table:style-name="ce1">
            <text:p>0.0092</text:p>
          </table:table-cell>
          <table:table-cell office:value-type="string" table:style-name="ce1">
            <text:p>--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2.0024899999999999" table:style-name="ce1">
            <text:p>2.00249</text:p>
          </table:table-cell>
          <table:table-cell office:value-type="float" office:value="2.0024899999999999" table:style-name="ce1">
            <text:p>2.00249</text:p>
          </table:table-cell>
          <table:table-cell office:value-type="string" table:style-name="ce1">
            <text:p>--</text:p>
          </table:table-cell>
          <table:table-cell office:value-type="float" office:value="2.0024899999999999" table:style-name="ce1">
            <text:p>2.00249</text:p>
          </table:table-cell>
          <table:table-cell office:value-type="float" office:value="9.9860000000000001E-3" table:style-name="ce1">
            <text:p>0.009986</text:p>
          </table:table-cell>
          <table:table-cell office:value-type="float" office:value="9.9860000000000001E-3" table:style-name="ce1">
            <text:p>0.009986</text:p>
          </table:table-cell>
          <table:table-cell office:value-type="float" office:value="2.008" table:style-name="ce1">
            <text:p>2.008</text:p>
          </table:table-cell>
          <table:table-cell office:value-type="float" office:value="2.008" table:style-name="ce1">
            <text:p>2.008</text:p>
          </table:table-cell>
          <table:table-cell office:value-type="float" office:value="2.008" table:style-name="ce1">
            <text:p>2.008</text:p>
          </table:table-cell>
          <table:table-cell office:value-type="float" office:value="2.008" table:style-name="ce1">
            <text:p>2.008</text:p>
          </table:table-cell>
          <table:table-cell office:value-type="float" office:value="2.008" table:style-name="ce1">
            <text:p>2.008</text:p>
          </table:table-cell>
          <table:table-cell office:value-type="float" office:value="2.008" table:style-name="ce1">
            <text:p>2.008</text:p>
          </table:table-cell>
          <table:table-cell office:value-type="float" office:value="9.5099999999999994E-3" table:style-name="ce1">
            <text:p>0.00951</text:p>
          </table:table-cell>
          <table:table-cell office:value-type="float" office:value="9.5099999999999994E-3" table:style-name="ce1">
            <text:p>0.00951</text:p>
          </table:table-cell>
          <table:table-cell office:value-type="float" office:value="9.5099999999999994E-3" table:style-name="ce1">
            <text:p>0.00951</text:p>
          </table:table-cell>
          <table:table-cell office:value-type="float" office:value="9.5099999999999994E-3" table:style-name="ce1">
            <text:p>0.00951</text:p>
          </table:table-cell>
          <table:table-cell office:value-type="float" office:value="4.0162800000000001" table:style-name="ce1">
            <text:p>4.01628</text:p>
          </table:table-cell>
          <table:table-cell office:value-type="float" office:value="4.0162800000000001" table:style-name="ce1">
            <text:p>4.01628</text:p>
          </table:table-cell>
          <table:table-cell office:value-type="float" office:value="4.0162800000000001" table:style-name="ce1">
            <text:p>4.01628</text:p>
          </table:table-cell>
          <table:table-cell office:value-type="float" office:value="4.0162800000000001" table:style-name="ce1">
            <text:p>4.01628</text:p>
          </table:table-cell>
          <table:table-cell office:value-type="float" office:value="4.0162800000000001" table:style-name="ce1">
            <text:p>4.01628</text:p>
          </table:table-cell>
          <table:table-cell office:value-type="float" office:value="4.0162800000000001" table:style-name="ce1">
            <text:p>4.01628</text:p>
          </table:table-cell>
          <table:table-cell office:value-type="float" office:value="1.00237" table:style-name="ce1">
            <text:p>1.00237</text:p>
          </table:table-cell>
          <table:table-cell office:value-type="float" office:value="1.00237" table:style-name="ce1">
            <text:p>1.00237</text:p>
          </table:table-cell>
          <table:table-cell office:value-type="float" office:value="1.00237" table:style-name="ce1">
            <text:p>1.00237</text:p>
          </table:table-cell>
          <table:table-cell office:value-type="float" office:value="1.00237" table:style-name="ce1">
            <text:p>1.00237</text:p>
          </table:table-cell>
          <table:table-cell office:value-type="float" office:value="3.9908000000000001" table:style-name="ce1">
            <text:p>3.9908</text:p>
          </table:table-cell>
          <table:table-cell office:value-type="float" office:value="3.9908000000000001" table:style-name="ce1">
            <text:p>3.9908</text:p>
          </table:table-cell>
          <table:table-cell office:value-type="float" office:value="3.9908000000000001" table:style-name="ce1">
            <text:p>3.9908</text:p>
          </table:table-cell>
          <table:table-cell office:value-type="float" office:value="3.9908000000000001" table:style-name="ce1">
            <text:p>3.9908</text:p>
          </table:table-cell>
          <table:table-cell office:value-type="float" office:value="3.9908000000000001" table:style-name="ce1">
            <text:p>3.9908</text:p>
          </table:table-cell>
          <table:table-cell office:value-type="float" office:value="3.9908000000000001" table:style-name="ce1">
            <text:p>3.9908</text:p>
          </table:table-cell>
          <table:table-cell office:value-type="float" office:value="6.0740000000000002E-2" table:style-name="ce1">
            <text:p>0.06074</text:p>
          </table:table-cell>
          <table:table-cell office:value-type="float" office:value="6.0740000000000002E-2" table:style-name="ce1">
            <text:p>0.06074</text:p>
          </table:table-cell>
          <table:table-cell office:value-type="float" office:value="6.0740000000000002E-2" table:style-name="ce1">
            <text:p>0.06074</text:p>
          </table:table-cell>
          <table:table-cell office:value-type="float" office:value="6.0740000000000002E-2" table:style-name="ce1">
            <text:p>0.06074</text:p>
          </table:table-cell>
          <table:table-cell table:number-columns-repeated="16318"/>
        </table:table-row>
        <table:table-row table:style-name="ro1">
          <table:table-cell office:value-type="time" office:time-value="PT1H8M0S" table:style-name="ce2">
            <text:p>01:08:00</text:p>
          </table:table-cell>
          <table:table-cell office:value-type="string" table:style-name="ce1">
            <text:p>G</text:p>
          </table:table-cell>
          <table:table-cell office:value-type="float" office:value="1.9439999999999999E-2" table:style-name="ce1">
            <text:p>0.01944</text:p>
          </table:table-cell>
          <table:table-cell office:value-type="float" office:value="1.9439999999999999E-2" table:style-name="ce1">
            <text:p>0.01944</text:p>
          </table:table-cell>
          <table:table-cell office:value-type="float" office:value="1.9970000000000002E-2" table:style-name="ce1">
            <text:p>0.01997</text:p>
          </table:table-cell>
          <table:table-cell office:value-type="float" office:value="1.9970000000000002E-2" table:style-name="ce1">
            <text:p>0.01997</text:p>
          </table:table-cell>
          <table:table-cell office:value-type="float" office:value="1.9970000000000002E-2" table:style-name="ce1">
            <text:p>0.01997</text:p>
          </table:table-cell>
          <table:table-cell office:value-type="float" office:value="1.9970000000000002E-2" table:style-name="ce1">
            <text:p>0.01997</text:p>
          </table:table-cell>
          <table:table-cell office:value-type="float" office:value="1.9970000000000002E-2" table:style-name="ce1">
            <text:p>0.01997</text:p>
          </table:table-cell>
          <table:table-cell office:value-type="float" office:value="1.9970000000000002E-2" table:style-name="ce1">
            <text:p>0.01997</text:p>
          </table:table-cell>
          <table:table-cell office:value-type="float" office:value="1.9970000000000002E-2" table:style-name="ce1">
            <text:p>0.01997</text:p>
          </table:table-cell>
          <table:table-cell office:value-type="float" office:value="1.9970000000000002E-2" table:style-name="ce1">
            <text:p>0.01997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0.467829999999999" table:style-name="ce1">
            <text:p>10.46783</text:p>
          </table:table-cell>
          <table:table-cell office:value-type="string" table:style-name="ce1">
            <text:p>--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.9349999999999999E-2" table:style-name="ce1">
            <text:p>0.01935</text:p>
          </table:table-cell>
          <table:table-cell office:value-type="float" office:value="1.9349999999999999E-2" table:style-name="ce1">
            <text:p>0.01935</text:p>
          </table:table-cell>
          <table:table-cell office:value-type="float" office:value="1.9349999999999999E-2" table:style-name="ce1">
            <text:p>0.01935</text:p>
          </table:table-cell>
          <table:table-cell office:value-type="float" office:value="1.9349999999999999E-2" table:style-name="ce1">
            <text:p>0.01935</text:p>
          </table:table-cell>
          <table:table-cell office:value-type="float" office:value="1.9349999999999999E-2" table:style-name="ce1">
            <text:p>0.01935</text:p>
          </table:table-cell>
          <table:table-cell office:value-type="float" office:value="1.9349999999999999E-2" table:style-name="ce1">
            <text:p>0.01935</text:p>
          </table:table-cell>
          <table:table-cell office:value-type="float" office:value="4.2105100000000002" table:style-name="ce1">
            <text:p>4.21051</text:p>
          </table:table-cell>
          <table:table-cell office:value-type="float" office:value="4.2105100000000002" table:style-name="ce1">
            <text:p>4.21051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2.0997999999999999E-2" table:style-name="ce1">
            <text:p>0.020998</text:p>
          </table:table-cell>
          <table:table-cell office:value-type="float" office:value="2.0997999999999999E-2" table:style-name="ce1">
            <text:p>0.020998</text:p>
          </table:table-cell>
          <table:table-cell office:value-type="float" office:value="4.2221000000000002" table:style-name="ce1">
            <text:p>4.2221</text:p>
          </table:table-cell>
          <table:table-cell office:value-type="float" office:value="4.2221000000000002" table:style-name="ce1">
            <text:p>4.2221</text:p>
          </table:table-cell>
          <table:table-cell office:value-type="float" office:value="4.2221000000000002" table:style-name="ce1">
            <text:p>4.2221</text:p>
          </table:table-cell>
          <table:table-cell office:value-type="float" office:value="4.2221000000000002" table:style-name="ce1">
            <text:p>4.2221</text:p>
          </table:table-cell>
          <table:table-cell office:value-type="float" office:value="4.2221000000000002" table:style-name="ce1">
            <text:p>4.2221</text:p>
          </table:table-cell>
          <table:table-cell office:value-type="float" office:value="4.2221000000000002" table:style-name="ce1">
            <text:p>4.2221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8.4447700000000001" table:style-name="ce1">
            <text:p>8.44477</text:p>
          </table:table-cell>
          <table:table-cell office:value-type="float" office:value="8.4447700000000001" table:style-name="ce1">
            <text:p>8.44477</text:p>
          </table:table-cell>
          <table:table-cell office:value-type="float" office:value="8.4447700000000001" table:style-name="ce1">
            <text:p>8.44477</text:p>
          </table:table-cell>
          <table:table-cell office:value-type="float" office:value="8.4447700000000001" table:style-name="ce1">
            <text:p>8.44477</text:p>
          </table:table-cell>
          <table:table-cell office:value-type="float" office:value="8.4447700000000001" table:style-name="ce1">
            <text:p>8.44477</text:p>
          </table:table-cell>
          <table:table-cell office:value-type="float" office:value="8.4447700000000001" table:style-name="ce1">
            <text:p>8.44477</text:p>
          </table:table-cell>
          <table:table-cell office:value-type="float" office:value="2.1076199999999998" table:style-name="ce1">
            <text:p>2.10762</text:p>
          </table:table-cell>
          <table:table-cell office:value-type="float" office:value="2.1076199999999998" table:style-name="ce1">
            <text:p>2.10762</text:p>
          </table:table-cell>
          <table:table-cell office:value-type="float" office:value="2.1076199999999998" table:style-name="ce1">
            <text:p>2.10762</text:p>
          </table:table-cell>
          <table:table-cell office:value-type="float" office:value="2.1076199999999998" table:style-name="ce1">
            <text:p>2.10762</text:p>
          </table:table-cell>
          <table:table-cell office:value-type="float" office:value="8.3911899999999999" table:style-name="ce1">
            <text:p>8.39119</text:p>
          </table:table-cell>
          <table:table-cell office:value-type="float" office:value="8.3911899999999999" table:style-name="ce1">
            <text:p>8.39119</text:p>
          </table:table-cell>
          <table:table-cell office:value-type="float" office:value="8.3911899999999999" table:style-name="ce1">
            <text:p>8.39119</text:p>
          </table:table-cell>
          <table:table-cell office:value-type="float" office:value="8.3911899999999999" table:style-name="ce1">
            <text:p>8.39119</text:p>
          </table:table-cell>
          <table:table-cell office:value-type="float" office:value="8.3911899999999999" table:style-name="ce1">
            <text:p>8.39119</text:p>
          </table:table-cell>
          <table:table-cell office:value-type="float" office:value="8.3911899999999999" table:style-name="ce1">
            <text:p>8.39119</text:p>
          </table:table-cell>
          <table:table-cell office:value-type="float" office:value="0.12770000000000001" table:style-name="ce1">
            <text:p>0.1277</text:p>
          </table:table-cell>
          <table:table-cell office:value-type="float" office:value="0.12770000000000001" table:style-name="ce1">
            <text:p>0.1277</text:p>
          </table:table-cell>
          <table:table-cell office:value-type="float" office:value="0.12770000000000001" table:style-name="ce1">
            <text:p>0.1277</text:p>
          </table:table-cell>
          <table:table-cell office:value-type="float" office:value="0.12770000000000001" table:style-name="ce1">
            <text:p>0.1277</text:p>
          </table:table-cell>
          <table:table-cell table:number-columns-repeated="16318"/>
        </table:table-row>
        <table:table-row table:style-name="ro1">
          <table:table-cell office:value-type="time" office:time-value="PT1H9M0S" table:style-name="ce2">
            <text:p>01:09:00</text:p>
          </table:table-cell>
          <table:table-cell office:value-type="string" table:style-name="ce1">
            <text:p>H</text:p>
          </table:table-cell>
          <table:table-cell office:value-type="float" office:value="4.8500000000000001E-2" table:style-name="ce1">
            <text:p>0.0485</text:p>
          </table:table-cell>
          <table:table-cell office:value-type="float" office:value="4.8500000000000001E-2" table:style-name="ce1">
            <text:p>0.0485</text:p>
          </table:table-cell>
          <table:table-cell office:value-type="float" office:value="4.9829999999999999E-2" table:style-name="ce1">
            <text:p>0.04983</text:p>
          </table:table-cell>
          <table:table-cell office:value-type="float" office:value="4.9829999999999999E-2" table:style-name="ce1">
            <text:p>0.04983</text:p>
          </table:table-cell>
          <table:table-cell office:value-type="float" office:value="4.9829999999999999E-2" table:style-name="ce1">
            <text:p>0.04983</text:p>
          </table:table-cell>
          <table:table-cell office:value-type="float" office:value="4.9829999999999999E-2" table:style-name="ce1">
            <text:p>0.04983</text:p>
          </table:table-cell>
          <table:table-cell office:value-type="float" office:value="4.9829999999999999E-2" table:style-name="ce1">
            <text:p>0.04983</text:p>
          </table:table-cell>
          <table:table-cell office:value-type="float" office:value="4.9829999999999999E-2" table:style-name="ce1">
            <text:p>0.04983</text:p>
          </table:table-cell>
          <table:table-cell office:value-type="float" office:value="4.9829999999999999E-2" table:style-name="ce1">
            <text:p>0.04983</text:p>
          </table:table-cell>
          <table:table-cell office:value-type="float" office:value="4.9829999999999999E-2" table:style-name="ce1">
            <text:p>0.04983</text:p>
          </table:table-cell>
          <table:table-cell office:value-type="float" office:value="26.116900000000001" table:style-name="ce1">
            <text:p>26.1169</text:p>
          </table:table-cell>
          <table:table-cell office:value-type="float" office:value="26.116900000000001" table:style-name="ce1">
            <text:p>26.1169</text:p>
          </table:table-cell>
          <table:table-cell office:value-type="float" office:value="26.116900000000001" table:style-name="ce1">
            <text:p>26.1169</text:p>
          </table:table-cell>
          <table:table-cell office:value-type="float" office:value="26.116900000000001" table:style-name="ce1">
            <text:p>26.1169</text:p>
          </table:table-cell>
          <table:table-cell office:value-type="string" table:style-name="ce1">
            <text:p>--</text:p>
          </table:table-cell>
          <table:table-cell office:value-type="float" office:value="26.116900000000001" table:style-name="ce1">
            <text:p>26.1169</text:p>
          </table:table-cell>
          <table:table-cell office:value-type="float" office:value="26.116900000000001" table:style-name="ce1">
            <text:p>26.1169</text:p>
          </table:table-cell>
          <table:table-cell office:value-type="float" office:value="26.116900000000001" table:style-name="ce1">
            <text:p>26.1169</text:p>
          </table:table-cell>
          <table:table-cell office:value-type="float" office:value="26.116900000000001" table:style-name="ce1">
            <text:p>26.1169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26.116900000000001" table:style-name="ce1">
            <text:p>26.1169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10.50508" table:style-name="ce1">
            <text:p>10.50508</text:p>
          </table:table-cell>
          <table:table-cell office:value-type="float" office:value="10.50508" table:style-name="ce1">
            <text:p>10.50508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5.2387999999999997E-2" table:style-name="ce1">
            <text:p>0.052388</text:p>
          </table:table-cell>
          <table:table-cell office:value-type="float" office:value="5.2387999999999997E-2" table:style-name="ce1">
            <text:p>0.052388</text:p>
          </table:table-cell>
          <table:table-cell office:value-type="float" office:value="10.534000000000001" table:style-name="ce1">
            <text:p>10.534</text:p>
          </table:table-cell>
          <table:table-cell office:value-type="float" office:value="10.534000000000001" table:style-name="ce1">
            <text:p>10.534</text:p>
          </table:table-cell>
          <table:table-cell office:value-type="float" office:value="10.534000000000001" table:style-name="ce1">
            <text:p>10.534</text:p>
          </table:table-cell>
          <table:table-cell office:value-type="float" office:value="10.534000000000001" table:style-name="ce1">
            <text:p>10.534</text:p>
          </table:table-cell>
          <table:table-cell office:value-type="float" office:value="10.534000000000001" table:style-name="ce1">
            <text:p>10.534</text:p>
          </table:table-cell>
          <table:table-cell office:value-type="float" office:value="10.534000000000001" table:style-name="ce1">
            <text:p>10.534</text:p>
          </table:table-cell>
          <table:table-cell office:value-type="float" office:value="4.9910000000000003E-2" table:style-name="ce1">
            <text:p>0.04991</text:p>
          </table:table-cell>
          <table:table-cell office:value-type="float" office:value="4.9910000000000003E-2" table:style-name="ce1">
            <text:p>0.04991</text:p>
          </table:table-cell>
          <table:table-cell office:value-type="float" office:value="4.9910000000000003E-2" table:style-name="ce1">
            <text:p>0.04991</text:p>
          </table:table-cell>
          <table:table-cell office:value-type="float" office:value="4.9910000000000003E-2" table:style-name="ce1">
            <text:p>0.04991</text:p>
          </table:table-cell>
          <table:table-cell office:value-type="float" office:value="21.069430000000001" table:style-name="ce1">
            <text:p>21.06943</text:p>
          </table:table-cell>
          <table:table-cell office:value-type="float" office:value="21.069430000000001" table:style-name="ce1">
            <text:p>21.06943</text:p>
          </table:table-cell>
          <table:table-cell office:value-type="float" office:value="21.069430000000001" table:style-name="ce1">
            <text:p>21.06943</text:p>
          </table:table-cell>
          <table:table-cell office:value-type="float" office:value="21.069430000000001" table:style-name="ce1">
            <text:p>21.06943</text:p>
          </table:table-cell>
          <table:table-cell office:value-type="float" office:value="21.069430000000001" table:style-name="ce1">
            <text:p>21.06943</text:p>
          </table:table-cell>
          <table:table-cell office:value-type="float" office:value="21.069430000000001" table:style-name="ce1">
            <text:p>21.06943</text:p>
          </table:table-cell>
          <table:table-cell office:value-type="float" office:value="5.2584499999999998" table:style-name="ce1">
            <text:p>5.25845</text:p>
          </table:table-cell>
          <table:table-cell office:value-type="float" office:value="5.2584499999999998" table:style-name="ce1">
            <text:p>5.25845</text:p>
          </table:table-cell>
          <table:table-cell office:value-type="float" office:value="5.2584499999999998" table:style-name="ce1">
            <text:p>5.25845</text:p>
          </table:table-cell>
          <table:table-cell office:value-type="float" office:value="5.2584499999999998" table:style-name="ce1">
            <text:p>5.25845</text:p>
          </table:table-cell>
          <table:table-cell office:value-type="float" office:value="20.935749999999999" table:style-name="ce1">
            <text:p>20.93575</text:p>
          </table:table-cell>
          <table:table-cell office:value-type="float" office:value="20.935749999999999" table:style-name="ce1">
            <text:p>20.93575</text:p>
          </table:table-cell>
          <table:table-cell office:value-type="float" office:value="20.935749999999999" table:style-name="ce1">
            <text:p>20.93575</text:p>
          </table:table-cell>
          <table:table-cell office:value-type="float" office:value="20.935749999999999" table:style-name="ce1">
            <text:p>20.93575</text:p>
          </table:table-cell>
          <table:table-cell office:value-type="float" office:value="20.935749999999999" table:style-name="ce1">
            <text:p>20.93575</text:p>
          </table:table-cell>
          <table:table-cell office:value-type="float" office:value="20.935749999999999" table:style-name="ce1">
            <text:p>20.93575</text:p>
          </table:table-cell>
          <table:table-cell office:value-type="float" office:value="0.31862000000000001" table:style-name="ce1">
            <text:p>0.31862</text:p>
          </table:table-cell>
          <table:table-cell office:value-type="float" office:value="0.31862000000000001" table:style-name="ce1">
            <text:p>0.31862</text:p>
          </table:table-cell>
          <table:table-cell office:value-type="float" office:value="0.31862000000000001" table:style-name="ce1">
            <text:p>0.31862</text:p>
          </table:table-cell>
          <table:table-cell office:value-type="float" office:value="0.31862000000000001" table:style-name="ce1">
            <text:p>0.31862</text:p>
          </table:table-cell>
          <table:table-cell table:number-columns-repeated="16318"/>
        </table:table-row>
        <table:table-row table:style-name="ro1">
          <table:table-cell office:value-type="time" office:time-value="PT1H10M0S" table:style-name="ce2">
            <text:p>01:10:00</text:p>
          </table:table-cell>
          <table:table-cell office:value-type="string" table:style-name="ce1">
            <text:p>I</text:p>
          </table:table-cell>
          <table:table-cell office:value-type="float" office:value="9.1069999999999998E-2" table:style-name="ce1">
            <text:p>0.09107</text:p>
          </table:table-cell>
          <table:table-cell office:value-type="float" office:value="9.1069999999999998E-2" table:style-name="ce1">
            <text:p>0.09107</text:p>
          </table:table-cell>
          <table:table-cell office:value-type="float" office:value="9.357E-2" table:style-name="ce1">
            <text:p>0.09357</text:p>
          </table:table-cell>
          <table:table-cell office:value-type="float" office:value="9.357E-2" table:style-name="ce1">
            <text:p>0.09357</text:p>
          </table:table-cell>
          <table:table-cell office:value-type="float" office:value="9.357E-2" table:style-name="ce1">
            <text:p>0.09357</text:p>
          </table:table-cell>
          <table:table-cell office:value-type="float" office:value="9.357E-2" table:style-name="ce1">
            <text:p>0.09357</text:p>
          </table:table-cell>
          <table:table-cell office:value-type="float" office:value="9.357E-2" table:style-name="ce1">
            <text:p>0.09357</text:p>
          </table:table-cell>
          <table:table-cell office:value-type="float" office:value="9.357E-2" table:style-name="ce1">
            <text:p>0.09357</text:p>
          </table:table-cell>
          <table:table-cell office:value-type="float" office:value="9.357E-2" table:style-name="ce1">
            <text:p>0.09357</text:p>
          </table:table-cell>
          <table:table-cell office:value-type="float" office:value="9.357E-2" table:style-name="ce1">
            <text:p>0.09357</text:p>
          </table:table-cell>
          <table:table-cell office:value-type="float" office:value="49.03875" table:style-name="ce1">
            <text:p>49.03875</text:p>
          </table:table-cell>
          <table:table-cell office:value-type="float" office:value="49.03875" table:style-name="ce1">
            <text:p>49.03875</text:p>
          </table:table-cell>
          <table:table-cell office:value-type="float" office:value="49.03875" table:style-name="ce1">
            <text:p>49.03875</text:p>
          </table:table-cell>
          <table:table-cell office:value-type="float" office:value="49.03875" table:style-name="ce1">
            <text:p>49.03875</text:p>
          </table:table-cell>
          <table:table-cell office:value-type="string" table:style-name="ce1">
            <text:p>--</text:p>
          </table:table-cell>
          <table:table-cell office:value-type="float" office:value="49.03875" table:style-name="ce1">
            <text:p>49.03875</text:p>
          </table:table-cell>
          <table:table-cell office:value-type="float" office:value="49.03875" table:style-name="ce1">
            <text:p>49.03875</text:p>
          </table:table-cell>
          <table:table-cell office:value-type="float" office:value="49.03875" table:style-name="ce1">
            <text:p>49.03875</text:p>
          </table:table-cell>
          <table:table-cell office:value-type="float" office:value="49.03875" table:style-name="ce1">
            <text:p>49.03875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49.03875" table:style-name="ce1">
            <text:p>49.03875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19.725010000000001" table:style-name="ce1">
            <text:p>19.72501</text:p>
          </table:table-cell>
          <table:table-cell office:value-type="float" office:value="19.725010000000001" table:style-name="ce1">
            <text:p>19.72501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9.8366999999999996E-2" table:style-name="ce1">
            <text:p>0.098367</text:p>
          </table:table-cell>
          <table:table-cell office:value-type="float" office:value="9.8366999999999996E-2" table:style-name="ce1">
            <text:p>0.098367</text:p>
          </table:table-cell>
          <table:table-cell office:value-type="float" office:value="19.779309999999999" table:style-name="ce1">
            <text:p>19.77931</text:p>
          </table:table-cell>
          <table:table-cell office:value-type="float" office:value="19.779309999999999" table:style-name="ce1">
            <text:p>19.77931</text:p>
          </table:table-cell>
          <table:table-cell office:value-type="float" office:value="19.779309999999999" table:style-name="ce1">
            <text:p>19.77931</text:p>
          </table:table-cell>
          <table:table-cell office:value-type="float" office:value="19.779309999999999" table:style-name="ce1">
            <text:p>19.77931</text:p>
          </table:table-cell>
          <table:table-cell office:value-type="float" office:value="19.779309999999999" table:style-name="ce1">
            <text:p>19.77931</text:p>
          </table:table-cell>
          <table:table-cell office:value-type="float" office:value="19.779309999999999" table:style-name="ce1">
            <text:p>19.77931</text:p>
          </table:table-cell>
          <table:table-cell office:value-type="float" office:value="9.3710000000000002E-2" table:style-name="ce1">
            <text:p>0.09371</text:p>
          </table:table-cell>
          <table:table-cell office:value-type="float" office:value="9.3710000000000002E-2" table:style-name="ce1">
            <text:p>0.09371</text:p>
          </table:table-cell>
          <table:table-cell office:value-type="float" office:value="9.3710000000000002E-2" table:style-name="ce1">
            <text:p>0.09371</text:p>
          </table:table-cell>
          <table:table-cell office:value-type="float" office:value="9.3710000000000002E-2" table:style-name="ce1">
            <text:p>0.09371</text:p>
          </table:table-cell>
          <table:table-cell office:value-type="float" office:value="39.561300000000003" table:style-name="ce1">
            <text:p>39.5613</text:p>
          </table:table-cell>
          <table:table-cell office:value-type="float" office:value="39.561300000000003" table:style-name="ce1">
            <text:p>39.5613</text:p>
          </table:table-cell>
          <table:table-cell office:value-type="float" office:value="39.561300000000003" table:style-name="ce1">
            <text:p>39.5613</text:p>
          </table:table-cell>
          <table:table-cell office:value-type="float" office:value="39.561300000000003" table:style-name="ce1">
            <text:p>39.5613</text:p>
          </table:table-cell>
          <table:table-cell office:value-type="float" office:value="39.561300000000003" table:style-name="ce1">
            <text:p>39.5613</text:p>
          </table:table-cell>
          <table:table-cell office:value-type="float" office:value="39.561300000000003" table:style-name="ce1">
            <text:p>39.5613</text:p>
          </table:table-cell>
          <table:table-cell office:value-type="float" office:value="9.8735999999999997" table:style-name="ce1">
            <text:p>9.8736</text:p>
          </table:table-cell>
          <table:table-cell office:value-type="float" office:value="9.8735999999999997" table:style-name="ce1">
            <text:p>9.8736</text:p>
          </table:table-cell>
          <table:table-cell office:value-type="float" office:value="9.8735999999999997" table:style-name="ce1">
            <text:p>9.8736</text:p>
          </table:table-cell>
          <table:table-cell office:value-type="float" office:value="9.8735999999999997" table:style-name="ce1">
            <text:p>9.8736</text:p>
          </table:table-cell>
          <table:table-cell office:value-type="float" office:value="39.310299999999998" table:style-name="ce1">
            <text:p>39.3103</text:p>
          </table:table-cell>
          <table:table-cell office:value-type="float" office:value="39.310299999999998" table:style-name="ce1">
            <text:p>39.3103</text:p>
          </table:table-cell>
          <table:table-cell office:value-type="float" office:value="39.310299999999998" table:style-name="ce1">
            <text:p>39.3103</text:p>
          </table:table-cell>
          <table:table-cell office:value-type="float" office:value="39.310299999999998" table:style-name="ce1">
            <text:p>39.3103</text:p>
          </table:table-cell>
          <table:table-cell office:value-type="float" office:value="39.310299999999998" table:style-name="ce1">
            <text:p>39.3103</text:p>
          </table:table-cell>
          <table:table-cell office:value-type="float" office:value="39.310299999999998" table:style-name="ce1">
            <text:p>39.3103</text:p>
          </table:table-cell>
          <table:table-cell office:value-type="float" office:value="0.59826000000000001" table:style-name="ce1">
            <text:p>0.59826</text:p>
          </table:table-cell>
          <table:table-cell office:value-type="float" office:value="0.59826000000000001" table:style-name="ce1">
            <text:p>0.59826</text:p>
          </table:table-cell>
          <table:table-cell office:value-type="float" office:value="0.59826000000000001" table:style-name="ce1">
            <text:p>0.59826</text:p>
          </table:table-cell>
          <table:table-cell office:value-type="float" office:value="0.59826000000000001" table:style-name="ce1">
            <text:p>0.59826</text:p>
          </table:table-cell>
          <table:table-cell table:number-columns-repeated="16318"/>
        </table:table-row>
        <table:table-row table:style-name="ro1">
          <table:table-cell office:value-type="time" office:time-value="PT1H11M0S" table:style-name="ce2">
            <text:p>01:11:00</text:p>
          </table:table-cell>
          <table:table-cell office:value-type="string" table:style-name="ce1">
            <text:p>SPS-SW2 10%</text:p>
          </table:table-cell>
          <table:table-cell office:value-type="string" table:style-name="ce1">
            <text:p>0.02060 Q</text:p>
          </table:table-cell>
          <table:table-cell office:value-type="string" table:style-name="ce1">
            <text:p>0.02348 S</text:p>
          </table:table-cell>
          <table:table-cell office:value-type="string" table:style-name="ce1">
            <text:p>0.02319 S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2.3269999999999999E-2" table:style-name="ce1">
            <text:p>0.02327</text:p>
          </table:table-cell>
          <table:table-cell office:value-type="float" office:value="2.332E-2" table:style-name="ce1">
            <text:p>0.02332</text:p>
          </table:table-cell>
          <table:table-cell office:value-type="string" table:style-name="ce1">
            <text:p>0.02348 S</text:p>
          </table:table-cell>
          <table:table-cell office:value-type="float" office:value="2.4840000000000001E-2" table:style-name="ce1">
            <text:p>0.02484</text:p>
          </table:table-cell>
          <table:table-cell office:value-type="float" office:value="2.2970000000000001E-2" table:style-name="ce1">
            <text:p>0.02297</text:p>
          </table:table-cell>
          <table:table-cell office:value-type="float" office:value="2.282E-2" table:style-name="ce1">
            <text:p>0.02282</text:p>
          </table:table-cell>
          <table:table-cell office:value-type="float" office:value="1.0869800000000001" table:style-name="ce1">
            <text:p>1.08698</text:p>
          </table:table-cell>
          <table:table-cell office:value-type="float" office:value="1.09771" table:style-name="ce1">
            <text:p>1.09771</text:p>
          </table:table-cell>
          <table:table-cell office:value-type="string" table:style-name="ce1">
            <text:p>1.08060 S</text:p>
          </table:table-cell>
          <table:table-cell office:value-type="string" table:style-name="ce1">
            <text:p>Uncal</text:p>
          </table:table-cell>
          <table:table-cell office:value-type="float" office:value="1.0550200000000001" table:style-name="ce1">
            <text:p>1.05502</text:p>
          </table:table-cell>
          <table:table-cell office:value-type="float" office:value="1.06917" table:style-name="ce1">
            <text:p>1.06917</text:p>
          </table:table-cell>
          <table:table-cell office:value-type="string" table:style-name="ce1">
            <text:p>1.11674 S</text:p>
          </table:table-cell>
          <table:table-cell office:value-type="string" table:style-name="ce1">
            <text:p>1.11199 S</text:p>
          </table:table-cell>
          <table:table-cell office:value-type="string" table:style-name="ce1">
            <text:p>1.12591 S</text:p>
          </table:table-cell>
          <table:table-cell office:value-type="float" office:value="1.05982" table:style-name="ce1">
            <text:p>1.05982</text:p>
          </table:table-cell>
          <table:table-cell office:value-type="float" office:value="1.0600099999999999" table:style-name="ce1">
            <text:p>1.06001</text:p>
          </table:table-cell>
          <table:table-cell office:value-type="string" table:style-name="ce1">
            <text:p>1.04137 S</text:p>
          </table:table-cell>
          <table:table-cell office:value-type="string" table:style-name="ce1">
            <text:p>0.00264 S</text:p>
          </table:table-cell>
          <table:table-cell office:value-type="string" table:style-name="ce1">
            <text:p>-0.00106 Qu</text:p>
          </table:table-cell>
          <table:table-cell office:value-type="string" table:style-name="ce1">
            <text:p>0.00371 Q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467 S</text:p>
          </table:table-cell>
          <table:table-cell office:value-type="string" table:style-name="ce1">
            <text:p>0.00398 Q</text:p>
          </table:table-cell>
          <table:table-cell office:value-type="string" table:style-name="ce1">
            <text:p>0.13159 Q</text:p>
          </table:table-cell>
          <table:table-cell office:value-type="string" table:style-name="ce1">
            <text:p>0.14047 Q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0264 S</text:p>
          </table:table-cell>
          <table:table-cell office:value-type="string" table:style-name="ce1">
            <text:p>Uncal</text:p>
          </table:table-cell>
          <table:table-cell office:value-type="float" office:value="0.20977999999999999" table:style-name="ce1">
            <text:p>0.20978</text:p>
          </table:table-cell>
          <table:table-cell office:value-type="float" office:value="0.20802999999999999" table:style-name="ce1">
            <text:p>0.20803</text:p>
          </table:table-cell>
          <table:table-cell office:value-type="float" office:value="0.21073" table:style-name="ce1">
            <text:p>0.21073</text:p>
          </table:table-cell>
          <table:table-cell office:value-type="float" office:value="0.20874999999999999" table:style-name="ce1">
            <text:p>0.20875</text:p>
          </table:table-cell>
          <table:table-cell office:value-type="float" office:value="0.20916999999999999" table:style-name="ce1">
            <text:p>0.20917</text:p>
          </table:table-cell>
          <table:table-cell office:value-type="float" office:value="0.20508999999999999" table:style-name="ce1">
            <text:p>0.20509</text:p>
          </table:table-cell>
          <table:table-cell office:value-type="float" office:value="4.79E-3" table:style-name="ce1">
            <text:p>0.00479</text:p>
          </table:table-cell>
          <table:table-cell office:value-type="string" table:style-name="ce1">
            <text:p>0.00488 S</text:p>
          </table:table-cell>
          <table:table-cell office:value-type="float" office:value="4.79E-3" table:style-name="ce1">
            <text:p>0.00479</text:p>
          </table:table-cell>
          <table:table-cell office:value-type="string" table:style-name="ce1">
            <text:p>0.00495 S</text:p>
          </table:table-cell>
          <table:table-cell office:value-type="string" table:style-name="ce1">
            <text:p>1.22683 Q</text:p>
          </table:table-cell>
          <table:table-cell office:value-type="float" office:value="1.0447299999999999" table:style-name="ce1">
            <text:p>1.04473</text:p>
          </table:table-cell>
          <table:table-cell office:value-type="float" office:value="1.05162" table:style-name="ce1">
            <text:p>1.05162</text:p>
          </table:table-cell>
          <table:table-cell office:value-type="string" table:style-name="ce1">
            <text:p>Uncal</text:p>
          </table:table-cell>
          <table:table-cell office:value-type="float" office:value="1.05257" table:style-name="ce1">
            <text:p>1.05257</text:p>
          </table:table-cell>
          <table:table-cell office:value-type="float" office:value="1.0747599999999999" table:style-name="ce1">
            <text:p>1.07476</text:p>
          </table:table-cell>
          <table:table-cell office:value-type="string" table:style-name="ce1">
            <text:p>1.10054 S</text:p>
          </table:table-cell>
          <table:table-cell office:value-type="string" table:style-name="ce1">
            <text:p>1.16960 S</text:p>
          </table:table-cell>
          <table:table-cell office:value-type="string" table:style-name="ce1">
            <text:p>1.04167 S</text:p>
          </table:table-cell>
          <table:table-cell office:value-type="string" table:style-name="ce1">
            <text:p>1.06161 S</text:p>
          </table:table-cell>
          <table:table-cell office:value-type="float" office:value="0.53937000000000002" table:style-name="ce1">
            <text:p>0.53937</text:p>
          </table:table-cell>
          <table:table-cell office:value-type="float" office:value="0.53285000000000005" table:style-name="ce1">
            <text:p>0.53285</text:p>
          </table:table-cell>
          <table:table-cell office:value-type="float" office:value="0.52975000000000005" table:style-name="ce1">
            <text:p>0.52975</text:p>
          </table:table-cell>
          <table:table-cell office:value-type="string" table:style-name="ce1">
            <text:p>0.55963 Q</text:p>
          </table:table-cell>
          <table:table-cell office:value-type="float" office:value="0.51092000000000004" table:style-name="ce1">
            <text:p>0.51092</text:p>
          </table:table-cell>
          <table:table-cell office:value-type="float" office:value="0.53017000000000003" table:style-name="ce1">
            <text:p>0.53017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2.5839999999999998E-2" table:style-name="ce1">
            <text:p>0.02584</text:p>
          </table:table-cell>
          <table:table-cell office:value-type="float" office:value="2.6009999999999998E-2" table:style-name="ce1">
            <text:p>0.02601</text:p>
          </table:table-cell>
          <table:table-cell office:value-type="float" office:value="2.5729999999999999E-2" table:style-name="ce1">
            <text:p>0.02573</text:p>
          </table:table-cell>
          <table:table-cell table:number-columns-repeated="16318"/>
        </table:table-row>
        <table:table-row table:style-name="ro1">
          <table:table-cell office:value-type="time" office:time-value="PT1H12M0S" table:style-name="ce2">
            <text:p>01:12:00</text:p>
          </table:table-cell>
          <table:table-cell office:value-type="string" table:style-name="ce1">
            <text:p>SLRS-6</text:p>
          </table:table-cell>
          <table:table-cell office:value-type="string" table:style-name="ce1">
            <text:p>0.02737 Q</text:p>
          </table:table-cell>
          <table:table-cell office:value-type="string" table:style-name="ce1">
            <text:p>0.02818 S</text:p>
          </table:table-cell>
          <table:table-cell office:value-type="string" table:style-name="ce1">
            <text:p>0.01327 S</text:p>
          </table:table-cell>
          <table:table-cell office:value-type="float" office:value="1.3350000000000001E-2" table:style-name="ce1">
            <text:p>0.01335</text:p>
          </table:table-cell>
          <table:table-cell office:value-type="float" office:value="1.341E-2" table:style-name="ce1">
            <text:p>0.01341</text:p>
          </table:table-cell>
          <table:table-cell office:value-type="float" office:value="1.336E-2" table:style-name="ce1">
            <text:p>0.01336</text:p>
          </table:table-cell>
          <table:table-cell office:value-type="string" table:style-name="ce1">
            <text:p>0.01480 S</text:p>
          </table:table-cell>
          <table:table-cell office:value-type="float" office:value="1.401E-2" table:style-name="ce1">
            <text:p>0.01401</text:p>
          </table:table-cell>
          <table:table-cell office:value-type="float" office:value="1.316E-2" table:style-name="ce1">
            <text:p>0.01316</text:p>
          </table:table-cell>
          <table:table-cell office:value-type="float" office:value="1.316E-2" table:style-name="ce1">
            <text:p>0.01316</text:p>
          </table:table-cell>
          <table:table-cell office:value-type="float" office:value="9.3153600000000001" table:style-name="ce1">
            <text:p>9.31536</text:p>
          </table:table-cell>
          <table:table-cell office:value-type="float" office:value="9.1834000000000007" table:style-name="ce1">
            <text:p>9.1834</text:p>
          </table:table-cell>
          <table:table-cell office:value-type="string" table:style-name="ce1">
            <text:p>9.11169 S</text:p>
          </table:table-cell>
          <table:table-cell office:value-type="string" table:style-name="ce1">
            <text:p>Uncal</text:p>
          </table:table-cell>
          <table:table-cell office:value-type="float" office:value="8.8254199999999994" table:style-name="ce1">
            <text:p>8.82542</text:p>
          </table:table-cell>
          <table:table-cell office:value-type="float" office:value="8.9879300000000004" table:style-name="ce1">
            <text:p>8.98793</text:p>
          </table:table-cell>
          <table:table-cell office:value-type="string" table:style-name="ce1">
            <text:p>9.25065 S</text:p>
          </table:table-cell>
          <table:table-cell office:value-type="string" table:style-name="ce1">
            <text:p>9.29978 S</text:p>
          </table:table-cell>
          <table:table-cell office:value-type="string" table:style-name="ce1">
            <text:p>9.08244 S</text:p>
          </table:table-cell>
          <table:table-cell office:value-type="float" office:value="8.7019800000000007" table:style-name="ce1">
            <text:p>8.70198</text:p>
          </table:table-cell>
          <table:table-cell office:value-type="float" office:value="8.7331500000000002" table:style-name="ce1">
            <text:p>8.73315</text:p>
          </table:table-cell>
          <table:table-cell office:value-type="string" table:style-name="ce1">
            <text:p>8.84670 S</text:p>
          </table:table-cell>
          <table:table-cell office:value-type="string" table:style-name="ce1">
            <text:p>0.05720 S</text:p>
          </table:table-cell>
          <table:table-cell office:value-type="string" table:style-name="ce1">
            <text:p>0.05967 Q</text:p>
          </table:table-cell>
          <table:table-cell office:value-type="string" table:style-name="ce1">
            <text:p>0.05773 Q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6227 S</text:p>
          </table:table-cell>
          <table:table-cell office:value-type="string" table:style-name="ce1">
            <text:p>0.06168 Q</text:p>
          </table:table-cell>
          <table:table-cell office:value-type="float" office:value="0.67525000000000002" table:style-name="ce1">
            <text:p>0.67525</text:p>
          </table:table-cell>
          <table:table-cell office:value-type="float" office:value="0.67766000000000004" table:style-name="ce1">
            <text:p>0.67766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0751 S</text:p>
          </table:table-cell>
          <table:table-cell office:value-type="string" table:style-name="ce1">
            <text:p>Uncal</text:p>
          </table:table-cell>
          <table:table-cell office:value-type="float" office:value="2.2358699999999998" table:style-name="ce1">
            <text:p>2.23587</text:p>
          </table:table-cell>
          <table:table-cell office:value-type="float" office:value="2.2452800000000002" table:style-name="ce1">
            <text:p>2.24528</text:p>
          </table:table-cell>
          <table:table-cell office:value-type="float" office:value="2.2812899999999998" table:style-name="ce1">
            <text:p>2.28129</text:p>
          </table:table-cell>
          <table:table-cell office:value-type="float" office:value="2.27068" table:style-name="ce1">
            <text:p>2.27068</text:p>
          </table:table-cell>
          <table:table-cell office:value-type="float" office:value="2.2778900000000002" table:style-name="ce1">
            <text:p>2.27789</text:p>
          </table:table-cell>
          <table:table-cell office:value-type="float" office:value="2.2383600000000001" table:style-name="ce1">
            <text:p>2.23836</text:p>
          </table:table-cell>
          <table:table-cell office:value-type="float" office:value="1.99E-3" table:style-name="ce1">
            <text:p>0.00199</text:p>
          </table:table-cell>
          <table:table-cell office:value-type="string" table:style-name="ce1">
            <text:p>0.00215 S</text:p>
          </table:table-cell>
          <table:table-cell office:value-type="float" office:value="2.2799999999999999E-3" table:style-name="ce1">
            <text:p>0.00228</text:p>
          </table:table-cell>
          <table:table-cell office:value-type="string" table:style-name="ce1">
            <text:p>0.00213 S</text:p>
          </table:table-cell>
          <table:table-cell office:value-type="float" office:value="2.8656199999999998" table:style-name="ce1">
            <text:p>2.86562</text:p>
          </table:table-cell>
          <table:table-cell office:value-type="float" office:value="2.9030100000000001" table:style-name="ce1">
            <text:p>2.90301</text:p>
          </table:table-cell>
          <table:table-cell office:value-type="float" office:value="2.8801299999999999" table:style-name="ce1">
            <text:p>2.88013</text:p>
          </table:table-cell>
          <table:table-cell office:value-type="string" table:style-name="ce1">
            <text:p>Uncal</text:p>
          </table:table-cell>
          <table:table-cell office:value-type="float" office:value="2.7723499999999999" table:style-name="ce1">
            <text:p>2.77235</text:p>
          </table:table-cell>
          <table:table-cell office:value-type="float" office:value="2.79575" table:style-name="ce1">
            <text:p>2.79575</text:p>
          </table:table-cell>
          <table:table-cell office:value-type="string" table:style-name="ce1">
            <text:p>1.98407 S</text:p>
          </table:table-cell>
          <table:table-cell office:value-type="string" table:style-name="ce1">
            <text:p>1.98741 S</text:p>
          </table:table-cell>
          <table:table-cell office:value-type="string" table:style-name="ce1">
            <text:p>1.79697 S</text:p>
          </table:table-cell>
          <table:table-cell office:value-type="string" table:style-name="ce1">
            <text:p>1.79703 S</text:p>
          </table:table-cell>
          <table:table-cell office:value-type="string" table:style-name="ce1">
            <text:p>2.38875 S</text:p>
          </table:table-cell>
          <table:table-cell office:value-type="string" table:style-name="ce1">
            <text:p>2.38572 S</text:p>
          </table:table-cell>
          <table:table-cell office:value-type="string" table:style-name="ce1">
            <text:p>2.37084 S</text:p>
          </table:table-cell>
          <table:table-cell office:value-type="string" table:style-name="ce1">
            <text:p>2.32344 S</text:p>
          </table:table-cell>
          <table:table-cell office:value-type="string" table:style-name="ce1">
            <text:p>2.35592 S</text:p>
          </table:table-cell>
          <table:table-cell office:value-type="string" table:style-name="ce1">
            <text:p>2.36970 S</text:p>
          </table:table-cell>
          <table:table-cell office:value-type="float" office:value="4.0689999999999997E-2" table:style-name="ce1">
            <text:p>0.04069</text:p>
          </table:table-cell>
          <table:table-cell office:value-type="float" office:value="4.1059999999999999E-2" table:style-name="ce1">
            <text:p>0.04106</text:p>
          </table:table-cell>
          <table:table-cell office:value-type="float" office:value="4.1099999999999998E-2" table:style-name="ce1">
            <text:p>0.0411</text:p>
          </table:table-cell>
          <table:table-cell office:value-type="float" office:value="4.1459999999999997E-2" table:style-name="ce1">
            <text:p>0.04146</text:p>
          </table:table-cell>
          <table:table-cell table:number-columns-repeated="16318"/>
        </table:table-row>
        <table:table-row table:style-name="ro1">
          <table:table-cell office:value-type="time" office:time-value="PT1H13M0S" table:style-name="ce2">
            <text:p>01:13:00</text:p>
          </table:table-cell>
          <table:table-cell office:value-type="string" table:style-name="ce1">
            <text:p>Cam Tap Water</text:p>
          </table:table-cell>
          <table:table-cell office:value-type="float" office:value="9.0100000000000006E-3" table:style-name="ce1">
            <text:p>0.00901</text:p>
          </table:table-cell>
          <table:table-cell office:value-type="float" office:value="2.2780000000000002E-2" table:style-name="ce1">
            <text:p>0.02278</text:p>
          </table:table-cell>
          <table:table-cell office:value-type="float" office:value="5.4059999999999997E-2" table:style-name="ce1">
            <text:p>0.05406</text:p>
          </table:table-cell>
          <table:table-cell office:value-type="float" office:value="5.3170000000000002E-2" table:style-name="ce1">
            <text:p>0.05317</text:p>
          </table:table-cell>
          <table:table-cell office:value-type="float" office:value="5.305E-2" table:style-name="ce1">
            <text:p>0.05305</text:p>
          </table:table-cell>
          <table:table-cell office:value-type="float" office:value="5.287E-2" table:style-name="ce1">
            <text:p>0.05287</text:p>
          </table:table-cell>
          <table:table-cell office:value-type="float" office:value="5.6329999999999998E-2" table:style-name="ce1">
            <text:p>0.05633</text:p>
          </table:table-cell>
          <table:table-cell office:value-type="float" office:value="5.6779999999999997E-2" table:style-name="ce1">
            <text:p>0.05678</text:p>
          </table:table-cell>
          <table:table-cell office:value-type="float" office:value="5.3960000000000001E-2" table:style-name="ce1">
            <text:p>0.05396</text:p>
          </table:table-cell>
          <table:table-cell office:value-type="float" office:value="5.3760000000000002E-2" table:style-name="ce1">
            <text:p>0.05376</text:p>
          </table:table-cell>
          <table:table-cell office:value-type="string" table:style-name="ce1">
            <text:p>122.38018 o</text:p>
          </table:table-cell>
          <table:table-cell office:value-type="string" table:style-name="ce1">
            <text:p>122.63045 o</text:p>
          </table:table-cell>
          <table:table-cell office:value-type="string" table:style-name="ce1">
            <text:p>122.54450 o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####</text:p>
          </table:table-cell>
          <table:table-cell office:value-type="string" table:style-name="ce1">
            <text:p>99.04381 o</text:p>
          </table:table-cell>
          <table:table-cell office:value-type="string" table:style-name="ce1">
            <text:p>122.25989 o</text:p>
          </table:table-cell>
          <table:table-cell office:value-type="string" table:style-name="ce1">
            <text:p>120.32526 o</text:p>
          </table:table-cell>
          <table:table-cell office:value-type="string" table:style-name="ce1">
            <text:p>120.84303 o</text:p>
          </table:table-cell>
          <table:table-cell office:value-type="string" table:style-name="ce1">
            <text:p>83.17030 o</text:p>
          </table:table-cell>
          <table:table-cell office:value-type="string" table:style-name="ce1">
            <text:p>####</text:p>
          </table:table-cell>
          <table:table-cell office:value-type="string" table:style-name="ce1">
            <text:p>116.16993 o</text:p>
          </table:table-cell>
          <table:table-cell office:value-type="string" table:style-name="ce1">
            <text:p>-0.00451 u</text:p>
          </table:table-cell>
          <table:table-cell office:value-type="string" table:style-name="ce1">
            <text:p>-0.01058 u</text:p>
          </table:table-cell>
          <table:table-cell office:value-type="string" table:style-name="ce1">
            <text:p>-0.00467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16 u</text:p>
          </table:table-cell>
          <table:table-cell office:value-type="string" table:style-name="ce1">
            <text:p>-0.00606 u</text:p>
          </table:table-cell>
          <table:table-cell office:value-type="float" office:value="2.69842" table:style-name="ce1">
            <text:p>2.69842</text:p>
          </table:table-cell>
          <table:table-cell office:value-type="float" office:value="2.62039" table:style-name="ce1">
            <text:p>2.62039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2996000000000001E-2" table:style-name="ce1">
            <text:p>0.012996</text:p>
          </table:table-cell>
          <table:table-cell office:value-type="string" table:style-name="ce1">
            <text:p>Uncal</text:p>
          </table:table-cell>
          <table:table-cell office:value-type="float" office:value="3.47329" table:style-name="ce1">
            <text:p>3.47329</text:p>
          </table:table-cell>
          <table:table-cell office:value-type="float" office:value="3.5074800000000002" table:style-name="ce1">
            <text:p>3.50748</text:p>
          </table:table-cell>
          <table:table-cell office:value-type="float" office:value="3.6916199999999999" table:style-name="ce1">
            <text:p>3.69162</text:p>
          </table:table-cell>
          <table:table-cell office:value-type="float" office:value="3.6762199999999998" table:style-name="ce1">
            <text:p>3.67622</text:p>
          </table:table-cell>
          <table:table-cell office:value-type="float" office:value="3.6839499999999998" table:style-name="ce1">
            <text:p>3.68395</text:p>
          </table:table-cell>
          <table:table-cell office:value-type="float" office:value="3.6865800000000002" table:style-name="ce1">
            <text:p>3.68658</text:p>
          </table:table-cell>
          <table:table-cell office:value-type="float" office:value="6.0000000000000002E-5" table:style-name="ce1">
            <text:p>0.00006</text:p>
          </table:table-cell>
          <table:table-cell office:value-type="string" table:style-name="ce1">
            <text:p>0.00000 u</text:p>
          </table:table-cell>
          <table:table-cell office:value-type="string" table:style-name="ce1">
            <text:p>0.00008 u</text:p>
          </table:table-cell>
          <table:table-cell office:value-type="string" table:style-name="ce1">
            <text:p>-0.00001 u</text:p>
          </table:table-cell>
          <table:table-cell office:value-type="float" office:value="11.677960000000001" table:style-name="ce1">
            <text:p>11.67796</text:p>
          </table:table-cell>
          <table:table-cell office:value-type="float" office:value="12.587289999999999" table:style-name="ce1">
            <text:p>12.58729</text:p>
          </table:table-cell>
          <table:table-cell office:value-type="float" office:value="12.38815" table:style-name="ce1">
            <text:p>12.38815</text:p>
          </table:table-cell>
          <table:table-cell office:value-type="string" table:style-name="ce1">
            <text:p>Uncal</text:p>
          </table:table-cell>
          <table:table-cell office:value-type="float" office:value="10.706810000000001" table:style-name="ce1">
            <text:p>10.70681</text:p>
          </table:table-cell>
          <table:table-cell office:value-type="float" office:value="10.692130000000001" table:style-name="ce1">
            <text:p>10.69213</text:p>
          </table:table-cell>
          <table:table-cell office:value-type="string" table:style-name="ce1">
            <text:p>11.64495 o</text:p>
          </table:table-cell>
          <table:table-cell office:value-type="float" office:value="10.40601" table:style-name="ce1">
            <text:p>10.40601</text:p>
          </table:table-cell>
          <table:table-cell office:value-type="float" office:value="9.8385599999999993" table:style-name="ce1">
            <text:p>9.83856</text:p>
          </table:table-cell>
          <table:table-cell office:value-type="float" office:value="9.6071100000000005" table:style-name="ce1">
            <text:p>9.60711</text:p>
          </table:table-cell>
          <table:table-cell office:value-type="float" office:value="8.1771200000000004" table:style-name="ce1">
            <text:p>8.17712</text:p>
          </table:table-cell>
          <table:table-cell office:value-type="float" office:value="8.1492900000000006" table:style-name="ce1">
            <text:p>8.14929</text:p>
          </table:table-cell>
          <table:table-cell office:value-type="float" office:value="8.1920300000000008" table:style-name="ce1">
            <text:p>8.19203</text:p>
          </table:table-cell>
          <table:table-cell office:value-type="float" office:value="8.1435399999999998" table:style-name="ce1">
            <text:p>8.14354</text:p>
          </table:table-cell>
          <table:table-cell office:value-type="float" office:value="8.2159399999999998" table:style-name="ce1">
            <text:p>8.21594</text:p>
          </table:table-cell>
          <table:table-cell office:value-type="float" office:value="8.2046200000000002" table:style-name="ce1">
            <text:p>8.20462</text:p>
          </table:table-cell>
          <table:table-cell office:value-type="float" office:value="0.42252000000000001" table:style-name="ce1">
            <text:p>0.42252</text:p>
          </table:table-cell>
          <table:table-cell office:value-type="float" office:value="0.42820000000000003" table:style-name="ce1">
            <text:p>0.4282</text:p>
          </table:table-cell>
          <table:table-cell office:value-type="float" office:value="0.42231000000000002" table:style-name="ce1">
            <text:p>0.42231</text:p>
          </table:table-cell>
          <table:table-cell office:value-type="float" office:value="0.42709999999999998" table:style-name="ce1">
            <text:p>0.4271</text:p>
          </table:table-cell>
          <table:table-cell table:number-columns-repeated="16318"/>
        </table:table-row>
        <table:table-row table:style-name="ro1">
          <table:table-cell office:value-type="time" office:time-value="PT1H14M0S" table:style-name="ce2">
            <text:p>01:14:00</text:p>
          </table:table-cell>
          <table:table-cell office:value-type="string" table:style-name="ce1">
            <text:p>TH_02</text:p>
          </table:table-cell>
          <table:table-cell office:value-type="float" office:value="8.7500000000000008E-3" table:style-name="ce1">
            <text:p>0.00875</text:p>
          </table:table-cell>
          <table:table-cell office:value-type="float" office:value="9.2099999999999994E-3" table:style-name="ce1">
            <text:p>0.00921</text:p>
          </table:table-cell>
          <table:table-cell office:value-type="float" office:value="8.4799999999999997E-3" table:style-name="ce1">
            <text:p>0.00848</text:p>
          </table:table-cell>
          <table:table-cell office:value-type="float" office:value="8.6899999999999998E-3" table:style-name="ce1">
            <text:p>0.00869</text:p>
          </table:table-cell>
          <table:table-cell office:value-type="float" office:value="8.4899999999999993E-3" table:style-name="ce1">
            <text:p>0.00849</text:p>
          </table:table-cell>
          <table:table-cell office:value-type="float" office:value="8.4700000000000001E-3" table:style-name="ce1">
            <text:p>0.00847</text:p>
          </table:table-cell>
          <table:table-cell office:value-type="float" office:value="8.2900000000000005E-3" table:style-name="ce1">
            <text:p>0.00829</text:p>
          </table:table-cell>
          <table:table-cell office:value-type="float" office:value="8.2299999999999995E-3" table:style-name="ce1">
            <text:p>0.00823</text:p>
          </table:table-cell>
          <table:table-cell office:value-type="float" office:value="8.2199999999999999E-3" table:style-name="ce1">
            <text:p>0.00822</text:p>
          </table:table-cell>
          <table:table-cell office:value-type="float" office:value="8.2100000000000003E-3" table:style-name="ce1">
            <text:p>0.00821</text:p>
          </table:table-cell>
          <table:table-cell office:value-type="float" office:value="1.6741600000000001" table:style-name="ce1">
            <text:p>1.67416</text:p>
          </table:table-cell>
          <table:table-cell office:value-type="float" office:value="1.67974" table:style-name="ce1">
            <text:p>1.67974</text:p>
          </table:table-cell>
          <table:table-cell office:value-type="float" office:value="1.65273" table:style-name="ce1">
            <text:p>1.65273</text:p>
          </table:table-cell>
          <table:table-cell office:value-type="string" table:style-name="ce1">
            <text:p>Uncal</text:p>
          </table:table-cell>
          <table:table-cell office:value-type="float" office:value="1.6329800000000001" table:style-name="ce1">
            <text:p>1.63298</text:p>
          </table:table-cell>
          <table:table-cell office:value-type="float" office:value="1.64856" table:style-name="ce1">
            <text:p>1.64856</text:p>
          </table:table-cell>
          <table:table-cell office:value-type="float" office:value="1.60626" table:style-name="ce1">
            <text:p>1.60626</text:p>
          </table:table-cell>
          <table:table-cell office:value-type="float" office:value="1.6312899999999999" table:style-name="ce1">
            <text:p>1.63129</text:p>
          </table:table-cell>
          <table:table-cell office:value-type="float" office:value="1.6312" table:style-name="ce1">
            <text:p>1.6312</text:p>
          </table:table-cell>
          <table:table-cell office:value-type="float" office:value="1.5714399999999999" table:style-name="ce1">
            <text:p>1.57144</text:p>
          </table:table-cell>
          <table:table-cell office:value-type="float" office:value="1.5543" table:style-name="ce1">
            <text:p>1.5543</text:p>
          </table:table-cell>
          <table:table-cell office:value-type="float" office:value="1.5456099999999999" table:style-name="ce1">
            <text:p>1.54561</text:p>
          </table:table-cell>
          <table:table-cell office:value-type="string" table:style-name="ce1">
            <text:p>0.00006 u</text:p>
          </table:table-cell>
          <table:table-cell office:value-type="string" table:style-name="ce1">
            <text:p>-0.00400 u</text:p>
          </table:table-cell>
          <table:table-cell office:value-type="float" office:value="1.4400000000000001E-3" table:style-name="ce1">
            <text:p>0.00144</text:p>
          </table:table-cell>
          <table:table-cell office:value-type="string" table:style-name="ce1">
            <text:p>Uncal</text:p>
          </table:table-cell>
          <table:table-cell office:value-type="float" office:value="2.1900000000000001E-3" table:style-name="ce1">
            <text:p>0.00219</text:p>
          </table:table-cell>
          <table:table-cell office:value-type="string" table:style-name="ce1">
            <text:p>0.00033 u</text:p>
          </table:table-cell>
          <table:table-cell office:value-type="float" office:value="0.59653" table:style-name="ce1">
            <text:p>0.59653</text:p>
          </table:table-cell>
          <table:table-cell office:value-type="float" office:value="0.59806999999999999" table:style-name="ce1">
            <text:p>0.59807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3.3599999999999998E-4" table:style-name="ce1">
            <text:p>0.000336</text:p>
          </table:table-cell>
          <table:table-cell office:value-type="string" table:style-name="ce1">
            <text:p>Uncal</text:p>
          </table:table-cell>
          <table:table-cell office:value-type="float" office:value="0.30149999999999999" table:style-name="ce1">
            <text:p>0.3015</text:p>
          </table:table-cell>
          <table:table-cell office:value-type="float" office:value="0.29901" table:style-name="ce1">
            <text:p>0.29901</text:p>
          </table:table-cell>
          <table:table-cell office:value-type="float" office:value="0.30177999999999999" table:style-name="ce1">
            <text:p>0.30178</text:p>
          </table:table-cell>
          <table:table-cell office:value-type="float" office:value="0.30170000000000002" table:style-name="ce1">
            <text:p>0.3017</text:p>
          </table:table-cell>
          <table:table-cell office:value-type="float" office:value="0.30070000000000002" table:style-name="ce1">
            <text:p>0.3007</text:p>
          </table:table-cell>
          <table:table-cell office:value-type="float" office:value="0.29660999999999998" table:style-name="ce1">
            <text:p>0.29661</text:p>
          </table:table-cell>
          <table:table-cell office:value-type="float" office:value="1.31E-3" table:style-name="ce1">
            <text:p>0.00131</text:p>
          </table:table-cell>
          <table:table-cell office:value-type="float" office:value="1.39E-3" table:style-name="ce1">
            <text:p>0.00139</text:p>
          </table:table-cell>
          <table:table-cell office:value-type="float" office:value="1.5100000000000001E-3" table:style-name="ce1">
            <text:p>0.00151</text:p>
          </table:table-cell>
          <table:table-cell office:value-type="float" office:value="1.24E-3" table:style-name="ce1">
            <text:p>0.00124</text:p>
          </table:table-cell>
          <table:table-cell office:value-type="float" office:value="1.8811800000000001" table:style-name="ce1">
            <text:p>1.88118</text:p>
          </table:table-cell>
          <table:table-cell office:value-type="float" office:value="1.82243" table:style-name="ce1">
            <text:p>1.82243</text:p>
          </table:table-cell>
          <table:table-cell office:value-type="float" office:value="1.8053399999999999" table:style-name="ce1">
            <text:p>1.80534</text:p>
          </table:table-cell>
          <table:table-cell office:value-type="string" table:style-name="ce1">
            <text:p>Uncal</text:p>
          </table:table-cell>
          <table:table-cell office:value-type="float" office:value="1.8072900000000001" table:style-name="ce1">
            <text:p>1.80729</text:p>
          </table:table-cell>
          <table:table-cell office:value-type="float" office:value="1.8078000000000001" table:style-name="ce1">
            <text:p>1.8078</text:p>
          </table:table-cell>
          <table:table-cell office:value-type="float" office:value="0.14116000000000001" table:style-name="ce1">
            <text:p>0.14116</text:p>
          </table:table-cell>
          <table:table-cell office:value-type="float" office:value="0.1133" table:style-name="ce1">
            <text:p>0.1133</text:p>
          </table:table-cell>
          <table:table-cell office:value-type="string" table:style-name="ce1">
            <text:p>0.12522 u</text:p>
          </table:table-cell>
          <table:table-cell office:value-type="float" office:value="9.9690000000000001E-2" table:style-name="ce1">
            <text:p>0.09969</text:p>
          </table:table-cell>
          <table:table-cell office:value-type="float" office:value="5.4532400000000001" table:style-name="ce1">
            <text:p>5.45324</text:p>
          </table:table-cell>
          <table:table-cell office:value-type="float" office:value="5.4458000000000002" table:style-name="ce1">
            <text:p>5.4458</text:p>
          </table:table-cell>
          <table:table-cell office:value-type="float" office:value="5.4428599999999996" table:style-name="ce1">
            <text:p>5.44286</text:p>
          </table:table-cell>
          <table:table-cell office:value-type="float" office:value="5.28871" table:style-name="ce1">
            <text:p>5.28871</text:p>
          </table:table-cell>
          <table:table-cell office:value-type="float" office:value="5.3369900000000001" table:style-name="ce1">
            <text:p>5.33699</text:p>
          </table:table-cell>
          <table:table-cell office:value-type="float" office:value="5.3497399999999997" table:style-name="ce1">
            <text:p>5.34974</text:p>
          </table:table-cell>
          <table:table-cell office:value-type="float" office:value="2.3130000000000001E-2" table:style-name="ce1">
            <text:p>0.02313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2.3120000000000002E-2" table:style-name="ce1">
            <text:p>0.02312</text:p>
          </table:table-cell>
          <table:table-cell table:number-columns-repeated="16318"/>
        </table:table-row>
        <table:table-row table:style-name="ro1">
          <table:table-cell office:value-type="time" office:time-value="PT1H15M0S" table:style-name="ce2">
            <text:p>01:15:00</text:p>
          </table:table-cell>
          <table:table-cell office:value-type="string" table:style-name="ce1">
            <text:p>TH_03</text:p>
          </table:table-cell>
          <table:table-cell office:value-type="float" office:value="5.4999999999999997E-3" table:style-name="ce1">
            <text:p>0.0055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8.7799999999999996E-3" table:style-name="ce1">
            <text:p>0.00878</text:p>
          </table:table-cell>
          <table:table-cell office:value-type="float" office:value="8.6400000000000001E-3" table:style-name="ce1">
            <text:p>0.00864</text:p>
          </table:table-cell>
          <table:table-cell office:value-type="float" office:value="8.6199999999999992E-3" table:style-name="ce1">
            <text:p>0.00862</text:p>
          </table:table-cell>
          <table:table-cell office:value-type="float" office:value="9.4500000000000001E-3" table:style-name="ce1">
            <text:p>0.00945</text:p>
          </table:table-cell>
          <table:table-cell office:value-type="float" office:value="8.4499999999999992E-3" table:style-name="ce1">
            <text:p>0.00845</text:p>
          </table:table-cell>
          <table:table-cell office:value-type="float" office:value="8.4799999999999997E-3" table:style-name="ce1">
            <text:p>0.00848</text:p>
          </table:table-cell>
          <table:table-cell office:value-type="float" office:value="8.5599999999999999E-3" table:style-name="ce1">
            <text:p>0.00856</text:p>
          </table:table-cell>
          <table:table-cell office:value-type="float" office:value="1.67455" table:style-name="ce1">
            <text:p>1.67455</text:p>
          </table:table-cell>
          <table:table-cell office:value-type="float" office:value="1.6756899999999999" table:style-name="ce1">
            <text:p>1.67569</text:p>
          </table:table-cell>
          <table:table-cell office:value-type="float" office:value="1.6509400000000001" table:style-name="ce1">
            <text:p>1.65094</text:p>
          </table:table-cell>
          <table:table-cell office:value-type="string" table:style-name="ce1">
            <text:p>Uncal</text:p>
          </table:table-cell>
          <table:table-cell office:value-type="float" office:value="1.61574" table:style-name="ce1">
            <text:p>1.61574</text:p>
          </table:table-cell>
          <table:table-cell office:value-type="float" office:value="1.63554" table:style-name="ce1">
            <text:p>1.63554</text:p>
          </table:table-cell>
          <table:table-cell office:value-type="float" office:value="1.69079" table:style-name="ce1">
            <text:p>1.69079</text:p>
          </table:table-cell>
          <table:table-cell office:value-type="float" office:value="1.6843399999999999" table:style-name="ce1">
            <text:p>1.68434</text:p>
          </table:table-cell>
          <table:table-cell office:value-type="float" office:value="1.6817200000000001" table:style-name="ce1">
            <text:p>1.68172</text:p>
          </table:table-cell>
          <table:table-cell office:value-type="float" office:value="1.62591" table:style-name="ce1">
            <text:p>1.62591</text:p>
          </table:table-cell>
          <table:table-cell office:value-type="float" office:value="1.61588" table:style-name="ce1">
            <text:p>1.61588</text:p>
          </table:table-cell>
          <table:table-cell office:value-type="float" office:value="1.6054200000000001" table:style-name="ce1">
            <text:p>1.60542</text:p>
          </table:table-cell>
          <table:table-cell office:value-type="string" table:style-name="ce1">
            <text:p>-0.00229 u</text:p>
          </table:table-cell>
          <table:table-cell office:value-type="string" table:style-name="ce1">
            <text:p>-0.00756 u</text:p>
          </table:table-cell>
          <table:table-cell office:value-type="string" table:style-name="ce1">
            <text:p>-0.00182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048 u</text:p>
          </table:table-cell>
          <table:table-cell office:value-type="string" table:style-name="ce1">
            <text:p>-0.00162 u</text:p>
          </table:table-cell>
          <table:table-cell office:value-type="float" office:value="0.43081000000000003" table:style-name="ce1">
            <text:p>0.43081</text:p>
          </table:table-cell>
          <table:table-cell office:value-type="float" office:value="0.44484000000000001" table:style-name="ce1">
            <text:p>0.44484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3.1399999999999999E-4" table:style-name="ce1">
            <text:p>0.000314</text:p>
          </table:table-cell>
          <table:table-cell office:value-type="string" table:style-name="ce1">
            <text:p>Uncal</text:p>
          </table:table-cell>
          <table:table-cell office:value-type="float" office:value="0.28016999999999997" table:style-name="ce1">
            <text:p>0.28017</text:p>
          </table:table-cell>
          <table:table-cell office:value-type="float" office:value="0.27742" table:style-name="ce1">
            <text:p>0.27742</text:p>
          </table:table-cell>
          <table:table-cell office:value-type="float" office:value="0.28145999999999999" table:style-name="ce1">
            <text:p>0.28146</text:p>
          </table:table-cell>
          <table:table-cell office:value-type="float" office:value="0.28079999999999999" table:style-name="ce1">
            <text:p>0.2808</text:p>
          </table:table-cell>
          <table:table-cell office:value-type="float" office:value="0.28114" table:style-name="ce1">
            <text:p>0.28114</text:p>
          </table:table-cell>
          <table:table-cell office:value-type="float" office:value="0.27483999999999997" table:style-name="ce1">
            <text:p>0.27484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4.4000000000000002E-4" table:style-name="ce1">
            <text:p>0.00044</text:p>
          </table:table-cell>
          <table:table-cell office:value-type="float" office:value="4.4999999999999999E-4" table:style-name="ce1">
            <text:p>0.00045</text:p>
          </table:table-cell>
          <table:table-cell office:value-type="string" table:style-name="ce1">
            <text:p>0.00048 u</text:p>
          </table:table-cell>
          <table:table-cell office:value-type="float" office:value="1.9903999999999999" table:style-name="ce1">
            <text:p>1.9904</text:p>
          </table:table-cell>
          <table:table-cell office:value-type="float" office:value="1.91889" table:style-name="ce1">
            <text:p>1.91889</text:p>
          </table:table-cell>
          <table:table-cell office:value-type="float" office:value="1.8992199999999999" table:style-name="ce1">
            <text:p>1.89922</text:p>
          </table:table-cell>
          <table:table-cell office:value-type="string" table:style-name="ce1">
            <text:p>Uncal</text:p>
          </table:table-cell>
          <table:table-cell office:value-type="float" office:value="1.9138599999999999" table:style-name="ce1">
            <text:p>1.91386</text:p>
          </table:table-cell>
          <table:table-cell office:value-type="float" office:value="1.91215" table:style-name="ce1">
            <text:p>1.91215</text:p>
          </table:table-cell>
          <table:table-cell office:value-type="float" office:value="0.14438000000000001" table:style-name="ce1">
            <text:p>0.14438</text:p>
          </table:table-cell>
          <table:table-cell office:value-type="float" office:value="7.3349999999999999E-2" table:style-name="ce1">
            <text:p>0.07335</text:p>
          </table:table-cell>
          <table:table-cell office:value-type="string" table:style-name="ce1">
            <text:p>0.08006 u</text:p>
          </table:table-cell>
          <table:table-cell office:value-type="float" office:value="6.3939999999999997E-2" table:style-name="ce1">
            <text:p>0.06394</text:p>
          </table:table-cell>
          <table:table-cell office:value-type="float" office:value="5.5611100000000002" table:style-name="ce1">
            <text:p>5.56111</text:p>
          </table:table-cell>
          <table:table-cell office:value-type="float" office:value="5.5578799999999999" table:style-name="ce1">
            <text:p>5.55788</text:p>
          </table:table-cell>
          <table:table-cell office:value-type="float" office:value="5.5676500000000004" table:style-name="ce1">
            <text:p>5.56765</text:p>
          </table:table-cell>
          <table:table-cell office:value-type="float" office:value="5.4207900000000002" table:style-name="ce1">
            <text:p>5.42079</text:p>
          </table:table-cell>
          <table:table-cell office:value-type="float" office:value="5.4763200000000003" table:style-name="ce1">
            <text:p>5.47632</text:p>
          </table:table-cell>
          <table:table-cell office:value-type="float" office:value="5.4749600000000003" table:style-name="ce1">
            <text:p>5.47496</text:p>
          </table:table-cell>
          <table:table-cell office:value-type="float" office:value="2.4719999999999999E-2" table:style-name="ce1">
            <text:p>0.02472</text:p>
          </table:table-cell>
          <table:table-cell office:value-type="float" office:value="2.4850000000000001E-2" table:style-name="ce1">
            <text:p>0.02485</text:p>
          </table:table-cell>
          <table:table-cell office:value-type="float" office:value="2.496E-2" table:style-name="ce1">
            <text:p>0.02496</text:p>
          </table:table-cell>
          <table:table-cell office:value-type="float" office:value="2.4809999999999999E-2" table:style-name="ce1">
            <text:p>0.02481</text:p>
          </table:table-cell>
          <table:table-cell table:number-columns-repeated="16318"/>
        </table:table-row>
        <table:table-row table:style-name="ro1">
          <table:table-cell office:value-type="time" office:time-value="PT1H16M0S" table:style-name="ce2">
            <text:p>01:16:00</text:p>
          </table:table-cell>
          <table:table-cell office:value-type="string" table:style-name="ce1">
            <text:p>TH_04</text:p>
          </table:table-cell>
          <table:table-cell office:value-type="float" office:value="2.2120000000000001E-2" table:style-name="ce1">
            <text:p>0.02212</text:p>
          </table:table-cell>
          <table:table-cell office:value-type="float" office:value="2.5860000000000001E-2" table:style-name="ce1">
            <text:p>0.02586</text:p>
          </table:table-cell>
          <table:table-cell office:value-type="float" office:value="7.5599999999999999E-3" table:style-name="ce1">
            <text:p>0.00756</text:p>
          </table:table-cell>
          <table:table-cell office:value-type="float" office:value="7.8100000000000001E-3" table:style-name="ce1">
            <text:p>0.00781</text:p>
          </table:table-cell>
          <table:table-cell office:value-type="float" office:value="7.5900000000000004E-3" table:style-name="ce1">
            <text:p>0.00759</text:p>
          </table:table-cell>
          <table:table-cell office:value-type="float" office:value="7.5799999999999999E-3" table:style-name="ce1">
            <text:p>0.00758</text:p>
          </table:table-cell>
          <table:table-cell office:value-type="float" office:value="6.8100000000000001E-3" table:style-name="ce1">
            <text:p>0.00681</text:p>
          </table:table-cell>
          <table:table-cell office:value-type="float" office:value="7.9500000000000005E-3" table:style-name="ce1">
            <text:p>0.00795</text:p>
          </table:table-cell>
          <table:table-cell office:value-type="float" office:value="7.5199999999999998E-3" table:style-name="ce1">
            <text:p>0.00752</text:p>
          </table:table-cell>
          <table:table-cell office:value-type="float" office:value="7.6499999999999997E-3" table:style-name="ce1">
            <text:p>0.00765</text:p>
          </table:table-cell>
          <table:table-cell office:value-type="float" office:value="1.56775" table:style-name="ce1">
            <text:p>1.56775</text:p>
          </table:table-cell>
          <table:table-cell office:value-type="float" office:value="1.57362" table:style-name="ce1">
            <text:p>1.57362</text:p>
          </table:table-cell>
          <table:table-cell office:value-type="float" office:value="1.5561100000000001" table:style-name="ce1">
            <text:p>1.55611</text:p>
          </table:table-cell>
          <table:table-cell office:value-type="string" table:style-name="ce1">
            <text:p>Uncal</text:p>
          </table:table-cell>
          <table:table-cell office:value-type="float" office:value="1.51298" table:style-name="ce1">
            <text:p>1.51298</text:p>
          </table:table-cell>
          <table:table-cell office:value-type="float" office:value="1.54634" table:style-name="ce1">
            <text:p>1.54634</text:p>
          </table:table-cell>
          <table:table-cell office:value-type="float" office:value="1.5951599999999999" table:style-name="ce1">
            <text:p>1.59516</text:p>
          </table:table-cell>
          <table:table-cell office:value-type="float" office:value="1.5868899999999999" table:style-name="ce1">
            <text:p>1.58689</text:p>
          </table:table-cell>
          <table:table-cell office:value-type="float" office:value="1.58778" table:style-name="ce1">
            <text:p>1.58778</text:p>
          </table:table-cell>
          <table:table-cell office:value-type="float" office:value="1.52555" table:style-name="ce1">
            <text:p>1.52555</text:p>
          </table:table-cell>
          <table:table-cell office:value-type="float" office:value="1.52196" table:style-name="ce1">
            <text:p>1.52196</text:p>
          </table:table-cell>
          <table:table-cell office:value-type="float" office:value="1.5073399999999999" table:style-name="ce1">
            <text:p>1.50734</text:p>
          </table:table-cell>
          <table:table-cell office:value-type="float" office:value="6.5399999999999998E-3" table:style-name="ce1">
            <text:p>0.00654</text:p>
          </table:table-cell>
          <table:table-cell office:value-type="float" office:value="4.1099999999999999E-3" table:style-name="ce1">
            <text:p>0.00411</text:p>
          </table:table-cell>
          <table:table-cell office:value-type="float" office:value="7.9699999999999997E-3" table:style-name="ce1">
            <text:p>0.00797</text:p>
          </table:table-cell>
          <table:table-cell office:value-type="string" table:style-name="ce1">
            <text:p>Uncal</text:p>
          </table:table-cell>
          <table:table-cell office:value-type="float" office:value="9.6900000000000007E-3" table:style-name="ce1">
            <text:p>0.00969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0.67586000000000002" table:style-name="ce1">
            <text:p>0.67586</text:p>
          </table:table-cell>
          <table:table-cell office:value-type="float" office:value="0.67793000000000003" table:style-name="ce1">
            <text:p>0.67793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3.4099999999999999E-4" table:style-name="ce1">
            <text:p>0.000341</text:p>
          </table:table-cell>
          <table:table-cell office:value-type="string" table:style-name="ce1">
            <text:p>Uncal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838" table:style-name="ce1">
            <text:p>0.2838</text:p>
          </table:table-cell>
          <table:table-cell office:value-type="float" office:value="0.28778999999999999" table:style-name="ce1">
            <text:p>0.28779</text:p>
          </table:table-cell>
          <table:table-cell office:value-type="float" office:value="0.28731000000000001" table:style-name="ce1">
            <text:p>0.28731</text:p>
          </table:table-cell>
          <table:table-cell office:value-type="float" office:value="0.28677999999999998" table:style-name="ce1">
            <text:p>0.28678</text:p>
          </table:table-cell>
          <table:table-cell office:value-type="float" office:value="0.28231000000000001" table:style-name="ce1">
            <text:p>0.28231</text:p>
          </table:table-cell>
          <table:table-cell office:value-type="float" office:value="3.47E-3" table:style-name="ce1">
            <text:p>0.00347</text:p>
          </table:table-cell>
          <table:table-cell office:value-type="float" office:value="3.3500000000000001E-3" table:style-name="ce1">
            <text:p>0.00335</text:p>
          </table:table-cell>
          <table:table-cell office:value-type="float" office:value="3.6900000000000001E-3" table:style-name="ce1">
            <text:p>0.00369</text:p>
          </table:table-cell>
          <table:table-cell office:value-type="float" office:value="3.3500000000000001E-3" table:style-name="ce1">
            <text:p>0.00335</text:p>
          </table:table-cell>
          <table:table-cell office:value-type="float" office:value="2.8808699999999998" table:style-name="ce1">
            <text:p>2.88087</text:p>
          </table:table-cell>
          <table:table-cell office:value-type="float" office:value="2.9301699999999999" table:style-name="ce1">
            <text:p>2.93017</text:p>
          </table:table-cell>
          <table:table-cell office:value-type="float" office:value="2.88978" table:style-name="ce1">
            <text:p>2.88978</text:p>
          </table:table-cell>
          <table:table-cell office:value-type="string" table:style-name="ce1">
            <text:p>Uncal</text:p>
          </table:table-cell>
          <table:table-cell office:value-type="float" office:value="2.8908999999999998" table:style-name="ce1">
            <text:p>2.8909</text:p>
          </table:table-cell>
          <table:table-cell office:value-type="float" office:value="2.8977300000000001" table:style-name="ce1">
            <text:p>2.89773</text:p>
          </table:table-cell>
          <table:table-cell office:value-type="float" office:value="0.18190000000000001" table:style-name="ce1">
            <text:p>0.1819</text:p>
          </table:table-cell>
          <table:table-cell office:value-type="float" office:value="9.4619999999999996E-2" table:style-name="ce1">
            <text:p>0.09462</text:p>
          </table:table-cell>
          <table:table-cell office:value-type="string" table:style-name="ce1">
            <text:p>0.05432 u</text:p>
          </table:table-cell>
          <table:table-cell office:value-type="float" office:value="8.7889999999999996E-2" table:style-name="ce1">
            <text:p>0.08789</text:p>
          </table:table-cell>
          <table:table-cell office:value-type="float" office:value="5.6632300000000004" table:style-name="ce1">
            <text:p>5.66323</text:p>
          </table:table-cell>
          <table:table-cell office:value-type="float" office:value="5.66953" table:style-name="ce1">
            <text:p>5.66953</text:p>
          </table:table-cell>
          <table:table-cell office:value-type="float" office:value="5.6713500000000003" table:style-name="ce1">
            <text:p>5.67135</text:p>
          </table:table-cell>
          <table:table-cell office:value-type="float" office:value="5.5179499999999999" table:style-name="ce1">
            <text:p>5.51795</text:p>
          </table:table-cell>
          <table:table-cell office:value-type="float" office:value="5.5836899999999998" table:style-name="ce1">
            <text:p>5.58369</text:p>
          </table:table-cell>
          <table:table-cell office:value-type="float" office:value="5.5722699999999996" table:style-name="ce1">
            <text:p>5.57227</text:p>
          </table:table-cell>
          <table:table-cell office:value-type="float" office:value="2.2440000000000002E-2" table:style-name="ce1">
            <text:p>0.02244</text:p>
          </table:table-cell>
          <table:table-cell office:value-type="float" office:value="2.256E-2" table:style-name="ce1">
            <text:p>0.02256</text:p>
          </table:table-cell>
          <table:table-cell office:value-type="float" office:value="2.2689999999999998E-2" table:style-name="ce1">
            <text:p>0.02269</text:p>
          </table:table-cell>
          <table:table-cell office:value-type="float" office:value="2.257E-2" table:style-name="ce1">
            <text:p>0.02257</text:p>
          </table:table-cell>
          <table:table-cell table:number-columns-repeated="16318"/>
        </table:table-row>
        <table:table-row table:style-name="ro1">
          <table:table-cell office:value-type="time" office:time-value="PT1H17M0S" table:style-name="ce2">
            <text:p>01:17:00</text:p>
          </table:table-cell>
          <table:table-cell office:value-type="string" table:style-name="ce1">
            <text:p>TH_05</text:p>
          </table:table-cell>
          <table:table-cell office:value-type="float" office:value="1.044E-2" table:style-name="ce1">
            <text:p>0.01044</text:p>
          </table:table-cell>
          <table:table-cell office:value-type="float" office:value="1.3339999999999999E-2" table:style-name="ce1">
            <text:p>0.01334</text:p>
          </table:table-cell>
          <table:table-cell office:value-type="float" office:value="6.5700000000000003E-3" table:style-name="ce1">
            <text:p>0.00657</text:p>
          </table:table-cell>
          <table:table-cell office:value-type="float" office:value="6.6800000000000002E-3" table:style-name="ce1">
            <text:p>0.00668</text:p>
          </table:table-cell>
          <table:table-cell office:value-type="float" office:value="6.6100000000000004E-3" table:style-name="ce1">
            <text:p>0.00661</text:p>
          </table:table-cell>
          <table:table-cell office:value-type="float" office:value="6.6E-3" table:style-name="ce1">
            <text:p>0.0066</text:p>
          </table:table-cell>
          <table:table-cell office:value-type="float" office:value="7.5100000000000002E-3" table:style-name="ce1">
            <text:p>0.00751</text:p>
          </table:table-cell>
          <table:table-cell office:value-type="float" office:value="7.5900000000000004E-3" table:style-name="ce1">
            <text:p>0.00759</text:p>
          </table:table-cell>
          <table:table-cell office:value-type="float" office:value="6.62E-3" table:style-name="ce1">
            <text:p>0.00662</text:p>
          </table:table-cell>
          <table:table-cell office:value-type="float" office:value="6.5700000000000003E-3" table:style-name="ce1">
            <text:p>0.00657</text:p>
          </table:table-cell>
          <table:table-cell office:value-type="float" office:value="1.3542799999999999" table:style-name="ce1">
            <text:p>1.35428</text:p>
          </table:table-cell>
          <table:table-cell office:value-type="float" office:value="1.36263" table:style-name="ce1">
            <text:p>1.36263</text:p>
          </table:table-cell>
          <table:table-cell office:value-type="float" office:value="1.3440300000000001" table:style-name="ce1">
            <text:p>1.34403</text:p>
          </table:table-cell>
          <table:table-cell office:value-type="string" table:style-name="ce1">
            <text:p>Uncal</text:p>
          </table:table-cell>
          <table:table-cell office:value-type="float" office:value="1.31104" table:style-name="ce1">
            <text:p>1.31104</text:p>
          </table:table-cell>
          <table:table-cell office:value-type="float" office:value="1.3374699999999999" table:style-name="ce1">
            <text:p>1.33747</text:p>
          </table:table-cell>
          <table:table-cell office:value-type="float" office:value="1.3711899999999999" table:style-name="ce1">
            <text:p>1.37119</text:p>
          </table:table-cell>
          <table:table-cell office:value-type="float" office:value="1.38378" table:style-name="ce1">
            <text:p>1.38378</text:p>
          </table:table-cell>
          <table:table-cell office:value-type="float" office:value="1.3820300000000001" table:style-name="ce1">
            <text:p>1.38203</text:p>
          </table:table-cell>
          <table:table-cell office:value-type="float" office:value="1.32209" table:style-name="ce1">
            <text:p>1.32209</text:p>
          </table:table-cell>
          <table:table-cell office:value-type="float" office:value="1.30637" table:style-name="ce1">
            <text:p>1.30637</text:p>
          </table:table-cell>
          <table:table-cell office:value-type="float" office:value="1.3068599999999999" table:style-name="ce1">
            <text:p>1.30686</text:p>
          </table:table-cell>
          <table:table-cell office:value-type="float" office:value="2.64E-3" table:style-name="ce1">
            <text:p>0.00264</text:p>
          </table:table-cell>
          <table:table-cell office:value-type="string" table:style-name="ce1">
            <text:p>-0.00052 u</text:p>
          </table:table-cell>
          <table:table-cell office:value-type="float" office:value="3.5100000000000001E-3" table:style-name="ce1">
            <text:p>0.00351</text:p>
          </table:table-cell>
          <table:table-cell office:value-type="string" table:style-name="ce1">
            <text:p>Uncal</text:p>
          </table:table-cell>
          <table:table-cell office:value-type="float" office:value="5.0600000000000003E-3" table:style-name="ce1">
            <text:p>0.00506</text:p>
          </table:table-cell>
          <table:table-cell office:value-type="float" office:value="3.29E-3" table:style-name="ce1">
            <text:p>0.00329</text:p>
          </table:table-cell>
          <table:table-cell office:value-type="float" office:value="0.53354000000000001" table:style-name="ce1">
            <text:p>0.53354</text:p>
          </table:table-cell>
          <table:table-cell office:value-type="float" office:value="0.54120000000000001" table:style-name="ce1">
            <text:p>0.5412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2.9999999999999997E-4" table:style-name="ce1">
            <text:p>0.0003</text:p>
          </table:table-cell>
          <table:table-cell office:value-type="string" table:style-name="ce1">
            <text:p>Uncal</text:p>
          </table:table-cell>
          <table:table-cell office:value-type="float" office:value="0.23871999999999999" table:style-name="ce1">
            <text:p>0.23872</text:p>
          </table:table-cell>
          <table:table-cell office:value-type="float" office:value="0.23665" table:style-name="ce1">
            <text:p>0.23665</text:p>
          </table:table-cell>
          <table:table-cell office:value-type="float" office:value="0.23941999999999999" table:style-name="ce1">
            <text:p>0.23942</text:p>
          </table:table-cell>
          <table:table-cell office:value-type="float" office:value="0.23962" table:style-name="ce1">
            <text:p>0.23962</text:p>
          </table:table-cell>
          <table:table-cell office:value-type="float" office:value="0.23977999999999999" table:style-name="ce1">
            <text:p>0.23978</text:p>
          </table:table-cell>
          <table:table-cell office:value-type="float" office:value="0.23522000000000001" table:style-name="ce1">
            <text:p>0.23522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2.32E-3" table:style-name="ce1">
            <text:p>0.00232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2.48E-3" table:style-name="ce1">
            <text:p>0.00248</text:p>
          </table:table-cell>
          <table:table-cell office:value-type="float" office:value="2.0031400000000001" table:style-name="ce1">
            <text:p>2.00314</text:p>
          </table:table-cell>
          <table:table-cell office:value-type="float" office:value="1.99966" table:style-name="ce1">
            <text:p>1.99966</text:p>
          </table:table-cell>
          <table:table-cell office:value-type="float" office:value="1.9743999999999999" table:style-name="ce1">
            <text:p>1.9744</text:p>
          </table:table-cell>
          <table:table-cell office:value-type="string" table:style-name="ce1">
            <text:p>Uncal</text:p>
          </table:table-cell>
          <table:table-cell office:value-type="float" office:value="1.98753" table:style-name="ce1">
            <text:p>1.98753</text:p>
          </table:table-cell>
          <table:table-cell office:value-type="float" office:value="1.9876100000000001" table:style-name="ce1">
            <text:p>1.98761</text:p>
          </table:table-cell>
          <table:table-cell office:value-type="float" office:value="9.1050000000000006E-2" table:style-name="ce1">
            <text:p>0.09105</text:p>
          </table:table-cell>
          <table:table-cell office:value-type="float" office:value="6.6909999999999997E-2" table:style-name="ce1">
            <text:p>0.06691</text:p>
          </table:table-cell>
          <table:table-cell office:value-type="string" table:style-name="ce1">
            <text:p>0.04957 u</text:p>
          </table:table-cell>
          <table:table-cell office:value-type="float" office:value="4.1480000000000003E-2" table:style-name="ce1">
            <text:p>0.04148</text:p>
          </table:table-cell>
          <table:table-cell office:value-type="float" office:value="5.6976000000000004" table:style-name="ce1">
            <text:p>5.6976</text:p>
          </table:table-cell>
          <table:table-cell office:value-type="float" office:value="5.6976300000000002" table:style-name="ce1">
            <text:p>5.69763</text:p>
          </table:table-cell>
          <table:table-cell office:value-type="float" office:value="5.7121599999999999" table:style-name="ce1">
            <text:p>5.71216</text:p>
          </table:table-cell>
          <table:table-cell office:value-type="float" office:value="5.5370100000000004" table:style-name="ce1">
            <text:p>5.53701</text:p>
          </table:table-cell>
          <table:table-cell office:value-type="float" office:value="5.60215" table:style-name="ce1">
            <text:p>5.60215</text:p>
          </table:table-cell>
          <table:table-cell office:value-type="float" office:value="5.6274100000000002" table:style-name="ce1">
            <text:p>5.62741</text:p>
          </table:table-cell>
          <table:table-cell office:value-type="float" office:value="1.9210000000000001E-2" table:style-name="ce1">
            <text:p>0.01921</text:p>
          </table:table-cell>
          <table:table-cell office:value-type="float" office:value="1.9300000000000001E-2" table:style-name="ce1">
            <text:p>0.0193</text:p>
          </table:table-cell>
          <table:table-cell office:value-type="float" office:value="1.9449999999999999E-2" table:style-name="ce1">
            <text:p>0.01945</text:p>
          </table:table-cell>
          <table:table-cell office:value-type="float" office:value="1.932E-2" table:style-name="ce1">
            <text:p>0.01932</text:p>
          </table:table-cell>
          <table:table-cell table:number-columns-repeated="16318"/>
        </table:table-row>
        <table:table-row table:style-name="ro1">
          <table:table-cell office:value-type="time" office:time-value="PT1H18M0S" table:style-name="ce2">
            <text:p>01:18:00</text:p>
          </table:table-cell>
          <table:table-cell office:value-type="string" table:style-name="ce1">
            <text:p>TH_06</text:p>
          </table:table-cell>
          <table:table-cell office:value-type="float" office:value="1.486E-2" table:style-name="ce1">
            <text:p>0.01486</text:p>
          </table:table-cell>
          <table:table-cell office:value-type="float" office:value="1.652E-2" table:style-name="ce1">
            <text:p>0.01652</text:p>
          </table:table-cell>
          <table:table-cell office:value-type="float" office:value="6.7400000000000003E-3" table:style-name="ce1">
            <text:p>0.00674</text:p>
          </table:table-cell>
          <table:table-cell office:value-type="float" office:value="7.1799999999999998E-3" table:style-name="ce1">
            <text:p>0.00718</text:p>
          </table:table-cell>
          <table:table-cell office:value-type="float" office:value="6.9800000000000001E-3" table:style-name="ce1">
            <text:p>0.00698</text:p>
          </table:table-cell>
          <table:table-cell office:value-type="float" office:value="6.9699999999999996E-3" table:style-name="ce1">
            <text:p>0.00697</text:p>
          </table:table-cell>
          <table:table-cell office:value-type="float" office:value="6.4999999999999997E-3" table:style-name="ce1">
            <text:p>0.0065</text:p>
          </table:table-cell>
          <table:table-cell office:value-type="float" office:value="7.6099999999999996E-3" table:style-name="ce1">
            <text:p>0.00761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6.8599999999999998E-3" table:style-name="ce1">
            <text:p>0.00686</text:p>
          </table:table-cell>
          <table:table-cell office:value-type="float" office:value="1.35046" table:style-name="ce1">
            <text:p>1.35046</text:p>
          </table:table-cell>
          <table:table-cell office:value-type="float" office:value="1.3596299999999999" table:style-name="ce1">
            <text:p>1.35963</text:p>
          </table:table-cell>
          <table:table-cell office:value-type="float" office:value="1.3414699999999999" table:style-name="ce1">
            <text:p>1.34147</text:p>
          </table:table-cell>
          <table:table-cell office:value-type="string" table:style-name="ce1">
            <text:p>Uncal</text:p>
          </table:table-cell>
          <table:table-cell office:value-type="float" office:value="1.31246" table:style-name="ce1">
            <text:p>1.31246</text:p>
          </table:table-cell>
          <table:table-cell office:value-type="float" office:value="1.32653" table:style-name="ce1">
            <text:p>1.32653</text:p>
          </table:table-cell>
          <table:table-cell office:value-type="float" office:value="1.3920399999999999" table:style-name="ce1">
            <text:p>1.39204</text:p>
          </table:table-cell>
          <table:table-cell office:value-type="float" office:value="1.38062" table:style-name="ce1">
            <text:p>1.38062</text:p>
          </table:table-cell>
          <table:table-cell office:value-type="float" office:value="1.37273" table:style-name="ce1">
            <text:p>1.37273</text:p>
          </table:table-cell>
          <table:table-cell office:value-type="float" office:value="1.3085199999999999" table:style-name="ce1">
            <text:p>1.30852</text:p>
          </table:table-cell>
          <table:table-cell office:value-type="float" office:value="1.31593" table:style-name="ce1">
            <text:p>1.31593</text:p>
          </table:table-cell>
          <table:table-cell office:value-type="float" office:value="1.2994300000000001" table:style-name="ce1">
            <text:p>1.29943</text:p>
          </table:table-cell>
          <table:table-cell office:value-type="float" office:value="5.8900000000000003E-3" table:style-name="ce1">
            <text:p>0.00589</text:p>
          </table:table-cell>
          <table:table-cell office:value-type="float" office:value="2.33E-3" table:style-name="ce1">
            <text:p>0.00233</text:p>
          </table:table-cell>
          <table:table-cell office:value-type="float" office:value="6.9899999999999997E-3" table:style-name="ce1">
            <text:p>0.00699</text:p>
          </table:table-cell>
          <table:table-cell office:value-type="string" table:style-name="ce1">
            <text:p>Uncal</text:p>
          </table:table-cell>
          <table:table-cell office:value-type="float" office:value="7.79E-3" table:style-name="ce1">
            <text:p>0.00779</text:p>
          </table:table-cell>
          <table:table-cell office:value-type="float" office:value="6.9499999999999996E-3" table:style-name="ce1">
            <text:p>0.00695</text:p>
          </table:table-cell>
          <table:table-cell office:value-type="float" office:value="0.41249000000000002" table:style-name="ce1">
            <text:p>0.41249</text:p>
          </table:table-cell>
          <table:table-cell office:value-type="float" office:value="0.42915999999999999" table:style-name="ce1">
            <text:p>0.42916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3.0299999999999999E-4" table:style-name="ce1">
            <text:p>0.000303</text:p>
          </table:table-cell>
          <table:table-cell office:value-type="string" table:style-name="ce1">
            <text:p>Uncal</text:p>
          </table:table-cell>
          <table:table-cell office:value-type="float" office:value="0.23779" table:style-name="ce1">
            <text:p>0.23779</text:p>
          </table:table-cell>
          <table:table-cell office:value-type="float" office:value="0.23615" table:style-name="ce1">
            <text:p>0.23615</text:p>
          </table:table-cell>
          <table:table-cell office:value-type="float" office:value="0.23849000000000001" table:style-name="ce1">
            <text:p>0.23849</text:p>
          </table:table-cell>
          <table:table-cell office:value-type="float" office:value="0.23852999999999999" table:style-name="ce1">
            <text:p>0.23853</text:p>
          </table:table-cell>
          <table:table-cell office:value-type="float" office:value="0.23798" table:style-name="ce1">
            <text:p>0.23798</text:p>
          </table:table-cell>
          <table:table-cell office:value-type="float" office:value="0.23404" table:style-name="ce1">
            <text:p>0.23404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3E-3" table:style-name="ce1">
            <text:p>0.0023</text:p>
          </table:table-cell>
          <table:table-cell office:value-type="float" office:value="2.2100000000000002E-3" table:style-name="ce1">
            <text:p>0.00221</text:p>
          </table:table-cell>
          <table:table-cell office:value-type="float" office:value="1.92388" table:style-name="ce1">
            <text:p>1.92388</text:p>
          </table:table-cell>
          <table:table-cell office:value-type="float" office:value="1.82707" table:style-name="ce1">
            <text:p>1.82707</text:p>
          </table:table-cell>
          <table:table-cell office:value-type="float" office:value="1.8081199999999999" table:style-name="ce1">
            <text:p>1.80812</text:p>
          </table:table-cell>
          <table:table-cell office:value-type="string" table:style-name="ce1">
            <text:p>Uncal</text:p>
          </table:table-cell>
          <table:table-cell office:value-type="float" office:value="1.8111900000000001" table:style-name="ce1">
            <text:p>1.81119</text:p>
          </table:table-cell>
          <table:table-cell office:value-type="float" office:value="1.80758" table:style-name="ce1">
            <text:p>1.80758</text:p>
          </table:table-cell>
          <table:table-cell office:value-type="float" office:value="9.9129999999999996E-2" table:style-name="ce1">
            <text:p>0.09913</text:p>
          </table:table-cell>
          <table:table-cell office:value-type="float" office:value="7.8189999999999996E-2" table:style-name="ce1">
            <text:p>0.07819</text:p>
          </table:table-cell>
          <table:table-cell office:value-type="string" table:style-name="ce1">
            <text:p>0.10133 u</text:p>
          </table:table-cell>
          <table:table-cell office:value-type="float" office:value="7.7329999999999996E-2" table:style-name="ce1">
            <text:p>0.07733</text:p>
          </table:table-cell>
          <table:table-cell office:value-type="float" office:value="5.6943099999999998" table:style-name="ce1">
            <text:p>5.69431</text:p>
          </table:table-cell>
          <table:table-cell office:value-type="float" office:value="5.7049799999999999" table:style-name="ce1">
            <text:p>5.70498</text:p>
          </table:table-cell>
          <table:table-cell office:value-type="float" office:value="5.7006699999999997" table:style-name="ce1">
            <text:p>5.70067</text:p>
          </table:table-cell>
          <table:table-cell office:value-type="float" office:value="5.5089300000000003" table:style-name="ce1">
            <text:p>5.50893</text:p>
          </table:table-cell>
          <table:table-cell office:value-type="float" office:value="5.6175300000000004" table:style-name="ce1">
            <text:p>5.61753</text:p>
          </table:table-cell>
          <table:table-cell office:value-type="float" office:value="5.6070700000000002" table:style-name="ce1">
            <text:p>5.60707</text:p>
          </table:table-cell>
          <table:table-cell office:value-type="float" office:value="1.9189999999999999E-2" table:style-name="ce1">
            <text:p>0.01919</text:p>
          </table:table-cell>
          <table:table-cell office:value-type="float" office:value="1.932E-2" table:style-name="ce1">
            <text:p>0.01932</text:p>
          </table:table-cell>
          <table:table-cell office:value-type="float" office:value="1.932E-2" table:style-name="ce1">
            <text:p>0.01932</text:p>
          </table:table-cell>
          <table:table-cell office:value-type="float" office:value="1.9259999999999999E-2" table:style-name="ce1">
            <text:p>0.01926</text:p>
          </table:table-cell>
          <table:table-cell table:number-columns-repeated="16318"/>
        </table:table-row>
        <table:table-row table:style-name="ro1">
          <table:table-cell office:value-type="time" office:time-value="PT1H19M0S" table:style-name="ce2">
            <text:p>01:19:00</text:p>
          </table:table-cell>
          <table:table-cell office:value-type="string" table:style-name="ce1">
            <text:p>TH_07</text:p>
          </table:table-cell>
          <table:table-cell office:value-type="float" office:value="6.13E-3" table:style-name="ce1">
            <text:p>0.00613</text:p>
          </table:table-cell>
          <table:table-cell office:value-type="float" office:value="8.5900000000000004E-3" table:style-name="ce1">
            <text:p>0.00859</text:p>
          </table:table-cell>
          <table:table-cell office:value-type="float" office:value="6.1399999999999996E-3" table:style-name="ce1">
            <text:p>0.00614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6.6800000000000002E-3" table:style-name="ce1">
            <text:p>0.00668</text:p>
          </table:table-cell>
          <table:table-cell office:value-type="float" office:value="5.9199999999999999E-3" table:style-name="ce1">
            <text:p>0.00592</text:p>
          </table:table-cell>
          <table:table-cell office:value-type="float" office:value="5.8900000000000003E-3" table:style-name="ce1">
            <text:p>0.00589</text:p>
          </table:table-cell>
          <table:table-cell office:value-type="float" office:value="1.2490600000000001" table:style-name="ce1">
            <text:p>1.24906</text:p>
          </table:table-cell>
          <table:table-cell office:value-type="float" office:value="1.2511000000000001" table:style-name="ce1">
            <text:p>1.2511</text:p>
          </table:table-cell>
          <table:table-cell office:value-type="float" office:value="1.2311700000000001" table:style-name="ce1">
            <text:p>1.23117</text:p>
          </table:table-cell>
          <table:table-cell office:value-type="string" table:style-name="ce1">
            <text:p>Uncal</text:p>
          </table:table-cell>
          <table:table-cell office:value-type="float" office:value="1.2054400000000001" table:style-name="ce1">
            <text:p>1.20544</text:p>
          </table:table-cell>
          <table:table-cell office:value-type="float" office:value="1.22235" table:style-name="ce1">
            <text:p>1.22235</text:p>
          </table:table-cell>
          <table:table-cell office:value-type="float" office:value="1.2758799999999999" table:style-name="ce1">
            <text:p>1.27588</text:p>
          </table:table-cell>
          <table:table-cell office:value-type="float" office:value="1.2682899999999999" table:style-name="ce1">
            <text:p>1.26829</text:p>
          </table:table-cell>
          <table:table-cell office:value-type="float" office:value="1.26491" table:style-name="ce1">
            <text:p>1.26491</text:p>
          </table:table-cell>
          <table:table-cell office:value-type="float" office:value="1.2132400000000001" table:style-name="ce1">
            <text:p>1.21324</text:p>
          </table:table-cell>
          <table:table-cell office:value-type="float" office:value="1.2175499999999999" table:style-name="ce1">
            <text:p>1.21755</text:p>
          </table:table-cell>
          <table:table-cell office:value-type="float" office:value="1.1985399999999999" table:style-name="ce1">
            <text:p>1.19854</text:p>
          </table:table-cell>
          <table:table-cell office:value-type="string" table:style-name="ce1">
            <text:p>0.00013 u</text:p>
          </table:table-cell>
          <table:table-cell office:value-type="string" table:style-name="ce1">
            <text:p>-0.00398 u</text:p>
          </table:table-cell>
          <table:table-cell office:value-type="string" table:style-name="ce1">
            <text:p>0.00122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350 u</text:p>
          </table:table-cell>
          <table:table-cell office:value-type="string" table:style-name="ce1">
            <text:p>0.00031 u</text:p>
          </table:table-cell>
          <table:table-cell office:value-type="float" office:value="0.35213" table:style-name="ce1">
            <text:p>0.35213</text:p>
          </table:table-cell>
          <table:table-cell office:value-type="float" office:value="0.36698999999999998" table:style-name="ce1">
            <text:p>0.36699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2.7900000000000001E-4" table:style-name="ce1">
            <text:p>0.000279</text:p>
          </table:table-cell>
          <table:table-cell office:value-type="string" table:style-name="ce1">
            <text:p>Uncal</text:p>
          </table:table-cell>
          <table:table-cell office:value-type="float" office:value="0.21493999999999999" table:style-name="ce1">
            <text:p>0.21494</text:p>
          </table:table-cell>
          <table:table-cell office:value-type="float" office:value="0.21304999999999999" table:style-name="ce1">
            <text:p>0.21305</text:p>
          </table:table-cell>
          <table:table-cell office:value-type="float" office:value="0.21603" table:style-name="ce1">
            <text:p>0.21603</text:p>
          </table:table-cell>
          <table:table-cell office:value-type="float" office:value="0.21495" table:style-name="ce1">
            <text:p>0.21495</text:p>
          </table:table-cell>
          <table:table-cell office:value-type="float" office:value="0.21498999999999999" table:style-name="ce1">
            <text:p>0.21499</text:p>
          </table:table-cell>
          <table:table-cell office:value-type="float" office:value="0.21071999999999999" table:style-name="ce1">
            <text:p>0.21072</text:p>
          </table:table-cell>
          <table:table-cell office:value-type="float" office:value="1.16E-3" table:style-name="ce1">
            <text:p>0.00116</text:p>
          </table:table-cell>
          <table:table-cell office:value-type="float" office:value="1.14E-3" table:style-name="ce1">
            <text:p>0.00114</text:p>
          </table:table-cell>
          <table:table-cell office:value-type="float" office:value="1.0399999999999999E-3" table:style-name="ce1">
            <text:p>0.00104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1.81403" table:style-name="ce1">
            <text:p>1.81403</text:p>
          </table:table-cell>
          <table:table-cell office:value-type="float" office:value="1.75298" table:style-name="ce1">
            <text:p>1.75298</text:p>
          </table:table-cell>
          <table:table-cell office:value-type="float" office:value="1.7352799999999999" table:style-name="ce1">
            <text:p>1.73528</text:p>
          </table:table-cell>
          <table:table-cell office:value-type="string" table:style-name="ce1">
            <text:p>Uncal</text:p>
          </table:table-cell>
          <table:table-cell office:value-type="float" office:value="1.73231" table:style-name="ce1">
            <text:p>1.73231</text:p>
          </table:table-cell>
          <table:table-cell office:value-type="float" office:value="1.73838" table:style-name="ce1">
            <text:p>1.73838</text:p>
          </table:table-cell>
          <table:table-cell office:value-type="float" office:value="0.10818" table:style-name="ce1">
            <text:p>0.10818</text:p>
          </table:table-cell>
          <table:table-cell office:value-type="float" office:value="7.571E-2" table:style-name="ce1">
            <text:p>0.07571</text:p>
          </table:table-cell>
          <table:table-cell office:value-type="string" table:style-name="ce1">
            <text:p>0.05637 u</text:p>
          </table:table-cell>
          <table:table-cell office:value-type="float" office:value="5.108E-2" table:style-name="ce1">
            <text:p>0.05108</text:p>
          </table:table-cell>
          <table:table-cell office:value-type="float" office:value="5.6999000000000004" table:style-name="ce1">
            <text:p>5.6999</text:p>
          </table:table-cell>
          <table:table-cell office:value-type="float" office:value="5.7186500000000002" table:style-name="ce1">
            <text:p>5.71865</text:p>
          </table:table-cell>
          <table:table-cell office:value-type="float" office:value="5.7263799999999998" table:style-name="ce1">
            <text:p>5.72638</text:p>
          </table:table-cell>
          <table:table-cell office:value-type="float" office:value="5.6052200000000001" table:style-name="ce1">
            <text:p>5.60522</text:p>
          </table:table-cell>
          <table:table-cell office:value-type="float" office:value="5.6044499999999999" table:style-name="ce1">
            <text:p>5.60445</text:p>
          </table:table-cell>
          <table:table-cell office:value-type="float" office:value="5.6082200000000002" table:style-name="ce1">
            <text:p>5.60822</text:p>
          </table:table-cell>
          <table:table-cell office:value-type="float" office:value="1.804E-2" table:style-name="ce1">
            <text:p>0.01804</text:p>
          </table:table-cell>
          <table:table-cell office:value-type="float" office:value="1.8149999999999999E-2" table:style-name="ce1">
            <text:p>0.01815</text:p>
          </table:table-cell>
          <table:table-cell office:value-type="float" office:value="1.8180000000000002E-2" table:style-name="ce1">
            <text:p>0.01818</text:p>
          </table:table-cell>
          <table:table-cell office:value-type="float" office:value="1.804E-2" table:style-name="ce1">
            <text:p>0.01804</text:p>
          </table:table-cell>
          <table:table-cell table:number-columns-repeated="16318"/>
        </table:table-row>
        <table:table-row table:style-name="ro1">
          <table:table-cell office:value-type="time" office:time-value="PT1H20M0S" table:style-name="ce2">
            <text:p>01:20:00</text:p>
          </table:table-cell>
          <table:table-cell office:value-type="string" table:style-name="ce1">
            <text:p>TH_08</text:p>
          </table:table-cell>
          <table:table-cell office:value-type="float" office:value="2.5520000000000001E-2" table:style-name="ce1">
            <text:p>0.02552</text:p>
          </table:table-cell>
          <table:table-cell office:value-type="float" office:value="2.5479999999999999E-2" table:style-name="ce1">
            <text:p>0.02548</text:p>
          </table:table-cell>
          <table:table-cell office:value-type="float" office:value="6.2300000000000003E-3" table:style-name="ce1">
            <text:p>0.00623</text:p>
          </table:table-cell>
          <table:table-cell office:value-type="float" office:value="6.4099999999999999E-3" table:style-name="ce1">
            <text:p>0.00641</text:p>
          </table:table-cell>
          <table:table-cell office:value-type="float" office:value="6.28E-3" table:style-name="ce1">
            <text:p>0.00628</text:p>
          </table:table-cell>
          <table:table-cell office:value-type="float" office:value="6.28E-3" table:style-name="ce1">
            <text:p>0.00628</text:p>
          </table:table-cell>
          <table:table-cell office:value-type="float" office:value="6.45E-3" table:style-name="ce1">
            <text:p>0.00645</text:p>
          </table:table-cell>
          <table:table-cell office:value-type="float" office:value="6.8300000000000001E-3" table:style-name="ce1">
            <text:p>0.00683</text:p>
          </table:table-cell>
          <table:table-cell office:value-type="float" office:value="6.1900000000000002E-3" table:style-name="ce1">
            <text:p>0.00619</text:p>
          </table:table-cell>
          <table:table-cell office:value-type="float" office:value="6.2700000000000004E-3" table:style-name="ce1">
            <text:p>0.00627</text:p>
          </table:table-cell>
          <table:table-cell office:value-type="float" office:value="1.21685" table:style-name="ce1">
            <text:p>1.21685</text:p>
          </table:table-cell>
          <table:table-cell office:value-type="float" office:value="1.22784" table:style-name="ce1">
            <text:p>1.22784</text:p>
          </table:table-cell>
          <table:table-cell office:value-type="float" office:value="1.2127600000000001" table:style-name="ce1">
            <text:p>1.21276</text:p>
          </table:table-cell>
          <table:table-cell office:value-type="string" table:style-name="ce1">
            <text:p>Uncal</text:p>
          </table:table-cell>
          <table:table-cell office:value-type="float" office:value="1.1872400000000001" table:style-name="ce1">
            <text:p>1.18724</text:p>
          </table:table-cell>
          <table:table-cell office:value-type="float" office:value="1.2013499999999999" table:style-name="ce1">
            <text:p>1.20135</text:p>
          </table:table-cell>
          <table:table-cell office:value-type="float" office:value="1.2314700000000001" table:style-name="ce1">
            <text:p>1.23147</text:p>
          </table:table-cell>
          <table:table-cell office:value-type="float" office:value="1.24665" table:style-name="ce1">
            <text:p>1.24665</text:p>
          </table:table-cell>
          <table:table-cell office:value-type="float" office:value="1.24875" table:style-name="ce1">
            <text:p>1.24875</text:p>
          </table:table-cell>
          <table:table-cell office:value-type="float" office:value="1.1882299999999999" table:style-name="ce1">
            <text:p>1.18823</text:p>
          </table:table-cell>
          <table:table-cell office:value-type="float" office:value="1.19146" table:style-name="ce1">
            <text:p>1.19146</text:p>
          </table:table-cell>
          <table:table-cell office:value-type="float" office:value="1.16828" table:style-name="ce1">
            <text:p>1.16828</text:p>
          </table:table-cell>
          <table:table-cell office:value-type="float" office:value="2.5440000000000001E-2" table:style-name="ce1">
            <text:p>0.02544</text:p>
          </table:table-cell>
          <table:table-cell office:value-type="float" office:value="2.5919999999999999E-2" table:style-name="ce1">
            <text:p>0.02592</text:p>
          </table:table-cell>
          <table:table-cell office:value-type="float" office:value="2.6950000000000002E-2" table:style-name="ce1">
            <text:p>0.02695</text:p>
          </table:table-cell>
          <table:table-cell office:value-type="string" table:style-name="ce1">
            <text:p>Uncal</text:p>
          </table:table-cell>
          <table:table-cell office:value-type="float" office:value="3.0929999999999999E-2" table:style-name="ce1">
            <text:p>0.03093</text:p>
          </table:table-cell>
          <table:table-cell office:value-type="float" office:value="2.903E-2" table:style-name="ce1">
            <text:p>0.02903</text:p>
          </table:table-cell>
          <table:table-cell office:value-type="float" office:value="0.35998000000000002" table:style-name="ce1">
            <text:p>0.35998</text:p>
          </table:table-cell>
          <table:table-cell office:value-type="float" office:value="0.37680000000000002" table:style-name="ce1">
            <text:p>0.3768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3.1599999999999998E-4" table:style-name="ce1">
            <text:p>0.000316</text:p>
          </table:table-cell>
          <table:table-cell office:value-type="string" table:style-name="ce1">
            <text:p>Uncal</text:p>
          </table:table-cell>
          <table:table-cell office:value-type="float" office:value="0.21568000000000001" table:style-name="ce1">
            <text:p>0.21568</text:p>
          </table:table-cell>
          <table:table-cell office:value-type="float" office:value="0.21432999999999999" table:style-name="ce1">
            <text:p>0.21433</text:p>
          </table:table-cell>
          <table:table-cell office:value-type="float" office:value="0.21626999999999999" table:style-name="ce1">
            <text:p>0.21627</text:p>
          </table:table-cell>
          <table:table-cell office:value-type="float" office:value="0.21582000000000001" table:style-name="ce1">
            <text:p>0.21582</text:p>
          </table:table-cell>
          <table:table-cell office:value-type="float" office:value="0.21640000000000001" table:style-name="ce1">
            <text:p>0.2164</text:p>
          </table:table-cell>
          <table:table-cell office:value-type="float" office:value="0.21198" table:style-name="ce1">
            <text:p>0.21198</text:p>
          </table:table-cell>
          <table:table-cell office:value-type="float" office:value="7.8200000000000006E-3" table:style-name="ce1">
            <text:p>0.00782</text:p>
          </table:table-cell>
          <table:table-cell office:value-type="float" office:value="7.8200000000000006E-3" table:style-name="ce1">
            <text:p>0.00782</text:p>
          </table:table-cell>
          <table:table-cell office:value-type="float" office:value="7.9799999999999992E-3" table:style-name="ce1">
            <text:p>0.00798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1.83908" table:style-name="ce1">
            <text:p>1.83908</text:p>
          </table:table-cell>
          <table:table-cell office:value-type="float" office:value="1.7342" table:style-name="ce1">
            <text:p>1.7342</text:p>
          </table:table-cell>
          <table:table-cell office:value-type="float" office:value="1.7206600000000001" table:style-name="ce1">
            <text:p>1.72066</text:p>
          </table:table-cell>
          <table:table-cell office:value-type="string" table:style-name="ce1">
            <text:p>Uncal</text:p>
          </table:table-cell>
          <table:table-cell office:value-type="float" office:value="1.7236100000000001" table:style-name="ce1">
            <text:p>1.72361</text:p>
          </table:table-cell>
          <table:table-cell office:value-type="float" office:value="1.7147600000000001" table:style-name="ce1">
            <text:p>1.71476</text:p>
          </table:table-cell>
          <table:table-cell office:value-type="float" office:value="0.13819999999999999" table:style-name="ce1">
            <text:p>0.1382</text:p>
          </table:table-cell>
          <table:table-cell office:value-type="float" office:value="8.2659999999999997E-2" table:style-name="ce1">
            <text:p>0.08266</text:p>
          </table:table-cell>
          <table:table-cell office:value-type="string" table:style-name="ce1">
            <text:p>0.08484 u</text:p>
          </table:table-cell>
          <table:table-cell office:value-type="float" office:value="7.9560000000000006E-2" table:style-name="ce1">
            <text:p>0.07956</text:p>
          </table:table-cell>
          <table:table-cell office:value-type="float" office:value="5.6569000000000003" table:style-name="ce1">
            <text:p>5.6569</text:p>
          </table:table-cell>
          <table:table-cell office:value-type="float" office:value="5.68607" table:style-name="ce1">
            <text:p>5.68607</text:p>
          </table:table-cell>
          <table:table-cell office:value-type="float" office:value="5.6820199999999996" table:style-name="ce1">
            <text:p>5.68202</text:p>
          </table:table-cell>
          <table:table-cell office:value-type="float" office:value="5.5532700000000004" table:style-name="ce1">
            <text:p>5.55327</text:p>
          </table:table-cell>
          <table:table-cell office:value-type="float" office:value="5.5464599999999997" table:style-name="ce1">
            <text:p>5.54646</text:p>
          </table:table-cell>
          <table:table-cell office:value-type="float" office:value="5.5784399999999996" table:style-name="ce1">
            <text:p>5.57844</text:p>
          </table:table-cell>
          <table:table-cell office:value-type="float" office:value="1.7409999999999998E-2" table:style-name="ce1">
            <text:p>0.01741</text:p>
          </table:table-cell>
          <table:table-cell office:value-type="float" office:value="1.7489999999999999E-2" table:style-name="ce1">
            <text:p>0.01749</text:p>
          </table:table-cell>
          <table:table-cell office:value-type="float" office:value="1.754E-2" table:style-name="ce1">
            <text:p>0.01754</text:p>
          </table:table-cell>
          <table:table-cell office:value-type="float" office:value="1.745E-2" table:style-name="ce1">
            <text:p>0.01745</text:p>
          </table:table-cell>
          <table:table-cell table:number-columns-repeated="16318"/>
        </table:table-row>
        <table:table-row table:style-name="ro1">
          <table:table-cell office:value-type="time" office:time-value="PT1H21M0S" table:style-name="ce2">
            <text:p>01:21:00</text:p>
          </table:table-cell>
          <table:table-cell office:value-type="string" table:style-name="ce1">
            <text:p>TH_09</text:p>
          </table:table-cell>
          <table:table-cell office:value-type="float" office:value="1.01E-2" table:style-name="ce1">
            <text:p>0.0101</text:p>
          </table:table-cell>
          <table:table-cell office:value-type="float" office:value="1.417E-2" table:style-name="ce1">
            <text:p>0.01417</text:p>
          </table:table-cell>
          <table:table-cell office:value-type="float" office:value="5.13E-3" table:style-name="ce1">
            <text:p>0.00513</text:p>
          </table:table-cell>
          <table:table-cell office:value-type="float" office:value="5.1500000000000001E-3" table:style-name="ce1">
            <text:p>0.00515</text:p>
          </table:table-cell>
          <table:table-cell office:value-type="float" office:value="5.0099999999999997E-3" table:style-name="ce1">
            <text:p>0.00501</text:p>
          </table:table-cell>
          <table:table-cell office:value-type="float" office:value="5.0099999999999997E-3" table:style-name="ce1">
            <text:p>0.00501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5.4099999999999999E-3" table:style-name="ce1">
            <text:p>0.00541</text:p>
          </table:table-cell>
          <table:table-cell office:value-type="float" office:value="4.9800000000000001E-3" table:style-name="ce1">
            <text:p>0.00498</text:p>
          </table:table-cell>
          <table:table-cell office:value-type="float" office:value="5.0899999999999999E-3" table:style-name="ce1">
            <text:p>0.00509</text:p>
          </table:table-cell>
          <table:table-cell office:value-type="float" office:value="1.1068800000000001" table:style-name="ce1">
            <text:p>1.10688</text:p>
          </table:table-cell>
          <table:table-cell office:value-type="float" office:value="1.1206" table:style-name="ce1">
            <text:p>1.1206</text:p>
          </table:table-cell>
          <table:table-cell office:value-type="float" office:value="1.1063400000000001" table:style-name="ce1">
            <text:p>1.10634</text:p>
          </table:table-cell>
          <table:table-cell office:value-type="string" table:style-name="ce1">
            <text:p>Uncal</text:p>
          </table:table-cell>
          <table:table-cell office:value-type="float" office:value="1.0767899999999999" table:style-name="ce1">
            <text:p>1.07679</text:p>
          </table:table-cell>
          <table:table-cell office:value-type="float" office:value="1.09396" table:style-name="ce1">
            <text:p>1.09396</text:p>
          </table:table-cell>
          <table:table-cell office:value-type="float" office:value="1.13771" table:style-name="ce1">
            <text:p>1.13771</text:p>
          </table:table-cell>
          <table:table-cell office:value-type="float" office:value="1.14005" table:style-name="ce1">
            <text:p>1.14005</text:p>
          </table:table-cell>
          <table:table-cell office:value-type="float" office:value="1.14262" table:style-name="ce1">
            <text:p>1.14262</text:p>
          </table:table-cell>
          <table:table-cell office:value-type="float" office:value="1.08483" table:style-name="ce1">
            <text:p>1.08483</text:p>
          </table:table-cell>
          <table:table-cell office:value-type="float" office:value="1.0880799999999999" table:style-name="ce1">
            <text:p>1.08808</text:p>
          </table:table-cell>
          <table:table-cell office:value-type="float" office:value="1.0748800000000001" table:style-name="ce1">
            <text:p>1.07488</text:p>
          </table:table-cell>
          <table:table-cell office:value-type="float" office:value="2.33E-3" table:style-name="ce1">
            <text:p>0.00233</text:p>
          </table:table-cell>
          <table:table-cell office:value-type="string" table:style-name="ce1">
            <text:p>-0.00137 u</text:p>
          </table:table-cell>
          <table:table-cell office:value-type="float" office:value="3.82E-3" table:style-name="ce1">
            <text:p>0.00382</text:p>
          </table:table-cell>
          <table:table-cell office:value-type="string" table:style-name="ce1">
            <text:p>Uncal</text:p>
          </table:table-cell>
          <table:table-cell office:value-type="float" office:value="4.6299999999999996E-3" table:style-name="ce1">
            <text:p>0.00463</text:p>
          </table:table-cell>
          <table:table-cell office:value-type="string" table:style-name="ce1">
            <text:p>0.00279 u</text:p>
          </table:table-cell>
          <table:table-cell office:value-type="float" office:value="0.31786999999999999" table:style-name="ce1">
            <text:p>0.31787</text:p>
          </table:table-cell>
          <table:table-cell office:value-type="float" office:value="0.33278000000000002" table:style-name="ce1">
            <text:p>0.33278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2.5700000000000001E-4" table:style-name="ce1">
            <text:p>0.000257</text:p>
          </table:table-cell>
          <table:table-cell office:value-type="string" table:style-name="ce1">
            <text:p>Uncal</text:p>
          </table:table-cell>
          <table:table-cell office:value-type="float" office:value="0.19306000000000001" table:style-name="ce1">
            <text:p>0.19306</text:p>
          </table:table-cell>
          <table:table-cell office:value-type="float" office:value="0.19137000000000001" table:style-name="ce1">
            <text:p>0.19137</text:p>
          </table:table-cell>
          <table:table-cell office:value-type="float" office:value="0.19405" table:style-name="ce1">
            <text:p>0.19405</text:p>
          </table:table-cell>
          <table:table-cell office:value-type="float" office:value="0.19459000000000001" table:style-name="ce1">
            <text:p>0.19459</text:p>
          </table:table-cell>
          <table:table-cell office:value-type="float" office:value="0.19392999999999999" table:style-name="ce1">
            <text:p>0.19393</text:p>
          </table:table-cell>
          <table:table-cell office:value-type="float" office:value="0.19120999999999999" table:style-name="ce1">
            <text:p>0.19121</text:p>
          </table:table-cell>
          <table:table-cell office:value-type="float" office:value="1.41E-3" table:style-name="ce1">
            <text:p>0.00141</text:p>
          </table:table-cell>
          <table:table-cell office:value-type="float" office:value="1.42E-3" table:style-name="ce1">
            <text:p>0.00142</text:p>
          </table:table-cell>
          <table:table-cell office:value-type="float" office:value="1.57E-3" table:style-name="ce1">
            <text:p>0.00157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1.7589999999999999" table:style-name="ce1">
            <text:p>1.759</text:p>
          </table:table-cell>
          <table:table-cell office:value-type="float" office:value="1.65391" table:style-name="ce1">
            <text:p>1.65391</text:p>
          </table:table-cell>
          <table:table-cell office:value-type="float" office:value="1.6395999999999999" table:style-name="ce1">
            <text:p>1.6396</text:p>
          </table:table-cell>
          <table:table-cell office:value-type="string" table:style-name="ce1">
            <text:p>Uncal</text:p>
          </table:table-cell>
          <table:table-cell office:value-type="float" office:value="1.64764" table:style-name="ce1">
            <text:p>1.64764</text:p>
          </table:table-cell>
          <table:table-cell office:value-type="float" office:value="1.6535500000000001" table:style-name="ce1">
            <text:p>1.65355</text:p>
          </table:table-cell>
          <table:table-cell office:value-type="float" office:value="0.15024000000000001" table:style-name="ce1">
            <text:p>0.15024</text:p>
          </table:table-cell>
          <table:table-cell office:value-type="float" office:value="9.9640000000000006E-2" table:style-name="ce1">
            <text:p>0.09964</text:p>
          </table:table-cell>
          <table:table-cell office:value-type="string" table:style-name="ce1">
            <text:p>0.09076 u</text:p>
          </table:table-cell>
          <table:table-cell office:value-type="float" office:value="0.11634" table:style-name="ce1">
            <text:p>0.11634</text:p>
          </table:table-cell>
          <table:table-cell office:value-type="float" office:value="5.6706899999999996" table:style-name="ce1">
            <text:p>5.67069</text:p>
          </table:table-cell>
          <table:table-cell office:value-type="float" office:value="5.6816500000000003" table:style-name="ce1">
            <text:p>5.68165</text:p>
          </table:table-cell>
          <table:table-cell office:value-type="float" office:value="5.6881899999999996" table:style-name="ce1">
            <text:p>5.68819</text:p>
          </table:table-cell>
          <table:table-cell office:value-type="float" office:value="5.5613200000000003" table:style-name="ce1">
            <text:p>5.56132</text:p>
          </table:table-cell>
          <table:table-cell office:value-type="float" office:value="5.5993399999999998" table:style-name="ce1">
            <text:p>5.59934</text:p>
          </table:table-cell>
          <table:table-cell office:value-type="float" office:value="5.6132799999999996" table:style-name="ce1">
            <text:p>5.61328</text:p>
          </table:table-cell>
          <table:table-cell office:value-type="float" office:value="1.5859999999999999E-2" table:style-name="ce1">
            <text:p>0.01586</text:p>
          </table:table-cell>
          <table:table-cell office:value-type="float" office:value="1.5959999999999998E-2" table:style-name="ce1">
            <text:p>0.01596</text:p>
          </table:table-cell>
          <table:table-cell office:value-type="float" office:value="1.6080000000000001E-2" table:style-name="ce1">
            <text:p>0.01608</text:p>
          </table:table-cell>
          <table:table-cell office:value-type="float" office:value="1.5959999999999998E-2" table:style-name="ce1">
            <text:p>0.01596</text:p>
          </table:table-cell>
          <table:table-cell table:number-columns-repeated="16318"/>
        </table:table-row>
        <table:table-row table:style-name="ro1">
          <table:table-cell office:value-type="time" office:time-value="PT2H1M0S" table:style-name="ce2">
            <text:p>02:01:00</text:p>
          </table:table-cell>
          <table:table-cell office:value-type="string" table:style-name="ce1">
            <text:p>TH_10</text:p>
          </table:table-cell>
          <table:table-cell office:value-type="float" office:value="4.3299999999999996E-3" table:style-name="ce1">
            <text:p>0.00433</text:p>
          </table:table-cell>
          <table:table-cell office:value-type="float" office:value="6.5199999999999998E-3" table:style-name="ce1">
            <text:p>0.00652</text:p>
          </table:table-cell>
          <table:table-cell office:value-type="float" office:value="6.9100000000000003E-3" table:style-name="ce1">
            <text:p>0.00691</text:p>
          </table:table-cell>
          <table:table-cell office:value-type="float" office:value="7.1900000000000002E-3" table:style-name="ce1">
            <text:p>0.00719</text:p>
          </table:table-cell>
          <table:table-cell office:value-type="float" office:value="6.96E-3" table:style-name="ce1">
            <text:p>0.00696</text:p>
          </table:table-cell>
          <table:table-cell office:value-type="float" office:value="6.94E-3" table:style-name="ce1">
            <text:p>0.00694</text:p>
          </table:table-cell>
          <table:table-cell office:value-type="float" office:value="7.62E-3" table:style-name="ce1">
            <text:p>0.00762</text:p>
          </table:table-cell>
          <table:table-cell office:value-type="float" office:value="8.0400000000000003E-3" table:style-name="ce1">
            <text:p>0.00804</text:p>
          </table:table-cell>
          <table:table-cell office:value-type="float" office:value="6.9699999999999996E-3" table:style-name="ce1">
            <text:p>0.00697</text:p>
          </table:table-cell>
          <table:table-cell office:value-type="float" office:value="6.8799999999999998E-3" table:style-name="ce1">
            <text:p>0.00688</text:p>
          </table:table-cell>
          <table:table-cell office:value-type="float" office:value="1.1492899999999999" table:style-name="ce1">
            <text:p>1.14929</text:p>
          </table:table-cell>
          <table:table-cell office:value-type="float" office:value="1.1597999999999999" table:style-name="ce1">
            <text:p>1.1598</text:p>
          </table:table-cell>
          <table:table-cell office:value-type="float" office:value="1.1406499999999999" table:style-name="ce1">
            <text:p>1.14065</text:p>
          </table:table-cell>
          <table:table-cell office:value-type="string" table:style-name="ce1">
            <text:p>Uncal</text:p>
          </table:table-cell>
          <table:table-cell office:value-type="float" office:value="1.1198699999999999" table:style-name="ce1">
            <text:p>1.11987</text:p>
          </table:table-cell>
          <table:table-cell office:value-type="float" office:value="1.1337699999999999" table:style-name="ce1">
            <text:p>1.13377</text:p>
          </table:table-cell>
          <table:table-cell office:value-type="float" office:value="1.1775" table:style-name="ce1">
            <text:p>1.1775</text:p>
          </table:table-cell>
          <table:table-cell office:value-type="float" office:value="1.1736200000000001" table:style-name="ce1">
            <text:p>1.17362</text:p>
          </table:table-cell>
          <table:table-cell office:value-type="float" office:value="1.17669" table:style-name="ce1">
            <text:p>1.17669</text:p>
          </table:table-cell>
          <table:table-cell office:value-type="float" office:value="1.1261399999999999" table:style-name="ce1">
            <text:p>1.12614</text:p>
          </table:table-cell>
          <table:table-cell office:value-type="float" office:value="1.13062" table:style-name="ce1">
            <text:p>1.13062</text:p>
          </table:table-cell>
          <table:table-cell office:value-type="float" office:value="1.11361" table:style-name="ce1">
            <text:p>1.11361</text:p>
          </table:table-cell>
          <table:table-cell office:value-type="string" table:style-name="ce1">
            <text:p>-0.00356 u</text:p>
          </table:table-cell>
          <table:table-cell office:value-type="string" table:style-name="ce1">
            <text:p>-0.00880 u</text:p>
          </table:table-cell>
          <table:table-cell office:value-type="string" table:style-name="ce1">
            <text:p>-0.00246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117 u</text:p>
          </table:table-cell>
          <table:table-cell office:value-type="string" table:style-name="ce1">
            <text:p>-0.00452 u</text:p>
          </table:table-cell>
          <table:table-cell office:value-type="float" office:value="0.30732999999999999" table:style-name="ce1">
            <text:p>0.30733</text:p>
          </table:table-cell>
          <table:table-cell office:value-type="float" office:value="0.32240000000000002" table:style-name="ce1">
            <text:p>0.3224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2.92E-4" table:style-name="ce1">
            <text:p>0.000292</text:p>
          </table:table-cell>
          <table:table-cell office:value-type="string" table:style-name="ce1">
            <text:p>Uncal</text:p>
          </table:table-cell>
          <table:table-cell office:value-type="float" office:value="0.19536999999999999" table:style-name="ce1">
            <text:p>0.19537</text:p>
          </table:table-cell>
          <table:table-cell office:value-type="float" office:value="0.19413" table:style-name="ce1">
            <text:p>0.19413</text:p>
          </table:table-cell>
          <table:table-cell office:value-type="float" office:value="0.19600999999999999" table:style-name="ce1">
            <text:p>0.19601</text:p>
          </table:table-cell>
          <table:table-cell office:value-type="float" office:value="0.19606000000000001" table:style-name="ce1">
            <text:p>0.19606</text:p>
          </table:table-cell>
          <table:table-cell office:value-type="float" office:value="0.19638" table:style-name="ce1">
            <text:p>0.19638</text:p>
          </table:table-cell>
          <table:table-cell office:value-type="float" office:value="0.19392999999999999" table:style-name="ce1">
            <text:p>0.19393</text:p>
          </table:table-cell>
          <table:table-cell office:value-type="float" office:value="4.6000000000000001E-4" table:style-name="ce1">
            <text:p>0.00046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5.5999999999999995E-4" table:style-name="ce1">
            <text:p>0.00056</text:p>
          </table:table-cell>
          <table:table-cell office:value-type="string" table:style-name="ce1">
            <text:p>0.00036 u</text:p>
          </table:table-cell>
          <table:table-cell office:value-type="float" office:value="1.7580199999999999" table:style-name="ce1">
            <text:p>1.75802</text:p>
          </table:table-cell>
          <table:table-cell office:value-type="float" office:value="1.6695500000000001" table:style-name="ce1">
            <text:p>1.66955</text:p>
          </table:table-cell>
          <table:table-cell office:value-type="float" office:value="1.65466" table:style-name="ce1">
            <text:p>1.65466</text:p>
          </table:table-cell>
          <table:table-cell office:value-type="string" table:style-name="ce1">
            <text:p>Uncal</text:p>
          </table:table-cell>
          <table:table-cell office:value-type="float" office:value="1.6605700000000001" table:style-name="ce1">
            <text:p>1.66057</text:p>
          </table:table-cell>
          <table:table-cell office:value-type="float" office:value="1.66276" table:style-name="ce1">
            <text:p>1.66276</text:p>
          </table:table-cell>
          <table:table-cell office:value-type="float" office:value="0.12447" table:style-name="ce1">
            <text:p>0.12447</text:p>
          </table:table-cell>
          <table:table-cell office:value-type="float" office:value="0.10460999999999999" table:style-name="ce1">
            <text:p>0.10461</text:p>
          </table:table-cell>
          <table:table-cell office:value-type="float" office:value="8.0949999999999994E-2" table:style-name="ce1">
            <text:p>0.08095</text:p>
          </table:table-cell>
          <table:table-cell office:value-type="float" office:value="8.1629999999999994E-2" table:style-name="ce1">
            <text:p>0.08163</text:p>
          </table:table-cell>
          <table:table-cell office:value-type="float" office:value="5.6881300000000001" table:style-name="ce1">
            <text:p>5.68813</text:p>
          </table:table-cell>
          <table:table-cell office:value-type="float" office:value="5.7195" table:style-name="ce1">
            <text:p>5.7195</text:p>
          </table:table-cell>
          <table:table-cell office:value-type="float" office:value="5.7210999999999999" table:style-name="ce1">
            <text:p>5.7211</text:p>
          </table:table-cell>
          <table:table-cell office:value-type="float" office:value="5.5844899999999997" table:style-name="ce1">
            <text:p>5.58449</text:p>
          </table:table-cell>
          <table:table-cell office:value-type="float" office:value="5.6207099999999999" table:style-name="ce1">
            <text:p>5.62071</text:p>
          </table:table-cell>
          <table:table-cell office:value-type="float" office:value="5.6212299999999997" table:style-name="ce1">
            <text:p>5.62123</text:p>
          </table:table-cell>
          <table:table-cell office:value-type="float" office:value="1.66E-2" table:style-name="ce1">
            <text:p>0.0166</text:p>
          </table:table-cell>
          <table:table-cell office:value-type="float" office:value="1.6650000000000002E-2" table:style-name="ce1">
            <text:p>0.01665</text:p>
          </table:table-cell>
          <table:table-cell office:value-type="float" office:value="1.6740000000000001E-2" table:style-name="ce1">
            <text:p>0.01674</text:p>
          </table:table-cell>
          <table:table-cell office:value-type="float" office:value="1.67E-2" table:style-name="ce1">
            <text:p>0.0167</text:p>
          </table:table-cell>
          <table:table-cell table:number-columns-repeated="16318"/>
        </table:table-row>
        <table:table-row table:style-name="ro1">
          <table:table-cell office:value-type="time" office:time-value="PT2H2M0S" table:style-name="ce2">
            <text:p>02:02:00</text:p>
          </table:table-cell>
          <table:table-cell office:value-type="string" table:style-name="ce1">
            <text:p>TH_11</text:p>
          </table:table-cell>
          <table:table-cell office:value-type="float" office:value="7.0800000000000004E-3" table:style-name="ce1">
            <text:p>0.00708</text:p>
          </table:table-cell>
          <table:table-cell office:value-type="float" office:value="9.9399999999999992E-3" table:style-name="ce1">
            <text:p>0.00994</text:p>
          </table:table-cell>
          <table:table-cell office:value-type="float" office:value="5.6800000000000002E-3" table:style-name="ce1">
            <text:p>0.00568</text:p>
          </table:table-cell>
          <table:table-cell office:value-type="float" office:value="5.9300000000000004E-3" table:style-name="ce1">
            <text:p>0.00593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5500000000000002E-3" table:style-name="ce1">
            <text:p>0.00555</text:p>
          </table:table-cell>
          <table:table-cell office:value-type="float" office:value="6.4200000000000004E-3" table:style-name="ce1">
            <text:p>0.00642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400000000000003E-3" table:style-name="ce1">
            <text:p>0.00574</text:p>
          </table:table-cell>
          <table:table-cell office:value-type="float" office:value="1.0994600000000001" table:style-name="ce1">
            <text:p>1.09946</text:p>
          </table:table-cell>
          <table:table-cell office:value-type="float" office:value="1.1126" table:style-name="ce1">
            <text:p>1.1126</text:p>
          </table:table-cell>
          <table:table-cell office:value-type="float" office:value="1.09646" table:style-name="ce1">
            <text:p>1.09646</text:p>
          </table:table-cell>
          <table:table-cell office:value-type="string" table:style-name="ce1">
            <text:p>Uncal</text:p>
          </table:table-cell>
          <table:table-cell office:value-type="float" office:value="1.0682400000000001" table:style-name="ce1">
            <text:p>1.06824</text:p>
          </table:table-cell>
          <table:table-cell office:value-type="float" office:value="1.08429" table:style-name="ce1">
            <text:p>1.08429</text:p>
          </table:table-cell>
          <table:table-cell office:value-type="float" office:value="1.1434500000000001" table:style-name="ce1">
            <text:p>1.14345</text:p>
          </table:table-cell>
          <table:table-cell office:value-type="float" office:value="1.1317900000000001" table:style-name="ce1">
            <text:p>1.13179</text:p>
          </table:table-cell>
          <table:table-cell office:value-type="float" office:value="1.15235" table:style-name="ce1">
            <text:p>1.15235</text:p>
          </table:table-cell>
          <table:table-cell office:value-type="float" office:value="1.0827599999999999" table:style-name="ce1">
            <text:p>1.08276</text:p>
          </table:table-cell>
          <table:table-cell office:value-type="float" office:value="1.08568" table:style-name="ce1">
            <text:p>1.08568</text:p>
          </table:table-cell>
          <table:table-cell office:value-type="float" office:value="1.0724499999999999" table:style-name="ce1">
            <text:p>1.07245</text:p>
          </table:table-cell>
          <table:table-cell office:value-type="string" table:style-name="ce1">
            <text:p>-0.00095 u</text:p>
          </table:table-cell>
          <table:table-cell office:value-type="string" table:style-name="ce1">
            <text:p>-0.00640 u</text:p>
          </table:table-cell>
          <table:table-cell office:value-type="string" table:style-name="ce1">
            <text:p>-0.00053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083 u</text:p>
          </table:table-cell>
          <table:table-cell office:value-type="string" table:style-name="ce1">
            <text:p>0.00058 u</text:p>
          </table:table-cell>
          <table:table-cell office:value-type="float" office:value="0.32495000000000002" table:style-name="ce1">
            <text:p>0.32495</text:p>
          </table:table-cell>
          <table:table-cell office:value-type="float" office:value="0.34003" table:style-name="ce1">
            <text:p>0.34003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2.8600000000000001E-4" table:style-name="ce1">
            <text:p>0.000286</text:p>
          </table:table-cell>
          <table:table-cell office:value-type="string" table:style-name="ce1">
            <text:p>Uncal</text:p>
          </table:table-cell>
          <table:table-cell office:value-type="float" office:value="0.18894" table:style-name="ce1">
            <text:p>0.18894</text:p>
          </table:table-cell>
          <table:table-cell office:value-type="float" office:value="0.18754000000000001" table:style-name="ce1">
            <text:p>0.18754</text:p>
          </table:table-cell>
          <table:table-cell office:value-type="float" office:value="0.18995000000000001" table:style-name="ce1">
            <text:p>0.18995</text:p>
          </table:table-cell>
          <table:table-cell office:value-type="float" office:value="0.18941" table:style-name="ce1">
            <text:p>0.18941</text:p>
          </table:table-cell>
          <table:table-cell office:value-type="float" office:value="0.19011" table:style-name="ce1">
            <text:p>0.19011</text:p>
          </table:table-cell>
          <table:table-cell office:value-type="float" office:value="0.18687999999999999" table:style-name="ce1">
            <text:p>0.18688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1.06E-3" table:style-name="ce1">
            <text:p>0.00106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1.82212" table:style-name="ce1">
            <text:p>1.82212</text:p>
          </table:table-cell>
          <table:table-cell office:value-type="float" office:value="1.6943900000000001" table:style-name="ce1">
            <text:p>1.69439</text:p>
          </table:table-cell>
          <table:table-cell office:value-type="float" office:value="1.6799900000000001" table:style-name="ce1">
            <text:p>1.67999</text:p>
          </table:table-cell>
          <table:table-cell office:value-type="string" table:style-name="ce1">
            <text:p>Uncal</text:p>
          </table:table-cell>
          <table:table-cell office:value-type="float" office:value="1.6954899999999999" table:style-name="ce1">
            <text:p>1.69549</text:p>
          </table:table-cell>
          <table:table-cell office:value-type="float" office:value="1.69184" table:style-name="ce1">
            <text:p>1.69184</text:p>
          </table:table-cell>
          <table:table-cell office:value-type="float" office:value="0.12975" table:style-name="ce1">
            <text:p>0.12975</text:p>
          </table:table-cell>
          <table:table-cell office:value-type="float" office:value="9.3670000000000003E-2" table:style-name="ce1">
            <text:p>0.09367</text:p>
          </table:table-cell>
          <table:table-cell office:value-type="string" table:style-name="ce1">
            <text:p>0.14842 u</text:p>
          </table:table-cell>
          <table:table-cell office:value-type="float" office:value="7.3929999999999996E-2" table:style-name="ce1">
            <text:p>0.07393</text:p>
          </table:table-cell>
          <table:table-cell office:value-type="float" office:value="5.6773899999999999" table:style-name="ce1">
            <text:p>5.67739</text:p>
          </table:table-cell>
          <table:table-cell office:value-type="float" office:value="5.6919700000000004" table:style-name="ce1">
            <text:p>5.69197</text:p>
          </table:table-cell>
          <table:table-cell office:value-type="float" office:value="5.6762600000000001" table:style-name="ce1">
            <text:p>5.67626</text:p>
          </table:table-cell>
          <table:table-cell office:value-type="float" office:value="5.5354599999999996" table:style-name="ce1">
            <text:p>5.53546</text:p>
          </table:table-cell>
          <table:table-cell office:value-type="float" office:value="5.6053100000000002" table:style-name="ce1">
            <text:p>5.60531</text:p>
          </table:table-cell>
          <table:table-cell office:value-type="float" office:value="5.6005599999999998" table:style-name="ce1">
            <text:p>5.60056</text:p>
          </table:table-cell>
          <table:table-cell office:value-type="float" office:value="1.5789999999999998E-2" table:style-name="ce1">
            <text:p>0.01579</text:p>
          </table:table-cell>
          <table:table-cell office:value-type="float" office:value="1.5890000000000001E-2" table:style-name="ce1">
            <text:p>0.01589</text:p>
          </table:table-cell>
          <table:table-cell office:value-type="float" office:value="1.5990000000000001E-2" table:style-name="ce1">
            <text:p>0.01599</text:p>
          </table:table-cell>
          <table:table-cell office:value-type="float" office:value="1.601E-2" table:style-name="ce1">
            <text:p>0.01601</text:p>
          </table:table-cell>
          <table:table-cell table:number-columns-repeated="16318"/>
        </table:table-row>
        <table:table-row table:style-name="ro1">
          <table:table-cell office:value-type="time" office:time-value="PT1H11M0S" table:style-name="ce2">
            <text:p>01:11:00</text:p>
          </table:table-cell>
          <table:table-cell office:value-type="string" table:style-name="ce1">
            <text:p>SPS-SW2 10%</text:p>
          </table:table-cell>
          <table:table-cell office:value-type="float" office:value="2.0469999999999999E-2" table:style-name="ce1">
            <text:p>0.02047</text:p>
          </table:table-cell>
          <table:table-cell office:value-type="float" office:value="2.1839999999999998E-2" table:style-name="ce1">
            <text:p>0.02184</text:p>
          </table:table-cell>
          <table:table-cell office:value-type="float" office:value="2.3570000000000001E-2" table:style-name="ce1">
            <text:p>0.02357</text:p>
          </table:table-cell>
          <table:table-cell office:value-type="float" office:value="2.3630000000000002E-2" table:style-name="ce1">
            <text:p>0.02363</text:p>
          </table:table-cell>
          <table:table-cell office:value-type="float" office:value="2.341E-2" table:style-name="ce1">
            <text:p>0.02341</text:p>
          </table:table-cell>
          <table:table-cell office:value-type="float" office:value="2.341E-2" table:style-name="ce1">
            <text:p>0.02341</text:p>
          </table:table-cell>
          <table:table-cell office:value-type="float" office:value="2.1229999999999999E-2" table:style-name="ce1">
            <text:p>0.02123</text:p>
          </table:table-cell>
          <table:table-cell office:value-type="float" office:value="2.3730000000000001E-2" table:style-name="ce1">
            <text:p>0.02373</text:p>
          </table:table-cell>
          <table:table-cell office:value-type="float" office:value="2.3130000000000001E-2" table:style-name="ce1">
            <text:p>0.02313</text:p>
          </table:table-cell>
          <table:table-cell office:value-type="float" office:value="2.29E-2" table:style-name="ce1">
            <text:p>0.0229</text:p>
          </table:table-cell>
          <table:table-cell office:value-type="float" office:value="1.0807199999999999" table:style-name="ce1">
            <text:p>1.08072</text:p>
          </table:table-cell>
          <table:table-cell office:value-type="float" office:value="1.09829" table:style-name="ce1">
            <text:p>1.09829</text:p>
          </table:table-cell>
          <table:table-cell office:value-type="float" office:value="1.07928" table:style-name="ce1">
            <text:p>1.07928</text:p>
          </table:table-cell>
          <table:table-cell office:value-type="string" table:style-name="ce1">
            <text:p>Uncal</text:p>
          </table:table-cell>
          <table:table-cell office:value-type="float" office:value="1.0452399999999999" table:style-name="ce1">
            <text:p>1.04524</text:p>
          </table:table-cell>
          <table:table-cell office:value-type="float" office:value="1.06088" table:style-name="ce1">
            <text:p>1.06088</text:p>
          </table:table-cell>
          <table:table-cell office:value-type="float" office:value="1.12463" table:style-name="ce1">
            <text:p>1.12463</text:p>
          </table:table-cell>
          <table:table-cell office:value-type="float" office:value="1.11328" table:style-name="ce1">
            <text:p>1.11328</text:p>
          </table:table-cell>
          <table:table-cell office:value-type="float" office:value="1.11602" table:style-name="ce1">
            <text:p>1.11602</text:p>
          </table:table-cell>
          <table:table-cell office:value-type="float" office:value="1.0628200000000001" table:style-name="ce1">
            <text:p>1.06282</text:p>
          </table:table-cell>
          <table:table-cell office:value-type="float" office:value="1.0669999999999999" table:style-name="ce1">
            <text:p>1.067</text:p>
          </table:table-cell>
          <table:table-cell office:value-type="float" office:value="1.04759" table:style-name="ce1">
            <text:p>1.04759</text:p>
          </table:table-cell>
          <table:table-cell office:value-type="float" office:value="1.5399999999999999E-3" table:style-name="ce1">
            <text:p>0.00154</text:p>
          </table:table-cell>
          <table:table-cell office:value-type="string" table:style-name="ce1">
            <text:p>-0.00186 u</text:p>
          </table:table-cell>
          <table:table-cell office:value-type="float" office:value="2.7699999999999999E-3" table:style-name="ce1">
            <text:p>0.00277</text:p>
          </table:table-cell>
          <table:table-cell office:value-type="string" table:style-name="ce1">
            <text:p>Uncal</text:p>
          </table:table-cell>
          <table:table-cell office:value-type="float" office:value="5.4799999999999996E-3" table:style-name="ce1">
            <text:p>0.00548</text:p>
          </table:table-cell>
          <table:table-cell office:value-type="float" office:value="3.82E-3" table:style-name="ce1">
            <text:p>0.00382</text:p>
          </table:table-cell>
          <table:table-cell office:value-type="float" office:value="0.13173000000000001" table:style-name="ce1">
            <text:p>0.13173</text:p>
          </table:table-cell>
          <table:table-cell office:value-type="float" office:value="0.13908000000000001" table:style-name="ce1">
            <text:p>0.13908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2.4399999999999999E-4" table:style-name="ce1">
            <text:p>0.000244</text:p>
          </table:table-cell>
          <table:table-cell office:value-type="string" table:style-name="ce1">
            <text:p>Uncal</text:p>
          </table:table-cell>
          <table:table-cell office:value-type="float" office:value="0.20906" table:style-name="ce1">
            <text:p>0.20906</text:p>
          </table:table-cell>
          <table:table-cell office:value-type="float" office:value="0.20713000000000001" table:style-name="ce1">
            <text:p>0.20713</text:p>
          </table:table-cell>
          <table:table-cell office:value-type="float" office:value="0.21057999999999999" table:style-name="ce1">
            <text:p>0.21058</text:p>
          </table:table-cell>
          <table:table-cell office:value-type="float" office:value="0.20985000000000001" table:style-name="ce1">
            <text:p>0.20985</text:p>
          </table:table-cell>
          <table:table-cell office:value-type="float" office:value="0.21034" table:style-name="ce1">
            <text:p>0.21034</text:p>
          </table:table-cell>
          <table:table-cell office:value-type="float" office:value="0.20515" table:style-name="ce1">
            <text:p>0.20515</text:p>
          </table:table-cell>
          <table:table-cell office:value-type="float" office:value="4.7499999999999999E-3" table:style-name="ce1">
            <text:p>0.00475</text:p>
          </table:table-cell>
          <table:table-cell office:value-type="float" office:value="4.7800000000000004E-3" table:style-name="ce1">
            <text:p>0.00478</text:p>
          </table:table-cell>
          <table:table-cell office:value-type="float" office:value="4.9100000000000003E-3" table:style-name="ce1">
            <text:p>0.00491</text:p>
          </table:table-cell>
          <table:table-cell office:value-type="float" office:value="4.7800000000000004E-3" table:style-name="ce1">
            <text:p>0.00478</text:p>
          </table:table-cell>
          <table:table-cell office:value-type="float" office:value="1.1981599999999999" table:style-name="ce1">
            <text:p>1.19816</text:p>
          </table:table-cell>
          <table:table-cell office:value-type="float" office:value="1.04687" table:style-name="ce1">
            <text:p>1.04687</text:p>
          </table:table-cell>
          <table:table-cell office:value-type="float" office:value="1.0574300000000001" table:style-name="ce1">
            <text:p>1.05743</text:p>
          </table:table-cell>
          <table:table-cell office:value-type="string" table:style-name="ce1">
            <text:p>Uncal</text:p>
          </table:table-cell>
          <table:table-cell office:value-type="float" office:value="1.06233" table:style-name="ce1">
            <text:p>1.06233</text:p>
          </table:table-cell>
          <table:table-cell office:value-type="float" office:value="1.0819399999999999" table:style-name="ce1">
            <text:p>1.08194</text:p>
          </table:table-cell>
          <table:table-cell office:value-type="float" office:value="1.15052" table:style-name="ce1">
            <text:p>1.15052</text:p>
          </table:table-cell>
          <table:table-cell office:value-type="float" office:value="1.1718999999999999" table:style-name="ce1">
            <text:p>1.1719</text:p>
          </table:table-cell>
          <table:table-cell office:value-type="float" office:value="1.1106199999999999" table:style-name="ce1">
            <text:p>1.11062</text:p>
          </table:table-cell>
          <table:table-cell office:value-type="float" office:value="1.0516399999999999" table:style-name="ce1">
            <text:p>1.05164</text:p>
          </table:table-cell>
          <table:table-cell office:value-type="float" office:value="0.54046000000000005" table:style-name="ce1">
            <text:p>0.54046</text:p>
          </table:table-cell>
          <table:table-cell office:value-type="float" office:value="0.52417000000000002" table:style-name="ce1">
            <text:p>0.52417</text:p>
          </table:table-cell>
          <table:table-cell office:value-type="float" office:value="0.53420000000000001" table:style-name="ce1">
            <text:p>0.5342</text:p>
          </table:table-cell>
          <table:table-cell office:value-type="float" office:value="0.54464000000000001" table:style-name="ce1">
            <text:p>0.54464</text:p>
          </table:table-cell>
          <table:table-cell office:value-type="float" office:value="0.53232999999999997" table:style-name="ce1">
            <text:p>0.53233</text:p>
          </table:table-cell>
          <table:table-cell office:value-type="float" office:value="0.52446999999999999" table:style-name="ce1">
            <text:p>0.52447</text:p>
          </table:table-cell>
          <table:table-cell office:value-type="float" office:value="2.5850000000000001E-2" table:style-name="ce1">
            <text:p>0.02585</text:p>
          </table:table-cell>
          <table:table-cell office:value-type="float" office:value="2.5930000000000002E-2" table:style-name="ce1">
            <text:p>0.02593</text:p>
          </table:table-cell>
          <table:table-cell office:value-type="float" office:value="2.6159999999999999E-2" table:style-name="ce1">
            <text:p>0.02616</text:p>
          </table:table-cell>
          <table:table-cell office:value-type="float" office:value="2.596E-2" table:style-name="ce1">
            <text:p>0.02596</text:p>
          </table:table-cell>
          <table:table-cell table:number-columns-repeated="16318"/>
        </table:table-row>
        <table:table-row table:style-name="ro1">
          <table:table-cell office:value-type="time" office:time-value="PT1H12M0S" table:style-name="ce2">
            <text:p>01:12:00</text:p>
          </table:table-cell>
          <table:table-cell office:value-type="string" table:style-name="ce1">
            <text:p>SLRS-6</text:p>
          </table:table-cell>
          <table:table-cell office:value-type="float" office:value="2.793E-2" table:style-name="ce1">
            <text:p>0.02793</text:p>
          </table:table-cell>
          <table:table-cell office:value-type="float" office:value="2.8289999999999999E-2" table:style-name="ce1">
            <text:p>0.02829</text:p>
          </table:table-cell>
          <table:table-cell office:value-type="float" office:value="1.3299999999999999E-2" table:style-name="ce1">
            <text:p>0.0133</text:p>
          </table:table-cell>
          <table:table-cell office:value-type="float" office:value="1.3599999999999999E-2" table:style-name="ce1">
            <text:p>0.0136</text:p>
          </table:table-cell>
          <table:table-cell office:value-type="float" office:value="1.3469999999999999E-2" table:style-name="ce1">
            <text:p>0.01347</text:p>
          </table:table-cell>
          <table:table-cell office:value-type="float" office:value="1.3390000000000001E-2" table:style-name="ce1">
            <text:p>0.01339</text:p>
          </table:table-cell>
          <table:table-cell office:value-type="float" office:value="1.389E-2" table:style-name="ce1">
            <text:p>0.01389</text:p>
          </table:table-cell>
          <table:table-cell office:value-type="float" office:value="1.323E-2" table:style-name="ce1">
            <text:p>0.01323</text:p>
          </table:table-cell>
          <table:table-cell office:value-type="float" office:value="1.3310000000000001E-2" table:style-name="ce1">
            <text:p>0.01331</text:p>
          </table:table-cell>
          <table:table-cell office:value-type="float" office:value="1.3129999999999999E-2" table:style-name="ce1">
            <text:p>0.01313</text:p>
          </table:table-cell>
          <table:table-cell office:value-type="float" office:value="9.3781599999999994" table:style-name="ce1">
            <text:p>9.37816</text:p>
          </table:table-cell>
          <table:table-cell office:value-type="float" office:value="9.2288800000000002" table:style-name="ce1">
            <text:p>9.22888</text:p>
          </table:table-cell>
          <table:table-cell office:value-type="float" office:value="9.1442499999999995" table:style-name="ce1">
            <text:p>9.14425</text:p>
          </table:table-cell>
          <table:table-cell office:value-type="string" table:style-name="ce1">
            <text:p>Uncal</text:p>
          </table:table-cell>
          <table:table-cell office:value-type="float" office:value="8.9934200000000004" table:style-name="ce1">
            <text:p>8.99342</text:p>
          </table:table-cell>
          <table:table-cell office:value-type="float" office:value="9.0468600000000006" table:style-name="ce1">
            <text:p>9.04686</text:p>
          </table:table-cell>
          <table:table-cell office:value-type="float" office:value="9.2758099999999999" table:style-name="ce1">
            <text:p>9.27581</text:p>
          </table:table-cell>
          <table:table-cell office:value-type="float" office:value="9.3499400000000001" table:style-name="ce1">
            <text:p>9.34994</text:p>
          </table:table-cell>
          <table:table-cell office:value-type="float" office:value="9.1179100000000002" table:style-name="ce1">
            <text:p>9.11791</text:p>
          </table:table-cell>
          <table:table-cell office:value-type="float" office:value="8.73827" table:style-name="ce1">
            <text:p>8.73827</text:p>
          </table:table-cell>
          <table:table-cell office:value-type="float" office:value="8.7854700000000001" table:style-name="ce1">
            <text:p>8.78547</text:p>
          </table:table-cell>
          <table:table-cell office:value-type="float" office:value="8.8668300000000002" table:style-name="ce1">
            <text:p>8.86683</text:p>
          </table:table-cell>
          <table:table-cell office:value-type="float" office:value="5.6739999999999999E-2" table:style-name="ce1">
            <text:p>0.05674</text:p>
          </table:table-cell>
          <table:table-cell office:value-type="float" office:value="6.0010000000000001E-2" table:style-name="ce1">
            <text:p>0.06001</text:p>
          </table:table-cell>
          <table:table-cell office:value-type="float" office:value="5.824E-2" table:style-name="ce1">
            <text:p>0.05824</text:p>
          </table:table-cell>
          <table:table-cell office:value-type="string" table:style-name="ce1">
            <text:p>Uncal</text:p>
          </table:table-cell>
          <table:table-cell office:value-type="float" office:value="6.2670000000000003E-2" table:style-name="ce1">
            <text:p>0.06267</text:p>
          </table:table-cell>
          <table:table-cell office:value-type="float" office:value="6.1400000000000003E-2" table:style-name="ce1">
            <text:p>0.0614</text:p>
          </table:table-cell>
          <table:table-cell office:value-type="float" office:value="0.67888999999999999" table:style-name="ce1">
            <text:p>0.67889</text:p>
          </table:table-cell>
          <table:table-cell office:value-type="float" office:value="0.68638999999999994" table:style-name="ce1">
            <text:p>0.68639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7.3499999999999998E-4" table:style-name="ce1">
            <text:p>0.000735</text:p>
          </table:table-cell>
          <table:table-cell office:value-type="string" table:style-name="ce1">
            <text:p>Uncal</text:p>
          </table:table-cell>
          <table:table-cell office:value-type="float" office:value="2.2505500000000001" table:style-name="ce1">
            <text:p>2.25055</text:p>
          </table:table-cell>
          <table:table-cell office:value-type="float" office:value="2.2613300000000001" table:style-name="ce1">
            <text:p>2.26133</text:p>
          </table:table-cell>
          <table:table-cell office:value-type="float" office:value="2.2966199999999999" table:style-name="ce1">
            <text:p>2.29662</text:p>
          </table:table-cell>
          <table:table-cell office:value-type="float" office:value="2.2816399999999999" table:style-name="ce1">
            <text:p>2.28164</text:p>
          </table:table-cell>
          <table:table-cell office:value-type="float" office:value="2.2888500000000001" table:style-name="ce1">
            <text:p>2.28885</text:p>
          </table:table-cell>
          <table:table-cell office:value-type="float" office:value="2.2521900000000001" table:style-name="ce1">
            <text:p>2.25219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0500000000000002E-3" table:style-name="ce1">
            <text:p>0.00205</text:p>
          </table:table-cell>
          <table:table-cell office:value-type="float" office:value="1.8600000000000001E-3" table:style-name="ce1">
            <text:p>0.00186</text:p>
          </table:table-cell>
          <table:table-cell office:value-type="float" office:value="2.8678699999999999" table:style-name="ce1">
            <text:p>2.86787</text:p>
          </table:table-cell>
          <table:table-cell office:value-type="float" office:value="2.9251299999999998" table:style-name="ce1">
            <text:p>2.92513</text:p>
          </table:table-cell>
          <table:table-cell office:value-type="float" office:value="2.9049900000000002" table:style-name="ce1">
            <text:p>2.90499</text:p>
          </table:table-cell>
          <table:table-cell office:value-type="string" table:style-name="ce1">
            <text:p>Uncal</text:p>
          </table:table-cell>
          <table:table-cell office:value-type="float" office:value="2.78593" table:style-name="ce1">
            <text:p>2.78593</text:p>
          </table:table-cell>
          <table:table-cell office:value-type="float" office:value="2.8073299999999999" table:style-name="ce1">
            <text:p>2.80733</text:p>
          </table:table-cell>
          <table:table-cell office:value-type="float" office:value="2.0154800000000002" table:style-name="ce1">
            <text:p>2.01548</text:p>
          </table:table-cell>
          <table:table-cell office:value-type="float" office:value="2.0094500000000002" table:style-name="ce1">
            <text:p>2.00945</text:p>
          </table:table-cell>
          <table:table-cell office:value-type="float" office:value="1.8410200000000001" table:style-name="ce1">
            <text:p>1.84102</text:p>
          </table:table-cell>
          <table:table-cell office:value-type="float" office:value="1.7981" table:style-name="ce1">
            <text:p>1.7981</text:p>
          </table:table-cell>
          <table:table-cell office:value-type="float" office:value="2.3898299999999999" table:style-name="ce1">
            <text:p>2.38983</text:p>
          </table:table-cell>
          <table:table-cell office:value-type="float" office:value="2.39663" table:style-name="ce1">
            <text:p>2.39663</text:p>
          </table:table-cell>
          <table:table-cell office:value-type="float" office:value="2.3896700000000002" table:style-name="ce1">
            <text:p>2.38967</text:p>
          </table:table-cell>
          <table:table-cell office:value-type="float" office:value="2.36374" table:style-name="ce1">
            <text:p>2.36374</text:p>
          </table:table-cell>
          <table:table-cell office:value-type="float" office:value="2.3757299999999999" table:style-name="ce1">
            <text:p>2.37573</text:p>
          </table:table-cell>
          <table:table-cell office:value-type="float" office:value="2.37568" table:style-name="ce1">
            <text:p>2.37568</text:p>
          </table:table-cell>
          <table:table-cell office:value-type="float" office:value="4.0899999999999999E-2" table:style-name="ce1">
            <text:p>0.0409</text:p>
          </table:table-cell>
          <table:table-cell office:value-type="float" office:value="4.1320000000000003E-2" table:style-name="ce1">
            <text:p>0.04132</text:p>
          </table:table-cell>
          <table:table-cell office:value-type="float" office:value="4.122E-2" table:style-name="ce1">
            <text:p>0.04122</text:p>
          </table:table-cell>
          <table:table-cell office:value-type="float" office:value="4.1669999999999999E-2" table:style-name="ce1">
            <text:p>0.04167</text:p>
          </table:table-cell>
          <table:table-cell table:number-columns-repeated="16318"/>
        </table:table-row>
        <table:table-row table:style-name="ro1">
          <table:table-cell office:value-type="time" office:time-value="PT1H13M0S" table:style-name="ce2">
            <text:p>01:13:00</text:p>
          </table:table-cell>
          <table:table-cell office:value-type="string" table:style-name="ce1">
            <text:p>Cam Tap Water</text:p>
          </table:table-cell>
          <table:table-cell office:value-type="float" office:value="8.6499999999999997E-3" table:style-name="ce1">
            <text:p>0.00865</text:p>
          </table:table-cell>
          <table:table-cell office:value-type="float" office:value="1.6420000000000001E-2" table:style-name="ce1">
            <text:p>0.01642</text:p>
          </table:table-cell>
          <table:table-cell office:value-type="float" office:value="5.4140000000000001E-2" table:style-name="ce1">
            <text:p>0.05414</text:p>
          </table:table-cell>
          <table:table-cell office:value-type="float" office:value="5.3260000000000002E-2" table:style-name="ce1">
            <text:p>0.05326</text:p>
          </table:table-cell>
          <table:table-cell office:value-type="float" office:value="5.3190000000000001E-2" table:style-name="ce1">
            <text:p>0.05319</text:p>
          </table:table-cell>
          <table:table-cell office:value-type="float" office:value="5.3069999999999999E-2" table:style-name="ce1">
            <text:p>0.05307</text:p>
          </table:table-cell>
          <table:table-cell office:value-type="float" office:value="5.6559999999999999E-2" table:style-name="ce1">
            <text:p>0.05656</text:p>
          </table:table-cell>
          <table:table-cell office:value-type="float" office:value="5.6419999999999998E-2" table:style-name="ce1">
            <text:p>0.05642</text:p>
          </table:table-cell>
          <table:table-cell office:value-type="float" office:value="5.4030000000000002E-2" table:style-name="ce1">
            <text:p>0.05403</text:p>
          </table:table-cell>
          <table:table-cell office:value-type="float" office:value="5.3960000000000001E-2" table:style-name="ce1">
            <text:p>0.05396</text:p>
          </table:table-cell>
          <table:table-cell office:value-type="string" table:style-name="ce1">
            <text:p>123.10889 o</text:p>
          </table:table-cell>
          <table:table-cell office:value-type="string" table:style-name="ce1">
            <text:p>123.09197 o</text:p>
          </table:table-cell>
          <table:table-cell office:value-type="string" table:style-name="ce1">
            <text:p>123.07632 o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####</text:p>
          </table:table-cell>
          <table:table-cell office:value-type="string" table:style-name="ce1">
            <text:p>99.50077 o</text:p>
          </table:table-cell>
          <table:table-cell office:value-type="string" table:style-name="ce1">
            <text:p>123.15940 o</text:p>
          </table:table-cell>
          <table:table-cell office:value-type="string" table:style-name="ce1">
            <text:p>121.06672 o</text:p>
          </table:table-cell>
          <table:table-cell office:value-type="string" table:style-name="ce1">
            <text:p>121.43149 o</text:p>
          </table:table-cell>
          <table:table-cell office:value-type="string" table:style-name="ce1">
            <text:p>82.55896 o</text:p>
          </table:table-cell>
          <table:table-cell office:value-type="string" table:style-name="ce1">
            <text:p>####</text:p>
          </table:table-cell>
          <table:table-cell office:value-type="string" table:style-name="ce1">
            <text:p>116.75418 o</text:p>
          </table:table-cell>
          <table:table-cell office:value-type="string" table:style-name="ce1">
            <text:p>-0.00378 u</text:p>
          </table:table-cell>
          <table:table-cell office:value-type="string" table:style-name="ce1">
            <text:p>-0.01017 u</text:p>
          </table:table-cell>
          <table:table-cell office:value-type="string" table:style-name="ce1">
            <text:p>-0.00408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329 u</text:p>
          </table:table-cell>
          <table:table-cell office:value-type="string" table:style-name="ce1">
            <text:p>-0.00368 u</text:p>
          </table:table-cell>
          <table:table-cell office:value-type="float" office:value="2.71339" table:style-name="ce1">
            <text:p>2.71339</text:p>
          </table:table-cell>
          <table:table-cell office:value-type="float" office:value="2.6379299999999999" table:style-name="ce1">
            <text:p>2.63793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3079E-2" table:style-name="ce1">
            <text:p>0.013079</text:p>
          </table:table-cell>
          <table:table-cell office:value-type="string" table:style-name="ce1">
            <text:p>Uncal</text:p>
          </table:table-cell>
          <table:table-cell office:value-type="float" office:value="3.49173" table:style-name="ce1">
            <text:p>3.49173</text:p>
          </table:table-cell>
          <table:table-cell office:value-type="float" office:value="3.5242200000000001" table:style-name="ce1">
            <text:p>3.52422</text:p>
          </table:table-cell>
          <table:table-cell office:value-type="float" office:value="3.7109999999999999" table:style-name="ce1">
            <text:p>3.711</text:p>
          </table:table-cell>
          <table:table-cell office:value-type="float" office:value="3.7015400000000001" table:style-name="ce1">
            <text:p>3.70154</text:p>
          </table:table-cell>
          <table:table-cell office:value-type="float" office:value="3.7025299999999999" table:style-name="ce1">
            <text:p>3.70253</text:p>
          </table:table-cell>
          <table:table-cell office:value-type="float" office:value="3.7099299999999999" table:style-name="ce1">
            <text:p>3.70993</text:p>
          </table:table-cell>
          <table:table-cell office:value-type="string" table:style-name="ce1">
            <text:p>0.00006 u</text:p>
          </table:table-cell>
          <table:table-cell office:value-type="string" table:style-name="ce1">
            <text:p>0.00002 u</text:p>
          </table:table-cell>
          <table:table-cell office:value-type="float" office:value="4.6000000000000001E-4" table:style-name="ce1">
            <text:p>0.00046</text:p>
          </table:table-cell>
          <table:table-cell office:value-type="string" table:style-name="ce1">
            <text:p>0.00006 u</text:p>
          </table:table-cell>
          <table:table-cell office:value-type="float" office:value="11.77244" table:style-name="ce1">
            <text:p>11.77244</text:p>
          </table:table-cell>
          <table:table-cell office:value-type="float" office:value="12.666069999999999" table:style-name="ce1">
            <text:p>12.66607</text:p>
          </table:table-cell>
          <table:table-cell office:value-type="float" office:value="12.487959999999999" table:style-name="ce1">
            <text:p>12.48796</text:p>
          </table:table-cell>
          <table:table-cell office:value-type="string" table:style-name="ce1">
            <text:p>Uncal</text:p>
          </table:table-cell>
          <table:table-cell office:value-type="float" office:value="10.77547" table:style-name="ce1">
            <text:p>10.77547</text:p>
          </table:table-cell>
          <table:table-cell office:value-type="float" office:value="10.761240000000001" table:style-name="ce1">
            <text:p>10.76124</text:p>
          </table:table-cell>
          <table:table-cell office:value-type="string" table:style-name="ce1">
            <text:p>11.71281 o</text:p>
          </table:table-cell>
          <table:table-cell office:value-type="float" office:value="10.56007" table:style-name="ce1">
            <text:p>10.56007</text:p>
          </table:table-cell>
          <table:table-cell office:value-type="float" office:value="9.9179200000000005" table:style-name="ce1">
            <text:p>9.91792</text:p>
          </table:table-cell>
          <table:table-cell office:value-type="float" office:value="9.6749700000000001" table:style-name="ce1">
            <text:p>9.67497</text:p>
          </table:table-cell>
          <table:table-cell office:value-type="float" office:value="8.2008100000000006" table:style-name="ce1">
            <text:p>8.20081</text:p>
          </table:table-cell>
          <table:table-cell office:value-type="float" office:value="8.1995900000000006" table:style-name="ce1">
            <text:p>8.19959</text:p>
          </table:table-cell>
          <table:table-cell office:value-type="float" office:value="8.2450799999999997" table:style-name="ce1">
            <text:p>8.24508</text:p>
          </table:table-cell>
          <table:table-cell office:value-type="float" office:value="8.2052099999999992" table:style-name="ce1">
            <text:p>8.20521</text:p>
          </table:table-cell>
          <table:table-cell office:value-type="float" office:value="8.2733299999999996" table:style-name="ce1">
            <text:p>8.27333</text:p>
          </table:table-cell>
          <table:table-cell office:value-type="float" office:value="8.25413" table:style-name="ce1">
            <text:p>8.25413</text:p>
          </table:table-cell>
          <table:table-cell office:value-type="float" office:value="0.42481999999999998" table:style-name="ce1">
            <text:p>0.42482</text:p>
          </table:table-cell>
          <table:table-cell office:value-type="float" office:value="0.43076999999999999" table:style-name="ce1">
            <text:p>0.43077</text:p>
          </table:table-cell>
          <table:table-cell office:value-type="float" office:value="0.42444999999999999" table:style-name="ce1">
            <text:p>0.42445</text:p>
          </table:table-cell>
          <table:table-cell office:value-type="float" office:value="0.42984" table:style-name="ce1">
            <text:p>0.42984</text:p>
          </table:table-cell>
          <table:table-cell table:number-columns-repeated="16318"/>
        </table:table-row>
        <table:table-row table:style-name="ro1">
          <table:table-cell office:value-type="time" office:time-value="PT2H3M0S" table:style-name="ce2">
            <text:p>02:03:00</text:p>
          </table:table-cell>
          <table:table-cell office:value-type="string" table:style-name="ce1">
            <text:p>TH_12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5.3899999999999998E-3" table:style-name="ce1">
            <text:p>0.00539</text:p>
          </table:table-cell>
          <table:table-cell office:value-type="float" office:value="5.3400000000000001E-3" table:style-name="ce1">
            <text:p>0.00534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5.8799999999999998E-3" table:style-name="ce1">
            <text:p>0.00588</text:p>
          </table:table-cell>
          <table:table-cell office:value-type="float" office:value="6.0800000000000003E-3" table:style-name="ce1">
            <text:p>0.00608</text:p>
          </table:table-cell>
          <table:table-cell office:value-type="float" office:value="5.0200000000000002E-3" table:style-name="ce1">
            <text:p>0.00502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1.1996100000000001" table:style-name="ce1">
            <text:p>1.19961</text:p>
          </table:table-cell>
          <table:table-cell office:value-type="float" office:value="1.21147" table:style-name="ce1">
            <text:p>1.21147</text:p>
          </table:table-cell>
          <table:table-cell office:value-type="float" office:value="1.19289" table:style-name="ce1">
            <text:p>1.19289</text:p>
          </table:table-cell>
          <table:table-cell office:value-type="string" table:style-name="ce1">
            <text:p>Uncal</text:p>
          </table:table-cell>
          <table:table-cell office:value-type="float" office:value="1.17676" table:style-name="ce1">
            <text:p>1.17676</text:p>
          </table:table-cell>
          <table:table-cell office:value-type="float" office:value="1.1871700000000001" table:style-name="ce1">
            <text:p>1.18717</text:p>
          </table:table-cell>
          <table:table-cell office:value-type="float" office:value="1.1117600000000001" table:style-name="ce1">
            <text:p>1.11176</text:p>
          </table:table-cell>
          <table:table-cell office:value-type="float" office:value="1.1164799999999999" table:style-name="ce1">
            <text:p>1.11648</text:p>
          </table:table-cell>
          <table:table-cell office:value-type="float" office:value="1.13714" table:style-name="ce1">
            <text:p>1.13714</text:p>
          </table:table-cell>
          <table:table-cell office:value-type="float" office:value="1.06308" table:style-name="ce1">
            <text:p>1.06308</text:p>
          </table:table-cell>
          <table:table-cell office:value-type="float" office:value="1.0669999999999999" table:style-name="ce1">
            <text:p>1.067</text:p>
          </table:table-cell>
          <table:table-cell office:value-type="float" office:value="1.0557399999999999" table:style-name="ce1">
            <text:p>1.05574</text:p>
          </table:table-cell>
          <table:table-cell office:value-type="string" table:style-name="ce1">
            <text:p>-0.00078 u</text:p>
          </table:table-cell>
          <table:table-cell office:value-type="string" table:style-name="ce1">
            <text:p>-0.00613 u</text:p>
          </table:table-cell>
          <table:table-cell office:value-type="string" table:style-name="ce1">
            <text:p>-0.00002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057 u</text:p>
          </table:table-cell>
          <table:table-cell office:value-type="string" table:style-name="ce1">
            <text:p>-0.00257 u</text:p>
          </table:table-cell>
          <table:table-cell office:value-type="float" office:value="0.30437999999999998" table:style-name="ce1">
            <text:p>0.30438</text:p>
          </table:table-cell>
          <table:table-cell office:value-type="float" office:value="0.31951000000000002" table:style-name="ce1">
            <text:p>0.31951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2.81E-4" table:style-name="ce1">
            <text:p>0.000281</text:p>
          </table:table-cell>
          <table:table-cell office:value-type="string" table:style-name="ce1">
            <text:p>Uncal</text:p>
          </table:table-cell>
          <table:table-cell office:value-type="float" office:value="0.17802999999999999" table:style-name="ce1">
            <text:p>0.17803</text:p>
          </table:table-cell>
          <table:table-cell office:value-type="float" office:value="0.17624999999999999" table:style-name="ce1">
            <text:p>0.17625</text:p>
          </table:table-cell>
          <table:table-cell office:value-type="float" office:value="0.17888000000000001" table:style-name="ce1">
            <text:p>0.17888</text:p>
          </table:table-cell>
          <table:table-cell office:value-type="float" office:value="0.17730000000000001" table:style-name="ce1">
            <text:p>0.1773</text:p>
          </table:table-cell>
          <table:table-cell office:value-type="float" office:value="0.17716000000000001" table:style-name="ce1">
            <text:p>0.17716</text:p>
          </table:table-cell>
          <table:table-cell office:value-type="float" office:value="0.17505999999999999" table:style-name="ce1">
            <text:p>0.17506</text:p>
          </table:table-cell>
          <table:table-cell office:value-type="float" office:value="6.7000000000000002E-4" table:style-name="ce1">
            <text:p>0.00067</text:p>
          </table:table-cell>
          <table:table-cell office:value-type="float" office:value="6.2E-4" table:style-name="ce1">
            <text:p>0.00062</text:p>
          </table:table-cell>
          <table:table-cell office:value-type="float" office:value="9.2000000000000003E-4" table:style-name="ce1">
            <text:p>0.00092</text:p>
          </table:table-cell>
          <table:table-cell office:value-type="string" table:style-name="ce1">
            <text:p>0.00046 u</text:p>
          </table:table-cell>
          <table:table-cell office:value-type="float" office:value="1.7551300000000001" table:style-name="ce1">
            <text:p>1.75513</text:p>
          </table:table-cell>
          <table:table-cell office:value-type="float" office:value="1.64859" table:style-name="ce1">
            <text:p>1.64859</text:p>
          </table:table-cell>
          <table:table-cell office:value-type="float" office:value="1.6308400000000001" table:style-name="ce1">
            <text:p>1.63084</text:p>
          </table:table-cell>
          <table:table-cell office:value-type="string" table:style-name="ce1">
            <text:p>Uncal</text:p>
          </table:table-cell>
          <table:table-cell office:value-type="float" office:value="1.6402300000000001" table:style-name="ce1">
            <text:p>1.64023</text:p>
          </table:table-cell>
          <table:table-cell office:value-type="float" office:value="1.6427799999999999" table:style-name="ce1">
            <text:p>1.64278</text:p>
          </table:table-cell>
          <table:table-cell office:value-type="float" office:value="0.13413" table:style-name="ce1">
            <text:p>0.13413</text:p>
          </table:table-cell>
          <table:table-cell office:value-type="float" office:value="9.2340000000000005E-2" table:style-name="ce1">
            <text:p>0.09234</text:p>
          </table:table-cell>
          <table:table-cell office:value-type="string" table:style-name="ce1">
            <text:p>0.04530 u</text:p>
          </table:table-cell>
          <table:table-cell office:value-type="float" office:value="0.10434" table:style-name="ce1">
            <text:p>0.10434</text:p>
          </table:table-cell>
          <table:table-cell office:value-type="float" office:value="5.7669100000000002" table:style-name="ce1">
            <text:p>5.76691</text:p>
          </table:table-cell>
          <table:table-cell office:value-type="float" office:value="5.7638400000000001" table:style-name="ce1">
            <text:p>5.76384</text:p>
          </table:table-cell>
          <table:table-cell office:value-type="float" office:value="5.7771400000000002" table:style-name="ce1">
            <text:p>5.77714</text:p>
          </table:table-cell>
          <table:table-cell office:value-type="float" office:value="5.6529400000000001" table:style-name="ce1">
            <text:p>5.65294</text:p>
          </table:table-cell>
          <table:table-cell office:value-type="float" office:value="5.6990800000000004" table:style-name="ce1">
            <text:p>5.69908</text:p>
          </table:table-cell>
          <table:table-cell office:value-type="float" office:value="5.6724600000000001" table:style-name="ce1">
            <text:p>5.67246</text:p>
          </table:table-cell>
          <table:table-cell office:value-type="float" office:value="1.537E-2" table:style-name="ce1">
            <text:p>0.01537</text:p>
          </table:table-cell>
          <table:table-cell office:value-type="float" office:value="1.546E-2" table:style-name="ce1">
            <text:p>0.01546</text:p>
          </table:table-cell>
          <table:table-cell office:value-type="float" office:value="1.54E-2" table:style-name="ce1">
            <text:p>0.0154</text:p>
          </table:table-cell>
          <table:table-cell office:value-type="float" office:value="1.5350000000000001E-2" table:style-name="ce1">
            <text:p>0.01535</text:p>
          </table:table-cell>
          <table:table-cell table:number-columns-repeated="16318"/>
        </table:table-row>
        <table:table-row table:style-name="ro1">
          <table:table-cell office:value-type="time" office:time-value="PT2H4M0S" table:style-name="ce2">
            <text:p>02:04:00</text:p>
          </table:table-cell>
          <table:table-cell office:value-type="string" table:style-name="ce1">
            <text:p>TH_13</text:p>
          </table:table-cell>
          <table:table-cell office:value-type="float" office:value="1.042E-2" table:style-name="ce1">
            <text:p>0.01042</text:p>
          </table:table-cell>
          <table:table-cell office:value-type="float" office:value="1.013E-2" table:style-name="ce1">
            <text:p>0.01013</text:p>
          </table:table-cell>
          <table:table-cell office:value-type="float" office:value="8.3800000000000003E-3" table:style-name="ce1">
            <text:p>0.00838</text:p>
          </table:table-cell>
          <table:table-cell office:value-type="float" office:value="8.43E-3" table:style-name="ce1">
            <text:p>0.00843</text:p>
          </table:table-cell>
          <table:table-cell office:value-type="float" office:value="8.2100000000000003E-3" table:style-name="ce1">
            <text:p>0.00821</text:p>
          </table:table-cell>
          <table:table-cell office:value-type="float" office:value="8.2100000000000003E-3" table:style-name="ce1">
            <text:p>0.00821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9.0900000000000009E-3" table:style-name="ce1">
            <text:p>0.00909</text:p>
          </table:table-cell>
          <table:table-cell office:value-type="float" office:value="8.1700000000000002E-3" table:style-name="ce1">
            <text:p>0.00817</text:p>
          </table:table-cell>
          <table:table-cell office:value-type="float" office:value="8.0700000000000008E-3" table:style-name="ce1">
            <text:p>0.00807</text:p>
          </table:table-cell>
          <table:table-cell office:value-type="float" office:value="1.7664" table:style-name="ce1">
            <text:p>1.7664</text:p>
          </table:table-cell>
          <table:table-cell office:value-type="float" office:value="1.7582100000000001" table:style-name="ce1">
            <text:p>1.75821</text:p>
          </table:table-cell>
          <table:table-cell office:value-type="float" office:value="1.73166" table:style-name="ce1">
            <text:p>1.73166</text:p>
          </table:table-cell>
          <table:table-cell office:value-type="string" table:style-name="ce1">
            <text:p>Uncal</text:p>
          </table:table-cell>
          <table:table-cell office:value-type="float" office:value="1.6927700000000001" table:style-name="ce1">
            <text:p>1.69277</text:p>
          </table:table-cell>
          <table:table-cell office:value-type="float" office:value="1.71492" table:style-name="ce1">
            <text:p>1.71492</text:p>
          </table:table-cell>
          <table:table-cell office:value-type="float" office:value="1.77766" table:style-name="ce1">
            <text:p>1.77766</text:p>
          </table:table-cell>
          <table:table-cell office:value-type="float" office:value="1.77444" table:style-name="ce1">
            <text:p>1.77444</text:p>
          </table:table-cell>
          <table:table-cell office:value-type="float" office:value="1.7582199999999999" table:style-name="ce1">
            <text:p>1.75822</text:p>
          </table:table-cell>
          <table:table-cell office:value-type="float" office:value="1.7116" table:style-name="ce1">
            <text:p>1.7116</text:p>
          </table:table-cell>
          <table:table-cell office:value-type="float" office:value="1.69818" table:style-name="ce1">
            <text:p>1.69818</text:p>
          </table:table-cell>
          <table:table-cell office:value-type="float" office:value="1.68232" table:style-name="ce1">
            <text:p>1.68232</text:p>
          </table:table-cell>
          <table:table-cell office:value-type="string" table:style-name="ce1">
            <text:p>-0.00144 u</text:p>
          </table:table-cell>
          <table:table-cell office:value-type="string" table:style-name="ce1">
            <text:p>-0.00610 u</text:p>
          </table:table-cell>
          <table:table-cell office:value-type="string" table:style-name="ce1">
            <text:p>-0.00073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122 u</text:p>
          </table:table-cell>
          <table:table-cell office:value-type="string" table:style-name="ce1">
            <text:p>-0.00108 u</text:p>
          </table:table-cell>
          <table:table-cell office:value-type="float" office:value="0.50856999999999997" table:style-name="ce1">
            <text:p>0.50857</text:p>
          </table:table-cell>
          <table:table-cell office:value-type="float" office:value="0.52458000000000005" table:style-name="ce1">
            <text:p>0.52458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E-4" table:style-name="ce1">
            <text:p>0.0001</text:p>
          </table:table-cell>
          <table:table-cell office:value-type="string" table:style-name="ce1">
            <text:p>Uncal</text:p>
          </table:table-cell>
          <table:table-cell office:value-type="float" office:value="0.28824" table:style-name="ce1">
            <text:p>0.28824</text:p>
          </table:table-cell>
          <table:table-cell office:value-type="float" office:value="0.2858" table:style-name="ce1">
            <text:p>0.2858</text:p>
          </table:table-cell>
          <table:table-cell office:value-type="float" office:value="0.28985" table:style-name="ce1">
            <text:p>0.28985</text:p>
          </table:table-cell>
          <table:table-cell office:value-type="float" office:value="0.28943000000000002" table:style-name="ce1">
            <text:p>0.28943</text:p>
          </table:table-cell>
          <table:table-cell office:value-type="float" office:value="0.28903000000000001" table:style-name="ce1">
            <text:p>0.28903</text:p>
          </table:table-cell>
          <table:table-cell office:value-type="float" office:value="0.28484999999999999" table:style-name="ce1">
            <text:p>0.28485</text:p>
          </table:table-cell>
          <table:table-cell office:value-type="float" office:value="1.24E-3" table:style-name="ce1">
            <text:p>0.00124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1.25E-3" table:style-name="ce1">
            <text:p>0.00125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1.9116500000000001" table:style-name="ce1">
            <text:p>1.91165</text:p>
          </table:table-cell>
          <table:table-cell office:value-type="float" office:value="1.8916999999999999" table:style-name="ce1">
            <text:p>1.8917</text:p>
          </table:table-cell>
          <table:table-cell office:value-type="float" office:value="1.8776999999999999" table:style-name="ce1">
            <text:p>1.8777</text:p>
          </table:table-cell>
          <table:table-cell office:value-type="string" table:style-name="ce1">
            <text:p>Uncal</text:p>
          </table:table-cell>
          <table:table-cell office:value-type="float" office:value="1.8759999999999999" table:style-name="ce1">
            <text:p>1.876</text:p>
          </table:table-cell>
          <table:table-cell office:value-type="float" office:value="1.88097" table:style-name="ce1">
            <text:p>1.88097</text:p>
          </table:table-cell>
          <table:table-cell office:value-type="float" office:value="0.12195" table:style-name="ce1">
            <text:p>0.12195</text:p>
          </table:table-cell>
          <table:table-cell office:value-type="float" office:value="9.8390000000000005E-2" table:style-name="ce1">
            <text:p>0.09839</text:p>
          </table:table-cell>
          <table:table-cell office:value-type="string" table:style-name="ce1">
            <text:p>0.05610 u</text:p>
          </table:table-cell>
          <table:table-cell office:value-type="float" office:value="9.3579999999999997E-2" table:style-name="ce1">
            <text:p>0.09358</text:p>
          </table:table-cell>
          <table:table-cell office:value-type="float" office:value="5.6962200000000003" table:style-name="ce1">
            <text:p>5.69622</text:p>
          </table:table-cell>
          <table:table-cell office:value-type="float" office:value="5.6998699999999998" table:style-name="ce1">
            <text:p>5.69987</text:p>
          </table:table-cell>
          <table:table-cell office:value-type="float" office:value="5.7119499999999999" table:style-name="ce1">
            <text:p>5.71195</text:p>
          </table:table-cell>
          <table:table-cell office:value-type="float" office:value="5.6417200000000003" table:style-name="ce1">
            <text:p>5.64172</text:p>
          </table:table-cell>
          <table:table-cell office:value-type="float" office:value="5.62418" table:style-name="ce1">
            <text:p>5.62418</text:p>
          </table:table-cell>
          <table:table-cell office:value-type="float" office:value="5.6210800000000001" table:style-name="ce1">
            <text:p>5.62108</text:p>
          </table:table-cell>
          <table:table-cell office:value-type="float" office:value="2.4930000000000001E-2" table:style-name="ce1">
            <text:p>0.02493</text:p>
          </table:table-cell>
          <table:table-cell office:value-type="float" office:value="2.512E-2" table:style-name="ce1">
            <text:p>0.02512</text:p>
          </table:table-cell>
          <table:table-cell office:value-type="float" office:value="2.5250000000000002E-2" table:style-name="ce1">
            <text:p>0.02525</text:p>
          </table:table-cell>
          <table:table-cell office:value-type="float" office:value="2.5090000000000001E-2" table:style-name="ce1">
            <text:p>0.02509</text:p>
          </table:table-cell>
          <table:table-cell table:number-columns-repeated="16318"/>
        </table:table-row>
        <table:table-row table:style-name="ro1">
          <table:table-cell office:value-type="time" office:time-value="PT2H5M0S" table:style-name="ce2">
            <text:p>02:05:00</text:p>
          </table:table-cell>
          <table:table-cell office:value-type="string" table:style-name="ce1">
            <text:p>TH_14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1.167E-2" table:style-name="ce1">
            <text:p>0.01167</text:p>
          </table:table-cell>
          <table:table-cell office:value-type="float" office:value="5.5599999999999998E-3" table:style-name="ce1">
            <text:p>0.00556</text:p>
          </table:table-cell>
          <table:table-cell office:value-type="float" office:value="5.79E-3" table:style-name="ce1">
            <text:p>0.00579</text:p>
          </table:table-cell>
          <table:table-cell office:value-type="float" office:value="5.5700000000000003E-3" table:style-name="ce1">
            <text:p>0.00557</text:p>
          </table:table-cell>
          <table:table-cell office:value-type="float" office:value="5.5500000000000002E-3" table:style-name="ce1">
            <text:p>0.00555</text:p>
          </table:table-cell>
          <table:table-cell office:value-type="float" office:value="6.7499999999999999E-3" table:style-name="ce1">
            <text:p>0.00675</text:p>
          </table:table-cell>
          <table:table-cell office:value-type="float" office:value="5.4400000000000004E-3" table:style-name="ce1">
            <text:p>0.00544</text:p>
          </table:table-cell>
          <table:table-cell office:value-type="float" office:value="5.5199999999999997E-3" table:style-name="ce1">
            <text:p>0.00552</text:p>
          </table:table-cell>
          <table:table-cell office:value-type="float" office:value="5.5300000000000002E-3" table:style-name="ce1">
            <text:p>0.00553</text:p>
          </table:table-cell>
          <table:table-cell office:value-type="float" office:value="1.1779200000000001" table:style-name="ce1">
            <text:p>1.17792</text:p>
          </table:table-cell>
          <table:table-cell office:value-type="float" office:value="1.1863900000000001" table:style-name="ce1">
            <text:p>1.18639</text:p>
          </table:table-cell>
          <table:table-cell office:value-type="float" office:value="1.17119" table:style-name="ce1">
            <text:p>1.17119</text:p>
          </table:table-cell>
          <table:table-cell office:value-type="string" table:style-name="ce1">
            <text:p>Uncal</text:p>
          </table:table-cell>
          <table:table-cell office:value-type="float" office:value="1.14771" table:style-name="ce1">
            <text:p>1.14771</text:p>
          </table:table-cell>
          <table:table-cell office:value-type="float" office:value="1.1591199999999999" table:style-name="ce1">
            <text:p>1.15912</text:p>
          </table:table-cell>
          <table:table-cell office:value-type="float" office:value="1.2027300000000001" table:style-name="ce1">
            <text:p>1.20273</text:p>
          </table:table-cell>
          <table:table-cell office:value-type="float" office:value="1.2098899999999999" table:style-name="ce1">
            <text:p>1.20989</text:p>
          </table:table-cell>
          <table:table-cell office:value-type="float" office:value="1.21875" table:style-name="ce1">
            <text:p>1.21875</text:p>
          </table:table-cell>
          <table:table-cell office:value-type="float" office:value="1.1549799999999999" table:style-name="ce1">
            <text:p>1.15498</text:p>
          </table:table-cell>
          <table:table-cell office:value-type="float" office:value="1.1601300000000001" table:style-name="ce1">
            <text:p>1.16013</text:p>
          </table:table-cell>
          <table:table-cell office:value-type="float" office:value="1.14195" table:style-name="ce1">
            <text:p>1.14195</text:p>
          </table:table-cell>
          <table:table-cell office:value-type="string" table:style-name="ce1">
            <text:p>-0.00105 u</text:p>
          </table:table-cell>
          <table:table-cell office:value-type="string" table:style-name="ce1">
            <text:p>-0.00594 u</text:p>
          </table:table-cell>
          <table:table-cell office:value-type="string" table:style-name="ce1">
            <text:p>-0.00063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095 u</text:p>
          </table:table-cell>
          <table:table-cell office:value-type="string" table:style-name="ce1">
            <text:p>-0.00114 u</text:p>
          </table:table-cell>
          <table:table-cell office:value-type="float" office:value="0.32311000000000001" table:style-name="ce1">
            <text:p>0.32311</text:p>
          </table:table-cell>
          <table:table-cell office:value-type="float" office:value="0.33993000000000001" table:style-name="ce1">
            <text:p>0.33993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2.8299999999999999E-4" table:style-name="ce1">
            <text:p>0.000283</text:p>
          </table:table-cell>
          <table:table-cell office:value-type="string" table:style-name="ce1">
            <text:p>Uncal</text:p>
          </table:table-cell>
          <table:table-cell office:value-type="float" office:value="0.19231999999999999" table:style-name="ce1">
            <text:p>0.19232</text:p>
          </table:table-cell>
          <table:table-cell office:value-type="float" office:value="0.19077" table:style-name="ce1">
            <text:p>0.19077</text:p>
          </table:table-cell>
          <table:table-cell office:value-type="float" office:value="0.19328999999999999" table:style-name="ce1">
            <text:p>0.19329</text:p>
          </table:table-cell>
          <table:table-cell office:value-type="float" office:value="0.19363" table:style-name="ce1">
            <text:p>0.19363</text:p>
          </table:table-cell>
          <table:table-cell office:value-type="float" office:value="0.19447" table:style-name="ce1">
            <text:p>0.19447</text:p>
          </table:table-cell>
          <table:table-cell office:value-type="float" office:value="0.19144" table:style-name="ce1">
            <text:p>0.19144</text:p>
          </table:table-cell>
          <table:table-cell office:value-type="float" office:value="4.4000000000000002E-4" table:style-name="ce1">
            <text:p>0.00044</text:p>
          </table:table-cell>
          <table:table-cell office:value-type="float" office:value="4.6000000000000001E-4" table:style-name="ce1">
            <text:p>0.00046</text:p>
          </table:table-cell>
          <table:table-cell office:value-type="float" office:value="5.6999999999999998E-4" table:style-name="ce1">
            <text:p>0.00057</text:p>
          </table:table-cell>
          <table:table-cell office:value-type="string" table:style-name="ce1">
            <text:p>0.00055 u</text:p>
          </table:table-cell>
          <table:table-cell office:value-type="float" office:value="1.7920700000000001" table:style-name="ce1">
            <text:p>1.79207</text:p>
          </table:table-cell>
          <table:table-cell office:value-type="float" office:value="1.75735" table:style-name="ce1">
            <text:p>1.75735</text:p>
          </table:table-cell>
          <table:table-cell office:value-type="float" office:value="1.7402200000000001" table:style-name="ce1">
            <text:p>1.74022</text:p>
          </table:table-cell>
          <table:table-cell office:value-type="string" table:style-name="ce1">
            <text:p>Uncal</text:p>
          </table:table-cell>
          <table:table-cell office:value-type="float" office:value="1.75881" table:style-name="ce1">
            <text:p>1.75881</text:p>
          </table:table-cell>
          <table:table-cell office:value-type="float" office:value="1.75939" table:style-name="ce1">
            <text:p>1.75939</text:p>
          </table:table-cell>
          <table:table-cell office:value-type="float" office:value="0.15828" table:style-name="ce1">
            <text:p>0.15828</text:p>
          </table:table-cell>
          <table:table-cell office:value-type="float" office:value="9.1590000000000005E-2" table:style-name="ce1">
            <text:p>0.09159</text:p>
          </table:table-cell>
          <table:table-cell office:value-type="string" table:style-name="ce1">
            <text:p>0.07271 u</text:p>
          </table:table-cell>
          <table:table-cell office:value-type="float" office:value="8.3500000000000005E-2" table:style-name="ce1">
            <text:p>0.0835</text:p>
          </table:table-cell>
          <table:table-cell office:value-type="float" office:value="5.7881900000000002" table:style-name="ce1">
            <text:p>5.78819</text:p>
          </table:table-cell>
          <table:table-cell office:value-type="float" office:value="5.7843400000000003" table:style-name="ce1">
            <text:p>5.78434</text:p>
          </table:table-cell>
          <table:table-cell office:value-type="float" office:value="5.7928800000000003" table:style-name="ce1">
            <text:p>5.79288</text:p>
          </table:table-cell>
          <table:table-cell office:value-type="float" office:value="5.6722999999999999" table:style-name="ce1">
            <text:p>5.6723</text:p>
          </table:table-cell>
          <table:table-cell office:value-type="float" office:value="5.7216100000000001" table:style-name="ce1">
            <text:p>5.72161</text:p>
          </table:table-cell>
          <table:table-cell office:value-type="float" office:value="5.7359" table:style-name="ce1">
            <text:p>5.7359</text:p>
          </table:table-cell>
          <table:table-cell office:value-type="float" office:value="1.6920000000000001E-2" table:style-name="ce1">
            <text:p>0.01692</text:p>
          </table:table-cell>
          <table:table-cell office:value-type="float" office:value="1.703E-2" table:style-name="ce1">
            <text:p>0.01703</text:p>
          </table:table-cell>
          <table:table-cell office:value-type="float" office:value="1.7170000000000001E-2" table:style-name="ce1">
            <text:p>0.01717</text:p>
          </table:table-cell>
          <table:table-cell office:value-type="float" office:value="1.711E-2" table:style-name="ce1">
            <text:p>0.01711</text:p>
          </table:table-cell>
          <table:table-cell table:number-columns-repeated="16318"/>
        </table:table-row>
        <table:table-row table:style-name="ro1">
          <table:table-cell office:value-type="time" office:time-value="PT2H6M0S" table:style-name="ce2">
            <text:p>02:06:00</text:p>
          </table:table-cell>
          <table:table-cell office:value-type="string" table:style-name="ce1">
            <text:p>TH_17</text:p>
          </table:table-cell>
          <table:table-cell office:value-type="float" office:value="1.5740000000000001E-2" table:style-name="ce1">
            <text:p>0.01574</text:p>
          </table:table-cell>
          <table:table-cell office:value-type="float" office:value="1.856E-2" table:style-name="ce1">
            <text:p>0.01856</text:p>
          </table:table-cell>
          <table:table-cell office:value-type="float" office:value="6.6800000000000002E-3" table:style-name="ce1">
            <text:p>0.00668</text:p>
          </table:table-cell>
          <table:table-cell office:value-type="float" office:value="6.9300000000000004E-3" table:style-name="ce1">
            <text:p>0.00693</text:p>
          </table:table-cell>
          <table:table-cell office:value-type="float" office:value="6.6699999999999997E-3" table:style-name="ce1">
            <text:p>0.00667</text:p>
          </table:table-cell>
          <table:table-cell office:value-type="float" office:value="6.6699999999999997E-3" table:style-name="ce1">
            <text:p>0.00667</text:p>
          </table:table-cell>
          <table:table-cell office:value-type="float" office:value="5.8199999999999997E-3" table:style-name="ce1">
            <text:p>0.00582</text:p>
          </table:table-cell>
          <table:table-cell office:value-type="float" office:value="7.0600000000000003E-3" table:style-name="ce1">
            <text:p>0.00706</text:p>
          </table:table-cell>
          <table:table-cell office:value-type="float" office:value="6.62E-3" table:style-name="ce1">
            <text:p>0.00662</text:p>
          </table:table-cell>
          <table:table-cell office:value-type="float" office:value="6.62E-3" table:style-name="ce1">
            <text:p>0.00662</text:p>
          </table:table-cell>
          <table:table-cell office:value-type="float" office:value="1.4803299999999999" table:style-name="ce1">
            <text:p>1.48033</text:p>
          </table:table-cell>
          <table:table-cell office:value-type="float" office:value="1.4874099999999999" table:style-name="ce1">
            <text:p>1.48741</text:p>
          </table:table-cell>
          <table:table-cell office:value-type="float" office:value="1.4653099999999999" table:style-name="ce1">
            <text:p>1.46531</text:p>
          </table:table-cell>
          <table:table-cell office:value-type="string" table:style-name="ce1">
            <text:p>Uncal</text:p>
          </table:table-cell>
          <table:table-cell office:value-type="float" office:value="1.42709" table:style-name="ce1">
            <text:p>1.42709</text:p>
          </table:table-cell>
          <table:table-cell office:value-type="float" office:value="1.4487000000000001" table:style-name="ce1">
            <text:p>1.4487</text:p>
          </table:table-cell>
          <table:table-cell office:value-type="float" office:value="1.4827399999999999" table:style-name="ce1">
            <text:p>1.48274</text:p>
          </table:table-cell>
          <table:table-cell office:value-type="float" office:value="1.5122599999999999" table:style-name="ce1">
            <text:p>1.51226</text:p>
          </table:table-cell>
          <table:table-cell office:value-type="float" office:value="1.49973" table:style-name="ce1">
            <text:p>1.49973</text:p>
          </table:table-cell>
          <table:table-cell office:value-type="float" office:value="1.4447300000000001" table:style-name="ce1">
            <text:p>1.44473</text:p>
          </table:table-cell>
          <table:table-cell office:value-type="float" office:value="1.44126" table:style-name="ce1">
            <text:p>1.44126</text:p>
          </table:table-cell>
          <table:table-cell office:value-type="float" office:value="1.4194800000000001" table:style-name="ce1">
            <text:p>1.41948</text:p>
          </table:table-cell>
          <table:table-cell office:value-type="string" table:style-name="ce1">
            <text:p>-0.00093 u</text:p>
          </table:table-cell>
          <table:table-cell office:value-type="string" table:style-name="ce1">
            <text:p>-0.00566 u</text:p>
          </table:table-cell>
          <table:table-cell office:value-type="string" table:style-name="ce1">
            <text:p>0.00008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034 u</text:p>
          </table:table-cell>
          <table:table-cell office:value-type="string" table:style-name="ce1">
            <text:p>0.00030 u</text:p>
          </table:table-cell>
          <table:table-cell office:value-type="float" office:value="0.21762999999999999" table:style-name="ce1">
            <text:p>0.21763</text:p>
          </table:table-cell>
          <table:table-cell office:value-type="float" office:value="0.23107" table:style-name="ce1">
            <text:p>0.23107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3.3399999999999999E-4" table:style-name="ce1">
            <text:p>0.000334</text:p>
          </table:table-cell>
          <table:table-cell office:value-type="string" table:style-name="ce1">
            <text:p>Uncal</text:p>
          </table:table-cell>
          <table:table-cell office:value-type="float" office:value="0.22245000000000001" table:style-name="ce1">
            <text:p>0.22245</text:p>
          </table:table-cell>
          <table:table-cell office:value-type="float" office:value="0.22069" table:style-name="ce1">
            <text:p>0.22069</text:p>
          </table:table-cell>
          <table:table-cell office:value-type="float" office:value="0.22403000000000001" table:style-name="ce1">
            <text:p>0.22403</text:p>
          </table:table-cell>
          <table:table-cell office:value-type="float" office:value="0.22308" table:style-name="ce1">
            <text:p>0.22308</text:p>
          </table:table-cell>
          <table:table-cell office:value-type="float" office:value="0.22287000000000001" table:style-name="ce1">
            <text:p>0.22287</text:p>
          </table:table-cell>
          <table:table-cell office:value-type="float" office:value="0.21865000000000001" table:style-name="ce1">
            <text:p>0.21865</text:p>
          </table:table-cell>
          <table:table-cell office:value-type="float" office:value="3.8000000000000002E-4" table:style-name="ce1">
            <text:p>0.00038</text:p>
          </table:table-cell>
          <table:table-cell office:value-type="float" office:value="3.2000000000000003E-4" table:style-name="ce1">
            <text:p>0.00032</text:p>
          </table:table-cell>
          <table:table-cell office:value-type="string" table:style-name="ce1">
            <text:p>0.00035 u</text:p>
          </table:table-cell>
          <table:table-cell office:value-type="string" table:style-name="ce1">
            <text:p>-0.00014 u</text:p>
          </table:table-cell>
          <table:table-cell office:value-type="float" office:value="1.9860899999999999" table:style-name="ce1">
            <text:p>1.98609</text:p>
          </table:table-cell>
          <table:table-cell office:value-type="float" office:value="1.94665" table:style-name="ce1">
            <text:p>1.94665</text:p>
          </table:table-cell>
          <table:table-cell office:value-type="float" office:value="1.9332400000000001" table:style-name="ce1">
            <text:p>1.93324</text:p>
          </table:table-cell>
          <table:table-cell office:value-type="string" table:style-name="ce1">
            <text:p>Uncal</text:p>
          </table:table-cell>
          <table:table-cell office:value-type="float" office:value="1.95401" table:style-name="ce1">
            <text:p>1.95401</text:p>
          </table:table-cell>
          <table:table-cell office:value-type="float" office:value="1.9383699999999999" table:style-name="ce1">
            <text:p>1.93837</text:p>
          </table:table-cell>
          <table:table-cell office:value-type="float" office:value="0.12736" table:style-name="ce1">
            <text:p>0.12736</text:p>
          </table:table-cell>
          <table:table-cell office:value-type="float" office:value="8.2729999999999998E-2" table:style-name="ce1">
            <text:p>0.08273</text:p>
          </table:table-cell>
          <table:table-cell office:value-type="string" table:style-name="ce1">
            <text:p>0.08983 u</text:p>
          </table:table-cell>
          <table:table-cell office:value-type="float" office:value="7.7590000000000006E-2" table:style-name="ce1">
            <text:p>0.07759</text:p>
          </table:table-cell>
          <table:table-cell office:value-type="float" office:value="5.5646199999999997" table:style-name="ce1">
            <text:p>5.56462</text:p>
          </table:table-cell>
          <table:table-cell office:value-type="float" office:value="5.5961499999999997" table:style-name="ce1">
            <text:p>5.59615</text:p>
          </table:table-cell>
          <table:table-cell office:value-type="float" office:value="5.6139400000000004" table:style-name="ce1">
            <text:p>5.61394</text:p>
          </table:table-cell>
          <table:table-cell office:value-type="float" office:value="5.5043699999999998" table:style-name="ce1">
            <text:p>5.50437</text:p>
          </table:table-cell>
          <table:table-cell office:value-type="float" office:value="5.5183600000000004" table:style-name="ce1">
            <text:p>5.51836</text:p>
          </table:table-cell>
          <table:table-cell office:value-type="float" office:value="5.5217499999999999" table:style-name="ce1">
            <text:p>5.52175</text:p>
          </table:table-cell>
          <table:table-cell office:value-type="float" office:value="2.1010000000000001E-2" table:style-name="ce1">
            <text:p>0.02101</text:p>
          </table:table-cell>
          <table:table-cell office:value-type="float" office:value="2.1160000000000002E-2" table:style-name="ce1">
            <text:p>0.02116</text:p>
          </table:table-cell>
          <table:table-cell office:value-type="float" office:value="2.1229999999999999E-2" table:style-name="ce1">
            <text:p>0.02123</text:p>
          </table:table-cell>
          <table:table-cell office:value-type="float" office:value="2.102E-2" table:style-name="ce1">
            <text:p>0.02102</text:p>
          </table:table-cell>
          <table:table-cell table:number-columns-repeated="16318"/>
        </table:table-row>
        <table:table-row table:style-name="ro1">
          <table:table-cell office:value-type="time" office:time-value="PT2H7M0S" table:style-name="ce2">
            <text:p>02:07:00</text:p>
          </table:table-cell>
          <table:table-cell office:value-type="string" table:style-name="ce1">
            <text:p>KWY_03</text:p>
          </table:table-cell>
          <table:table-cell office:value-type="string" table:style-name="ce1">
            <text:p>0.00042 u</text:p>
          </table:table-cell>
          <table:table-cell office:value-type="string" table:style-name="ce1">
            <text:p>0.00465 u</text:p>
          </table:table-cell>
          <table:table-cell office:value-type="float" office:value="2.96E-3" table:style-name="ce1">
            <text:p>0.00296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2.9099999999999998E-3" table:style-name="ce1">
            <text:p>0.00291</text:p>
          </table:table-cell>
          <table:table-cell office:value-type="float" office:value="2.8900000000000002E-3" table:style-name="ce1">
            <text:p>0.00289</text:p>
          </table:table-cell>
          <table:table-cell office:value-type="string" table:style-name="ce1">
            <text:p>0.00473 u</text:p>
          </table:table-cell>
          <table:table-cell office:value-type="float" office:value="3.62E-3" table:style-name="ce1">
            <text:p>0.00362</text:p>
          </table:table-cell>
          <table:table-cell office:value-type="float" office:value="2.8900000000000002E-3" table:style-name="ce1">
            <text:p>0.00289</text:p>
          </table:table-cell>
          <table:table-cell office:value-type="float" office:value="3.0500000000000002E-3" table:style-name="ce1">
            <text:p>0.00305</text:p>
          </table:table-cell>
          <table:table-cell office:value-type="float" office:value="2.6799599999999999" table:style-name="ce1">
            <text:p>2.67996</text:p>
          </table:table-cell>
          <table:table-cell office:value-type="float" office:value="2.66472" table:style-name="ce1">
            <text:p>2.66472</text:p>
          </table:table-cell>
          <table:table-cell office:value-type="float" office:value="2.6181100000000002" table:style-name="ce1">
            <text:p>2.61811</text:p>
          </table:table-cell>
          <table:table-cell office:value-type="string" table:style-name="ce1">
            <text:p>Uncal</text:p>
          </table:table-cell>
          <table:table-cell office:value-type="float" office:value="2.5910099999999998" table:style-name="ce1">
            <text:p>2.59101</text:p>
          </table:table-cell>
          <table:table-cell office:value-type="float" office:value="2.61849" table:style-name="ce1">
            <text:p>2.61849</text:p>
          </table:table-cell>
          <table:table-cell office:value-type="float" office:value="2.6919200000000001" table:style-name="ce1">
            <text:p>2.69192</text:p>
          </table:table-cell>
          <table:table-cell office:value-type="float" office:value="2.6928899999999998" table:style-name="ce1">
            <text:p>2.69289</text:p>
          </table:table-cell>
          <table:table-cell office:value-type="float" office:value="2.6540300000000001" table:style-name="ce1">
            <text:p>2.65403</text:p>
          </table:table-cell>
          <table:table-cell office:value-type="float" office:value="2.5011100000000002" table:style-name="ce1">
            <text:p>2.50111</text:p>
          </table:table-cell>
          <table:table-cell office:value-type="float" office:value="2.5352000000000001" table:style-name="ce1">
            <text:p>2.5352</text:p>
          </table:table-cell>
          <table:table-cell office:value-type="float" office:value="2.5569899999999999" table:style-name="ce1">
            <text:p>2.55699</text:p>
          </table:table-cell>
          <table:table-cell office:value-type="string" table:style-name="ce1">
            <text:p>-0.00433 u</text:p>
          </table:table-cell>
          <table:table-cell office:value-type="string" table:style-name="ce1">
            <text:p>-0.01056 u</text:p>
          </table:table-cell>
          <table:table-cell office:value-type="string" table:style-name="ce1">
            <text:p>-0.00396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50 u</text:p>
          </table:table-cell>
          <table:table-cell office:value-type="string" table:style-name="ce1">
            <text:p>-0.00694 u</text:p>
          </table:table-cell>
          <table:table-cell office:value-type="float" office:value="0.92452999999999996" table:style-name="ce1">
            <text:p>0.92453</text:p>
          </table:table-cell>
          <table:table-cell office:value-type="float" office:value="0.92488000000000004" table:style-name="ce1">
            <text:p>0.92488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4.7800000000000002E-4" table:style-name="ce1">
            <text:p>0.000478</text:p>
          </table:table-cell>
          <table:table-cell office:value-type="string" table:style-name="ce1">
            <text:p>Uncal</text:p>
          </table:table-cell>
          <table:table-cell office:value-type="float" office:value="0.35963000000000001" table:style-name="ce1">
            <text:p>0.35963</text:p>
          </table:table-cell>
          <table:table-cell office:value-type="float" office:value="0.35641" table:style-name="ce1">
            <text:p>0.35641</text:p>
          </table:table-cell>
          <table:table-cell office:value-type="float" office:value="0.36113000000000001" table:style-name="ce1">
            <text:p>0.36113</text:p>
          </table:table-cell>
          <table:table-cell office:value-type="float" office:value="0.3624" table:style-name="ce1">
            <text:p>0.3624</text:p>
          </table:table-cell>
          <table:table-cell office:value-type="float" office:value="0.36176999999999998" table:style-name="ce1">
            <text:p>0.36177</text:p>
          </table:table-cell>
          <table:table-cell office:value-type="float" office:value="0.35787000000000002" table:style-name="ce1">
            <text:p>0.35787</text:p>
          </table:table-cell>
          <table:table-cell office:value-type="float" office:value="1.2E-4" table:style-name="ce1">
            <text:p>0.00012</text:p>
          </table:table-cell>
          <table:table-cell office:value-type="string" table:style-name="ce1">
            <text:p>0.00007 u</text:p>
          </table:table-cell>
          <table:table-cell office:value-type="float" office:value="3.5E-4" table:style-name="ce1">
            <text:p>0.00035</text:p>
          </table:table-cell>
          <table:table-cell office:value-type="string" table:style-name="ce1">
            <text:p>-0.00009 u</text:p>
          </table:table-cell>
          <table:table-cell office:value-type="float" office:value="3.04372" table:style-name="ce1">
            <text:p>3.04372</text:p>
          </table:table-cell>
          <table:table-cell office:value-type="float" office:value="3.0669" table:style-name="ce1">
            <text:p>3.0669</text:p>
          </table:table-cell>
          <table:table-cell office:value-type="float" office:value="3.0552100000000002" table:style-name="ce1">
            <text:p>3.05521</text:p>
          </table:table-cell>
          <table:table-cell office:value-type="string" table:style-name="ce1">
            <text:p>Uncal</text:p>
          </table:table-cell>
          <table:table-cell office:value-type="float" office:value="3.0384799999999998" table:style-name="ce1">
            <text:p>3.03848</text:p>
          </table:table-cell>
          <table:table-cell office:value-type="float" office:value="3.0429400000000002" table:style-name="ce1">
            <text:p>3.04294</text:p>
          </table:table-cell>
          <table:table-cell office:value-type="float" office:value="0.14263000000000001" table:style-name="ce1">
            <text:p>0.14263</text:p>
          </table:table-cell>
          <table:table-cell office:value-type="float" office:value="0.10290000000000001" table:style-name="ce1">
            <text:p>0.1029</text:p>
          </table:table-cell>
          <table:table-cell office:value-type="float" office:value="0.14993999999999999" table:style-name="ce1">
            <text:p>0.14994</text:p>
          </table:table-cell>
          <table:table-cell office:value-type="float" office:value="8.7569999999999995E-2" table:style-name="ce1">
            <text:p>0.08757</text:p>
          </table:table-cell>
          <table:table-cell office:value-type="float" office:value="7.6350100000000003" table:style-name="ce1">
            <text:p>7.63501</text:p>
          </table:table-cell>
          <table:table-cell office:value-type="float" office:value="7.6431199999999997" table:style-name="ce1">
            <text:p>7.64312</text:p>
          </table:table-cell>
          <table:table-cell office:value-type="float" office:value="7.67049" table:style-name="ce1">
            <text:p>7.67049</text:p>
          </table:table-cell>
          <table:table-cell office:value-type="float" office:value="7.5084499999999998" table:style-name="ce1">
            <text:p>7.50845</text:p>
          </table:table-cell>
          <table:table-cell office:value-type="float" office:value="7.5316700000000001" table:style-name="ce1">
            <text:p>7.53167</text:p>
          </table:table-cell>
          <table:table-cell office:value-type="float" office:value="7.5396200000000002" table:style-name="ce1">
            <text:p>7.53962</text:p>
          </table:table-cell>
          <table:table-cell office:value-type="float" office:value="3.2379999999999999E-2" table:style-name="ce1">
            <text:p>0.03238</text:p>
          </table:table-cell>
          <table:table-cell office:value-type="float" office:value="3.243E-2" table:style-name="ce1">
            <text:p>0.03243</text:p>
          </table:table-cell>
          <table:table-cell office:value-type="float" office:value="3.2759999999999997E-2" table:style-name="ce1">
            <text:p>0.03276</text:p>
          </table:table-cell>
          <table:table-cell office:value-type="float" office:value="3.2649999999999998E-2" table:style-name="ce1">
            <text:p>0.03265</text:p>
          </table:table-cell>
          <table:table-cell table:number-columns-repeated="16318"/>
        </table:table-row>
        <table:table-row table:style-name="ro1">
          <table:table-cell office:value-type="time" office:time-value="PT2H8M0S" table:style-name="ce2">
            <text:p>02:08:00</text:p>
          </table:table-cell>
          <table:table-cell office:value-type="string" table:style-name="ce1">
            <text:p>KWY_04</text:p>
          </table:table-cell>
          <table:table-cell office:value-type="string" table:style-name="ce1">
            <text:p>0.00053 u</text:p>
          </table:table-cell>
          <table:table-cell office:value-type="string" table:style-name="ce1">
            <text:p>0.00274 u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2.7699999999999999E-3" table:style-name="ce1">
            <text:p>0.00277</text:p>
          </table:table-cell>
          <table:table-cell office:value-type="float" office:value="2.7599999999999999E-3" table:style-name="ce1">
            <text:p>0.00276</text:p>
          </table:table-cell>
          <table:table-cell office:value-type="float" office:value="3.3500000000000001E-3" table:style-name="ce1">
            <text:p>0.00335</text:p>
          </table:table-cell>
          <table:table-cell office:value-type="float" office:value="3.7200000000000002E-3" table:style-name="ce1">
            <text:p>0.00372</text:p>
          </table:table-cell>
          <table:table-cell office:value-type="float" office:value="2.8600000000000001E-3" table:style-name="ce1">
            <text:p>0.00286</text:p>
          </table:table-cell>
          <table:table-cell office:value-type="float" office:value="2.8700000000000002E-3" table:style-name="ce1">
            <text:p>0.00287</text:p>
          </table:table-cell>
          <table:table-cell office:value-type="float" office:value="2.6047400000000001" table:style-name="ce1">
            <text:p>2.60474</text:p>
          </table:table-cell>
          <table:table-cell office:value-type="float" office:value="2.5860799999999999" table:style-name="ce1">
            <text:p>2.58608</text:p>
          </table:table-cell>
          <table:table-cell office:value-type="float" office:value="2.5497800000000002" table:style-name="ce1">
            <text:p>2.54978</text:p>
          </table:table-cell>
          <table:table-cell office:value-type="string" table:style-name="ce1">
            <text:p>Uncal</text:p>
          </table:table-cell>
          <table:table-cell office:value-type="float" office:value="2.5117400000000001" table:style-name="ce1">
            <text:p>2.51174</text:p>
          </table:table-cell>
          <table:table-cell office:value-type="float" office:value="2.5430999999999999" table:style-name="ce1">
            <text:p>2.5431</text:p>
          </table:table-cell>
          <table:table-cell office:value-type="float" office:value="2.60581" table:style-name="ce1">
            <text:p>2.60581</text:p>
          </table:table-cell>
          <table:table-cell office:value-type="float" office:value="2.61049" table:style-name="ce1">
            <text:p>2.61049</text:p>
          </table:table-cell>
          <table:table-cell office:value-type="float" office:value="2.5784600000000002" table:style-name="ce1">
            <text:p>2.57846</text:p>
          </table:table-cell>
          <table:table-cell office:value-type="float" office:value="2.4434300000000002" table:style-name="ce1">
            <text:p>2.44343</text:p>
          </table:table-cell>
          <table:table-cell office:value-type="float" office:value="2.4849700000000001" table:style-name="ce1">
            <text:p>2.48497</text:p>
          </table:table-cell>
          <table:table-cell office:value-type="float" office:value="2.4838800000000001" table:style-name="ce1">
            <text:p>2.48388</text:p>
          </table:table-cell>
          <table:table-cell office:value-type="string" table:style-name="ce1">
            <text:p>-0.00442 u</text:p>
          </table:table-cell>
          <table:table-cell office:value-type="string" table:style-name="ce1">
            <text:p>-0.01046 u</text:p>
          </table:table-cell>
          <table:table-cell office:value-type="string" table:style-name="ce1">
            <text:p>-0.00439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21 u</text:p>
          </table:table-cell>
          <table:table-cell office:value-type="string" table:style-name="ce1">
            <text:p>-0.00242 u</text:p>
          </table:table-cell>
          <table:table-cell office:value-type="float" office:value="0.90080000000000005" table:style-name="ce1">
            <text:p>0.9008</text:p>
          </table:table-cell>
          <table:table-cell office:value-type="float" office:value="0.90136000000000005" table:style-name="ce1">
            <text:p>0.90136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4.46E-4" table:style-name="ce1">
            <text:p>0.000446</text:p>
          </table:table-cell>
          <table:table-cell office:value-type="string" table:style-name="ce1">
            <text:p>Uncal</text:p>
          </table:table-cell>
          <table:table-cell office:value-type="float" office:value="0.34939999999999999" table:style-name="ce1">
            <text:p>0.3494</text:p>
          </table:table-cell>
          <table:table-cell office:value-type="float" office:value="0.34638000000000002" table:style-name="ce1">
            <text:p>0.34638</text:p>
          </table:table-cell>
          <table:table-cell office:value-type="float" office:value="0.35133999999999999" table:style-name="ce1">
            <text:p>0.35134</text:p>
          </table:table-cell>
          <table:table-cell office:value-type="float" office:value="0.35034999999999999" table:style-name="ce1">
            <text:p>0.35035</text:p>
          </table:table-cell>
          <table:table-cell office:value-type="float" office:value="0.35104000000000002" table:style-name="ce1">
            <text:p>0.35104</text:p>
          </table:table-cell>
          <table:table-cell office:value-type="float" office:value="0.34710999999999997" table:style-name="ce1">
            <text:p>0.34711</text:p>
          </table:table-cell>
          <table:table-cell office:value-type="string" table:style-name="ce1">
            <text:p>0.00006 u</text:p>
          </table:table-cell>
          <table:table-cell office:value-type="string" table:style-name="ce1">
            <text:p>0.00004 u</text:p>
          </table:table-cell>
          <table:table-cell office:value-type="float" office:value="2.5000000000000001E-4" table:style-name="ce1">
            <text:p>0.00025</text:p>
          </table:table-cell>
          <table:table-cell office:value-type="string" table:style-name="ce1">
            <text:p>-0.00010 u</text:p>
          </table:table-cell>
          <table:table-cell office:value-type="float" office:value="3.1047199999999999" table:style-name="ce1">
            <text:p>3.10472</text:p>
          </table:table-cell>
          <table:table-cell office:value-type="float" office:value="3.1156000000000001" table:style-name="ce1">
            <text:p>3.1156</text:p>
          </table:table-cell>
          <table:table-cell office:value-type="float" office:value="3.1047099999999999" table:style-name="ce1">
            <text:p>3.10471</text:p>
          </table:table-cell>
          <table:table-cell office:value-type="string" table:style-name="ce1">
            <text:p>Uncal</text:p>
          </table:table-cell>
          <table:table-cell office:value-type="float" office:value="3.0823100000000001" table:style-name="ce1">
            <text:p>3.08231</text:p>
          </table:table-cell>
          <table:table-cell office:value-type="float" office:value="3.0823700000000001" table:style-name="ce1">
            <text:p>3.08237</text:p>
          </table:table-cell>
          <table:table-cell office:value-type="float" office:value="0.16067999999999999" table:style-name="ce1">
            <text:p>0.16068</text:p>
          </table:table-cell>
          <table:table-cell office:value-type="float" office:value="0.10903" table:style-name="ce1">
            <text:p>0.10903</text:p>
          </table:table-cell>
          <table:table-cell office:value-type="float" office:value="0.12914" table:style-name="ce1">
            <text:p>0.12914</text:p>
          </table:table-cell>
          <table:table-cell office:value-type="float" office:value="8.2839999999999997E-2" table:style-name="ce1">
            <text:p>0.08284</text:p>
          </table:table-cell>
          <table:table-cell office:value-type="float" office:value="7.98048" table:style-name="ce1">
            <text:p>7.98048</text:p>
          </table:table-cell>
          <table:table-cell office:value-type="float" office:value="7.9751899999999996" table:style-name="ce1">
            <text:p>7.97519</text:p>
          </table:table-cell>
          <table:table-cell office:value-type="float" office:value="8.0079899999999995" table:style-name="ce1">
            <text:p>8.00799</text:p>
          </table:table-cell>
          <table:table-cell office:value-type="float" office:value="7.7420600000000004" table:style-name="ce1">
            <text:p>7.74206</text:p>
          </table:table-cell>
          <table:table-cell office:value-type="float" office:value="7.8300400000000003" table:style-name="ce1">
            <text:p>7.83004</text:p>
          </table:table-cell>
          <table:table-cell office:value-type="float" office:value="7.8520799999999999" table:style-name="ce1">
            <text:p>7.85208</text:p>
          </table:table-cell>
          <table:table-cell office:value-type="float" office:value="3.124E-2" table:style-name="ce1">
            <text:p>0.03124</text:p>
          </table:table-cell>
          <table:table-cell office:value-type="float" office:value="3.1289999999999998E-2" table:style-name="ce1">
            <text:p>0.03129</text:p>
          </table:table-cell>
          <table:table-cell office:value-type="float" office:value="3.1489999999999997E-2" table:style-name="ce1">
            <text:p>0.03149</text:p>
          </table:table-cell>
          <table:table-cell office:value-type="float" office:value="3.1390000000000001E-2" table:style-name="ce1">
            <text:p>0.03139</text:p>
          </table:table-cell>
          <table:table-cell table:number-columns-repeated="16318"/>
        </table:table-row>
        <table:table-row table:style-name="ro1">
          <table:table-cell office:value-type="time" office:time-value="PT2H9M0S" table:style-name="ce2">
            <text:p>02:09:00</text:p>
          </table:table-cell>
          <table:table-cell office:value-type="string" table:style-name="ce1">
            <text:p>KWY_05</text:p>
          </table:table-cell>
          <table:table-cell office:value-type="string" table:style-name="ce1">
            <text:p>0.00067 u</text:p>
          </table:table-cell>
          <table:table-cell office:value-type="string" table:style-name="ce1">
            <text:p>0.00311 u</text:p>
          </table:table-cell>
          <table:table-cell office:value-type="float" office:value="2.4099999999999998E-3" table:style-name="ce1">
            <text:p>0.00241</text:p>
          </table:table-cell>
          <table:table-cell office:value-type="float" office:value="2.63E-3" table:style-name="ce1">
            <text:p>0.00263</text:p>
          </table:table-cell>
          <table:table-cell office:value-type="float" office:value="2.4299999999999999E-3" table:style-name="ce1">
            <text:p>0.00243</text:p>
          </table:table-cell>
          <table:table-cell office:value-type="float" office:value="2.4199999999999998E-3" table:style-name="ce1">
            <text:p>0.00242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3.5300000000000002E-3" table:style-name="ce1">
            <text:p>0.00353</text:p>
          </table:table-cell>
          <table:table-cell office:value-type="float" office:value="2.5400000000000002E-3" table:style-name="ce1">
            <text:p>0.00254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2.3814600000000001" table:style-name="ce1">
            <text:p>2.38146</text:p>
          </table:table-cell>
          <table:table-cell office:value-type="float" office:value="2.37751" table:style-name="ce1">
            <text:p>2.37751</text:p>
          </table:table-cell>
          <table:table-cell office:value-type="float" office:value="2.3365399999999998" table:style-name="ce1">
            <text:p>2.33654</text:p>
          </table:table-cell>
          <table:table-cell office:value-type="string" table:style-name="ce1">
            <text:p>Uncal</text:p>
          </table:table-cell>
          <table:table-cell office:value-type="float" office:value="2.2987299999999999" table:style-name="ce1">
            <text:p>2.29873</text:p>
          </table:table-cell>
          <table:table-cell office:value-type="float" office:value="2.3385199999999999" table:style-name="ce1">
            <text:p>2.33852</text:p>
          </table:table-cell>
          <table:table-cell office:value-type="float" office:value="2.3748900000000002" table:style-name="ce1">
            <text:p>2.37489</text:p>
          </table:table-cell>
          <table:table-cell office:value-type="float" office:value="2.4026900000000002" table:style-name="ce1">
            <text:p>2.40269</text:p>
          </table:table-cell>
          <table:table-cell office:value-type="float" office:value="2.3627600000000002" table:style-name="ce1">
            <text:p>2.36276</text:p>
          </table:table-cell>
          <table:table-cell office:value-type="float" office:value="2.30674" table:style-name="ce1">
            <text:p>2.30674</text:p>
          </table:table-cell>
          <table:table-cell office:value-type="float" office:value="2.2728199999999998" table:style-name="ce1">
            <text:p>2.27282</text:p>
          </table:table-cell>
          <table:table-cell office:value-type="float" office:value="2.2787099999999998" table:style-name="ce1">
            <text:p>2.27871</text:p>
          </table:table-cell>
          <table:table-cell office:value-type="string" table:style-name="ce1">
            <text:p>-0.00442 u</text:p>
          </table:table-cell>
          <table:table-cell office:value-type="string" table:style-name="ce1">
            <text:p>-0.01026 u</text:p>
          </table:table-cell>
          <table:table-cell office:value-type="string" table:style-name="ce1">
            <text:p>-0.00428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355 u</text:p>
          </table:table-cell>
          <table:table-cell office:value-type="string" table:style-name="ce1">
            <text:p>-0.00338 u</text:p>
          </table:table-cell>
          <table:table-cell office:value-type="float" office:value="0.85165000000000002" table:style-name="ce1">
            <text:p>0.85165</text:p>
          </table:table-cell>
          <table:table-cell office:value-type="float" office:value="0.85497000000000001" table:style-name="ce1">
            <text:p>0.85497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4.0499999999999998E-4" table:style-name="ce1">
            <text:p>0.000405</text:p>
          </table:table-cell>
          <table:table-cell office:value-type="string" table:style-name="ce1">
            <text:p>Uncal</text:p>
          </table:table-cell>
          <table:table-cell office:value-type="float" office:value="0.32073000000000002" table:style-name="ce1">
            <text:p>0.32073</text:p>
          </table:table-cell>
          <table:table-cell office:value-type="float" office:value="0.31784000000000001" table:style-name="ce1">
            <text:p>0.31784</text:p>
          </table:table-cell>
          <table:table-cell office:value-type="float" office:value="0.32222000000000001" table:style-name="ce1">
            <text:p>0.32222</text:p>
          </table:table-cell>
          <table:table-cell office:value-type="float" office:value="0.32179999999999997" table:style-name="ce1">
            <text:p>0.3218</text:p>
          </table:table-cell>
          <table:table-cell office:value-type="float" office:value="0.32216" table:style-name="ce1">
            <text:p>0.32216</text:p>
          </table:table-cell>
          <table:table-cell office:value-type="float" office:value="0.31714999999999999" table:style-name="ce1">
            <text:p>0.31715</text:p>
          </table:table-cell>
          <table:table-cell office:value-type="string" table:style-name="ce1">
            <text:p>0.00006 u</text:p>
          </table:table-cell>
          <table:table-cell office:value-type="string" table:style-name="ce1">
            <text:p>-0.00003 u</text:p>
          </table:table-cell>
          <table:table-cell office:value-type="float" office:value="1.8000000000000001E-4" table:style-name="ce1">
            <text:p>0.00018</text:p>
          </table:table-cell>
          <table:table-cell office:value-type="string" table:style-name="ce1">
            <text:p>-0.00003 u</text:p>
          </table:table-cell>
          <table:table-cell office:value-type="float" office:value="2.9940199999999999" table:style-name="ce1">
            <text:p>2.99402</text:p>
          </table:table-cell>
          <table:table-cell office:value-type="float" office:value="3.0789" table:style-name="ce1">
            <text:p>3.0789</text:p>
          </table:table-cell>
          <table:table-cell office:value-type="float" office:value="3.06962" table:style-name="ce1">
            <text:p>3.06962</text:p>
          </table:table-cell>
          <table:table-cell office:value-type="string" table:style-name="ce1">
            <text:p>Uncal</text:p>
          </table:table-cell>
          <table:table-cell office:value-type="float" office:value="3.03565" table:style-name="ce1">
            <text:p>3.03565</text:p>
          </table:table-cell>
          <table:table-cell office:value-type="float" office:value="3.0507900000000001" table:style-name="ce1">
            <text:p>3.05079</text:p>
          </table:table-cell>
          <table:table-cell office:value-type="float" office:value="0.15126000000000001" table:style-name="ce1">
            <text:p>0.15126</text:p>
          </table:table-cell>
          <table:table-cell office:value-type="float" office:value="0.10623" table:style-name="ce1">
            <text:p>0.10623</text:p>
          </table:table-cell>
          <table:table-cell office:value-type="string" table:style-name="ce1">
            <text:p>0.08176 u</text:p>
          </table:table-cell>
          <table:table-cell office:value-type="float" office:value="0.10908" table:style-name="ce1">
            <text:p>0.10908</text:p>
          </table:table-cell>
          <table:table-cell office:value-type="float" office:value="8.1925100000000004" table:style-name="ce1">
            <text:p>8.19251</text:p>
          </table:table-cell>
          <table:table-cell office:value-type="float" office:value="8.2080300000000008" table:style-name="ce1">
            <text:p>8.20803</text:p>
          </table:table-cell>
          <table:table-cell office:value-type="float" office:value="8.2205899999999996" table:style-name="ce1">
            <text:p>8.22059</text:p>
          </table:table-cell>
          <table:table-cell office:value-type="float" office:value="7.9718900000000001" table:style-name="ce1">
            <text:p>7.97189</text:p>
          </table:table-cell>
          <table:table-cell office:value-type="float" office:value="8.0685599999999997" table:style-name="ce1">
            <text:p>8.06856</text:p>
          </table:table-cell>
          <table:table-cell office:value-type="float" office:value="8.0494599999999998" table:style-name="ce1">
            <text:p>8.04946</text:p>
          </table:table-cell>
          <table:table-cell office:value-type="float" office:value="2.8160000000000001E-2" table:style-name="ce1">
            <text:p>0.02816</text:p>
          </table:table-cell>
          <table:table-cell office:value-type="float" office:value="2.835E-2" table:style-name="ce1">
            <text:p>0.02835</text:p>
          </table:table-cell>
          <table:table-cell office:value-type="float" office:value="2.8379999999999999E-2" table:style-name="ce1">
            <text:p>0.02838</text:p>
          </table:table-cell>
          <table:table-cell office:value-type="float" office:value="2.8340000000000001E-2" table:style-name="ce1">
            <text:p>0.02834</text:p>
          </table:table-cell>
          <table:table-cell table:number-columns-repeated="16318"/>
        </table:table-row>
        <table:table-row table:style-name="ro1">
          <table:table-cell office:value-type="time" office:time-value="PT2H10M0S" table:style-name="ce2">
            <text:p>02:10:00</text:p>
          </table:table-cell>
          <table:table-cell office:value-type="string" table:style-name="ce1">
            <text:p>KWY_06</text:p>
          </table:table-cell>
          <table:table-cell office:value-type="float" office:value="6.0999999999999997E-4" table:style-name="ce1">
            <text:p>0.00061</text:p>
          </table:table-cell>
          <table:table-cell office:value-type="string" table:style-name="ce1">
            <text:p>0.00366 u</text:p>
          </table:table-cell>
          <table:table-cell office:value-type="float" office:value="2.0899999999999998E-3" table:style-name="ce1">
            <text:p>0.00209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2.0699999999999998E-3" table:style-name="ce1">
            <text:p>0.00207</text:p>
          </table:table-cell>
          <table:table-cell office:value-type="float" office:value="2.0699999999999998E-3" table:style-name="ce1">
            <text:p>0.00207</text:p>
          </table:table-cell>
          <table:table-cell office:value-type="string" table:style-name="ce1">
            <text:p>0.00294 u</text:p>
          </table:table-cell>
          <table:table-cell office:value-type="string" table:style-name="ce1">
            <text:p>0.00192 u</text:p>
          </table:table-cell>
          <table:table-cell office:value-type="float" office:value="2.1099999999999999E-3" table:style-name="ce1">
            <text:p>0.00211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2.11212" table:style-name="ce1">
            <text:p>2.11212</text:p>
          </table:table-cell>
          <table:table-cell office:value-type="float" office:value="2.1074299999999999" table:style-name="ce1">
            <text:p>2.10743</text:p>
          </table:table-cell>
          <table:table-cell office:value-type="float" office:value="2.0746799999999999" table:style-name="ce1">
            <text:p>2.07468</text:p>
          </table:table-cell>
          <table:table-cell office:value-type="string" table:style-name="ce1">
            <text:p>Uncal</text:p>
          </table:table-cell>
          <table:table-cell office:value-type="float" office:value="2.04684" table:style-name="ce1">
            <text:p>2.04684</text:p>
          </table:table-cell>
          <table:table-cell office:value-type="float" office:value="2.0809199999999999" table:style-name="ce1">
            <text:p>2.08092</text:p>
          </table:table-cell>
          <table:table-cell office:value-type="float" office:value="2.12384" table:style-name="ce1">
            <text:p>2.12384</text:p>
          </table:table-cell>
          <table:table-cell office:value-type="float" office:value="2.1271" table:style-name="ce1">
            <text:p>2.1271</text:p>
          </table:table-cell>
          <table:table-cell office:value-type="float" office:value="2.09659" table:style-name="ce1">
            <text:p>2.09659</text:p>
          </table:table-cell>
          <table:table-cell office:value-type="float" office:value="2.0320399999999998" table:style-name="ce1">
            <text:p>2.03204</text:p>
          </table:table-cell>
          <table:table-cell office:value-type="float" office:value="2.0251999999999999" table:style-name="ce1">
            <text:p>2.0252</text:p>
          </table:table-cell>
          <table:table-cell office:value-type="float" office:value="2.02495" table:style-name="ce1">
            <text:p>2.02495</text:p>
          </table:table-cell>
          <table:table-cell office:value-type="string" table:style-name="ce1">
            <text:p>-0.00430 u</text:p>
          </table:table-cell>
          <table:table-cell office:value-type="string" table:style-name="ce1">
            <text:p>-0.01002 u</text:p>
          </table:table-cell>
          <table:table-cell office:value-type="string" table:style-name="ce1">
            <text:p>-0.00362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34 u</text:p>
          </table:table-cell>
          <table:table-cell office:value-type="string" table:style-name="ce1">
            <text:p>-0.00378 u</text:p>
          </table:table-cell>
          <table:table-cell office:value-type="float" office:value="0.77727999999999997" table:style-name="ce1">
            <text:p>0.77728</text:p>
          </table:table-cell>
          <table:table-cell office:value-type="float" office:value="0.78302000000000005" table:style-name="ce1">
            <text:p>0.78302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4.0099999999999999E-4" table:style-name="ce1">
            <text:p>0.000401</text:p>
          </table:table-cell>
          <table:table-cell office:value-type="string" table:style-name="ce1">
            <text:p>Uncal</text:p>
          </table:table-cell>
          <table:table-cell office:value-type="float" office:value="0.28386" table:style-name="ce1">
            <text:p>0.28386</text:p>
          </table:table-cell>
          <table:table-cell office:value-type="float" office:value="0.28156999999999999" table:style-name="ce1">
            <text:p>0.28157</text:p>
          </table:table-cell>
          <table:table-cell office:value-type="float" office:value="0.28599999999999998" table:style-name="ce1">
            <text:p>0.286</text:p>
          </table:table-cell>
          <table:table-cell office:value-type="float" office:value="0.28502" table:style-name="ce1">
            <text:p>0.28502</text:p>
          </table:table-cell>
          <table:table-cell office:value-type="float" office:value="0.28461999999999998" table:style-name="ce1">
            <text:p>0.28462</text:p>
          </table:table-cell>
          <table:table-cell office:value-type="float" office:value="0.28144000000000002" table:style-name="ce1">
            <text:p>0.28144</text:p>
          </table:table-cell>
          <table:table-cell office:value-type="string" table:style-name="ce1">
            <text:p>0.00002 u</text:p>
          </table:table-cell>
          <table:table-cell office:value-type="string" table:style-name="ce1">
            <text:p>-0.00012 u</text:p>
          </table:table-cell>
          <table:table-cell office:value-type="string" table:style-name="ce1">
            <text:p>0.00016 u</text:p>
          </table:table-cell>
          <table:table-cell office:value-type="string" table:style-name="ce1">
            <text:p>-0.00025 u</text:p>
          </table:table-cell>
          <table:table-cell office:value-type="float" office:value="2.9180600000000001" table:style-name="ce1">
            <text:p>2.91806</text:p>
          </table:table-cell>
          <table:table-cell office:value-type="float" office:value="2.9655900000000002" table:style-name="ce1">
            <text:p>2.96559</text:p>
          </table:table-cell>
          <table:table-cell office:value-type="float" office:value="2.9409999999999998" table:style-name="ce1">
            <text:p>2.941</text:p>
          </table:table-cell>
          <table:table-cell office:value-type="string" table:style-name="ce1">
            <text:p>Uncal</text:p>
          </table:table-cell>
          <table:table-cell office:value-type="float" office:value="2.9539499999999999" table:style-name="ce1">
            <text:p>2.95395</text:p>
          </table:table-cell>
          <table:table-cell office:value-type="float" office:value="2.9387699999999999" table:style-name="ce1">
            <text:p>2.93877</text:p>
          </table:table-cell>
          <table:table-cell office:value-type="float" office:value="0.18398999999999999" table:style-name="ce1">
            <text:p>0.18399</text:p>
          </table:table-cell>
          <table:table-cell office:value-type="float" office:value="0.13455" table:style-name="ce1">
            <text:p>0.13455</text:p>
          </table:table-cell>
          <table:table-cell office:value-type="float" office:value="0.13319" table:style-name="ce1">
            <text:p>0.13319</text:p>
          </table:table-cell>
          <table:table-cell office:value-type="float" office:value="0.10032000000000001" table:style-name="ce1">
            <text:p>0.10032</text:p>
          </table:table-cell>
          <table:table-cell office:value-type="float" office:value="8.1555800000000005" table:style-name="ce1">
            <text:p>8.15558</text:p>
          </table:table-cell>
          <table:table-cell office:value-type="float" office:value="8.1738400000000002" table:style-name="ce1">
            <text:p>8.17384</text:p>
          </table:table-cell>
          <table:table-cell office:value-type="float" office:value="8.1965000000000003" table:style-name="ce1">
            <text:p>8.1965</text:p>
          </table:table-cell>
          <table:table-cell office:value-type="float" office:value="7.9813299999999998" table:style-name="ce1">
            <text:p>7.98133</text:p>
          </table:table-cell>
          <table:table-cell office:value-type="float" office:value="8.0326400000000007" table:style-name="ce1">
            <text:p>8.03264</text:p>
          </table:table-cell>
          <table:table-cell office:value-type="float" office:value="8.0380000000000003" table:style-name="ce1">
            <text:p>8.038</text:p>
          </table:table-cell>
          <table:table-cell office:value-type="float" office:value="2.4660000000000001E-2" table:style-name="ce1">
            <text:p>0.02466</text:p>
          </table:table-cell>
          <table:table-cell office:value-type="float" office:value="2.4850000000000001E-2" table:style-name="ce1">
            <text:p>0.02485</text:p>
          </table:table-cell>
          <table:table-cell office:value-type="float" office:value="2.4879999999999999E-2" table:style-name="ce1">
            <text:p>0.02488</text:p>
          </table:table-cell>
          <table:table-cell office:value-type="float" office:value="2.477E-2" table:style-name="ce1">
            <text:p>0.02477</text:p>
          </table:table-cell>
          <table:table-cell table:number-columns-repeated="16318"/>
        </table:table-row>
        <table:table-row table:style-name="ro1">
          <table:table-cell office:value-type="time" office:time-value="PT2H11M0S" table:style-name="ce2">
            <text:p>02:11:00</text:p>
          </table:table-cell>
          <table:table-cell office:value-type="string" table:style-name="ce1">
            <text:p>KWY_08</text:p>
          </table:table-cell>
          <table:table-cell office:value-type="float" office:value="1.9599999999999999E-3" table:style-name="ce1">
            <text:p>0.00196</text:p>
          </table:table-cell>
          <table:table-cell office:value-type="string" table:style-name="ce1">
            <text:p>0.00553 u</text:p>
          </table:table-cell>
          <table:table-cell office:value-type="float" office:value="1.75E-3" table:style-name="ce1">
            <text:p>0.00175</text:p>
          </table:table-cell>
          <table:table-cell office:value-type="float" office:value="1.8E-3" table:style-name="ce1">
            <text:p>0.0018</text:p>
          </table:table-cell>
          <table:table-cell office:value-type="float" office:value="1.57E-3" table:style-name="ce1">
            <text:p>0.00157</text:p>
          </table:table-cell>
          <table:table-cell office:value-type="float" office:value="1.56E-3" table:style-name="ce1">
            <text:p>0.00156</text:p>
          </table:table-cell>
          <table:table-cell office:value-type="string" table:style-name="ce1">
            <text:p>0.00136 u</text:p>
          </table:table-cell>
          <table:table-cell office:value-type="float" office:value="2.0500000000000002E-3" table:style-name="ce1">
            <text:p>0.00205</text:p>
          </table:table-cell>
          <table:table-cell office:value-type="float" office:value="1.57E-3" table:style-name="ce1">
            <text:p>0.00157</text:p>
          </table:table-cell>
          <table:table-cell office:value-type="float" office:value="1.75E-3" table:style-name="ce1">
            <text:p>0.00175</text:p>
          </table:table-cell>
          <table:table-cell office:value-type="float" office:value="1.6596" table:style-name="ce1">
            <text:p>1.6596</text:p>
          </table:table-cell>
          <table:table-cell office:value-type="float" office:value="1.6563300000000001" table:style-name="ce1">
            <text:p>1.65633</text:p>
          </table:table-cell>
          <table:table-cell office:value-type="float" office:value="1.6345700000000001" table:style-name="ce1">
            <text:p>1.63457</text:p>
          </table:table-cell>
          <table:table-cell office:value-type="string" table:style-name="ce1">
            <text:p>Uncal</text:p>
          </table:table-cell>
          <table:table-cell office:value-type="float" office:value="1.59399" table:style-name="ce1">
            <text:p>1.59399</text:p>
          </table:table-cell>
          <table:table-cell office:value-type="float" office:value="1.63324" table:style-name="ce1">
            <text:p>1.63324</text:p>
          </table:table-cell>
          <table:table-cell office:value-type="float" office:value="1.68587" table:style-name="ce1">
            <text:p>1.68587</text:p>
          </table:table-cell>
          <table:table-cell office:value-type="float" office:value="1.6781699999999999" table:style-name="ce1">
            <text:p>1.67817</text:p>
          </table:table-cell>
          <table:table-cell office:value-type="float" office:value="1.6661999999999999" table:style-name="ce1">
            <text:p>1.6662</text:p>
          </table:table-cell>
          <table:table-cell office:value-type="float" office:value="1.61887" table:style-name="ce1">
            <text:p>1.61887</text:p>
          </table:table-cell>
          <table:table-cell office:value-type="float" office:value="1.59694" table:style-name="ce1">
            <text:p>1.59694</text:p>
          </table:table-cell>
          <table:table-cell office:value-type="float" office:value="1.6007400000000001" table:style-name="ce1">
            <text:p>1.60074</text:p>
          </table:table-cell>
          <table:table-cell office:value-type="string" table:style-name="ce1">
            <text:p>-0.00390 u</text:p>
          </table:table-cell>
          <table:table-cell office:value-type="string" table:style-name="ce1">
            <text:p>-0.00971 u</text:p>
          </table:table-cell>
          <table:table-cell office:value-type="string" table:style-name="ce1">
            <text:p>-0.00374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57 u</text:p>
          </table:table-cell>
          <table:table-cell office:value-type="string" table:style-name="ce1">
            <text:p>-0.00274 u</text:p>
          </table:table-cell>
          <table:table-cell office:value-type="float" office:value="0.61929000000000001" table:style-name="ce1">
            <text:p>0.61929</text:p>
          </table:table-cell>
          <table:table-cell office:value-type="float" office:value="0.62621000000000004" table:style-name="ce1">
            <text:p>0.62621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3.57E-4" table:style-name="ce1">
            <text:p>0.000357</text:p>
          </table:table-cell>
          <table:table-cell office:value-type="string" table:style-name="ce1">
            <text:p>Uncal</text:p>
          </table:table-cell>
          <table:table-cell office:value-type="float" office:value="0.22670999999999999" table:style-name="ce1">
            <text:p>0.22671</text:p>
          </table:table-cell>
          <table:table-cell office:value-type="float" office:value="0.22461999999999999" table:style-name="ce1">
            <text:p>0.22462</text:p>
          </table:table-cell>
          <table:table-cell office:value-type="float" office:value="0.22889999999999999" table:style-name="ce1">
            <text:p>0.2289</text:p>
          </table:table-cell>
          <table:table-cell office:value-type="float" office:value="0.22766" table:style-name="ce1">
            <text:p>0.22766</text:p>
          </table:table-cell>
          <table:table-cell office:value-type="float" office:value="0.22783" table:style-name="ce1">
            <text:p>0.22783</text:p>
          </table:table-cell>
          <table:table-cell office:value-type="float" office:value="0.22542000000000001" table:style-name="ce1">
            <text:p>0.22542</text:p>
          </table:table-cell>
          <table:table-cell office:value-type="float" office:value="2.0000000000000001E-4" table:style-name="ce1">
            <text:p>0.0002</text:p>
          </table:table-cell>
          <table:table-cell office:value-type="string" table:style-name="ce1">
            <text:p>0.00019 u</text:p>
          </table:table-cell>
          <table:table-cell office:value-type="string" table:style-name="ce1">
            <text:p>0.00041 u</text:p>
          </table:table-cell>
          <table:table-cell office:value-type="string" table:style-name="ce1">
            <text:p>0.00019 u</text:p>
          </table:table-cell>
          <table:table-cell office:value-type="float" office:value="2.6652499999999999" table:style-name="ce1">
            <text:p>2.66525</text:p>
          </table:table-cell>
          <table:table-cell office:value-type="float" office:value="2.6872600000000002" table:style-name="ce1">
            <text:p>2.68726</text:p>
          </table:table-cell>
          <table:table-cell office:value-type="float" office:value="2.65679" table:style-name="ce1">
            <text:p>2.65679</text:p>
          </table:table-cell>
          <table:table-cell office:value-type="string" table:style-name="ce1">
            <text:p>Uncal</text:p>
          </table:table-cell>
          <table:table-cell office:value-type="float" office:value="2.64682" table:style-name="ce1">
            <text:p>2.64682</text:p>
          </table:table-cell>
          <table:table-cell office:value-type="float" office:value="2.6669200000000002" table:style-name="ce1">
            <text:p>2.66692</text:p>
          </table:table-cell>
          <table:table-cell office:value-type="float" office:value="0.24559" table:style-name="ce1">
            <text:p>0.24559</text:p>
          </table:table-cell>
          <table:table-cell office:value-type="float" office:value="0.22519" table:style-name="ce1">
            <text:p>0.22519</text:p>
          </table:table-cell>
          <table:table-cell office:value-type="float" office:value="0.20585999999999999" table:style-name="ce1">
            <text:p>0.20586</text:p>
          </table:table-cell>
          <table:table-cell office:value-type="float" office:value="0.20341000000000001" table:style-name="ce1">
            <text:p>0.20341</text:p>
          </table:table-cell>
          <table:table-cell office:value-type="float" office:value="6.8863099999999999" table:style-name="ce1">
            <text:p>6.88631</text:p>
          </table:table-cell>
          <table:table-cell office:value-type="float" office:value="6.8840000000000003" table:style-name="ce1">
            <text:p>6.884</text:p>
          </table:table-cell>
          <table:table-cell office:value-type="float" office:value="6.9060800000000002" table:style-name="ce1">
            <text:p>6.90608</text:p>
          </table:table-cell>
          <table:table-cell office:value-type="float" office:value="6.7256900000000002" table:style-name="ce1">
            <text:p>6.72569</text:p>
          </table:table-cell>
          <table:table-cell office:value-type="float" office:value="6.7902699999999996" table:style-name="ce1">
            <text:p>6.79027</text:p>
          </table:table-cell>
          <table:table-cell office:value-type="float" office:value="6.7861399999999996" table:style-name="ce1">
            <text:p>6.78614</text:p>
          </table:table-cell>
          <table:table-cell office:value-type="float" office:value="1.8409999999999999E-2" table:style-name="ce1">
            <text:p>0.01841</text:p>
          </table:table-cell>
          <table:table-cell office:value-type="float" office:value="1.8550000000000001E-2" table:style-name="ce1">
            <text:p>0.01855</text:p>
          </table:table-cell>
          <table:table-cell office:value-type="float" office:value="1.8610000000000002E-2" table:style-name="ce1">
            <text:p>0.01861</text:p>
          </table:table-cell>
          <table:table-cell office:value-type="float" office:value="1.857E-2" table:style-name="ce1">
            <text:p>0.01857</text:p>
          </table:table-cell>
          <table:table-cell table:number-columns-repeated="16318"/>
        </table:table-row>
        <table:table-row table:style-name="ro1">
          <table:table-cell office:value-type="time" office:time-value="PT2H12M0S" table:style-name="ce2">
            <text:p>02:12:00</text:p>
          </table:table-cell>
          <table:table-cell office:value-type="string" table:style-name="ce1">
            <text:p>KWY_09</text:p>
          </table:table-cell>
          <table:table-cell office:value-type="string" table:style-name="ce1">
            <text:p>0.00097 u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.64E-3" table:style-name="ce1">
            <text:p>0.00164</text:p>
          </table:table-cell>
          <table:table-cell office:value-type="float" office:value="1.74E-3" table:style-name="ce1">
            <text:p>0.00174</text:p>
          </table:table-cell>
          <table:table-cell office:value-type="float" office:value="1.58E-3" table:style-name="ce1">
            <text:p>0.00158</text:p>
          </table:table-cell>
          <table:table-cell office:value-type="float" office:value="1.5900000000000001E-3" table:style-name="ce1">
            <text:p>0.00159</text:p>
          </table:table-cell>
          <table:table-cell office:value-type="string" table:style-name="ce1">
            <text:p>0.00135 u</text:p>
          </table:table-cell>
          <table:table-cell office:value-type="string" table:style-name="ce1">
            <text:p>0.00080 u</text:p>
          </table:table-cell>
          <table:table-cell office:value-type="float" office:value="1.65E-3" table:style-name="ce1">
            <text:p>0.00165</text:p>
          </table:table-cell>
          <table:table-cell office:value-type="float" office:value="1.72E-3" table:style-name="ce1">
            <text:p>0.00172</text:p>
          </table:table-cell>
          <table:table-cell office:value-type="float" office:value="1.64272" table:style-name="ce1">
            <text:p>1.64272</text:p>
          </table:table-cell>
          <table:table-cell office:value-type="float" office:value="1.6445799999999999" table:style-name="ce1">
            <text:p>1.64458</text:p>
          </table:table-cell>
          <table:table-cell office:value-type="float" office:value="1.6192599999999999" table:style-name="ce1">
            <text:p>1.61926</text:p>
          </table:table-cell>
          <table:table-cell office:value-type="string" table:style-name="ce1">
            <text:p>Uncal</text:p>
          </table:table-cell>
          <table:table-cell office:value-type="float" office:value="1.5975299999999999" table:style-name="ce1">
            <text:p>1.59753</text:p>
          </table:table-cell>
          <table:table-cell office:value-type="float" office:value="1.61778" table:style-name="ce1">
            <text:p>1.61778</text:p>
          </table:table-cell>
          <table:table-cell office:value-type="float" office:value="1.6589799999999999" table:style-name="ce1">
            <text:p>1.65898</text:p>
          </table:table-cell>
          <table:table-cell office:value-type="float" office:value="1.6605399999999999" table:style-name="ce1">
            <text:p>1.66054</text:p>
          </table:table-cell>
          <table:table-cell office:value-type="float" office:value="1.6614100000000001" table:style-name="ce1">
            <text:p>1.66141</text:p>
          </table:table-cell>
          <table:table-cell office:value-type="float" office:value="1.6024099999999999" table:style-name="ce1">
            <text:p>1.60241</text:p>
          </table:table-cell>
          <table:table-cell office:value-type="float" office:value="1.5947899999999999" table:style-name="ce1">
            <text:p>1.59479</text:p>
          </table:table-cell>
          <table:table-cell office:value-type="float" office:value="1.5859700000000001" table:style-name="ce1">
            <text:p>1.58597</text:p>
          </table:table-cell>
          <table:table-cell office:value-type="string" table:style-name="ce1">
            <text:p>-0.00435 u</text:p>
          </table:table-cell>
          <table:table-cell office:value-type="string" table:style-name="ce1">
            <text:p>-0.01055 u</text:p>
          </table:table-cell>
          <table:table-cell office:value-type="string" table:style-name="ce1">
            <text:p>-0.00359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92 u</text:p>
          </table:table-cell>
          <table:table-cell office:value-type="string" table:style-name="ce1">
            <text:p>-0.00317 u</text:p>
          </table:table-cell>
          <table:table-cell office:value-type="float" office:value="0.67735000000000001" table:style-name="ce1">
            <text:p>0.67735</text:p>
          </table:table-cell>
          <table:table-cell office:value-type="float" office:value="0.68059999999999998" table:style-name="ce1">
            <text:p>0.6806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3.5399999999999999E-4" table:style-name="ce1">
            <text:p>0.000354</text:p>
          </table:table-cell>
          <table:table-cell office:value-type="string" table:style-name="ce1">
            <text:p>Uncal</text:p>
          </table:table-cell>
          <table:table-cell office:value-type="float" office:value="0.22103999999999999" table:style-name="ce1">
            <text:p>0.22104</text:p>
          </table:table-cell>
          <table:table-cell office:value-type="float" office:value="0.21937000000000001" table:style-name="ce1">
            <text:p>0.21937</text:p>
          </table:table-cell>
          <table:table-cell office:value-type="float" office:value="0.22176000000000001" table:style-name="ce1">
            <text:p>0.22176</text:p>
          </table:table-cell>
          <table:table-cell office:value-type="float" office:value="0.22170999999999999" table:style-name="ce1">
            <text:p>0.22171</text:p>
          </table:table-cell>
          <table:table-cell office:value-type="float" office:value="0.22167000000000001" table:style-name="ce1">
            <text:p>0.22167</text:p>
          </table:table-cell>
          <table:table-cell office:value-type="float" office:value="0.21897" table:style-name="ce1">
            <text:p>0.21897</text:p>
          </table:table-cell>
          <table:table-cell office:value-type="string" table:style-name="ce1">
            <text:p>0.00003 u</text:p>
          </table:table-cell>
          <table:table-cell office:value-type="string" table:style-name="ce1">
            <text:p>0.00001 u</text:p>
          </table:table-cell>
          <table:table-cell office:value-type="string" table:style-name="ce1">
            <text:p>0.00016 u</text:p>
          </table:table-cell>
          <table:table-cell office:value-type="string" table:style-name="ce1">
            <text:p>-0.00009 u</text:p>
          </table:table-cell>
          <table:table-cell office:value-type="float" office:value="2.63062" table:style-name="ce1">
            <text:p>2.63062</text:p>
          </table:table-cell>
          <table:table-cell office:value-type="float" office:value="2.6647599999999998" table:style-name="ce1">
            <text:p>2.66476</text:p>
          </table:table-cell>
          <table:table-cell office:value-type="float" office:value="2.62784" table:style-name="ce1">
            <text:p>2.62784</text:p>
          </table:table-cell>
          <table:table-cell office:value-type="string" table:style-name="ce1">
            <text:p>Uncal</text:p>
          </table:table-cell>
          <table:table-cell office:value-type="float" office:value="2.6527500000000002" table:style-name="ce1">
            <text:p>2.65275</text:p>
          </table:table-cell>
          <table:table-cell office:value-type="float" office:value="2.63585" table:style-name="ce1">
            <text:p>2.63585</text:p>
          </table:table-cell>
          <table:table-cell office:value-type="float" office:value="0.19234999999999999" table:style-name="ce1">
            <text:p>0.19235</text:p>
          </table:table-cell>
          <table:table-cell office:value-type="float" office:value="0.15831000000000001" table:style-name="ce1">
            <text:p>0.15831</text:p>
          </table:table-cell>
          <table:table-cell office:value-type="float" office:value="0.15991" table:style-name="ce1">
            <text:p>0.15991</text:p>
          </table:table-cell>
          <table:table-cell office:value-type="float" office:value="0.15479000000000001" table:style-name="ce1">
            <text:p>0.15479</text:p>
          </table:table-cell>
          <table:table-cell office:value-type="float" office:value="7.5370999999999997" table:style-name="ce1">
            <text:p>7.5371</text:p>
          </table:table-cell>
          <table:table-cell office:value-type="float" office:value="7.5752899999999999" table:style-name="ce1">
            <text:p>7.57529</text:p>
          </table:table-cell>
          <table:table-cell office:value-type="float" office:value="7.5932000000000004" table:style-name="ce1">
            <text:p>7.5932</text:p>
          </table:table-cell>
          <table:table-cell office:value-type="float" office:value="7.3465699999999998" table:style-name="ce1">
            <text:p>7.34657</text:p>
          </table:table-cell>
          <table:table-cell office:value-type="float" office:value="7.4258100000000002" table:style-name="ce1">
            <text:p>7.42581</text:p>
          </table:table-cell>
          <table:table-cell office:value-type="float" office:value="7.4528699999999999" table:style-name="ce1">
            <text:p>7.45287</text:p>
          </table:table-cell>
          <table:table-cell office:value-type="float" office:value="1.8589999999999999E-2" table:style-name="ce1">
            <text:p>0.01859</text:p>
          </table:table-cell>
          <table:table-cell office:value-type="float" office:value="1.8710000000000001E-2" table:style-name="ce1">
            <text:p>0.01871</text:p>
          </table:table-cell>
          <table:table-cell office:value-type="float" office:value="1.8780000000000002E-2" table:style-name="ce1">
            <text:p>0.01878</text:p>
          </table:table-cell>
          <table:table-cell office:value-type="float" office:value="1.8749999999999999E-2" table:style-name="ce1">
            <text:p>0.01875</text:p>
          </table:table-cell>
          <table:table-cell table:number-columns-repeated="16318"/>
        </table:table-row>
        <table:table-row table:style-name="ro1">
          <table:table-cell office:value-type="time" office:time-value="PT1H11M0S" table:style-name="ce2">
            <text:p>01:11:00</text:p>
          </table:table-cell>
          <table:table-cell office:value-type="string" table:style-name="ce1">
            <text:p>SPS-SW2 10%</text:p>
          </table:table-cell>
          <table:table-cell office:value-type="float" office:value="2.0820000000000002E-2" table:style-name="ce1">
            <text:p>0.02082</text:p>
          </table:table-cell>
          <table:table-cell office:value-type="float" office:value="2.111E-2" table:style-name="ce1">
            <text:p>0.02111</text:p>
          </table:table-cell>
          <table:table-cell office:value-type="float" office:value="2.4150000000000001E-2" table:style-name="ce1">
            <text:p>0.02415</text:p>
          </table:table-cell>
          <table:table-cell office:value-type="float" office:value="2.4109999999999999E-2" table:style-name="ce1">
            <text:p>0.02411</text:p>
          </table:table-cell>
          <table:table-cell office:value-type="float" office:value="2.3709999999999998E-2" table:style-name="ce1">
            <text:p>0.02371</text:p>
          </table:table-cell>
          <table:table-cell office:value-type="float" office:value="2.3779999999999999E-2" table:style-name="ce1">
            <text:p>0.02378</text:p>
          </table:table-cell>
          <table:table-cell office:value-type="float" office:value="2.3879999999999998E-2" table:style-name="ce1">
            <text:p>0.02388</text:p>
          </table:table-cell>
          <table:table-cell office:value-type="float" office:value="2.5319999999999999E-2" table:style-name="ce1">
            <text:p>0.02532</text:p>
          </table:table-cell>
          <table:table-cell office:value-type="float" office:value="2.3470000000000001E-2" table:style-name="ce1">
            <text:p>0.02347</text:p>
          </table:table-cell>
          <table:table-cell office:value-type="float" office:value="2.3369999999999998E-2" table:style-name="ce1">
            <text:p>0.02337</text:p>
          </table:table-cell>
          <table:table-cell office:value-type="float" office:value="1.09989" table:style-name="ce1">
            <text:p>1.09989</text:p>
          </table:table-cell>
          <table:table-cell office:value-type="float" office:value="1.1132500000000001" table:style-name="ce1">
            <text:p>1.11325</text:p>
          </table:table-cell>
          <table:table-cell office:value-type="float" office:value="1.09484" table:style-name="ce1">
            <text:p>1.09484</text:p>
          </table:table-cell>
          <table:table-cell office:value-type="string" table:style-name="ce1">
            <text:p>Uncal</text:p>
          </table:table-cell>
          <table:table-cell office:value-type="float" office:value="1.07175" table:style-name="ce1">
            <text:p>1.07175</text:p>
          </table:table-cell>
          <table:table-cell office:value-type="float" office:value="1.08612" table:style-name="ce1">
            <text:p>1.08612</text:p>
          </table:table-cell>
          <table:table-cell office:value-type="float" office:value="1.15428" table:style-name="ce1">
            <text:p>1.15428</text:p>
          </table:table-cell>
          <table:table-cell office:value-type="float" office:value="1.13056" table:style-name="ce1">
            <text:p>1.13056</text:p>
          </table:table-cell>
          <table:table-cell office:value-type="float" office:value="1.1451899999999999" table:style-name="ce1">
            <text:p>1.14519</text:p>
          </table:table-cell>
          <table:table-cell office:value-type="float" office:value="1.0745800000000001" table:style-name="ce1">
            <text:p>1.07458</text:p>
          </table:table-cell>
          <table:table-cell office:value-type="float" office:value="1.07972" table:style-name="ce1">
            <text:p>1.07972</text:p>
          </table:table-cell>
          <table:table-cell office:value-type="float" office:value="1.0672900000000001" table:style-name="ce1">
            <text:p>1.06729</text:p>
          </table:table-cell>
          <table:table-cell office:value-type="float" office:value="2.0600000000000002E-3" table:style-name="ce1">
            <text:p>0.00206</text:p>
          </table:table-cell>
          <table:table-cell office:value-type="string" table:style-name="ce1">
            <text:p>-0.00221 u</text:p>
          </table:table-cell>
          <table:table-cell office:value-type="float" office:value="2.7000000000000001E-3" table:style-name="ce1">
            <text:p>0.0027</text:p>
          </table:table-cell>
          <table:table-cell office:value-type="string" table:style-name="ce1">
            <text:p>Uncal</text:p>
          </table:table-cell>
          <table:table-cell office:value-type="float" office:value="4.6600000000000001E-3" table:style-name="ce1">
            <text:p>0.00466</text:p>
          </table:table-cell>
          <table:table-cell office:value-type="float" office:value="3.7100000000000002E-3" table:style-name="ce1">
            <text:p>0.00371</text:p>
          </table:table-cell>
          <table:table-cell office:value-type="float" office:value="0.13346" table:style-name="ce1">
            <text:p>0.13346</text:p>
          </table:table-cell>
          <table:table-cell office:value-type="float" office:value="0.14263000000000001" table:style-name="ce1">
            <text:p>0.14263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6.6000000000000005E-5" table:style-name="ce1">
            <text:p>0.000066</text:p>
          </table:table-cell>
          <table:table-cell office:value-type="string" table:style-name="ce1">
            <text:p>Uncal</text:p>
          </table:table-cell>
          <table:table-cell office:value-type="float" office:value="0.21274000000000001" table:style-name="ce1">
            <text:p>0.21274</text:p>
          </table:table-cell>
          <table:table-cell office:value-type="float" office:value="0.21113999999999999" table:style-name="ce1">
            <text:p>0.21114</text:p>
          </table:table-cell>
          <table:table-cell office:value-type="float" office:value="0.21409" table:style-name="ce1">
            <text:p>0.21409</text:p>
          </table:table-cell>
          <table:table-cell office:value-type="float" office:value="0.21331" table:style-name="ce1">
            <text:p>0.21331</text:p>
          </table:table-cell>
          <table:table-cell office:value-type="float" office:value="0.21323" table:style-name="ce1">
            <text:p>0.21323</text:p>
          </table:table-cell>
          <table:table-cell office:value-type="float" office:value="0.20979999999999999" table:style-name="ce1">
            <text:p>0.2098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5.0099999999999997E-3" table:style-name="ce1">
            <text:p>0.00501</text:p>
          </table:table-cell>
          <table:table-cell office:value-type="float" office:value="4.7400000000000003E-3" table:style-name="ce1">
            <text:p>0.00474</text:p>
          </table:table-cell>
          <table:table-cell office:value-type="float" office:value="1.2443" table:style-name="ce1">
            <text:p>1.2443</text:p>
          </table:table-cell>
          <table:table-cell office:value-type="float" office:value="1.0645500000000001" table:style-name="ce1">
            <text:p>1.06455</text:p>
          </table:table-cell>
          <table:table-cell office:value-type="float" office:value="1.0757099999999999" table:style-name="ce1">
            <text:p>1.07571</text:p>
          </table:table-cell>
          <table:table-cell office:value-type="string" table:style-name="ce1">
            <text:p>Uncal</text:p>
          </table:table-cell>
          <table:table-cell office:value-type="float" office:value="1.07857" table:style-name="ce1">
            <text:p>1.07857</text:p>
          </table:table-cell>
          <table:table-cell office:value-type="float" office:value="1.1070599999999999" table:style-name="ce1">
            <text:p>1.10706</text:p>
          </table:table-cell>
          <table:table-cell office:value-type="float" office:value="1.1129" table:style-name="ce1">
            <text:p>1.1129</text:p>
          </table:table-cell>
          <table:table-cell office:value-type="float" office:value="1.1993799999999999" table:style-name="ce1">
            <text:p>1.19938</text:p>
          </table:table-cell>
          <table:table-cell office:value-type="float" office:value="1.03426" table:style-name="ce1">
            <text:p>1.03426</text:p>
          </table:table-cell>
          <table:table-cell office:value-type="float" office:value="1.0595699999999999" table:style-name="ce1">
            <text:p>1.05957</text:p>
          </table:table-cell>
          <table:table-cell office:value-type="float" office:value="0.54100999999999999" table:style-name="ce1">
            <text:p>0.54101</text:p>
          </table:table-cell>
          <table:table-cell office:value-type="float" office:value="0.53349999999999997" table:style-name="ce1">
            <text:p>0.5335</text:p>
          </table:table-cell>
          <table:table-cell office:value-type="float" office:value="0.54178999999999999" table:style-name="ce1">
            <text:p>0.54179</text:p>
          </table:table-cell>
          <table:table-cell office:value-type="float" office:value="0.55313999999999997" table:style-name="ce1">
            <text:p>0.55314</text:p>
          </table:table-cell>
          <table:table-cell office:value-type="float" office:value="0.53269" table:style-name="ce1">
            <text:p>0.53269</text:p>
          </table:table-cell>
          <table:table-cell office:value-type="float" office:value="0.53519000000000005" table:style-name="ce1">
            <text:p>0.53519</text:p>
          </table:table-cell>
          <table:table-cell office:value-type="float" office:value="2.622E-2" table:style-name="ce1">
            <text:p>0.02622</text:p>
          </table:table-cell>
          <table:table-cell office:value-type="float" office:value="2.631E-2" table:style-name="ce1">
            <text:p>0.02631</text:p>
          </table:table-cell>
          <table:table-cell office:value-type="float" office:value="2.656E-2" table:style-name="ce1">
            <text:p>0.02656</text:p>
          </table:table-cell>
          <table:table-cell office:value-type="float" office:value="2.63E-2" table:style-name="ce1">
            <text:p>0.0263</text:p>
          </table:table-cell>
          <table:table-cell table:number-columns-repeated="16318"/>
        </table:table-row>
        <table:table-row table:style-name="ro1">
          <table:table-cell office:value-type="time" office:time-value="PT1H12M0S" table:style-name="ce2">
            <text:p>01:12:00</text:p>
          </table:table-cell>
          <table:table-cell office:value-type="string" table:style-name="ce1">
            <text:p>SLRS-6</text:p>
          </table:table-cell>
          <table:table-cell office:value-type="float" office:value="2.7890000000000002E-2" table:style-name="ce1">
            <text:p>0.02789</text:p>
          </table:table-cell>
          <table:table-cell office:value-type="float" office:value="2.86E-2" table:style-name="ce1">
            <text:p>0.0286</text:p>
          </table:table-cell>
          <table:table-cell office:value-type="float" office:value="1.3679999999999999E-2" table:style-name="ce1">
            <text:p>0.01368</text:p>
          </table:table-cell>
          <table:table-cell office:value-type="float" office:value="1.3469999999999999E-2" table:style-name="ce1">
            <text:p>0.01347</text:p>
          </table:table-cell>
          <table:table-cell office:value-type="float" office:value="1.358E-2" table:style-name="ce1">
            <text:p>0.01358</text:p>
          </table:table-cell>
          <table:table-cell office:value-type="float" office:value="1.353E-2" table:style-name="ce1">
            <text:p>0.01353</text:p>
          </table:table-cell>
          <table:table-cell office:value-type="float" office:value="1.37E-2" table:style-name="ce1">
            <text:p>0.0137</text:p>
          </table:table-cell>
          <table:table-cell office:value-type="float" office:value="1.447E-2" table:style-name="ce1">
            <text:p>0.01447</text:p>
          </table:table-cell>
          <table:table-cell office:value-type="float" office:value="1.338E-2" table:style-name="ce1">
            <text:p>0.01338</text:p>
          </table:table-cell>
          <table:table-cell office:value-type="float" office:value="1.3299999999999999E-2" table:style-name="ce1">
            <text:p>0.0133</text:p>
          </table:table-cell>
          <table:table-cell office:value-type="float" office:value="9.4875900000000009" table:style-name="ce1">
            <text:p>9.48759</text:p>
          </table:table-cell>
          <table:table-cell office:value-type="float" office:value="9.3105200000000004" table:style-name="ce1">
            <text:p>9.31052</text:p>
          </table:table-cell>
          <table:table-cell office:value-type="float" office:value="9.2438699999999994" table:style-name="ce1">
            <text:p>9.24387</text:p>
          </table:table-cell>
          <table:table-cell office:value-type="string" table:style-name="ce1">
            <text:p>Uncal</text:p>
          </table:table-cell>
          <table:table-cell office:value-type="float" office:value="8.97105" table:style-name="ce1">
            <text:p>8.97105</text:p>
          </table:table-cell>
          <table:table-cell office:value-type="float" office:value="9.1268499999999992" table:style-name="ce1">
            <text:p>9.12685</text:p>
          </table:table-cell>
          <table:table-cell office:value-type="float" office:value="9.4071599999999993" table:style-name="ce1">
            <text:p>9.40716</text:p>
          </table:table-cell>
          <table:table-cell office:value-type="float" office:value="9.4542599999999997" table:style-name="ce1">
            <text:p>9.45426</text:p>
          </table:table-cell>
          <table:table-cell office:value-type="float" office:value="9.2420299999999997" table:style-name="ce1">
            <text:p>9.24203</text:p>
          </table:table-cell>
          <table:table-cell office:value-type="float" office:value="8.8460599999999996" table:style-name="ce1">
            <text:p>8.84606</text:p>
          </table:table-cell>
          <table:table-cell office:value-type="float" office:value="8.8915500000000005" table:style-name="ce1">
            <text:p>8.89155</text:p>
          </table:table-cell>
          <table:table-cell office:value-type="float" office:value="8.9865399999999998" table:style-name="ce1">
            <text:p>8.98654</text:p>
          </table:table-cell>
          <table:table-cell office:value-type="float" office:value="5.7459999999999997E-2" table:style-name="ce1">
            <text:p>0.05746</text:p>
          </table:table-cell>
          <table:table-cell office:value-type="float" office:value="6.0100000000000001E-2" table:style-name="ce1">
            <text:p>0.0601</text:p>
          </table:table-cell>
          <table:table-cell office:value-type="float" office:value="5.8880000000000002E-2" table:style-name="ce1">
            <text:p>0.05888</text:p>
          </table:table-cell>
          <table:table-cell office:value-type="string" table:style-name="ce1">
            <text:p>Uncal</text:p>
          </table:table-cell>
          <table:table-cell office:value-type="float" office:value="6.3210000000000002E-2" table:style-name="ce1">
            <text:p>0.06321</text:p>
          </table:table-cell>
          <table:table-cell office:value-type="float" office:value="6.0080000000000001E-2" table:style-name="ce1">
            <text:p>0.06008</text:p>
          </table:table-cell>
          <table:table-cell office:value-type="float" office:value="0.68369999999999997" table:style-name="ce1">
            <text:p>0.6837</text:p>
          </table:table-cell>
          <table:table-cell office:value-type="float" office:value="0.68593999999999999" table:style-name="ce1">
            <text:p>0.68594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7.1199999999999996E-4" table:style-name="ce1">
            <text:p>0.000712</text:p>
          </table:table-cell>
          <table:table-cell office:value-type="string" table:style-name="ce1">
            <text:p>Uncal</text:p>
          </table:table-cell>
          <table:table-cell office:value-type="float" office:value="2.2710599999999999" table:style-name="ce1">
            <text:p>2.27106</text:p>
          </table:table-cell>
          <table:table-cell office:value-type="float" office:value="2.28057" table:style-name="ce1">
            <text:p>2.28057</text:p>
          </table:table-cell>
          <table:table-cell office:value-type="float" office:value="2.31833" table:style-name="ce1">
            <text:p>2.31833</text:p>
          </table:table-cell>
          <table:table-cell office:value-type="float" office:value="2.3124400000000001" table:style-name="ce1">
            <text:p>2.31244</text:p>
          </table:table-cell>
          <table:table-cell office:value-type="float" office:value="2.3174800000000002" table:style-name="ce1">
            <text:p>2.31748</text:p>
          </table:table-cell>
          <table:table-cell office:value-type="float" office:value="2.2779099999999999" table:style-name="ce1">
            <text:p>2.27791</text:p>
          </table:table-cell>
          <table:table-cell office:value-type="float" office:value="2.0999999999999999E-3" table:style-name="ce1">
            <text:p>0.0021</text:p>
          </table:table-cell>
          <table:table-cell office:value-type="float" office:value="2.0100000000000001E-3" table:style-name="ce1">
            <text:p>0.00201</text:p>
          </table:table-cell>
          <table:table-cell office:value-type="float" office:value="2.1099999999999999E-3" table:style-name="ce1">
            <text:p>0.00211</text:p>
          </table:table-cell>
          <table:table-cell office:value-type="float" office:value="2.1099999999999999E-3" table:style-name="ce1">
            <text:p>0.00211</text:p>
          </table:table-cell>
          <table:table-cell office:value-type="float" office:value="2.9001399999999999" table:style-name="ce1">
            <text:p>2.90014</text:p>
          </table:table-cell>
          <table:table-cell office:value-type="float" office:value="2.9497599999999999" table:style-name="ce1">
            <text:p>2.94976</text:p>
          </table:table-cell>
          <table:table-cell office:value-type="float" office:value="2.9380999999999999" table:style-name="ce1">
            <text:p>2.9381</text:p>
          </table:table-cell>
          <table:table-cell office:value-type="string" table:style-name="ce1">
            <text:p>Uncal</text:p>
          </table:table-cell>
          <table:table-cell office:value-type="float" office:value="2.82674" table:style-name="ce1">
            <text:p>2.82674</text:p>
          </table:table-cell>
          <table:table-cell office:value-type="float" office:value="2.8438500000000002" table:style-name="ce1">
            <text:p>2.84385</text:p>
          </table:table-cell>
          <table:table-cell office:value-type="float" office:value="2.0434800000000002" table:style-name="ce1">
            <text:p>2.04348</text:p>
          </table:table-cell>
          <table:table-cell office:value-type="float" office:value="2.0244300000000002" table:style-name="ce1">
            <text:p>2.02443</text:p>
          </table:table-cell>
          <table:table-cell office:value-type="float" office:value="1.9140999999999999" table:style-name="ce1">
            <text:p>1.9141</text:p>
          </table:table-cell>
          <table:table-cell office:value-type="float" office:value="1.83047" table:style-name="ce1">
            <text:p>1.83047</text:p>
          </table:table-cell>
          <table:table-cell office:value-type="float" office:value="2.4129399999999999" table:style-name="ce1">
            <text:p>2.41294</text:p>
          </table:table-cell>
          <table:table-cell office:value-type="float" office:value="2.4079799999999998" table:style-name="ce1">
            <text:p>2.40798</text:p>
          </table:table-cell>
          <table:table-cell office:value-type="float" office:value="2.4155199999999999" table:style-name="ce1">
            <text:p>2.41552</text:p>
          </table:table-cell>
          <table:table-cell office:value-type="float" office:value="2.35989" table:style-name="ce1">
            <text:p>2.35989</text:p>
          </table:table-cell>
          <table:table-cell office:value-type="float" office:value="2.4090799999999999" table:style-name="ce1">
            <text:p>2.40908</text:p>
          </table:table-cell>
          <table:table-cell office:value-type="float" office:value="2.4105300000000001" table:style-name="ce1">
            <text:p>2.41053</text:p>
          </table:table-cell>
          <table:table-cell office:value-type="float" office:value="4.1309999999999999E-2" table:style-name="ce1">
            <text:p>0.04131</text:p>
          </table:table-cell>
          <table:table-cell office:value-type="float" office:value="4.1739999999999999E-2" table:style-name="ce1">
            <text:p>0.04174</text:p>
          </table:table-cell>
          <table:table-cell office:value-type="float" office:value="4.1689999999999998E-2" table:style-name="ce1">
            <text:p>0.04169</text:p>
          </table:table-cell>
          <table:table-cell office:value-type="float" office:value="4.2119999999999998E-2" table:style-name="ce1">
            <text:p>0.04212</text:p>
          </table:table-cell>
          <table:table-cell table:number-columns-repeated="16318"/>
        </table:table-row>
        <table:table-row table:style-name="ro1">
          <table:table-cell office:value-type="time" office:time-value="PT1H13M0S" table:style-name="ce2">
            <text:p>01:13:00</text:p>
          </table:table-cell>
          <table:table-cell office:value-type="string" table:style-name="ce1">
            <text:p>Cam Tap Water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2.0539999999999999E-2" table:style-name="ce1">
            <text:p>0.02054</text:p>
          </table:table-cell>
          <table:table-cell office:value-type="float" office:value="5.4260000000000003E-2" table:style-name="ce1">
            <text:p>0.05426</text:p>
          </table:table-cell>
          <table:table-cell office:value-type="float" office:value="5.3069999999999999E-2" table:style-name="ce1">
            <text:p>0.05307</text:p>
          </table:table-cell>
          <table:table-cell office:value-type="float" office:value="5.3100000000000001E-2" table:style-name="ce1">
            <text:p>0.0531</text:p>
          </table:table-cell>
          <table:table-cell office:value-type="float" office:value="5.289E-2" table:style-name="ce1">
            <text:p>0.05289</text:p>
          </table:table-cell>
          <table:table-cell office:value-type="float" office:value="5.7250000000000002E-2" table:style-name="ce1">
            <text:p>0.05725</text:p>
          </table:table-cell>
          <table:table-cell office:value-type="float" office:value="5.6939999999999998E-2" table:style-name="ce1">
            <text:p>0.05694</text:p>
          </table:table-cell>
          <table:table-cell office:value-type="float" office:value="5.3879999999999997E-2" table:style-name="ce1">
            <text:p>0.05388</text:p>
          </table:table-cell>
          <table:table-cell office:value-type="float" office:value="5.3769999999999998E-2" table:style-name="ce1">
            <text:p>0.05377</text:p>
          </table:table-cell>
          <table:table-cell office:value-type="string" table:style-name="ce1">
            <text:p>122.73567 o</text:p>
          </table:table-cell>
          <table:table-cell office:value-type="string" table:style-name="ce1">
            <text:p>122.76473 o</text:p>
          </table:table-cell>
          <table:table-cell office:value-type="string" table:style-name="ce1">
            <text:p>122.55584 o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####</text:p>
          </table:table-cell>
          <table:table-cell office:value-type="string" table:style-name="ce1">
            <text:p>98.85878 o</text:p>
          </table:table-cell>
          <table:table-cell office:value-type="string" table:style-name="ce1">
            <text:p>122.79820 o</text:p>
          </table:table-cell>
          <table:table-cell office:value-type="string" table:style-name="ce1">
            <text:p>120.48172 o</text:p>
          </table:table-cell>
          <table:table-cell office:value-type="string" table:style-name="ce1">
            <text:p>120.89191 o</text:p>
          </table:table-cell>
          <table:table-cell office:value-type="string" table:style-name="ce1">
            <text:p>83.31508 o</text:p>
          </table:table-cell>
          <table:table-cell office:value-type="string" table:style-name="ce1">
            <text:p>####</text:p>
          </table:table-cell>
          <table:table-cell office:value-type="string" table:style-name="ce1">
            <text:p>116.26386 o</text:p>
          </table:table-cell>
          <table:table-cell office:value-type="string" table:style-name="ce1">
            <text:p>-0.00456 u</text:p>
          </table:table-cell>
          <table:table-cell office:value-type="string" table:style-name="ce1">
            <text:p>-0.01028 u</text:p>
          </table:table-cell>
          <table:table-cell office:value-type="string" table:style-name="ce1">
            <text:p>-0.00449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304 u</text:p>
          </table:table-cell>
          <table:table-cell office:value-type="string" table:style-name="ce1">
            <text:p>-0.00731 u</text:p>
          </table:table-cell>
          <table:table-cell office:value-type="float" office:value="2.6986599999999998" table:style-name="ce1">
            <text:p>2.69866</text:p>
          </table:table-cell>
          <table:table-cell office:value-type="float" office:value="2.62819" table:style-name="ce1">
            <text:p>2.62819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2977000000000001E-2" table:style-name="ce1">
            <text:p>0.012977</text:p>
          </table:table-cell>
          <table:table-cell office:value-type="string" table:style-name="ce1">
            <text:p>Uncal</text:p>
          </table:table-cell>
          <table:table-cell office:value-type="float" office:value="3.4826100000000002" table:style-name="ce1">
            <text:p>3.48261</text:p>
          </table:table-cell>
          <table:table-cell office:value-type="float" office:value="3.5127199999999998" table:style-name="ce1">
            <text:p>3.51272</text:p>
          </table:table-cell>
          <table:table-cell office:value-type="float" office:value="3.6963699999999999" table:style-name="ce1">
            <text:p>3.69637</text:p>
          </table:table-cell>
          <table:table-cell office:value-type="float" office:value="3.6705299999999998" table:style-name="ce1">
            <text:p>3.67053</text:p>
          </table:table-cell>
          <table:table-cell office:value-type="float" office:value="3.6872500000000001" table:style-name="ce1">
            <text:p>3.68725</text:p>
          </table:table-cell>
          <table:table-cell office:value-type="float" office:value="3.6979000000000002" table:style-name="ce1">
            <text:p>3.6979</text:p>
          </table:table-cell>
          <table:table-cell office:value-type="float" office:value="8.0000000000000007E-5" table:style-name="ce1">
            <text:p>0.00008</text:p>
          </table:table-cell>
          <table:table-cell office:value-type="string" table:style-name="ce1">
            <text:p>0.00006 u</text:p>
          </table:table-cell>
          <table:table-cell office:value-type="string" table:style-name="ce1">
            <text:p>0.00020 u</text:p>
          </table:table-cell>
          <table:table-cell office:value-type="string" table:style-name="ce1">
            <text:p>-0.00031 u</text:p>
          </table:table-cell>
          <table:table-cell office:value-type="float" office:value="11.74539" table:style-name="ce1">
            <text:p>11.74539</text:p>
          </table:table-cell>
          <table:table-cell office:value-type="float" office:value="12.62974" table:style-name="ce1">
            <text:p>12.62974</text:p>
          </table:table-cell>
          <table:table-cell office:value-type="float" office:value="12.43474" table:style-name="ce1">
            <text:p>12.43474</text:p>
          </table:table-cell>
          <table:table-cell office:value-type="string" table:style-name="ce1">
            <text:p>Uncal</text:p>
          </table:table-cell>
          <table:table-cell office:value-type="float" office:value="10.721270000000001" table:style-name="ce1">
            <text:p>10.72127</text:p>
          </table:table-cell>
          <table:table-cell office:value-type="float" office:value="10.71195" table:style-name="ce1">
            <text:p>10.71195</text:p>
          </table:table-cell>
          <table:table-cell office:value-type="string" table:style-name="ce1">
            <text:p>11.75305 o</text:p>
          </table:table-cell>
          <table:table-cell office:value-type="float" office:value="10.457850000000001" table:style-name="ce1">
            <text:p>10.45785</text:p>
          </table:table-cell>
          <table:table-cell office:value-type="float" office:value="9.9098299999999995" table:style-name="ce1">
            <text:p>9.90983</text:p>
          </table:table-cell>
          <table:table-cell office:value-type="float" office:value="9.5621399999999994" table:style-name="ce1">
            <text:p>9.56214</text:p>
          </table:table-cell>
          <table:table-cell office:value-type="float" office:value="8.1815999999999995" table:style-name="ce1">
            <text:p>8.1816</text:p>
          </table:table-cell>
          <table:table-cell office:value-type="float" office:value="8.1511999999999993" table:style-name="ce1">
            <text:p>8.1512</text:p>
          </table:table-cell>
          <table:table-cell office:value-type="float" office:value="8.2031500000000008" table:style-name="ce1">
            <text:p>8.20315</text:p>
          </table:table-cell>
          <table:table-cell office:value-type="float" office:value="8.1896199999999997" table:style-name="ce1">
            <text:p>8.18962</text:p>
          </table:table-cell>
          <table:table-cell office:value-type="float" office:value="8.2010199999999998" table:style-name="ce1">
            <text:p>8.20102</text:p>
          </table:table-cell>
          <table:table-cell office:value-type="float" office:value="8.2158300000000004" table:style-name="ce1">
            <text:p>8.21583</text:p>
          </table:table-cell>
          <table:table-cell office:value-type="float" office:value="0.42302000000000001" table:style-name="ce1">
            <text:p>0.42302</text:p>
          </table:table-cell>
          <table:table-cell office:value-type="float" office:value="0.42949999999999999" table:style-name="ce1">
            <text:p>0.4295</text:p>
          </table:table-cell>
          <table:table-cell office:value-type="float" office:value="0.42249999999999999" table:style-name="ce1">
            <text:p>0.4225</text:p>
          </table:table-cell>
          <table:table-cell office:value-type="float" office:value="0.42781000000000002" table:style-name="ce1">
            <text:p>0.42781</text:p>
          </table:table-cell>
          <table:table-cell table:number-columns-repeated="16318"/>
        </table:table-row>
        <table:table-row table:style-name="ro1">
          <table:table-cell office:value-type="time" office:time-value="PT2H13M0S" table:style-name="ce2">
            <text:p>02:13:00</text:p>
          </table:table-cell>
          <table:table-cell office:value-type="string" table:style-name="ce1">
            <text:p>KWY_10</text:p>
          </table:table-cell>
          <table:table-cell office:value-type="float" office:value="2.5000000000000001E-3" table:style-name="ce1">
            <text:p>0.0025</text:p>
          </table:table-cell>
          <table:table-cell office:value-type="string" table:style-name="ce1">
            <text:p>0.00482 u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1.9499999999999999E-3" table:style-name="ce1">
            <text:p>0.00195</text:p>
          </table:table-cell>
          <table:table-cell office:value-type="float" office:value="1.57E-3" table:style-name="ce1">
            <text:p>0.00157</text:p>
          </table:table-cell>
          <table:table-cell office:value-type="float" office:value="1.58E-3" table:style-name="ce1">
            <text:p>0.00158</text:p>
          </table:table-cell>
          <table:table-cell office:value-type="string" table:style-name="ce1">
            <text:p>0.00234 u</text:p>
          </table:table-cell>
          <table:table-cell office:value-type="string" table:style-name="ce1">
            <text:p>0.00128 u</text:p>
          </table:table-cell>
          <table:table-cell office:value-type="float" office:value="1.4E-3" table:style-name="ce1">
            <text:p>0.0014</text:p>
          </table:table-cell>
          <table:table-cell office:value-type="float" office:value="1.4300000000000001E-3" table:style-name="ce1">
            <text:p>0.00143</text:p>
          </table:table-cell>
          <table:table-cell office:value-type="float" office:value="1.5188699999999999" table:style-name="ce1">
            <text:p>1.51887</text:p>
          </table:table-cell>
          <table:table-cell office:value-type="float" office:value="1.52976" table:style-name="ce1">
            <text:p>1.52976</text:p>
          </table:table-cell>
          <table:table-cell office:value-type="float" office:value="1.5104200000000001" table:style-name="ce1">
            <text:p>1.51042</text:p>
          </table:table-cell>
          <table:table-cell office:value-type="string" table:style-name="ce1">
            <text:p>Uncal</text:p>
          </table:table-cell>
          <table:table-cell office:value-type="float" office:value="1.47682" table:style-name="ce1">
            <text:p>1.47682</text:p>
          </table:table-cell>
          <table:table-cell office:value-type="float" office:value="1.4965999999999999" table:style-name="ce1">
            <text:p>1.4966</text:p>
          </table:table-cell>
          <table:table-cell office:value-type="float" office:value="1.4875700000000001" table:style-name="ce1">
            <text:p>1.48757</text:p>
          </table:table-cell>
          <table:table-cell office:value-type="float" office:value="1.4812700000000001" table:style-name="ce1">
            <text:p>1.48127</text:p>
          </table:table-cell>
          <table:table-cell office:value-type="float" office:value="1.47489" table:style-name="ce1">
            <text:p>1.47489</text:p>
          </table:table-cell>
          <table:table-cell office:value-type="float" office:value="1.41778" table:style-name="ce1">
            <text:p>1.41778</text:p>
          </table:table-cell>
          <table:table-cell office:value-type="float" office:value="1.4065000000000001" table:style-name="ce1">
            <text:p>1.4065</text:p>
          </table:table-cell>
          <table:table-cell office:value-type="float" office:value="1.4035899999999999" table:style-name="ce1">
            <text:p>1.40359</text:p>
          </table:table-cell>
          <table:table-cell office:value-type="string" table:style-name="ce1">
            <text:p>-0.00367 u</text:p>
          </table:table-cell>
          <table:table-cell office:value-type="string" table:style-name="ce1">
            <text:p>-0.00891 u</text:p>
          </table:table-cell>
          <table:table-cell office:value-type="string" table:style-name="ce1">
            <text:p>-0.00249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145 u</text:p>
          </table:table-cell>
          <table:table-cell office:value-type="string" table:style-name="ce1">
            <text:p>-0.00458 u</text:p>
          </table:table-cell>
          <table:table-cell office:value-type="float" office:value="0.62099000000000004" table:style-name="ce1">
            <text:p>0.62099</text:p>
          </table:table-cell>
          <table:table-cell office:value-type="float" office:value="0.62809000000000004" table:style-name="ce1">
            <text:p>0.62809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3.5100000000000002E-4" table:style-name="ce1">
            <text:p>0.000351</text:p>
          </table:table-cell>
          <table:table-cell office:value-type="string" table:style-name="ce1">
            <text:p>Uncal</text:p>
          </table:table-cell>
          <table:table-cell office:value-type="float" office:value="0.19581999999999999" table:style-name="ce1">
            <text:p>0.19582</text:p>
          </table:table-cell>
          <table:table-cell office:value-type="float" office:value="0.19406000000000001" table:style-name="ce1">
            <text:p>0.19406</text:p>
          </table:table-cell>
          <table:table-cell office:value-type="float" office:value="0.19694999999999999" table:style-name="ce1">
            <text:p>0.19695</text:p>
          </table:table-cell>
          <table:table-cell office:value-type="float" office:value="0.19614000000000001" table:style-name="ce1">
            <text:p>0.19614</text:p>
          </table:table-cell>
          <table:table-cell office:value-type="float" office:value="0.19647999999999999" table:style-name="ce1">
            <text:p>0.19648</text:p>
          </table:table-cell>
          <table:table-cell office:value-type="float" office:value="0.19408" table:style-name="ce1">
            <text:p>0.19408</text:p>
          </table:table-cell>
          <table:table-cell office:value-type="string" table:style-name="ce1">
            <text:p>0.00004 u</text:p>
          </table:table-cell>
          <table:table-cell office:value-type="string" table:style-name="ce1">
            <text:p>-0.00004 u</text:p>
          </table:table-cell>
          <table:table-cell office:value-type="string" table:style-name="ce1">
            <text:p>0.00009 u</text:p>
          </table:table-cell>
          <table:table-cell office:value-type="string" table:style-name="ce1">
            <text:p>-0.00040 u</text:p>
          </table:table-cell>
          <table:table-cell office:value-type="float" office:value="2.47228" table:style-name="ce1">
            <text:p>2.47228</text:p>
          </table:table-cell>
          <table:table-cell office:value-type="float" office:value="2.5057999999999998" table:style-name="ce1">
            <text:p>2.5058</text:p>
          </table:table-cell>
          <table:table-cell office:value-type="float" office:value="2.4834700000000001" table:style-name="ce1">
            <text:p>2.48347</text:p>
          </table:table-cell>
          <table:table-cell office:value-type="string" table:style-name="ce1">
            <text:p>Uncal</text:p>
          </table:table-cell>
          <table:table-cell office:value-type="float" office:value="2.5010500000000002" table:style-name="ce1">
            <text:p>2.50105</text:p>
          </table:table-cell>
          <table:table-cell office:value-type="float" office:value="2.49424" table:style-name="ce1">
            <text:p>2.49424</text:p>
          </table:table-cell>
          <table:table-cell office:value-type="float" office:value="0.22236" table:style-name="ce1">
            <text:p>0.22236</text:p>
          </table:table-cell>
          <table:table-cell office:value-type="float" office:value="0.14444000000000001" table:style-name="ce1">
            <text:p>0.14444</text:p>
          </table:table-cell>
          <table:table-cell office:value-type="float" office:value="0.16139000000000001" table:style-name="ce1">
            <text:p>0.16139</text:p>
          </table:table-cell>
          <table:table-cell office:value-type="float" office:value="0.13641" table:style-name="ce1">
            <text:p>0.13641</text:p>
          </table:table-cell>
          <table:table-cell office:value-type="float" office:value="7.2990700000000004" table:style-name="ce1">
            <text:p>7.29907</text:p>
          </table:table-cell>
          <table:table-cell office:value-type="float" office:value="7.2893400000000002" table:style-name="ce1">
            <text:p>7.28934</text:p>
          </table:table-cell>
          <table:table-cell office:value-type="float" office:value="7.3172100000000002" table:style-name="ce1">
            <text:p>7.31721</text:p>
          </table:table-cell>
          <table:table-cell office:value-type="float" office:value="7.1117699999999999" table:style-name="ce1">
            <text:p>7.11177</text:p>
          </table:table-cell>
          <table:table-cell office:value-type="float" office:value="7.1674699999999998" table:style-name="ce1">
            <text:p>7.16747</text:p>
          </table:table-cell>
          <table:table-cell office:value-type="float" office:value="7.1893900000000004" table:style-name="ce1">
            <text:p>7.18939</text:p>
          </table:table-cell>
          <table:table-cell office:value-type="float" office:value="1.644E-2" table:style-name="ce1">
            <text:p>0.01644</text:p>
          </table:table-cell>
          <table:table-cell office:value-type="float" office:value="1.6559999999999998E-2" table:style-name="ce1">
            <text:p>0.01656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469999999999999E-2" table:style-name="ce1">
            <text:p>0.01647</text:p>
          </table:table-cell>
          <table:table-cell table:number-columns-repeated="16318"/>
        </table:table-row>
        <table:table-row table:style-name="ro1">
          <table:table-cell office:value-type="time" office:time-value="PT2H14M0S" table:style-name="ce2">
            <text:p>02:14:00</text:p>
          </table:table-cell>
          <table:table-cell office:value-type="string" table:style-name="ce1">
            <text:p>KWY_11</text:p>
          </table:table-cell>
          <table:table-cell office:value-type="string" table:style-name="ce1">
            <text:p>0.00071 u</text:p>
          </table:table-cell>
          <table:table-cell office:value-type="string" table:style-name="ce1">
            <text:p>0.00362 u</text:p>
          </table:table-cell>
          <table:table-cell office:value-type="float" office:value="1.7799999999999999E-3" table:style-name="ce1">
            <text:p>0.00178</text:p>
          </table:table-cell>
          <table:table-cell office:value-type="float" office:value="1.6800000000000001E-3" table:style-name="ce1">
            <text:p>0.00168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1.4300000000000001E-3" table:style-name="ce1">
            <text:p>0.00143</text:p>
          </table:table-cell>
          <table:table-cell office:value-type="string" table:style-name="ce1">
            <text:p>0.00171 u</text:p>
          </table:table-cell>
          <table:table-cell office:value-type="string" table:style-name="ce1">
            <text:p>0.00161 u</text:p>
          </table:table-cell>
          <table:table-cell office:value-type="float" office:value="1.5E-3" table:style-name="ce1">
            <text:p>0.0015</text:p>
          </table:table-cell>
          <table:table-cell office:value-type="float" office:value="1.5900000000000001E-3" table:style-name="ce1">
            <text:p>0.00159</text:p>
          </table:table-cell>
          <table:table-cell office:value-type="float" office:value="1.4561999999999999" table:style-name="ce1">
            <text:p>1.4562</text:p>
          </table:table-cell>
          <table:table-cell office:value-type="float" office:value="1.46008" table:style-name="ce1">
            <text:p>1.46008</text:p>
          </table:table-cell>
          <table:table-cell office:value-type="float" office:value="1.4362699999999999" table:style-name="ce1">
            <text:p>1.43627</text:p>
          </table:table-cell>
          <table:table-cell office:value-type="string" table:style-name="ce1">
            <text:p>Uncal</text:p>
          </table:table-cell>
          <table:table-cell office:value-type="float" office:value="1.4104000000000001" table:style-name="ce1">
            <text:p>1.4104</text:p>
          </table:table-cell>
          <table:table-cell office:value-type="float" office:value="1.43964" table:style-name="ce1">
            <text:p>1.43964</text:p>
          </table:table-cell>
          <table:table-cell office:value-type="float" office:value="1.47306" table:style-name="ce1">
            <text:p>1.47306</text:p>
          </table:table-cell>
          <table:table-cell office:value-type="float" office:value="1.4852700000000001" table:style-name="ce1">
            <text:p>1.48527</text:p>
          </table:table-cell>
          <table:table-cell office:value-type="float" office:value="1.4849600000000001" table:style-name="ce1">
            <text:p>1.48496</text:p>
          </table:table-cell>
          <table:table-cell office:value-type="float" office:value="1.4178299999999999" table:style-name="ce1">
            <text:p>1.41783</text:p>
          </table:table-cell>
          <table:table-cell office:value-type="float" office:value="1.40659" table:style-name="ce1">
            <text:p>1.40659</text:p>
          </table:table-cell>
          <table:table-cell office:value-type="float" office:value="1.4061399999999999" table:style-name="ce1">
            <text:p>1.40614</text:p>
          </table:table-cell>
          <table:table-cell office:value-type="string" table:style-name="ce1">
            <text:p>-0.00488 u</text:p>
          </table:table-cell>
          <table:table-cell office:value-type="string" table:style-name="ce1">
            <text:p>-0.01006 u</text:p>
          </table:table-cell>
          <table:table-cell office:value-type="string" table:style-name="ce1">
            <text:p>-0.00365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24 u</text:p>
          </table:table-cell>
          <table:table-cell office:value-type="string" table:style-name="ce1">
            <text:p>-0.00401 u</text:p>
          </table:table-cell>
          <table:table-cell office:value-type="float" office:value="0.62124000000000001" table:style-name="ce1">
            <text:p>0.62124</text:p>
          </table:table-cell>
          <table:table-cell office:value-type="float" office:value="0.62524000000000002" table:style-name="ce1">
            <text:p>0.62524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3.6200000000000002E-4" table:style-name="ce1">
            <text:p>0.000362</text:p>
          </table:table-cell>
          <table:table-cell office:value-type="string" table:style-name="ce1">
            <text:p>Uncal</text:p>
          </table:table-cell>
          <table:table-cell office:value-type="float" office:value="0.19577" table:style-name="ce1">
            <text:p>0.19577</text:p>
          </table:table-cell>
          <table:table-cell office:value-type="float" office:value="0.19355" table:style-name="ce1">
            <text:p>0.19355</text:p>
          </table:table-cell>
          <table:table-cell office:value-type="float" office:value="0.19667999999999999" table:style-name="ce1">
            <text:p>0.19668</text:p>
          </table:table-cell>
          <table:table-cell office:value-type="float" office:value="0.19708999999999999" table:style-name="ce1">
            <text:p>0.19709</text:p>
          </table:table-cell>
          <table:table-cell office:value-type="float" office:value="0.1976" table:style-name="ce1">
            <text:p>0.1976</text:p>
          </table:table-cell>
          <table:table-cell office:value-type="float" office:value="0.19405" table:style-name="ce1">
            <text:p>0.19405</text:p>
          </table:table-cell>
          <table:table-cell office:value-type="string" table:style-name="ce1">
            <text:p>-0.00001 u</text:p>
          </table:table-cell>
          <table:table-cell office:value-type="string" table:style-name="ce1">
            <text:p>-0.00010 u</text:p>
          </table:table-cell>
          <table:table-cell office:value-type="string" table:style-name="ce1">
            <text:p>0.00018 u</text:p>
          </table:table-cell>
          <table:table-cell office:value-type="string" table:style-name="ce1">
            <text:p>0.00001 u</text:p>
          </table:table-cell>
          <table:table-cell office:value-type="float" office:value="2.4924900000000001" table:style-name="ce1">
            <text:p>2.49249</text:p>
          </table:table-cell>
          <table:table-cell office:value-type="float" office:value="2.5017200000000002" table:style-name="ce1">
            <text:p>2.50172</text:p>
          </table:table-cell>
          <table:table-cell office:value-type="float" office:value="2.4782299999999999" table:style-name="ce1">
            <text:p>2.47823</text:p>
          </table:table-cell>
          <table:table-cell office:value-type="string" table:style-name="ce1">
            <text:p>Uncal</text:p>
          </table:table-cell>
          <table:table-cell office:value-type="float" office:value="2.4905599999999999" table:style-name="ce1">
            <text:p>2.49056</text:p>
          </table:table-cell>
          <table:table-cell office:value-type="float" office:value="2.4974099999999999" table:style-name="ce1">
            <text:p>2.49741</text:p>
          </table:table-cell>
          <table:table-cell office:value-type="float" office:value="0.22015000000000001" table:style-name="ce1">
            <text:p>0.22015</text:p>
          </table:table-cell>
          <table:table-cell office:value-type="float" office:value="0.16227" table:style-name="ce1">
            <text:p>0.16227</text:p>
          </table:table-cell>
          <table:table-cell office:value-type="float" office:value="0.18065000000000001" table:style-name="ce1">
            <text:p>0.18065</text:p>
          </table:table-cell>
          <table:table-cell office:value-type="float" office:value="0.14421" table:style-name="ce1">
            <text:p>0.14421</text:p>
          </table:table-cell>
          <table:table-cell office:value-type="float" office:value="7.1851099999999999" table:style-name="ce1">
            <text:p>7.18511</text:p>
          </table:table-cell>
          <table:table-cell office:value-type="float" office:value="7.2182500000000003" table:style-name="ce1">
            <text:p>7.21825</text:p>
          </table:table-cell>
          <table:table-cell office:value-type="float" office:value="7.2412599999999996" table:style-name="ce1">
            <text:p>7.24126</text:p>
          </table:table-cell>
          <table:table-cell office:value-type="float" office:value="7.0959099999999999" table:style-name="ce1">
            <text:p>7.09591</text:p>
          </table:table-cell>
          <table:table-cell office:value-type="float" office:value="7.1035700000000004" table:style-name="ce1">
            <text:p>7.10357</text:p>
          </table:table-cell>
          <table:table-cell office:value-type="float" office:value="7.1435700000000004" table:style-name="ce1">
            <text:p>7.14357</text:p>
          </table:table-cell>
          <table:table-cell office:value-type="float" office:value="1.6650000000000002E-2" table:style-name="ce1">
            <text:p>0.01665</text:p>
          </table:table-cell>
          <table:table-cell office:value-type="float" office:value="1.6760000000000001E-2" table:style-name="ce1">
            <text:p>0.01676</text:p>
          </table:table-cell>
          <table:table-cell office:value-type="float" office:value="1.6899999999999998E-2" table:style-name="ce1">
            <text:p>0.0169</text:p>
          </table:table-cell>
          <table:table-cell office:value-type="float" office:value="1.6879999999999999E-2" table:style-name="ce1">
            <text:p>0.01688</text:p>
          </table:table-cell>
          <table:table-cell table:number-columns-repeated="16318"/>
        </table:table-row>
        <table:table-row table:style-name="ro1">
          <table:table-cell office:value-type="time" office:time-value="PT2H15M0S" table:style-name="ce2">
            <text:p>02:15:00</text:p>
          </table:table-cell>
          <table:table-cell office:value-type="string" table:style-name="ce1">
            <text:p>KWY_12</text:p>
          </table:table-cell>
          <table:table-cell office:value-type="float" office:value="9.8999999999999999E-4" table:style-name="ce1">
            <text:p>0.00099</text:p>
          </table:table-cell>
          <table:table-cell office:value-type="string" table:style-name="ce1">
            <text:p>0.00493 u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1.6800000000000001E-3" table:style-name="ce1">
            <text:p>0.00168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3.79E-3" table:style-name="ce1">
            <text:p>0.00379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1.6199999999999999E-3" table:style-name="ce1">
            <text:p>0.00162</text:p>
          </table:table-cell>
          <table:table-cell office:value-type="float" office:value="1.4538" table:style-name="ce1">
            <text:p>1.4538</text:p>
          </table:table-cell>
          <table:table-cell office:value-type="float" office:value="1.4595199999999999" table:style-name="ce1">
            <text:p>1.45952</text:p>
          </table:table-cell>
          <table:table-cell office:value-type="float" office:value="1.4333100000000001" table:style-name="ce1">
            <text:p>1.43331</text:p>
          </table:table-cell>
          <table:table-cell office:value-type="string" table:style-name="ce1">
            <text:p>Uncal</text:p>
          </table:table-cell>
          <table:table-cell office:value-type="float" office:value="1.40872" table:style-name="ce1">
            <text:p>1.40872</text:p>
          </table:table-cell>
          <table:table-cell office:value-type="float" office:value="1.43109" table:style-name="ce1">
            <text:p>1.43109</text:p>
          </table:table-cell>
          <table:table-cell office:value-type="float" office:value="1.4622299999999999" table:style-name="ce1">
            <text:p>1.46223</text:p>
          </table:table-cell>
          <table:table-cell office:value-type="float" office:value="1.4834000000000001" table:style-name="ce1">
            <text:p>1.4834</text:p>
          </table:table-cell>
          <table:table-cell office:value-type="float" office:value="1.4742900000000001" table:style-name="ce1">
            <text:p>1.47429</text:p>
          </table:table-cell>
          <table:table-cell office:value-type="float" office:value="1.42225" table:style-name="ce1">
            <text:p>1.42225</text:p>
          </table:table-cell>
          <table:table-cell office:value-type="float" office:value="1.4097" table:style-name="ce1">
            <text:p>1.4097</text:p>
          </table:table-cell>
          <table:table-cell office:value-type="float" office:value="1.4045700000000001" table:style-name="ce1">
            <text:p>1.40457</text:p>
          </table:table-cell>
          <table:table-cell office:value-type="string" table:style-name="ce1">
            <text:p>-0.00373 u</text:p>
          </table:table-cell>
          <table:table-cell office:value-type="string" table:style-name="ce1">
            <text:p>-0.01026 u</text:p>
          </table:table-cell>
          <table:table-cell office:value-type="string" table:style-name="ce1">
            <text:p>-0.00391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41 u</text:p>
          </table:table-cell>
          <table:table-cell office:value-type="string" table:style-name="ce1">
            <text:p>-0.00450 u</text:p>
          </table:table-cell>
          <table:table-cell office:value-type="float" office:value="0.64908999999999994" table:style-name="ce1">
            <text:p>0.64909</text:p>
          </table:table-cell>
          <table:table-cell office:value-type="float" office:value="0.65024999999999999" table:style-name="ce1">
            <text:p>0.65025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3.5300000000000002E-4" table:style-name="ce1">
            <text:p>0.000353</text:p>
          </table:table-cell>
          <table:table-cell office:value-type="string" table:style-name="ce1">
            <text:p>Uncal</text:p>
          </table:table-cell>
          <table:table-cell office:value-type="float" office:value="0.19947999999999999" table:style-name="ce1">
            <text:p>0.19948</text:p>
          </table:table-cell>
          <table:table-cell office:value-type="float" office:value="0.19758000000000001" table:style-name="ce1">
            <text:p>0.19758</text:p>
          </table:table-cell>
          <table:table-cell office:value-type="float" office:value="0.20066000000000001" table:style-name="ce1">
            <text:p>0.20066</text:p>
          </table:table-cell>
          <table:table-cell office:value-type="float" office:value="0.20036999999999999" table:style-name="ce1">
            <text:p>0.20037</text:p>
          </table:table-cell>
          <table:table-cell office:value-type="float" office:value="0.20075999999999999" table:style-name="ce1">
            <text:p>0.20076</text:p>
          </table:table-cell>
          <table:table-cell office:value-type="float" office:value="0.19858999999999999" table:style-name="ce1">
            <text:p>0.19859</text:p>
          </table:table-cell>
          <table:table-cell office:value-type="float" office:value="1.7000000000000001E-4" table:style-name="ce1">
            <text:p>0.00017</text:p>
          </table:table-cell>
          <table:table-cell office:value-type="string" table:style-name="ce1">
            <text:p>0.00019 u</text:p>
          </table:table-cell>
          <table:table-cell office:value-type="string" table:style-name="ce1">
            <text:p>0.00035 u</text:p>
          </table:table-cell>
          <table:table-cell office:value-type="string" table:style-name="ce1">
            <text:p>-0.00001 u</text:p>
          </table:table-cell>
          <table:table-cell office:value-type="float" office:value="2.44156" table:style-name="ce1">
            <text:p>2.44156</text:p>
          </table:table-cell>
          <table:table-cell office:value-type="float" office:value="2.4740600000000001" table:style-name="ce1">
            <text:p>2.47406</text:p>
          </table:table-cell>
          <table:table-cell office:value-type="float" office:value="2.44943" table:style-name="ce1">
            <text:p>2.44943</text:p>
          </table:table-cell>
          <table:table-cell office:value-type="string" table:style-name="ce1">
            <text:p>Uncal</text:p>
          </table:table-cell>
          <table:table-cell office:value-type="float" office:value="2.4659" table:style-name="ce1">
            <text:p>2.4659</text:p>
          </table:table-cell>
          <table:table-cell office:value-type="float" office:value="2.4676100000000001" table:style-name="ce1">
            <text:p>2.46761</text:p>
          </table:table-cell>
          <table:table-cell office:value-type="float" office:value="0.19658" table:style-name="ce1">
            <text:p>0.19658</text:p>
          </table:table-cell>
          <table:table-cell office:value-type="float" office:value="0.14874000000000001" table:style-name="ce1">
            <text:p>0.14874</text:p>
          </table:table-cell>
          <table:table-cell office:value-type="float" office:value="0.20863000000000001" table:style-name="ce1">
            <text:p>0.20863</text:p>
          </table:table-cell>
          <table:table-cell office:value-type="float" office:value="0.10639" table:style-name="ce1">
            <text:p>0.10639</text:p>
          </table:table-cell>
          <table:table-cell office:value-type="float" office:value="7.16859" table:style-name="ce1">
            <text:p>7.16859</text:p>
          </table:table-cell>
          <table:table-cell office:value-type="float" office:value="7.1592000000000002" table:style-name="ce1">
            <text:p>7.1592</text:p>
          </table:table-cell>
          <table:table-cell office:value-type="float" office:value="7.18262" table:style-name="ce1">
            <text:p>7.18262</text:p>
          </table:table-cell>
          <table:table-cell office:value-type="float" office:value="6.9786999999999999" table:style-name="ce1">
            <text:p>6.9787</text:p>
          </table:table-cell>
          <table:table-cell office:value-type="float" office:value="7.0332400000000002" table:style-name="ce1">
            <text:p>7.03324</text:p>
          </table:table-cell>
          <table:table-cell office:value-type="float" office:value="7.0674000000000001" table:style-name="ce1">
            <text:p>7.0674</text:p>
          </table:table-cell>
          <table:table-cell office:value-type="float" office:value="1.6740000000000001E-2" table:style-name="ce1">
            <text:p>0.01674</text:p>
          </table:table-cell>
          <table:table-cell office:value-type="float" office:value="1.685E-2" table:style-name="ce1">
            <text:p>0.01685</text:p>
          </table:table-cell>
          <table:table-cell office:value-type="float" office:value="1.6979999999999999E-2" table:style-name="ce1">
            <text:p>0.01698</text:p>
          </table:table-cell>
          <table:table-cell office:value-type="float" office:value="1.6920000000000001E-2" table:style-name="ce1">
            <text:p>0.01692</text:p>
          </table:table-cell>
          <table:table-cell table:number-columns-repeated="16318"/>
        </table:table-row>
        <table:table-row table:style-name="ro1">
          <table:table-cell office:value-type="time" office:time-value="PT2H16M0S" table:style-name="ce2">
            <text:p>02:16:00</text:p>
          </table:table-cell>
          <table:table-cell office:value-type="string" table:style-name="ce1">
            <text:p>KWY_13</text:p>
          </table:table-cell>
          <table:table-cell office:value-type="string" table:style-name="ce1">
            <text:p>0.00022 u</text:p>
          </table:table-cell>
          <table:table-cell office:value-type="string" table:style-name="ce1">
            <text:p>0.00191 u</text:p>
          </table:table-cell>
          <table:table-cell office:value-type="float" office:value="1.7600000000000001E-3" table:style-name="ce1">
            <text:p>0.00176</text:p>
          </table:table-cell>
          <table:table-cell office:value-type="float" office:value="1.7700000000000001E-3" table:style-name="ce1">
            <text:p>0.00177</text:p>
          </table:table-cell>
          <table:table-cell office:value-type="float" office:value="1.48E-3" table:style-name="ce1">
            <text:p>0.00148</text:p>
          </table:table-cell>
          <table:table-cell office:value-type="float" office:value="1.47E-3" table:style-name="ce1">
            <text:p>0.00147</text:p>
          </table:table-cell>
          <table:table-cell office:value-type="float" office:value="2.97E-3" table:style-name="ce1">
            <text:p>0.00297</text:p>
          </table:table-cell>
          <table:table-cell office:value-type="string" table:style-name="ce1">
            <text:p>0.00201 u</text:p>
          </table:table-cell>
          <table:table-cell office:value-type="float" office:value="1.5299999999999999E-3" table:style-name="ce1">
            <text:p>0.00153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.5028600000000001" table:style-name="ce1">
            <text:p>1.50286</text:p>
          </table:table-cell>
          <table:table-cell office:value-type="float" office:value="1.5064900000000001" table:style-name="ce1">
            <text:p>1.50649</text:p>
          </table:table-cell>
          <table:table-cell office:value-type="float" office:value="1.4857899999999999" table:style-name="ce1">
            <text:p>1.48579</text:p>
          </table:table-cell>
          <table:table-cell office:value-type="string" table:style-name="ce1">
            <text:p>Uncal</text:p>
          </table:table-cell>
          <table:table-cell office:value-type="float" office:value="1.45286" table:style-name="ce1">
            <text:p>1.45286</text:p>
          </table:table-cell>
          <table:table-cell office:value-type="float" office:value="1.4765600000000001" table:style-name="ce1">
            <text:p>1.47656</text:p>
          </table:table-cell>
          <table:table-cell office:value-type="float" office:value="1.5205" table:style-name="ce1">
            <text:p>1.5205</text:p>
          </table:table-cell>
          <table:table-cell office:value-type="float" office:value="1.5297099999999999" table:style-name="ce1">
            <text:p>1.52971</text:p>
          </table:table-cell>
          <table:table-cell office:value-type="float" office:value="1.52867" table:style-name="ce1">
            <text:p>1.52867</text:p>
          </table:table-cell>
          <table:table-cell office:value-type="float" office:value="1.4630099999999999" table:style-name="ce1">
            <text:p>1.46301</text:p>
          </table:table-cell>
          <table:table-cell office:value-type="float" office:value="1.4548700000000001" table:style-name="ce1">
            <text:p>1.45487</text:p>
          </table:table-cell>
          <table:table-cell office:value-type="float" office:value="1.4475" table:style-name="ce1">
            <text:p>1.4475</text:p>
          </table:table-cell>
          <table:table-cell office:value-type="string" table:style-name="ce1">
            <text:p>-0.00481 u</text:p>
          </table:table-cell>
          <table:table-cell office:value-type="string" table:style-name="ce1">
            <text:p>-0.01034 u</text:p>
          </table:table-cell>
          <table:table-cell office:value-type="string" table:style-name="ce1">
            <text:p>-0.00364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20 u</text:p>
          </table:table-cell>
          <table:table-cell office:value-type="string" table:style-name="ce1">
            <text:p>-0.00344 u</text:p>
          </table:table-cell>
          <table:table-cell office:value-type="float" office:value="0.62692000000000003" table:style-name="ce1">
            <text:p>0.62692</text:p>
          </table:table-cell>
          <table:table-cell office:value-type="float" office:value="0.63063000000000002" table:style-name="ce1">
            <text:p>0.63063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2.8400000000000002E-4" table:style-name="ce1">
            <text:p>0.000284</text:p>
          </table:table-cell>
          <table:table-cell office:value-type="string" table:style-name="ce1">
            <text:p>Uncal</text:p>
          </table:table-cell>
          <table:table-cell office:value-type="float" office:value="0.20296" table:style-name="ce1">
            <text:p>0.20296</text:p>
          </table:table-cell>
          <table:table-cell office:value-type="float" office:value="0.20093" table:style-name="ce1">
            <text:p>0.20093</text:p>
          </table:table-cell>
          <table:table-cell office:value-type="float" office:value="0.20355999999999999" table:style-name="ce1">
            <text:p>0.20356</text:p>
          </table:table-cell>
          <table:table-cell office:value-type="float" office:value="0.20424999999999999" table:style-name="ce1">
            <text:p>0.20425</text:p>
          </table:table-cell>
          <table:table-cell office:value-type="float" office:value="0.20377000000000001" table:style-name="ce1">
            <text:p>0.20377</text:p>
          </table:table-cell>
          <table:table-cell office:value-type="float" office:value="0.20108999999999999" table:style-name="ce1">
            <text:p>0.20109</text:p>
          </table:table-cell>
          <table:table-cell office:value-type="string" table:style-name="ce1">
            <text:p>-0.00001 u</text:p>
          </table:table-cell>
          <table:table-cell office:value-type="string" table:style-name="ce1">
            <text:p>-0.00002 u</text:p>
          </table:table-cell>
          <table:table-cell office:value-type="string" table:style-name="ce1">
            <text:p>0.00028 u</text:p>
          </table:table-cell>
          <table:table-cell office:value-type="string" table:style-name="ce1">
            <text:p>0.00005 u</text:p>
          </table:table-cell>
          <table:table-cell office:value-type="float" office:value="2.5454699999999999" table:style-name="ce1">
            <text:p>2.54547</text:p>
          </table:table-cell>
          <table:table-cell office:value-type="float" office:value="2.5529700000000002" table:style-name="ce1">
            <text:p>2.55297</text:p>
          </table:table-cell>
          <table:table-cell office:value-type="float" office:value="2.5184700000000002" table:style-name="ce1">
            <text:p>2.51847</text:p>
          </table:table-cell>
          <table:table-cell office:value-type="string" table:style-name="ce1">
            <text:p>Uncal</text:p>
          </table:table-cell>
          <table:table-cell office:value-type="float" office:value="2.53789" table:style-name="ce1">
            <text:p>2.53789</text:p>
          </table:table-cell>
          <table:table-cell office:value-type="float" office:value="2.5364300000000002" table:style-name="ce1">
            <text:p>2.53643</text:p>
          </table:table-cell>
          <table:table-cell office:value-type="float" office:value="0.21959999999999999" table:style-name="ce1">
            <text:p>0.2196</text:p>
          </table:table-cell>
          <table:table-cell office:value-type="float" office:value="0.16600999999999999" table:style-name="ce1">
            <text:p>0.16601</text:p>
          </table:table-cell>
          <table:table-cell office:value-type="float" office:value="0.12225" table:style-name="ce1">
            <text:p>0.12225</text:p>
          </table:table-cell>
          <table:table-cell office:value-type="float" office:value="0.13583999999999999" table:style-name="ce1">
            <text:p>0.13584</text:p>
          </table:table-cell>
          <table:table-cell office:value-type="float" office:value="7.3088699999999998" table:style-name="ce1">
            <text:p>7.30887</text:p>
          </table:table-cell>
          <table:table-cell office:value-type="float" office:value="7.3444500000000001" table:style-name="ce1">
            <text:p>7.34445</text:p>
          </table:table-cell>
          <table:table-cell office:value-type="float" office:value="7.3532900000000003" table:style-name="ce1">
            <text:p>7.35329</text:p>
          </table:table-cell>
          <table:table-cell office:value-type="float" office:value="7.1974499999999999" table:style-name="ce1">
            <text:p>7.19745</text:p>
          </table:table-cell>
          <table:table-cell office:value-type="float" office:value="7.1973700000000003" table:style-name="ce1">
            <text:p>7.19737</text:p>
          </table:table-cell>
          <table:table-cell office:value-type="float" office:value="7.2266399999999997" table:style-name="ce1">
            <text:p>7.22664</text:p>
          </table:table-cell>
          <table:table-cell office:value-type="float" office:value="1.7340000000000001E-2" table:style-name="ce1">
            <text:p>0.01734</text:p>
          </table:table-cell>
          <table:table-cell office:value-type="float" office:value="1.7479999999999999E-2" table:style-name="ce1">
            <text:p>0.01748</text:p>
          </table:table-cell>
          <table:table-cell office:value-type="float" office:value="1.7590000000000001E-2" table:style-name="ce1">
            <text:p>0.01759</text:p>
          </table:table-cell>
          <table:table-cell office:value-type="float" office:value="1.7579999999999998E-2" table:style-name="ce1">
            <text:p>0.01758</text:p>
          </table:table-cell>
          <table:table-cell table:number-columns-repeated="16318"/>
        </table:table-row>
        <table:table-row table:style-name="ro1">
          <table:table-cell office:value-type="time" office:time-value="PT2H17M0S" table:style-name="ce2">
            <text:p>02:17:00</text:p>
          </table:table-cell>
          <table:table-cell office:value-type="string" table:style-name="ce1">
            <text:p>KWY_14</text:p>
          </table:table-cell>
          <table:table-cell office:value-type="string" table:style-name="ce1">
            <text:p>0.00040 u</text:p>
          </table:table-cell>
          <table:table-cell office:value-type="string" table:style-name="ce1">
            <text:p>-0.00119 u</text:p>
          </table:table-cell>
          <table:table-cell office:value-type="float" office:value="1.66E-3" table:style-name="ce1">
            <text:p>0.00166</text:p>
          </table:table-cell>
          <table:table-cell office:value-type="float" office:value="1.8400000000000001E-3" table:style-name="ce1">
            <text:p>0.00184</text:p>
          </table:table-cell>
          <table:table-cell office:value-type="float" office:value="1.5399999999999999E-3" table:style-name="ce1">
            <text:p>0.00154</text:p>
          </table:table-cell>
          <table:table-cell office:value-type="float" office:value="1.5299999999999999E-3" table:style-name="ce1">
            <text:p>0.00153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1.41E-3" table:style-name="ce1">
            <text:p>0.00141</text:p>
          </table:table-cell>
          <table:table-cell office:value-type="float" office:value="1.5900000000000001E-3" table:style-name="ce1">
            <text:p>0.00159</text:p>
          </table:table-cell>
          <table:table-cell office:value-type="float" office:value="1.6800000000000001E-3" table:style-name="ce1">
            <text:p>0.00168</text:p>
          </table:table-cell>
          <table:table-cell office:value-type="float" office:value="1.5256400000000001" table:style-name="ce1">
            <text:p>1.52564</text:p>
          </table:table-cell>
          <table:table-cell office:value-type="float" office:value="1.5286" table:style-name="ce1">
            <text:p>1.5286</text:p>
          </table:table-cell>
          <table:table-cell office:value-type="float" office:value="1.50458" table:style-name="ce1">
            <text:p>1.50458</text:p>
          </table:table-cell>
          <table:table-cell office:value-type="string" table:style-name="ce1">
            <text:p>Uncal</text:p>
          </table:table-cell>
          <table:table-cell office:value-type="float" office:value="1.4718199999999999" table:style-name="ce1">
            <text:p>1.47182</text:p>
          </table:table-cell>
          <table:table-cell office:value-type="float" office:value="1.49993" table:style-name="ce1">
            <text:p>1.49993</text:p>
          </table:table-cell>
          <table:table-cell office:value-type="float" office:value="1.54037" table:style-name="ce1">
            <text:p>1.54037</text:p>
          </table:table-cell>
          <table:table-cell office:value-type="float" office:value="1.5579499999999999" table:style-name="ce1">
            <text:p>1.55795</text:p>
          </table:table-cell>
          <table:table-cell office:value-type="float" office:value="1.5480799999999999" table:style-name="ce1">
            <text:p>1.54808</text:p>
          </table:table-cell>
          <table:table-cell office:value-type="float" office:value="1.48498" table:style-name="ce1">
            <text:p>1.48498</text:p>
          </table:table-cell>
          <table:table-cell office:value-type="float" office:value="1.46895" table:style-name="ce1">
            <text:p>1.46895</text:p>
          </table:table-cell>
          <table:table-cell office:value-type="float" office:value="1.4624200000000001" table:style-name="ce1">
            <text:p>1.46242</text:p>
          </table:table-cell>
          <table:table-cell office:value-type="string" table:style-name="ce1">
            <text:p>-0.00448 u</text:p>
          </table:table-cell>
          <table:table-cell office:value-type="string" table:style-name="ce1">
            <text:p>-0.01032 u</text:p>
          </table:table-cell>
          <table:table-cell office:value-type="string" table:style-name="ce1">
            <text:p>-0.00352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348 u</text:p>
          </table:table-cell>
          <table:table-cell office:value-type="string" table:style-name="ce1">
            <text:p>-0.00221 u</text:p>
          </table:table-cell>
          <table:table-cell office:value-type="float" office:value="0.63344999999999996" table:style-name="ce1">
            <text:p>0.63345</text:p>
          </table:table-cell>
          <table:table-cell office:value-type="float" office:value="0.63243000000000005" table:style-name="ce1">
            <text:p>0.63243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4.2400000000000001E-4" table:style-name="ce1">
            <text:p>0.000424</text:p>
          </table:table-cell>
          <table:table-cell office:value-type="string" table:style-name="ce1">
            <text:p>Uncal</text:p>
          </table:table-cell>
          <table:table-cell office:value-type="float" office:value="0.20643" table:style-name="ce1">
            <text:p>0.20643</text:p>
          </table:table-cell>
          <table:table-cell office:value-type="float" office:value="0.20455999999999999" table:style-name="ce1">
            <text:p>0.20456</text:p>
          </table:table-cell>
          <table:table-cell office:value-type="float" office:value="0.20738999999999999" table:style-name="ce1">
            <text:p>0.20739</text:p>
          </table:table-cell>
          <table:table-cell office:value-type="float" office:value="0.20688000000000001" table:style-name="ce1">
            <text:p>0.20688</text:p>
          </table:table-cell>
          <table:table-cell office:value-type="float" office:value="0.20707999999999999" table:style-name="ce1">
            <text:p>0.20708</text:p>
          </table:table-cell>
          <table:table-cell office:value-type="float" office:value="0.20330000000000001" table:style-name="ce1">
            <text:p>0.2033</text:p>
          </table:table-cell>
          <table:table-cell office:value-type="string" table:style-name="ce1">
            <text:p>0.00004 u</text:p>
          </table:table-cell>
          <table:table-cell office:value-type="string" table:style-name="ce1">
            <text:p>-0.00001 u</text:p>
          </table:table-cell>
          <table:table-cell office:value-type="string" table:style-name="ce1">
            <text:p>-0.00002 u</text:p>
          </table:table-cell>
          <table:table-cell office:value-type="string" table:style-name="ce1">
            <text:p>-0.00024 u</text:p>
          </table:table-cell>
          <table:table-cell office:value-type="float" office:value="2.55084" table:style-name="ce1">
            <text:p>2.55084</text:p>
          </table:table-cell>
          <table:table-cell office:value-type="float" office:value="2.5696500000000002" table:style-name="ce1">
            <text:p>2.56965</text:p>
          </table:table-cell>
          <table:table-cell office:value-type="float" office:value="2.5324300000000002" table:style-name="ce1">
            <text:p>2.53243</text:p>
          </table:table-cell>
          <table:table-cell office:value-type="string" table:style-name="ce1">
            <text:p>Uncal</text:p>
          </table:table-cell>
          <table:table-cell office:value-type="float" office:value="2.54149" table:style-name="ce1">
            <text:p>2.54149</text:p>
          </table:table-cell>
          <table:table-cell office:value-type="float" office:value="2.5517400000000001" table:style-name="ce1">
            <text:p>2.55174</text:p>
          </table:table-cell>
          <table:table-cell office:value-type="float" office:value="0.20604" table:style-name="ce1">
            <text:p>0.20604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0.15304000000000001" table:style-name="ce1">
            <text:p>0.15304</text:p>
          </table:table-cell>
          <table:table-cell office:value-type="float" office:value="0.15789" table:style-name="ce1">
            <text:p>0.15789</text:p>
          </table:table-cell>
          <table:table-cell office:value-type="float" office:value="7.2060899999999997" table:style-name="ce1">
            <text:p>7.20609</text:p>
          </table:table-cell>
          <table:table-cell office:value-type="float" office:value="7.2437100000000001" table:style-name="ce1">
            <text:p>7.24371</text:p>
          </table:table-cell>
          <table:table-cell office:value-type="float" office:value="7.2596699999999998" table:style-name="ce1">
            <text:p>7.25967</text:p>
          </table:table-cell>
          <table:table-cell office:value-type="float" office:value="7.0677199999999996" table:style-name="ce1">
            <text:p>7.06772</text:p>
          </table:table-cell>
          <table:table-cell office:value-type="float" office:value="7.1161799999999999" table:style-name="ce1">
            <text:p>7.11618</text:p>
          </table:table-cell>
          <table:table-cell office:value-type="float" office:value="7.1546500000000002" table:style-name="ce1">
            <text:p>7.15465</text:p>
          </table:table-cell>
          <table:table-cell office:value-type="float" office:value="1.77E-2" table:style-name="ce1">
            <text:p>0.0177</text:p>
          </table:table-cell>
          <table:table-cell office:value-type="float" office:value="1.7809999999999999E-2" table:style-name="ce1">
            <text:p>0.01781</text:p>
          </table:table-cell>
          <table:table-cell office:value-type="float" office:value="1.7860000000000001E-2" table:style-name="ce1">
            <text:p>0.01786</text:p>
          </table:table-cell>
          <table:table-cell office:value-type="float" office:value="1.789E-2" table:style-name="ce1">
            <text:p>0.01789</text:p>
          </table:table-cell>
          <table:table-cell table:number-columns-repeated="16318"/>
        </table:table-row>
        <table:table-row table:style-name="ro1">
          <table:table-cell office:value-type="time" office:time-value="PT2H18M0S" table:style-name="ce2">
            <text:p>02:18:00</text:p>
          </table:table-cell>
          <table:table-cell office:value-type="string" table:style-name="ce1">
            <text:p>KWY_15</text:p>
          </table:table-cell>
          <table:table-cell office:value-type="string" table:style-name="ce1">
            <text:p>0.00087 u</text:p>
          </table:table-cell>
          <table:table-cell office:value-type="string" table:style-name="ce1">
            <text:p>0.00538 u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1.8400000000000001E-3" table:style-name="ce1">
            <text:p>0.00184</text:p>
          </table:table-cell>
          <table:table-cell office:value-type="float" office:value="1.64E-3" table:style-name="ce1">
            <text:p>0.00164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1.8E-3" table:style-name="ce1">
            <text:p>0.0018</text:p>
          </table:table-cell>
          <table:table-cell office:value-type="float" office:value="1.73E-3" table:style-name="ce1">
            <text:p>0.00173</text:p>
          </table:table-cell>
          <table:table-cell office:value-type="float" office:value="1.8400000000000001E-3" table:style-name="ce1">
            <text:p>0.00184</text:p>
          </table:table-cell>
          <table:table-cell office:value-type="float" office:value="1.64202" table:style-name="ce1">
            <text:p>1.64202</text:p>
          </table:table-cell>
          <table:table-cell office:value-type="float" office:value="1.6455900000000001" table:style-name="ce1">
            <text:p>1.64559</text:p>
          </table:table-cell>
          <table:table-cell office:value-type="float" office:value="1.6202099999999999" table:style-name="ce1">
            <text:p>1.62021</text:p>
          </table:table-cell>
          <table:table-cell office:value-type="string" table:style-name="ce1">
            <text:p>Uncal</text:p>
          </table:table-cell>
          <table:table-cell office:value-type="float" office:value="1.5851200000000001" table:style-name="ce1">
            <text:p>1.58512</text:p>
          </table:table-cell>
          <table:table-cell office:value-type="float" office:value="1.6122300000000001" table:style-name="ce1">
            <text:p>1.61223</text:p>
          </table:table-cell>
          <table:table-cell office:value-type="float" office:value="1.67238" table:style-name="ce1">
            <text:p>1.67238</text:p>
          </table:table-cell>
          <table:table-cell office:value-type="float" office:value="1.6721699999999999" table:style-name="ce1">
            <text:p>1.67217</text:p>
          </table:table-cell>
          <table:table-cell office:value-type="float" office:value="1.6593599999999999" table:style-name="ce1">
            <text:p>1.65936</text:p>
          </table:table-cell>
          <table:table-cell office:value-type="float" office:value="1.60222" table:style-name="ce1">
            <text:p>1.60222</text:p>
          </table:table-cell>
          <table:table-cell office:value-type="float" office:value="1.5950200000000001" table:style-name="ce1">
            <text:p>1.59502</text:p>
          </table:table-cell>
          <table:table-cell office:value-type="float" office:value="1.58348" table:style-name="ce1">
            <text:p>1.58348</text:p>
          </table:table-cell>
          <table:table-cell office:value-type="string" table:style-name="ce1">
            <text:p>-0.00445 u</text:p>
          </table:table-cell>
          <table:table-cell office:value-type="string" table:style-name="ce1">
            <text:p>-0.01038 u</text:p>
          </table:table-cell>
          <table:table-cell office:value-type="string" table:style-name="ce1">
            <text:p>-0.00387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66 u</text:p>
          </table:table-cell>
          <table:table-cell office:value-type="string" table:style-name="ce1">
            <text:p>-0.00416 u</text:p>
          </table:table-cell>
          <table:table-cell office:value-type="float" office:value="0.63571999999999995" table:style-name="ce1">
            <text:p>0.63572</text:p>
          </table:table-cell>
          <table:table-cell office:value-type="float" office:value="0.64081999999999995" table:style-name="ce1">
            <text:p>0.64082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3.8200000000000002E-4" table:style-name="ce1">
            <text:p>0.000382</text:p>
          </table:table-cell>
          <table:table-cell office:value-type="string" table:style-name="ce1">
            <text:p>Uncal</text:p>
          </table:table-cell>
          <table:table-cell office:value-type="float" office:value="0.22245999999999999" table:style-name="ce1">
            <text:p>0.22246</text:p>
          </table:table-cell>
          <table:table-cell office:value-type="float" office:value="0.22025" table:style-name="ce1">
            <text:p>0.22025</text:p>
          </table:table-cell>
          <table:table-cell office:value-type="float" office:value="0.22333" table:style-name="ce1">
            <text:p>0.22333</text:p>
          </table:table-cell>
          <table:table-cell office:value-type="float" office:value="0.22367999999999999" table:style-name="ce1">
            <text:p>0.22368</text:p>
          </table:table-cell>
          <table:table-cell office:value-type="float" office:value="0.22334999999999999" table:style-name="ce1">
            <text:p>0.22335</text:p>
          </table:table-cell>
          <table:table-cell office:value-type="float" office:value="0.21883" table:style-name="ce1">
            <text:p>0.21883</text:p>
          </table:table-cell>
          <table:table-cell office:value-type="string" table:style-name="ce1">
            <text:p>-0.00001 u</text:p>
          </table:table-cell>
          <table:table-cell office:value-type="string" table:style-name="ce1">
            <text:p>-0.00003 u</text:p>
          </table:table-cell>
          <table:table-cell office:value-type="string" table:style-name="ce1">
            <text:p>-0.00018 u</text:p>
          </table:table-cell>
          <table:table-cell office:value-type="string" table:style-name="ce1">
            <text:p>-0.00012 u</text:p>
          </table:table-cell>
          <table:table-cell office:value-type="float" office:value="2.6896100000000001" table:style-name="ce1">
            <text:p>2.68961</text:p>
          </table:table-cell>
          <table:table-cell office:value-type="float" office:value="2.6869200000000002" table:style-name="ce1">
            <text:p>2.68692</text:p>
          </table:table-cell>
          <table:table-cell office:value-type="float" office:value="2.6421399999999999" table:style-name="ce1">
            <text:p>2.64214</text:p>
          </table:table-cell>
          <table:table-cell office:value-type="string" table:style-name="ce1">
            <text:p>Uncal</text:p>
          </table:table-cell>
          <table:table-cell office:value-type="float" office:value="2.6560199999999998" table:style-name="ce1">
            <text:p>2.65602</text:p>
          </table:table-cell>
          <table:table-cell office:value-type="float" office:value="2.6690800000000001" table:style-name="ce1">
            <text:p>2.66908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0.18409" table:style-name="ce1">
            <text:p>0.18409</text:p>
          </table:table-cell>
          <table:table-cell office:value-type="float" office:value="0.19131999999999999" table:style-name="ce1">
            <text:p>0.19132</text:p>
          </table:table-cell>
          <table:table-cell office:value-type="float" office:value="0.16525999999999999" table:style-name="ce1">
            <text:p>0.16526</text:p>
          </table:table-cell>
          <table:table-cell office:value-type="float" office:value="7.0998000000000001" table:style-name="ce1">
            <text:p>7.0998</text:p>
          </table:table-cell>
          <table:table-cell office:value-type="float" office:value="7.1115700000000004" table:style-name="ce1">
            <text:p>7.11157</text:p>
          </table:table-cell>
          <table:table-cell office:value-type="float" office:value="7.1477500000000003" table:style-name="ce1">
            <text:p>7.14775</text:p>
          </table:table-cell>
          <table:table-cell office:value-type="float" office:value="6.94353" table:style-name="ce1">
            <text:p>6.94353</text:p>
          </table:table-cell>
          <table:table-cell office:value-type="float" office:value="7.0147700000000004" table:style-name="ce1">
            <text:p>7.01477</text:p>
          </table:table-cell>
          <table:table-cell office:value-type="float" office:value="7.0447899999999999" table:style-name="ce1">
            <text:p>7.04479</text:p>
          </table:table-cell>
          <table:table-cell office:value-type="float" office:value="1.898E-2" table:style-name="ce1">
            <text:p>0.01898</text:p>
          </table:table-cell>
          <table:table-cell office:value-type="float" office:value="1.9109999999999999E-2" table:style-name="ce1">
            <text:p>0.01911</text:p>
          </table:table-cell>
          <table:table-cell office:value-type="float" office:value="1.9259999999999999E-2" table:style-name="ce1">
            <text:p>0.01926</text:p>
          </table:table-cell>
          <table:table-cell office:value-type="float" office:value="1.9179999999999999E-2" table:style-name="ce1">
            <text:p>0.01918</text:p>
          </table:table-cell>
          <table:table-cell table:number-columns-repeated="16318"/>
        </table:table-row>
        <table:table-row table:style-name="ro1">
          <table:table-cell office:value-type="time" office:time-value="PT2H19M0S" table:style-name="ce2">
            <text:p>02:19:00</text:p>
          </table:table-cell>
          <table:table-cell office:value-type="string" table:style-name="ce1">
            <text:p>KWY_17</text:p>
          </table:table-cell>
          <table:table-cell office:value-type="string" table:style-name="ce1">
            <text:p>0.00042 u</text:p>
          </table:table-cell>
          <table:table-cell office:value-type="string" table:style-name="ce1">
            <text:p>0.00330 u</text:p>
          </table:table-cell>
          <table:table-cell office:value-type="float" office:value="1.9E-3" table:style-name="ce1">
            <text:p>0.0019</text:p>
          </table:table-cell>
          <table:table-cell office:value-type="float" office:value="2.0899999999999998E-3" table:style-name="ce1">
            <text:p>0.00209</text:p>
          </table:table-cell>
          <table:table-cell office:value-type="float" office:value="1.92E-3" table:style-name="ce1">
            <text:p>0.00192</text:p>
          </table:table-cell>
          <table:table-cell office:value-type="float" office:value="1.92E-3" table:style-name="ce1">
            <text:p>0.00192</text:p>
          </table:table-cell>
          <table:table-cell office:value-type="string" table:style-name="ce1">
            <text:p>0.00198 u</text:p>
          </table:table-cell>
          <table:table-cell office:value-type="float" office:value="2.5200000000000001E-3" table:style-name="ce1">
            <text:p>0.00252</text:p>
          </table:table-cell>
          <table:table-cell office:value-type="float" office:value="2.0100000000000001E-3" table:style-name="ce1">
            <text:p>0.00201</text:p>
          </table:table-cell>
          <table:table-cell office:value-type="float" office:value="2.0799999999999998E-3" table:style-name="ce1">
            <text:p>0.00208</text:p>
          </table:table-cell>
          <table:table-cell office:value-type="float" office:value="1.85327" table:style-name="ce1">
            <text:p>1.85327</text:p>
          </table:table-cell>
          <table:table-cell office:value-type="float" office:value="1.8535200000000001" table:style-name="ce1">
            <text:p>1.85352</text:p>
          </table:table-cell>
          <table:table-cell office:value-type="float" office:value="1.8288" table:style-name="ce1">
            <text:p>1.8288</text:p>
          </table:table-cell>
          <table:table-cell office:value-type="string" table:style-name="ce1">
            <text:p>Uncal</text:p>
          </table:table-cell>
          <table:table-cell office:value-type="float" office:value="1.79281" table:style-name="ce1">
            <text:p>1.79281</text:p>
          </table:table-cell>
          <table:table-cell office:value-type="float" office:value="1.81508" table:style-name="ce1">
            <text:p>1.81508</text:p>
          </table:table-cell>
          <table:table-cell office:value-type="float" office:value="1.8897600000000001" table:style-name="ce1">
            <text:p>1.88976</text:p>
          </table:table-cell>
          <table:table-cell office:value-type="float" office:value="1.87832" table:style-name="ce1">
            <text:p>1.87832</text:p>
          </table:table-cell>
          <table:table-cell office:value-type="float" office:value="1.88323" table:style-name="ce1">
            <text:p>1.88323</text:p>
          </table:table-cell>
          <table:table-cell office:value-type="float" office:value="1.8070999999999999" table:style-name="ce1">
            <text:p>1.8071</text:p>
          </table:table-cell>
          <table:table-cell office:value-type="float" office:value="1.80365" table:style-name="ce1">
            <text:p>1.80365</text:p>
          </table:table-cell>
          <table:table-cell office:value-type="float" office:value="1.7885599999999999" table:style-name="ce1">
            <text:p>1.78856</text:p>
          </table:table-cell>
          <table:table-cell office:value-type="string" table:style-name="ce1">
            <text:p>-0.00458 u</text:p>
          </table:table-cell>
          <table:table-cell office:value-type="string" table:style-name="ce1">
            <text:p>-0.01083 u</text:p>
          </table:table-cell>
          <table:table-cell office:value-type="string" table:style-name="ce1">
            <text:p>-0.00396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11 u</text:p>
          </table:table-cell>
          <table:table-cell office:value-type="string" table:style-name="ce1">
            <text:p>-0.00358 u</text:p>
          </table:table-cell>
          <table:table-cell office:value-type="float" office:value="0.67644000000000004" table:style-name="ce1">
            <text:p>0.67644</text:p>
          </table:table-cell>
          <table:table-cell office:value-type="float" office:value="0.67737999999999998" table:style-name="ce1">
            <text:p>0.67738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3.8400000000000001E-4" table:style-name="ce1">
            <text:p>0.000384</text:p>
          </table:table-cell>
          <table:table-cell office:value-type="string" table:style-name="ce1">
            <text:p>Uncal</text:p>
          </table:table-cell>
          <table:table-cell office:value-type="float" office:value="0.25075999999999998" table:style-name="ce1">
            <text:p>0.25076</text:p>
          </table:table-cell>
          <table:table-cell office:value-type="float" office:value="0.24868000000000001" table:style-name="ce1">
            <text:p>0.24868</text:p>
          </table:table-cell>
          <table:table-cell office:value-type="float" office:value="0.25247999999999998" table:style-name="ce1">
            <text:p>0.25248</text:p>
          </table:table-cell>
          <table:table-cell office:value-type="float" office:value="0.25270999999999999" table:style-name="ce1">
            <text:p>0.25271</text:p>
          </table:table-cell>
          <table:table-cell office:value-type="float" office:value="0.25303999999999999" table:style-name="ce1">
            <text:p>0.25304</text:p>
          </table:table-cell>
          <table:table-cell office:value-type="float" office:value="0.24939" table:style-name="ce1">
            <text:p>0.24939</text:p>
          </table:table-cell>
          <table:table-cell office:value-type="string" table:style-name="ce1">
            <text:p>0.00005 u</text:p>
          </table:table-cell>
          <table:table-cell office:value-type="string" table:style-name="ce1">
            <text:p>-0.00004 u</text:p>
          </table:table-cell>
          <table:table-cell office:value-type="string" table:style-name="ce1">
            <text:p>0.00004 u</text:p>
          </table:table-cell>
          <table:table-cell office:value-type="string" table:style-name="ce1">
            <text:p>-0.00020 u</text:p>
          </table:table-cell>
          <table:table-cell office:value-type="float" office:value="2.8236699999999999" table:style-name="ce1">
            <text:p>2.82367</text:p>
          </table:table-cell>
          <table:table-cell office:value-type="float" office:value="2.8532199999999999" table:style-name="ce1">
            <text:p>2.85322</text:p>
          </table:table-cell>
          <table:table-cell office:value-type="float" office:value="2.82667" table:style-name="ce1">
            <text:p>2.82667</text:p>
          </table:table-cell>
          <table:table-cell office:value-type="string" table:style-name="ce1">
            <text:p>Uncal</text:p>
          </table:table-cell>
          <table:table-cell office:value-type="float" office:value="2.84415" table:style-name="ce1">
            <text:p>2.84415</text:p>
          </table:table-cell>
          <table:table-cell office:value-type="float" office:value="2.84924" table:style-name="ce1">
            <text:p>2.84924</text:p>
          </table:table-cell>
          <table:table-cell office:value-type="float" office:value="0.20982999999999999" table:style-name="ce1">
            <text:p>0.20983</text:p>
          </table:table-cell>
          <table:table-cell office:value-type="float" office:value="0.16020999999999999" table:style-name="ce1">
            <text:p>0.16021</text:p>
          </table:table-cell>
          <table:table-cell office:value-type="float" office:value="0.15490000000000001" table:style-name="ce1">
            <text:p>0.1549</text:p>
          </table:table-cell>
          <table:table-cell office:value-type="float" office:value="0.17559" table:style-name="ce1">
            <text:p>0.17559</text:p>
          </table:table-cell>
          <table:table-cell office:value-type="float" office:value="7.4529500000000004" table:style-name="ce1">
            <text:p>7.45295</text:p>
          </table:table-cell>
          <table:table-cell office:value-type="float" office:value="7.4842899999999997" table:style-name="ce1">
            <text:p>7.48429</text:p>
          </table:table-cell>
          <table:table-cell office:value-type="float" office:value="7.4979699999999996" table:style-name="ce1">
            <text:p>7.49797</text:p>
          </table:table-cell>
          <table:table-cell office:value-type="float" office:value="7.3188000000000004" table:style-name="ce1">
            <text:p>7.3188</text:p>
          </table:table-cell>
          <table:table-cell office:value-type="float" office:value="7.3922600000000003" table:style-name="ce1">
            <text:p>7.39226</text:p>
          </table:table-cell>
          <table:table-cell office:value-type="float" office:value="7.3943300000000001" table:style-name="ce1">
            <text:p>7.39433</text:p>
          </table:table-cell>
          <table:table-cell office:value-type="float" office:value="2.154E-2" table:style-name="ce1">
            <text:p>0.02154</text:p>
          </table:table-cell>
          <table:table-cell office:value-type="float" office:value="2.171E-2" table:style-name="ce1">
            <text:p>0.02171</text:p>
          </table:table-cell>
          <table:table-cell office:value-type="float" office:value="2.1860000000000001E-2" table:style-name="ce1">
            <text:p>0.02186</text:p>
          </table:table-cell>
          <table:table-cell office:value-type="float" office:value="2.1839999999999998E-2" table:style-name="ce1">
            <text:p>0.02184</text:p>
          </table:table-cell>
          <table:table-cell table:number-columns-repeated="16318"/>
        </table:table-row>
        <table:table-row table:style-name="ro1">
          <table:table-cell office:value-type="time" office:time-value="PT2H20M0S" table:style-name="ce2">
            <text:p>02:20:00</text:p>
          </table:table-cell>
          <table:table-cell office:value-type="string" table:style-name="ce1">
            <text:p>BK_01</text:p>
          </table:table-cell>
          <table:table-cell office:value-type="float" office:value="2.8400000000000001E-3" table:style-name="ce1">
            <text:p>0.00284</text:p>
          </table:table-cell>
          <table:table-cell office:value-type="float" office:value="5.9300000000000004E-3" table:style-name="ce1">
            <text:p>0.00593</text:p>
          </table:table-cell>
          <table:table-cell office:value-type="float" office:value="1.14E-2" table:style-name="ce1">
            <text:p>0.0114</text:p>
          </table:table-cell>
          <table:table-cell office:value-type="float" office:value="1.149E-2" table:style-name="ce1">
            <text:p>0.01149</text:p>
          </table:table-cell>
          <table:table-cell office:value-type="float" office:value="1.1379999999999999E-2" table:style-name="ce1">
            <text:p>0.01138</text:p>
          </table:table-cell>
          <table:table-cell office:value-type="float" office:value="1.132E-2" table:style-name="ce1">
            <text:p>0.01132</text:p>
          </table:table-cell>
          <table:table-cell office:value-type="float" office:value="1.1440000000000001E-2" table:style-name="ce1">
            <text:p>0.01144</text:p>
          </table:table-cell>
          <table:table-cell office:value-type="float" office:value="1.2579999999999999E-2" table:style-name="ce1">
            <text:p>0.01258</text:p>
          </table:table-cell>
          <table:table-cell office:value-type="float" office:value="1.124E-2" table:style-name="ce1">
            <text:p>0.01124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7.4958" table:style-name="ce1">
            <text:p>7.4958</text:p>
          </table:table-cell>
          <table:table-cell office:value-type="float" office:value="7.3906200000000002" table:style-name="ce1">
            <text:p>7.39062</text:p>
          </table:table-cell>
          <table:table-cell office:value-type="float" office:value="7.3231700000000002" table:style-name="ce1">
            <text:p>7.32317</text:p>
          </table:table-cell>
          <table:table-cell office:value-type="string" table:style-name="ce1">
            <text:p>Uncal</text:p>
          </table:table-cell>
          <table:table-cell office:value-type="float" office:value="7.27074" table:style-name="ce1">
            <text:p>7.27074</text:p>
          </table:table-cell>
          <table:table-cell office:value-type="float" office:value="7.4410600000000002" table:style-name="ce1">
            <text:p>7.44106</text:p>
          </table:table-cell>
          <table:table-cell office:value-type="float" office:value="7.4701500000000003" table:style-name="ce1">
            <text:p>7.47015</text:p>
          </table:table-cell>
          <table:table-cell office:value-type="float" office:value="7.5257699999999996" table:style-name="ce1">
            <text:p>7.52577</text:p>
          </table:table-cell>
          <table:table-cell office:value-type="float" office:value="7.3389499999999996" table:style-name="ce1">
            <text:p>7.33895</text:p>
          </table:table-cell>
          <table:table-cell office:value-type="float" office:value="7.0488499999999998" table:style-name="ce1">
            <text:p>7.04885</text:p>
          </table:table-cell>
          <table:table-cell office:value-type="float" office:value="7.0732400000000002" table:style-name="ce1">
            <text:p>7.07324</text:p>
          </table:table-cell>
          <table:table-cell office:value-type="float" office:value="7.1413700000000002" table:style-name="ce1">
            <text:p>7.14137</text:p>
          </table:table-cell>
          <table:table-cell office:value-type="string" table:style-name="ce1">
            <text:p>0.00123 u</text:p>
          </table:table-cell>
          <table:table-cell office:value-type="string" table:style-name="ce1">
            <text:p>-0.00258 u</text:p>
          </table:table-cell>
          <table:table-cell office:value-type="float" office:value="2.5799999999999998E-3" table:style-name="ce1">
            <text:p>0.00258</text:p>
          </table:table-cell>
          <table:table-cell office:value-type="string" table:style-name="ce1">
            <text:p>Uncal</text:p>
          </table:table-cell>
          <table:table-cell office:value-type="float" office:value="3.62E-3" table:style-name="ce1">
            <text:p>0.00362</text:p>
          </table:table-cell>
          <table:table-cell office:value-type="string" table:style-name="ce1">
            <text:p>0.00353 u</text:p>
          </table:table-cell>
          <table:table-cell office:value-type="float" office:value="2.07768" table:style-name="ce1">
            <text:p>2.07768</text:p>
          </table:table-cell>
          <table:table-cell office:value-type="float" office:value="2.0328300000000001" table:style-name="ce1">
            <text:p>2.03283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186E-3" table:style-name="ce1">
            <text:p>0.001186</text:p>
          </table:table-cell>
          <table:table-cell office:value-type="string" table:style-name="ce1">
            <text:p>Uncal</text:p>
          </table:table-cell>
          <table:table-cell office:value-type="float" office:value="1.8007500000000001" table:style-name="ce1">
            <text:p>1.80075</text:p>
          </table:table-cell>
          <table:table-cell office:value-type="float" office:value="1.8048900000000001" table:style-name="ce1">
            <text:p>1.80489</text:p>
          </table:table-cell>
          <table:table-cell office:value-type="float" office:value="1.82341" table:style-name="ce1">
            <text:p>1.82341</text:p>
          </table:table-cell>
          <table:table-cell office:value-type="float" office:value="1.8239300000000001" table:style-name="ce1">
            <text:p>1.82393</text:p>
          </table:table-cell>
          <table:table-cell office:value-type="float" office:value="1.82176" table:style-name="ce1">
            <text:p>1.82176</text:p>
          </table:table-cell>
          <table:table-cell office:value-type="float" office:value="1.79792" table:style-name="ce1">
            <text:p>1.79792</text:p>
          </table:table-cell>
          <table:table-cell office:value-type="float" office:value="3.4000000000000002E-4" table:style-name="ce1">
            <text:p>0.00034</text:p>
          </table:table-cell>
          <table:table-cell office:value-type="float" office:value="3.5E-4" table:style-name="ce1">
            <text:p>0.00035</text:p>
          </table:table-cell>
          <table:table-cell office:value-type="float" office:value="4.2999999999999999E-4" table:style-name="ce1">
            <text:p>0.00043</text:p>
          </table:table-cell>
          <table:table-cell office:value-type="string" table:style-name="ce1">
            <text:p>-0.00026 u</text:p>
          </table:table-cell>
          <table:table-cell office:value-type="float" office:value="6.2530700000000001" table:style-name="ce1">
            <text:p>6.25307</text:p>
          </table:table-cell>
          <table:table-cell office:value-type="float" office:value="6.4985600000000003" table:style-name="ce1">
            <text:p>6.49856</text:p>
          </table:table-cell>
          <table:table-cell office:value-type="float" office:value="6.4268299999999998" table:style-name="ce1">
            <text:p>6.42683</text:p>
          </table:table-cell>
          <table:table-cell office:value-type="string" table:style-name="ce1">
            <text:p>Uncal</text:p>
          </table:table-cell>
          <table:table-cell office:value-type="float" office:value="6.3157399999999999" table:style-name="ce1">
            <text:p>6.31574</text:p>
          </table:table-cell>
          <table:table-cell office:value-type="float" office:value="6.2905800000000003" table:style-name="ce1">
            <text:p>6.29058</text:p>
          </table:table-cell>
          <table:table-cell office:value-type="float" office:value="0.64925999999999995" table:style-name="ce1">
            <text:p>0.64926</text:p>
          </table:table-cell>
          <table:table-cell office:value-type="float" office:value="0.57174000000000003" table:style-name="ce1">
            <text:p>0.57174</text:p>
          </table:table-cell>
          <table:table-cell office:value-type="float" office:value="0.52288000000000001" table:style-name="ce1">
            <text:p>0.52288</text:p>
          </table:table-cell>
          <table:table-cell office:value-type="float" office:value="0.51310999999999996" table:style-name="ce1">
            <text:p>0.51311</text:p>
          </table:table-cell>
          <table:table-cell office:value-type="float" office:value="11.497" table:style-name="ce1">
            <text:p>11.497</text:p>
          </table:table-cell>
          <table:table-cell office:value-type="float" office:value="11.49807" table:style-name="ce1">
            <text:p>11.49807</text:p>
          </table:table-cell>
          <table:table-cell office:value-type="float" office:value="11.623710000000001" table:style-name="ce1">
            <text:p>11.62371</text:p>
          </table:table-cell>
          <table:table-cell office:value-type="float" office:value="11.230969999999999" table:style-name="ce1">
            <text:p>11.23097</text:p>
          </table:table-cell>
          <table:table-cell office:value-type="float" office:value="11.30068" table:style-name="ce1">
            <text:p>11.30068</text:p>
          </table:table-cell>
          <table:table-cell office:value-type="float" office:value="11.356490000000001" table:style-name="ce1">
            <text:p>11.35649</text:p>
          </table:table-cell>
          <table:table-cell office:value-type="float" office:value="2.8709999999999999E-2" table:style-name="ce1">
            <text:p>0.02871</text:p>
          </table:table-cell>
          <table:table-cell office:value-type="float" office:value="2.9149999999999999E-2" table:style-name="ce1">
            <text:p>0.02915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2.9389999999999999E-2" table:style-name="ce1">
            <text:p>0.02939</text:p>
          </table:table-cell>
          <table:table-cell table:number-columns-repeated="16318"/>
        </table:table-row>
        <table:table-row table:style-name="ro1">
          <table:table-cell office:value-type="time" office:time-value="PT2H21M0S" table:style-name="ce2">
            <text:p>02:21:00</text:p>
          </table:table-cell>
          <table:table-cell office:value-type="string" table:style-name="ce1">
            <text:p>BK_02</text:p>
          </table:table-cell>
          <table:table-cell office:value-type="float" office:value="2.7200000000000002E-3" table:style-name="ce1">
            <text:p>0.00272</text:p>
          </table:table-cell>
          <table:table-cell office:value-type="float" office:value="4.3E-3" table:style-name="ce1">
            <text:p>0.0043</text:p>
          </table:table-cell>
          <table:table-cell office:value-type="float" office:value="1.1429999999999999E-2" table:style-name="ce1">
            <text:p>0.01143</text:p>
          </table:table-cell>
          <table:table-cell office:value-type="float" office:value="1.1339999999999999E-2" table:style-name="ce1">
            <text:p>0.01134</text:p>
          </table:table-cell>
          <table:table-cell office:value-type="float" office:value="1.129E-2" table:style-name="ce1">
            <text:p>0.01129</text:p>
          </table:table-cell>
          <table:table-cell office:value-type="float" office:value="1.124E-2" table:style-name="ce1">
            <text:p>0.01124</text:p>
          </table:table-cell>
          <table:table-cell office:value-type="float" office:value="1.0829999999999999E-2" table:style-name="ce1">
            <text:p>0.01083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124E-2" table:style-name="ce1">
            <text:p>0.01124</text:p>
          </table:table-cell>
          <table:table-cell office:value-type="float" office:value="1.124E-2" table:style-name="ce1">
            <text:p>0.01124</text:p>
          </table:table-cell>
          <table:table-cell office:value-type="float" office:value="7.4173200000000001" table:style-name="ce1">
            <text:p>7.41732</text:p>
          </table:table-cell>
          <table:table-cell office:value-type="float" office:value="7.3157500000000004" table:style-name="ce1">
            <text:p>7.31575</text:p>
          </table:table-cell>
          <table:table-cell office:value-type="float" office:value="7.2554400000000001" table:style-name="ce1">
            <text:p>7.25544</text:p>
          </table:table-cell>
          <table:table-cell office:value-type="string" table:style-name="ce1">
            <text:p>Uncal</text:p>
          </table:table-cell>
          <table:table-cell office:value-type="float" office:value="7.1309899999999997" table:style-name="ce1">
            <text:p>7.13099</text:p>
          </table:table-cell>
          <table:table-cell office:value-type="float" office:value="7.3296400000000004" table:style-name="ce1">
            <text:p>7.32964</text:p>
          </table:table-cell>
          <table:table-cell office:value-type="float" office:value="7.3808600000000002" table:style-name="ce1">
            <text:p>7.38086</text:p>
          </table:table-cell>
          <table:table-cell office:value-type="float" office:value="7.4548500000000004" table:style-name="ce1">
            <text:p>7.45485</text:p>
          </table:table-cell>
          <table:table-cell office:value-type="float" office:value="7.2736599999999996" table:style-name="ce1">
            <text:p>7.27366</text:p>
          </table:table-cell>
          <table:table-cell office:value-type="float" office:value="6.95594" table:style-name="ce1">
            <text:p>6.95594</text:p>
          </table:table-cell>
          <table:table-cell office:value-type="float" office:value="6.9825499999999998" table:style-name="ce1">
            <text:p>6.98255</text:p>
          </table:table-cell>
          <table:table-cell office:value-type="float" office:value="7.1076199999999998" table:style-name="ce1">
            <text:p>7.10762</text:p>
          </table:table-cell>
          <table:table-cell office:value-type="string" table:style-name="ce1">
            <text:p>-0.00024 u</text:p>
          </table:table-cell>
          <table:table-cell office:value-type="string" table:style-name="ce1">
            <text:p>-0.00532 u</text:p>
          </table:table-cell>
          <table:table-cell office:value-type="string" table:style-name="ce1">
            <text:p>-0.00003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103 u</text:p>
          </table:table-cell>
          <table:table-cell office:value-type="string" table:style-name="ce1">
            <text:p>-0.00008 u</text:p>
          </table:table-cell>
          <table:table-cell office:value-type="float" office:value="1.92336" table:style-name="ce1">
            <text:p>1.92336</text:p>
          </table:table-cell>
          <table:table-cell office:value-type="float" office:value="1.88151" table:style-name="ce1">
            <text:p>1.88151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421E-3" table:style-name="ce1">
            <text:p>0.001421</text:p>
          </table:table-cell>
          <table:table-cell office:value-type="string" table:style-name="ce1">
            <text:p>Uncal</text:p>
          </table:table-cell>
          <table:table-cell office:value-type="float" office:value="1.76224" table:style-name="ce1">
            <text:p>1.76224</text:p>
          </table:table-cell>
          <table:table-cell office:value-type="float" office:value="1.77355" table:style-name="ce1">
            <text:p>1.77355</text:p>
          </table:table-cell>
          <table:table-cell office:value-type="float" office:value="1.7941800000000001" table:style-name="ce1">
            <text:p>1.79418</text:p>
          </table:table-cell>
          <table:table-cell office:value-type="float" office:value="1.7888299999999999" table:style-name="ce1">
            <text:p>1.78883</text:p>
          </table:table-cell>
          <table:table-cell office:value-type="float" office:value="1.7932300000000001" table:style-name="ce1">
            <text:p>1.79323</text:p>
          </table:table-cell>
          <table:table-cell office:value-type="float" office:value="1.77475" table:style-name="ce1">
            <text:p>1.77475</text:p>
          </table:table-cell>
          <table:table-cell office:value-type="float" office:value="4.2999999999999999E-4" table:style-name="ce1">
            <text:p>0.00043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5.6999999999999998E-4" table:style-name="ce1">
            <text:p>0.00057</text:p>
          </table:table-cell>
          <table:table-cell office:value-type="string" table:style-name="ce1">
            <text:p>0.00048 u</text:p>
          </table:table-cell>
          <table:table-cell office:value-type="float" office:value="6.2426500000000003" table:style-name="ce1">
            <text:p>6.24265</text:p>
          </table:table-cell>
          <table:table-cell office:value-type="float" office:value="6.4811399999999999" table:style-name="ce1">
            <text:p>6.48114</text:p>
          </table:table-cell>
          <table:table-cell office:value-type="float" office:value="6.3972600000000002" table:style-name="ce1">
            <text:p>6.39726</text:p>
          </table:table-cell>
          <table:table-cell office:value-type="string" table:style-name="ce1">
            <text:p>Uncal</text:p>
          </table:table-cell>
          <table:table-cell office:value-type="float" office:value="6.3323600000000004" table:style-name="ce1">
            <text:p>6.33236</text:p>
          </table:table-cell>
          <table:table-cell office:value-type="float" office:value="6.3087999999999997" table:style-name="ce1">
            <text:p>6.3088</text:p>
          </table:table-cell>
          <table:table-cell office:value-type="float" office:value="0.73150999999999999" table:style-name="ce1">
            <text:p>0.73151</text:p>
          </table:table-cell>
          <table:table-cell office:value-type="float" office:value="0.60838999999999999" table:style-name="ce1">
            <text:p>0.60839</text:p>
          </table:table-cell>
          <table:table-cell office:value-type="float" office:value="0.58726" table:style-name="ce1">
            <text:p>0.58726</text:p>
          </table:table-cell>
          <table:table-cell office:value-type="float" office:value="0.57238" table:style-name="ce1">
            <text:p>0.57238</text:p>
          </table:table-cell>
          <table:table-cell office:value-type="float" office:value="11.744859999999999" table:style-name="ce1">
            <text:p>11.74486</text:p>
          </table:table-cell>
          <table:table-cell office:value-type="float" office:value="11.750159999999999" table:style-name="ce1">
            <text:p>11.75016</text:p>
          </table:table-cell>
          <table:table-cell office:value-type="float" office:value="11.86955" table:style-name="ce1">
            <text:p>11.86955</text:p>
          </table:table-cell>
          <table:table-cell office:value-type="float" office:value="11.552820000000001" table:style-name="ce1">
            <text:p>11.55282</text:p>
          </table:table-cell>
          <table:table-cell office:value-type="float" office:value="11.591710000000001" table:style-name="ce1">
            <text:p>11.59171</text:p>
          </table:table-cell>
          <table:table-cell office:value-type="float" office:value="11.63212" table:style-name="ce1">
            <text:p>11.63212</text:p>
          </table:table-cell>
          <table:table-cell office:value-type="float" office:value="2.8580000000000001E-2" table:style-name="ce1">
            <text:p>0.02858</text:p>
          </table:table-cell>
          <table:table-cell office:value-type="float" office:value="2.9090000000000001E-2" table:style-name="ce1">
            <text:p>0.02909</text:p>
          </table:table-cell>
          <table:table-cell office:value-type="float" office:value="2.9020000000000001E-2" table:style-name="ce1">
            <text:p>0.02902</text:p>
          </table:table-cell>
          <table:table-cell office:value-type="float" office:value="2.938E-2" table:style-name="ce1">
            <text:p>0.02938</text:p>
          </table:table-cell>
          <table:table-cell table:number-columns-repeated="16318"/>
        </table:table-row>
        <table:table-row table:style-name="ro1">
          <table:table-cell office:value-type="time" office:time-value="PT1H1M0S" table:style-name="ce2">
            <text:p>01:01:00</text:p>
          </table:table-cell>
          <table:table-cell office:value-type="string" table:style-name="ce1">
            <text:p>BK_03</text:p>
          </table:table-cell>
          <table:table-cell office:value-type="float" office:value="3.0899999999999999E-3" table:style-name="ce1">
            <text:p>0.00309</text:p>
          </table:table-cell>
          <table:table-cell office:value-type="float" office:value="6.2599999999999999E-3" table:style-name="ce1">
            <text:p>0.00626</text:p>
          </table:table-cell>
          <table:table-cell office:value-type="float" office:value="1.175E-2" table:style-name="ce1">
            <text:p>0.01175</text:p>
          </table:table-cell>
          <table:table-cell office:value-type="float" office:value="1.1730000000000001E-2" table:style-name="ce1">
            <text:p>0.01173</text:p>
          </table:table-cell>
          <table:table-cell office:value-type="float" office:value="1.166E-2" table:style-name="ce1">
            <text:p>0.01166</text:p>
          </table:table-cell>
          <table:table-cell office:value-type="float" office:value="1.1639999999999999E-2" table:style-name="ce1">
            <text:p>0.01164</text:p>
          </table:table-cell>
          <table:table-cell office:value-type="float" office:value="1.197E-2" table:style-name="ce1">
            <text:p>0.01197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1.157E-2" table:style-name="ce1">
            <text:p>0.01157</text:p>
          </table:table-cell>
          <table:table-cell office:value-type="float" office:value="1.155E-2" table:style-name="ce1">
            <text:p>0.01155</text:p>
          </table:table-cell>
          <table:table-cell office:value-type="float" office:value="7.5865099999999996" table:style-name="ce1">
            <text:p>7.58651</text:p>
          </table:table-cell>
          <table:table-cell office:value-type="float" office:value="7.4702599999999997" table:style-name="ce1">
            <text:p>7.47026</text:p>
          </table:table-cell>
          <table:table-cell office:value-type="float" office:value="7.40855" table:style-name="ce1">
            <text:p>7.40855</text:p>
          </table:table-cell>
          <table:table-cell office:value-type="string" table:style-name="ce1">
            <text:p>Uncal</text:p>
          </table:table-cell>
          <table:table-cell office:value-type="float" office:value="7.2902399999999998" table:style-name="ce1">
            <text:p>7.29024</text:p>
          </table:table-cell>
          <table:table-cell office:value-type="float" office:value="7.4739399999999998" table:style-name="ce1">
            <text:p>7.47394</text:p>
          </table:table-cell>
          <table:table-cell office:value-type="float" office:value="7.5705200000000001" table:style-name="ce1">
            <text:p>7.57052</text:p>
          </table:table-cell>
          <table:table-cell office:value-type="float" office:value="7.60886" table:style-name="ce1">
            <text:p>7.60886</text:p>
          </table:table-cell>
          <table:table-cell office:value-type="float" office:value="7.4218900000000003" table:style-name="ce1">
            <text:p>7.42189</text:p>
          </table:table-cell>
          <table:table-cell office:value-type="float" office:value="7.1299599999999996" table:style-name="ce1">
            <text:p>7.12996</text:p>
          </table:table-cell>
          <table:table-cell office:value-type="float" office:value="7.1616200000000001" table:style-name="ce1">
            <text:p>7.16162</text:p>
          </table:table-cell>
          <table:table-cell office:value-type="float" office:value="7.2425100000000002" table:style-name="ce1">
            <text:p>7.24251</text:p>
          </table:table-cell>
          <table:table-cell office:value-type="float" office:value="2.1099999999999999E-3" table:style-name="ce1">
            <text:p>0.00211</text:p>
          </table:table-cell>
          <table:table-cell office:value-type="string" table:style-name="ce1">
            <text:p>-0.00217 u</text:p>
          </table:table-cell>
          <table:table-cell office:value-type="float" office:value="2.5100000000000001E-3" table:style-name="ce1">
            <text:p>0.00251</text:p>
          </table:table-cell>
          <table:table-cell office:value-type="string" table:style-name="ce1">
            <text:p>Uncal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3.3700000000000002E-3" table:style-name="ce1">
            <text:p>0.00337</text:p>
          </table:table-cell>
          <table:table-cell office:value-type="float" office:value="2.1154099999999998" table:style-name="ce1">
            <text:p>2.11541</text:p>
          </table:table-cell>
          <table:table-cell office:value-type="float" office:value="2.0663999999999998" table:style-name="ce1">
            <text:p>2.0664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258E-3" table:style-name="ce1">
            <text:p>0.001258</text:p>
          </table:table-cell>
          <table:table-cell office:value-type="string" table:style-name="ce1">
            <text:p>Uncal</text:p>
          </table:table-cell>
          <table:table-cell office:value-type="float" office:value="1.7741400000000001" table:style-name="ce1">
            <text:p>1.77414</text:p>
          </table:table-cell>
          <table:table-cell office:value-type="float" office:value="1.78041" table:style-name="ce1">
            <text:p>1.78041</text:p>
          </table:table-cell>
          <table:table-cell office:value-type="float" office:value="1.8036799999999999" table:style-name="ce1">
            <text:p>1.80368</text:p>
          </table:table-cell>
          <table:table-cell office:value-type="float" office:value="1.8025500000000001" table:style-name="ce1">
            <text:p>1.80255</text:p>
          </table:table-cell>
          <table:table-cell office:value-type="float" office:value="1.8029200000000001" table:style-name="ce1">
            <text:p>1.80292</text:p>
          </table:table-cell>
          <table:table-cell office:value-type="float" office:value="1.7781100000000001" table:style-name="ce1">
            <text:p>1.77811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5.4000000000000001E-4" table:style-name="ce1">
            <text:p>0.00054</text:p>
          </table:table-cell>
          <table:table-cell office:value-type="float" office:value="5.5999999999999995E-4" table:style-name="ce1">
            <text:p>0.00056</text:p>
          </table:table-cell>
          <table:table-cell office:value-type="string" table:style-name="ce1">
            <text:p>0.00013 u</text:p>
          </table:table-cell>
          <table:table-cell office:value-type="float" office:value="6.1246900000000002" table:style-name="ce1">
            <text:p>6.12469</text:p>
          </table:table-cell>
          <table:table-cell office:value-type="float" office:value="6.3827199999999999" table:style-name="ce1">
            <text:p>6.38272</text:p>
          </table:table-cell>
          <table:table-cell office:value-type="float" office:value="6.2978100000000001" table:style-name="ce1">
            <text:p>6.29781</text:p>
          </table:table-cell>
          <table:table-cell office:value-type="string" table:style-name="ce1">
            <text:p>Uncal</text:p>
          </table:table-cell>
          <table:table-cell office:value-type="float" office:value="6.2237999999999998" table:style-name="ce1">
            <text:p>6.2238</text:p>
          </table:table-cell>
          <table:table-cell office:value-type="float" office:value="6.20261" table:style-name="ce1">
            <text:p>6.20261</text:p>
          </table:table-cell>
          <table:table-cell office:value-type="float" office:value="0.61090999999999995" table:style-name="ce1">
            <text:p>0.61091</text:p>
          </table:table-cell>
          <table:table-cell office:value-type="float" office:value="0.55403999999999998" table:style-name="ce1">
            <text:p>0.55404</text:p>
          </table:table-cell>
          <table:table-cell office:value-type="float" office:value="0.50575999999999999" table:style-name="ce1">
            <text:p>0.50576</text:p>
          </table:table-cell>
          <table:table-cell office:value-type="float" office:value="0.51156999999999997" table:style-name="ce1">
            <text:p>0.51157</text:p>
          </table:table-cell>
          <table:table-cell office:value-type="float" office:value="11.023820000000001" table:style-name="ce1">
            <text:p>11.02382</text:p>
          </table:table-cell>
          <table:table-cell office:value-type="float" office:value="11.02097" table:style-name="ce1">
            <text:p>11.02097</text:p>
          </table:table-cell>
          <table:table-cell office:value-type="float" office:value="11.10872" table:style-name="ce1">
            <text:p>11.10872</text:p>
          </table:table-cell>
          <table:table-cell office:value-type="float" office:value="10.711349999999999" table:style-name="ce1">
            <text:p>10.71135</text:p>
          </table:table-cell>
          <table:table-cell office:value-type="float" office:value="10.89898" table:style-name="ce1">
            <text:p>10.89898</text:p>
          </table:table-cell>
          <table:table-cell office:value-type="float" office:value="10.897600000000001" table:style-name="ce1">
            <text:p>10.8976</text:p>
          </table:table-cell>
          <table:table-cell office:value-type="float" office:value="2.8289999999999999E-2" table:style-name="ce1">
            <text:p>0.02829</text:p>
          </table:table-cell>
          <table:table-cell office:value-type="float" office:value="2.887E-2" table:style-name="ce1">
            <text:p>0.02887</text:p>
          </table:table-cell>
          <table:table-cell office:value-type="float" office:value="2.8580000000000001E-2" table:style-name="ce1">
            <text:p>0.02858</text:p>
          </table:table-cell>
          <table:table-cell office:value-type="float" office:value="2.8969999999999999E-2" table:style-name="ce1">
            <text:p>0.02897</text:p>
          </table:table-cell>
          <table:table-cell table:number-columns-repeated="16318"/>
        </table:table-row>
        <table:table-row table:style-name="ro1">
          <table:table-cell office:value-type="time" office:time-value="PT1H11M0S" table:style-name="ce2">
            <text:p>01:11:00</text:p>
          </table:table-cell>
          <table:table-cell office:value-type="string" table:style-name="ce1">
            <text:p>SPS-SW2 10%</text:p>
          </table:table-cell>
          <table:table-cell office:value-type="float" office:value="1.9879999999999998E-2" table:style-name="ce1">
            <text:p>0.01988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2.341E-2" table:style-name="ce1">
            <text:p>0.02341</text:p>
          </table:table-cell>
          <table:table-cell office:value-type="float" office:value="2.333E-2" table:style-name="ce1">
            <text:p>0.02333</text:p>
          </table:table-cell>
          <table:table-cell office:value-type="float" office:value="2.2939999999999999E-2" table:style-name="ce1">
            <text:p>0.02294</text:p>
          </table:table-cell>
          <table:table-cell office:value-type="float" office:value="2.299E-2" table:style-name="ce1">
            <text:p>0.02299</text:p>
          </table:table-cell>
          <table:table-cell office:value-type="float" office:value="2.35E-2" table:style-name="ce1">
            <text:p>0.0235</text:p>
          </table:table-cell>
          <table:table-cell office:value-type="float" office:value="2.4049999999999998E-2" table:style-name="ce1">
            <text:p>0.02405</text:p>
          </table:table-cell>
          <table:table-cell office:value-type="float" office:value="2.3E-2" table:style-name="ce1">
            <text:p>0.023</text:p>
          </table:table-cell>
          <table:table-cell office:value-type="float" office:value="2.2790000000000001E-2" table:style-name="ce1">
            <text:p>0.02279</text:p>
          </table:table-cell>
          <table:table-cell office:value-type="float" office:value="1.06257" table:style-name="ce1">
            <text:p>1.06257</text:p>
          </table:table-cell>
          <table:table-cell office:value-type="float" office:value="1.07714" table:style-name="ce1">
            <text:p>1.07714</text:p>
          </table:table-cell>
          <table:table-cell office:value-type="float" office:value="1.0604499999999999" table:style-name="ce1">
            <text:p>1.06045</text:p>
          </table:table-cell>
          <table:table-cell office:value-type="string" table:style-name="ce1">
            <text:p>Uncal</text:p>
          </table:table-cell>
          <table:table-cell office:value-type="float" office:value="1.0245" table:style-name="ce1">
            <text:p>1.0245</text:p>
          </table:table-cell>
          <table:table-cell office:value-type="float" office:value="1.04562" table:style-name="ce1">
            <text:p>1.04562</text:p>
          </table:table-cell>
          <table:table-cell office:value-type="float" office:value="1.1064000000000001" table:style-name="ce1">
            <text:p>1.1064</text:p>
          </table:table-cell>
          <table:table-cell office:value-type="float" office:value="1.1105499999999999" table:style-name="ce1">
            <text:p>1.11055</text:p>
          </table:table-cell>
          <table:table-cell office:value-type="float" office:value="1.1282799999999999" table:style-name="ce1">
            <text:p>1.12828</text:p>
          </table:table-cell>
          <table:table-cell office:value-type="float" office:value="1.05278" table:style-name="ce1">
            <text:p>1.05278</text:p>
          </table:table-cell>
          <table:table-cell office:value-type="float" office:value="1.05785" table:style-name="ce1">
            <text:p>1.05785</text:p>
          </table:table-cell>
          <table:table-cell office:value-type="float" office:value="1.0386" table:style-name="ce1">
            <text:p>1.0386</text:p>
          </table:table-cell>
          <table:table-cell office:value-type="float" office:value="1.39E-3" table:style-name="ce1">
            <text:p>0.00139</text:p>
          </table:table-cell>
          <table:table-cell office:value-type="string" table:style-name="ce1">
            <text:p>-0.00201 u</text:p>
          </table:table-cell>
          <table:table-cell office:value-type="float" office:value="2.4299999999999999E-3" table:style-name="ce1">
            <text:p>0.00243</text:p>
          </table:table-cell>
          <table:table-cell office:value-type="string" table:style-name="ce1">
            <text:p>Uncal</text:p>
          </table:table-cell>
          <table:table-cell office:value-type="float" office:value="5.2100000000000002E-3" table:style-name="ce1">
            <text:p>0.00521</text:p>
          </table:table-cell>
          <table:table-cell office:value-type="string" table:style-name="ce1">
            <text:p>0.00209 u</text:p>
          </table:table-cell>
          <table:table-cell office:value-type="float" office:value="0.10169" table:style-name="ce1">
            <text:p>0.10169</text:p>
          </table:table-cell>
          <table:table-cell office:value-type="float" office:value="0.10707" table:style-name="ce1">
            <text:p>0.10707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2.6200000000000003E-4" table:style-name="ce1">
            <text:p>0.000262</text:p>
          </table:table-cell>
          <table:table-cell office:value-type="string" table:style-name="ce1">
            <text:p>Uncal</text:p>
          </table:table-cell>
          <table:table-cell office:value-type="float" office:value="0.20596999999999999" table:style-name="ce1">
            <text:p>0.20597</text:p>
          </table:table-cell>
          <table:table-cell office:value-type="float" office:value="0.20366999999999999" table:style-name="ce1">
            <text:p>0.20367</text:p>
          </table:table-cell>
          <table:table-cell office:value-type="float" office:value="0.20696000000000001" table:style-name="ce1">
            <text:p>0.20696</text:p>
          </table:table-cell>
          <table:table-cell office:value-type="float" office:value="0.20927000000000001" table:style-name="ce1">
            <text:p>0.20927</text:p>
          </table:table-cell>
          <table:table-cell office:value-type="float" office:value="0.20974000000000001" table:style-name="ce1">
            <text:p>0.20974</text:p>
          </table:table-cell>
          <table:table-cell office:value-type="float" office:value="0.20544000000000001" table:style-name="ce1">
            <text:p>0.20544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4.8700000000000002E-3" table:style-name="ce1">
            <text:p>0.00487</text:p>
          </table:table-cell>
          <table:table-cell office:value-type="float" office:value="4.7800000000000004E-3" table:style-name="ce1">
            <text:p>0.00478</text:p>
          </table:table-cell>
          <table:table-cell office:value-type="float" office:value="1.1778500000000001" table:style-name="ce1">
            <text:p>1.17785</text:p>
          </table:table-cell>
          <table:table-cell office:value-type="float" office:value="1.0170399999999999" table:style-name="ce1">
            <text:p>1.01704</text:p>
          </table:table-cell>
          <table:table-cell office:value-type="float" office:value="1.02701" table:style-name="ce1">
            <text:p>1.02701</text:p>
          </table:table-cell>
          <table:table-cell office:value-type="string" table:style-name="ce1">
            <text:p>Uncal</text:p>
          </table:table-cell>
          <table:table-cell office:value-type="float" office:value="1.0465599999999999" table:style-name="ce1">
            <text:p>1.04656</text:p>
          </table:table-cell>
          <table:table-cell office:value-type="float" office:value="1.0657700000000001" table:style-name="ce1">
            <text:p>1.06577</text:p>
          </table:table-cell>
          <table:table-cell office:value-type="float" office:value="1.103" table:style-name="ce1">
            <text:p>1.103</text:p>
          </table:table-cell>
          <table:table-cell office:value-type="float" office:value="1.1621600000000001" table:style-name="ce1">
            <text:p>1.16216</text:p>
          </table:table-cell>
          <table:table-cell office:value-type="float" office:value="1.0216499999999999" table:style-name="ce1">
            <text:p>1.02165</text:p>
          </table:table-cell>
          <table:table-cell office:value-type="float" office:value="1.0581700000000001" table:style-name="ce1">
            <text:p>1.05817</text:p>
          </table:table-cell>
          <table:table-cell office:value-type="float" office:value="0.52903999999999995" table:style-name="ce1">
            <text:p>0.52904</text:p>
          </table:table-cell>
          <table:table-cell office:value-type="float" office:value="0.52005999999999997" table:style-name="ce1">
            <text:p>0.52006</text:p>
          </table:table-cell>
          <table:table-cell office:value-type="float" office:value="0.52400999999999998" table:style-name="ce1">
            <text:p>0.52401</text:p>
          </table:table-cell>
          <table:table-cell office:value-type="float" office:value="0.56982999999999995" table:style-name="ce1">
            <text:p>0.56983</text:p>
          </table:table-cell>
          <table:table-cell office:value-type="float" office:value="0.53585000000000005" table:style-name="ce1">
            <text:p>0.53585</text:p>
          </table:table-cell>
          <table:table-cell office:value-type="float" office:value="0.52544999999999997" table:style-name="ce1">
            <text:p>0.52545</text:p>
          </table:table-cell>
          <table:table-cell office:value-type="float" office:value="2.5430000000000001E-2" table:style-name="ce1">
            <text:p>0.02543</text:p>
          </table:table-cell>
          <table:table-cell office:value-type="float" office:value="2.554E-2" table:style-name="ce1">
            <text:p>0.02554</text:p>
          </table:table-cell>
          <table:table-cell office:value-type="float" office:value="2.6079999999999999E-2" table:style-name="ce1">
            <text:p>0.02608</text:p>
          </table:table-cell>
          <table:table-cell office:value-type="float" office:value="2.58E-2" table:style-name="ce1">
            <text:p>0.0258</text:p>
          </table:table-cell>
          <table:table-cell table:number-columns-repeated="16318"/>
        </table:table-row>
        <table:table-row table:style-name="ro1">
          <table:table-cell office:value-type="time" office:time-value="PT1H12M0S" table:style-name="ce2">
            <text:p>01:12:00</text:p>
          </table:table-cell>
          <table:table-cell office:value-type="string" table:style-name="ce1">
            <text:p>SLRS-6</text:p>
          </table:table-cell>
          <table:table-cell office:value-type="float" office:value="2.7619999999999999E-2" table:style-name="ce1">
            <text:p>0.02762</text:p>
          </table:table-cell>
          <table:table-cell office:value-type="float" office:value="3.074E-2" table:style-name="ce1">
            <text:p>0.03074</text:p>
          </table:table-cell>
          <table:table-cell office:value-type="float" office:value="1.3440000000000001E-2" table:style-name="ce1">
            <text:p>0.01344</text:p>
          </table:table-cell>
          <table:table-cell office:value-type="float" office:value="1.345E-2" table:style-name="ce1">
            <text:p>0.01345</text:p>
          </table:table-cell>
          <table:table-cell office:value-type="float" office:value="1.3480000000000001E-2" table:style-name="ce1">
            <text:p>0.01348</text:p>
          </table:table-cell>
          <table:table-cell office:value-type="float" office:value="1.345E-2" table:style-name="ce1">
            <text:p>0.01345</text:p>
          </table:table-cell>
          <table:table-cell office:value-type="float" office:value="1.303E-2" table:style-name="ce1">
            <text:p>0.01303</text:p>
          </table:table-cell>
          <table:table-cell office:value-type="float" office:value="1.453E-2" table:style-name="ce1">
            <text:p>0.01453</text:p>
          </table:table-cell>
          <table:table-cell office:value-type="float" office:value="1.3220000000000001E-2" table:style-name="ce1">
            <text:p>0.01322</text:p>
          </table:table-cell>
          <table:table-cell office:value-type="float" office:value="1.3220000000000001E-2" table:style-name="ce1">
            <text:p>0.01322</text:p>
          </table:table-cell>
          <table:table-cell office:value-type="float" office:value="9.4411900000000006" table:style-name="ce1">
            <text:p>9.44119</text:p>
          </table:table-cell>
          <table:table-cell office:value-type="float" office:value="9.2738399999999999" table:style-name="ce1">
            <text:p>9.27384</text:p>
          </table:table-cell>
          <table:table-cell office:value-type="float" office:value="9.1939399999999996" table:style-name="ce1">
            <text:p>9.19394</text:p>
          </table:table-cell>
          <table:table-cell office:value-type="string" table:style-name="ce1">
            <text:p>Uncal</text:p>
          </table:table-cell>
          <table:table-cell office:value-type="float" office:value="8.9795200000000008" table:style-name="ce1">
            <text:p>8.97952</text:p>
          </table:table-cell>
          <table:table-cell office:value-type="float" office:value="9.0736899999999991" table:style-name="ce1">
            <text:p>9.07369</text:p>
          </table:table-cell>
          <table:table-cell office:value-type="float" office:value="9.3356200000000005" table:style-name="ce1">
            <text:p>9.33562</text:p>
          </table:table-cell>
          <table:table-cell office:value-type="float" office:value="9.3979700000000008" table:style-name="ce1">
            <text:p>9.39797</text:p>
          </table:table-cell>
          <table:table-cell office:value-type="float" office:value="9.1654400000000003" table:style-name="ce1">
            <text:p>9.16544</text:p>
          </table:table-cell>
          <table:table-cell office:value-type="float" office:value="8.8029499999999992" table:style-name="ce1">
            <text:p>8.80295</text:p>
          </table:table-cell>
          <table:table-cell office:value-type="float" office:value="8.8454599999999992" table:style-name="ce1">
            <text:p>8.84546</text:p>
          </table:table-cell>
          <table:table-cell office:value-type="float" office:value="8.89907" table:style-name="ce1">
            <text:p>8.89907</text:p>
          </table:table-cell>
          <table:table-cell office:value-type="float" office:value="5.7009999999999998E-2" table:style-name="ce1">
            <text:p>0.05701</text:p>
          </table:table-cell>
          <table:table-cell office:value-type="float" office:value="6.0159999999999998E-2" table:style-name="ce1">
            <text:p>0.06016</text:p>
          </table:table-cell>
          <table:table-cell office:value-type="float" office:value="5.8799999999999998E-2" table:style-name="ce1">
            <text:p>0.0588</text:p>
          </table:table-cell>
          <table:table-cell office:value-type="string" table:style-name="ce1">
            <text:p>Uncal</text:p>
          </table:table-cell>
          <table:table-cell office:value-type="float" office:value="6.2960000000000002E-2" table:style-name="ce1">
            <text:p>0.06296</text:p>
          </table:table-cell>
          <table:table-cell office:value-type="float" office:value="5.8810000000000001E-2" table:style-name="ce1">
            <text:p>0.05881</text:p>
          </table:table-cell>
          <table:table-cell office:value-type="float" office:value="0.67713000000000001" table:style-name="ce1">
            <text:p>0.67713</text:p>
          </table:table-cell>
          <table:table-cell office:value-type="float" office:value="0.68437000000000003" table:style-name="ce1">
            <text:p>0.68437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7.2900000000000005E-4" table:style-name="ce1">
            <text:p>0.000729</text:p>
          </table:table-cell>
          <table:table-cell office:value-type="string" table:style-name="ce1">
            <text:p>Uncal</text:p>
          </table:table-cell>
          <table:table-cell office:value-type="float" office:value="2.2628300000000001" table:style-name="ce1">
            <text:p>2.26283</text:p>
          </table:table-cell>
          <table:table-cell office:value-type="float" office:value="2.2685300000000002" table:style-name="ce1">
            <text:p>2.26853</text:p>
          </table:table-cell>
          <table:table-cell office:value-type="float" office:value="2.3050299999999999" table:style-name="ce1">
            <text:p>2.30503</text:p>
          </table:table-cell>
          <table:table-cell office:value-type="float" office:value="2.2988400000000002" table:style-name="ce1">
            <text:p>2.29884</text:p>
          </table:table-cell>
          <table:table-cell office:value-type="float" office:value="2.2948599999999999" table:style-name="ce1">
            <text:p>2.29486</text:p>
          </table:table-cell>
          <table:table-cell office:value-type="float" office:value="2.26058" table:style-name="ce1">
            <text:p>2.26058</text:p>
          </table:table-cell>
          <table:table-cell office:value-type="float" office:value="2.0799999999999998E-3" table:style-name="ce1">
            <text:p>0.00208</text:p>
          </table:table-cell>
          <table:table-cell office:value-type="float" office:value="2.0999999999999999E-3" table:style-name="ce1">
            <text:p>0.0021</text:p>
          </table:table-cell>
          <table:table-cell office:value-type="float" office:value="2.1099999999999999E-3" table:style-name="ce1">
            <text:p>0.00211</text:p>
          </table:table-cell>
          <table:table-cell office:value-type="float" office:value="2.0400000000000001E-3" table:style-name="ce1">
            <text:p>0.00204</text:p>
          </table:table-cell>
          <table:table-cell office:value-type="float" office:value="2.90524" table:style-name="ce1">
            <text:p>2.90524</text:p>
          </table:table-cell>
          <table:table-cell office:value-type="float" office:value="2.9315199999999999" table:style-name="ce1">
            <text:p>2.93152</text:p>
          </table:table-cell>
          <table:table-cell office:value-type="float" office:value="2.9080400000000002" table:style-name="ce1">
            <text:p>2.90804</text:p>
          </table:table-cell>
          <table:table-cell office:value-type="string" table:style-name="ce1">
            <text:p>Uncal</text:p>
          </table:table-cell>
          <table:table-cell office:value-type="float" office:value="2.7990200000000001" table:style-name="ce1">
            <text:p>2.79902</text:p>
          </table:table-cell>
          <table:table-cell office:value-type="float" office:value="2.81894" table:style-name="ce1">
            <text:p>2.81894</text:p>
          </table:table-cell>
          <table:table-cell office:value-type="float" office:value="2.03091" table:style-name="ce1">
            <text:p>2.03091</text:p>
          </table:table-cell>
          <table:table-cell office:value-type="float" office:value="1.98844" table:style-name="ce1">
            <text:p>1.98844</text:p>
          </table:table-cell>
          <table:table-cell office:value-type="float" office:value="1.8190900000000001" table:style-name="ce1">
            <text:p>1.81909</text:p>
          </table:table-cell>
          <table:table-cell office:value-type="float" office:value="1.8175699999999999" table:style-name="ce1">
            <text:p>1.81757</text:p>
          </table:table-cell>
          <table:table-cell office:value-type="float" office:value="2.40618" table:style-name="ce1">
            <text:p>2.40618</text:p>
          </table:table-cell>
          <table:table-cell office:value-type="float" office:value="2.39331" table:style-name="ce1">
            <text:p>2.39331</text:p>
          </table:table-cell>
          <table:table-cell office:value-type="float" office:value="2.4095" table:style-name="ce1">
            <text:p>2.4095</text:p>
          </table:table-cell>
          <table:table-cell office:value-type="float" office:value="2.38592" table:style-name="ce1">
            <text:p>2.38592</text:p>
          </table:table-cell>
          <table:table-cell office:value-type="float" office:value="2.3817300000000001" table:style-name="ce1">
            <text:p>2.38173</text:p>
          </table:table-cell>
          <table:table-cell office:value-type="float" office:value="2.39893" table:style-name="ce1">
            <text:p>2.39893</text:p>
          </table:table-cell>
          <table:table-cell office:value-type="float" office:value="4.1140000000000003E-2" table:style-name="ce1">
            <text:p>0.04114</text:p>
          </table:table-cell>
          <table:table-cell office:value-type="float" office:value="4.1529999999999997E-2" table:style-name="ce1">
            <text:p>0.04153</text:p>
          </table:table-cell>
          <table:table-cell office:value-type="float" office:value="4.147E-2" table:style-name="ce1">
            <text:p>0.04147</text:p>
          </table:table-cell>
          <table:table-cell office:value-type="float" office:value="4.1799999999999997E-2" table:style-name="ce1">
            <text:p>0.0418</text:p>
          </table:table-cell>
          <table:table-cell table:number-columns-repeated="16318"/>
        </table:table-row>
        <table:table-row table:style-name="ro1">
          <table:table-cell office:value-type="time" office:time-value="PT1H13M0S" table:style-name="ce2">
            <text:p>01:13:00</text:p>
          </table:table-cell>
          <table:table-cell office:value-type="string" table:style-name="ce1">
            <text:p>Cam Tap Water</text:p>
          </table:table-cell>
          <table:table-cell office:value-type="float" office:value="8.4100000000000008E-3" table:style-name="ce1">
            <text:p>0.00841</text:p>
          </table:table-cell>
          <table:table-cell office:value-type="float" office:value="2.035E-2" table:style-name="ce1">
            <text:p>0.02035</text:p>
          </table:table-cell>
          <table:table-cell office:value-type="float" office:value="5.3900000000000003E-2" table:style-name="ce1">
            <text:p>0.0539</text:p>
          </table:table-cell>
          <table:table-cell office:value-type="float" office:value="5.3490000000000003E-2" table:style-name="ce1">
            <text:p>0.05349</text:p>
          </table:table-cell>
          <table:table-cell office:value-type="float" office:value="5.3120000000000001E-2" table:style-name="ce1">
            <text:p>0.05312</text:p>
          </table:table-cell>
          <table:table-cell office:value-type="float" office:value="5.2949999999999997E-2" table:style-name="ce1">
            <text:p>0.05295</text:p>
          </table:table-cell>
          <table:table-cell office:value-type="float" office:value="5.6509999999999998E-2" table:style-name="ce1">
            <text:p>0.05651</text:p>
          </table:table-cell>
          <table:table-cell office:value-type="float" office:value="5.6579999999999998E-2" table:style-name="ce1">
            <text:p>0.05658</text:p>
          </table:table-cell>
          <table:table-cell office:value-type="float" office:value="5.4030000000000002E-2" table:style-name="ce1">
            <text:p>0.05403</text:p>
          </table:table-cell>
          <table:table-cell office:value-type="float" office:value="5.3940000000000002E-2" table:style-name="ce1">
            <text:p>0.05394</text:p>
          </table:table-cell>
          <table:table-cell office:value-type="string" table:style-name="ce1">
            <text:p>123.21224 o</text:p>
          </table:table-cell>
          <table:table-cell office:value-type="string" table:style-name="ce1">
            <text:p>123.34041 o</text:p>
          </table:table-cell>
          <table:table-cell office:value-type="string" table:style-name="ce1">
            <text:p>123.10747 o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####</text:p>
          </table:table-cell>
          <table:table-cell office:value-type="string" table:style-name="ce1">
            <text:p>98.88457 o</text:p>
          </table:table-cell>
          <table:table-cell office:value-type="string" table:style-name="ce1">
            <text:p>123.71932 o</text:p>
          </table:table-cell>
          <table:table-cell office:value-type="string" table:style-name="ce1">
            <text:p>121.43208 o</text:p>
          </table:table-cell>
          <table:table-cell office:value-type="string" table:style-name="ce1">
            <text:p>121.74257 o</text:p>
          </table:table-cell>
          <table:table-cell office:value-type="string" table:style-name="ce1">
            <text:p>82.89699 o</text:p>
          </table:table-cell>
          <table:table-cell office:value-type="string" table:style-name="ce1">
            <text:p>####</text:p>
          </table:table-cell>
          <table:table-cell office:value-type="string" table:style-name="ce1">
            <text:p>116.90485 o</text:p>
          </table:table-cell>
          <table:table-cell office:value-type="string" table:style-name="ce1">
            <text:p>-0.00472 u</text:p>
          </table:table-cell>
          <table:table-cell office:value-type="string" table:style-name="ce1">
            <text:p>-0.01026 u</text:p>
          </table:table-cell>
          <table:table-cell office:value-type="string" table:style-name="ce1">
            <text:p>-0.00395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65 u</text:p>
          </table:table-cell>
          <table:table-cell office:value-type="string" table:style-name="ce1">
            <text:p>-0.00524 u</text:p>
          </table:table-cell>
          <table:table-cell office:value-type="float" office:value="2.7027100000000002" table:style-name="ce1">
            <text:p>2.70271</text:p>
          </table:table-cell>
          <table:table-cell office:value-type="float" office:value="2.62886" table:style-name="ce1">
            <text:p>2.62886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2997E-2" table:style-name="ce1">
            <text:p>0.012997</text:p>
          </table:table-cell>
          <table:table-cell office:value-type="string" table:style-name="ce1">
            <text:p>Uncal</text:p>
          </table:table-cell>
          <table:table-cell office:value-type="float" office:value="3.4924599999999999" table:style-name="ce1">
            <text:p>3.49246</text:p>
          </table:table-cell>
          <table:table-cell office:value-type="float" office:value="3.5241899999999999" table:style-name="ce1">
            <text:p>3.52419</text:p>
          </table:table-cell>
          <table:table-cell office:value-type="float" office:value="3.7012499999999999" table:style-name="ce1">
            <text:p>3.70125</text:p>
          </table:table-cell>
          <table:table-cell office:value-type="float" office:value="3.7040099999999998" table:style-name="ce1">
            <text:p>3.70401</text:p>
          </table:table-cell>
          <table:table-cell office:value-type="float" office:value="3.7148699999999999" table:style-name="ce1">
            <text:p>3.71487</text:p>
          </table:table-cell>
          <table:table-cell office:value-type="float" office:value="3.7202500000000001" table:style-name="ce1">
            <text:p>3.72025</text:p>
          </table:table-cell>
          <table:table-cell office:value-type="float" office:value="9.0000000000000006E-5" table:style-name="ce1">
            <text:p>0.00009</text:p>
          </table:table-cell>
          <table:table-cell office:value-type="string" table:style-name="ce1">
            <text:p>-0.00007 u</text:p>
          </table:table-cell>
          <table:table-cell office:value-type="string" table:style-name="ce1">
            <text:p>0.00028 u</text:p>
          </table:table-cell>
          <table:table-cell office:value-type="string" table:style-name="ce1">
            <text:p>-0.00024 u</text:p>
          </table:table-cell>
          <table:table-cell office:value-type="float" office:value="11.688700000000001" table:style-name="ce1">
            <text:p>11.6887</text:p>
          </table:table-cell>
          <table:table-cell office:value-type="float" office:value="12.63223" table:style-name="ce1">
            <text:p>12.63223</text:p>
          </table:table-cell>
          <table:table-cell office:value-type="float" office:value="12.455819999999999" table:style-name="ce1">
            <text:p>12.45582</text:p>
          </table:table-cell>
          <table:table-cell office:value-type="string" table:style-name="ce1">
            <text:p>Uncal</text:p>
          </table:table-cell>
          <table:table-cell office:value-type="float" office:value="10.79513" table:style-name="ce1">
            <text:p>10.79513</text:p>
          </table:table-cell>
          <table:table-cell office:value-type="float" office:value="10.789580000000001" table:style-name="ce1">
            <text:p>10.78958</text:p>
          </table:table-cell>
          <table:table-cell office:value-type="string" table:style-name="ce1">
            <text:p>11.76313 o</text:p>
          </table:table-cell>
          <table:table-cell office:value-type="float" office:value="10.5428" table:style-name="ce1">
            <text:p>10.5428</text:p>
          </table:table-cell>
          <table:table-cell office:value-type="float" office:value="9.9545399999999997" table:style-name="ce1">
            <text:p>9.95454</text:p>
          </table:table-cell>
          <table:table-cell office:value-type="float" office:value="9.6406200000000002" table:style-name="ce1">
            <text:p>9.64062</text:p>
          </table:table-cell>
          <table:table-cell office:value-type="float" office:value="8.2035900000000002" table:style-name="ce1">
            <text:p>8.20359</text:p>
          </table:table-cell>
          <table:table-cell office:value-type="float" office:value="8.1667799999999993" table:style-name="ce1">
            <text:p>8.16678</text:p>
          </table:table-cell>
          <table:table-cell office:value-type="float" office:value="8.2370699999999992" table:style-name="ce1">
            <text:p>8.23707</text:p>
          </table:table-cell>
          <table:table-cell office:value-type="float" office:value="8.2092399999999994" table:style-name="ce1">
            <text:p>8.20924</text:p>
          </table:table-cell>
          <table:table-cell office:value-type="float" office:value="8.2830399999999997" table:style-name="ce1">
            <text:p>8.28304</text:p>
          </table:table-cell>
          <table:table-cell office:value-type="float" office:value="8.2672299999999996" table:style-name="ce1">
            <text:p>8.26723</text:p>
          </table:table-cell>
          <table:table-cell office:value-type="float" office:value="0.42374000000000001" table:style-name="ce1">
            <text:p>0.42374</text:p>
          </table:table-cell>
          <table:table-cell office:value-type="float" office:value="0.43008999999999997" table:style-name="ce1">
            <text:p>0.43009</text:p>
          </table:table-cell>
          <table:table-cell office:value-type="float" office:value="0.42553999999999997" table:style-name="ce1">
            <text:p>0.42554</text:p>
          </table:table-cell>
          <table:table-cell office:value-type="float" office:value="0.43064000000000002" table:style-name="ce1">
            <text:p>0.43064</text:p>
          </table:table-cell>
          <table:table-cell table:number-columns-repeated="16318"/>
        </table:table-row>
        <table:table-row table:style-name="ro1">
          <table:table-cell office:value-type="time" office:time-value="PT1H2M0S" table:style-name="ce2">
            <text:p>01:02:00</text:p>
          </table:table-cell>
          <table:table-cell office:value-type="string" table:style-name="ce1">
            <text:p>BK_04</text:p>
          </table:table-cell>
          <table:table-cell office:value-type="float" office:value="5.8999999999999999E-3" table:style-name="ce1">
            <text:p>0.0059</text:p>
          </table:table-cell>
          <table:table-cell office:value-type="float" office:value="6.8799999999999998E-3" table:style-name="ce1">
            <text:p>0.00688</text:p>
          </table:table-cell>
          <table:table-cell office:value-type="float" office:value="1.6719999999999999E-2" table:style-name="ce1">
            <text:p>0.01672</text:p>
          </table:table-cell>
          <table:table-cell office:value-type="float" office:value="1.6719999999999999E-2" table:style-name="ce1">
            <text:p>0.01672</text:p>
          </table:table-cell>
          <table:table-cell office:value-type="float" office:value="1.6480000000000002E-2" table:style-name="ce1">
            <text:p>0.01648</text:p>
          </table:table-cell>
          <table:table-cell office:value-type="float" office:value="1.6590000000000001E-2" table:style-name="ce1">
            <text:p>0.01659</text:p>
          </table:table-cell>
          <table:table-cell office:value-type="float" office:value="1.677E-2" table:style-name="ce1">
            <text:p>0.01677</text:p>
          </table:table-cell>
          <table:table-cell office:value-type="float" office:value="1.7440000000000001E-2" table:style-name="ce1">
            <text:p>0.01744</text:p>
          </table:table-cell>
          <table:table-cell office:value-type="float" office:value="1.6330000000000001E-2" table:style-name="ce1">
            <text:p>0.01633</text:p>
          </table:table-cell>
          <table:table-cell office:value-type="float" office:value="1.6199999999999999E-2" table:style-name="ce1">
            <text:p>0.0162</text:p>
          </table:table-cell>
          <table:table-cell office:value-type="float" office:value="12.86178" table:style-name="ce1">
            <text:p>12.86178</text:p>
          </table:table-cell>
          <table:table-cell office:value-type="float" office:value="12.6602" table:style-name="ce1">
            <text:p>12.6602</text:p>
          </table:table-cell>
          <table:table-cell office:value-type="float" office:value="12.56616" table:style-name="ce1">
            <text:p>12.56616</text:p>
          </table:table-cell>
          <table:table-cell office:value-type="string" table:style-name="ce1">
            <text:p>Uncal</text:p>
          </table:table-cell>
          <table:table-cell office:value-type="float" office:value="12.08254" table:style-name="ce1">
            <text:p>12.08254</text:p>
          </table:table-cell>
          <table:table-cell office:value-type="float" office:value="12.51585" table:style-name="ce1">
            <text:p>12.51585</text:p>
          </table:table-cell>
          <table:table-cell office:value-type="float" office:value="12.688409999999999" table:style-name="ce1">
            <text:p>12.68841</text:p>
          </table:table-cell>
          <table:table-cell office:value-type="float" office:value="12.77614" table:style-name="ce1">
            <text:p>12.77614</text:p>
          </table:table-cell>
          <table:table-cell office:value-type="float" office:value="12.45537" table:style-name="ce1">
            <text:p>12.45537</text:p>
          </table:table-cell>
          <table:table-cell office:value-type="float" office:value="11.797040000000001" table:style-name="ce1">
            <text:p>11.79704</text:p>
          </table:table-cell>
          <table:table-cell office:value-type="float" office:value="11.796609999999999" table:style-name="ce1">
            <text:p>11.79661</text:p>
          </table:table-cell>
          <table:table-cell office:value-type="float" office:value="12.15422" table:style-name="ce1">
            <text:p>12.15422</text:p>
          </table:table-cell>
          <table:table-cell office:value-type="string" table:style-name="ce1">
            <text:p>0.00003 u</text:p>
          </table:table-cell>
          <table:table-cell office:value-type="string" table:style-name="ce1">
            <text:p>-0.00459 u</text:p>
          </table:table-cell>
          <table:table-cell office:value-type="string" table:style-name="ce1">
            <text:p>0.00076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175 u</text:p>
          </table:table-cell>
          <table:table-cell office:value-type="string" table:style-name="ce1">
            <text:p>0.00102 u</text:p>
          </table:table-cell>
          <table:table-cell office:value-type="float" office:value="2.4392999999999998" table:style-name="ce1">
            <text:p>2.4393</text:p>
          </table:table-cell>
          <table:table-cell office:value-type="float" office:value="2.38008" table:style-name="ce1">
            <text:p>2.38008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8259999999999999E-3" table:style-name="ce1">
            <text:p>0.001826</text:p>
          </table:table-cell>
          <table:table-cell office:value-type="string" table:style-name="ce1">
            <text:p>Uncal</text:p>
          </table:table-cell>
          <table:table-cell office:value-type="float" office:value="2.5175299999999998" table:style-name="ce1">
            <text:p>2.51753</text:p>
          </table:table-cell>
          <table:table-cell office:value-type="float" office:value="2.5282399999999998" table:style-name="ce1">
            <text:p>2.52824</text:p>
          </table:table-cell>
          <table:table-cell office:value-type="float" office:value="2.58249" table:style-name="ce1">
            <text:p>2.58249</text:p>
          </table:table-cell>
          <table:table-cell office:value-type="float" office:value="2.5834299999999999" table:style-name="ce1">
            <text:p>2.58343</text:p>
          </table:table-cell>
          <table:table-cell office:value-type="float" office:value="2.57708" table:style-name="ce1">
            <text:p>2.57708</text:p>
          </table:table-cell>
          <table:table-cell office:value-type="float" office:value="2.54217" table:style-name="ce1">
            <text:p>2.54217</text:p>
          </table:table-cell>
          <table:table-cell office:value-type="float" office:value="6.7000000000000002E-4" table:style-name="ce1">
            <text:p>0.00067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7.2233099999999997" table:style-name="ce1">
            <text:p>7.22331</text:p>
          </table:table-cell>
          <table:table-cell office:value-type="float" office:value="7.5670400000000004" table:style-name="ce1">
            <text:p>7.56704</text:p>
          </table:table-cell>
          <table:table-cell office:value-type="float" office:value="7.4891500000000004" table:style-name="ce1">
            <text:p>7.48915</text:p>
          </table:table-cell>
          <table:table-cell office:value-type="string" table:style-name="ce1">
            <text:p>Uncal</text:p>
          </table:table-cell>
          <table:table-cell office:value-type="float" office:value="7.2462600000000004" table:style-name="ce1">
            <text:p>7.24626</text:p>
          </table:table-cell>
          <table:table-cell office:value-type="float" office:value="7.21591" table:style-name="ce1">
            <text:p>7.21591</text:p>
          </table:table-cell>
          <table:table-cell office:value-type="float" office:value="1.10476" table:style-name="ce1">
            <text:p>1.10476</text:p>
          </table:table-cell>
          <table:table-cell office:value-type="float" office:value="0.94308000000000003" table:style-name="ce1">
            <text:p>0.94308</text:p>
          </table:table-cell>
          <table:table-cell office:value-type="float" office:value="0.90742999999999996" table:style-name="ce1">
            <text:p>0.90743</text:p>
          </table:table-cell>
          <table:table-cell office:value-type="float" office:value="0.86711000000000005" table:style-name="ce1">
            <text:p>0.86711</text:p>
          </table:table-cell>
          <table:table-cell office:value-type="float" office:value="12.674620000000001" table:style-name="ce1">
            <text:p>12.67462</text:p>
          </table:table-cell>
          <table:table-cell office:value-type="float" office:value="12.697430000000001" table:style-name="ce1">
            <text:p>12.69743</text:p>
          </table:table-cell>
          <table:table-cell office:value-type="float" office:value="12.79696" table:style-name="ce1">
            <text:p>12.79696</text:p>
          </table:table-cell>
          <table:table-cell office:value-type="float" office:value="12.37124" table:style-name="ce1">
            <text:p>12.37124</text:p>
          </table:table-cell>
          <table:table-cell office:value-type="float" office:value="12.50684" table:style-name="ce1">
            <text:p>12.50684</text:p>
          </table:table-cell>
          <table:table-cell office:value-type="float" office:value="12.51782" table:style-name="ce1">
            <text:p>12.51782</text:p>
          </table:table-cell>
          <table:table-cell office:value-type="float" office:value="4.0219999999999999E-2" table:style-name="ce1">
            <text:p>0.04022</text:p>
          </table:table-cell>
          <table:table-cell office:value-type="float" office:value="4.0800000000000003E-2" table:style-name="ce1">
            <text:p>0.0408</text:p>
          </table:table-cell>
          <table:table-cell office:value-type="float" office:value="4.0620000000000003E-2" table:style-name="ce1">
            <text:p>0.04062</text:p>
          </table:table-cell>
          <table:table-cell office:value-type="float" office:value="4.1239999999999999E-2" table:style-name="ce1">
            <text:p>0.04124</text:p>
          </table:table-cell>
          <table:table-cell table:number-columns-repeated="16318"/>
        </table:table-row>
        <table:table-row table:style-name="ro1">
          <table:table-cell office:value-type="time" office:time-value="PT1H3M0S" table:style-name="ce2">
            <text:p>01:03:00</text:p>
          </table:table-cell>
          <table:table-cell office:value-type="string" table:style-name="ce1">
            <text:p>BK_05</text:p>
          </table:table-cell>
          <table:table-cell office:value-type="float" office:value="3.4399999999999999E-3" table:style-name="ce1">
            <text:p>0.00344</text:p>
          </table:table-cell>
          <table:table-cell office:value-type="string" table:style-name="ce1">
            <text:p>0.00612 u</text:p>
          </table:table-cell>
          <table:table-cell office:value-type="float" office:value="1.6469999999999999E-2" table:style-name="ce1">
            <text:p>0.01647</text:p>
          </table:table-cell>
          <table:table-cell office:value-type="float" office:value="1.643E-2" table:style-name="ce1">
            <text:p>0.01643</text:p>
          </table:table-cell>
          <table:table-cell office:value-type="float" office:value="1.6320000000000001E-2" table:style-name="ce1">
            <text:p>0.01632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719999999999999E-2" table:style-name="ce1">
            <text:p>0.01672</text:p>
          </table:table-cell>
          <table:table-cell office:value-type="float" office:value="1.6299999999999999E-2" table:style-name="ce1">
            <text:p>0.0163</text:p>
          </table:table-cell>
          <table:table-cell office:value-type="float" office:value="1.6379999999999999E-2" table:style-name="ce1">
            <text:p>0.01638</text:p>
          </table:table-cell>
          <table:table-cell office:value-type="float" office:value="1.6289999999999999E-2" table:style-name="ce1">
            <text:p>0.01629</text:p>
          </table:table-cell>
          <table:table-cell office:value-type="float" office:value="12.83658" table:style-name="ce1">
            <text:p>12.83658</text:p>
          </table:table-cell>
          <table:table-cell office:value-type="float" office:value="12.60765" table:style-name="ce1">
            <text:p>12.60765</text:p>
          </table:table-cell>
          <table:table-cell office:value-type="float" office:value="12.518409999999999" table:style-name="ce1">
            <text:p>12.51841</text:p>
          </table:table-cell>
          <table:table-cell office:value-type="string" table:style-name="ce1">
            <text:p>Uncal</text:p>
          </table:table-cell>
          <table:table-cell office:value-type="float" office:value="11.941789999999999" table:style-name="ce1">
            <text:p>11.94179</text:p>
          </table:table-cell>
          <table:table-cell office:value-type="float" office:value="12.40817" table:style-name="ce1">
            <text:p>12.40817</text:p>
          </table:table-cell>
          <table:table-cell office:value-type="float" office:value="12.730790000000001" table:style-name="ce1">
            <text:p>12.73079</text:p>
          </table:table-cell>
          <table:table-cell office:value-type="float" office:value="12.82" table:style-name="ce1">
            <text:p>12.82</text:p>
          </table:table-cell>
          <table:table-cell office:value-type="float" office:value="12.511649999999999" table:style-name="ce1">
            <text:p>12.51165</text:p>
          </table:table-cell>
          <table:table-cell office:value-type="float" office:value="11.86312" table:style-name="ce1">
            <text:p>11.86312</text:p>
          </table:table-cell>
          <table:table-cell office:value-type="float" office:value="11.878880000000001" table:style-name="ce1">
            <text:p>11.87888</text:p>
          </table:table-cell>
          <table:table-cell office:value-type="float" office:value="12.084619999999999" table:style-name="ce1">
            <text:p>12.08462</text:p>
          </table:table-cell>
          <table:table-cell office:value-type="string" table:style-name="ce1">
            <text:p>-0.00014 u</text:p>
          </table:table-cell>
          <table:table-cell office:value-type="string" table:style-name="ce1">
            <text:p>-0.00545 u</text:p>
          </table:table-cell>
          <table:table-cell office:value-type="string" table:style-name="ce1">
            <text:p>0.00023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132 u</text:p>
          </table:table-cell>
          <table:table-cell office:value-type="string" table:style-name="ce1">
            <text:p>-0.00049 u</text:p>
          </table:table-cell>
          <table:table-cell office:value-type="float" office:value="2.4450799999999999" table:style-name="ce1">
            <text:p>2.44508</text:p>
          </table:table-cell>
          <table:table-cell office:value-type="float" office:value="2.3843399999999999" table:style-name="ce1">
            <text:p>2.38434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5070000000000001E-3" table:style-name="ce1">
            <text:p>0.001507</text:p>
          </table:table-cell>
          <table:table-cell office:value-type="string" table:style-name="ce1">
            <text:p>Uncal</text:p>
          </table:table-cell>
          <table:table-cell office:value-type="float" office:value="2.5297800000000001" table:style-name="ce1">
            <text:p>2.52978</text:p>
          </table:table-cell>
          <table:table-cell office:value-type="float" office:value="2.5419999999999998" table:style-name="ce1">
            <text:p>2.542</text:p>
          </table:table-cell>
          <table:table-cell office:value-type="float" office:value="2.5926" table:style-name="ce1">
            <text:p>2.5926</text:p>
          </table:table-cell>
          <table:table-cell office:value-type="float" office:value="2.5826500000000001" table:style-name="ce1">
            <text:p>2.58265</text:p>
          </table:table-cell>
          <table:table-cell office:value-type="float" office:value="2.58786" table:style-name="ce1">
            <text:p>2.58786</text:p>
          </table:table-cell>
          <table:table-cell office:value-type="float" office:value="2.5526200000000001" table:style-name="ce1">
            <text:p>2.55262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6.7000000000000002E-4" table:style-name="ce1">
            <text:p>0.00067</text:p>
          </table:table-cell>
          <table:table-cell office:value-type="float" office:value="6.9999999999999999E-4" table:style-name="ce1">
            <text:p>0.0007</text:p>
          </table:table-cell>
          <table:table-cell office:value-type="string" table:style-name="ce1">
            <text:p>0.00036 u</text:p>
          </table:table-cell>
          <table:table-cell office:value-type="float" office:value="7.2053500000000001" table:style-name="ce1">
            <text:p>7.20535</text:p>
          </table:table-cell>
          <table:table-cell office:value-type="float" office:value="7.5415999999999999" table:style-name="ce1">
            <text:p>7.5416</text:p>
          </table:table-cell>
          <table:table-cell office:value-type="float" office:value="7.4661799999999996" table:style-name="ce1">
            <text:p>7.46618</text:p>
          </table:table-cell>
          <table:table-cell office:value-type="string" table:style-name="ce1">
            <text:p>Uncal</text:p>
          </table:table-cell>
          <table:table-cell office:value-type="float" office:value="7.2463699999999998" table:style-name="ce1">
            <text:p>7.24637</text:p>
          </table:table-cell>
          <table:table-cell office:value-type="float" office:value="7.2173999999999996" table:style-name="ce1">
            <text:p>7.2174</text:p>
          </table:table-cell>
          <table:table-cell office:value-type="float" office:value="0.96519999999999995" table:style-name="ce1">
            <text:p>0.9652</text:p>
          </table:table-cell>
          <table:table-cell office:value-type="float" office:value="0.78954000000000002" table:style-name="ce1">
            <text:p>0.78954</text:p>
          </table:table-cell>
          <table:table-cell office:value-type="float" office:value="0.77480000000000004" table:style-name="ce1">
            <text:p>0.7748</text:p>
          </table:table-cell>
          <table:table-cell office:value-type="float" office:value="0.73624999999999996" table:style-name="ce1">
            <text:p>0.73625</text:p>
          </table:table-cell>
          <table:table-cell office:value-type="float" office:value="12.686249999999999" table:style-name="ce1">
            <text:p>12.68625</text:p>
          </table:table-cell>
          <table:table-cell office:value-type="float" office:value="12.703340000000001" table:style-name="ce1">
            <text:p>12.70334</text:p>
          </table:table-cell>
          <table:table-cell office:value-type="float" office:value="12.811809999999999" table:style-name="ce1">
            <text:p>12.81181</text:p>
          </table:table-cell>
          <table:table-cell office:value-type="float" office:value="12.4076" table:style-name="ce1">
            <text:p>12.4076</text:p>
          </table:table-cell>
          <table:table-cell office:value-type="float" office:value="12.45417" table:style-name="ce1">
            <text:p>12.45417</text:p>
          </table:table-cell>
          <table:table-cell office:value-type="float" office:value="12.521850000000001" table:style-name="ce1">
            <text:p>12.52185</text:p>
          </table:table-cell>
          <table:table-cell office:value-type="float" office:value="4.0239999999999998E-2" table:style-name="ce1">
            <text:p>0.04024</text:p>
          </table:table-cell>
          <table:table-cell office:value-type="float" office:value="4.088E-2" table:style-name="ce1">
            <text:p>0.04088</text:p>
          </table:table-cell>
          <table:table-cell office:value-type="float" office:value="4.0779999999999997E-2" table:style-name="ce1">
            <text:p>0.04078</text:p>
          </table:table-cell>
          <table:table-cell office:value-type="float" office:value="4.138E-2" table:style-name="ce1">
            <text:p>0.04138</text:p>
          </table:table-cell>
          <table:table-cell table:number-columns-repeated="16318"/>
        </table:table-row>
        <table:table-row table:style-name="ro1">
          <table:table-cell office:value-type="time" office:time-value="PT1H4M0S" table:style-name="ce2">
            <text:p>01:04:00</text:p>
          </table:table-cell>
          <table:table-cell office:value-type="string" table:style-name="ce1">
            <text:p>BK_06</text:p>
          </table:table-cell>
          <table:table-cell office:value-type="float" office:value="2.6199999999999999E-3" table:style-name="ce1">
            <text:p>0.00262</text:p>
          </table:table-cell>
          <table:table-cell office:value-type="string" table:style-name="ce1">
            <text:p>0.00515 u</text:p>
          </table:table-cell>
          <table:table-cell office:value-type="float" office:value="1.6320000000000001E-2" table:style-name="ce1">
            <text:p>0.01632</text:p>
          </table:table-cell>
          <table:table-cell office:value-type="float" office:value="1.6420000000000001E-2" table:style-name="ce1">
            <text:p>0.01642</text:p>
          </table:table-cell>
          <table:table-cell office:value-type="float" office:value="1.6140000000000002E-2" table:style-name="ce1">
            <text:p>0.01614</text:p>
          </table:table-cell>
          <table:table-cell office:value-type="float" office:value="1.6240000000000001E-2" table:style-name="ce1">
            <text:p>0.01624</text:p>
          </table:table-cell>
          <table:table-cell office:value-type="float" office:value="1.576E-2" table:style-name="ce1">
            <text:p>0.01576</text:p>
          </table:table-cell>
          <table:table-cell office:value-type="float" office:value="1.6590000000000001E-2" table:style-name="ce1">
            <text:p>0.01659</text:p>
          </table:table-cell>
          <table:table-cell office:value-type="float" office:value="1.6299999999999999E-2" table:style-name="ce1">
            <text:p>0.0163</text:p>
          </table:table-cell>
          <table:table-cell office:value-type="float" office:value="1.617E-2" table:style-name="ce1">
            <text:p>0.01617</text:p>
          </table:table-cell>
          <table:table-cell office:value-type="float" office:value="12.743919999999999" table:style-name="ce1">
            <text:p>12.74392</text:p>
          </table:table-cell>
          <table:table-cell office:value-type="float" office:value="12.54777" table:style-name="ce1">
            <text:p>12.54777</text:p>
          </table:table-cell>
          <table:table-cell office:value-type="float" office:value="12.45701" table:style-name="ce1">
            <text:p>12.45701</text:p>
          </table:table-cell>
          <table:table-cell office:value-type="string" table:style-name="ce1">
            <text:p>Uncal</text:p>
          </table:table-cell>
          <table:table-cell office:value-type="float" office:value="11.827809999999999" table:style-name="ce1">
            <text:p>11.82781</text:p>
          </table:table-cell>
          <table:table-cell office:value-type="float" office:value="12.3" table:style-name="ce1">
            <text:p>12.3</text:p>
          </table:table-cell>
          <table:table-cell office:value-type="float" office:value="12.726760000000001" table:style-name="ce1">
            <text:p>12.72676</text:p>
          </table:table-cell>
          <table:table-cell office:value-type="float" office:value="12.82296" table:style-name="ce1">
            <text:p>12.82296</text:p>
          </table:table-cell>
          <table:table-cell office:value-type="float" office:value="12.49911" table:style-name="ce1">
            <text:p>12.49911</text:p>
          </table:table-cell>
          <table:table-cell office:value-type="float" office:value="11.855499999999999" table:style-name="ce1">
            <text:p>11.8555</text:p>
          </table:table-cell>
          <table:table-cell office:value-type="float" office:value="11.9278" table:style-name="ce1">
            <text:p>11.9278</text:p>
          </table:table-cell>
          <table:table-cell office:value-type="float" office:value="12.070679999999999" table:style-name="ce1">
            <text:p>12.07068</text:p>
          </table:table-cell>
          <table:table-cell office:value-type="string" table:style-name="ce1">
            <text:p>-0.00129 u</text:p>
          </table:table-cell>
          <table:table-cell office:value-type="string" table:style-name="ce1">
            <text:p>-0.00588 u</text:p>
          </table:table-cell>
          <table:table-cell office:value-type="string" table:style-name="ce1">
            <text:p>-0.00039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022 u</text:p>
          </table:table-cell>
          <table:table-cell office:value-type="string" table:style-name="ce1">
            <text:p>0.00052 u</text:p>
          </table:table-cell>
          <table:table-cell office:value-type="float" office:value="2.4214799999999999" table:style-name="ce1">
            <text:p>2.42148</text:p>
          </table:table-cell>
          <table:table-cell office:value-type="float" office:value="2.3590800000000001" table:style-name="ce1">
            <text:p>2.35908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5499999999999999E-3" table:style-name="ce1">
            <text:p>0.00155</text:p>
          </table:table-cell>
          <table:table-cell office:value-type="string" table:style-name="ce1">
            <text:p>Uncal</text:p>
          </table:table-cell>
          <table:table-cell office:value-type="float" office:value="2.5079500000000001" table:style-name="ce1">
            <text:p>2.50795</text:p>
          </table:table-cell>
          <table:table-cell office:value-type="float" office:value="2.5145" table:style-name="ce1">
            <text:p>2.5145</text:p>
          </table:table-cell>
          <table:table-cell office:value-type="float" office:value="2.5649999999999999" table:style-name="ce1">
            <text:p>2.565</text:p>
          </table:table-cell>
          <table:table-cell office:value-type="float" office:value="2.57064" table:style-name="ce1">
            <text:p>2.57064</text:p>
          </table:table-cell>
          <table:table-cell office:value-type="float" office:value="2.5762999999999998" table:style-name="ce1">
            <text:p>2.5763</text:p>
          </table:table-cell>
          <table:table-cell office:value-type="float" office:value="2.5442" table:style-name="ce1">
            <text:p>2.5442</text:p>
          </table:table-cell>
          <table:table-cell office:value-type="float" office:value="7.3999999999999999E-4" table:style-name="ce1">
            <text:p>0.00074</text:p>
          </table:table-cell>
          <table:table-cell office:value-type="float" office:value="7.2000000000000005E-4" table:style-name="ce1">
            <text:p>0.00072</text:p>
          </table:table-cell>
          <table:table-cell office:value-type="float" office:value="9.3000000000000005E-4" table:style-name="ce1">
            <text:p>0.00093</text:p>
          </table:table-cell>
          <table:table-cell office:value-type="string" table:style-name="ce1">
            <text:p>0.00059 u</text:p>
          </table:table-cell>
          <table:table-cell office:value-type="float" office:value="7.1498499999999998" table:style-name="ce1">
            <text:p>7.14985</text:p>
          </table:table-cell>
          <table:table-cell office:value-type="float" office:value="7.4932499999999997" table:style-name="ce1">
            <text:p>7.49325</text:p>
          </table:table-cell>
          <table:table-cell office:value-type="float" office:value="7.3925000000000001" table:style-name="ce1">
            <text:p>7.3925</text:p>
          </table:table-cell>
          <table:table-cell office:value-type="string" table:style-name="ce1">
            <text:p>Uncal</text:p>
          </table:table-cell>
          <table:table-cell office:value-type="float" office:value="7.2535499999999997" table:style-name="ce1">
            <text:p>7.25355</text:p>
          </table:table-cell>
          <table:table-cell office:value-type="float" office:value="7.2254699999999996" table:style-name="ce1">
            <text:p>7.22547</text:p>
          </table:table-cell>
          <table:table-cell office:value-type="float" office:value="0.89793999999999996" table:style-name="ce1">
            <text:p>0.89794</text:p>
          </table:table-cell>
          <table:table-cell office:value-type="float" office:value="0.78483999999999998" table:style-name="ce1">
            <text:p>0.78484</text:p>
          </table:table-cell>
          <table:table-cell office:value-type="float" office:value="0.75853000000000004" table:style-name="ce1">
            <text:p>0.75853</text:p>
          </table:table-cell>
          <table:table-cell office:value-type="float" office:value="0.71264000000000005" table:style-name="ce1">
            <text:p>0.71264</text:p>
          </table:table-cell>
          <table:table-cell office:value-type="float" office:value="12.665100000000001" table:style-name="ce1">
            <text:p>12.6651</text:p>
          </table:table-cell>
          <table:table-cell office:value-type="float" office:value="12.66996" table:style-name="ce1">
            <text:p>12.66996</text:p>
          </table:table-cell>
          <table:table-cell office:value-type="float" office:value="12.783799999999999" table:style-name="ce1">
            <text:p>12.7838</text:p>
          </table:table-cell>
          <table:table-cell office:value-type="float" office:value="12.463699999999999" table:style-name="ce1">
            <text:p>12.4637</text:p>
          </table:table-cell>
          <table:table-cell office:value-type="float" office:value="12.50113" table:style-name="ce1">
            <text:p>12.50113</text:p>
          </table:table-cell>
          <table:table-cell office:value-type="float" office:value="12.57043" table:style-name="ce1">
            <text:p>12.57043</text:p>
          </table:table-cell>
          <table:table-cell office:value-type="float" office:value="4.0039999999999999E-2" table:style-name="ce1">
            <text:p>0.04004</text:p>
          </table:table-cell>
          <table:table-cell office:value-type="float" office:value="4.0640000000000003E-2" table:style-name="ce1">
            <text:p>0.04064</text:p>
          </table:table-cell>
          <table:table-cell office:value-type="float" office:value="4.0809999999999999E-2" table:style-name="ce1">
            <text:p>0.04081</text:p>
          </table:table-cell>
          <table:table-cell office:value-type="float" office:value="4.1450000000000001E-2" table:style-name="ce1">
            <text:p>0.04145</text:p>
          </table:table-cell>
          <table:table-cell table:number-columns-repeated="16318"/>
        </table:table-row>
        <table:table-row table:style-name="ro1">
          <table:table-cell office:value-type="time" office:time-value="PT1H5M0S" table:style-name="ce2">
            <text:p>01:05:00</text:p>
          </table:table-cell>
          <table:table-cell office:value-type="string" table:style-name="ce1">
            <text:p>BK_07</text:p>
          </table:table-cell>
          <table:table-cell office:value-type="float" office:value="3.5100000000000001E-3" table:style-name="ce1">
            <text:p>0.00351</text:p>
          </table:table-cell>
          <table:table-cell office:value-type="float" office:value="6.3499999999999997E-3" table:style-name="ce1">
            <text:p>0.00635</text:p>
          </table:table-cell>
          <table:table-cell office:value-type="float" office:value="1.669E-2" table:style-name="ce1">
            <text:p>0.01669</text:p>
          </table:table-cell>
          <table:table-cell office:value-type="float" office:value="1.6459999999999999E-2" table:style-name="ce1">
            <text:p>0.01646</text:p>
          </table:table-cell>
          <table:table-cell office:value-type="float" office:value="1.6330000000000001E-2" table:style-name="ce1">
            <text:p>0.01633</text:p>
          </table:table-cell>
          <table:table-cell office:value-type="float" office:value="1.6420000000000001E-2" table:style-name="ce1">
            <text:p>0.01642</text:p>
          </table:table-cell>
          <table:table-cell office:value-type="float" office:value="1.711E-2" table:style-name="ce1">
            <text:p>0.01711</text:p>
          </table:table-cell>
          <table:table-cell office:value-type="float" office:value="1.7469999999999999E-2" table:style-name="ce1">
            <text:p>0.01747</text:p>
          </table:table-cell>
          <table:table-cell office:value-type="float" office:value="1.636E-2" table:style-name="ce1">
            <text:p>0.01636</text:p>
          </table:table-cell>
          <table:table-cell office:value-type="float" office:value="1.617E-2" table:style-name="ce1">
            <text:p>0.01617</text:p>
          </table:table-cell>
          <table:table-cell office:value-type="float" office:value="12.830870000000001" table:style-name="ce1">
            <text:p>12.83087</text:p>
          </table:table-cell>
          <table:table-cell office:value-type="float" office:value="12.624420000000001" table:style-name="ce1">
            <text:p>12.62442</text:p>
          </table:table-cell>
          <table:table-cell office:value-type="float" office:value="12.54548" table:style-name="ce1">
            <text:p>12.54548</text:p>
          </table:table-cell>
          <table:table-cell office:value-type="string" table:style-name="ce1">
            <text:p>Uncal</text:p>
          </table:table-cell>
          <table:table-cell office:value-type="float" office:value="11.95546" table:style-name="ce1">
            <text:p>11.95546</text:p>
          </table:table-cell>
          <table:table-cell office:value-type="float" office:value="12.412319999999999" table:style-name="ce1">
            <text:p>12.41232</text:p>
          </table:table-cell>
          <table:table-cell office:value-type="float" office:value="12.728249999999999" table:style-name="ce1">
            <text:p>12.72825</text:p>
          </table:table-cell>
          <table:table-cell office:value-type="float" office:value="12.82493" table:style-name="ce1">
            <text:p>12.82493</text:p>
          </table:table-cell>
          <table:table-cell office:value-type="float" office:value="12.49282" table:style-name="ce1">
            <text:p>12.49282</text:p>
          </table:table-cell>
          <table:table-cell office:value-type="float" office:value="11.7814" table:style-name="ce1">
            <text:p>11.7814</text:p>
          </table:table-cell>
          <table:table-cell office:value-type="float" office:value="11.799910000000001" table:style-name="ce1">
            <text:p>11.79991</text:p>
          </table:table-cell>
          <table:table-cell office:value-type="float" office:value="12.136620000000001" table:style-name="ce1">
            <text:p>12.13662</text:p>
          </table:table-cell>
          <table:table-cell office:value-type="string" table:style-name="ce1">
            <text:p>-0.00033 u</text:p>
          </table:table-cell>
          <table:table-cell office:value-type="string" table:style-name="ce1">
            <text:p>-0.00533 u</text:p>
          </table:table-cell>
          <table:table-cell office:value-type="string" table:style-name="ce1">
            <text:p>-0.00029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182 u</text:p>
          </table:table-cell>
          <table:table-cell office:value-type="string" table:style-name="ce1">
            <text:p>0.00136 u</text:p>
          </table:table-cell>
          <table:table-cell office:value-type="float" office:value="2.4352200000000002" table:style-name="ce1">
            <text:p>2.43522</text:p>
          </table:table-cell>
          <table:table-cell office:value-type="float" office:value="2.3769900000000002" table:style-name="ce1">
            <text:p>2.37699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5579999999999999E-3" table:style-name="ce1">
            <text:p>0.001558</text:p>
          </table:table-cell>
          <table:table-cell office:value-type="string" table:style-name="ce1">
            <text:p>Uncal</text:p>
          </table:table-cell>
          <table:table-cell office:value-type="float" office:value="2.5249999999999999" table:style-name="ce1">
            <text:p>2.525</text:p>
          </table:table-cell>
          <table:table-cell office:value-type="float" office:value="2.5364599999999999" table:style-name="ce1">
            <text:p>2.53646</text:p>
          </table:table-cell>
          <table:table-cell office:value-type="float" office:value="2.5842999999999998" table:style-name="ce1">
            <text:p>2.5843</text:p>
          </table:table-cell>
          <table:table-cell office:value-type="float" office:value="2.5781200000000002" table:style-name="ce1">
            <text:p>2.57812</text:p>
          </table:table-cell>
          <table:table-cell office:value-type="float" office:value="2.5759400000000001" table:style-name="ce1">
            <text:p>2.57594</text:p>
          </table:table-cell>
          <table:table-cell office:value-type="float" office:value="2.5426000000000002" table:style-name="ce1">
            <text:p>2.5426</text:p>
          </table:table-cell>
          <table:table-cell office:value-type="float" office:value="8.3000000000000001E-4" table:style-name="ce1">
            <text:p>0.00083</text:p>
          </table:table-cell>
          <table:table-cell office:value-type="float" office:value="8.3000000000000001E-4" table:style-name="ce1">
            <text:p>0.00083</text:p>
          </table:table-cell>
          <table:table-cell office:value-type="float" office:value="9.3999999999999997E-4" table:style-name="ce1">
            <text:p>0.00094</text:p>
          </table:table-cell>
          <table:table-cell office:value-type="string" table:style-name="ce1">
            <text:p>0.00017 u</text:p>
          </table:table-cell>
          <table:table-cell office:value-type="float" office:value="7.1620299999999997" table:style-name="ce1">
            <text:p>7.16203</text:p>
          </table:table-cell>
          <table:table-cell office:value-type="float" office:value="7.5194000000000001" table:style-name="ce1">
            <text:p>7.5194</text:p>
          </table:table-cell>
          <table:table-cell office:value-type="float" office:value="7.4596600000000004" table:style-name="ce1">
            <text:p>7.45966</text:p>
          </table:table-cell>
          <table:table-cell office:value-type="string" table:style-name="ce1">
            <text:p>Uncal</text:p>
          </table:table-cell>
          <table:table-cell office:value-type="float" office:value="7.2006399999999999" table:style-name="ce1">
            <text:p>7.20064</text:p>
          </table:table-cell>
          <table:table-cell office:value-type="float" office:value="7.1764900000000003" table:style-name="ce1">
            <text:p>7.17649</text:p>
          </table:table-cell>
          <table:table-cell office:value-type="float" office:value="0.95081000000000004" table:style-name="ce1">
            <text:p>0.95081</text:p>
          </table:table-cell>
          <table:table-cell office:value-type="float" office:value="0.79317000000000004" table:style-name="ce1">
            <text:p>0.79317</text:p>
          </table:table-cell>
          <table:table-cell office:value-type="float" office:value="0.75821000000000005" table:style-name="ce1">
            <text:p>0.75821</text:p>
          </table:table-cell>
          <table:table-cell office:value-type="float" office:value="0.70101000000000002" table:style-name="ce1">
            <text:p>0.70101</text:p>
          </table:table-cell>
          <table:table-cell office:value-type="float" office:value="12.741949999999999" table:style-name="ce1">
            <text:p>12.74195</text:p>
          </table:table-cell>
          <table:table-cell office:value-type="float" office:value="12.726839999999999" table:style-name="ce1">
            <text:p>12.72684</text:p>
          </table:table-cell>
          <table:table-cell office:value-type="float" office:value="12.830260000000001" table:style-name="ce1">
            <text:p>12.83026</text:p>
          </table:table-cell>
          <table:table-cell office:value-type="float" office:value="12.351900000000001" table:style-name="ce1">
            <text:p>12.3519</text:p>
          </table:table-cell>
          <table:table-cell office:value-type="float" office:value="12.514419999999999" table:style-name="ce1">
            <text:p>12.51442</text:p>
          </table:table-cell>
          <table:table-cell office:value-type="float" office:value="12.531370000000001" table:style-name="ce1">
            <text:p>12.53137</text:p>
          </table:table-cell>
          <table:table-cell office:value-type="float" office:value="4.0250000000000001E-2" table:style-name="ce1">
            <text:p>0.04025</text:p>
          </table:table-cell>
          <table:table-cell office:value-type="float" office:value="4.0820000000000002E-2" table:style-name="ce1">
            <text:p>0.04082</text:p>
          </table:table-cell>
          <table:table-cell office:value-type="float" office:value="4.0719999999999999E-2" table:style-name="ce1">
            <text:p>0.04072</text:p>
          </table:table-cell>
          <table:table-cell office:value-type="float" office:value="4.122E-2" table:style-name="ce1">
            <text:p>0.04122</text:p>
          </table:table-cell>
          <table:table-cell table:number-columns-repeated="16318"/>
        </table:table-row>
        <table:table-row table:style-name="ro1">
          <table:table-cell office:value-type="time" office:time-value="PT1H6M0S" table:style-name="ce2">
            <text:p>01:06:00</text:p>
          </table:table-cell>
          <table:table-cell office:value-type="string" table:style-name="ce1">
            <text:p>BK_08</text:p>
          </table:table-cell>
          <table:table-cell office:value-type="float" office:value="3.14E-3" table:style-name="ce1">
            <text:p>0.00314</text:p>
          </table:table-cell>
          <table:table-cell office:value-type="string" table:style-name="ce1">
            <text:p>0.00461 u</text:p>
          </table:table-cell>
          <table:table-cell office:value-type="float" office:value="1.5339999999999999E-2" table:style-name="ce1">
            <text:p>0.01534</text:p>
          </table:table-cell>
          <table:table-cell office:value-type="float" office:value="1.532E-2" table:style-name="ce1">
            <text:p>0.01532</text:p>
          </table:table-cell>
          <table:table-cell office:value-type="float" office:value="1.5100000000000001E-2" table:style-name="ce1">
            <text:p>0.0151</text:p>
          </table:table-cell>
          <table:table-cell office:value-type="float" office:value="1.516E-2" table:style-name="ce1">
            <text:p>0.01516</text:p>
          </table:table-cell>
          <table:table-cell office:value-type="float" office:value="1.7260000000000001E-2" table:style-name="ce1">
            <text:p>0.01726</text:p>
          </table:table-cell>
          <table:table-cell office:value-type="float" office:value="1.555E-2" table:style-name="ce1">
            <text:p>0.01555</text:p>
          </table:table-cell>
          <table:table-cell office:value-type="float" office:value="1.52E-2" table:style-name="ce1">
            <text:p>0.0152</text:p>
          </table:table-cell>
          <table:table-cell office:value-type="float" office:value="1.512E-2" table:style-name="ce1">
            <text:p>0.01512</text:p>
          </table:table-cell>
          <table:table-cell office:value-type="float" office:value="11.127649999999999" table:style-name="ce1">
            <text:p>11.12765</text:p>
          </table:table-cell>
          <table:table-cell office:value-type="float" office:value="10.949920000000001" table:style-name="ce1">
            <text:p>10.94992</text:p>
          </table:table-cell>
          <table:table-cell office:value-type="float" office:value="10.88517" table:style-name="ce1">
            <text:p>10.88517</text:p>
          </table:table-cell>
          <table:table-cell office:value-type="string" table:style-name="ce1">
            <text:p>Uncal</text:p>
          </table:table-cell>
          <table:table-cell office:value-type="float" office:value="10.51446" table:style-name="ce1">
            <text:p>10.51446</text:p>
          </table:table-cell>
          <table:table-cell office:value-type="float" office:value="10.74835" table:style-name="ce1">
            <text:p>10.74835</text:p>
          </table:table-cell>
          <table:table-cell office:value-type="float" office:value="11.085039999999999" table:style-name="ce1">
            <text:p>11.08504</text:p>
          </table:table-cell>
          <table:table-cell office:value-type="float" office:value="11.197950000000001" table:style-name="ce1">
            <text:p>11.19795</text:p>
          </table:table-cell>
          <table:table-cell office:value-type="float" office:value="10.92479" table:style-name="ce1">
            <text:p>10.92479</text:p>
          </table:table-cell>
          <table:table-cell office:value-type="float" office:value="10.4298" table:style-name="ce1">
            <text:p>10.4298</text:p>
          </table:table-cell>
          <table:table-cell office:value-type="float" office:value="10.476749999999999" table:style-name="ce1">
            <text:p>10.47675</text:p>
          </table:table-cell>
          <table:table-cell office:value-type="float" office:value="10.606920000000001" table:style-name="ce1">
            <text:p>10.60692</text:p>
          </table:table-cell>
          <table:table-cell office:value-type="string" table:style-name="ce1">
            <text:p>-0.00152 u</text:p>
          </table:table-cell>
          <table:table-cell office:value-type="string" table:style-name="ce1">
            <text:p>-0.00726 u</text:p>
          </table:table-cell>
          <table:table-cell office:value-type="string" table:style-name="ce1">
            <text:p>-0.00171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103 u</text:p>
          </table:table-cell>
          <table:table-cell office:value-type="string" table:style-name="ce1">
            <text:p>-0.00166 u</text:p>
          </table:table-cell>
          <table:table-cell office:value-type="float" office:value="2.2743199999999999" table:style-name="ce1">
            <text:p>2.27432</text:p>
          </table:table-cell>
          <table:table-cell office:value-type="float" office:value="2.2202899999999999" table:style-name="ce1">
            <text:p>2.22029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779E-3" table:style-name="ce1">
            <text:p>0.001779</text:p>
          </table:table-cell>
          <table:table-cell office:value-type="string" table:style-name="ce1">
            <text:p>Uncal</text:p>
          </table:table-cell>
          <table:table-cell office:value-type="float" office:value="2.3379400000000001" table:style-name="ce1">
            <text:p>2.33794</text:p>
          </table:table-cell>
          <table:table-cell office:value-type="float" office:value="2.3460899999999998" table:style-name="ce1">
            <text:p>2.34609</text:p>
          </table:table-cell>
          <table:table-cell office:value-type="float" office:value="2.3881600000000001" table:style-name="ce1">
            <text:p>2.38816</text:p>
          </table:table-cell>
          <table:table-cell office:value-type="float" office:value="2.4079100000000002" table:style-name="ce1">
            <text:p>2.40791</text:p>
          </table:table-cell>
          <table:table-cell office:value-type="float" office:value="2.4005399999999999" table:style-name="ce1">
            <text:p>2.40054</text:p>
          </table:table-cell>
          <table:table-cell office:value-type="float" office:value="2.3700399999999999" table:style-name="ce1">
            <text:p>2.37004</text:p>
          </table:table-cell>
          <table:table-cell office:value-type="float" office:value="4.2999999999999999E-4" table:style-name="ce1">
            <text:p>0.00043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4.4000000000000002E-4" table:style-name="ce1">
            <text:p>0.00044</text:p>
          </table:table-cell>
          <table:table-cell office:value-type="string" table:style-name="ce1">
            <text:p>-0.00013 u</text:p>
          </table:table-cell>
          <table:table-cell office:value-type="float" office:value="7.0172699999999999" table:style-name="ce1">
            <text:p>7.01727</text:p>
          </table:table-cell>
          <table:table-cell office:value-type="float" office:value="7.3076499999999998" table:style-name="ce1">
            <text:p>7.30765</text:p>
          </table:table-cell>
          <table:table-cell office:value-type="float" office:value="7.25129" table:style-name="ce1">
            <text:p>7.25129</text:p>
          </table:table-cell>
          <table:table-cell office:value-type="string" table:style-name="ce1">
            <text:p>Uncal</text:p>
          </table:table-cell>
          <table:table-cell office:value-type="float" office:value="7.1207799999999999" table:style-name="ce1">
            <text:p>7.12078</text:p>
          </table:table-cell>
          <table:table-cell office:value-type="float" office:value="7.0870699999999998" table:style-name="ce1">
            <text:p>7.08707</text:p>
          </table:table-cell>
          <table:table-cell office:value-type="float" office:value="1.00729" table:style-name="ce1">
            <text:p>1.00729</text:p>
          </table:table-cell>
          <table:table-cell office:value-type="float" office:value="0.92383999999999999" table:style-name="ce1">
            <text:p>0.92384</text:p>
          </table:table-cell>
          <table:table-cell office:value-type="float" office:value="0.91513" table:style-name="ce1">
            <text:p>0.91513</text:p>
          </table:table-cell>
          <table:table-cell office:value-type="float" office:value="0.85382999999999998" table:style-name="ce1">
            <text:p>0.85383</text:p>
          </table:table-cell>
          <table:table-cell office:value-type="float" office:value="12.504189999999999" table:style-name="ce1">
            <text:p>12.50419</text:p>
          </table:table-cell>
          <table:table-cell office:value-type="float" office:value="12.48817" table:style-name="ce1">
            <text:p>12.48817</text:p>
          </table:table-cell>
          <table:table-cell office:value-type="float" office:value="12.57488" table:style-name="ce1">
            <text:p>12.57488</text:p>
          </table:table-cell>
          <table:table-cell office:value-type="float" office:value="12.25863" table:style-name="ce1">
            <text:p>12.25863</text:p>
          </table:table-cell>
          <table:table-cell office:value-type="float" office:value="12.397679999999999" table:style-name="ce1">
            <text:p>12.39768</text:p>
          </table:table-cell>
          <table:table-cell office:value-type="float" office:value="12.37866" table:style-name="ce1">
            <text:p>12.37866</text:p>
          </table:table-cell>
          <table:table-cell office:value-type="float" office:value="3.5860000000000003E-2" table:style-name="ce1">
            <text:p>0.03586</text:p>
          </table:table-cell>
          <table:table-cell office:value-type="float" office:value="3.6330000000000001E-2" table:style-name="ce1">
            <text:p>0.03633</text:p>
          </table:table-cell>
          <table:table-cell office:value-type="float" office:value="3.6560000000000002E-2" table:style-name="ce1">
            <text:p>0.03656</text:p>
          </table:table-cell>
          <table:table-cell office:value-type="float" office:value="3.7039999999999997E-2" table:style-name="ce1">
            <text:p>0.03704</text:p>
          </table:table-cell>
          <table:table-cell table:number-columns-repeated="16318"/>
        </table:table-row>
        <table:table-row table:style-name="ro1">
          <table:table-cell office:value-type="time" office:time-value="PT1H7M0S" table:style-name="ce2">
            <text:p>01:07:00</text:p>
          </table:table-cell>
          <table:table-cell office:value-type="string" table:style-name="ce1">
            <text:p>BK_09</text:p>
          </table:table-cell>
          <table:table-cell office:value-type="float" office:value="3.4499999999999999E-3" table:style-name="ce1">
            <text:p>0.00345</text:p>
          </table:table-cell>
          <table:table-cell office:value-type="string" table:style-name="ce1">
            <text:p>0.00438 u</text:p>
          </table:table-cell>
          <table:table-cell office:value-type="float" office:value="1.7409999999999998E-2" table:style-name="ce1">
            <text:p>0.01741</text:p>
          </table:table-cell>
          <table:table-cell office:value-type="float" office:value="1.7260000000000001E-2" table:style-name="ce1">
            <text:p>0.01726</text:p>
          </table:table-cell>
          <table:table-cell office:value-type="float" office:value="1.7010000000000001E-2" table:style-name="ce1">
            <text:p>0.01701</text:p>
          </table:table-cell>
          <table:table-cell office:value-type="float" office:value="1.7139999999999999E-2" table:style-name="ce1">
            <text:p>0.01714</text:p>
          </table:table-cell>
          <table:table-cell office:value-type="float" office:value="1.737E-2" table:style-name="ce1">
            <text:p>0.01737</text:p>
          </table:table-cell>
          <table:table-cell office:value-type="float" office:value="1.771E-2" table:style-name="ce1">
            <text:p>0.01771</text:p>
          </table:table-cell>
          <table:table-cell office:value-type="float" office:value="1.711E-2" table:style-name="ce1">
            <text:p>0.01711</text:p>
          </table:table-cell>
          <table:table-cell office:value-type="float" office:value="1.694E-2" table:style-name="ce1">
            <text:p>0.01694</text:p>
          </table:table-cell>
          <table:table-cell office:value-type="float" office:value="13.968389999999999" table:style-name="ce1">
            <text:p>13.96839</text:p>
          </table:table-cell>
          <table:table-cell office:value-type="float" office:value="13.75048" table:style-name="ce1">
            <text:p>13.75048</text:p>
          </table:table-cell>
          <table:table-cell office:value-type="float" office:value="13.65456" table:style-name="ce1">
            <text:p>13.65456</text:p>
          </table:table-cell>
          <table:table-cell office:value-type="string" table:style-name="ce1">
            <text:p>Uncal</text:p>
          </table:table-cell>
          <table:table-cell office:value-type="float" office:value="12.98817" table:style-name="ce1">
            <text:p>12.98817</text:p>
          </table:table-cell>
          <table:table-cell office:value-type="float" office:value="13.488490000000001" table:style-name="ce1">
            <text:p>13.48849</text:p>
          </table:table-cell>
          <table:table-cell office:value-type="float" office:value="13.91858" table:style-name="ce1">
            <text:p>13.91858</text:p>
          </table:table-cell>
          <table:table-cell office:value-type="float" office:value="13.9947" table:style-name="ce1">
            <text:p>13.9947</text:p>
          </table:table-cell>
          <table:table-cell office:value-type="float" office:value="13.65094" table:style-name="ce1">
            <text:p>13.65094</text:p>
          </table:table-cell>
          <table:table-cell office:value-type="float" office:value="12.864190000000001" table:style-name="ce1">
            <text:p>12.86419</text:p>
          </table:table-cell>
          <table:table-cell office:value-type="float" office:value="12.70574" table:style-name="ce1">
            <text:p>12.70574</text:p>
          </table:table-cell>
          <table:table-cell office:value-type="float" office:value="13.19764" table:style-name="ce1">
            <text:p>13.19764</text:p>
          </table:table-cell>
          <table:table-cell office:value-type="string" table:style-name="ce1">
            <text:p>-0.00127 u</text:p>
          </table:table-cell>
          <table:table-cell office:value-type="string" table:style-name="ce1">
            <text:p>-0.00610 u</text:p>
          </table:table-cell>
          <table:table-cell office:value-type="string" table:style-name="ce1">
            <text:p>-0.00068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033 u</text:p>
          </table:table-cell>
          <table:table-cell office:value-type="string" table:style-name="ce1">
            <text:p>0.00072 u</text:p>
          </table:table-cell>
          <table:table-cell office:value-type="float" office:value="2.46916" table:style-name="ce1">
            <text:p>2.46916</text:p>
          </table:table-cell>
          <table:table-cell office:value-type="float" office:value="2.4050500000000001" table:style-name="ce1">
            <text:p>2.40505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684E-3" table:style-name="ce1">
            <text:p>0.001684</text:p>
          </table:table-cell>
          <table:table-cell office:value-type="string" table:style-name="ce1">
            <text:p>Uncal</text:p>
          </table:table-cell>
          <table:table-cell office:value-type="float" office:value="2.5781200000000002" table:style-name="ce1">
            <text:p>2.57812</text:p>
          </table:table-cell>
          <table:table-cell office:value-type="float" office:value="2.5885199999999999" table:style-name="ce1">
            <text:p>2.58852</text:p>
          </table:table-cell>
          <table:table-cell office:value-type="float" office:value="2.6372499999999999" table:style-name="ce1">
            <text:p>2.63725</text:p>
          </table:table-cell>
          <table:table-cell office:value-type="float" office:value="2.6340400000000002" table:style-name="ce1">
            <text:p>2.63404</text:p>
          </table:table-cell>
          <table:table-cell office:value-type="float" office:value="2.6404100000000001" table:style-name="ce1">
            <text:p>2.64041</text:p>
          </table:table-cell>
          <table:table-cell office:value-type="float" office:value="2.60127" table:style-name="ce1">
            <text:p>2.60127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2.7E-4" table:style-name="ce1">
            <text:p>0.00027</text:p>
          </table:table-cell>
          <table:table-cell office:value-type="float" office:value="3.6000000000000002E-4" table:style-name="ce1">
            <text:p>0.00036</text:p>
          </table:table-cell>
          <table:table-cell office:value-type="string" table:style-name="ce1">
            <text:p>0.00003 u</text:p>
          </table:table-cell>
          <table:table-cell office:value-type="float" office:value="7.2966800000000003" table:style-name="ce1">
            <text:p>7.29668</text:p>
          </table:table-cell>
          <table:table-cell office:value-type="float" office:value="7.6038300000000003" table:style-name="ce1">
            <text:p>7.60383</text:p>
          </table:table-cell>
          <table:table-cell office:value-type="float" office:value="7.5125200000000003" table:style-name="ce1">
            <text:p>7.51252</text:p>
          </table:table-cell>
          <table:table-cell office:value-type="string" table:style-name="ce1">
            <text:p>Uncal</text:p>
          </table:table-cell>
          <table:table-cell office:value-type="float" office:value="7.2924800000000003" table:style-name="ce1">
            <text:p>7.29248</text:p>
          </table:table-cell>
          <table:table-cell office:value-type="float" office:value="7.2663599999999997" table:style-name="ce1">
            <text:p>7.26636</text:p>
          </table:table-cell>
          <table:table-cell office:value-type="float" office:value="1.09948" table:style-name="ce1">
            <text:p>1.09948</text:p>
          </table:table-cell>
          <table:table-cell office:value-type="float" office:value="0.90695000000000003" table:style-name="ce1">
            <text:p>0.90695</text:p>
          </table:table-cell>
          <table:table-cell office:value-type="float" office:value="0.87143000000000004" table:style-name="ce1">
            <text:p>0.87143</text:p>
          </table:table-cell>
          <table:table-cell office:value-type="float" office:value="0.82926999999999995" table:style-name="ce1">
            <text:p>0.82927</text:p>
          </table:table-cell>
          <table:table-cell office:value-type="float" office:value="12.478590000000001" table:style-name="ce1">
            <text:p>12.47859</text:p>
          </table:table-cell>
          <table:table-cell office:value-type="float" office:value="12.483449999999999" table:style-name="ce1">
            <text:p>12.48345</text:p>
          </table:table-cell>
          <table:table-cell office:value-type="float" office:value="12.593859999999999" table:style-name="ce1">
            <text:p>12.59386</text:p>
          </table:table-cell>
          <table:table-cell office:value-type="float" office:value="12.28087" table:style-name="ce1">
            <text:p>12.28087</text:p>
          </table:table-cell>
          <table:table-cell office:value-type="float" office:value="12.319129999999999" table:style-name="ce1">
            <text:p>12.31913</text:p>
          </table:table-cell>
          <table:table-cell office:value-type="float" office:value="12.34821" table:style-name="ce1">
            <text:p>12.34821</text:p>
          </table:table-cell>
          <table:table-cell office:value-type="float" office:value="4.0039999999999999E-2" table:style-name="ce1">
            <text:p>0.04004</text:p>
          </table:table-cell>
          <table:table-cell office:value-type="float" office:value="4.0599999999999997E-2" table:style-name="ce1">
            <text:p>0.0406</text:p>
          </table:table-cell>
          <table:table-cell office:value-type="float" office:value="4.0620000000000003E-2" table:style-name="ce1">
            <text:p>0.04062</text:p>
          </table:table-cell>
          <table:table-cell office:value-type="float" office:value="4.1300000000000003E-2" table:style-name="ce1">
            <text:p>0.0413</text:p>
          </table:table-cell>
          <table:table-cell table:number-columns-repeated="16318"/>
        </table:table-row>
        <table:table-row table:style-name="ro1">
          <table:table-cell office:value-type="time" office:time-value="PT1H8M0S" table:style-name="ce2">
            <text:p>01:08:00</text:p>
          </table:table-cell>
          <table:table-cell office:value-type="string" table:style-name="ce1">
            <text:p>BK_10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1.7510000000000001E-2" table:style-name="ce1">
            <text:p>0.01751</text:p>
          </table:table-cell>
          <table:table-cell office:value-type="float" office:value="1.7340000000000001E-2" table:style-name="ce1">
            <text:p>0.01734</text:p>
          </table:table-cell>
          <table:table-cell office:value-type="float" office:value="1.745E-2" table:style-name="ce1">
            <text:p>0.01745</text:p>
          </table:table-cell>
          <table:table-cell office:value-type="float" office:value="1.7440000000000001E-2" table:style-name="ce1">
            <text:p>0.01744</text:p>
          </table:table-cell>
          <table:table-cell office:value-type="float" office:value="1.822E-2" table:style-name="ce1">
            <text:p>0.01822</text:p>
          </table:table-cell>
          <table:table-cell office:value-type="float" office:value="1.745E-2" table:style-name="ce1">
            <text:p>0.01745</text:p>
          </table:table-cell>
          <table:table-cell office:value-type="float" office:value="1.719E-2" table:style-name="ce1">
            <text:p>0.01719</text:p>
          </table:table-cell>
          <table:table-cell office:value-type="float" office:value="14.630599999999999" table:style-name="ce1">
            <text:p>14.6306</text:p>
          </table:table-cell>
          <table:table-cell office:value-type="float" office:value="14.419650000000001" table:style-name="ce1">
            <text:p>14.41965</text:p>
          </table:table-cell>
          <table:table-cell office:value-type="float" office:value="14.334680000000001" table:style-name="ce1">
            <text:p>14.33468</text:p>
          </table:table-cell>
          <table:table-cell office:value-type="string" table:style-name="ce1">
            <text:p>Uncal</text:p>
          </table:table-cell>
          <table:table-cell office:value-type="float" office:value="13.472300000000001" table:style-name="ce1">
            <text:p>13.4723</text:p>
          </table:table-cell>
          <table:table-cell office:value-type="float" office:value="14.077579999999999" table:style-name="ce1">
            <text:p>14.07758</text:p>
          </table:table-cell>
          <table:table-cell office:value-type="float" office:value="14.54635" table:style-name="ce1">
            <text:p>14.54635</text:p>
          </table:table-cell>
          <table:table-cell office:value-type="float" office:value="14.66292" table:style-name="ce1">
            <text:p>14.66292</text:p>
          </table:table-cell>
          <table:table-cell office:value-type="float" office:value="14.3086" table:style-name="ce1">
            <text:p>14.3086</text:p>
          </table:table-cell>
          <table:table-cell office:value-type="float" office:value="13.42159" table:style-name="ce1">
            <text:p>13.42159</text:p>
          </table:table-cell>
          <table:table-cell office:value-type="float" office:value="13.14071" table:style-name="ce1">
            <text:p>13.14071</text:p>
          </table:table-cell>
          <table:table-cell office:value-type="float" office:value="13.783440000000001" table:style-name="ce1">
            <text:p>13.78344</text:p>
          </table:table-cell>
          <table:table-cell office:value-type="string" table:style-name="ce1">
            <text:p>-0.00217 u</text:p>
          </table:table-cell>
          <table:table-cell office:value-type="string" table:style-name="ce1">
            <text:p>-0.00789 u</text:p>
          </table:table-cell>
          <table:table-cell office:value-type="string" table:style-name="ce1">
            <text:p>-0.00200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023 u</text:p>
          </table:table-cell>
          <table:table-cell office:value-type="string" table:style-name="ce1">
            <text:p>-0.00132 u</text:p>
          </table:table-cell>
          <table:table-cell office:value-type="float" office:value="2.5418500000000002" table:style-name="ce1">
            <text:p>2.54185</text:p>
          </table:table-cell>
          <table:table-cell office:value-type="float" office:value="2.47702" table:style-name="ce1">
            <text:p>2.47702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684E-3" table:style-name="ce1">
            <text:p>0.001684</text:p>
          </table:table-cell>
          <table:table-cell office:value-type="string" table:style-name="ce1">
            <text:p>Uncal</text:p>
          </table:table-cell>
          <table:table-cell office:value-type="float" office:value="2.5428000000000002" table:style-name="ce1">
            <text:p>2.5428</text:p>
          </table:table-cell>
          <table:table-cell office:value-type="float" office:value="2.5513400000000002" table:style-name="ce1">
            <text:p>2.55134</text:p>
          </table:table-cell>
          <table:table-cell office:value-type="float" office:value="2.6052599999999999" table:style-name="ce1">
            <text:p>2.60526</text:p>
          </table:table-cell>
          <table:table-cell office:value-type="float" office:value="2.6018599999999998" table:style-name="ce1">
            <text:p>2.60186</text:p>
          </table:table-cell>
          <table:table-cell office:value-type="float" office:value="2.6019100000000002" table:style-name="ce1">
            <text:p>2.60191</text:p>
          </table:table-cell>
          <table:table-cell office:value-type="float" office:value="2.5682299999999998" table:style-name="ce1">
            <text:p>2.56823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3.2000000000000003E-4" table:style-name="ce1">
            <text:p>0.00032</text:p>
          </table:table-cell>
          <table:table-cell office:value-type="string" table:style-name="ce1">
            <text:p>0.00030 u</text:p>
          </table:table-cell>
          <table:table-cell office:value-type="string" table:style-name="ce1">
            <text:p>0.00053 u</text:p>
          </table:table-cell>
          <table:table-cell office:value-type="float" office:value="7.5307599999999999" table:style-name="ce1">
            <text:p>7.53076</text:p>
          </table:table-cell>
          <table:table-cell office:value-type="float" office:value="7.8501300000000001" table:style-name="ce1">
            <text:p>7.85013</text:p>
          </table:table-cell>
          <table:table-cell office:value-type="float" office:value="7.7479899999999997" table:style-name="ce1">
            <text:p>7.74799</text:p>
          </table:table-cell>
          <table:table-cell office:value-type="string" table:style-name="ce1">
            <text:p>Uncal</text:p>
          </table:table-cell>
          <table:table-cell office:value-type="float" office:value="7.5163200000000003" table:style-name="ce1">
            <text:p>7.51632</text:p>
          </table:table-cell>
          <table:table-cell office:value-type="float" office:value="7.4940300000000004" table:style-name="ce1">
            <text:p>7.49403</text:p>
          </table:table-cell>
          <table:table-cell office:value-type="float" office:value="1.06273" table:style-name="ce1">
            <text:p>1.06273</text:p>
          </table:table-cell>
          <table:table-cell office:value-type="float" office:value="0.93367" table:style-name="ce1">
            <text:p>0.93367</text:p>
          </table:table-cell>
          <table:table-cell office:value-type="float" office:value="0.87397000000000002" table:style-name="ce1">
            <text:p>0.87397</text:p>
          </table:table-cell>
          <table:table-cell office:value-type="float" office:value="0.87207999999999997" table:style-name="ce1">
            <text:p>0.87208</text:p>
          </table:table-cell>
          <table:table-cell office:value-type="float" office:value="12.37087" table:style-name="ce1">
            <text:p>12.37087</text:p>
          </table:table-cell>
          <table:table-cell office:value-type="float" office:value="12.355499999999999" table:style-name="ce1">
            <text:p>12.3555</text:p>
          </table:table-cell>
          <table:table-cell office:value-type="float" office:value="12.4969" table:style-name="ce1">
            <text:p>12.4969</text:p>
          </table:table-cell>
          <table:table-cell office:value-type="float" office:value="12.130039999999999" table:style-name="ce1">
            <text:p>12.13004</text:p>
          </table:table-cell>
          <table:table-cell office:value-type="float" office:value="12.1892" table:style-name="ce1">
            <text:p>12.1892</text:p>
          </table:table-cell>
          <table:table-cell office:value-type="float" office:value="12.22532" table:style-name="ce1">
            <text:p>12.22532</text:p>
          </table:table-cell>
          <table:table-cell office:value-type="float" office:value="3.9640000000000002E-2" table:style-name="ce1">
            <text:p>0.03964</text:p>
          </table:table-cell>
          <table:table-cell office:value-type="float" office:value="4.0320000000000002E-2" table:style-name="ce1">
            <text:p>0.04032</text:p>
          </table:table-cell>
          <table:table-cell office:value-type="float" office:value="4.0210000000000003E-2" table:style-name="ce1">
            <text:p>0.04021</text:p>
          </table:table-cell>
          <table:table-cell office:value-type="float" office:value="4.0829999999999998E-2" table:style-name="ce1">
            <text:p>0.04083</text:p>
          </table:table-cell>
          <table:table-cell table:number-columns-repeated="16318"/>
        </table:table-row>
        <table:table-row table:style-name="ro1">
          <table:table-cell office:value-type="time" office:time-value="PT1H9M0S" table:style-name="ce2">
            <text:p>01:09:00</text:p>
          </table:table-cell>
          <table:table-cell office:value-type="string" table:style-name="ce1">
            <text:p>BK_13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1.09E-2" table:style-name="ce1">
            <text:p>0.0109</text:p>
          </table:table-cell>
          <table:table-cell office:value-type="float" office:value="1.753E-2" table:style-name="ce1">
            <text:p>0.01753</text:p>
          </table:table-cell>
          <table:table-cell office:value-type="float" office:value="1.745E-2" table:style-name="ce1">
            <text:p>0.01745</text:p>
          </table:table-cell>
          <table:table-cell office:value-type="float" office:value="1.7260000000000001E-2" table:style-name="ce1">
            <text:p>0.01726</text:p>
          </table:table-cell>
          <table:table-cell office:value-type="float" office:value="1.7389999999999999E-2" table:style-name="ce1">
            <text:p>0.01739</text:p>
          </table:table-cell>
          <table:table-cell office:value-type="float" office:value="1.8270000000000002E-2" table:style-name="ce1">
            <text:p>0.01827</text:p>
          </table:table-cell>
          <table:table-cell office:value-type="float" office:value="1.8380000000000001E-2" table:style-name="ce1">
            <text:p>0.01838</text:p>
          </table:table-cell>
          <table:table-cell office:value-type="float" office:value="1.7260000000000001E-2" table:style-name="ce1">
            <text:p>0.01726</text:p>
          </table:table-cell>
          <table:table-cell office:value-type="float" office:value="1.728E-2" table:style-name="ce1">
            <text:p>0.01728</text:p>
          </table:table-cell>
          <table:table-cell office:value-type="float" office:value="14.588369999999999" table:style-name="ce1">
            <text:p>14.58837</text:p>
          </table:table-cell>
          <table:table-cell office:value-type="float" office:value="14.36293" table:style-name="ce1">
            <text:p>14.36293</text:p>
          </table:table-cell>
          <table:table-cell office:value-type="float" office:value="14.27983" table:style-name="ce1">
            <text:p>14.27983</text:p>
          </table:table-cell>
          <table:table-cell office:value-type="string" table:style-name="ce1">
            <text:p>Uncal</text:p>
          </table:table-cell>
          <table:table-cell office:value-type="float" office:value="13.42165" table:style-name="ce1">
            <text:p>13.42165</text:p>
          </table:table-cell>
          <table:table-cell office:value-type="float" office:value="14.02305" table:style-name="ce1">
            <text:p>14.02305</text:p>
          </table:table-cell>
          <table:table-cell office:value-type="float" office:value="14.547890000000001" table:style-name="ce1">
            <text:p>14.54789</text:p>
          </table:table-cell>
          <table:table-cell office:value-type="float" office:value="14.650130000000001" table:style-name="ce1">
            <text:p>14.65013</text:p>
          </table:table-cell>
          <table:table-cell office:value-type="float" office:value="14.254049999999999" table:style-name="ce1">
            <text:p>14.25405</text:p>
          </table:table-cell>
          <table:table-cell office:value-type="float" office:value="13.412319999999999" table:style-name="ce1">
            <text:p>13.41232</text:p>
          </table:table-cell>
          <table:table-cell office:value-type="float" office:value="13.074590000000001" table:style-name="ce1">
            <text:p>13.07459</text:p>
          </table:table-cell>
          <table:table-cell office:value-type="float" office:value="13.789160000000001" table:style-name="ce1">
            <text:p>13.78916</text:p>
          </table:table-cell>
          <table:table-cell office:value-type="string" table:style-name="ce1">
            <text:p>0.00009 u</text:p>
          </table:table-cell>
          <table:table-cell office:value-type="string" table:style-name="ce1">
            <text:p>-0.00538 u</text:p>
          </table:table-cell>
          <table:table-cell office:value-type="string" table:style-name="ce1">
            <text:p>-0.00001 u</text:p>
          </table:table-cell>
          <table:table-cell office:value-type="string" table:style-name="ce1">
            <text:p>Uncal</text:p>
          </table:table-cell>
          <table:table-cell office:value-type="float" office:value="2.4099999999999998E-3" table:style-name="ce1">
            <text:p>0.00241</text:p>
          </table:table-cell>
          <table:table-cell office:value-type="string" table:style-name="ce1">
            <text:p>0.00053 u</text:p>
          </table:table-cell>
          <table:table-cell office:value-type="float" office:value="2.5863100000000001" table:style-name="ce1">
            <text:p>2.58631</text:p>
          </table:table-cell>
          <table:table-cell office:value-type="float" office:value="2.51898" table:style-name="ce1">
            <text:p>2.51898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689E-3" table:style-name="ce1">
            <text:p>0.001689</text:p>
          </table:table-cell>
          <table:table-cell office:value-type="string" table:style-name="ce1">
            <text:p>Uncal</text:p>
          </table:table-cell>
          <table:table-cell office:value-type="float" office:value="2.5290699999999999" table:style-name="ce1">
            <text:p>2.52907</text:p>
          </table:table-cell>
          <table:table-cell office:value-type="float" office:value="2.5372599999999998" table:style-name="ce1">
            <text:p>2.53726</text:p>
          </table:table-cell>
          <table:table-cell office:value-type="float" office:value="2.5899899999999998" table:style-name="ce1">
            <text:p>2.58999</text:p>
          </table:table-cell>
          <table:table-cell office:value-type="float" office:value="2.5952799999999998" table:style-name="ce1">
            <text:p>2.59528</text:p>
          </table:table-cell>
          <table:table-cell office:value-type="float" office:value="2.5977999999999999" table:style-name="ce1">
            <text:p>2.5978</text:p>
          </table:table-cell>
          <table:table-cell office:value-type="float" office:value="2.5545300000000002" table:style-name="ce1">
            <text:p>2.55453</text:p>
          </table:table-cell>
          <table:table-cell office:value-type="float" office:value="1.01E-3" table:style-name="ce1">
            <text:p>0.00101</text:p>
          </table:table-cell>
          <table:table-cell office:value-type="float" office:value="9.6000000000000002E-4" table:style-name="ce1">
            <text:p>0.00096</text:p>
          </table:table-cell>
          <table:table-cell office:value-type="float" office:value="1.1000000000000001E-3" table:style-name="ce1">
            <text:p>0.0011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7.5857599999999996" table:style-name="ce1">
            <text:p>7.58576</text:p>
          </table:table-cell>
          <table:table-cell office:value-type="float" office:value="7.8950100000000001" table:style-name="ce1">
            <text:p>7.89501</text:p>
          </table:table-cell>
          <table:table-cell office:value-type="float" office:value="7.79786" table:style-name="ce1">
            <text:p>7.79786</text:p>
          </table:table-cell>
          <table:table-cell office:value-type="string" table:style-name="ce1">
            <text:p>Uncal</text:p>
          </table:table-cell>
          <table:table-cell office:value-type="float" office:value="7.5676800000000002" table:style-name="ce1">
            <text:p>7.56768</text:p>
          </table:table-cell>
          <table:table-cell office:value-type="float" office:value="7.5437799999999999" table:style-name="ce1">
            <text:p>7.54378</text:p>
          </table:table-cell>
          <table:table-cell office:value-type="float" office:value="1.0697300000000001" table:style-name="ce1">
            <text:p>1.06973</text:p>
          </table:table-cell>
          <table:table-cell office:value-type="float" office:value="0.90346000000000004" table:style-name="ce1">
            <text:p>0.90346</text:p>
          </table:table-cell>
          <table:table-cell office:value-type="float" office:value="0.84552000000000005" table:style-name="ce1">
            <text:p>0.84552</text:p>
          </table:table-cell>
          <table:table-cell office:value-type="float" office:value="0.83772000000000002" table:style-name="ce1">
            <text:p>0.83772</text:p>
          </table:table-cell>
          <table:table-cell office:value-type="float" office:value="12.232340000000001" table:style-name="ce1">
            <text:p>12.23234</text:p>
          </table:table-cell>
          <table:table-cell office:value-type="float" office:value="12.242279999999999" table:style-name="ce1">
            <text:p>12.24228</text:p>
          </table:table-cell>
          <table:table-cell office:value-type="float" office:value="12.371029999999999" table:style-name="ce1">
            <text:p>12.37103</text:p>
          </table:table-cell>
          <table:table-cell office:value-type="float" office:value="12.026960000000001" table:style-name="ce1">
            <text:p>12.02696</text:p>
          </table:table-cell>
          <table:table-cell office:value-type="float" office:value="12.059850000000001" table:style-name="ce1">
            <text:p>12.05985</text:p>
          </table:table-cell>
          <table:table-cell office:value-type="float" office:value="12.14411" table:style-name="ce1">
            <text:p>12.14411</text:p>
          </table:table-cell>
          <table:table-cell office:value-type="float" office:value="3.952E-2" table:style-name="ce1">
            <text:p>0.03952</text:p>
          </table:table-cell>
          <table:table-cell office:value-type="float" office:value="4.018E-2" table:style-name="ce1">
            <text:p>0.04018</text:p>
          </table:table-cell>
          <table:table-cell office:value-type="float" office:value="4.0149999999999998E-2" table:style-name="ce1">
            <text:p>0.04015</text:p>
          </table:table-cell>
          <table:table-cell office:value-type="float" office:value="4.0820000000000002E-2" table:style-name="ce1">
            <text:p>0.04082</text:p>
          </table:table-cell>
          <table:table-cell table:number-columns-repeated="16318"/>
        </table:table-row>
        <table:table-row table:style-name="ro1">
          <table:table-cell office:value-type="time" office:time-value="PT1H11M0S" table:style-name="ce2">
            <text:p>01:11:00</text:p>
          </table:table-cell>
          <table:table-cell office:value-type="string" table:style-name="ce1">
            <text:p>SPS-SW2-10%</text:p>
          </table:table-cell>
          <table:table-cell office:value-type="float" office:value="2.052E-2" table:style-name="ce1">
            <text:p>0.02052</text:p>
          </table:table-cell>
          <table:table-cell office:value-type="float" office:value="2.2589999999999999E-2" table:style-name="ce1">
            <text:p>0.02259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2.3609999999999999E-2" table:style-name="ce1">
            <text:p>0.02361</text:p>
          </table:table-cell>
          <table:table-cell office:value-type="float" office:value="2.3220000000000001E-2" table:style-name="ce1">
            <text:p>0.02322</text:p>
          </table:table-cell>
          <table:table-cell office:value-type="float" office:value="2.3279999999999999E-2" table:style-name="ce1">
            <text:p>0.02328</text:p>
          </table:table-cell>
          <table:table-cell office:value-type="float" office:value="2.3300000000000001E-2" table:style-name="ce1">
            <text:p>0.0233</text:p>
          </table:table-cell>
          <table:table-cell office:value-type="float" office:value="2.4369999999999999E-2" table:style-name="ce1">
            <text:p>0.02437</text:p>
          </table:table-cell>
          <table:table-cell office:value-type="float" office:value="2.2939999999999999E-2" table:style-name="ce1">
            <text:p>0.02294</text:p>
          </table:table-cell>
          <table:table-cell office:value-type="float" office:value="2.2790000000000001E-2" table:style-name="ce1">
            <text:p>0.02279</text:p>
          </table:table-cell>
          <table:table-cell office:value-type="float" office:value="1.06514" table:style-name="ce1">
            <text:p>1.06514</text:p>
          </table:table-cell>
          <table:table-cell office:value-type="float" office:value="1.0948199999999999" table:style-name="ce1">
            <text:p>1.09482</text:p>
          </table:table-cell>
          <table:table-cell office:value-type="float" office:value="1.0768200000000001" table:style-name="ce1">
            <text:p>1.07682</text:p>
          </table:table-cell>
          <table:table-cell office:value-type="string" table:style-name="ce1">
            <text:p>Uncal</text:p>
          </table:table-cell>
          <table:table-cell office:value-type="float" office:value="1.04643" table:style-name="ce1">
            <text:p>1.04643</text:p>
          </table:table-cell>
          <table:table-cell office:value-type="float" office:value="1.0606899999999999" table:style-name="ce1">
            <text:p>1.06069</text:p>
          </table:table-cell>
          <table:table-cell office:value-type="float" office:value="1.1082399999999999" table:style-name="ce1">
            <text:p>1.10824</text:p>
          </table:table-cell>
          <table:table-cell office:value-type="float" office:value="1.11297" table:style-name="ce1">
            <text:p>1.11297</text:p>
          </table:table-cell>
          <table:table-cell office:value-type="float" office:value="1.13734" table:style-name="ce1">
            <text:p>1.13734</text:p>
          </table:table-cell>
          <table:table-cell office:value-type="float" office:value="1.05023" table:style-name="ce1">
            <text:p>1.05023</text:p>
          </table:table-cell>
          <table:table-cell office:value-type="float" office:value="1.05511" table:style-name="ce1">
            <text:p>1.05511</text:p>
          </table:table-cell>
          <table:table-cell office:value-type="float" office:value="1.0421100000000001" table:style-name="ce1">
            <text:p>1.04211</text:p>
          </table:table-cell>
          <table:table-cell office:value-type="string" table:style-name="ce1">
            <text:p>0.00145 u</text:p>
          </table:table-cell>
          <table:table-cell office:value-type="string" table:style-name="ce1">
            <text:p>-0.00205 u</text:p>
          </table:table-cell>
          <table:table-cell office:value-type="float" office:value="2.64E-3" table:style-name="ce1">
            <text:p>0.00264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385 u</text:p>
          </table:table-cell>
          <table:table-cell office:value-type="string" table:style-name="ce1">
            <text:p>0.00405 u</text:p>
          </table:table-cell>
          <table:table-cell office:value-type="float" office:value="0.10308" table:style-name="ce1">
            <text:p>0.10308</text:p>
          </table:table-cell>
          <table:table-cell office:value-type="float" office:value="0.10845" table:style-name="ce1">
            <text:p>0.10845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2.7700000000000001E-4" table:style-name="ce1">
            <text:p>0.000277</text:p>
          </table:table-cell>
          <table:table-cell office:value-type="string" table:style-name="ce1">
            <text:p>Uncal</text:p>
          </table:table-cell>
          <table:table-cell office:value-type="float" office:value="0.20937" table:style-name="ce1">
            <text:p>0.20937</text:p>
          </table:table-cell>
          <table:table-cell office:value-type="float" office:value="0.20730999999999999" table:style-name="ce1">
            <text:p>0.20731</text:p>
          </table:table-cell>
          <table:table-cell office:value-type="float" office:value="0.21010999999999999" table:style-name="ce1">
            <text:p>0.21011</text:p>
          </table:table-cell>
          <table:table-cell office:value-type="float" office:value="0.20996000000000001" table:style-name="ce1">
            <text:p>0.20996</text:p>
          </table:table-cell>
          <table:table-cell office:value-type="float" office:value="0.2097" table:style-name="ce1">
            <text:p>0.2097</text:p>
          </table:table-cell>
          <table:table-cell office:value-type="float" office:value="0.20455000000000001" table:style-name="ce1">
            <text:p>0.20455</text:p>
          </table:table-cell>
          <table:table-cell office:value-type="float" office:value="4.7299999999999998E-3" table:style-name="ce1">
            <text:p>0.00473</text:p>
          </table:table-cell>
          <table:table-cell office:value-type="float" office:value="4.7600000000000003E-3" table:style-name="ce1">
            <text:p>0.00476</text:p>
          </table:table-cell>
          <table:table-cell office:value-type="float" office:value="4.8799999999999998E-3" table:style-name="ce1">
            <text:p>0.00488</text:p>
          </table:table-cell>
          <table:table-cell office:value-type="float" office:value="4.5900000000000003E-3" table:style-name="ce1">
            <text:p>0.00459</text:p>
          </table:table-cell>
          <table:table-cell office:value-type="float" office:value="1.2175400000000001" table:style-name="ce1">
            <text:p>1.21754</text:p>
          </table:table-cell>
          <table:table-cell office:value-type="float" office:value="1.02772" table:style-name="ce1">
            <text:p>1.02772</text:p>
          </table:table-cell>
          <table:table-cell office:value-type="float" office:value="1.0378099999999999" table:style-name="ce1">
            <text:p>1.03781</text:p>
          </table:table-cell>
          <table:table-cell office:value-type="string" table:style-name="ce1">
            <text:p>Uncal</text:p>
          </table:table-cell>
          <table:table-cell office:value-type="float" office:value="1.0394099999999999" table:style-name="ce1">
            <text:p>1.03941</text:p>
          </table:table-cell>
          <table:table-cell office:value-type="float" office:value="1.06725" table:style-name="ce1">
            <text:p>1.06725</text:p>
          </table:table-cell>
          <table:table-cell office:value-type="float" office:value="1.1211100000000001" table:style-name="ce1">
            <text:p>1.12111</text:p>
          </table:table-cell>
          <table:table-cell office:value-type="float" office:value="1.1635200000000001" table:style-name="ce1">
            <text:p>1.16352</text:p>
          </table:table-cell>
          <table:table-cell office:value-type="float" office:value="1.04582" table:style-name="ce1">
            <text:p>1.04582</text:p>
          </table:table-cell>
          <table:table-cell office:value-type="float" office:value="1.05254" table:style-name="ce1">
            <text:p>1.05254</text:p>
          </table:table-cell>
          <table:table-cell office:value-type="float" office:value="0.53434999999999999" table:style-name="ce1">
            <text:p>0.53435</text:p>
          </table:table-cell>
          <table:table-cell office:value-type="float" office:value="0.52595999999999998" table:style-name="ce1">
            <text:p>0.52596</text:p>
          </table:table-cell>
          <table:table-cell office:value-type="float" office:value="0.53512000000000004" table:style-name="ce1">
            <text:p>0.53512</text:p>
          </table:table-cell>
          <table:table-cell office:value-type="float" office:value="0.50558999999999998" table:style-name="ce1">
            <text:p>0.50559</text:p>
          </table:table-cell>
          <table:table-cell office:value-type="float" office:value="0.52264999999999995" table:style-name="ce1">
            <text:p>0.52265</text:p>
          </table:table-cell>
          <table:table-cell office:value-type="float" office:value="0.52715999999999996" table:style-name="ce1">
            <text:p>0.52716</text:p>
          </table:table-cell>
          <table:table-cell office:value-type="float" office:value="2.5729999999999999E-2" table:style-name="ce1">
            <text:p>0.02573</text:p>
          </table:table-cell>
          <table:table-cell office:value-type="float" office:value="2.5839999999999998E-2" table:style-name="ce1">
            <text:p>0.02584</text:p>
          </table:table-cell>
          <table:table-cell office:value-type="float" office:value="2.606E-2" table:style-name="ce1">
            <text:p>0.02606</text:p>
          </table:table-cell>
          <table:table-cell office:value-type="float" office:value="2.5829999999999999E-2" table:style-name="ce1">
            <text:p>0.02583</text:p>
          </table:table-cell>
          <table:table-cell table:number-columns-repeated="16318"/>
        </table:table-row>
        <table:table-row table:style-name="ro1">
          <table:table-cell office:value-type="time" office:time-value="PT1H12M0S" table:style-name="ce2">
            <text:p>01:12:00</text:p>
          </table:table-cell>
          <table:table-cell office:value-type="string" table:style-name="ce1">
            <text:p>SLRS-6</text:p>
          </table:table-cell>
          <table:table-cell office:value-type="float" office:value="2.81E-2" table:style-name="ce1">
            <text:p>0.0281</text:p>
          </table:table-cell>
          <table:table-cell office:value-type="float" office:value="2.58E-2" table:style-name="ce1">
            <text:p>0.0258</text:p>
          </table:table-cell>
          <table:table-cell office:value-type="float" office:value="1.366E-2" table:style-name="ce1">
            <text:p>0.01366</text:p>
          </table:table-cell>
          <table:table-cell office:value-type="float" office:value="1.3679999999999999E-2" table:style-name="ce1">
            <text:p>0.01368</text:p>
          </table:table-cell>
          <table:table-cell office:value-type="float" office:value="1.354E-2" table:style-name="ce1">
            <text:p>0.01354</text:p>
          </table:table-cell>
          <table:table-cell office:value-type="float" office:value="1.35E-2" table:style-name="ce1">
            <text:p>0.0135</text:p>
          </table:table-cell>
          <table:table-cell office:value-type="float" office:value="1.354E-2" table:style-name="ce1">
            <text:p>0.01354</text:p>
          </table:table-cell>
          <table:table-cell office:value-type="float" office:value="1.486E-2" table:style-name="ce1">
            <text:p>0.01486</text:p>
          </table:table-cell>
          <table:table-cell office:value-type="float" office:value="1.342E-2" table:style-name="ce1">
            <text:p>0.01342</text:p>
          </table:table-cell>
          <table:table-cell office:value-type="float" office:value="1.3339999999999999E-2" table:style-name="ce1">
            <text:p>0.01334</text:p>
          </table:table-cell>
          <table:table-cell office:value-type="float" office:value="9.4833800000000004" table:style-name="ce1">
            <text:p>9.48338</text:p>
          </table:table-cell>
          <table:table-cell office:value-type="float" office:value="9.3273499999999991" table:style-name="ce1">
            <text:p>9.32735</text:p>
          </table:table-cell>
          <table:table-cell office:value-type="float" office:value="9.2333200000000009" table:style-name="ce1">
            <text:p>9.23332</text:p>
          </table:table-cell>
          <table:table-cell office:value-type="string" table:style-name="ce1">
            <text:p>Uncal</text:p>
          </table:table-cell>
          <table:table-cell office:value-type="float" office:value="8.9502799999999993" table:style-name="ce1">
            <text:p>8.95028</text:p>
          </table:table-cell>
          <table:table-cell office:value-type="float" office:value="9.1060499999999998" table:style-name="ce1">
            <text:p>9.10605</text:p>
          </table:table-cell>
          <table:table-cell office:value-type="float" office:value="9.4415200000000006" table:style-name="ce1">
            <text:p>9.44152</text:p>
          </table:table-cell>
          <table:table-cell office:value-type="float" office:value="9.4883000000000006" table:style-name="ce1">
            <text:p>9.4883</text:p>
          </table:table-cell>
          <table:table-cell office:value-type="float" office:value="9.2555200000000006" table:style-name="ce1">
            <text:p>9.25552</text:p>
          </table:table-cell>
          <table:table-cell office:value-type="float" office:value="8.8204200000000004" table:style-name="ce1">
            <text:p>8.82042</text:p>
          </table:table-cell>
          <table:table-cell office:value-type="float" office:value="8.8691499999999994" table:style-name="ce1">
            <text:p>8.86915</text:p>
          </table:table-cell>
          <table:table-cell office:value-type="float" office:value="8.9748900000000003" table:style-name="ce1">
            <text:p>8.97489</text:p>
          </table:table-cell>
          <table:table-cell office:value-type="float" office:value="5.7070000000000003E-2" table:style-name="ce1">
            <text:p>0.05707</text:p>
          </table:table-cell>
          <table:table-cell office:value-type="float" office:value="6.0909999999999999E-2" table:style-name="ce1">
            <text:p>0.06091</text:p>
          </table:table-cell>
          <table:table-cell office:value-type="float" office:value="5.9110000000000003E-2" table:style-name="ce1">
            <text:p>0.05911</text:p>
          </table:table-cell>
          <table:table-cell office:value-type="string" table:style-name="ce1">
            <text:p>Uncal</text:p>
          </table:table-cell>
          <table:table-cell office:value-type="float" office:value="6.234E-2" table:style-name="ce1">
            <text:p>0.06234</text:p>
          </table:table-cell>
          <table:table-cell office:value-type="float" office:value="6.1800000000000001E-2" table:style-name="ce1">
            <text:p>0.0618</text:p>
          </table:table-cell>
          <table:table-cell office:value-type="float" office:value="0.67976000000000003" table:style-name="ce1">
            <text:p>0.67976</text:p>
          </table:table-cell>
          <table:table-cell office:value-type="float" office:value="0.68430000000000002" table:style-name="ce1">
            <text:p>0.6843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7.7700000000000002E-4" table:style-name="ce1">
            <text:p>0.000777</text:p>
          </table:table-cell>
          <table:table-cell office:value-type="string" table:style-name="ce1">
            <text:p>Uncal</text:p>
          </table:table-cell>
          <table:table-cell office:value-type="float" office:value="2.2710900000000001" table:style-name="ce1">
            <text:p>2.27109</text:p>
          </table:table-cell>
          <table:table-cell office:value-type="float" office:value="2.2749100000000002" table:style-name="ce1">
            <text:p>2.27491</text:p>
          </table:table-cell>
          <table:table-cell office:value-type="float" office:value="2.3128000000000002" table:style-name="ce1">
            <text:p>2.3128</text:p>
          </table:table-cell>
          <table:table-cell office:value-type="float" office:value="2.3228499999999999" table:style-name="ce1">
            <text:p>2.32285</text:p>
          </table:table-cell>
          <table:table-cell office:value-type="float" office:value="2.3165200000000001" table:style-name="ce1">
            <text:p>2.31652</text:p>
          </table:table-cell>
          <table:table-cell office:value-type="float" office:value="2.2799399999999999" table:style-name="ce1">
            <text:p>2.27994</text:p>
          </table:table-cell>
          <table:table-cell office:value-type="float" office:value="2.0500000000000002E-3" table:style-name="ce1">
            <text:p>0.00205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16E-3" table:style-name="ce1">
            <text:p>0.00216</text:p>
          </table:table-cell>
          <table:table-cell office:value-type="float" office:value="1.74E-3" table:style-name="ce1">
            <text:p>0.00174</text:p>
          </table:table-cell>
          <table:table-cell office:value-type="float" office:value="2.8489800000000001" table:style-name="ce1">
            <text:p>2.84898</text:p>
          </table:table-cell>
          <table:table-cell office:value-type="float" office:value="2.9418799999999998" table:style-name="ce1">
            <text:p>2.94188</text:p>
          </table:table-cell>
          <table:table-cell office:value-type="float" office:value="2.9114100000000001" table:style-name="ce1">
            <text:p>2.91141</text:p>
          </table:table-cell>
          <table:table-cell office:value-type="string" table:style-name="ce1">
            <text:p>Uncal</text:p>
          </table:table-cell>
          <table:table-cell office:value-type="float" office:value="2.8200599999999998" table:style-name="ce1">
            <text:p>2.82006</text:p>
          </table:table-cell>
          <table:table-cell office:value-type="float" office:value="2.8463699999999998" table:style-name="ce1">
            <text:p>2.84637</text:p>
          </table:table-cell>
          <table:table-cell office:value-type="float" office:value="1.9797499999999999" table:style-name="ce1">
            <text:p>1.97975</text:p>
          </table:table-cell>
          <table:table-cell office:value-type="float" office:value="2.0330699999999999" table:style-name="ce1">
            <text:p>2.03307</text:p>
          </table:table-cell>
          <table:table-cell office:value-type="float" office:value="1.84602" table:style-name="ce1">
            <text:p>1.84602</text:p>
          </table:table-cell>
          <table:table-cell office:value-type="float" office:value="1.8299300000000001" table:style-name="ce1">
            <text:p>1.82993</text:p>
          </table:table-cell>
          <table:table-cell office:value-type="float" office:value="2.4156200000000001" table:style-name="ce1">
            <text:p>2.41562</text:p>
          </table:table-cell>
          <table:table-cell office:value-type="float" office:value="2.4016999999999999" table:style-name="ce1">
            <text:p>2.4017</text:p>
          </table:table-cell>
          <table:table-cell office:value-type="float" office:value="2.4167900000000002" table:style-name="ce1">
            <text:p>2.41679</text:p>
          </table:table-cell>
          <table:table-cell office:value-type="float" office:value="2.3937599999999999" table:style-name="ce1">
            <text:p>2.39376</text:p>
          </table:table-cell>
          <table:table-cell office:value-type="float" office:value="2.4080599999999999" table:style-name="ce1">
            <text:p>2.40806</text:p>
          </table:table-cell>
          <table:table-cell office:value-type="float" office:value="2.41194" table:style-name="ce1">
            <text:p>2.41194</text:p>
          </table:table-cell>
          <table:table-cell office:value-type="float" office:value="4.1340000000000002E-2" table:style-name="ce1">
            <text:p>0.04134</text:p>
          </table:table-cell>
          <table:table-cell office:value-type="float" office:value="4.1739999999999999E-2" table:style-name="ce1">
            <text:p>0.04174</text:p>
          </table:table-cell>
          <table:table-cell office:value-type="float" office:value="4.1889999999999997E-2" table:style-name="ce1">
            <text:p>0.04189</text:p>
          </table:table-cell>
          <table:table-cell office:value-type="float" office:value="4.2209999999999998E-2" table:style-name="ce1">
            <text:p>0.04221</text:p>
          </table:table-cell>
          <table:table-cell table:number-columns-repeated="16318"/>
        </table:table-row>
        <table:table-row table:style-name="ro1">
          <table:table-cell office:value-type="time" office:time-value="PT1H13M0S" table:style-name="ce2">
            <text:p>01:13:00</text:p>
          </table:table-cell>
          <table:table-cell office:value-type="string" table:style-name="ce1">
            <text:p>Cam Tap Water</text:p>
          </table:table-cell>
          <table:table-cell office:value-type="float" office:value="8.3499999999999998E-3" table:style-name="ce1">
            <text:p>0.00835</text:p>
          </table:table-cell>
          <table:table-cell office:value-type="float" office:value="2.281E-2" table:style-name="ce1">
            <text:p>0.02281</text:p>
          </table:table-cell>
          <table:table-cell office:value-type="float" office:value="5.4050000000000001E-2" table:style-name="ce1">
            <text:p>0.05405</text:p>
          </table:table-cell>
          <table:table-cell office:value-type="float" office:value="5.3719999999999997E-2" table:style-name="ce1">
            <text:p>0.05372</text:p>
          </table:table-cell>
          <table:table-cell office:value-type="float" office:value="5.3589999999999999E-2" table:style-name="ce1">
            <text:p>0.05359</text:p>
          </table:table-cell>
          <table:table-cell office:value-type="float" office:value="5.3510000000000002E-2" table:style-name="ce1">
            <text:p>0.05351</text:p>
          </table:table-cell>
          <table:table-cell office:value-type="float" office:value="5.9110000000000003E-2" table:style-name="ce1">
            <text:p>0.05911</text:p>
          </table:table-cell>
          <table:table-cell office:value-type="float" office:value="5.7230000000000003E-2" table:style-name="ce1">
            <text:p>0.05723</text:p>
          </table:table-cell>
          <table:table-cell office:value-type="float" office:value="5.4629999999999998E-2" table:style-name="ce1">
            <text:p>0.05463</text:p>
          </table:table-cell>
          <table:table-cell office:value-type="float" office:value="5.4629999999999998E-2" table:style-name="ce1">
            <text:p>0.05463</text:p>
          </table:table-cell>
          <table:table-cell office:value-type="string" table:style-name="ce1">
            <text:p>124.47923 o</text:p>
          </table:table-cell>
          <table:table-cell office:value-type="string" table:style-name="ce1">
            <text:p>124.62522 o</text:p>
          </table:table-cell>
          <table:table-cell office:value-type="string" table:style-name="ce1">
            <text:p>124.24556 o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####</text:p>
          </table:table-cell>
          <table:table-cell office:value-type="string" table:style-name="ce1">
            <text:p>100.14629 o</text:p>
          </table:table-cell>
          <table:table-cell office:value-type="string" table:style-name="ce1">
            <text:p>125.05089 o</text:p>
          </table:table-cell>
          <table:table-cell office:value-type="string" table:style-name="ce1">
            <text:p>122.74215 o</text:p>
          </table:table-cell>
          <table:table-cell office:value-type="string" table:style-name="ce1">
            <text:p>123.01694 o</text:p>
          </table:table-cell>
          <table:table-cell office:value-type="string" table:style-name="ce1">
            <text:p>83.96375 o</text:p>
          </table:table-cell>
          <table:table-cell office:value-type="string" table:style-name="ce1">
            <text:p>####</text:p>
          </table:table-cell>
          <table:table-cell office:value-type="string" table:style-name="ce1">
            <text:p>118.04199 o</text:p>
          </table:table-cell>
          <table:table-cell office:value-type="string" table:style-name="ce1">
            <text:p>-0.00449 u</text:p>
          </table:table-cell>
          <table:table-cell office:value-type="string" table:style-name="ce1">
            <text:p>-0.01019 u</text:p>
          </table:table-cell>
          <table:table-cell office:value-type="string" table:style-name="ce1">
            <text:p>-0.00440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317 u</text:p>
          </table:table-cell>
          <table:table-cell office:value-type="string" table:style-name="ce1">
            <text:p>-0.00534 u</text:p>
          </table:table-cell>
          <table:table-cell office:value-type="float" office:value="2.7250999999999999" table:style-name="ce1">
            <text:p>2.7251</text:p>
          </table:table-cell>
          <table:table-cell office:value-type="float" office:value="2.6531899999999999" table:style-name="ce1">
            <text:p>2.65319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3214999999999999E-2" table:style-name="ce1">
            <text:p>0.013215</text:p>
          </table:table-cell>
          <table:table-cell office:value-type="string" table:style-name="ce1">
            <text:p>Uncal</text:p>
          </table:table-cell>
          <table:table-cell office:value-type="float" office:value="3.5279500000000001" table:style-name="ce1">
            <text:p>3.52795</text:p>
          </table:table-cell>
          <table:table-cell office:value-type="float" office:value="3.5573999999999999" table:style-name="ce1">
            <text:p>3.5574</text:p>
          </table:table-cell>
          <table:table-cell office:value-type="float" office:value="3.7429999999999999" table:style-name="ce1">
            <text:p>3.743</text:p>
          </table:table-cell>
          <table:table-cell office:value-type="float" office:value="3.7380900000000001" table:style-name="ce1">
            <text:p>3.73809</text:p>
          </table:table-cell>
          <table:table-cell office:value-type="float" office:value="3.7488800000000002" table:style-name="ce1">
            <text:p>3.74888</text:p>
          </table:table-cell>
          <table:table-cell office:value-type="float" office:value="3.7528800000000002" table:style-name="ce1">
            <text:p>3.75288</text:p>
          </table:table-cell>
          <table:table-cell office:value-type="string" table:style-name="ce1">
            <text:p>0.00006 u</text:p>
          </table:table-cell>
          <table:table-cell office:value-type="string" table:style-name="ce1">
            <text:p>-0.00013 u</text:p>
          </table:table-cell>
          <table:table-cell office:value-type="string" table:style-name="ce1">
            <text:p>0.00013 u</text:p>
          </table:table-cell>
          <table:table-cell office:value-type="string" table:style-name="ce1">
            <text:p>-0.00059 u</text:p>
          </table:table-cell>
          <table:table-cell office:value-type="float" office:value="11.823589999999999" table:style-name="ce1">
            <text:p>11.82359</text:p>
          </table:table-cell>
          <table:table-cell office:value-type="float" office:value="12.78707" table:style-name="ce1">
            <text:p>12.78707</text:p>
          </table:table-cell>
          <table:table-cell office:value-type="float" office:value="12.55273" table:style-name="ce1">
            <text:p>12.55273</text:p>
          </table:table-cell>
          <table:table-cell office:value-type="string" table:style-name="ce1">
            <text:p>Uncal</text:p>
          </table:table-cell>
          <table:table-cell office:value-type="float" office:value="10.878830000000001" table:style-name="ce1">
            <text:p>10.87883</text:p>
          </table:table-cell>
          <table:table-cell office:value-type="float" office:value="10.897650000000001" table:style-name="ce1">
            <text:p>10.89765</text:p>
          </table:table-cell>
          <table:table-cell office:value-type="string" table:style-name="ce1">
            <text:p>11.91774 o</text:p>
          </table:table-cell>
          <table:table-cell office:value-type="float" office:value="10.64307" table:style-name="ce1">
            <text:p>10.64307</text:p>
          </table:table-cell>
          <table:table-cell office:value-type="float" office:value="10.11102" table:style-name="ce1">
            <text:p>10.11102</text:p>
          </table:table-cell>
          <table:table-cell office:value-type="float" office:value="9.7113700000000005" table:style-name="ce1">
            <text:p>9.71137</text:p>
          </table:table-cell>
          <table:table-cell office:value-type="float" office:value="8.2958999999999996" table:style-name="ce1">
            <text:p>8.2959</text:p>
          </table:table-cell>
          <table:table-cell office:value-type="float" office:value="8.2729700000000008" table:style-name="ce1">
            <text:p>8.27297</text:p>
          </table:table-cell>
          <table:table-cell office:value-type="float" office:value="8.3298199999999998" table:style-name="ce1">
            <text:p>8.32982</text:p>
          </table:table-cell>
          <table:table-cell office:value-type="float" office:value="8.3249600000000008" table:style-name="ce1">
            <text:p>8.32496</text:p>
          </table:table-cell>
          <table:table-cell office:value-type="float" office:value="8.3520400000000006" table:style-name="ce1">
            <text:p>8.35204</text:p>
          </table:table-cell>
          <table:table-cell office:value-type="float" office:value="8.3768899999999995" table:style-name="ce1">
            <text:p>8.37689</text:p>
          </table:table-cell>
          <table:table-cell office:value-type="float" office:value="0.43013000000000001" table:style-name="ce1">
            <text:p>0.43013</text:p>
          </table:table-cell>
          <table:table-cell office:value-type="float" office:value="0.43470999999999999" table:style-name="ce1">
            <text:p>0.43471</text:p>
          </table:table-cell>
          <table:table-cell office:value-type="float" office:value="0.43056" table:style-name="ce1">
            <text:p>0.43056</text:p>
          </table:table-cell>
          <table:table-cell office:value-type="float" office:value="0.43536999999999998" table:style-name="ce1">
            <text:p>0.43537</text:p>
          </table:table-cell>
          <table:table-cell table:number-columns-repeated="16318"/>
        </table:table-row>
        <table:table-row table:style-name="ro1">
          <table:table-cell office:value-type="time" office:time-value="PT1H10M0S" table:style-name="ce2">
            <text:p>01:10:00</text:p>
          </table:table-cell>
          <table:table-cell office:value-type="string" table:style-name="ce1">
            <text:p>BK_14</text:p>
          </table:table-cell>
          <table:table-cell office:value-type="float" office:value="8.9300000000000004E-3" table:style-name="ce1">
            <text:p>0.00893</text:p>
          </table:table-cell>
          <table:table-cell office:value-type="float" office:value="1.1310000000000001E-2" table:style-name="ce1">
            <text:p>0.01131</text:p>
          </table:table-cell>
          <table:table-cell office:value-type="float" office:value="1.8020000000000001E-2" table:style-name="ce1">
            <text:p>0.01802</text:p>
          </table:table-cell>
          <table:table-cell office:value-type="float" office:value="1.8120000000000001E-2" table:style-name="ce1">
            <text:p>0.01812</text:p>
          </table:table-cell>
          <table:table-cell office:value-type="float" office:value="1.7909999999999999E-2" table:style-name="ce1">
            <text:p>0.01791</text:p>
          </table:table-cell>
          <table:table-cell office:value-type="float" office:value="1.8030000000000001E-2" table:style-name="ce1">
            <text:p>0.01803</text:p>
          </table:table-cell>
          <table:table-cell office:value-type="float" office:value="1.9380000000000001E-2" table:style-name="ce1">
            <text:p>0.01938</text:p>
          </table:table-cell>
          <table:table-cell office:value-type="float" office:value="1.8440000000000002E-2" table:style-name="ce1">
            <text:p>0.01844</text:p>
          </table:table-cell>
          <table:table-cell office:value-type="float" office:value="1.7690000000000001E-2" table:style-name="ce1">
            <text:p>0.01769</text:p>
          </table:table-cell>
          <table:table-cell office:value-type="float" office:value="1.7590000000000001E-2" table:style-name="ce1">
            <text:p>0.01759</text:p>
          </table:table-cell>
          <table:table-cell office:value-type="float" office:value="14.78373" table:style-name="ce1">
            <text:p>14.78373</text:p>
          </table:table-cell>
          <table:table-cell office:value-type="float" office:value="14.58745" table:style-name="ce1">
            <text:p>14.58745</text:p>
          </table:table-cell>
          <table:table-cell office:value-type="float" office:value="14.493869999999999" table:style-name="ce1">
            <text:p>14.49387</text:p>
          </table:table-cell>
          <table:table-cell office:value-type="string" table:style-name="ce1">
            <text:p>Uncal</text:p>
          </table:table-cell>
          <table:table-cell office:value-type="float" office:value="13.63424" table:style-name="ce1">
            <text:p>13.63424</text:p>
          </table:table-cell>
          <table:table-cell office:value-type="float" office:value="14.252649999999999" table:style-name="ce1">
            <text:p>14.25265</text:p>
          </table:table-cell>
          <table:table-cell office:value-type="float" office:value="14.60699" table:style-name="ce1">
            <text:p>14.60699</text:p>
          </table:table-cell>
          <table:table-cell office:value-type="float" office:value="14.69206" table:style-name="ce1">
            <text:p>14.69206</text:p>
          </table:table-cell>
          <table:table-cell office:value-type="float" office:value="14.3316" table:style-name="ce1">
            <text:p>14.3316</text:p>
          </table:table-cell>
          <table:table-cell office:value-type="float" office:value="13.42886" table:style-name="ce1">
            <text:p>13.42886</text:p>
          </table:table-cell>
          <table:table-cell office:value-type="float" office:value="13.18953" table:style-name="ce1">
            <text:p>13.18953</text:p>
          </table:table-cell>
          <table:table-cell office:value-type="float" office:value="13.811360000000001" table:style-name="ce1">
            <text:p>13.81136</text:p>
          </table:table-cell>
          <table:table-cell office:value-type="string" table:style-name="ce1">
            <text:p>-0.00021 u</text:p>
          </table:table-cell>
          <table:table-cell office:value-type="string" table:style-name="ce1">
            <text:p>-0.00463 u</text:p>
          </table:table-cell>
          <table:table-cell office:value-type="float" office:value="6.7000000000000002E-4" table:style-name="ce1">
            <text:p>0.00067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135 u</text:p>
          </table:table-cell>
          <table:table-cell office:value-type="string" table:style-name="ce1">
            <text:p>0.00107 u</text:p>
          </table:table-cell>
          <table:table-cell office:value-type="float" office:value="2.6058300000000001" table:style-name="ce1">
            <text:p>2.60583</text:p>
          </table:table-cell>
          <table:table-cell office:value-type="float" office:value="2.5419100000000001" table:style-name="ce1">
            <text:p>2.54191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681E-3" table:style-name="ce1">
            <text:p>0.001681</text:p>
          </table:table-cell>
          <table:table-cell office:value-type="string" table:style-name="ce1">
            <text:p>Uncal</text:p>
          </table:table-cell>
          <table:table-cell office:value-type="float" office:value="2.5470899999999999" table:style-name="ce1">
            <text:p>2.54709</text:p>
          </table:table-cell>
          <table:table-cell office:value-type="float" office:value="2.55748" table:style-name="ce1">
            <text:p>2.55748</text:p>
          </table:table-cell>
          <table:table-cell office:value-type="float" office:value="2.6099199999999998" table:style-name="ce1">
            <text:p>2.60992</text:p>
          </table:table-cell>
          <table:table-cell office:value-type="float" office:value="2.6093600000000001" table:style-name="ce1">
            <text:p>2.60936</text:p>
          </table:table-cell>
          <table:table-cell office:value-type="float" office:value="2.6149100000000001" table:style-name="ce1">
            <text:p>2.61491</text:p>
          </table:table-cell>
          <table:table-cell office:value-type="float" office:value="2.5752199999999998" table:style-name="ce1">
            <text:p>2.57522</text:p>
          </table:table-cell>
          <table:table-cell office:value-type="float" office:value="5.8E-4" table:style-name="ce1">
            <text:p>0.00058</text:p>
          </table:table-cell>
          <table:table-cell office:value-type="float" office:value="5.1999999999999995E-4" table:style-name="ce1">
            <text:p>0.00052</text:p>
          </table:table-cell>
          <table:table-cell office:value-type="float" office:value="7.9000000000000001E-4" table:style-name="ce1">
            <text:p>0.00079</text:p>
          </table:table-cell>
          <table:table-cell office:value-type="string" table:style-name="ce1">
            <text:p>0.00025 u</text:p>
          </table:table-cell>
          <table:table-cell office:value-type="float" office:value="7.5855300000000003" table:style-name="ce1">
            <text:p>7.58553</text:p>
          </table:table-cell>
          <table:table-cell office:value-type="float" office:value="7.9378000000000002" table:style-name="ce1">
            <text:p>7.9378</text:p>
          </table:table-cell>
          <table:table-cell office:value-type="float" office:value="7.8726700000000003" table:style-name="ce1">
            <text:p>7.87267</text:p>
          </table:table-cell>
          <table:table-cell office:value-type="string" table:style-name="ce1">
            <text:p>Uncal</text:p>
          </table:table-cell>
          <table:table-cell office:value-type="float" office:value="7.6193099999999996" table:style-name="ce1">
            <text:p>7.61931</text:p>
          </table:table-cell>
          <table:table-cell office:value-type="float" office:value="7.5951700000000004" table:style-name="ce1">
            <text:p>7.59517</text:p>
          </table:table-cell>
          <table:table-cell office:value-type="float" office:value="0.91393000000000002" table:style-name="ce1">
            <text:p>0.91393</text:p>
          </table:table-cell>
          <table:table-cell office:value-type="float" office:value="0.70548" table:style-name="ce1">
            <text:p>0.70548</text:p>
          </table:table-cell>
          <table:table-cell office:value-type="float" office:value="0.71191000000000004" table:style-name="ce1">
            <text:p>0.71191</text:p>
          </table:table-cell>
          <table:table-cell office:value-type="float" office:value="0.65880000000000005" table:style-name="ce1">
            <text:p>0.6588</text:p>
          </table:table-cell>
          <table:table-cell office:value-type="float" office:value="12.35224" table:style-name="ce1">
            <text:p>12.35224</text:p>
          </table:table-cell>
          <table:table-cell office:value-type="float" office:value="12.363020000000001" table:style-name="ce1">
            <text:p>12.36302</text:p>
          </table:table-cell>
          <table:table-cell office:value-type="float" office:value="12.47578" table:style-name="ce1">
            <text:p>12.47578</text:p>
          </table:table-cell>
          <table:table-cell office:value-type="float" office:value="12.131959999999999" table:style-name="ce1">
            <text:p>12.13196</text:p>
          </table:table-cell>
          <table:table-cell office:value-type="float" office:value="12.23475" table:style-name="ce1">
            <text:p>12.23475</text:p>
          </table:table-cell>
          <table:table-cell office:value-type="float" office:value="12.20853" table:style-name="ce1">
            <text:p>12.20853</text:p>
          </table:table-cell>
          <table:table-cell office:value-type="float" office:value="3.993E-2" table:style-name="ce1">
            <text:p>0.03993</text:p>
          </table:table-cell>
          <table:table-cell office:value-type="float" office:value="4.054E-2" table:style-name="ce1">
            <text:p>0.04054</text:p>
          </table:table-cell>
          <table:table-cell office:value-type="float" office:value="4.0309999999999999E-2" table:style-name="ce1">
            <text:p>0.04031</text:p>
          </table:table-cell>
          <table:table-cell office:value-type="float" office:value="4.1050000000000003E-2" table:style-name="ce1">
            <text:p>0.04105</text:p>
          </table:table-cell>
          <table:table-cell table:number-columns-repeated="16318"/>
        </table:table-row>
        <table:table-row table:style-name="ro1">
          <table:table-cell office:value-type="time" office:time-value="PT1H14M0S" table:style-name="ce2">
            <text:p>01:14:00</text:p>
          </table:table-cell>
          <table:table-cell office:value-type="string" table:style-name="ce1">
            <text:p>BK_15</text:p>
          </table:table-cell>
          <table:table-cell office:value-type="float" office:value="8.3300000000000006E-3" table:style-name="ce1">
            <text:p>0.00833</text:p>
          </table:table-cell>
          <table:table-cell office:value-type="float" office:value="8.3700000000000007E-3" table:style-name="ce1">
            <text:p>0.00837</text:p>
          </table:table-cell>
          <table:table-cell office:value-type="float" office:value="2.1100000000000001E-2" table:style-name="ce1">
            <text:p>0.0211</text:p>
          </table:table-cell>
          <table:table-cell office:value-type="float" office:value="2.078E-2" table:style-name="ce1">
            <text:p>0.02078</text:p>
          </table:table-cell>
          <table:table-cell office:value-type="float" office:value="2.0580000000000001E-2" table:style-name="ce1">
            <text:p>0.02058</text:p>
          </table:table-cell>
          <table:table-cell office:value-type="float" office:value="2.0559999999999998E-2" table:style-name="ce1">
            <text:p>0.02056</text:p>
          </table:table-cell>
          <table:table-cell office:value-type="float" office:value="2.1250000000000002E-2" table:style-name="ce1">
            <text:p>0.02125</text:p>
          </table:table-cell>
          <table:table-cell office:value-type="float" office:value="2.1420000000000002E-2" table:style-name="ce1">
            <text:p>0.02142</text:p>
          </table:table-cell>
          <table:table-cell office:value-type="float" office:value="2.0590000000000001E-2" table:style-name="ce1">
            <text:p>0.02059</text:p>
          </table:table-cell>
          <table:table-cell office:value-type="float" office:value="2.051E-2" table:style-name="ce1">
            <text:p>0.02051</text:p>
          </table:table-cell>
          <table:table-cell office:value-type="float" office:value="13.44021" table:style-name="ce1">
            <text:p>13.44021</text:p>
          </table:table-cell>
          <table:table-cell office:value-type="float" office:value="13.21809" table:style-name="ce1">
            <text:p>13.21809</text:p>
          </table:table-cell>
          <table:table-cell office:value-type="float" office:value="13.139760000000001" table:style-name="ce1">
            <text:p>13.13976</text:p>
          </table:table-cell>
          <table:table-cell office:value-type="string" table:style-name="ce1">
            <text:p>Uncal</text:p>
          </table:table-cell>
          <table:table-cell office:value-type="float" office:value="12.42639" table:style-name="ce1">
            <text:p>12.42639</text:p>
          </table:table-cell>
          <table:table-cell office:value-type="float" office:value="12.98091" table:style-name="ce1">
            <text:p>12.98091</text:p>
          </table:table-cell>
          <table:table-cell office:value-type="float" office:value="13.36896" table:style-name="ce1">
            <text:p>13.36896</text:p>
          </table:table-cell>
          <table:table-cell office:value-type="float" office:value="13.477919999999999" table:style-name="ce1">
            <text:p>13.47792</text:p>
          </table:table-cell>
          <table:table-cell office:value-type="float" office:value="13.11369" table:style-name="ce1">
            <text:p>13.11369</text:p>
          </table:table-cell>
          <table:table-cell office:value-type="float" office:value="12.33746" table:style-name="ce1">
            <text:p>12.33746</text:p>
          </table:table-cell>
          <table:table-cell office:value-type="float" office:value="12.296049999999999" table:style-name="ce1">
            <text:p>12.29605</text:p>
          </table:table-cell>
          <table:table-cell office:value-type="float" office:value="12.7218" table:style-name="ce1">
            <text:p>12.7218</text:p>
          </table:table-cell>
          <table:table-cell office:value-type="float" office:value="1.043E-2" table:style-name="ce1">
            <text:p>0.01043</text:p>
          </table:table-cell>
          <table:table-cell office:value-type="float" office:value="7.6699999999999997E-3" table:style-name="ce1">
            <text:p>0.00767</text:p>
          </table:table-cell>
          <table:table-cell office:value-type="float" office:value="1.09E-2" table:style-name="ce1">
            <text:p>0.0109</text:p>
          </table:table-cell>
          <table:table-cell office:value-type="string" table:style-name="ce1">
            <text:p>Uncal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1.076E-2" table:style-name="ce1">
            <text:p>0.01076</text:p>
          </table:table-cell>
          <table:table-cell office:value-type="float" office:value="3.0005999999999999" table:style-name="ce1">
            <text:p>3.0006</text:p>
          </table:table-cell>
          <table:table-cell office:value-type="float" office:value="2.9207700000000001" table:style-name="ce1">
            <text:p>2.92077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4549999999999999E-3" table:style-name="ce1">
            <text:p>0.001455</text:p>
          </table:table-cell>
          <table:table-cell office:value-type="string" table:style-name="ce1">
            <text:p>Uncal</text:p>
          </table:table-cell>
          <table:table-cell office:value-type="float" office:value="2.5681500000000002" table:style-name="ce1">
            <text:p>2.56815</text:p>
          </table:table-cell>
          <table:table-cell office:value-type="float" office:value="2.57721" table:style-name="ce1">
            <text:p>2.57721</text:p>
          </table:table-cell>
          <table:table-cell office:value-type="float" office:value="2.6325500000000002" table:style-name="ce1">
            <text:p>2.63255</text:p>
          </table:table-cell>
          <table:table-cell office:value-type="float" office:value="2.6263100000000001" table:style-name="ce1">
            <text:p>2.62631</text:p>
          </table:table-cell>
          <table:table-cell office:value-type="float" office:value="2.6366499999999999" table:style-name="ce1">
            <text:p>2.63665</text:p>
          </table:table-cell>
          <table:table-cell office:value-type="float" office:value="2.5983299999999998" table:style-name="ce1">
            <text:p>2.59833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6.3000000000000003E-4" table:style-name="ce1">
            <text:p>0.00063</text:p>
          </table:table-cell>
          <table:table-cell office:value-type="string" table:style-name="ce1">
            <text:p>0.00055 u</text:p>
          </table:table-cell>
          <table:table-cell office:value-type="float" office:value="7.6070500000000001" table:style-name="ce1">
            <text:p>7.60705</text:p>
          </table:table-cell>
          <table:table-cell office:value-type="float" office:value="7.9684900000000001" table:style-name="ce1">
            <text:p>7.96849</text:p>
          </table:table-cell>
          <table:table-cell office:value-type="float" office:value="7.9049399999999999" table:style-name="ce1">
            <text:p>7.90494</text:p>
          </table:table-cell>
          <table:table-cell office:value-type="string" table:style-name="ce1">
            <text:p>Uncal</text:p>
          </table:table-cell>
          <table:table-cell office:value-type="float" office:value="7.6597900000000001" table:style-name="ce1">
            <text:p>7.65979</text:p>
          </table:table-cell>
          <table:table-cell office:value-type="float" office:value="7.6415199999999999" table:style-name="ce1">
            <text:p>7.64152</text:p>
          </table:table-cell>
          <table:table-cell office:value-type="float" office:value="1.29701" table:style-name="ce1">
            <text:p>1.29701</text:p>
          </table:table-cell>
          <table:table-cell office:value-type="float" office:value="1.1963200000000001" table:style-name="ce1">
            <text:p>1.19632</text:p>
          </table:table-cell>
          <table:table-cell office:value-type="float" office:value="1.1682600000000001" table:style-name="ce1">
            <text:p>1.16826</text:p>
          </table:table-cell>
          <table:table-cell office:value-type="float" office:value="1.09903" table:style-name="ce1">
            <text:p>1.09903</text:p>
          </table:table-cell>
          <table:table-cell office:value-type="float" office:value="11.486689999999999" table:style-name="ce1">
            <text:p>11.48669</text:p>
          </table:table-cell>
          <table:table-cell office:value-type="float" office:value="11.458589999999999" table:style-name="ce1">
            <text:p>11.45859</text:p>
          </table:table-cell>
          <table:table-cell office:value-type="float" office:value="11.56344" table:style-name="ce1">
            <text:p>11.56344</text:p>
          </table:table-cell>
          <table:table-cell office:value-type="float" office:value="11.283620000000001" table:style-name="ce1">
            <text:p>11.28362</text:p>
          </table:table-cell>
          <table:table-cell office:value-type="float" office:value="11.330270000000001" table:style-name="ce1">
            <text:p>11.33027</text:p>
          </table:table-cell>
          <table:table-cell office:value-type="float" office:value="11.37655" table:style-name="ce1">
            <text:p>11.37655</text:p>
          </table:table-cell>
          <table:table-cell office:value-type="float" office:value="4.1750000000000002E-2" table:style-name="ce1">
            <text:p>0.04175</text:p>
          </table:table-cell>
          <table:table-cell office:value-type="float" office:value="4.2380000000000001E-2" table:style-name="ce1">
            <text:p>0.04238</text:p>
          </table:table-cell>
          <table:table-cell office:value-type="float" office:value="4.2380000000000001E-2" table:style-name="ce1">
            <text:p>0.04238</text:p>
          </table:table-cell>
          <table:table-cell office:value-type="float" office:value="4.3060000000000001E-2" table:style-name="ce1">
            <text:p>0.04306</text:p>
          </table:table-cell>
          <table:table-cell table:number-columns-repeated="16318"/>
        </table:table-row>
        <table:table-row table:style-name="ro1">
          <table:table-cell office:value-type="time" office:time-value="PT1H15M0S" table:style-name="ce2">
            <text:p>01:15:00</text:p>
          </table:table-cell>
          <table:table-cell office:value-type="string" table:style-name="ce1">
            <text:p>BK_16</text:p>
          </table:table-cell>
          <table:table-cell office:value-type="float" office:value="4.79E-3" table:style-name="ce1">
            <text:p>0.00479</text:p>
          </table:table-cell>
          <table:table-cell office:value-type="float" office:value="6.1999999999999998E-3" table:style-name="ce1">
            <text:p>0.0062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2.605E-2" table:style-name="ce1">
            <text:p>0.02605</text:p>
          </table:table-cell>
          <table:table-cell office:value-type="float" office:value="2.5579999999999999E-2" table:style-name="ce1">
            <text:p>0.02558</text:p>
          </table:table-cell>
          <table:table-cell office:value-type="float" office:value="2.5530000000000001E-2" table:style-name="ce1">
            <text:p>0.02553</text:p>
          </table:table-cell>
          <table:table-cell office:value-type="float" office:value="2.6550000000000001E-2" table:style-name="ce1">
            <text:p>0.02655</text:p>
          </table:table-cell>
          <table:table-cell office:value-type="float" office:value="2.7619999999999999E-2" table:style-name="ce1">
            <text:p>0.02762</text:p>
          </table:table-cell>
          <table:table-cell office:value-type="float" office:value="2.5649999999999999E-2" table:style-name="ce1">
            <text:p>0.02565</text:p>
          </table:table-cell>
          <table:table-cell office:value-type="float" office:value="2.5440000000000001E-2" table:style-name="ce1">
            <text:p>0.02544</text:p>
          </table:table-cell>
          <table:table-cell office:value-type="float" office:value="19.399629999999998" table:style-name="ce1">
            <text:p>19.39963</text:p>
          </table:table-cell>
          <table:table-cell office:value-type="float" office:value="19.12668" table:style-name="ce1">
            <text:p>19.12668</text:p>
          </table:table-cell>
          <table:table-cell office:value-type="float" office:value="18.839479999999998" table:style-name="ce1">
            <text:p>18.83948</text:p>
          </table:table-cell>
          <table:table-cell office:value-type="string" table:style-name="ce1">
            <text:p>Uncal</text:p>
          </table:table-cell>
          <table:table-cell office:value-type="float" office:value="17.2102" table:style-name="ce1">
            <text:p>17.2102</text:p>
          </table:table-cell>
          <table:table-cell office:value-type="float" office:value="18.603359999999999" table:style-name="ce1">
            <text:p>18.60336</text:p>
          </table:table-cell>
          <table:table-cell office:value-type="float" office:value="19.193850000000001" table:style-name="ce1">
            <text:p>19.19385</text:p>
          </table:table-cell>
          <table:table-cell office:value-type="float" office:value="19.409939999999999" table:style-name="ce1">
            <text:p>19.40994</text:p>
          </table:table-cell>
          <table:table-cell office:value-type="float" office:value="18.9297" table:style-name="ce1">
            <text:p>18.9297</text:p>
          </table:table-cell>
          <table:table-cell office:value-type="float" office:value="17.57329" table:style-name="ce1">
            <text:p>17.57329</text:p>
          </table:table-cell>
          <table:table-cell office:value-type="float" office:value="17.638110000000001" table:style-name="ce1">
            <text:p>17.63811</text:p>
          </table:table-cell>
          <table:table-cell office:value-type="float" office:value="18.354040000000001" table:style-name="ce1">
            <text:p>18.35404</text:p>
          </table:table-cell>
          <table:table-cell office:value-type="float" office:value="1.23E-3" table:style-name="ce1">
            <text:p>0.00123</text:p>
          </table:table-cell>
          <table:table-cell office:value-type="string" table:style-name="ce1">
            <text:p>-0.00306 u</text:p>
          </table:table-cell>
          <table:table-cell office:value-type="float" office:value="2.2699999999999999E-3" table:style-name="ce1">
            <text:p>0.00227</text:p>
          </table:table-cell>
          <table:table-cell office:value-type="string" table:style-name="ce1">
            <text:p>Uncal</text:p>
          </table:table-cell>
          <table:table-cell office:value-type="float" office:value="3.3800000000000002E-3" table:style-name="ce1">
            <text:p>0.00338</text:p>
          </table:table-cell>
          <table:table-cell office:value-type="string" table:style-name="ce1">
            <text:p>0.00054 u</text:p>
          </table:table-cell>
          <table:table-cell office:value-type="float" office:value="3.10379" table:style-name="ce1">
            <text:p>3.10379</text:p>
          </table:table-cell>
          <table:table-cell office:value-type="float" office:value="3.0199600000000002" table:style-name="ce1">
            <text:p>3.01996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4679999999999999E-3" table:style-name="ce1">
            <text:p>0.001468</text:p>
          </table:table-cell>
          <table:table-cell office:value-type="string" table:style-name="ce1">
            <text:p>Uncal</text:p>
          </table:table-cell>
          <table:table-cell office:value-type="float" office:value="3.2634300000000001" table:style-name="ce1">
            <text:p>3.26343</text:p>
          </table:table-cell>
          <table:table-cell office:value-type="float" office:value="3.2877200000000002" table:style-name="ce1">
            <text:p>3.28772</text:p>
          </table:table-cell>
          <table:table-cell office:value-type="float" office:value="3.3668999999999998" table:style-name="ce1">
            <text:p>3.3669</text:p>
          </table:table-cell>
          <table:table-cell office:value-type="float" office:value="3.3642400000000001" table:style-name="ce1">
            <text:p>3.36424</text:p>
          </table:table-cell>
          <table:table-cell office:value-type="float" office:value="3.3630599999999999" table:style-name="ce1">
            <text:p>3.36306</text:p>
          </table:table-cell>
          <table:table-cell office:value-type="float" office:value="3.3163900000000002" table:style-name="ce1">
            <text:p>3.31639</text:p>
          </table:table-cell>
          <table:table-cell office:value-type="float" office:value="3.2000000000000003E-4" table:style-name="ce1">
            <text:p>0.00032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3.8000000000000002E-4" table:style-name="ce1">
            <text:p>0.00038</text:p>
          </table:table-cell>
          <table:table-cell office:value-type="string" table:style-name="ce1">
            <text:p>-0.00009 u</text:p>
          </table:table-cell>
          <table:table-cell office:value-type="float" office:value="7.9463800000000004" table:style-name="ce1">
            <text:p>7.94638</text:p>
          </table:table-cell>
          <table:table-cell office:value-type="float" office:value="8.3404799999999994" table:style-name="ce1">
            <text:p>8.34048</text:p>
          </table:table-cell>
          <table:table-cell office:value-type="float" office:value="8.2519899999999993" table:style-name="ce1">
            <text:p>8.25199</text:p>
          </table:table-cell>
          <table:table-cell office:value-type="string" table:style-name="ce1">
            <text:p>Uncal</text:p>
          </table:table-cell>
          <table:table-cell office:value-type="float" office:value="7.8955299999999999" table:style-name="ce1">
            <text:p>7.89553</text:p>
          </table:table-cell>
          <table:table-cell office:value-type="float" office:value="7.8804100000000004" table:style-name="ce1">
            <text:p>7.88041</text:p>
          </table:table-cell>
          <table:table-cell office:value-type="float" office:value="1.69408" table:style-name="ce1">
            <text:p>1.69408</text:p>
          </table:table-cell>
          <table:table-cell office:value-type="float" office:value="1.54345" table:style-name="ce1">
            <text:p>1.54345</text:p>
          </table:table-cell>
          <table:table-cell office:value-type="float" office:value="1.4311" table:style-name="ce1">
            <text:p>1.4311</text:p>
          </table:table-cell>
          <table:table-cell office:value-type="float" office:value="1.4007499999999999" table:style-name="ce1">
            <text:p>1.40075</text:p>
          </table:table-cell>
          <table:table-cell office:value-type="float" office:value="10.66478" table:style-name="ce1">
            <text:p>10.66478</text:p>
          </table:table-cell>
          <table:table-cell office:value-type="float" office:value="10.66131" table:style-name="ce1">
            <text:p>10.66131</text:p>
          </table:table-cell>
          <table:table-cell office:value-type="float" office:value="10.757429999999999" table:style-name="ce1">
            <text:p>10.75743</text:p>
          </table:table-cell>
          <table:table-cell office:value-type="float" office:value="10.46611" table:style-name="ce1">
            <text:p>10.46611</text:p>
          </table:table-cell>
          <table:table-cell office:value-type="float" office:value="10.58451" table:style-name="ce1">
            <text:p>10.58451</text:p>
          </table:table-cell>
          <table:table-cell office:value-type="float" office:value="10.59254" table:style-name="ce1">
            <text:p>10.59254</text:p>
          </table:table-cell>
          <table:table-cell office:value-type="float" office:value="5.5129999999999998E-2" table:style-name="ce1">
            <text:p>0.05513</text:p>
          </table:table-cell>
          <table:table-cell office:value-type="float" office:value="5.5870000000000003E-2" table:style-name="ce1">
            <text:p>0.05587</text:p>
          </table:table-cell>
          <table:table-cell office:value-type="float" office:value="5.5309999999999998E-2" table:style-name="ce1">
            <text:p>0.05531</text:p>
          </table:table-cell>
          <table:table-cell office:value-type="float" office:value="5.6800000000000003E-2" table:style-name="ce1">
            <text:p>0.0568</text:p>
          </table:table-cell>
          <table:table-cell table:number-columns-repeated="16318"/>
        </table:table-row>
        <table:table-row table:style-name="ro1">
          <table:table-cell office:value-type="time" office:time-value="PT1H16M0S" table:style-name="ce2">
            <text:p>01:16:00</text:p>
          </table:table-cell>
          <table:table-cell office:value-type="string" table:style-name="ce1">
            <text:p>BK_17</text:p>
          </table:table-cell>
          <table:table-cell office:value-type="float" office:value="5.5199999999999997E-3" table:style-name="ce1">
            <text:p>0.00552</text:p>
          </table:table-cell>
          <table:table-cell office:value-type="string" table:style-name="ce1">
            <text:p>0.00816 u</text:p>
          </table:table-cell>
          <table:table-cell office:value-type="float" office:value="2.5909999999999999E-2" table:style-name="ce1">
            <text:p>0.02591</text:p>
          </table:table-cell>
          <table:table-cell office:value-type="float" office:value="2.5729999999999999E-2" table:style-name="ce1">
            <text:p>0.02573</text:p>
          </table:table-cell>
          <table:table-cell office:value-type="float" office:value="2.5409999999999999E-2" table:style-name="ce1">
            <text:p>0.02541</text:p>
          </table:table-cell>
          <table:table-cell office:value-type="float" office:value="2.5399999999999999E-2" table:style-name="ce1">
            <text:p>0.0254</text:p>
          </table:table-cell>
          <table:table-cell office:value-type="float" office:value="2.469E-2" table:style-name="ce1">
            <text:p>0.02469</text:p>
          </table:table-cell>
          <table:table-cell office:value-type="float" office:value="2.7109999999999999E-2" table:style-name="ce1">
            <text:p>0.02711</text:p>
          </table:table-cell>
          <table:table-cell office:value-type="float" office:value="2.555E-2" table:style-name="ce1">
            <text:p>0.02555</text:p>
          </table:table-cell>
          <table:table-cell office:value-type="float" office:value="2.554E-2" table:style-name="ce1">
            <text:p>0.02554</text:p>
          </table:table-cell>
          <table:table-cell office:value-type="float" office:value="19.500730000000001" table:style-name="ce1">
            <text:p>19.50073</text:p>
          </table:table-cell>
          <table:table-cell office:value-type="float" office:value="19.236519999999999" table:style-name="ce1">
            <text:p>19.23652</text:p>
          </table:table-cell>
          <table:table-cell office:value-type="float" office:value="18.96547" table:style-name="ce1">
            <text:p>18.96547</text:p>
          </table:table-cell>
          <table:table-cell office:value-type="string" table:style-name="ce1">
            <text:p>Uncal</text:p>
          </table:table-cell>
          <table:table-cell office:value-type="float" office:value="17.264399999999998" table:style-name="ce1">
            <text:p>17.2644</text:p>
          </table:table-cell>
          <table:table-cell office:value-type="float" office:value="18.959009999999999" table:style-name="ce1">
            <text:p>18.95901</text:p>
          </table:table-cell>
          <table:table-cell office:value-type="float" office:value="19.423300000000001" table:style-name="ce1">
            <text:p>19.4233</text:p>
          </table:table-cell>
          <table:table-cell office:value-type="float" office:value="19.599350000000001" table:style-name="ce1">
            <text:p>19.59935</text:p>
          </table:table-cell>
          <table:table-cell office:value-type="float" office:value="19.09873" table:style-name="ce1">
            <text:p>19.09873</text:p>
          </table:table-cell>
          <table:table-cell office:value-type="float" office:value="17.688580000000002" table:style-name="ce1">
            <text:p>17.68858</text:p>
          </table:table-cell>
          <table:table-cell office:value-type="float" office:value="17.618880000000001" table:style-name="ce1">
            <text:p>17.61888</text:p>
          </table:table-cell>
          <table:table-cell office:value-type="float" office:value="18.478290000000001" table:style-name="ce1">
            <text:p>18.47829</text:p>
          </table:table-cell>
          <table:table-cell office:value-type="string" table:style-name="ce1">
            <text:p>-0.00050 u</text:p>
          </table:table-cell>
          <table:table-cell office:value-type="string" table:style-name="ce1">
            <text:p>-0.00518 u</text:p>
          </table:table-cell>
          <table:table-cell office:value-type="string" table:style-name="ce1">
            <text:p>-0.00010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087 u</text:p>
          </table:table-cell>
          <table:table-cell office:value-type="string" table:style-name="ce1">
            <text:p>0.00072 u</text:p>
          </table:table-cell>
          <table:table-cell office:value-type="float" office:value="4.8178099999999997" table:style-name="ce1">
            <text:p>4.81781</text:p>
          </table:table-cell>
          <table:table-cell office:value-type="float" office:value="4.6788100000000004" table:style-name="ce1">
            <text:p>4.67881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503E-3" table:style-name="ce1">
            <text:p>0.001503</text:p>
          </table:table-cell>
          <table:table-cell office:value-type="string" table:style-name="ce1">
            <text:p>Uncal</text:p>
          </table:table-cell>
          <table:table-cell office:value-type="float" office:value="3.09999" table:style-name="ce1">
            <text:p>3.09999</text:p>
          </table:table-cell>
          <table:table-cell office:value-type="float" office:value="3.1193" table:style-name="ce1">
            <text:p>3.1193</text:p>
          </table:table-cell>
          <table:table-cell office:value-type="float" office:value="3.2098499999999999" table:style-name="ce1">
            <text:p>3.20985</text:p>
          </table:table-cell>
          <table:table-cell office:value-type="float" office:value="3.2035100000000001" table:style-name="ce1">
            <text:p>3.20351</text:p>
          </table:table-cell>
          <table:table-cell office:value-type="float" office:value="3.20458" table:style-name="ce1">
            <text:p>3.20458</text:p>
          </table:table-cell>
          <table:table-cell office:value-type="float" office:value="3.1627900000000002" table:style-name="ce1">
            <text:p>3.16279</text:p>
          </table:table-cell>
          <table:table-cell office:value-type="float" office:value="4.9399999999999999E-3" table:style-name="ce1">
            <text:p>0.00494</text:p>
          </table:table-cell>
          <table:table-cell office:value-type="float" office:value="4.8700000000000002E-3" table:style-name="ce1">
            <text:p>0.00487</text:p>
          </table:table-cell>
          <table:table-cell office:value-type="float" office:value="5.1799999999999997E-3" table:style-name="ce1">
            <text:p>0.00518</text:p>
          </table:table-cell>
          <table:table-cell office:value-type="float" office:value="4.7000000000000002E-3" table:style-name="ce1">
            <text:p>0.0047</text:p>
          </table:table-cell>
          <table:table-cell office:value-type="float" office:value="12.53613" table:style-name="ce1">
            <text:p>12.53613</text:p>
          </table:table-cell>
          <table:table-cell office:value-type="float" office:value="13.10971" table:style-name="ce1">
            <text:p>13.10971</text:p>
          </table:table-cell>
          <table:table-cell office:value-type="float" office:value="12.865349999999999" table:style-name="ce1">
            <text:p>12.86535</text:p>
          </table:table-cell>
          <table:table-cell office:value-type="string" table:style-name="ce1">
            <text:p>Uncal</text:p>
          </table:table-cell>
          <table:table-cell office:value-type="float" office:value="12.57728" table:style-name="ce1">
            <text:p>12.57728</text:p>
          </table:table-cell>
          <table:table-cell office:value-type="float" office:value="12.52943" table:style-name="ce1">
            <text:p>12.52943</text:p>
          </table:table-cell>
          <table:table-cell office:value-type="float" office:value="1.5129699999999999" table:style-name="ce1">
            <text:p>1.51297</text:p>
          </table:table-cell>
          <table:table-cell office:value-type="float" office:value="1.3297600000000001" table:style-name="ce1">
            <text:p>1.32976</text:p>
          </table:table-cell>
          <table:table-cell office:value-type="float" office:value="1.2942499999999999" table:style-name="ce1">
            <text:p>1.29425</text:p>
          </table:table-cell>
          <table:table-cell office:value-type="float" office:value="1.25176" table:style-name="ce1">
            <text:p>1.25176</text:p>
          </table:table-cell>
          <table:table-cell office:value-type="float" office:value="10.1935" table:style-name="ce1">
            <text:p>10.1935</text:p>
          </table:table-cell>
          <table:table-cell office:value-type="float" office:value="10.2098" table:style-name="ce1">
            <text:p>10.2098</text:p>
          </table:table-cell>
          <table:table-cell office:value-type="float" office:value="10.292260000000001" table:style-name="ce1">
            <text:p>10.29226</text:p>
          </table:table-cell>
          <table:table-cell office:value-type="float" office:value="10.06883" table:style-name="ce1">
            <text:p>10.06883</text:p>
          </table:table-cell>
          <table:table-cell office:value-type="float" office:value="10.190950000000001" table:style-name="ce1">
            <text:p>10.19095</text:p>
          </table:table-cell>
          <table:table-cell office:value-type="float" office:value="10.179080000000001" table:style-name="ce1">
            <text:p>10.17908</text:p>
          </table:table-cell>
          <table:table-cell office:value-type="float" office:value="5.4030000000000002E-2" table:style-name="ce1">
            <text:p>0.05403</text:p>
          </table:table-cell>
          <table:table-cell office:value-type="float" office:value="5.4739999999999997E-2" table:style-name="ce1">
            <text:p>0.05474</text:p>
          </table:table-cell>
          <table:table-cell office:value-type="float" office:value="5.4469999999999998E-2" table:style-name="ce1">
            <text:p>0.05447</text:p>
          </table:table-cell>
          <table:table-cell office:value-type="float" office:value="5.5809999999999998E-2" table:style-name="ce1">
            <text:p>0.05581</text:p>
          </table:table-cell>
          <table:table-cell table:number-columns-repeated="16318"/>
        </table:table-row>
        <table:table-row table:style-name="ro1">
          <table:table-cell office:value-type="time" office:time-value="PT1H17M0S" table:style-name="ce2">
            <text:p>01:17:00</text:p>
          </table:table-cell>
          <table:table-cell office:value-type="string" table:style-name="ce1">
            <text:p>KK_02</text:p>
          </table:table-cell>
          <table:table-cell office:value-type="float" office:value="3.8899999999999998E-3" table:style-name="ce1">
            <text:p>0.00389</text:p>
          </table:table-cell>
          <table:table-cell office:value-type="float" office:value="5.3899999999999998E-3" table:style-name="ce1">
            <text:p>0.00539</text:p>
          </table:table-cell>
          <table:table-cell office:value-type="float" office:value="3.0100000000000001E-3" table:style-name="ce1">
            <text:p>0.00301</text:p>
          </table:table-cell>
          <table:table-cell office:value-type="float" office:value="2.8600000000000001E-3" table:style-name="ce1">
            <text:p>0.00286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2.6900000000000001E-3" table:style-name="ce1">
            <text:p>0.00269</text:p>
          </table:table-cell>
          <table:table-cell office:value-type="float" office:value="3.4499999999999999E-3" table:style-name="ce1">
            <text:p>0.00345</text:p>
          </table:table-cell>
          <table:table-cell office:value-type="string" table:style-name="ce1">
            <text:p>0.00176 u</text:p>
          </table:table-cell>
          <table:table-cell office:value-type="float" office:value="2.7399999999999998E-3" table:style-name="ce1">
            <text:p>0.00274</text:p>
          </table:table-cell>
          <table:table-cell office:value-type="float" office:value="2.7499999999999998E-3" table:style-name="ce1">
            <text:p>0.00275</text:p>
          </table:table-cell>
          <table:table-cell office:value-type="float" office:value="3.0023900000000001" table:style-name="ce1">
            <text:p>3.00239</text:p>
          </table:table-cell>
          <table:table-cell office:value-type="float" office:value="2.97797" table:style-name="ce1">
            <text:p>2.97797</text:p>
          </table:table-cell>
          <table:table-cell office:value-type="float" office:value="2.92848" table:style-name="ce1">
            <text:p>2.92848</text:p>
          </table:table-cell>
          <table:table-cell office:value-type="string" table:style-name="ce1">
            <text:p>Uncal</text:p>
          </table:table-cell>
          <table:table-cell office:value-type="float" office:value="2.84958" table:style-name="ce1">
            <text:p>2.84958</text:p>
          </table:table-cell>
          <table:table-cell office:value-type="float" office:value="2.9144100000000002" table:style-name="ce1">
            <text:p>2.91441</text:p>
          </table:table-cell>
          <table:table-cell office:value-type="float" office:value="2.9991099999999999" table:style-name="ce1">
            <text:p>2.99911</text:p>
          </table:table-cell>
          <table:table-cell office:value-type="float" office:value="3.0202100000000001" table:style-name="ce1">
            <text:p>3.02021</text:p>
          </table:table-cell>
          <table:table-cell office:value-type="float" office:value="2.9810099999999999" table:style-name="ce1">
            <text:p>2.98101</text:p>
          </table:table-cell>
          <table:table-cell office:value-type="float" office:value="2.86694" table:style-name="ce1">
            <text:p>2.86694</text:p>
          </table:table-cell>
          <table:table-cell office:value-type="float" office:value="2.8769" table:style-name="ce1">
            <text:p>2.8769</text:p>
          </table:table-cell>
          <table:table-cell office:value-type="float" office:value="2.8589199999999999" table:style-name="ce1">
            <text:p>2.85892</text:p>
          </table:table-cell>
          <table:table-cell office:value-type="string" table:style-name="ce1">
            <text:p>-0.00401 u</text:p>
          </table:table-cell>
          <table:table-cell office:value-type="string" table:style-name="ce1">
            <text:p>-0.00944 u</text:p>
          </table:table-cell>
          <table:table-cell office:value-type="string" table:style-name="ce1">
            <text:p>-0.00309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27 u</text:p>
          </table:table-cell>
          <table:table-cell office:value-type="string" table:style-name="ce1">
            <text:p>-0.00243 u</text:p>
          </table:table-cell>
          <table:table-cell office:value-type="float" office:value="0.63985999999999998" table:style-name="ce1">
            <text:p>0.63986</text:p>
          </table:table-cell>
          <table:table-cell office:value-type="float" office:value="0.64690999999999999" table:style-name="ce1">
            <text:p>0.64691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5.6599999999999999E-4" table:style-name="ce1">
            <text:p>0.000566</text:p>
          </table:table-cell>
          <table:table-cell office:value-type="string" table:style-name="ce1">
            <text:p>Uncal</text:p>
          </table:table-cell>
          <table:table-cell office:value-type="float" office:value="0.36993999999999999" table:style-name="ce1">
            <text:p>0.36994</text:p>
          </table:table-cell>
          <table:table-cell office:value-type="float" office:value="0.36631000000000002" table:style-name="ce1">
            <text:p>0.36631</text:p>
          </table:table-cell>
          <table:table-cell office:value-type="float" office:value="0.37046000000000001" table:style-name="ce1">
            <text:p>0.37046</text:p>
          </table:table-cell>
          <table:table-cell office:value-type="float" office:value="0.37195" table:style-name="ce1">
            <text:p>0.37195</text:p>
          </table:table-cell>
          <table:table-cell office:value-type="float" office:value="0.37111" table:style-name="ce1">
            <text:p>0.37111</text:p>
          </table:table-cell>
          <table:table-cell office:value-type="float" office:value="0.36636999999999997" table:style-name="ce1">
            <text:p>0.36637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2.9E-4" table:style-name="ce1">
            <text:p>0.00029</text:p>
          </table:table-cell>
          <table:table-cell office:value-type="string" table:style-name="ce1">
            <text:p>-0.00007 u</text:p>
          </table:table-cell>
          <table:table-cell office:value-type="float" office:value="2.5443600000000002" table:style-name="ce1">
            <text:p>2.54436</text:p>
          </table:table-cell>
          <table:table-cell office:value-type="float" office:value="2.5880000000000001" table:style-name="ce1">
            <text:p>2.588</text:p>
          </table:table-cell>
          <table:table-cell office:value-type="float" office:value="2.5706699999999998" table:style-name="ce1">
            <text:p>2.57067</text:p>
          </table:table-cell>
          <table:table-cell office:value-type="string" table:style-name="ce1">
            <text:p>Uncal</text:p>
          </table:table-cell>
          <table:table-cell office:value-type="float" office:value="2.5533999999999999" table:style-name="ce1">
            <text:p>2.5534</text:p>
          </table:table-cell>
          <table:table-cell office:value-type="float" office:value="2.5661700000000001" table:style-name="ce1">
            <text:p>2.56617</text:p>
          </table:table-cell>
          <table:table-cell office:value-type="float" office:value="0.32752999999999999" table:style-name="ce1">
            <text:p>0.32753</text:p>
          </table:table-cell>
          <table:table-cell office:value-type="float" office:value="0.26184000000000002" table:style-name="ce1">
            <text:p>0.26184</text:p>
          </table:table-cell>
          <table:table-cell office:value-type="float" office:value="0.2457" table:style-name="ce1">
            <text:p>0.2457</text:p>
          </table:table-cell>
          <table:table-cell office:value-type="float" office:value="0.24539" table:style-name="ce1">
            <text:p>0.24539</text:p>
          </table:table-cell>
          <table:table-cell office:value-type="float" office:value="6.7819599999999998" table:style-name="ce1">
            <text:p>6.78196</text:p>
          </table:table-cell>
          <table:table-cell office:value-type="float" office:value="6.7855600000000003" table:style-name="ce1">
            <text:p>6.78556</text:p>
          </table:table-cell>
          <table:table-cell office:value-type="float" office:value="6.80945" table:style-name="ce1">
            <text:p>6.80945</text:p>
          </table:table-cell>
          <table:table-cell office:value-type="float" office:value="6.5961999999999996" table:style-name="ce1">
            <text:p>6.5962</text:p>
          </table:table-cell>
          <table:table-cell office:value-type="float" office:value="6.6885300000000001" table:style-name="ce1">
            <text:p>6.68853</text:p>
          </table:table-cell>
          <table:table-cell office:value-type="float" office:value="6.6935200000000004" table:style-name="ce1">
            <text:p>6.69352</text:p>
          </table:table-cell>
          <table:table-cell office:value-type="float" office:value="2.266E-2" table:style-name="ce1">
            <text:p>0.02266</text:p>
          </table:table-cell>
          <table:table-cell office:value-type="float" office:value="2.2890000000000001E-2" table:style-name="ce1">
            <text:p>0.02289</text:p>
          </table:table-cell>
          <table:table-cell office:value-type="float" office:value="2.298E-2" table:style-name="ce1">
            <text:p>0.02298</text:p>
          </table:table-cell>
          <table:table-cell office:value-type="float" office:value="2.3009999999999999E-2" table:style-name="ce1">
            <text:p>0.02301</text:p>
          </table:table-cell>
          <table:table-cell table:number-columns-repeated="16318"/>
        </table:table-row>
        <table:table-row table:style-name="ro1">
          <table:table-cell office:value-type="time" office:time-value="PT1H18M0S" table:style-name="ce2">
            <text:p>01:18:00</text:p>
          </table:table-cell>
          <table:table-cell office:value-type="string" table:style-name="ce1">
            <text:p>KK_03</text:p>
          </table:table-cell>
          <table:table-cell office:value-type="float" office:value="3.7100000000000002E-3" table:style-name="ce1">
            <text:p>0.00371</text:p>
          </table:table-cell>
          <table:table-cell office:value-type="float" office:value="5.0699999999999999E-3" table:style-name="ce1">
            <text:p>0.00507</text:p>
          </table:table-cell>
          <table:table-cell office:value-type="float" office:value="2.7100000000000002E-3" table:style-name="ce1">
            <text:p>0.0027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65E-3" table:style-name="ce1">
            <text:p>0.00265</text:p>
          </table:table-cell>
          <table:table-cell office:value-type="float" office:value="2.66E-3" table:style-name="ce1">
            <text:p>0.00266</text:p>
          </table:table-cell>
          <table:table-cell office:value-type="float" office:value="3.3899999999999998E-3" table:style-name="ce1">
            <text:p>0.00339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3.1065200000000002" table:style-name="ce1">
            <text:p>3.10652</text:p>
          </table:table-cell>
          <table:table-cell office:value-type="float" office:value="3.0716100000000002" table:style-name="ce1">
            <text:p>3.07161</text:p>
          </table:table-cell>
          <table:table-cell office:value-type="float" office:value="3.0209999999999999" table:style-name="ce1">
            <text:p>3.021</text:p>
          </table:table-cell>
          <table:table-cell office:value-type="string" table:style-name="ce1">
            <text:p>Uncal</text:p>
          </table:table-cell>
          <table:table-cell office:value-type="float" office:value="2.96644" table:style-name="ce1">
            <text:p>2.96644</text:p>
          </table:table-cell>
          <table:table-cell office:value-type="float" office:value="3.0048599999999999" table:style-name="ce1">
            <text:p>3.00486</text:p>
          </table:table-cell>
          <table:table-cell office:value-type="float" office:value="3.1069399999999998" table:style-name="ce1">
            <text:p>3.10694</text:p>
          </table:table-cell>
          <table:table-cell office:value-type="float" office:value="3.1141000000000001" table:style-name="ce1">
            <text:p>3.1141</text:p>
          </table:table-cell>
          <table:table-cell office:value-type="float" office:value="3.0615399999999999" table:style-name="ce1">
            <text:p>3.06154</text:p>
          </table:table-cell>
          <table:table-cell office:value-type="float" office:value="2.9340600000000001" table:style-name="ce1">
            <text:p>2.93406</text:p>
          </table:table-cell>
          <table:table-cell office:value-type="float" office:value="2.9447700000000001" table:style-name="ce1">
            <text:p>2.94477</text:p>
          </table:table-cell>
          <table:table-cell office:value-type="float" office:value="2.9461400000000002" table:style-name="ce1">
            <text:p>2.94614</text:p>
          </table:table-cell>
          <table:table-cell office:value-type="string" table:style-name="ce1">
            <text:p>-0.00364 u</text:p>
          </table:table-cell>
          <table:table-cell office:value-type="string" table:style-name="ce1">
            <text:p>-0.00911 u</text:p>
          </table:table-cell>
          <table:table-cell office:value-type="string" table:style-name="ce1">
            <text:p>-0.00288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11 u</text:p>
          </table:table-cell>
          <table:table-cell office:value-type="string" table:style-name="ce1">
            <text:p>-0.00449 u</text:p>
          </table:table-cell>
          <table:table-cell office:value-type="float" office:value="0.64422000000000001" table:style-name="ce1">
            <text:p>0.64422</text:p>
          </table:table-cell>
          <table:table-cell office:value-type="float" office:value="0.64954000000000001" table:style-name="ce1">
            <text:p>0.64954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5.4100000000000003E-4" table:style-name="ce1">
            <text:p>0.000541</text:p>
          </table:table-cell>
          <table:table-cell office:value-type="string" table:style-name="ce1">
            <text:p>Uncal</text:p>
          </table:table-cell>
          <table:table-cell office:value-type="float" office:value="0.38180999999999998" table:style-name="ce1">
            <text:p>0.38181</text:p>
          </table:table-cell>
          <table:table-cell office:value-type="float" office:value="0.37776999999999999" table:style-name="ce1">
            <text:p>0.37777</text:p>
          </table:table-cell>
          <table:table-cell office:value-type="float" office:value="0.38274000000000002" table:style-name="ce1">
            <text:p>0.38274</text:p>
          </table:table-cell>
          <table:table-cell office:value-type="float" office:value="0.38429999999999997" table:style-name="ce1">
            <text:p>0.3843</text:p>
          </table:table-cell>
          <table:table-cell office:value-type="float" office:value="0.38358999999999999" table:style-name="ce1">
            <text:p>0.38359</text:p>
          </table:table-cell>
          <table:table-cell office:value-type="float" office:value="0.37897999999999998" table:style-name="ce1">
            <text:p>0.37898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8.0000000000000004E-4" table:style-name="ce1">
            <text:p>0.0008</text:p>
          </table:table-cell>
          <table:table-cell office:value-type="float" office:value="8.7000000000000001E-4" table:style-name="ce1">
            <text:p>0.00087</text:p>
          </table:table-cell>
          <table:table-cell office:value-type="string" table:style-name="ce1">
            <text:p>0.00037 u</text:p>
          </table:table-cell>
          <table:table-cell office:value-type="float" office:value="2.7314600000000002" table:style-name="ce1">
            <text:p>2.73146</text:p>
          </table:table-cell>
          <table:table-cell office:value-type="float" office:value="2.7389000000000001" table:style-name="ce1">
            <text:p>2.7389</text:p>
          </table:table-cell>
          <table:table-cell office:value-type="float" office:value="2.70485" table:style-name="ce1">
            <text:p>2.70485</text:p>
          </table:table-cell>
          <table:table-cell office:value-type="string" table:style-name="ce1">
            <text:p>Uncal</text:p>
          </table:table-cell>
          <table:table-cell office:value-type="float" office:value="2.71604" table:style-name="ce1">
            <text:p>2.71604</text:p>
          </table:table-cell>
          <table:table-cell office:value-type="float" office:value="2.7096200000000001" table:style-name="ce1">
            <text:p>2.70962</text:p>
          </table:table-cell>
          <table:table-cell office:value-type="float" office:value="0.32966000000000001" table:style-name="ce1">
            <text:p>0.32966</text:p>
          </table:table-cell>
          <table:table-cell office:value-type="float" office:value="0.29100999999999999" table:style-name="ce1">
            <text:p>0.29101</text:p>
          </table:table-cell>
          <table:table-cell office:value-type="float" office:value="0.28032000000000001" table:style-name="ce1">
            <text:p>0.28032</text:p>
          </table:table-cell>
          <table:table-cell office:value-type="float" office:value="0.27631" table:style-name="ce1">
            <text:p>0.27631</text:p>
          </table:table-cell>
          <table:table-cell office:value-type="float" office:value="6.9329099999999997" table:style-name="ce1">
            <text:p>6.93291</text:p>
          </table:table-cell>
          <table:table-cell office:value-type="float" office:value="6.9545700000000004" table:style-name="ce1">
            <text:p>6.95457</text:p>
          </table:table-cell>
          <table:table-cell office:value-type="float" office:value="6.9853399999999999" table:style-name="ce1">
            <text:p>6.98534</text:p>
          </table:table-cell>
          <table:table-cell office:value-type="float" office:value="6.8518600000000003" table:style-name="ce1">
            <text:p>6.85186</text:p>
          </table:table-cell>
          <table:table-cell office:value-type="float" office:value="6.8494099999999998" table:style-name="ce1">
            <text:p>6.84941</text:p>
          </table:table-cell>
          <table:table-cell office:value-type="float" office:value="6.8657300000000001" table:style-name="ce1">
            <text:p>6.86573</text:p>
          </table:table-cell>
          <table:table-cell office:value-type="float" office:value="2.3210000000000001E-2" table:style-name="ce1">
            <text:p>0.02321</text:p>
          </table:table-cell>
          <table:table-cell office:value-type="float" office:value="2.3439999999999999E-2" table:style-name="ce1">
            <text:p>0.02344</text:p>
          </table:table-cell>
          <table:table-cell office:value-type="float" office:value="2.351E-2" table:style-name="ce1">
            <text:p>0.02351</text:p>
          </table:table-cell>
          <table:table-cell office:value-type="float" office:value="2.3519999999999999E-2" table:style-name="ce1">
            <text:p>0.02352</text:p>
          </table:table-cell>
          <table:table-cell table:number-columns-repeated="16318"/>
        </table:table-row>
        <table:table-row table:style-name="ro1">
          <table:table-cell office:value-type="time" office:time-value="PT1H19M0S" table:style-name="ce2">
            <text:p>01:19:00</text:p>
          </table:table-cell>
          <table:table-cell office:value-type="string" table:style-name="ce1">
            <text:p>KK_04</text:p>
          </table:table-cell>
          <table:table-cell office:value-type="float" office:value="1.0290000000000001E-2" table:style-name="ce1">
            <text:p>0.01029</text:p>
          </table:table-cell>
          <table:table-cell office:value-type="float" office:value="1.163E-2" table:style-name="ce1">
            <text:p>0.01163</text:p>
          </table:table-cell>
          <table:table-cell office:value-type="float" office:value="2.32E-3" table:style-name="ce1">
            <text:p>0.00232</text:p>
          </table:table-cell>
          <table:table-cell office:value-type="float" office:value="2.47E-3" table:style-name="ce1">
            <text:p>0.00247</text:p>
          </table:table-cell>
          <table:table-cell office:value-type="float" office:value="2.1900000000000001E-3" table:style-name="ce1">
            <text:p>0.00219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2.7200000000000002E-3" table:style-name="ce1">
            <text:p>0.00272</text:p>
          </table:table-cell>
          <table:table-cell office:value-type="float" office:value="2.1900000000000001E-3" table:style-name="ce1">
            <text:p>0.00219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2.3900000000000002E-3" table:style-name="ce1">
            <text:p>0.00239</text:p>
          </table:table-cell>
          <table:table-cell office:value-type="float" office:value="3.0331600000000001" table:style-name="ce1">
            <text:p>3.03316</text:p>
          </table:table-cell>
          <table:table-cell office:value-type="float" office:value="3.0116000000000001" table:style-name="ce1">
            <text:p>3.0116</text:p>
          </table:table-cell>
          <table:table-cell office:value-type="float" office:value="2.96163" table:style-name="ce1">
            <text:p>2.96163</text:p>
          </table:table-cell>
          <table:table-cell office:value-type="string" table:style-name="ce1">
            <text:p>Uncal</text:p>
          </table:table-cell>
          <table:table-cell office:value-type="float" office:value="2.8806600000000002" table:style-name="ce1">
            <text:p>2.88066</text:p>
          </table:table-cell>
          <table:table-cell office:value-type="float" office:value="2.9355099999999998" table:style-name="ce1">
            <text:p>2.93551</text:p>
          </table:table-cell>
          <table:table-cell office:value-type="float" office:value="3.0250699999999999" table:style-name="ce1">
            <text:p>3.02507</text:p>
          </table:table-cell>
          <table:table-cell office:value-type="float" office:value="3.0576699999999999" table:style-name="ce1">
            <text:p>3.05767</text:p>
          </table:table-cell>
          <table:table-cell office:value-type="float" office:value="2.9976699999999998" table:style-name="ce1">
            <text:p>2.99767</text:p>
          </table:table-cell>
          <table:table-cell office:value-type="float" office:value="2.8972799999999999" table:style-name="ce1">
            <text:p>2.89728</text:p>
          </table:table-cell>
          <table:table-cell office:value-type="float" office:value="2.9085700000000001" table:style-name="ce1">
            <text:p>2.90857</text:p>
          </table:table-cell>
          <table:table-cell office:value-type="float" office:value="2.8916900000000001" table:style-name="ce1">
            <text:p>2.89169</text:p>
          </table:table-cell>
          <table:table-cell office:value-type="string" table:style-name="ce1">
            <text:p>-0.00123 u</text:p>
          </table:table-cell>
          <table:table-cell office:value-type="string" table:style-name="ce1">
            <text:p>-0.00616 u</text:p>
          </table:table-cell>
          <table:table-cell office:value-type="string" table:style-name="ce1">
            <text:p>-0.00069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0076 u</text:p>
          </table:table-cell>
          <table:table-cell office:value-type="string" table:style-name="ce1">
            <text:p>-0.00043 u</text:p>
          </table:table-cell>
          <table:table-cell office:value-type="float" office:value="0.66437000000000002" table:style-name="ce1">
            <text:p>0.66437</text:p>
          </table:table-cell>
          <table:table-cell office:value-type="float" office:value="0.66844999999999999" table:style-name="ce1">
            <text:p>0.66845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5.0000000000000001E-4" table:style-name="ce1">
            <text:p>0.0005</text:p>
          </table:table-cell>
          <table:table-cell office:value-type="string" table:style-name="ce1">
            <text:p>Uncal</text:p>
          </table:table-cell>
          <table:table-cell office:value-type="float" office:value="0.38599" table:style-name="ce1">
            <text:p>0.38599</text:p>
          </table:table-cell>
          <table:table-cell office:value-type="float" office:value="0.38218999999999997" table:style-name="ce1">
            <text:p>0.38219</text:p>
          </table:table-cell>
          <table:table-cell office:value-type="float" office:value="0.38596000000000003" table:style-name="ce1">
            <text:p>0.38596</text:p>
          </table:table-cell>
          <table:table-cell office:value-type="float" office:value="0.38934000000000002" table:style-name="ce1">
            <text:p>0.38934</text:p>
          </table:table-cell>
          <table:table-cell office:value-type="float" office:value="0.38757999999999998" table:style-name="ce1">
            <text:p>0.38758</text:p>
          </table:table-cell>
          <table:table-cell office:value-type="float" office:value="0.38275999999999999" table:style-name="ce1">
            <text:p>0.38276</text:p>
          </table:table-cell>
          <table:table-cell office:value-type="float" office:value="2.7E-4" table:style-name="ce1">
            <text:p>0.00027</text:p>
          </table:table-cell>
          <table:table-cell office:value-type="float" office:value="2.3000000000000001E-4" table:style-name="ce1">
            <text:p>0.00023</text:p>
          </table:table-cell>
          <table:table-cell office:value-type="float" office:value="2.9999999999999997E-4" table:style-name="ce1">
            <text:p>0.0003</text:p>
          </table:table-cell>
          <table:table-cell office:value-type="string" table:style-name="ce1">
            <text:p>-0.00023 u</text:p>
          </table:table-cell>
          <table:table-cell office:value-type="float" office:value="2.8596499999999998" table:style-name="ce1">
            <text:p>2.85965</text:p>
          </table:table-cell>
          <table:table-cell office:value-type="float" office:value="2.9457200000000001" table:style-name="ce1">
            <text:p>2.94572</text:p>
          </table:table-cell>
          <table:table-cell office:value-type="float" office:value="2.9113799999999999" table:style-name="ce1">
            <text:p>2.91138</text:p>
          </table:table-cell>
          <table:table-cell office:value-type="string" table:style-name="ce1">
            <text:p>Uncal</text:p>
          </table:table-cell>
          <table:table-cell office:value-type="float" office:value="2.9026200000000002" table:style-name="ce1">
            <text:p>2.90262</text:p>
          </table:table-cell>
          <table:table-cell office:value-type="float" office:value="2.9171399999999998" table:style-name="ce1">
            <text:p>2.91714</text:p>
          </table:table-cell>
          <table:table-cell office:value-type="float" office:value="0.38607999999999998" table:style-name="ce1">
            <text:p>0.38608</text:p>
          </table:table-cell>
          <table:table-cell office:value-type="float" office:value="0.31856000000000001" table:style-name="ce1">
            <text:p>0.31856</text:p>
          </table:table-cell>
          <table:table-cell office:value-type="float" office:value="0.29748999999999998" table:style-name="ce1">
            <text:p>0.29749</text:p>
          </table:table-cell>
          <table:table-cell office:value-type="float" office:value="0.27013999999999999" table:style-name="ce1">
            <text:p>0.27014</text:p>
          </table:table-cell>
          <table:table-cell office:value-type="float" office:value="7.1838199999999999" table:style-name="ce1">
            <text:p>7.18382</text:p>
          </table:table-cell>
          <table:table-cell office:value-type="float" office:value="7.2009800000000004" table:style-name="ce1">
            <text:p>7.20098</text:p>
          </table:table-cell>
          <table:table-cell office:value-type="float" office:value="7.2104400000000002" table:style-name="ce1">
            <text:p>7.21044</text:p>
          </table:table-cell>
          <table:table-cell office:value-type="float" office:value="7.1093400000000004" table:style-name="ce1">
            <text:p>7.10934</text:p>
          </table:table-cell>
          <table:table-cell office:value-type="float" office:value="7.1041100000000004" table:style-name="ce1">
            <text:p>7.10411</text:p>
          </table:table-cell>
          <table:table-cell office:value-type="float" office:value="7.1127799999999999" table:style-name="ce1">
            <text:p>7.11278</text:p>
          </table:table-cell>
          <table:table-cell office:value-type="float" office:value="2.3189999999999999E-2" table:style-name="ce1">
            <text:p>0.02319</text:p>
          </table:table-cell>
          <table:table-cell office:value-type="float" office:value="2.3429999999999999E-2" table:style-name="ce1">
            <text:p>0.02343</text:p>
          </table:table-cell>
          <table:table-cell office:value-type="float" office:value="2.351E-2" table:style-name="ce1">
            <text:p>0.02351</text:p>
          </table:table-cell>
          <table:table-cell office:value-type="float" office:value="2.359E-2" table:style-name="ce1">
            <text:p>0.02359</text:p>
          </table:table-cell>
          <table:table-cell table:number-columns-repeated="16318"/>
        </table:table-row>
        <table:table-row table:style-name="ro1">
          <table:table-cell office:value-type="time" office:time-value="PT1H20M0S" table:style-name="ce2">
            <text:p>01:20:00</text:p>
          </table:table-cell>
          <table:table-cell office:value-type="string" table:style-name="ce1">
            <text:p>KK_05</text:p>
          </table:table-cell>
          <table:table-cell office:value-type="float" office:value="3.62E-3" table:style-name="ce1">
            <text:p>0.00362</text:p>
          </table:table-cell>
          <table:table-cell office:value-type="string" table:style-name="ce1">
            <text:p>0.00606 u</text:p>
          </table:table-cell>
          <table:table-cell office:value-type="float" office:value="2.4299999999999999E-3" table:style-name="ce1">
            <text:p>0.00243</text:p>
          </table:table-cell>
          <table:table-cell office:value-type="float" office:value="2.49E-3" table:style-name="ce1">
            <text:p>0.00249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399999999999998E-3" table:style-name="ce1">
            <text:p>0.00324</text:p>
          </table:table-cell>
          <table:table-cell office:value-type="float" office:value="2.4399999999999999E-3" table:style-name="ce1">
            <text:p>0.00244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3.1322800000000002" table:style-name="ce1">
            <text:p>3.13228</text:p>
          </table:table-cell>
          <table:table-cell office:value-type="float" office:value="3.09938" table:style-name="ce1">
            <text:p>3.09938</text:p>
          </table:table-cell>
          <table:table-cell office:value-type="float" office:value="3.04956" table:style-name="ce1">
            <text:p>3.04956</text:p>
          </table:table-cell>
          <table:table-cell office:value-type="string" table:style-name="ce1">
            <text:p>Uncal</text:p>
          </table:table-cell>
          <table:table-cell office:value-type="float" office:value="2.98603" table:style-name="ce1">
            <text:p>2.98603</text:p>
          </table:table-cell>
          <table:table-cell office:value-type="float" office:value="3.0197799999999999" table:style-name="ce1">
            <text:p>3.01978</text:p>
          </table:table-cell>
          <table:table-cell office:value-type="float" office:value="3.1421899999999998" table:style-name="ce1">
            <text:p>3.14219</text:p>
          </table:table-cell>
          <table:table-cell office:value-type="float" office:value="3.15944" table:style-name="ce1">
            <text:p>3.15944</text:p>
          </table:table-cell>
          <table:table-cell office:value-type="float" office:value="3.0765500000000001" table:style-name="ce1">
            <text:p>3.07655</text:p>
          </table:table-cell>
          <table:table-cell office:value-type="float" office:value="2.98441" table:style-name="ce1">
            <text:p>2.98441</text:p>
          </table:table-cell>
          <table:table-cell office:value-type="float" office:value="2.9963500000000001" table:style-name="ce1">
            <text:p>2.99635</text:p>
          </table:table-cell>
          <table:table-cell office:value-type="float" office:value="2.97756" table:style-name="ce1">
            <text:p>2.97756</text:p>
          </table:table-cell>
          <table:table-cell office:value-type="string" table:style-name="ce1">
            <text:p>-0.00383 u</text:p>
          </table:table-cell>
          <table:table-cell office:value-type="string" table:style-name="ce1">
            <text:p>-0.00975 u</text:p>
          </table:table-cell>
          <table:table-cell office:value-type="string" table:style-name="ce1">
            <text:p>-0.00385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91 u</text:p>
          </table:table-cell>
          <table:table-cell office:value-type="string" table:style-name="ce1">
            <text:p>-0.00466 u</text:p>
          </table:table-cell>
          <table:table-cell office:value-type="float" office:value="0.64683999999999997" table:style-name="ce1">
            <text:p>0.64684</text:p>
          </table:table-cell>
          <table:table-cell office:value-type="float" office:value="0.65486" table:style-name="ce1">
            <text:p>0.65486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5.5099999999999995E-4" table:style-name="ce1">
            <text:p>0.000551</text:p>
          </table:table-cell>
          <table:table-cell office:value-type="string" table:style-name="ce1">
            <text:p>Uncal</text:p>
          </table:table-cell>
          <table:table-cell office:value-type="float" office:value="0.39890999999999999" table:style-name="ce1">
            <text:p>0.39891</text:p>
          </table:table-cell>
          <table:table-cell office:value-type="float" office:value="0.39439000000000002" table:style-name="ce1">
            <text:p>0.39439</text:p>
          </table:table-cell>
          <table:table-cell office:value-type="float" office:value="0.39939999999999998" table:style-name="ce1">
            <text:p>0.3994</text:p>
          </table:table-cell>
          <table:table-cell office:value-type="float" office:value="0.40338000000000002" table:style-name="ce1">
            <text:p>0.40338</text:p>
          </table:table-cell>
          <table:table-cell office:value-type="float" office:value="0.40172999999999998" table:style-name="ce1">
            <text:p>0.40173</text:p>
          </table:table-cell>
          <table:table-cell office:value-type="float" office:value="0.39457999999999999" table:style-name="ce1">
            <text:p>0.39458</text:p>
          </table:table-cell>
          <table:table-cell office:value-type="float" office:value="1.4999999999999999E-4" table:style-name="ce1">
            <text:p>0.00015</text:p>
          </table:table-cell>
          <table:table-cell office:value-type="string" table:style-name="ce1">
            <text:p>0.00003 u</text:p>
          </table:table-cell>
          <table:table-cell office:value-type="string" table:style-name="ce1">
            <text:p>0.00008 u</text:p>
          </table:table-cell>
          <table:table-cell office:value-type="string" table:style-name="ce1">
            <text:p>-0.00003 u</text:p>
          </table:table-cell>
          <table:table-cell office:value-type="float" office:value="3.0188899999999999" table:style-name="ce1">
            <text:p>3.01889</text:p>
          </table:table-cell>
          <table:table-cell office:value-type="float" office:value="3.04453" table:style-name="ce1">
            <text:p>3.04453</text:p>
          </table:table-cell>
          <table:table-cell office:value-type="float" office:value="3.0434800000000002" table:style-name="ce1">
            <text:p>3.04348</text:p>
          </table:table-cell>
          <table:table-cell office:value-type="string" table:style-name="ce1">
            <text:p>Uncal</text:p>
          </table:table-cell>
          <table:table-cell office:value-type="float" office:value="3.048" table:style-name="ce1">
            <text:p>3.048</text:p>
          </table:table-cell>
          <table:table-cell office:value-type="float" office:value="3.0541399999999999" table:style-name="ce1">
            <text:p>3.05414</text:p>
          </table:table-cell>
          <table:table-cell office:value-type="float" office:value="0.35365999999999997" table:style-name="ce1">
            <text:p>0.35366</text:p>
          </table:table-cell>
          <table:table-cell office:value-type="float" office:value="0.32851000000000002" table:style-name="ce1">
            <text:p>0.32851</text:p>
          </table:table-cell>
          <table:table-cell office:value-type="float" office:value="0.31907000000000002" table:style-name="ce1">
            <text:p>0.31907</text:p>
          </table:table-cell>
          <table:table-cell office:value-type="float" office:value="0.28715000000000002" table:style-name="ce1">
            <text:p>0.28715</text:p>
          </table:table-cell>
          <table:table-cell office:value-type="float" office:value="7.3323700000000001" table:style-name="ce1">
            <text:p>7.33237</text:p>
          </table:table-cell>
          <table:table-cell office:value-type="float" office:value="7.3555900000000003" table:style-name="ce1">
            <text:p>7.35559</text:p>
          </table:table-cell>
          <table:table-cell office:value-type="float" office:value="7.3716600000000003" table:style-name="ce1">
            <text:p>7.37166</text:p>
          </table:table-cell>
          <table:table-cell office:value-type="float" office:value="7.2166399999999999" table:style-name="ce1">
            <text:p>7.21664</text:p>
          </table:table-cell>
          <table:table-cell office:value-type="float" office:value="7.2799199999999997" table:style-name="ce1">
            <text:p>7.27992</text:p>
          </table:table-cell>
          <table:table-cell office:value-type="float" office:value="7.26797" table:style-name="ce1">
            <text:p>7.26797</text:p>
          </table:table-cell>
          <table:table-cell office:value-type="float" office:value="2.3730000000000001E-2" table:style-name="ce1">
            <text:p>0.02373</text:p>
          </table:table-cell>
          <table:table-cell office:value-type="float" office:value="2.401E-2" table:style-name="ce1">
            <text:p>0.02401</text:p>
          </table:table-cell>
          <table:table-cell office:value-type="float" office:value="2.4060000000000002E-2" table:style-name="ce1">
            <text:p>0.02406</text:p>
          </table:table-cell>
          <table:table-cell office:value-type="float" office:value="2.4160000000000001E-2" table:style-name="ce1">
            <text:p>0.02416</text:p>
          </table:table-cell>
          <table:table-cell table:number-columns-repeated="16318"/>
        </table:table-row>
        <table:table-row table:style-name="ro1">
          <table:table-cell office:value-type="time" office:time-value="PT1H21M0S" table:style-name="ce2">
            <text:p>01:21:00</text:p>
          </table:table-cell>
          <table:table-cell office:value-type="string" table:style-name="ce1">
            <text:p>KK_06</text:p>
          </table:table-cell>
          <table:table-cell office:value-type="float" office:value="3.2100000000000002E-3" table:style-name="ce1">
            <text:p>0.00321</text:p>
          </table:table-cell>
          <table:table-cell office:value-type="string" table:style-name="ce1">
            <text:p>0.00572 u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2.5699999999999998E-3" table:style-name="ce1">
            <text:p>0.00257</text:p>
          </table:table-cell>
          <table:table-cell office:value-type="float" office:value="2.3900000000000002E-3" table:style-name="ce1">
            <text:p>0.00239</text:p>
          </table:table-cell>
          <table:table-cell office:value-type="float" office:value="2.3800000000000002E-3" table:style-name="ce1">
            <text:p>0.00238</text:p>
          </table:table-cell>
          <table:table-cell office:value-type="string" table:style-name="ce1">
            <text:p>0.00248 u</text:p>
          </table:table-cell>
          <table:table-cell office:value-type="float" office:value="3.6900000000000001E-3" table:style-name="ce1">
            <text:p>0.00369</text:p>
          </table:table-cell>
          <table:table-cell office:value-type="float" office:value="2.48E-3" table:style-name="ce1">
            <text:p>0.00248</text:p>
          </table:table-cell>
          <table:table-cell office:value-type="float" office:value="2.5400000000000002E-3" table:style-name="ce1">
            <text:p>0.00254</text:p>
          </table:table-cell>
          <table:table-cell office:value-type="float" office:value="3.1868599999999998" table:style-name="ce1">
            <text:p>3.18686</text:p>
          </table:table-cell>
          <table:table-cell office:value-type="float" office:value="3.1631800000000001" table:style-name="ce1">
            <text:p>3.16318</text:p>
          </table:table-cell>
          <table:table-cell office:value-type="float" office:value="3.1144400000000001" table:style-name="ce1">
            <text:p>3.11444</text:p>
          </table:table-cell>
          <table:table-cell office:value-type="string" table:style-name="ce1">
            <text:p>Uncal</text:p>
          </table:table-cell>
          <table:table-cell office:value-type="float" office:value="3.0668700000000002" table:style-name="ce1">
            <text:p>3.06687</text:p>
          </table:table-cell>
          <table:table-cell office:value-type="float" office:value="3.0901200000000002" table:style-name="ce1">
            <text:p>3.09012</text:p>
          </table:table-cell>
          <table:table-cell office:value-type="float" office:value="3.1887099999999999" table:style-name="ce1">
            <text:p>3.18871</text:p>
          </table:table-cell>
          <table:table-cell office:value-type="float" office:value="3.2186599999999999" table:style-name="ce1">
            <text:p>3.21866</text:p>
          </table:table-cell>
          <table:table-cell office:value-type="float" office:value="3.1476500000000001" table:style-name="ce1">
            <text:p>3.14765</text:p>
          </table:table-cell>
          <table:table-cell office:value-type="float" office:value="3.0089100000000002" table:style-name="ce1">
            <text:p>3.00891</text:p>
          </table:table-cell>
          <table:table-cell office:value-type="float" office:value="3.02014" table:style-name="ce1">
            <text:p>3.02014</text:p>
          </table:table-cell>
          <table:table-cell office:value-type="float" office:value="3.0430700000000002" table:style-name="ce1">
            <text:p>3.04307</text:p>
          </table:table-cell>
          <table:table-cell office:value-type="string" table:style-name="ce1">
            <text:p>-0.00443 u</text:p>
          </table:table-cell>
          <table:table-cell office:value-type="string" table:style-name="ce1">
            <text:p>-0.00996 u</text:p>
          </table:table-cell>
          <table:table-cell office:value-type="string" table:style-name="ce1">
            <text:p>-0.00409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303 u</text:p>
          </table:table-cell>
          <table:table-cell office:value-type="string" table:style-name="ce1">
            <text:p>-0.00359 u</text:p>
          </table:table-cell>
          <table:table-cell office:value-type="float" office:value="0.64910000000000001" table:style-name="ce1">
            <text:p>0.6491</text:p>
          </table:table-cell>
          <table:table-cell office:value-type="float" office:value="0.65783000000000003" table:style-name="ce1">
            <text:p>0.65783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5.3200000000000003E-4" table:style-name="ce1">
            <text:p>0.000532</text:p>
          </table:table-cell>
          <table:table-cell office:value-type="string" table:style-name="ce1">
            <text:p>Uncal</text:p>
          </table:table-cell>
          <table:table-cell office:value-type="float" office:value="0.40781000000000001" table:style-name="ce1">
            <text:p>0.40781</text:p>
          </table:table-cell>
          <table:table-cell office:value-type="float" office:value="0.40340999999999999" table:style-name="ce1">
            <text:p>0.40341</text:p>
          </table:table-cell>
          <table:table-cell office:value-type="float" office:value="0.40814" table:style-name="ce1">
            <text:p>0.40814</text:p>
          </table:table-cell>
          <table:table-cell office:value-type="float" office:value="0.41181000000000001" table:style-name="ce1">
            <text:p>0.41181</text:p>
          </table:table-cell>
          <table:table-cell office:value-type="float" office:value="0.41044000000000003" table:style-name="ce1">
            <text:p>0.41044</text:p>
          </table:table-cell>
          <table:table-cell office:value-type="float" office:value="0.40601999999999999" table:style-name="ce1">
            <text:p>0.40602</text:p>
          </table:table-cell>
          <table:table-cell office:value-type="float" office:value="1.7000000000000001E-4" table:style-name="ce1">
            <text:p>0.00017</text:p>
          </table:table-cell>
          <table:table-cell office:value-type="string" table:style-name="ce1">
            <text:p>0.00014 u</text:p>
          </table:table-cell>
          <table:table-cell office:value-type="string" table:style-name="ce1">
            <text:p>-0.00004 u</text:p>
          </table:table-cell>
          <table:table-cell office:value-type="string" table:style-name="ce1">
            <text:p>-0.00044 u</text:p>
          </table:table-cell>
          <table:table-cell office:value-type="float" office:value="3.12201" table:style-name="ce1">
            <text:p>3.12201</text:p>
          </table:table-cell>
          <table:table-cell office:value-type="float" office:value="3.18628" table:style-name="ce1">
            <text:p>3.18628</text:p>
          </table:table-cell>
          <table:table-cell office:value-type="float" office:value="3.1993399999999999" table:style-name="ce1">
            <text:p>3.19934</text:p>
          </table:table-cell>
          <table:table-cell office:value-type="string" table:style-name="ce1">
            <text:p>Uncal</text:p>
          </table:table-cell>
          <table:table-cell office:value-type="float" office:value="3.2076699999999998" table:style-name="ce1">
            <text:p>3.20767</text:p>
          </table:table-cell>
          <table:table-cell office:value-type="float" office:value="3.2086299999999999" table:style-name="ce1">
            <text:p>3.20863</text:p>
          </table:table-cell>
          <table:table-cell office:value-type="float" office:value="0.36734" table:style-name="ce1">
            <text:p>0.36734</text:p>
          </table:table-cell>
          <table:table-cell office:value-type="float" office:value="0.33695999999999998" table:style-name="ce1">
            <text:p>0.33696</text:p>
          </table:table-cell>
          <table:table-cell office:value-type="float" office:value="0.29809000000000002" table:style-name="ce1">
            <text:p>0.29809</text:p>
          </table:table-cell>
          <table:table-cell office:value-type="float" office:value="0.27782000000000001" table:style-name="ce1">
            <text:p>0.27782</text:p>
          </table:table-cell>
          <table:table-cell office:value-type="float" office:value="7.5907200000000001" table:style-name="ce1">
            <text:p>7.59072</text:p>
          </table:table-cell>
          <table:table-cell office:value-type="float" office:value="7.6002700000000001" table:style-name="ce1">
            <text:p>7.60027</text:p>
          </table:table-cell>
          <table:table-cell office:value-type="float" office:value="7.6224100000000004" table:style-name="ce1">
            <text:p>7.62241</text:p>
          </table:table-cell>
          <table:table-cell office:value-type="float" office:value="7.4484199999999996" table:style-name="ce1">
            <text:p>7.44842</text:p>
          </table:table-cell>
          <table:table-cell office:value-type="float" office:value="7.5085499999999996" table:style-name="ce1">
            <text:p>7.50855</text:p>
          </table:table-cell>
          <table:table-cell office:value-type="float" office:value="7.5287199999999999" table:style-name="ce1">
            <text:p>7.52872</text:p>
          </table:table-cell>
          <table:table-cell office:value-type="float" office:value="2.4279999999999999E-2" table:style-name="ce1">
            <text:p>0.02428</text:p>
          </table:table-cell>
          <table:table-cell office:value-type="float" office:value="2.4510000000000001E-2" table:style-name="ce1">
            <text:p>0.02451</text:p>
          </table:table-cell>
          <table:table-cell office:value-type="float" office:value="2.469E-2" table:style-name="ce1">
            <text:p>0.02469</text:p>
          </table:table-cell>
          <table:table-cell office:value-type="float" office:value="2.4670000000000001E-2" table:style-name="ce1">
            <text:p>0.02467</text:p>
          </table:table-cell>
          <table:table-cell table:number-columns-repeated="16318"/>
        </table:table-row>
        <table:table-row table:style-name="ro1">
          <table:table-cell office:value-type="time" office:time-value="PT2H1M0S" table:style-name="ce2">
            <text:p>02:01:00</text:p>
          </table:table-cell>
          <table:table-cell office:value-type="string" table:style-name="ce1">
            <text:p>KK_07</text:p>
          </table:table-cell>
          <table:table-cell office:value-type="float" office:value="3.0500000000000002E-3" table:style-name="ce1">
            <text:p>0.00305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2.8400000000000001E-3" table:style-name="ce1">
            <text:p>0.00284</text:p>
          </table:table-cell>
          <table:table-cell office:value-type="float" office:value="2.82E-3" table:style-name="ce1">
            <text:p>0.00282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3.32E-3" table:style-name="ce1">
            <text:p>0.00332</text:p>
          </table:table-cell>
          <table:table-cell office:value-type="float" office:value="3.5100000000000001E-3" table:style-name="ce1">
            <text:p>0.00351</text:p>
          </table:table-cell>
          <table:table-cell office:value-type="float" office:value="2.5400000000000002E-3" table:style-name="ce1">
            <text:p>0.00254</text:p>
          </table:table-cell>
          <table:table-cell office:value-type="float" office:value="2.66E-3" table:style-name="ce1">
            <text:p>0.00266</text:p>
          </table:table-cell>
          <table:table-cell office:value-type="float" office:value="3.3231600000000001" table:style-name="ce1">
            <text:p>3.32316</text:p>
          </table:table-cell>
          <table:table-cell office:value-type="float" office:value="3.2885599999999999" table:style-name="ce1">
            <text:p>3.28856</text:p>
          </table:table-cell>
          <table:table-cell office:value-type="float" office:value="3.2351000000000001" table:style-name="ce1">
            <text:p>3.2351</text:p>
          </table:table-cell>
          <table:table-cell office:value-type="string" table:style-name="ce1">
            <text:p>Uncal</text:p>
          </table:table-cell>
          <table:table-cell office:value-type="float" office:value="3.1224699999999999" table:style-name="ce1">
            <text:p>3.12247</text:p>
          </table:table-cell>
          <table:table-cell office:value-type="float" office:value="3.2160299999999999" table:style-name="ce1">
            <text:p>3.21603</text:p>
          </table:table-cell>
          <table:table-cell office:value-type="float" office:value="3.3255499999999998" table:style-name="ce1">
            <text:p>3.32555</text:p>
          </table:table-cell>
          <table:table-cell office:value-type="float" office:value="3.3398300000000001" table:style-name="ce1">
            <text:p>3.33983</text:p>
          </table:table-cell>
          <table:table-cell office:value-type="float" office:value="3.2773400000000001" table:style-name="ce1">
            <text:p>3.27734</text:p>
          </table:table-cell>
          <table:table-cell office:value-type="float" office:value="3.1684299999999999" table:style-name="ce1">
            <text:p>3.16843</text:p>
          </table:table-cell>
          <table:table-cell office:value-type="float" office:value="3.1844700000000001" table:style-name="ce1">
            <text:p>3.18447</text:p>
          </table:table-cell>
          <table:table-cell office:value-type="float" office:value="3.1568399999999999" table:style-name="ce1">
            <text:p>3.15684</text:p>
          </table:table-cell>
          <table:table-cell office:value-type="string" table:style-name="ce1">
            <text:p>-0.00446 u</text:p>
          </table:table-cell>
          <table:table-cell office:value-type="string" table:style-name="ce1">
            <text:p>-0.00989 u</text:p>
          </table:table-cell>
          <table:table-cell office:value-type="string" table:style-name="ce1">
            <text:p>-0.00339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308 u</text:p>
          </table:table-cell>
          <table:table-cell office:value-type="string" table:style-name="ce1">
            <text:p>-0.00300 u</text:p>
          </table:table-cell>
          <table:table-cell office:value-type="float" office:value="0.66805999999999999" table:style-name="ce1">
            <text:p>0.66806</text:p>
          </table:table-cell>
          <table:table-cell office:value-type="float" office:value="0.66851000000000005" table:style-name="ce1">
            <text:p>0.66851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5.6999999999999998E-4" table:style-name="ce1">
            <text:p>0.00057</text:p>
          </table:table-cell>
          <table:table-cell office:value-type="string" table:style-name="ce1">
            <text:p>Uncal</text:p>
          </table:table-cell>
          <table:table-cell office:value-type="float" office:value="0.42419000000000001" table:style-name="ce1">
            <text:p>0.42419</text:p>
          </table:table-cell>
          <table:table-cell office:value-type="float" office:value="0.41902" table:style-name="ce1">
            <text:p>0.41902</text:p>
          </table:table-cell>
          <table:table-cell office:value-type="float" office:value="0.42493999999999998" table:style-name="ce1">
            <text:p>0.42494</text:p>
          </table:table-cell>
          <table:table-cell office:value-type="float" office:value="0.42720999999999998" table:style-name="ce1">
            <text:p>0.42721</text:p>
          </table:table-cell>
          <table:table-cell office:value-type="float" office:value="0.42618" table:style-name="ce1">
            <text:p>0.42618</text:p>
          </table:table-cell>
          <table:table-cell office:value-type="float" office:value="0.42115999999999998" table:style-name="ce1">
            <text:p>0.42116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1.8000000000000001E-4" table:style-name="ce1">
            <text:p>0.00018</text:p>
          </table:table-cell>
          <table:table-cell office:value-type="float" office:value="2.9999999999999997E-4" table:style-name="ce1">
            <text:p>0.0003</text:p>
          </table:table-cell>
          <table:table-cell office:value-type="string" table:style-name="ce1">
            <text:p>-0.00011 u</text:p>
          </table:table-cell>
          <table:table-cell office:value-type="float" office:value="3.2927399999999998" table:style-name="ce1">
            <text:p>3.29274</text:p>
          </table:table-cell>
          <table:table-cell office:value-type="float" office:value="3.30708" table:style-name="ce1">
            <text:p>3.30708</text:p>
          </table:table-cell>
          <table:table-cell office:value-type="float" office:value="3.31758" table:style-name="ce1">
            <text:p>3.31758</text:p>
          </table:table-cell>
          <table:table-cell office:value-type="string" table:style-name="ce1">
            <text:p>Uncal</text:p>
          </table:table-cell>
          <table:table-cell office:value-type="float" office:value="3.33596" table:style-name="ce1">
            <text:p>3.33596</text:p>
          </table:table-cell>
          <table:table-cell office:value-type="float" office:value="3.3191799999999998" table:style-name="ce1">
            <text:p>3.31918</text:p>
          </table:table-cell>
          <table:table-cell office:value-type="float" office:value="0.36741000000000001" table:style-name="ce1">
            <text:p>0.36741</text:p>
          </table:table-cell>
          <table:table-cell office:value-type="float" office:value="0.34388000000000002" table:style-name="ce1">
            <text:p>0.34388</text:p>
          </table:table-cell>
          <table:table-cell office:value-type="float" office:value="0.34966000000000003" table:style-name="ce1">
            <text:p>0.34966</text:p>
          </table:table-cell>
          <table:table-cell office:value-type="float" office:value="0.31187999999999999" table:style-name="ce1">
            <text:p>0.31188</text:p>
          </table:table-cell>
          <table:table-cell office:value-type="float" office:value="7.6903199999999998" table:style-name="ce1">
            <text:p>7.69032</text:p>
          </table:table-cell>
          <table:table-cell office:value-type="float" office:value="7.7173600000000002" table:style-name="ce1">
            <text:p>7.71736</text:p>
          </table:table-cell>
          <table:table-cell office:value-type="float" office:value="7.7315699999999996" table:style-name="ce1">
            <text:p>7.73157</text:p>
          </table:table-cell>
          <table:table-cell office:value-type="float" office:value="7.5833300000000001" table:style-name="ce1">
            <text:p>7.58333</text:p>
          </table:table-cell>
          <table:table-cell office:value-type="float" office:value="7.6154799999999998" table:style-name="ce1">
            <text:p>7.61548</text:p>
          </table:table-cell>
          <table:table-cell office:value-type="float" office:value="7.6048900000000001" table:style-name="ce1">
            <text:p>7.60489</text:p>
          </table:table-cell>
          <table:table-cell office:value-type="float" office:value="2.5360000000000001E-2" table:style-name="ce1">
            <text:p>0.02536</text:p>
          </table:table-cell>
          <table:table-cell office:value-type="float" office:value="2.562E-2" table:style-name="ce1">
            <text:p>0.02562</text:p>
          </table:table-cell>
          <table:table-cell office:value-type="float" office:value="2.5760000000000002E-2" table:style-name="ce1">
            <text:p>0.02576</text:p>
          </table:table-cell>
          <table:table-cell office:value-type="float" office:value="2.5680000000000001E-2" table:style-name="ce1">
            <text:p>0.02568</text:p>
          </table:table-cell>
          <table:table-cell table:number-columns-repeated="16318"/>
        </table:table-row>
        <table:table-row table:style-name="ro1">
          <table:table-cell office:value-type="time" office:time-value="PT1H11M0S" table:style-name="ce2">
            <text:p>01:11:00</text:p>
          </table:table-cell>
          <table:table-cell office:value-type="string" table:style-name="ce1">
            <text:p>SPS-SW2-10%</text:p>
          </table:table-cell>
          <table:table-cell office:value-type="float" office:value="2.0570000000000001E-2" table:style-name="ce1">
            <text:p>0.02057</text:p>
          </table:table-cell>
          <table:table-cell office:value-type="float" office:value="2.085E-2" table:style-name="ce1">
            <text:p>0.02085</text:p>
          </table:table-cell>
          <table:table-cell office:value-type="float" office:value="2.3480000000000001E-2" table:style-name="ce1">
            <text:p>0.02348</text:p>
          </table:table-cell>
          <table:table-cell office:value-type="float" office:value="2.376E-2" table:style-name="ce1">
            <text:p>0.02376</text:p>
          </table:table-cell>
          <table:table-cell office:value-type="float" office:value="2.3439999999999999E-2" table:style-name="ce1">
            <text:p>0.02344</text:p>
          </table:table-cell>
          <table:table-cell office:value-type="float" office:value="2.3470000000000001E-2" table:style-name="ce1">
            <text:p>0.02347</text:p>
          </table:table-cell>
          <table:table-cell office:value-type="float" office:value="2.4320000000000001E-2" table:style-name="ce1">
            <text:p>0.02432</text:p>
          </table:table-cell>
          <table:table-cell office:value-type="float" office:value="2.401E-2" table:style-name="ce1">
            <text:p>0.02401</text:p>
          </table:table-cell>
          <table:table-cell office:value-type="float" office:value="2.3310000000000001E-2" table:style-name="ce1">
            <text:p>0.02331</text:p>
          </table:table-cell>
          <table:table-cell office:value-type="float" office:value="2.307E-2" table:style-name="ce1">
            <text:p>0.02307</text:p>
          </table:table-cell>
          <table:table-cell office:value-type="float" office:value="1.0892900000000001" table:style-name="ce1">
            <text:p>1.08929</text:p>
          </table:table-cell>
          <table:table-cell office:value-type="float" office:value="1.09968" table:style-name="ce1">
            <text:p>1.09968</text:p>
          </table:table-cell>
          <table:table-cell office:value-type="float" office:value="1.08443" table:style-name="ce1">
            <text:p>1.08443</text:p>
          </table:table-cell>
          <table:table-cell office:value-type="string" table:style-name="ce1">
            <text:p>Uncal</text:p>
          </table:table-cell>
          <table:table-cell office:value-type="float" office:value="1.0472600000000001" table:style-name="ce1">
            <text:p>1.04726</text:p>
          </table:table-cell>
          <table:table-cell office:value-type="float" office:value="1.0668299999999999" table:style-name="ce1">
            <text:p>1.06683</text:p>
          </table:table-cell>
          <table:table-cell office:value-type="float" office:value="1.1272599999999999" table:style-name="ce1">
            <text:p>1.12726</text:p>
          </table:table-cell>
          <table:table-cell office:value-type="float" office:value="1.1235299999999999" table:style-name="ce1">
            <text:p>1.12353</text:p>
          </table:table-cell>
          <table:table-cell office:value-type="float" office:value="1.1312" table:style-name="ce1">
            <text:p>1.1312</text:p>
          </table:table-cell>
          <table:table-cell office:value-type="float" office:value="1.06158" table:style-name="ce1">
            <text:p>1.06158</text:p>
          </table:table-cell>
          <table:table-cell office:value-type="float" office:value="1.06732" table:style-name="ce1">
            <text:p>1.06732</text:p>
          </table:table-cell>
          <table:table-cell office:value-type="float" office:value="1.0538000000000001" table:style-name="ce1">
            <text:p>1.0538</text:p>
          </table:table-cell>
          <table:table-cell office:value-type="float" office:value="2.0600000000000002E-3" table:style-name="ce1">
            <text:p>0.00206</text:p>
          </table:table-cell>
          <table:table-cell office:value-type="string" table:style-name="ce1">
            <text:p>-0.00227 u</text:p>
          </table:table-cell>
          <table:table-cell office:value-type="float" office:value="2.6199999999999999E-3" table:style-name="ce1">
            <text:p>0.00262</text:p>
          </table:table-cell>
          <table:table-cell office:value-type="string" table:style-name="ce1">
            <text:p>Uncal</text:p>
          </table:table-cell>
          <table:table-cell office:value-type="float" office:value="6.1199999999999996E-3" table:style-name="ce1">
            <text:p>0.00612</text:p>
          </table:table-cell>
          <table:table-cell office:value-type="string" table:style-name="ce1">
            <text:p>0.00140 u</text:p>
          </table:table-cell>
          <table:table-cell office:value-type="float" office:value="0.10335999999999999" table:style-name="ce1">
            <text:p>0.10336</text:p>
          </table:table-cell>
          <table:table-cell office:value-type="float" office:value="0.10843999999999999" table:style-name="ce1">
            <text:p>0.10844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2.1699999999999999E-4" table:style-name="ce1">
            <text:p>0.000217</text:p>
          </table:table-cell>
          <table:table-cell office:value-type="string" table:style-name="ce1">
            <text:p>Uncal</text:p>
          </table:table-cell>
          <table:table-cell office:value-type="float" office:value="0.21049000000000001" table:style-name="ce1">
            <text:p>0.21049</text:p>
          </table:table-cell>
          <table:table-cell office:value-type="float" office:value="0.20845" table:style-name="ce1">
            <text:p>0.20845</text:p>
          </table:table-cell>
          <table:table-cell office:value-type="float" office:value="0.21124999999999999" table:style-name="ce1">
            <text:p>0.21125</text:p>
          </table:table-cell>
          <table:table-cell office:value-type="float" office:value="0.21188000000000001" table:style-name="ce1">
            <text:p>0.21188</text:p>
          </table:table-cell>
          <table:table-cell office:value-type="float" office:value="0.21149999999999999" table:style-name="ce1">
            <text:p>0.2115</text:p>
          </table:table-cell>
          <table:table-cell office:value-type="float" office:value="0.20824999999999999" table:style-name="ce1">
            <text:p>0.20825</text:p>
          </table:table-cell>
          <table:table-cell office:value-type="float" office:value="4.8300000000000001E-3" table:style-name="ce1">
            <text:p>0.00483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4.8700000000000002E-3" table:style-name="ce1">
            <text:p>0.00487</text:p>
          </table:table-cell>
          <table:table-cell office:value-type="float" office:value="5.0400000000000002E-3" table:style-name="ce1">
            <text:p>0.00504</text:p>
          </table:table-cell>
          <table:table-cell office:value-type="float" office:value="1.19973" table:style-name="ce1">
            <text:p>1.19973</text:p>
          </table:table-cell>
          <table:table-cell office:value-type="float" office:value="1.0330999999999999" table:style-name="ce1">
            <text:p>1.0331</text:p>
          </table:table-cell>
          <table:table-cell office:value-type="float" office:value="1.0482400000000001" table:style-name="ce1">
            <text:p>1.04824</text:p>
          </table:table-cell>
          <table:table-cell office:value-type="string" table:style-name="ce1">
            <text:p>Uncal</text:p>
          </table:table-cell>
          <table:table-cell office:value-type="float" office:value="1.05694" table:style-name="ce1">
            <text:p>1.05694</text:p>
          </table:table-cell>
          <table:table-cell office:value-type="float" office:value="1.0785800000000001" table:style-name="ce1">
            <text:p>1.07858</text:p>
          </table:table-cell>
          <table:table-cell office:value-type="float" office:value="1.1169199999999999" table:style-name="ce1">
            <text:p>1.11692</text:p>
          </table:table-cell>
          <table:table-cell office:value-type="float" office:value="1.1928399999999999" table:style-name="ce1">
            <text:p>1.19284</text:p>
          </table:table-cell>
          <table:table-cell office:value-type="float" office:value="1.0426899999999999" table:style-name="ce1">
            <text:p>1.04269</text:p>
          </table:table-cell>
          <table:table-cell office:value-type="float" office:value="1.0665899999999999" table:style-name="ce1">
            <text:p>1.06659</text:p>
          </table:table-cell>
          <table:table-cell office:value-type="float" office:value="0.53939000000000004" table:style-name="ce1">
            <text:p>0.53939</text:p>
          </table:table-cell>
          <table:table-cell office:value-type="float" office:value="0.53256999999999999" table:style-name="ce1">
            <text:p>0.53257</text:p>
          </table:table-cell>
          <table:table-cell office:value-type="float" office:value="0.53617999999999999" table:style-name="ce1">
            <text:p>0.53618</text:p>
          </table:table-cell>
          <table:table-cell office:value-type="float" office:value="0.49780000000000002" table:style-name="ce1">
            <text:p>0.4978</text:p>
          </table:table-cell>
          <table:table-cell office:value-type="float" office:value="0.52529999999999999" table:style-name="ce1">
            <text:p>0.5253</text:p>
          </table:table-cell>
          <table:table-cell office:value-type="float" office:value="0.5413" table:style-name="ce1">
            <text:p>0.5413</text:p>
          </table:table-cell>
          <table:table-cell office:value-type="float" office:value="2.5870000000000001E-2" table:style-name="ce1">
            <text:p>0.02587</text:p>
          </table:table-cell>
          <table:table-cell office:value-type="float" office:value="2.596E-2" table:style-name="ce1">
            <text:p>0.02596</text:p>
          </table:table-cell>
          <table:table-cell office:value-type="float" office:value="2.631E-2" table:style-name="ce1">
            <text:p>0.02631</text:p>
          </table:table-cell>
          <table:table-cell office:value-type="float" office:value="2.6040000000000001E-2" table:style-name="ce1">
            <text:p>0.02604</text:p>
          </table:table-cell>
          <table:table-cell table:number-columns-repeated="16318"/>
        </table:table-row>
        <table:table-row table:style-name="ro1">
          <table:table-cell office:value-type="time" office:time-value="PT1H12M0S" table:style-name="ce2">
            <text:p>01:12:00</text:p>
          </table:table-cell>
          <table:table-cell office:value-type="string" table:style-name="ce1">
            <text:p>SLRS-6</text:p>
          </table:table-cell>
          <table:table-cell office:value-type="float" office:value="2.8119999999999999E-2" table:style-name="ce1">
            <text:p>0.02812</text:p>
          </table:table-cell>
          <table:table-cell office:value-type="float" office:value="3.024E-2" table:style-name="ce1">
            <text:p>0.03024</text:p>
          </table:table-cell>
          <table:table-cell office:value-type="float" office:value="1.391E-2" table:style-name="ce1">
            <text:p>0.01391</text:p>
          </table:table-cell>
          <table:table-cell office:value-type="float" office:value="1.389E-2" table:style-name="ce1">
            <text:p>0.01389</text:p>
          </table:table-cell>
          <table:table-cell office:value-type="float" office:value="1.3679999999999999E-2" table:style-name="ce1">
            <text:p>0.01368</text:p>
          </table:table-cell>
          <table:table-cell office:value-type="float" office:value="1.363E-2" table:style-name="ce1">
            <text:p>0.01363</text:p>
          </table:table-cell>
          <table:table-cell office:value-type="float" office:value="1.3899999999999999E-2" table:style-name="ce1">
            <text:p>0.0139</text:p>
          </table:table-cell>
          <table:table-cell office:value-type="float" office:value="1.439E-2" table:style-name="ce1">
            <text:p>0.01439</text:p>
          </table:table-cell>
          <table:table-cell office:value-type="float" office:value="1.355E-2" table:style-name="ce1">
            <text:p>0.01355</text:p>
          </table:table-cell>
          <table:table-cell office:value-type="float" office:value="1.349E-2" table:style-name="ce1">
            <text:p>0.01349</text:p>
          </table:table-cell>
          <table:table-cell office:value-type="float" office:value="9.5729399999999991" table:style-name="ce1">
            <text:p>9.57294</text:p>
          </table:table-cell>
          <table:table-cell office:value-type="float" office:value="9.4194600000000008" table:style-name="ce1">
            <text:p>9.41946</text:p>
          </table:table-cell>
          <table:table-cell office:value-type="float" office:value="9.3353400000000004" table:style-name="ce1">
            <text:p>9.33534</text:p>
          </table:table-cell>
          <table:table-cell office:value-type="string" table:style-name="ce1">
            <text:p>Uncal</text:p>
          </table:table-cell>
          <table:table-cell office:value-type="float" office:value="9.1153700000000004" table:style-name="ce1">
            <text:p>9.11537</text:p>
          </table:table-cell>
          <table:table-cell office:value-type="float" office:value="9.1865699999999997" table:style-name="ce1">
            <text:p>9.18657</text:p>
          </table:table-cell>
          <table:table-cell office:value-type="float" office:value="9.4979600000000008" table:style-name="ce1">
            <text:p>9.49796</text:p>
          </table:table-cell>
          <table:table-cell office:value-type="float" office:value="9.5888399999999994" table:style-name="ce1">
            <text:p>9.58884</text:p>
          </table:table-cell>
          <table:table-cell office:value-type="float" office:value="9.3462099999999992" table:style-name="ce1">
            <text:p>9.34621</text:p>
          </table:table-cell>
          <table:table-cell office:value-type="float" office:value="8.8949099999999994" table:style-name="ce1">
            <text:p>8.89491</text:p>
          </table:table-cell>
          <table:table-cell office:value-type="float" office:value="8.9450800000000008" table:style-name="ce1">
            <text:p>8.94508</text:p>
          </table:table-cell>
          <table:table-cell office:value-type="float" office:value="9.0544200000000004" table:style-name="ce1">
            <text:p>9.05442</text:p>
          </table:table-cell>
          <table:table-cell office:value-type="float" office:value="5.7930000000000002E-2" table:style-name="ce1">
            <text:p>0.05793</text:p>
          </table:table-cell>
          <table:table-cell office:value-type="float" office:value="6.0760000000000002E-2" table:style-name="ce1">
            <text:p>0.06076</text:p>
          </table:table-cell>
          <table:table-cell office:value-type="float" office:value="5.9479999999999998E-2" table:style-name="ce1">
            <text:p>0.05948</text:p>
          </table:table-cell>
          <table:table-cell office:value-type="string" table:style-name="ce1">
            <text:p>Uncal</text:p>
          </table:table-cell>
          <table:table-cell office:value-type="float" office:value="6.2289999999999998E-2" table:style-name="ce1">
            <text:p>0.06229</text:p>
          </table:table-cell>
          <table:table-cell office:value-type="float" office:value="6.0449999999999997E-2" table:style-name="ce1">
            <text:p>0.06045</text:p>
          </table:table-cell>
          <table:table-cell office:value-type="float" office:value="0.68589" table:style-name="ce1">
            <text:p>0.68589</text:p>
          </table:table-cell>
          <table:table-cell office:value-type="float" office:value="0.69076000000000004" table:style-name="ce1">
            <text:p>0.69076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7.4100000000000001E-4" table:style-name="ce1">
            <text:p>0.000741</text:p>
          </table:table-cell>
          <table:table-cell office:value-type="string" table:style-name="ce1">
            <text:p>Uncal</text:p>
          </table:table-cell>
          <table:table-cell office:value-type="float" office:value="2.2949099999999998" table:style-name="ce1">
            <text:p>2.29491</text:p>
          </table:table-cell>
          <table:table-cell office:value-type="float" office:value="2.29962" table:style-name="ce1">
            <text:p>2.29962</text:p>
          </table:table-cell>
          <table:table-cell office:value-type="float" office:value="2.33813" table:style-name="ce1">
            <text:p>2.33813</text:p>
          </table:table-cell>
          <table:table-cell office:value-type="float" office:value="2.3372299999999999" table:style-name="ce1">
            <text:p>2.33723</text:p>
          </table:table-cell>
          <table:table-cell office:value-type="float" office:value="2.34151" table:style-name="ce1">
            <text:p>2.34151</text:p>
          </table:table-cell>
          <table:table-cell office:value-type="float" office:value="2.30314" table:style-name="ce1">
            <text:p>2.30314</text:p>
          </table:table-cell>
          <table:table-cell office:value-type="float" office:value="2.0699999999999998E-3" table:style-name="ce1">
            <text:p>0.00207</text:p>
          </table:table-cell>
          <table:table-cell office:value-type="float" office:value="2.0500000000000002E-3" table:style-name="ce1">
            <text:p>0.00205</text:p>
          </table:table-cell>
          <table:table-cell office:value-type="float" office:value="2.0999999999999999E-3" table:style-name="ce1">
            <text:p>0.0021</text:p>
          </table:table-cell>
          <table:table-cell office:value-type="float" office:value="1.8699999999999999E-3" table:style-name="ce1">
            <text:p>0.00187</text:p>
          </table:table-cell>
          <table:table-cell office:value-type="float" office:value="2.8846400000000001" table:style-name="ce1">
            <text:p>2.88464</text:p>
          </table:table-cell>
          <table:table-cell office:value-type="float" office:value="2.9698000000000002" table:style-name="ce1">
            <text:p>2.9698</text:p>
          </table:table-cell>
          <table:table-cell office:value-type="float" office:value="2.9521500000000001" table:style-name="ce1">
            <text:p>2.95215</text:p>
          </table:table-cell>
          <table:table-cell office:value-type="string" table:style-name="ce1">
            <text:p>Uncal</text:p>
          </table:table-cell>
          <table:table-cell office:value-type="float" office:value="2.8733599999999999" table:style-name="ce1">
            <text:p>2.87336</text:p>
          </table:table-cell>
          <table:table-cell office:value-type="float" office:value="2.8797999999999999" table:style-name="ce1">
            <text:p>2.8798</text:p>
          </table:table-cell>
          <table:table-cell office:value-type="float" office:value="2.01234" table:style-name="ce1">
            <text:p>2.01234</text:p>
          </table:table-cell>
          <table:table-cell office:value-type="float" office:value="2.0439799999999999" table:style-name="ce1">
            <text:p>2.04398</text:p>
          </table:table-cell>
          <table:table-cell office:value-type="float" office:value="1.8864399999999999" table:style-name="ce1">
            <text:p>1.88644</text:p>
          </table:table-cell>
          <table:table-cell office:value-type="float" office:value="1.85768" table:style-name="ce1">
            <text:p>1.85768</text:p>
          </table:table-cell>
          <table:table-cell office:value-type="float" office:value="2.4176899999999999" table:style-name="ce1">
            <text:p>2.41769</text:p>
          </table:table-cell>
          <table:table-cell office:value-type="float" office:value="2.4359600000000001" table:style-name="ce1">
            <text:p>2.43596</text:p>
          </table:table-cell>
          <table:table-cell office:value-type="float" office:value="2.43513" table:style-name="ce1">
            <text:p>2.43513</text:p>
          </table:table-cell>
          <table:table-cell office:value-type="float" office:value="2.4233099999999999" table:style-name="ce1">
            <text:p>2.42331</text:p>
          </table:table-cell>
          <table:table-cell office:value-type="float" office:value="2.4137200000000001" table:style-name="ce1">
            <text:p>2.41372</text:p>
          </table:table-cell>
          <table:table-cell office:value-type="float" office:value="2.4338299999999999" table:style-name="ce1">
            <text:p>2.43383</text:p>
          </table:table-cell>
          <table:table-cell office:value-type="float" office:value="4.1640000000000003E-2" table:style-name="ce1">
            <text:p>0.04164</text:p>
          </table:table-cell>
          <table:table-cell office:value-type="float" office:value="4.2070000000000003E-2" table:style-name="ce1">
            <text:p>0.04207</text:p>
          </table:table-cell>
          <table:table-cell office:value-type="float" office:value="4.2259999999999999E-2" table:style-name="ce1">
            <text:p>0.04226</text:p>
          </table:table-cell>
          <table:table-cell office:value-type="float" office:value="4.2630000000000001E-2" table:style-name="ce1">
            <text:p>0.04263</text:p>
          </table:table-cell>
          <table:table-cell table:number-columns-repeated="16318"/>
        </table:table-row>
        <table:table-row table:style-name="ro1">
          <table:table-cell office:value-type="time" office:time-value="PT1H13M0S" table:style-name="ce2">
            <text:p>01:13:00</text:p>
          </table:table-cell>
          <table:table-cell office:value-type="string" table:style-name="ce1">
            <text:p>Cam Tap water</text:p>
          </table:table-cell>
          <table:table-cell office:value-type="float" office:value="8.9800000000000001E-3" table:style-name="ce1">
            <text:p>0.00898</text:p>
          </table:table-cell>
          <table:table-cell office:value-type="float" office:value="2.3890000000000002E-2" table:style-name="ce1">
            <text:p>0.02389</text:p>
          </table:table-cell>
          <table:table-cell office:value-type="float" office:value="5.527E-2" table:style-name="ce1">
            <text:p>0.05527</text:p>
          </table:table-cell>
          <table:table-cell office:value-type="float" office:value="5.4269999999999999E-2" table:style-name="ce1">
            <text:p>0.05427</text:p>
          </table:table-cell>
          <table:table-cell office:value-type="float" office:value="5.3960000000000001E-2" table:style-name="ce1">
            <text:p>0.05396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5.7389999999999997E-2" table:style-name="ce1">
            <text:p>0.05739</text:p>
          </table:table-cell>
          <table:table-cell office:value-type="float" office:value="5.8110000000000002E-2" table:style-name="ce1">
            <text:p>0.05811</text:p>
          </table:table-cell>
          <table:table-cell office:value-type="float" office:value="5.4850000000000003E-2" table:style-name="ce1">
            <text:p>0.05485</text:p>
          </table:table-cell>
          <table:table-cell office:value-type="float" office:value="5.4980000000000001E-2" table:style-name="ce1">
            <text:p>0.05498</text:p>
          </table:table-cell>
          <table:table-cell office:value-type="string" table:style-name="ce1">
            <text:p>125.36126 o</text:p>
          </table:table-cell>
          <table:table-cell office:value-type="string" table:style-name="ce1">
            <text:p>125.36609 o</text:p>
          </table:table-cell>
          <table:table-cell office:value-type="string" table:style-name="ce1">
            <text:p>125.24725 o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####</text:p>
          </table:table-cell>
          <table:table-cell office:value-type="string" table:style-name="ce1">
            <text:p>100.56819 o</text:p>
          </table:table-cell>
          <table:table-cell office:value-type="string" table:style-name="ce1">
            <text:p>126.32047 o</text:p>
          </table:table-cell>
          <table:table-cell office:value-type="string" table:style-name="ce1">
            <text:p>124.12340 o</text:p>
          </table:table-cell>
          <table:table-cell office:value-type="string" table:style-name="ce1">
            <text:p>124.35107 o</text:p>
          </table:table-cell>
          <table:table-cell office:value-type="string" table:style-name="ce1">
            <text:p>84.00073 o</text:p>
          </table:table-cell>
          <table:table-cell office:value-type="string" table:style-name="ce1">
            <text:p>####</text:p>
          </table:table-cell>
          <table:table-cell office:value-type="string" table:style-name="ce1">
            <text:p>119.12198 o</text:p>
          </table:table-cell>
          <table:table-cell office:value-type="string" table:style-name="ce1">
            <text:p>-0.00429 u</text:p>
          </table:table-cell>
          <table:table-cell office:value-type="string" table:style-name="ce1">
            <text:p>-0.01015 u</text:p>
          </table:table-cell>
          <table:table-cell office:value-type="string" table:style-name="ce1">
            <text:p>-0.00394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12 u</text:p>
          </table:table-cell>
          <table:table-cell office:value-type="string" table:style-name="ce1">
            <text:p>-0.00624 u</text:p>
          </table:table-cell>
          <table:table-cell office:value-type="float" office:value="2.7430099999999999" table:style-name="ce1">
            <text:p>2.74301</text:p>
          </table:table-cell>
          <table:table-cell office:value-type="float" office:value="2.6724700000000001" table:style-name="ce1">
            <text:p>2.67247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3179E-2" table:style-name="ce1">
            <text:p>0.013179</text:p>
          </table:table-cell>
          <table:table-cell office:value-type="string" table:style-name="ce1">
            <text:p>Uncal</text:p>
          </table:table-cell>
          <table:table-cell office:value-type="float" office:value="3.5590799999999998" table:style-name="ce1">
            <text:p>3.55908</text:p>
          </table:table-cell>
          <table:table-cell office:value-type="float" office:value="3.58711" table:style-name="ce1">
            <text:p>3.58711</text:p>
          </table:table-cell>
          <table:table-cell office:value-type="float" office:value="3.7677100000000001" table:style-name="ce1">
            <text:p>3.76771</text:p>
          </table:table-cell>
          <table:table-cell office:value-type="float" office:value="3.7776900000000002" table:style-name="ce1">
            <text:p>3.77769</text:p>
          </table:table-cell>
          <table:table-cell office:value-type="float" office:value="3.7944" table:style-name="ce1">
            <text:p>3.7944</text:p>
          </table:table-cell>
          <table:table-cell office:value-type="float" office:value="3.7934600000000001" table:style-name="ce1">
            <text:p>3.79346</text:p>
          </table:table-cell>
          <table:table-cell office:value-type="float" office:value="1.1E-4" table:style-name="ce1">
            <text:p>0.00011</text:p>
          </table:table-cell>
          <table:table-cell office:value-type="string" table:style-name="ce1">
            <text:p>0.00011 u</text:p>
          </table:table-cell>
          <table:table-cell office:value-type="string" table:style-name="ce1">
            <text:p>0.00023 u</text:p>
          </table:table-cell>
          <table:table-cell office:value-type="string" table:style-name="ce1">
            <text:p>0.00024 u</text:p>
          </table:table-cell>
          <table:table-cell office:value-type="float" office:value="11.96152" table:style-name="ce1">
            <text:p>11.96152</text:p>
          </table:table-cell>
          <table:table-cell office:value-type="float" office:value="12.87379" table:style-name="ce1">
            <text:p>12.87379</text:p>
          </table:table-cell>
          <table:table-cell office:value-type="float" office:value="12.67972" table:style-name="ce1">
            <text:p>12.67972</text:p>
          </table:table-cell>
          <table:table-cell office:value-type="string" table:style-name="ce1">
            <text:p>Uncal</text:p>
          </table:table-cell>
          <table:table-cell office:value-type="float" office:value="11.03073" table:style-name="ce1">
            <text:p>11.03073</text:p>
          </table:table-cell>
          <table:table-cell office:value-type="float" office:value="11.00325" table:style-name="ce1">
            <text:p>11.00325</text:p>
          </table:table-cell>
          <table:table-cell office:value-type="string" table:style-name="ce1">
            <text:p>11.99987 o</text:p>
          </table:table-cell>
          <table:table-cell office:value-type="float" office:value="10.726430000000001" table:style-name="ce1">
            <text:p>10.72643</text:p>
          </table:table-cell>
          <table:table-cell office:value-type="float" office:value="10.16925" table:style-name="ce1">
            <text:p>10.16925</text:p>
          </table:table-cell>
          <table:table-cell office:value-type="float" office:value="9.8087400000000002" table:style-name="ce1">
            <text:p>9.80874</text:p>
          </table:table-cell>
          <table:table-cell office:value-type="float" office:value="8.3573400000000007" table:style-name="ce1">
            <text:p>8.35734</text:p>
          </table:table-cell>
          <table:table-cell office:value-type="float" office:value="8.3381100000000004" table:style-name="ce1">
            <text:p>8.33811</text:p>
          </table:table-cell>
          <table:table-cell office:value-type="float" office:value="8.3933800000000005" table:style-name="ce1">
            <text:p>8.39338</text:p>
          </table:table-cell>
          <table:table-cell office:value-type="float" office:value="8.3925599999999996" table:style-name="ce1">
            <text:p>8.39256</text:p>
          </table:table-cell>
          <table:table-cell office:value-type="float" office:value="8.4618000000000002" table:style-name="ce1">
            <text:p>8.4618</text:p>
          </table:table-cell>
          <table:table-cell office:value-type="float" office:value="8.4636800000000001" table:style-name="ce1">
            <text:p>8.46368</text:p>
          </table:table-cell>
          <table:table-cell office:value-type="float" office:value="0.43051" table:style-name="ce1">
            <text:p>0.43051</text:p>
          </table:table-cell>
          <table:table-cell office:value-type="float" office:value="0.43762000000000001" table:style-name="ce1">
            <text:p>0.43762</text:p>
          </table:table-cell>
          <table:table-cell office:value-type="float" office:value="0.43364000000000003" table:style-name="ce1">
            <text:p>0.43364</text:p>
          </table:table-cell>
          <table:table-cell office:value-type="float" office:value="0.43901000000000001" table:style-name="ce1">
            <text:p>0.43901</text:p>
          </table:table-cell>
          <table:table-cell table:number-columns-repeated="16318"/>
        </table:table-row>
        <table:table-row table:style-name="ro1">
          <table:table-cell office:value-type="time" office:time-value="PT2H2M0S" table:style-name="ce2">
            <text:p>02:02:00</text:p>
          </table:table-cell>
          <table:table-cell office:value-type="string" table:style-name="ce1">
            <text:p>KK_08</text:p>
          </table:table-cell>
          <table:table-cell office:value-type="float" office:value="5.2399999999999999E-3" table:style-name="ce1">
            <text:p>0.00524</text:p>
          </table:table-cell>
          <table:table-cell office:value-type="string" table:style-name="ce1">
            <text:p>0.00378 u</text:p>
          </table:table-cell>
          <table:table-cell office:value-type="float" office:value="2.63E-3" table:style-name="ce1">
            <text:p>0.00263</text:p>
          </table:table-cell>
          <table:table-cell office:value-type="float" office:value="2.9099999999999998E-3" table:style-name="ce1">
            <text:p>0.00291</text:p>
          </table:table-cell>
          <table:table-cell office:value-type="float" office:value="2.6099999999999999E-3" table:style-name="ce1">
            <text:p>0.00261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3.65E-3" table:style-name="ce1">
            <text:p>0.00365</text:p>
          </table:table-cell>
          <table:table-cell office:value-type="float" office:value="3.16E-3" table:style-name="ce1">
            <text:p>0.00316</text:p>
          </table:table-cell>
          <table:table-cell office:value-type="float" office:value="2.3900000000000002E-3" table:style-name="ce1">
            <text:p>0.00239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3.35365" table:style-name="ce1">
            <text:p>3.35365</text:p>
          </table:table-cell>
          <table:table-cell office:value-type="float" office:value="3.3270400000000002" table:style-name="ce1">
            <text:p>3.32704</text:p>
          </table:table-cell>
          <table:table-cell office:value-type="float" office:value="3.2779699999999998" table:style-name="ce1">
            <text:p>3.27797</text:p>
          </table:table-cell>
          <table:table-cell office:value-type="string" table:style-name="ce1">
            <text:p>Uncal</text:p>
          </table:table-cell>
          <table:table-cell office:value-type="float" office:value="3.1650200000000002" table:style-name="ce1">
            <text:p>3.16502</text:p>
          </table:table-cell>
          <table:table-cell office:value-type="float" office:value="3.2387100000000002" table:style-name="ce1">
            <text:p>3.23871</text:p>
          </table:table-cell>
          <table:table-cell office:value-type="float" office:value="3.2401200000000001" table:style-name="ce1">
            <text:p>3.24012</text:p>
          </table:table-cell>
          <table:table-cell office:value-type="float" office:value="3.2389700000000001" table:style-name="ce1">
            <text:p>3.23897</text:p>
          </table:table-cell>
          <table:table-cell office:value-type="float" office:value="3.1926199999999998" table:style-name="ce1">
            <text:p>3.19262</text:p>
          </table:table-cell>
          <table:table-cell office:value-type="float" office:value="3.0670999999999999" table:style-name="ce1">
            <text:p>3.0671</text:p>
          </table:table-cell>
          <table:table-cell office:value-type="float" office:value="3.0791499999999998" table:style-name="ce1">
            <text:p>3.07915</text:p>
          </table:table-cell>
          <table:table-cell office:value-type="float" office:value="3.06487" table:style-name="ce1">
            <text:p>3.06487</text:p>
          </table:table-cell>
          <table:table-cell office:value-type="string" table:style-name="ce1">
            <text:p>-0.00340 u</text:p>
          </table:table-cell>
          <table:table-cell office:value-type="string" table:style-name="ce1">
            <text:p>-0.00897 u</text:p>
          </table:table-cell>
          <table:table-cell office:value-type="string" table:style-name="ce1">
            <text:p>-0.00251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32 u</text:p>
          </table:table-cell>
          <table:table-cell office:value-type="string" table:style-name="ce1">
            <text:p>-0.00293 u</text:p>
          </table:table-cell>
          <table:table-cell office:value-type="float" office:value="0.65003999999999995" table:style-name="ce1">
            <text:p>0.65004</text:p>
          </table:table-cell>
          <table:table-cell office:value-type="float" office:value="0.65151999999999999" table:style-name="ce1">
            <text:p>0.65152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5.31E-4" table:style-name="ce1">
            <text:p>0.000531</text:p>
          </table:table-cell>
          <table:table-cell office:value-type="string" table:style-name="ce1">
            <text:p>Uncal</text:p>
          </table:table-cell>
          <table:table-cell office:value-type="float" office:value="0.41666999999999998" table:style-name="ce1">
            <text:p>0.41667</text:p>
          </table:table-cell>
          <table:table-cell office:value-type="float" office:value="0.41182999999999997" table:style-name="ce1">
            <text:p>0.41183</text:p>
          </table:table-cell>
          <table:table-cell office:value-type="float" office:value="0.41731000000000001" table:style-name="ce1">
            <text:p>0.41731</text:p>
          </table:table-cell>
          <table:table-cell office:value-type="float" office:value="0.41920000000000002" table:style-name="ce1">
            <text:p>0.4192</text:p>
          </table:table-cell>
          <table:table-cell office:value-type="float" office:value="0.41792000000000001" table:style-name="ce1">
            <text:p>0.41792</text:p>
          </table:table-cell>
          <table:table-cell office:value-type="float" office:value="0.41238000000000002" table:style-name="ce1">
            <text:p>0.41238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1E-4" table:style-name="ce1">
            <text:p>0.0001</text:p>
          </table:table-cell>
          <table:table-cell office:value-type="string" table:style-name="ce1">
            <text:p>0.00022 u</text:p>
          </table:table-cell>
          <table:table-cell office:value-type="string" table:style-name="ce1">
            <text:p>-0.00019 u</text:p>
          </table:table-cell>
          <table:table-cell office:value-type="float" office:value="3.3180100000000001" table:style-name="ce1">
            <text:p>3.31801</text:p>
          </table:table-cell>
          <table:table-cell office:value-type="float" office:value="3.38564" table:style-name="ce1">
            <text:p>3.38564</text:p>
          </table:table-cell>
          <table:table-cell office:value-type="float" office:value="3.3940199999999998" table:style-name="ce1">
            <text:p>3.39402</text:p>
          </table:table-cell>
          <table:table-cell office:value-type="string" table:style-name="ce1">
            <text:p>Uncal</text:p>
          </table:table-cell>
          <table:table-cell office:value-type="float" office:value="3.4138799999999998" table:style-name="ce1">
            <text:p>3.41388</text:p>
          </table:table-cell>
          <table:table-cell office:value-type="float" office:value="3.39994" table:style-name="ce1">
            <text:p>3.39994</text:p>
          </table:table-cell>
          <table:table-cell office:value-type="float" office:value="0.35259000000000001" table:style-name="ce1">
            <text:p>0.35259</text:p>
          </table:table-cell>
          <table:table-cell office:value-type="float" office:value="0.32146999999999998" table:style-name="ce1">
            <text:p>0.32147</text:p>
          </table:table-cell>
          <table:table-cell office:value-type="float" office:value="0.35476000000000002" table:style-name="ce1">
            <text:p>0.35476</text:p>
          </table:table-cell>
          <table:table-cell office:value-type="float" office:value="0.30358000000000002" table:style-name="ce1">
            <text:p>0.30358</text:p>
          </table:table-cell>
          <table:table-cell office:value-type="float" office:value="7.8611700000000004" table:style-name="ce1">
            <text:p>7.86117</text:p>
          </table:table-cell>
          <table:table-cell office:value-type="float" office:value="7.8765200000000002" table:style-name="ce1">
            <text:p>7.87652</text:p>
          </table:table-cell>
          <table:table-cell office:value-type="float" office:value="7.89154" table:style-name="ce1">
            <text:p>7.89154</text:p>
          </table:table-cell>
          <table:table-cell office:value-type="float" office:value="7.7107099999999997" table:style-name="ce1">
            <text:p>7.71071</text:p>
          </table:table-cell>
          <table:table-cell office:value-type="float" office:value="7.7601699999999996" table:style-name="ce1">
            <text:p>7.76017</text:p>
          </table:table-cell>
          <table:table-cell office:value-type="float" office:value="7.7791899999999998" table:style-name="ce1">
            <text:p>7.77919</text:p>
          </table:table-cell>
          <table:table-cell office:value-type="float" office:value="2.4670000000000001E-2" table:style-name="ce1">
            <text:p>0.02467</text:p>
          </table:table-cell>
          <table:table-cell office:value-type="float" office:value="2.4979999999999999E-2" table:style-name="ce1">
            <text:p>0.02498</text:p>
          </table:table-cell>
          <table:table-cell office:value-type="float" office:value="2.4899999999999999E-2" table:style-name="ce1">
            <text:p>0.0249</text:p>
          </table:table-cell>
          <table:table-cell office:value-type="float" office:value="2.495E-2" table:style-name="ce1">
            <text:p>0.02495</text:p>
          </table:table-cell>
          <table:table-cell table:number-columns-repeated="16318"/>
        </table:table-row>
        <table:table-row table:style-name="ro1">
          <table:table-cell office:value-type="time" office:time-value="PT2H3M0S" table:style-name="ce2">
            <text:p>02:03:00</text:p>
          </table:table-cell>
          <table:table-cell office:value-type="string" table:style-name="ce1">
            <text:p>KK_09</text:p>
          </table:table-cell>
          <table:table-cell office:value-type="float" office:value="3.8600000000000001E-3" table:style-name="ce1">
            <text:p>0.00386</text:p>
          </table:table-cell>
          <table:table-cell office:value-type="string" table:style-name="ce1">
            <text:p>0.00533 u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2.4399999999999999E-3" table:style-name="ce1">
            <text:p>0.00244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49E-3" table:style-name="ce1">
            <text:p>0.00249</text:p>
          </table:table-cell>
          <table:table-cell office:value-type="float" office:value="2.2599999999999999E-3" table:style-name="ce1">
            <text:p>0.00226</text:p>
          </table:table-cell>
          <table:table-cell office:value-type="float" office:value="2.3500000000000001E-3" table:style-name="ce1">
            <text:p>0.00235</text:p>
          </table:table-cell>
          <table:table-cell office:value-type="float" office:value="3.1169099999999998" table:style-name="ce1">
            <text:p>3.11691</text:p>
          </table:table-cell>
          <table:table-cell office:value-type="float" office:value="3.09097" table:style-name="ce1">
            <text:p>3.09097</text:p>
          </table:table-cell>
          <table:table-cell office:value-type="float" office:value="3.0438299999999998" table:style-name="ce1">
            <text:p>3.04383</text:p>
          </table:table-cell>
          <table:table-cell office:value-type="string" table:style-name="ce1">
            <text:p>Uncal</text:p>
          </table:table-cell>
          <table:table-cell office:value-type="float" office:value="2.9892300000000001" table:style-name="ce1">
            <text:p>2.98923</text:p>
          </table:table-cell>
          <table:table-cell office:value-type="float" office:value="3.0213800000000002" table:style-name="ce1">
            <text:p>3.02138</text:p>
          </table:table-cell>
          <table:table-cell office:value-type="float" office:value="3.0981100000000001" table:style-name="ce1">
            <text:p>3.09811</text:p>
          </table:table-cell>
          <table:table-cell office:value-type="float" office:value="3.1291699999999998" table:style-name="ce1">
            <text:p>3.12917</text:p>
          </table:table-cell>
          <table:table-cell office:value-type="float" office:value="3.07952" table:style-name="ce1">
            <text:p>3.07952</text:p>
          </table:table-cell>
          <table:table-cell office:value-type="float" office:value="2.9428700000000001" table:style-name="ce1">
            <text:p>2.94287</text:p>
          </table:table-cell>
          <table:table-cell office:value-type="float" office:value="2.9558399999999998" table:style-name="ce1">
            <text:p>2.95584</text:p>
          </table:table-cell>
          <table:table-cell office:value-type="float" office:value="2.9594399999999998" table:style-name="ce1">
            <text:p>2.95944</text:p>
          </table:table-cell>
          <table:table-cell office:value-type="string" table:style-name="ce1">
            <text:p>-0.00395 u</text:p>
          </table:table-cell>
          <table:table-cell office:value-type="string" table:style-name="ce1">
            <text:p>-0.00975 u</text:p>
          </table:table-cell>
          <table:table-cell office:value-type="string" table:style-name="ce1">
            <text:p>-0.00329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22 u</text:p>
          </table:table-cell>
          <table:table-cell office:value-type="string" table:style-name="ce1">
            <text:p>-0.00343 u</text:p>
          </table:table-cell>
          <table:table-cell office:value-type="float" office:value="0.62631000000000003" table:style-name="ce1">
            <text:p>0.62631</text:p>
          </table:table-cell>
          <table:table-cell office:value-type="float" office:value="0.63280999999999998" table:style-name="ce1">
            <text:p>0.63281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5.5800000000000001E-4" table:style-name="ce1">
            <text:p>0.000558</text:p>
          </table:table-cell>
          <table:table-cell office:value-type="string" table:style-name="ce1">
            <text:p>Uncal</text:p>
          </table:table-cell>
          <table:table-cell office:value-type="float" office:value="0.40476000000000001" table:style-name="ce1">
            <text:p>0.40476</text:p>
          </table:table-cell>
          <table:table-cell office:value-type="float" office:value="0.40017000000000003" table:style-name="ce1">
            <text:p>0.40017</text:p>
          </table:table-cell>
          <table:table-cell office:value-type="float" office:value="0.40493000000000001" table:style-name="ce1">
            <text:p>0.40493</text:p>
          </table:table-cell>
          <table:table-cell office:value-type="float" office:value="0.40820000000000001" table:style-name="ce1">
            <text:p>0.4082</text:p>
          </table:table-cell>
          <table:table-cell office:value-type="float" office:value="0.40705999999999998" table:style-name="ce1">
            <text:p>0.40706</text:p>
          </table:table-cell>
          <table:table-cell office:value-type="float" office:value="0.40007999999999999" table:style-name="ce1">
            <text:p>0.40008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2.1000000000000001E-4" table:style-name="ce1">
            <text:p>0.00021</text:p>
          </table:table-cell>
          <table:table-cell office:value-type="float" office:value="4.8000000000000001E-4" table:style-name="ce1">
            <text:p>0.00048</text:p>
          </table:table-cell>
          <table:table-cell office:value-type="string" table:style-name="ce1">
            <text:p>0.00042 u</text:p>
          </table:table-cell>
          <table:table-cell office:value-type="float" office:value="3.3227600000000002" table:style-name="ce1">
            <text:p>3.32276</text:p>
          </table:table-cell>
          <table:table-cell office:value-type="float" office:value="3.3634400000000002" table:style-name="ce1">
            <text:p>3.36344</text:p>
          </table:table-cell>
          <table:table-cell office:value-type="float" office:value="3.36747" table:style-name="ce1">
            <text:p>3.36747</text:p>
          </table:table-cell>
          <table:table-cell office:value-type="string" table:style-name="ce1">
            <text:p>Uncal</text:p>
          </table:table-cell>
          <table:table-cell office:value-type="float" office:value="3.3692899999999999" table:style-name="ce1">
            <text:p>3.36929</text:p>
          </table:table-cell>
          <table:table-cell office:value-type="float" office:value="3.3606699999999998" table:style-name="ce1">
            <text:p>3.36067</text:p>
          </table:table-cell>
          <table:table-cell office:value-type="float" office:value="0.41177000000000002" table:style-name="ce1">
            <text:p>0.41177</text:p>
          </table:table-cell>
          <table:table-cell office:value-type="float" office:value="0.35141" table:style-name="ce1">
            <text:p>0.35141</text:p>
          </table:table-cell>
          <table:table-cell office:value-type="float" office:value="0.33632000000000001" table:style-name="ce1">
            <text:p>0.33632</text:p>
          </table:table-cell>
          <table:table-cell office:value-type="float" office:value="0.30723" table:style-name="ce1">
            <text:p>0.30723</text:p>
          </table:table-cell>
          <table:table-cell office:value-type="float" office:value="7.6954799999999999" table:style-name="ce1">
            <text:p>7.69548</text:p>
          </table:table-cell>
          <table:table-cell office:value-type="float" office:value="7.6863099999999998" table:style-name="ce1">
            <text:p>7.68631</text:p>
          </table:table-cell>
          <table:table-cell office:value-type="float" office:value="7.71746" table:style-name="ce1">
            <text:p>7.71746</text:p>
          </table:table-cell>
          <table:table-cell office:value-type="float" office:value="7.5551399999999997" table:style-name="ce1">
            <text:p>7.55514</text:p>
          </table:table-cell>
          <table:table-cell office:value-type="float" office:value="7.57" table:style-name="ce1">
            <text:p>7.57</text:p>
          </table:table-cell>
          <table:table-cell office:value-type="float" office:value="7.60548" table:style-name="ce1">
            <text:p>7.60548</text:p>
          </table:table-cell>
          <table:table-cell office:value-type="float" office:value="2.3720000000000001E-2" table:style-name="ce1">
            <text:p>0.02372</text:p>
          </table:table-cell>
          <table:table-cell office:value-type="float" office:value="2.4E-2" table:style-name="ce1">
            <text:p>0.024</text:p>
          </table:table-cell>
          <table:table-cell office:value-type="float" office:value="2.4060000000000002E-2" table:style-name="ce1">
            <text:p>0.02406</text:p>
          </table:table-cell>
          <table:table-cell office:value-type="float" office:value="2.4080000000000001E-2" table:style-name="ce1">
            <text:p>0.02408</text:p>
          </table:table-cell>
          <table:table-cell table:number-columns-repeated="16318"/>
        </table:table-row>
        <table:table-row table:style-name="ro1">
          <table:table-cell office:value-type="time" office:time-value="PT2H4M0S" table:style-name="ce2">
            <text:p>02:04:00</text:p>
          </table:table-cell>
          <table:table-cell office:value-type="string" table:style-name="ce1">
            <text:p>KK_10</text:p>
          </table:table-cell>
          <table:table-cell office:value-type="float" office:value="2.64E-3" table:style-name="ce1">
            <text:p>0.00264</text:p>
          </table:table-cell>
          <table:table-cell office:value-type="string" table:style-name="ce1">
            <text:p>0.00643 u</text:p>
          </table:table-cell>
          <table:table-cell office:value-type="float" office:value="2.7299999999999998E-3" table:style-name="ce1">
            <text:p>0.00273</text:p>
          </table:table-cell>
          <table:table-cell office:value-type="float" office:value="2.7599999999999999E-3" table:style-name="ce1">
            <text:p>0.00276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2.5999999999999999E-3" table:style-name="ce1">
            <text:p>0.0026</text:p>
          </table:table-cell>
          <table:table-cell office:value-type="string" table:style-name="ce1">
            <text:p>0.00253 u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2.66E-3" table:style-name="ce1">
            <text:p>0.00266</text:p>
          </table:table-cell>
          <table:table-cell office:value-type="float" office:value="2.7399999999999998E-3" table:style-name="ce1">
            <text:p>0.00274</text:p>
          </table:table-cell>
          <table:table-cell office:value-type="float" office:value="3.4750299999999998" table:style-name="ce1">
            <text:p>3.47503</text:p>
          </table:table-cell>
          <table:table-cell office:value-type="float" office:value="3.4399000000000002" table:style-name="ce1">
            <text:p>3.4399</text:p>
          </table:table-cell>
          <table:table-cell office:value-type="float" office:value="3.3854199999999999" table:style-name="ce1">
            <text:p>3.38542</text:p>
          </table:table-cell>
          <table:table-cell office:value-type="string" table:style-name="ce1">
            <text:p>Uncal</text:p>
          </table:table-cell>
          <table:table-cell office:value-type="float" office:value="3.22451" table:style-name="ce1">
            <text:p>3.22451</text:p>
          </table:table-cell>
          <table:table-cell office:value-type="float" office:value="3.3619300000000001" table:style-name="ce1">
            <text:p>3.36193</text:p>
          </table:table-cell>
          <table:table-cell office:value-type="float" office:value="3.4689399999999999" table:style-name="ce1">
            <text:p>3.46894</text:p>
          </table:table-cell>
          <table:table-cell office:value-type="float" office:value="3.4942899999999999" table:style-name="ce1">
            <text:p>3.49429</text:p>
          </table:table-cell>
          <table:table-cell office:value-type="float" office:value="3.4302700000000002" table:style-name="ce1">
            <text:p>3.43027</text:p>
          </table:table-cell>
          <table:table-cell office:value-type="float" office:value="3.2919900000000002" table:style-name="ce1">
            <text:p>3.29199</text:p>
          </table:table-cell>
          <table:table-cell office:value-type="float" office:value="3.30647" table:style-name="ce1">
            <text:p>3.30647</text:p>
          </table:table-cell>
          <table:table-cell office:value-type="float" office:value="3.2971699999999999" table:style-name="ce1">
            <text:p>3.29717</text:p>
          </table:table-cell>
          <table:table-cell office:value-type="string" table:style-name="ce1">
            <text:p>-0.00414 u</text:p>
          </table:table-cell>
          <table:table-cell office:value-type="string" table:style-name="ce1">
            <text:p>-0.00979 u</text:p>
          </table:table-cell>
          <table:table-cell office:value-type="string" table:style-name="ce1">
            <text:p>-0.00360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56 u</text:p>
          </table:table-cell>
          <table:table-cell office:value-type="string" table:style-name="ce1">
            <text:p>-0.00212 u</text:p>
          </table:table-cell>
          <table:table-cell office:value-type="float" office:value="0.70060999999999996" table:style-name="ce1">
            <text:p>0.70061</text:p>
          </table:table-cell>
          <table:table-cell office:value-type="float" office:value="0.70953999999999995" table:style-name="ce1">
            <text:p>0.70954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6.0400000000000004E-4" table:style-name="ce1">
            <text:p>0.000604</text:p>
          </table:table-cell>
          <table:table-cell office:value-type="string" table:style-name="ce1">
            <text:p>Uncal</text:p>
          </table:table-cell>
          <table:table-cell office:value-type="float" office:value="0.45021" table:style-name="ce1">
            <text:p>0.45021</text:p>
          </table:table-cell>
          <table:table-cell office:value-type="float" office:value="0.44511000000000001" table:style-name="ce1">
            <text:p>0.44511</text:p>
          </table:table-cell>
          <table:table-cell office:value-type="float" office:value="0.44985999999999998" table:style-name="ce1">
            <text:p>0.44986</text:p>
          </table:table-cell>
          <table:table-cell office:value-type="float" office:value="0.45306000000000002" table:style-name="ce1">
            <text:p>0.45306</text:p>
          </table:table-cell>
          <table:table-cell office:value-type="float" office:value="0.45207999999999998" table:style-name="ce1">
            <text:p>0.45208</text:p>
          </table:table-cell>
          <table:table-cell office:value-type="float" office:value="0.44474000000000002" table:style-name="ce1">
            <text:p>0.44474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2.3000000000000001E-4" table:style-name="ce1">
            <text:p>0.00023</text:p>
          </table:table-cell>
          <table:table-cell office:value-type="float" office:value="3.3E-4" table:style-name="ce1">
            <text:p>0.00033</text:p>
          </table:table-cell>
          <table:table-cell office:value-type="string" table:style-name="ce1">
            <text:p>-0.00006 u</text:p>
          </table:table-cell>
          <table:table-cell office:value-type="float" office:value="3.4618099999999998" table:style-name="ce1">
            <text:p>3.46181</text:p>
          </table:table-cell>
          <table:table-cell office:value-type="float" office:value="3.55253" table:style-name="ce1">
            <text:p>3.55253</text:p>
          </table:table-cell>
          <table:table-cell office:value-type="float" office:value="3.5530900000000001" table:style-name="ce1">
            <text:p>3.55309</text:p>
          </table:table-cell>
          <table:table-cell office:value-type="string" table:style-name="ce1">
            <text:p>Uncal</text:p>
          </table:table-cell>
          <table:table-cell office:value-type="float" office:value="3.5514000000000001" table:style-name="ce1">
            <text:p>3.5514</text:p>
          </table:table-cell>
          <table:table-cell office:value-type="float" office:value="3.5485699999999998" table:style-name="ce1">
            <text:p>3.54857</text:p>
          </table:table-cell>
          <table:table-cell office:value-type="float" office:value="0.41194999999999998" table:style-name="ce1">
            <text:p>0.41195</text:p>
          </table:table-cell>
          <table:table-cell office:value-type="float" office:value="0.36173" table:style-name="ce1">
            <text:p>0.36173</text:p>
          </table:table-cell>
          <table:table-cell office:value-type="float" office:value="0.2974" table:style-name="ce1">
            <text:p>0.2974</text:p>
          </table:table-cell>
          <table:table-cell office:value-type="float" office:value="0.32928000000000002" table:style-name="ce1">
            <text:p>0.32928</text:p>
          </table:table-cell>
          <table:table-cell office:value-type="float" office:value="7.9309599999999998" table:style-name="ce1">
            <text:p>7.93096</text:p>
          </table:table-cell>
          <table:table-cell office:value-type="float" office:value="7.9581499999999998" table:style-name="ce1">
            <text:p>7.95815</text:p>
          </table:table-cell>
          <table:table-cell office:value-type="float" office:value="7.9747000000000003" table:style-name="ce1">
            <text:p>7.9747</text:p>
          </table:table-cell>
          <table:table-cell office:value-type="float" office:value="7.8109799999999998" table:style-name="ce1">
            <text:p>7.81098</text:p>
          </table:table-cell>
          <table:table-cell office:value-type="float" office:value="7.8502999999999998" table:style-name="ce1">
            <text:p>7.8503</text:p>
          </table:table-cell>
          <table:table-cell office:value-type="float" office:value="7.8613299999999997" table:style-name="ce1">
            <text:p>7.86133</text:p>
          </table:table-cell>
          <table:table-cell office:value-type="float" office:value="2.674E-2" table:style-name="ce1">
            <text:p>0.02674</text:p>
          </table:table-cell>
          <table:table-cell office:value-type="float" office:value="2.7019999999999999E-2" table:style-name="ce1">
            <text:p>0.02702</text:p>
          </table:table-cell>
          <table:table-cell office:value-type="float" office:value="2.7099999999999999E-2" table:style-name="ce1">
            <text:p>0.0271</text:p>
          </table:table-cell>
          <table:table-cell office:value-type="float" office:value="2.7119999999999998E-2" table:style-name="ce1">
            <text:p>0.02712</text:p>
          </table:table-cell>
          <table:table-cell table:number-columns-repeated="16318"/>
        </table:table-row>
        <table:table-row table:style-name="ro1">
          <table:table-cell office:value-type="time" office:time-value="PT2H5M0S" table:style-name="ce2">
            <text:p>02:05:00</text:p>
          </table:table-cell>
          <table:table-cell office:value-type="string" table:style-name="ce1">
            <text:p>KK_11</text:p>
          </table:table-cell>
          <table:table-cell office:value-type="float" office:value="2.65E-3" table:style-name="ce1">
            <text:p>0.00265</text:p>
          </table:table-cell>
          <table:table-cell office:value-type="string" table:style-name="ce1">
            <text:p>0.00527 u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2.6800000000000001E-3" table:style-name="ce1">
            <text:p>0.00268</text:p>
          </table:table-cell>
          <table:table-cell office:value-type="float" office:value="2.49E-3" table:style-name="ce1">
            <text:p>0.00249</text:p>
          </table:table-cell>
          <table:table-cell office:value-type="float" office:value="2.49E-3" table:style-name="ce1">
            <text:p>0.00249</text:p>
          </table:table-cell>
          <table:table-cell office:value-type="float" office:value="2.8300000000000001E-3" table:style-name="ce1">
            <text:p>0.0028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2.7299999999999998E-3" table:style-name="ce1">
            <text:p>0.00273</text:p>
          </table:table-cell>
          <table:table-cell office:value-type="float" office:value="3.3319700000000001" table:style-name="ce1">
            <text:p>3.33197</text:p>
          </table:table-cell>
          <table:table-cell office:value-type="float" office:value="3.30993" table:style-name="ce1">
            <text:p>3.30993</text:p>
          </table:table-cell>
          <table:table-cell office:value-type="float" office:value="3.2585899999999999" table:style-name="ce1">
            <text:p>3.25859</text:p>
          </table:table-cell>
          <table:table-cell office:value-type="string" table:style-name="ce1">
            <text:p>Uncal</text:p>
          </table:table-cell>
          <table:table-cell office:value-type="float" office:value="3.1372800000000001" table:style-name="ce1">
            <text:p>3.13728</text:p>
          </table:table-cell>
          <table:table-cell office:value-type="float" office:value="3.2497799999999999" table:style-name="ce1">
            <text:p>3.24978</text:p>
          </table:table-cell>
          <table:table-cell office:value-type="float" office:value="3.3602799999999999" table:style-name="ce1">
            <text:p>3.36028</text:p>
          </table:table-cell>
          <table:table-cell office:value-type="float" office:value="3.3752599999999999" table:style-name="ce1">
            <text:p>3.37526</text:p>
          </table:table-cell>
          <table:table-cell office:value-type="float" office:value="3.3094100000000002" table:style-name="ce1">
            <text:p>3.30941</text:p>
          </table:table-cell>
          <table:table-cell office:value-type="float" office:value="3.1802100000000002" table:style-name="ce1">
            <text:p>3.18021</text:p>
          </table:table-cell>
          <table:table-cell office:value-type="float" office:value="3.19543" table:style-name="ce1">
            <text:p>3.19543</text:p>
          </table:table-cell>
          <table:table-cell office:value-type="float" office:value="3.1871100000000001" table:style-name="ce1">
            <text:p>3.18711</text:p>
          </table:table-cell>
          <table:table-cell office:value-type="string" table:style-name="ce1">
            <text:p>-0.00396 u</text:p>
          </table:table-cell>
          <table:table-cell office:value-type="string" table:style-name="ce1">
            <text:p>-0.00970 u</text:p>
          </table:table-cell>
          <table:table-cell office:value-type="string" table:style-name="ce1">
            <text:p>-0.00339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197 u</text:p>
          </table:table-cell>
          <table:table-cell office:value-type="string" table:style-name="ce1">
            <text:p>-0.00320 u</text:p>
          </table:table-cell>
          <table:table-cell office:value-type="float" office:value="0.6855" table:style-name="ce1">
            <text:p>0.6855</text:p>
          </table:table-cell>
          <table:table-cell office:value-type="float" office:value="0.69237000000000004" table:style-name="ce1">
            <text:p>0.69237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5.7300000000000005E-4" table:style-name="ce1">
            <text:p>0.000573</text:p>
          </table:table-cell>
          <table:table-cell office:value-type="string" table:style-name="ce1">
            <text:p>Uncal</text:p>
          </table:table-cell>
          <table:table-cell office:value-type="float" office:value="0.43942999999999999" table:style-name="ce1">
            <text:p>0.43943</text:p>
          </table:table-cell>
          <table:table-cell office:value-type="float" office:value="0.43473000000000001" table:style-name="ce1">
            <text:p>0.43473</text:p>
          </table:table-cell>
          <table:table-cell office:value-type="float" office:value="0.43890000000000001" table:style-name="ce1">
            <text:p>0.4389</text:p>
          </table:table-cell>
          <table:table-cell office:value-type="float" office:value="0.44468000000000002" table:style-name="ce1">
            <text:p>0.44468</text:p>
          </table:table-cell>
          <table:table-cell office:value-type="float" office:value="0.44442999999999999" table:style-name="ce1">
            <text:p>0.44443</text:p>
          </table:table-cell>
          <table:table-cell office:value-type="float" office:value="0.43748999999999999" table:style-name="ce1">
            <text:p>0.43749</text:p>
          </table:table-cell>
          <table:table-cell office:value-type="float" office:value="3.3E-4" table:style-name="ce1">
            <text:p>0.00033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5.1000000000000004E-4" table:style-name="ce1">
            <text:p>0.00051</text:p>
          </table:table-cell>
          <table:table-cell office:value-type="string" table:style-name="ce1">
            <text:p>0.00053 u</text:p>
          </table:table-cell>
          <table:table-cell office:value-type="float" office:value="3.5295200000000002" table:style-name="ce1">
            <text:p>3.52952</text:p>
          </table:table-cell>
          <table:table-cell office:value-type="float" office:value="3.5806800000000001" table:style-name="ce1">
            <text:p>3.58068</text:p>
          </table:table-cell>
          <table:table-cell office:value-type="float" office:value="3.6114799999999998" table:style-name="ce1">
            <text:p>3.61148</text:p>
          </table:table-cell>
          <table:table-cell office:value-type="string" table:style-name="ce1">
            <text:p>Uncal</text:p>
          </table:table-cell>
          <table:table-cell office:value-type="float" office:value="3.60676" table:style-name="ce1">
            <text:p>3.60676</text:p>
          </table:table-cell>
          <table:table-cell office:value-type="float" office:value="3.5881799999999999" table:style-name="ce1">
            <text:p>3.58818</text:p>
          </table:table-cell>
          <table:table-cell office:value-type="float" office:value="0.43434" table:style-name="ce1">
            <text:p>0.43434</text:p>
          </table:table-cell>
          <table:table-cell office:value-type="float" office:value="0.36016999999999999" table:style-name="ce1">
            <text:p>0.36017</text:p>
          </table:table-cell>
          <table:table-cell office:value-type="float" office:value="0.29725000000000001" table:style-name="ce1">
            <text:p>0.29725</text:p>
          </table:table-cell>
          <table:table-cell office:value-type="float" office:value="0.32518999999999998" table:style-name="ce1">
            <text:p>0.32519</text:p>
          </table:table-cell>
          <table:table-cell office:value-type="float" office:value="7.86958" table:style-name="ce1">
            <text:p>7.86958</text:p>
          </table:table-cell>
          <table:table-cell office:value-type="float" office:value="7.8733700000000004" table:style-name="ce1">
            <text:p>7.87337</text:p>
          </table:table-cell>
          <table:table-cell office:value-type="float" office:value="7.8829399999999996" table:style-name="ce1">
            <text:p>7.88294</text:p>
          </table:table-cell>
          <table:table-cell office:value-type="float" office:value="7.73475" table:style-name="ce1">
            <text:p>7.73475</text:p>
          </table:table-cell>
          <table:table-cell office:value-type="float" office:value="7.79366" table:style-name="ce1">
            <text:p>7.79366</text:p>
          </table:table-cell>
          <table:table-cell office:value-type="float" office:value="7.8143399999999996" table:style-name="ce1">
            <text:p>7.81434</text:p>
          </table:table-cell>
          <table:table-cell office:value-type="float" office:value="2.554E-2" table:style-name="ce1">
            <text:p>0.02554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2.6020000000000001E-2" table:style-name="ce1">
            <text:p>0.02602</text:p>
          </table:table-cell>
          <table:table-cell office:value-type="float" office:value="2.6069999999999999E-2" table:style-name="ce1">
            <text:p>0.02607</text:p>
          </table:table-cell>
          <table:table-cell table:number-columns-repeated="16318"/>
        </table:table-row>
        <table:table-row table:style-name="ro1">
          <table:table-cell office:value-type="time" office:time-value="PT2H6M0S" table:style-name="ce2">
            <text:p>02:06:00</text:p>
          </table:table-cell>
          <table:table-cell office:value-type="string" table:style-name="ce1">
            <text:p>KK_12</text:p>
          </table:table-cell>
          <table:table-cell office:value-type="float" office:value="2.0699999999999998E-3" table:style-name="ce1">
            <text:p>0.00207</text:p>
          </table:table-cell>
          <table:table-cell office:value-type="float" office:value="6.3E-3" table:style-name="ce1">
            <text:p>0.0063</text:p>
          </table:table-cell>
          <table:table-cell office:value-type="float" office:value="3.5300000000000002E-3" table:style-name="ce1">
            <text:p>0.00353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3.2599999999999999E-3" table:style-name="ce1">
            <text:p>0.00326</text:p>
          </table:table-cell>
          <table:table-cell office:value-type="float" office:value="3.2399999999999998E-3" table:style-name="ce1">
            <text:p>0.00324</text:p>
          </table:table-cell>
          <table:table-cell office:value-type="float" office:value="4.2700000000000004E-3" table:style-name="ce1">
            <text:p>0.00427</text:p>
          </table:table-cell>
          <table:table-cell office:value-type="float" office:value="3.5899999999999999E-3" table:style-name="ce1">
            <text:p>0.00359</text:p>
          </table:table-cell>
          <table:table-cell office:value-type="float" office:value="3.2599999999999999E-3" table:style-name="ce1">
            <text:p>0.00326</text:p>
          </table:table-cell>
          <table:table-cell office:value-type="float" office:value="3.3899999999999998E-3" table:style-name="ce1">
            <text:p>0.00339</text:p>
          </table:table-cell>
          <table:table-cell office:value-type="float" office:value="3.9061400000000002" table:style-name="ce1">
            <text:p>3.90614</text:p>
          </table:table-cell>
          <table:table-cell office:value-type="float" office:value="3.8735200000000001" table:style-name="ce1">
            <text:p>3.87352</text:p>
          </table:table-cell>
          <table:table-cell office:value-type="float" office:value="3.8117899999999998" table:style-name="ce1">
            <text:p>3.81179</text:p>
          </table:table-cell>
          <table:table-cell office:value-type="string" table:style-name="ce1">
            <text:p>Uncal</text:p>
          </table:table-cell>
          <table:table-cell office:value-type="float" office:value="3.7283300000000001" table:style-name="ce1">
            <text:p>3.72833</text:p>
          </table:table-cell>
          <table:table-cell office:value-type="float" office:value="3.7950200000000001" table:style-name="ce1">
            <text:p>3.79502</text:p>
          </table:table-cell>
          <table:table-cell office:value-type="float" office:value="3.9087499999999999" table:style-name="ce1">
            <text:p>3.90875</text:p>
          </table:table-cell>
          <table:table-cell office:value-type="float" office:value="3.9257200000000001" table:style-name="ce1">
            <text:p>3.92572</text:p>
          </table:table-cell>
          <table:table-cell office:value-type="float" office:value="3.8499699999999999" table:style-name="ce1">
            <text:p>3.84997</text:p>
          </table:table-cell>
          <table:table-cell office:value-type="float" office:value="3.7157800000000001" table:style-name="ce1">
            <text:p>3.71578</text:p>
          </table:table-cell>
          <table:table-cell office:value-type="float" office:value="3.73386" table:style-name="ce1">
            <text:p>3.73386</text:p>
          </table:table-cell>
          <table:table-cell office:value-type="float" office:value="3.7109700000000001" table:style-name="ce1">
            <text:p>3.71097</text:p>
          </table:table-cell>
          <table:table-cell office:value-type="string" table:style-name="ce1">
            <text:p>-0.00459 u</text:p>
          </table:table-cell>
          <table:table-cell office:value-type="string" table:style-name="ce1">
            <text:p>-0.00991 u</text:p>
          </table:table-cell>
          <table:table-cell office:value-type="string" table:style-name="ce1">
            <text:p>-0.00361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132 u</text:p>
          </table:table-cell>
          <table:table-cell office:value-type="string" table:style-name="ce1">
            <text:p>-0.00528 u</text:p>
          </table:table-cell>
          <table:table-cell office:value-type="float" office:value="0.86072000000000004" table:style-name="ce1">
            <text:p>0.86072</text:p>
          </table:table-cell>
          <table:table-cell office:value-type="float" office:value="0.86472000000000004" table:style-name="ce1">
            <text:p>0.86472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6.2500000000000001E-4" table:style-name="ce1">
            <text:p>0.000625</text:p>
          </table:table-cell>
          <table:table-cell office:value-type="string" table:style-name="ce1">
            <text:p>Uncal</text:p>
          </table:table-cell>
          <table:table-cell office:value-type="float" office:value="0.49791000000000002" table:style-name="ce1">
            <text:p>0.49791</text:p>
          </table:table-cell>
          <table:table-cell office:value-type="float" office:value="0.49742999999999998" table:style-name="ce1">
            <text:p>0.49743</text:p>
          </table:table-cell>
          <table:table-cell office:value-type="float" office:value="0.50365000000000004" table:style-name="ce1">
            <text:p>0.50365</text:p>
          </table:table-cell>
          <table:table-cell office:value-type="float" office:value="0.50744999999999996" table:style-name="ce1">
            <text:p>0.50745</text:p>
          </table:table-cell>
          <table:table-cell office:value-type="float" office:value="0.50546999999999997" table:style-name="ce1">
            <text:p>0.50547</text:p>
          </table:table-cell>
          <table:table-cell office:value-type="float" office:value="0.50080000000000002" table:style-name="ce1">
            <text:p>0.5008</text:p>
          </table:table-cell>
          <table:table-cell office:value-type="float" office:value="3.4000000000000002E-4" table:style-name="ce1">
            <text:p>0.00034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4.0999999999999999E-4" table:style-name="ce1">
            <text:p>0.00041</text:p>
          </table:table-cell>
          <table:table-cell office:value-type="string" table:style-name="ce1">
            <text:p>-0.00019 u</text:p>
          </table:table-cell>
          <table:table-cell office:value-type="float" office:value="3.5739299999999998" table:style-name="ce1">
            <text:p>3.57393</text:p>
          </table:table-cell>
          <table:table-cell office:value-type="float" office:value="3.7018900000000001" table:style-name="ce1">
            <text:p>3.70189</text:p>
          </table:table-cell>
          <table:table-cell office:value-type="float" office:value="3.70994" table:style-name="ce1">
            <text:p>3.70994</text:p>
          </table:table-cell>
          <table:table-cell office:value-type="string" table:style-name="ce1">
            <text:p>Uncal</text:p>
          </table:table-cell>
          <table:table-cell office:value-type="float" office:value="3.6926100000000002" table:style-name="ce1">
            <text:p>3.69261</text:p>
          </table:table-cell>
          <table:table-cell office:value-type="float" office:value="3.6562700000000001" table:style-name="ce1">
            <text:p>3.65627</text:p>
          </table:table-cell>
          <table:table-cell office:value-type="float" office:value="0.47038000000000002" table:style-name="ce1">
            <text:p>0.47038</text:p>
          </table:table-cell>
          <table:table-cell office:value-type="float" office:value="0.43713999999999997" table:style-name="ce1">
            <text:p>0.43714</text:p>
          </table:table-cell>
          <table:table-cell office:value-type="float" office:value="0.42788999999999999" table:style-name="ce1">
            <text:p>0.42789</text:p>
          </table:table-cell>
          <table:table-cell office:value-type="float" office:value="0.39215" table:style-name="ce1">
            <text:p>0.39215</text:p>
          </table:table-cell>
          <table:table-cell office:value-type="float" office:value="7.7605599999999999" table:style-name="ce1">
            <text:p>7.76056</text:p>
          </table:table-cell>
          <table:table-cell office:value-type="float" office:value="7.7724599999999997" table:style-name="ce1">
            <text:p>7.77246</text:p>
          </table:table-cell>
          <table:table-cell office:value-type="float" office:value="7.78789" table:style-name="ce1">
            <text:p>7.78789</text:p>
          </table:table-cell>
          <table:table-cell office:value-type="float" office:value="7.6428200000000004" table:style-name="ce1">
            <text:p>7.64282</text:p>
          </table:table-cell>
          <table:table-cell office:value-type="float" office:value="7.6781800000000002" table:style-name="ce1">
            <text:p>7.67818</text:p>
          </table:table-cell>
          <table:table-cell office:value-type="float" office:value="7.6856900000000001" table:style-name="ce1">
            <text:p>7.68569</text:p>
          </table:table-cell>
          <table:table-cell office:value-type="float" office:value="3.0530000000000002E-2" table:style-name="ce1">
            <text:p>0.03053</text:p>
          </table:table-cell>
          <table:table-cell office:value-type="float" office:value="3.0689999999999999E-2" table:style-name="ce1">
            <text:p>0.03069</text:p>
          </table:table-cell>
          <table:table-cell office:value-type="float" office:value="3.0970000000000001E-2" table:style-name="ce1">
            <text:p>0.03097</text:p>
          </table:table-cell>
          <table:table-cell office:value-type="float" office:value="3.1009999999999999E-2" table:style-name="ce1">
            <text:p>0.03101</text:p>
          </table:table-cell>
          <table:table-cell table:number-columns-repeated="16318"/>
        </table:table-row>
        <table:table-row table:style-name="ro1">
          <table:table-cell office:value-type="time" office:time-value="PT2H7M0S" table:style-name="ce2">
            <text:p>02:07:00</text:p>
          </table:table-cell>
          <table:table-cell office:value-type="string" table:style-name="ce1">
            <text:p>KK_13</text:p>
          </table:table-cell>
          <table:table-cell office:value-type="float" office:value="3.3899999999999998E-3" table:style-name="ce1">
            <text:p>0.00339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2.5500000000000002E-3" table:style-name="ce1">
            <text:p>0.00255</text:p>
          </table:table-cell>
          <table:table-cell office:value-type="float" office:value="2.64E-3" table:style-name="ce1">
            <text:p>0.00264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2.33E-3" table:style-name="ce1">
            <text:p>0.00233</text:p>
          </table:table-cell>
          <table:table-cell office:value-type="float" office:value="3.15E-3" table:style-name="ce1">
            <text:p>0.00315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2.48E-3" table:style-name="ce1">
            <text:p>0.00248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3.2566299999999999" table:style-name="ce1">
            <text:p>3.25663</text:p>
          </table:table-cell>
          <table:table-cell office:value-type="float" office:value="3.22818" table:style-name="ce1">
            <text:p>3.22818</text:p>
          </table:table-cell>
          <table:table-cell office:value-type="float" office:value="3.1751900000000002" table:style-name="ce1">
            <text:p>3.17519</text:p>
          </table:table-cell>
          <table:table-cell office:value-type="string" table:style-name="ce1">
            <text:p>Uncal</text:p>
          </table:table-cell>
          <table:table-cell office:value-type="float" office:value="3.0880800000000002" table:style-name="ce1">
            <text:p>3.08808</text:p>
          </table:table-cell>
          <table:table-cell office:value-type="float" office:value="3.1679499999999998" table:style-name="ce1">
            <text:p>3.16795</text:p>
          </table:table-cell>
          <table:table-cell office:value-type="float" office:value="3.2425199999999998" table:style-name="ce1">
            <text:p>3.24252</text:p>
          </table:table-cell>
          <table:table-cell office:value-type="float" office:value="3.2725900000000001" table:style-name="ce1">
            <text:p>3.27259</text:p>
          </table:table-cell>
          <table:table-cell office:value-type="float" office:value="3.2253699999999998" table:style-name="ce1">
            <text:p>3.22537</text:p>
          </table:table-cell>
          <table:table-cell office:value-type="float" office:value="3.0888499999999999" table:style-name="ce1">
            <text:p>3.08885</text:p>
          </table:table-cell>
          <table:table-cell office:value-type="float" office:value="3.0989200000000001" table:style-name="ce1">
            <text:p>3.09892</text:p>
          </table:table-cell>
          <table:table-cell office:value-type="float" office:value="3.08718" table:style-name="ce1">
            <text:p>3.08718</text:p>
          </table:table-cell>
          <table:table-cell office:value-type="string" table:style-name="ce1">
            <text:p>-0.00418 u</text:p>
          </table:table-cell>
          <table:table-cell office:value-type="string" table:style-name="ce1">
            <text:p>-0.00978 u</text:p>
          </table:table-cell>
          <table:table-cell office:value-type="string" table:style-name="ce1">
            <text:p>-0.00332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345 u</text:p>
          </table:table-cell>
          <table:table-cell office:value-type="string" table:style-name="ce1">
            <text:p>-0.00495 u</text:p>
          </table:table-cell>
          <table:table-cell office:value-type="float" office:value="0.68142000000000003" table:style-name="ce1">
            <text:p>0.68142</text:p>
          </table:table-cell>
          <table:table-cell office:value-type="float" office:value="0.68422000000000005" table:style-name="ce1">
            <text:p>0.68422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5.53E-4" table:style-name="ce1">
            <text:p>0.000553</text:p>
          </table:table-cell>
          <table:table-cell office:value-type="string" table:style-name="ce1">
            <text:p>Uncal</text:p>
          </table:table-cell>
          <table:table-cell office:value-type="float" office:value="0.42496" table:style-name="ce1">
            <text:p>0.42496</text:p>
          </table:table-cell>
          <table:table-cell office:value-type="float" office:value="0.42048000000000002" table:style-name="ce1">
            <text:p>0.42048</text:p>
          </table:table-cell>
          <table:table-cell office:value-type="float" office:value="0.42487000000000003" table:style-name="ce1">
            <text:p>0.42487</text:p>
          </table:table-cell>
          <table:table-cell office:value-type="float" office:value="0.42743999999999999" table:style-name="ce1">
            <text:p>0.42744</text:p>
          </table:table-cell>
          <table:table-cell office:value-type="float" office:value="0.42581999999999998" table:style-name="ce1">
            <text:p>0.42582</text:p>
          </table:table-cell>
          <table:table-cell office:value-type="float" office:value="0.42049999999999998" table:style-name="ce1">
            <text:p>0.4205</text:p>
          </table:table-cell>
          <table:table-cell office:value-type="float" office:value="3.4000000000000002E-4" table:style-name="ce1">
            <text:p>0.00034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3.8999999999999999E-4" table:style-name="ce1">
            <text:p>0.00039</text:p>
          </table:table-cell>
          <table:table-cell office:value-type="string" table:style-name="ce1">
            <text:p>0.00016 u</text:p>
          </table:table-cell>
          <table:table-cell office:value-type="float" office:value="3.4953699999999999" table:style-name="ce1">
            <text:p>3.49537</text:p>
          </table:table-cell>
          <table:table-cell office:value-type="float" office:value="3.5251999999999999" table:style-name="ce1">
            <text:p>3.5252</text:p>
          </table:table-cell>
          <table:table-cell office:value-type="float" office:value="3.5294599999999998" table:style-name="ce1">
            <text:p>3.52946</text:p>
          </table:table-cell>
          <table:table-cell office:value-type="string" table:style-name="ce1">
            <text:p>Uncal</text:p>
          </table:table-cell>
          <table:table-cell office:value-type="float" office:value="3.5163700000000002" table:style-name="ce1">
            <text:p>3.51637</text:p>
          </table:table-cell>
          <table:table-cell office:value-type="float" office:value="3.51485" table:style-name="ce1">
            <text:p>3.51485</text:p>
          </table:table-cell>
          <table:table-cell office:value-type="float" office:value="0.45327000000000001" table:style-name="ce1">
            <text:p>0.45327</text:p>
          </table:table-cell>
          <table:table-cell office:value-type="float" office:value="0.38099" table:style-name="ce1">
            <text:p>0.38099</text:p>
          </table:table-cell>
          <table:table-cell office:value-type="float" office:value="0.31163999999999997" table:style-name="ce1">
            <text:p>0.31164</text:p>
          </table:table-cell>
          <table:table-cell office:value-type="float" office:value="0.33882000000000001" table:style-name="ce1">
            <text:p>0.33882</text:p>
          </table:table-cell>
          <table:table-cell office:value-type="float" office:value="7.6239699999999999" table:style-name="ce1">
            <text:p>7.62397</text:p>
          </table:table-cell>
          <table:table-cell office:value-type="float" office:value="7.6633500000000003" table:style-name="ce1">
            <text:p>7.66335</text:p>
          </table:table-cell>
          <table:table-cell office:value-type="float" office:value="7.6599399999999997" table:style-name="ce1">
            <text:p>7.65994</text:p>
          </table:table-cell>
          <table:table-cell office:value-type="float" office:value="7.4458900000000003" table:style-name="ce1">
            <text:p>7.44589</text:p>
          </table:table-cell>
          <table:table-cell office:value-type="float" office:value="7.5328099999999996" table:style-name="ce1">
            <text:p>7.53281</text:p>
          </table:table-cell>
          <table:table-cell office:value-type="float" office:value="7.5409600000000001" table:style-name="ce1">
            <text:p>7.54096</text:p>
          </table:table-cell>
          <table:table-cell office:value-type="float" office:value="2.4920000000000001E-2" table:style-name="ce1">
            <text:p>0.02492</text:p>
          </table:table-cell>
          <table:table-cell office:value-type="float" office:value="2.521E-2" table:style-name="ce1">
            <text:p>0.02521</text:p>
          </table:table-cell>
          <table:table-cell office:value-type="float" office:value="2.53E-2" table:style-name="ce1">
            <text:p>0.0253</text:p>
          </table:table-cell>
          <table:table-cell office:value-type="float" office:value="2.5319999999999999E-2" table:style-name="ce1">
            <text:p>0.02532</text:p>
          </table:table-cell>
          <table:table-cell table:number-columns-repeated="16318"/>
        </table:table-row>
        <table:table-row table:style-name="ro1">
          <table:table-cell office:value-type="time" office:time-value="PT2H8M0S" table:style-name="ce2">
            <text:p>02:08:00</text:p>
          </table:table-cell>
          <table:table-cell office:value-type="string" table:style-name="ce1">
            <text:p>KK_14</text:p>
          </table:table-cell>
          <table:table-cell office:value-type="float" office:value="2.7200000000000002E-3" table:style-name="ce1">
            <text:p>0.00272</text:p>
          </table:table-cell>
          <table:table-cell office:value-type="string" table:style-name="ce1">
            <text:p>0.00449 u</text:p>
          </table:table-cell>
          <table:table-cell office:value-type="float" office:value="2.6700000000000001E-3" table:style-name="ce1">
            <text:p>0.00267</text:p>
          </table:table-cell>
          <table:table-cell office:value-type="float" office:value="2.65E-3" table:style-name="ce1">
            <text:p>0.00265</text:p>
          </table:table-cell>
          <table:table-cell office:value-type="float" office:value="2.5600000000000002E-3" table:style-name="ce1">
            <text:p>0.00256</text:p>
          </table:table-cell>
          <table:table-cell office:value-type="float" office:value="2.5699999999999998E-3" table:style-name="ce1">
            <text:p>0.00257</text:p>
          </table:table-cell>
          <table:table-cell office:value-type="float" office:value="4.3299999999999996E-3" table:style-name="ce1">
            <text:p>0.00433</text:p>
          </table:table-cell>
          <table:table-cell office:value-type="float" office:value="3.1099999999999999E-3" table:style-name="ce1">
            <text:p>0.00311</text:p>
          </table:table-cell>
          <table:table-cell office:value-type="float" office:value="2.5699999999999998E-3" table:style-name="ce1">
            <text:p>0.00257</text:p>
          </table:table-cell>
          <table:table-cell office:value-type="float" office:value="2.7399999999999998E-3" table:style-name="ce1">
            <text:p>0.00274</text:p>
          </table:table-cell>
          <table:table-cell office:value-type="float" office:value="3.48651" table:style-name="ce1">
            <text:p>3.48651</text:p>
          </table:table-cell>
          <table:table-cell office:value-type="float" office:value="3.4495200000000001" table:style-name="ce1">
            <text:p>3.44952</text:p>
          </table:table-cell>
          <table:table-cell office:value-type="float" office:value="3.3932899999999999" table:style-name="ce1">
            <text:p>3.39329</text:p>
          </table:table-cell>
          <table:table-cell office:value-type="string" table:style-name="ce1">
            <text:p>Uncal</text:p>
          </table:table-cell>
          <table:table-cell office:value-type="float" office:value="3.2499899999999999" table:style-name="ce1">
            <text:p>3.24999</text:p>
          </table:table-cell>
          <table:table-cell office:value-type="float" office:value="3.3887999999999998" table:style-name="ce1">
            <text:p>3.3888</text:p>
          </table:table-cell>
          <table:table-cell office:value-type="float" office:value="3.5123099999999998" table:style-name="ce1">
            <text:p>3.51231</text:p>
          </table:table-cell>
          <table:table-cell office:value-type="float" office:value="3.5022700000000002" table:style-name="ce1">
            <text:p>3.50227</text:p>
          </table:table-cell>
          <table:table-cell office:value-type="float" office:value="3.4409399999999999" table:style-name="ce1">
            <text:p>3.44094</text:p>
          </table:table-cell>
          <table:table-cell office:value-type="float" office:value="3.3016299999999998" table:style-name="ce1">
            <text:p>3.30163</text:p>
          </table:table-cell>
          <table:table-cell office:value-type="float" office:value="3.31813" table:style-name="ce1">
            <text:p>3.31813</text:p>
          </table:table-cell>
          <table:table-cell office:value-type="float" office:value="3.2995700000000001" table:style-name="ce1">
            <text:p>3.29957</text:p>
          </table:table-cell>
          <table:table-cell office:value-type="string" table:style-name="ce1">
            <text:p>-0.00428 u</text:p>
          </table:table-cell>
          <table:table-cell office:value-type="string" table:style-name="ce1">
            <text:p>-0.00991 u</text:p>
          </table:table-cell>
          <table:table-cell office:value-type="string" table:style-name="ce1">
            <text:p>-0.00373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282 u</text:p>
          </table:table-cell>
          <table:table-cell office:value-type="string" table:style-name="ce1">
            <text:p>-0.00448 u</text:p>
          </table:table-cell>
          <table:table-cell office:value-type="float" office:value="0.66812000000000005" table:style-name="ce1">
            <text:p>0.66812</text:p>
          </table:table-cell>
          <table:table-cell office:value-type="float" office:value="0.67196" table:style-name="ce1">
            <text:p>0.67196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5.9800000000000001E-4" table:style-name="ce1">
            <text:p>0.000598</text:p>
          </table:table-cell>
          <table:table-cell office:value-type="string" table:style-name="ce1">
            <text:p>Uncal</text:p>
          </table:table-cell>
          <table:table-cell office:value-type="float" office:value="0.45534999999999998" table:style-name="ce1">
            <text:p>0.45535</text:p>
          </table:table-cell>
          <table:table-cell office:value-type="float" office:value="0.45046999999999998" table:style-name="ce1">
            <text:p>0.45047</text:p>
          </table:table-cell>
          <table:table-cell office:value-type="float" office:value="0.45467999999999997" table:style-name="ce1">
            <text:p>0.45468</text:p>
          </table:table-cell>
          <table:table-cell office:value-type="float" office:value="0.45877000000000001" table:style-name="ce1">
            <text:p>0.45877</text:p>
          </table:table-cell>
          <table:table-cell office:value-type="float" office:value="0.45774999999999999" table:style-name="ce1">
            <text:p>0.45775</text:p>
          </table:table-cell>
          <table:table-cell office:value-type="float" office:value="0.45072000000000001" table:style-name="ce1">
            <text:p>0.45072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2.9999999999999997E-4" table:style-name="ce1">
            <text:p>0.0003</text:p>
          </table:table-cell>
          <table:table-cell office:value-type="string" table:style-name="ce1">
            <text:p>0.00032 u</text:p>
          </table:table-cell>
          <table:table-cell office:value-type="string" table:style-name="ce1">
            <text:p>-0.00025 u</text:p>
          </table:table-cell>
          <table:table-cell office:value-type="float" office:value="3.5546700000000002" table:style-name="ce1">
            <text:p>3.55467</text:p>
          </table:table-cell>
          <table:table-cell office:value-type="float" office:value="3.65856" table:style-name="ce1">
            <text:p>3.65856</text:p>
          </table:table-cell>
          <table:table-cell office:value-type="float" office:value="3.6408499999999999" table:style-name="ce1">
            <text:p>3.64085</text:p>
          </table:table-cell>
          <table:table-cell office:value-type="string" table:style-name="ce1">
            <text:p>Uncal</text:p>
          </table:table-cell>
          <table:table-cell office:value-type="float" office:value="3.6354600000000001" table:style-name="ce1">
            <text:p>3.63546</text:p>
          </table:table-cell>
          <table:table-cell office:value-type="float" office:value="3.6114999999999999" table:style-name="ce1">
            <text:p>3.6115</text:p>
          </table:table-cell>
          <table:table-cell office:value-type="float" office:value="0.42519000000000001" table:style-name="ce1">
            <text:p>0.42519</text:p>
          </table:table-cell>
          <table:table-cell office:value-type="float" office:value="0.38961000000000001" table:style-name="ce1">
            <text:p>0.38961</text:p>
          </table:table-cell>
          <table:table-cell office:value-type="float" office:value="0.37974999999999998" table:style-name="ce1">
            <text:p>0.37975</text:p>
          </table:table-cell>
          <table:table-cell office:value-type="float" office:value="0.36070999999999998" table:style-name="ce1">
            <text:p>0.36071</text:p>
          </table:table-cell>
          <table:table-cell office:value-type="float" office:value="7.6953100000000001" table:style-name="ce1">
            <text:p>7.69531</text:p>
          </table:table-cell>
          <table:table-cell office:value-type="float" office:value="7.7013499999999997" table:style-name="ce1">
            <text:p>7.70135</text:p>
          </table:table-cell>
          <table:table-cell office:value-type="float" office:value="7.7173999999999996" table:style-name="ce1">
            <text:p>7.7174</text:p>
          </table:table-cell>
          <table:table-cell office:value-type="float" office:value="7.5406300000000002" table:style-name="ce1">
            <text:p>7.54063</text:p>
          </table:table-cell>
          <table:table-cell office:value-type="float" office:value="7.5867300000000002" table:style-name="ce1">
            <text:p>7.58673</text:p>
          </table:table-cell>
          <table:table-cell office:value-type="float" office:value="7.6145699999999996" table:style-name="ce1">
            <text:p>7.61457</text:p>
          </table:table-cell>
          <table:table-cell office:value-type="float" office:value="2.6169999999999999E-2" table:style-name="ce1">
            <text:p>0.02617</text:p>
          </table:table-cell>
          <table:table-cell office:value-type="float" office:value="2.648E-2" table:style-name="ce1">
            <text:p>0.02648</text:p>
          </table:table-cell>
          <table:table-cell office:value-type="float" office:value="2.657E-2" table:style-name="ce1">
            <text:p>0.02657</text:p>
          </table:table-cell>
          <table:table-cell office:value-type="float" office:value="2.6599999999999999E-2" table:style-name="ce1">
            <text:p>0.0266</text:p>
          </table:table-cell>
          <table:table-cell table:number-columns-repeated="16318"/>
        </table:table-row>
        <table:table-row table:style-name="ro1">
          <table:table-cell office:value-type="time" office:time-value="PT2H9M0S" table:style-name="ce2">
            <text:p>02:09:00</text:p>
          </table:table-cell>
          <table:table-cell office:value-type="string" table:style-name="ce1">
            <text:p>KK_15</text:p>
          </table:table-cell>
          <table:table-cell office:value-type="float" office:value="3.47E-3" table:style-name="ce1">
            <text:p>0.00347</text:p>
          </table:table-cell>
          <table:table-cell office:value-type="float" office:value="7.3899999999999999E-3" table:style-name="ce1">
            <text:p>0.00739</text:p>
          </table:table-cell>
          <table:table-cell office:value-type="float" office:value="2.5799999999999998E-3" table:style-name="ce1">
            <text:p>0.00258</text:p>
          </table:table-cell>
          <table:table-cell office:value-type="float" office:value="2.6800000000000001E-3" table:style-name="ce1">
            <text:p>0.00268</text:p>
          </table:table-cell>
          <table:table-cell office:value-type="float" office:value="2.3900000000000002E-3" table:style-name="ce1">
            <text:p>0.00239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4.1700000000000001E-3" table:style-name="ce1">
            <text:p>0.00417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2.4599999999999999E-3" table:style-name="ce1">
            <text:p>0.00246</text:p>
          </table:table-cell>
          <table:table-cell office:value-type="float" office:value="2.64E-3" table:style-name="ce1">
            <text:p>0.00264</text:p>
          </table:table-cell>
          <table:table-cell office:value-type="float" office:value="3.2858999999999998" table:style-name="ce1">
            <text:p>3.2859</text:p>
          </table:table-cell>
          <table:table-cell office:value-type="float" office:value="3.2539799999999999" table:style-name="ce1">
            <text:p>3.25398</text:p>
          </table:table-cell>
          <table:table-cell office:value-type="float" office:value="3.2022599999999999" table:style-name="ce1">
            <text:p>3.20226</text:p>
          </table:table-cell>
          <table:table-cell office:value-type="string" table:style-name="ce1">
            <text:p>Uncal</text:p>
          </table:table-cell>
          <table:table-cell office:value-type="float" office:value="3.07376" table:style-name="ce1">
            <text:p>3.07376</text:p>
          </table:table-cell>
          <table:table-cell office:value-type="float" office:value="3.1816200000000001" table:style-name="ce1">
            <text:p>3.18162</text:p>
          </table:table-cell>
          <table:table-cell office:value-type="float" office:value="3.2776000000000001" table:style-name="ce1">
            <text:p>3.2776</text:p>
          </table:table-cell>
          <table:table-cell office:value-type="float" office:value="3.3024" table:style-name="ce1">
            <text:p>3.3024</text:p>
          </table:table-cell>
          <table:table-cell office:value-type="float" office:value="3.2551999999999999" table:style-name="ce1">
            <text:p>3.2552</text:p>
          </table:table-cell>
          <table:table-cell office:value-type="float" office:value="3.09979" table:style-name="ce1">
            <text:p>3.09979</text:p>
          </table:table-cell>
          <table:table-cell office:value-type="float" office:value="3.1103000000000001" table:style-name="ce1">
            <text:p>3.1103</text:p>
          </table:table-cell>
          <table:table-cell office:value-type="float" office:value="3.1184799999999999" table:style-name="ce1">
            <text:p>3.11848</text:p>
          </table:table-cell>
          <table:table-cell office:value-type="string" table:style-name="ce1">
            <text:p>-0.00396 u</text:p>
          </table:table-cell>
          <table:table-cell office:value-type="string" table:style-name="ce1">
            <text:p>-0.00956 u</text:p>
          </table:table-cell>
          <table:table-cell office:value-type="string" table:style-name="ce1">
            <text:p>-0.00348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365 u</text:p>
          </table:table-cell>
          <table:table-cell office:value-type="string" table:style-name="ce1">
            <text:p>-0.00381 u</text:p>
          </table:table-cell>
          <table:table-cell office:value-type="float" office:value="0.67127000000000003" table:style-name="ce1">
            <text:p>0.67127</text:p>
          </table:table-cell>
          <table:table-cell office:value-type="float" office:value="0.67901" table:style-name="ce1">
            <text:p>0.67901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5.6599999999999999E-4" table:style-name="ce1">
            <text:p>0.000566</text:p>
          </table:table-cell>
          <table:table-cell office:value-type="string" table:style-name="ce1">
            <text:p>Uncal</text:p>
          </table:table-cell>
          <table:table-cell office:value-type="float" office:value="0.43081999999999998" table:style-name="ce1">
            <text:p>0.43082</text:p>
          </table:table-cell>
          <table:table-cell office:value-type="float" office:value="0.42627999999999999" table:style-name="ce1">
            <text:p>0.42628</text:p>
          </table:table-cell>
          <table:table-cell office:value-type="float" office:value="0.43126999999999999" table:style-name="ce1">
            <text:p>0.43127</text:p>
          </table:table-cell>
          <table:table-cell office:value-type="float" office:value="0.43482999999999999" table:style-name="ce1">
            <text:p>0.43483</text:p>
          </table:table-cell>
          <table:table-cell office:value-type="float" office:value="0.43248999999999999" table:style-name="ce1">
            <text:p>0.43249</text:p>
          </table:table-cell>
          <table:table-cell office:value-type="float" office:value="0.42788999999999999" table:style-name="ce1">
            <text:p>0.42789</text:p>
          </table:table-cell>
          <table:table-cell office:value-type="float" office:value="4.6000000000000001E-4" table:style-name="ce1">
            <text:p>0.00046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5.4000000000000001E-4" table:style-name="ce1">
            <text:p>0.00054</text:p>
          </table:table-cell>
          <table:table-cell office:value-type="string" table:style-name="ce1">
            <text:p>0.00034 u</text:p>
          </table:table-cell>
          <table:table-cell office:value-type="float" office:value="3.6513499999999999" table:style-name="ce1">
            <text:p>3.65135</text:p>
          </table:table-cell>
          <table:table-cell office:value-type="float" office:value="3.6979299999999999" table:style-name="ce1">
            <text:p>3.69793</text:p>
          </table:table-cell>
          <table:table-cell office:value-type="float" office:value="3.6933799999999999" table:style-name="ce1">
            <text:p>3.69338</text:p>
          </table:table-cell>
          <table:table-cell office:value-type="string" table:style-name="ce1">
            <text:p>Uncal</text:p>
          </table:table-cell>
          <table:table-cell office:value-type="float" office:value="3.6917599999999999" table:style-name="ce1">
            <text:p>3.69176</text:p>
          </table:table-cell>
          <table:table-cell office:value-type="float" office:value="3.6625700000000001" table:style-name="ce1">
            <text:p>3.66257</text:p>
          </table:table-cell>
          <table:table-cell office:value-type="float" office:value="0.48335" table:style-name="ce1">
            <text:p>0.48335</text:p>
          </table:table-cell>
          <table:table-cell office:value-type="float" office:value="0.40764" table:style-name="ce1">
            <text:p>0.40764</text:p>
          </table:table-cell>
          <table:table-cell office:value-type="float" office:value="0.38080000000000003" table:style-name="ce1">
            <text:p>0.3808</text:p>
          </table:table-cell>
          <table:table-cell office:value-type="float" office:value="0.37247999999999998" table:style-name="ce1">
            <text:p>0.37248</text:p>
          </table:table-cell>
          <table:table-cell office:value-type="float" office:value="7.6791700000000001" table:style-name="ce1">
            <text:p>7.67917</text:p>
          </table:table-cell>
          <table:table-cell office:value-type="float" office:value="7.7081900000000001" table:style-name="ce1">
            <text:p>7.70819</text:p>
          </table:table-cell>
          <table:table-cell office:value-type="float" office:value="7.7305799999999998" table:style-name="ce1">
            <text:p>7.73058</text:p>
          </table:table-cell>
          <table:table-cell office:value-type="float" office:value="7.4918800000000001" table:style-name="ce1">
            <text:p>7.49188</text:p>
          </table:table-cell>
          <table:table-cell office:value-type="float" office:value="7.6285999999999996" table:style-name="ce1">
            <text:p>7.6286</text:p>
          </table:table-cell>
          <table:table-cell office:value-type="float" office:value="7.6385699999999996" table:style-name="ce1">
            <text:p>7.63857</text:p>
          </table:table-cell>
          <table:table-cell office:value-type="float" office:value="2.4709999999999999E-2" table:style-name="ce1">
            <text:p>0.02471</text:p>
          </table:table-cell>
          <table:table-cell office:value-type="float" office:value="2.4969999999999999E-2" table:style-name="ce1">
            <text:p>0.02497</text:p>
          </table:table-cell>
          <table:table-cell office:value-type="float" office:value="2.504E-2" table:style-name="ce1">
            <text:p>0.02504</text:p>
          </table:table-cell>
          <table:table-cell office:value-type="float" office:value="2.513E-2" table:style-name="ce1">
            <text:p>0.02513</text:p>
          </table:table-cell>
          <table:table-cell table:number-columns-repeated="16318"/>
        </table:table-row>
        <table:table-row table:style-name="ro1">
          <table:table-cell office:value-type="time" office:time-value="PT1H11M0S" table:style-name="ce2">
            <text:p>01:11:00</text:p>
          </table:table-cell>
          <table:table-cell office:value-type="string" table:style-name="ce1">
            <text:p>SPS-SW2-10%</text:p>
          </table:table-cell>
          <table:table-cell office:value-type="string" table:style-name="ce1">
            <text:p>0.01733 u</text:p>
          </table:table-cell>
          <table:table-cell office:value-type="string" table:style-name="ce1">
            <text:p>0.00274 u</text:p>
          </table:table-cell>
          <table:table-cell office:value-type="float" office:value="2.0549999999999999E-2" table:style-name="ce1">
            <text:p>0.02055</text:p>
          </table:table-cell>
          <table:table-cell office:value-type="float" office:value="2.0740000000000001E-2" table:style-name="ce1">
            <text:p>0.02074</text:p>
          </table:table-cell>
          <table:table-cell office:value-type="float" office:value="2.0670000000000001E-2" table:style-name="ce1">
            <text:p>0.02067</text:p>
          </table:table-cell>
          <table:table-cell office:value-type="float" office:value="2.07E-2" table:style-name="ce1">
            <text:p>0.0207</text:p>
          </table:table-cell>
          <table:table-cell office:value-type="string" table:style-name="ce1">
            <text:p>0.00084 u</text:p>
          </table:table-cell>
          <table:table-cell office:value-type="string" table:style-name="ce1">
            <text:p>0.00031 u</text:p>
          </table:table-cell>
          <table:table-cell office:value-type="string" table:style-name="ce1">
            <text:p>0.00001 u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0.93861000000000006" table:style-name="ce1">
            <text:p>0.93861</text:p>
          </table:table-cell>
          <table:table-cell office:value-type="float" office:value="0.95547000000000004" table:style-name="ce1">
            <text:p>0.95547</text:p>
          </table:table-cell>
          <table:table-cell office:value-type="float" office:value="0.94308999999999998" table:style-name="ce1">
            <text:p>0.94309</text:p>
          </table:table-cell>
          <table:table-cell office:value-type="string" table:style-name="ce1">
            <text:p>Uncal</text:p>
          </table:table-cell>
          <table:table-cell office:value-type="float" office:value="0.97648999999999997" table:style-name="ce1">
            <text:p>0.97649</text:p>
          </table:table-cell>
          <table:table-cell office:value-type="float" office:value="0.94118000000000002" table:style-name="ce1">
            <text:p>0.94118</text:p>
          </table:table-cell>
          <table:table-cell office:value-type="float" office:value="6.6369999999999998E-2" table:style-name="ce1">
            <text:p>0.06637</text:p>
          </table:table-cell>
          <table:table-cell office:value-type="float" office:value="7.0200000000000002E-3" table:style-name="ce1">
            <text:p>0.00702</text:p>
          </table:table-cell>
          <table:table-cell office:value-type="float" office:value="3.9419999999999997E-2" table:style-name="ce1">
            <text:p>0.03942</text:p>
          </table:table-cell>
          <table:table-cell office:value-type="string" table:style-name="ce1">
            <text:p>-0.00115 u</text:p>
          </table:table-cell>
          <table:table-cell office:value-type="string" table:style-name="ce1">
            <text:p>-0.00125 u</text:p>
          </table:table-cell>
          <table:table-cell office:value-type="string" table:style-name="ce1">
            <text:p>-0.00521 u</text:p>
          </table:table-cell>
          <table:table-cell office:value-type="string" table:style-name="ce1">
            <text:p>0.00068 u</text:p>
          </table:table-cell>
          <table:table-cell office:value-type="string" table:style-name="ce1">
            <text:p>-0.00352 u</text:p>
          </table:table-cell>
          <table:table-cell office:value-type="string" table:style-name="ce1">
            <text:p>0.00168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357 u</text:p>
          </table:table-cell>
          <table:table-cell office:value-type="string" table:style-name="ce1">
            <text:p>-0.00424 u</text:p>
          </table:table-cell>
          <table:table-cell office:value-type="float" office:value="9.2829999999999996E-2" table:style-name="ce1">
            <text:p>0.09283</text:p>
          </table:table-cell>
          <table:table-cell office:value-type="float" office:value="9.6790000000000001E-2" table:style-name="ce1">
            <text:p>0.09679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2.3599999999999999E-4" table:style-name="ce1">
            <text:p>0.000236</text:p>
          </table:table-cell>
          <table:table-cell office:value-type="string" table:style-name="ce1">
            <text:p>Uncal</text:p>
          </table:table-cell>
          <table:table-cell office:value-type="float" office:value="0.18306" table:style-name="ce1">
            <text:p>0.18306</text:p>
          </table:table-cell>
          <table:table-cell office:value-type="float" office:value="0.18107000000000001" table:style-name="ce1">
            <text:p>0.18107</text:p>
          </table:table-cell>
          <table:table-cell office:value-type="float" office:value="0.18515000000000001" table:style-name="ce1">
            <text:p>0.18515</text:p>
          </table:table-cell>
          <table:table-cell office:value-type="string" table:style-name="ce1">
            <text:p>0.00020 u</text:p>
          </table:table-cell>
          <table:table-cell office:value-type="float" office:value="1.23E-3" table:style-name="ce1">
            <text:p>0.00123</text:p>
          </table:table-cell>
          <table:table-cell office:value-type="string" table:style-name="ce1">
            <text:p>0.00094 u</text:p>
          </table:table-cell>
          <table:table-cell office:value-type="float" office:value="4.2100000000000002E-3" table:style-name="ce1">
            <text:p>0.00421</text:p>
          </table:table-cell>
          <table:table-cell office:value-type="float" office:value="4.1900000000000001E-3" table:style-name="ce1">
            <text:p>0.00419</text:p>
          </table:table-cell>
          <table:table-cell office:value-type="string" table:style-name="ce1">
            <text:p>0.00021 u</text:p>
          </table:table-cell>
          <table:table-cell office:value-type="string" table:style-name="ce1">
            <text:p>-0.00021 u</text:p>
          </table:table-cell>
          <table:table-cell office:value-type="float" office:value="1.17523" table:style-name="ce1">
            <text:p>1.17523</text:p>
          </table:table-cell>
          <table:table-cell office:value-type="float" office:value="0.95135000000000003" table:style-name="ce1">
            <text:p>0.95135</text:p>
          </table:table-cell>
          <table:table-cell office:value-type="float" office:value="0.92620000000000002" table:style-name="ce1">
            <text:p>0.9262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0.04920 u</text:p>
          </table:table-cell>
          <table:table-cell office:value-type="string" table:style-name="ce1">
            <text:p>0.00114 u</text:p>
          </table:table-cell>
          <table:table-cell office:value-type="float" office:value="0.99785000000000001" table:style-name="ce1">
            <text:p>0.99785</text:p>
          </table:table-cell>
          <table:table-cell office:value-type="float" office:value="1.0131699999999999" table:style-name="ce1">
            <text:p>1.01317</text:p>
          </table:table-cell>
          <table:table-cell office:value-type="string" table:style-name="ce1">
            <text:p>0.00356 u</text:p>
          </table:table-cell>
          <table:table-cell office:value-type="string" table:style-name="ce1">
            <text:p>-0.00075 u</text:p>
          </table:table-cell>
          <table:table-cell office:value-type="string" table:style-name="ce1">
            <text:p>0.46101 u</text:p>
          </table:table-cell>
          <table:table-cell office:value-type="float" office:value="0.46878999999999998" table:style-name="ce1">
            <text:p>0.46879</text:p>
          </table:table-cell>
          <table:table-cell office:value-type="string" table:style-name="ce1">
            <text:p>0.46312 u</text:p>
          </table:table-cell>
          <table:table-cell office:value-type="string" table:style-name="ce1">
            <text:p>0.02023 u</text:p>
          </table:table-cell>
          <table:table-cell office:value-type="string" table:style-name="ce1">
            <text:p>0.00554 u</text:p>
          </table:table-cell>
          <table:table-cell office:value-type="string" table:style-name="ce1">
            <text:p>-0.00700 u</text:p>
          </table:table-cell>
          <table:table-cell office:value-type="float" office:value="2.2800000000000001E-2" table:style-name="ce1">
            <text:p>0.0228</text:p>
          </table:table-cell>
          <table:table-cell office:value-type="float" office:value="2.2859999999999998E-2" table:style-name="ce1">
            <text:p>0.02286</text:p>
          </table:table-cell>
          <table:table-cell office:value-type="float" office:value="6.9999999999999994E-5" table:style-name="ce1">
            <text:p>0.00007</text:p>
          </table:table-cell>
          <table:table-cell office:value-type="string" table:style-name="ce1">
            <text:p>0.00004 u</text:p>
          </table:table-cell>
          <table:table-cell table:number-columns-repeated="16318"/>
        </table:table-row>
        <table:table-row table:style-name="ro1">
          <table:table-cell office:value-type="time" office:time-value="PT1H12M0S" table:style-name="ce2">
            <text:p>01:12:00</text:p>
          </table:table-cell>
          <table:table-cell office:value-type="string" table:style-name="ce1">
            <text:p>SLRS-6</text:p>
          </table:table-cell>
          <table:table-cell office:value-type="float" office:value="2.8750000000000001E-2" table:style-name="ce1">
            <text:p>0.02875</text:p>
          </table:table-cell>
          <table:table-cell office:value-type="float" office:value="2.945E-2" table:style-name="ce1">
            <text:p>0.02945</text:p>
          </table:table-cell>
          <table:table-cell office:value-type="float" office:value="1.397E-2" table:style-name="ce1">
            <text:p>0.01397</text:p>
          </table:table-cell>
          <table:table-cell office:value-type="float" office:value="1.3820000000000001E-2" table:style-name="ce1">
            <text:p>0.01382</text:p>
          </table:table-cell>
          <table:table-cell office:value-type="float" office:value="1.374E-2" table:style-name="ce1">
            <text:p>0.01374</text:p>
          </table:table-cell>
          <table:table-cell office:value-type="float" office:value="1.3679999999999999E-2" table:style-name="ce1">
            <text:p>0.01368</text:p>
          </table:table-cell>
          <table:table-cell office:value-type="float" office:value="1.383E-2" table:style-name="ce1">
            <text:p>0.01383</text:p>
          </table:table-cell>
          <table:table-cell office:value-type="float" office:value="1.409E-2" table:style-name="ce1">
            <text:p>0.01409</text:p>
          </table:table-cell>
          <table:table-cell office:value-type="float" office:value="1.3509999999999999E-2" table:style-name="ce1">
            <text:p>0.01351</text:p>
          </table:table-cell>
          <table:table-cell office:value-type="float" office:value="1.3509999999999999E-2" table:style-name="ce1">
            <text:p>0.01351</text:p>
          </table:table-cell>
          <table:table-cell office:value-type="float" office:value="9.6287199999999995" table:style-name="ce1">
            <text:p>9.62872</text:p>
          </table:table-cell>
          <table:table-cell office:value-type="float" office:value="9.4664900000000003" table:style-name="ce1">
            <text:p>9.46649</text:p>
          </table:table-cell>
          <table:table-cell office:value-type="float" office:value="9.3803300000000007" table:style-name="ce1">
            <text:p>9.38033</text:p>
          </table:table-cell>
          <table:table-cell office:value-type="string" table:style-name="ce1">
            <text:p>Uncal</text:p>
          </table:table-cell>
          <table:table-cell office:value-type="float" office:value="9.1296599999999994" table:style-name="ce1">
            <text:p>9.12966</text:p>
          </table:table-cell>
          <table:table-cell office:value-type="float" office:value="9.2465100000000007" table:style-name="ce1">
            <text:p>9.24651</text:p>
          </table:table-cell>
          <table:table-cell office:value-type="float" office:value="9.5189199999999996" table:style-name="ce1">
            <text:p>9.51892</text:p>
          </table:table-cell>
          <table:table-cell office:value-type="float" office:value="9.6137999999999995" table:style-name="ce1">
            <text:p>9.6138</text:p>
          </table:table-cell>
          <table:table-cell office:value-type="float" office:value="9.3762500000000006" table:style-name="ce1">
            <text:p>9.37625</text:p>
          </table:table-cell>
          <table:table-cell office:value-type="float" office:value="8.9136500000000005" table:style-name="ce1">
            <text:p>8.91365</text:p>
          </table:table-cell>
          <table:table-cell office:value-type="float" office:value="8.9754799999999992" table:style-name="ce1">
            <text:p>8.97548</text:p>
          </table:table-cell>
          <table:table-cell office:value-type="float" office:value="9.1044599999999996" table:style-name="ce1">
            <text:p>9.10446</text:p>
          </table:table-cell>
          <table:table-cell office:value-type="float" office:value="5.8819999999999997E-2" table:style-name="ce1">
            <text:p>0.05882</text:p>
          </table:table-cell>
          <table:table-cell office:value-type="float" office:value="6.1650000000000003E-2" table:style-name="ce1">
            <text:p>0.06165</text:p>
          </table:table-cell>
          <table:table-cell office:value-type="float" office:value="6.0130000000000003E-2" table:style-name="ce1">
            <text:p>0.06013</text:p>
          </table:table-cell>
          <table:table-cell office:value-type="string" table:style-name="ce1">
            <text:p>Uncal</text:p>
          </table:table-cell>
          <table:table-cell office:value-type="float" office:value="6.1769999999999999E-2" table:style-name="ce1">
            <text:p>0.06177</text:p>
          </table:table-cell>
          <table:table-cell office:value-type="float" office:value="6.1650000000000003E-2" table:style-name="ce1">
            <text:p>0.06165</text:p>
          </table:table-cell>
          <table:table-cell office:value-type="float" office:value="0.68662999999999996" table:style-name="ce1">
            <text:p>0.68663</text:p>
          </table:table-cell>
          <table:table-cell office:value-type="float" office:value="0.69157000000000002" table:style-name="ce1">
            <text:p>0.69157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7.3700000000000002E-4" table:style-name="ce1">
            <text:p>0.000737</text:p>
          </table:table-cell>
          <table:table-cell office:value-type="string" table:style-name="ce1">
            <text:p>Uncal</text:p>
          </table:table-cell>
          <table:table-cell office:value-type="float" office:value="2.3054700000000001" table:style-name="ce1">
            <text:p>2.30547</text:p>
          </table:table-cell>
          <table:table-cell office:value-type="float" office:value="2.3136000000000001" table:style-name="ce1">
            <text:p>2.3136</text:p>
          </table:table-cell>
          <table:table-cell office:value-type="float" office:value="2.3472900000000001" table:style-name="ce1">
            <text:p>2.34729</text:p>
          </table:table-cell>
          <table:table-cell office:value-type="float" office:value="2.3477600000000001" table:style-name="ce1">
            <text:p>2.34776</text:p>
          </table:table-cell>
          <table:table-cell office:value-type="float" office:value="2.35033" table:style-name="ce1">
            <text:p>2.35033</text:p>
          </table:table-cell>
          <table:table-cell office:value-type="float" office:value="2.3140100000000001" table:style-name="ce1">
            <text:p>2.31401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2.3500000000000001E-3" table:style-name="ce1">
            <text:p>0.00235</text:p>
          </table:table-cell>
          <table:table-cell office:value-type="float" office:value="2.8912100000000001" table:style-name="ce1">
            <text:p>2.89121</text:p>
          </table:table-cell>
          <table:table-cell office:value-type="float" office:value="2.9892599999999998" table:style-name="ce1">
            <text:p>2.98926</text:p>
          </table:table-cell>
          <table:table-cell office:value-type="float" office:value="2.9684200000000001" table:style-name="ce1">
            <text:p>2.96842</text:p>
          </table:table-cell>
          <table:table-cell office:value-type="string" table:style-name="ce1">
            <text:p>Uncal</text:p>
          </table:table-cell>
          <table:table-cell office:value-type="float" office:value="2.87201" table:style-name="ce1">
            <text:p>2.87201</text:p>
          </table:table-cell>
          <table:table-cell office:value-type="float" office:value="2.9007800000000001" table:style-name="ce1">
            <text:p>2.90078</text:p>
          </table:table-cell>
          <table:table-cell office:value-type="float" office:value="2.0646100000000001" table:style-name="ce1">
            <text:p>2.06461</text:p>
          </table:table-cell>
          <table:table-cell office:value-type="float" office:value="2.0396299999999998" table:style-name="ce1">
            <text:p>2.03963</text:p>
          </table:table-cell>
          <table:table-cell office:value-type="float" office:value="1.88113" table:style-name="ce1">
            <text:p>1.88113</text:p>
          </table:table-cell>
          <table:table-cell office:value-type="float" office:value="1.8736999999999999" table:style-name="ce1">
            <text:p>1.8737</text:p>
          </table:table-cell>
          <table:table-cell office:value-type="float" office:value="2.4594999999999998" table:style-name="ce1">
            <text:p>2.4595</text:p>
          </table:table-cell>
          <table:table-cell office:value-type="float" office:value="2.44726" table:style-name="ce1">
            <text:p>2.44726</text:p>
          </table:table-cell>
          <table:table-cell office:value-type="float" office:value="2.4522300000000001" table:style-name="ce1">
            <text:p>2.45223</text:p>
          </table:table-cell>
          <table:table-cell office:value-type="float" office:value="2.4414500000000001" table:style-name="ce1">
            <text:p>2.44145</text:p>
          </table:table-cell>
          <table:table-cell office:value-type="float" office:value="2.4297399999999998" table:style-name="ce1">
            <text:p>2.42974</text:p>
          </table:table-cell>
          <table:table-cell office:value-type="float" office:value="2.4522699999999999" table:style-name="ce1">
            <text:p>2.45227</text:p>
          </table:table-cell>
          <table:table-cell office:value-type="float" office:value="4.1869999999999997E-2" table:style-name="ce1">
            <text:p>0.04187</text:p>
          </table:table-cell>
          <table:table-cell office:value-type="float" office:value="4.2299999999999997E-2" table:style-name="ce1">
            <text:p>0.0423</text:p>
          </table:table-cell>
          <table:table-cell office:value-type="float" office:value="4.2349999999999999E-2" table:style-name="ce1">
            <text:p>0.04235</text:p>
          </table:table-cell>
          <table:table-cell office:value-type="float" office:value="4.2729999999999997E-2" table:style-name="ce1">
            <text:p>0.04273</text:p>
          </table:table-cell>
          <table:table-cell table:number-columns-repeated="16318"/>
        </table:table-row>
        <table:table-row table:style-name="ro1">
          <table:table-cell office:value-type="time" office:time-value="PT1H13M0S" table:style-name="ce2">
            <text:p>01:13:00</text:p>
          </table:table-cell>
          <table:table-cell office:value-type="string" table:style-name="ce1">
            <text:p>Cam Tap Water</text:p>
          </table:table-cell>
          <table:table-cell office:value-type="float" office:value="8.4700000000000001E-3" table:style-name="ce1">
            <text:p>0.00847</text:p>
          </table:table-cell>
          <table:table-cell office:value-type="float" office:value="2.257E-2" table:style-name="ce1">
            <text:p>0.02257</text:p>
          </table:table-cell>
          <table:table-cell office:value-type="float" office:value="5.5750000000000001E-2" table:style-name="ce1">
            <text:p>0.05575</text:p>
          </table:table-cell>
          <table:table-cell office:value-type="float" office:value="5.5259999999999997E-2" table:style-name="ce1">
            <text:p>0.05526</text:p>
          </table:table-cell>
          <table:table-cell office:value-type="float" office:value="5.466E-2" table:style-name="ce1">
            <text:p>0.05466</text:p>
          </table:table-cell>
          <table:table-cell office:value-type="float" office:value="5.4469999999999998E-2" table:style-name="ce1">
            <text:p>0.05447</text:p>
          </table:table-cell>
          <table:table-cell office:value-type="float" office:value="5.9970000000000002E-2" table:style-name="ce1">
            <text:p>0.05997</text:p>
          </table:table-cell>
          <table:table-cell office:value-type="float" office:value="5.9959999999999999E-2" table:style-name="ce1">
            <text:p>0.05996</text:p>
          </table:table-cell>
          <table:table-cell office:value-type="float" office:value="5.8360000000000002E-2" table:style-name="ce1">
            <text:p>0.05836</text:p>
          </table:table-cell>
          <table:table-cell office:value-type="float" office:value="5.8790000000000002E-2" table:style-name="ce1">
            <text:p>0.05879</text:p>
          </table:table-cell>
          <table:table-cell office:value-type="string" table:style-name="ce1">
            <text:p>127.17377 o</text:p>
          </table:table-cell>
          <table:table-cell office:value-type="string" table:style-name="ce1">
            <text:p>127.33830 o</text:p>
          </table:table-cell>
          <table:table-cell office:value-type="string" table:style-name="ce1">
            <text:p>127.02556 o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####</text:p>
          </table:table-cell>
          <table:table-cell office:value-type="string" table:style-name="ce1">
            <text:p>101.78444 o</text:p>
          </table:table-cell>
          <table:table-cell office:value-type="string" table:style-name="ce1">
            <text:p>130.85039 o</text:p>
          </table:table-cell>
          <table:table-cell office:value-type="string" table:style-name="ce1">
            <text:p>128.41545 o</text:p>
          </table:table-cell>
          <table:table-cell office:value-type="string" table:style-name="ce1">
            <text:p>129.16796 o</text:p>
          </table:table-cell>
          <table:table-cell office:value-type="string" table:style-name="ce1">
            <text:p>87.13415 o</text:p>
          </table:table-cell>
          <table:table-cell office:value-type="string" table:style-name="ce1">
            <text:p>####</text:p>
          </table:table-cell>
          <table:table-cell office:value-type="string" table:style-name="ce1">
            <text:p>128.48097 o</text:p>
          </table:table-cell>
          <table:table-cell office:value-type="string" table:style-name="ce1">
            <text:p>-0.00424 u</text:p>
          </table:table-cell>
          <table:table-cell office:value-type="string" table:style-name="ce1">
            <text:p>-0.01038 u</text:p>
          </table:table-cell>
          <table:table-cell office:value-type="string" table:style-name="ce1">
            <text:p>-0.00428 u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-0.00300 u</text:p>
          </table:table-cell>
          <table:table-cell office:value-type="string" table:style-name="ce1">
            <text:p>-0.00680 u</text:p>
          </table:table-cell>
          <table:table-cell office:value-type="float" office:value="2.7868599999999999" table:style-name="ce1">
            <text:p>2.78686</text:p>
          </table:table-cell>
          <table:table-cell office:value-type="float" office:value="2.7159499999999999" table:style-name="ce1">
            <text:p>2.71595</text:p>
          </table:table-cell>
          <table:table-cell office:value-type="string" table:style-name="ce1">
            <text:p>Uncal</text:p>
          </table:table-cell>
          <table:table-cell office:value-type="string" table:style-name="ce1">
            <text:p>Uncal</text:p>
          </table:table-cell>
          <table:table-cell office:value-type="float" office:value="1.3413E-2" table:style-name="ce1">
            <text:p>0.013413</text:p>
          </table:table-cell>
          <table:table-cell office:value-type="string" table:style-name="ce1">
            <text:p>Uncal</text:p>
          </table:table-cell>
          <table:table-cell office:value-type="float" office:value="3.6110699999999998" table:style-name="ce1">
            <text:p>3.61107</text:p>
          </table:table-cell>
          <table:table-cell office:value-type="float" office:value="3.64161" table:style-name="ce1">
            <text:p>3.64161</text:p>
          </table:table-cell>
          <table:table-cell office:value-type="float" office:value="3.8288700000000002" table:style-name="ce1">
            <text:p>3.82887</text:p>
          </table:table-cell>
          <table:table-cell office:value-type="float" office:value="3.9399299999999999" table:style-name="ce1">
            <text:p>3.93993</text:p>
          </table:table-cell>
          <table:table-cell office:value-type="float" office:value="3.95472" table:style-name="ce1">
            <text:p>3.95472</text:p>
          </table:table-cell>
          <table:table-cell office:value-type="float" office:value="4.0473999999999997" table:style-name="ce1">
            <text:p>4.0474</text:p>
          </table:table-cell>
          <table:table-cell office:value-type="float" office:value="1.2999999999999999E-4" table:style-name="ce1">
            <text:p>0.00013</text:p>
          </table:table-cell>
          <table:table-cell office:value-type="string" table:style-name="ce1">
            <text:p>0.00011 u</text:p>
          </table:table-cell>
          <table:table-cell office:value-type="float" office:value="2.7E-4" table:style-name="ce1">
            <text:p>0.00027</text:p>
          </table:table-cell>
          <table:table-cell office:value-type="string" table:style-name="ce1">
            <text:p>0.00003 u</text:p>
          </table:table-cell>
          <table:table-cell office:value-type="float" office:value="12.06742" table:style-name="ce1">
            <text:p>12.06742</text:p>
          </table:table-cell>
          <table:table-cell office:value-type="float" office:value="13.07657" table:style-name="ce1">
            <text:p>13.07657</text:p>
          </table:table-cell>
          <table:table-cell office:value-type="float" office:value="12.86684" table:style-name="ce1">
            <text:p>12.86684</text:p>
          </table:table-cell>
          <table:table-cell office:value-type="string" table:style-name="ce1">
            <text:p>Uncal</text:p>
          </table:table-cell>
          <table:table-cell office:value-type="float" office:value="11.897830000000001" table:style-name="ce1">
            <text:p>11.89783</text:p>
          </table:table-cell>
          <table:table-cell office:value-type="float" office:value="11.877090000000001" table:style-name="ce1">
            <text:p>11.87709</text:p>
          </table:table-cell>
          <table:table-cell office:value-type="string" table:style-name="ce1">
            <text:p>12.14353 o</text:p>
          </table:table-cell>
          <table:table-cell office:value-type="string" table:style-name="ce1">
            <text:p>10.89380 o</text:p>
          </table:table-cell>
          <table:table-cell office:value-type="string" table:style-name="ce1">
            <text:p>10.91198 o</text:p>
          </table:table-cell>
          <table:table-cell office:value-type="string" table:style-name="ce1">
            <text:p>10.44964 o</text:p>
          </table:table-cell>
          <table:table-cell office:value-type="float" office:value="8.4825999999999997" table:style-name="ce1">
            <text:p>8.4826</text:p>
          </table:table-cell>
          <table:table-cell office:value-type="float" office:value="8.4615600000000004" table:style-name="ce1">
            <text:p>8.46156</text:p>
          </table:table-cell>
          <table:table-cell office:value-type="float" office:value="8.5161499999999997" table:style-name="ce1">
            <text:p>8.51615</text:p>
          </table:table-cell>
          <table:table-cell office:value-type="float" office:value="8.8474500000000003" table:style-name="ce1">
            <text:p>8.84745</text:p>
          </table:table-cell>
          <table:table-cell office:value-type="float" office:value="8.9061000000000003" table:style-name="ce1">
            <text:p>8.9061</text:p>
          </table:table-cell>
          <table:table-cell office:value-type="float" office:value="8.9370600000000007" table:style-name="ce1">
            <text:p>8.93706</text:p>
          </table:table-cell>
          <table:table-cell office:value-type="float" office:value="0.43774000000000002" table:style-name="ce1">
            <text:p>0.43774</text:p>
          </table:table-cell>
          <table:table-cell office:value-type="float" office:value="0.44430999999999998" table:style-name="ce1">
            <text:p>0.44431</text:p>
          </table:table-cell>
          <table:table-cell office:value-type="float" office:value="0.46017000000000002" table:style-name="ce1">
            <text:p>0.46017</text:p>
          </table:table-cell>
          <table:table-cell office:value-type="float" office:value="0.46657999999999999" table:style-name="ce1">
            <text:p>0.46658</text:p>
          </table:table-cell>
          <table:table-cell table:number-columns-repeated="16318"/>
        </table:table-row>
        <table:table-row table:style-name="ro1">
          <table:table-cell office:value-type="time" office:time-value="PT1H12M0S" table:style-name="ce2">
            <text:p>01:12:00</text:p>
          </table:table-cell>
          <table:table-cell office:value-type="string" table:style-name="ce1">
            <text:p>END OF RUN</text:p>
          </table:table-cell>
          <table:table-cell table:number-columns-repeated="16382" table:style-name="ce1"/>
        </table:table-row>
        <table:table-row table:style-name="ro1">
          <table:table-cell office:value-type="time" office:time-value="PT1H13M0S" table:style-name="ce2">
            <text:p>01:13:00</text:p>
          </table:table-cell>
          <table:table-cell office:value-type="string" table:style-name="ce1">
            <text:p>END OF RUN</text:p>
          </table:table-cell>
          <table:table-cell table:number-columns-repeated="16382" table:style-name="ce1"/>
        </table:table-row>
        <table:table-row table:style-name="ro1">
          <table:table-cell office:value-type="time" office:time-value="PT2H12M0S" table:style-name="ce2">
            <text:p>02:12:00</text:p>
          </table:table-cell>
          <table:table-cell office:value-type="string" table:style-name="ce1">
            <text:p>Kyul 18 September</text:p>
          </table:table-cell>
          <table:table-cell table:number-columns-repeated="16382" table:style-name="ce1"/>
        </table:table-row>
        <table:table-row table:style-name="ro1">
          <table:table-cell office:value-type="time" office:time-value="PT2H13M0S" table:style-name="ce2">
            <text:p>02:13:00</text:p>
          </table:table-cell>
          <table:table-cell office:value-type="string" table:style-name="ce1">
            <text:p>Kyul 02 October</text:p>
          </table:table-cell>
          <table:table-cell table:number-columns-repeated="16382" table:style-name="ce1"/>
        </table:table-row>
        <table:table-row table:style-name="ro1">
          <table:table-cell office:value-type="time" office:time-value="PT2H14M0S" table:style-name="ce2">
            <text:p>02:14:00</text:p>
          </table:table-cell>
          <table:table-cell office:value-type="string" table:style-name="ce1">
            <text:p>Nep23-101R</text:p>
          </table:table-cell>
          <table:table-cell table:number-columns-repeated="16382" table:style-name="ce1"/>
        </table:table-row>
        <table:table-row table:style-name="ro1">
          <table:table-cell office:value-type="time" office:time-value="PT2H15M0S" table:style-name="ce2">
            <text:p>02:15:00</text:p>
          </table:table-cell>
          <table:table-cell office:value-type="string" table:style-name="ce1">
            <text:p>Nep23-110R</text:p>
          </table:table-cell>
          <table:table-cell table:number-columns-repeated="16382" table:style-name="ce1"/>
        </table:table-row>
        <table:table-row table:style-name="ro1">
          <table:table-cell office:value-type="time" office:time-value="PT2H16M0S" table:style-name="ce2">
            <text:p>02:16:00</text:p>
          </table:table-cell>
          <table:table-cell office:value-type="string" table:style-name="ce1">
            <text:p>Nep23-120R</text:p>
          </table:table-cell>
          <table:table-cell table:number-columns-repeated="16382" table:style-name="ce1"/>
        </table:table-row>
        <table:table-row table:style-name="ro1">
          <table:table-cell office:value-type="time" office:time-value="PT2H17M0S" table:style-name="ce2">
            <text:p>02:17:00</text:p>
          </table:table-cell>
          <table:table-cell office:value-type="string" table:style-name="ce1">
            <text:p>Nep23-130R</text:p>
          </table:table-cell>
          <table:table-cell table:number-columns-repeated="16382" table:style-name="ce1"/>
        </table:table-row>
        <table:table-row table:style-name="ro1">
          <table:table-cell office:value-type="time" office:time-value="PT2H18M0S" table:style-name="ce2">
            <text:p>02:18:00</text:p>
          </table:table-cell>
          <table:table-cell office:value-type="string" table:style-name="ce1">
            <text:p>Nep23-140R</text:p>
          </table:table-cell>
          <table:table-cell table:number-columns-repeated="16382"/>
        </table:table-row>
        <table:table-row table:style-name="ro1">
          <table:table-cell office:value-type="time" office:time-value="PT2H19M0S" table:style-name="ce2">
            <text:p>02:19:00</text:p>
          </table:table-cell>
          <table:table-cell office:value-type="string" table:style-name="ce1">
            <text:p>Nep23-110R</text:p>
          </table:table-cell>
          <table:table-cell table:number-columns-repeated="16382"/>
        </table:table-row>
        <table:table-row table:style-name="ro1">
          <table:table-cell office:value-type="time" office:time-value="PT2H20M0S" table:style-name="ce2">
            <text:p>02:20:00</text:p>
          </table:table-cell>
          <table:table-cell office:value-type="string" table:style-name="ce1">
            <text:p>Nep23-111R</text:p>
          </table:table-cell>
          <table:table-cell table:number-columns-repeated="16382"/>
        </table:table-row>
        <table:table-row table:style-name="ro1">
          <table:table-cell office:value-type="time" office:time-value="PT2H21M0S" table:style-name="ce2">
            <text:p>02:21:00</text:p>
          </table:table-cell>
          <table:table-cell office:value-type="string" table:style-name="ce1">
            <text:p>Nep23-132</text:p>
          </table:table-cell>
          <table:table-cell table:number-columns-repeated="16382"/>
        </table:table-row>
        <table:table-row table:style-name="ro1">
          <table:table-cell office:value-type="time" office:time-value="PT1H11M0S" table:style-name="ce2">
            <text:p>01:11:00</text:p>
          </table:table-cell>
          <table:table-cell office:value-type="string" table:style-name="ce1">
            <text:p>SPS-SW2-10%</text:p>
          </table:table-cell>
          <table:table-cell table:number-columns-repeated="16382"/>
        </table:table-row>
        <table:table-row table:style-name="ro1">
          <table:table-cell office:value-type="time" office:time-value="PT1H12M0S" table:style-name="ce2">
            <text:p>01:12:00</text:p>
          </table:table-cell>
          <table:table-cell office:value-type="string" table:style-name="ce1">
            <text:p>SLRS-6</text:p>
          </table:table-cell>
          <table:table-cell table:number-columns-repeated="16382"/>
        </table:table-row>
        <table:table-row table:style-name="ro1">
          <table:table-cell office:value-type="time" office:time-value="PT1H13M0S" table:style-name="ce2">
            <text:p>01:13:00</text:p>
          </table:table-cell>
          <table:table-cell office:value-type="string" table:style-name="ce1">
            <text:p>NIST1640a</text:p>
          </table:table-cell>
          <table:table-cell table:number-columns-repeated="16382"/>
        </table:table-row>
        <table:table-row table:style-name="ro1">
          <table:table-cell office:value-type="time" office:time-value="PT1H1M0S" table:style-name="ce2">
            <text:p>01:01:00</text:p>
          </table:table-cell>
          <table:table-cell office:value-type="string" table:style-name="ce1">
            <text:p>Nep23-123R</text:p>
          </table:table-cell>
          <table:table-cell table:number-columns-repeated="16382"/>
        </table:table-row>
        <table:table-row table:style-name="ro1">
          <table:table-cell office:value-type="time" office:time-value="PT1H2M0S" table:style-name="ce2">
            <text:p>01:02:00</text:p>
          </table:table-cell>
          <table:table-cell office:value-type="string" table:style-name="ce1">
            <text:p>Sea2007-07</text:p>
          </table:table-cell>
          <table:table-cell table:number-columns-repeated="16382"/>
        </table:table-row>
        <table:table-row table:style-name="ro1">
          <table:table-cell office:value-type="time" office:time-value="PT1H3M0S" table:style-name="ce2">
            <text:p>01:03:00</text:p>
          </table:table-cell>
          <table:table-cell office:value-type="string" table:style-name="ce1">
            <text:p>Sea2007-08</text:p>
          </table:table-cell>
          <table:table-cell table:number-columns-repeated="16382"/>
        </table:table-row>
        <table:table-row table:style-name="ro1">
          <table:table-cell office:value-type="time" office:time-value="PT1H4M0S" table:style-name="ce2">
            <text:p>01:04:00</text:p>
          </table:table-cell>
          <table:table-cell office:value-type="string" table:style-name="ce1">
            <text:p>Sea2007-09</text:p>
          </table:table-cell>
          <table:table-cell table:number-columns-repeated="16382"/>
        </table:table-row>
        <table:table-row table:number-rows-repeated="1048469" table:style-name="ro1">
          <table:table-cell table:number-columns-repeated="16384"/>
        </table:table-row>
      </table:table>
      <table:table table:name="clean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Rack:Tube</text:p>
          </table:table-cell>
          <table:table-cell office:value-type="string" table:style-name="ce1">
            <text:p>Date+run#</text:p>
          </table:table-cell>
          <table:table-cell office:value-type="string" table:style-name="ce1">
            <text:p>Solution Label</text:p>
          </table:table-cell>
          <table:table-cell office:value-type="string" table:style-name="ce1">
            <text:p>Al Ax 396.152 nm ppm</text:p>
          </table:table-cell>
          <table:table-cell office:value-type="string" table:style-name="ce1">
            <text:p>Al R 396.152 nm ppm</text:p>
          </table:table-cell>
          <table:table-cell office:value-type="string" table:style-name="ce1">
            <text:p>Ba Ax 230.424 nm ppm</text:p>
          </table:table-cell>
          <table:table-cell office:value-type="string" table:style-name="ce1">
            <text:p>Ba Ax 233.527 nm ppm</text:p>
          </table:table-cell>
          <table:table-cell office:value-type="string" table:style-name="ce1">
            <text:p>Ba Ax 455.403 nm ppm</text:p>
          </table:table-cell>
          <table:table-cell office:value-type="string" table:style-name="ce1">
            <text:p>Ba Ax 493.408 nm ppm</text:p>
          </table:table-cell>
          <table:table-cell office:value-type="string" table:style-name="ce1">
            <text:p>Ba R 230.424 nm ppm</text:p>
          </table:table-cell>
          <table:table-cell office:value-type="string" table:style-name="ce1">
            <text:p>Ba R 233.527 nm ppm</text:p>
          </table:table-cell>
          <table:table-cell office:value-type="string" table:style-name="ce1">
            <text:p>Ba R 455.403 nm ppm</text:p>
          </table:table-cell>
          <table:table-cell office:value-type="string" table:style-name="ce1">
            <text:p>Ba R 493.408 nm ppm</text:p>
          </table:table-cell>
          <table:table-cell office:value-type="string" table:style-name="ce1">
            <text:p>Ca Ax 315.887 nm ppm</text:p>
          </table:table-cell>
          <table:table-cell office:value-type="string" table:style-name="ce1">
            <text:p>Ca Ax 317.933 nm ppm</text:p>
          </table:table-cell>
          <table:table-cell office:value-type="string" table:style-name="ce1">
            <text:p>Ca Ax 373.690 nm ppm</text:p>
          </table:table-cell>
          <table:table-cell office:value-type="string" table:style-name="ce1">
            <text:p>Ca Ax 393.366 nm ppm</text:p>
          </table:table-cell>
          <table:table-cell office:value-type="string" table:style-name="ce1">
            <text:p>Ca Ax 396.847 nm ppm</text:p>
          </table:table-cell>
          <table:table-cell office:value-type="string" table:style-name="ce1">
            <text:p>Ca Ax 422.673 nm ppm</text:p>
          </table:table-cell>
          <table:table-cell office:value-type="string" table:style-name="ce1">
            <text:p>Ca R 315.887 nm ppm</text:p>
          </table:table-cell>
          <table:table-cell office:value-type="string" table:style-name="ce1">
            <text:p>Ca R 317.933 nm ppm</text:p>
          </table:table-cell>
          <table:table-cell office:value-type="string" table:style-name="ce1">
            <text:p>Ca R 373.690 nm ppm</text:p>
          </table:table-cell>
          <table:table-cell office:value-type="string" table:style-name="ce1">
            <text:p>Ca R 393.366 nm ppm</text:p>
          </table:table-cell>
          <table:table-cell office:value-type="string" table:style-name="ce1">
            <text:p>Ca R 396.847 nm ppm</text:p>
          </table:table-cell>
          <table:table-cell office:value-type="string" table:style-name="ce1">
            <text:p>Ca R 422.673 nm ppm</text:p>
          </table:table-cell>
          <table:table-cell office:value-type="string" table:style-name="ce1">
            <text:p>Fe Ax 234.350 nm ppm</text:p>
          </table:table-cell>
          <table:table-cell office:value-type="string" table:style-name="ce1">
            <text:p>Fe Ax 238.204 nm ppm</text:p>
          </table:table-cell>
          <table:table-cell office:value-type="string" table:style-name="ce1">
            <text:p>Fe Ax 259.940 nm ppm</text:p>
          </table:table-cell>
          <table:table-cell office:value-type="string" table:style-name="ce1">
            <text:p>Fe R 234.350 nm ppm</text:p>
          </table:table-cell>
          <table:table-cell office:value-type="string" table:style-name="ce1">
            <text:p>Fe R 238.204 nm ppm</text:p>
          </table:table-cell>
          <table:table-cell office:value-type="string" table:style-name="ce1">
            <text:p>Fe R 259.940 nm ppm</text:p>
          </table:table-cell>
          <table:table-cell office:value-type="string" table:style-name="ce1">
            <text:p>K Ax 766.491 nm ppm</text:p>
          </table:table-cell>
          <table:table-cell office:value-type="string" table:style-name="ce1">
            <text:p>K Ax 769.897 nm ppm</text:p>
          </table:table-cell>
          <table:table-cell office:value-type="string" table:style-name="ce1">
            <text:p>K R 766.491 nm ppm</text:p>
          </table:table-cell>
          <table:table-cell office:value-type="string" table:style-name="ce1">
            <text:p>K R 769.897 nm ppm</text:p>
          </table:table-cell>
          <table:table-cell office:value-type="string" table:style-name="ce1">
            <text:p>Li Ax 670.783 nm ppm</text:p>
          </table:table-cell>
          <table:table-cell office:value-type="string" table:style-name="ce1">
            <text:p>Li R 670.783 nm ppm</text:p>
          </table:table-cell>
          <table:table-cell office:value-type="string" table:style-name="ce1">
            <text:p>Mg Ax 279.553 nm ppm</text:p>
          </table:table-cell>
          <table:table-cell office:value-type="string" table:style-name="ce1">
            <text:p>Mg Ax 280.270 nm ppm</text:p>
          </table:table-cell>
          <table:table-cell office:value-type="string" table:style-name="ce1">
            <text:p>Mg Ax 285.213 nm ppm</text:p>
          </table:table-cell>
          <table:table-cell office:value-type="string" table:style-name="ce1">
            <text:p>Mg R 279.553 nm ppm</text:p>
          </table:table-cell>
          <table:table-cell office:value-type="string" table:style-name="ce1">
            <text:p>Mg R 280.270 nm ppm</text:p>
          </table:table-cell>
          <table:table-cell office:value-type="string" table:style-name="ce1">
            <text:p>Mg R 285.213 nm ppm</text:p>
          </table:table-cell>
          <table:table-cell office:value-type="string" table:style-name="ce1">
            <text:p>Mn Ax 257.610 nm ppm</text:p>
          </table:table-cell>
          <table:table-cell office:value-type="string" table:style-name="ce1">
            <text:p>Mn Ax 259.372 nm ppm</text:p>
          </table:table-cell>
          <table:table-cell office:value-type="string" table:style-name="ce1">
            <text:p>Mn R 257.610 nm ppm</text:p>
          </table:table-cell>
          <table:table-cell office:value-type="string" table:style-name="ce1">
            <text:p>Mn R 259.372 nm ppm</text:p>
          </table:table-cell>
          <table:table-cell office:value-type="string" table:style-name="ce1">
            <text:p>Na Ax 568.821 nm ppm</text:p>
          </table:table-cell>
          <table:table-cell office:value-type="string" table:style-name="ce1">
            <text:p>Na Ax 588.995 nm ppm</text:p>
          </table:table-cell>
          <table:table-cell office:value-type="string" table:style-name="ce1">
            <text:p>Na Ax 589.592 nm ppm</text:p>
          </table:table-cell>
          <table:table-cell office:value-type="string" table:style-name="ce1">
            <text:p>Na R 568.821 nm ppm</text:p>
          </table:table-cell>
          <table:table-cell office:value-type="string" table:style-name="ce1">
            <text:p>Na R 588.995 nm ppm</text:p>
          </table:table-cell>
          <table:table-cell office:value-type="string" table:style-name="ce1">
            <text:p>Na R 589.592 nm ppm</text:p>
          </table:table-cell>
          <table:table-cell office:value-type="string" table:style-name="ce1">
            <text:p>S Ax 180.669 nm ppm</text:p>
          </table:table-cell>
          <table:table-cell office:value-type="string" table:style-name="ce1">
            <text:p>S Ax 181.972 nm ppm</text:p>
          </table:table-cell>
          <table:table-cell office:value-type="string" table:style-name="ce1">
            <text:p>S R 180.669 nm ppm</text:p>
          </table:table-cell>
          <table:table-cell office:value-type="string" table:style-name="ce1">
            <text:p>S R 181.972 nm ppm</text:p>
          </table:table-cell>
          <table:table-cell office:value-type="string" table:style-name="ce1">
            <text:p>Si Ax 251.432 nm ppm</text:p>
          </table:table-cell>
          <table:table-cell office:value-type="string" table:style-name="ce1">
            <text:p>Si Ax 251.611 nm ppm</text:p>
          </table:table-cell>
          <table:table-cell office:value-type="string" table:style-name="ce1">
            <text:p>Si Ax 288.158 nm ppm</text:p>
          </table:table-cell>
          <table:table-cell office:value-type="string" table:style-name="ce1">
            <text:p>Si R 251.432 nm ppm</text:p>
          </table:table-cell>
          <table:table-cell office:value-type="string" table:style-name="ce1">
            <text:p>Si R 251.611 nm ppm</text:p>
          </table:table-cell>
          <table:table-cell office:value-type="string" table:style-name="ce1">
            <text:p>Si R 288.158 nm ppm</text:p>
          </table:table-cell>
          <table:table-cell office:value-type="string" table:style-name="ce1">
            <text:p>Sr Ax 407.771 nm ppm</text:p>
          </table:table-cell>
          <table:table-cell office:value-type="string" table:style-name="ce1">
            <text:p>Sr Ax 421.552 nm ppm</text:p>
          </table:table-cell>
          <table:table-cell office:value-type="string" table:style-name="ce1">
            <text:p>Sr R 407.771 nm ppm</text:p>
          </table:table-cell>
          <table:table-cell office:value-type="string" table:style-name="ce1">
            <text:p>Sr R 421.552 nm ppm</text:p>
          </table:table-cell>
          <table:table-cell table:number-columns-repeated="16317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2"/>
          <table:table-cell office:value-type="string" table:style-name="ce1">
            <text:p>Blank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7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2"/>
          <table:table-cell office:value-type="string" table:style-name="ce1">
            <text:p>A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2.1000000000000001E-4" table:style-name="ce1">
            <text:p>0.00021</text:p>
          </table:table-cell>
          <table:table-cell office:value-type="float" office:value="2.1000000000000001E-4" table:style-name="ce1">
            <text:p>0.00021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.10757" table:style-name="ce1">
            <text:p>0.10757</text:p>
          </table:table-cell>
          <table:table-cell office:value-type="float" office:value="0.10757" table:style-name="ce1">
            <text:p>0.10757</text:p>
          </table:table-cell>
          <table:table-cell office:value-type="float" office:value="0.10757" table:style-name="ce1">
            <text:p>0.10757</text:p>
          </table:table-cell>
          <table:table-cell office:value-type="float" office:value="0.10757" table:style-name="ce1">
            <text:p>0.10757</text:p>
          </table:table-cell>
          <table:table-cell office:value-type="float" office:value="0.10757" table:style-name="ce1">
            <text:p>0.10757</text:p>
          </table:table-cell>
          <table:table-cell office:value-type="float" office:value="0.10757" table:style-name="ce1">
            <text:p>0.10757</text:p>
          </table:table-cell>
          <table:table-cell office:value-type="string" table:style-name="ce1">
            <text:p>--</text:p>
          </table:table-cell>
          <table:table-cell office:value-type="float" office:value="0.10757" table:style-name="ce1">
            <text:p>0.10757</text:p>
          </table:table-cell>
          <table:table-cell office:value-type="string" table:style-name="ce1">
            <text:p>--</text:p>
          </table:table-cell>
          <table:table-cell office:value-type="float" office:value="0.10757" table:style-name="ce1">
            <text:p>0.10757</text:p>
          </table:table-cell>
          <table:table-cell office:value-type="float" office:value="0.10757" table:style-name="ce1">
            <text:p>0.10757</text:p>
          </table:table-cell>
          <table:table-cell office:value-type="float" office:value="0.10757" table:style-name="ce1">
            <text:p>0.10757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4.3270000000000003E-2" table:style-name="ce1">
            <text:p>0.04327</text:p>
          </table:table-cell>
          <table:table-cell office:value-type="float" office:value="4.3270000000000003E-2" table:style-name="ce1">
            <text:p>0.04327</text:p>
          </table:table-cell>
          <table:table-cell office:value-type="float" office:value="4.3270000000000003E-2" table:style-name="ce1">
            <text:p>0.04327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2.1599999999999999E-4" table:style-name="ce1">
            <text:p>0.000216</text:p>
          </table:table-cell>
          <table:table-cell office:value-type="float" office:value="4.3389999999999998E-2" table:style-name="ce1">
            <text:p>0.04339</text:p>
          </table:table-cell>
          <table:table-cell office:value-type="float" office:value="4.3389999999999998E-2" table:style-name="ce1">
            <text:p>0.04339</text:p>
          </table:table-cell>
          <table:table-cell office:value-type="float" office:value="4.3389999999999998E-2" table:style-name="ce1">
            <text:p>0.04339</text:p>
          </table:table-cell>
          <table:table-cell office:value-type="float" office:value="4.3389999999999998E-2" table:style-name="ce1">
            <text:p>0.04339</text:p>
          </table:table-cell>
          <table:table-cell office:value-type="float" office:value="4.3389999999999998E-2" table:style-name="ce1">
            <text:p>0.04339</text:p>
          </table:table-cell>
          <table:table-cell office:value-type="float" office:value="4.3389999999999998E-2" table:style-name="ce1">
            <text:p>0.04339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8.6779999999999996E-2" table:style-name="ce1">
            <text:p>0.08678</text:p>
          </table:table-cell>
          <table:table-cell office:value-type="float" office:value="8.6779999999999996E-2" table:style-name="ce1">
            <text:p>0.08678</text:p>
          </table:table-cell>
          <table:table-cell office:value-type="float" office:value="8.6779999999999996E-2" table:style-name="ce1">
            <text:p>0.08678</text:p>
          </table:table-cell>
          <table:table-cell office:value-type="float" office:value="8.6779999999999996E-2" table:style-name="ce1">
            <text:p>0.08678</text:p>
          </table:table-cell>
          <table:table-cell office:value-type="float" office:value="8.6779999999999996E-2" table:style-name="ce1">
            <text:p>0.08678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8.6230000000000001E-2" table:style-name="ce1">
            <text:p>0.08623</text:p>
          </table:table-cell>
          <table:table-cell office:value-type="float" office:value="8.6230000000000001E-2" table:style-name="ce1">
            <text:p>0.08623</text:p>
          </table:table-cell>
          <table:table-cell office:value-type="float" office:value="8.6230000000000001E-2" table:style-name="ce1">
            <text:p>0.08623</text:p>
          </table:table-cell>
          <table:table-cell office:value-type="string" table:style-name="ce1">
            <text:p>--</text:p>
          </table:table-cell>
          <table:table-cell office:value-type="float" office:value="8.6230000000000001E-2" table:style-name="ce1">
            <text:p>0.08623</text:p>
          </table:table-cell>
          <table:table-cell office:value-type="float" office:value="8.6230000000000001E-2" table:style-name="ce1">
            <text:p>0.08623</text:p>
          </table:table-cell>
          <table:table-cell office:value-type="float" office:value="1.31E-3" table:style-name="ce1">
            <text:p>0.00131</text:p>
          </table:table-cell>
          <table:table-cell office:value-type="float" office:value="1.31E-3" table:style-name="ce1">
            <text:p>0.00131</text:p>
          </table:table-cell>
          <table:table-cell office:value-type="float" office:value="1.31E-3" table:style-name="ce1">
            <text:p>0.00131</text:p>
          </table:table-cell>
          <table:table-cell office:value-type="float" office:value="1.31E-3" table:style-name="ce1">
            <text:p>0.00131</text:p>
          </table:table-cell>
          <table:table-cell table:number-columns-repeated="16317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2"/>
          <table:table-cell office:value-type="string" table:style-name="ce1">
            <text:p>B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5.1000000000000004E-4" table:style-name="ce1">
            <text:p>0.00051</text:p>
          </table:table-cell>
          <table:table-cell office:value-type="float" office:value="5.1000000000000004E-4" table:style-name="ce1">
            <text:p>0.00051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5.1000000000000004E-4" table:style-name="ce1">
            <text:p>0.00051</text:p>
          </table:table-cell>
          <table:table-cell office:value-type="string" table:style-name="ce1">
            <text:p>--</text:p>
          </table:table-cell>
          <table:table-cell office:value-type="float" office:value="0.26845999999999998" table:style-name="ce1">
            <text:p>0.26846</text:p>
          </table:table-cell>
          <table:table-cell office:value-type="float" office:value="0.26845999999999998" table:style-name="ce1">
            <text:p>0.26846</text:p>
          </table:table-cell>
          <table:table-cell office:value-type="float" office:value="0.26845999999999998" table:style-name="ce1">
            <text:p>0.26846</text:p>
          </table:table-cell>
          <table:table-cell office:value-type="float" office:value="0.26845999999999998" table:style-name="ce1">
            <text:p>0.26846</text:p>
          </table:table-cell>
          <table:table-cell office:value-type="float" office:value="0.26845999999999998" table:style-name="ce1">
            <text:p>0.26846</text:p>
          </table:table-cell>
          <table:table-cell office:value-type="float" office:value="0.26845999999999998" table:style-name="ce1">
            <text:p>0.26846</text:p>
          </table:table-cell>
          <table:table-cell office:value-type="float" office:value="0.26845999999999998" table:style-name="ce1">
            <text:p>0.26846</text:p>
          </table:table-cell>
          <table:table-cell office:value-type="float" office:value="0.26845999999999998" table:style-name="ce1">
            <text:p>0.26846</text:p>
          </table:table-cell>
          <table:table-cell office:value-type="string" table:style-name="ce1">
            <text:p>--</text:p>
          </table:table-cell>
          <table:table-cell office:value-type="float" office:value="0.26845999999999998" table:style-name="ce1">
            <text:p>0.26846</text:p>
          </table:table-cell>
          <table:table-cell office:value-type="float" office:value="0.26845999999999998" table:style-name="ce1">
            <text:p>0.26846</text:p>
          </table:table-cell>
          <table:table-cell office:value-type="float" office:value="0.26845999999999998" table:style-name="ce1">
            <text:p>0.26846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.10798000000000001" table:style-name="ce1">
            <text:p>0.10798</text:p>
          </table:table-cell>
          <table:table-cell office:value-type="float" office:value="0.10798000000000001" table:style-name="ce1">
            <text:p>0.10798</text:p>
          </table:table-cell>
          <table:table-cell office:value-type="float" office:value="0.10798000000000001" table:style-name="ce1">
            <text:p>0.10798</text:p>
          </table:table-cell>
          <table:table-cell office:value-type="float" office:value="0.10798000000000001" table:style-name="ce1">
            <text:p>0.10798</text:p>
          </table:table-cell>
          <table:table-cell office:value-type="string" table:style-name="ce1">
            <text:p>--</text:p>
          </table:table-cell>
          <table:table-cell office:value-type="float" office:value="5.3899999999999998E-4" table:style-name="ce1">
            <text:p>0.000539</text:p>
          </table:table-cell>
          <table:table-cell office:value-type="float" office:value="0.10828" table:style-name="ce1">
            <text:p>0.10828</text:p>
          </table:table-cell>
          <table:table-cell office:value-type="float" office:value="0.10828" table:style-name="ce1">
            <text:p>0.10828</text:p>
          </table:table-cell>
          <table:table-cell office:value-type="float" office:value="0.10828" table:style-name="ce1">
            <text:p>0.10828</text:p>
          </table:table-cell>
          <table:table-cell office:value-type="float" office:value="0.10828" table:style-name="ce1">
            <text:p>0.10828</text:p>
          </table:table-cell>
          <table:table-cell office:value-type="float" office:value="0.10828" table:style-name="ce1">
            <text:p>0.10828</text:p>
          </table:table-cell>
          <table:table-cell office:value-type="float" office:value="0.10828" table:style-name="ce1">
            <text:p>0.10828</text:p>
          </table:table-cell>
          <table:table-cell office:value-type="float" office:value="5.1000000000000004E-4" table:style-name="ce1">
            <text:p>0.00051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.21657999999999999" table:style-name="ce1">
            <text:p>0.21658</text:p>
          </table:table-cell>
          <table:table-cell office:value-type="float" office:value="0.21657999999999999" table:style-name="ce1">
            <text:p>0.21658</text:p>
          </table:table-cell>
          <table:table-cell office:value-type="float" office:value="0.21657999999999999" table:style-name="ce1">
            <text:p>0.21658</text:p>
          </table:table-cell>
          <table:table-cell office:value-type="float" office:value="0.21657999999999999" table:style-name="ce1">
            <text:p>0.21658</text:p>
          </table:table-cell>
          <table:table-cell office:value-type="float" office:value="0.21657999999999999" table:style-name="ce1">
            <text:p>0.21658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.2152" table:style-name="ce1">
            <text:p>0.2152</text:p>
          </table:table-cell>
          <table:table-cell office:value-type="float" office:value="0.2152" table:style-name="ce1">
            <text:p>0.2152</text:p>
          </table:table-cell>
          <table:table-cell office:value-type="float" office:value="0.2152" table:style-name="ce1">
            <text:p>0.2152</text:p>
          </table:table-cell>
          <table:table-cell office:value-type="string" table:style-name="ce1">
            <text:p>--</text:p>
          </table:table-cell>
          <table:table-cell office:value-type="float" office:value="0.2152" table:style-name="ce1">
            <text:p>0.2152</text:p>
          </table:table-cell>
          <table:table-cell office:value-type="float" office:value="0.2152" table:style-name="ce1">
            <text:p>0.2152</text:p>
          </table:table-cell>
          <table:table-cell office:value-type="float" office:value="3.2799999999999999E-3" table:style-name="ce1">
            <text:p>0.00328</text:p>
          </table:table-cell>
          <table:table-cell office:value-type="float" office:value="3.2799999999999999E-3" table:style-name="ce1">
            <text:p>0.00328</text:p>
          </table:table-cell>
          <table:table-cell office:value-type="float" office:value="3.2799999999999999E-3" table:style-name="ce1">
            <text:p>0.00328</text:p>
          </table:table-cell>
          <table:table-cell office:value-type="float" office:value="3.2799999999999999E-3" table:style-name="ce1">
            <text:p>0.00328</text:p>
          </table:table-cell>
          <table:table-cell table:number-columns-repeated="16317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2"/>
          <table:table-cell office:value-type="string" table:style-name="ce1">
            <text:p>C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9.6000000000000002E-4" table:style-name="ce1">
            <text:p>0.00096</text:p>
          </table:table-cell>
          <table:table-cell office:value-type="float" office:value="9.6000000000000002E-4" table:style-name="ce1">
            <text:p>0.00096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9.6000000000000002E-4" table:style-name="ce1">
            <text:p>0.00096</text:p>
          </table:table-cell>
          <table:table-cell office:value-type="string" table:style-name="ce1">
            <text:p>--</text:p>
          </table:table-cell>
          <table:table-cell office:value-type="float" office:value="0.50371999999999995" table:style-name="ce1">
            <text:p>0.50372</text:p>
          </table:table-cell>
          <table:table-cell office:value-type="float" office:value="0.50371999999999995" table:style-name="ce1">
            <text:p>0.50372</text:p>
          </table:table-cell>
          <table:table-cell office:value-type="float" office:value="0.50371999999999995" table:style-name="ce1">
            <text:p>0.50372</text:p>
          </table:table-cell>
          <table:table-cell office:value-type="float" office:value="0.50371999999999995" table:style-name="ce1">
            <text:p>0.50372</text:p>
          </table:table-cell>
          <table:table-cell office:value-type="float" office:value="0.50371999999999995" table:style-name="ce1">
            <text:p>0.50372</text:p>
          </table:table-cell>
          <table:table-cell office:value-type="float" office:value="0.50371999999999995" table:style-name="ce1">
            <text:p>0.50372</text:p>
          </table:table-cell>
          <table:table-cell office:value-type="float" office:value="0.50371999999999995" table:style-name="ce1">
            <text:p>0.50372</text:p>
          </table:table-cell>
          <table:table-cell office:value-type="float" office:value="0.50371999999999995" table:style-name="ce1">
            <text:p>0.50372</text:p>
          </table:table-cell>
          <table:table-cell office:value-type="string" table:style-name="ce1">
            <text:p>--</text:p>
          </table:table-cell>
          <table:table-cell office:value-type="float" office:value="0.50371999999999995" table:style-name="ce1">
            <text:p>0.50372</text:p>
          </table:table-cell>
          <table:table-cell office:value-type="float" office:value="0.50371999999999995" table:style-name="ce1">
            <text:p>0.50372</text:p>
          </table:table-cell>
          <table:table-cell office:value-type="float" office:value="0.50371999999999995" table:style-name="ce1">
            <text:p>0.50372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.20261000000000001" table:style-name="ce1">
            <text:p>0.20261</text:p>
          </table:table-cell>
          <table:table-cell office:value-type="float" office:value="0.20261000000000001" table:style-name="ce1">
            <text:p>0.20261</text:p>
          </table:table-cell>
          <table:table-cell office:value-type="float" office:value="0.20261000000000001" table:style-name="ce1">
            <text:p>0.20261</text:p>
          </table:table-cell>
          <table:table-cell office:value-type="float" office:value="0.20261000000000001" table:style-name="ce1">
            <text:p>0.20261</text:p>
          </table:table-cell>
          <table:table-cell office:value-type="float" office:value="1.01E-3" table:style-name="ce1">
            <text:p>0.00101</text:p>
          </table:table-cell>
          <table:table-cell office:value-type="float" office:value="1.01E-3" table:style-name="ce1">
            <text:p>0.00101</text:p>
          </table:table-cell>
          <table:table-cell office:value-type="float" office:value="0.20316999999999999" table:style-name="ce1">
            <text:p>0.20317</text:p>
          </table:table-cell>
          <table:table-cell office:value-type="float" office:value="0.20316999999999999" table:style-name="ce1">
            <text:p>0.20317</text:p>
          </table:table-cell>
          <table:table-cell office:value-type="float" office:value="0.20316999999999999" table:style-name="ce1">
            <text:p>0.20317</text:p>
          </table:table-cell>
          <table:table-cell office:value-type="float" office:value="0.20316999999999999" table:style-name="ce1">
            <text:p>0.20317</text:p>
          </table:table-cell>
          <table:table-cell office:value-type="float" office:value="0.20316999999999999" table:style-name="ce1">
            <text:p>0.20317</text:p>
          </table:table-cell>
          <table:table-cell office:value-type="float" office:value="0.20316999999999999" table:style-name="ce1">
            <text:p>0.20317</text:p>
          </table:table-cell>
          <table:table-cell office:value-type="float" office:value="9.6000000000000002E-4" table:style-name="ce1">
            <text:p>0.00096</text:p>
          </table:table-cell>
          <table:table-cell office:value-type="float" office:value="9.6000000000000002E-4" table:style-name="ce1">
            <text:p>0.00096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.40637000000000001" table:style-name="ce1">
            <text:p>0.40637</text:p>
          </table:table-cell>
          <table:table-cell office:value-type="float" office:value="0.40637000000000001" table:style-name="ce1">
            <text:p>0.40637</text:p>
          </table:table-cell>
          <table:table-cell office:value-type="float" office:value="0.40637000000000001" table:style-name="ce1">
            <text:p>0.40637</text:p>
          </table:table-cell>
          <table:table-cell office:value-type="float" office:value="0.40637000000000001" table:style-name="ce1">
            <text:p>0.40637</text:p>
          </table:table-cell>
          <table:table-cell office:value-type="float" office:value="0.40637000000000001" table:style-name="ce1">
            <text:p>0.40637</text:p>
          </table:table-cell>
          <table:table-cell office:value-type="string" table:style-name="ce1">
            <text:p>--</text:p>
          </table:table-cell>
          <table:table-cell office:value-type="float" office:value="0.10142" table:style-name="ce1">
            <text:p>0.10142</text:p>
          </table:table-cell>
          <table:table-cell office:value-type="float" office:value="0.10142" table:style-name="ce1">
            <text:p>0.10142</text:p>
          </table:table-cell>
          <table:table-cell office:value-type="string" table:style-name="ce1">
            <text:p>--</text:p>
          </table:table-cell>
          <table:table-cell office:value-type="float" office:value="0.40378999999999998" table:style-name="ce1">
            <text:p>0.40379</text:p>
          </table:table-cell>
          <table:table-cell office:value-type="float" office:value="0.40378999999999998" table:style-name="ce1">
            <text:p>0.40379</text:p>
          </table:table-cell>
          <table:table-cell office:value-type="float" office:value="0.40378999999999998" table:style-name="ce1">
            <text:p>0.40379</text:p>
          </table:table-cell>
          <table:table-cell office:value-type="float" office:value="0.40378999999999998" table:style-name="ce1">
            <text:p>0.40379</text:p>
          </table:table-cell>
          <table:table-cell office:value-type="float" office:value="0.40378999999999998" table:style-name="ce1">
            <text:p>0.40379</text:p>
          </table:table-cell>
          <table:table-cell office:value-type="float" office:value="0.40378999999999998" table:style-name="ce1">
            <text:p>0.40379</text:p>
          </table:table-cell>
          <table:table-cell office:value-type="float" office:value="6.1500000000000001E-3" table:style-name="ce1">
            <text:p>0.00615</text:p>
          </table:table-cell>
          <table:table-cell office:value-type="float" office:value="6.1500000000000001E-3" table:style-name="ce1">
            <text:p>0.00615</text:p>
          </table:table-cell>
          <table:table-cell office:value-type="float" office:value="6.1500000000000001E-3" table:style-name="ce1">
            <text:p>0.00615</text:p>
          </table:table-cell>
          <table:table-cell office:value-type="float" office:value="6.1500000000000001E-3" table:style-name="ce1">
            <text:p>0.00615</text:p>
          </table:table-cell>
          <table:table-cell table:number-columns-repeated="16317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2"/>
          <table:table-cell office:value-type="string" table:style-name="ce1">
            <text:p>D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2.0200000000000001E-3" table:style-name="ce1">
            <text:p>0.00202</text:p>
          </table:table-cell>
          <table:table-cell office:value-type="float" office:value="2.0200000000000001E-3" table:style-name="ce1">
            <text:p>0.00202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2.0200000000000001E-3" table:style-name="ce1">
            <text:p>0.00202</text:p>
          </table:table-cell>
          <table:table-cell office:value-type="float" office:value="2.0200000000000001E-3" table:style-name="ce1">
            <text:p>0.00202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float" office:value="1.06094" table:style-name="ce1">
            <text:p>1.06094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1.9599999999999999E-3" table:style-name="ce1">
            <text:p>0.00196</text:p>
          </table:table-cell>
          <table:table-cell office:value-type="float" office:value="1.9599999999999999E-3" table:style-name="ce1">
            <text:p>0.00196</text:p>
          </table:table-cell>
          <table:table-cell office:value-type="string" table:style-name="ce1">
            <text:p>--</text:p>
          </table:table-cell>
          <table:table-cell office:value-type="float" office:value="0.42674000000000001" table:style-name="ce1">
            <text:p>0.42674</text:p>
          </table:table-cell>
          <table:table-cell office:value-type="float" office:value="0.42674000000000001" table:style-name="ce1">
            <text:p>0.42674</text:p>
          </table:table-cell>
          <table:table-cell office:value-type="string" table:style-name="ce1">
            <text:p>--</text:p>
          </table:table-cell>
          <table:table-cell office:value-type="float" office:value="0.42674000000000001" table:style-name="ce1">
            <text:p>0.42674</text:p>
          </table:table-cell>
          <table:table-cell office:value-type="float" office:value="2.1280000000000001E-3" table:style-name="ce1">
            <text:p>0.002128</text:p>
          </table:table-cell>
          <table:table-cell office:value-type="float" office:value="2.1280000000000001E-3" table:style-name="ce1">
            <text:p>0.002128</text:p>
          </table:table-cell>
          <table:table-cell office:value-type="float" office:value="0.42792000000000002" table:style-name="ce1">
            <text:p>0.42792</text:p>
          </table:table-cell>
          <table:table-cell office:value-type="float" office:value="0.42792000000000002" table:style-name="ce1">
            <text:p>0.42792</text:p>
          </table:table-cell>
          <table:table-cell office:value-type="float" office:value="0.42792000000000002" table:style-name="ce1">
            <text:p>0.42792</text:p>
          </table:table-cell>
          <table:table-cell office:value-type="float" office:value="0.42792000000000002" table:style-name="ce1">
            <text:p>0.42792</text:p>
          </table:table-cell>
          <table:table-cell office:value-type="float" office:value="0.42792000000000002" table:style-name="ce1">
            <text:p>0.42792</text:p>
          </table:table-cell>
          <table:table-cell office:value-type="float" office:value="0.42792000000000002" table:style-name="ce1">
            <text:p>0.42792</text:p>
          </table:table-cell>
          <table:table-cell office:value-type="float" office:value="2.0300000000000001E-3" table:style-name="ce1">
            <text:p>0.00203</text:p>
          </table:table-cell>
          <table:table-cell office:value-type="float" office:value="2.0300000000000001E-3" table:style-name="ce1">
            <text:p>0.00203</text:p>
          </table:table-cell>
          <table:table-cell office:value-type="float" office:value="2.0300000000000001E-3" table:style-name="ce1">
            <text:p>0.00203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0.85589999999999999" table:style-name="ce1">
            <text:p>0.8559</text:p>
          </table:table-cell>
          <table:table-cell office:value-type="float" office:value="0.85589999999999999" table:style-name="ce1">
            <text:p>0.8559</text:p>
          </table:table-cell>
          <table:table-cell office:value-type="float" office:value="0.85589999999999999" table:style-name="ce1">
            <text:p>0.8559</text:p>
          </table:table-cell>
          <table:table-cell office:value-type="float" office:value="0.85589999999999999" table:style-name="ce1">
            <text:p>0.8559</text:p>
          </table:table-cell>
          <table:table-cell office:value-type="float" office:value="0.85589999999999999" table:style-name="ce1">
            <text:p>0.8559</text:p>
          </table:table-cell>
          <table:table-cell office:value-type="string" table:style-name="ce1">
            <text:p>--</text:p>
          </table:table-cell>
          <table:table-cell office:value-type="float" office:value="0.21360999999999999" table:style-name="ce1">
            <text:p>0.21361</text:p>
          </table:table-cell>
          <table:table-cell office:value-type="float" office:value="0.21360999999999999" table:style-name="ce1">
            <text:p>0.21361</text:p>
          </table:table-cell>
          <table:table-cell office:value-type="float" office:value="0.21360999999999999" table:style-name="ce1">
            <text:p>0.21361</text:p>
          </table:table-cell>
          <table:table-cell office:value-type="float" office:value="0.85045999999999999" table:style-name="ce1">
            <text:p>0.85046</text:p>
          </table:table-cell>
          <table:table-cell office:value-type="float" office:value="0.85045999999999999" table:style-name="ce1">
            <text:p>0.85046</text:p>
          </table:table-cell>
          <table:table-cell office:value-type="float" office:value="0.85045999999999999" table:style-name="ce1">
            <text:p>0.85046</text:p>
          </table:table-cell>
          <table:table-cell office:value-type="float" office:value="0.85045999999999999" table:style-name="ce1">
            <text:p>0.85046</text:p>
          </table:table-cell>
          <table:table-cell office:value-type="float" office:value="0.85045999999999999" table:style-name="ce1">
            <text:p>0.85046</text:p>
          </table:table-cell>
          <table:table-cell office:value-type="float" office:value="0.85045999999999999" table:style-name="ce1">
            <text:p>0.85046</text:p>
          </table:table-cell>
          <table:table-cell office:value-type="float" office:value="1.294E-2" table:style-name="ce1">
            <text:p>0.01294</text:p>
          </table:table-cell>
          <table:table-cell office:value-type="float" office:value="1.294E-2" table:style-name="ce1">
            <text:p>0.01294</text:p>
          </table:table-cell>
          <table:table-cell office:value-type="float" office:value="1.294E-2" table:style-name="ce1">
            <text:p>0.01294</text:p>
          </table:table-cell>
          <table:table-cell office:value-type="float" office:value="1.294E-2" table:style-name="ce1">
            <text:p>0.01294</text:p>
          </table:table-cell>
          <table:table-cell table:number-columns-repeated="16317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2"/>
          <table:table-cell office:value-type="string" table:style-name="ce1">
            <text:p>E</text:p>
          </table:table-cell>
          <table:table-cell office:value-type="float" office:value="4.9199999999999999E-3" table:style-name="ce1">
            <text:p>0.00492</text:p>
          </table:table-cell>
          <table:table-cell office:value-type="string" table:style-name="ce1">
            <text:p>--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2.6468600000000002" table:style-name="ce1">
            <text:p>2.64686</text:p>
          </table:table-cell>
          <table:table-cell office:value-type="float" office:value="4.8900000000000002E-3" table:style-name="ce1">
            <text:p>0.00489</text:p>
          </table:table-cell>
          <table:table-cell office:value-type="string" table:style-name="ce1">
            <text:p>--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1.0646500000000001" table:style-name="ce1">
            <text:p>1.06465</text:p>
          </table:table-cell>
          <table:table-cell office:value-type="float" office:value="1.0646500000000001" table:style-name="ce1">
            <text:p>1.06465</text:p>
          </table:table-cell>
          <table:table-cell office:value-type="string" table:style-name="ce1">
            <text:p>--</text:p>
          </table:table-cell>
          <table:table-cell office:value-type="float" office:value="1.0646500000000001" table:style-name="ce1">
            <text:p>1.06465</text:p>
          </table:table-cell>
          <table:table-cell office:value-type="float" office:value="5.3090000000000004E-3" table:style-name="ce1">
            <text:p>0.005309</text:p>
          </table:table-cell>
          <table:table-cell office:value-type="float" office:value="5.3090000000000004E-3" table:style-name="ce1">
            <text:p>0.005309</text:p>
          </table:table-cell>
          <table:table-cell office:value-type="float" office:value="1.06758" table:style-name="ce1">
            <text:p>1.06758</text:p>
          </table:table-cell>
          <table:table-cell office:value-type="float" office:value="1.06758" table:style-name="ce1">
            <text:p>1.06758</text:p>
          </table:table-cell>
          <table:table-cell office:value-type="float" office:value="1.06758" table:style-name="ce1">
            <text:p>1.06758</text:p>
          </table:table-cell>
          <table:table-cell office:value-type="float" office:value="1.06758" table:style-name="ce1">
            <text:p>1.06758</text:p>
          </table:table-cell>
          <table:table-cell office:value-type="float" office:value="1.06758" table:style-name="ce1">
            <text:p>1.06758</text:p>
          </table:table-cell>
          <table:table-cell office:value-type="float" office:value="1.06758" table:style-name="ce1">
            <text:p>1.06758</text:p>
          </table:table-cell>
          <table:table-cell office:value-type="float" office:value="5.0600000000000003E-3" table:style-name="ce1">
            <text:p>0.00506</text:p>
          </table:table-cell>
          <table:table-cell office:value-type="float" office:value="5.0600000000000003E-3" table:style-name="ce1">
            <text:p>0.00506</text:p>
          </table:table-cell>
          <table:table-cell office:value-type="float" office:value="5.0600000000000003E-3" table:style-name="ce1">
            <text:p>0.00506</text:p>
          </table:table-cell>
          <table:table-cell office:value-type="float" office:value="5.0600000000000003E-3" table:style-name="ce1">
            <text:p>0.00506</text:p>
          </table:table-cell>
          <table:table-cell office:value-type="float" office:value="2.13531" table:style-name="ce1">
            <text:p>2.13531</text:p>
          </table:table-cell>
          <table:table-cell office:value-type="float" office:value="2.13531" table:style-name="ce1">
            <text:p>2.13531</text:p>
          </table:table-cell>
          <table:table-cell office:value-type="float" office:value="2.13531" table:style-name="ce1">
            <text:p>2.13531</text:p>
          </table:table-cell>
          <table:table-cell office:value-type="float" office:value="2.13531" table:style-name="ce1">
            <text:p>2.13531</text:p>
          </table:table-cell>
          <table:table-cell office:value-type="float" office:value="2.13531" table:style-name="ce1">
            <text:p>2.13531</text:p>
          </table:table-cell>
          <table:table-cell office:value-type="float" office:value="2.13531" table:style-name="ce1">
            <text:p>2.13531</text:p>
          </table:table-cell>
          <table:table-cell office:value-type="float" office:value="0.53293000000000001" table:style-name="ce1">
            <text:p>0.53293</text:p>
          </table:table-cell>
          <table:table-cell office:value-type="float" office:value="0.53293000000000001" table:style-name="ce1">
            <text:p>0.53293</text:p>
          </table:table-cell>
          <table:table-cell office:value-type="float" office:value="0.53293000000000001" table:style-name="ce1">
            <text:p>0.53293</text:p>
          </table:table-cell>
          <table:table-cell office:value-type="float" office:value="0.53293000000000001" table:style-name="ce1">
            <text:p>0.53293</text:p>
          </table:table-cell>
          <table:table-cell office:value-type="float" office:value="2.1217600000000001" table:style-name="ce1">
            <text:p>2.12176</text:p>
          </table:table-cell>
          <table:table-cell office:value-type="float" office:value="2.1217600000000001" table:style-name="ce1">
            <text:p>2.12176</text:p>
          </table:table-cell>
          <table:table-cell office:value-type="float" office:value="2.1217600000000001" table:style-name="ce1">
            <text:p>2.12176</text:p>
          </table:table-cell>
          <table:table-cell office:value-type="float" office:value="2.1217600000000001" table:style-name="ce1">
            <text:p>2.12176</text:p>
          </table:table-cell>
          <table:table-cell office:value-type="float" office:value="2.1217600000000001" table:style-name="ce1">
            <text:p>2.12176</text:p>
          </table:table-cell>
          <table:table-cell office:value-type="float" office:value="2.1217600000000001" table:style-name="ce1">
            <text:p>2.12176</text:p>
          </table:table-cell>
          <table:table-cell office:value-type="float" office:value="3.2289999999999999E-2" table:style-name="ce1">
            <text:p>0.03229</text:p>
          </table:table-cell>
          <table:table-cell office:value-type="float" office:value="3.2289999999999999E-2" table:style-name="ce1">
            <text:p>0.03229</text:p>
          </table:table-cell>
          <table:table-cell office:value-type="float" office:value="3.2289999999999999E-2" table:style-name="ce1">
            <text:p>0.03229</text:p>
          </table:table-cell>
          <table:table-cell office:value-type="float" office:value="3.2289999999999999E-2" table:style-name="ce1">
            <text:p>0.03229</text:p>
          </table:table-cell>
          <table:table-cell table:number-columns-repeated="16317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2"/>
          <table:table-cell office:value-type="string" table:style-name="ce1">
            <text:p>F</text:p>
          </table:table-cell>
          <table:table-cell office:value-type="float" office:value="9.2499999999999995E-3" table:style-name="ce1">
            <text:p>0.00925</text:p>
          </table:table-cell>
          <table:table-cell office:value-type="float" office:value="9.2499999999999995E-3" table:style-name="ce1">
            <text:p>0.0092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4.9784300000000004" table:style-name="ce1">
            <text:p>4.97843</text:p>
          </table:table-cell>
          <table:table-cell office:value-type="float" office:value="9.1999999999999998E-3" table:style-name="ce1">
            <text:p>0.0092</text:p>
          </table:table-cell>
          <table:table-cell office:value-type="string" table:style-name="ce1">
            <text:p>--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2.0024899999999999" table:style-name="ce1">
            <text:p>2.00249</text:p>
          </table:table-cell>
          <table:table-cell office:value-type="float" office:value="2.0024899999999999" table:style-name="ce1">
            <text:p>2.00249</text:p>
          </table:table-cell>
          <table:table-cell office:value-type="string" table:style-name="ce1">
            <text:p>--</text:p>
          </table:table-cell>
          <table:table-cell office:value-type="float" office:value="2.0024899999999999" table:style-name="ce1">
            <text:p>2.00249</text:p>
          </table:table-cell>
          <table:table-cell office:value-type="float" office:value="9.9860000000000001E-3" table:style-name="ce1">
            <text:p>0.009986</text:p>
          </table:table-cell>
          <table:table-cell office:value-type="float" office:value="9.9860000000000001E-3" table:style-name="ce1">
            <text:p>0.009986</text:p>
          </table:table-cell>
          <table:table-cell office:value-type="float" office:value="2.008" table:style-name="ce1">
            <text:p>2.008</text:p>
          </table:table-cell>
          <table:table-cell office:value-type="float" office:value="2.008" table:style-name="ce1">
            <text:p>2.008</text:p>
          </table:table-cell>
          <table:table-cell office:value-type="float" office:value="2.008" table:style-name="ce1">
            <text:p>2.008</text:p>
          </table:table-cell>
          <table:table-cell office:value-type="float" office:value="2.008" table:style-name="ce1">
            <text:p>2.008</text:p>
          </table:table-cell>
          <table:table-cell office:value-type="float" office:value="2.008" table:style-name="ce1">
            <text:p>2.008</text:p>
          </table:table-cell>
          <table:table-cell office:value-type="float" office:value="2.008" table:style-name="ce1">
            <text:p>2.008</text:p>
          </table:table-cell>
          <table:table-cell office:value-type="float" office:value="9.5099999999999994E-3" table:style-name="ce1">
            <text:p>0.00951</text:p>
          </table:table-cell>
          <table:table-cell office:value-type="float" office:value="9.5099999999999994E-3" table:style-name="ce1">
            <text:p>0.00951</text:p>
          </table:table-cell>
          <table:table-cell office:value-type="float" office:value="9.5099999999999994E-3" table:style-name="ce1">
            <text:p>0.00951</text:p>
          </table:table-cell>
          <table:table-cell office:value-type="float" office:value="9.5099999999999994E-3" table:style-name="ce1">
            <text:p>0.00951</text:p>
          </table:table-cell>
          <table:table-cell office:value-type="float" office:value="4.0162800000000001" table:style-name="ce1">
            <text:p>4.01628</text:p>
          </table:table-cell>
          <table:table-cell office:value-type="float" office:value="4.0162800000000001" table:style-name="ce1">
            <text:p>4.01628</text:p>
          </table:table-cell>
          <table:table-cell office:value-type="float" office:value="4.0162800000000001" table:style-name="ce1">
            <text:p>4.01628</text:p>
          </table:table-cell>
          <table:table-cell office:value-type="float" office:value="4.0162800000000001" table:style-name="ce1">
            <text:p>4.01628</text:p>
          </table:table-cell>
          <table:table-cell office:value-type="float" office:value="4.0162800000000001" table:style-name="ce1">
            <text:p>4.01628</text:p>
          </table:table-cell>
          <table:table-cell office:value-type="float" office:value="4.0162800000000001" table:style-name="ce1">
            <text:p>4.01628</text:p>
          </table:table-cell>
          <table:table-cell office:value-type="float" office:value="1.00237" table:style-name="ce1">
            <text:p>1.00237</text:p>
          </table:table-cell>
          <table:table-cell office:value-type="float" office:value="1.00237" table:style-name="ce1">
            <text:p>1.00237</text:p>
          </table:table-cell>
          <table:table-cell office:value-type="float" office:value="1.00237" table:style-name="ce1">
            <text:p>1.00237</text:p>
          </table:table-cell>
          <table:table-cell office:value-type="float" office:value="1.00237" table:style-name="ce1">
            <text:p>1.00237</text:p>
          </table:table-cell>
          <table:table-cell office:value-type="float" office:value="3.9908000000000001" table:style-name="ce1">
            <text:p>3.9908</text:p>
          </table:table-cell>
          <table:table-cell office:value-type="float" office:value="3.9908000000000001" table:style-name="ce1">
            <text:p>3.9908</text:p>
          </table:table-cell>
          <table:table-cell office:value-type="float" office:value="3.9908000000000001" table:style-name="ce1">
            <text:p>3.9908</text:p>
          </table:table-cell>
          <table:table-cell office:value-type="float" office:value="3.9908000000000001" table:style-name="ce1">
            <text:p>3.9908</text:p>
          </table:table-cell>
          <table:table-cell office:value-type="float" office:value="3.9908000000000001" table:style-name="ce1">
            <text:p>3.9908</text:p>
          </table:table-cell>
          <table:table-cell office:value-type="float" office:value="3.9908000000000001" table:style-name="ce1">
            <text:p>3.9908</text:p>
          </table:table-cell>
          <table:table-cell office:value-type="float" office:value="6.0740000000000002E-2" table:style-name="ce1">
            <text:p>0.06074</text:p>
          </table:table-cell>
          <table:table-cell office:value-type="float" office:value="6.0740000000000002E-2" table:style-name="ce1">
            <text:p>0.06074</text:p>
          </table:table-cell>
          <table:table-cell office:value-type="float" office:value="6.0740000000000002E-2" table:style-name="ce1">
            <text:p>0.06074</text:p>
          </table:table-cell>
          <table:table-cell office:value-type="float" office:value="6.0740000000000002E-2" table:style-name="ce1">
            <text:p>0.06074</text:p>
          </table:table-cell>
          <table:table-cell table:number-columns-repeated="16317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2"/>
          <table:table-cell office:value-type="string" table:style-name="ce1">
            <text:p>G</text:p>
          </table:table-cell>
          <table:table-cell office:value-type="float" office:value="1.9439999999999999E-2" table:style-name="ce1">
            <text:p>0.01944</text:p>
          </table:table-cell>
          <table:table-cell office:value-type="float" office:value="1.9439999999999999E-2" table:style-name="ce1">
            <text:p>0.01944</text:p>
          </table:table-cell>
          <table:table-cell office:value-type="float" office:value="1.9970000000000002E-2" table:style-name="ce1">
            <text:p>0.01997</text:p>
          </table:table-cell>
          <table:table-cell office:value-type="float" office:value="1.9970000000000002E-2" table:style-name="ce1">
            <text:p>0.01997</text:p>
          </table:table-cell>
          <table:table-cell office:value-type="float" office:value="1.9970000000000002E-2" table:style-name="ce1">
            <text:p>0.01997</text:p>
          </table:table-cell>
          <table:table-cell office:value-type="float" office:value="1.9970000000000002E-2" table:style-name="ce1">
            <text:p>0.01997</text:p>
          </table:table-cell>
          <table:table-cell office:value-type="float" office:value="1.9970000000000002E-2" table:style-name="ce1">
            <text:p>0.01997</text:p>
          </table:table-cell>
          <table:table-cell office:value-type="float" office:value="1.9970000000000002E-2" table:style-name="ce1">
            <text:p>0.01997</text:p>
          </table:table-cell>
          <table:table-cell office:value-type="float" office:value="1.9970000000000002E-2" table:style-name="ce1">
            <text:p>0.01997</text:p>
          </table:table-cell>
          <table:table-cell office:value-type="float" office:value="1.9970000000000002E-2" table:style-name="ce1">
            <text:p>0.01997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0.467829999999999" table:style-name="ce1">
            <text:p>10.46783</text:p>
          </table:table-cell>
          <table:table-cell office:value-type="string" table:style-name="ce1">
            <text:p>--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0.467829999999999" table:style-name="ce1">
            <text:p>10.46783</text:p>
          </table:table-cell>
          <table:table-cell office:value-type="float" office:value="1.9349999999999999E-2" table:style-name="ce1">
            <text:p>0.01935</text:p>
          </table:table-cell>
          <table:table-cell office:value-type="float" office:value="1.9349999999999999E-2" table:style-name="ce1">
            <text:p>0.01935</text:p>
          </table:table-cell>
          <table:table-cell office:value-type="float" office:value="1.9349999999999999E-2" table:style-name="ce1">
            <text:p>0.01935</text:p>
          </table:table-cell>
          <table:table-cell office:value-type="float" office:value="1.9349999999999999E-2" table:style-name="ce1">
            <text:p>0.01935</text:p>
          </table:table-cell>
          <table:table-cell office:value-type="float" office:value="1.9349999999999999E-2" table:style-name="ce1">
            <text:p>0.01935</text:p>
          </table:table-cell>
          <table:table-cell office:value-type="float" office:value="1.9349999999999999E-2" table:style-name="ce1">
            <text:p>0.01935</text:p>
          </table:table-cell>
          <table:table-cell office:value-type="float" office:value="4.2105100000000002" table:style-name="ce1">
            <text:p>4.21051</text:p>
          </table:table-cell>
          <table:table-cell office:value-type="float" office:value="4.2105100000000002" table:style-name="ce1">
            <text:p>4.21051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2.0997999999999999E-2" table:style-name="ce1">
            <text:p>0.020998</text:p>
          </table:table-cell>
          <table:table-cell office:value-type="float" office:value="2.0997999999999999E-2" table:style-name="ce1">
            <text:p>0.020998</text:p>
          </table:table-cell>
          <table:table-cell office:value-type="float" office:value="4.2221000000000002" table:style-name="ce1">
            <text:p>4.2221</text:p>
          </table:table-cell>
          <table:table-cell office:value-type="float" office:value="4.2221000000000002" table:style-name="ce1">
            <text:p>4.2221</text:p>
          </table:table-cell>
          <table:table-cell office:value-type="float" office:value="4.2221000000000002" table:style-name="ce1">
            <text:p>4.2221</text:p>
          </table:table-cell>
          <table:table-cell office:value-type="float" office:value="4.2221000000000002" table:style-name="ce1">
            <text:p>4.2221</text:p>
          </table:table-cell>
          <table:table-cell office:value-type="float" office:value="4.2221000000000002" table:style-name="ce1">
            <text:p>4.2221</text:p>
          </table:table-cell>
          <table:table-cell office:value-type="float" office:value="4.2221000000000002" table:style-name="ce1">
            <text:p>4.2221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8.4447700000000001" table:style-name="ce1">
            <text:p>8.44477</text:p>
          </table:table-cell>
          <table:table-cell office:value-type="float" office:value="8.4447700000000001" table:style-name="ce1">
            <text:p>8.44477</text:p>
          </table:table-cell>
          <table:table-cell office:value-type="float" office:value="8.4447700000000001" table:style-name="ce1">
            <text:p>8.44477</text:p>
          </table:table-cell>
          <table:table-cell office:value-type="float" office:value="8.4447700000000001" table:style-name="ce1">
            <text:p>8.44477</text:p>
          </table:table-cell>
          <table:table-cell office:value-type="float" office:value="8.4447700000000001" table:style-name="ce1">
            <text:p>8.44477</text:p>
          </table:table-cell>
          <table:table-cell office:value-type="float" office:value="8.4447700000000001" table:style-name="ce1">
            <text:p>8.44477</text:p>
          </table:table-cell>
          <table:table-cell office:value-type="float" office:value="2.1076199999999998" table:style-name="ce1">
            <text:p>2.10762</text:p>
          </table:table-cell>
          <table:table-cell office:value-type="float" office:value="2.1076199999999998" table:style-name="ce1">
            <text:p>2.10762</text:p>
          </table:table-cell>
          <table:table-cell office:value-type="float" office:value="2.1076199999999998" table:style-name="ce1">
            <text:p>2.10762</text:p>
          </table:table-cell>
          <table:table-cell office:value-type="float" office:value="2.1076199999999998" table:style-name="ce1">
            <text:p>2.10762</text:p>
          </table:table-cell>
          <table:table-cell office:value-type="float" office:value="8.3911899999999999" table:style-name="ce1">
            <text:p>8.39119</text:p>
          </table:table-cell>
          <table:table-cell office:value-type="float" office:value="8.3911899999999999" table:style-name="ce1">
            <text:p>8.39119</text:p>
          </table:table-cell>
          <table:table-cell office:value-type="float" office:value="8.3911899999999999" table:style-name="ce1">
            <text:p>8.39119</text:p>
          </table:table-cell>
          <table:table-cell office:value-type="float" office:value="8.3911899999999999" table:style-name="ce1">
            <text:p>8.39119</text:p>
          </table:table-cell>
          <table:table-cell office:value-type="float" office:value="8.3911899999999999" table:style-name="ce1">
            <text:p>8.39119</text:p>
          </table:table-cell>
          <table:table-cell office:value-type="float" office:value="8.3911899999999999" table:style-name="ce1">
            <text:p>8.39119</text:p>
          </table:table-cell>
          <table:table-cell office:value-type="float" office:value="0.12770000000000001" table:style-name="ce1">
            <text:p>0.1277</text:p>
          </table:table-cell>
          <table:table-cell office:value-type="float" office:value="0.12770000000000001" table:style-name="ce1">
            <text:p>0.1277</text:p>
          </table:table-cell>
          <table:table-cell office:value-type="float" office:value="0.12770000000000001" table:style-name="ce1">
            <text:p>0.1277</text:p>
          </table:table-cell>
          <table:table-cell office:value-type="float" office:value="0.12770000000000001" table:style-name="ce1">
            <text:p>0.1277</text:p>
          </table:table-cell>
          <table:table-cell table:number-columns-repeated="16317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2"/>
          <table:table-cell office:value-type="string" table:style-name="ce1">
            <text:p>H</text:p>
          </table:table-cell>
          <table:table-cell office:value-type="float" office:value="4.8500000000000001E-2" table:style-name="ce1">
            <text:p>0.0485</text:p>
          </table:table-cell>
          <table:table-cell office:value-type="float" office:value="4.8500000000000001E-2" table:style-name="ce1">
            <text:p>0.0485</text:p>
          </table:table-cell>
          <table:table-cell office:value-type="float" office:value="4.9829999999999999E-2" table:style-name="ce1">
            <text:p>0.04983</text:p>
          </table:table-cell>
          <table:table-cell office:value-type="float" office:value="4.9829999999999999E-2" table:style-name="ce1">
            <text:p>0.04983</text:p>
          </table:table-cell>
          <table:table-cell office:value-type="float" office:value="4.9829999999999999E-2" table:style-name="ce1">
            <text:p>0.04983</text:p>
          </table:table-cell>
          <table:table-cell office:value-type="float" office:value="4.9829999999999999E-2" table:style-name="ce1">
            <text:p>0.04983</text:p>
          </table:table-cell>
          <table:table-cell office:value-type="float" office:value="4.9829999999999999E-2" table:style-name="ce1">
            <text:p>0.04983</text:p>
          </table:table-cell>
          <table:table-cell office:value-type="float" office:value="4.9829999999999999E-2" table:style-name="ce1">
            <text:p>0.04983</text:p>
          </table:table-cell>
          <table:table-cell office:value-type="float" office:value="4.9829999999999999E-2" table:style-name="ce1">
            <text:p>0.04983</text:p>
          </table:table-cell>
          <table:table-cell office:value-type="float" office:value="4.9829999999999999E-2" table:style-name="ce1">
            <text:p>0.04983</text:p>
          </table:table-cell>
          <table:table-cell office:value-type="float" office:value="26.116900000000001" table:style-name="ce1">
            <text:p>26.1169</text:p>
          </table:table-cell>
          <table:table-cell office:value-type="float" office:value="26.116900000000001" table:style-name="ce1">
            <text:p>26.1169</text:p>
          </table:table-cell>
          <table:table-cell office:value-type="float" office:value="26.116900000000001" table:style-name="ce1">
            <text:p>26.1169</text:p>
          </table:table-cell>
          <table:table-cell office:value-type="float" office:value="26.116900000000001" table:style-name="ce1">
            <text:p>26.1169</text:p>
          </table:table-cell>
          <table:table-cell office:value-type="string" table:style-name="ce1">
            <text:p>--</text:p>
          </table:table-cell>
          <table:table-cell office:value-type="float" office:value="26.116900000000001" table:style-name="ce1">
            <text:p>26.1169</text:p>
          </table:table-cell>
          <table:table-cell office:value-type="float" office:value="26.116900000000001" table:style-name="ce1">
            <text:p>26.1169</text:p>
          </table:table-cell>
          <table:table-cell office:value-type="float" office:value="26.116900000000001" table:style-name="ce1">
            <text:p>26.1169</text:p>
          </table:table-cell>
          <table:table-cell office:value-type="float" office:value="26.116900000000001" table:style-name="ce1">
            <text:p>26.1169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26.116900000000001" table:style-name="ce1">
            <text:p>26.1169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10.50508" table:style-name="ce1">
            <text:p>10.50508</text:p>
          </table:table-cell>
          <table:table-cell office:value-type="float" office:value="10.50508" table:style-name="ce1">
            <text:p>10.50508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5.2387999999999997E-2" table:style-name="ce1">
            <text:p>0.052388</text:p>
          </table:table-cell>
          <table:table-cell office:value-type="float" office:value="5.2387999999999997E-2" table:style-name="ce1">
            <text:p>0.052388</text:p>
          </table:table-cell>
          <table:table-cell office:value-type="float" office:value="10.534000000000001" table:style-name="ce1">
            <text:p>10.534</text:p>
          </table:table-cell>
          <table:table-cell office:value-type="float" office:value="10.534000000000001" table:style-name="ce1">
            <text:p>10.534</text:p>
          </table:table-cell>
          <table:table-cell office:value-type="float" office:value="10.534000000000001" table:style-name="ce1">
            <text:p>10.534</text:p>
          </table:table-cell>
          <table:table-cell office:value-type="float" office:value="10.534000000000001" table:style-name="ce1">
            <text:p>10.534</text:p>
          </table:table-cell>
          <table:table-cell office:value-type="float" office:value="10.534000000000001" table:style-name="ce1">
            <text:p>10.534</text:p>
          </table:table-cell>
          <table:table-cell office:value-type="float" office:value="10.534000000000001" table:style-name="ce1">
            <text:p>10.534</text:p>
          </table:table-cell>
          <table:table-cell office:value-type="float" office:value="4.9910000000000003E-2" table:style-name="ce1">
            <text:p>0.04991</text:p>
          </table:table-cell>
          <table:table-cell office:value-type="float" office:value="4.9910000000000003E-2" table:style-name="ce1">
            <text:p>0.04991</text:p>
          </table:table-cell>
          <table:table-cell office:value-type="float" office:value="4.9910000000000003E-2" table:style-name="ce1">
            <text:p>0.04991</text:p>
          </table:table-cell>
          <table:table-cell office:value-type="float" office:value="4.9910000000000003E-2" table:style-name="ce1">
            <text:p>0.04991</text:p>
          </table:table-cell>
          <table:table-cell office:value-type="float" office:value="21.069430000000001" table:style-name="ce1">
            <text:p>21.06943</text:p>
          </table:table-cell>
          <table:table-cell office:value-type="float" office:value="21.069430000000001" table:style-name="ce1">
            <text:p>21.06943</text:p>
          </table:table-cell>
          <table:table-cell office:value-type="float" office:value="21.069430000000001" table:style-name="ce1">
            <text:p>21.06943</text:p>
          </table:table-cell>
          <table:table-cell office:value-type="float" office:value="21.069430000000001" table:style-name="ce1">
            <text:p>21.06943</text:p>
          </table:table-cell>
          <table:table-cell office:value-type="float" office:value="21.069430000000001" table:style-name="ce1">
            <text:p>21.06943</text:p>
          </table:table-cell>
          <table:table-cell office:value-type="float" office:value="21.069430000000001" table:style-name="ce1">
            <text:p>21.06943</text:p>
          </table:table-cell>
          <table:table-cell office:value-type="float" office:value="5.2584499999999998" table:style-name="ce1">
            <text:p>5.25845</text:p>
          </table:table-cell>
          <table:table-cell office:value-type="float" office:value="5.2584499999999998" table:style-name="ce1">
            <text:p>5.25845</text:p>
          </table:table-cell>
          <table:table-cell office:value-type="float" office:value="5.2584499999999998" table:style-name="ce1">
            <text:p>5.25845</text:p>
          </table:table-cell>
          <table:table-cell office:value-type="float" office:value="5.2584499999999998" table:style-name="ce1">
            <text:p>5.25845</text:p>
          </table:table-cell>
          <table:table-cell office:value-type="float" office:value="20.935749999999999" table:style-name="ce1">
            <text:p>20.93575</text:p>
          </table:table-cell>
          <table:table-cell office:value-type="float" office:value="20.935749999999999" table:style-name="ce1">
            <text:p>20.93575</text:p>
          </table:table-cell>
          <table:table-cell office:value-type="float" office:value="20.935749999999999" table:style-name="ce1">
            <text:p>20.93575</text:p>
          </table:table-cell>
          <table:table-cell office:value-type="float" office:value="20.935749999999999" table:style-name="ce1">
            <text:p>20.93575</text:p>
          </table:table-cell>
          <table:table-cell office:value-type="float" office:value="20.935749999999999" table:style-name="ce1">
            <text:p>20.93575</text:p>
          </table:table-cell>
          <table:table-cell office:value-type="float" office:value="20.935749999999999" table:style-name="ce1">
            <text:p>20.93575</text:p>
          </table:table-cell>
          <table:table-cell office:value-type="float" office:value="0.31862000000000001" table:style-name="ce1">
            <text:p>0.31862</text:p>
          </table:table-cell>
          <table:table-cell office:value-type="float" office:value="0.31862000000000001" table:style-name="ce1">
            <text:p>0.31862</text:p>
          </table:table-cell>
          <table:table-cell office:value-type="float" office:value="0.31862000000000001" table:style-name="ce1">
            <text:p>0.31862</text:p>
          </table:table-cell>
          <table:table-cell office:value-type="float" office:value="0.31862000000000001" table:style-name="ce1">
            <text:p>0.31862</text:p>
          </table:table-cell>
          <table:table-cell table:number-columns-repeated="16317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2"/>
          <table:table-cell office:value-type="string" table:style-name="ce1">
            <text:p>I</text:p>
          </table:table-cell>
          <table:table-cell office:value-type="float" office:value="9.1069999999999998E-2" table:style-name="ce1">
            <text:p>0.09107</text:p>
          </table:table-cell>
          <table:table-cell office:value-type="float" office:value="9.1069999999999998E-2" table:style-name="ce1">
            <text:p>0.09107</text:p>
          </table:table-cell>
          <table:table-cell office:value-type="float" office:value="9.357E-2" table:style-name="ce1">
            <text:p>0.09357</text:p>
          </table:table-cell>
          <table:table-cell office:value-type="float" office:value="9.357E-2" table:style-name="ce1">
            <text:p>0.09357</text:p>
          </table:table-cell>
          <table:table-cell office:value-type="float" office:value="9.357E-2" table:style-name="ce1">
            <text:p>0.09357</text:p>
          </table:table-cell>
          <table:table-cell office:value-type="float" office:value="9.357E-2" table:style-name="ce1">
            <text:p>0.09357</text:p>
          </table:table-cell>
          <table:table-cell office:value-type="float" office:value="9.357E-2" table:style-name="ce1">
            <text:p>0.09357</text:p>
          </table:table-cell>
          <table:table-cell office:value-type="float" office:value="9.357E-2" table:style-name="ce1">
            <text:p>0.09357</text:p>
          </table:table-cell>
          <table:table-cell office:value-type="float" office:value="9.357E-2" table:style-name="ce1">
            <text:p>0.09357</text:p>
          </table:table-cell>
          <table:table-cell office:value-type="float" office:value="9.357E-2" table:style-name="ce1">
            <text:p>0.09357</text:p>
          </table:table-cell>
          <table:table-cell office:value-type="float" office:value="49.03875" table:style-name="ce1">
            <text:p>49.03875</text:p>
          </table:table-cell>
          <table:table-cell office:value-type="float" office:value="49.03875" table:style-name="ce1">
            <text:p>49.03875</text:p>
          </table:table-cell>
          <table:table-cell office:value-type="float" office:value="49.03875" table:style-name="ce1">
            <text:p>49.03875</text:p>
          </table:table-cell>
          <table:table-cell office:value-type="float" office:value="49.03875" table:style-name="ce1">
            <text:p>49.03875</text:p>
          </table:table-cell>
          <table:table-cell office:value-type="string" table:style-name="ce1">
            <text:p>--</text:p>
          </table:table-cell>
          <table:table-cell office:value-type="float" office:value="49.03875" table:style-name="ce1">
            <text:p>49.03875</text:p>
          </table:table-cell>
          <table:table-cell office:value-type="float" office:value="49.03875" table:style-name="ce1">
            <text:p>49.03875</text:p>
          </table:table-cell>
          <table:table-cell office:value-type="float" office:value="49.03875" table:style-name="ce1">
            <text:p>49.03875</text:p>
          </table:table-cell>
          <table:table-cell office:value-type="float" office:value="49.03875" table:style-name="ce1">
            <text:p>49.03875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49.03875" table:style-name="ce1">
            <text:p>49.03875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19.725010000000001" table:style-name="ce1">
            <text:p>19.72501</text:p>
          </table:table-cell>
          <table:table-cell office:value-type="float" office:value="19.725010000000001" table:style-name="ce1">
            <text:p>19.72501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float" office:value="9.8366999999999996E-2" table:style-name="ce1">
            <text:p>0.098367</text:p>
          </table:table-cell>
          <table:table-cell office:value-type="float" office:value="9.8366999999999996E-2" table:style-name="ce1">
            <text:p>0.098367</text:p>
          </table:table-cell>
          <table:table-cell office:value-type="float" office:value="19.779309999999999" table:style-name="ce1">
            <text:p>19.77931</text:p>
          </table:table-cell>
          <table:table-cell office:value-type="float" office:value="19.779309999999999" table:style-name="ce1">
            <text:p>19.77931</text:p>
          </table:table-cell>
          <table:table-cell office:value-type="float" office:value="19.779309999999999" table:style-name="ce1">
            <text:p>19.77931</text:p>
          </table:table-cell>
          <table:table-cell office:value-type="float" office:value="19.779309999999999" table:style-name="ce1">
            <text:p>19.77931</text:p>
          </table:table-cell>
          <table:table-cell office:value-type="float" office:value="19.779309999999999" table:style-name="ce1">
            <text:p>19.77931</text:p>
          </table:table-cell>
          <table:table-cell office:value-type="float" office:value="19.779309999999999" table:style-name="ce1">
            <text:p>19.77931</text:p>
          </table:table-cell>
          <table:table-cell office:value-type="float" office:value="9.3710000000000002E-2" table:style-name="ce1">
            <text:p>0.09371</text:p>
          </table:table-cell>
          <table:table-cell office:value-type="float" office:value="9.3710000000000002E-2" table:style-name="ce1">
            <text:p>0.09371</text:p>
          </table:table-cell>
          <table:table-cell office:value-type="float" office:value="9.3710000000000002E-2" table:style-name="ce1">
            <text:p>0.09371</text:p>
          </table:table-cell>
          <table:table-cell office:value-type="float" office:value="9.3710000000000002E-2" table:style-name="ce1">
            <text:p>0.09371</text:p>
          </table:table-cell>
          <table:table-cell office:value-type="float" office:value="39.561300000000003" table:style-name="ce1">
            <text:p>39.5613</text:p>
          </table:table-cell>
          <table:table-cell office:value-type="float" office:value="39.561300000000003" table:style-name="ce1">
            <text:p>39.5613</text:p>
          </table:table-cell>
          <table:table-cell office:value-type="float" office:value="39.561300000000003" table:style-name="ce1">
            <text:p>39.5613</text:p>
          </table:table-cell>
          <table:table-cell office:value-type="float" office:value="39.561300000000003" table:style-name="ce1">
            <text:p>39.5613</text:p>
          </table:table-cell>
          <table:table-cell office:value-type="float" office:value="39.561300000000003" table:style-name="ce1">
            <text:p>39.5613</text:p>
          </table:table-cell>
          <table:table-cell office:value-type="float" office:value="39.561300000000003" table:style-name="ce1">
            <text:p>39.5613</text:p>
          </table:table-cell>
          <table:table-cell office:value-type="float" office:value="9.8735999999999997" table:style-name="ce1">
            <text:p>9.8736</text:p>
          </table:table-cell>
          <table:table-cell office:value-type="float" office:value="9.8735999999999997" table:style-name="ce1">
            <text:p>9.8736</text:p>
          </table:table-cell>
          <table:table-cell office:value-type="float" office:value="9.8735999999999997" table:style-name="ce1">
            <text:p>9.8736</text:p>
          </table:table-cell>
          <table:table-cell office:value-type="float" office:value="9.8735999999999997" table:style-name="ce1">
            <text:p>9.8736</text:p>
          </table:table-cell>
          <table:table-cell office:value-type="float" office:value="39.310299999999998" table:style-name="ce1">
            <text:p>39.3103</text:p>
          </table:table-cell>
          <table:table-cell office:value-type="float" office:value="39.310299999999998" table:style-name="ce1">
            <text:p>39.3103</text:p>
          </table:table-cell>
          <table:table-cell office:value-type="float" office:value="39.310299999999998" table:style-name="ce1">
            <text:p>39.3103</text:p>
          </table:table-cell>
          <table:table-cell office:value-type="float" office:value="39.310299999999998" table:style-name="ce1">
            <text:p>39.3103</text:p>
          </table:table-cell>
          <table:table-cell office:value-type="float" office:value="39.310299999999998" table:style-name="ce1">
            <text:p>39.3103</text:p>
          </table:table-cell>
          <table:table-cell office:value-type="float" office:value="39.310299999999998" table:style-name="ce1">
            <text:p>39.3103</text:p>
          </table:table-cell>
          <table:table-cell office:value-type="float" office:value="0.59826000000000001" table:style-name="ce1">
            <text:p>0.59826</text:p>
          </table:table-cell>
          <table:table-cell office:value-type="float" office:value="0.59826000000000001" table:style-name="ce1">
            <text:p>0.59826</text:p>
          </table:table-cell>
          <table:table-cell office:value-type="float" office:value="0.59826000000000001" table:style-name="ce1">
            <text:p>0.59826</text:p>
          </table:table-cell>
          <table:table-cell office:value-type="float" office:value="0.59826000000000001" table:style-name="ce1">
            <text:p>0.59826</text:p>
          </table:table-cell>
          <table:table-cell table:number-columns-repeated="16317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2"/>
          <table:table-cell office:value-type="string" table:style-name="ce1">
            <text:p>SPS-SW2 10%</text:p>
          </table:table-cell>
          <table:table-cell office:value-type="float" office:value="2.06E-2" table:style-name="ce1">
            <text:p>0.0206</text:p>
          </table:table-cell>
          <table:table-cell office:value-type="float" office:value="2.3480000000000001E-2" table:style-name="ce1">
            <text:p>0.02348</text:p>
          </table:table-cell>
          <table:table-cell office:value-type="float" office:value="2.3189999999999999E-2" table:style-name="ce1">
            <text:p>0.02319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2.3269999999999999E-2" table:style-name="ce1">
            <text:p>0.02327</text:p>
          </table:table-cell>
          <table:table-cell office:value-type="float" office:value="2.332E-2" table:style-name="ce1">
            <text:p>0.02332</text:p>
          </table:table-cell>
          <table:table-cell office:value-type="float" office:value="2.3480000000000001E-2" table:style-name="ce1">
            <text:p>0.02348</text:p>
          </table:table-cell>
          <table:table-cell office:value-type="float" office:value="2.4840000000000001E-2" table:style-name="ce1">
            <text:p>0.02484</text:p>
          </table:table-cell>
          <table:table-cell office:value-type="float" office:value="2.2970000000000001E-2" table:style-name="ce1">
            <text:p>0.02297</text:p>
          </table:table-cell>
          <table:table-cell office:value-type="float" office:value="2.282E-2" table:style-name="ce1">
            <text:p>0.02282</text:p>
          </table:table-cell>
          <table:table-cell office:value-type="float" office:value="1.0869800000000001" table:style-name="ce1">
            <text:p>1.08698</text:p>
          </table:table-cell>
          <table:table-cell office:value-type="float" office:value="1.09771" table:style-name="ce1">
            <text:p>1.09771</text:p>
          </table:table-cell>
          <table:table-cell office:value-type="float" office:value="1.0806" table:style-name="ce1">
            <text:p>1.0806</text:p>
          </table:table-cell>
          <table:table-cell table:style-name="ce1"/>
          <table:table-cell office:value-type="float" office:value="1.0550200000000001" table:style-name="ce1">
            <text:p>1.05502</text:p>
          </table:table-cell>
          <table:table-cell office:value-type="float" office:value="1.06917" table:style-name="ce1">
            <text:p>1.06917</text:p>
          </table:table-cell>
          <table:table-cell office:value-type="float" office:value="1.1167400000000001" table:style-name="ce1">
            <text:p>1.11674</text:p>
          </table:table-cell>
          <table:table-cell office:value-type="float" office:value="1.11199" table:style-name="ce1">
            <text:p>1.11199</text:p>
          </table:table-cell>
          <table:table-cell office:value-type="float" office:value="1.12591" table:style-name="ce1">
            <text:p>1.12591</text:p>
          </table:table-cell>
          <table:table-cell office:value-type="float" office:value="1.05982" table:style-name="ce1">
            <text:p>1.05982</text:p>
          </table:table-cell>
          <table:table-cell office:value-type="float" office:value="1.0600099999999999" table:style-name="ce1">
            <text:p>1.06001</text:p>
          </table:table-cell>
          <table:table-cell office:value-type="float" office:value="1.0413699999999999" table:style-name="ce1">
            <text:p>1.04137</text:p>
          </table:table-cell>
          <table:table-cell office:value-type="float" office:value="2.64E-3" table:style-name="ce1">
            <text:p>0.00264</text:p>
          </table:table-cell>
          <table:table-cell office:value-type="float" office:value="-1.06E-3" table:style-name="ce1">
            <text:p>-0.00106</text:p>
          </table:table-cell>
          <table:table-cell office:value-type="float" office:value="3.7100000000000002E-3" table:style-name="ce1">
            <text:p>0.00371</text:p>
          </table:table-cell>
          <table:table-cell table:style-name="ce1"/>
          <table:table-cell office:value-type="float" office:value="4.6699999999999997E-3" table:style-name="ce1">
            <text:p>0.00467</text:p>
          </table:table-cell>
          <table:table-cell office:value-type="float" office:value="3.98E-3" table:style-name="ce1">
            <text:p>0.00398</text:p>
          </table:table-cell>
          <table:table-cell office:value-type="float" office:value="0.13159000000000001" table:style-name="ce1">
            <text:p>0.13159</text:p>
          </table:table-cell>
          <table:table-cell office:value-type="float" office:value="0.14047000000000001" table:style-name="ce1">
            <text:p>0.14047</text:p>
          </table:table-cell>
          <table:table-cell table:number-columns-repeated="2" table:style-name="ce1"/>
          <table:table-cell office:value-type="float" office:value="2.6400000000000002E-4" table:style-name="ce1">
            <text:p>0.000264</text:p>
          </table:table-cell>
          <table:table-cell table:style-name="ce1"/>
          <table:table-cell office:value-type="float" office:value="0.20977999999999999" table:style-name="ce1">
            <text:p>0.20978</text:p>
          </table:table-cell>
          <table:table-cell office:value-type="float" office:value="0.20802999999999999" table:style-name="ce1">
            <text:p>0.20803</text:p>
          </table:table-cell>
          <table:table-cell office:value-type="float" office:value="0.21073" table:style-name="ce1">
            <text:p>0.21073</text:p>
          </table:table-cell>
          <table:table-cell office:value-type="float" office:value="0.20874999999999999" table:style-name="ce1">
            <text:p>0.20875</text:p>
          </table:table-cell>
          <table:table-cell office:value-type="float" office:value="0.20916999999999999" table:style-name="ce1">
            <text:p>0.20917</text:p>
          </table:table-cell>
          <table:table-cell office:value-type="float" office:value="0.20508999999999999" table:style-name="ce1">
            <text:p>0.20509</text:p>
          </table:table-cell>
          <table:table-cell office:value-type="float" office:value="4.79E-3" table:style-name="ce1">
            <text:p>0.00479</text:p>
          </table:table-cell>
          <table:table-cell office:value-type="float" office:value="4.8799999999999998E-3" table:style-name="ce1">
            <text:p>0.00488</text:p>
          </table:table-cell>
          <table:table-cell office:value-type="float" office:value="4.79E-3" table:style-name="ce1">
            <text:p>0.00479</text:p>
          </table:table-cell>
          <table:table-cell office:value-type="float" office:value="4.9500000000000004E-3" table:style-name="ce1">
            <text:p>0.00495</text:p>
          </table:table-cell>
          <table:table-cell office:value-type="float" office:value="1.2268300000000001" table:style-name="ce1">
            <text:p>1.22683</text:p>
          </table:table-cell>
          <table:table-cell office:value-type="float" office:value="1.0447299999999999" table:style-name="ce1">
            <text:p>1.04473</text:p>
          </table:table-cell>
          <table:table-cell office:value-type="float" office:value="1.05162" table:style-name="ce1">
            <text:p>1.05162</text:p>
          </table:table-cell>
          <table:table-cell table:style-name="ce1"/>
          <table:table-cell office:value-type="float" office:value="1.05257" table:style-name="ce1">
            <text:p>1.05257</text:p>
          </table:table-cell>
          <table:table-cell office:value-type="float" office:value="1.0747599999999999" table:style-name="ce1">
            <text:p>1.07476</text:p>
          </table:table-cell>
          <table:table-cell office:value-type="float" office:value="1.1005400000000001" table:style-name="ce1">
            <text:p>1.10054</text:p>
          </table:table-cell>
          <table:table-cell office:value-type="float" office:value="1.1696" table:style-name="ce1">
            <text:p>1.1696</text:p>
          </table:table-cell>
          <table:table-cell office:value-type="float" office:value="1.0416700000000001" table:style-name="ce1">
            <text:p>1.04167</text:p>
          </table:table-cell>
          <table:table-cell office:value-type="float" office:value="1.0616099999999999" table:style-name="ce1">
            <text:p>1.06161</text:p>
          </table:table-cell>
          <table:table-cell office:value-type="float" office:value="0.53937000000000002" table:style-name="ce1">
            <text:p>0.53937</text:p>
          </table:table-cell>
          <table:table-cell office:value-type="float" office:value="0.53285000000000005" table:style-name="ce1">
            <text:p>0.53285</text:p>
          </table:table-cell>
          <table:table-cell office:value-type="float" office:value="0.52975000000000005" table:style-name="ce1">
            <text:p>0.52975</text:p>
          </table:table-cell>
          <table:table-cell office:value-type="float" office:value="0.55962999999999996" table:style-name="ce1">
            <text:p>0.55963</text:p>
          </table:table-cell>
          <table:table-cell office:value-type="float" office:value="0.51092000000000004" table:style-name="ce1">
            <text:p>0.51092</text:p>
          </table:table-cell>
          <table:table-cell office:value-type="float" office:value="0.53017000000000003" table:style-name="ce1">
            <text:p>0.53017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2.5839999999999998E-2" table:style-name="ce1">
            <text:p>0.02584</text:p>
          </table:table-cell>
          <table:table-cell office:value-type="float" office:value="2.6009999999999998E-2" table:style-name="ce1">
            <text:p>0.02601</text:p>
          </table:table-cell>
          <table:table-cell office:value-type="float" office:value="2.5729999999999999E-2" table:style-name="ce1">
            <text:p>0.02573</text:p>
          </table:table-cell>
          <table:table-cell table:number-columns-repeated="16317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2"/>
          <table:table-cell office:value-type="string" table:style-name="ce1">
            <text:p>SLRS-6</text:p>
          </table:table-cell>
          <table:table-cell office:value-type="float" office:value="2.7369999999999998E-2" table:style-name="ce1">
            <text:p>0.02737</text:p>
          </table:table-cell>
          <table:table-cell office:value-type="float" office:value="2.818E-2" table:style-name="ce1">
            <text:p>0.02818</text:p>
          </table:table-cell>
          <table:table-cell office:value-type="float" office:value="1.3270000000000001E-2" table:style-name="ce1">
            <text:p>0.01327</text:p>
          </table:table-cell>
          <table:table-cell office:value-type="float" office:value="1.3350000000000001E-2" table:style-name="ce1">
            <text:p>0.01335</text:p>
          </table:table-cell>
          <table:table-cell office:value-type="float" office:value="1.341E-2" table:style-name="ce1">
            <text:p>0.01341</text:p>
          </table:table-cell>
          <table:table-cell office:value-type="float" office:value="1.336E-2" table:style-name="ce1">
            <text:p>0.01336</text:p>
          </table:table-cell>
          <table:table-cell office:value-type="float" office:value="1.4800000000000001E-2" table:style-name="ce1">
            <text:p>0.0148</text:p>
          </table:table-cell>
          <table:table-cell office:value-type="float" office:value="1.401E-2" table:style-name="ce1">
            <text:p>0.01401</text:p>
          </table:table-cell>
          <table:table-cell office:value-type="float" office:value="1.316E-2" table:style-name="ce1">
            <text:p>0.01316</text:p>
          </table:table-cell>
          <table:table-cell office:value-type="float" office:value="1.316E-2" table:style-name="ce1">
            <text:p>0.01316</text:p>
          </table:table-cell>
          <table:table-cell office:value-type="float" office:value="9.3153600000000001" table:style-name="ce1">
            <text:p>9.31536</text:p>
          </table:table-cell>
          <table:table-cell office:value-type="float" office:value="9.1834000000000007" table:style-name="ce1">
            <text:p>9.1834</text:p>
          </table:table-cell>
          <table:table-cell office:value-type="float" office:value="9.1116899999999994" table:style-name="ce1">
            <text:p>9.11169</text:p>
          </table:table-cell>
          <table:table-cell table:style-name="ce1"/>
          <table:table-cell office:value-type="float" office:value="8.8254199999999994" table:style-name="ce1">
            <text:p>8.82542</text:p>
          </table:table-cell>
          <table:table-cell office:value-type="float" office:value="8.9879300000000004" table:style-name="ce1">
            <text:p>8.98793</text:p>
          </table:table-cell>
          <table:table-cell office:value-type="float" office:value="9.2506500000000003" table:style-name="ce1">
            <text:p>9.25065</text:p>
          </table:table-cell>
          <table:table-cell office:value-type="float" office:value="9.2997800000000002" table:style-name="ce1">
            <text:p>9.29978</text:p>
          </table:table-cell>
          <table:table-cell office:value-type="float" office:value="9.0824400000000001" table:style-name="ce1">
            <text:p>9.08244</text:p>
          </table:table-cell>
          <table:table-cell office:value-type="float" office:value="8.7019800000000007" table:style-name="ce1">
            <text:p>8.70198</text:p>
          </table:table-cell>
          <table:table-cell office:value-type="float" office:value="8.7331500000000002" table:style-name="ce1">
            <text:p>8.73315</text:p>
          </table:table-cell>
          <table:table-cell office:value-type="float" office:value="8.8467000000000002" table:style-name="ce1">
            <text:p>8.8467</text:p>
          </table:table-cell>
          <table:table-cell office:value-type="float" office:value="5.7200000000000001E-2" table:style-name="ce1">
            <text:p>0.0572</text:p>
          </table:table-cell>
          <table:table-cell office:value-type="float" office:value="5.9670000000000001E-2" table:style-name="ce1">
            <text:p>0.05967</text:p>
          </table:table-cell>
          <table:table-cell office:value-type="float" office:value="5.7729999999999997E-2" table:style-name="ce1">
            <text:p>0.05773</text:p>
          </table:table-cell>
          <table:table-cell table:style-name="ce1"/>
          <table:table-cell office:value-type="float" office:value="6.2269999999999999E-2" table:style-name="ce1">
            <text:p>0.06227</text:p>
          </table:table-cell>
          <table:table-cell office:value-type="float" office:value="6.1679999999999999E-2" table:style-name="ce1">
            <text:p>0.06168</text:p>
          </table:table-cell>
          <table:table-cell office:value-type="float" office:value="0.67525000000000002" table:style-name="ce1">
            <text:p>0.67525</text:p>
          </table:table-cell>
          <table:table-cell office:value-type="float" office:value="0.67766000000000004" table:style-name="ce1">
            <text:p>0.67766</text:p>
          </table:table-cell>
          <table:table-cell table:number-columns-repeated="2" table:style-name="ce1"/>
          <table:table-cell office:value-type="float" office:value="7.5100000000000004E-4" table:style-name="ce1">
            <text:p>0.000751</text:p>
          </table:table-cell>
          <table:table-cell table:style-name="ce1"/>
          <table:table-cell office:value-type="float" office:value="2.2358699999999998" table:style-name="ce1">
            <text:p>2.23587</text:p>
          </table:table-cell>
          <table:table-cell office:value-type="float" office:value="2.2452800000000002" table:style-name="ce1">
            <text:p>2.24528</text:p>
          </table:table-cell>
          <table:table-cell office:value-type="float" office:value="2.2812899999999998" table:style-name="ce1">
            <text:p>2.28129</text:p>
          </table:table-cell>
          <table:table-cell office:value-type="float" office:value="2.27068" table:style-name="ce1">
            <text:p>2.27068</text:p>
          </table:table-cell>
          <table:table-cell office:value-type="float" office:value="2.2778900000000002" table:style-name="ce1">
            <text:p>2.27789</text:p>
          </table:table-cell>
          <table:table-cell office:value-type="float" office:value="2.2383600000000001" table:style-name="ce1">
            <text:p>2.23836</text:p>
          </table:table-cell>
          <table:table-cell office:value-type="float" office:value="1.99E-3" table:style-name="ce1">
            <text:p>0.00199</text:p>
          </table:table-cell>
          <table:table-cell office:value-type="float" office:value="2.15E-3" table:style-name="ce1">
            <text:p>0.00215</text:p>
          </table:table-cell>
          <table:table-cell office:value-type="float" office:value="2.2799999999999999E-3" table:style-name="ce1">
            <text:p>0.00228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2.8656199999999998" table:style-name="ce1">
            <text:p>2.86562</text:p>
          </table:table-cell>
          <table:table-cell office:value-type="float" office:value="2.9030100000000001" table:style-name="ce1">
            <text:p>2.90301</text:p>
          </table:table-cell>
          <table:table-cell office:value-type="float" office:value="2.8801299999999999" table:style-name="ce1">
            <text:p>2.88013</text:p>
          </table:table-cell>
          <table:table-cell table:style-name="ce1"/>
          <table:table-cell office:value-type="float" office:value="2.7723499999999999" table:style-name="ce1">
            <text:p>2.77235</text:p>
          </table:table-cell>
          <table:table-cell office:value-type="float" office:value="2.79575" table:style-name="ce1">
            <text:p>2.79575</text:p>
          </table:table-cell>
          <table:table-cell office:value-type="float" office:value="1.98407" table:style-name="ce1">
            <text:p>1.98407</text:p>
          </table:table-cell>
          <table:table-cell office:value-type="float" office:value="1.9874099999999999" table:style-name="ce1">
            <text:p>1.98741</text:p>
          </table:table-cell>
          <table:table-cell office:value-type="float" office:value="1.79697" table:style-name="ce1">
            <text:p>1.79697</text:p>
          </table:table-cell>
          <table:table-cell office:value-type="float" office:value="1.7970299999999999" table:style-name="ce1">
            <text:p>1.79703</text:p>
          </table:table-cell>
          <table:table-cell office:value-type="float" office:value="2.3887499999999999" table:style-name="ce1">
            <text:p>2.38875</text:p>
          </table:table-cell>
          <table:table-cell office:value-type="float" office:value="2.3857200000000001" table:style-name="ce1">
            <text:p>2.38572</text:p>
          </table:table-cell>
          <table:table-cell office:value-type="float" office:value="2.3708399999999998" table:style-name="ce1">
            <text:p>2.37084</text:p>
          </table:table-cell>
          <table:table-cell office:value-type="float" office:value="2.3234400000000002" table:style-name="ce1">
            <text:p>2.32344</text:p>
          </table:table-cell>
          <table:table-cell office:value-type="float" office:value="2.3559199999999998" table:style-name="ce1">
            <text:p>2.35592</text:p>
          </table:table-cell>
          <table:table-cell office:value-type="float" office:value="2.3696999999999999" table:style-name="ce1">
            <text:p>2.3697</text:p>
          </table:table-cell>
          <table:table-cell office:value-type="float" office:value="4.0689999999999997E-2" table:style-name="ce1">
            <text:p>0.04069</text:p>
          </table:table-cell>
          <table:table-cell office:value-type="float" office:value="4.1059999999999999E-2" table:style-name="ce1">
            <text:p>0.04106</text:p>
          </table:table-cell>
          <table:table-cell office:value-type="float" office:value="4.1099999999999998E-2" table:style-name="ce1">
            <text:p>0.0411</text:p>
          </table:table-cell>
          <table:table-cell office:value-type="float" office:value="4.1459999999999997E-2" table:style-name="ce1">
            <text:p>0.04146</text:p>
          </table:table-cell>
          <table:table-cell table:number-columns-repeated="16317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2"/>
          <table:table-cell office:value-type="string" table:style-name="ce1">
            <text:p>Cam Tap Water</text:p>
          </table:table-cell>
          <table:table-cell office:value-type="float" office:value="9.0100000000000006E-3" table:style-name="ce1">
            <text:p>0.00901</text:p>
          </table:table-cell>
          <table:table-cell office:value-type="float" office:value="2.2780000000000002E-2" table:style-name="ce1">
            <text:p>0.02278</text:p>
          </table:table-cell>
          <table:table-cell office:value-type="float" office:value="5.4059999999999997E-2" table:style-name="ce1">
            <text:p>0.05406</text:p>
          </table:table-cell>
          <table:table-cell office:value-type="float" office:value="5.3170000000000002E-2" table:style-name="ce1">
            <text:p>0.05317</text:p>
          </table:table-cell>
          <table:table-cell office:value-type="float" office:value="5.305E-2" table:style-name="ce1">
            <text:p>0.05305</text:p>
          </table:table-cell>
          <table:table-cell office:value-type="float" office:value="5.287E-2" table:style-name="ce1">
            <text:p>0.05287</text:p>
          </table:table-cell>
          <table:table-cell office:value-type="float" office:value="5.6329999999999998E-2" table:style-name="ce1">
            <text:p>0.05633</text:p>
          </table:table-cell>
          <table:table-cell office:value-type="float" office:value="5.6779999999999997E-2" table:style-name="ce1">
            <text:p>0.05678</text:p>
          </table:table-cell>
          <table:table-cell office:value-type="float" office:value="5.3960000000000001E-2" table:style-name="ce1">
            <text:p>0.05396</text:p>
          </table:table-cell>
          <table:table-cell office:value-type="float" office:value="5.3760000000000002E-2" table:style-name="ce1">
            <text:p>0.05376</text:p>
          </table:table-cell>
          <table:table-cell office:value-type="float" office:value="122.38018" table:style-name="ce1">
            <text:p>122.38018</text:p>
          </table:table-cell>
          <table:table-cell office:value-type="float" office:value="122.63045" table:style-name="ce1">
            <text:p>122.63045</text:p>
          </table:table-cell>
          <table:table-cell office:value-type="float" office:value="122.5445" table:style-name="ce1">
            <text:p>122.5445</text:p>
          </table:table-cell>
          <table:table-cell table:style-name="ce1"/>
          <table:table-cell office:value-type="string" table:style-name="ce1">
            <text:p>####</text:p>
          </table:table-cell>
          <table:table-cell office:value-type="float" office:value="99.043809999999993" table:style-name="ce1">
            <text:p>99.04381</text:p>
          </table:table-cell>
          <table:table-cell office:value-type="float" office:value="122.25989" table:style-name="ce1">
            <text:p>122.25989</text:p>
          </table:table-cell>
          <table:table-cell office:value-type="float" office:value="120.32526" table:style-name="ce1">
            <text:p>120.32526</text:p>
          </table:table-cell>
          <table:table-cell office:value-type="float" office:value="120.84303" table:style-name="ce1">
            <text:p>120.84303</text:p>
          </table:table-cell>
          <table:table-cell office:value-type="float" office:value="83.170299999999997" table:style-name="ce1">
            <text:p>83.1703</text:p>
          </table:table-cell>
          <table:table-cell office:value-type="string" table:style-name="ce1">
            <text:p>####</text:p>
          </table:table-cell>
          <table:table-cell office:value-type="float" office:value="116.16992999999999" table:style-name="ce1">
            <text:p>116.16993</text:p>
          </table:table-cell>
          <table:table-cell office:value-type="float" office:value="-4.5100000000000001E-3" table:style-name="ce1">
            <text:p>-0.00451</text:p>
          </table:table-cell>
          <table:table-cell office:value-type="float" office:value="-1.0580000000000001E-2" table:style-name="ce1">
            <text:p>-0.01058</text:p>
          </table:table-cell>
          <table:table-cell office:value-type="float" office:value="-4.6699999999999997E-3" table:style-name="ce1">
            <text:p>-0.00467</text:p>
          </table:table-cell>
          <table:table-cell table:style-name="ce1"/>
          <table:table-cell office:value-type="float" office:value="-2.16E-3" table:style-name="ce1">
            <text:p>-0.00216</text:p>
          </table:table-cell>
          <table:table-cell office:value-type="float" office:value="-6.0600000000000003E-3" table:style-name="ce1">
            <text:p>-0.00606</text:p>
          </table:table-cell>
          <table:table-cell office:value-type="float" office:value="2.69842" table:style-name="ce1">
            <text:p>2.69842</text:p>
          </table:table-cell>
          <table:table-cell office:value-type="float" office:value="2.62039" table:style-name="ce1">
            <text:p>2.62039</text:p>
          </table:table-cell>
          <table:table-cell table:number-columns-repeated="2" table:style-name="ce1"/>
          <table:table-cell office:value-type="float" office:value="1.2996000000000001E-2" table:style-name="ce1">
            <text:p>0.012996</text:p>
          </table:table-cell>
          <table:table-cell table:style-name="ce1"/>
          <table:table-cell office:value-type="float" office:value="3.47329" table:style-name="ce1">
            <text:p>3.47329</text:p>
          </table:table-cell>
          <table:table-cell office:value-type="float" office:value="3.5074800000000002" table:style-name="ce1">
            <text:p>3.50748</text:p>
          </table:table-cell>
          <table:table-cell office:value-type="float" office:value="3.6916199999999999" table:style-name="ce1">
            <text:p>3.69162</text:p>
          </table:table-cell>
          <table:table-cell office:value-type="float" office:value="3.6762199999999998" table:style-name="ce1">
            <text:p>3.67622</text:p>
          </table:table-cell>
          <table:table-cell office:value-type="float" office:value="3.6839499999999998" table:style-name="ce1">
            <text:p>3.68395</text:p>
          </table:table-cell>
          <table:table-cell office:value-type="float" office:value="3.6865800000000002" table:style-name="ce1">
            <text:p>3.68658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7E-5" table:style-name="ce1">
            <text:p>0.00008</text:p>
          </table:table-cell>
          <table:table-cell office:value-type="float" office:value="-1.0000000000000001E-5" table:style-name="ce1">
            <text:p>-0.00001</text:p>
          </table:table-cell>
          <table:table-cell office:value-type="float" office:value="11.677960000000001" table:style-name="ce1">
            <text:p>11.67796</text:p>
          </table:table-cell>
          <table:table-cell office:value-type="float" office:value="12.587289999999999" table:style-name="ce1">
            <text:p>12.58729</text:p>
          </table:table-cell>
          <table:table-cell office:value-type="float" office:value="12.38815" table:style-name="ce1">
            <text:p>12.38815</text:p>
          </table:table-cell>
          <table:table-cell table:style-name="ce1"/>
          <table:table-cell office:value-type="float" office:value="10.706810000000001" table:style-name="ce1">
            <text:p>10.70681</text:p>
          </table:table-cell>
          <table:table-cell office:value-type="float" office:value="10.692130000000001" table:style-name="ce1">
            <text:p>10.69213</text:p>
          </table:table-cell>
          <table:table-cell office:value-type="float" office:value="11.64495" table:style-name="ce1">
            <text:p>11.64495</text:p>
          </table:table-cell>
          <table:table-cell office:value-type="float" office:value="10.40601" table:style-name="ce1">
            <text:p>10.40601</text:p>
          </table:table-cell>
          <table:table-cell office:value-type="float" office:value="9.8385599999999993" table:style-name="ce1">
            <text:p>9.83856</text:p>
          </table:table-cell>
          <table:table-cell office:value-type="float" office:value="9.6071100000000005" table:style-name="ce1">
            <text:p>9.60711</text:p>
          </table:table-cell>
          <table:table-cell office:value-type="float" office:value="8.1771200000000004" table:style-name="ce1">
            <text:p>8.17712</text:p>
          </table:table-cell>
          <table:table-cell office:value-type="float" office:value="8.1492900000000006" table:style-name="ce1">
            <text:p>8.14929</text:p>
          </table:table-cell>
          <table:table-cell office:value-type="float" office:value="8.1920300000000008" table:style-name="ce1">
            <text:p>8.19203</text:p>
          </table:table-cell>
          <table:table-cell office:value-type="float" office:value="8.1435399999999998" table:style-name="ce1">
            <text:p>8.14354</text:p>
          </table:table-cell>
          <table:table-cell office:value-type="float" office:value="8.2159399999999998" table:style-name="ce1">
            <text:p>8.21594</text:p>
          </table:table-cell>
          <table:table-cell office:value-type="float" office:value="8.2046200000000002" table:style-name="ce1">
            <text:p>8.20462</text:p>
          </table:table-cell>
          <table:table-cell office:value-type="float" office:value="0.42252000000000001" table:style-name="ce1">
            <text:p>0.42252</text:p>
          </table:table-cell>
          <table:table-cell office:value-type="float" office:value="0.42820000000000003" table:style-name="ce1">
            <text:p>0.4282</text:p>
          </table:table-cell>
          <table:table-cell office:value-type="float" office:value="0.42231000000000002" table:style-name="ce1">
            <text:p>0.42231</text:p>
          </table:table-cell>
          <table:table-cell office:value-type="float" office:value="0.42709999999999998" table:style-name="ce1">
            <text:p>0.4271</text:p>
          </table:table-cell>
          <table:table-cell table:number-columns-repeated="16317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2"/>
          <table:table-cell office:value-type="string" table:style-name="ce1">
            <text:p>TH_02</text:p>
          </table:table-cell>
          <table:table-cell office:value-type="float" office:value="8.7500000000000008E-3" table:style-name="ce1">
            <text:p>0.00875</text:p>
          </table:table-cell>
          <table:table-cell office:value-type="float" office:value="9.2099999999999994E-3" table:style-name="ce1">
            <text:p>0.00921</text:p>
          </table:table-cell>
          <table:table-cell office:value-type="float" office:value="8.4799999999999997E-3" table:style-name="ce1">
            <text:p>0.00848</text:p>
          </table:table-cell>
          <table:table-cell office:value-type="float" office:value="8.6899999999999998E-3" table:style-name="ce1">
            <text:p>0.00869</text:p>
          </table:table-cell>
          <table:table-cell office:value-type="float" office:value="8.4899999999999993E-3" table:style-name="ce1">
            <text:p>0.00849</text:p>
          </table:table-cell>
          <table:table-cell office:value-type="float" office:value="8.4700000000000001E-3" table:style-name="ce1">
            <text:p>0.00847</text:p>
          </table:table-cell>
          <table:table-cell office:value-type="float" office:value="8.2900000000000005E-3" table:style-name="ce1">
            <text:p>0.00829</text:p>
          </table:table-cell>
          <table:table-cell office:value-type="float" office:value="8.2299999999999995E-3" table:style-name="ce1">
            <text:p>0.00823</text:p>
          </table:table-cell>
          <table:table-cell office:value-type="float" office:value="8.2199999999999999E-3" table:style-name="ce1">
            <text:p>0.00822</text:p>
          </table:table-cell>
          <table:table-cell office:value-type="float" office:value="8.2100000000000003E-3" table:style-name="ce1">
            <text:p>0.00821</text:p>
          </table:table-cell>
          <table:table-cell office:value-type="float" office:value="1.6741600000000001" table:style-name="ce1">
            <text:p>1.67416</text:p>
          </table:table-cell>
          <table:table-cell office:value-type="float" office:value="1.67974" table:style-name="ce1">
            <text:p>1.67974</text:p>
          </table:table-cell>
          <table:table-cell office:value-type="float" office:value="1.65273" table:style-name="ce1">
            <text:p>1.65273</text:p>
          </table:table-cell>
          <table:table-cell table:style-name="ce1"/>
          <table:table-cell office:value-type="float" office:value="1.6329800000000001" table:style-name="ce1">
            <text:p>1.63298</text:p>
          </table:table-cell>
          <table:table-cell office:value-type="float" office:value="1.64856" table:style-name="ce1">
            <text:p>1.64856</text:p>
          </table:table-cell>
          <table:table-cell office:value-type="float" office:value="1.60626" table:style-name="ce1">
            <text:p>1.60626</text:p>
          </table:table-cell>
          <table:table-cell office:value-type="float" office:value="1.6312899999999999" table:style-name="ce1">
            <text:p>1.63129</text:p>
          </table:table-cell>
          <table:table-cell office:value-type="float" office:value="1.6312" table:style-name="ce1">
            <text:p>1.6312</text:p>
          </table:table-cell>
          <table:table-cell office:value-type="float" office:value="1.5714399999999999" table:style-name="ce1">
            <text:p>1.57144</text:p>
          </table:table-cell>
          <table:table-cell office:value-type="float" office:value="1.5543" table:style-name="ce1">
            <text:p>1.5543</text:p>
          </table:table-cell>
          <table:table-cell office:value-type="float" office:value="1.5456099999999999" table:style-name="ce1">
            <text:p>1.54561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1.4400000000000001E-3" table:style-name="ce1">
            <text:p>0.00144</text:p>
          </table:table-cell>
          <table:table-cell table:style-name="ce1"/>
          <table:table-cell office:value-type="float" office:value="2.1900000000000001E-3" table:style-name="ce1">
            <text:p>0.00219</text:p>
          </table:table-cell>
          <table:table-cell office:value-type="float" office:value="3.3E-4" table:style-name="ce1">
            <text:p>0.00033</text:p>
          </table:table-cell>
          <table:table-cell office:value-type="float" office:value="0.59653" table:style-name="ce1">
            <text:p>0.59653</text:p>
          </table:table-cell>
          <table:table-cell office:value-type="float" office:value="0.59806999999999999" table:style-name="ce1">
            <text:p>0.59807</text:p>
          </table:table-cell>
          <table:table-cell table:number-columns-repeated="2" table:style-name="ce1"/>
          <table:table-cell office:value-type="float" office:value="3.3599999999999998E-4" table:style-name="ce1">
            <text:p>0.000336</text:p>
          </table:table-cell>
          <table:table-cell table:style-name="ce1"/>
          <table:table-cell office:value-type="float" office:value="0.30149999999999999" table:style-name="ce1">
            <text:p>0.3015</text:p>
          </table:table-cell>
          <table:table-cell office:value-type="float" office:value="0.29901" table:style-name="ce1">
            <text:p>0.29901</text:p>
          </table:table-cell>
          <table:table-cell office:value-type="float" office:value="0.30177999999999999" table:style-name="ce1">
            <text:p>0.30178</text:p>
          </table:table-cell>
          <table:table-cell office:value-type="float" office:value="0.30170000000000002" table:style-name="ce1">
            <text:p>0.3017</text:p>
          </table:table-cell>
          <table:table-cell office:value-type="float" office:value="0.30070000000000002" table:style-name="ce1">
            <text:p>0.3007</text:p>
          </table:table-cell>
          <table:table-cell office:value-type="float" office:value="0.29660999999999998" table:style-name="ce1">
            <text:p>0.29661</text:p>
          </table:table-cell>
          <table:table-cell office:value-type="float" office:value="1.31E-3" table:style-name="ce1">
            <text:p>0.00131</text:p>
          </table:table-cell>
          <table:table-cell office:value-type="float" office:value="1.39E-3" table:style-name="ce1">
            <text:p>0.00139</text:p>
          </table:table-cell>
          <table:table-cell office:value-type="float" office:value="1.5100000000000001E-3" table:style-name="ce1">
            <text:p>0.00151</text:p>
          </table:table-cell>
          <table:table-cell office:value-type="float" office:value="1.24E-3" table:style-name="ce1">
            <text:p>0.00124</text:p>
          </table:table-cell>
          <table:table-cell office:value-type="float" office:value="1.8811800000000001" table:style-name="ce1">
            <text:p>1.88118</text:p>
          </table:table-cell>
          <table:table-cell office:value-type="float" office:value="1.82243" table:style-name="ce1">
            <text:p>1.82243</text:p>
          </table:table-cell>
          <table:table-cell office:value-type="float" office:value="1.8053399999999999" table:style-name="ce1">
            <text:p>1.80534</text:p>
          </table:table-cell>
          <table:table-cell table:style-name="ce1"/>
          <table:table-cell office:value-type="float" office:value="1.8072900000000001" table:style-name="ce1">
            <text:p>1.80729</text:p>
          </table:table-cell>
          <table:table-cell office:value-type="float" office:value="1.8078000000000001" table:style-name="ce1">
            <text:p>1.8078</text:p>
          </table:table-cell>
          <table:table-cell office:value-type="float" office:value="0.14116000000000001" table:style-name="ce1">
            <text:p>0.14116</text:p>
          </table:table-cell>
          <table:table-cell office:value-type="float" office:value="0.1133" table:style-name="ce1">
            <text:p>0.1133</text:p>
          </table:table-cell>
          <table:table-cell office:value-type="float" office:value="0.12522" table:style-name="ce1">
            <text:p>0.12522</text:p>
          </table:table-cell>
          <table:table-cell office:value-type="float" office:value="9.9690000000000001E-2" table:style-name="ce1">
            <text:p>0.09969</text:p>
          </table:table-cell>
          <table:table-cell office:value-type="float" office:value="5.4532400000000001" table:style-name="ce1">
            <text:p>5.45324</text:p>
          </table:table-cell>
          <table:table-cell office:value-type="float" office:value="5.4458000000000002" table:style-name="ce1">
            <text:p>5.4458</text:p>
          </table:table-cell>
          <table:table-cell office:value-type="float" office:value="5.4428599999999996" table:style-name="ce1">
            <text:p>5.44286</text:p>
          </table:table-cell>
          <table:table-cell office:value-type="float" office:value="5.28871" table:style-name="ce1">
            <text:p>5.28871</text:p>
          </table:table-cell>
          <table:table-cell office:value-type="float" office:value="5.3369900000000001" table:style-name="ce1">
            <text:p>5.33699</text:p>
          </table:table-cell>
          <table:table-cell office:value-type="float" office:value="5.3497399999999997" table:style-name="ce1">
            <text:p>5.34974</text:p>
          </table:table-cell>
          <table:table-cell office:value-type="float" office:value="2.3130000000000001E-2" table:style-name="ce1">
            <text:p>0.02313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2.3120000000000002E-2" table:style-name="ce1">
            <text:p>0.02312</text:p>
          </table:table-cell>
          <table:table-cell table:number-columns-repeated="16317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2"/>
          <table:table-cell office:value-type="string" table:style-name="ce1">
            <text:p>TH_03</text:p>
          </table:table-cell>
          <table:table-cell office:value-type="float" office:value="5.4999999999999997E-3" table:style-name="ce1">
            <text:p>0.0055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8.7799999999999996E-3" table:style-name="ce1">
            <text:p>0.00878</text:p>
          </table:table-cell>
          <table:table-cell office:value-type="float" office:value="8.6400000000000001E-3" table:style-name="ce1">
            <text:p>0.00864</text:p>
          </table:table-cell>
          <table:table-cell office:value-type="float" office:value="8.6199999999999992E-3" table:style-name="ce1">
            <text:p>0.00862</text:p>
          </table:table-cell>
          <table:table-cell office:value-type="float" office:value="9.4500000000000001E-3" table:style-name="ce1">
            <text:p>0.00945</text:p>
          </table:table-cell>
          <table:table-cell office:value-type="float" office:value="8.4499999999999992E-3" table:style-name="ce1">
            <text:p>0.00845</text:p>
          </table:table-cell>
          <table:table-cell office:value-type="float" office:value="8.4799999999999997E-3" table:style-name="ce1">
            <text:p>0.00848</text:p>
          </table:table-cell>
          <table:table-cell office:value-type="float" office:value="8.5599999999999999E-3" table:style-name="ce1">
            <text:p>0.00856</text:p>
          </table:table-cell>
          <table:table-cell office:value-type="float" office:value="1.67455" table:style-name="ce1">
            <text:p>1.67455</text:p>
          </table:table-cell>
          <table:table-cell office:value-type="float" office:value="1.6756899999999999" table:style-name="ce1">
            <text:p>1.67569</text:p>
          </table:table-cell>
          <table:table-cell office:value-type="float" office:value="1.6509400000000001" table:style-name="ce1">
            <text:p>1.65094</text:p>
          </table:table-cell>
          <table:table-cell table:style-name="ce1"/>
          <table:table-cell office:value-type="float" office:value="1.61574" table:style-name="ce1">
            <text:p>1.61574</text:p>
          </table:table-cell>
          <table:table-cell office:value-type="float" office:value="1.63554" table:style-name="ce1">
            <text:p>1.63554</text:p>
          </table:table-cell>
          <table:table-cell office:value-type="float" office:value="1.69079" table:style-name="ce1">
            <text:p>1.69079</text:p>
          </table:table-cell>
          <table:table-cell office:value-type="float" office:value="1.6843399999999999" table:style-name="ce1">
            <text:p>1.68434</text:p>
          </table:table-cell>
          <table:table-cell office:value-type="float" office:value="1.6817200000000001" table:style-name="ce1">
            <text:p>1.68172</text:p>
          </table:table-cell>
          <table:table-cell office:value-type="float" office:value="1.62591" table:style-name="ce1">
            <text:p>1.62591</text:p>
          </table:table-cell>
          <table:table-cell office:value-type="float" office:value="1.61588" table:style-name="ce1">
            <text:p>1.61588</text:p>
          </table:table-cell>
          <table:table-cell office:value-type="float" office:value="1.6054200000000001" table:style-name="ce1">
            <text:p>1.60542</text:p>
          </table:table-cell>
          <table:table-cell office:value-type="float" office:value="-2.2899999999999999E-3" table:style-name="ce1">
            <text:p>-0.00229</text:p>
          </table:table-cell>
          <table:table-cell office:value-type="float" office:value="-7.5599999999999999E-3" table:style-name="ce1">
            <text:p>-0.00756</text:p>
          </table:table-cell>
          <table:table-cell office:value-type="float" office:value="-1.82E-3" table:style-name="ce1">
            <text:p>-0.00182</text:p>
          </table:table-cell>
          <table:table-cell table:style-name="ce1"/>
          <table:table-cell office:value-type="float" office:value="-4.8000000000000001E-4" table:style-name="ce1">
            <text:p>-0.00048</text:p>
          </table:table-cell>
          <table:table-cell office:value-type="float" office:value="-1.6199999999999999E-3" table:style-name="ce1">
            <text:p>-0.00162</text:p>
          </table:table-cell>
          <table:table-cell office:value-type="float" office:value="0.43081000000000003" table:style-name="ce1">
            <text:p>0.43081</text:p>
          </table:table-cell>
          <table:table-cell office:value-type="float" office:value="0.44484000000000001" table:style-name="ce1">
            <text:p>0.44484</text:p>
          </table:table-cell>
          <table:table-cell table:number-columns-repeated="2" table:style-name="ce1"/>
          <table:table-cell office:value-type="float" office:value="3.1399999999999999E-4" table:style-name="ce1">
            <text:p>0.000314</text:p>
          </table:table-cell>
          <table:table-cell table:style-name="ce1"/>
          <table:table-cell office:value-type="float" office:value="0.28016999999999997" table:style-name="ce1">
            <text:p>0.28017</text:p>
          </table:table-cell>
          <table:table-cell office:value-type="float" office:value="0.27742" table:style-name="ce1">
            <text:p>0.27742</text:p>
          </table:table-cell>
          <table:table-cell office:value-type="float" office:value="0.28145999999999999" table:style-name="ce1">
            <text:p>0.28146</text:p>
          </table:table-cell>
          <table:table-cell office:value-type="float" office:value="0.28079999999999999" table:style-name="ce1">
            <text:p>0.2808</text:p>
          </table:table-cell>
          <table:table-cell office:value-type="float" office:value="0.28114" table:style-name="ce1">
            <text:p>0.28114</text:p>
          </table:table-cell>
          <table:table-cell office:value-type="float" office:value="0.27483999999999997" table:style-name="ce1">
            <text:p>0.27484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4.4000000000000002E-4" table:style-name="ce1">
            <text:p>0.00044</text:p>
          </table:table-cell>
          <table:table-cell office:value-type="float" office:value="4.4999999999999999E-4" table:style-name="ce1">
            <text:p>0.00045</text:p>
          </table:table-cell>
          <table:table-cell office:value-type="float" office:value="4.8000000000000001E-4" table:style-name="ce1">
            <text:p>0.00048</text:p>
          </table:table-cell>
          <table:table-cell office:value-type="float" office:value="1.9903999999999999" table:style-name="ce1">
            <text:p>1.9904</text:p>
          </table:table-cell>
          <table:table-cell office:value-type="float" office:value="1.91889" table:style-name="ce1">
            <text:p>1.91889</text:p>
          </table:table-cell>
          <table:table-cell office:value-type="float" office:value="1.8992199999999999" table:style-name="ce1">
            <text:p>1.89922</text:p>
          </table:table-cell>
          <table:table-cell table:style-name="ce1"/>
          <table:table-cell office:value-type="float" office:value="1.9138599999999999" table:style-name="ce1">
            <text:p>1.91386</text:p>
          </table:table-cell>
          <table:table-cell office:value-type="float" office:value="1.91215" table:style-name="ce1">
            <text:p>1.91215</text:p>
          </table:table-cell>
          <table:table-cell office:value-type="float" office:value="0.14438000000000001" table:style-name="ce1">
            <text:p>0.14438</text:p>
          </table:table-cell>
          <table:table-cell office:value-type="float" office:value="7.3349999999999999E-2" table:style-name="ce1">
            <text:p>0.07335</text:p>
          </table:table-cell>
          <table:table-cell office:value-type="float" office:value="8.0060000000000006E-2" table:style-name="ce1">
            <text:p>0.08006</text:p>
          </table:table-cell>
          <table:table-cell office:value-type="float" office:value="6.3939999999999997E-2" table:style-name="ce1">
            <text:p>0.06394</text:p>
          </table:table-cell>
          <table:table-cell office:value-type="float" office:value="5.5611100000000002" table:style-name="ce1">
            <text:p>5.56111</text:p>
          </table:table-cell>
          <table:table-cell office:value-type="float" office:value="5.5578799999999999" table:style-name="ce1">
            <text:p>5.55788</text:p>
          </table:table-cell>
          <table:table-cell office:value-type="float" office:value="5.5676500000000004" table:style-name="ce1">
            <text:p>5.56765</text:p>
          </table:table-cell>
          <table:table-cell office:value-type="float" office:value="5.4207900000000002" table:style-name="ce1">
            <text:p>5.42079</text:p>
          </table:table-cell>
          <table:table-cell office:value-type="float" office:value="5.4763200000000003" table:style-name="ce1">
            <text:p>5.47632</text:p>
          </table:table-cell>
          <table:table-cell office:value-type="float" office:value="5.4749600000000003" table:style-name="ce1">
            <text:p>5.47496</text:p>
          </table:table-cell>
          <table:table-cell office:value-type="float" office:value="2.4719999999999999E-2" table:style-name="ce1">
            <text:p>0.02472</text:p>
          </table:table-cell>
          <table:table-cell office:value-type="float" office:value="2.4850000000000001E-2" table:style-name="ce1">
            <text:p>0.02485</text:p>
          </table:table-cell>
          <table:table-cell office:value-type="float" office:value="2.496E-2" table:style-name="ce1">
            <text:p>0.02496</text:p>
          </table:table-cell>
          <table:table-cell office:value-type="float" office:value="2.4809999999999999E-2" table:style-name="ce1">
            <text:p>0.02481</text:p>
          </table:table-cell>
          <table:table-cell table:number-columns-repeated="16317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2"/>
          <table:table-cell office:value-type="string" table:style-name="ce1">
            <text:p>TH_04</text:p>
          </table:table-cell>
          <table:table-cell office:value-type="float" office:value="2.2120000000000001E-2" table:style-name="ce1">
            <text:p>0.02212</text:p>
          </table:table-cell>
          <table:table-cell office:value-type="float" office:value="2.5860000000000001E-2" table:style-name="ce1">
            <text:p>0.02586</text:p>
          </table:table-cell>
          <table:table-cell office:value-type="float" office:value="7.5599999999999999E-3" table:style-name="ce1">
            <text:p>0.00756</text:p>
          </table:table-cell>
          <table:table-cell office:value-type="float" office:value="7.8100000000000001E-3" table:style-name="ce1">
            <text:p>0.00781</text:p>
          </table:table-cell>
          <table:table-cell office:value-type="float" office:value="7.5900000000000004E-3" table:style-name="ce1">
            <text:p>0.00759</text:p>
          </table:table-cell>
          <table:table-cell office:value-type="float" office:value="7.5799999999999999E-3" table:style-name="ce1">
            <text:p>0.00758</text:p>
          </table:table-cell>
          <table:table-cell office:value-type="float" office:value="6.8100000000000001E-3" table:style-name="ce1">
            <text:p>0.00681</text:p>
          </table:table-cell>
          <table:table-cell office:value-type="float" office:value="7.9500000000000005E-3" table:style-name="ce1">
            <text:p>0.00795</text:p>
          </table:table-cell>
          <table:table-cell office:value-type="float" office:value="7.5199999999999998E-3" table:style-name="ce1">
            <text:p>0.00752</text:p>
          </table:table-cell>
          <table:table-cell office:value-type="float" office:value="7.6499999999999997E-3" table:style-name="ce1">
            <text:p>0.00765</text:p>
          </table:table-cell>
          <table:table-cell office:value-type="float" office:value="1.56775" table:style-name="ce1">
            <text:p>1.56775</text:p>
          </table:table-cell>
          <table:table-cell office:value-type="float" office:value="1.57362" table:style-name="ce1">
            <text:p>1.57362</text:p>
          </table:table-cell>
          <table:table-cell office:value-type="float" office:value="1.5561100000000001" table:style-name="ce1">
            <text:p>1.55611</text:p>
          </table:table-cell>
          <table:table-cell table:style-name="ce1"/>
          <table:table-cell office:value-type="float" office:value="1.51298" table:style-name="ce1">
            <text:p>1.51298</text:p>
          </table:table-cell>
          <table:table-cell office:value-type="float" office:value="1.54634" table:style-name="ce1">
            <text:p>1.54634</text:p>
          </table:table-cell>
          <table:table-cell office:value-type="float" office:value="1.5951599999999999" table:style-name="ce1">
            <text:p>1.59516</text:p>
          </table:table-cell>
          <table:table-cell office:value-type="float" office:value="1.5868899999999999" table:style-name="ce1">
            <text:p>1.58689</text:p>
          </table:table-cell>
          <table:table-cell office:value-type="float" office:value="1.58778" table:style-name="ce1">
            <text:p>1.58778</text:p>
          </table:table-cell>
          <table:table-cell office:value-type="float" office:value="1.52555" table:style-name="ce1">
            <text:p>1.52555</text:p>
          </table:table-cell>
          <table:table-cell office:value-type="float" office:value="1.52196" table:style-name="ce1">
            <text:p>1.52196</text:p>
          </table:table-cell>
          <table:table-cell office:value-type="float" office:value="1.5073399999999999" table:style-name="ce1">
            <text:p>1.50734</text:p>
          </table:table-cell>
          <table:table-cell office:value-type="float" office:value="6.5399999999999998E-3" table:style-name="ce1">
            <text:p>0.00654</text:p>
          </table:table-cell>
          <table:table-cell office:value-type="float" office:value="4.1099999999999999E-3" table:style-name="ce1">
            <text:p>0.00411</text:p>
          </table:table-cell>
          <table:table-cell office:value-type="float" office:value="7.9699999999999997E-3" table:style-name="ce1">
            <text:p>0.00797</text:p>
          </table:table-cell>
          <table:table-cell table:style-name="ce1"/>
          <table:table-cell office:value-type="float" office:value="9.6900000000000007E-3" table:style-name="ce1">
            <text:p>0.00969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0.67586000000000002" table:style-name="ce1">
            <text:p>0.67586</text:p>
          </table:table-cell>
          <table:table-cell office:value-type="float" office:value="0.67793000000000003" table:style-name="ce1">
            <text:p>0.67793</text:p>
          </table:table-cell>
          <table:table-cell table:number-columns-repeated="2" table:style-name="ce1"/>
          <table:table-cell office:value-type="float" office:value="3.4099999999999999E-4" table:style-name="ce1">
            <text:p>0.000341</text:p>
          </table:table-cell>
          <table:table-cell table:style-name="ce1"/>
          <table:table-cell office:value-type="float" office:value="0.28617999999999999" table:style-name="ce1">
            <text:p>0.28618</text:p>
          </table:table-cell>
          <table:table-cell office:value-type="float" office:value="0.2838" table:style-name="ce1">
            <text:p>0.2838</text:p>
          </table:table-cell>
          <table:table-cell office:value-type="float" office:value="0.28778999999999999" table:style-name="ce1">
            <text:p>0.28779</text:p>
          </table:table-cell>
          <table:table-cell office:value-type="float" office:value="0.28731000000000001" table:style-name="ce1">
            <text:p>0.28731</text:p>
          </table:table-cell>
          <table:table-cell office:value-type="float" office:value="0.28677999999999998" table:style-name="ce1">
            <text:p>0.28678</text:p>
          </table:table-cell>
          <table:table-cell office:value-type="float" office:value="0.28231000000000001" table:style-name="ce1">
            <text:p>0.28231</text:p>
          </table:table-cell>
          <table:table-cell office:value-type="float" office:value="3.47E-3" table:style-name="ce1">
            <text:p>0.00347</text:p>
          </table:table-cell>
          <table:table-cell office:value-type="float" office:value="3.3500000000000001E-3" table:style-name="ce1">
            <text:p>0.00335</text:p>
          </table:table-cell>
          <table:table-cell office:value-type="float" office:value="3.6900000000000001E-3" table:style-name="ce1">
            <text:p>0.00369</text:p>
          </table:table-cell>
          <table:table-cell office:value-type="float" office:value="3.3500000000000001E-3" table:style-name="ce1">
            <text:p>0.00335</text:p>
          </table:table-cell>
          <table:table-cell office:value-type="float" office:value="2.8808699999999998" table:style-name="ce1">
            <text:p>2.88087</text:p>
          </table:table-cell>
          <table:table-cell office:value-type="float" office:value="2.9301699999999999" table:style-name="ce1">
            <text:p>2.93017</text:p>
          </table:table-cell>
          <table:table-cell office:value-type="float" office:value="2.88978" table:style-name="ce1">
            <text:p>2.88978</text:p>
          </table:table-cell>
          <table:table-cell table:style-name="ce1"/>
          <table:table-cell office:value-type="float" office:value="2.8908999999999998" table:style-name="ce1">
            <text:p>2.8909</text:p>
          </table:table-cell>
          <table:table-cell office:value-type="float" office:value="2.8977300000000001" table:style-name="ce1">
            <text:p>2.89773</text:p>
          </table:table-cell>
          <table:table-cell office:value-type="float" office:value="0.18190000000000001" table:style-name="ce1">
            <text:p>0.1819</text:p>
          </table:table-cell>
          <table:table-cell office:value-type="float" office:value="9.4619999999999996E-2" table:style-name="ce1">
            <text:p>0.09462</text:p>
          </table:table-cell>
          <table:table-cell office:value-type="float" office:value="5.432E-2" table:style-name="ce1">
            <text:p>0.05432</text:p>
          </table:table-cell>
          <table:table-cell office:value-type="float" office:value="8.7889999999999996E-2" table:style-name="ce1">
            <text:p>0.08789</text:p>
          </table:table-cell>
          <table:table-cell office:value-type="float" office:value="5.6632300000000004" table:style-name="ce1">
            <text:p>5.66323</text:p>
          </table:table-cell>
          <table:table-cell office:value-type="float" office:value="5.66953" table:style-name="ce1">
            <text:p>5.66953</text:p>
          </table:table-cell>
          <table:table-cell office:value-type="float" office:value="5.6713500000000003" table:style-name="ce1">
            <text:p>5.67135</text:p>
          </table:table-cell>
          <table:table-cell office:value-type="float" office:value="5.5179499999999999" table:style-name="ce1">
            <text:p>5.51795</text:p>
          </table:table-cell>
          <table:table-cell office:value-type="float" office:value="5.5836899999999998" table:style-name="ce1">
            <text:p>5.58369</text:p>
          </table:table-cell>
          <table:table-cell office:value-type="float" office:value="5.5722699999999996" table:style-name="ce1">
            <text:p>5.57227</text:p>
          </table:table-cell>
          <table:table-cell office:value-type="float" office:value="2.2440000000000002E-2" table:style-name="ce1">
            <text:p>0.02244</text:p>
          </table:table-cell>
          <table:table-cell office:value-type="float" office:value="2.256E-2" table:style-name="ce1">
            <text:p>0.02256</text:p>
          </table:table-cell>
          <table:table-cell office:value-type="float" office:value="2.2689999999999998E-2" table:style-name="ce1">
            <text:p>0.02269</text:p>
          </table:table-cell>
          <table:table-cell office:value-type="float" office:value="2.257E-2" table:style-name="ce1">
            <text:p>0.02257</text:p>
          </table:table-cell>
          <table:table-cell table:number-columns-repeated="16317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2"/>
          <table:table-cell office:value-type="string" table:style-name="ce1">
            <text:p>TH_05</text:p>
          </table:table-cell>
          <table:table-cell office:value-type="float" office:value="1.044E-2" table:style-name="ce1">
            <text:p>0.01044</text:p>
          </table:table-cell>
          <table:table-cell office:value-type="float" office:value="1.3339999999999999E-2" table:style-name="ce1">
            <text:p>0.01334</text:p>
          </table:table-cell>
          <table:table-cell office:value-type="float" office:value="6.5700000000000003E-3" table:style-name="ce1">
            <text:p>0.00657</text:p>
          </table:table-cell>
          <table:table-cell office:value-type="float" office:value="6.6800000000000002E-3" table:style-name="ce1">
            <text:p>0.00668</text:p>
          </table:table-cell>
          <table:table-cell office:value-type="float" office:value="6.6100000000000004E-3" table:style-name="ce1">
            <text:p>0.00661</text:p>
          </table:table-cell>
          <table:table-cell office:value-type="float" office:value="6.6E-3" table:style-name="ce1">
            <text:p>0.0066</text:p>
          </table:table-cell>
          <table:table-cell office:value-type="float" office:value="7.5100000000000002E-3" table:style-name="ce1">
            <text:p>0.00751</text:p>
          </table:table-cell>
          <table:table-cell office:value-type="float" office:value="7.5900000000000004E-3" table:style-name="ce1">
            <text:p>0.00759</text:p>
          </table:table-cell>
          <table:table-cell office:value-type="float" office:value="6.62E-3" table:style-name="ce1">
            <text:p>0.00662</text:p>
          </table:table-cell>
          <table:table-cell office:value-type="float" office:value="6.5700000000000003E-3" table:style-name="ce1">
            <text:p>0.00657</text:p>
          </table:table-cell>
          <table:table-cell office:value-type="float" office:value="1.3542799999999999" table:style-name="ce1">
            <text:p>1.35428</text:p>
          </table:table-cell>
          <table:table-cell office:value-type="float" office:value="1.36263" table:style-name="ce1">
            <text:p>1.36263</text:p>
          </table:table-cell>
          <table:table-cell office:value-type="float" office:value="1.3440300000000001" table:style-name="ce1">
            <text:p>1.34403</text:p>
          </table:table-cell>
          <table:table-cell table:style-name="ce1"/>
          <table:table-cell office:value-type="float" office:value="1.31104" table:style-name="ce1">
            <text:p>1.31104</text:p>
          </table:table-cell>
          <table:table-cell office:value-type="float" office:value="1.3374699999999999" table:style-name="ce1">
            <text:p>1.33747</text:p>
          </table:table-cell>
          <table:table-cell office:value-type="float" office:value="1.3711899999999999" table:style-name="ce1">
            <text:p>1.37119</text:p>
          </table:table-cell>
          <table:table-cell office:value-type="float" office:value="1.38378" table:style-name="ce1">
            <text:p>1.38378</text:p>
          </table:table-cell>
          <table:table-cell office:value-type="float" office:value="1.3820300000000001" table:style-name="ce1">
            <text:p>1.38203</text:p>
          </table:table-cell>
          <table:table-cell office:value-type="float" office:value="1.32209" table:style-name="ce1">
            <text:p>1.32209</text:p>
          </table:table-cell>
          <table:table-cell office:value-type="float" office:value="1.30637" table:style-name="ce1">
            <text:p>1.30637</text:p>
          </table:table-cell>
          <table:table-cell office:value-type="float" office:value="1.3068599999999999" table:style-name="ce1">
            <text:p>1.30686</text:p>
          </table:table-cell>
          <table:table-cell office:value-type="float" office:value="2.64E-3" table:style-name="ce1">
            <text:p>0.00264</text:p>
          </table:table-cell>
          <table:table-cell office:value-type="float" office:value="-5.1999999999999995E-4" table:style-name="ce1">
            <text:p>-0.00052</text:p>
          </table:table-cell>
          <table:table-cell office:value-type="float" office:value="3.5100000000000001E-3" table:style-name="ce1">
            <text:p>0.00351</text:p>
          </table:table-cell>
          <table:table-cell table:style-name="ce1"/>
          <table:table-cell office:value-type="float" office:value="5.0600000000000003E-3" table:style-name="ce1">
            <text:p>0.00506</text:p>
          </table:table-cell>
          <table:table-cell office:value-type="float" office:value="3.29E-3" table:style-name="ce1">
            <text:p>0.00329</text:p>
          </table:table-cell>
          <table:table-cell office:value-type="float" office:value="0.53354000000000001" table:style-name="ce1">
            <text:p>0.53354</text:p>
          </table:table-cell>
          <table:table-cell office:value-type="float" office:value="0.54120000000000001" table:style-name="ce1">
            <text:p>0.5412</text:p>
          </table:table-cell>
          <table:table-cell table:number-columns-repeated="2" table:style-name="ce1"/>
          <table:table-cell office:value-type="float" office:value="2.9999999999999997E-4" table:style-name="ce1">
            <text:p>0.0003</text:p>
          </table:table-cell>
          <table:table-cell table:style-name="ce1"/>
          <table:table-cell office:value-type="float" office:value="0.23871999999999999" table:style-name="ce1">
            <text:p>0.23872</text:p>
          </table:table-cell>
          <table:table-cell office:value-type="float" office:value="0.23665" table:style-name="ce1">
            <text:p>0.23665</text:p>
          </table:table-cell>
          <table:table-cell office:value-type="float" office:value="0.23941999999999999" table:style-name="ce1">
            <text:p>0.23942</text:p>
          </table:table-cell>
          <table:table-cell office:value-type="float" office:value="0.23962" table:style-name="ce1">
            <text:p>0.23962</text:p>
          </table:table-cell>
          <table:table-cell office:value-type="float" office:value="0.23977999999999999" table:style-name="ce1">
            <text:p>0.23978</text:p>
          </table:table-cell>
          <table:table-cell office:value-type="float" office:value="0.23522000000000001" table:style-name="ce1">
            <text:p>0.23522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2.32E-3" table:style-name="ce1">
            <text:p>0.00232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2.48E-3" table:style-name="ce1">
            <text:p>0.00248</text:p>
          </table:table-cell>
          <table:table-cell office:value-type="float" office:value="2.0031400000000001" table:style-name="ce1">
            <text:p>2.00314</text:p>
          </table:table-cell>
          <table:table-cell office:value-type="float" office:value="1.99966" table:style-name="ce1">
            <text:p>1.99966</text:p>
          </table:table-cell>
          <table:table-cell office:value-type="float" office:value="1.9743999999999999" table:style-name="ce1">
            <text:p>1.9744</text:p>
          </table:table-cell>
          <table:table-cell table:style-name="ce1"/>
          <table:table-cell office:value-type="float" office:value="1.98753" table:style-name="ce1">
            <text:p>1.98753</text:p>
          </table:table-cell>
          <table:table-cell office:value-type="float" office:value="1.9876100000000001" table:style-name="ce1">
            <text:p>1.98761</text:p>
          </table:table-cell>
          <table:table-cell office:value-type="float" office:value="9.1050000000000006E-2" table:style-name="ce1">
            <text:p>0.09105</text:p>
          </table:table-cell>
          <table:table-cell office:value-type="float" office:value="6.6909999999999997E-2" table:style-name="ce1">
            <text:p>0.06691</text:p>
          </table:table-cell>
          <table:table-cell office:value-type="float" office:value="4.9570000000000003E-2" table:style-name="ce1">
            <text:p>0.04957</text:p>
          </table:table-cell>
          <table:table-cell office:value-type="float" office:value="4.1480000000000003E-2" table:style-name="ce1">
            <text:p>0.04148</text:p>
          </table:table-cell>
          <table:table-cell office:value-type="float" office:value="5.6976000000000004" table:style-name="ce1">
            <text:p>5.6976</text:p>
          </table:table-cell>
          <table:table-cell office:value-type="float" office:value="5.6976300000000002" table:style-name="ce1">
            <text:p>5.69763</text:p>
          </table:table-cell>
          <table:table-cell office:value-type="float" office:value="5.7121599999999999" table:style-name="ce1">
            <text:p>5.71216</text:p>
          </table:table-cell>
          <table:table-cell office:value-type="float" office:value="5.5370100000000004" table:style-name="ce1">
            <text:p>5.53701</text:p>
          </table:table-cell>
          <table:table-cell office:value-type="float" office:value="5.60215" table:style-name="ce1">
            <text:p>5.60215</text:p>
          </table:table-cell>
          <table:table-cell office:value-type="float" office:value="5.6274100000000002" table:style-name="ce1">
            <text:p>5.62741</text:p>
          </table:table-cell>
          <table:table-cell office:value-type="float" office:value="1.9210000000000001E-2" table:style-name="ce1">
            <text:p>0.01921</text:p>
          </table:table-cell>
          <table:table-cell office:value-type="float" office:value="1.9300000000000001E-2" table:style-name="ce1">
            <text:p>0.0193</text:p>
          </table:table-cell>
          <table:table-cell office:value-type="float" office:value="1.9449999999999999E-2" table:style-name="ce1">
            <text:p>0.01945</text:p>
          </table:table-cell>
          <table:table-cell office:value-type="float" office:value="1.932E-2" table:style-name="ce1">
            <text:p>0.01932</text:p>
          </table:table-cell>
          <table:table-cell table:number-columns-repeated="16317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2"/>
          <table:table-cell office:value-type="string" table:style-name="ce1">
            <text:p>TH_06</text:p>
          </table:table-cell>
          <table:table-cell office:value-type="float" office:value="1.486E-2" table:style-name="ce1">
            <text:p>0.01486</text:p>
          </table:table-cell>
          <table:table-cell office:value-type="float" office:value="1.652E-2" table:style-name="ce1">
            <text:p>0.01652</text:p>
          </table:table-cell>
          <table:table-cell office:value-type="float" office:value="6.7400000000000003E-3" table:style-name="ce1">
            <text:p>0.00674</text:p>
          </table:table-cell>
          <table:table-cell office:value-type="float" office:value="7.1799999999999998E-3" table:style-name="ce1">
            <text:p>0.00718</text:p>
          </table:table-cell>
          <table:table-cell office:value-type="float" office:value="6.9800000000000001E-3" table:style-name="ce1">
            <text:p>0.00698</text:p>
          </table:table-cell>
          <table:table-cell office:value-type="float" office:value="6.9699999999999996E-3" table:style-name="ce1">
            <text:p>0.00697</text:p>
          </table:table-cell>
          <table:table-cell office:value-type="float" office:value="6.4999999999999997E-3" table:style-name="ce1">
            <text:p>0.0065</text:p>
          </table:table-cell>
          <table:table-cell office:value-type="float" office:value="7.6099999999999996E-3" table:style-name="ce1">
            <text:p>0.00761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6.8599999999999998E-3" table:style-name="ce1">
            <text:p>0.00686</text:p>
          </table:table-cell>
          <table:table-cell office:value-type="float" office:value="1.35046" table:style-name="ce1">
            <text:p>1.35046</text:p>
          </table:table-cell>
          <table:table-cell office:value-type="float" office:value="1.3596299999999999" table:style-name="ce1">
            <text:p>1.35963</text:p>
          </table:table-cell>
          <table:table-cell office:value-type="float" office:value="1.3414699999999999" table:style-name="ce1">
            <text:p>1.34147</text:p>
          </table:table-cell>
          <table:table-cell table:style-name="ce1"/>
          <table:table-cell office:value-type="float" office:value="1.31246" table:style-name="ce1">
            <text:p>1.31246</text:p>
          </table:table-cell>
          <table:table-cell office:value-type="float" office:value="1.32653" table:style-name="ce1">
            <text:p>1.32653</text:p>
          </table:table-cell>
          <table:table-cell office:value-type="float" office:value="1.3920399999999999" table:style-name="ce1">
            <text:p>1.39204</text:p>
          </table:table-cell>
          <table:table-cell office:value-type="float" office:value="1.38062" table:style-name="ce1">
            <text:p>1.38062</text:p>
          </table:table-cell>
          <table:table-cell office:value-type="float" office:value="1.37273" table:style-name="ce1">
            <text:p>1.37273</text:p>
          </table:table-cell>
          <table:table-cell office:value-type="float" office:value="1.3085199999999999" table:style-name="ce1">
            <text:p>1.30852</text:p>
          </table:table-cell>
          <table:table-cell office:value-type="float" office:value="1.31593" table:style-name="ce1">
            <text:p>1.31593</text:p>
          </table:table-cell>
          <table:table-cell office:value-type="float" office:value="1.2994300000000001" table:style-name="ce1">
            <text:p>1.29943</text:p>
          </table:table-cell>
          <table:table-cell office:value-type="float" office:value="5.8900000000000003E-3" table:style-name="ce1">
            <text:p>0.00589</text:p>
          </table:table-cell>
          <table:table-cell office:value-type="float" office:value="2.33E-3" table:style-name="ce1">
            <text:p>0.00233</text:p>
          </table:table-cell>
          <table:table-cell office:value-type="float" office:value="6.9899999999999997E-3" table:style-name="ce1">
            <text:p>0.00699</text:p>
          </table:table-cell>
          <table:table-cell table:style-name="ce1"/>
          <table:table-cell office:value-type="float" office:value="7.79E-3" table:style-name="ce1">
            <text:p>0.00779</text:p>
          </table:table-cell>
          <table:table-cell office:value-type="float" office:value="6.9499999999999996E-3" table:style-name="ce1">
            <text:p>0.00695</text:p>
          </table:table-cell>
          <table:table-cell office:value-type="float" office:value="0.41249000000000002" table:style-name="ce1">
            <text:p>0.41249</text:p>
          </table:table-cell>
          <table:table-cell office:value-type="float" office:value="0.42915999999999999" table:style-name="ce1">
            <text:p>0.42916</text:p>
          </table:table-cell>
          <table:table-cell table:number-columns-repeated="2" table:style-name="ce1"/>
          <table:table-cell office:value-type="float" office:value="3.0299999999999999E-4" table:style-name="ce1">
            <text:p>0.000303</text:p>
          </table:table-cell>
          <table:table-cell table:style-name="ce1"/>
          <table:table-cell office:value-type="float" office:value="0.23779" table:style-name="ce1">
            <text:p>0.23779</text:p>
          </table:table-cell>
          <table:table-cell office:value-type="float" office:value="0.23615" table:style-name="ce1">
            <text:p>0.23615</text:p>
          </table:table-cell>
          <table:table-cell office:value-type="float" office:value="0.23849000000000001" table:style-name="ce1">
            <text:p>0.23849</text:p>
          </table:table-cell>
          <table:table-cell office:value-type="float" office:value="0.23852999999999999" table:style-name="ce1">
            <text:p>0.23853</text:p>
          </table:table-cell>
          <table:table-cell office:value-type="float" office:value="0.23798" table:style-name="ce1">
            <text:p>0.23798</text:p>
          </table:table-cell>
          <table:table-cell office:value-type="float" office:value="0.23404" table:style-name="ce1">
            <text:p>0.23404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3E-3" table:style-name="ce1">
            <text:p>0.0023</text:p>
          </table:table-cell>
          <table:table-cell office:value-type="float" office:value="2.2100000000000002E-3" table:style-name="ce1">
            <text:p>0.00221</text:p>
          </table:table-cell>
          <table:table-cell office:value-type="float" office:value="1.92388" table:style-name="ce1">
            <text:p>1.92388</text:p>
          </table:table-cell>
          <table:table-cell office:value-type="float" office:value="1.82707" table:style-name="ce1">
            <text:p>1.82707</text:p>
          </table:table-cell>
          <table:table-cell office:value-type="float" office:value="1.8081199999999999" table:style-name="ce1">
            <text:p>1.80812</text:p>
          </table:table-cell>
          <table:table-cell table:style-name="ce1"/>
          <table:table-cell office:value-type="float" office:value="1.8111900000000001" table:style-name="ce1">
            <text:p>1.81119</text:p>
          </table:table-cell>
          <table:table-cell office:value-type="float" office:value="1.80758" table:style-name="ce1">
            <text:p>1.80758</text:p>
          </table:table-cell>
          <table:table-cell office:value-type="float" office:value="9.9129999999999996E-2" table:style-name="ce1">
            <text:p>0.09913</text:p>
          </table:table-cell>
          <table:table-cell office:value-type="float" office:value="7.8189999999999996E-2" table:style-name="ce1">
            <text:p>0.07819</text:p>
          </table:table-cell>
          <table:table-cell office:value-type="float" office:value="0.10133" table:style-name="ce1">
            <text:p>0.10133</text:p>
          </table:table-cell>
          <table:table-cell office:value-type="float" office:value="7.7329999999999996E-2" table:style-name="ce1">
            <text:p>0.07733</text:p>
          </table:table-cell>
          <table:table-cell office:value-type="float" office:value="5.6943099999999998" table:style-name="ce1">
            <text:p>5.69431</text:p>
          </table:table-cell>
          <table:table-cell office:value-type="float" office:value="5.7049799999999999" table:style-name="ce1">
            <text:p>5.70498</text:p>
          </table:table-cell>
          <table:table-cell office:value-type="float" office:value="5.7006699999999997" table:style-name="ce1">
            <text:p>5.70067</text:p>
          </table:table-cell>
          <table:table-cell office:value-type="float" office:value="5.5089300000000003" table:style-name="ce1">
            <text:p>5.50893</text:p>
          </table:table-cell>
          <table:table-cell office:value-type="float" office:value="5.6175300000000004" table:style-name="ce1">
            <text:p>5.61753</text:p>
          </table:table-cell>
          <table:table-cell office:value-type="float" office:value="5.6070700000000002" table:style-name="ce1">
            <text:p>5.60707</text:p>
          </table:table-cell>
          <table:table-cell office:value-type="float" office:value="1.9189999999999999E-2" table:style-name="ce1">
            <text:p>0.01919</text:p>
          </table:table-cell>
          <table:table-cell office:value-type="float" office:value="1.932E-2" table:style-name="ce1">
            <text:p>0.01932</text:p>
          </table:table-cell>
          <table:table-cell office:value-type="float" office:value="1.932E-2" table:style-name="ce1">
            <text:p>0.01932</text:p>
          </table:table-cell>
          <table:table-cell office:value-type="float" office:value="1.9259999999999999E-2" table:style-name="ce1">
            <text:p>0.01926</text:p>
          </table:table-cell>
          <table:table-cell table:number-columns-repeated="16317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2"/>
          <table:table-cell office:value-type="string" table:style-name="ce1">
            <text:p>TH_07</text:p>
          </table:table-cell>
          <table:table-cell office:value-type="float" office:value="6.13E-3" table:style-name="ce1">
            <text:p>0.00613</text:p>
          </table:table-cell>
          <table:table-cell office:value-type="float" office:value="8.5900000000000004E-3" table:style-name="ce1">
            <text:p>0.00859</text:p>
          </table:table-cell>
          <table:table-cell office:value-type="float" office:value="6.1399999999999996E-3" table:style-name="ce1">
            <text:p>0.00614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6.6800000000000002E-3" table:style-name="ce1">
            <text:p>0.00668</text:p>
          </table:table-cell>
          <table:table-cell office:value-type="float" office:value="5.9199999999999999E-3" table:style-name="ce1">
            <text:p>0.00592</text:p>
          </table:table-cell>
          <table:table-cell office:value-type="float" office:value="5.8900000000000003E-3" table:style-name="ce1">
            <text:p>0.00589</text:p>
          </table:table-cell>
          <table:table-cell office:value-type="float" office:value="1.2490600000000001" table:style-name="ce1">
            <text:p>1.24906</text:p>
          </table:table-cell>
          <table:table-cell office:value-type="float" office:value="1.2511000000000001" table:style-name="ce1">
            <text:p>1.2511</text:p>
          </table:table-cell>
          <table:table-cell office:value-type="float" office:value="1.2311700000000001" table:style-name="ce1">
            <text:p>1.23117</text:p>
          </table:table-cell>
          <table:table-cell table:style-name="ce1"/>
          <table:table-cell office:value-type="float" office:value="1.2054400000000001" table:style-name="ce1">
            <text:p>1.20544</text:p>
          </table:table-cell>
          <table:table-cell office:value-type="float" office:value="1.22235" table:style-name="ce1">
            <text:p>1.22235</text:p>
          </table:table-cell>
          <table:table-cell office:value-type="float" office:value="1.2758799999999999" table:style-name="ce1">
            <text:p>1.27588</text:p>
          </table:table-cell>
          <table:table-cell office:value-type="float" office:value="1.2682899999999999" table:style-name="ce1">
            <text:p>1.26829</text:p>
          </table:table-cell>
          <table:table-cell office:value-type="float" office:value="1.26491" table:style-name="ce1">
            <text:p>1.26491</text:p>
          </table:table-cell>
          <table:table-cell office:value-type="float" office:value="1.2132400000000001" table:style-name="ce1">
            <text:p>1.21324</text:p>
          </table:table-cell>
          <table:table-cell office:value-type="float" office:value="1.2175499999999999" table:style-name="ce1">
            <text:p>1.21755</text:p>
          </table:table-cell>
          <table:table-cell office:value-type="float" office:value="1.1985399999999999" table:style-name="ce1">
            <text:p>1.19854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-3.98E-3" table:style-name="ce1">
            <text:p>-0.00398</text:p>
          </table:table-cell>
          <table:table-cell office:value-type="float" office:value="1.2199999999999999E-3" table:style-name="ce1">
            <text:p>0.00122</text:p>
          </table:table-cell>
          <table:table-cell table:style-name="ce1"/>
          <table:table-cell office:value-type="float" office:value="3.5000000000000001E-3" table:style-name="ce1">
            <text:p>0.0035</text:p>
          </table:table-cell>
          <table:table-cell office:value-type="float" office:value="3.1E-4" table:style-name="ce1">
            <text:p>0.00031</text:p>
          </table:table-cell>
          <table:table-cell office:value-type="float" office:value="0.35213" table:style-name="ce1">
            <text:p>0.35213</text:p>
          </table:table-cell>
          <table:table-cell office:value-type="float" office:value="0.36698999999999998" table:style-name="ce1">
            <text:p>0.36699</text:p>
          </table:table-cell>
          <table:table-cell table:number-columns-repeated="2" table:style-name="ce1"/>
          <table:table-cell office:value-type="float" office:value="2.7900000000000001E-4" table:style-name="ce1">
            <text:p>0.000279</text:p>
          </table:table-cell>
          <table:table-cell table:style-name="ce1"/>
          <table:table-cell office:value-type="float" office:value="0.21493999999999999" table:style-name="ce1">
            <text:p>0.21494</text:p>
          </table:table-cell>
          <table:table-cell office:value-type="float" office:value="0.21304999999999999" table:style-name="ce1">
            <text:p>0.21305</text:p>
          </table:table-cell>
          <table:table-cell office:value-type="float" office:value="0.21603" table:style-name="ce1">
            <text:p>0.21603</text:p>
          </table:table-cell>
          <table:table-cell office:value-type="float" office:value="0.21495" table:style-name="ce1">
            <text:p>0.21495</text:p>
          </table:table-cell>
          <table:table-cell office:value-type="float" office:value="0.21498999999999999" table:style-name="ce1">
            <text:p>0.21499</text:p>
          </table:table-cell>
          <table:table-cell office:value-type="float" office:value="0.21071999999999999" table:style-name="ce1">
            <text:p>0.21072</text:p>
          </table:table-cell>
          <table:table-cell office:value-type="float" office:value="1.16E-3" table:style-name="ce1">
            <text:p>0.00116</text:p>
          </table:table-cell>
          <table:table-cell office:value-type="float" office:value="1.14E-3" table:style-name="ce1">
            <text:p>0.00114</text:p>
          </table:table-cell>
          <table:table-cell office:value-type="float" office:value="1.0399999999999999E-3" table:style-name="ce1">
            <text:p>0.00104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1.81403" table:style-name="ce1">
            <text:p>1.81403</text:p>
          </table:table-cell>
          <table:table-cell office:value-type="float" office:value="1.75298" table:style-name="ce1">
            <text:p>1.75298</text:p>
          </table:table-cell>
          <table:table-cell office:value-type="float" office:value="1.7352799999999999" table:style-name="ce1">
            <text:p>1.73528</text:p>
          </table:table-cell>
          <table:table-cell table:style-name="ce1"/>
          <table:table-cell office:value-type="float" office:value="1.73231" table:style-name="ce1">
            <text:p>1.73231</text:p>
          </table:table-cell>
          <table:table-cell office:value-type="float" office:value="1.73838" table:style-name="ce1">
            <text:p>1.73838</text:p>
          </table:table-cell>
          <table:table-cell office:value-type="float" office:value="0.10818" table:style-name="ce1">
            <text:p>0.10818</text:p>
          </table:table-cell>
          <table:table-cell office:value-type="float" office:value="7.571E-2" table:style-name="ce1">
            <text:p>0.07571</text:p>
          </table:table-cell>
          <table:table-cell office:value-type="float" office:value="5.6370000000000003E-2" table:style-name="ce1">
            <text:p>0.05637</text:p>
          </table:table-cell>
          <table:table-cell office:value-type="float" office:value="5.108E-2" table:style-name="ce1">
            <text:p>0.05108</text:p>
          </table:table-cell>
          <table:table-cell office:value-type="float" office:value="5.6999000000000004" table:style-name="ce1">
            <text:p>5.6999</text:p>
          </table:table-cell>
          <table:table-cell office:value-type="float" office:value="5.7186500000000002" table:style-name="ce1">
            <text:p>5.71865</text:p>
          </table:table-cell>
          <table:table-cell office:value-type="float" office:value="5.7263799999999998" table:style-name="ce1">
            <text:p>5.72638</text:p>
          </table:table-cell>
          <table:table-cell office:value-type="float" office:value="5.6052200000000001" table:style-name="ce1">
            <text:p>5.60522</text:p>
          </table:table-cell>
          <table:table-cell office:value-type="float" office:value="5.6044499999999999" table:style-name="ce1">
            <text:p>5.60445</text:p>
          </table:table-cell>
          <table:table-cell office:value-type="float" office:value="5.6082200000000002" table:style-name="ce1">
            <text:p>5.60822</text:p>
          </table:table-cell>
          <table:table-cell office:value-type="float" office:value="1.804E-2" table:style-name="ce1">
            <text:p>0.01804</text:p>
          </table:table-cell>
          <table:table-cell office:value-type="float" office:value="1.8149999999999999E-2" table:style-name="ce1">
            <text:p>0.01815</text:p>
          </table:table-cell>
          <table:table-cell office:value-type="float" office:value="1.8180000000000002E-2" table:style-name="ce1">
            <text:p>0.01818</text:p>
          </table:table-cell>
          <table:table-cell office:value-type="float" office:value="1.804E-2" table:style-name="ce1">
            <text:p>0.01804</text:p>
          </table:table-cell>
          <table:table-cell table:number-columns-repeated="16317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2"/>
          <table:table-cell office:value-type="string" table:style-name="ce1">
            <text:p>TH_08</text:p>
          </table:table-cell>
          <table:table-cell office:value-type="float" office:value="2.5520000000000001E-2" table:style-name="ce1">
            <text:p>0.02552</text:p>
          </table:table-cell>
          <table:table-cell office:value-type="float" office:value="2.5479999999999999E-2" table:style-name="ce1">
            <text:p>0.02548</text:p>
          </table:table-cell>
          <table:table-cell office:value-type="float" office:value="6.2300000000000003E-3" table:style-name="ce1">
            <text:p>0.00623</text:p>
          </table:table-cell>
          <table:table-cell office:value-type="float" office:value="6.4099999999999999E-3" table:style-name="ce1">
            <text:p>0.00641</text:p>
          </table:table-cell>
          <table:table-cell office:value-type="float" office:value="6.28E-3" table:style-name="ce1">
            <text:p>0.00628</text:p>
          </table:table-cell>
          <table:table-cell office:value-type="float" office:value="6.28E-3" table:style-name="ce1">
            <text:p>0.00628</text:p>
          </table:table-cell>
          <table:table-cell office:value-type="float" office:value="6.45E-3" table:style-name="ce1">
            <text:p>0.00645</text:p>
          </table:table-cell>
          <table:table-cell office:value-type="float" office:value="6.8300000000000001E-3" table:style-name="ce1">
            <text:p>0.00683</text:p>
          </table:table-cell>
          <table:table-cell office:value-type="float" office:value="6.1900000000000002E-3" table:style-name="ce1">
            <text:p>0.00619</text:p>
          </table:table-cell>
          <table:table-cell office:value-type="float" office:value="6.2700000000000004E-3" table:style-name="ce1">
            <text:p>0.00627</text:p>
          </table:table-cell>
          <table:table-cell office:value-type="float" office:value="1.21685" table:style-name="ce1">
            <text:p>1.21685</text:p>
          </table:table-cell>
          <table:table-cell office:value-type="float" office:value="1.22784" table:style-name="ce1">
            <text:p>1.22784</text:p>
          </table:table-cell>
          <table:table-cell office:value-type="float" office:value="1.2127600000000001" table:style-name="ce1">
            <text:p>1.21276</text:p>
          </table:table-cell>
          <table:table-cell table:style-name="ce1"/>
          <table:table-cell office:value-type="float" office:value="1.1872400000000001" table:style-name="ce1">
            <text:p>1.18724</text:p>
          </table:table-cell>
          <table:table-cell office:value-type="float" office:value="1.2013499999999999" table:style-name="ce1">
            <text:p>1.20135</text:p>
          </table:table-cell>
          <table:table-cell office:value-type="float" office:value="1.2314700000000001" table:style-name="ce1">
            <text:p>1.23147</text:p>
          </table:table-cell>
          <table:table-cell office:value-type="float" office:value="1.24665" table:style-name="ce1">
            <text:p>1.24665</text:p>
          </table:table-cell>
          <table:table-cell office:value-type="float" office:value="1.24875" table:style-name="ce1">
            <text:p>1.24875</text:p>
          </table:table-cell>
          <table:table-cell office:value-type="float" office:value="1.1882299999999999" table:style-name="ce1">
            <text:p>1.18823</text:p>
          </table:table-cell>
          <table:table-cell office:value-type="float" office:value="1.19146" table:style-name="ce1">
            <text:p>1.19146</text:p>
          </table:table-cell>
          <table:table-cell office:value-type="float" office:value="1.16828" table:style-name="ce1">
            <text:p>1.16828</text:p>
          </table:table-cell>
          <table:table-cell office:value-type="float" office:value="2.5440000000000001E-2" table:style-name="ce1">
            <text:p>0.02544</text:p>
          </table:table-cell>
          <table:table-cell office:value-type="float" office:value="2.5919999999999999E-2" table:style-name="ce1">
            <text:p>0.02592</text:p>
          </table:table-cell>
          <table:table-cell office:value-type="float" office:value="2.6950000000000002E-2" table:style-name="ce1">
            <text:p>0.02695</text:p>
          </table:table-cell>
          <table:table-cell table:style-name="ce1"/>
          <table:table-cell office:value-type="float" office:value="3.0929999999999999E-2" table:style-name="ce1">
            <text:p>0.03093</text:p>
          </table:table-cell>
          <table:table-cell office:value-type="float" office:value="2.903E-2" table:style-name="ce1">
            <text:p>0.02903</text:p>
          </table:table-cell>
          <table:table-cell office:value-type="float" office:value="0.35998000000000002" table:style-name="ce1">
            <text:p>0.35998</text:p>
          </table:table-cell>
          <table:table-cell office:value-type="float" office:value="0.37680000000000002" table:style-name="ce1">
            <text:p>0.3768</text:p>
          </table:table-cell>
          <table:table-cell table:number-columns-repeated="2" table:style-name="ce1"/>
          <table:table-cell office:value-type="float" office:value="3.1599999999999998E-4" table:style-name="ce1">
            <text:p>0.000316</text:p>
          </table:table-cell>
          <table:table-cell table:style-name="ce1"/>
          <table:table-cell office:value-type="float" office:value="0.21568000000000001" table:style-name="ce1">
            <text:p>0.21568</text:p>
          </table:table-cell>
          <table:table-cell office:value-type="float" office:value="0.21432999999999999" table:style-name="ce1">
            <text:p>0.21433</text:p>
          </table:table-cell>
          <table:table-cell office:value-type="float" office:value="0.21626999999999999" table:style-name="ce1">
            <text:p>0.21627</text:p>
          </table:table-cell>
          <table:table-cell office:value-type="float" office:value="0.21582000000000001" table:style-name="ce1">
            <text:p>0.21582</text:p>
          </table:table-cell>
          <table:table-cell office:value-type="float" office:value="0.21640000000000001" table:style-name="ce1">
            <text:p>0.2164</text:p>
          </table:table-cell>
          <table:table-cell office:value-type="float" office:value="0.21198" table:style-name="ce1">
            <text:p>0.21198</text:p>
          </table:table-cell>
          <table:table-cell office:value-type="float" office:value="7.8200000000000006E-3" table:style-name="ce1">
            <text:p>0.00782</text:p>
          </table:table-cell>
          <table:table-cell office:value-type="float" office:value="7.8200000000000006E-3" table:style-name="ce1">
            <text:p>0.00782</text:p>
          </table:table-cell>
          <table:table-cell office:value-type="float" office:value="7.9799999999999992E-3" table:style-name="ce1">
            <text:p>0.00798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1.83908" table:style-name="ce1">
            <text:p>1.83908</text:p>
          </table:table-cell>
          <table:table-cell office:value-type="float" office:value="1.7342" table:style-name="ce1">
            <text:p>1.7342</text:p>
          </table:table-cell>
          <table:table-cell office:value-type="float" office:value="1.7206600000000001" table:style-name="ce1">
            <text:p>1.72066</text:p>
          </table:table-cell>
          <table:table-cell table:style-name="ce1"/>
          <table:table-cell office:value-type="float" office:value="1.7236100000000001" table:style-name="ce1">
            <text:p>1.72361</text:p>
          </table:table-cell>
          <table:table-cell office:value-type="float" office:value="1.7147600000000001" table:style-name="ce1">
            <text:p>1.71476</text:p>
          </table:table-cell>
          <table:table-cell office:value-type="float" office:value="0.13819999999999999" table:style-name="ce1">
            <text:p>0.1382</text:p>
          </table:table-cell>
          <table:table-cell office:value-type="float" office:value="8.2659999999999997E-2" table:style-name="ce1">
            <text:p>0.08266</text:p>
          </table:table-cell>
          <table:table-cell office:value-type="float" office:value="8.4839999999999999E-2" table:style-name="ce1">
            <text:p>0.08484</text:p>
          </table:table-cell>
          <table:table-cell office:value-type="float" office:value="7.9560000000000006E-2" table:style-name="ce1">
            <text:p>0.07956</text:p>
          </table:table-cell>
          <table:table-cell office:value-type="float" office:value="5.6569000000000003" table:style-name="ce1">
            <text:p>5.6569</text:p>
          </table:table-cell>
          <table:table-cell office:value-type="float" office:value="5.68607" table:style-name="ce1">
            <text:p>5.68607</text:p>
          </table:table-cell>
          <table:table-cell office:value-type="float" office:value="5.6820199999999996" table:style-name="ce1">
            <text:p>5.68202</text:p>
          </table:table-cell>
          <table:table-cell office:value-type="float" office:value="5.5532700000000004" table:style-name="ce1">
            <text:p>5.55327</text:p>
          </table:table-cell>
          <table:table-cell office:value-type="float" office:value="5.5464599999999997" table:style-name="ce1">
            <text:p>5.54646</text:p>
          </table:table-cell>
          <table:table-cell office:value-type="float" office:value="5.5784399999999996" table:style-name="ce1">
            <text:p>5.57844</text:p>
          </table:table-cell>
          <table:table-cell office:value-type="float" office:value="1.7409999999999998E-2" table:style-name="ce1">
            <text:p>0.01741</text:p>
          </table:table-cell>
          <table:table-cell office:value-type="float" office:value="1.7489999999999999E-2" table:style-name="ce1">
            <text:p>0.01749</text:p>
          </table:table-cell>
          <table:table-cell office:value-type="float" office:value="1.754E-2" table:style-name="ce1">
            <text:p>0.01754</text:p>
          </table:table-cell>
          <table:table-cell office:value-type="float" office:value="1.745E-2" table:style-name="ce1">
            <text:p>0.01745</text:p>
          </table:table-cell>
          <table:table-cell table:number-columns-repeated="16317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2"/>
          <table:table-cell office:value-type="string" table:style-name="ce1">
            <text:p>TH_09</text:p>
          </table:table-cell>
          <table:table-cell office:value-type="float" office:value="1.01E-2" table:style-name="ce1">
            <text:p>0.0101</text:p>
          </table:table-cell>
          <table:table-cell office:value-type="float" office:value="1.417E-2" table:style-name="ce1">
            <text:p>0.01417</text:p>
          </table:table-cell>
          <table:table-cell office:value-type="float" office:value="5.13E-3" table:style-name="ce1">
            <text:p>0.00513</text:p>
          </table:table-cell>
          <table:table-cell office:value-type="float" office:value="5.1500000000000001E-3" table:style-name="ce1">
            <text:p>0.00515</text:p>
          </table:table-cell>
          <table:table-cell office:value-type="float" office:value="5.0099999999999997E-3" table:style-name="ce1">
            <text:p>0.00501</text:p>
          </table:table-cell>
          <table:table-cell office:value-type="float" office:value="5.0099999999999997E-3" table:style-name="ce1">
            <text:p>0.00501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5.4099999999999999E-3" table:style-name="ce1">
            <text:p>0.00541</text:p>
          </table:table-cell>
          <table:table-cell office:value-type="float" office:value="4.9800000000000001E-3" table:style-name="ce1">
            <text:p>0.00498</text:p>
          </table:table-cell>
          <table:table-cell office:value-type="float" office:value="5.0899999999999999E-3" table:style-name="ce1">
            <text:p>0.00509</text:p>
          </table:table-cell>
          <table:table-cell office:value-type="float" office:value="1.1068800000000001" table:style-name="ce1">
            <text:p>1.10688</text:p>
          </table:table-cell>
          <table:table-cell office:value-type="float" office:value="1.1206" table:style-name="ce1">
            <text:p>1.1206</text:p>
          </table:table-cell>
          <table:table-cell office:value-type="float" office:value="1.1063400000000001" table:style-name="ce1">
            <text:p>1.10634</text:p>
          </table:table-cell>
          <table:table-cell table:style-name="ce1"/>
          <table:table-cell office:value-type="float" office:value="1.0767899999999999" table:style-name="ce1">
            <text:p>1.07679</text:p>
          </table:table-cell>
          <table:table-cell office:value-type="float" office:value="1.09396" table:style-name="ce1">
            <text:p>1.09396</text:p>
          </table:table-cell>
          <table:table-cell office:value-type="float" office:value="1.13771" table:style-name="ce1">
            <text:p>1.13771</text:p>
          </table:table-cell>
          <table:table-cell office:value-type="float" office:value="1.14005" table:style-name="ce1">
            <text:p>1.14005</text:p>
          </table:table-cell>
          <table:table-cell office:value-type="float" office:value="1.14262" table:style-name="ce1">
            <text:p>1.14262</text:p>
          </table:table-cell>
          <table:table-cell office:value-type="float" office:value="1.08483" table:style-name="ce1">
            <text:p>1.08483</text:p>
          </table:table-cell>
          <table:table-cell office:value-type="float" office:value="1.0880799999999999" table:style-name="ce1">
            <text:p>1.08808</text:p>
          </table:table-cell>
          <table:table-cell office:value-type="float" office:value="1.0748800000000001" table:style-name="ce1">
            <text:p>1.07488</text:p>
          </table:table-cell>
          <table:table-cell office:value-type="float" office:value="2.33E-3" table:style-name="ce1">
            <text:p>0.00233</text:p>
          </table:table-cell>
          <table:table-cell office:value-type="float" office:value="-1.3699999999999999E-3" table:style-name="ce1">
            <text:p>-0.00137</text:p>
          </table:table-cell>
          <table:table-cell office:value-type="float" office:value="3.82E-3" table:style-name="ce1">
            <text:p>0.00382</text:p>
          </table:table-cell>
          <table:table-cell table:style-name="ce1"/>
          <table:table-cell office:value-type="float" office:value="4.6299999999999996E-3" table:style-name="ce1">
            <text:p>0.00463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0.31786999999999999" table:style-name="ce1">
            <text:p>0.31787</text:p>
          </table:table-cell>
          <table:table-cell office:value-type="float" office:value="0.33278000000000002" table:style-name="ce1">
            <text:p>0.33278</text:p>
          </table:table-cell>
          <table:table-cell table:number-columns-repeated="2" table:style-name="ce1"/>
          <table:table-cell office:value-type="float" office:value="2.5700000000000001E-4" table:style-name="ce1">
            <text:p>0.000257</text:p>
          </table:table-cell>
          <table:table-cell table:style-name="ce1"/>
          <table:table-cell office:value-type="float" office:value="0.19306000000000001" table:style-name="ce1">
            <text:p>0.19306</text:p>
          </table:table-cell>
          <table:table-cell office:value-type="float" office:value="0.19137000000000001" table:style-name="ce1">
            <text:p>0.19137</text:p>
          </table:table-cell>
          <table:table-cell office:value-type="float" office:value="0.19405" table:style-name="ce1">
            <text:p>0.19405</text:p>
          </table:table-cell>
          <table:table-cell office:value-type="float" office:value="0.19459000000000001" table:style-name="ce1">
            <text:p>0.19459</text:p>
          </table:table-cell>
          <table:table-cell office:value-type="float" office:value="0.19392999999999999" table:style-name="ce1">
            <text:p>0.19393</text:p>
          </table:table-cell>
          <table:table-cell office:value-type="float" office:value="0.19120999999999999" table:style-name="ce1">
            <text:p>0.19121</text:p>
          </table:table-cell>
          <table:table-cell office:value-type="float" office:value="1.41E-3" table:style-name="ce1">
            <text:p>0.00141</text:p>
          </table:table-cell>
          <table:table-cell office:value-type="float" office:value="1.42E-3" table:style-name="ce1">
            <text:p>0.00142</text:p>
          </table:table-cell>
          <table:table-cell office:value-type="float" office:value="1.57E-3" table:style-name="ce1">
            <text:p>0.00157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1.7589999999999999" table:style-name="ce1">
            <text:p>1.759</text:p>
          </table:table-cell>
          <table:table-cell office:value-type="float" office:value="1.65391" table:style-name="ce1">
            <text:p>1.65391</text:p>
          </table:table-cell>
          <table:table-cell office:value-type="float" office:value="1.6395999999999999" table:style-name="ce1">
            <text:p>1.6396</text:p>
          </table:table-cell>
          <table:table-cell table:style-name="ce1"/>
          <table:table-cell office:value-type="float" office:value="1.64764" table:style-name="ce1">
            <text:p>1.64764</text:p>
          </table:table-cell>
          <table:table-cell office:value-type="float" office:value="1.6535500000000001" table:style-name="ce1">
            <text:p>1.65355</text:p>
          </table:table-cell>
          <table:table-cell office:value-type="float" office:value="0.15024000000000001" table:style-name="ce1">
            <text:p>0.15024</text:p>
          </table:table-cell>
          <table:table-cell office:value-type="float" office:value="9.9640000000000006E-2" table:style-name="ce1">
            <text:p>0.09964</text:p>
          </table:table-cell>
          <table:table-cell office:value-type="float" office:value="9.0759999999999993E-2" table:style-name="ce1">
            <text:p>0.09076</text:p>
          </table:table-cell>
          <table:table-cell office:value-type="float" office:value="0.11634" table:style-name="ce1">
            <text:p>0.11634</text:p>
          </table:table-cell>
          <table:table-cell office:value-type="float" office:value="5.6706899999999996" table:style-name="ce1">
            <text:p>5.67069</text:p>
          </table:table-cell>
          <table:table-cell office:value-type="float" office:value="5.6816500000000003" table:style-name="ce1">
            <text:p>5.68165</text:p>
          </table:table-cell>
          <table:table-cell office:value-type="float" office:value="5.6881899999999996" table:style-name="ce1">
            <text:p>5.68819</text:p>
          </table:table-cell>
          <table:table-cell office:value-type="float" office:value="5.5613200000000003" table:style-name="ce1">
            <text:p>5.56132</text:p>
          </table:table-cell>
          <table:table-cell office:value-type="float" office:value="5.5993399999999998" table:style-name="ce1">
            <text:p>5.59934</text:p>
          </table:table-cell>
          <table:table-cell office:value-type="float" office:value="5.6132799999999996" table:style-name="ce1">
            <text:p>5.61328</text:p>
          </table:table-cell>
          <table:table-cell office:value-type="float" office:value="1.5859999999999999E-2" table:style-name="ce1">
            <text:p>0.01586</text:p>
          </table:table-cell>
          <table:table-cell office:value-type="float" office:value="1.5959999999999998E-2" table:style-name="ce1">
            <text:p>0.01596</text:p>
          </table:table-cell>
          <table:table-cell office:value-type="float" office:value="1.6080000000000001E-2" table:style-name="ce1">
            <text:p>0.01608</text:p>
          </table:table-cell>
          <table:table-cell office:value-type="float" office:value="1.5959999999999998E-2" table:style-name="ce1">
            <text:p>0.01596</text:p>
          </table:table-cell>
          <table:table-cell table:number-columns-repeated="16317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2"/>
          <table:table-cell office:value-type="string" table:style-name="ce1">
            <text:p>TH_10</text:p>
          </table:table-cell>
          <table:table-cell office:value-type="float" office:value="4.3299999999999996E-3" table:style-name="ce1">
            <text:p>0.00433</text:p>
          </table:table-cell>
          <table:table-cell office:value-type="float" office:value="6.5199999999999998E-3" table:style-name="ce1">
            <text:p>0.00652</text:p>
          </table:table-cell>
          <table:table-cell office:value-type="float" office:value="6.9100000000000003E-3" table:style-name="ce1">
            <text:p>0.00691</text:p>
          </table:table-cell>
          <table:table-cell office:value-type="float" office:value="7.1900000000000002E-3" table:style-name="ce1">
            <text:p>0.00719</text:p>
          </table:table-cell>
          <table:table-cell office:value-type="float" office:value="6.96E-3" table:style-name="ce1">
            <text:p>0.00696</text:p>
          </table:table-cell>
          <table:table-cell office:value-type="float" office:value="6.94E-3" table:style-name="ce1">
            <text:p>0.00694</text:p>
          </table:table-cell>
          <table:table-cell office:value-type="float" office:value="7.62E-3" table:style-name="ce1">
            <text:p>0.00762</text:p>
          </table:table-cell>
          <table:table-cell office:value-type="float" office:value="8.0400000000000003E-3" table:style-name="ce1">
            <text:p>0.00804</text:p>
          </table:table-cell>
          <table:table-cell office:value-type="float" office:value="6.9699999999999996E-3" table:style-name="ce1">
            <text:p>0.00697</text:p>
          </table:table-cell>
          <table:table-cell office:value-type="float" office:value="6.8799999999999998E-3" table:style-name="ce1">
            <text:p>0.00688</text:p>
          </table:table-cell>
          <table:table-cell office:value-type="float" office:value="1.1492899999999999" table:style-name="ce1">
            <text:p>1.14929</text:p>
          </table:table-cell>
          <table:table-cell office:value-type="float" office:value="1.1597999999999999" table:style-name="ce1">
            <text:p>1.1598</text:p>
          </table:table-cell>
          <table:table-cell office:value-type="float" office:value="1.1406499999999999" table:style-name="ce1">
            <text:p>1.14065</text:p>
          </table:table-cell>
          <table:table-cell table:style-name="ce1"/>
          <table:table-cell office:value-type="float" office:value="1.1198699999999999" table:style-name="ce1">
            <text:p>1.11987</text:p>
          </table:table-cell>
          <table:table-cell office:value-type="float" office:value="1.1337699999999999" table:style-name="ce1">
            <text:p>1.13377</text:p>
          </table:table-cell>
          <table:table-cell office:value-type="float" office:value="1.1775" table:style-name="ce1">
            <text:p>1.1775</text:p>
          </table:table-cell>
          <table:table-cell office:value-type="float" office:value="1.1736200000000001" table:style-name="ce1">
            <text:p>1.17362</text:p>
          </table:table-cell>
          <table:table-cell office:value-type="float" office:value="1.17669" table:style-name="ce1">
            <text:p>1.17669</text:p>
          </table:table-cell>
          <table:table-cell office:value-type="float" office:value="1.1261399999999999" table:style-name="ce1">
            <text:p>1.12614</text:p>
          </table:table-cell>
          <table:table-cell office:value-type="float" office:value="1.13062" table:style-name="ce1">
            <text:p>1.13062</text:p>
          </table:table-cell>
          <table:table-cell office:value-type="float" office:value="1.11361" table:style-name="ce1">
            <text:p>1.11361</text:p>
          </table:table-cell>
          <table:table-cell office:value-type="float" office:value="-3.5599999999999998E-3" table:style-name="ce1">
            <text:p>-0.00356</text:p>
          </table:table-cell>
          <table:table-cell office:value-type="float" office:value="-8.8000000000000005E-3" table:style-name="ce1">
            <text:p>-0.0088</text:p>
          </table:table-cell>
          <table:table-cell office:value-type="float" office:value="-2.4599999999999999E-3" table:style-name="ce1">
            <text:p>-0.00246</text:p>
          </table:table-cell>
          <table:table-cell table:style-name="ce1"/>
          <table:table-cell office:value-type="float" office:value="-1.17E-3" table:style-name="ce1">
            <text:p>-0.00117</text:p>
          </table:table-cell>
          <table:table-cell office:value-type="float" office:value="-4.5199999999999997E-3" table:style-name="ce1">
            <text:p>-0.00452</text:p>
          </table:table-cell>
          <table:table-cell office:value-type="float" office:value="0.30732999999999999" table:style-name="ce1">
            <text:p>0.30733</text:p>
          </table:table-cell>
          <table:table-cell office:value-type="float" office:value="0.32240000000000002" table:style-name="ce1">
            <text:p>0.3224</text:p>
          </table:table-cell>
          <table:table-cell table:number-columns-repeated="2" table:style-name="ce1"/>
          <table:table-cell office:value-type="float" office:value="2.92E-4" table:style-name="ce1">
            <text:p>0.000292</text:p>
          </table:table-cell>
          <table:table-cell table:style-name="ce1"/>
          <table:table-cell office:value-type="float" office:value="0.19536999999999999" table:style-name="ce1">
            <text:p>0.19537</text:p>
          </table:table-cell>
          <table:table-cell office:value-type="float" office:value="0.19413" table:style-name="ce1">
            <text:p>0.19413</text:p>
          </table:table-cell>
          <table:table-cell office:value-type="float" office:value="0.19600999999999999" table:style-name="ce1">
            <text:p>0.19601</text:p>
          </table:table-cell>
          <table:table-cell office:value-type="float" office:value="0.19606000000000001" table:style-name="ce1">
            <text:p>0.19606</text:p>
          </table:table-cell>
          <table:table-cell office:value-type="float" office:value="0.19638" table:style-name="ce1">
            <text:p>0.19638</text:p>
          </table:table-cell>
          <table:table-cell office:value-type="float" office:value="0.19392999999999999" table:style-name="ce1">
            <text:p>0.19393</text:p>
          </table:table-cell>
          <table:table-cell office:value-type="float" office:value="4.6000000000000001E-4" table:style-name="ce1">
            <text:p>0.00046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1.7580199999999999" table:style-name="ce1">
            <text:p>1.75802</text:p>
          </table:table-cell>
          <table:table-cell office:value-type="float" office:value="1.6695500000000001" table:style-name="ce1">
            <text:p>1.66955</text:p>
          </table:table-cell>
          <table:table-cell office:value-type="float" office:value="1.65466" table:style-name="ce1">
            <text:p>1.65466</text:p>
          </table:table-cell>
          <table:table-cell table:style-name="ce1"/>
          <table:table-cell office:value-type="float" office:value="1.6605700000000001" table:style-name="ce1">
            <text:p>1.66057</text:p>
          </table:table-cell>
          <table:table-cell office:value-type="float" office:value="1.66276" table:style-name="ce1">
            <text:p>1.66276</text:p>
          </table:table-cell>
          <table:table-cell office:value-type="float" office:value="0.12447" table:style-name="ce1">
            <text:p>0.12447</text:p>
          </table:table-cell>
          <table:table-cell office:value-type="float" office:value="0.10460999999999999" table:style-name="ce1">
            <text:p>0.10461</text:p>
          </table:table-cell>
          <table:table-cell office:value-type="float" office:value="8.0949999999999994E-2" table:style-name="ce1">
            <text:p>0.08095</text:p>
          </table:table-cell>
          <table:table-cell office:value-type="float" office:value="8.1629999999999994E-2" table:style-name="ce1">
            <text:p>0.08163</text:p>
          </table:table-cell>
          <table:table-cell office:value-type="float" office:value="5.6881300000000001" table:style-name="ce1">
            <text:p>5.68813</text:p>
          </table:table-cell>
          <table:table-cell office:value-type="float" office:value="5.7195" table:style-name="ce1">
            <text:p>5.7195</text:p>
          </table:table-cell>
          <table:table-cell office:value-type="float" office:value="5.7210999999999999" table:style-name="ce1">
            <text:p>5.7211</text:p>
          </table:table-cell>
          <table:table-cell office:value-type="float" office:value="5.5844899999999997" table:style-name="ce1">
            <text:p>5.58449</text:p>
          </table:table-cell>
          <table:table-cell office:value-type="float" office:value="5.6207099999999999" table:style-name="ce1">
            <text:p>5.62071</text:p>
          </table:table-cell>
          <table:table-cell office:value-type="float" office:value="5.6212299999999997" table:style-name="ce1">
            <text:p>5.62123</text:p>
          </table:table-cell>
          <table:table-cell office:value-type="float" office:value="1.66E-2" table:style-name="ce1">
            <text:p>0.0166</text:p>
          </table:table-cell>
          <table:table-cell office:value-type="float" office:value="1.6650000000000002E-2" table:style-name="ce1">
            <text:p>0.01665</text:p>
          </table:table-cell>
          <table:table-cell office:value-type="float" office:value="1.6740000000000001E-2" table:style-name="ce1">
            <text:p>0.01674</text:p>
          </table:table-cell>
          <table:table-cell office:value-type="float" office:value="1.67E-2" table:style-name="ce1">
            <text:p>0.0167</text:p>
          </table:table-cell>
          <table:table-cell table:number-columns-repeated="16317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2"/>
          <table:table-cell office:value-type="string" table:style-name="ce1">
            <text:p>TH_11</text:p>
          </table:table-cell>
          <table:table-cell office:value-type="float" office:value="7.0800000000000004E-3" table:style-name="ce1">
            <text:p>0.00708</text:p>
          </table:table-cell>
          <table:table-cell office:value-type="float" office:value="9.9399999999999992E-3" table:style-name="ce1">
            <text:p>0.00994</text:p>
          </table:table-cell>
          <table:table-cell office:value-type="float" office:value="5.6800000000000002E-3" table:style-name="ce1">
            <text:p>0.00568</text:p>
          </table:table-cell>
          <table:table-cell office:value-type="float" office:value="5.9300000000000004E-3" table:style-name="ce1">
            <text:p>0.00593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5500000000000002E-3" table:style-name="ce1">
            <text:p>0.00555</text:p>
          </table:table-cell>
          <table:table-cell office:value-type="float" office:value="6.4200000000000004E-3" table:style-name="ce1">
            <text:p>0.00642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400000000000003E-3" table:style-name="ce1">
            <text:p>0.00574</text:p>
          </table:table-cell>
          <table:table-cell office:value-type="float" office:value="1.0994600000000001" table:style-name="ce1">
            <text:p>1.09946</text:p>
          </table:table-cell>
          <table:table-cell office:value-type="float" office:value="1.1126" table:style-name="ce1">
            <text:p>1.1126</text:p>
          </table:table-cell>
          <table:table-cell office:value-type="float" office:value="1.09646" table:style-name="ce1">
            <text:p>1.09646</text:p>
          </table:table-cell>
          <table:table-cell table:style-name="ce1"/>
          <table:table-cell office:value-type="float" office:value="1.0682400000000001" table:style-name="ce1">
            <text:p>1.06824</text:p>
          </table:table-cell>
          <table:table-cell office:value-type="float" office:value="1.08429" table:style-name="ce1">
            <text:p>1.08429</text:p>
          </table:table-cell>
          <table:table-cell office:value-type="float" office:value="1.1434500000000001" table:style-name="ce1">
            <text:p>1.14345</text:p>
          </table:table-cell>
          <table:table-cell office:value-type="float" office:value="1.1317900000000001" table:style-name="ce1">
            <text:p>1.13179</text:p>
          </table:table-cell>
          <table:table-cell office:value-type="float" office:value="1.15235" table:style-name="ce1">
            <text:p>1.15235</text:p>
          </table:table-cell>
          <table:table-cell office:value-type="float" office:value="1.0827599999999999" table:style-name="ce1">
            <text:p>1.08276</text:p>
          </table:table-cell>
          <table:table-cell office:value-type="float" office:value="1.08568" table:style-name="ce1">
            <text:p>1.08568</text:p>
          </table:table-cell>
          <table:table-cell office:value-type="float" office:value="1.0724499999999999" table:style-name="ce1">
            <text:p>1.07245</text:p>
          </table:table-cell>
          <table:table-cell office:value-type="float" office:value="-9.5E-4" table:style-name="ce1">
            <text:p>-0.00095</text:p>
          </table:table-cell>
          <table:table-cell office:value-type="float" office:value="-6.4000000000000003E-3" table:style-name="ce1">
            <text:p>-0.0064</text:p>
          </table:table-cell>
          <table:table-cell office:value-type="float" office:value="-5.2999999999999998E-4" table:style-name="ce1">
            <text:p>-0.00053</text:p>
          </table:table-cell>
          <table:table-cell table:style-name="ce1"/>
          <table:table-cell office:value-type="float" office:value="8.3000000000000001E-4" table:style-name="ce1">
            <text:p>0.00083</text:p>
          </table:table-cell>
          <table:table-cell office:value-type="float" office:value="5.8E-4" table:style-name="ce1">
            <text:p>0.00058</text:p>
          </table:table-cell>
          <table:table-cell office:value-type="float" office:value="0.32495000000000002" table:style-name="ce1">
            <text:p>0.32495</text:p>
          </table:table-cell>
          <table:table-cell office:value-type="float" office:value="0.34003" table:style-name="ce1">
            <text:p>0.34003</text:p>
          </table:table-cell>
          <table:table-cell table:number-columns-repeated="2" table:style-name="ce1"/>
          <table:table-cell office:value-type="float" office:value="2.8600000000000001E-4" table:style-name="ce1">
            <text:p>0.000286</text:p>
          </table:table-cell>
          <table:table-cell table:style-name="ce1"/>
          <table:table-cell office:value-type="float" office:value="0.18894" table:style-name="ce1">
            <text:p>0.18894</text:p>
          </table:table-cell>
          <table:table-cell office:value-type="float" office:value="0.18754000000000001" table:style-name="ce1">
            <text:p>0.18754</text:p>
          </table:table-cell>
          <table:table-cell office:value-type="float" office:value="0.18995000000000001" table:style-name="ce1">
            <text:p>0.18995</text:p>
          </table:table-cell>
          <table:table-cell office:value-type="float" office:value="0.18941" table:style-name="ce1">
            <text:p>0.18941</text:p>
          </table:table-cell>
          <table:table-cell office:value-type="float" office:value="0.19011" table:style-name="ce1">
            <text:p>0.19011</text:p>
          </table:table-cell>
          <table:table-cell office:value-type="float" office:value="0.18687999999999999" table:style-name="ce1">
            <text:p>0.18688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1.06E-3" table:style-name="ce1">
            <text:p>0.00106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1.82212" table:style-name="ce1">
            <text:p>1.82212</text:p>
          </table:table-cell>
          <table:table-cell office:value-type="float" office:value="1.6943900000000001" table:style-name="ce1">
            <text:p>1.69439</text:p>
          </table:table-cell>
          <table:table-cell office:value-type="float" office:value="1.6799900000000001" table:style-name="ce1">
            <text:p>1.67999</text:p>
          </table:table-cell>
          <table:table-cell table:style-name="ce1"/>
          <table:table-cell office:value-type="float" office:value="1.6954899999999999" table:style-name="ce1">
            <text:p>1.69549</text:p>
          </table:table-cell>
          <table:table-cell office:value-type="float" office:value="1.69184" table:style-name="ce1">
            <text:p>1.69184</text:p>
          </table:table-cell>
          <table:table-cell office:value-type="float" office:value="0.12975" table:style-name="ce1">
            <text:p>0.12975</text:p>
          </table:table-cell>
          <table:table-cell office:value-type="float" office:value="9.3670000000000003E-2" table:style-name="ce1">
            <text:p>0.09367</text:p>
          </table:table-cell>
          <table:table-cell office:value-type="float" office:value="0.14842" table:style-name="ce1">
            <text:p>0.14842</text:p>
          </table:table-cell>
          <table:table-cell office:value-type="float" office:value="7.3929999999999996E-2" table:style-name="ce1">
            <text:p>0.07393</text:p>
          </table:table-cell>
          <table:table-cell office:value-type="float" office:value="5.6773899999999999" table:style-name="ce1">
            <text:p>5.67739</text:p>
          </table:table-cell>
          <table:table-cell office:value-type="float" office:value="5.6919700000000004" table:style-name="ce1">
            <text:p>5.69197</text:p>
          </table:table-cell>
          <table:table-cell office:value-type="float" office:value="5.6762600000000001" table:style-name="ce1">
            <text:p>5.67626</text:p>
          </table:table-cell>
          <table:table-cell office:value-type="float" office:value="5.5354599999999996" table:style-name="ce1">
            <text:p>5.53546</text:p>
          </table:table-cell>
          <table:table-cell office:value-type="float" office:value="5.6053100000000002" table:style-name="ce1">
            <text:p>5.60531</text:p>
          </table:table-cell>
          <table:table-cell office:value-type="float" office:value="5.6005599999999998" table:style-name="ce1">
            <text:p>5.60056</text:p>
          </table:table-cell>
          <table:table-cell office:value-type="float" office:value="1.5789999999999998E-2" table:style-name="ce1">
            <text:p>0.01579</text:p>
          </table:table-cell>
          <table:table-cell office:value-type="float" office:value="1.5890000000000001E-2" table:style-name="ce1">
            <text:p>0.01589</text:p>
          </table:table-cell>
          <table:table-cell office:value-type="float" office:value="1.5990000000000001E-2" table:style-name="ce1">
            <text:p>0.01599</text:p>
          </table:table-cell>
          <table:table-cell office:value-type="float" office:value="1.601E-2" table:style-name="ce1">
            <text:p>0.01601</text:p>
          </table:table-cell>
          <table:table-cell table:number-columns-repeated="16317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2"/>
          <table:table-cell office:value-type="string" table:style-name="ce1">
            <text:p>SPS-SW2 10%</text:p>
          </table:table-cell>
          <table:table-cell office:value-type="float" office:value="2.0469999999999999E-2" table:style-name="ce1">
            <text:p>0.02047</text:p>
          </table:table-cell>
          <table:table-cell office:value-type="float" office:value="2.1839999999999998E-2" table:style-name="ce1">
            <text:p>0.02184</text:p>
          </table:table-cell>
          <table:table-cell office:value-type="float" office:value="2.3570000000000001E-2" table:style-name="ce1">
            <text:p>0.02357</text:p>
          </table:table-cell>
          <table:table-cell office:value-type="float" office:value="2.3630000000000002E-2" table:style-name="ce1">
            <text:p>0.02363</text:p>
          </table:table-cell>
          <table:table-cell office:value-type="float" office:value="2.341E-2" table:style-name="ce1">
            <text:p>0.02341</text:p>
          </table:table-cell>
          <table:table-cell office:value-type="float" office:value="2.341E-2" table:style-name="ce1">
            <text:p>0.02341</text:p>
          </table:table-cell>
          <table:table-cell office:value-type="float" office:value="2.1229999999999999E-2" table:style-name="ce1">
            <text:p>0.02123</text:p>
          </table:table-cell>
          <table:table-cell office:value-type="float" office:value="2.3730000000000001E-2" table:style-name="ce1">
            <text:p>0.02373</text:p>
          </table:table-cell>
          <table:table-cell office:value-type="float" office:value="2.3130000000000001E-2" table:style-name="ce1">
            <text:p>0.02313</text:p>
          </table:table-cell>
          <table:table-cell office:value-type="float" office:value="2.29E-2" table:style-name="ce1">
            <text:p>0.0229</text:p>
          </table:table-cell>
          <table:table-cell office:value-type="float" office:value="1.0807199999999999" table:style-name="ce1">
            <text:p>1.08072</text:p>
          </table:table-cell>
          <table:table-cell office:value-type="float" office:value="1.09829" table:style-name="ce1">
            <text:p>1.09829</text:p>
          </table:table-cell>
          <table:table-cell office:value-type="float" office:value="1.07928" table:style-name="ce1">
            <text:p>1.07928</text:p>
          </table:table-cell>
          <table:table-cell table:style-name="ce1"/>
          <table:table-cell office:value-type="float" office:value="1.0452399999999999" table:style-name="ce1">
            <text:p>1.04524</text:p>
          </table:table-cell>
          <table:table-cell office:value-type="float" office:value="1.06088" table:style-name="ce1">
            <text:p>1.06088</text:p>
          </table:table-cell>
          <table:table-cell office:value-type="float" office:value="1.12463" table:style-name="ce1">
            <text:p>1.12463</text:p>
          </table:table-cell>
          <table:table-cell office:value-type="float" office:value="1.11328" table:style-name="ce1">
            <text:p>1.11328</text:p>
          </table:table-cell>
          <table:table-cell office:value-type="float" office:value="1.11602" table:style-name="ce1">
            <text:p>1.11602</text:p>
          </table:table-cell>
          <table:table-cell office:value-type="float" office:value="1.0628200000000001" table:style-name="ce1">
            <text:p>1.06282</text:p>
          </table:table-cell>
          <table:table-cell office:value-type="float" office:value="1.0669999999999999" table:style-name="ce1">
            <text:p>1.067</text:p>
          </table:table-cell>
          <table:table-cell office:value-type="float" office:value="1.04759" table:style-name="ce1">
            <text:p>1.04759</text:p>
          </table:table-cell>
          <table:table-cell office:value-type="float" office:value="1.5399999999999999E-3" table:style-name="ce1">
            <text:p>0.00154</text:p>
          </table:table-cell>
          <table:table-cell office:value-type="float" office:value="-1.8600000000000001E-3" table:style-name="ce1">
            <text:p>-0.00186</text:p>
          </table:table-cell>
          <table:table-cell office:value-type="float" office:value="2.7699999999999999E-3" table:style-name="ce1">
            <text:p>0.00277</text:p>
          </table:table-cell>
          <table:table-cell table:style-name="ce1"/>
          <table:table-cell office:value-type="float" office:value="5.4799999999999996E-3" table:style-name="ce1">
            <text:p>0.00548</text:p>
          </table:table-cell>
          <table:table-cell office:value-type="float" office:value="3.82E-3" table:style-name="ce1">
            <text:p>0.00382</text:p>
          </table:table-cell>
          <table:table-cell office:value-type="float" office:value="0.13173000000000001" table:style-name="ce1">
            <text:p>0.13173</text:p>
          </table:table-cell>
          <table:table-cell office:value-type="float" office:value="0.13908000000000001" table:style-name="ce1">
            <text:p>0.13908</text:p>
          </table:table-cell>
          <table:table-cell table:number-columns-repeated="2" table:style-name="ce1"/>
          <table:table-cell office:value-type="float" office:value="2.4399999999999999E-4" table:style-name="ce1">
            <text:p>0.000244</text:p>
          </table:table-cell>
          <table:table-cell table:style-name="ce1"/>
          <table:table-cell office:value-type="float" office:value="0.20906" table:style-name="ce1">
            <text:p>0.20906</text:p>
          </table:table-cell>
          <table:table-cell office:value-type="float" office:value="0.20713000000000001" table:style-name="ce1">
            <text:p>0.20713</text:p>
          </table:table-cell>
          <table:table-cell office:value-type="float" office:value="0.21057999999999999" table:style-name="ce1">
            <text:p>0.21058</text:p>
          </table:table-cell>
          <table:table-cell office:value-type="float" office:value="0.20985000000000001" table:style-name="ce1">
            <text:p>0.20985</text:p>
          </table:table-cell>
          <table:table-cell office:value-type="float" office:value="0.21034" table:style-name="ce1">
            <text:p>0.21034</text:p>
          </table:table-cell>
          <table:table-cell office:value-type="float" office:value="0.20515" table:style-name="ce1">
            <text:p>0.20515</text:p>
          </table:table-cell>
          <table:table-cell office:value-type="float" office:value="4.7499999999999999E-3" table:style-name="ce1">
            <text:p>0.00475</text:p>
          </table:table-cell>
          <table:table-cell office:value-type="float" office:value="4.7800000000000004E-3" table:style-name="ce1">
            <text:p>0.00478</text:p>
          </table:table-cell>
          <table:table-cell office:value-type="float" office:value="4.9100000000000003E-3" table:style-name="ce1">
            <text:p>0.00491</text:p>
          </table:table-cell>
          <table:table-cell office:value-type="float" office:value="4.7800000000000004E-3" table:style-name="ce1">
            <text:p>0.00478</text:p>
          </table:table-cell>
          <table:table-cell office:value-type="float" office:value="1.1981599999999999" table:style-name="ce1">
            <text:p>1.19816</text:p>
          </table:table-cell>
          <table:table-cell office:value-type="float" office:value="1.04687" table:style-name="ce1">
            <text:p>1.04687</text:p>
          </table:table-cell>
          <table:table-cell office:value-type="float" office:value="1.0574300000000001" table:style-name="ce1">
            <text:p>1.05743</text:p>
          </table:table-cell>
          <table:table-cell table:style-name="ce1"/>
          <table:table-cell office:value-type="float" office:value="1.06233" table:style-name="ce1">
            <text:p>1.06233</text:p>
          </table:table-cell>
          <table:table-cell office:value-type="float" office:value="1.0819399999999999" table:style-name="ce1">
            <text:p>1.08194</text:p>
          </table:table-cell>
          <table:table-cell office:value-type="float" office:value="1.15052" table:style-name="ce1">
            <text:p>1.15052</text:p>
          </table:table-cell>
          <table:table-cell office:value-type="float" office:value="1.1718999999999999" table:style-name="ce1">
            <text:p>1.1719</text:p>
          </table:table-cell>
          <table:table-cell office:value-type="float" office:value="1.1106199999999999" table:style-name="ce1">
            <text:p>1.11062</text:p>
          </table:table-cell>
          <table:table-cell office:value-type="float" office:value="1.0516399999999999" table:style-name="ce1">
            <text:p>1.05164</text:p>
          </table:table-cell>
          <table:table-cell office:value-type="float" office:value="0.54046000000000005" table:style-name="ce1">
            <text:p>0.54046</text:p>
          </table:table-cell>
          <table:table-cell office:value-type="float" office:value="0.52417000000000002" table:style-name="ce1">
            <text:p>0.52417</text:p>
          </table:table-cell>
          <table:table-cell office:value-type="float" office:value="0.53420000000000001" table:style-name="ce1">
            <text:p>0.5342</text:p>
          </table:table-cell>
          <table:table-cell office:value-type="float" office:value="0.54464000000000001" table:style-name="ce1">
            <text:p>0.54464</text:p>
          </table:table-cell>
          <table:table-cell office:value-type="float" office:value="0.53232999999999997" table:style-name="ce1">
            <text:p>0.53233</text:p>
          </table:table-cell>
          <table:table-cell office:value-type="float" office:value="0.52446999999999999" table:style-name="ce1">
            <text:p>0.52447</text:p>
          </table:table-cell>
          <table:table-cell office:value-type="float" office:value="2.5850000000000001E-2" table:style-name="ce1">
            <text:p>0.02585</text:p>
          </table:table-cell>
          <table:table-cell office:value-type="float" office:value="2.5930000000000002E-2" table:style-name="ce1">
            <text:p>0.02593</text:p>
          </table:table-cell>
          <table:table-cell office:value-type="float" office:value="2.6159999999999999E-2" table:style-name="ce1">
            <text:p>0.02616</text:p>
          </table:table-cell>
          <table:table-cell office:value-type="float" office:value="2.596E-2" table:style-name="ce1">
            <text:p>0.02596</text:p>
          </table:table-cell>
          <table:table-cell table:number-columns-repeated="16317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2"/>
          <table:table-cell office:value-type="string" table:style-name="ce1">
            <text:p>SLRS-6</text:p>
          </table:table-cell>
          <table:table-cell office:value-type="float" office:value="2.793E-2" table:style-name="ce1">
            <text:p>0.02793</text:p>
          </table:table-cell>
          <table:table-cell office:value-type="float" office:value="2.8289999999999999E-2" table:style-name="ce1">
            <text:p>0.02829</text:p>
          </table:table-cell>
          <table:table-cell office:value-type="float" office:value="1.3299999999999999E-2" table:style-name="ce1">
            <text:p>0.0133</text:p>
          </table:table-cell>
          <table:table-cell office:value-type="float" office:value="1.3599999999999999E-2" table:style-name="ce1">
            <text:p>0.0136</text:p>
          </table:table-cell>
          <table:table-cell office:value-type="float" office:value="1.3469999999999999E-2" table:style-name="ce1">
            <text:p>0.01347</text:p>
          </table:table-cell>
          <table:table-cell office:value-type="float" office:value="1.3390000000000001E-2" table:style-name="ce1">
            <text:p>0.01339</text:p>
          </table:table-cell>
          <table:table-cell office:value-type="float" office:value="1.389E-2" table:style-name="ce1">
            <text:p>0.01389</text:p>
          </table:table-cell>
          <table:table-cell office:value-type="float" office:value="1.323E-2" table:style-name="ce1">
            <text:p>0.01323</text:p>
          </table:table-cell>
          <table:table-cell office:value-type="float" office:value="1.3310000000000001E-2" table:style-name="ce1">
            <text:p>0.01331</text:p>
          </table:table-cell>
          <table:table-cell office:value-type="float" office:value="1.3129999999999999E-2" table:style-name="ce1">
            <text:p>0.01313</text:p>
          </table:table-cell>
          <table:table-cell office:value-type="float" office:value="9.3781599999999994" table:style-name="ce1">
            <text:p>9.37816</text:p>
          </table:table-cell>
          <table:table-cell office:value-type="float" office:value="9.2288800000000002" table:style-name="ce1">
            <text:p>9.22888</text:p>
          </table:table-cell>
          <table:table-cell office:value-type="float" office:value="9.1442499999999995" table:style-name="ce1">
            <text:p>9.14425</text:p>
          </table:table-cell>
          <table:table-cell table:style-name="ce1"/>
          <table:table-cell office:value-type="float" office:value="8.9934200000000004" table:style-name="ce1">
            <text:p>8.99342</text:p>
          </table:table-cell>
          <table:table-cell office:value-type="float" office:value="9.0468600000000006" table:style-name="ce1">
            <text:p>9.04686</text:p>
          </table:table-cell>
          <table:table-cell office:value-type="float" office:value="9.2758099999999999" table:style-name="ce1">
            <text:p>9.27581</text:p>
          </table:table-cell>
          <table:table-cell office:value-type="float" office:value="9.3499400000000001" table:style-name="ce1">
            <text:p>9.34994</text:p>
          </table:table-cell>
          <table:table-cell office:value-type="float" office:value="9.1179100000000002" table:style-name="ce1">
            <text:p>9.11791</text:p>
          </table:table-cell>
          <table:table-cell office:value-type="float" office:value="8.73827" table:style-name="ce1">
            <text:p>8.73827</text:p>
          </table:table-cell>
          <table:table-cell office:value-type="float" office:value="8.7854700000000001" table:style-name="ce1">
            <text:p>8.78547</text:p>
          </table:table-cell>
          <table:table-cell office:value-type="float" office:value="8.8668300000000002" table:style-name="ce1">
            <text:p>8.86683</text:p>
          </table:table-cell>
          <table:table-cell office:value-type="float" office:value="5.6739999999999999E-2" table:style-name="ce1">
            <text:p>0.05674</text:p>
          </table:table-cell>
          <table:table-cell office:value-type="float" office:value="6.0010000000000001E-2" table:style-name="ce1">
            <text:p>0.06001</text:p>
          </table:table-cell>
          <table:table-cell office:value-type="float" office:value="5.824E-2" table:style-name="ce1">
            <text:p>0.05824</text:p>
          </table:table-cell>
          <table:table-cell table:style-name="ce1"/>
          <table:table-cell office:value-type="float" office:value="6.2670000000000003E-2" table:style-name="ce1">
            <text:p>0.06267</text:p>
          </table:table-cell>
          <table:table-cell office:value-type="float" office:value="6.1400000000000003E-2" table:style-name="ce1">
            <text:p>0.0614</text:p>
          </table:table-cell>
          <table:table-cell office:value-type="float" office:value="0.67888999999999999" table:style-name="ce1">
            <text:p>0.67889</text:p>
          </table:table-cell>
          <table:table-cell office:value-type="float" office:value="0.68638999999999994" table:style-name="ce1">
            <text:p>0.68639</text:p>
          </table:table-cell>
          <table:table-cell table:number-columns-repeated="2" table:style-name="ce1"/>
          <table:table-cell office:value-type="float" office:value="7.3499999999999998E-4" table:style-name="ce1">
            <text:p>0.000735</text:p>
          </table:table-cell>
          <table:table-cell table:style-name="ce1"/>
          <table:table-cell office:value-type="float" office:value="2.2505500000000001" table:style-name="ce1">
            <text:p>2.25055</text:p>
          </table:table-cell>
          <table:table-cell office:value-type="float" office:value="2.2613300000000001" table:style-name="ce1">
            <text:p>2.26133</text:p>
          </table:table-cell>
          <table:table-cell office:value-type="float" office:value="2.2966199999999999" table:style-name="ce1">
            <text:p>2.29662</text:p>
          </table:table-cell>
          <table:table-cell office:value-type="float" office:value="2.2816399999999999" table:style-name="ce1">
            <text:p>2.28164</text:p>
          </table:table-cell>
          <table:table-cell office:value-type="float" office:value="2.2888500000000001" table:style-name="ce1">
            <text:p>2.28885</text:p>
          </table:table-cell>
          <table:table-cell office:value-type="float" office:value="2.2521900000000001" table:style-name="ce1">
            <text:p>2.25219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0500000000000002E-3" table:style-name="ce1">
            <text:p>0.00205</text:p>
          </table:table-cell>
          <table:table-cell office:value-type="float" office:value="1.8600000000000001E-3" table:style-name="ce1">
            <text:p>0.00186</text:p>
          </table:table-cell>
          <table:table-cell office:value-type="float" office:value="2.8678699999999999" table:style-name="ce1">
            <text:p>2.86787</text:p>
          </table:table-cell>
          <table:table-cell office:value-type="float" office:value="2.9251299999999998" table:style-name="ce1">
            <text:p>2.92513</text:p>
          </table:table-cell>
          <table:table-cell office:value-type="float" office:value="2.9049900000000002" table:style-name="ce1">
            <text:p>2.90499</text:p>
          </table:table-cell>
          <table:table-cell table:style-name="ce1"/>
          <table:table-cell office:value-type="float" office:value="2.78593" table:style-name="ce1">
            <text:p>2.78593</text:p>
          </table:table-cell>
          <table:table-cell office:value-type="float" office:value="2.8073299999999999" table:style-name="ce1">
            <text:p>2.80733</text:p>
          </table:table-cell>
          <table:table-cell office:value-type="float" office:value="2.0154800000000002" table:style-name="ce1">
            <text:p>2.01548</text:p>
          </table:table-cell>
          <table:table-cell office:value-type="float" office:value="2.0094500000000002" table:style-name="ce1">
            <text:p>2.00945</text:p>
          </table:table-cell>
          <table:table-cell office:value-type="float" office:value="1.8410200000000001" table:style-name="ce1">
            <text:p>1.84102</text:p>
          </table:table-cell>
          <table:table-cell office:value-type="float" office:value="1.7981" table:style-name="ce1">
            <text:p>1.7981</text:p>
          </table:table-cell>
          <table:table-cell office:value-type="float" office:value="2.3898299999999999" table:style-name="ce1">
            <text:p>2.38983</text:p>
          </table:table-cell>
          <table:table-cell office:value-type="float" office:value="2.39663" table:style-name="ce1">
            <text:p>2.39663</text:p>
          </table:table-cell>
          <table:table-cell office:value-type="float" office:value="2.3896700000000002" table:style-name="ce1">
            <text:p>2.38967</text:p>
          </table:table-cell>
          <table:table-cell office:value-type="float" office:value="2.36374" table:style-name="ce1">
            <text:p>2.36374</text:p>
          </table:table-cell>
          <table:table-cell office:value-type="float" office:value="2.3757299999999999" table:style-name="ce1">
            <text:p>2.37573</text:p>
          </table:table-cell>
          <table:table-cell office:value-type="float" office:value="2.37568" table:style-name="ce1">
            <text:p>2.37568</text:p>
          </table:table-cell>
          <table:table-cell office:value-type="float" office:value="4.0899999999999999E-2" table:style-name="ce1">
            <text:p>0.0409</text:p>
          </table:table-cell>
          <table:table-cell office:value-type="float" office:value="4.1320000000000003E-2" table:style-name="ce1">
            <text:p>0.04132</text:p>
          </table:table-cell>
          <table:table-cell office:value-type="float" office:value="4.122E-2" table:style-name="ce1">
            <text:p>0.04122</text:p>
          </table:table-cell>
          <table:table-cell office:value-type="float" office:value="4.1669999999999999E-2" table:style-name="ce1">
            <text:p>0.04167</text:p>
          </table:table-cell>
          <table:table-cell table:number-columns-repeated="16317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2"/>
          <table:table-cell office:value-type="string" table:style-name="ce1">
            <text:p>Cam Tap Water</text:p>
          </table:table-cell>
          <table:table-cell office:value-type="float" office:value="8.6499999999999997E-3" table:style-name="ce1">
            <text:p>0.00865</text:p>
          </table:table-cell>
          <table:table-cell office:value-type="float" office:value="1.6420000000000001E-2" table:style-name="ce1">
            <text:p>0.01642</text:p>
          </table:table-cell>
          <table:table-cell office:value-type="float" office:value="5.4140000000000001E-2" table:style-name="ce1">
            <text:p>0.05414</text:p>
          </table:table-cell>
          <table:table-cell office:value-type="float" office:value="5.3260000000000002E-2" table:style-name="ce1">
            <text:p>0.05326</text:p>
          </table:table-cell>
          <table:table-cell office:value-type="float" office:value="5.3190000000000001E-2" table:style-name="ce1">
            <text:p>0.05319</text:p>
          </table:table-cell>
          <table:table-cell office:value-type="float" office:value="5.3069999999999999E-2" table:style-name="ce1">
            <text:p>0.05307</text:p>
          </table:table-cell>
          <table:table-cell office:value-type="float" office:value="5.6559999999999999E-2" table:style-name="ce1">
            <text:p>0.05656</text:p>
          </table:table-cell>
          <table:table-cell office:value-type="float" office:value="5.6419999999999998E-2" table:style-name="ce1">
            <text:p>0.05642</text:p>
          </table:table-cell>
          <table:table-cell office:value-type="float" office:value="5.4030000000000002E-2" table:style-name="ce1">
            <text:p>0.05403</text:p>
          </table:table-cell>
          <table:table-cell office:value-type="float" office:value="5.3960000000000001E-2" table:style-name="ce1">
            <text:p>0.05396</text:p>
          </table:table-cell>
          <table:table-cell office:value-type="float" office:value="123.10889" table:style-name="ce1">
            <text:p>123.10889</text:p>
          </table:table-cell>
          <table:table-cell office:value-type="float" office:value="123.09197" table:style-name="ce1">
            <text:p>123.09197</text:p>
          </table:table-cell>
          <table:table-cell office:value-type="float" office:value="123.07632" table:style-name="ce1">
            <text:p>123.07632</text:p>
          </table:table-cell>
          <table:table-cell table:style-name="ce1"/>
          <table:table-cell office:value-type="string" table:style-name="ce1">
            <text:p>####</text:p>
          </table:table-cell>
          <table:table-cell office:value-type="float" office:value="99.500770000000003" table:style-name="ce1">
            <text:p>99.50077</text:p>
          </table:table-cell>
          <table:table-cell office:value-type="float" office:value="123.15940000000001" table:style-name="ce1">
            <text:p>123.1594</text:p>
          </table:table-cell>
          <table:table-cell office:value-type="float" office:value="121.06672" table:style-name="ce1">
            <text:p>121.06672</text:p>
          </table:table-cell>
          <table:table-cell office:value-type="float" office:value="121.43149" table:style-name="ce1">
            <text:p>121.43149</text:p>
          </table:table-cell>
          <table:table-cell office:value-type="float" office:value="82.558959999999999" table:style-name="ce1">
            <text:p>82.55896</text:p>
          </table:table-cell>
          <table:table-cell office:value-type="string" table:style-name="ce1">
            <text:p>####</text:p>
          </table:table-cell>
          <table:table-cell office:value-type="float" office:value="116.75418000000001" table:style-name="ce1">
            <text:p>116.75418</text:p>
          </table:table-cell>
          <table:table-cell office:value-type="float" office:value="-3.7799999999999999E-3" table:style-name="ce1">
            <text:p>-0.00378</text:p>
          </table:table-cell>
          <table:table-cell office:value-type="float" office:value="-1.017E-2" table:style-name="ce1">
            <text:p>-0.01017</text:p>
          </table:table-cell>
          <table:table-cell office:value-type="float" office:value="-4.0800000000000003E-3" table:style-name="ce1">
            <text:p>-0.00408</text:p>
          </table:table-cell>
          <table:table-cell table:style-name="ce1"/>
          <table:table-cell office:value-type="float" office:value="-3.29E-3" table:style-name="ce1">
            <text:p>-0.00329</text:p>
          </table:table-cell>
          <table:table-cell office:value-type="float" office:value="-3.6800000000000001E-3" table:style-name="ce1">
            <text:p>-0.00368</text:p>
          </table:table-cell>
          <table:table-cell office:value-type="float" office:value="2.71339" table:style-name="ce1">
            <text:p>2.71339</text:p>
          </table:table-cell>
          <table:table-cell office:value-type="float" office:value="2.6379299999999999" table:style-name="ce1">
            <text:p>2.63793</text:p>
          </table:table-cell>
          <table:table-cell table:number-columns-repeated="2" table:style-name="ce1"/>
          <table:table-cell office:value-type="float" office:value="1.3079E-2" table:style-name="ce1">
            <text:p>0.013079</text:p>
          </table:table-cell>
          <table:table-cell table:style-name="ce1"/>
          <table:table-cell office:value-type="float" office:value="3.49173" table:style-name="ce1">
            <text:p>3.49173</text:p>
          </table:table-cell>
          <table:table-cell office:value-type="float" office:value="3.5242200000000001" table:style-name="ce1">
            <text:p>3.52422</text:p>
          </table:table-cell>
          <table:table-cell office:value-type="float" office:value="3.7109999999999999" table:style-name="ce1">
            <text:p>3.711</text:p>
          </table:table-cell>
          <table:table-cell office:value-type="float" office:value="3.7015400000000001" table:style-name="ce1">
            <text:p>3.70154</text:p>
          </table:table-cell>
          <table:table-cell office:value-type="float" office:value="3.7025299999999999" table:style-name="ce1">
            <text:p>3.70253</text:p>
          </table:table-cell>
          <table:table-cell office:value-type="float" office:value="3.7099299999999999" table:style-name="ce1">
            <text:p>3.70993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4.6000000000000001E-4" table:style-name="ce1">
            <text:p>0.00046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11.77244" table:style-name="ce1">
            <text:p>11.77244</text:p>
          </table:table-cell>
          <table:table-cell office:value-type="float" office:value="12.666069999999999" table:style-name="ce1">
            <text:p>12.66607</text:p>
          </table:table-cell>
          <table:table-cell office:value-type="float" office:value="12.487959999999999" table:style-name="ce1">
            <text:p>12.48796</text:p>
          </table:table-cell>
          <table:table-cell table:style-name="ce1"/>
          <table:table-cell office:value-type="float" office:value="10.77547" table:style-name="ce1">
            <text:p>10.77547</text:p>
          </table:table-cell>
          <table:table-cell office:value-type="float" office:value="10.761240000000001" table:style-name="ce1">
            <text:p>10.76124</text:p>
          </table:table-cell>
          <table:table-cell office:value-type="float" office:value="11.712809999999999" table:style-name="ce1">
            <text:p>11.71281</text:p>
          </table:table-cell>
          <table:table-cell office:value-type="float" office:value="10.56007" table:style-name="ce1">
            <text:p>10.56007</text:p>
          </table:table-cell>
          <table:table-cell office:value-type="float" office:value="9.9179200000000005" table:style-name="ce1">
            <text:p>9.91792</text:p>
          </table:table-cell>
          <table:table-cell office:value-type="float" office:value="9.6749700000000001" table:style-name="ce1">
            <text:p>9.67497</text:p>
          </table:table-cell>
          <table:table-cell office:value-type="float" office:value="8.2008100000000006" table:style-name="ce1">
            <text:p>8.20081</text:p>
          </table:table-cell>
          <table:table-cell office:value-type="float" office:value="8.1995900000000006" table:style-name="ce1">
            <text:p>8.19959</text:p>
          </table:table-cell>
          <table:table-cell office:value-type="float" office:value="8.2450799999999997" table:style-name="ce1">
            <text:p>8.24508</text:p>
          </table:table-cell>
          <table:table-cell office:value-type="float" office:value="8.2052099999999992" table:style-name="ce1">
            <text:p>8.20521</text:p>
          </table:table-cell>
          <table:table-cell office:value-type="float" office:value="8.2733299999999996" table:style-name="ce1">
            <text:p>8.27333</text:p>
          </table:table-cell>
          <table:table-cell office:value-type="float" office:value="8.25413" table:style-name="ce1">
            <text:p>8.25413</text:p>
          </table:table-cell>
          <table:table-cell office:value-type="float" office:value="0.42481999999999998" table:style-name="ce1">
            <text:p>0.42482</text:p>
          </table:table-cell>
          <table:table-cell office:value-type="float" office:value="0.43076999999999999" table:style-name="ce1">
            <text:p>0.43077</text:p>
          </table:table-cell>
          <table:table-cell office:value-type="float" office:value="0.42444999999999999" table:style-name="ce1">
            <text:p>0.42445</text:p>
          </table:table-cell>
          <table:table-cell office:value-type="float" office:value="0.42984" table:style-name="ce1">
            <text:p>0.42984</text:p>
          </table:table-cell>
          <table:table-cell table:number-columns-repeated="16317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2"/>
          <table:table-cell office:value-type="string" table:style-name="ce1">
            <text:p>TH_12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5.3899999999999998E-3" table:style-name="ce1">
            <text:p>0.00539</text:p>
          </table:table-cell>
          <table:table-cell office:value-type="float" office:value="5.3400000000000001E-3" table:style-name="ce1">
            <text:p>0.00534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5.8799999999999998E-3" table:style-name="ce1">
            <text:p>0.00588</text:p>
          </table:table-cell>
          <table:table-cell office:value-type="float" office:value="6.0800000000000003E-3" table:style-name="ce1">
            <text:p>0.00608</text:p>
          </table:table-cell>
          <table:table-cell office:value-type="float" office:value="5.0200000000000002E-3" table:style-name="ce1">
            <text:p>0.00502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1.1996100000000001" table:style-name="ce1">
            <text:p>1.19961</text:p>
          </table:table-cell>
          <table:table-cell office:value-type="float" office:value="1.21147" table:style-name="ce1">
            <text:p>1.21147</text:p>
          </table:table-cell>
          <table:table-cell office:value-type="float" office:value="1.19289" table:style-name="ce1">
            <text:p>1.19289</text:p>
          </table:table-cell>
          <table:table-cell table:style-name="ce1"/>
          <table:table-cell office:value-type="float" office:value="1.17676" table:style-name="ce1">
            <text:p>1.17676</text:p>
          </table:table-cell>
          <table:table-cell office:value-type="float" office:value="1.1871700000000001" table:style-name="ce1">
            <text:p>1.18717</text:p>
          </table:table-cell>
          <table:table-cell office:value-type="float" office:value="1.1117600000000001" table:style-name="ce1">
            <text:p>1.11176</text:p>
          </table:table-cell>
          <table:table-cell office:value-type="float" office:value="1.1164799999999999" table:style-name="ce1">
            <text:p>1.11648</text:p>
          </table:table-cell>
          <table:table-cell office:value-type="float" office:value="1.13714" table:style-name="ce1">
            <text:p>1.13714</text:p>
          </table:table-cell>
          <table:table-cell office:value-type="float" office:value="1.06308" table:style-name="ce1">
            <text:p>1.06308</text:p>
          </table:table-cell>
          <table:table-cell office:value-type="float" office:value="1.0669999999999999" table:style-name="ce1">
            <text:p>1.067</text:p>
          </table:table-cell>
          <table:table-cell office:value-type="float" office:value="1.0557399999999999" table:style-name="ce1">
            <text:p>1.05574</text:p>
          </table:table-cell>
          <table:table-cell office:value-type="float" office:value="-7.7999999999999999E-4" table:style-name="ce1">
            <text:p>-0.00078</text:p>
          </table:table-cell>
          <table:table-cell office:value-type="float" office:value="-6.13E-3" table:style-name="ce1">
            <text:p>-0.00613</text:p>
          </table:table-cell>
          <table:table-cell office:value-type="float" office:value="-2.0000000000000002E-5" table:style-name="ce1">
            <text:p>-0.00002</text:p>
          </table:table-cell>
          <table:table-cell table:style-name="ce1"/>
          <table:table-cell office:value-type="float" office:value="5.6999999999999998E-4" table:style-name="ce1">
            <text:p>0.00057</text:p>
          </table:table-cell>
          <table:table-cell office:value-type="float" office:value="-2.5699999999999998E-3" table:style-name="ce1">
            <text:p>-0.00257</text:p>
          </table:table-cell>
          <table:table-cell office:value-type="float" office:value="0.30437999999999998" table:style-name="ce1">
            <text:p>0.30438</text:p>
          </table:table-cell>
          <table:table-cell office:value-type="float" office:value="0.31951000000000002" table:style-name="ce1">
            <text:p>0.31951</text:p>
          </table:table-cell>
          <table:table-cell table:number-columns-repeated="2" table:style-name="ce1"/>
          <table:table-cell office:value-type="float" office:value="2.81E-4" table:style-name="ce1">
            <text:p>0.000281</text:p>
          </table:table-cell>
          <table:table-cell table:style-name="ce1"/>
          <table:table-cell office:value-type="float" office:value="0.17802999999999999" table:style-name="ce1">
            <text:p>0.17803</text:p>
          </table:table-cell>
          <table:table-cell office:value-type="float" office:value="0.17624999999999999" table:style-name="ce1">
            <text:p>0.17625</text:p>
          </table:table-cell>
          <table:table-cell office:value-type="float" office:value="0.17888000000000001" table:style-name="ce1">
            <text:p>0.17888</text:p>
          </table:table-cell>
          <table:table-cell office:value-type="float" office:value="0.17730000000000001" table:style-name="ce1">
            <text:p>0.1773</text:p>
          </table:table-cell>
          <table:table-cell office:value-type="float" office:value="0.17716000000000001" table:style-name="ce1">
            <text:p>0.17716</text:p>
          </table:table-cell>
          <table:table-cell office:value-type="float" office:value="0.17505999999999999" table:style-name="ce1">
            <text:p>0.17506</text:p>
          </table:table-cell>
          <table:table-cell office:value-type="float" office:value="6.7000000000000002E-4" table:style-name="ce1">
            <text:p>0.00067</text:p>
          </table:table-cell>
          <table:table-cell office:value-type="float" office:value="6.2E-4" table:style-name="ce1">
            <text:p>0.00062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4.6000000000000001E-4" table:style-name="ce1">
            <text:p>0.00046</text:p>
          </table:table-cell>
          <table:table-cell office:value-type="float" office:value="1.7551300000000001" table:style-name="ce1">
            <text:p>1.75513</text:p>
          </table:table-cell>
          <table:table-cell office:value-type="float" office:value="1.64859" table:style-name="ce1">
            <text:p>1.64859</text:p>
          </table:table-cell>
          <table:table-cell office:value-type="float" office:value="1.6308400000000001" table:style-name="ce1">
            <text:p>1.63084</text:p>
          </table:table-cell>
          <table:table-cell table:style-name="ce1"/>
          <table:table-cell office:value-type="float" office:value="1.6402300000000001" table:style-name="ce1">
            <text:p>1.64023</text:p>
          </table:table-cell>
          <table:table-cell office:value-type="float" office:value="1.6427799999999999" table:style-name="ce1">
            <text:p>1.64278</text:p>
          </table:table-cell>
          <table:table-cell office:value-type="float" office:value="0.13413" table:style-name="ce1">
            <text:p>0.13413</text:p>
          </table:table-cell>
          <table:table-cell office:value-type="float" office:value="9.2340000000000005E-2" table:style-name="ce1">
            <text:p>0.09234</text:p>
          </table:table-cell>
          <table:table-cell office:value-type="float" office:value="4.53E-2" table:style-name="ce1">
            <text:p>0.0453</text:p>
          </table:table-cell>
          <table:table-cell office:value-type="float" office:value="0.10434" table:style-name="ce1">
            <text:p>0.10434</text:p>
          </table:table-cell>
          <table:table-cell office:value-type="float" office:value="5.7669100000000002" table:style-name="ce1">
            <text:p>5.76691</text:p>
          </table:table-cell>
          <table:table-cell office:value-type="float" office:value="5.7638400000000001" table:style-name="ce1">
            <text:p>5.76384</text:p>
          </table:table-cell>
          <table:table-cell office:value-type="float" office:value="5.7771400000000002" table:style-name="ce1">
            <text:p>5.77714</text:p>
          </table:table-cell>
          <table:table-cell office:value-type="float" office:value="5.6529400000000001" table:style-name="ce1">
            <text:p>5.65294</text:p>
          </table:table-cell>
          <table:table-cell office:value-type="float" office:value="5.6990800000000004" table:style-name="ce1">
            <text:p>5.69908</text:p>
          </table:table-cell>
          <table:table-cell office:value-type="float" office:value="5.6724600000000001" table:style-name="ce1">
            <text:p>5.67246</text:p>
          </table:table-cell>
          <table:table-cell office:value-type="float" office:value="1.537E-2" table:style-name="ce1">
            <text:p>0.01537</text:p>
          </table:table-cell>
          <table:table-cell office:value-type="float" office:value="1.546E-2" table:style-name="ce1">
            <text:p>0.01546</text:p>
          </table:table-cell>
          <table:table-cell office:value-type="float" office:value="1.54E-2" table:style-name="ce1">
            <text:p>0.0154</text:p>
          </table:table-cell>
          <table:table-cell office:value-type="float" office:value="1.5350000000000001E-2" table:style-name="ce1">
            <text:p>0.01535</text:p>
          </table:table-cell>
          <table:table-cell table:number-columns-repeated="16317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2"/>
          <table:table-cell office:value-type="string" table:style-name="ce1">
            <text:p>TH_13</text:p>
          </table:table-cell>
          <table:table-cell office:value-type="float" office:value="1.042E-2" table:style-name="ce1">
            <text:p>0.01042</text:p>
          </table:table-cell>
          <table:table-cell office:value-type="float" office:value="1.013E-2" table:style-name="ce1">
            <text:p>0.01013</text:p>
          </table:table-cell>
          <table:table-cell office:value-type="float" office:value="8.3800000000000003E-3" table:style-name="ce1">
            <text:p>0.00838</text:p>
          </table:table-cell>
          <table:table-cell office:value-type="float" office:value="8.43E-3" table:style-name="ce1">
            <text:p>0.00843</text:p>
          </table:table-cell>
          <table:table-cell office:value-type="float" office:value="8.2100000000000003E-3" table:style-name="ce1">
            <text:p>0.00821</text:p>
          </table:table-cell>
          <table:table-cell office:value-type="float" office:value="8.2100000000000003E-3" table:style-name="ce1">
            <text:p>0.00821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9.0900000000000009E-3" table:style-name="ce1">
            <text:p>0.00909</text:p>
          </table:table-cell>
          <table:table-cell office:value-type="float" office:value="8.1700000000000002E-3" table:style-name="ce1">
            <text:p>0.00817</text:p>
          </table:table-cell>
          <table:table-cell office:value-type="float" office:value="8.0700000000000008E-3" table:style-name="ce1">
            <text:p>0.00807</text:p>
          </table:table-cell>
          <table:table-cell office:value-type="float" office:value="1.7664" table:style-name="ce1">
            <text:p>1.7664</text:p>
          </table:table-cell>
          <table:table-cell office:value-type="float" office:value="1.7582100000000001" table:style-name="ce1">
            <text:p>1.75821</text:p>
          </table:table-cell>
          <table:table-cell office:value-type="float" office:value="1.73166" table:style-name="ce1">
            <text:p>1.73166</text:p>
          </table:table-cell>
          <table:table-cell table:style-name="ce1"/>
          <table:table-cell office:value-type="float" office:value="1.6927700000000001" table:style-name="ce1">
            <text:p>1.69277</text:p>
          </table:table-cell>
          <table:table-cell office:value-type="float" office:value="1.71492" table:style-name="ce1">
            <text:p>1.71492</text:p>
          </table:table-cell>
          <table:table-cell office:value-type="float" office:value="1.77766" table:style-name="ce1">
            <text:p>1.77766</text:p>
          </table:table-cell>
          <table:table-cell office:value-type="float" office:value="1.77444" table:style-name="ce1">
            <text:p>1.77444</text:p>
          </table:table-cell>
          <table:table-cell office:value-type="float" office:value="1.7582199999999999" table:style-name="ce1">
            <text:p>1.75822</text:p>
          </table:table-cell>
          <table:table-cell office:value-type="float" office:value="1.7116" table:style-name="ce1">
            <text:p>1.7116</text:p>
          </table:table-cell>
          <table:table-cell office:value-type="float" office:value="1.69818" table:style-name="ce1">
            <text:p>1.69818</text:p>
          </table:table-cell>
          <table:table-cell office:value-type="float" office:value="1.68232" table:style-name="ce1">
            <text:p>1.68232</text:p>
          </table:table-cell>
          <table:table-cell office:value-type="float" office:value="-1.4400000000000001E-3" table:style-name="ce1">
            <text:p>-0.00144</text:p>
          </table:table-cell>
          <table:table-cell office:value-type="float" office:value="-6.1000000000000004E-3" table:style-name="ce1">
            <text:p>-0.0061</text:p>
          </table:table-cell>
          <table:table-cell office:value-type="float" office:value="-7.2999999999999996E-4" table:style-name="ce1">
            <text:p>-0.00073</text:p>
          </table:table-cell>
          <table:table-cell table:style-name="ce1"/>
          <table:table-cell office:value-type="float" office:value="1.2199999999999999E-3" table:style-name="ce1">
            <text:p>0.00122</text:p>
          </table:table-cell>
          <table:table-cell office:value-type="float" office:value="-1.08E-3" table:style-name="ce1">
            <text:p>-0.00108</text:p>
          </table:table-cell>
          <table:table-cell office:value-type="float" office:value="0.50856999999999997" table:style-name="ce1">
            <text:p>0.50857</text:p>
          </table:table-cell>
          <table:table-cell office:value-type="float" office:value="0.52458000000000005" table:style-name="ce1">
            <text:p>0.52458</text:p>
          </table:table-cell>
          <table:table-cell table:number-columns-repeated="2" table:style-name="ce1"/>
          <table:table-cell office:value-type="float" office:value="1E-4" table:style-name="ce1">
            <text:p>0.0001</text:p>
          </table:table-cell>
          <table:table-cell table:style-name="ce1"/>
          <table:table-cell office:value-type="float" office:value="0.28824" table:style-name="ce1">
            <text:p>0.28824</text:p>
          </table:table-cell>
          <table:table-cell office:value-type="float" office:value="0.2858" table:style-name="ce1">
            <text:p>0.2858</text:p>
          </table:table-cell>
          <table:table-cell office:value-type="float" office:value="0.28985" table:style-name="ce1">
            <text:p>0.28985</text:p>
          </table:table-cell>
          <table:table-cell office:value-type="float" office:value="0.28943000000000002" table:style-name="ce1">
            <text:p>0.28943</text:p>
          </table:table-cell>
          <table:table-cell office:value-type="float" office:value="0.28903000000000001" table:style-name="ce1">
            <text:p>0.28903</text:p>
          </table:table-cell>
          <table:table-cell office:value-type="float" office:value="0.28484999999999999" table:style-name="ce1">
            <text:p>0.28485</text:p>
          </table:table-cell>
          <table:table-cell office:value-type="float" office:value="1.24E-3" table:style-name="ce1">
            <text:p>0.00124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1.25E-3" table:style-name="ce1">
            <text:p>0.00125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1.9116500000000001" table:style-name="ce1">
            <text:p>1.91165</text:p>
          </table:table-cell>
          <table:table-cell office:value-type="float" office:value="1.8916999999999999" table:style-name="ce1">
            <text:p>1.8917</text:p>
          </table:table-cell>
          <table:table-cell office:value-type="float" office:value="1.8776999999999999" table:style-name="ce1">
            <text:p>1.8777</text:p>
          </table:table-cell>
          <table:table-cell table:style-name="ce1"/>
          <table:table-cell office:value-type="float" office:value="1.8759999999999999" table:style-name="ce1">
            <text:p>1.876</text:p>
          </table:table-cell>
          <table:table-cell office:value-type="float" office:value="1.88097" table:style-name="ce1">
            <text:p>1.88097</text:p>
          </table:table-cell>
          <table:table-cell office:value-type="float" office:value="0.12195" table:style-name="ce1">
            <text:p>0.12195</text:p>
          </table:table-cell>
          <table:table-cell office:value-type="float" office:value="9.8390000000000005E-2" table:style-name="ce1">
            <text:p>0.09839</text:p>
          </table:table-cell>
          <table:table-cell office:value-type="float" office:value="5.6099999999999997E-2" table:style-name="ce1">
            <text:p>0.0561</text:p>
          </table:table-cell>
          <table:table-cell office:value-type="float" office:value="9.3579999999999997E-2" table:style-name="ce1">
            <text:p>0.09358</text:p>
          </table:table-cell>
          <table:table-cell office:value-type="float" office:value="5.6962200000000003" table:style-name="ce1">
            <text:p>5.69622</text:p>
          </table:table-cell>
          <table:table-cell office:value-type="float" office:value="5.6998699999999998" table:style-name="ce1">
            <text:p>5.69987</text:p>
          </table:table-cell>
          <table:table-cell office:value-type="float" office:value="5.7119499999999999" table:style-name="ce1">
            <text:p>5.71195</text:p>
          </table:table-cell>
          <table:table-cell office:value-type="float" office:value="5.6417200000000003" table:style-name="ce1">
            <text:p>5.64172</text:p>
          </table:table-cell>
          <table:table-cell office:value-type="float" office:value="5.62418" table:style-name="ce1">
            <text:p>5.62418</text:p>
          </table:table-cell>
          <table:table-cell office:value-type="float" office:value="5.6210800000000001" table:style-name="ce1">
            <text:p>5.62108</text:p>
          </table:table-cell>
          <table:table-cell office:value-type="float" office:value="2.4930000000000001E-2" table:style-name="ce1">
            <text:p>0.02493</text:p>
          </table:table-cell>
          <table:table-cell office:value-type="float" office:value="2.512E-2" table:style-name="ce1">
            <text:p>0.02512</text:p>
          </table:table-cell>
          <table:table-cell office:value-type="float" office:value="2.5250000000000002E-2" table:style-name="ce1">
            <text:p>0.02525</text:p>
          </table:table-cell>
          <table:table-cell office:value-type="float" office:value="2.5090000000000001E-2" table:style-name="ce1">
            <text:p>0.02509</text:p>
          </table:table-cell>
          <table:table-cell table:number-columns-repeated="16317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2"/>
          <table:table-cell office:value-type="string" table:style-name="ce1">
            <text:p>TH_14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1.167E-2" table:style-name="ce1">
            <text:p>0.01167</text:p>
          </table:table-cell>
          <table:table-cell office:value-type="float" office:value="5.5599999999999998E-3" table:style-name="ce1">
            <text:p>0.00556</text:p>
          </table:table-cell>
          <table:table-cell office:value-type="float" office:value="5.79E-3" table:style-name="ce1">
            <text:p>0.00579</text:p>
          </table:table-cell>
          <table:table-cell office:value-type="float" office:value="5.5700000000000003E-3" table:style-name="ce1">
            <text:p>0.00557</text:p>
          </table:table-cell>
          <table:table-cell office:value-type="float" office:value="5.5500000000000002E-3" table:style-name="ce1">
            <text:p>0.00555</text:p>
          </table:table-cell>
          <table:table-cell office:value-type="float" office:value="6.7499999999999999E-3" table:style-name="ce1">
            <text:p>0.00675</text:p>
          </table:table-cell>
          <table:table-cell office:value-type="float" office:value="5.4400000000000004E-3" table:style-name="ce1">
            <text:p>0.00544</text:p>
          </table:table-cell>
          <table:table-cell office:value-type="float" office:value="5.5199999999999997E-3" table:style-name="ce1">
            <text:p>0.00552</text:p>
          </table:table-cell>
          <table:table-cell office:value-type="float" office:value="5.5300000000000002E-3" table:style-name="ce1">
            <text:p>0.00553</text:p>
          </table:table-cell>
          <table:table-cell office:value-type="float" office:value="1.1779200000000001" table:style-name="ce1">
            <text:p>1.17792</text:p>
          </table:table-cell>
          <table:table-cell office:value-type="float" office:value="1.1863900000000001" table:style-name="ce1">
            <text:p>1.18639</text:p>
          </table:table-cell>
          <table:table-cell office:value-type="float" office:value="1.17119" table:style-name="ce1">
            <text:p>1.17119</text:p>
          </table:table-cell>
          <table:table-cell table:style-name="ce1"/>
          <table:table-cell office:value-type="float" office:value="1.14771" table:style-name="ce1">
            <text:p>1.14771</text:p>
          </table:table-cell>
          <table:table-cell office:value-type="float" office:value="1.1591199999999999" table:style-name="ce1">
            <text:p>1.15912</text:p>
          </table:table-cell>
          <table:table-cell office:value-type="float" office:value="1.2027300000000001" table:style-name="ce1">
            <text:p>1.20273</text:p>
          </table:table-cell>
          <table:table-cell office:value-type="float" office:value="1.2098899999999999" table:style-name="ce1">
            <text:p>1.20989</text:p>
          </table:table-cell>
          <table:table-cell office:value-type="float" office:value="1.21875" table:style-name="ce1">
            <text:p>1.21875</text:p>
          </table:table-cell>
          <table:table-cell office:value-type="float" office:value="1.1549799999999999" table:style-name="ce1">
            <text:p>1.15498</text:p>
          </table:table-cell>
          <table:table-cell office:value-type="float" office:value="1.1601300000000001" table:style-name="ce1">
            <text:p>1.16013</text:p>
          </table:table-cell>
          <table:table-cell office:value-type="float" office:value="1.14195" table:style-name="ce1">
            <text:p>1.14195</text:p>
          </table:table-cell>
          <table:table-cell office:value-type="float" office:value="-1.0499999999999999E-3" table:style-name="ce1">
            <text:p>-0.00105</text:p>
          </table:table-cell>
          <table:table-cell office:value-type="float" office:value="-5.94E-3" table:style-name="ce1">
            <text:p>-0.00594</text:p>
          </table:table-cell>
          <table:table-cell office:value-type="float" office:value="-6.3000000000000003E-4" table:style-name="ce1">
            <text:p>-0.00063</text:p>
          </table:table-cell>
          <table:table-cell table:style-name="ce1"/>
          <table:table-cell office:value-type="float" office:value="9.5E-4" table:style-name="ce1">
            <text:p>0.00095</text:p>
          </table:table-cell>
          <table:table-cell office:value-type="float" office:value="-1.14E-3" table:style-name="ce1">
            <text:p>-0.00114</text:p>
          </table:table-cell>
          <table:table-cell office:value-type="float" office:value="0.32311000000000001" table:style-name="ce1">
            <text:p>0.32311</text:p>
          </table:table-cell>
          <table:table-cell office:value-type="float" office:value="0.33993000000000001" table:style-name="ce1">
            <text:p>0.33993</text:p>
          </table:table-cell>
          <table:table-cell table:number-columns-repeated="2" table:style-name="ce1"/>
          <table:table-cell office:value-type="float" office:value="2.8299999999999999E-4" table:style-name="ce1">
            <text:p>0.000283</text:p>
          </table:table-cell>
          <table:table-cell table:style-name="ce1"/>
          <table:table-cell office:value-type="float" office:value="0.19231999999999999" table:style-name="ce1">
            <text:p>0.19232</text:p>
          </table:table-cell>
          <table:table-cell office:value-type="float" office:value="0.19077" table:style-name="ce1">
            <text:p>0.19077</text:p>
          </table:table-cell>
          <table:table-cell office:value-type="float" office:value="0.19328999999999999" table:style-name="ce1">
            <text:p>0.19329</text:p>
          </table:table-cell>
          <table:table-cell office:value-type="float" office:value="0.19363" table:style-name="ce1">
            <text:p>0.19363</text:p>
          </table:table-cell>
          <table:table-cell office:value-type="float" office:value="0.19447" table:style-name="ce1">
            <text:p>0.19447</text:p>
          </table:table-cell>
          <table:table-cell office:value-type="float" office:value="0.19144" table:style-name="ce1">
            <text:p>0.19144</text:p>
          </table:table-cell>
          <table:table-cell office:value-type="float" office:value="4.4000000000000002E-4" table:style-name="ce1">
            <text:p>0.00044</text:p>
          </table:table-cell>
          <table:table-cell office:value-type="float" office:value="4.6000000000000001E-4" table:style-name="ce1">
            <text:p>0.00046</text:p>
          </table:table-cell>
          <table:table-cell office:value-type="float" office:value="5.6999999999999998E-4" table:style-name="ce1">
            <text:p>0.00057</text:p>
          </table:table-cell>
          <table:table-cell office:value-type="float" office:value="5.5000000000000003E-4" table:style-name="ce1">
            <text:p>0.00055</text:p>
          </table:table-cell>
          <table:table-cell office:value-type="float" office:value="1.7920700000000001" table:style-name="ce1">
            <text:p>1.79207</text:p>
          </table:table-cell>
          <table:table-cell office:value-type="float" office:value="1.75735" table:style-name="ce1">
            <text:p>1.75735</text:p>
          </table:table-cell>
          <table:table-cell office:value-type="float" office:value="1.7402200000000001" table:style-name="ce1">
            <text:p>1.74022</text:p>
          </table:table-cell>
          <table:table-cell table:style-name="ce1"/>
          <table:table-cell office:value-type="float" office:value="1.75881" table:style-name="ce1">
            <text:p>1.75881</text:p>
          </table:table-cell>
          <table:table-cell office:value-type="float" office:value="1.75939" table:style-name="ce1">
            <text:p>1.75939</text:p>
          </table:table-cell>
          <table:table-cell office:value-type="float" office:value="0.15828" table:style-name="ce1">
            <text:p>0.15828</text:p>
          </table:table-cell>
          <table:table-cell office:value-type="float" office:value="9.1590000000000005E-2" table:style-name="ce1">
            <text:p>0.09159</text:p>
          </table:table-cell>
          <table:table-cell office:value-type="float" office:value="7.2709999999999997E-2" table:style-name="ce1">
            <text:p>0.07271</text:p>
          </table:table-cell>
          <table:table-cell office:value-type="float" office:value="8.3500000000000005E-2" table:style-name="ce1">
            <text:p>0.0835</text:p>
          </table:table-cell>
          <table:table-cell office:value-type="float" office:value="5.7881900000000002" table:style-name="ce1">
            <text:p>5.78819</text:p>
          </table:table-cell>
          <table:table-cell office:value-type="float" office:value="5.7843400000000003" table:style-name="ce1">
            <text:p>5.78434</text:p>
          </table:table-cell>
          <table:table-cell office:value-type="float" office:value="5.7928800000000003" table:style-name="ce1">
            <text:p>5.79288</text:p>
          </table:table-cell>
          <table:table-cell office:value-type="float" office:value="5.6722999999999999" table:style-name="ce1">
            <text:p>5.6723</text:p>
          </table:table-cell>
          <table:table-cell office:value-type="float" office:value="5.7216100000000001" table:style-name="ce1">
            <text:p>5.72161</text:p>
          </table:table-cell>
          <table:table-cell office:value-type="float" office:value="5.7359" table:style-name="ce1">
            <text:p>5.7359</text:p>
          </table:table-cell>
          <table:table-cell office:value-type="float" office:value="1.6920000000000001E-2" table:style-name="ce1">
            <text:p>0.01692</text:p>
          </table:table-cell>
          <table:table-cell office:value-type="float" office:value="1.703E-2" table:style-name="ce1">
            <text:p>0.01703</text:p>
          </table:table-cell>
          <table:table-cell office:value-type="float" office:value="1.7170000000000001E-2" table:style-name="ce1">
            <text:p>0.01717</text:p>
          </table:table-cell>
          <table:table-cell office:value-type="float" office:value="1.711E-2" table:style-name="ce1">
            <text:p>0.01711</text:p>
          </table:table-cell>
          <table:table-cell table:number-columns-repeated="16317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2"/>
          <table:table-cell office:value-type="string" table:style-name="ce1">
            <text:p>TH_17</text:p>
          </table:table-cell>
          <table:table-cell office:value-type="float" office:value="1.5740000000000001E-2" table:style-name="ce1">
            <text:p>0.01574</text:p>
          </table:table-cell>
          <table:table-cell office:value-type="float" office:value="1.856E-2" table:style-name="ce1">
            <text:p>0.01856</text:p>
          </table:table-cell>
          <table:table-cell office:value-type="float" office:value="6.6800000000000002E-3" table:style-name="ce1">
            <text:p>0.00668</text:p>
          </table:table-cell>
          <table:table-cell office:value-type="float" office:value="6.9300000000000004E-3" table:style-name="ce1">
            <text:p>0.00693</text:p>
          </table:table-cell>
          <table:table-cell office:value-type="float" office:value="6.6699999999999997E-3" table:style-name="ce1">
            <text:p>0.00667</text:p>
          </table:table-cell>
          <table:table-cell office:value-type="float" office:value="6.6699999999999997E-3" table:style-name="ce1">
            <text:p>0.00667</text:p>
          </table:table-cell>
          <table:table-cell office:value-type="float" office:value="5.8199999999999997E-3" table:style-name="ce1">
            <text:p>0.00582</text:p>
          </table:table-cell>
          <table:table-cell office:value-type="float" office:value="7.0600000000000003E-3" table:style-name="ce1">
            <text:p>0.00706</text:p>
          </table:table-cell>
          <table:table-cell office:value-type="float" office:value="6.62E-3" table:style-name="ce1">
            <text:p>0.00662</text:p>
          </table:table-cell>
          <table:table-cell office:value-type="float" office:value="6.62E-3" table:style-name="ce1">
            <text:p>0.00662</text:p>
          </table:table-cell>
          <table:table-cell office:value-type="float" office:value="1.4803299999999999" table:style-name="ce1">
            <text:p>1.48033</text:p>
          </table:table-cell>
          <table:table-cell office:value-type="float" office:value="1.4874099999999999" table:style-name="ce1">
            <text:p>1.48741</text:p>
          </table:table-cell>
          <table:table-cell office:value-type="float" office:value="1.4653099999999999" table:style-name="ce1">
            <text:p>1.46531</text:p>
          </table:table-cell>
          <table:table-cell table:style-name="ce1"/>
          <table:table-cell office:value-type="float" office:value="1.42709" table:style-name="ce1">
            <text:p>1.42709</text:p>
          </table:table-cell>
          <table:table-cell office:value-type="float" office:value="1.4487000000000001" table:style-name="ce1">
            <text:p>1.4487</text:p>
          </table:table-cell>
          <table:table-cell office:value-type="float" office:value="1.4827399999999999" table:style-name="ce1">
            <text:p>1.48274</text:p>
          </table:table-cell>
          <table:table-cell office:value-type="float" office:value="1.5122599999999999" table:style-name="ce1">
            <text:p>1.51226</text:p>
          </table:table-cell>
          <table:table-cell office:value-type="float" office:value="1.49973" table:style-name="ce1">
            <text:p>1.49973</text:p>
          </table:table-cell>
          <table:table-cell office:value-type="float" office:value="1.4447300000000001" table:style-name="ce1">
            <text:p>1.44473</text:p>
          </table:table-cell>
          <table:table-cell office:value-type="float" office:value="1.44126" table:style-name="ce1">
            <text:p>1.44126</text:p>
          </table:table-cell>
          <table:table-cell office:value-type="float" office:value="1.4194800000000001" table:style-name="ce1">
            <text:p>1.41948</text:p>
          </table:table-cell>
          <table:table-cell office:value-type="float" office:value="-9.3000000000000005E-4" table:style-name="ce1">
            <text:p>-0.00093</text:p>
          </table:table-cell>
          <table:table-cell office:value-type="float" office:value="-5.6600000000000001E-3" table:style-name="ce1">
            <text:p>-0.00566</text:p>
          </table:table-cell>
          <table:table-cell office:value-type="float" office:value="8.0000000000000007E-5" table:style-name="ce1">
            <text:p>0.00008</text:p>
          </table:table-cell>
          <table:table-cell table:style-name="ce1"/>
          <table:table-cell office:value-type="float" office:value="3.4000000000000002E-4" table:style-name="ce1">
            <text:p>0.00034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0.21762999999999999" table:style-name="ce1">
            <text:p>0.21763</text:p>
          </table:table-cell>
          <table:table-cell office:value-type="float" office:value="0.23107" table:style-name="ce1">
            <text:p>0.23107</text:p>
          </table:table-cell>
          <table:table-cell table:number-columns-repeated="2" table:style-name="ce1"/>
          <table:table-cell office:value-type="float" office:value="3.3399999999999999E-4" table:style-name="ce1">
            <text:p>0.000334</text:p>
          </table:table-cell>
          <table:table-cell table:style-name="ce1"/>
          <table:table-cell office:value-type="float" office:value="0.22245000000000001" table:style-name="ce1">
            <text:p>0.22245</text:p>
          </table:table-cell>
          <table:table-cell office:value-type="float" office:value="0.22069" table:style-name="ce1">
            <text:p>0.22069</text:p>
          </table:table-cell>
          <table:table-cell office:value-type="float" office:value="0.22403000000000001" table:style-name="ce1">
            <text:p>0.22403</text:p>
          </table:table-cell>
          <table:table-cell office:value-type="float" office:value="0.22308" table:style-name="ce1">
            <text:p>0.22308</text:p>
          </table:table-cell>
          <table:table-cell office:value-type="float" office:value="0.22287000000000001" table:style-name="ce1">
            <text:p>0.22287</text:p>
          </table:table-cell>
          <table:table-cell office:value-type="float" office:value="0.21865000000000001" table:style-name="ce1">
            <text:p>0.21865</text:p>
          </table:table-cell>
          <table:table-cell office:value-type="float" office:value="3.8000000000000002E-4" table:style-name="ce1">
            <text:p>0.00038</text:p>
          </table:table-cell>
          <table:table-cell office:value-type="float" office:value="3.2000000000000003E-4" table:style-name="ce1">
            <text:p>0.00032</text:p>
          </table:table-cell>
          <table:table-cell office:value-type="float" office:value="3.5E-4" table:style-name="ce1">
            <text:p>0.00035</text:p>
          </table:table-cell>
          <table:table-cell office:value-type="float" office:value="-1.3999999999999999E-4" table:style-name="ce1">
            <text:p>-0.00014</text:p>
          </table:table-cell>
          <table:table-cell office:value-type="float" office:value="1.9860899999999999" table:style-name="ce1">
            <text:p>1.98609</text:p>
          </table:table-cell>
          <table:table-cell office:value-type="float" office:value="1.94665" table:style-name="ce1">
            <text:p>1.94665</text:p>
          </table:table-cell>
          <table:table-cell office:value-type="float" office:value="1.9332400000000001" table:style-name="ce1">
            <text:p>1.93324</text:p>
          </table:table-cell>
          <table:table-cell table:style-name="ce1"/>
          <table:table-cell office:value-type="float" office:value="1.95401" table:style-name="ce1">
            <text:p>1.95401</text:p>
          </table:table-cell>
          <table:table-cell office:value-type="float" office:value="1.9383699999999999" table:style-name="ce1">
            <text:p>1.93837</text:p>
          </table:table-cell>
          <table:table-cell office:value-type="float" office:value="0.12736" table:style-name="ce1">
            <text:p>0.12736</text:p>
          </table:table-cell>
          <table:table-cell office:value-type="float" office:value="8.2729999999999998E-2" table:style-name="ce1">
            <text:p>0.08273</text:p>
          </table:table-cell>
          <table:table-cell office:value-type="float" office:value="8.9829999999999993E-2" table:style-name="ce1">
            <text:p>0.08983</text:p>
          </table:table-cell>
          <table:table-cell office:value-type="float" office:value="7.7590000000000006E-2" table:style-name="ce1">
            <text:p>0.07759</text:p>
          </table:table-cell>
          <table:table-cell office:value-type="float" office:value="5.5646199999999997" table:style-name="ce1">
            <text:p>5.56462</text:p>
          </table:table-cell>
          <table:table-cell office:value-type="float" office:value="5.5961499999999997" table:style-name="ce1">
            <text:p>5.59615</text:p>
          </table:table-cell>
          <table:table-cell office:value-type="float" office:value="5.6139400000000004" table:style-name="ce1">
            <text:p>5.61394</text:p>
          </table:table-cell>
          <table:table-cell office:value-type="float" office:value="5.5043699999999998" table:style-name="ce1">
            <text:p>5.50437</text:p>
          </table:table-cell>
          <table:table-cell office:value-type="float" office:value="5.5183600000000004" table:style-name="ce1">
            <text:p>5.51836</text:p>
          </table:table-cell>
          <table:table-cell office:value-type="float" office:value="5.5217499999999999" table:style-name="ce1">
            <text:p>5.52175</text:p>
          </table:table-cell>
          <table:table-cell office:value-type="float" office:value="2.1010000000000001E-2" table:style-name="ce1">
            <text:p>0.02101</text:p>
          </table:table-cell>
          <table:table-cell office:value-type="float" office:value="2.1160000000000002E-2" table:style-name="ce1">
            <text:p>0.02116</text:p>
          </table:table-cell>
          <table:table-cell office:value-type="float" office:value="2.1229999999999999E-2" table:style-name="ce1">
            <text:p>0.02123</text:p>
          </table:table-cell>
          <table:table-cell office:value-type="float" office:value="2.102E-2" table:style-name="ce1">
            <text:p>0.02102</text:p>
          </table:table-cell>
          <table:table-cell table:number-columns-repeated="16317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2"/>
          <table:table-cell office:value-type="string" table:style-name="ce1">
            <text:p>KWY_03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4.6499999999999996E-3" table:style-name="ce1">
            <text:p>0.00465</text:p>
          </table:table-cell>
          <table:table-cell office:value-type="float" office:value="2.96E-3" table:style-name="ce1">
            <text:p>0.00296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2.9099999999999998E-3" table:style-name="ce1">
            <text:p>0.00291</text:p>
          </table:table-cell>
          <table:table-cell office:value-type="float" office:value="2.8900000000000002E-3" table:style-name="ce1">
            <text:p>0.00289</text:p>
          </table:table-cell>
          <table:table-cell office:value-type="float" office:value="4.7299999999999998E-3" table:style-name="ce1">
            <text:p>0.00473</text:p>
          </table:table-cell>
          <table:table-cell office:value-type="float" office:value="3.62E-3" table:style-name="ce1">
            <text:p>0.00362</text:p>
          </table:table-cell>
          <table:table-cell office:value-type="float" office:value="2.8900000000000002E-3" table:style-name="ce1">
            <text:p>0.00289</text:p>
          </table:table-cell>
          <table:table-cell office:value-type="float" office:value="3.0500000000000002E-3" table:style-name="ce1">
            <text:p>0.00305</text:p>
          </table:table-cell>
          <table:table-cell office:value-type="float" office:value="2.6799599999999999" table:style-name="ce1">
            <text:p>2.67996</text:p>
          </table:table-cell>
          <table:table-cell office:value-type="float" office:value="2.66472" table:style-name="ce1">
            <text:p>2.66472</text:p>
          </table:table-cell>
          <table:table-cell office:value-type="float" office:value="2.6181100000000002" table:style-name="ce1">
            <text:p>2.61811</text:p>
          </table:table-cell>
          <table:table-cell table:style-name="ce1"/>
          <table:table-cell office:value-type="float" office:value="2.5910099999999998" table:style-name="ce1">
            <text:p>2.59101</text:p>
          </table:table-cell>
          <table:table-cell office:value-type="float" office:value="2.61849" table:style-name="ce1">
            <text:p>2.61849</text:p>
          </table:table-cell>
          <table:table-cell office:value-type="float" office:value="2.6919200000000001" table:style-name="ce1">
            <text:p>2.69192</text:p>
          </table:table-cell>
          <table:table-cell office:value-type="float" office:value="2.6928899999999998" table:style-name="ce1">
            <text:p>2.69289</text:p>
          </table:table-cell>
          <table:table-cell office:value-type="float" office:value="2.6540300000000001" table:style-name="ce1">
            <text:p>2.65403</text:p>
          </table:table-cell>
          <table:table-cell office:value-type="float" office:value="2.5011100000000002" table:style-name="ce1">
            <text:p>2.50111</text:p>
          </table:table-cell>
          <table:table-cell office:value-type="float" office:value="2.5352000000000001" table:style-name="ce1">
            <text:p>2.5352</text:p>
          </table:table-cell>
          <table:table-cell office:value-type="float" office:value="2.5569899999999999" table:style-name="ce1">
            <text:p>2.55699</text:p>
          </table:table-cell>
          <table:table-cell office:value-type="float" office:value="-4.3299999999999996E-3" table:style-name="ce1">
            <text:p>-0.00433</text:p>
          </table:table-cell>
          <table:table-cell office:value-type="float" office:value="-1.056E-2" table:style-name="ce1">
            <text:p>-0.01056</text:p>
          </table:table-cell>
          <table:table-cell office:value-type="float" office:value="-3.96E-3" table:style-name="ce1">
            <text:p>-0.00396</text:p>
          </table:table-cell>
          <table:table-cell table:style-name="ce1"/>
          <table:table-cell office:value-type="float" office:value="-2.5000000000000001E-3" table:style-name="ce1">
            <text:p>-0.0025</text:p>
          </table:table-cell>
          <table:table-cell office:value-type="float" office:value="-6.94E-3" table:style-name="ce1">
            <text:p>-0.00694</text:p>
          </table:table-cell>
          <table:table-cell office:value-type="float" office:value="0.92452999999999996" table:style-name="ce1">
            <text:p>0.92453</text:p>
          </table:table-cell>
          <table:table-cell office:value-type="float" office:value="0.92488000000000004" table:style-name="ce1">
            <text:p>0.92488</text:p>
          </table:table-cell>
          <table:table-cell table:number-columns-repeated="2" table:style-name="ce1"/>
          <table:table-cell office:value-type="float" office:value="4.7800000000000002E-4" table:style-name="ce1">
            <text:p>0.000478</text:p>
          </table:table-cell>
          <table:table-cell table:style-name="ce1"/>
          <table:table-cell office:value-type="float" office:value="0.35963000000000001" table:style-name="ce1">
            <text:p>0.35963</text:p>
          </table:table-cell>
          <table:table-cell office:value-type="float" office:value="0.35641" table:style-name="ce1">
            <text:p>0.35641</text:p>
          </table:table-cell>
          <table:table-cell office:value-type="float" office:value="0.36113000000000001" table:style-name="ce1">
            <text:p>0.36113</text:p>
          </table:table-cell>
          <table:table-cell office:value-type="float" office:value="0.3624" table:style-name="ce1">
            <text:p>0.3624</text:p>
          </table:table-cell>
          <table:table-cell office:value-type="float" office:value="0.36176999999999998" table:style-name="ce1">
            <text:p>0.36177</text:p>
          </table:table-cell>
          <table:table-cell office:value-type="float" office:value="0.35787000000000002" table:style-name="ce1">
            <text:p>0.35787</text:p>
          </table:table-cell>
          <table:table-cell office:value-type="float" office:value="1.2E-4" table:style-name="ce1">
            <text:p>0.00012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3.5E-4" table:style-name="ce1">
            <text:p>0.00035</text:p>
          </table:table-cell>
          <table:table-cell office:value-type="float" office:value="-9.0000000000000006E-5" table:style-name="ce1">
            <text:p>-0.00009</text:p>
          </table:table-cell>
          <table:table-cell office:value-type="float" office:value="3.04372" table:style-name="ce1">
            <text:p>3.04372</text:p>
          </table:table-cell>
          <table:table-cell office:value-type="float" office:value="3.0669" table:style-name="ce1">
            <text:p>3.0669</text:p>
          </table:table-cell>
          <table:table-cell office:value-type="float" office:value="3.0552100000000002" table:style-name="ce1">
            <text:p>3.05521</text:p>
          </table:table-cell>
          <table:table-cell table:style-name="ce1"/>
          <table:table-cell office:value-type="float" office:value="3.0384799999999998" table:style-name="ce1">
            <text:p>3.03848</text:p>
          </table:table-cell>
          <table:table-cell office:value-type="float" office:value="3.0429400000000002" table:style-name="ce1">
            <text:p>3.04294</text:p>
          </table:table-cell>
          <table:table-cell office:value-type="float" office:value="0.14263000000000001" table:style-name="ce1">
            <text:p>0.14263</text:p>
          </table:table-cell>
          <table:table-cell office:value-type="float" office:value="0.10290000000000001" table:style-name="ce1">
            <text:p>0.1029</text:p>
          </table:table-cell>
          <table:table-cell office:value-type="float" office:value="0.14993999999999999" table:style-name="ce1">
            <text:p>0.14994</text:p>
          </table:table-cell>
          <table:table-cell office:value-type="float" office:value="8.7569999999999995E-2" table:style-name="ce1">
            <text:p>0.08757</text:p>
          </table:table-cell>
          <table:table-cell office:value-type="float" office:value="7.6350100000000003" table:style-name="ce1">
            <text:p>7.63501</text:p>
          </table:table-cell>
          <table:table-cell office:value-type="float" office:value="7.6431199999999997" table:style-name="ce1">
            <text:p>7.64312</text:p>
          </table:table-cell>
          <table:table-cell office:value-type="float" office:value="7.67049" table:style-name="ce1">
            <text:p>7.67049</text:p>
          </table:table-cell>
          <table:table-cell office:value-type="float" office:value="7.5084499999999998" table:style-name="ce1">
            <text:p>7.50845</text:p>
          </table:table-cell>
          <table:table-cell office:value-type="float" office:value="7.5316700000000001" table:style-name="ce1">
            <text:p>7.53167</text:p>
          </table:table-cell>
          <table:table-cell office:value-type="float" office:value="7.5396200000000002" table:style-name="ce1">
            <text:p>7.53962</text:p>
          </table:table-cell>
          <table:table-cell office:value-type="float" office:value="3.2379999999999999E-2" table:style-name="ce1">
            <text:p>0.03238</text:p>
          </table:table-cell>
          <table:table-cell office:value-type="float" office:value="3.243E-2" table:style-name="ce1">
            <text:p>0.03243</text:p>
          </table:table-cell>
          <table:table-cell office:value-type="float" office:value="3.2759999999999997E-2" table:style-name="ce1">
            <text:p>0.03276</text:p>
          </table:table-cell>
          <table:table-cell office:value-type="float" office:value="3.2649999999999998E-2" table:style-name="ce1">
            <text:p>0.03265</text:p>
          </table:table-cell>
          <table:table-cell table:number-columns-repeated="16317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2"/>
          <table:table-cell office:value-type="string" table:style-name="ce1">
            <text:p>KWY_04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2.7399999999999998E-3" table:style-name="ce1">
            <text:p>0.00274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2.7699999999999999E-3" table:style-name="ce1">
            <text:p>0.00277</text:p>
          </table:table-cell>
          <table:table-cell office:value-type="float" office:value="2.7599999999999999E-3" table:style-name="ce1">
            <text:p>0.00276</text:p>
          </table:table-cell>
          <table:table-cell office:value-type="float" office:value="3.3500000000000001E-3" table:style-name="ce1">
            <text:p>0.00335</text:p>
          </table:table-cell>
          <table:table-cell office:value-type="float" office:value="3.7200000000000002E-3" table:style-name="ce1">
            <text:p>0.00372</text:p>
          </table:table-cell>
          <table:table-cell office:value-type="float" office:value="2.8600000000000001E-3" table:style-name="ce1">
            <text:p>0.00286</text:p>
          </table:table-cell>
          <table:table-cell office:value-type="float" office:value="2.8700000000000002E-3" table:style-name="ce1">
            <text:p>0.00287</text:p>
          </table:table-cell>
          <table:table-cell office:value-type="float" office:value="2.6047400000000001" table:style-name="ce1">
            <text:p>2.60474</text:p>
          </table:table-cell>
          <table:table-cell office:value-type="float" office:value="2.5860799999999999" table:style-name="ce1">
            <text:p>2.58608</text:p>
          </table:table-cell>
          <table:table-cell office:value-type="float" office:value="2.5497800000000002" table:style-name="ce1">
            <text:p>2.54978</text:p>
          </table:table-cell>
          <table:table-cell table:style-name="ce1"/>
          <table:table-cell office:value-type="float" office:value="2.5117400000000001" table:style-name="ce1">
            <text:p>2.51174</text:p>
          </table:table-cell>
          <table:table-cell office:value-type="float" office:value="2.5430999999999999" table:style-name="ce1">
            <text:p>2.5431</text:p>
          </table:table-cell>
          <table:table-cell office:value-type="float" office:value="2.60581" table:style-name="ce1">
            <text:p>2.60581</text:p>
          </table:table-cell>
          <table:table-cell office:value-type="float" office:value="2.61049" table:style-name="ce1">
            <text:p>2.61049</text:p>
          </table:table-cell>
          <table:table-cell office:value-type="float" office:value="2.5784600000000002" table:style-name="ce1">
            <text:p>2.57846</text:p>
          </table:table-cell>
          <table:table-cell office:value-type="float" office:value="2.4434300000000002" table:style-name="ce1">
            <text:p>2.44343</text:p>
          </table:table-cell>
          <table:table-cell office:value-type="float" office:value="2.4849700000000001" table:style-name="ce1">
            <text:p>2.48497</text:p>
          </table:table-cell>
          <table:table-cell office:value-type="float" office:value="2.4838800000000001" table:style-name="ce1">
            <text:p>2.48388</text:p>
          </table:table-cell>
          <table:table-cell office:value-type="float" office:value="-4.4200000000000003E-3" table:style-name="ce1">
            <text:p>-0.00442</text:p>
          </table:table-cell>
          <table:table-cell office:value-type="float" office:value="-1.0460000000000001E-2" table:style-name="ce1">
            <text:p>-0.01046</text:p>
          </table:table-cell>
          <table:table-cell office:value-type="float" office:value="-4.3899999999999998E-3" table:style-name="ce1">
            <text:p>-0.00439</text:p>
          </table:table-cell>
          <table:table-cell table:style-name="ce1"/>
          <table:table-cell office:value-type="float" office:value="-2.2100000000000002E-3" table:style-name="ce1">
            <text:p>-0.00221</text:p>
          </table:table-cell>
          <table:table-cell office:value-type="float" office:value="-2.4199999999999998E-3" table:style-name="ce1">
            <text:p>-0.00242</text:p>
          </table:table-cell>
          <table:table-cell office:value-type="float" office:value="0.90080000000000005" table:style-name="ce1">
            <text:p>0.9008</text:p>
          </table:table-cell>
          <table:table-cell office:value-type="float" office:value="0.90136000000000005" table:style-name="ce1">
            <text:p>0.90136</text:p>
          </table:table-cell>
          <table:table-cell table:number-columns-repeated="2" table:style-name="ce1"/>
          <table:table-cell office:value-type="float" office:value="4.46E-4" table:style-name="ce1">
            <text:p>0.000446</text:p>
          </table:table-cell>
          <table:table-cell table:style-name="ce1"/>
          <table:table-cell office:value-type="float" office:value="0.34939999999999999" table:style-name="ce1">
            <text:p>0.3494</text:p>
          </table:table-cell>
          <table:table-cell office:value-type="float" office:value="0.34638000000000002" table:style-name="ce1">
            <text:p>0.34638</text:p>
          </table:table-cell>
          <table:table-cell office:value-type="float" office:value="0.35133999999999999" table:style-name="ce1">
            <text:p>0.35134</text:p>
          </table:table-cell>
          <table:table-cell office:value-type="float" office:value="0.35034999999999999" table:style-name="ce1">
            <text:p>0.35035</text:p>
          </table:table-cell>
          <table:table-cell office:value-type="float" office:value="0.35104000000000002" table:style-name="ce1">
            <text:p>0.35104</text:p>
          </table:table-cell>
          <table:table-cell office:value-type="float" office:value="0.34710999999999997" table:style-name="ce1">
            <text:p>0.34711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2.5000000000000001E-4" table:style-name="ce1">
            <text:p>0.00025</text:p>
          </table:table-cell>
          <table:table-cell office:value-type="float" office:value="-1E-4" table:style-name="ce1">
            <text:p>-0.0001</text:p>
          </table:table-cell>
          <table:table-cell office:value-type="float" office:value="3.1047199999999999" table:style-name="ce1">
            <text:p>3.10472</text:p>
          </table:table-cell>
          <table:table-cell office:value-type="float" office:value="3.1156000000000001" table:style-name="ce1">
            <text:p>3.1156</text:p>
          </table:table-cell>
          <table:table-cell office:value-type="float" office:value="3.1047099999999999" table:style-name="ce1">
            <text:p>3.10471</text:p>
          </table:table-cell>
          <table:table-cell table:style-name="ce1"/>
          <table:table-cell office:value-type="float" office:value="3.0823100000000001" table:style-name="ce1">
            <text:p>3.08231</text:p>
          </table:table-cell>
          <table:table-cell office:value-type="float" office:value="3.0823700000000001" table:style-name="ce1">
            <text:p>3.08237</text:p>
          </table:table-cell>
          <table:table-cell office:value-type="float" office:value="0.16067999999999999" table:style-name="ce1">
            <text:p>0.16068</text:p>
          </table:table-cell>
          <table:table-cell office:value-type="float" office:value="0.10903" table:style-name="ce1">
            <text:p>0.10903</text:p>
          </table:table-cell>
          <table:table-cell office:value-type="float" office:value="0.12914" table:style-name="ce1">
            <text:p>0.12914</text:p>
          </table:table-cell>
          <table:table-cell office:value-type="float" office:value="8.2839999999999997E-2" table:style-name="ce1">
            <text:p>0.08284</text:p>
          </table:table-cell>
          <table:table-cell office:value-type="float" office:value="7.98048" table:style-name="ce1">
            <text:p>7.98048</text:p>
          </table:table-cell>
          <table:table-cell office:value-type="float" office:value="7.9751899999999996" table:style-name="ce1">
            <text:p>7.97519</text:p>
          </table:table-cell>
          <table:table-cell office:value-type="float" office:value="8.0079899999999995" table:style-name="ce1">
            <text:p>8.00799</text:p>
          </table:table-cell>
          <table:table-cell office:value-type="float" office:value="7.7420600000000004" table:style-name="ce1">
            <text:p>7.74206</text:p>
          </table:table-cell>
          <table:table-cell office:value-type="float" office:value="7.8300400000000003" table:style-name="ce1">
            <text:p>7.83004</text:p>
          </table:table-cell>
          <table:table-cell office:value-type="float" office:value="7.8520799999999999" table:style-name="ce1">
            <text:p>7.85208</text:p>
          </table:table-cell>
          <table:table-cell office:value-type="float" office:value="3.124E-2" table:style-name="ce1">
            <text:p>0.03124</text:p>
          </table:table-cell>
          <table:table-cell office:value-type="float" office:value="3.1289999999999998E-2" table:style-name="ce1">
            <text:p>0.03129</text:p>
          </table:table-cell>
          <table:table-cell office:value-type="float" office:value="3.1489999999999997E-2" table:style-name="ce1">
            <text:p>0.03149</text:p>
          </table:table-cell>
          <table:table-cell office:value-type="float" office:value="3.1390000000000001E-2" table:style-name="ce1">
            <text:p>0.03139</text:p>
          </table:table-cell>
          <table:table-cell table:number-columns-repeated="16317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2"/>
          <table:table-cell office:value-type="string" table:style-name="ce1">
            <text:p>KWY_05</text:p>
          </table:table-cell>
          <table:table-cell office:value-type="float" office:value="6.7000000000000002E-4" table:style-name="ce1">
            <text:p>0.00067</text:p>
          </table:table-cell>
          <table:table-cell office:value-type="float" office:value="3.1099999999999999E-3" table:style-name="ce1">
            <text:p>0.00311</text:p>
          </table:table-cell>
          <table:table-cell office:value-type="float" office:value="2.4099999999999998E-3" table:style-name="ce1">
            <text:p>0.00241</text:p>
          </table:table-cell>
          <table:table-cell office:value-type="float" office:value="2.63E-3" table:style-name="ce1">
            <text:p>0.00263</text:p>
          </table:table-cell>
          <table:table-cell office:value-type="float" office:value="2.4299999999999999E-3" table:style-name="ce1">
            <text:p>0.00243</text:p>
          </table:table-cell>
          <table:table-cell office:value-type="float" office:value="2.4199999999999998E-3" table:style-name="ce1">
            <text:p>0.00242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3.5300000000000002E-3" table:style-name="ce1">
            <text:p>0.00353</text:p>
          </table:table-cell>
          <table:table-cell office:value-type="float" office:value="2.5400000000000002E-3" table:style-name="ce1">
            <text:p>0.00254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2.3814600000000001" table:style-name="ce1">
            <text:p>2.38146</text:p>
          </table:table-cell>
          <table:table-cell office:value-type="float" office:value="2.37751" table:style-name="ce1">
            <text:p>2.37751</text:p>
          </table:table-cell>
          <table:table-cell office:value-type="float" office:value="2.3365399999999998" table:style-name="ce1">
            <text:p>2.33654</text:p>
          </table:table-cell>
          <table:table-cell table:style-name="ce1"/>
          <table:table-cell office:value-type="float" office:value="2.2987299999999999" table:style-name="ce1">
            <text:p>2.29873</text:p>
          </table:table-cell>
          <table:table-cell office:value-type="float" office:value="2.3385199999999999" table:style-name="ce1">
            <text:p>2.33852</text:p>
          </table:table-cell>
          <table:table-cell office:value-type="float" office:value="2.3748900000000002" table:style-name="ce1">
            <text:p>2.37489</text:p>
          </table:table-cell>
          <table:table-cell office:value-type="float" office:value="2.4026900000000002" table:style-name="ce1">
            <text:p>2.40269</text:p>
          </table:table-cell>
          <table:table-cell office:value-type="float" office:value="2.3627600000000002" table:style-name="ce1">
            <text:p>2.36276</text:p>
          </table:table-cell>
          <table:table-cell office:value-type="float" office:value="2.30674" table:style-name="ce1">
            <text:p>2.30674</text:p>
          </table:table-cell>
          <table:table-cell office:value-type="float" office:value="2.2728199999999998" table:style-name="ce1">
            <text:p>2.27282</text:p>
          </table:table-cell>
          <table:table-cell office:value-type="float" office:value="2.2787099999999998" table:style-name="ce1">
            <text:p>2.27871</text:p>
          </table:table-cell>
          <table:table-cell office:value-type="float" office:value="-4.4200000000000003E-3" table:style-name="ce1">
            <text:p>-0.00442</text:p>
          </table:table-cell>
          <table:table-cell office:value-type="float" office:value="-1.026E-2" table:style-name="ce1">
            <text:p>-0.01026</text:p>
          </table:table-cell>
          <table:table-cell office:value-type="float" office:value="-4.28E-3" table:style-name="ce1">
            <text:p>-0.00428</text:p>
          </table:table-cell>
          <table:table-cell table:style-name="ce1"/>
          <table:table-cell office:value-type="float" office:value="-3.5500000000000002E-3" table:style-name="ce1">
            <text:p>-0.00355</text:p>
          </table:table-cell>
          <table:table-cell office:value-type="float" office:value="-3.3800000000000002E-3" table:style-name="ce1">
            <text:p>-0.00338</text:p>
          </table:table-cell>
          <table:table-cell office:value-type="float" office:value="0.85165000000000002" table:style-name="ce1">
            <text:p>0.85165</text:p>
          </table:table-cell>
          <table:table-cell office:value-type="float" office:value="0.85497000000000001" table:style-name="ce1">
            <text:p>0.85497</text:p>
          </table:table-cell>
          <table:table-cell table:number-columns-repeated="2" table:style-name="ce1"/>
          <table:table-cell office:value-type="float" office:value="4.0499999999999998E-4" table:style-name="ce1">
            <text:p>0.000405</text:p>
          </table:table-cell>
          <table:table-cell table:style-name="ce1"/>
          <table:table-cell office:value-type="float" office:value="0.32073000000000002" table:style-name="ce1">
            <text:p>0.32073</text:p>
          </table:table-cell>
          <table:table-cell office:value-type="float" office:value="0.31784000000000001" table:style-name="ce1">
            <text:p>0.31784</text:p>
          </table:table-cell>
          <table:table-cell office:value-type="float" office:value="0.32222000000000001" table:style-name="ce1">
            <text:p>0.32222</text:p>
          </table:table-cell>
          <table:table-cell office:value-type="float" office:value="0.32179999999999997" table:style-name="ce1">
            <text:p>0.3218</text:p>
          </table:table-cell>
          <table:table-cell office:value-type="float" office:value="0.32216" table:style-name="ce1">
            <text:p>0.32216</text:p>
          </table:table-cell>
          <table:table-cell office:value-type="float" office:value="0.31714999999999999" table:style-name="ce1">
            <text:p>0.31715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-3.0000000000000001E-5" table:style-name="ce1">
            <text:p>-0.00003</text:p>
          </table:table-cell>
          <table:table-cell office:value-type="float" office:value="1.8000000000000001E-4" table:style-name="ce1">
            <text:p>0.00018</text:p>
          </table:table-cell>
          <table:table-cell office:value-type="float" office:value="-3.0000000000000001E-5" table:style-name="ce1">
            <text:p>-0.00003</text:p>
          </table:table-cell>
          <table:table-cell office:value-type="float" office:value="2.9940199999999999" table:style-name="ce1">
            <text:p>2.99402</text:p>
          </table:table-cell>
          <table:table-cell office:value-type="float" office:value="3.0789" table:style-name="ce1">
            <text:p>3.0789</text:p>
          </table:table-cell>
          <table:table-cell office:value-type="float" office:value="3.06962" table:style-name="ce1">
            <text:p>3.06962</text:p>
          </table:table-cell>
          <table:table-cell table:style-name="ce1"/>
          <table:table-cell office:value-type="float" office:value="3.03565" table:style-name="ce1">
            <text:p>3.03565</text:p>
          </table:table-cell>
          <table:table-cell office:value-type="float" office:value="3.0507900000000001" table:style-name="ce1">
            <text:p>3.05079</text:p>
          </table:table-cell>
          <table:table-cell office:value-type="float" office:value="0.15126000000000001" table:style-name="ce1">
            <text:p>0.15126</text:p>
          </table:table-cell>
          <table:table-cell office:value-type="float" office:value="0.10623" table:style-name="ce1">
            <text:p>0.10623</text:p>
          </table:table-cell>
          <table:table-cell office:value-type="float" office:value="8.1759999999999999E-2" table:style-name="ce1">
            <text:p>0.08176</text:p>
          </table:table-cell>
          <table:table-cell office:value-type="float" office:value="0.10908" table:style-name="ce1">
            <text:p>0.10908</text:p>
          </table:table-cell>
          <table:table-cell office:value-type="float" office:value="8.1925100000000004" table:style-name="ce1">
            <text:p>8.19251</text:p>
          </table:table-cell>
          <table:table-cell office:value-type="float" office:value="8.2080300000000008" table:style-name="ce1">
            <text:p>8.20803</text:p>
          </table:table-cell>
          <table:table-cell office:value-type="float" office:value="8.2205899999999996" table:style-name="ce1">
            <text:p>8.22059</text:p>
          </table:table-cell>
          <table:table-cell office:value-type="float" office:value="7.9718900000000001" table:style-name="ce1">
            <text:p>7.97189</text:p>
          </table:table-cell>
          <table:table-cell office:value-type="float" office:value="8.0685599999999997" table:style-name="ce1">
            <text:p>8.06856</text:p>
          </table:table-cell>
          <table:table-cell office:value-type="float" office:value="8.0494599999999998" table:style-name="ce1">
            <text:p>8.04946</text:p>
          </table:table-cell>
          <table:table-cell office:value-type="float" office:value="2.8160000000000001E-2" table:style-name="ce1">
            <text:p>0.02816</text:p>
          </table:table-cell>
          <table:table-cell office:value-type="float" office:value="2.835E-2" table:style-name="ce1">
            <text:p>0.02835</text:p>
          </table:table-cell>
          <table:table-cell office:value-type="float" office:value="2.8379999999999999E-2" table:style-name="ce1">
            <text:p>0.02838</text:p>
          </table:table-cell>
          <table:table-cell office:value-type="float" office:value="2.8340000000000001E-2" table:style-name="ce1">
            <text:p>0.02834</text:p>
          </table:table-cell>
          <table:table-cell table:number-columns-repeated="16317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2"/>
          <table:table-cell office:value-type="string" table:style-name="ce1">
            <text:p>KWY_06</text:p>
          </table:table-cell>
          <table:table-cell office:value-type="float" office:value="6.0999999999999997E-4" table:style-name="ce1">
            <text:p>0.00061</text:p>
          </table:table-cell>
          <table:table-cell office:value-type="float" office:value="3.6600000000000001E-3" table:style-name="ce1">
            <text:p>0.00366</text:p>
          </table:table-cell>
          <table:table-cell office:value-type="float" office:value="2.0899999999999998E-3" table:style-name="ce1">
            <text:p>0.00209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2.0699999999999998E-3" table:style-name="ce1">
            <text:p>0.00207</text:p>
          </table:table-cell>
          <table:table-cell office:value-type="float" office:value="2.0699999999999998E-3" table:style-name="ce1">
            <text:p>0.00207</text:p>
          </table:table-cell>
          <table:table-cell office:value-type="float" office:value="2.9399999999999999E-3" table:style-name="ce1">
            <text:p>0.00294</text:p>
          </table:table-cell>
          <table:table-cell office:value-type="float" office:value="1.92E-3" table:style-name="ce1">
            <text:p>0.00192</text:p>
          </table:table-cell>
          <table:table-cell office:value-type="float" office:value="2.1099999999999999E-3" table:style-name="ce1">
            <text:p>0.00211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2.11212" table:style-name="ce1">
            <text:p>2.11212</text:p>
          </table:table-cell>
          <table:table-cell office:value-type="float" office:value="2.1074299999999999" table:style-name="ce1">
            <text:p>2.10743</text:p>
          </table:table-cell>
          <table:table-cell office:value-type="float" office:value="2.0746799999999999" table:style-name="ce1">
            <text:p>2.07468</text:p>
          </table:table-cell>
          <table:table-cell table:style-name="ce1"/>
          <table:table-cell office:value-type="float" office:value="2.04684" table:style-name="ce1">
            <text:p>2.04684</text:p>
          </table:table-cell>
          <table:table-cell office:value-type="float" office:value="2.0809199999999999" table:style-name="ce1">
            <text:p>2.08092</text:p>
          </table:table-cell>
          <table:table-cell office:value-type="float" office:value="2.12384" table:style-name="ce1">
            <text:p>2.12384</text:p>
          </table:table-cell>
          <table:table-cell office:value-type="float" office:value="2.1271" table:style-name="ce1">
            <text:p>2.1271</text:p>
          </table:table-cell>
          <table:table-cell office:value-type="float" office:value="2.09659" table:style-name="ce1">
            <text:p>2.09659</text:p>
          </table:table-cell>
          <table:table-cell office:value-type="float" office:value="2.0320399999999998" table:style-name="ce1">
            <text:p>2.03204</text:p>
          </table:table-cell>
          <table:table-cell office:value-type="float" office:value="2.0251999999999999" table:style-name="ce1">
            <text:p>2.0252</text:p>
          </table:table-cell>
          <table:table-cell office:value-type="float" office:value="2.02495" table:style-name="ce1">
            <text:p>2.02495</text:p>
          </table:table-cell>
          <table:table-cell office:value-type="float" office:value="-4.3E-3" table:style-name="ce1">
            <text:p>-0.0043</text:p>
          </table:table-cell>
          <table:table-cell office:value-type="float" office:value="-1.0019999999999999E-2" table:style-name="ce1">
            <text:p>-0.01002</text:p>
          </table:table-cell>
          <table:table-cell office:value-type="float" office:value="-3.62E-3" table:style-name="ce1">
            <text:p>-0.00362</text:p>
          </table:table-cell>
          <table:table-cell table:style-name="ce1"/>
          <table:table-cell office:value-type="float" office:value="-2.3400000000000001E-3" table:style-name="ce1">
            <text:p>-0.00234</text:p>
          </table:table-cell>
          <table:table-cell office:value-type="float" office:value="-3.7799999999999999E-3" table:style-name="ce1">
            <text:p>-0.00378</text:p>
          </table:table-cell>
          <table:table-cell office:value-type="float" office:value="0.77727999999999997" table:style-name="ce1">
            <text:p>0.77728</text:p>
          </table:table-cell>
          <table:table-cell office:value-type="float" office:value="0.78302000000000005" table:style-name="ce1">
            <text:p>0.78302</text:p>
          </table:table-cell>
          <table:table-cell table:number-columns-repeated="2" table:style-name="ce1"/>
          <table:table-cell office:value-type="float" office:value="4.0099999999999999E-4" table:style-name="ce1">
            <text:p>0.000401</text:p>
          </table:table-cell>
          <table:table-cell table:style-name="ce1"/>
          <table:table-cell office:value-type="float" office:value="0.28386" table:style-name="ce1">
            <text:p>0.28386</text:p>
          </table:table-cell>
          <table:table-cell office:value-type="float" office:value="0.28156999999999999" table:style-name="ce1">
            <text:p>0.28157</text:p>
          </table:table-cell>
          <table:table-cell office:value-type="float" office:value="0.28599999999999998" table:style-name="ce1">
            <text:p>0.286</text:p>
          </table:table-cell>
          <table:table-cell office:value-type="float" office:value="0.28502" table:style-name="ce1">
            <text:p>0.28502</text:p>
          </table:table-cell>
          <table:table-cell office:value-type="float" office:value="0.28461999999999998" table:style-name="ce1">
            <text:p>0.28462</text:p>
          </table:table-cell>
          <table:table-cell office:value-type="float" office:value="0.28144000000000002" table:style-name="ce1">
            <text:p>0.28144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-1.2E-4" table:style-name="ce1">
            <text:p>-0.00012</text:p>
          </table:table-cell>
          <table:table-cell office:value-type="float" office:value="1.6000000000000001E-4" table:style-name="ce1">
            <text:p>0.00016</text:p>
          </table:table-cell>
          <table:table-cell office:value-type="float" office:value="-2.5000000000000001E-4" table:style-name="ce1">
            <text:p>-0.00025</text:p>
          </table:table-cell>
          <table:table-cell office:value-type="float" office:value="2.9180600000000001" table:style-name="ce1">
            <text:p>2.91806</text:p>
          </table:table-cell>
          <table:table-cell office:value-type="float" office:value="2.9655900000000002" table:style-name="ce1">
            <text:p>2.96559</text:p>
          </table:table-cell>
          <table:table-cell office:value-type="float" office:value="2.9409999999999998" table:style-name="ce1">
            <text:p>2.941</text:p>
          </table:table-cell>
          <table:table-cell table:style-name="ce1"/>
          <table:table-cell office:value-type="float" office:value="2.9539499999999999" table:style-name="ce1">
            <text:p>2.95395</text:p>
          </table:table-cell>
          <table:table-cell office:value-type="float" office:value="2.9387699999999999" table:style-name="ce1">
            <text:p>2.93877</text:p>
          </table:table-cell>
          <table:table-cell office:value-type="float" office:value="0.18398999999999999" table:style-name="ce1">
            <text:p>0.18399</text:p>
          </table:table-cell>
          <table:table-cell office:value-type="float" office:value="0.13455" table:style-name="ce1">
            <text:p>0.13455</text:p>
          </table:table-cell>
          <table:table-cell office:value-type="float" office:value="0.13319" table:style-name="ce1">
            <text:p>0.13319</text:p>
          </table:table-cell>
          <table:table-cell office:value-type="float" office:value="0.10032000000000001" table:style-name="ce1">
            <text:p>0.10032</text:p>
          </table:table-cell>
          <table:table-cell office:value-type="float" office:value="8.1555800000000005" table:style-name="ce1">
            <text:p>8.15558</text:p>
          </table:table-cell>
          <table:table-cell office:value-type="float" office:value="8.1738400000000002" table:style-name="ce1">
            <text:p>8.17384</text:p>
          </table:table-cell>
          <table:table-cell office:value-type="float" office:value="8.1965000000000003" table:style-name="ce1">
            <text:p>8.1965</text:p>
          </table:table-cell>
          <table:table-cell office:value-type="float" office:value="7.9813299999999998" table:style-name="ce1">
            <text:p>7.98133</text:p>
          </table:table-cell>
          <table:table-cell office:value-type="float" office:value="8.0326400000000007" table:style-name="ce1">
            <text:p>8.03264</text:p>
          </table:table-cell>
          <table:table-cell office:value-type="float" office:value="8.0380000000000003" table:style-name="ce1">
            <text:p>8.038</text:p>
          </table:table-cell>
          <table:table-cell office:value-type="float" office:value="2.4660000000000001E-2" table:style-name="ce1">
            <text:p>0.02466</text:p>
          </table:table-cell>
          <table:table-cell office:value-type="float" office:value="2.4850000000000001E-2" table:style-name="ce1">
            <text:p>0.02485</text:p>
          </table:table-cell>
          <table:table-cell office:value-type="float" office:value="2.4879999999999999E-2" table:style-name="ce1">
            <text:p>0.02488</text:p>
          </table:table-cell>
          <table:table-cell office:value-type="float" office:value="2.477E-2" table:style-name="ce1">
            <text:p>0.02477</text:p>
          </table:table-cell>
          <table:table-cell table:number-columns-repeated="16317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2"/>
          <table:table-cell office:value-type="string" table:style-name="ce1">
            <text:p>KWY_08</text:p>
          </table:table-cell>
          <table:table-cell office:value-type="float" office:value="1.9599999999999999E-3" table:style-name="ce1">
            <text:p>0.00196</text:p>
          </table:table-cell>
          <table:table-cell office:value-type="float" office:value="5.5300000000000002E-3" table:style-name="ce1">
            <text:p>0.00553</text:p>
          </table:table-cell>
          <table:table-cell office:value-type="float" office:value="1.75E-3" table:style-name="ce1">
            <text:p>0.00175</text:p>
          </table:table-cell>
          <table:table-cell office:value-type="float" office:value="1.8E-3" table:style-name="ce1">
            <text:p>0.0018</text:p>
          </table:table-cell>
          <table:table-cell office:value-type="float" office:value="1.57E-3" table:style-name="ce1">
            <text:p>0.00157</text:p>
          </table:table-cell>
          <table:table-cell office:value-type="float" office:value="1.56E-3" table:style-name="ce1">
            <text:p>0.00156</text:p>
          </table:table-cell>
          <table:table-cell office:value-type="float" office:value="1.3600000000000001E-3" table:style-name="ce1">
            <text:p>0.00136</text:p>
          </table:table-cell>
          <table:table-cell office:value-type="float" office:value="2.0500000000000002E-3" table:style-name="ce1">
            <text:p>0.00205</text:p>
          </table:table-cell>
          <table:table-cell office:value-type="float" office:value="1.57E-3" table:style-name="ce1">
            <text:p>0.00157</text:p>
          </table:table-cell>
          <table:table-cell office:value-type="float" office:value="1.75E-3" table:style-name="ce1">
            <text:p>0.00175</text:p>
          </table:table-cell>
          <table:table-cell office:value-type="float" office:value="1.6596" table:style-name="ce1">
            <text:p>1.6596</text:p>
          </table:table-cell>
          <table:table-cell office:value-type="float" office:value="1.6563300000000001" table:style-name="ce1">
            <text:p>1.65633</text:p>
          </table:table-cell>
          <table:table-cell office:value-type="float" office:value="1.6345700000000001" table:style-name="ce1">
            <text:p>1.63457</text:p>
          </table:table-cell>
          <table:table-cell table:style-name="ce1"/>
          <table:table-cell office:value-type="float" office:value="1.59399" table:style-name="ce1">
            <text:p>1.59399</text:p>
          </table:table-cell>
          <table:table-cell office:value-type="float" office:value="1.63324" table:style-name="ce1">
            <text:p>1.63324</text:p>
          </table:table-cell>
          <table:table-cell office:value-type="float" office:value="1.68587" table:style-name="ce1">
            <text:p>1.68587</text:p>
          </table:table-cell>
          <table:table-cell office:value-type="float" office:value="1.6781699999999999" table:style-name="ce1">
            <text:p>1.67817</text:p>
          </table:table-cell>
          <table:table-cell office:value-type="float" office:value="1.6661999999999999" table:style-name="ce1">
            <text:p>1.6662</text:p>
          </table:table-cell>
          <table:table-cell office:value-type="float" office:value="1.61887" table:style-name="ce1">
            <text:p>1.61887</text:p>
          </table:table-cell>
          <table:table-cell office:value-type="float" office:value="1.59694" table:style-name="ce1">
            <text:p>1.59694</text:p>
          </table:table-cell>
          <table:table-cell office:value-type="float" office:value="1.6007400000000001" table:style-name="ce1">
            <text:p>1.60074</text:p>
          </table:table-cell>
          <table:table-cell office:value-type="float" office:value="-3.8999999999999998E-3" table:style-name="ce1">
            <text:p>-0.0039</text:p>
          </table:table-cell>
          <table:table-cell office:value-type="float" office:value="-9.7099999999999999E-3" table:style-name="ce1">
            <text:p>-0.00971</text:p>
          </table:table-cell>
          <table:table-cell office:value-type="float" office:value="-3.7399999999999998E-3" table:style-name="ce1">
            <text:p>-0.00374</text:p>
          </table:table-cell>
          <table:table-cell table:style-name="ce1"/>
          <table:table-cell office:value-type="float" office:value="-2.5699999999999998E-3" table:style-name="ce1">
            <text:p>-0.00257</text:p>
          </table:table-cell>
          <table:table-cell office:value-type="float" office:value="-2.7399999999999998E-3" table:style-name="ce1">
            <text:p>-0.00274</text:p>
          </table:table-cell>
          <table:table-cell office:value-type="float" office:value="0.61929000000000001" table:style-name="ce1">
            <text:p>0.61929</text:p>
          </table:table-cell>
          <table:table-cell office:value-type="float" office:value="0.62621000000000004" table:style-name="ce1">
            <text:p>0.62621</text:p>
          </table:table-cell>
          <table:table-cell table:number-columns-repeated="2" table:style-name="ce1"/>
          <table:table-cell office:value-type="float" office:value="3.57E-4" table:style-name="ce1">
            <text:p>0.000357</text:p>
          </table:table-cell>
          <table:table-cell table:style-name="ce1"/>
          <table:table-cell office:value-type="float" office:value="0.22670999999999999" table:style-name="ce1">
            <text:p>0.22671</text:p>
          </table:table-cell>
          <table:table-cell office:value-type="float" office:value="0.22461999999999999" table:style-name="ce1">
            <text:p>0.22462</text:p>
          </table:table-cell>
          <table:table-cell office:value-type="float" office:value="0.22889999999999999" table:style-name="ce1">
            <text:p>0.2289</text:p>
          </table:table-cell>
          <table:table-cell office:value-type="float" office:value="0.22766" table:style-name="ce1">
            <text:p>0.22766</text:p>
          </table:table-cell>
          <table:table-cell office:value-type="float" office:value="0.22783" table:style-name="ce1">
            <text:p>0.22783</text:p>
          </table:table-cell>
          <table:table-cell office:value-type="float" office:value="0.22542000000000001" table:style-name="ce1">
            <text:p>0.22542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4.0999999999999999E-4" table:style-name="ce1">
            <text:p>0.00041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2.6652499999999999" table:style-name="ce1">
            <text:p>2.66525</text:p>
          </table:table-cell>
          <table:table-cell office:value-type="float" office:value="2.6872600000000002" table:style-name="ce1">
            <text:p>2.68726</text:p>
          </table:table-cell>
          <table:table-cell office:value-type="float" office:value="2.65679" table:style-name="ce1">
            <text:p>2.65679</text:p>
          </table:table-cell>
          <table:table-cell table:style-name="ce1"/>
          <table:table-cell office:value-type="float" office:value="2.64682" table:style-name="ce1">
            <text:p>2.64682</text:p>
          </table:table-cell>
          <table:table-cell office:value-type="float" office:value="2.6669200000000002" table:style-name="ce1">
            <text:p>2.66692</text:p>
          </table:table-cell>
          <table:table-cell office:value-type="float" office:value="0.24559" table:style-name="ce1">
            <text:p>0.24559</text:p>
          </table:table-cell>
          <table:table-cell office:value-type="float" office:value="0.22519" table:style-name="ce1">
            <text:p>0.22519</text:p>
          </table:table-cell>
          <table:table-cell office:value-type="float" office:value="0.20585999999999999" table:style-name="ce1">
            <text:p>0.20586</text:p>
          </table:table-cell>
          <table:table-cell office:value-type="float" office:value="0.20341000000000001" table:style-name="ce1">
            <text:p>0.20341</text:p>
          </table:table-cell>
          <table:table-cell office:value-type="float" office:value="6.8863099999999999" table:style-name="ce1">
            <text:p>6.88631</text:p>
          </table:table-cell>
          <table:table-cell office:value-type="float" office:value="6.8840000000000003" table:style-name="ce1">
            <text:p>6.884</text:p>
          </table:table-cell>
          <table:table-cell office:value-type="float" office:value="6.9060800000000002" table:style-name="ce1">
            <text:p>6.90608</text:p>
          </table:table-cell>
          <table:table-cell office:value-type="float" office:value="6.7256900000000002" table:style-name="ce1">
            <text:p>6.72569</text:p>
          </table:table-cell>
          <table:table-cell office:value-type="float" office:value="6.7902699999999996" table:style-name="ce1">
            <text:p>6.79027</text:p>
          </table:table-cell>
          <table:table-cell office:value-type="float" office:value="6.7861399999999996" table:style-name="ce1">
            <text:p>6.78614</text:p>
          </table:table-cell>
          <table:table-cell office:value-type="float" office:value="1.8409999999999999E-2" table:style-name="ce1">
            <text:p>0.01841</text:p>
          </table:table-cell>
          <table:table-cell office:value-type="float" office:value="1.8550000000000001E-2" table:style-name="ce1">
            <text:p>0.01855</text:p>
          </table:table-cell>
          <table:table-cell office:value-type="float" office:value="1.8610000000000002E-2" table:style-name="ce1">
            <text:p>0.01861</text:p>
          </table:table-cell>
          <table:table-cell office:value-type="float" office:value="1.857E-2" table:style-name="ce1">
            <text:p>0.01857</text:p>
          </table:table-cell>
          <table:table-cell table:number-columns-repeated="16317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2"/>
          <table:table-cell office:value-type="string" table:style-name="ce1">
            <text:p>KWY_09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.64E-3" table:style-name="ce1">
            <text:p>0.00164</text:p>
          </table:table-cell>
          <table:table-cell office:value-type="float" office:value="1.74E-3" table:style-name="ce1">
            <text:p>0.00174</text:p>
          </table:table-cell>
          <table:table-cell office:value-type="float" office:value="1.58E-3" table:style-name="ce1">
            <text:p>0.00158</text:p>
          </table:table-cell>
          <table:table-cell office:value-type="float" office:value="1.5900000000000001E-3" table:style-name="ce1">
            <text:p>0.00159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8.0000000000000004E-4" table:style-name="ce1">
            <text:p>0.0008</text:p>
          </table:table-cell>
          <table:table-cell office:value-type="float" office:value="1.65E-3" table:style-name="ce1">
            <text:p>0.00165</text:p>
          </table:table-cell>
          <table:table-cell office:value-type="float" office:value="1.72E-3" table:style-name="ce1">
            <text:p>0.00172</text:p>
          </table:table-cell>
          <table:table-cell office:value-type="float" office:value="1.64272" table:style-name="ce1">
            <text:p>1.64272</text:p>
          </table:table-cell>
          <table:table-cell office:value-type="float" office:value="1.6445799999999999" table:style-name="ce1">
            <text:p>1.64458</text:p>
          </table:table-cell>
          <table:table-cell office:value-type="float" office:value="1.6192599999999999" table:style-name="ce1">
            <text:p>1.61926</text:p>
          </table:table-cell>
          <table:table-cell table:style-name="ce1"/>
          <table:table-cell office:value-type="float" office:value="1.5975299999999999" table:style-name="ce1">
            <text:p>1.59753</text:p>
          </table:table-cell>
          <table:table-cell office:value-type="float" office:value="1.61778" table:style-name="ce1">
            <text:p>1.61778</text:p>
          </table:table-cell>
          <table:table-cell office:value-type="float" office:value="1.6589799999999999" table:style-name="ce1">
            <text:p>1.65898</text:p>
          </table:table-cell>
          <table:table-cell office:value-type="float" office:value="1.6605399999999999" table:style-name="ce1">
            <text:p>1.66054</text:p>
          </table:table-cell>
          <table:table-cell office:value-type="float" office:value="1.6614100000000001" table:style-name="ce1">
            <text:p>1.66141</text:p>
          </table:table-cell>
          <table:table-cell office:value-type="float" office:value="1.6024099999999999" table:style-name="ce1">
            <text:p>1.60241</text:p>
          </table:table-cell>
          <table:table-cell office:value-type="float" office:value="1.5947899999999999" table:style-name="ce1">
            <text:p>1.59479</text:p>
          </table:table-cell>
          <table:table-cell office:value-type="float" office:value="1.5859700000000001" table:style-name="ce1">
            <text:p>1.58597</text:p>
          </table:table-cell>
          <table:table-cell office:value-type="float" office:value="-4.3499999999999997E-3" table:style-name="ce1">
            <text:p>-0.00435</text:p>
          </table:table-cell>
          <table:table-cell office:value-type="float" office:value="-1.055E-2" table:style-name="ce1">
            <text:p>-0.01055</text:p>
          </table:table-cell>
          <table:table-cell office:value-type="float" office:value="-3.5899999999999999E-3" table:style-name="ce1">
            <text:p>-0.00359</text:p>
          </table:table-cell>
          <table:table-cell table:style-name="ce1"/>
          <table:table-cell office:value-type="float" office:value="-2.9199999999999999E-3" table:style-name="ce1">
            <text:p>-0.00292</text:p>
          </table:table-cell>
          <table:table-cell office:value-type="float" office:value="-3.1700000000000001E-3" table:style-name="ce1">
            <text:p>-0.00317</text:p>
          </table:table-cell>
          <table:table-cell office:value-type="float" office:value="0.67735000000000001" table:style-name="ce1">
            <text:p>0.67735</text:p>
          </table:table-cell>
          <table:table-cell office:value-type="float" office:value="0.68059999999999998" table:style-name="ce1">
            <text:p>0.6806</text:p>
          </table:table-cell>
          <table:table-cell table:number-columns-repeated="2" table:style-name="ce1"/>
          <table:table-cell office:value-type="float" office:value="3.5399999999999999E-4" table:style-name="ce1">
            <text:p>0.000354</text:p>
          </table:table-cell>
          <table:table-cell table:style-name="ce1"/>
          <table:table-cell office:value-type="float" office:value="0.22103999999999999" table:style-name="ce1">
            <text:p>0.22104</text:p>
          </table:table-cell>
          <table:table-cell office:value-type="float" office:value="0.21937000000000001" table:style-name="ce1">
            <text:p>0.21937</text:p>
          </table:table-cell>
          <table:table-cell office:value-type="float" office:value="0.22176000000000001" table:style-name="ce1">
            <text:p>0.22176</text:p>
          </table:table-cell>
          <table:table-cell office:value-type="float" office:value="0.22170999999999999" table:style-name="ce1">
            <text:p>0.22171</text:p>
          </table:table-cell>
          <table:table-cell office:value-type="float" office:value="0.22167000000000001" table:style-name="ce1">
            <text:p>0.22167</text:p>
          </table:table-cell>
          <table:table-cell office:value-type="float" office:value="0.21897" table:style-name="ce1">
            <text:p>0.21897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1.6000000000000001E-4" table:style-name="ce1">
            <text:p>0.00016</text:p>
          </table:table-cell>
          <table:table-cell office:value-type="float" office:value="-9.0000000000000006E-5" table:style-name="ce1">
            <text:p>-0.00009</text:p>
          </table:table-cell>
          <table:table-cell office:value-type="float" office:value="2.63062" table:style-name="ce1">
            <text:p>2.63062</text:p>
          </table:table-cell>
          <table:table-cell office:value-type="float" office:value="2.6647599999999998" table:style-name="ce1">
            <text:p>2.66476</text:p>
          </table:table-cell>
          <table:table-cell office:value-type="float" office:value="2.62784" table:style-name="ce1">
            <text:p>2.62784</text:p>
          </table:table-cell>
          <table:table-cell table:style-name="ce1"/>
          <table:table-cell office:value-type="float" office:value="2.6527500000000002" table:style-name="ce1">
            <text:p>2.65275</text:p>
          </table:table-cell>
          <table:table-cell office:value-type="float" office:value="2.63585" table:style-name="ce1">
            <text:p>2.63585</text:p>
          </table:table-cell>
          <table:table-cell office:value-type="float" office:value="0.19234999999999999" table:style-name="ce1">
            <text:p>0.19235</text:p>
          </table:table-cell>
          <table:table-cell office:value-type="float" office:value="0.15831000000000001" table:style-name="ce1">
            <text:p>0.15831</text:p>
          </table:table-cell>
          <table:table-cell office:value-type="float" office:value="0.15991" table:style-name="ce1">
            <text:p>0.15991</text:p>
          </table:table-cell>
          <table:table-cell office:value-type="float" office:value="0.15479000000000001" table:style-name="ce1">
            <text:p>0.15479</text:p>
          </table:table-cell>
          <table:table-cell office:value-type="float" office:value="7.5370999999999997" table:style-name="ce1">
            <text:p>7.5371</text:p>
          </table:table-cell>
          <table:table-cell office:value-type="float" office:value="7.5752899999999999" table:style-name="ce1">
            <text:p>7.57529</text:p>
          </table:table-cell>
          <table:table-cell office:value-type="float" office:value="7.5932000000000004" table:style-name="ce1">
            <text:p>7.5932</text:p>
          </table:table-cell>
          <table:table-cell office:value-type="float" office:value="7.3465699999999998" table:style-name="ce1">
            <text:p>7.34657</text:p>
          </table:table-cell>
          <table:table-cell office:value-type="float" office:value="7.4258100000000002" table:style-name="ce1">
            <text:p>7.42581</text:p>
          </table:table-cell>
          <table:table-cell office:value-type="float" office:value="7.4528699999999999" table:style-name="ce1">
            <text:p>7.45287</text:p>
          </table:table-cell>
          <table:table-cell office:value-type="float" office:value="1.8589999999999999E-2" table:style-name="ce1">
            <text:p>0.01859</text:p>
          </table:table-cell>
          <table:table-cell office:value-type="float" office:value="1.8710000000000001E-2" table:style-name="ce1">
            <text:p>0.01871</text:p>
          </table:table-cell>
          <table:table-cell office:value-type="float" office:value="1.8780000000000002E-2" table:style-name="ce1">
            <text:p>0.01878</text:p>
          </table:table-cell>
          <table:table-cell office:value-type="float" office:value="1.8749999999999999E-2" table:style-name="ce1">
            <text:p>0.01875</text:p>
          </table:table-cell>
          <table:table-cell table:number-columns-repeated="16317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2"/>
          <table:table-cell office:value-type="string" table:style-name="ce1">
            <text:p>SPS-SW2 10%</text:p>
          </table:table-cell>
          <table:table-cell office:value-type="float" office:value="2.0820000000000002E-2" table:style-name="ce1">
            <text:p>0.02082</text:p>
          </table:table-cell>
          <table:table-cell office:value-type="float" office:value="2.111E-2" table:style-name="ce1">
            <text:p>0.02111</text:p>
          </table:table-cell>
          <table:table-cell office:value-type="float" office:value="2.4150000000000001E-2" table:style-name="ce1">
            <text:p>0.02415</text:p>
          </table:table-cell>
          <table:table-cell office:value-type="float" office:value="2.4109999999999999E-2" table:style-name="ce1">
            <text:p>0.02411</text:p>
          </table:table-cell>
          <table:table-cell office:value-type="float" office:value="2.3709999999999998E-2" table:style-name="ce1">
            <text:p>0.02371</text:p>
          </table:table-cell>
          <table:table-cell office:value-type="float" office:value="2.3779999999999999E-2" table:style-name="ce1">
            <text:p>0.02378</text:p>
          </table:table-cell>
          <table:table-cell office:value-type="float" office:value="2.3879999999999998E-2" table:style-name="ce1">
            <text:p>0.02388</text:p>
          </table:table-cell>
          <table:table-cell office:value-type="float" office:value="2.5319999999999999E-2" table:style-name="ce1">
            <text:p>0.02532</text:p>
          </table:table-cell>
          <table:table-cell office:value-type="float" office:value="2.3470000000000001E-2" table:style-name="ce1">
            <text:p>0.02347</text:p>
          </table:table-cell>
          <table:table-cell office:value-type="float" office:value="2.3369999999999998E-2" table:style-name="ce1">
            <text:p>0.02337</text:p>
          </table:table-cell>
          <table:table-cell office:value-type="float" office:value="1.09989" table:style-name="ce1">
            <text:p>1.09989</text:p>
          </table:table-cell>
          <table:table-cell office:value-type="float" office:value="1.1132500000000001" table:style-name="ce1">
            <text:p>1.11325</text:p>
          </table:table-cell>
          <table:table-cell office:value-type="float" office:value="1.09484" table:style-name="ce1">
            <text:p>1.09484</text:p>
          </table:table-cell>
          <table:table-cell table:style-name="ce1"/>
          <table:table-cell office:value-type="float" office:value="1.07175" table:style-name="ce1">
            <text:p>1.07175</text:p>
          </table:table-cell>
          <table:table-cell office:value-type="float" office:value="1.08612" table:style-name="ce1">
            <text:p>1.08612</text:p>
          </table:table-cell>
          <table:table-cell office:value-type="float" office:value="1.15428" table:style-name="ce1">
            <text:p>1.15428</text:p>
          </table:table-cell>
          <table:table-cell office:value-type="float" office:value="1.13056" table:style-name="ce1">
            <text:p>1.13056</text:p>
          </table:table-cell>
          <table:table-cell office:value-type="float" office:value="1.1451899999999999" table:style-name="ce1">
            <text:p>1.14519</text:p>
          </table:table-cell>
          <table:table-cell office:value-type="float" office:value="1.0745800000000001" table:style-name="ce1">
            <text:p>1.07458</text:p>
          </table:table-cell>
          <table:table-cell office:value-type="float" office:value="1.07972" table:style-name="ce1">
            <text:p>1.07972</text:p>
          </table:table-cell>
          <table:table-cell office:value-type="float" office:value="1.0672900000000001" table:style-name="ce1">
            <text:p>1.06729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-2.2100000000000002E-3" table:style-name="ce1">
            <text:p>-0.00221</text:p>
          </table:table-cell>
          <table:table-cell office:value-type="float" office:value="2.7000000000000001E-3" table:style-name="ce1">
            <text:p>0.0027</text:p>
          </table:table-cell>
          <table:table-cell table:style-name="ce1"/>
          <table:table-cell office:value-type="float" office:value="4.6600000000000001E-3" table:style-name="ce1">
            <text:p>0.00466</text:p>
          </table:table-cell>
          <table:table-cell office:value-type="float" office:value="3.7100000000000002E-3" table:style-name="ce1">
            <text:p>0.00371</text:p>
          </table:table-cell>
          <table:table-cell office:value-type="float" office:value="0.13346" table:style-name="ce1">
            <text:p>0.13346</text:p>
          </table:table-cell>
          <table:table-cell office:value-type="float" office:value="0.14263000000000001" table:style-name="ce1">
            <text:p>0.14263</text:p>
          </table:table-cell>
          <table:table-cell table:number-columns-repeated="2" table:style-name="ce1"/>
          <table:table-cell office:value-type="float" office:value="6.6000000000000005E-5" table:style-name="ce1">
            <text:p>0.000066</text:p>
          </table:table-cell>
          <table:table-cell table:style-name="ce1"/>
          <table:table-cell office:value-type="float" office:value="0.21274000000000001" table:style-name="ce1">
            <text:p>0.21274</text:p>
          </table:table-cell>
          <table:table-cell office:value-type="float" office:value="0.21113999999999999" table:style-name="ce1">
            <text:p>0.21114</text:p>
          </table:table-cell>
          <table:table-cell office:value-type="float" office:value="0.21409" table:style-name="ce1">
            <text:p>0.21409</text:p>
          </table:table-cell>
          <table:table-cell office:value-type="float" office:value="0.21331" table:style-name="ce1">
            <text:p>0.21331</text:p>
          </table:table-cell>
          <table:table-cell office:value-type="float" office:value="0.21323" table:style-name="ce1">
            <text:p>0.21323</text:p>
          </table:table-cell>
          <table:table-cell office:value-type="float" office:value="0.20979999999999999" table:style-name="ce1">
            <text:p>0.2098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5.0099999999999997E-3" table:style-name="ce1">
            <text:p>0.00501</text:p>
          </table:table-cell>
          <table:table-cell office:value-type="float" office:value="4.7400000000000003E-3" table:style-name="ce1">
            <text:p>0.00474</text:p>
          </table:table-cell>
          <table:table-cell office:value-type="float" office:value="1.2443" table:style-name="ce1">
            <text:p>1.2443</text:p>
          </table:table-cell>
          <table:table-cell office:value-type="float" office:value="1.0645500000000001" table:style-name="ce1">
            <text:p>1.06455</text:p>
          </table:table-cell>
          <table:table-cell office:value-type="float" office:value="1.0757099999999999" table:style-name="ce1">
            <text:p>1.07571</text:p>
          </table:table-cell>
          <table:table-cell table:style-name="ce1"/>
          <table:table-cell office:value-type="float" office:value="1.07857" table:style-name="ce1">
            <text:p>1.07857</text:p>
          </table:table-cell>
          <table:table-cell office:value-type="float" office:value="1.1070599999999999" table:style-name="ce1">
            <text:p>1.10706</text:p>
          </table:table-cell>
          <table:table-cell office:value-type="float" office:value="1.1129" table:style-name="ce1">
            <text:p>1.1129</text:p>
          </table:table-cell>
          <table:table-cell office:value-type="float" office:value="1.1993799999999999" table:style-name="ce1">
            <text:p>1.19938</text:p>
          </table:table-cell>
          <table:table-cell office:value-type="float" office:value="1.03426" table:style-name="ce1">
            <text:p>1.03426</text:p>
          </table:table-cell>
          <table:table-cell office:value-type="float" office:value="1.0595699999999999" table:style-name="ce1">
            <text:p>1.05957</text:p>
          </table:table-cell>
          <table:table-cell office:value-type="float" office:value="0.54100999999999999" table:style-name="ce1">
            <text:p>0.54101</text:p>
          </table:table-cell>
          <table:table-cell office:value-type="float" office:value="0.53349999999999997" table:style-name="ce1">
            <text:p>0.5335</text:p>
          </table:table-cell>
          <table:table-cell office:value-type="float" office:value="0.54178999999999999" table:style-name="ce1">
            <text:p>0.54179</text:p>
          </table:table-cell>
          <table:table-cell office:value-type="float" office:value="0.55313999999999997" table:style-name="ce1">
            <text:p>0.55314</text:p>
          </table:table-cell>
          <table:table-cell office:value-type="float" office:value="0.53269" table:style-name="ce1">
            <text:p>0.53269</text:p>
          </table:table-cell>
          <table:table-cell office:value-type="float" office:value="0.53519000000000005" table:style-name="ce1">
            <text:p>0.53519</text:p>
          </table:table-cell>
          <table:table-cell office:value-type="float" office:value="2.622E-2" table:style-name="ce1">
            <text:p>0.02622</text:p>
          </table:table-cell>
          <table:table-cell office:value-type="float" office:value="2.631E-2" table:style-name="ce1">
            <text:p>0.02631</text:p>
          </table:table-cell>
          <table:table-cell office:value-type="float" office:value="2.656E-2" table:style-name="ce1">
            <text:p>0.02656</text:p>
          </table:table-cell>
          <table:table-cell office:value-type="float" office:value="2.63E-2" table:style-name="ce1">
            <text:p>0.0263</text:p>
          </table:table-cell>
          <table:table-cell table:number-columns-repeated="16317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2"/>
          <table:table-cell office:value-type="string" table:style-name="ce1">
            <text:p>SLRS-6</text:p>
          </table:table-cell>
          <table:table-cell office:value-type="float" office:value="2.7890000000000002E-2" table:style-name="ce1">
            <text:p>0.02789</text:p>
          </table:table-cell>
          <table:table-cell office:value-type="float" office:value="2.86E-2" table:style-name="ce1">
            <text:p>0.0286</text:p>
          </table:table-cell>
          <table:table-cell office:value-type="float" office:value="1.3679999999999999E-2" table:style-name="ce1">
            <text:p>0.01368</text:p>
          </table:table-cell>
          <table:table-cell office:value-type="float" office:value="1.3469999999999999E-2" table:style-name="ce1">
            <text:p>0.01347</text:p>
          </table:table-cell>
          <table:table-cell office:value-type="float" office:value="1.358E-2" table:style-name="ce1">
            <text:p>0.01358</text:p>
          </table:table-cell>
          <table:table-cell office:value-type="float" office:value="1.353E-2" table:style-name="ce1">
            <text:p>0.01353</text:p>
          </table:table-cell>
          <table:table-cell office:value-type="float" office:value="1.37E-2" table:style-name="ce1">
            <text:p>0.0137</text:p>
          </table:table-cell>
          <table:table-cell office:value-type="float" office:value="1.447E-2" table:style-name="ce1">
            <text:p>0.01447</text:p>
          </table:table-cell>
          <table:table-cell office:value-type="float" office:value="1.338E-2" table:style-name="ce1">
            <text:p>0.01338</text:p>
          </table:table-cell>
          <table:table-cell office:value-type="float" office:value="1.3299999999999999E-2" table:style-name="ce1">
            <text:p>0.0133</text:p>
          </table:table-cell>
          <table:table-cell office:value-type="float" office:value="9.4875900000000009" table:style-name="ce1">
            <text:p>9.48759</text:p>
          </table:table-cell>
          <table:table-cell office:value-type="float" office:value="9.3105200000000004" table:style-name="ce1">
            <text:p>9.31052</text:p>
          </table:table-cell>
          <table:table-cell office:value-type="float" office:value="9.2438699999999994" table:style-name="ce1">
            <text:p>9.24387</text:p>
          </table:table-cell>
          <table:table-cell table:style-name="ce1"/>
          <table:table-cell office:value-type="float" office:value="8.97105" table:style-name="ce1">
            <text:p>8.97105</text:p>
          </table:table-cell>
          <table:table-cell office:value-type="float" office:value="9.1268499999999992" table:style-name="ce1">
            <text:p>9.12685</text:p>
          </table:table-cell>
          <table:table-cell office:value-type="float" office:value="9.4071599999999993" table:style-name="ce1">
            <text:p>9.40716</text:p>
          </table:table-cell>
          <table:table-cell office:value-type="float" office:value="9.4542599999999997" table:style-name="ce1">
            <text:p>9.45426</text:p>
          </table:table-cell>
          <table:table-cell office:value-type="float" office:value="9.2420299999999997" table:style-name="ce1">
            <text:p>9.24203</text:p>
          </table:table-cell>
          <table:table-cell office:value-type="float" office:value="8.8460599999999996" table:style-name="ce1">
            <text:p>8.84606</text:p>
          </table:table-cell>
          <table:table-cell office:value-type="float" office:value="8.8915500000000005" table:style-name="ce1">
            <text:p>8.89155</text:p>
          </table:table-cell>
          <table:table-cell office:value-type="float" office:value="8.9865399999999998" table:style-name="ce1">
            <text:p>8.98654</text:p>
          </table:table-cell>
          <table:table-cell office:value-type="float" office:value="5.7459999999999997E-2" table:style-name="ce1">
            <text:p>0.05746</text:p>
          </table:table-cell>
          <table:table-cell office:value-type="float" office:value="6.0100000000000001E-2" table:style-name="ce1">
            <text:p>0.0601</text:p>
          </table:table-cell>
          <table:table-cell office:value-type="float" office:value="5.8880000000000002E-2" table:style-name="ce1">
            <text:p>0.05888</text:p>
          </table:table-cell>
          <table:table-cell table:style-name="ce1"/>
          <table:table-cell office:value-type="float" office:value="6.3210000000000002E-2" table:style-name="ce1">
            <text:p>0.06321</text:p>
          </table:table-cell>
          <table:table-cell office:value-type="float" office:value="6.0080000000000001E-2" table:style-name="ce1">
            <text:p>0.06008</text:p>
          </table:table-cell>
          <table:table-cell office:value-type="float" office:value="0.68369999999999997" table:style-name="ce1">
            <text:p>0.6837</text:p>
          </table:table-cell>
          <table:table-cell office:value-type="float" office:value="0.68593999999999999" table:style-name="ce1">
            <text:p>0.68594</text:p>
          </table:table-cell>
          <table:table-cell table:number-columns-repeated="2" table:style-name="ce1"/>
          <table:table-cell office:value-type="float" office:value="7.1199999999999996E-4" table:style-name="ce1">
            <text:p>0.000712</text:p>
          </table:table-cell>
          <table:table-cell table:style-name="ce1"/>
          <table:table-cell office:value-type="float" office:value="2.2710599999999999" table:style-name="ce1">
            <text:p>2.27106</text:p>
          </table:table-cell>
          <table:table-cell office:value-type="float" office:value="2.28057" table:style-name="ce1">
            <text:p>2.28057</text:p>
          </table:table-cell>
          <table:table-cell office:value-type="float" office:value="2.31833" table:style-name="ce1">
            <text:p>2.31833</text:p>
          </table:table-cell>
          <table:table-cell office:value-type="float" office:value="2.3124400000000001" table:style-name="ce1">
            <text:p>2.31244</text:p>
          </table:table-cell>
          <table:table-cell office:value-type="float" office:value="2.3174800000000002" table:style-name="ce1">
            <text:p>2.31748</text:p>
          </table:table-cell>
          <table:table-cell office:value-type="float" office:value="2.2779099999999999" table:style-name="ce1">
            <text:p>2.27791</text:p>
          </table:table-cell>
          <table:table-cell office:value-type="float" office:value="2.0999999999999999E-3" table:style-name="ce1">
            <text:p>0.0021</text:p>
          </table:table-cell>
          <table:table-cell office:value-type="float" office:value="2.0100000000000001E-3" table:style-name="ce1">
            <text:p>0.00201</text:p>
          </table:table-cell>
          <table:table-cell office:value-type="float" office:value="2.1099999999999999E-3" table:style-name="ce1">
            <text:p>0.00211</text:p>
          </table:table-cell>
          <table:table-cell office:value-type="float" office:value="2.1099999999999999E-3" table:style-name="ce1">
            <text:p>0.00211</text:p>
          </table:table-cell>
          <table:table-cell office:value-type="float" office:value="2.9001399999999999" table:style-name="ce1">
            <text:p>2.90014</text:p>
          </table:table-cell>
          <table:table-cell office:value-type="float" office:value="2.9497599999999999" table:style-name="ce1">
            <text:p>2.94976</text:p>
          </table:table-cell>
          <table:table-cell office:value-type="float" office:value="2.9380999999999999" table:style-name="ce1">
            <text:p>2.9381</text:p>
          </table:table-cell>
          <table:table-cell table:style-name="ce1"/>
          <table:table-cell office:value-type="float" office:value="2.82674" table:style-name="ce1">
            <text:p>2.82674</text:p>
          </table:table-cell>
          <table:table-cell office:value-type="float" office:value="2.8438500000000002" table:style-name="ce1">
            <text:p>2.84385</text:p>
          </table:table-cell>
          <table:table-cell office:value-type="float" office:value="2.0434800000000002" table:style-name="ce1">
            <text:p>2.04348</text:p>
          </table:table-cell>
          <table:table-cell office:value-type="float" office:value="2.0244300000000002" table:style-name="ce1">
            <text:p>2.02443</text:p>
          </table:table-cell>
          <table:table-cell office:value-type="float" office:value="1.9140999999999999" table:style-name="ce1">
            <text:p>1.9141</text:p>
          </table:table-cell>
          <table:table-cell office:value-type="float" office:value="1.83047" table:style-name="ce1">
            <text:p>1.83047</text:p>
          </table:table-cell>
          <table:table-cell office:value-type="float" office:value="2.4129399999999999" table:style-name="ce1">
            <text:p>2.41294</text:p>
          </table:table-cell>
          <table:table-cell office:value-type="float" office:value="2.4079799999999998" table:style-name="ce1">
            <text:p>2.40798</text:p>
          </table:table-cell>
          <table:table-cell office:value-type="float" office:value="2.4155199999999999" table:style-name="ce1">
            <text:p>2.41552</text:p>
          </table:table-cell>
          <table:table-cell office:value-type="float" office:value="2.35989" table:style-name="ce1">
            <text:p>2.35989</text:p>
          </table:table-cell>
          <table:table-cell office:value-type="float" office:value="2.4090799999999999" table:style-name="ce1">
            <text:p>2.40908</text:p>
          </table:table-cell>
          <table:table-cell office:value-type="float" office:value="2.4105300000000001" table:style-name="ce1">
            <text:p>2.41053</text:p>
          </table:table-cell>
          <table:table-cell office:value-type="float" office:value="4.1309999999999999E-2" table:style-name="ce1">
            <text:p>0.04131</text:p>
          </table:table-cell>
          <table:table-cell office:value-type="float" office:value="4.1739999999999999E-2" table:style-name="ce1">
            <text:p>0.04174</text:p>
          </table:table-cell>
          <table:table-cell office:value-type="float" office:value="4.1689999999999998E-2" table:style-name="ce1">
            <text:p>0.04169</text:p>
          </table:table-cell>
          <table:table-cell office:value-type="float" office:value="4.2119999999999998E-2" table:style-name="ce1">
            <text:p>0.04212</text:p>
          </table:table-cell>
          <table:table-cell table:number-columns-repeated="16317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2"/>
          <table:table-cell office:value-type="string" table:style-name="ce1">
            <text:p>Cam Tap Water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2.0539999999999999E-2" table:style-name="ce1">
            <text:p>0.02054</text:p>
          </table:table-cell>
          <table:table-cell office:value-type="float" office:value="5.4260000000000003E-2" table:style-name="ce1">
            <text:p>0.05426</text:p>
          </table:table-cell>
          <table:table-cell office:value-type="float" office:value="5.3069999999999999E-2" table:style-name="ce1">
            <text:p>0.05307</text:p>
          </table:table-cell>
          <table:table-cell office:value-type="float" office:value="5.3100000000000001E-2" table:style-name="ce1">
            <text:p>0.0531</text:p>
          </table:table-cell>
          <table:table-cell office:value-type="float" office:value="5.289E-2" table:style-name="ce1">
            <text:p>0.05289</text:p>
          </table:table-cell>
          <table:table-cell office:value-type="float" office:value="5.7250000000000002E-2" table:style-name="ce1">
            <text:p>0.05725</text:p>
          </table:table-cell>
          <table:table-cell office:value-type="float" office:value="5.6939999999999998E-2" table:style-name="ce1">
            <text:p>0.05694</text:p>
          </table:table-cell>
          <table:table-cell office:value-type="float" office:value="5.3879999999999997E-2" table:style-name="ce1">
            <text:p>0.05388</text:p>
          </table:table-cell>
          <table:table-cell office:value-type="float" office:value="5.3769999999999998E-2" table:style-name="ce1">
            <text:p>0.05377</text:p>
          </table:table-cell>
          <table:table-cell office:value-type="float" office:value="122.73567" table:style-name="ce1">
            <text:p>122.73567</text:p>
          </table:table-cell>
          <table:table-cell office:value-type="float" office:value="122.76473" table:style-name="ce1">
            <text:p>122.76473</text:p>
          </table:table-cell>
          <table:table-cell office:value-type="float" office:value="122.55584" table:style-name="ce1">
            <text:p>122.55584</text:p>
          </table:table-cell>
          <table:table-cell table:style-name="ce1"/>
          <table:table-cell office:value-type="string" table:style-name="ce1">
            <text:p>####</text:p>
          </table:table-cell>
          <table:table-cell office:value-type="float" office:value="98.858779999999996" table:style-name="ce1">
            <text:p>98.85878</text:p>
          </table:table-cell>
          <table:table-cell office:value-type="float" office:value="122.79819999999999" table:style-name="ce1">
            <text:p>122.7982</text:p>
          </table:table-cell>
          <table:table-cell office:value-type="float" office:value="120.48172" table:style-name="ce1">
            <text:p>120.48172</text:p>
          </table:table-cell>
          <table:table-cell office:value-type="float" office:value="120.89191" table:style-name="ce1">
            <text:p>120.89191</text:p>
          </table:table-cell>
          <table:table-cell office:value-type="float" office:value="83.315079999999995" table:style-name="ce1">
            <text:p>83.31508</text:p>
          </table:table-cell>
          <table:table-cell office:value-type="string" table:style-name="ce1">
            <text:p>####</text:p>
          </table:table-cell>
          <table:table-cell office:value-type="float" office:value="116.26385999999999" table:style-name="ce1">
            <text:p>116.26386</text:p>
          </table:table-cell>
          <table:table-cell office:value-type="float" office:value="-4.5599999999999998E-3" table:style-name="ce1">
            <text:p>-0.00456</text:p>
          </table:table-cell>
          <table:table-cell office:value-type="float" office:value="-1.0279999999999999E-2" table:style-name="ce1">
            <text:p>-0.01028</text:p>
          </table:table-cell>
          <table:table-cell office:value-type="float" office:value="-4.4900000000000001E-3" table:style-name="ce1">
            <text:p>-0.00449</text:p>
          </table:table-cell>
          <table:table-cell table:style-name="ce1"/>
          <table:table-cell office:value-type="float" office:value="-3.0400000000000002E-3" table:style-name="ce1">
            <text:p>-0.00304</text:p>
          </table:table-cell>
          <table:table-cell office:value-type="float" office:value="-7.3099999999999997E-3" table:style-name="ce1">
            <text:p>-0.00731</text:p>
          </table:table-cell>
          <table:table-cell office:value-type="float" office:value="2.6986599999999998" table:style-name="ce1">
            <text:p>2.69866</text:p>
          </table:table-cell>
          <table:table-cell office:value-type="float" office:value="2.62819" table:style-name="ce1">
            <text:p>2.62819</text:p>
          </table:table-cell>
          <table:table-cell table:number-columns-repeated="2" table:style-name="ce1"/>
          <table:table-cell office:value-type="float" office:value="1.2977000000000001E-2" table:style-name="ce1">
            <text:p>0.012977</text:p>
          </table:table-cell>
          <table:table-cell table:style-name="ce1"/>
          <table:table-cell office:value-type="float" office:value="3.4826100000000002" table:style-name="ce1">
            <text:p>3.48261</text:p>
          </table:table-cell>
          <table:table-cell office:value-type="float" office:value="3.5127199999999998" table:style-name="ce1">
            <text:p>3.51272</text:p>
          </table:table-cell>
          <table:table-cell office:value-type="float" office:value="3.6963699999999999" table:style-name="ce1">
            <text:p>3.69637</text:p>
          </table:table-cell>
          <table:table-cell office:value-type="float" office:value="3.6705299999999998" table:style-name="ce1">
            <text:p>3.67053</text:p>
          </table:table-cell>
          <table:table-cell office:value-type="float" office:value="3.6872500000000001" table:style-name="ce1">
            <text:p>3.68725</text:p>
          </table:table-cell>
          <table:table-cell office:value-type="float" office:value="3.6979000000000002" table:style-name="ce1">
            <text:p>3.6979</text:p>
          </table:table-cell>
          <table:table-cell office:value-type="float" office:value="8.0000000000000007E-5" table:style-name="ce1">
            <text:p>0.00008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-3.1E-4" table:style-name="ce1">
            <text:p>-0.00031</text:p>
          </table:table-cell>
          <table:table-cell office:value-type="float" office:value="11.74539" table:style-name="ce1">
            <text:p>11.74539</text:p>
          </table:table-cell>
          <table:table-cell office:value-type="float" office:value="12.62974" table:style-name="ce1">
            <text:p>12.62974</text:p>
          </table:table-cell>
          <table:table-cell office:value-type="float" office:value="12.43474" table:style-name="ce1">
            <text:p>12.43474</text:p>
          </table:table-cell>
          <table:table-cell table:style-name="ce1"/>
          <table:table-cell office:value-type="float" office:value="10.721270000000001" table:style-name="ce1">
            <text:p>10.72127</text:p>
          </table:table-cell>
          <table:table-cell office:value-type="float" office:value="10.71195" table:style-name="ce1">
            <text:p>10.71195</text:p>
          </table:table-cell>
          <table:table-cell office:value-type="float" office:value="11.75305" table:style-name="ce1">
            <text:p>11.75305</text:p>
          </table:table-cell>
          <table:table-cell office:value-type="float" office:value="10.457850000000001" table:style-name="ce1">
            <text:p>10.45785</text:p>
          </table:table-cell>
          <table:table-cell office:value-type="float" office:value="9.9098299999999995" table:style-name="ce1">
            <text:p>9.90983</text:p>
          </table:table-cell>
          <table:table-cell office:value-type="float" office:value="9.5621399999999994" table:style-name="ce1">
            <text:p>9.56214</text:p>
          </table:table-cell>
          <table:table-cell office:value-type="float" office:value="8.1815999999999995" table:style-name="ce1">
            <text:p>8.1816</text:p>
          </table:table-cell>
          <table:table-cell office:value-type="float" office:value="8.1511999999999993" table:style-name="ce1">
            <text:p>8.1512</text:p>
          </table:table-cell>
          <table:table-cell office:value-type="float" office:value="8.2031500000000008" table:style-name="ce1">
            <text:p>8.20315</text:p>
          </table:table-cell>
          <table:table-cell office:value-type="float" office:value="8.1896199999999997" table:style-name="ce1">
            <text:p>8.18962</text:p>
          </table:table-cell>
          <table:table-cell office:value-type="float" office:value="8.2010199999999998" table:style-name="ce1">
            <text:p>8.20102</text:p>
          </table:table-cell>
          <table:table-cell office:value-type="float" office:value="8.2158300000000004" table:style-name="ce1">
            <text:p>8.21583</text:p>
          </table:table-cell>
          <table:table-cell office:value-type="float" office:value="0.42302000000000001" table:style-name="ce1">
            <text:p>0.42302</text:p>
          </table:table-cell>
          <table:table-cell office:value-type="float" office:value="0.42949999999999999" table:style-name="ce1">
            <text:p>0.4295</text:p>
          </table:table-cell>
          <table:table-cell office:value-type="float" office:value="0.42249999999999999" table:style-name="ce1">
            <text:p>0.4225</text:p>
          </table:table-cell>
          <table:table-cell office:value-type="float" office:value="0.42781000000000002" table:style-name="ce1">
            <text:p>0.42781</text:p>
          </table:table-cell>
          <table:table-cell table:number-columns-repeated="16317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2"/>
          <table:table-cell office:value-type="string" table:style-name="ce1">
            <text:p>KWY_10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4.8199999999999996E-3" table:style-name="ce1">
            <text:p>0.00482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1.9499999999999999E-3" table:style-name="ce1">
            <text:p>0.00195</text:p>
          </table:table-cell>
          <table:table-cell office:value-type="float" office:value="1.57E-3" table:style-name="ce1">
            <text:p>0.00157</text:p>
          </table:table-cell>
          <table:table-cell office:value-type="float" office:value="1.58E-3" table:style-name="ce1">
            <text:p>0.00158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1.2800000000000001E-3" table:style-name="ce1">
            <text:p>0.00128</text:p>
          </table:table-cell>
          <table:table-cell office:value-type="float" office:value="1.4E-3" table:style-name="ce1">
            <text:p>0.0014</text:p>
          </table:table-cell>
          <table:table-cell office:value-type="float" office:value="1.4300000000000001E-3" table:style-name="ce1">
            <text:p>0.00143</text:p>
          </table:table-cell>
          <table:table-cell office:value-type="float" office:value="1.5188699999999999" table:style-name="ce1">
            <text:p>1.51887</text:p>
          </table:table-cell>
          <table:table-cell office:value-type="float" office:value="1.52976" table:style-name="ce1">
            <text:p>1.52976</text:p>
          </table:table-cell>
          <table:table-cell office:value-type="float" office:value="1.5104200000000001" table:style-name="ce1">
            <text:p>1.51042</text:p>
          </table:table-cell>
          <table:table-cell table:style-name="ce1"/>
          <table:table-cell office:value-type="float" office:value="1.47682" table:style-name="ce1">
            <text:p>1.47682</text:p>
          </table:table-cell>
          <table:table-cell office:value-type="float" office:value="1.4965999999999999" table:style-name="ce1">
            <text:p>1.4966</text:p>
          </table:table-cell>
          <table:table-cell office:value-type="float" office:value="1.4875700000000001" table:style-name="ce1">
            <text:p>1.48757</text:p>
          </table:table-cell>
          <table:table-cell office:value-type="float" office:value="1.4812700000000001" table:style-name="ce1">
            <text:p>1.48127</text:p>
          </table:table-cell>
          <table:table-cell office:value-type="float" office:value="1.47489" table:style-name="ce1">
            <text:p>1.47489</text:p>
          </table:table-cell>
          <table:table-cell office:value-type="float" office:value="1.41778" table:style-name="ce1">
            <text:p>1.41778</text:p>
          </table:table-cell>
          <table:table-cell office:value-type="float" office:value="1.4065000000000001" table:style-name="ce1">
            <text:p>1.4065</text:p>
          </table:table-cell>
          <table:table-cell office:value-type="float" office:value="1.4035899999999999" table:style-name="ce1">
            <text:p>1.40359</text:p>
          </table:table-cell>
          <table:table-cell office:value-type="float" office:value="-3.6700000000000001E-3" table:style-name="ce1">
            <text:p>-0.00367</text:p>
          </table:table-cell>
          <table:table-cell office:value-type="float" office:value="-8.9099999999999995E-3" table:style-name="ce1">
            <text:p>-0.00891</text:p>
          </table:table-cell>
          <table:table-cell office:value-type="float" office:value="-2.49E-3" table:style-name="ce1">
            <text:p>-0.00249</text:p>
          </table:table-cell>
          <table:table-cell table:style-name="ce1"/>
          <table:table-cell office:value-type="float" office:value="-1.4499999999999999E-3" table:style-name="ce1">
            <text:p>-0.00145</text:p>
          </table:table-cell>
          <table:table-cell office:value-type="float" office:value="-4.5799999999999999E-3" table:style-name="ce1">
            <text:p>-0.00458</text:p>
          </table:table-cell>
          <table:table-cell office:value-type="float" office:value="0.62099000000000004" table:style-name="ce1">
            <text:p>0.62099</text:p>
          </table:table-cell>
          <table:table-cell office:value-type="float" office:value="0.62809000000000004" table:style-name="ce1">
            <text:p>0.62809</text:p>
          </table:table-cell>
          <table:table-cell table:number-columns-repeated="2" table:style-name="ce1"/>
          <table:table-cell office:value-type="float" office:value="3.5100000000000002E-4" table:style-name="ce1">
            <text:p>0.000351</text:p>
          </table:table-cell>
          <table:table-cell table:style-name="ce1"/>
          <table:table-cell office:value-type="float" office:value="0.19581999999999999" table:style-name="ce1">
            <text:p>0.19582</text:p>
          </table:table-cell>
          <table:table-cell office:value-type="float" office:value="0.19406000000000001" table:style-name="ce1">
            <text:p>0.19406</text:p>
          </table:table-cell>
          <table:table-cell office:value-type="float" office:value="0.19694999999999999" table:style-name="ce1">
            <text:p>0.19695</text:p>
          </table:table-cell>
          <table:table-cell office:value-type="float" office:value="0.19614000000000001" table:style-name="ce1">
            <text:p>0.19614</text:p>
          </table:table-cell>
          <table:table-cell office:value-type="float" office:value="0.19647999999999999" table:style-name="ce1">
            <text:p>0.19648</text:p>
          </table:table-cell>
          <table:table-cell office:value-type="float" office:value="0.19408" table:style-name="ce1">
            <text:p>0.19408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-4.0000000000000003E-5" table:style-name="ce1">
            <text:p>-0.00004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-4.0000000000000002E-4" table:style-name="ce1">
            <text:p>-0.0004</text:p>
          </table:table-cell>
          <table:table-cell office:value-type="float" office:value="2.47228" table:style-name="ce1">
            <text:p>2.47228</text:p>
          </table:table-cell>
          <table:table-cell office:value-type="float" office:value="2.5057999999999998" table:style-name="ce1">
            <text:p>2.5058</text:p>
          </table:table-cell>
          <table:table-cell office:value-type="float" office:value="2.4834700000000001" table:style-name="ce1">
            <text:p>2.48347</text:p>
          </table:table-cell>
          <table:table-cell table:style-name="ce1"/>
          <table:table-cell office:value-type="float" office:value="2.5010500000000002" table:style-name="ce1">
            <text:p>2.50105</text:p>
          </table:table-cell>
          <table:table-cell office:value-type="float" office:value="2.49424" table:style-name="ce1">
            <text:p>2.49424</text:p>
          </table:table-cell>
          <table:table-cell office:value-type="float" office:value="0.22236" table:style-name="ce1">
            <text:p>0.22236</text:p>
          </table:table-cell>
          <table:table-cell office:value-type="float" office:value="0.14444000000000001" table:style-name="ce1">
            <text:p>0.14444</text:p>
          </table:table-cell>
          <table:table-cell office:value-type="float" office:value="0.16139000000000001" table:style-name="ce1">
            <text:p>0.16139</text:p>
          </table:table-cell>
          <table:table-cell office:value-type="float" office:value="0.13641" table:style-name="ce1">
            <text:p>0.13641</text:p>
          </table:table-cell>
          <table:table-cell office:value-type="float" office:value="7.2990700000000004" table:style-name="ce1">
            <text:p>7.29907</text:p>
          </table:table-cell>
          <table:table-cell office:value-type="float" office:value="7.2893400000000002" table:style-name="ce1">
            <text:p>7.28934</text:p>
          </table:table-cell>
          <table:table-cell office:value-type="float" office:value="7.3172100000000002" table:style-name="ce1">
            <text:p>7.31721</text:p>
          </table:table-cell>
          <table:table-cell office:value-type="float" office:value="7.1117699999999999" table:style-name="ce1">
            <text:p>7.11177</text:p>
          </table:table-cell>
          <table:table-cell office:value-type="float" office:value="7.1674699999999998" table:style-name="ce1">
            <text:p>7.16747</text:p>
          </table:table-cell>
          <table:table-cell office:value-type="float" office:value="7.1893900000000004" table:style-name="ce1">
            <text:p>7.18939</text:p>
          </table:table-cell>
          <table:table-cell office:value-type="float" office:value="1.644E-2" table:style-name="ce1">
            <text:p>0.01644</text:p>
          </table:table-cell>
          <table:table-cell office:value-type="float" office:value="1.6559999999999998E-2" table:style-name="ce1">
            <text:p>0.01656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469999999999999E-2" table:style-name="ce1">
            <text:p>0.01647</text:p>
          </table:table-cell>
          <table:table-cell table:number-columns-repeated="16317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2"/>
          <table:table-cell office:value-type="string" table:style-name="ce1">
            <text:p>KWY_11</text:p>
          </table:table-cell>
          <table:table-cell office:value-type="float" office:value="7.1000000000000002E-4" table:style-name="ce1">
            <text:p>0.00071</text:p>
          </table:table-cell>
          <table:table-cell office:value-type="float" office:value="3.62E-3" table:style-name="ce1">
            <text:p>0.00362</text:p>
          </table:table-cell>
          <table:table-cell office:value-type="float" office:value="1.7799999999999999E-3" table:style-name="ce1">
            <text:p>0.00178</text:p>
          </table:table-cell>
          <table:table-cell office:value-type="float" office:value="1.6800000000000001E-3" table:style-name="ce1">
            <text:p>0.00168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1.4300000000000001E-3" table:style-name="ce1">
            <text:p>0.00143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.6100000000000001E-3" table:style-name="ce1">
            <text:p>0.00161</text:p>
          </table:table-cell>
          <table:table-cell office:value-type="float" office:value="1.5E-3" table:style-name="ce1">
            <text:p>0.0015</text:p>
          </table:table-cell>
          <table:table-cell office:value-type="float" office:value="1.5900000000000001E-3" table:style-name="ce1">
            <text:p>0.00159</text:p>
          </table:table-cell>
          <table:table-cell office:value-type="float" office:value="1.4561999999999999" table:style-name="ce1">
            <text:p>1.4562</text:p>
          </table:table-cell>
          <table:table-cell office:value-type="float" office:value="1.46008" table:style-name="ce1">
            <text:p>1.46008</text:p>
          </table:table-cell>
          <table:table-cell office:value-type="float" office:value="1.4362699999999999" table:style-name="ce1">
            <text:p>1.43627</text:p>
          </table:table-cell>
          <table:table-cell table:style-name="ce1"/>
          <table:table-cell office:value-type="float" office:value="1.4104000000000001" table:style-name="ce1">
            <text:p>1.4104</text:p>
          </table:table-cell>
          <table:table-cell office:value-type="float" office:value="1.43964" table:style-name="ce1">
            <text:p>1.43964</text:p>
          </table:table-cell>
          <table:table-cell office:value-type="float" office:value="1.47306" table:style-name="ce1">
            <text:p>1.47306</text:p>
          </table:table-cell>
          <table:table-cell office:value-type="float" office:value="1.4852700000000001" table:style-name="ce1">
            <text:p>1.48527</text:p>
          </table:table-cell>
          <table:table-cell office:value-type="float" office:value="1.4849600000000001" table:style-name="ce1">
            <text:p>1.48496</text:p>
          </table:table-cell>
          <table:table-cell office:value-type="float" office:value="1.4178299999999999" table:style-name="ce1">
            <text:p>1.41783</text:p>
          </table:table-cell>
          <table:table-cell office:value-type="float" office:value="1.40659" table:style-name="ce1">
            <text:p>1.40659</text:p>
          </table:table-cell>
          <table:table-cell office:value-type="float" office:value="1.4061399999999999" table:style-name="ce1">
            <text:p>1.40614</text:p>
          </table:table-cell>
          <table:table-cell office:value-type="float" office:value="-4.8799999999999998E-3" table:style-name="ce1">
            <text:p>-0.00488</text:p>
          </table:table-cell>
          <table:table-cell office:value-type="float" office:value="-1.0059999999999999E-2" table:style-name="ce1">
            <text:p>-0.01006</text:p>
          </table:table-cell>
          <table:table-cell office:value-type="float" office:value="-3.65E-3" table:style-name="ce1">
            <text:p>-0.00365</text:p>
          </table:table-cell>
          <table:table-cell table:style-name="ce1"/>
          <table:table-cell office:value-type="float" office:value="-2.2399999999999998E-3" table:style-name="ce1">
            <text:p>-0.00224</text:p>
          </table:table-cell>
          <table:table-cell office:value-type="float" office:value="-4.0099999999999997E-3" table:style-name="ce1">
            <text:p>-0.00401</text:p>
          </table:table-cell>
          <table:table-cell office:value-type="float" office:value="0.62124000000000001" table:style-name="ce1">
            <text:p>0.62124</text:p>
          </table:table-cell>
          <table:table-cell office:value-type="float" office:value="0.62524000000000002" table:style-name="ce1">
            <text:p>0.62524</text:p>
          </table:table-cell>
          <table:table-cell table:number-columns-repeated="2" table:style-name="ce1"/>
          <table:table-cell office:value-type="float" office:value="3.6200000000000002E-4" table:style-name="ce1">
            <text:p>0.000362</text:p>
          </table:table-cell>
          <table:table-cell table:style-name="ce1"/>
          <table:table-cell office:value-type="float" office:value="0.19577" table:style-name="ce1">
            <text:p>0.19577</text:p>
          </table:table-cell>
          <table:table-cell office:value-type="float" office:value="0.19355" table:style-name="ce1">
            <text:p>0.19355</text:p>
          </table:table-cell>
          <table:table-cell office:value-type="float" office:value="0.19667999999999999" table:style-name="ce1">
            <text:p>0.19668</text:p>
          </table:table-cell>
          <table:table-cell office:value-type="float" office:value="0.19708999999999999" table:style-name="ce1">
            <text:p>0.19709</text:p>
          </table:table-cell>
          <table:table-cell office:value-type="float" office:value="0.1976" table:style-name="ce1">
            <text:p>0.1976</text:p>
          </table:table-cell>
          <table:table-cell office:value-type="float" office:value="0.19405" table:style-name="ce1">
            <text:p>0.19405</text:p>
          </table:table-cell>
          <table:table-cell office:value-type="float" office:value="-1.0000000000000001E-5" table:style-name="ce1">
            <text:p>-0.00001</text:p>
          </table:table-cell>
          <table:table-cell office:value-type="float" office:value="-1E-4" table:style-name="ce1">
            <text:p>-0.0001</text:p>
          </table:table-cell>
          <table:table-cell office:value-type="float" office:value="1.8000000000000001E-4" table:style-name="ce1">
            <text:p>0.00018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2.4924900000000001" table:style-name="ce1">
            <text:p>2.49249</text:p>
          </table:table-cell>
          <table:table-cell office:value-type="float" office:value="2.5017200000000002" table:style-name="ce1">
            <text:p>2.50172</text:p>
          </table:table-cell>
          <table:table-cell office:value-type="float" office:value="2.4782299999999999" table:style-name="ce1">
            <text:p>2.47823</text:p>
          </table:table-cell>
          <table:table-cell table:style-name="ce1"/>
          <table:table-cell office:value-type="float" office:value="2.4905599999999999" table:style-name="ce1">
            <text:p>2.49056</text:p>
          </table:table-cell>
          <table:table-cell office:value-type="float" office:value="2.4974099999999999" table:style-name="ce1">
            <text:p>2.49741</text:p>
          </table:table-cell>
          <table:table-cell office:value-type="float" office:value="0.22015000000000001" table:style-name="ce1">
            <text:p>0.22015</text:p>
          </table:table-cell>
          <table:table-cell office:value-type="float" office:value="0.16227" table:style-name="ce1">
            <text:p>0.16227</text:p>
          </table:table-cell>
          <table:table-cell office:value-type="float" office:value="0.18065000000000001" table:style-name="ce1">
            <text:p>0.18065</text:p>
          </table:table-cell>
          <table:table-cell office:value-type="float" office:value="0.14421" table:style-name="ce1">
            <text:p>0.14421</text:p>
          </table:table-cell>
          <table:table-cell office:value-type="float" office:value="7.1851099999999999" table:style-name="ce1">
            <text:p>7.18511</text:p>
          </table:table-cell>
          <table:table-cell office:value-type="float" office:value="7.2182500000000003" table:style-name="ce1">
            <text:p>7.21825</text:p>
          </table:table-cell>
          <table:table-cell office:value-type="float" office:value="7.2412599999999996" table:style-name="ce1">
            <text:p>7.24126</text:p>
          </table:table-cell>
          <table:table-cell office:value-type="float" office:value="7.0959099999999999" table:style-name="ce1">
            <text:p>7.09591</text:p>
          </table:table-cell>
          <table:table-cell office:value-type="float" office:value="7.1035700000000004" table:style-name="ce1">
            <text:p>7.10357</text:p>
          </table:table-cell>
          <table:table-cell office:value-type="float" office:value="7.1435700000000004" table:style-name="ce1">
            <text:p>7.14357</text:p>
          </table:table-cell>
          <table:table-cell office:value-type="float" office:value="1.6650000000000002E-2" table:style-name="ce1">
            <text:p>0.01665</text:p>
          </table:table-cell>
          <table:table-cell office:value-type="float" office:value="1.6760000000000001E-2" table:style-name="ce1">
            <text:p>0.01676</text:p>
          </table:table-cell>
          <table:table-cell office:value-type="float" office:value="1.6899999999999998E-2" table:style-name="ce1">
            <text:p>0.0169</text:p>
          </table:table-cell>
          <table:table-cell office:value-type="float" office:value="1.6879999999999999E-2" table:style-name="ce1">
            <text:p>0.01688</text:p>
          </table:table-cell>
          <table:table-cell table:number-columns-repeated="16317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2"/>
          <table:table-cell office:value-type="string" table:style-name="ce1">
            <text:p>KWY_12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4.9300000000000004E-3" table:style-name="ce1">
            <text:p>0.00493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1.6800000000000001E-3" table:style-name="ce1">
            <text:p>0.00168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3.79E-3" table:style-name="ce1">
            <text:p>0.00379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1.6199999999999999E-3" table:style-name="ce1">
            <text:p>0.00162</text:p>
          </table:table-cell>
          <table:table-cell office:value-type="float" office:value="1.4538" table:style-name="ce1">
            <text:p>1.4538</text:p>
          </table:table-cell>
          <table:table-cell office:value-type="float" office:value="1.4595199999999999" table:style-name="ce1">
            <text:p>1.45952</text:p>
          </table:table-cell>
          <table:table-cell office:value-type="float" office:value="1.4333100000000001" table:style-name="ce1">
            <text:p>1.43331</text:p>
          </table:table-cell>
          <table:table-cell table:style-name="ce1"/>
          <table:table-cell office:value-type="float" office:value="1.40872" table:style-name="ce1">
            <text:p>1.40872</text:p>
          </table:table-cell>
          <table:table-cell office:value-type="float" office:value="1.43109" table:style-name="ce1">
            <text:p>1.43109</text:p>
          </table:table-cell>
          <table:table-cell office:value-type="float" office:value="1.4622299999999999" table:style-name="ce1">
            <text:p>1.46223</text:p>
          </table:table-cell>
          <table:table-cell office:value-type="float" office:value="1.4834000000000001" table:style-name="ce1">
            <text:p>1.4834</text:p>
          </table:table-cell>
          <table:table-cell office:value-type="float" office:value="1.4742900000000001" table:style-name="ce1">
            <text:p>1.47429</text:p>
          </table:table-cell>
          <table:table-cell office:value-type="float" office:value="1.42225" table:style-name="ce1">
            <text:p>1.42225</text:p>
          </table:table-cell>
          <table:table-cell office:value-type="float" office:value="1.4097" table:style-name="ce1">
            <text:p>1.4097</text:p>
          </table:table-cell>
          <table:table-cell office:value-type="float" office:value="1.4045700000000001" table:style-name="ce1">
            <text:p>1.40457</text:p>
          </table:table-cell>
          <table:table-cell office:value-type="float" office:value="-3.7299999999999998E-3" table:style-name="ce1">
            <text:p>-0.00373</text:p>
          </table:table-cell>
          <table:table-cell office:value-type="float" office:value="-1.026E-2" table:style-name="ce1">
            <text:p>-0.01026</text:p>
          </table:table-cell>
          <table:table-cell office:value-type="float" office:value="-3.9100000000000003E-3" table:style-name="ce1">
            <text:p>-0.00391</text:p>
          </table:table-cell>
          <table:table-cell table:style-name="ce1"/>
          <table:table-cell office:value-type="float" office:value="-2.4099999999999998E-3" table:style-name="ce1">
            <text:p>-0.00241</text:p>
          </table:table-cell>
          <table:table-cell office:value-type="float" office:value="-4.4999999999999997E-3" table:style-name="ce1">
            <text:p>-0.0045</text:p>
          </table:table-cell>
          <table:table-cell office:value-type="float" office:value="0.64908999999999994" table:style-name="ce1">
            <text:p>0.64909</text:p>
          </table:table-cell>
          <table:table-cell office:value-type="float" office:value="0.65024999999999999" table:style-name="ce1">
            <text:p>0.65025</text:p>
          </table:table-cell>
          <table:table-cell table:number-columns-repeated="2" table:style-name="ce1"/>
          <table:table-cell office:value-type="float" office:value="3.5300000000000002E-4" table:style-name="ce1">
            <text:p>0.000353</text:p>
          </table:table-cell>
          <table:table-cell table:style-name="ce1"/>
          <table:table-cell office:value-type="float" office:value="0.19947999999999999" table:style-name="ce1">
            <text:p>0.19948</text:p>
          </table:table-cell>
          <table:table-cell office:value-type="float" office:value="0.19758000000000001" table:style-name="ce1">
            <text:p>0.19758</text:p>
          </table:table-cell>
          <table:table-cell office:value-type="float" office:value="0.20066000000000001" table:style-name="ce1">
            <text:p>0.20066</text:p>
          </table:table-cell>
          <table:table-cell office:value-type="float" office:value="0.20036999999999999" table:style-name="ce1">
            <text:p>0.20037</text:p>
          </table:table-cell>
          <table:table-cell office:value-type="float" office:value="0.20075999999999999" table:style-name="ce1">
            <text:p>0.20076</text:p>
          </table:table-cell>
          <table:table-cell office:value-type="float" office:value="0.19858999999999999" table:style-name="ce1">
            <text:p>0.19859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3.5E-4" table:style-name="ce1">
            <text:p>0.00035</text:p>
          </table:table-cell>
          <table:table-cell office:value-type="float" office:value="-1.0000000000000001E-5" table:style-name="ce1">
            <text:p>-0.00001</text:p>
          </table:table-cell>
          <table:table-cell office:value-type="float" office:value="2.44156" table:style-name="ce1">
            <text:p>2.44156</text:p>
          </table:table-cell>
          <table:table-cell office:value-type="float" office:value="2.4740600000000001" table:style-name="ce1">
            <text:p>2.47406</text:p>
          </table:table-cell>
          <table:table-cell office:value-type="float" office:value="2.44943" table:style-name="ce1">
            <text:p>2.44943</text:p>
          </table:table-cell>
          <table:table-cell table:style-name="ce1"/>
          <table:table-cell office:value-type="float" office:value="2.4659" table:style-name="ce1">
            <text:p>2.4659</text:p>
          </table:table-cell>
          <table:table-cell office:value-type="float" office:value="2.4676100000000001" table:style-name="ce1">
            <text:p>2.46761</text:p>
          </table:table-cell>
          <table:table-cell office:value-type="float" office:value="0.19658" table:style-name="ce1">
            <text:p>0.19658</text:p>
          </table:table-cell>
          <table:table-cell office:value-type="float" office:value="0.14874000000000001" table:style-name="ce1">
            <text:p>0.14874</text:p>
          </table:table-cell>
          <table:table-cell office:value-type="float" office:value="0.20863000000000001" table:style-name="ce1">
            <text:p>0.20863</text:p>
          </table:table-cell>
          <table:table-cell office:value-type="float" office:value="0.10639" table:style-name="ce1">
            <text:p>0.10639</text:p>
          </table:table-cell>
          <table:table-cell office:value-type="float" office:value="7.16859" table:style-name="ce1">
            <text:p>7.16859</text:p>
          </table:table-cell>
          <table:table-cell office:value-type="float" office:value="7.1592000000000002" table:style-name="ce1">
            <text:p>7.1592</text:p>
          </table:table-cell>
          <table:table-cell office:value-type="float" office:value="7.18262" table:style-name="ce1">
            <text:p>7.18262</text:p>
          </table:table-cell>
          <table:table-cell office:value-type="float" office:value="6.9786999999999999" table:style-name="ce1">
            <text:p>6.9787</text:p>
          </table:table-cell>
          <table:table-cell office:value-type="float" office:value="7.0332400000000002" table:style-name="ce1">
            <text:p>7.03324</text:p>
          </table:table-cell>
          <table:table-cell office:value-type="float" office:value="7.0674000000000001" table:style-name="ce1">
            <text:p>7.0674</text:p>
          </table:table-cell>
          <table:table-cell office:value-type="float" office:value="1.6740000000000001E-2" table:style-name="ce1">
            <text:p>0.01674</text:p>
          </table:table-cell>
          <table:table-cell office:value-type="float" office:value="1.685E-2" table:style-name="ce1">
            <text:p>0.01685</text:p>
          </table:table-cell>
          <table:table-cell office:value-type="float" office:value="1.6979999999999999E-2" table:style-name="ce1">
            <text:p>0.01698</text:p>
          </table:table-cell>
          <table:table-cell office:value-type="float" office:value="1.6920000000000001E-2" table:style-name="ce1">
            <text:p>0.01692</text:p>
          </table:table-cell>
          <table:table-cell table:number-columns-repeated="16317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2"/>
          <table:table-cell office:value-type="string" table:style-name="ce1">
            <text:p>KWY_13</text:p>
          </table:table-cell>
          <table:table-cell office:value-type="float" office:value="2.2000000000000001E-4" table:style-name="ce1">
            <text:p>0.00022</text:p>
          </table:table-cell>
          <table:table-cell office:value-type="float" office:value="1.91E-3" table:style-name="ce1">
            <text:p>0.00191</text:p>
          </table:table-cell>
          <table:table-cell office:value-type="float" office:value="1.7600000000000001E-3" table:style-name="ce1">
            <text:p>0.00176</text:p>
          </table:table-cell>
          <table:table-cell office:value-type="float" office:value="1.7700000000000001E-3" table:style-name="ce1">
            <text:p>0.00177</text:p>
          </table:table-cell>
          <table:table-cell office:value-type="float" office:value="1.48E-3" table:style-name="ce1">
            <text:p>0.00148</text:p>
          </table:table-cell>
          <table:table-cell office:value-type="float" office:value="1.47E-3" table:style-name="ce1">
            <text:p>0.00147</text:p>
          </table:table-cell>
          <table:table-cell office:value-type="float" office:value="2.97E-3" table:style-name="ce1">
            <text:p>0.00297</text:p>
          </table:table-cell>
          <table:table-cell office:value-type="float" office:value="2.0100000000000001E-3" table:style-name="ce1">
            <text:p>0.00201</text:p>
          </table:table-cell>
          <table:table-cell office:value-type="float" office:value="1.5299999999999999E-3" table:style-name="ce1">
            <text:p>0.00153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.5028600000000001" table:style-name="ce1">
            <text:p>1.50286</text:p>
          </table:table-cell>
          <table:table-cell office:value-type="float" office:value="1.5064900000000001" table:style-name="ce1">
            <text:p>1.50649</text:p>
          </table:table-cell>
          <table:table-cell office:value-type="float" office:value="1.4857899999999999" table:style-name="ce1">
            <text:p>1.48579</text:p>
          </table:table-cell>
          <table:table-cell table:style-name="ce1"/>
          <table:table-cell office:value-type="float" office:value="1.45286" table:style-name="ce1">
            <text:p>1.45286</text:p>
          </table:table-cell>
          <table:table-cell office:value-type="float" office:value="1.4765600000000001" table:style-name="ce1">
            <text:p>1.47656</text:p>
          </table:table-cell>
          <table:table-cell office:value-type="float" office:value="1.5205" table:style-name="ce1">
            <text:p>1.5205</text:p>
          </table:table-cell>
          <table:table-cell office:value-type="float" office:value="1.5297099999999999" table:style-name="ce1">
            <text:p>1.52971</text:p>
          </table:table-cell>
          <table:table-cell office:value-type="float" office:value="1.52867" table:style-name="ce1">
            <text:p>1.52867</text:p>
          </table:table-cell>
          <table:table-cell office:value-type="float" office:value="1.4630099999999999" table:style-name="ce1">
            <text:p>1.46301</text:p>
          </table:table-cell>
          <table:table-cell office:value-type="float" office:value="1.4548700000000001" table:style-name="ce1">
            <text:p>1.45487</text:p>
          </table:table-cell>
          <table:table-cell office:value-type="float" office:value="1.4475" table:style-name="ce1">
            <text:p>1.4475</text:p>
          </table:table-cell>
          <table:table-cell office:value-type="float" office:value="-4.81E-3" table:style-name="ce1">
            <text:p>-0.00481</text:p>
          </table:table-cell>
          <table:table-cell office:value-type="float" office:value="-1.034E-2" table:style-name="ce1">
            <text:p>-0.01034</text:p>
          </table:table-cell>
          <table:table-cell office:value-type="float" office:value="-3.64E-3" table:style-name="ce1">
            <text:p>-0.00364</text:p>
          </table:table-cell>
          <table:table-cell table:style-name="ce1"/>
          <table:table-cell office:value-type="float" office:value="-2.2000000000000001E-3" table:style-name="ce1">
            <text:p>-0.0022</text:p>
          </table:table-cell>
          <table:table-cell office:value-type="float" office:value="-3.4399999999999999E-3" table:style-name="ce1">
            <text:p>-0.00344</text:p>
          </table:table-cell>
          <table:table-cell office:value-type="float" office:value="0.62692000000000003" table:style-name="ce1">
            <text:p>0.62692</text:p>
          </table:table-cell>
          <table:table-cell office:value-type="float" office:value="0.63063000000000002" table:style-name="ce1">
            <text:p>0.63063</text:p>
          </table:table-cell>
          <table:table-cell table:number-columns-repeated="2" table:style-name="ce1"/>
          <table:table-cell office:value-type="float" office:value="2.8400000000000002E-4" table:style-name="ce1">
            <text:p>0.000284</text:p>
          </table:table-cell>
          <table:table-cell table:style-name="ce1"/>
          <table:table-cell office:value-type="float" office:value="0.20296" table:style-name="ce1">
            <text:p>0.20296</text:p>
          </table:table-cell>
          <table:table-cell office:value-type="float" office:value="0.20093" table:style-name="ce1">
            <text:p>0.20093</text:p>
          </table:table-cell>
          <table:table-cell office:value-type="float" office:value="0.20355999999999999" table:style-name="ce1">
            <text:p>0.20356</text:p>
          </table:table-cell>
          <table:table-cell office:value-type="float" office:value="0.20424999999999999" table:style-name="ce1">
            <text:p>0.20425</text:p>
          </table:table-cell>
          <table:table-cell office:value-type="float" office:value="0.20377000000000001" table:style-name="ce1">
            <text:p>0.20377</text:p>
          </table:table-cell>
          <table:table-cell office:value-type="float" office:value="0.20108999999999999" table:style-name="ce1">
            <text:p>0.20109</text:p>
          </table:table-cell>
          <table:table-cell office:value-type="float" office:value="-1.0000000000000001E-5" table:style-name="ce1">
            <text:p>-0.00001</text:p>
          </table:table-cell>
          <table:table-cell office:value-type="float" office:value="-2.0000000000000002E-5" table:style-name="ce1">
            <text:p>-0.00002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5.0000000000000002E-5" table:style-name="ce1">
            <text:p>0.00005</text:p>
          </table:table-cell>
          <table:table-cell office:value-type="float" office:value="2.5454699999999999" table:style-name="ce1">
            <text:p>2.54547</text:p>
          </table:table-cell>
          <table:table-cell office:value-type="float" office:value="2.5529700000000002" table:style-name="ce1">
            <text:p>2.55297</text:p>
          </table:table-cell>
          <table:table-cell office:value-type="float" office:value="2.5184700000000002" table:style-name="ce1">
            <text:p>2.51847</text:p>
          </table:table-cell>
          <table:table-cell table:style-name="ce1"/>
          <table:table-cell office:value-type="float" office:value="2.53789" table:style-name="ce1">
            <text:p>2.53789</text:p>
          </table:table-cell>
          <table:table-cell office:value-type="float" office:value="2.5364300000000002" table:style-name="ce1">
            <text:p>2.53643</text:p>
          </table:table-cell>
          <table:table-cell office:value-type="float" office:value="0.21959999999999999" table:style-name="ce1">
            <text:p>0.2196</text:p>
          </table:table-cell>
          <table:table-cell office:value-type="float" office:value="0.16600999999999999" table:style-name="ce1">
            <text:p>0.16601</text:p>
          </table:table-cell>
          <table:table-cell office:value-type="float" office:value="0.12225" table:style-name="ce1">
            <text:p>0.12225</text:p>
          </table:table-cell>
          <table:table-cell office:value-type="float" office:value="0.13583999999999999" table:style-name="ce1">
            <text:p>0.13584</text:p>
          </table:table-cell>
          <table:table-cell office:value-type="float" office:value="7.3088699999999998" table:style-name="ce1">
            <text:p>7.30887</text:p>
          </table:table-cell>
          <table:table-cell office:value-type="float" office:value="7.3444500000000001" table:style-name="ce1">
            <text:p>7.34445</text:p>
          </table:table-cell>
          <table:table-cell office:value-type="float" office:value="7.3532900000000003" table:style-name="ce1">
            <text:p>7.35329</text:p>
          </table:table-cell>
          <table:table-cell office:value-type="float" office:value="7.1974499999999999" table:style-name="ce1">
            <text:p>7.19745</text:p>
          </table:table-cell>
          <table:table-cell office:value-type="float" office:value="7.1973700000000003" table:style-name="ce1">
            <text:p>7.19737</text:p>
          </table:table-cell>
          <table:table-cell office:value-type="float" office:value="7.2266399999999997" table:style-name="ce1">
            <text:p>7.22664</text:p>
          </table:table-cell>
          <table:table-cell office:value-type="float" office:value="1.7340000000000001E-2" table:style-name="ce1">
            <text:p>0.01734</text:p>
          </table:table-cell>
          <table:table-cell office:value-type="float" office:value="1.7479999999999999E-2" table:style-name="ce1">
            <text:p>0.01748</text:p>
          </table:table-cell>
          <table:table-cell office:value-type="float" office:value="1.7590000000000001E-2" table:style-name="ce1">
            <text:p>0.01759</text:p>
          </table:table-cell>
          <table:table-cell office:value-type="float" office:value="1.7579999999999998E-2" table:style-name="ce1">
            <text:p>0.01758</text:p>
          </table:table-cell>
          <table:table-cell table:number-columns-repeated="16317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2"/>
          <table:table-cell office:value-type="string" table:style-name="ce1">
            <text:p>KWY_14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-1.1900000000000001E-3" table:style-name="ce1">
            <text:p>-0.00119</text:p>
          </table:table-cell>
          <table:table-cell office:value-type="float" office:value="1.66E-3" table:style-name="ce1">
            <text:p>0.00166</text:p>
          </table:table-cell>
          <table:table-cell office:value-type="float" office:value="1.8400000000000001E-3" table:style-name="ce1">
            <text:p>0.00184</text:p>
          </table:table-cell>
          <table:table-cell office:value-type="float" office:value="1.5399999999999999E-3" table:style-name="ce1">
            <text:p>0.00154</text:p>
          </table:table-cell>
          <table:table-cell office:value-type="float" office:value="1.5299999999999999E-3" table:style-name="ce1">
            <text:p>0.00153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1.41E-3" table:style-name="ce1">
            <text:p>0.00141</text:p>
          </table:table-cell>
          <table:table-cell office:value-type="float" office:value="1.5900000000000001E-3" table:style-name="ce1">
            <text:p>0.00159</text:p>
          </table:table-cell>
          <table:table-cell office:value-type="float" office:value="1.6800000000000001E-3" table:style-name="ce1">
            <text:p>0.00168</text:p>
          </table:table-cell>
          <table:table-cell office:value-type="float" office:value="1.5256400000000001" table:style-name="ce1">
            <text:p>1.52564</text:p>
          </table:table-cell>
          <table:table-cell office:value-type="float" office:value="1.5286" table:style-name="ce1">
            <text:p>1.5286</text:p>
          </table:table-cell>
          <table:table-cell office:value-type="float" office:value="1.50458" table:style-name="ce1">
            <text:p>1.50458</text:p>
          </table:table-cell>
          <table:table-cell table:style-name="ce1"/>
          <table:table-cell office:value-type="float" office:value="1.4718199999999999" table:style-name="ce1">
            <text:p>1.47182</text:p>
          </table:table-cell>
          <table:table-cell office:value-type="float" office:value="1.49993" table:style-name="ce1">
            <text:p>1.49993</text:p>
          </table:table-cell>
          <table:table-cell office:value-type="float" office:value="1.54037" table:style-name="ce1">
            <text:p>1.54037</text:p>
          </table:table-cell>
          <table:table-cell office:value-type="float" office:value="1.5579499999999999" table:style-name="ce1">
            <text:p>1.55795</text:p>
          </table:table-cell>
          <table:table-cell office:value-type="float" office:value="1.5480799999999999" table:style-name="ce1">
            <text:p>1.54808</text:p>
          </table:table-cell>
          <table:table-cell office:value-type="float" office:value="1.48498" table:style-name="ce1">
            <text:p>1.48498</text:p>
          </table:table-cell>
          <table:table-cell office:value-type="float" office:value="1.46895" table:style-name="ce1">
            <text:p>1.46895</text:p>
          </table:table-cell>
          <table:table-cell office:value-type="float" office:value="1.4624200000000001" table:style-name="ce1">
            <text:p>1.46242</text:p>
          </table:table-cell>
          <table:table-cell office:value-type="float" office:value="-4.4799999999999996E-3" table:style-name="ce1">
            <text:p>-0.00448</text:p>
          </table:table-cell>
          <table:table-cell office:value-type="float" office:value="-1.0319999999999999E-2" table:style-name="ce1">
            <text:p>-0.01032</text:p>
          </table:table-cell>
          <table:table-cell office:value-type="float" office:value="-3.5200000000000001E-3" table:style-name="ce1">
            <text:p>-0.00352</text:p>
          </table:table-cell>
          <table:table-cell table:style-name="ce1"/>
          <table:table-cell office:value-type="float" office:value="-3.48E-3" table:style-name="ce1">
            <text:p>-0.00348</text:p>
          </table:table-cell>
          <table:table-cell office:value-type="float" office:value="-2.2100000000000002E-3" table:style-name="ce1">
            <text:p>-0.00221</text:p>
          </table:table-cell>
          <table:table-cell office:value-type="float" office:value="0.63344999999999996" table:style-name="ce1">
            <text:p>0.63345</text:p>
          </table:table-cell>
          <table:table-cell office:value-type="float" office:value="0.63243000000000005" table:style-name="ce1">
            <text:p>0.63243</text:p>
          </table:table-cell>
          <table:table-cell table:number-columns-repeated="2" table:style-name="ce1"/>
          <table:table-cell office:value-type="float" office:value="4.2400000000000001E-4" table:style-name="ce1">
            <text:p>0.000424</text:p>
          </table:table-cell>
          <table:table-cell table:style-name="ce1"/>
          <table:table-cell office:value-type="float" office:value="0.20643" table:style-name="ce1">
            <text:p>0.20643</text:p>
          </table:table-cell>
          <table:table-cell office:value-type="float" office:value="0.20455999999999999" table:style-name="ce1">
            <text:p>0.20456</text:p>
          </table:table-cell>
          <table:table-cell office:value-type="float" office:value="0.20738999999999999" table:style-name="ce1">
            <text:p>0.20739</text:p>
          </table:table-cell>
          <table:table-cell office:value-type="float" office:value="0.20688000000000001" table:style-name="ce1">
            <text:p>0.20688</text:p>
          </table:table-cell>
          <table:table-cell office:value-type="float" office:value="0.20707999999999999" table:style-name="ce1">
            <text:p>0.20708</text:p>
          </table:table-cell>
          <table:table-cell office:value-type="float" office:value="0.20330000000000001" table:style-name="ce1">
            <text:p>0.2033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-1.0000000000000001E-5" table:style-name="ce1">
            <text:p>-0.00001</text:p>
          </table:table-cell>
          <table:table-cell office:value-type="float" office:value="-2.0000000000000002E-5" table:style-name="ce1">
            <text:p>-0.00002</text:p>
          </table:table-cell>
          <table:table-cell office:value-type="float" office:value="-2.4000000000000001E-4" table:style-name="ce1">
            <text:p>-0.00024</text:p>
          </table:table-cell>
          <table:table-cell office:value-type="float" office:value="2.55084" table:style-name="ce1">
            <text:p>2.55084</text:p>
          </table:table-cell>
          <table:table-cell office:value-type="float" office:value="2.5696500000000002" table:style-name="ce1">
            <text:p>2.56965</text:p>
          </table:table-cell>
          <table:table-cell office:value-type="float" office:value="2.5324300000000002" table:style-name="ce1">
            <text:p>2.53243</text:p>
          </table:table-cell>
          <table:table-cell table:style-name="ce1"/>
          <table:table-cell office:value-type="float" office:value="2.54149" table:style-name="ce1">
            <text:p>2.54149</text:p>
          </table:table-cell>
          <table:table-cell office:value-type="float" office:value="2.5517400000000001" table:style-name="ce1">
            <text:p>2.55174</text:p>
          </table:table-cell>
          <table:table-cell office:value-type="float" office:value="0.20604" table:style-name="ce1">
            <text:p>0.20604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0.15304000000000001" table:style-name="ce1">
            <text:p>0.15304</text:p>
          </table:table-cell>
          <table:table-cell office:value-type="float" office:value="0.15789" table:style-name="ce1">
            <text:p>0.15789</text:p>
          </table:table-cell>
          <table:table-cell office:value-type="float" office:value="7.2060899999999997" table:style-name="ce1">
            <text:p>7.20609</text:p>
          </table:table-cell>
          <table:table-cell office:value-type="float" office:value="7.2437100000000001" table:style-name="ce1">
            <text:p>7.24371</text:p>
          </table:table-cell>
          <table:table-cell office:value-type="float" office:value="7.2596699999999998" table:style-name="ce1">
            <text:p>7.25967</text:p>
          </table:table-cell>
          <table:table-cell office:value-type="float" office:value="7.0677199999999996" table:style-name="ce1">
            <text:p>7.06772</text:p>
          </table:table-cell>
          <table:table-cell office:value-type="float" office:value="7.1161799999999999" table:style-name="ce1">
            <text:p>7.11618</text:p>
          </table:table-cell>
          <table:table-cell office:value-type="float" office:value="7.1546500000000002" table:style-name="ce1">
            <text:p>7.15465</text:p>
          </table:table-cell>
          <table:table-cell office:value-type="float" office:value="1.77E-2" table:style-name="ce1">
            <text:p>0.0177</text:p>
          </table:table-cell>
          <table:table-cell office:value-type="float" office:value="1.7809999999999999E-2" table:style-name="ce1">
            <text:p>0.01781</text:p>
          </table:table-cell>
          <table:table-cell office:value-type="float" office:value="1.7860000000000001E-2" table:style-name="ce1">
            <text:p>0.01786</text:p>
          </table:table-cell>
          <table:table-cell office:value-type="float" office:value="1.789E-2" table:style-name="ce1">
            <text:p>0.01789</text:p>
          </table:table-cell>
          <table:table-cell table:number-columns-repeated="16317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2"/>
          <table:table-cell office:value-type="string" table:style-name="ce1">
            <text:p>KWY_15</text:p>
          </table:table-cell>
          <table:table-cell office:value-type="float" office:value="8.7000000000000001E-4" table:style-name="ce1">
            <text:p>0.00087</text:p>
          </table:table-cell>
          <table:table-cell office:value-type="float" office:value="5.3800000000000002E-3" table:style-name="ce1">
            <text:p>0.00538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1.8400000000000001E-3" table:style-name="ce1">
            <text:p>0.00184</text:p>
          </table:table-cell>
          <table:table-cell office:value-type="float" office:value="1.64E-3" table:style-name="ce1">
            <text:p>0.00164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1.8E-3" table:style-name="ce1">
            <text:p>0.0018</text:p>
          </table:table-cell>
          <table:table-cell office:value-type="float" office:value="1.73E-3" table:style-name="ce1">
            <text:p>0.00173</text:p>
          </table:table-cell>
          <table:table-cell office:value-type="float" office:value="1.8400000000000001E-3" table:style-name="ce1">
            <text:p>0.00184</text:p>
          </table:table-cell>
          <table:table-cell office:value-type="float" office:value="1.64202" table:style-name="ce1">
            <text:p>1.64202</text:p>
          </table:table-cell>
          <table:table-cell office:value-type="float" office:value="1.6455900000000001" table:style-name="ce1">
            <text:p>1.64559</text:p>
          </table:table-cell>
          <table:table-cell office:value-type="float" office:value="1.6202099999999999" table:style-name="ce1">
            <text:p>1.62021</text:p>
          </table:table-cell>
          <table:table-cell table:style-name="ce1"/>
          <table:table-cell office:value-type="float" office:value="1.5851200000000001" table:style-name="ce1">
            <text:p>1.58512</text:p>
          </table:table-cell>
          <table:table-cell office:value-type="float" office:value="1.6122300000000001" table:style-name="ce1">
            <text:p>1.61223</text:p>
          </table:table-cell>
          <table:table-cell office:value-type="float" office:value="1.67238" table:style-name="ce1">
            <text:p>1.67238</text:p>
          </table:table-cell>
          <table:table-cell office:value-type="float" office:value="1.6721699999999999" table:style-name="ce1">
            <text:p>1.67217</text:p>
          </table:table-cell>
          <table:table-cell office:value-type="float" office:value="1.6593599999999999" table:style-name="ce1">
            <text:p>1.65936</text:p>
          </table:table-cell>
          <table:table-cell office:value-type="float" office:value="1.60222" table:style-name="ce1">
            <text:p>1.60222</text:p>
          </table:table-cell>
          <table:table-cell office:value-type="float" office:value="1.5950200000000001" table:style-name="ce1">
            <text:p>1.59502</text:p>
          </table:table-cell>
          <table:table-cell office:value-type="float" office:value="1.58348" table:style-name="ce1">
            <text:p>1.58348</text:p>
          </table:table-cell>
          <table:table-cell office:value-type="float" office:value="-4.45E-3" table:style-name="ce1">
            <text:p>-0.00445</text:p>
          </table:table-cell>
          <table:table-cell office:value-type="float" office:value="-1.038E-2" table:style-name="ce1">
            <text:p>-0.01038</text:p>
          </table:table-cell>
          <table:table-cell office:value-type="float" office:value="-3.8700000000000002E-3" table:style-name="ce1">
            <text:p>-0.00387</text:p>
          </table:table-cell>
          <table:table-cell table:style-name="ce1"/>
          <table:table-cell office:value-type="float" office:value="-2.66E-3" table:style-name="ce1">
            <text:p>-0.00266</text:p>
          </table:table-cell>
          <table:table-cell office:value-type="float" office:value="-4.1599999999999996E-3" table:style-name="ce1">
            <text:p>-0.00416</text:p>
          </table:table-cell>
          <table:table-cell office:value-type="float" office:value="0.63571999999999995" table:style-name="ce1">
            <text:p>0.63572</text:p>
          </table:table-cell>
          <table:table-cell office:value-type="float" office:value="0.64081999999999995" table:style-name="ce1">
            <text:p>0.64082</text:p>
          </table:table-cell>
          <table:table-cell table:number-columns-repeated="2" table:style-name="ce1"/>
          <table:table-cell office:value-type="float" office:value="3.8200000000000002E-4" table:style-name="ce1">
            <text:p>0.000382</text:p>
          </table:table-cell>
          <table:table-cell table:style-name="ce1"/>
          <table:table-cell office:value-type="float" office:value="0.22245999999999999" table:style-name="ce1">
            <text:p>0.22246</text:p>
          </table:table-cell>
          <table:table-cell office:value-type="float" office:value="0.22025" table:style-name="ce1">
            <text:p>0.22025</text:p>
          </table:table-cell>
          <table:table-cell office:value-type="float" office:value="0.22333" table:style-name="ce1">
            <text:p>0.22333</text:p>
          </table:table-cell>
          <table:table-cell office:value-type="float" office:value="0.22367999999999999" table:style-name="ce1">
            <text:p>0.22368</text:p>
          </table:table-cell>
          <table:table-cell office:value-type="float" office:value="0.22334999999999999" table:style-name="ce1">
            <text:p>0.22335</text:p>
          </table:table-cell>
          <table:table-cell office:value-type="float" office:value="0.21883" table:style-name="ce1">
            <text:p>0.21883</text:p>
          </table:table-cell>
          <table:table-cell office:value-type="float" office:value="-1.0000000000000001E-5" table:style-name="ce1">
            <text:p>-0.00001</text:p>
          </table:table-cell>
          <table:table-cell office:value-type="float" office:value="-3.0000000000000001E-5" table:style-name="ce1">
            <text:p>-0.00003</text:p>
          </table:table-cell>
          <table:table-cell office:value-type="float" office:value="-1.8000000000000001E-4" table:style-name="ce1">
            <text:p>-0.00018</text:p>
          </table:table-cell>
          <table:table-cell office:value-type="float" office:value="-1.2E-4" table:style-name="ce1">
            <text:p>-0.00012</text:p>
          </table:table-cell>
          <table:table-cell office:value-type="float" office:value="2.6896100000000001" table:style-name="ce1">
            <text:p>2.68961</text:p>
          </table:table-cell>
          <table:table-cell office:value-type="float" office:value="2.6869200000000002" table:style-name="ce1">
            <text:p>2.68692</text:p>
          </table:table-cell>
          <table:table-cell office:value-type="float" office:value="2.6421399999999999" table:style-name="ce1">
            <text:p>2.64214</text:p>
          </table:table-cell>
          <table:table-cell table:style-name="ce1"/>
          <table:table-cell office:value-type="float" office:value="2.6560199999999998" table:style-name="ce1">
            <text:p>2.65602</text:p>
          </table:table-cell>
          <table:table-cell office:value-type="float" office:value="2.6690800000000001" table:style-name="ce1">
            <text:p>2.66908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0.18409" table:style-name="ce1">
            <text:p>0.18409</text:p>
          </table:table-cell>
          <table:table-cell office:value-type="float" office:value="0.19131999999999999" table:style-name="ce1">
            <text:p>0.19132</text:p>
          </table:table-cell>
          <table:table-cell office:value-type="float" office:value="0.16525999999999999" table:style-name="ce1">
            <text:p>0.16526</text:p>
          </table:table-cell>
          <table:table-cell office:value-type="float" office:value="7.0998000000000001" table:style-name="ce1">
            <text:p>7.0998</text:p>
          </table:table-cell>
          <table:table-cell office:value-type="float" office:value="7.1115700000000004" table:style-name="ce1">
            <text:p>7.11157</text:p>
          </table:table-cell>
          <table:table-cell office:value-type="float" office:value="7.1477500000000003" table:style-name="ce1">
            <text:p>7.14775</text:p>
          </table:table-cell>
          <table:table-cell office:value-type="float" office:value="6.94353" table:style-name="ce1">
            <text:p>6.94353</text:p>
          </table:table-cell>
          <table:table-cell office:value-type="float" office:value="7.0147700000000004" table:style-name="ce1">
            <text:p>7.01477</text:p>
          </table:table-cell>
          <table:table-cell office:value-type="float" office:value="7.0447899999999999" table:style-name="ce1">
            <text:p>7.04479</text:p>
          </table:table-cell>
          <table:table-cell office:value-type="float" office:value="1.898E-2" table:style-name="ce1">
            <text:p>0.01898</text:p>
          </table:table-cell>
          <table:table-cell office:value-type="float" office:value="1.9109999999999999E-2" table:style-name="ce1">
            <text:p>0.01911</text:p>
          </table:table-cell>
          <table:table-cell office:value-type="float" office:value="1.9259999999999999E-2" table:style-name="ce1">
            <text:p>0.01926</text:p>
          </table:table-cell>
          <table:table-cell office:value-type="float" office:value="1.9179999999999999E-2" table:style-name="ce1">
            <text:p>0.01918</text:p>
          </table:table-cell>
          <table:table-cell table:number-columns-repeated="16317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2"/>
          <table:table-cell office:value-type="string" table:style-name="ce1">
            <text:p>KWY_17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3.3E-3" table:style-name="ce1">
            <text:p>0.0033</text:p>
          </table:table-cell>
          <table:table-cell office:value-type="float" office:value="1.9E-3" table:style-name="ce1">
            <text:p>0.0019</text:p>
          </table:table-cell>
          <table:table-cell office:value-type="float" office:value="2.0899999999999998E-3" table:style-name="ce1">
            <text:p>0.00209</text:p>
          </table:table-cell>
          <table:table-cell office:value-type="float" office:value="1.92E-3" table:style-name="ce1">
            <text:p>0.00192</text:p>
          </table:table-cell>
          <table:table-cell office:value-type="float" office:value="1.92E-3" table:style-name="ce1">
            <text:p>0.00192</text:p>
          </table:table-cell>
          <table:table-cell office:value-type="float" office:value="1.98E-3" table:style-name="ce1">
            <text:p>0.00198</text:p>
          </table:table-cell>
          <table:table-cell office:value-type="float" office:value="2.5200000000000001E-3" table:style-name="ce1">
            <text:p>0.00252</text:p>
          </table:table-cell>
          <table:table-cell office:value-type="float" office:value="2.0100000000000001E-3" table:style-name="ce1">
            <text:p>0.00201</text:p>
          </table:table-cell>
          <table:table-cell office:value-type="float" office:value="2.0799999999999998E-3" table:style-name="ce1">
            <text:p>0.00208</text:p>
          </table:table-cell>
          <table:table-cell office:value-type="float" office:value="1.85327" table:style-name="ce1">
            <text:p>1.85327</text:p>
          </table:table-cell>
          <table:table-cell office:value-type="float" office:value="1.8535200000000001" table:style-name="ce1">
            <text:p>1.85352</text:p>
          </table:table-cell>
          <table:table-cell office:value-type="float" office:value="1.8288" table:style-name="ce1">
            <text:p>1.8288</text:p>
          </table:table-cell>
          <table:table-cell table:style-name="ce1"/>
          <table:table-cell office:value-type="float" office:value="1.79281" table:style-name="ce1">
            <text:p>1.79281</text:p>
          </table:table-cell>
          <table:table-cell office:value-type="float" office:value="1.81508" table:style-name="ce1">
            <text:p>1.81508</text:p>
          </table:table-cell>
          <table:table-cell office:value-type="float" office:value="1.8897600000000001" table:style-name="ce1">
            <text:p>1.88976</text:p>
          </table:table-cell>
          <table:table-cell office:value-type="float" office:value="1.87832" table:style-name="ce1">
            <text:p>1.87832</text:p>
          </table:table-cell>
          <table:table-cell office:value-type="float" office:value="1.88323" table:style-name="ce1">
            <text:p>1.88323</text:p>
          </table:table-cell>
          <table:table-cell office:value-type="float" office:value="1.8070999999999999" table:style-name="ce1">
            <text:p>1.8071</text:p>
          </table:table-cell>
          <table:table-cell office:value-type="float" office:value="1.80365" table:style-name="ce1">
            <text:p>1.80365</text:p>
          </table:table-cell>
          <table:table-cell office:value-type="float" office:value="1.7885599999999999" table:style-name="ce1">
            <text:p>1.78856</text:p>
          </table:table-cell>
          <table:table-cell office:value-type="float" office:value="-4.5799999999999999E-3" table:style-name="ce1">
            <text:p>-0.00458</text:p>
          </table:table-cell>
          <table:table-cell office:value-type="float" office:value="-1.0829999999999999E-2" table:style-name="ce1">
            <text:p>-0.01083</text:p>
          </table:table-cell>
          <table:table-cell office:value-type="float" office:value="-3.96E-3" table:style-name="ce1">
            <text:p>-0.00396</text:p>
          </table:table-cell>
          <table:table-cell table:style-name="ce1"/>
          <table:table-cell office:value-type="float" office:value="-2.1099999999999999E-3" table:style-name="ce1">
            <text:p>-0.00211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0.67644000000000004" table:style-name="ce1">
            <text:p>0.67644</text:p>
          </table:table-cell>
          <table:table-cell office:value-type="float" office:value="0.67737999999999998" table:style-name="ce1">
            <text:p>0.67738</text:p>
          </table:table-cell>
          <table:table-cell table:number-columns-repeated="2" table:style-name="ce1"/>
          <table:table-cell office:value-type="float" office:value="3.8400000000000001E-4" table:style-name="ce1">
            <text:p>0.000384</text:p>
          </table:table-cell>
          <table:table-cell table:style-name="ce1"/>
          <table:table-cell office:value-type="float" office:value="0.25075999999999998" table:style-name="ce1">
            <text:p>0.25076</text:p>
          </table:table-cell>
          <table:table-cell office:value-type="float" office:value="0.24868000000000001" table:style-name="ce1">
            <text:p>0.24868</text:p>
          </table:table-cell>
          <table:table-cell office:value-type="float" office:value="0.25247999999999998" table:style-name="ce1">
            <text:p>0.25248</text:p>
          </table:table-cell>
          <table:table-cell office:value-type="float" office:value="0.25270999999999999" table:style-name="ce1">
            <text:p>0.25271</text:p>
          </table:table-cell>
          <table:table-cell office:value-type="float" office:value="0.25303999999999999" table:style-name="ce1">
            <text:p>0.25304</text:p>
          </table:table-cell>
          <table:table-cell office:value-type="float" office:value="0.24939" table:style-name="ce1">
            <text:p>0.24939</text:p>
          </table:table-cell>
          <table:table-cell office:value-type="float" office:value="5.0000000000000002E-5" table:style-name="ce1">
            <text:p>0.00005</text:p>
          </table:table-cell>
          <table:table-cell office:value-type="float" office:value="-4.0000000000000003E-5" table:style-name="ce1">
            <text:p>-0.00004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-2.0000000000000001E-4" table:style-name="ce1">
            <text:p>-0.0002</text:p>
          </table:table-cell>
          <table:table-cell office:value-type="float" office:value="2.8236699999999999" table:style-name="ce1">
            <text:p>2.82367</text:p>
          </table:table-cell>
          <table:table-cell office:value-type="float" office:value="2.8532199999999999" table:style-name="ce1">
            <text:p>2.85322</text:p>
          </table:table-cell>
          <table:table-cell office:value-type="float" office:value="2.82667" table:style-name="ce1">
            <text:p>2.82667</text:p>
          </table:table-cell>
          <table:table-cell table:style-name="ce1"/>
          <table:table-cell office:value-type="float" office:value="2.84415" table:style-name="ce1">
            <text:p>2.84415</text:p>
          </table:table-cell>
          <table:table-cell office:value-type="float" office:value="2.84924" table:style-name="ce1">
            <text:p>2.84924</text:p>
          </table:table-cell>
          <table:table-cell office:value-type="float" office:value="0.20982999999999999" table:style-name="ce1">
            <text:p>0.20983</text:p>
          </table:table-cell>
          <table:table-cell office:value-type="float" office:value="0.16020999999999999" table:style-name="ce1">
            <text:p>0.16021</text:p>
          </table:table-cell>
          <table:table-cell office:value-type="float" office:value="0.15490000000000001" table:style-name="ce1">
            <text:p>0.1549</text:p>
          </table:table-cell>
          <table:table-cell office:value-type="float" office:value="0.17559" table:style-name="ce1">
            <text:p>0.17559</text:p>
          </table:table-cell>
          <table:table-cell office:value-type="float" office:value="7.4529500000000004" table:style-name="ce1">
            <text:p>7.45295</text:p>
          </table:table-cell>
          <table:table-cell office:value-type="float" office:value="7.4842899999999997" table:style-name="ce1">
            <text:p>7.48429</text:p>
          </table:table-cell>
          <table:table-cell office:value-type="float" office:value="7.4979699999999996" table:style-name="ce1">
            <text:p>7.49797</text:p>
          </table:table-cell>
          <table:table-cell office:value-type="float" office:value="7.3188000000000004" table:style-name="ce1">
            <text:p>7.3188</text:p>
          </table:table-cell>
          <table:table-cell office:value-type="float" office:value="7.3922600000000003" table:style-name="ce1">
            <text:p>7.39226</text:p>
          </table:table-cell>
          <table:table-cell office:value-type="float" office:value="7.3943300000000001" table:style-name="ce1">
            <text:p>7.39433</text:p>
          </table:table-cell>
          <table:table-cell office:value-type="float" office:value="2.154E-2" table:style-name="ce1">
            <text:p>0.02154</text:p>
          </table:table-cell>
          <table:table-cell office:value-type="float" office:value="2.171E-2" table:style-name="ce1">
            <text:p>0.02171</text:p>
          </table:table-cell>
          <table:table-cell office:value-type="float" office:value="2.1860000000000001E-2" table:style-name="ce1">
            <text:p>0.02186</text:p>
          </table:table-cell>
          <table:table-cell office:value-type="float" office:value="2.1839999999999998E-2" table:style-name="ce1">
            <text:p>0.02184</text:p>
          </table:table-cell>
          <table:table-cell table:number-columns-repeated="16317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2"/>
          <table:table-cell office:value-type="string" table:style-name="ce1">
            <text:p>BK_01</text:p>
          </table:table-cell>
          <table:table-cell office:value-type="float" office:value="2.8400000000000001E-3" table:style-name="ce1">
            <text:p>0.00284</text:p>
          </table:table-cell>
          <table:table-cell office:value-type="float" office:value="5.9300000000000004E-3" table:style-name="ce1">
            <text:p>0.00593</text:p>
          </table:table-cell>
          <table:table-cell office:value-type="float" office:value="1.14E-2" table:style-name="ce1">
            <text:p>0.0114</text:p>
          </table:table-cell>
          <table:table-cell office:value-type="float" office:value="1.149E-2" table:style-name="ce1">
            <text:p>0.01149</text:p>
          </table:table-cell>
          <table:table-cell office:value-type="float" office:value="1.1379999999999999E-2" table:style-name="ce1">
            <text:p>0.01138</text:p>
          </table:table-cell>
          <table:table-cell office:value-type="float" office:value="1.132E-2" table:style-name="ce1">
            <text:p>0.01132</text:p>
          </table:table-cell>
          <table:table-cell office:value-type="float" office:value="1.1440000000000001E-2" table:style-name="ce1">
            <text:p>0.01144</text:p>
          </table:table-cell>
          <table:table-cell office:value-type="float" office:value="1.2579999999999999E-2" table:style-name="ce1">
            <text:p>0.01258</text:p>
          </table:table-cell>
          <table:table-cell office:value-type="float" office:value="1.124E-2" table:style-name="ce1">
            <text:p>0.01124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7.4958" table:style-name="ce1">
            <text:p>7.4958</text:p>
          </table:table-cell>
          <table:table-cell office:value-type="float" office:value="7.3906200000000002" table:style-name="ce1">
            <text:p>7.39062</text:p>
          </table:table-cell>
          <table:table-cell office:value-type="float" office:value="7.3231700000000002" table:style-name="ce1">
            <text:p>7.32317</text:p>
          </table:table-cell>
          <table:table-cell table:style-name="ce1"/>
          <table:table-cell office:value-type="float" office:value="7.27074" table:style-name="ce1">
            <text:p>7.27074</text:p>
          </table:table-cell>
          <table:table-cell office:value-type="float" office:value="7.4410600000000002" table:style-name="ce1">
            <text:p>7.44106</text:p>
          </table:table-cell>
          <table:table-cell office:value-type="float" office:value="7.4701500000000003" table:style-name="ce1">
            <text:p>7.47015</text:p>
          </table:table-cell>
          <table:table-cell office:value-type="float" office:value="7.5257699999999996" table:style-name="ce1">
            <text:p>7.52577</text:p>
          </table:table-cell>
          <table:table-cell office:value-type="float" office:value="7.3389499999999996" table:style-name="ce1">
            <text:p>7.33895</text:p>
          </table:table-cell>
          <table:table-cell office:value-type="float" office:value="7.0488499999999998" table:style-name="ce1">
            <text:p>7.04885</text:p>
          </table:table-cell>
          <table:table-cell office:value-type="float" office:value="7.0732400000000002" table:style-name="ce1">
            <text:p>7.07324</text:p>
          </table:table-cell>
          <table:table-cell office:value-type="float" office:value="7.1413700000000002" table:style-name="ce1">
            <text:p>7.14137</text:p>
          </table:table-cell>
          <table:table-cell office:value-type="float" office:value="1.23E-3" table:style-name="ce1">
            <text:p>0.00123</text:p>
          </table:table-cell>
          <table:table-cell office:value-type="float" office:value="-2.5799999999999998E-3" table:style-name="ce1">
            <text:p>-0.00258</text:p>
          </table:table-cell>
          <table:table-cell office:value-type="float" office:value="2.5799999999999998E-3" table:style-name="ce1">
            <text:p>0.00258</text:p>
          </table:table-cell>
          <table:table-cell table:style-name="ce1"/>
          <table:table-cell office:value-type="float" office:value="3.62E-3" table:style-name="ce1">
            <text:p>0.00362</text:p>
          </table:table-cell>
          <table:table-cell office:value-type="float" office:value="3.5300000000000002E-3" table:style-name="ce1">
            <text:p>0.00353</text:p>
          </table:table-cell>
          <table:table-cell office:value-type="float" office:value="2.07768" table:style-name="ce1">
            <text:p>2.07768</text:p>
          </table:table-cell>
          <table:table-cell office:value-type="float" office:value="2.0328300000000001" table:style-name="ce1">
            <text:p>2.03283</text:p>
          </table:table-cell>
          <table:table-cell table:number-columns-repeated="2" table:style-name="ce1"/>
          <table:table-cell office:value-type="float" office:value="1.186E-3" table:style-name="ce1">
            <text:p>0.001186</text:p>
          </table:table-cell>
          <table:table-cell table:style-name="ce1"/>
          <table:table-cell office:value-type="float" office:value="1.8007500000000001" table:style-name="ce1">
            <text:p>1.80075</text:p>
          </table:table-cell>
          <table:table-cell office:value-type="float" office:value="1.8048900000000001" table:style-name="ce1">
            <text:p>1.80489</text:p>
          </table:table-cell>
          <table:table-cell office:value-type="float" office:value="1.82341" table:style-name="ce1">
            <text:p>1.82341</text:p>
          </table:table-cell>
          <table:table-cell office:value-type="float" office:value="1.8239300000000001" table:style-name="ce1">
            <text:p>1.82393</text:p>
          </table:table-cell>
          <table:table-cell office:value-type="float" office:value="1.82176" table:style-name="ce1">
            <text:p>1.82176</text:p>
          </table:table-cell>
          <table:table-cell office:value-type="float" office:value="1.79792" table:style-name="ce1">
            <text:p>1.79792</text:p>
          </table:table-cell>
          <table:table-cell office:value-type="float" office:value="3.4000000000000002E-4" table:style-name="ce1">
            <text:p>0.00034</text:p>
          </table:table-cell>
          <table:table-cell office:value-type="float" office:value="3.5E-4" table:style-name="ce1">
            <text:p>0.00035</text:p>
          </table:table-cell>
          <table:table-cell office:value-type="float" office:value="4.2999999999999999E-4" table:style-name="ce1">
            <text:p>0.00043</text:p>
          </table:table-cell>
          <table:table-cell office:value-type="float" office:value="-2.5999999999999998E-4" table:style-name="ce1">
            <text:p>-0.00026</text:p>
          </table:table-cell>
          <table:table-cell office:value-type="float" office:value="6.2530700000000001" table:style-name="ce1">
            <text:p>6.25307</text:p>
          </table:table-cell>
          <table:table-cell office:value-type="float" office:value="6.4985600000000003" table:style-name="ce1">
            <text:p>6.49856</text:p>
          </table:table-cell>
          <table:table-cell office:value-type="float" office:value="6.4268299999999998" table:style-name="ce1">
            <text:p>6.42683</text:p>
          </table:table-cell>
          <table:table-cell table:style-name="ce1"/>
          <table:table-cell office:value-type="float" office:value="6.3157399999999999" table:style-name="ce1">
            <text:p>6.31574</text:p>
          </table:table-cell>
          <table:table-cell office:value-type="float" office:value="6.2905800000000003" table:style-name="ce1">
            <text:p>6.29058</text:p>
          </table:table-cell>
          <table:table-cell office:value-type="float" office:value="0.64925999999999995" table:style-name="ce1">
            <text:p>0.64926</text:p>
          </table:table-cell>
          <table:table-cell office:value-type="float" office:value="0.57174000000000003" table:style-name="ce1">
            <text:p>0.57174</text:p>
          </table:table-cell>
          <table:table-cell office:value-type="float" office:value="0.52288000000000001" table:style-name="ce1">
            <text:p>0.52288</text:p>
          </table:table-cell>
          <table:table-cell office:value-type="float" office:value="0.51310999999999996" table:style-name="ce1">
            <text:p>0.51311</text:p>
          </table:table-cell>
          <table:table-cell office:value-type="float" office:value="11.497" table:style-name="ce1">
            <text:p>11.497</text:p>
          </table:table-cell>
          <table:table-cell office:value-type="float" office:value="11.49807" table:style-name="ce1">
            <text:p>11.49807</text:p>
          </table:table-cell>
          <table:table-cell office:value-type="float" office:value="11.623710000000001" table:style-name="ce1">
            <text:p>11.62371</text:p>
          </table:table-cell>
          <table:table-cell office:value-type="float" office:value="11.230969999999999" table:style-name="ce1">
            <text:p>11.23097</text:p>
          </table:table-cell>
          <table:table-cell office:value-type="float" office:value="11.30068" table:style-name="ce1">
            <text:p>11.30068</text:p>
          </table:table-cell>
          <table:table-cell office:value-type="float" office:value="11.356490000000001" table:style-name="ce1">
            <text:p>11.35649</text:p>
          </table:table-cell>
          <table:table-cell office:value-type="float" office:value="2.8709999999999999E-2" table:style-name="ce1">
            <text:p>0.02871</text:p>
          </table:table-cell>
          <table:table-cell office:value-type="float" office:value="2.9149999999999999E-2" table:style-name="ce1">
            <text:p>0.02915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2.9389999999999999E-2" table:style-name="ce1">
            <text:p>0.02939</text:p>
          </table:table-cell>
          <table:table-cell table:number-columns-repeated="16317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2"/>
          <table:table-cell office:value-type="string" table:style-name="ce1">
            <text:p>BK_02</text:p>
          </table:table-cell>
          <table:table-cell office:value-type="float" office:value="2.7200000000000002E-3" table:style-name="ce1">
            <text:p>0.00272</text:p>
          </table:table-cell>
          <table:table-cell office:value-type="float" office:value="4.3E-3" table:style-name="ce1">
            <text:p>0.0043</text:p>
          </table:table-cell>
          <table:table-cell office:value-type="float" office:value="1.1429999999999999E-2" table:style-name="ce1">
            <text:p>0.01143</text:p>
          </table:table-cell>
          <table:table-cell office:value-type="float" office:value="1.1339999999999999E-2" table:style-name="ce1">
            <text:p>0.01134</text:p>
          </table:table-cell>
          <table:table-cell office:value-type="float" office:value="1.129E-2" table:style-name="ce1">
            <text:p>0.01129</text:p>
          </table:table-cell>
          <table:table-cell office:value-type="float" office:value="1.124E-2" table:style-name="ce1">
            <text:p>0.01124</text:p>
          </table:table-cell>
          <table:table-cell office:value-type="float" office:value="1.0829999999999999E-2" table:style-name="ce1">
            <text:p>0.01083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124E-2" table:style-name="ce1">
            <text:p>0.01124</text:p>
          </table:table-cell>
          <table:table-cell office:value-type="float" office:value="1.124E-2" table:style-name="ce1">
            <text:p>0.01124</text:p>
          </table:table-cell>
          <table:table-cell office:value-type="float" office:value="7.4173200000000001" table:style-name="ce1">
            <text:p>7.41732</text:p>
          </table:table-cell>
          <table:table-cell office:value-type="float" office:value="7.3157500000000004" table:style-name="ce1">
            <text:p>7.31575</text:p>
          </table:table-cell>
          <table:table-cell office:value-type="float" office:value="7.2554400000000001" table:style-name="ce1">
            <text:p>7.25544</text:p>
          </table:table-cell>
          <table:table-cell table:style-name="ce1"/>
          <table:table-cell office:value-type="float" office:value="7.1309899999999997" table:style-name="ce1">
            <text:p>7.13099</text:p>
          </table:table-cell>
          <table:table-cell office:value-type="float" office:value="7.3296400000000004" table:style-name="ce1">
            <text:p>7.32964</text:p>
          </table:table-cell>
          <table:table-cell office:value-type="float" office:value="7.3808600000000002" table:style-name="ce1">
            <text:p>7.38086</text:p>
          </table:table-cell>
          <table:table-cell office:value-type="float" office:value="7.4548500000000004" table:style-name="ce1">
            <text:p>7.45485</text:p>
          </table:table-cell>
          <table:table-cell office:value-type="float" office:value="7.2736599999999996" table:style-name="ce1">
            <text:p>7.27366</text:p>
          </table:table-cell>
          <table:table-cell office:value-type="float" office:value="6.95594" table:style-name="ce1">
            <text:p>6.95594</text:p>
          </table:table-cell>
          <table:table-cell office:value-type="float" office:value="6.9825499999999998" table:style-name="ce1">
            <text:p>6.98255</text:p>
          </table:table-cell>
          <table:table-cell office:value-type="float" office:value="7.1076199999999998" table:style-name="ce1">
            <text:p>7.10762</text:p>
          </table:table-cell>
          <table:table-cell office:value-type="float" office:value="-2.4000000000000001E-4" table:style-name="ce1">
            <text:p>-0.00024</text:p>
          </table:table-cell>
          <table:table-cell office:value-type="float" office:value="-5.3200000000000001E-3" table:style-name="ce1">
            <text:p>-0.00532</text:p>
          </table:table-cell>
          <table:table-cell office:value-type="float" office:value="-3.0000000000000001E-5" table:style-name="ce1">
            <text:p>-0.00003</text:p>
          </table:table-cell>
          <table:table-cell table:style-name="ce1"/>
          <table:table-cell office:value-type="float" office:value="1.0300000000000001E-3" table:style-name="ce1">
            <text:p>0.00103</text:p>
          </table:table-cell>
          <table:table-cell office:value-type="float" office:value="-8.0000000000000007E-5" table:style-name="ce1">
            <text:p>-0.00008</text:p>
          </table:table-cell>
          <table:table-cell office:value-type="float" office:value="1.92336" table:style-name="ce1">
            <text:p>1.92336</text:p>
          </table:table-cell>
          <table:table-cell office:value-type="float" office:value="1.88151" table:style-name="ce1">
            <text:p>1.88151</text:p>
          </table:table-cell>
          <table:table-cell table:number-columns-repeated="2" table:style-name="ce1"/>
          <table:table-cell office:value-type="float" office:value="1.421E-3" table:style-name="ce1">
            <text:p>0.001421</text:p>
          </table:table-cell>
          <table:table-cell table:style-name="ce1"/>
          <table:table-cell office:value-type="float" office:value="1.76224" table:style-name="ce1">
            <text:p>1.76224</text:p>
          </table:table-cell>
          <table:table-cell office:value-type="float" office:value="1.77355" table:style-name="ce1">
            <text:p>1.77355</text:p>
          </table:table-cell>
          <table:table-cell office:value-type="float" office:value="1.7941800000000001" table:style-name="ce1">
            <text:p>1.79418</text:p>
          </table:table-cell>
          <table:table-cell office:value-type="float" office:value="1.7888299999999999" table:style-name="ce1">
            <text:p>1.78883</text:p>
          </table:table-cell>
          <table:table-cell office:value-type="float" office:value="1.7932300000000001" table:style-name="ce1">
            <text:p>1.79323</text:p>
          </table:table-cell>
          <table:table-cell office:value-type="float" office:value="1.77475" table:style-name="ce1">
            <text:p>1.77475</text:p>
          </table:table-cell>
          <table:table-cell office:value-type="float" office:value="4.2999999999999999E-4" table:style-name="ce1">
            <text:p>0.00043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5.6999999999999998E-4" table:style-name="ce1">
            <text:p>0.00057</text:p>
          </table:table-cell>
          <table:table-cell office:value-type="float" office:value="4.8000000000000001E-4" table:style-name="ce1">
            <text:p>0.00048</text:p>
          </table:table-cell>
          <table:table-cell office:value-type="float" office:value="6.2426500000000003" table:style-name="ce1">
            <text:p>6.24265</text:p>
          </table:table-cell>
          <table:table-cell office:value-type="float" office:value="6.4811399999999999" table:style-name="ce1">
            <text:p>6.48114</text:p>
          </table:table-cell>
          <table:table-cell office:value-type="float" office:value="6.3972600000000002" table:style-name="ce1">
            <text:p>6.39726</text:p>
          </table:table-cell>
          <table:table-cell table:style-name="ce1"/>
          <table:table-cell office:value-type="float" office:value="6.3323600000000004" table:style-name="ce1">
            <text:p>6.33236</text:p>
          </table:table-cell>
          <table:table-cell office:value-type="float" office:value="6.3087999999999997" table:style-name="ce1">
            <text:p>6.3088</text:p>
          </table:table-cell>
          <table:table-cell office:value-type="float" office:value="0.73150999999999999" table:style-name="ce1">
            <text:p>0.73151</text:p>
          </table:table-cell>
          <table:table-cell office:value-type="float" office:value="0.60838999999999999" table:style-name="ce1">
            <text:p>0.60839</text:p>
          </table:table-cell>
          <table:table-cell office:value-type="float" office:value="0.58726" table:style-name="ce1">
            <text:p>0.58726</text:p>
          </table:table-cell>
          <table:table-cell office:value-type="float" office:value="0.57238" table:style-name="ce1">
            <text:p>0.57238</text:p>
          </table:table-cell>
          <table:table-cell office:value-type="float" office:value="11.744859999999999" table:style-name="ce1">
            <text:p>11.74486</text:p>
          </table:table-cell>
          <table:table-cell office:value-type="float" office:value="11.750159999999999" table:style-name="ce1">
            <text:p>11.75016</text:p>
          </table:table-cell>
          <table:table-cell office:value-type="float" office:value="11.86955" table:style-name="ce1">
            <text:p>11.86955</text:p>
          </table:table-cell>
          <table:table-cell office:value-type="float" office:value="11.552820000000001" table:style-name="ce1">
            <text:p>11.55282</text:p>
          </table:table-cell>
          <table:table-cell office:value-type="float" office:value="11.591710000000001" table:style-name="ce1">
            <text:p>11.59171</text:p>
          </table:table-cell>
          <table:table-cell office:value-type="float" office:value="11.63212" table:style-name="ce1">
            <text:p>11.63212</text:p>
          </table:table-cell>
          <table:table-cell office:value-type="float" office:value="2.8580000000000001E-2" table:style-name="ce1">
            <text:p>0.02858</text:p>
          </table:table-cell>
          <table:table-cell office:value-type="float" office:value="2.9090000000000001E-2" table:style-name="ce1">
            <text:p>0.02909</text:p>
          </table:table-cell>
          <table:table-cell office:value-type="float" office:value="2.9020000000000001E-2" table:style-name="ce1">
            <text:p>0.02902</text:p>
          </table:table-cell>
          <table:table-cell office:value-type="float" office:value="2.938E-2" table:style-name="ce1">
            <text:p>0.02938</text:p>
          </table:table-cell>
          <table:table-cell table:number-columns-repeated="16317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2"/>
          <table:table-cell office:value-type="string" table:style-name="ce1">
            <text:p>BK_03</text:p>
          </table:table-cell>
          <table:table-cell office:value-type="float" office:value="3.0899999999999999E-3" table:style-name="ce1">
            <text:p>0.00309</text:p>
          </table:table-cell>
          <table:table-cell office:value-type="float" office:value="6.2599999999999999E-3" table:style-name="ce1">
            <text:p>0.00626</text:p>
          </table:table-cell>
          <table:table-cell office:value-type="float" office:value="1.175E-2" table:style-name="ce1">
            <text:p>0.01175</text:p>
          </table:table-cell>
          <table:table-cell office:value-type="float" office:value="1.1730000000000001E-2" table:style-name="ce1">
            <text:p>0.01173</text:p>
          </table:table-cell>
          <table:table-cell office:value-type="float" office:value="1.166E-2" table:style-name="ce1">
            <text:p>0.01166</text:p>
          </table:table-cell>
          <table:table-cell office:value-type="float" office:value="1.1639999999999999E-2" table:style-name="ce1">
            <text:p>0.01164</text:p>
          </table:table-cell>
          <table:table-cell office:value-type="float" office:value="1.197E-2" table:style-name="ce1">
            <text:p>0.01197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1.157E-2" table:style-name="ce1">
            <text:p>0.01157</text:p>
          </table:table-cell>
          <table:table-cell office:value-type="float" office:value="1.155E-2" table:style-name="ce1">
            <text:p>0.01155</text:p>
          </table:table-cell>
          <table:table-cell office:value-type="float" office:value="7.5865099999999996" table:style-name="ce1">
            <text:p>7.58651</text:p>
          </table:table-cell>
          <table:table-cell office:value-type="float" office:value="7.4702599999999997" table:style-name="ce1">
            <text:p>7.47026</text:p>
          </table:table-cell>
          <table:table-cell office:value-type="float" office:value="7.40855" table:style-name="ce1">
            <text:p>7.40855</text:p>
          </table:table-cell>
          <table:table-cell table:style-name="ce1"/>
          <table:table-cell office:value-type="float" office:value="7.2902399999999998" table:style-name="ce1">
            <text:p>7.29024</text:p>
          </table:table-cell>
          <table:table-cell office:value-type="float" office:value="7.4739399999999998" table:style-name="ce1">
            <text:p>7.47394</text:p>
          </table:table-cell>
          <table:table-cell office:value-type="float" office:value="7.5705200000000001" table:style-name="ce1">
            <text:p>7.57052</text:p>
          </table:table-cell>
          <table:table-cell office:value-type="float" office:value="7.60886" table:style-name="ce1">
            <text:p>7.60886</text:p>
          </table:table-cell>
          <table:table-cell office:value-type="float" office:value="7.4218900000000003" table:style-name="ce1">
            <text:p>7.42189</text:p>
          </table:table-cell>
          <table:table-cell office:value-type="float" office:value="7.1299599999999996" table:style-name="ce1">
            <text:p>7.12996</text:p>
          </table:table-cell>
          <table:table-cell office:value-type="float" office:value="7.1616200000000001" table:style-name="ce1">
            <text:p>7.16162</text:p>
          </table:table-cell>
          <table:table-cell office:value-type="float" office:value="7.2425100000000002" table:style-name="ce1">
            <text:p>7.24251</text:p>
          </table:table-cell>
          <table:table-cell office:value-type="float" office:value="2.1099999999999999E-3" table:style-name="ce1">
            <text:p>0.00211</text:p>
          </table:table-cell>
          <table:table-cell office:value-type="float" office:value="-2.1700000000000001E-3" table:style-name="ce1">
            <text:p>-0.00217</text:p>
          </table:table-cell>
          <table:table-cell office:value-type="float" office:value="2.5100000000000001E-3" table:style-name="ce1">
            <text:p>0.00251</text:p>
          </table:table-cell>
          <table:table-cell table:style-name="ce1"/>
          <table:table-cell office:value-type="float" office:value="5.0800000000000003E-3" table:style-name="ce1">
            <text:p>0.00508</text:p>
          </table:table-cell>
          <table:table-cell office:value-type="float" office:value="3.3700000000000002E-3" table:style-name="ce1">
            <text:p>0.00337</text:p>
          </table:table-cell>
          <table:table-cell office:value-type="float" office:value="2.1154099999999998" table:style-name="ce1">
            <text:p>2.11541</text:p>
          </table:table-cell>
          <table:table-cell office:value-type="float" office:value="2.0663999999999998" table:style-name="ce1">
            <text:p>2.0664</text:p>
          </table:table-cell>
          <table:table-cell table:number-columns-repeated="2" table:style-name="ce1"/>
          <table:table-cell office:value-type="float" office:value="1.258E-3" table:style-name="ce1">
            <text:p>0.001258</text:p>
          </table:table-cell>
          <table:table-cell table:style-name="ce1"/>
          <table:table-cell office:value-type="float" office:value="1.7741400000000001" table:style-name="ce1">
            <text:p>1.77414</text:p>
          </table:table-cell>
          <table:table-cell office:value-type="float" office:value="1.78041" table:style-name="ce1">
            <text:p>1.78041</text:p>
          </table:table-cell>
          <table:table-cell office:value-type="float" office:value="1.8036799999999999" table:style-name="ce1">
            <text:p>1.80368</text:p>
          </table:table-cell>
          <table:table-cell office:value-type="float" office:value="1.8025500000000001" table:style-name="ce1">
            <text:p>1.80255</text:p>
          </table:table-cell>
          <table:table-cell office:value-type="float" office:value="1.8029200000000001" table:style-name="ce1">
            <text:p>1.80292</text:p>
          </table:table-cell>
          <table:table-cell office:value-type="float" office:value="1.7781100000000001" table:style-name="ce1">
            <text:p>1.77811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5.4000000000000001E-4" table:style-name="ce1">
            <text:p>0.00054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6.1246900000000002" table:style-name="ce1">
            <text:p>6.12469</text:p>
          </table:table-cell>
          <table:table-cell office:value-type="float" office:value="6.3827199999999999" table:style-name="ce1">
            <text:p>6.38272</text:p>
          </table:table-cell>
          <table:table-cell office:value-type="float" office:value="6.2978100000000001" table:style-name="ce1">
            <text:p>6.29781</text:p>
          </table:table-cell>
          <table:table-cell table:style-name="ce1"/>
          <table:table-cell office:value-type="float" office:value="6.2237999999999998" table:style-name="ce1">
            <text:p>6.2238</text:p>
          </table:table-cell>
          <table:table-cell office:value-type="float" office:value="6.20261" table:style-name="ce1">
            <text:p>6.20261</text:p>
          </table:table-cell>
          <table:table-cell office:value-type="float" office:value="0.61090999999999995" table:style-name="ce1">
            <text:p>0.61091</text:p>
          </table:table-cell>
          <table:table-cell office:value-type="float" office:value="0.55403999999999998" table:style-name="ce1">
            <text:p>0.55404</text:p>
          </table:table-cell>
          <table:table-cell office:value-type="float" office:value="0.50575999999999999" table:style-name="ce1">
            <text:p>0.50576</text:p>
          </table:table-cell>
          <table:table-cell office:value-type="float" office:value="0.51156999999999997" table:style-name="ce1">
            <text:p>0.51157</text:p>
          </table:table-cell>
          <table:table-cell office:value-type="float" office:value="11.023820000000001" table:style-name="ce1">
            <text:p>11.02382</text:p>
          </table:table-cell>
          <table:table-cell office:value-type="float" office:value="11.02097" table:style-name="ce1">
            <text:p>11.02097</text:p>
          </table:table-cell>
          <table:table-cell office:value-type="float" office:value="11.10872" table:style-name="ce1">
            <text:p>11.10872</text:p>
          </table:table-cell>
          <table:table-cell office:value-type="float" office:value="10.711349999999999" table:style-name="ce1">
            <text:p>10.71135</text:p>
          </table:table-cell>
          <table:table-cell office:value-type="float" office:value="10.89898" table:style-name="ce1">
            <text:p>10.89898</text:p>
          </table:table-cell>
          <table:table-cell office:value-type="float" office:value="10.897600000000001" table:style-name="ce1">
            <text:p>10.8976</text:p>
          </table:table-cell>
          <table:table-cell office:value-type="float" office:value="2.8289999999999999E-2" table:style-name="ce1">
            <text:p>0.02829</text:p>
          </table:table-cell>
          <table:table-cell office:value-type="float" office:value="2.887E-2" table:style-name="ce1">
            <text:p>0.02887</text:p>
          </table:table-cell>
          <table:table-cell office:value-type="float" office:value="2.8580000000000001E-2" table:style-name="ce1">
            <text:p>0.02858</text:p>
          </table:table-cell>
          <table:table-cell office:value-type="float" office:value="2.8969999999999999E-2" table:style-name="ce1">
            <text:p>0.02897</text:p>
          </table:table-cell>
          <table:table-cell table:number-columns-repeated="16317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2"/>
          <table:table-cell office:value-type="string" table:style-name="ce1">
            <text:p>SPS-SW2 10%</text:p>
          </table:table-cell>
          <table:table-cell office:value-type="float" office:value="1.9879999999999998E-2" table:style-name="ce1">
            <text:p>0.01988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2.341E-2" table:style-name="ce1">
            <text:p>0.02341</text:p>
          </table:table-cell>
          <table:table-cell office:value-type="float" office:value="2.333E-2" table:style-name="ce1">
            <text:p>0.02333</text:p>
          </table:table-cell>
          <table:table-cell office:value-type="float" office:value="2.2939999999999999E-2" table:style-name="ce1">
            <text:p>0.02294</text:p>
          </table:table-cell>
          <table:table-cell office:value-type="float" office:value="2.299E-2" table:style-name="ce1">
            <text:p>0.02299</text:p>
          </table:table-cell>
          <table:table-cell office:value-type="float" office:value="2.35E-2" table:style-name="ce1">
            <text:p>0.0235</text:p>
          </table:table-cell>
          <table:table-cell office:value-type="float" office:value="2.4049999999999998E-2" table:style-name="ce1">
            <text:p>0.02405</text:p>
          </table:table-cell>
          <table:table-cell office:value-type="float" office:value="2.3E-2" table:style-name="ce1">
            <text:p>0.023</text:p>
          </table:table-cell>
          <table:table-cell office:value-type="float" office:value="2.2790000000000001E-2" table:style-name="ce1">
            <text:p>0.02279</text:p>
          </table:table-cell>
          <table:table-cell office:value-type="float" office:value="1.06257" table:style-name="ce1">
            <text:p>1.06257</text:p>
          </table:table-cell>
          <table:table-cell office:value-type="float" office:value="1.07714" table:style-name="ce1">
            <text:p>1.07714</text:p>
          </table:table-cell>
          <table:table-cell office:value-type="float" office:value="1.0604499999999999" table:style-name="ce1">
            <text:p>1.06045</text:p>
          </table:table-cell>
          <table:table-cell table:style-name="ce1"/>
          <table:table-cell office:value-type="float" office:value="1.0245" table:style-name="ce1">
            <text:p>1.0245</text:p>
          </table:table-cell>
          <table:table-cell office:value-type="float" office:value="1.04562" table:style-name="ce1">
            <text:p>1.04562</text:p>
          </table:table-cell>
          <table:table-cell office:value-type="float" office:value="1.1064000000000001" table:style-name="ce1">
            <text:p>1.1064</text:p>
          </table:table-cell>
          <table:table-cell office:value-type="float" office:value="1.1105499999999999" table:style-name="ce1">
            <text:p>1.11055</text:p>
          </table:table-cell>
          <table:table-cell office:value-type="float" office:value="1.1282799999999999" table:style-name="ce1">
            <text:p>1.12828</text:p>
          </table:table-cell>
          <table:table-cell office:value-type="float" office:value="1.05278" table:style-name="ce1">
            <text:p>1.05278</text:p>
          </table:table-cell>
          <table:table-cell office:value-type="float" office:value="1.05785" table:style-name="ce1">
            <text:p>1.05785</text:p>
          </table:table-cell>
          <table:table-cell office:value-type="float" office:value="1.0386" table:style-name="ce1">
            <text:p>1.0386</text:p>
          </table:table-cell>
          <table:table-cell office:value-type="float" office:value="1.39E-3" table:style-name="ce1">
            <text:p>0.00139</text:p>
          </table:table-cell>
          <table:table-cell office:value-type="float" office:value="-2.0100000000000001E-3" table:style-name="ce1">
            <text:p>-0.00201</text:p>
          </table:table-cell>
          <table:table-cell office:value-type="float" office:value="2.4299999999999999E-3" table:style-name="ce1">
            <text:p>0.00243</text:p>
          </table:table-cell>
          <table:table-cell table:style-name="ce1"/>
          <table:table-cell office:value-type="float" office:value="5.2100000000000002E-3" table:style-name="ce1">
            <text:p>0.00521</text:p>
          </table:table-cell>
          <table:table-cell office:value-type="float" office:value="2.0899999999999998E-3" table:style-name="ce1">
            <text:p>0.00209</text:p>
          </table:table-cell>
          <table:table-cell office:value-type="float" office:value="0.10169" table:style-name="ce1">
            <text:p>0.10169</text:p>
          </table:table-cell>
          <table:table-cell office:value-type="float" office:value="0.10707" table:style-name="ce1">
            <text:p>0.10707</text:p>
          </table:table-cell>
          <table:table-cell table:number-columns-repeated="2" table:style-name="ce1"/>
          <table:table-cell office:value-type="float" office:value="2.6200000000000003E-4" table:style-name="ce1">
            <text:p>0.000262</text:p>
          </table:table-cell>
          <table:table-cell table:style-name="ce1"/>
          <table:table-cell office:value-type="float" office:value="0.20596999999999999" table:style-name="ce1">
            <text:p>0.20597</text:p>
          </table:table-cell>
          <table:table-cell office:value-type="float" office:value="0.20366999999999999" table:style-name="ce1">
            <text:p>0.20367</text:p>
          </table:table-cell>
          <table:table-cell office:value-type="float" office:value="0.20696000000000001" table:style-name="ce1">
            <text:p>0.20696</text:p>
          </table:table-cell>
          <table:table-cell office:value-type="float" office:value="0.20927000000000001" table:style-name="ce1">
            <text:p>0.20927</text:p>
          </table:table-cell>
          <table:table-cell office:value-type="float" office:value="0.20974000000000001" table:style-name="ce1">
            <text:p>0.20974</text:p>
          </table:table-cell>
          <table:table-cell office:value-type="float" office:value="0.20544000000000001" table:style-name="ce1">
            <text:p>0.20544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4.8700000000000002E-3" table:style-name="ce1">
            <text:p>0.00487</text:p>
          </table:table-cell>
          <table:table-cell office:value-type="float" office:value="4.7800000000000004E-3" table:style-name="ce1">
            <text:p>0.00478</text:p>
          </table:table-cell>
          <table:table-cell office:value-type="float" office:value="1.1778500000000001" table:style-name="ce1">
            <text:p>1.17785</text:p>
          </table:table-cell>
          <table:table-cell office:value-type="float" office:value="1.0170399999999999" table:style-name="ce1">
            <text:p>1.01704</text:p>
          </table:table-cell>
          <table:table-cell office:value-type="float" office:value="1.02701" table:style-name="ce1">
            <text:p>1.02701</text:p>
          </table:table-cell>
          <table:table-cell table:style-name="ce1"/>
          <table:table-cell office:value-type="float" office:value="1.0465599999999999" table:style-name="ce1">
            <text:p>1.04656</text:p>
          </table:table-cell>
          <table:table-cell office:value-type="float" office:value="1.0657700000000001" table:style-name="ce1">
            <text:p>1.06577</text:p>
          </table:table-cell>
          <table:table-cell office:value-type="float" office:value="1.103" table:style-name="ce1">
            <text:p>1.103</text:p>
          </table:table-cell>
          <table:table-cell office:value-type="float" office:value="1.1621600000000001" table:style-name="ce1">
            <text:p>1.16216</text:p>
          </table:table-cell>
          <table:table-cell office:value-type="float" office:value="1.0216499999999999" table:style-name="ce1">
            <text:p>1.02165</text:p>
          </table:table-cell>
          <table:table-cell office:value-type="float" office:value="1.0581700000000001" table:style-name="ce1">
            <text:p>1.05817</text:p>
          </table:table-cell>
          <table:table-cell office:value-type="float" office:value="0.52903999999999995" table:style-name="ce1">
            <text:p>0.52904</text:p>
          </table:table-cell>
          <table:table-cell office:value-type="float" office:value="0.52005999999999997" table:style-name="ce1">
            <text:p>0.52006</text:p>
          </table:table-cell>
          <table:table-cell office:value-type="float" office:value="0.52400999999999998" table:style-name="ce1">
            <text:p>0.52401</text:p>
          </table:table-cell>
          <table:table-cell office:value-type="float" office:value="0.56982999999999995" table:style-name="ce1">
            <text:p>0.56983</text:p>
          </table:table-cell>
          <table:table-cell office:value-type="float" office:value="0.53585000000000005" table:style-name="ce1">
            <text:p>0.53585</text:p>
          </table:table-cell>
          <table:table-cell office:value-type="float" office:value="0.52544999999999997" table:style-name="ce1">
            <text:p>0.52545</text:p>
          </table:table-cell>
          <table:table-cell office:value-type="float" office:value="2.5430000000000001E-2" table:style-name="ce1">
            <text:p>0.02543</text:p>
          </table:table-cell>
          <table:table-cell office:value-type="float" office:value="2.554E-2" table:style-name="ce1">
            <text:p>0.02554</text:p>
          </table:table-cell>
          <table:table-cell office:value-type="float" office:value="2.6079999999999999E-2" table:style-name="ce1">
            <text:p>0.02608</text:p>
          </table:table-cell>
          <table:table-cell office:value-type="float" office:value="2.58E-2" table:style-name="ce1">
            <text:p>0.0258</text:p>
          </table:table-cell>
          <table:table-cell table:number-columns-repeated="16317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2"/>
          <table:table-cell office:value-type="string" table:style-name="ce1">
            <text:p>SLRS-6</text:p>
          </table:table-cell>
          <table:table-cell office:value-type="float" office:value="2.7619999999999999E-2" table:style-name="ce1">
            <text:p>0.02762</text:p>
          </table:table-cell>
          <table:table-cell office:value-type="float" office:value="3.074E-2" table:style-name="ce1">
            <text:p>0.03074</text:p>
          </table:table-cell>
          <table:table-cell office:value-type="float" office:value="1.3440000000000001E-2" table:style-name="ce1">
            <text:p>0.01344</text:p>
          </table:table-cell>
          <table:table-cell office:value-type="float" office:value="1.345E-2" table:style-name="ce1">
            <text:p>0.01345</text:p>
          </table:table-cell>
          <table:table-cell office:value-type="float" office:value="1.3480000000000001E-2" table:style-name="ce1">
            <text:p>0.01348</text:p>
          </table:table-cell>
          <table:table-cell office:value-type="float" office:value="1.345E-2" table:style-name="ce1">
            <text:p>0.01345</text:p>
          </table:table-cell>
          <table:table-cell office:value-type="float" office:value="1.303E-2" table:style-name="ce1">
            <text:p>0.01303</text:p>
          </table:table-cell>
          <table:table-cell office:value-type="float" office:value="1.453E-2" table:style-name="ce1">
            <text:p>0.01453</text:p>
          </table:table-cell>
          <table:table-cell office:value-type="float" office:value="1.3220000000000001E-2" table:style-name="ce1">
            <text:p>0.01322</text:p>
          </table:table-cell>
          <table:table-cell office:value-type="float" office:value="1.3220000000000001E-2" table:style-name="ce1">
            <text:p>0.01322</text:p>
          </table:table-cell>
          <table:table-cell office:value-type="float" office:value="9.4411900000000006" table:style-name="ce1">
            <text:p>9.44119</text:p>
          </table:table-cell>
          <table:table-cell office:value-type="float" office:value="9.2738399999999999" table:style-name="ce1">
            <text:p>9.27384</text:p>
          </table:table-cell>
          <table:table-cell office:value-type="float" office:value="9.1939399999999996" table:style-name="ce1">
            <text:p>9.19394</text:p>
          </table:table-cell>
          <table:table-cell table:style-name="ce1"/>
          <table:table-cell office:value-type="float" office:value="8.9795200000000008" table:style-name="ce1">
            <text:p>8.97952</text:p>
          </table:table-cell>
          <table:table-cell office:value-type="float" office:value="9.0736899999999991" table:style-name="ce1">
            <text:p>9.07369</text:p>
          </table:table-cell>
          <table:table-cell office:value-type="float" office:value="9.3356200000000005" table:style-name="ce1">
            <text:p>9.33562</text:p>
          </table:table-cell>
          <table:table-cell office:value-type="float" office:value="9.3979700000000008" table:style-name="ce1">
            <text:p>9.39797</text:p>
          </table:table-cell>
          <table:table-cell office:value-type="float" office:value="9.1654400000000003" table:style-name="ce1">
            <text:p>9.16544</text:p>
          </table:table-cell>
          <table:table-cell office:value-type="float" office:value="8.8029499999999992" table:style-name="ce1">
            <text:p>8.80295</text:p>
          </table:table-cell>
          <table:table-cell office:value-type="float" office:value="8.8454599999999992" table:style-name="ce1">
            <text:p>8.84546</text:p>
          </table:table-cell>
          <table:table-cell office:value-type="float" office:value="8.89907" table:style-name="ce1">
            <text:p>8.89907</text:p>
          </table:table-cell>
          <table:table-cell office:value-type="float" office:value="5.7009999999999998E-2" table:style-name="ce1">
            <text:p>0.05701</text:p>
          </table:table-cell>
          <table:table-cell office:value-type="float" office:value="6.0159999999999998E-2" table:style-name="ce1">
            <text:p>0.06016</text:p>
          </table:table-cell>
          <table:table-cell office:value-type="float" office:value="5.8799999999999998E-2" table:style-name="ce1">
            <text:p>0.0588</text:p>
          </table:table-cell>
          <table:table-cell table:style-name="ce1"/>
          <table:table-cell office:value-type="float" office:value="6.2960000000000002E-2" table:style-name="ce1">
            <text:p>0.06296</text:p>
          </table:table-cell>
          <table:table-cell office:value-type="float" office:value="5.8810000000000001E-2" table:style-name="ce1">
            <text:p>0.05881</text:p>
          </table:table-cell>
          <table:table-cell office:value-type="float" office:value="0.67713000000000001" table:style-name="ce1">
            <text:p>0.67713</text:p>
          </table:table-cell>
          <table:table-cell office:value-type="float" office:value="0.68437000000000003" table:style-name="ce1">
            <text:p>0.68437</text:p>
          </table:table-cell>
          <table:table-cell table:number-columns-repeated="2" table:style-name="ce1"/>
          <table:table-cell office:value-type="float" office:value="7.2900000000000005E-4" table:style-name="ce1">
            <text:p>0.000729</text:p>
          </table:table-cell>
          <table:table-cell table:style-name="ce1"/>
          <table:table-cell office:value-type="float" office:value="2.2628300000000001" table:style-name="ce1">
            <text:p>2.26283</text:p>
          </table:table-cell>
          <table:table-cell office:value-type="float" office:value="2.2685300000000002" table:style-name="ce1">
            <text:p>2.26853</text:p>
          </table:table-cell>
          <table:table-cell office:value-type="float" office:value="2.3050299999999999" table:style-name="ce1">
            <text:p>2.30503</text:p>
          </table:table-cell>
          <table:table-cell office:value-type="float" office:value="2.2988400000000002" table:style-name="ce1">
            <text:p>2.29884</text:p>
          </table:table-cell>
          <table:table-cell office:value-type="float" office:value="2.2948599999999999" table:style-name="ce1">
            <text:p>2.29486</text:p>
          </table:table-cell>
          <table:table-cell office:value-type="float" office:value="2.26058" table:style-name="ce1">
            <text:p>2.26058</text:p>
          </table:table-cell>
          <table:table-cell office:value-type="float" office:value="2.0799999999999998E-3" table:style-name="ce1">
            <text:p>0.00208</text:p>
          </table:table-cell>
          <table:table-cell office:value-type="float" office:value="2.0999999999999999E-3" table:style-name="ce1">
            <text:p>0.0021</text:p>
          </table:table-cell>
          <table:table-cell office:value-type="float" office:value="2.1099999999999999E-3" table:style-name="ce1">
            <text:p>0.00211</text:p>
          </table:table-cell>
          <table:table-cell office:value-type="float" office:value="2.0400000000000001E-3" table:style-name="ce1">
            <text:p>0.00204</text:p>
          </table:table-cell>
          <table:table-cell office:value-type="float" office:value="2.90524" table:style-name="ce1">
            <text:p>2.90524</text:p>
          </table:table-cell>
          <table:table-cell office:value-type="float" office:value="2.9315199999999999" table:style-name="ce1">
            <text:p>2.93152</text:p>
          </table:table-cell>
          <table:table-cell office:value-type="float" office:value="2.9080400000000002" table:style-name="ce1">
            <text:p>2.90804</text:p>
          </table:table-cell>
          <table:table-cell table:style-name="ce1"/>
          <table:table-cell office:value-type="float" office:value="2.7990200000000001" table:style-name="ce1">
            <text:p>2.79902</text:p>
          </table:table-cell>
          <table:table-cell office:value-type="float" office:value="2.81894" table:style-name="ce1">
            <text:p>2.81894</text:p>
          </table:table-cell>
          <table:table-cell office:value-type="float" office:value="2.03091" table:style-name="ce1">
            <text:p>2.03091</text:p>
          </table:table-cell>
          <table:table-cell office:value-type="float" office:value="1.98844" table:style-name="ce1">
            <text:p>1.98844</text:p>
          </table:table-cell>
          <table:table-cell office:value-type="float" office:value="1.8190900000000001" table:style-name="ce1">
            <text:p>1.81909</text:p>
          </table:table-cell>
          <table:table-cell office:value-type="float" office:value="1.8175699999999999" table:style-name="ce1">
            <text:p>1.81757</text:p>
          </table:table-cell>
          <table:table-cell office:value-type="float" office:value="2.40618" table:style-name="ce1">
            <text:p>2.40618</text:p>
          </table:table-cell>
          <table:table-cell office:value-type="float" office:value="2.39331" table:style-name="ce1">
            <text:p>2.39331</text:p>
          </table:table-cell>
          <table:table-cell office:value-type="float" office:value="2.4095" table:style-name="ce1">
            <text:p>2.4095</text:p>
          </table:table-cell>
          <table:table-cell office:value-type="float" office:value="2.38592" table:style-name="ce1">
            <text:p>2.38592</text:p>
          </table:table-cell>
          <table:table-cell office:value-type="float" office:value="2.3817300000000001" table:style-name="ce1">
            <text:p>2.38173</text:p>
          </table:table-cell>
          <table:table-cell office:value-type="float" office:value="2.39893" table:style-name="ce1">
            <text:p>2.39893</text:p>
          </table:table-cell>
          <table:table-cell office:value-type="float" office:value="4.1140000000000003E-2" table:style-name="ce1">
            <text:p>0.04114</text:p>
          </table:table-cell>
          <table:table-cell office:value-type="float" office:value="4.1529999999999997E-2" table:style-name="ce1">
            <text:p>0.04153</text:p>
          </table:table-cell>
          <table:table-cell office:value-type="float" office:value="4.147E-2" table:style-name="ce1">
            <text:p>0.04147</text:p>
          </table:table-cell>
          <table:table-cell office:value-type="float" office:value="4.1799999999999997E-2" table:style-name="ce1">
            <text:p>0.0418</text:p>
          </table:table-cell>
          <table:table-cell table:number-columns-repeated="16317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2"/>
          <table:table-cell office:value-type="string" table:style-name="ce1">
            <text:p>Cam Tap Water</text:p>
          </table:table-cell>
          <table:table-cell office:value-type="float" office:value="8.4100000000000008E-3" table:style-name="ce1">
            <text:p>0.00841</text:p>
          </table:table-cell>
          <table:table-cell office:value-type="float" office:value="2.035E-2" table:style-name="ce1">
            <text:p>0.02035</text:p>
          </table:table-cell>
          <table:table-cell office:value-type="float" office:value="5.3900000000000003E-2" table:style-name="ce1">
            <text:p>0.0539</text:p>
          </table:table-cell>
          <table:table-cell office:value-type="float" office:value="5.3490000000000003E-2" table:style-name="ce1">
            <text:p>0.05349</text:p>
          </table:table-cell>
          <table:table-cell office:value-type="float" office:value="5.3120000000000001E-2" table:style-name="ce1">
            <text:p>0.05312</text:p>
          </table:table-cell>
          <table:table-cell office:value-type="float" office:value="5.2949999999999997E-2" table:style-name="ce1">
            <text:p>0.05295</text:p>
          </table:table-cell>
          <table:table-cell office:value-type="float" office:value="5.6509999999999998E-2" table:style-name="ce1">
            <text:p>0.05651</text:p>
          </table:table-cell>
          <table:table-cell office:value-type="float" office:value="5.6579999999999998E-2" table:style-name="ce1">
            <text:p>0.05658</text:p>
          </table:table-cell>
          <table:table-cell office:value-type="float" office:value="5.4030000000000002E-2" table:style-name="ce1">
            <text:p>0.05403</text:p>
          </table:table-cell>
          <table:table-cell office:value-type="float" office:value="5.3940000000000002E-2" table:style-name="ce1">
            <text:p>0.05394</text:p>
          </table:table-cell>
          <table:table-cell office:value-type="float" office:value="123.21223999999999" table:style-name="ce1">
            <text:p>123.21224</text:p>
          </table:table-cell>
          <table:table-cell office:value-type="float" office:value="123.34041000000001" table:style-name="ce1">
            <text:p>123.34041</text:p>
          </table:table-cell>
          <table:table-cell office:value-type="float" office:value="123.10747000000001" table:style-name="ce1">
            <text:p>123.10747</text:p>
          </table:table-cell>
          <table:table-cell table:style-name="ce1"/>
          <table:table-cell office:value-type="string" table:style-name="ce1">
            <text:p>####</text:p>
          </table:table-cell>
          <table:table-cell office:value-type="float" office:value="98.884569999999997" table:style-name="ce1">
            <text:p>98.88457</text:p>
          </table:table-cell>
          <table:table-cell office:value-type="float" office:value="123.71932" table:style-name="ce1">
            <text:p>123.71932</text:p>
          </table:table-cell>
          <table:table-cell office:value-type="float" office:value="121.43208" table:style-name="ce1">
            <text:p>121.43208</text:p>
          </table:table-cell>
          <table:table-cell office:value-type="float" office:value="121.74257" table:style-name="ce1">
            <text:p>121.74257</text:p>
          </table:table-cell>
          <table:table-cell office:value-type="float" office:value="82.896990000000002" table:style-name="ce1">
            <text:p>82.89699</text:p>
          </table:table-cell>
          <table:table-cell office:value-type="string" table:style-name="ce1">
            <text:p>####</text:p>
          </table:table-cell>
          <table:table-cell office:value-type="float" office:value="116.90485" table:style-name="ce1">
            <text:p>116.90485</text:p>
          </table:table-cell>
          <table:table-cell office:value-type="float" office:value="-4.7200000000000002E-3" table:style-name="ce1">
            <text:p>-0.00472</text:p>
          </table:table-cell>
          <table:table-cell office:value-type="float" office:value="-1.026E-2" table:style-name="ce1">
            <text:p>-0.01026</text:p>
          </table:table-cell>
          <table:table-cell office:value-type="float" office:value="-3.9500000000000004E-3" table:style-name="ce1">
            <text:p>-0.00395</text:p>
          </table:table-cell>
          <table:table-cell table:style-name="ce1"/>
          <table:table-cell office:value-type="float" office:value="-2.65E-3" table:style-name="ce1">
            <text:p>-0.00265</text:p>
          </table:table-cell>
          <table:table-cell office:value-type="float" office:value="-5.2399999999999999E-3" table:style-name="ce1">
            <text:p>-0.00524</text:p>
          </table:table-cell>
          <table:table-cell office:value-type="float" office:value="2.7027100000000002" table:style-name="ce1">
            <text:p>2.70271</text:p>
          </table:table-cell>
          <table:table-cell office:value-type="float" office:value="2.62886" table:style-name="ce1">
            <text:p>2.62886</text:p>
          </table:table-cell>
          <table:table-cell table:number-columns-repeated="2" table:style-name="ce1"/>
          <table:table-cell office:value-type="float" office:value="1.2997E-2" table:style-name="ce1">
            <text:p>0.012997</text:p>
          </table:table-cell>
          <table:table-cell table:style-name="ce1"/>
          <table:table-cell office:value-type="float" office:value="3.4924599999999999" table:style-name="ce1">
            <text:p>3.49246</text:p>
          </table:table-cell>
          <table:table-cell office:value-type="float" office:value="3.5241899999999999" table:style-name="ce1">
            <text:p>3.52419</text:p>
          </table:table-cell>
          <table:table-cell office:value-type="float" office:value="3.7012499999999999" table:style-name="ce1">
            <text:p>3.70125</text:p>
          </table:table-cell>
          <table:table-cell office:value-type="float" office:value="3.7040099999999998" table:style-name="ce1">
            <text:p>3.70401</text:p>
          </table:table-cell>
          <table:table-cell office:value-type="float" office:value="3.7148699999999999" table:style-name="ce1">
            <text:p>3.71487</text:p>
          </table:table-cell>
          <table:table-cell office:value-type="float" office:value="3.7202500000000001" table:style-name="ce1">
            <text:p>3.72025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-6.9999999999999994E-5" table:style-name="ce1">
            <text:p>-0.00007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-2.4000000000000001E-4" table:style-name="ce1">
            <text:p>-0.00024</text:p>
          </table:table-cell>
          <table:table-cell office:value-type="float" office:value="11.688700000000001" table:style-name="ce1">
            <text:p>11.6887</text:p>
          </table:table-cell>
          <table:table-cell office:value-type="float" office:value="12.63223" table:style-name="ce1">
            <text:p>12.63223</text:p>
          </table:table-cell>
          <table:table-cell office:value-type="float" office:value="12.455819999999999" table:style-name="ce1">
            <text:p>12.45582</text:p>
          </table:table-cell>
          <table:table-cell table:style-name="ce1"/>
          <table:table-cell office:value-type="float" office:value="10.79513" table:style-name="ce1">
            <text:p>10.79513</text:p>
          </table:table-cell>
          <table:table-cell office:value-type="float" office:value="10.789580000000001" table:style-name="ce1">
            <text:p>10.78958</text:p>
          </table:table-cell>
          <table:table-cell office:value-type="float" office:value="11.76313" table:style-name="ce1">
            <text:p>11.76313</text:p>
          </table:table-cell>
          <table:table-cell office:value-type="float" office:value="10.5428" table:style-name="ce1">
            <text:p>10.5428</text:p>
          </table:table-cell>
          <table:table-cell office:value-type="float" office:value="9.9545399999999997" table:style-name="ce1">
            <text:p>9.95454</text:p>
          </table:table-cell>
          <table:table-cell office:value-type="float" office:value="9.6406200000000002" table:style-name="ce1">
            <text:p>9.64062</text:p>
          </table:table-cell>
          <table:table-cell office:value-type="float" office:value="8.2035900000000002" table:style-name="ce1">
            <text:p>8.20359</text:p>
          </table:table-cell>
          <table:table-cell office:value-type="float" office:value="8.1667799999999993" table:style-name="ce1">
            <text:p>8.16678</text:p>
          </table:table-cell>
          <table:table-cell office:value-type="float" office:value="8.2370699999999992" table:style-name="ce1">
            <text:p>8.23707</text:p>
          </table:table-cell>
          <table:table-cell office:value-type="float" office:value="8.2092399999999994" table:style-name="ce1">
            <text:p>8.20924</text:p>
          </table:table-cell>
          <table:table-cell office:value-type="float" office:value="8.2830399999999997" table:style-name="ce1">
            <text:p>8.28304</text:p>
          </table:table-cell>
          <table:table-cell office:value-type="float" office:value="8.2672299999999996" table:style-name="ce1">
            <text:p>8.26723</text:p>
          </table:table-cell>
          <table:table-cell office:value-type="float" office:value="0.42374000000000001" table:style-name="ce1">
            <text:p>0.42374</text:p>
          </table:table-cell>
          <table:table-cell office:value-type="float" office:value="0.43008999999999997" table:style-name="ce1">
            <text:p>0.43009</text:p>
          </table:table-cell>
          <table:table-cell office:value-type="float" office:value="0.42553999999999997" table:style-name="ce1">
            <text:p>0.42554</text:p>
          </table:table-cell>
          <table:table-cell office:value-type="float" office:value="0.43064000000000002" table:style-name="ce1">
            <text:p>0.43064</text:p>
          </table:table-cell>
          <table:table-cell table:number-columns-repeated="16317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2"/>
          <table:table-cell office:value-type="string" table:style-name="ce1">
            <text:p>BK_04</text:p>
          </table:table-cell>
          <table:table-cell office:value-type="float" office:value="5.8999999999999999E-3" table:style-name="ce1">
            <text:p>0.0059</text:p>
          </table:table-cell>
          <table:table-cell office:value-type="float" office:value="6.8799999999999998E-3" table:style-name="ce1">
            <text:p>0.00688</text:p>
          </table:table-cell>
          <table:table-cell office:value-type="float" office:value="1.6719999999999999E-2" table:style-name="ce1">
            <text:p>0.01672</text:p>
          </table:table-cell>
          <table:table-cell office:value-type="float" office:value="1.6719999999999999E-2" table:style-name="ce1">
            <text:p>0.01672</text:p>
          </table:table-cell>
          <table:table-cell office:value-type="float" office:value="1.6480000000000002E-2" table:style-name="ce1">
            <text:p>0.01648</text:p>
          </table:table-cell>
          <table:table-cell office:value-type="float" office:value="1.6590000000000001E-2" table:style-name="ce1">
            <text:p>0.01659</text:p>
          </table:table-cell>
          <table:table-cell office:value-type="float" office:value="1.677E-2" table:style-name="ce1">
            <text:p>0.01677</text:p>
          </table:table-cell>
          <table:table-cell office:value-type="float" office:value="1.7440000000000001E-2" table:style-name="ce1">
            <text:p>0.01744</text:p>
          </table:table-cell>
          <table:table-cell office:value-type="float" office:value="1.6330000000000001E-2" table:style-name="ce1">
            <text:p>0.01633</text:p>
          </table:table-cell>
          <table:table-cell office:value-type="float" office:value="1.6199999999999999E-2" table:style-name="ce1">
            <text:p>0.0162</text:p>
          </table:table-cell>
          <table:table-cell office:value-type="float" office:value="12.86178" table:style-name="ce1">
            <text:p>12.86178</text:p>
          </table:table-cell>
          <table:table-cell office:value-type="float" office:value="12.6602" table:style-name="ce1">
            <text:p>12.6602</text:p>
          </table:table-cell>
          <table:table-cell office:value-type="float" office:value="12.56616" table:style-name="ce1">
            <text:p>12.56616</text:p>
          </table:table-cell>
          <table:table-cell table:style-name="ce1"/>
          <table:table-cell office:value-type="float" office:value="12.08254" table:style-name="ce1">
            <text:p>12.08254</text:p>
          </table:table-cell>
          <table:table-cell office:value-type="float" office:value="12.51585" table:style-name="ce1">
            <text:p>12.51585</text:p>
          </table:table-cell>
          <table:table-cell office:value-type="float" office:value="12.688409999999999" table:style-name="ce1">
            <text:p>12.68841</text:p>
          </table:table-cell>
          <table:table-cell office:value-type="float" office:value="12.77614" table:style-name="ce1">
            <text:p>12.77614</text:p>
          </table:table-cell>
          <table:table-cell office:value-type="float" office:value="12.45537" table:style-name="ce1">
            <text:p>12.45537</text:p>
          </table:table-cell>
          <table:table-cell office:value-type="float" office:value="11.797040000000001" table:style-name="ce1">
            <text:p>11.79704</text:p>
          </table:table-cell>
          <table:table-cell office:value-type="float" office:value="11.796609999999999" table:style-name="ce1">
            <text:p>11.79661</text:p>
          </table:table-cell>
          <table:table-cell office:value-type="float" office:value="12.15422" table:style-name="ce1">
            <text:p>12.15422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-4.5900000000000003E-3" table:style-name="ce1">
            <text:p>-0.00459</text:p>
          </table:table-cell>
          <table:table-cell office:value-type="float" office:value="7.6000000000000004E-4" table:style-name="ce1">
            <text:p>0.00076</text:p>
          </table:table-cell>
          <table:table-cell table:style-name="ce1"/>
          <table:table-cell office:value-type="float" office:value="1.75E-3" table:style-name="ce1">
            <text:p>0.00175</text:p>
          </table:table-cell>
          <table:table-cell office:value-type="float" office:value="1.0200000000000001E-3" table:style-name="ce1">
            <text:p>0.00102</text:p>
          </table:table-cell>
          <table:table-cell office:value-type="float" office:value="2.4392999999999998" table:style-name="ce1">
            <text:p>2.4393</text:p>
          </table:table-cell>
          <table:table-cell office:value-type="float" office:value="2.38008" table:style-name="ce1">
            <text:p>2.38008</text:p>
          </table:table-cell>
          <table:table-cell table:number-columns-repeated="2" table:style-name="ce1"/>
          <table:table-cell office:value-type="float" office:value="1.8259999999999999E-3" table:style-name="ce1">
            <text:p>0.001826</text:p>
          </table:table-cell>
          <table:table-cell table:style-name="ce1"/>
          <table:table-cell office:value-type="float" office:value="2.5175299999999998" table:style-name="ce1">
            <text:p>2.51753</text:p>
          </table:table-cell>
          <table:table-cell office:value-type="float" office:value="2.5282399999999998" table:style-name="ce1">
            <text:p>2.52824</text:p>
          </table:table-cell>
          <table:table-cell office:value-type="float" office:value="2.58249" table:style-name="ce1">
            <text:p>2.58249</text:p>
          </table:table-cell>
          <table:table-cell office:value-type="float" office:value="2.5834299999999999" table:style-name="ce1">
            <text:p>2.58343</text:p>
          </table:table-cell>
          <table:table-cell office:value-type="float" office:value="2.57708" table:style-name="ce1">
            <text:p>2.57708</text:p>
          </table:table-cell>
          <table:table-cell office:value-type="float" office:value="2.54217" table:style-name="ce1">
            <text:p>2.54217</text:p>
          </table:table-cell>
          <table:table-cell office:value-type="float" office:value="6.7000000000000002E-4" table:style-name="ce1">
            <text:p>0.00067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7.2233099999999997" table:style-name="ce1">
            <text:p>7.22331</text:p>
          </table:table-cell>
          <table:table-cell office:value-type="float" office:value="7.5670400000000004" table:style-name="ce1">
            <text:p>7.56704</text:p>
          </table:table-cell>
          <table:table-cell office:value-type="float" office:value="7.4891500000000004" table:style-name="ce1">
            <text:p>7.48915</text:p>
          </table:table-cell>
          <table:table-cell table:style-name="ce1"/>
          <table:table-cell office:value-type="float" office:value="7.2462600000000004" table:style-name="ce1">
            <text:p>7.24626</text:p>
          </table:table-cell>
          <table:table-cell office:value-type="float" office:value="7.21591" table:style-name="ce1">
            <text:p>7.21591</text:p>
          </table:table-cell>
          <table:table-cell office:value-type="float" office:value="1.10476" table:style-name="ce1">
            <text:p>1.10476</text:p>
          </table:table-cell>
          <table:table-cell office:value-type="float" office:value="0.94308000000000003" table:style-name="ce1">
            <text:p>0.94308</text:p>
          </table:table-cell>
          <table:table-cell office:value-type="float" office:value="0.90742999999999996" table:style-name="ce1">
            <text:p>0.90743</text:p>
          </table:table-cell>
          <table:table-cell office:value-type="float" office:value="0.86711000000000005" table:style-name="ce1">
            <text:p>0.86711</text:p>
          </table:table-cell>
          <table:table-cell office:value-type="float" office:value="12.674620000000001" table:style-name="ce1">
            <text:p>12.67462</text:p>
          </table:table-cell>
          <table:table-cell office:value-type="float" office:value="12.697430000000001" table:style-name="ce1">
            <text:p>12.69743</text:p>
          </table:table-cell>
          <table:table-cell office:value-type="float" office:value="12.79696" table:style-name="ce1">
            <text:p>12.79696</text:p>
          </table:table-cell>
          <table:table-cell office:value-type="float" office:value="12.37124" table:style-name="ce1">
            <text:p>12.37124</text:p>
          </table:table-cell>
          <table:table-cell office:value-type="float" office:value="12.50684" table:style-name="ce1">
            <text:p>12.50684</text:p>
          </table:table-cell>
          <table:table-cell office:value-type="float" office:value="12.51782" table:style-name="ce1">
            <text:p>12.51782</text:p>
          </table:table-cell>
          <table:table-cell office:value-type="float" office:value="4.0219999999999999E-2" table:style-name="ce1">
            <text:p>0.04022</text:p>
          </table:table-cell>
          <table:table-cell office:value-type="float" office:value="4.0800000000000003E-2" table:style-name="ce1">
            <text:p>0.0408</text:p>
          </table:table-cell>
          <table:table-cell office:value-type="float" office:value="4.0620000000000003E-2" table:style-name="ce1">
            <text:p>0.04062</text:p>
          </table:table-cell>
          <table:table-cell office:value-type="float" office:value="4.1239999999999999E-2" table:style-name="ce1">
            <text:p>0.04124</text:p>
          </table:table-cell>
          <table:table-cell table:number-columns-repeated="16317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2"/>
          <table:table-cell office:value-type="string" table:style-name="ce1">
            <text:p>BK_05</text:p>
          </table:table-cell>
          <table:table-cell office:value-type="float" office:value="3.4399999999999999E-3" table:style-name="ce1">
            <text:p>0.00344</text:p>
          </table:table-cell>
          <table:table-cell office:value-type="float" office:value="6.1199999999999996E-3" table:style-name="ce1">
            <text:p>0.00612</text:p>
          </table:table-cell>
          <table:table-cell office:value-type="float" office:value="1.6469999999999999E-2" table:style-name="ce1">
            <text:p>0.01647</text:p>
          </table:table-cell>
          <table:table-cell office:value-type="float" office:value="1.643E-2" table:style-name="ce1">
            <text:p>0.01643</text:p>
          </table:table-cell>
          <table:table-cell office:value-type="float" office:value="1.6320000000000001E-2" table:style-name="ce1">
            <text:p>0.01632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719999999999999E-2" table:style-name="ce1">
            <text:p>0.01672</text:p>
          </table:table-cell>
          <table:table-cell office:value-type="float" office:value="1.6299999999999999E-2" table:style-name="ce1">
            <text:p>0.0163</text:p>
          </table:table-cell>
          <table:table-cell office:value-type="float" office:value="1.6379999999999999E-2" table:style-name="ce1">
            <text:p>0.01638</text:p>
          </table:table-cell>
          <table:table-cell office:value-type="float" office:value="1.6289999999999999E-2" table:style-name="ce1">
            <text:p>0.01629</text:p>
          </table:table-cell>
          <table:table-cell office:value-type="float" office:value="12.83658" table:style-name="ce1">
            <text:p>12.83658</text:p>
          </table:table-cell>
          <table:table-cell office:value-type="float" office:value="12.60765" table:style-name="ce1">
            <text:p>12.60765</text:p>
          </table:table-cell>
          <table:table-cell office:value-type="float" office:value="12.518409999999999" table:style-name="ce1">
            <text:p>12.51841</text:p>
          </table:table-cell>
          <table:table-cell table:style-name="ce1"/>
          <table:table-cell office:value-type="float" office:value="11.941789999999999" table:style-name="ce1">
            <text:p>11.94179</text:p>
          </table:table-cell>
          <table:table-cell office:value-type="float" office:value="12.40817" table:style-name="ce1">
            <text:p>12.40817</text:p>
          </table:table-cell>
          <table:table-cell office:value-type="float" office:value="12.730790000000001" table:style-name="ce1">
            <text:p>12.73079</text:p>
          </table:table-cell>
          <table:table-cell office:value-type="float" office:value="12.82" table:style-name="ce1">
            <text:p>12.82</text:p>
          </table:table-cell>
          <table:table-cell office:value-type="float" office:value="12.511649999999999" table:style-name="ce1">
            <text:p>12.51165</text:p>
          </table:table-cell>
          <table:table-cell office:value-type="float" office:value="11.86312" table:style-name="ce1">
            <text:p>11.86312</text:p>
          </table:table-cell>
          <table:table-cell office:value-type="float" office:value="11.878880000000001" table:style-name="ce1">
            <text:p>11.87888</text:p>
          </table:table-cell>
          <table:table-cell office:value-type="float" office:value="12.084619999999999" table:style-name="ce1">
            <text:p>12.08462</text:p>
          </table:table-cell>
          <table:table-cell office:value-type="float" office:value="-1.3999999999999999E-4" table:style-name="ce1">
            <text:p>-0.00014</text:p>
          </table:table-cell>
          <table:table-cell office:value-type="float" office:value="-5.45E-3" table:style-name="ce1">
            <text:p>-0.00545</text:p>
          </table:table-cell>
          <table:table-cell office:value-type="float" office:value="2.3000000000000001E-4" table:style-name="ce1">
            <text:p>0.00023</text:p>
          </table:table-cell>
          <table:table-cell table:style-name="ce1"/>
          <table:table-cell office:value-type="float" office:value="1.32E-3" table:style-name="ce1">
            <text:p>0.00132</text:p>
          </table:table-cell>
          <table:table-cell office:value-type="float" office:value="-4.8999999999999998E-4" table:style-name="ce1">
            <text:p>-0.00049</text:p>
          </table:table-cell>
          <table:table-cell office:value-type="float" office:value="2.4450799999999999" table:style-name="ce1">
            <text:p>2.44508</text:p>
          </table:table-cell>
          <table:table-cell office:value-type="float" office:value="2.3843399999999999" table:style-name="ce1">
            <text:p>2.38434</text:p>
          </table:table-cell>
          <table:table-cell table:number-columns-repeated="2" table:style-name="ce1"/>
          <table:table-cell office:value-type="float" office:value="1.5070000000000001E-3" table:style-name="ce1">
            <text:p>0.001507</text:p>
          </table:table-cell>
          <table:table-cell table:style-name="ce1"/>
          <table:table-cell office:value-type="float" office:value="2.5297800000000001" table:style-name="ce1">
            <text:p>2.52978</text:p>
          </table:table-cell>
          <table:table-cell office:value-type="float" office:value="2.5419999999999998" table:style-name="ce1">
            <text:p>2.542</text:p>
          </table:table-cell>
          <table:table-cell office:value-type="float" office:value="2.5926" table:style-name="ce1">
            <text:p>2.5926</text:p>
          </table:table-cell>
          <table:table-cell office:value-type="float" office:value="2.5826500000000001" table:style-name="ce1">
            <text:p>2.58265</text:p>
          </table:table-cell>
          <table:table-cell office:value-type="float" office:value="2.58786" table:style-name="ce1">
            <text:p>2.58786</text:p>
          </table:table-cell>
          <table:table-cell office:value-type="float" office:value="2.5526200000000001" table:style-name="ce1">
            <text:p>2.55262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6.7000000000000002E-4" table:style-name="ce1">
            <text:p>0.00067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7.2053500000000001" table:style-name="ce1">
            <text:p>7.20535</text:p>
          </table:table-cell>
          <table:table-cell office:value-type="float" office:value="7.5415999999999999" table:style-name="ce1">
            <text:p>7.5416</text:p>
          </table:table-cell>
          <table:table-cell office:value-type="float" office:value="7.4661799999999996" table:style-name="ce1">
            <text:p>7.46618</text:p>
          </table:table-cell>
          <table:table-cell table:style-name="ce1"/>
          <table:table-cell office:value-type="float" office:value="7.2463699999999998" table:style-name="ce1">
            <text:p>7.24637</text:p>
          </table:table-cell>
          <table:table-cell office:value-type="float" office:value="7.2173999999999996" table:style-name="ce1">
            <text:p>7.2174</text:p>
          </table:table-cell>
          <table:table-cell office:value-type="float" office:value="0.96519999999999995" table:style-name="ce1">
            <text:p>0.9652</text:p>
          </table:table-cell>
          <table:table-cell office:value-type="float" office:value="0.78954000000000002" table:style-name="ce1">
            <text:p>0.78954</text:p>
          </table:table-cell>
          <table:table-cell office:value-type="float" office:value="0.77480000000000004" table:style-name="ce1">
            <text:p>0.7748</text:p>
          </table:table-cell>
          <table:table-cell office:value-type="float" office:value="0.73624999999999996" table:style-name="ce1">
            <text:p>0.73625</text:p>
          </table:table-cell>
          <table:table-cell office:value-type="float" office:value="12.686249999999999" table:style-name="ce1">
            <text:p>12.68625</text:p>
          </table:table-cell>
          <table:table-cell office:value-type="float" office:value="12.703340000000001" table:style-name="ce1">
            <text:p>12.70334</text:p>
          </table:table-cell>
          <table:table-cell office:value-type="float" office:value="12.811809999999999" table:style-name="ce1">
            <text:p>12.81181</text:p>
          </table:table-cell>
          <table:table-cell office:value-type="float" office:value="12.4076" table:style-name="ce1">
            <text:p>12.4076</text:p>
          </table:table-cell>
          <table:table-cell office:value-type="float" office:value="12.45417" table:style-name="ce1">
            <text:p>12.45417</text:p>
          </table:table-cell>
          <table:table-cell office:value-type="float" office:value="12.521850000000001" table:style-name="ce1">
            <text:p>12.52185</text:p>
          </table:table-cell>
          <table:table-cell office:value-type="float" office:value="4.0239999999999998E-2" table:style-name="ce1">
            <text:p>0.04024</text:p>
          </table:table-cell>
          <table:table-cell office:value-type="float" office:value="4.088E-2" table:style-name="ce1">
            <text:p>0.04088</text:p>
          </table:table-cell>
          <table:table-cell office:value-type="float" office:value="4.0779999999999997E-2" table:style-name="ce1">
            <text:p>0.04078</text:p>
          </table:table-cell>
          <table:table-cell office:value-type="float" office:value="4.138E-2" table:style-name="ce1">
            <text:p>0.04138</text:p>
          </table:table-cell>
          <table:table-cell table:number-columns-repeated="16317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2"/>
          <table:table-cell office:value-type="string" table:style-name="ce1">
            <text:p>BK_06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5.1500000000000001E-3" table:style-name="ce1">
            <text:p>0.00515</text:p>
          </table:table-cell>
          <table:table-cell office:value-type="float" office:value="1.6320000000000001E-2" table:style-name="ce1">
            <text:p>0.01632</text:p>
          </table:table-cell>
          <table:table-cell office:value-type="float" office:value="1.6420000000000001E-2" table:style-name="ce1">
            <text:p>0.01642</text:p>
          </table:table-cell>
          <table:table-cell office:value-type="float" office:value="1.6140000000000002E-2" table:style-name="ce1">
            <text:p>0.01614</text:p>
          </table:table-cell>
          <table:table-cell office:value-type="float" office:value="1.6240000000000001E-2" table:style-name="ce1">
            <text:p>0.01624</text:p>
          </table:table-cell>
          <table:table-cell office:value-type="float" office:value="1.576E-2" table:style-name="ce1">
            <text:p>0.01576</text:p>
          </table:table-cell>
          <table:table-cell office:value-type="float" office:value="1.6590000000000001E-2" table:style-name="ce1">
            <text:p>0.01659</text:p>
          </table:table-cell>
          <table:table-cell office:value-type="float" office:value="1.6299999999999999E-2" table:style-name="ce1">
            <text:p>0.0163</text:p>
          </table:table-cell>
          <table:table-cell office:value-type="float" office:value="1.617E-2" table:style-name="ce1">
            <text:p>0.01617</text:p>
          </table:table-cell>
          <table:table-cell office:value-type="float" office:value="12.743919999999999" table:style-name="ce1">
            <text:p>12.74392</text:p>
          </table:table-cell>
          <table:table-cell office:value-type="float" office:value="12.54777" table:style-name="ce1">
            <text:p>12.54777</text:p>
          </table:table-cell>
          <table:table-cell office:value-type="float" office:value="12.45701" table:style-name="ce1">
            <text:p>12.45701</text:p>
          </table:table-cell>
          <table:table-cell table:style-name="ce1"/>
          <table:table-cell office:value-type="float" office:value="11.827809999999999" table:style-name="ce1">
            <text:p>11.82781</text:p>
          </table:table-cell>
          <table:table-cell office:value-type="float" office:value="12.3" table:style-name="ce1">
            <text:p>12.3</text:p>
          </table:table-cell>
          <table:table-cell office:value-type="float" office:value="12.726760000000001" table:style-name="ce1">
            <text:p>12.72676</text:p>
          </table:table-cell>
          <table:table-cell office:value-type="float" office:value="12.82296" table:style-name="ce1">
            <text:p>12.82296</text:p>
          </table:table-cell>
          <table:table-cell office:value-type="float" office:value="12.49911" table:style-name="ce1">
            <text:p>12.49911</text:p>
          </table:table-cell>
          <table:table-cell office:value-type="float" office:value="11.855499999999999" table:style-name="ce1">
            <text:p>11.8555</text:p>
          </table:table-cell>
          <table:table-cell office:value-type="float" office:value="11.9278" table:style-name="ce1">
            <text:p>11.9278</text:p>
          </table:table-cell>
          <table:table-cell office:value-type="float" office:value="12.070679999999999" table:style-name="ce1">
            <text:p>12.07068</text:p>
          </table:table-cell>
          <table:table-cell office:value-type="float" office:value="-1.2899999999999999E-3" table:style-name="ce1">
            <text:p>-0.00129</text:p>
          </table:table-cell>
          <table:table-cell office:value-type="float" office:value="-5.8799999999999998E-3" table:style-name="ce1">
            <text:p>-0.00588</text:p>
          </table:table-cell>
          <table:table-cell office:value-type="float" office:value="-3.8999999999999999E-4" table:style-name="ce1">
            <text:p>-0.00039</text:p>
          </table:table-cell>
          <table:table-cell table:style-name="ce1"/>
          <table:table-cell office:value-type="float" office:value="2.2000000000000001E-4" table:style-name="ce1">
            <text:p>0.00022</text:p>
          </table:table-cell>
          <table:table-cell office:value-type="float" office:value="5.1999999999999995E-4" table:style-name="ce1">
            <text:p>0.00052</text:p>
          </table:table-cell>
          <table:table-cell office:value-type="float" office:value="2.4214799999999999" table:style-name="ce1">
            <text:p>2.42148</text:p>
          </table:table-cell>
          <table:table-cell office:value-type="float" office:value="2.3590800000000001" table:style-name="ce1">
            <text:p>2.35908</text:p>
          </table:table-cell>
          <table:table-cell table:number-columns-repeated="2" table:style-name="ce1"/>
          <table:table-cell office:value-type="float" office:value="1.5499999999999999E-3" table:style-name="ce1">
            <text:p>0.00155</text:p>
          </table:table-cell>
          <table:table-cell table:style-name="ce1"/>
          <table:table-cell office:value-type="float" office:value="2.5079500000000001" table:style-name="ce1">
            <text:p>2.50795</text:p>
          </table:table-cell>
          <table:table-cell office:value-type="float" office:value="2.5145" table:style-name="ce1">
            <text:p>2.5145</text:p>
          </table:table-cell>
          <table:table-cell office:value-type="float" office:value="2.5649999999999999" table:style-name="ce1">
            <text:p>2.565</text:p>
          </table:table-cell>
          <table:table-cell office:value-type="float" office:value="2.57064" table:style-name="ce1">
            <text:p>2.57064</text:p>
          </table:table-cell>
          <table:table-cell office:value-type="float" office:value="2.5762999999999998" table:style-name="ce1">
            <text:p>2.5763</text:p>
          </table:table-cell>
          <table:table-cell office:value-type="float" office:value="2.5442" table:style-name="ce1">
            <text:p>2.5442</text:p>
          </table:table-cell>
          <table:table-cell office:value-type="float" office:value="7.3999999999999999E-4" table:style-name="ce1">
            <text:p>0.00074</text:p>
          </table:table-cell>
          <table:table-cell office:value-type="float" office:value="7.2000000000000005E-4" table:style-name="ce1">
            <text:p>0.00072</text:p>
          </table:table-cell>
          <table:table-cell office:value-type="float" office:value="9.3000000000000005E-4" table:style-name="ce1">
            <text:p>0.00093</text:p>
          </table:table-cell>
          <table:table-cell office:value-type="float" office:value="5.9000000000000003E-4" table:style-name="ce1">
            <text:p>0.00059</text:p>
          </table:table-cell>
          <table:table-cell office:value-type="float" office:value="7.1498499999999998" table:style-name="ce1">
            <text:p>7.14985</text:p>
          </table:table-cell>
          <table:table-cell office:value-type="float" office:value="7.4932499999999997" table:style-name="ce1">
            <text:p>7.49325</text:p>
          </table:table-cell>
          <table:table-cell office:value-type="float" office:value="7.3925000000000001" table:style-name="ce1">
            <text:p>7.3925</text:p>
          </table:table-cell>
          <table:table-cell table:style-name="ce1"/>
          <table:table-cell office:value-type="float" office:value="7.2535499999999997" table:style-name="ce1">
            <text:p>7.25355</text:p>
          </table:table-cell>
          <table:table-cell office:value-type="float" office:value="7.2254699999999996" table:style-name="ce1">
            <text:p>7.22547</text:p>
          </table:table-cell>
          <table:table-cell office:value-type="float" office:value="0.89793999999999996" table:style-name="ce1">
            <text:p>0.89794</text:p>
          </table:table-cell>
          <table:table-cell office:value-type="float" office:value="0.78483999999999998" table:style-name="ce1">
            <text:p>0.78484</text:p>
          </table:table-cell>
          <table:table-cell office:value-type="float" office:value="0.75853000000000004" table:style-name="ce1">
            <text:p>0.75853</text:p>
          </table:table-cell>
          <table:table-cell office:value-type="float" office:value="0.71264000000000005" table:style-name="ce1">
            <text:p>0.71264</text:p>
          </table:table-cell>
          <table:table-cell office:value-type="float" office:value="12.665100000000001" table:style-name="ce1">
            <text:p>12.6651</text:p>
          </table:table-cell>
          <table:table-cell office:value-type="float" office:value="12.66996" table:style-name="ce1">
            <text:p>12.66996</text:p>
          </table:table-cell>
          <table:table-cell office:value-type="float" office:value="12.783799999999999" table:style-name="ce1">
            <text:p>12.7838</text:p>
          </table:table-cell>
          <table:table-cell office:value-type="float" office:value="12.463699999999999" table:style-name="ce1">
            <text:p>12.4637</text:p>
          </table:table-cell>
          <table:table-cell office:value-type="float" office:value="12.50113" table:style-name="ce1">
            <text:p>12.50113</text:p>
          </table:table-cell>
          <table:table-cell office:value-type="float" office:value="12.57043" table:style-name="ce1">
            <text:p>12.57043</text:p>
          </table:table-cell>
          <table:table-cell office:value-type="float" office:value="4.0039999999999999E-2" table:style-name="ce1">
            <text:p>0.04004</text:p>
          </table:table-cell>
          <table:table-cell office:value-type="float" office:value="4.0640000000000003E-2" table:style-name="ce1">
            <text:p>0.04064</text:p>
          </table:table-cell>
          <table:table-cell office:value-type="float" office:value="4.0809999999999999E-2" table:style-name="ce1">
            <text:p>0.04081</text:p>
          </table:table-cell>
          <table:table-cell office:value-type="float" office:value="4.1450000000000001E-2" table:style-name="ce1">
            <text:p>0.04145</text:p>
          </table:table-cell>
          <table:table-cell table:number-columns-repeated="16317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2"/>
          <table:table-cell office:value-type="string" table:style-name="ce1">
            <text:p>BK_07</text:p>
          </table:table-cell>
          <table:table-cell office:value-type="float" office:value="3.5100000000000001E-3" table:style-name="ce1">
            <text:p>0.00351</text:p>
          </table:table-cell>
          <table:table-cell office:value-type="float" office:value="6.3499999999999997E-3" table:style-name="ce1">
            <text:p>0.00635</text:p>
          </table:table-cell>
          <table:table-cell office:value-type="float" office:value="1.669E-2" table:style-name="ce1">
            <text:p>0.01669</text:p>
          </table:table-cell>
          <table:table-cell office:value-type="float" office:value="1.6459999999999999E-2" table:style-name="ce1">
            <text:p>0.01646</text:p>
          </table:table-cell>
          <table:table-cell office:value-type="float" office:value="1.6330000000000001E-2" table:style-name="ce1">
            <text:p>0.01633</text:p>
          </table:table-cell>
          <table:table-cell office:value-type="float" office:value="1.6420000000000001E-2" table:style-name="ce1">
            <text:p>0.01642</text:p>
          </table:table-cell>
          <table:table-cell office:value-type="float" office:value="1.711E-2" table:style-name="ce1">
            <text:p>0.01711</text:p>
          </table:table-cell>
          <table:table-cell office:value-type="float" office:value="1.7469999999999999E-2" table:style-name="ce1">
            <text:p>0.01747</text:p>
          </table:table-cell>
          <table:table-cell office:value-type="float" office:value="1.636E-2" table:style-name="ce1">
            <text:p>0.01636</text:p>
          </table:table-cell>
          <table:table-cell office:value-type="float" office:value="1.617E-2" table:style-name="ce1">
            <text:p>0.01617</text:p>
          </table:table-cell>
          <table:table-cell office:value-type="float" office:value="12.830870000000001" table:style-name="ce1">
            <text:p>12.83087</text:p>
          </table:table-cell>
          <table:table-cell office:value-type="float" office:value="12.624420000000001" table:style-name="ce1">
            <text:p>12.62442</text:p>
          </table:table-cell>
          <table:table-cell office:value-type="float" office:value="12.54548" table:style-name="ce1">
            <text:p>12.54548</text:p>
          </table:table-cell>
          <table:table-cell table:style-name="ce1"/>
          <table:table-cell office:value-type="float" office:value="11.95546" table:style-name="ce1">
            <text:p>11.95546</text:p>
          </table:table-cell>
          <table:table-cell office:value-type="float" office:value="12.412319999999999" table:style-name="ce1">
            <text:p>12.41232</text:p>
          </table:table-cell>
          <table:table-cell office:value-type="float" office:value="12.728249999999999" table:style-name="ce1">
            <text:p>12.72825</text:p>
          </table:table-cell>
          <table:table-cell office:value-type="float" office:value="12.82493" table:style-name="ce1">
            <text:p>12.82493</text:p>
          </table:table-cell>
          <table:table-cell office:value-type="float" office:value="12.49282" table:style-name="ce1">
            <text:p>12.49282</text:p>
          </table:table-cell>
          <table:table-cell office:value-type="float" office:value="11.7814" table:style-name="ce1">
            <text:p>11.7814</text:p>
          </table:table-cell>
          <table:table-cell office:value-type="float" office:value="11.799910000000001" table:style-name="ce1">
            <text:p>11.79991</text:p>
          </table:table-cell>
          <table:table-cell office:value-type="float" office:value="12.136620000000001" table:style-name="ce1">
            <text:p>12.13662</text:p>
          </table:table-cell>
          <table:table-cell office:value-type="float" office:value="-3.3E-4" table:style-name="ce1">
            <text:p>-0.00033</text:p>
          </table:table-cell>
          <table:table-cell office:value-type="float" office:value="-5.3299999999999997E-3" table:style-name="ce1">
            <text:p>-0.00533</text:p>
          </table:table-cell>
          <table:table-cell office:value-type="float" office:value="-2.9E-4" table:style-name="ce1">
            <text:p>-0.00029</text:p>
          </table:table-cell>
          <table:table-cell table:style-name="ce1"/>
          <table:table-cell office:value-type="float" office:value="1.82E-3" table:style-name="ce1">
            <text:p>0.00182</text:p>
          </table:table-cell>
          <table:table-cell office:value-type="float" office:value="1.3600000000000001E-3" table:style-name="ce1">
            <text:p>0.00136</text:p>
          </table:table-cell>
          <table:table-cell office:value-type="float" office:value="2.4352200000000002" table:style-name="ce1">
            <text:p>2.43522</text:p>
          </table:table-cell>
          <table:table-cell office:value-type="float" office:value="2.3769900000000002" table:style-name="ce1">
            <text:p>2.37699</text:p>
          </table:table-cell>
          <table:table-cell table:number-columns-repeated="2" table:style-name="ce1"/>
          <table:table-cell office:value-type="float" office:value="1.5579999999999999E-3" table:style-name="ce1">
            <text:p>0.001558</text:p>
          </table:table-cell>
          <table:table-cell table:style-name="ce1"/>
          <table:table-cell office:value-type="float" office:value="2.5249999999999999" table:style-name="ce1">
            <text:p>2.525</text:p>
          </table:table-cell>
          <table:table-cell office:value-type="float" office:value="2.5364599999999999" table:style-name="ce1">
            <text:p>2.53646</text:p>
          </table:table-cell>
          <table:table-cell office:value-type="float" office:value="2.5842999999999998" table:style-name="ce1">
            <text:p>2.5843</text:p>
          </table:table-cell>
          <table:table-cell office:value-type="float" office:value="2.5781200000000002" table:style-name="ce1">
            <text:p>2.57812</text:p>
          </table:table-cell>
          <table:table-cell office:value-type="float" office:value="2.5759400000000001" table:style-name="ce1">
            <text:p>2.57594</text:p>
          </table:table-cell>
          <table:table-cell office:value-type="float" office:value="2.5426000000000002" table:style-name="ce1">
            <text:p>2.5426</text:p>
          </table:table-cell>
          <table:table-cell office:value-type="float" office:value="8.3000000000000001E-4" table:style-name="ce1">
            <text:p>0.00083</text:p>
          </table:table-cell>
          <table:table-cell office:value-type="float" office:value="8.3000000000000001E-4" table:style-name="ce1">
            <text:p>0.00083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7.1620299999999997" table:style-name="ce1">
            <text:p>7.16203</text:p>
          </table:table-cell>
          <table:table-cell office:value-type="float" office:value="7.5194000000000001" table:style-name="ce1">
            <text:p>7.5194</text:p>
          </table:table-cell>
          <table:table-cell office:value-type="float" office:value="7.4596600000000004" table:style-name="ce1">
            <text:p>7.45966</text:p>
          </table:table-cell>
          <table:table-cell table:style-name="ce1"/>
          <table:table-cell office:value-type="float" office:value="7.2006399999999999" table:style-name="ce1">
            <text:p>7.20064</text:p>
          </table:table-cell>
          <table:table-cell office:value-type="float" office:value="7.1764900000000003" table:style-name="ce1">
            <text:p>7.17649</text:p>
          </table:table-cell>
          <table:table-cell office:value-type="float" office:value="0.95081000000000004" table:style-name="ce1">
            <text:p>0.95081</text:p>
          </table:table-cell>
          <table:table-cell office:value-type="float" office:value="0.79317000000000004" table:style-name="ce1">
            <text:p>0.79317</text:p>
          </table:table-cell>
          <table:table-cell office:value-type="float" office:value="0.75821000000000005" table:style-name="ce1">
            <text:p>0.75821</text:p>
          </table:table-cell>
          <table:table-cell office:value-type="float" office:value="0.70101000000000002" table:style-name="ce1">
            <text:p>0.70101</text:p>
          </table:table-cell>
          <table:table-cell office:value-type="float" office:value="12.741949999999999" table:style-name="ce1">
            <text:p>12.74195</text:p>
          </table:table-cell>
          <table:table-cell office:value-type="float" office:value="12.726839999999999" table:style-name="ce1">
            <text:p>12.72684</text:p>
          </table:table-cell>
          <table:table-cell office:value-type="float" office:value="12.830260000000001" table:style-name="ce1">
            <text:p>12.83026</text:p>
          </table:table-cell>
          <table:table-cell office:value-type="float" office:value="12.351900000000001" table:style-name="ce1">
            <text:p>12.3519</text:p>
          </table:table-cell>
          <table:table-cell office:value-type="float" office:value="12.514419999999999" table:style-name="ce1">
            <text:p>12.51442</text:p>
          </table:table-cell>
          <table:table-cell office:value-type="float" office:value="12.531370000000001" table:style-name="ce1">
            <text:p>12.53137</text:p>
          </table:table-cell>
          <table:table-cell office:value-type="float" office:value="4.0250000000000001E-2" table:style-name="ce1">
            <text:p>0.04025</text:p>
          </table:table-cell>
          <table:table-cell office:value-type="float" office:value="4.0820000000000002E-2" table:style-name="ce1">
            <text:p>0.04082</text:p>
          </table:table-cell>
          <table:table-cell office:value-type="float" office:value="4.0719999999999999E-2" table:style-name="ce1">
            <text:p>0.04072</text:p>
          </table:table-cell>
          <table:table-cell office:value-type="float" office:value="4.122E-2" table:style-name="ce1">
            <text:p>0.04122</text:p>
          </table:table-cell>
          <table:table-cell table:number-columns-repeated="16317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2"/>
          <table:table-cell office:value-type="string" table:style-name="ce1">
            <text:p>BK_08</text:p>
          </table:table-cell>
          <table:table-cell office:value-type="float" office:value="3.14E-3" table:style-name="ce1">
            <text:p>0.00314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1.5339999999999999E-2" table:style-name="ce1">
            <text:p>0.01534</text:p>
          </table:table-cell>
          <table:table-cell office:value-type="float" office:value="1.532E-2" table:style-name="ce1">
            <text:p>0.01532</text:p>
          </table:table-cell>
          <table:table-cell office:value-type="float" office:value="1.5100000000000001E-2" table:style-name="ce1">
            <text:p>0.0151</text:p>
          </table:table-cell>
          <table:table-cell office:value-type="float" office:value="1.516E-2" table:style-name="ce1">
            <text:p>0.01516</text:p>
          </table:table-cell>
          <table:table-cell office:value-type="float" office:value="1.7260000000000001E-2" table:style-name="ce1">
            <text:p>0.01726</text:p>
          </table:table-cell>
          <table:table-cell office:value-type="float" office:value="1.555E-2" table:style-name="ce1">
            <text:p>0.01555</text:p>
          </table:table-cell>
          <table:table-cell office:value-type="float" office:value="1.52E-2" table:style-name="ce1">
            <text:p>0.0152</text:p>
          </table:table-cell>
          <table:table-cell office:value-type="float" office:value="1.512E-2" table:style-name="ce1">
            <text:p>0.01512</text:p>
          </table:table-cell>
          <table:table-cell office:value-type="float" office:value="11.127649999999999" table:style-name="ce1">
            <text:p>11.12765</text:p>
          </table:table-cell>
          <table:table-cell office:value-type="float" office:value="10.949920000000001" table:style-name="ce1">
            <text:p>10.94992</text:p>
          </table:table-cell>
          <table:table-cell office:value-type="float" office:value="10.88517" table:style-name="ce1">
            <text:p>10.88517</text:p>
          </table:table-cell>
          <table:table-cell table:style-name="ce1"/>
          <table:table-cell office:value-type="float" office:value="10.51446" table:style-name="ce1">
            <text:p>10.51446</text:p>
          </table:table-cell>
          <table:table-cell office:value-type="float" office:value="10.74835" table:style-name="ce1">
            <text:p>10.74835</text:p>
          </table:table-cell>
          <table:table-cell office:value-type="float" office:value="11.085039999999999" table:style-name="ce1">
            <text:p>11.08504</text:p>
          </table:table-cell>
          <table:table-cell office:value-type="float" office:value="11.197950000000001" table:style-name="ce1">
            <text:p>11.19795</text:p>
          </table:table-cell>
          <table:table-cell office:value-type="float" office:value="10.92479" table:style-name="ce1">
            <text:p>10.92479</text:p>
          </table:table-cell>
          <table:table-cell office:value-type="float" office:value="10.4298" table:style-name="ce1">
            <text:p>10.4298</text:p>
          </table:table-cell>
          <table:table-cell office:value-type="float" office:value="10.476749999999999" table:style-name="ce1">
            <text:p>10.47675</text:p>
          </table:table-cell>
          <table:table-cell office:value-type="float" office:value="10.606920000000001" table:style-name="ce1">
            <text:p>10.60692</text:p>
          </table:table-cell>
          <table:table-cell office:value-type="float" office:value="-1.5200000000000001E-3" table:style-name="ce1">
            <text:p>-0.00152</text:p>
          </table:table-cell>
          <table:table-cell office:value-type="float" office:value="-7.26E-3" table:style-name="ce1">
            <text:p>-0.00726</text:p>
          </table:table-cell>
          <table:table-cell office:value-type="float" office:value="-1.7099999999999999E-3" table:style-name="ce1">
            <text:p>-0.00171</text:p>
          </table:table-cell>
          <table:table-cell table:style-name="ce1"/>
          <table:table-cell office:value-type="float" office:value="1.0300000000000001E-3" table:style-name="ce1">
            <text:p>0.00103</text:p>
          </table:table-cell>
          <table:table-cell office:value-type="float" office:value="-1.66E-3" table:style-name="ce1">
            <text:p>-0.00166</text:p>
          </table:table-cell>
          <table:table-cell office:value-type="float" office:value="2.2743199999999999" table:style-name="ce1">
            <text:p>2.27432</text:p>
          </table:table-cell>
          <table:table-cell office:value-type="float" office:value="2.2202899999999999" table:style-name="ce1">
            <text:p>2.22029</text:p>
          </table:table-cell>
          <table:table-cell table:number-columns-repeated="2" table:style-name="ce1"/>
          <table:table-cell office:value-type="float" office:value="1.779E-3" table:style-name="ce1">
            <text:p>0.001779</text:p>
          </table:table-cell>
          <table:table-cell table:style-name="ce1"/>
          <table:table-cell office:value-type="float" office:value="2.3379400000000001" table:style-name="ce1">
            <text:p>2.33794</text:p>
          </table:table-cell>
          <table:table-cell office:value-type="float" office:value="2.3460899999999998" table:style-name="ce1">
            <text:p>2.34609</text:p>
          </table:table-cell>
          <table:table-cell office:value-type="float" office:value="2.3881600000000001" table:style-name="ce1">
            <text:p>2.38816</text:p>
          </table:table-cell>
          <table:table-cell office:value-type="float" office:value="2.4079100000000002" table:style-name="ce1">
            <text:p>2.40791</text:p>
          </table:table-cell>
          <table:table-cell office:value-type="float" office:value="2.4005399999999999" table:style-name="ce1">
            <text:p>2.40054</text:p>
          </table:table-cell>
          <table:table-cell office:value-type="float" office:value="2.3700399999999999" table:style-name="ce1">
            <text:p>2.37004</text:p>
          </table:table-cell>
          <table:table-cell office:value-type="float" office:value="4.2999999999999999E-4" table:style-name="ce1">
            <text:p>0.00043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4.4000000000000002E-4" table:style-name="ce1">
            <text:p>0.00044</text:p>
          </table:table-cell>
          <table:table-cell office:value-type="float" office:value="-1.2999999999999999E-4" table:style-name="ce1">
            <text:p>-0.00013</text:p>
          </table:table-cell>
          <table:table-cell office:value-type="float" office:value="7.0172699999999999" table:style-name="ce1">
            <text:p>7.01727</text:p>
          </table:table-cell>
          <table:table-cell office:value-type="float" office:value="7.3076499999999998" table:style-name="ce1">
            <text:p>7.30765</text:p>
          </table:table-cell>
          <table:table-cell office:value-type="float" office:value="7.25129" table:style-name="ce1">
            <text:p>7.25129</text:p>
          </table:table-cell>
          <table:table-cell table:style-name="ce1"/>
          <table:table-cell office:value-type="float" office:value="7.1207799999999999" table:style-name="ce1">
            <text:p>7.12078</text:p>
          </table:table-cell>
          <table:table-cell office:value-type="float" office:value="7.0870699999999998" table:style-name="ce1">
            <text:p>7.08707</text:p>
          </table:table-cell>
          <table:table-cell office:value-type="float" office:value="1.00729" table:style-name="ce1">
            <text:p>1.00729</text:p>
          </table:table-cell>
          <table:table-cell office:value-type="float" office:value="0.92383999999999999" table:style-name="ce1">
            <text:p>0.92384</text:p>
          </table:table-cell>
          <table:table-cell office:value-type="float" office:value="0.91513" table:style-name="ce1">
            <text:p>0.91513</text:p>
          </table:table-cell>
          <table:table-cell office:value-type="float" office:value="0.85382999999999998" table:style-name="ce1">
            <text:p>0.85383</text:p>
          </table:table-cell>
          <table:table-cell office:value-type="float" office:value="12.504189999999999" table:style-name="ce1">
            <text:p>12.50419</text:p>
          </table:table-cell>
          <table:table-cell office:value-type="float" office:value="12.48817" table:style-name="ce1">
            <text:p>12.48817</text:p>
          </table:table-cell>
          <table:table-cell office:value-type="float" office:value="12.57488" table:style-name="ce1">
            <text:p>12.57488</text:p>
          </table:table-cell>
          <table:table-cell office:value-type="float" office:value="12.25863" table:style-name="ce1">
            <text:p>12.25863</text:p>
          </table:table-cell>
          <table:table-cell office:value-type="float" office:value="12.397679999999999" table:style-name="ce1">
            <text:p>12.39768</text:p>
          </table:table-cell>
          <table:table-cell office:value-type="float" office:value="12.37866" table:style-name="ce1">
            <text:p>12.37866</text:p>
          </table:table-cell>
          <table:table-cell office:value-type="float" office:value="3.5860000000000003E-2" table:style-name="ce1">
            <text:p>0.03586</text:p>
          </table:table-cell>
          <table:table-cell office:value-type="float" office:value="3.6330000000000001E-2" table:style-name="ce1">
            <text:p>0.03633</text:p>
          </table:table-cell>
          <table:table-cell office:value-type="float" office:value="3.6560000000000002E-2" table:style-name="ce1">
            <text:p>0.03656</text:p>
          </table:table-cell>
          <table:table-cell office:value-type="float" office:value="3.7039999999999997E-2" table:style-name="ce1">
            <text:p>0.03704</text:p>
          </table:table-cell>
          <table:table-cell table:number-columns-repeated="16317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2"/>
          <table:table-cell office:value-type="string" table:style-name="ce1">
            <text:p>BK_09</text:p>
          </table:table-cell>
          <table:table-cell office:value-type="float" office:value="3.4499999999999999E-3" table:style-name="ce1">
            <text:p>0.00345</text:p>
          </table:table-cell>
          <table:table-cell office:value-type="float" office:value="4.3800000000000002E-3" table:style-name="ce1">
            <text:p>0.00438</text:p>
          </table:table-cell>
          <table:table-cell office:value-type="float" office:value="1.7409999999999998E-2" table:style-name="ce1">
            <text:p>0.01741</text:p>
          </table:table-cell>
          <table:table-cell office:value-type="float" office:value="1.7260000000000001E-2" table:style-name="ce1">
            <text:p>0.01726</text:p>
          </table:table-cell>
          <table:table-cell office:value-type="float" office:value="1.7010000000000001E-2" table:style-name="ce1">
            <text:p>0.01701</text:p>
          </table:table-cell>
          <table:table-cell office:value-type="float" office:value="1.7139999999999999E-2" table:style-name="ce1">
            <text:p>0.01714</text:p>
          </table:table-cell>
          <table:table-cell office:value-type="float" office:value="1.737E-2" table:style-name="ce1">
            <text:p>0.01737</text:p>
          </table:table-cell>
          <table:table-cell office:value-type="float" office:value="1.771E-2" table:style-name="ce1">
            <text:p>0.01771</text:p>
          </table:table-cell>
          <table:table-cell office:value-type="float" office:value="1.711E-2" table:style-name="ce1">
            <text:p>0.01711</text:p>
          </table:table-cell>
          <table:table-cell office:value-type="float" office:value="1.694E-2" table:style-name="ce1">
            <text:p>0.01694</text:p>
          </table:table-cell>
          <table:table-cell office:value-type="float" office:value="13.968389999999999" table:style-name="ce1">
            <text:p>13.96839</text:p>
          </table:table-cell>
          <table:table-cell office:value-type="float" office:value="13.75048" table:style-name="ce1">
            <text:p>13.75048</text:p>
          </table:table-cell>
          <table:table-cell office:value-type="float" office:value="13.65456" table:style-name="ce1">
            <text:p>13.65456</text:p>
          </table:table-cell>
          <table:table-cell table:style-name="ce1"/>
          <table:table-cell office:value-type="float" office:value="12.98817" table:style-name="ce1">
            <text:p>12.98817</text:p>
          </table:table-cell>
          <table:table-cell office:value-type="float" office:value="13.488490000000001" table:style-name="ce1">
            <text:p>13.48849</text:p>
          </table:table-cell>
          <table:table-cell office:value-type="float" office:value="13.91858" table:style-name="ce1">
            <text:p>13.91858</text:p>
          </table:table-cell>
          <table:table-cell office:value-type="float" office:value="13.9947" table:style-name="ce1">
            <text:p>13.9947</text:p>
          </table:table-cell>
          <table:table-cell office:value-type="float" office:value="13.65094" table:style-name="ce1">
            <text:p>13.65094</text:p>
          </table:table-cell>
          <table:table-cell office:value-type="float" office:value="12.864190000000001" table:style-name="ce1">
            <text:p>12.86419</text:p>
          </table:table-cell>
          <table:table-cell office:value-type="float" office:value="12.70574" table:style-name="ce1">
            <text:p>12.70574</text:p>
          </table:table-cell>
          <table:table-cell office:value-type="float" office:value="13.19764" table:style-name="ce1">
            <text:p>13.19764</text:p>
          </table:table-cell>
          <table:table-cell office:value-type="float" office:value="-1.2700000000000001E-3" table:style-name="ce1">
            <text:p>-0.00127</text:p>
          </table:table-cell>
          <table:table-cell office:value-type="float" office:value="-6.1000000000000004E-3" table:style-name="ce1">
            <text:p>-0.0061</text:p>
          </table:table-cell>
          <table:table-cell office:value-type="float" office:value="-6.8000000000000005E-4" table:style-name="ce1">
            <text:p>-0.00068</text:p>
          </table:table-cell>
          <table:table-cell table:style-name="ce1"/>
          <table:table-cell office:value-type="float" office:value="-3.3E-4" table:style-name="ce1">
            <text:p>-0.00033</text:p>
          </table:table-cell>
          <table:table-cell office:value-type="float" office:value="7.2000000000000005E-4" table:style-name="ce1">
            <text:p>0.00072</text:p>
          </table:table-cell>
          <table:table-cell office:value-type="float" office:value="2.46916" table:style-name="ce1">
            <text:p>2.46916</text:p>
          </table:table-cell>
          <table:table-cell office:value-type="float" office:value="2.4050500000000001" table:style-name="ce1">
            <text:p>2.40505</text:p>
          </table:table-cell>
          <table:table-cell table:number-columns-repeated="2" table:style-name="ce1"/>
          <table:table-cell office:value-type="float" office:value="1.684E-3" table:style-name="ce1">
            <text:p>0.001684</text:p>
          </table:table-cell>
          <table:table-cell table:style-name="ce1"/>
          <table:table-cell office:value-type="float" office:value="2.5781200000000002" table:style-name="ce1">
            <text:p>2.57812</text:p>
          </table:table-cell>
          <table:table-cell office:value-type="float" office:value="2.5885199999999999" table:style-name="ce1">
            <text:p>2.58852</text:p>
          </table:table-cell>
          <table:table-cell office:value-type="float" office:value="2.6372499999999999" table:style-name="ce1">
            <text:p>2.63725</text:p>
          </table:table-cell>
          <table:table-cell office:value-type="float" office:value="2.6340400000000002" table:style-name="ce1">
            <text:p>2.63404</text:p>
          </table:table-cell>
          <table:table-cell office:value-type="float" office:value="2.6404100000000001" table:style-name="ce1">
            <text:p>2.64041</text:p>
          </table:table-cell>
          <table:table-cell office:value-type="float" office:value="2.60127" table:style-name="ce1">
            <text:p>2.60127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2.7E-4" table:style-name="ce1">
            <text:p>0.00027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7.2966800000000003" table:style-name="ce1">
            <text:p>7.29668</text:p>
          </table:table-cell>
          <table:table-cell office:value-type="float" office:value="7.6038300000000003" table:style-name="ce1">
            <text:p>7.60383</text:p>
          </table:table-cell>
          <table:table-cell office:value-type="float" office:value="7.5125200000000003" table:style-name="ce1">
            <text:p>7.51252</text:p>
          </table:table-cell>
          <table:table-cell table:style-name="ce1"/>
          <table:table-cell office:value-type="float" office:value="7.2924800000000003" table:style-name="ce1">
            <text:p>7.29248</text:p>
          </table:table-cell>
          <table:table-cell office:value-type="float" office:value="7.2663599999999997" table:style-name="ce1">
            <text:p>7.26636</text:p>
          </table:table-cell>
          <table:table-cell office:value-type="float" office:value="1.09948" table:style-name="ce1">
            <text:p>1.09948</text:p>
          </table:table-cell>
          <table:table-cell office:value-type="float" office:value="0.90695000000000003" table:style-name="ce1">
            <text:p>0.90695</text:p>
          </table:table-cell>
          <table:table-cell office:value-type="float" office:value="0.87143000000000004" table:style-name="ce1">
            <text:p>0.87143</text:p>
          </table:table-cell>
          <table:table-cell office:value-type="float" office:value="0.82926999999999995" table:style-name="ce1">
            <text:p>0.82927</text:p>
          </table:table-cell>
          <table:table-cell office:value-type="float" office:value="12.478590000000001" table:style-name="ce1">
            <text:p>12.47859</text:p>
          </table:table-cell>
          <table:table-cell office:value-type="float" office:value="12.483449999999999" table:style-name="ce1">
            <text:p>12.48345</text:p>
          </table:table-cell>
          <table:table-cell office:value-type="float" office:value="12.593859999999999" table:style-name="ce1">
            <text:p>12.59386</text:p>
          </table:table-cell>
          <table:table-cell office:value-type="float" office:value="12.28087" table:style-name="ce1">
            <text:p>12.28087</text:p>
          </table:table-cell>
          <table:table-cell office:value-type="float" office:value="12.319129999999999" table:style-name="ce1">
            <text:p>12.31913</text:p>
          </table:table-cell>
          <table:table-cell office:value-type="float" office:value="12.34821" table:style-name="ce1">
            <text:p>12.34821</text:p>
          </table:table-cell>
          <table:table-cell office:value-type="float" office:value="4.0039999999999999E-2" table:style-name="ce1">
            <text:p>0.04004</text:p>
          </table:table-cell>
          <table:table-cell office:value-type="float" office:value="4.0599999999999997E-2" table:style-name="ce1">
            <text:p>0.0406</text:p>
          </table:table-cell>
          <table:table-cell office:value-type="float" office:value="4.0620000000000003E-2" table:style-name="ce1">
            <text:p>0.04062</text:p>
          </table:table-cell>
          <table:table-cell office:value-type="float" office:value="4.1300000000000003E-2" table:style-name="ce1">
            <text:p>0.0413</text:p>
          </table:table-cell>
          <table:table-cell table:number-columns-repeated="16317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2"/>
          <table:table-cell office:value-type="string" table:style-name="ce1">
            <text:p>BK_10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1.7510000000000001E-2" table:style-name="ce1">
            <text:p>0.01751</text:p>
          </table:table-cell>
          <table:table-cell office:value-type="float" office:value="1.7340000000000001E-2" table:style-name="ce1">
            <text:p>0.01734</text:p>
          </table:table-cell>
          <table:table-cell office:value-type="float" office:value="1.745E-2" table:style-name="ce1">
            <text:p>0.01745</text:p>
          </table:table-cell>
          <table:table-cell office:value-type="float" office:value="1.7440000000000001E-2" table:style-name="ce1">
            <text:p>0.01744</text:p>
          </table:table-cell>
          <table:table-cell office:value-type="float" office:value="1.822E-2" table:style-name="ce1">
            <text:p>0.01822</text:p>
          </table:table-cell>
          <table:table-cell office:value-type="float" office:value="1.745E-2" table:style-name="ce1">
            <text:p>0.01745</text:p>
          </table:table-cell>
          <table:table-cell office:value-type="float" office:value="1.719E-2" table:style-name="ce1">
            <text:p>0.01719</text:p>
          </table:table-cell>
          <table:table-cell office:value-type="float" office:value="14.630599999999999" table:style-name="ce1">
            <text:p>14.6306</text:p>
          </table:table-cell>
          <table:table-cell office:value-type="float" office:value="14.419650000000001" table:style-name="ce1">
            <text:p>14.41965</text:p>
          </table:table-cell>
          <table:table-cell office:value-type="float" office:value="14.334680000000001" table:style-name="ce1">
            <text:p>14.33468</text:p>
          </table:table-cell>
          <table:table-cell table:style-name="ce1"/>
          <table:table-cell office:value-type="float" office:value="13.472300000000001" table:style-name="ce1">
            <text:p>13.4723</text:p>
          </table:table-cell>
          <table:table-cell office:value-type="float" office:value="14.077579999999999" table:style-name="ce1">
            <text:p>14.07758</text:p>
          </table:table-cell>
          <table:table-cell office:value-type="float" office:value="14.54635" table:style-name="ce1">
            <text:p>14.54635</text:p>
          </table:table-cell>
          <table:table-cell office:value-type="float" office:value="14.66292" table:style-name="ce1">
            <text:p>14.66292</text:p>
          </table:table-cell>
          <table:table-cell office:value-type="float" office:value="14.3086" table:style-name="ce1">
            <text:p>14.3086</text:p>
          </table:table-cell>
          <table:table-cell office:value-type="float" office:value="13.42159" table:style-name="ce1">
            <text:p>13.42159</text:p>
          </table:table-cell>
          <table:table-cell office:value-type="float" office:value="13.14071" table:style-name="ce1">
            <text:p>13.14071</text:p>
          </table:table-cell>
          <table:table-cell office:value-type="float" office:value="13.783440000000001" table:style-name="ce1">
            <text:p>13.78344</text:p>
          </table:table-cell>
          <table:table-cell office:value-type="float" office:value="-2.1700000000000001E-3" table:style-name="ce1">
            <text:p>-0.00217</text:p>
          </table:table-cell>
          <table:table-cell office:value-type="float" office:value="-7.8899999999999994E-3" table:style-name="ce1">
            <text:p>-0.00789</text:p>
          </table:table-cell>
          <table:table-cell office:value-type="float" office:value="-2E-3" table:style-name="ce1">
            <text:p>-0.002</text:p>
          </table:table-cell>
          <table:table-cell table:style-name="ce1"/>
          <table:table-cell office:value-type="float" office:value="2.3000000000000001E-4" table:style-name="ce1">
            <text:p>0.00023</text:p>
          </table:table-cell>
          <table:table-cell office:value-type="float" office:value="-1.32E-3" table:style-name="ce1">
            <text:p>-0.00132</text:p>
          </table:table-cell>
          <table:table-cell office:value-type="float" office:value="2.5418500000000002" table:style-name="ce1">
            <text:p>2.54185</text:p>
          </table:table-cell>
          <table:table-cell office:value-type="float" office:value="2.47702" table:style-name="ce1">
            <text:p>2.47702</text:p>
          </table:table-cell>
          <table:table-cell table:number-columns-repeated="2" table:style-name="ce1"/>
          <table:table-cell office:value-type="float" office:value="1.684E-3" table:style-name="ce1">
            <text:p>0.001684</text:p>
          </table:table-cell>
          <table:table-cell table:style-name="ce1"/>
          <table:table-cell office:value-type="float" office:value="2.5428000000000002" table:style-name="ce1">
            <text:p>2.5428</text:p>
          </table:table-cell>
          <table:table-cell office:value-type="float" office:value="2.5513400000000002" table:style-name="ce1">
            <text:p>2.55134</text:p>
          </table:table-cell>
          <table:table-cell office:value-type="float" office:value="2.6052599999999999" table:style-name="ce1">
            <text:p>2.60526</text:p>
          </table:table-cell>
          <table:table-cell office:value-type="float" office:value="2.6018599999999998" table:style-name="ce1">
            <text:p>2.60186</text:p>
          </table:table-cell>
          <table:table-cell office:value-type="float" office:value="2.6019100000000002" table:style-name="ce1">
            <text:p>2.60191</text:p>
          </table:table-cell>
          <table:table-cell office:value-type="float" office:value="2.5682299999999998" table:style-name="ce1">
            <text:p>2.56823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3.2000000000000003E-4" table:style-name="ce1">
            <text:p>0.00032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7.5307599999999999" table:style-name="ce1">
            <text:p>7.53076</text:p>
          </table:table-cell>
          <table:table-cell office:value-type="float" office:value="7.8501300000000001" table:style-name="ce1">
            <text:p>7.85013</text:p>
          </table:table-cell>
          <table:table-cell office:value-type="float" office:value="7.7479899999999997" table:style-name="ce1">
            <text:p>7.74799</text:p>
          </table:table-cell>
          <table:table-cell table:style-name="ce1"/>
          <table:table-cell office:value-type="float" office:value="7.5163200000000003" table:style-name="ce1">
            <text:p>7.51632</text:p>
          </table:table-cell>
          <table:table-cell office:value-type="float" office:value="7.4940300000000004" table:style-name="ce1">
            <text:p>7.49403</text:p>
          </table:table-cell>
          <table:table-cell office:value-type="float" office:value="1.06273" table:style-name="ce1">
            <text:p>1.06273</text:p>
          </table:table-cell>
          <table:table-cell office:value-type="float" office:value="0.93367" table:style-name="ce1">
            <text:p>0.93367</text:p>
          </table:table-cell>
          <table:table-cell office:value-type="float" office:value="0.87397000000000002" table:style-name="ce1">
            <text:p>0.87397</text:p>
          </table:table-cell>
          <table:table-cell office:value-type="float" office:value="0.87207999999999997" table:style-name="ce1">
            <text:p>0.87208</text:p>
          </table:table-cell>
          <table:table-cell office:value-type="float" office:value="12.37087" table:style-name="ce1">
            <text:p>12.37087</text:p>
          </table:table-cell>
          <table:table-cell office:value-type="float" office:value="12.355499999999999" table:style-name="ce1">
            <text:p>12.3555</text:p>
          </table:table-cell>
          <table:table-cell office:value-type="float" office:value="12.4969" table:style-name="ce1">
            <text:p>12.4969</text:p>
          </table:table-cell>
          <table:table-cell office:value-type="float" office:value="12.130039999999999" table:style-name="ce1">
            <text:p>12.13004</text:p>
          </table:table-cell>
          <table:table-cell office:value-type="float" office:value="12.1892" table:style-name="ce1">
            <text:p>12.1892</text:p>
          </table:table-cell>
          <table:table-cell office:value-type="float" office:value="12.22532" table:style-name="ce1">
            <text:p>12.22532</text:p>
          </table:table-cell>
          <table:table-cell office:value-type="float" office:value="3.9640000000000002E-2" table:style-name="ce1">
            <text:p>0.03964</text:p>
          </table:table-cell>
          <table:table-cell office:value-type="float" office:value="4.0320000000000002E-2" table:style-name="ce1">
            <text:p>0.04032</text:p>
          </table:table-cell>
          <table:table-cell office:value-type="float" office:value="4.0210000000000003E-2" table:style-name="ce1">
            <text:p>0.04021</text:p>
          </table:table-cell>
          <table:table-cell office:value-type="float" office:value="4.0829999999999998E-2" table:style-name="ce1">
            <text:p>0.04083</text:p>
          </table:table-cell>
          <table:table-cell table:number-columns-repeated="16317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2"/>
          <table:table-cell office:value-type="string" table:style-name="ce1">
            <text:p>BK_13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1.09E-2" table:style-name="ce1">
            <text:p>0.0109</text:p>
          </table:table-cell>
          <table:table-cell office:value-type="float" office:value="1.753E-2" table:style-name="ce1">
            <text:p>0.01753</text:p>
          </table:table-cell>
          <table:table-cell office:value-type="float" office:value="1.745E-2" table:style-name="ce1">
            <text:p>0.01745</text:p>
          </table:table-cell>
          <table:table-cell office:value-type="float" office:value="1.7260000000000001E-2" table:style-name="ce1">
            <text:p>0.01726</text:p>
          </table:table-cell>
          <table:table-cell office:value-type="float" office:value="1.7389999999999999E-2" table:style-name="ce1">
            <text:p>0.01739</text:p>
          </table:table-cell>
          <table:table-cell office:value-type="float" office:value="1.8270000000000002E-2" table:style-name="ce1">
            <text:p>0.01827</text:p>
          </table:table-cell>
          <table:table-cell office:value-type="float" office:value="1.8380000000000001E-2" table:style-name="ce1">
            <text:p>0.01838</text:p>
          </table:table-cell>
          <table:table-cell office:value-type="float" office:value="1.7260000000000001E-2" table:style-name="ce1">
            <text:p>0.01726</text:p>
          </table:table-cell>
          <table:table-cell office:value-type="float" office:value="1.728E-2" table:style-name="ce1">
            <text:p>0.01728</text:p>
          </table:table-cell>
          <table:table-cell office:value-type="float" office:value="14.588369999999999" table:style-name="ce1">
            <text:p>14.58837</text:p>
          </table:table-cell>
          <table:table-cell office:value-type="float" office:value="14.36293" table:style-name="ce1">
            <text:p>14.36293</text:p>
          </table:table-cell>
          <table:table-cell office:value-type="float" office:value="14.27983" table:style-name="ce1">
            <text:p>14.27983</text:p>
          </table:table-cell>
          <table:table-cell table:style-name="ce1"/>
          <table:table-cell office:value-type="float" office:value="13.42165" table:style-name="ce1">
            <text:p>13.42165</text:p>
          </table:table-cell>
          <table:table-cell office:value-type="float" office:value="14.02305" table:style-name="ce1">
            <text:p>14.02305</text:p>
          </table:table-cell>
          <table:table-cell office:value-type="float" office:value="14.547890000000001" table:style-name="ce1">
            <text:p>14.54789</text:p>
          </table:table-cell>
          <table:table-cell office:value-type="float" office:value="14.650130000000001" table:style-name="ce1">
            <text:p>14.65013</text:p>
          </table:table-cell>
          <table:table-cell office:value-type="float" office:value="14.254049999999999" table:style-name="ce1">
            <text:p>14.25405</text:p>
          </table:table-cell>
          <table:table-cell office:value-type="float" office:value="13.412319999999999" table:style-name="ce1">
            <text:p>13.41232</text:p>
          </table:table-cell>
          <table:table-cell office:value-type="float" office:value="13.074590000000001" table:style-name="ce1">
            <text:p>13.07459</text:p>
          </table:table-cell>
          <table:table-cell office:value-type="float" office:value="13.789160000000001" table:style-name="ce1">
            <text:p>13.78916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-5.3800000000000002E-3" table:style-name="ce1">
            <text:p>-0.00538</text:p>
          </table:table-cell>
          <table:table-cell office:value-type="float" office:value="-1.0000000000000001E-5" table:style-name="ce1">
            <text:p>-0.00001</text:p>
          </table:table-cell>
          <table:table-cell table:style-name="ce1"/>
          <table:table-cell office:value-type="float" office:value="2.4099999999999998E-3" table:style-name="ce1">
            <text:p>0.00241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2.5863100000000001" table:style-name="ce1">
            <text:p>2.58631</text:p>
          </table:table-cell>
          <table:table-cell office:value-type="float" office:value="2.51898" table:style-name="ce1">
            <text:p>2.51898</text:p>
          </table:table-cell>
          <table:table-cell table:number-columns-repeated="2" table:style-name="ce1"/>
          <table:table-cell office:value-type="float" office:value="1.689E-3" table:style-name="ce1">
            <text:p>0.001689</text:p>
          </table:table-cell>
          <table:table-cell table:style-name="ce1"/>
          <table:table-cell office:value-type="float" office:value="2.5290699999999999" table:style-name="ce1">
            <text:p>2.52907</text:p>
          </table:table-cell>
          <table:table-cell office:value-type="float" office:value="2.5372599999999998" table:style-name="ce1">
            <text:p>2.53726</text:p>
          </table:table-cell>
          <table:table-cell office:value-type="float" office:value="2.5899899999999998" table:style-name="ce1">
            <text:p>2.58999</text:p>
          </table:table-cell>
          <table:table-cell office:value-type="float" office:value="2.5952799999999998" table:style-name="ce1">
            <text:p>2.59528</text:p>
          </table:table-cell>
          <table:table-cell office:value-type="float" office:value="2.5977999999999999" table:style-name="ce1">
            <text:p>2.5978</text:p>
          </table:table-cell>
          <table:table-cell office:value-type="float" office:value="2.5545300000000002" table:style-name="ce1">
            <text:p>2.55453</text:p>
          </table:table-cell>
          <table:table-cell office:value-type="float" office:value="1.01E-3" table:style-name="ce1">
            <text:p>0.00101</text:p>
          </table:table-cell>
          <table:table-cell office:value-type="float" office:value="9.6000000000000002E-4" table:style-name="ce1">
            <text:p>0.00096</text:p>
          </table:table-cell>
          <table:table-cell office:value-type="float" office:value="1.1000000000000001E-3" table:style-name="ce1">
            <text:p>0.0011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7.5857599999999996" table:style-name="ce1">
            <text:p>7.58576</text:p>
          </table:table-cell>
          <table:table-cell office:value-type="float" office:value="7.8950100000000001" table:style-name="ce1">
            <text:p>7.89501</text:p>
          </table:table-cell>
          <table:table-cell office:value-type="float" office:value="7.79786" table:style-name="ce1">
            <text:p>7.79786</text:p>
          </table:table-cell>
          <table:table-cell table:style-name="ce1"/>
          <table:table-cell office:value-type="float" office:value="7.5676800000000002" table:style-name="ce1">
            <text:p>7.56768</text:p>
          </table:table-cell>
          <table:table-cell office:value-type="float" office:value="7.5437799999999999" table:style-name="ce1">
            <text:p>7.54378</text:p>
          </table:table-cell>
          <table:table-cell office:value-type="float" office:value="1.0697300000000001" table:style-name="ce1">
            <text:p>1.06973</text:p>
          </table:table-cell>
          <table:table-cell office:value-type="float" office:value="0.90346000000000004" table:style-name="ce1">
            <text:p>0.90346</text:p>
          </table:table-cell>
          <table:table-cell office:value-type="float" office:value="0.84552000000000005" table:style-name="ce1">
            <text:p>0.84552</text:p>
          </table:table-cell>
          <table:table-cell office:value-type="float" office:value="0.83772000000000002" table:style-name="ce1">
            <text:p>0.83772</text:p>
          </table:table-cell>
          <table:table-cell office:value-type="float" office:value="12.232340000000001" table:style-name="ce1">
            <text:p>12.23234</text:p>
          </table:table-cell>
          <table:table-cell office:value-type="float" office:value="12.242279999999999" table:style-name="ce1">
            <text:p>12.24228</text:p>
          </table:table-cell>
          <table:table-cell office:value-type="float" office:value="12.371029999999999" table:style-name="ce1">
            <text:p>12.37103</text:p>
          </table:table-cell>
          <table:table-cell office:value-type="float" office:value="12.026960000000001" table:style-name="ce1">
            <text:p>12.02696</text:p>
          </table:table-cell>
          <table:table-cell office:value-type="float" office:value="12.059850000000001" table:style-name="ce1">
            <text:p>12.05985</text:p>
          </table:table-cell>
          <table:table-cell office:value-type="float" office:value="12.14411" table:style-name="ce1">
            <text:p>12.14411</text:p>
          </table:table-cell>
          <table:table-cell office:value-type="float" office:value="3.952E-2" table:style-name="ce1">
            <text:p>0.03952</text:p>
          </table:table-cell>
          <table:table-cell office:value-type="float" office:value="4.018E-2" table:style-name="ce1">
            <text:p>0.04018</text:p>
          </table:table-cell>
          <table:table-cell office:value-type="float" office:value="4.0149999999999998E-2" table:style-name="ce1">
            <text:p>0.04015</text:p>
          </table:table-cell>
          <table:table-cell office:value-type="float" office:value="4.0820000000000002E-2" table:style-name="ce1">
            <text:p>0.04082</text:p>
          </table:table-cell>
          <table:table-cell table:number-columns-repeated="16317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2"/>
          <table:table-cell office:value-type="string" table:style-name="ce1">
            <text:p>SPS-SW2-10%</text:p>
          </table:table-cell>
          <table:table-cell office:value-type="float" office:value="2.052E-2" table:style-name="ce1">
            <text:p>0.02052</text:p>
          </table:table-cell>
          <table:table-cell office:value-type="float" office:value="2.2589999999999999E-2" table:style-name="ce1">
            <text:p>0.02259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2.3609999999999999E-2" table:style-name="ce1">
            <text:p>0.02361</text:p>
          </table:table-cell>
          <table:table-cell office:value-type="float" office:value="2.3220000000000001E-2" table:style-name="ce1">
            <text:p>0.02322</text:p>
          </table:table-cell>
          <table:table-cell office:value-type="float" office:value="2.3279999999999999E-2" table:style-name="ce1">
            <text:p>0.02328</text:p>
          </table:table-cell>
          <table:table-cell office:value-type="float" office:value="2.3300000000000001E-2" table:style-name="ce1">
            <text:p>0.0233</text:p>
          </table:table-cell>
          <table:table-cell office:value-type="float" office:value="2.4369999999999999E-2" table:style-name="ce1">
            <text:p>0.02437</text:p>
          </table:table-cell>
          <table:table-cell office:value-type="float" office:value="2.2939999999999999E-2" table:style-name="ce1">
            <text:p>0.02294</text:p>
          </table:table-cell>
          <table:table-cell office:value-type="float" office:value="2.2790000000000001E-2" table:style-name="ce1">
            <text:p>0.02279</text:p>
          </table:table-cell>
          <table:table-cell office:value-type="float" office:value="1.06514" table:style-name="ce1">
            <text:p>1.06514</text:p>
          </table:table-cell>
          <table:table-cell office:value-type="float" office:value="1.0948199999999999" table:style-name="ce1">
            <text:p>1.09482</text:p>
          </table:table-cell>
          <table:table-cell office:value-type="float" office:value="1.0768200000000001" table:style-name="ce1">
            <text:p>1.07682</text:p>
          </table:table-cell>
          <table:table-cell table:style-name="ce1"/>
          <table:table-cell office:value-type="float" office:value="1.04643" table:style-name="ce1">
            <text:p>1.04643</text:p>
          </table:table-cell>
          <table:table-cell office:value-type="float" office:value="1.0606899999999999" table:style-name="ce1">
            <text:p>1.06069</text:p>
          </table:table-cell>
          <table:table-cell office:value-type="float" office:value="1.1082399999999999" table:style-name="ce1">
            <text:p>1.10824</text:p>
          </table:table-cell>
          <table:table-cell office:value-type="float" office:value="1.11297" table:style-name="ce1">
            <text:p>1.11297</text:p>
          </table:table-cell>
          <table:table-cell office:value-type="float" office:value="1.13734" table:style-name="ce1">
            <text:p>1.13734</text:p>
          </table:table-cell>
          <table:table-cell office:value-type="float" office:value="1.05023" table:style-name="ce1">
            <text:p>1.05023</text:p>
          </table:table-cell>
          <table:table-cell office:value-type="float" office:value="1.05511" table:style-name="ce1">
            <text:p>1.05511</text:p>
          </table:table-cell>
          <table:table-cell office:value-type="float" office:value="1.0421100000000001" table:style-name="ce1">
            <text:p>1.04211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-2.0500000000000002E-3" table:style-name="ce1">
            <text:p>-0.00205</text:p>
          </table:table-cell>
          <table:table-cell office:value-type="float" office:value="2.64E-3" table:style-name="ce1">
            <text:p>0.00264</text:p>
          </table:table-cell>
          <table:table-cell table:style-name="ce1"/>
          <table:table-cell office:value-type="float" office:value="3.8500000000000001E-3" table:style-name="ce1">
            <text:p>0.00385</text:p>
          </table:table-cell>
          <table:table-cell office:value-type="float" office:value="4.0499999999999998E-3" table:style-name="ce1">
            <text:p>0.00405</text:p>
          </table:table-cell>
          <table:table-cell office:value-type="float" office:value="0.10308" table:style-name="ce1">
            <text:p>0.10308</text:p>
          </table:table-cell>
          <table:table-cell office:value-type="float" office:value="0.10845" table:style-name="ce1">
            <text:p>0.10845</text:p>
          </table:table-cell>
          <table:table-cell table:number-columns-repeated="2" table:style-name="ce1"/>
          <table:table-cell office:value-type="float" office:value="2.7700000000000001E-4" table:style-name="ce1">
            <text:p>0.000277</text:p>
          </table:table-cell>
          <table:table-cell table:style-name="ce1"/>
          <table:table-cell office:value-type="float" office:value="0.20937" table:style-name="ce1">
            <text:p>0.20937</text:p>
          </table:table-cell>
          <table:table-cell office:value-type="float" office:value="0.20730999999999999" table:style-name="ce1">
            <text:p>0.20731</text:p>
          </table:table-cell>
          <table:table-cell office:value-type="float" office:value="0.21010999999999999" table:style-name="ce1">
            <text:p>0.21011</text:p>
          </table:table-cell>
          <table:table-cell office:value-type="float" office:value="0.20996000000000001" table:style-name="ce1">
            <text:p>0.20996</text:p>
          </table:table-cell>
          <table:table-cell office:value-type="float" office:value="0.2097" table:style-name="ce1">
            <text:p>0.2097</text:p>
          </table:table-cell>
          <table:table-cell office:value-type="float" office:value="0.20455000000000001" table:style-name="ce1">
            <text:p>0.20455</text:p>
          </table:table-cell>
          <table:table-cell office:value-type="float" office:value="4.7299999999999998E-3" table:style-name="ce1">
            <text:p>0.00473</text:p>
          </table:table-cell>
          <table:table-cell office:value-type="float" office:value="4.7600000000000003E-3" table:style-name="ce1">
            <text:p>0.00476</text:p>
          </table:table-cell>
          <table:table-cell office:value-type="float" office:value="4.8799999999999998E-3" table:style-name="ce1">
            <text:p>0.00488</text:p>
          </table:table-cell>
          <table:table-cell office:value-type="float" office:value="4.5900000000000003E-3" table:style-name="ce1">
            <text:p>0.00459</text:p>
          </table:table-cell>
          <table:table-cell office:value-type="float" office:value="1.2175400000000001" table:style-name="ce1">
            <text:p>1.21754</text:p>
          </table:table-cell>
          <table:table-cell office:value-type="float" office:value="1.02772" table:style-name="ce1">
            <text:p>1.02772</text:p>
          </table:table-cell>
          <table:table-cell office:value-type="float" office:value="1.0378099999999999" table:style-name="ce1">
            <text:p>1.03781</text:p>
          </table:table-cell>
          <table:table-cell table:style-name="ce1"/>
          <table:table-cell office:value-type="float" office:value="1.0394099999999999" table:style-name="ce1">
            <text:p>1.03941</text:p>
          </table:table-cell>
          <table:table-cell office:value-type="float" office:value="1.06725" table:style-name="ce1">
            <text:p>1.06725</text:p>
          </table:table-cell>
          <table:table-cell office:value-type="float" office:value="1.1211100000000001" table:style-name="ce1">
            <text:p>1.12111</text:p>
          </table:table-cell>
          <table:table-cell office:value-type="float" office:value="1.1635200000000001" table:style-name="ce1">
            <text:p>1.16352</text:p>
          </table:table-cell>
          <table:table-cell office:value-type="float" office:value="1.04582" table:style-name="ce1">
            <text:p>1.04582</text:p>
          </table:table-cell>
          <table:table-cell office:value-type="float" office:value="1.05254" table:style-name="ce1">
            <text:p>1.05254</text:p>
          </table:table-cell>
          <table:table-cell office:value-type="float" office:value="0.53434999999999999" table:style-name="ce1">
            <text:p>0.53435</text:p>
          </table:table-cell>
          <table:table-cell office:value-type="float" office:value="0.52595999999999998" table:style-name="ce1">
            <text:p>0.52596</text:p>
          </table:table-cell>
          <table:table-cell office:value-type="float" office:value="0.53512000000000004" table:style-name="ce1">
            <text:p>0.53512</text:p>
          </table:table-cell>
          <table:table-cell office:value-type="float" office:value="0.50558999999999998" table:style-name="ce1">
            <text:p>0.50559</text:p>
          </table:table-cell>
          <table:table-cell office:value-type="float" office:value="0.52264999999999995" table:style-name="ce1">
            <text:p>0.52265</text:p>
          </table:table-cell>
          <table:table-cell office:value-type="float" office:value="0.52715999999999996" table:style-name="ce1">
            <text:p>0.52716</text:p>
          </table:table-cell>
          <table:table-cell office:value-type="float" office:value="2.5729999999999999E-2" table:style-name="ce1">
            <text:p>0.02573</text:p>
          </table:table-cell>
          <table:table-cell office:value-type="float" office:value="2.5839999999999998E-2" table:style-name="ce1">
            <text:p>0.02584</text:p>
          </table:table-cell>
          <table:table-cell office:value-type="float" office:value="2.606E-2" table:style-name="ce1">
            <text:p>0.02606</text:p>
          </table:table-cell>
          <table:table-cell office:value-type="float" office:value="2.5829999999999999E-2" table:style-name="ce1">
            <text:p>0.02583</text:p>
          </table:table-cell>
          <table:table-cell table:number-columns-repeated="16317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2"/>
          <table:table-cell office:value-type="string" table:style-name="ce1">
            <text:p>SLRS-6</text:p>
          </table:table-cell>
          <table:table-cell office:value-type="float" office:value="2.81E-2" table:style-name="ce1">
            <text:p>0.0281</text:p>
          </table:table-cell>
          <table:table-cell office:value-type="float" office:value="2.58E-2" table:style-name="ce1">
            <text:p>0.0258</text:p>
          </table:table-cell>
          <table:table-cell office:value-type="float" office:value="1.366E-2" table:style-name="ce1">
            <text:p>0.01366</text:p>
          </table:table-cell>
          <table:table-cell office:value-type="float" office:value="1.3679999999999999E-2" table:style-name="ce1">
            <text:p>0.01368</text:p>
          </table:table-cell>
          <table:table-cell office:value-type="float" office:value="1.354E-2" table:style-name="ce1">
            <text:p>0.01354</text:p>
          </table:table-cell>
          <table:table-cell office:value-type="float" office:value="1.35E-2" table:style-name="ce1">
            <text:p>0.0135</text:p>
          </table:table-cell>
          <table:table-cell office:value-type="float" office:value="1.354E-2" table:style-name="ce1">
            <text:p>0.01354</text:p>
          </table:table-cell>
          <table:table-cell office:value-type="float" office:value="1.486E-2" table:style-name="ce1">
            <text:p>0.01486</text:p>
          </table:table-cell>
          <table:table-cell office:value-type="float" office:value="1.342E-2" table:style-name="ce1">
            <text:p>0.01342</text:p>
          </table:table-cell>
          <table:table-cell office:value-type="float" office:value="1.3339999999999999E-2" table:style-name="ce1">
            <text:p>0.01334</text:p>
          </table:table-cell>
          <table:table-cell office:value-type="float" office:value="9.4833800000000004" table:style-name="ce1">
            <text:p>9.48338</text:p>
          </table:table-cell>
          <table:table-cell office:value-type="float" office:value="9.3273499999999991" table:style-name="ce1">
            <text:p>9.32735</text:p>
          </table:table-cell>
          <table:table-cell office:value-type="float" office:value="9.2333200000000009" table:style-name="ce1">
            <text:p>9.23332</text:p>
          </table:table-cell>
          <table:table-cell table:style-name="ce1"/>
          <table:table-cell office:value-type="float" office:value="8.9502799999999993" table:style-name="ce1">
            <text:p>8.95028</text:p>
          </table:table-cell>
          <table:table-cell office:value-type="float" office:value="9.1060499999999998" table:style-name="ce1">
            <text:p>9.10605</text:p>
          </table:table-cell>
          <table:table-cell office:value-type="float" office:value="9.4415200000000006" table:style-name="ce1">
            <text:p>9.44152</text:p>
          </table:table-cell>
          <table:table-cell office:value-type="float" office:value="9.4883000000000006" table:style-name="ce1">
            <text:p>9.4883</text:p>
          </table:table-cell>
          <table:table-cell office:value-type="float" office:value="9.2555200000000006" table:style-name="ce1">
            <text:p>9.25552</text:p>
          </table:table-cell>
          <table:table-cell office:value-type="float" office:value="8.8204200000000004" table:style-name="ce1">
            <text:p>8.82042</text:p>
          </table:table-cell>
          <table:table-cell office:value-type="float" office:value="8.8691499999999994" table:style-name="ce1">
            <text:p>8.86915</text:p>
          </table:table-cell>
          <table:table-cell office:value-type="float" office:value="8.9748900000000003" table:style-name="ce1">
            <text:p>8.97489</text:p>
          </table:table-cell>
          <table:table-cell office:value-type="float" office:value="5.7070000000000003E-2" table:style-name="ce1">
            <text:p>0.05707</text:p>
          </table:table-cell>
          <table:table-cell office:value-type="float" office:value="6.0909999999999999E-2" table:style-name="ce1">
            <text:p>0.06091</text:p>
          </table:table-cell>
          <table:table-cell office:value-type="float" office:value="5.9110000000000003E-2" table:style-name="ce1">
            <text:p>0.05911</text:p>
          </table:table-cell>
          <table:table-cell table:style-name="ce1"/>
          <table:table-cell office:value-type="float" office:value="6.234E-2" table:style-name="ce1">
            <text:p>0.06234</text:p>
          </table:table-cell>
          <table:table-cell office:value-type="float" office:value="6.1800000000000001E-2" table:style-name="ce1">
            <text:p>0.0618</text:p>
          </table:table-cell>
          <table:table-cell office:value-type="float" office:value="0.67976000000000003" table:style-name="ce1">
            <text:p>0.67976</text:p>
          </table:table-cell>
          <table:table-cell office:value-type="float" office:value="0.68430000000000002" table:style-name="ce1">
            <text:p>0.6843</text:p>
          </table:table-cell>
          <table:table-cell table:number-columns-repeated="2" table:style-name="ce1"/>
          <table:table-cell office:value-type="float" office:value="7.7700000000000002E-4" table:style-name="ce1">
            <text:p>0.000777</text:p>
          </table:table-cell>
          <table:table-cell table:style-name="ce1"/>
          <table:table-cell office:value-type="float" office:value="2.2710900000000001" table:style-name="ce1">
            <text:p>2.27109</text:p>
          </table:table-cell>
          <table:table-cell office:value-type="float" office:value="2.2749100000000002" table:style-name="ce1">
            <text:p>2.27491</text:p>
          </table:table-cell>
          <table:table-cell office:value-type="float" office:value="2.3128000000000002" table:style-name="ce1">
            <text:p>2.3128</text:p>
          </table:table-cell>
          <table:table-cell office:value-type="float" office:value="2.3228499999999999" table:style-name="ce1">
            <text:p>2.32285</text:p>
          </table:table-cell>
          <table:table-cell office:value-type="float" office:value="2.3165200000000001" table:style-name="ce1">
            <text:p>2.31652</text:p>
          </table:table-cell>
          <table:table-cell office:value-type="float" office:value="2.2799399999999999" table:style-name="ce1">
            <text:p>2.27994</text:p>
          </table:table-cell>
          <table:table-cell office:value-type="float" office:value="2.0500000000000002E-3" table:style-name="ce1">
            <text:p>0.00205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16E-3" table:style-name="ce1">
            <text:p>0.00216</text:p>
          </table:table-cell>
          <table:table-cell office:value-type="float" office:value="1.74E-3" table:style-name="ce1">
            <text:p>0.00174</text:p>
          </table:table-cell>
          <table:table-cell office:value-type="float" office:value="2.8489800000000001" table:style-name="ce1">
            <text:p>2.84898</text:p>
          </table:table-cell>
          <table:table-cell office:value-type="float" office:value="2.9418799999999998" table:style-name="ce1">
            <text:p>2.94188</text:p>
          </table:table-cell>
          <table:table-cell office:value-type="float" office:value="2.9114100000000001" table:style-name="ce1">
            <text:p>2.91141</text:p>
          </table:table-cell>
          <table:table-cell table:style-name="ce1"/>
          <table:table-cell office:value-type="float" office:value="2.8200599999999998" table:style-name="ce1">
            <text:p>2.82006</text:p>
          </table:table-cell>
          <table:table-cell office:value-type="float" office:value="2.8463699999999998" table:style-name="ce1">
            <text:p>2.84637</text:p>
          </table:table-cell>
          <table:table-cell office:value-type="float" office:value="1.9797499999999999" table:style-name="ce1">
            <text:p>1.97975</text:p>
          </table:table-cell>
          <table:table-cell office:value-type="float" office:value="2.0330699999999999" table:style-name="ce1">
            <text:p>2.03307</text:p>
          </table:table-cell>
          <table:table-cell office:value-type="float" office:value="1.84602" table:style-name="ce1">
            <text:p>1.84602</text:p>
          </table:table-cell>
          <table:table-cell office:value-type="float" office:value="1.8299300000000001" table:style-name="ce1">
            <text:p>1.82993</text:p>
          </table:table-cell>
          <table:table-cell office:value-type="float" office:value="2.4156200000000001" table:style-name="ce1">
            <text:p>2.41562</text:p>
          </table:table-cell>
          <table:table-cell office:value-type="float" office:value="2.4016999999999999" table:style-name="ce1">
            <text:p>2.4017</text:p>
          </table:table-cell>
          <table:table-cell office:value-type="float" office:value="2.4167900000000002" table:style-name="ce1">
            <text:p>2.41679</text:p>
          </table:table-cell>
          <table:table-cell office:value-type="float" office:value="2.3937599999999999" table:style-name="ce1">
            <text:p>2.39376</text:p>
          </table:table-cell>
          <table:table-cell office:value-type="float" office:value="2.4080599999999999" table:style-name="ce1">
            <text:p>2.40806</text:p>
          </table:table-cell>
          <table:table-cell office:value-type="float" office:value="2.41194" table:style-name="ce1">
            <text:p>2.41194</text:p>
          </table:table-cell>
          <table:table-cell office:value-type="float" office:value="4.1340000000000002E-2" table:style-name="ce1">
            <text:p>0.04134</text:p>
          </table:table-cell>
          <table:table-cell office:value-type="float" office:value="4.1739999999999999E-2" table:style-name="ce1">
            <text:p>0.04174</text:p>
          </table:table-cell>
          <table:table-cell office:value-type="float" office:value="4.1889999999999997E-2" table:style-name="ce1">
            <text:p>0.04189</text:p>
          </table:table-cell>
          <table:table-cell office:value-type="float" office:value="4.2209999999999998E-2" table:style-name="ce1">
            <text:p>0.04221</text:p>
          </table:table-cell>
          <table:table-cell table:number-columns-repeated="16317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2"/>
          <table:table-cell office:value-type="string" table:style-name="ce1">
            <text:p>Cam Tap Water</text:p>
          </table:table-cell>
          <table:table-cell office:value-type="float" office:value="8.3499999999999998E-3" table:style-name="ce1">
            <text:p>0.00835</text:p>
          </table:table-cell>
          <table:table-cell office:value-type="float" office:value="2.281E-2" table:style-name="ce1">
            <text:p>0.02281</text:p>
          </table:table-cell>
          <table:table-cell office:value-type="float" office:value="5.4050000000000001E-2" table:style-name="ce1">
            <text:p>0.05405</text:p>
          </table:table-cell>
          <table:table-cell office:value-type="float" office:value="5.3719999999999997E-2" table:style-name="ce1">
            <text:p>0.05372</text:p>
          </table:table-cell>
          <table:table-cell office:value-type="float" office:value="5.3589999999999999E-2" table:style-name="ce1">
            <text:p>0.05359</text:p>
          </table:table-cell>
          <table:table-cell office:value-type="float" office:value="5.3510000000000002E-2" table:style-name="ce1">
            <text:p>0.05351</text:p>
          </table:table-cell>
          <table:table-cell office:value-type="float" office:value="5.9110000000000003E-2" table:style-name="ce1">
            <text:p>0.05911</text:p>
          </table:table-cell>
          <table:table-cell office:value-type="float" office:value="5.7230000000000003E-2" table:style-name="ce1">
            <text:p>0.05723</text:p>
          </table:table-cell>
          <table:table-cell office:value-type="float" office:value="5.4629999999999998E-2" table:style-name="ce1">
            <text:p>0.05463</text:p>
          </table:table-cell>
          <table:table-cell office:value-type="float" office:value="5.4629999999999998E-2" table:style-name="ce1">
            <text:p>0.05463</text:p>
          </table:table-cell>
          <table:table-cell office:value-type="float" office:value="124.47923" table:style-name="ce1">
            <text:p>124.47923</text:p>
          </table:table-cell>
          <table:table-cell office:value-type="float" office:value="124.62522" table:style-name="ce1">
            <text:p>124.62522</text:p>
          </table:table-cell>
          <table:table-cell office:value-type="float" office:value="124.24556" table:style-name="ce1">
            <text:p>124.24556</text:p>
          </table:table-cell>
          <table:table-cell table:style-name="ce1"/>
          <table:table-cell office:value-type="string" table:style-name="ce1">
            <text:p>####</text:p>
          </table:table-cell>
          <table:table-cell office:value-type="float" office:value="100.14628999999999" table:style-name="ce1">
            <text:p>100.14629</text:p>
          </table:table-cell>
          <table:table-cell office:value-type="float" office:value="125.05089" table:style-name="ce1">
            <text:p>125.05089</text:p>
          </table:table-cell>
          <table:table-cell office:value-type="float" office:value="122.74215" table:style-name="ce1">
            <text:p>122.74215</text:p>
          </table:table-cell>
          <table:table-cell office:value-type="float" office:value="123.01694000000001" table:style-name="ce1">
            <text:p>123.01694</text:p>
          </table:table-cell>
          <table:table-cell office:value-type="float" office:value="83.963750000000005" table:style-name="ce1">
            <text:p>83.96375</text:p>
          </table:table-cell>
          <table:table-cell office:value-type="string" table:style-name="ce1">
            <text:p>####</text:p>
          </table:table-cell>
          <table:table-cell office:value-type="float" office:value="118.04199" table:style-name="ce1">
            <text:p>118.04199</text:p>
          </table:table-cell>
          <table:table-cell office:value-type="float" office:value="-4.4900000000000001E-3" table:style-name="ce1">
            <text:p>-0.00449</text:p>
          </table:table-cell>
          <table:table-cell office:value-type="float" office:value="-1.0189999999999999E-2" table:style-name="ce1">
            <text:p>-0.01019</text:p>
          </table:table-cell>
          <table:table-cell office:value-type="float" office:value="-4.4000000000000003E-3" table:style-name="ce1">
            <text:p>-0.0044</text:p>
          </table:table-cell>
          <table:table-cell table:style-name="ce1"/>
          <table:table-cell office:value-type="float" office:value="-3.1700000000000001E-3" table:style-name="ce1">
            <text:p>-0.00317</text:p>
          </table:table-cell>
          <table:table-cell office:value-type="float" office:value="-5.3400000000000001E-3" table:style-name="ce1">
            <text:p>-0.00534</text:p>
          </table:table-cell>
          <table:table-cell office:value-type="float" office:value="2.7250999999999999" table:style-name="ce1">
            <text:p>2.7251</text:p>
          </table:table-cell>
          <table:table-cell office:value-type="float" office:value="2.6531899999999999" table:style-name="ce1">
            <text:p>2.65319</text:p>
          </table:table-cell>
          <table:table-cell table:number-columns-repeated="2" table:style-name="ce1"/>
          <table:table-cell office:value-type="float" office:value="1.3214999999999999E-2" table:style-name="ce1">
            <text:p>0.013215</text:p>
          </table:table-cell>
          <table:table-cell table:style-name="ce1"/>
          <table:table-cell office:value-type="float" office:value="3.5279500000000001" table:style-name="ce1">
            <text:p>3.52795</text:p>
          </table:table-cell>
          <table:table-cell office:value-type="float" office:value="3.5573999999999999" table:style-name="ce1">
            <text:p>3.5574</text:p>
          </table:table-cell>
          <table:table-cell office:value-type="float" office:value="3.7429999999999999" table:style-name="ce1">
            <text:p>3.743</text:p>
          </table:table-cell>
          <table:table-cell office:value-type="float" office:value="3.7380900000000001" table:style-name="ce1">
            <text:p>3.73809</text:p>
          </table:table-cell>
          <table:table-cell office:value-type="float" office:value="3.7488800000000002" table:style-name="ce1">
            <text:p>3.74888</text:p>
          </table:table-cell>
          <table:table-cell office:value-type="float" office:value="3.7528800000000002" table:style-name="ce1">
            <text:p>3.75288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-1.2999999999999999E-4" table:style-name="ce1">
            <text:p>-0.00013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-5.9000000000000003E-4" table:style-name="ce1">
            <text:p>-0.00059</text:p>
          </table:table-cell>
          <table:table-cell office:value-type="float" office:value="11.823589999999999" table:style-name="ce1">
            <text:p>11.82359</text:p>
          </table:table-cell>
          <table:table-cell office:value-type="float" office:value="12.78707" table:style-name="ce1">
            <text:p>12.78707</text:p>
          </table:table-cell>
          <table:table-cell office:value-type="float" office:value="12.55273" table:style-name="ce1">
            <text:p>12.55273</text:p>
          </table:table-cell>
          <table:table-cell table:style-name="ce1"/>
          <table:table-cell office:value-type="float" office:value="10.878830000000001" table:style-name="ce1">
            <text:p>10.87883</text:p>
          </table:table-cell>
          <table:table-cell office:value-type="float" office:value="10.897650000000001" table:style-name="ce1">
            <text:p>10.89765</text:p>
          </table:table-cell>
          <table:table-cell office:value-type="float" office:value="11.91774" table:style-name="ce1">
            <text:p>11.91774</text:p>
          </table:table-cell>
          <table:table-cell office:value-type="float" office:value="10.64307" table:style-name="ce1">
            <text:p>10.64307</text:p>
          </table:table-cell>
          <table:table-cell office:value-type="float" office:value="10.11102" table:style-name="ce1">
            <text:p>10.11102</text:p>
          </table:table-cell>
          <table:table-cell office:value-type="float" office:value="9.7113700000000005" table:style-name="ce1">
            <text:p>9.71137</text:p>
          </table:table-cell>
          <table:table-cell office:value-type="float" office:value="8.2958999999999996" table:style-name="ce1">
            <text:p>8.2959</text:p>
          </table:table-cell>
          <table:table-cell office:value-type="float" office:value="8.2729700000000008" table:style-name="ce1">
            <text:p>8.27297</text:p>
          </table:table-cell>
          <table:table-cell office:value-type="float" office:value="8.3298199999999998" table:style-name="ce1">
            <text:p>8.32982</text:p>
          </table:table-cell>
          <table:table-cell office:value-type="float" office:value="8.3249600000000008" table:style-name="ce1">
            <text:p>8.32496</text:p>
          </table:table-cell>
          <table:table-cell office:value-type="float" office:value="8.3520400000000006" table:style-name="ce1">
            <text:p>8.35204</text:p>
          </table:table-cell>
          <table:table-cell office:value-type="float" office:value="8.3768899999999995" table:style-name="ce1">
            <text:p>8.37689</text:p>
          </table:table-cell>
          <table:table-cell office:value-type="float" office:value="0.43013000000000001" table:style-name="ce1">
            <text:p>0.43013</text:p>
          </table:table-cell>
          <table:table-cell office:value-type="float" office:value="0.43470999999999999" table:style-name="ce1">
            <text:p>0.43471</text:p>
          </table:table-cell>
          <table:table-cell office:value-type="float" office:value="0.43056" table:style-name="ce1">
            <text:p>0.43056</text:p>
          </table:table-cell>
          <table:table-cell office:value-type="float" office:value="0.43536999999999998" table:style-name="ce1">
            <text:p>0.43537</text:p>
          </table:table-cell>
          <table:table-cell table:number-columns-repeated="16317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2"/>
          <table:table-cell office:value-type="string" table:style-name="ce1">
            <text:p>BK_14</text:p>
          </table:table-cell>
          <table:table-cell office:value-type="float" office:value="8.9300000000000004E-3" table:style-name="ce1">
            <text:p>0.00893</text:p>
          </table:table-cell>
          <table:table-cell office:value-type="float" office:value="1.1310000000000001E-2" table:style-name="ce1">
            <text:p>0.01131</text:p>
          </table:table-cell>
          <table:table-cell office:value-type="float" office:value="1.8020000000000001E-2" table:style-name="ce1">
            <text:p>0.01802</text:p>
          </table:table-cell>
          <table:table-cell office:value-type="float" office:value="1.8120000000000001E-2" table:style-name="ce1">
            <text:p>0.01812</text:p>
          </table:table-cell>
          <table:table-cell office:value-type="float" office:value="1.7909999999999999E-2" table:style-name="ce1">
            <text:p>0.01791</text:p>
          </table:table-cell>
          <table:table-cell office:value-type="float" office:value="1.8030000000000001E-2" table:style-name="ce1">
            <text:p>0.01803</text:p>
          </table:table-cell>
          <table:table-cell office:value-type="float" office:value="1.9380000000000001E-2" table:style-name="ce1">
            <text:p>0.01938</text:p>
          </table:table-cell>
          <table:table-cell office:value-type="float" office:value="1.8440000000000002E-2" table:style-name="ce1">
            <text:p>0.01844</text:p>
          </table:table-cell>
          <table:table-cell office:value-type="float" office:value="1.7690000000000001E-2" table:style-name="ce1">
            <text:p>0.01769</text:p>
          </table:table-cell>
          <table:table-cell office:value-type="float" office:value="1.7590000000000001E-2" table:style-name="ce1">
            <text:p>0.01759</text:p>
          </table:table-cell>
          <table:table-cell office:value-type="float" office:value="14.78373" table:style-name="ce1">
            <text:p>14.78373</text:p>
          </table:table-cell>
          <table:table-cell office:value-type="float" office:value="14.58745" table:style-name="ce1">
            <text:p>14.58745</text:p>
          </table:table-cell>
          <table:table-cell office:value-type="float" office:value="14.493869999999999" table:style-name="ce1">
            <text:p>14.49387</text:p>
          </table:table-cell>
          <table:table-cell table:style-name="ce1"/>
          <table:table-cell office:value-type="float" office:value="13.63424" table:style-name="ce1">
            <text:p>13.63424</text:p>
          </table:table-cell>
          <table:table-cell office:value-type="float" office:value="14.252649999999999" table:style-name="ce1">
            <text:p>14.25265</text:p>
          </table:table-cell>
          <table:table-cell office:value-type="float" office:value="14.60699" table:style-name="ce1">
            <text:p>14.60699</text:p>
          </table:table-cell>
          <table:table-cell office:value-type="float" office:value="14.69206" table:style-name="ce1">
            <text:p>14.69206</text:p>
          </table:table-cell>
          <table:table-cell office:value-type="float" office:value="14.3316" table:style-name="ce1">
            <text:p>14.3316</text:p>
          </table:table-cell>
          <table:table-cell office:value-type="float" office:value="13.42886" table:style-name="ce1">
            <text:p>13.42886</text:p>
          </table:table-cell>
          <table:table-cell office:value-type="float" office:value="13.18953" table:style-name="ce1">
            <text:p>13.18953</text:p>
          </table:table-cell>
          <table:table-cell office:value-type="float" office:value="13.811360000000001" table:style-name="ce1">
            <text:p>13.81136</text:p>
          </table:table-cell>
          <table:table-cell office:value-type="float" office:value="-2.1000000000000001E-4" table:style-name="ce1">
            <text:p>-0.00021</text:p>
          </table:table-cell>
          <table:table-cell office:value-type="float" office:value="-4.6299999999999996E-3" table:style-name="ce1">
            <text:p>-0.00463</text:p>
          </table:table-cell>
          <table:table-cell office:value-type="float" office:value="6.7000000000000002E-4" table:style-name="ce1">
            <text:p>0.00067</text:p>
          </table:table-cell>
          <table:table-cell table:style-name="ce1"/>
          <table:table-cell office:value-type="float" office:value="1.3500000000000001E-3" table:style-name="ce1">
            <text:p>0.00135</text:p>
          </table:table-cell>
          <table:table-cell office:value-type="float" office:value="1.07E-3" table:style-name="ce1">
            <text:p>0.00107</text:p>
          </table:table-cell>
          <table:table-cell office:value-type="float" office:value="2.6058300000000001" table:style-name="ce1">
            <text:p>2.60583</text:p>
          </table:table-cell>
          <table:table-cell office:value-type="float" office:value="2.5419100000000001" table:style-name="ce1">
            <text:p>2.54191</text:p>
          </table:table-cell>
          <table:table-cell table:number-columns-repeated="2" table:style-name="ce1"/>
          <table:table-cell office:value-type="float" office:value="1.681E-3" table:style-name="ce1">
            <text:p>0.001681</text:p>
          </table:table-cell>
          <table:table-cell table:style-name="ce1"/>
          <table:table-cell office:value-type="float" office:value="2.5470899999999999" table:style-name="ce1">
            <text:p>2.54709</text:p>
          </table:table-cell>
          <table:table-cell office:value-type="float" office:value="2.55748" table:style-name="ce1">
            <text:p>2.55748</text:p>
          </table:table-cell>
          <table:table-cell office:value-type="float" office:value="2.6099199999999998" table:style-name="ce1">
            <text:p>2.60992</text:p>
          </table:table-cell>
          <table:table-cell office:value-type="float" office:value="2.6093600000000001" table:style-name="ce1">
            <text:p>2.60936</text:p>
          </table:table-cell>
          <table:table-cell office:value-type="float" office:value="2.6149100000000001" table:style-name="ce1">
            <text:p>2.61491</text:p>
          </table:table-cell>
          <table:table-cell office:value-type="float" office:value="2.5752199999999998" table:style-name="ce1">
            <text:p>2.57522</text:p>
          </table:table-cell>
          <table:table-cell office:value-type="float" office:value="5.8E-4" table:style-name="ce1">
            <text:p>0.00058</text:p>
          </table:table-cell>
          <table:table-cell office:value-type="float" office:value="5.1999999999999995E-4" table:style-name="ce1">
            <text:p>0.00052</text:p>
          </table:table-cell>
          <table:table-cell office:value-type="float" office:value="7.9000000000000001E-4" table:style-name="ce1">
            <text:p>0.00079</text:p>
          </table:table-cell>
          <table:table-cell office:value-type="float" office:value="2.5000000000000001E-4" table:style-name="ce1">
            <text:p>0.00025</text:p>
          </table:table-cell>
          <table:table-cell office:value-type="float" office:value="7.5855300000000003" table:style-name="ce1">
            <text:p>7.58553</text:p>
          </table:table-cell>
          <table:table-cell office:value-type="float" office:value="7.9378000000000002" table:style-name="ce1">
            <text:p>7.9378</text:p>
          </table:table-cell>
          <table:table-cell office:value-type="float" office:value="7.8726700000000003" table:style-name="ce1">
            <text:p>7.87267</text:p>
          </table:table-cell>
          <table:table-cell table:style-name="ce1"/>
          <table:table-cell office:value-type="float" office:value="7.6193099999999996" table:style-name="ce1">
            <text:p>7.61931</text:p>
          </table:table-cell>
          <table:table-cell office:value-type="float" office:value="7.5951700000000004" table:style-name="ce1">
            <text:p>7.59517</text:p>
          </table:table-cell>
          <table:table-cell office:value-type="float" office:value="0.91393000000000002" table:style-name="ce1">
            <text:p>0.91393</text:p>
          </table:table-cell>
          <table:table-cell office:value-type="float" office:value="0.70548" table:style-name="ce1">
            <text:p>0.70548</text:p>
          </table:table-cell>
          <table:table-cell office:value-type="float" office:value="0.71191000000000004" table:style-name="ce1">
            <text:p>0.71191</text:p>
          </table:table-cell>
          <table:table-cell office:value-type="float" office:value="0.65880000000000005" table:style-name="ce1">
            <text:p>0.6588</text:p>
          </table:table-cell>
          <table:table-cell office:value-type="float" office:value="12.35224" table:style-name="ce1">
            <text:p>12.35224</text:p>
          </table:table-cell>
          <table:table-cell office:value-type="float" office:value="12.363020000000001" table:style-name="ce1">
            <text:p>12.36302</text:p>
          </table:table-cell>
          <table:table-cell office:value-type="float" office:value="12.47578" table:style-name="ce1">
            <text:p>12.47578</text:p>
          </table:table-cell>
          <table:table-cell office:value-type="float" office:value="12.131959999999999" table:style-name="ce1">
            <text:p>12.13196</text:p>
          </table:table-cell>
          <table:table-cell office:value-type="float" office:value="12.23475" table:style-name="ce1">
            <text:p>12.23475</text:p>
          </table:table-cell>
          <table:table-cell office:value-type="float" office:value="12.20853" table:style-name="ce1">
            <text:p>12.20853</text:p>
          </table:table-cell>
          <table:table-cell office:value-type="float" office:value="3.993E-2" table:style-name="ce1">
            <text:p>0.03993</text:p>
          </table:table-cell>
          <table:table-cell office:value-type="float" office:value="4.054E-2" table:style-name="ce1">
            <text:p>0.04054</text:p>
          </table:table-cell>
          <table:table-cell office:value-type="float" office:value="4.0309999999999999E-2" table:style-name="ce1">
            <text:p>0.04031</text:p>
          </table:table-cell>
          <table:table-cell office:value-type="float" office:value="4.1050000000000003E-2" table:style-name="ce1">
            <text:p>0.04105</text:p>
          </table:table-cell>
          <table:table-cell table:number-columns-repeated="16317"/>
        </table:table-row>
        <table:table-row table:style-name="ro1">
          <table:table-cell office:value-type="float" office:value="65" table:style-name="ce1">
            <text:p>65</text:p>
          </table:table-cell>
          <table:table-cell table:style-name="ce2"/>
          <table:table-cell office:value-type="string" table:style-name="ce1">
            <text:p>BK_15</text:p>
          </table:table-cell>
          <table:table-cell office:value-type="float" office:value="8.3300000000000006E-3" table:style-name="ce1">
            <text:p>0.00833</text:p>
          </table:table-cell>
          <table:table-cell office:value-type="float" office:value="8.3700000000000007E-3" table:style-name="ce1">
            <text:p>0.00837</text:p>
          </table:table-cell>
          <table:table-cell office:value-type="float" office:value="2.1100000000000001E-2" table:style-name="ce1">
            <text:p>0.0211</text:p>
          </table:table-cell>
          <table:table-cell office:value-type="float" office:value="2.078E-2" table:style-name="ce1">
            <text:p>0.02078</text:p>
          </table:table-cell>
          <table:table-cell office:value-type="float" office:value="2.0580000000000001E-2" table:style-name="ce1">
            <text:p>0.02058</text:p>
          </table:table-cell>
          <table:table-cell office:value-type="float" office:value="2.0559999999999998E-2" table:style-name="ce1">
            <text:p>0.02056</text:p>
          </table:table-cell>
          <table:table-cell office:value-type="float" office:value="2.1250000000000002E-2" table:style-name="ce1">
            <text:p>0.02125</text:p>
          </table:table-cell>
          <table:table-cell office:value-type="float" office:value="2.1420000000000002E-2" table:style-name="ce1">
            <text:p>0.02142</text:p>
          </table:table-cell>
          <table:table-cell office:value-type="float" office:value="2.0590000000000001E-2" table:style-name="ce1">
            <text:p>0.02059</text:p>
          </table:table-cell>
          <table:table-cell office:value-type="float" office:value="2.051E-2" table:style-name="ce1">
            <text:p>0.02051</text:p>
          </table:table-cell>
          <table:table-cell office:value-type="float" office:value="13.44021" table:style-name="ce1">
            <text:p>13.44021</text:p>
          </table:table-cell>
          <table:table-cell office:value-type="float" office:value="13.21809" table:style-name="ce1">
            <text:p>13.21809</text:p>
          </table:table-cell>
          <table:table-cell office:value-type="float" office:value="13.139760000000001" table:style-name="ce1">
            <text:p>13.13976</text:p>
          </table:table-cell>
          <table:table-cell table:style-name="ce1"/>
          <table:table-cell office:value-type="float" office:value="12.42639" table:style-name="ce1">
            <text:p>12.42639</text:p>
          </table:table-cell>
          <table:table-cell office:value-type="float" office:value="12.98091" table:style-name="ce1">
            <text:p>12.98091</text:p>
          </table:table-cell>
          <table:table-cell office:value-type="float" office:value="13.36896" table:style-name="ce1">
            <text:p>13.36896</text:p>
          </table:table-cell>
          <table:table-cell office:value-type="float" office:value="13.477919999999999" table:style-name="ce1">
            <text:p>13.47792</text:p>
          </table:table-cell>
          <table:table-cell office:value-type="float" office:value="13.11369" table:style-name="ce1">
            <text:p>13.11369</text:p>
          </table:table-cell>
          <table:table-cell office:value-type="float" office:value="12.33746" table:style-name="ce1">
            <text:p>12.33746</text:p>
          </table:table-cell>
          <table:table-cell office:value-type="float" office:value="12.296049999999999" table:style-name="ce1">
            <text:p>12.29605</text:p>
          </table:table-cell>
          <table:table-cell office:value-type="float" office:value="12.7218" table:style-name="ce1">
            <text:p>12.7218</text:p>
          </table:table-cell>
          <table:table-cell office:value-type="float" office:value="1.043E-2" table:style-name="ce1">
            <text:p>0.01043</text:p>
          </table:table-cell>
          <table:table-cell office:value-type="float" office:value="7.6699999999999997E-3" table:style-name="ce1">
            <text:p>0.00767</text:p>
          </table:table-cell>
          <table:table-cell office:value-type="float" office:value="1.09E-2" table:style-name="ce1">
            <text:p>0.0109</text:p>
          </table:table-cell>
          <table:table-cell table:style-name="ce1"/>
          <table:table-cell office:value-type="float" office:value="1.2699999999999999E-2" table:style-name="ce1">
            <text:p>0.0127</text:p>
          </table:table-cell>
          <table:table-cell office:value-type="float" office:value="1.076E-2" table:style-name="ce1">
            <text:p>0.01076</text:p>
          </table:table-cell>
          <table:table-cell office:value-type="float" office:value="3.0005999999999999" table:style-name="ce1">
            <text:p>3.0006</text:p>
          </table:table-cell>
          <table:table-cell office:value-type="float" office:value="2.9207700000000001" table:style-name="ce1">
            <text:p>2.92077</text:p>
          </table:table-cell>
          <table:table-cell table:number-columns-repeated="2" table:style-name="ce1"/>
          <table:table-cell office:value-type="float" office:value="1.4549999999999999E-3" table:style-name="ce1">
            <text:p>0.001455</text:p>
          </table:table-cell>
          <table:table-cell table:style-name="ce1"/>
          <table:table-cell office:value-type="float" office:value="2.5681500000000002" table:style-name="ce1">
            <text:p>2.56815</text:p>
          </table:table-cell>
          <table:table-cell office:value-type="float" office:value="2.57721" table:style-name="ce1">
            <text:p>2.57721</text:p>
          </table:table-cell>
          <table:table-cell office:value-type="float" office:value="2.6325500000000002" table:style-name="ce1">
            <text:p>2.63255</text:p>
          </table:table-cell>
          <table:table-cell office:value-type="float" office:value="2.6263100000000001" table:style-name="ce1">
            <text:p>2.62631</text:p>
          </table:table-cell>
          <table:table-cell office:value-type="float" office:value="2.6366499999999999" table:style-name="ce1">
            <text:p>2.63665</text:p>
          </table:table-cell>
          <table:table-cell office:value-type="float" office:value="2.5983299999999998" table:style-name="ce1">
            <text:p>2.59833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6.3000000000000003E-4" table:style-name="ce1">
            <text:p>0.00063</text:p>
          </table:table-cell>
          <table:table-cell office:value-type="float" office:value="5.5000000000000003E-4" table:style-name="ce1">
            <text:p>0.00055</text:p>
          </table:table-cell>
          <table:table-cell office:value-type="float" office:value="7.6070500000000001" table:style-name="ce1">
            <text:p>7.60705</text:p>
          </table:table-cell>
          <table:table-cell office:value-type="float" office:value="7.9684900000000001" table:style-name="ce1">
            <text:p>7.96849</text:p>
          </table:table-cell>
          <table:table-cell office:value-type="float" office:value="7.9049399999999999" table:style-name="ce1">
            <text:p>7.90494</text:p>
          </table:table-cell>
          <table:table-cell table:style-name="ce1"/>
          <table:table-cell office:value-type="float" office:value="7.6597900000000001" table:style-name="ce1">
            <text:p>7.65979</text:p>
          </table:table-cell>
          <table:table-cell office:value-type="float" office:value="7.6415199999999999" table:style-name="ce1">
            <text:p>7.64152</text:p>
          </table:table-cell>
          <table:table-cell office:value-type="float" office:value="1.29701" table:style-name="ce1">
            <text:p>1.29701</text:p>
          </table:table-cell>
          <table:table-cell office:value-type="float" office:value="1.1963200000000001" table:style-name="ce1">
            <text:p>1.19632</text:p>
          </table:table-cell>
          <table:table-cell office:value-type="float" office:value="1.1682600000000001" table:style-name="ce1">
            <text:p>1.16826</text:p>
          </table:table-cell>
          <table:table-cell office:value-type="float" office:value="1.09903" table:style-name="ce1">
            <text:p>1.09903</text:p>
          </table:table-cell>
          <table:table-cell office:value-type="float" office:value="11.486689999999999" table:style-name="ce1">
            <text:p>11.48669</text:p>
          </table:table-cell>
          <table:table-cell office:value-type="float" office:value="11.458589999999999" table:style-name="ce1">
            <text:p>11.45859</text:p>
          </table:table-cell>
          <table:table-cell office:value-type="float" office:value="11.56344" table:style-name="ce1">
            <text:p>11.56344</text:p>
          </table:table-cell>
          <table:table-cell office:value-type="float" office:value="11.283620000000001" table:style-name="ce1">
            <text:p>11.28362</text:p>
          </table:table-cell>
          <table:table-cell office:value-type="float" office:value="11.330270000000001" table:style-name="ce1">
            <text:p>11.33027</text:p>
          </table:table-cell>
          <table:table-cell office:value-type="float" office:value="11.37655" table:style-name="ce1">
            <text:p>11.37655</text:p>
          </table:table-cell>
          <table:table-cell office:value-type="float" office:value="4.1750000000000002E-2" table:style-name="ce1">
            <text:p>0.04175</text:p>
          </table:table-cell>
          <table:table-cell office:value-type="float" office:value="4.2380000000000001E-2" table:style-name="ce1">
            <text:p>0.04238</text:p>
          </table:table-cell>
          <table:table-cell office:value-type="float" office:value="4.2380000000000001E-2" table:style-name="ce1">
            <text:p>0.04238</text:p>
          </table:table-cell>
          <table:table-cell office:value-type="float" office:value="4.3060000000000001E-2" table:style-name="ce1">
            <text:p>0.04306</text:p>
          </table:table-cell>
          <table:table-cell table:number-columns-repeated="16317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2"/>
          <table:table-cell office:value-type="string" table:style-name="ce1">
            <text:p>BK_16</text:p>
          </table:table-cell>
          <table:table-cell office:value-type="float" office:value="4.79E-3" table:style-name="ce1">
            <text:p>0.00479</text:p>
          </table:table-cell>
          <table:table-cell office:value-type="float" office:value="6.1999999999999998E-3" table:style-name="ce1">
            <text:p>0.0062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2.605E-2" table:style-name="ce1">
            <text:p>0.02605</text:p>
          </table:table-cell>
          <table:table-cell office:value-type="float" office:value="2.5579999999999999E-2" table:style-name="ce1">
            <text:p>0.02558</text:p>
          </table:table-cell>
          <table:table-cell office:value-type="float" office:value="2.5530000000000001E-2" table:style-name="ce1">
            <text:p>0.02553</text:p>
          </table:table-cell>
          <table:table-cell office:value-type="float" office:value="2.6550000000000001E-2" table:style-name="ce1">
            <text:p>0.02655</text:p>
          </table:table-cell>
          <table:table-cell office:value-type="float" office:value="2.7619999999999999E-2" table:style-name="ce1">
            <text:p>0.02762</text:p>
          </table:table-cell>
          <table:table-cell office:value-type="float" office:value="2.5649999999999999E-2" table:style-name="ce1">
            <text:p>0.02565</text:p>
          </table:table-cell>
          <table:table-cell office:value-type="float" office:value="2.5440000000000001E-2" table:style-name="ce1">
            <text:p>0.02544</text:p>
          </table:table-cell>
          <table:table-cell office:value-type="float" office:value="19.399629999999998" table:style-name="ce1">
            <text:p>19.39963</text:p>
          </table:table-cell>
          <table:table-cell office:value-type="float" office:value="19.12668" table:style-name="ce1">
            <text:p>19.12668</text:p>
          </table:table-cell>
          <table:table-cell office:value-type="float" office:value="18.839479999999998" table:style-name="ce1">
            <text:p>18.83948</text:p>
          </table:table-cell>
          <table:table-cell table:style-name="ce1"/>
          <table:table-cell office:value-type="float" office:value="17.2102" table:style-name="ce1">
            <text:p>17.2102</text:p>
          </table:table-cell>
          <table:table-cell office:value-type="float" office:value="18.603359999999999" table:style-name="ce1">
            <text:p>18.60336</text:p>
          </table:table-cell>
          <table:table-cell office:value-type="float" office:value="19.193850000000001" table:style-name="ce1">
            <text:p>19.19385</text:p>
          </table:table-cell>
          <table:table-cell office:value-type="float" office:value="19.409939999999999" table:style-name="ce1">
            <text:p>19.40994</text:p>
          </table:table-cell>
          <table:table-cell office:value-type="float" office:value="18.9297" table:style-name="ce1">
            <text:p>18.9297</text:p>
          </table:table-cell>
          <table:table-cell office:value-type="float" office:value="17.57329" table:style-name="ce1">
            <text:p>17.57329</text:p>
          </table:table-cell>
          <table:table-cell office:value-type="float" office:value="17.638110000000001" table:style-name="ce1">
            <text:p>17.63811</text:p>
          </table:table-cell>
          <table:table-cell office:value-type="float" office:value="18.354040000000001" table:style-name="ce1">
            <text:p>18.35404</text:p>
          </table:table-cell>
          <table:table-cell office:value-type="float" office:value="1.23E-3" table:style-name="ce1">
            <text:p>0.00123</text:p>
          </table:table-cell>
          <table:table-cell office:value-type="float" office:value="-3.0599999999999998E-3" table:style-name="ce1">
            <text:p>-0.00306</text:p>
          </table:table-cell>
          <table:table-cell office:value-type="float" office:value="2.2699999999999999E-3" table:style-name="ce1">
            <text:p>0.00227</text:p>
          </table:table-cell>
          <table:table-cell table:style-name="ce1"/>
          <table:table-cell office:value-type="float" office:value="3.3800000000000002E-3" table:style-name="ce1">
            <text:p>0.00338</text:p>
          </table:table-cell>
          <table:table-cell office:value-type="float" office:value="5.4000000000000001E-4" table:style-name="ce1">
            <text:p>0.00054</text:p>
          </table:table-cell>
          <table:table-cell office:value-type="float" office:value="3.10379" table:style-name="ce1">
            <text:p>3.10379</text:p>
          </table:table-cell>
          <table:table-cell office:value-type="float" office:value="3.0199600000000002" table:style-name="ce1">
            <text:p>3.01996</text:p>
          </table:table-cell>
          <table:table-cell table:number-columns-repeated="2" table:style-name="ce1"/>
          <table:table-cell office:value-type="float" office:value="1.4679999999999999E-3" table:style-name="ce1">
            <text:p>0.001468</text:p>
          </table:table-cell>
          <table:table-cell table:style-name="ce1"/>
          <table:table-cell office:value-type="float" office:value="3.2634300000000001" table:style-name="ce1">
            <text:p>3.26343</text:p>
          </table:table-cell>
          <table:table-cell office:value-type="float" office:value="3.2877200000000002" table:style-name="ce1">
            <text:p>3.28772</text:p>
          </table:table-cell>
          <table:table-cell office:value-type="float" office:value="3.3668999999999998" table:style-name="ce1">
            <text:p>3.3669</text:p>
          </table:table-cell>
          <table:table-cell office:value-type="float" office:value="3.3642400000000001" table:style-name="ce1">
            <text:p>3.36424</text:p>
          </table:table-cell>
          <table:table-cell office:value-type="float" office:value="3.3630599999999999" table:style-name="ce1">
            <text:p>3.36306</text:p>
          </table:table-cell>
          <table:table-cell office:value-type="float" office:value="3.3163900000000002" table:style-name="ce1">
            <text:p>3.31639</text:p>
          </table:table-cell>
          <table:table-cell office:value-type="float" office:value="3.2000000000000003E-4" table:style-name="ce1">
            <text:p>0.00032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3.8000000000000002E-4" table:style-name="ce1">
            <text:p>0.00038</text:p>
          </table:table-cell>
          <table:table-cell office:value-type="float" office:value="-9.0000000000000006E-5" table:style-name="ce1">
            <text:p>-0.00009</text:p>
          </table:table-cell>
          <table:table-cell office:value-type="float" office:value="7.9463800000000004" table:style-name="ce1">
            <text:p>7.94638</text:p>
          </table:table-cell>
          <table:table-cell office:value-type="float" office:value="8.3404799999999994" table:style-name="ce1">
            <text:p>8.34048</text:p>
          </table:table-cell>
          <table:table-cell office:value-type="float" office:value="8.2519899999999993" table:style-name="ce1">
            <text:p>8.25199</text:p>
          </table:table-cell>
          <table:table-cell table:style-name="ce1"/>
          <table:table-cell office:value-type="float" office:value="7.8955299999999999" table:style-name="ce1">
            <text:p>7.89553</text:p>
          </table:table-cell>
          <table:table-cell office:value-type="float" office:value="7.8804100000000004" table:style-name="ce1">
            <text:p>7.88041</text:p>
          </table:table-cell>
          <table:table-cell office:value-type="float" office:value="1.69408" table:style-name="ce1">
            <text:p>1.69408</text:p>
          </table:table-cell>
          <table:table-cell office:value-type="float" office:value="1.54345" table:style-name="ce1">
            <text:p>1.54345</text:p>
          </table:table-cell>
          <table:table-cell office:value-type="float" office:value="1.4311" table:style-name="ce1">
            <text:p>1.4311</text:p>
          </table:table-cell>
          <table:table-cell office:value-type="float" office:value="1.4007499999999999" table:style-name="ce1">
            <text:p>1.40075</text:p>
          </table:table-cell>
          <table:table-cell office:value-type="float" office:value="10.66478" table:style-name="ce1">
            <text:p>10.66478</text:p>
          </table:table-cell>
          <table:table-cell office:value-type="float" office:value="10.66131" table:style-name="ce1">
            <text:p>10.66131</text:p>
          </table:table-cell>
          <table:table-cell office:value-type="float" office:value="10.757429999999999" table:style-name="ce1">
            <text:p>10.75743</text:p>
          </table:table-cell>
          <table:table-cell office:value-type="float" office:value="10.46611" table:style-name="ce1">
            <text:p>10.46611</text:p>
          </table:table-cell>
          <table:table-cell office:value-type="float" office:value="10.58451" table:style-name="ce1">
            <text:p>10.58451</text:p>
          </table:table-cell>
          <table:table-cell office:value-type="float" office:value="10.59254" table:style-name="ce1">
            <text:p>10.59254</text:p>
          </table:table-cell>
          <table:table-cell office:value-type="float" office:value="5.5129999999999998E-2" table:style-name="ce1">
            <text:p>0.05513</text:p>
          </table:table-cell>
          <table:table-cell office:value-type="float" office:value="5.5870000000000003E-2" table:style-name="ce1">
            <text:p>0.05587</text:p>
          </table:table-cell>
          <table:table-cell office:value-type="float" office:value="5.5309999999999998E-2" table:style-name="ce1">
            <text:p>0.05531</text:p>
          </table:table-cell>
          <table:table-cell office:value-type="float" office:value="5.6800000000000003E-2" table:style-name="ce1">
            <text:p>0.0568</text:p>
          </table:table-cell>
          <table:table-cell table:number-columns-repeated="16317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2"/>
          <table:table-cell office:value-type="string" table:style-name="ce1">
            <text:p>BK_17</text:p>
          </table:table-cell>
          <table:table-cell office:value-type="float" office:value="5.5199999999999997E-3" table:style-name="ce1">
            <text:p>0.00552</text:p>
          </table:table-cell>
          <table:table-cell office:value-type="float" office:value="8.1600000000000006E-3" table:style-name="ce1">
            <text:p>0.00816</text:p>
          </table:table-cell>
          <table:table-cell office:value-type="float" office:value="2.5909999999999999E-2" table:style-name="ce1">
            <text:p>0.02591</text:p>
          </table:table-cell>
          <table:table-cell office:value-type="float" office:value="2.5729999999999999E-2" table:style-name="ce1">
            <text:p>0.02573</text:p>
          </table:table-cell>
          <table:table-cell office:value-type="float" office:value="2.5409999999999999E-2" table:style-name="ce1">
            <text:p>0.02541</text:p>
          </table:table-cell>
          <table:table-cell office:value-type="float" office:value="2.5399999999999999E-2" table:style-name="ce1">
            <text:p>0.0254</text:p>
          </table:table-cell>
          <table:table-cell office:value-type="float" office:value="2.469E-2" table:style-name="ce1">
            <text:p>0.02469</text:p>
          </table:table-cell>
          <table:table-cell office:value-type="float" office:value="2.7109999999999999E-2" table:style-name="ce1">
            <text:p>0.02711</text:p>
          </table:table-cell>
          <table:table-cell office:value-type="float" office:value="2.555E-2" table:style-name="ce1">
            <text:p>0.02555</text:p>
          </table:table-cell>
          <table:table-cell office:value-type="float" office:value="2.554E-2" table:style-name="ce1">
            <text:p>0.02554</text:p>
          </table:table-cell>
          <table:table-cell office:value-type="float" office:value="19.500730000000001" table:style-name="ce1">
            <text:p>19.50073</text:p>
          </table:table-cell>
          <table:table-cell office:value-type="float" office:value="19.236519999999999" table:style-name="ce1">
            <text:p>19.23652</text:p>
          </table:table-cell>
          <table:table-cell office:value-type="float" office:value="18.96547" table:style-name="ce1">
            <text:p>18.96547</text:p>
          </table:table-cell>
          <table:table-cell table:style-name="ce1"/>
          <table:table-cell office:value-type="float" office:value="17.264399999999998" table:style-name="ce1">
            <text:p>17.2644</text:p>
          </table:table-cell>
          <table:table-cell office:value-type="float" office:value="18.959009999999999" table:style-name="ce1">
            <text:p>18.95901</text:p>
          </table:table-cell>
          <table:table-cell office:value-type="float" office:value="19.423300000000001" table:style-name="ce1">
            <text:p>19.4233</text:p>
          </table:table-cell>
          <table:table-cell office:value-type="float" office:value="19.599350000000001" table:style-name="ce1">
            <text:p>19.59935</text:p>
          </table:table-cell>
          <table:table-cell office:value-type="float" office:value="19.09873" table:style-name="ce1">
            <text:p>19.09873</text:p>
          </table:table-cell>
          <table:table-cell office:value-type="float" office:value="17.688580000000002" table:style-name="ce1">
            <text:p>17.68858</text:p>
          </table:table-cell>
          <table:table-cell office:value-type="float" office:value="17.618880000000001" table:style-name="ce1">
            <text:p>17.61888</text:p>
          </table:table-cell>
          <table:table-cell office:value-type="float" office:value="18.478290000000001" table:style-name="ce1">
            <text:p>18.47829</text:p>
          </table:table-cell>
          <table:table-cell office:value-type="float" office:value="-5.0000000000000001E-4" table:style-name="ce1">
            <text:p>-0.0005</text:p>
          </table:table-cell>
          <table:table-cell office:value-type="float" office:value="-5.1799999999999997E-3" table:style-name="ce1">
            <text:p>-0.00518</text:p>
          </table:table-cell>
          <table:table-cell office:value-type="float" office:value="-1E-4" table:style-name="ce1">
            <text:p>-0.0001</text:p>
          </table:table-cell>
          <table:table-cell table:style-name="ce1"/>
          <table:table-cell office:value-type="float" office:value="8.7000000000000001E-4" table:style-name="ce1">
            <text:p>0.00087</text:p>
          </table:table-cell>
          <table:table-cell office:value-type="float" office:value="7.2000000000000005E-4" table:style-name="ce1">
            <text:p>0.00072</text:p>
          </table:table-cell>
          <table:table-cell office:value-type="float" office:value="4.8178099999999997" table:style-name="ce1">
            <text:p>4.81781</text:p>
          </table:table-cell>
          <table:table-cell office:value-type="float" office:value="4.6788100000000004" table:style-name="ce1">
            <text:p>4.67881</text:p>
          </table:table-cell>
          <table:table-cell table:number-columns-repeated="2" table:style-name="ce1"/>
          <table:table-cell office:value-type="float" office:value="1.503E-3" table:style-name="ce1">
            <text:p>0.001503</text:p>
          </table:table-cell>
          <table:table-cell table:style-name="ce1"/>
          <table:table-cell office:value-type="float" office:value="3.09999" table:style-name="ce1">
            <text:p>3.09999</text:p>
          </table:table-cell>
          <table:table-cell office:value-type="float" office:value="3.1193" table:style-name="ce1">
            <text:p>3.1193</text:p>
          </table:table-cell>
          <table:table-cell office:value-type="float" office:value="3.2098499999999999" table:style-name="ce1">
            <text:p>3.20985</text:p>
          </table:table-cell>
          <table:table-cell office:value-type="float" office:value="3.2035100000000001" table:style-name="ce1">
            <text:p>3.20351</text:p>
          </table:table-cell>
          <table:table-cell office:value-type="float" office:value="3.20458" table:style-name="ce1">
            <text:p>3.20458</text:p>
          </table:table-cell>
          <table:table-cell office:value-type="float" office:value="3.1627900000000002" table:style-name="ce1">
            <text:p>3.16279</text:p>
          </table:table-cell>
          <table:table-cell office:value-type="float" office:value="4.9399999999999999E-3" table:style-name="ce1">
            <text:p>0.00494</text:p>
          </table:table-cell>
          <table:table-cell office:value-type="float" office:value="4.8700000000000002E-3" table:style-name="ce1">
            <text:p>0.00487</text:p>
          </table:table-cell>
          <table:table-cell office:value-type="float" office:value="5.1799999999999997E-3" table:style-name="ce1">
            <text:p>0.00518</text:p>
          </table:table-cell>
          <table:table-cell office:value-type="float" office:value="4.7000000000000002E-3" table:style-name="ce1">
            <text:p>0.0047</text:p>
          </table:table-cell>
          <table:table-cell office:value-type="float" office:value="12.53613" table:style-name="ce1">
            <text:p>12.53613</text:p>
          </table:table-cell>
          <table:table-cell office:value-type="float" office:value="13.10971" table:style-name="ce1">
            <text:p>13.10971</text:p>
          </table:table-cell>
          <table:table-cell office:value-type="float" office:value="12.865349999999999" table:style-name="ce1">
            <text:p>12.86535</text:p>
          </table:table-cell>
          <table:table-cell table:style-name="ce1"/>
          <table:table-cell office:value-type="float" office:value="12.57728" table:style-name="ce1">
            <text:p>12.57728</text:p>
          </table:table-cell>
          <table:table-cell office:value-type="float" office:value="12.52943" table:style-name="ce1">
            <text:p>12.52943</text:p>
          </table:table-cell>
          <table:table-cell office:value-type="float" office:value="1.5129699999999999" table:style-name="ce1">
            <text:p>1.51297</text:p>
          </table:table-cell>
          <table:table-cell office:value-type="float" office:value="1.3297600000000001" table:style-name="ce1">
            <text:p>1.32976</text:p>
          </table:table-cell>
          <table:table-cell office:value-type="float" office:value="1.2942499999999999" table:style-name="ce1">
            <text:p>1.29425</text:p>
          </table:table-cell>
          <table:table-cell office:value-type="float" office:value="1.25176" table:style-name="ce1">
            <text:p>1.25176</text:p>
          </table:table-cell>
          <table:table-cell office:value-type="float" office:value="10.1935" table:style-name="ce1">
            <text:p>10.1935</text:p>
          </table:table-cell>
          <table:table-cell office:value-type="float" office:value="10.2098" table:style-name="ce1">
            <text:p>10.2098</text:p>
          </table:table-cell>
          <table:table-cell office:value-type="float" office:value="10.292260000000001" table:style-name="ce1">
            <text:p>10.29226</text:p>
          </table:table-cell>
          <table:table-cell office:value-type="float" office:value="10.06883" table:style-name="ce1">
            <text:p>10.06883</text:p>
          </table:table-cell>
          <table:table-cell office:value-type="float" office:value="10.190950000000001" table:style-name="ce1">
            <text:p>10.19095</text:p>
          </table:table-cell>
          <table:table-cell office:value-type="float" office:value="10.179080000000001" table:style-name="ce1">
            <text:p>10.17908</text:p>
          </table:table-cell>
          <table:table-cell office:value-type="float" office:value="5.4030000000000002E-2" table:style-name="ce1">
            <text:p>0.05403</text:p>
          </table:table-cell>
          <table:table-cell office:value-type="float" office:value="5.4739999999999997E-2" table:style-name="ce1">
            <text:p>0.05474</text:p>
          </table:table-cell>
          <table:table-cell office:value-type="float" office:value="5.4469999999999998E-2" table:style-name="ce1">
            <text:p>0.05447</text:p>
          </table:table-cell>
          <table:table-cell office:value-type="float" office:value="5.5809999999999998E-2" table:style-name="ce1">
            <text:p>0.05581</text:p>
          </table:table-cell>
          <table:table-cell table:number-columns-repeated="16317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2"/>
          <table:table-cell office:value-type="string" table:style-name="ce1">
            <text:p>KK_02</text:p>
          </table:table-cell>
          <table:table-cell office:value-type="float" office:value="3.8899999999999998E-3" table:style-name="ce1">
            <text:p>0.00389</text:p>
          </table:table-cell>
          <table:table-cell office:value-type="float" office:value="5.3899999999999998E-3" table:style-name="ce1">
            <text:p>0.00539</text:p>
          </table:table-cell>
          <table:table-cell office:value-type="float" office:value="3.0100000000000001E-3" table:style-name="ce1">
            <text:p>0.00301</text:p>
          </table:table-cell>
          <table:table-cell office:value-type="float" office:value="2.8600000000000001E-3" table:style-name="ce1">
            <text:p>0.00286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2.6900000000000001E-3" table:style-name="ce1">
            <text:p>0.00269</text:p>
          </table:table-cell>
          <table:table-cell office:value-type="float" office:value="3.4499999999999999E-3" table:style-name="ce1">
            <text:p>0.00345</text:p>
          </table:table-cell>
          <table:table-cell office:value-type="float" office:value="1.7600000000000001E-3" table:style-name="ce1">
            <text:p>0.00176</text:p>
          </table:table-cell>
          <table:table-cell office:value-type="float" office:value="2.7399999999999998E-3" table:style-name="ce1">
            <text:p>0.00274</text:p>
          </table:table-cell>
          <table:table-cell office:value-type="float" office:value="2.7499999999999998E-3" table:style-name="ce1">
            <text:p>0.00275</text:p>
          </table:table-cell>
          <table:table-cell office:value-type="float" office:value="3.0023900000000001" table:style-name="ce1">
            <text:p>3.00239</text:p>
          </table:table-cell>
          <table:table-cell office:value-type="float" office:value="2.97797" table:style-name="ce1">
            <text:p>2.97797</text:p>
          </table:table-cell>
          <table:table-cell office:value-type="float" office:value="2.92848" table:style-name="ce1">
            <text:p>2.92848</text:p>
          </table:table-cell>
          <table:table-cell table:style-name="ce1"/>
          <table:table-cell office:value-type="float" office:value="2.84958" table:style-name="ce1">
            <text:p>2.84958</text:p>
          </table:table-cell>
          <table:table-cell office:value-type="float" office:value="2.9144100000000002" table:style-name="ce1">
            <text:p>2.91441</text:p>
          </table:table-cell>
          <table:table-cell office:value-type="float" office:value="2.9991099999999999" table:style-name="ce1">
            <text:p>2.99911</text:p>
          </table:table-cell>
          <table:table-cell office:value-type="float" office:value="3.0202100000000001" table:style-name="ce1">
            <text:p>3.02021</text:p>
          </table:table-cell>
          <table:table-cell office:value-type="float" office:value="2.9810099999999999" table:style-name="ce1">
            <text:p>2.98101</text:p>
          </table:table-cell>
          <table:table-cell office:value-type="float" office:value="2.86694" table:style-name="ce1">
            <text:p>2.86694</text:p>
          </table:table-cell>
          <table:table-cell office:value-type="float" office:value="2.8769" table:style-name="ce1">
            <text:p>2.8769</text:p>
          </table:table-cell>
          <table:table-cell office:value-type="float" office:value="2.8589199999999999" table:style-name="ce1">
            <text:p>2.85892</text:p>
          </table:table-cell>
          <table:table-cell office:value-type="float" office:value="-4.0099999999999997E-3" table:style-name="ce1">
            <text:p>-0.00401</text:p>
          </table:table-cell>
          <table:table-cell office:value-type="float" office:value="-9.4400000000000005E-3" table:style-name="ce1">
            <text:p>-0.00944</text:p>
          </table:table-cell>
          <table:table-cell office:value-type="float" office:value="-3.0899999999999999E-3" table:style-name="ce1">
            <text:p>-0.00309</text:p>
          </table:table-cell>
          <table:table-cell table:style-name="ce1"/>
          <table:table-cell office:value-type="float" office:value="-2.2699999999999999E-3" table:style-name="ce1">
            <text:p>-0.00227</text:p>
          </table:table-cell>
          <table:table-cell office:value-type="float" office:value="-2.4299999999999999E-3" table:style-name="ce1">
            <text:p>-0.00243</text:p>
          </table:table-cell>
          <table:table-cell office:value-type="float" office:value="0.63985999999999998" table:style-name="ce1">
            <text:p>0.63986</text:p>
          </table:table-cell>
          <table:table-cell office:value-type="float" office:value="0.64690999999999999" table:style-name="ce1">
            <text:p>0.64691</text:p>
          </table:table-cell>
          <table:table-cell table:number-columns-repeated="2" table:style-name="ce1"/>
          <table:table-cell office:value-type="float" office:value="5.6599999999999999E-4" table:style-name="ce1">
            <text:p>0.000566</text:p>
          </table:table-cell>
          <table:table-cell table:style-name="ce1"/>
          <table:table-cell office:value-type="float" office:value="0.36993999999999999" table:style-name="ce1">
            <text:p>0.36994</text:p>
          </table:table-cell>
          <table:table-cell office:value-type="float" office:value="0.36631000000000002" table:style-name="ce1">
            <text:p>0.36631</text:p>
          </table:table-cell>
          <table:table-cell office:value-type="float" office:value="0.37046000000000001" table:style-name="ce1">
            <text:p>0.37046</text:p>
          </table:table-cell>
          <table:table-cell office:value-type="float" office:value="0.37195" table:style-name="ce1">
            <text:p>0.37195</text:p>
          </table:table-cell>
          <table:table-cell office:value-type="float" office:value="0.37111" table:style-name="ce1">
            <text:p>0.37111</text:p>
          </table:table-cell>
          <table:table-cell office:value-type="float" office:value="0.36636999999999997" table:style-name="ce1">
            <text:p>0.36637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2.9E-4" table:style-name="ce1">
            <text:p>0.00029</text:p>
          </table:table-cell>
          <table:table-cell office:value-type="float" office:value="-6.9999999999999994E-5" table:style-name="ce1">
            <text:p>-0.00007</text:p>
          </table:table-cell>
          <table:table-cell office:value-type="float" office:value="2.5443600000000002" table:style-name="ce1">
            <text:p>2.54436</text:p>
          </table:table-cell>
          <table:table-cell office:value-type="float" office:value="2.5880000000000001" table:style-name="ce1">
            <text:p>2.588</text:p>
          </table:table-cell>
          <table:table-cell office:value-type="float" office:value="2.5706699999999998" table:style-name="ce1">
            <text:p>2.57067</text:p>
          </table:table-cell>
          <table:table-cell table:style-name="ce1"/>
          <table:table-cell office:value-type="float" office:value="2.5533999999999999" table:style-name="ce1">
            <text:p>2.5534</text:p>
          </table:table-cell>
          <table:table-cell office:value-type="float" office:value="2.5661700000000001" table:style-name="ce1">
            <text:p>2.56617</text:p>
          </table:table-cell>
          <table:table-cell office:value-type="float" office:value="0.32752999999999999" table:style-name="ce1">
            <text:p>0.32753</text:p>
          </table:table-cell>
          <table:table-cell office:value-type="float" office:value="0.26184000000000002" table:style-name="ce1">
            <text:p>0.26184</text:p>
          </table:table-cell>
          <table:table-cell office:value-type="float" office:value="0.2457" table:style-name="ce1">
            <text:p>0.2457</text:p>
          </table:table-cell>
          <table:table-cell office:value-type="float" office:value="0.24539" table:style-name="ce1">
            <text:p>0.24539</text:p>
          </table:table-cell>
          <table:table-cell office:value-type="float" office:value="6.7819599999999998" table:style-name="ce1">
            <text:p>6.78196</text:p>
          </table:table-cell>
          <table:table-cell office:value-type="float" office:value="6.7855600000000003" table:style-name="ce1">
            <text:p>6.78556</text:p>
          </table:table-cell>
          <table:table-cell office:value-type="float" office:value="6.80945" table:style-name="ce1">
            <text:p>6.80945</text:p>
          </table:table-cell>
          <table:table-cell office:value-type="float" office:value="6.5961999999999996" table:style-name="ce1">
            <text:p>6.5962</text:p>
          </table:table-cell>
          <table:table-cell office:value-type="float" office:value="6.6885300000000001" table:style-name="ce1">
            <text:p>6.68853</text:p>
          </table:table-cell>
          <table:table-cell office:value-type="float" office:value="6.6935200000000004" table:style-name="ce1">
            <text:p>6.69352</text:p>
          </table:table-cell>
          <table:table-cell office:value-type="float" office:value="2.266E-2" table:style-name="ce1">
            <text:p>0.02266</text:p>
          </table:table-cell>
          <table:table-cell office:value-type="float" office:value="2.2890000000000001E-2" table:style-name="ce1">
            <text:p>0.02289</text:p>
          </table:table-cell>
          <table:table-cell office:value-type="float" office:value="2.298E-2" table:style-name="ce1">
            <text:p>0.02298</text:p>
          </table:table-cell>
          <table:table-cell office:value-type="float" office:value="2.3009999999999999E-2" table:style-name="ce1">
            <text:p>0.02301</text:p>
          </table:table-cell>
          <table:table-cell table:number-columns-repeated="16317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2"/>
          <table:table-cell office:value-type="string" table:style-name="ce1">
            <text:p>KK_03</text:p>
          </table:table-cell>
          <table:table-cell office:value-type="float" office:value="3.7100000000000002E-3" table:style-name="ce1">
            <text:p>0.00371</text:p>
          </table:table-cell>
          <table:table-cell office:value-type="float" office:value="5.0699999999999999E-3" table:style-name="ce1">
            <text:p>0.00507</text:p>
          </table:table-cell>
          <table:table-cell office:value-type="float" office:value="2.7100000000000002E-3" table:style-name="ce1">
            <text:p>0.0027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65E-3" table:style-name="ce1">
            <text:p>0.00265</text:p>
          </table:table-cell>
          <table:table-cell office:value-type="float" office:value="2.66E-3" table:style-name="ce1">
            <text:p>0.00266</text:p>
          </table:table-cell>
          <table:table-cell office:value-type="float" office:value="3.3899999999999998E-3" table:style-name="ce1">
            <text:p>0.00339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3.1065200000000002" table:style-name="ce1">
            <text:p>3.10652</text:p>
          </table:table-cell>
          <table:table-cell office:value-type="float" office:value="3.0716100000000002" table:style-name="ce1">
            <text:p>3.07161</text:p>
          </table:table-cell>
          <table:table-cell office:value-type="float" office:value="3.0209999999999999" table:style-name="ce1">
            <text:p>3.021</text:p>
          </table:table-cell>
          <table:table-cell table:style-name="ce1"/>
          <table:table-cell office:value-type="float" office:value="2.96644" table:style-name="ce1">
            <text:p>2.96644</text:p>
          </table:table-cell>
          <table:table-cell office:value-type="float" office:value="3.0048599999999999" table:style-name="ce1">
            <text:p>3.00486</text:p>
          </table:table-cell>
          <table:table-cell office:value-type="float" office:value="3.1069399999999998" table:style-name="ce1">
            <text:p>3.10694</text:p>
          </table:table-cell>
          <table:table-cell office:value-type="float" office:value="3.1141000000000001" table:style-name="ce1">
            <text:p>3.1141</text:p>
          </table:table-cell>
          <table:table-cell office:value-type="float" office:value="3.0615399999999999" table:style-name="ce1">
            <text:p>3.06154</text:p>
          </table:table-cell>
          <table:table-cell office:value-type="float" office:value="2.9340600000000001" table:style-name="ce1">
            <text:p>2.93406</text:p>
          </table:table-cell>
          <table:table-cell office:value-type="float" office:value="2.9447700000000001" table:style-name="ce1">
            <text:p>2.94477</text:p>
          </table:table-cell>
          <table:table-cell office:value-type="float" office:value="2.9461400000000002" table:style-name="ce1">
            <text:p>2.94614</text:p>
          </table:table-cell>
          <table:table-cell office:value-type="float" office:value="-3.64E-3" table:style-name="ce1">
            <text:p>-0.00364</text:p>
          </table:table-cell>
          <table:table-cell office:value-type="float" office:value="-9.11E-3" table:style-name="ce1">
            <text:p>-0.00911</text:p>
          </table:table-cell>
          <table:table-cell office:value-type="float" office:value="-2.8800000000000002E-3" table:style-name="ce1">
            <text:p>-0.00288</text:p>
          </table:table-cell>
          <table:table-cell table:style-name="ce1"/>
          <table:table-cell office:value-type="float" office:value="-2.1099999999999999E-3" table:style-name="ce1">
            <text:p>-0.00211</text:p>
          </table:table-cell>
          <table:table-cell office:value-type="float" office:value="-4.4900000000000001E-3" table:style-name="ce1">
            <text:p>-0.00449</text:p>
          </table:table-cell>
          <table:table-cell office:value-type="float" office:value="0.64422000000000001" table:style-name="ce1">
            <text:p>0.64422</text:p>
          </table:table-cell>
          <table:table-cell office:value-type="float" office:value="0.64954000000000001" table:style-name="ce1">
            <text:p>0.64954</text:p>
          </table:table-cell>
          <table:table-cell table:number-columns-repeated="2" table:style-name="ce1"/>
          <table:table-cell office:value-type="float" office:value="5.4100000000000003E-4" table:style-name="ce1">
            <text:p>0.000541</text:p>
          </table:table-cell>
          <table:table-cell table:style-name="ce1"/>
          <table:table-cell office:value-type="float" office:value="0.38180999999999998" table:style-name="ce1">
            <text:p>0.38181</text:p>
          </table:table-cell>
          <table:table-cell office:value-type="float" office:value="0.37776999999999999" table:style-name="ce1">
            <text:p>0.37777</text:p>
          </table:table-cell>
          <table:table-cell office:value-type="float" office:value="0.38274000000000002" table:style-name="ce1">
            <text:p>0.38274</text:p>
          </table:table-cell>
          <table:table-cell office:value-type="float" office:value="0.38429999999999997" table:style-name="ce1">
            <text:p>0.3843</text:p>
          </table:table-cell>
          <table:table-cell office:value-type="float" office:value="0.38358999999999999" table:style-name="ce1">
            <text:p>0.38359</text:p>
          </table:table-cell>
          <table:table-cell office:value-type="float" office:value="0.37897999999999998" table:style-name="ce1">
            <text:p>0.37898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8.0000000000000004E-4" table:style-name="ce1">
            <text:p>0.0008</text:p>
          </table:table-cell>
          <table:table-cell office:value-type="float" office:value="8.7000000000000001E-4" table:style-name="ce1">
            <text:p>0.00087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2.7314600000000002" table:style-name="ce1">
            <text:p>2.73146</text:p>
          </table:table-cell>
          <table:table-cell office:value-type="float" office:value="2.7389000000000001" table:style-name="ce1">
            <text:p>2.7389</text:p>
          </table:table-cell>
          <table:table-cell office:value-type="float" office:value="2.70485" table:style-name="ce1">
            <text:p>2.70485</text:p>
          </table:table-cell>
          <table:table-cell table:style-name="ce1"/>
          <table:table-cell office:value-type="float" office:value="2.71604" table:style-name="ce1">
            <text:p>2.71604</text:p>
          </table:table-cell>
          <table:table-cell office:value-type="float" office:value="2.7096200000000001" table:style-name="ce1">
            <text:p>2.70962</text:p>
          </table:table-cell>
          <table:table-cell office:value-type="float" office:value="0.32966000000000001" table:style-name="ce1">
            <text:p>0.32966</text:p>
          </table:table-cell>
          <table:table-cell office:value-type="float" office:value="0.29100999999999999" table:style-name="ce1">
            <text:p>0.29101</text:p>
          </table:table-cell>
          <table:table-cell office:value-type="float" office:value="0.28032000000000001" table:style-name="ce1">
            <text:p>0.28032</text:p>
          </table:table-cell>
          <table:table-cell office:value-type="float" office:value="0.27631" table:style-name="ce1">
            <text:p>0.27631</text:p>
          </table:table-cell>
          <table:table-cell office:value-type="float" office:value="6.9329099999999997" table:style-name="ce1">
            <text:p>6.93291</text:p>
          </table:table-cell>
          <table:table-cell office:value-type="float" office:value="6.9545700000000004" table:style-name="ce1">
            <text:p>6.95457</text:p>
          </table:table-cell>
          <table:table-cell office:value-type="float" office:value="6.9853399999999999" table:style-name="ce1">
            <text:p>6.98534</text:p>
          </table:table-cell>
          <table:table-cell office:value-type="float" office:value="6.8518600000000003" table:style-name="ce1">
            <text:p>6.85186</text:p>
          </table:table-cell>
          <table:table-cell office:value-type="float" office:value="6.8494099999999998" table:style-name="ce1">
            <text:p>6.84941</text:p>
          </table:table-cell>
          <table:table-cell office:value-type="float" office:value="6.8657300000000001" table:style-name="ce1">
            <text:p>6.86573</text:p>
          </table:table-cell>
          <table:table-cell office:value-type="float" office:value="2.3210000000000001E-2" table:style-name="ce1">
            <text:p>0.02321</text:p>
          </table:table-cell>
          <table:table-cell office:value-type="float" office:value="2.3439999999999999E-2" table:style-name="ce1">
            <text:p>0.02344</text:p>
          </table:table-cell>
          <table:table-cell office:value-type="float" office:value="2.351E-2" table:style-name="ce1">
            <text:p>0.02351</text:p>
          </table:table-cell>
          <table:table-cell office:value-type="float" office:value="2.3519999999999999E-2" table:style-name="ce1">
            <text:p>0.02352</text:p>
          </table:table-cell>
          <table:table-cell table:number-columns-repeated="16317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2"/>
          <table:table-cell office:value-type="string" table:style-name="ce1">
            <text:p>KK_04</text:p>
          </table:table-cell>
          <table:table-cell office:value-type="float" office:value="1.0290000000000001E-2" table:style-name="ce1">
            <text:p>0.01029</text:p>
          </table:table-cell>
          <table:table-cell office:value-type="float" office:value="1.163E-2" table:style-name="ce1">
            <text:p>0.01163</text:p>
          </table:table-cell>
          <table:table-cell office:value-type="float" office:value="2.32E-3" table:style-name="ce1">
            <text:p>0.00232</text:p>
          </table:table-cell>
          <table:table-cell office:value-type="float" office:value="2.47E-3" table:style-name="ce1">
            <text:p>0.00247</text:p>
          </table:table-cell>
          <table:table-cell office:value-type="float" office:value="2.1900000000000001E-3" table:style-name="ce1">
            <text:p>0.00219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2.7200000000000002E-3" table:style-name="ce1">
            <text:p>0.00272</text:p>
          </table:table-cell>
          <table:table-cell office:value-type="float" office:value="2.1900000000000001E-3" table:style-name="ce1">
            <text:p>0.00219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2.3900000000000002E-3" table:style-name="ce1">
            <text:p>0.00239</text:p>
          </table:table-cell>
          <table:table-cell office:value-type="float" office:value="3.0331600000000001" table:style-name="ce1">
            <text:p>3.03316</text:p>
          </table:table-cell>
          <table:table-cell office:value-type="float" office:value="3.0116000000000001" table:style-name="ce1">
            <text:p>3.0116</text:p>
          </table:table-cell>
          <table:table-cell office:value-type="float" office:value="2.96163" table:style-name="ce1">
            <text:p>2.96163</text:p>
          </table:table-cell>
          <table:table-cell table:style-name="ce1"/>
          <table:table-cell office:value-type="float" office:value="2.8806600000000002" table:style-name="ce1">
            <text:p>2.88066</text:p>
          </table:table-cell>
          <table:table-cell office:value-type="float" office:value="2.9355099999999998" table:style-name="ce1">
            <text:p>2.93551</text:p>
          </table:table-cell>
          <table:table-cell office:value-type="float" office:value="3.0250699999999999" table:style-name="ce1">
            <text:p>3.02507</text:p>
          </table:table-cell>
          <table:table-cell office:value-type="float" office:value="3.0576699999999999" table:style-name="ce1">
            <text:p>3.05767</text:p>
          </table:table-cell>
          <table:table-cell office:value-type="float" office:value="2.9976699999999998" table:style-name="ce1">
            <text:p>2.99767</text:p>
          </table:table-cell>
          <table:table-cell office:value-type="float" office:value="2.8972799999999999" table:style-name="ce1">
            <text:p>2.89728</text:p>
          </table:table-cell>
          <table:table-cell office:value-type="float" office:value="2.9085700000000001" table:style-name="ce1">
            <text:p>2.90857</text:p>
          </table:table-cell>
          <table:table-cell office:value-type="float" office:value="2.8916900000000001" table:style-name="ce1">
            <text:p>2.89169</text:p>
          </table:table-cell>
          <table:table-cell office:value-type="float" office:value="-1.23E-3" table:style-name="ce1">
            <text:p>-0.00123</text:p>
          </table:table-cell>
          <table:table-cell office:value-type="float" office:value="-6.1599999999999997E-3" table:style-name="ce1">
            <text:p>-0.00616</text:p>
          </table:table-cell>
          <table:table-cell office:value-type="float" office:value="-6.8999999999999997E-4" table:style-name="ce1">
            <text:p>-0.00069</text:p>
          </table:table-cell>
          <table:table-cell table:style-name="ce1"/>
          <table:table-cell office:value-type="float" office:value="7.6000000000000004E-4" table:style-name="ce1">
            <text:p>0.00076</text:p>
          </table:table-cell>
          <table:table-cell office:value-type="float" office:value="-4.2999999999999999E-4" table:style-name="ce1">
            <text:p>-0.00043</text:p>
          </table:table-cell>
          <table:table-cell office:value-type="float" office:value="0.66437000000000002" table:style-name="ce1">
            <text:p>0.66437</text:p>
          </table:table-cell>
          <table:table-cell office:value-type="float" office:value="0.66844999999999999" table:style-name="ce1">
            <text:p>0.66845</text:p>
          </table:table-cell>
          <table:table-cell table:number-columns-repeated="2" table:style-name="ce1"/>
          <table:table-cell office:value-type="float" office:value="5.0000000000000001E-4" table:style-name="ce1">
            <text:p>0.0005</text:p>
          </table:table-cell>
          <table:table-cell table:style-name="ce1"/>
          <table:table-cell office:value-type="float" office:value="0.38599" table:style-name="ce1">
            <text:p>0.38599</text:p>
          </table:table-cell>
          <table:table-cell office:value-type="float" office:value="0.38218999999999997" table:style-name="ce1">
            <text:p>0.38219</text:p>
          </table:table-cell>
          <table:table-cell office:value-type="float" office:value="0.38596000000000003" table:style-name="ce1">
            <text:p>0.38596</text:p>
          </table:table-cell>
          <table:table-cell office:value-type="float" office:value="0.38934000000000002" table:style-name="ce1">
            <text:p>0.38934</text:p>
          </table:table-cell>
          <table:table-cell office:value-type="float" office:value="0.38757999999999998" table:style-name="ce1">
            <text:p>0.38758</text:p>
          </table:table-cell>
          <table:table-cell office:value-type="float" office:value="0.38275999999999999" table:style-name="ce1">
            <text:p>0.38276</text:p>
          </table:table-cell>
          <table:table-cell office:value-type="float" office:value="2.7E-4" table:style-name="ce1">
            <text:p>0.00027</text:p>
          </table:table-cell>
          <table:table-cell office:value-type="float" office:value="2.3000000000000001E-4" table:style-name="ce1">
            <text:p>0.00023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-2.3000000000000001E-4" table:style-name="ce1">
            <text:p>-0.00023</text:p>
          </table:table-cell>
          <table:table-cell office:value-type="float" office:value="2.8596499999999998" table:style-name="ce1">
            <text:p>2.85965</text:p>
          </table:table-cell>
          <table:table-cell office:value-type="float" office:value="2.9457200000000001" table:style-name="ce1">
            <text:p>2.94572</text:p>
          </table:table-cell>
          <table:table-cell office:value-type="float" office:value="2.9113799999999999" table:style-name="ce1">
            <text:p>2.91138</text:p>
          </table:table-cell>
          <table:table-cell table:style-name="ce1"/>
          <table:table-cell office:value-type="float" office:value="2.9026200000000002" table:style-name="ce1">
            <text:p>2.90262</text:p>
          </table:table-cell>
          <table:table-cell office:value-type="float" office:value="2.9171399999999998" table:style-name="ce1">
            <text:p>2.91714</text:p>
          </table:table-cell>
          <table:table-cell office:value-type="float" office:value="0.38607999999999998" table:style-name="ce1">
            <text:p>0.38608</text:p>
          </table:table-cell>
          <table:table-cell office:value-type="float" office:value="0.31856000000000001" table:style-name="ce1">
            <text:p>0.31856</text:p>
          </table:table-cell>
          <table:table-cell office:value-type="float" office:value="0.29748999999999998" table:style-name="ce1">
            <text:p>0.29749</text:p>
          </table:table-cell>
          <table:table-cell office:value-type="float" office:value="0.27013999999999999" table:style-name="ce1">
            <text:p>0.27014</text:p>
          </table:table-cell>
          <table:table-cell office:value-type="float" office:value="7.1838199999999999" table:style-name="ce1">
            <text:p>7.18382</text:p>
          </table:table-cell>
          <table:table-cell office:value-type="float" office:value="7.2009800000000004" table:style-name="ce1">
            <text:p>7.20098</text:p>
          </table:table-cell>
          <table:table-cell office:value-type="float" office:value="7.2104400000000002" table:style-name="ce1">
            <text:p>7.21044</text:p>
          </table:table-cell>
          <table:table-cell office:value-type="float" office:value="7.1093400000000004" table:style-name="ce1">
            <text:p>7.10934</text:p>
          </table:table-cell>
          <table:table-cell office:value-type="float" office:value="7.1041100000000004" table:style-name="ce1">
            <text:p>7.10411</text:p>
          </table:table-cell>
          <table:table-cell office:value-type="float" office:value="7.1127799999999999" table:style-name="ce1">
            <text:p>7.11278</text:p>
          </table:table-cell>
          <table:table-cell office:value-type="float" office:value="2.3189999999999999E-2" table:style-name="ce1">
            <text:p>0.02319</text:p>
          </table:table-cell>
          <table:table-cell office:value-type="float" office:value="2.3429999999999999E-2" table:style-name="ce1">
            <text:p>0.02343</text:p>
          </table:table-cell>
          <table:table-cell office:value-type="float" office:value="2.351E-2" table:style-name="ce1">
            <text:p>0.02351</text:p>
          </table:table-cell>
          <table:table-cell office:value-type="float" office:value="2.359E-2" table:style-name="ce1">
            <text:p>0.02359</text:p>
          </table:table-cell>
          <table:table-cell table:number-columns-repeated="16317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2"/>
          <table:table-cell office:value-type="string" table:style-name="ce1">
            <text:p>KK_05</text:p>
          </table:table-cell>
          <table:table-cell office:value-type="float" office:value="3.62E-3" table:style-name="ce1">
            <text:p>0.00362</text:p>
          </table:table-cell>
          <table:table-cell office:value-type="float" office:value="6.0600000000000003E-3" table:style-name="ce1">
            <text:p>0.00606</text:p>
          </table:table-cell>
          <table:table-cell office:value-type="float" office:value="2.4299999999999999E-3" table:style-name="ce1">
            <text:p>0.00243</text:p>
          </table:table-cell>
          <table:table-cell office:value-type="float" office:value="2.49E-3" table:style-name="ce1">
            <text:p>0.00249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399999999999998E-3" table:style-name="ce1">
            <text:p>0.00324</text:p>
          </table:table-cell>
          <table:table-cell office:value-type="float" office:value="2.4399999999999999E-3" table:style-name="ce1">
            <text:p>0.00244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3.1322800000000002" table:style-name="ce1">
            <text:p>3.13228</text:p>
          </table:table-cell>
          <table:table-cell office:value-type="float" office:value="3.09938" table:style-name="ce1">
            <text:p>3.09938</text:p>
          </table:table-cell>
          <table:table-cell office:value-type="float" office:value="3.04956" table:style-name="ce1">
            <text:p>3.04956</text:p>
          </table:table-cell>
          <table:table-cell table:style-name="ce1"/>
          <table:table-cell office:value-type="float" office:value="2.98603" table:style-name="ce1">
            <text:p>2.98603</text:p>
          </table:table-cell>
          <table:table-cell office:value-type="float" office:value="3.0197799999999999" table:style-name="ce1">
            <text:p>3.01978</text:p>
          </table:table-cell>
          <table:table-cell office:value-type="float" office:value="3.1421899999999998" table:style-name="ce1">
            <text:p>3.14219</text:p>
          </table:table-cell>
          <table:table-cell office:value-type="float" office:value="3.15944" table:style-name="ce1">
            <text:p>3.15944</text:p>
          </table:table-cell>
          <table:table-cell office:value-type="float" office:value="3.0765500000000001" table:style-name="ce1">
            <text:p>3.07655</text:p>
          </table:table-cell>
          <table:table-cell office:value-type="float" office:value="2.98441" table:style-name="ce1">
            <text:p>2.98441</text:p>
          </table:table-cell>
          <table:table-cell office:value-type="float" office:value="2.9963500000000001" table:style-name="ce1">
            <text:p>2.99635</text:p>
          </table:table-cell>
          <table:table-cell office:value-type="float" office:value="2.97756" table:style-name="ce1">
            <text:p>2.97756</text:p>
          </table:table-cell>
          <table:table-cell office:value-type="float" office:value="-3.8300000000000001E-3" table:style-name="ce1">
            <text:p>-0.00383</text:p>
          </table:table-cell>
          <table:table-cell office:value-type="float" office:value="-9.75E-3" table:style-name="ce1">
            <text:p>-0.00975</text:p>
          </table:table-cell>
          <table:table-cell office:value-type="float" office:value="-3.8500000000000001E-3" table:style-name="ce1">
            <text:p>-0.00385</text:p>
          </table:table-cell>
          <table:table-cell table:style-name="ce1"/>
          <table:table-cell office:value-type="float" office:value="-2.9099999999999998E-3" table:style-name="ce1">
            <text:p>-0.00291</text:p>
          </table:table-cell>
          <table:table-cell office:value-type="float" office:value="-4.6600000000000001E-3" table:style-name="ce1">
            <text:p>-0.00466</text:p>
          </table:table-cell>
          <table:table-cell office:value-type="float" office:value="0.64683999999999997" table:style-name="ce1">
            <text:p>0.64684</text:p>
          </table:table-cell>
          <table:table-cell office:value-type="float" office:value="0.65486" table:style-name="ce1">
            <text:p>0.65486</text:p>
          </table:table-cell>
          <table:table-cell table:number-columns-repeated="2" table:style-name="ce1"/>
          <table:table-cell office:value-type="float" office:value="5.5099999999999995E-4" table:style-name="ce1">
            <text:p>0.000551</text:p>
          </table:table-cell>
          <table:table-cell table:style-name="ce1"/>
          <table:table-cell office:value-type="float" office:value="0.39890999999999999" table:style-name="ce1">
            <text:p>0.39891</text:p>
          </table:table-cell>
          <table:table-cell office:value-type="float" office:value="0.39439000000000002" table:style-name="ce1">
            <text:p>0.39439</text:p>
          </table:table-cell>
          <table:table-cell office:value-type="float" office:value="0.39939999999999998" table:style-name="ce1">
            <text:p>0.3994</text:p>
          </table:table-cell>
          <table:table-cell office:value-type="float" office:value="0.40338000000000002" table:style-name="ce1">
            <text:p>0.40338</text:p>
          </table:table-cell>
          <table:table-cell office:value-type="float" office:value="0.40172999999999998" table:style-name="ce1">
            <text:p>0.40173</text:p>
          </table:table-cell>
          <table:table-cell office:value-type="float" office:value="0.39457999999999999" table:style-name="ce1">
            <text:p>0.39458</text:p>
          </table:table-cell>
          <table:table-cell office:value-type="float" office:value="1.4999999999999999E-4" table:style-name="ce1">
            <text:p>0.00015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8.0000000000000007E-5" table:style-name="ce1">
            <text:p>0.00008</text:p>
          </table:table-cell>
          <table:table-cell office:value-type="float" office:value="-3.0000000000000001E-5" table:style-name="ce1">
            <text:p>-0.00003</text:p>
          </table:table-cell>
          <table:table-cell office:value-type="float" office:value="3.0188899999999999" table:style-name="ce1">
            <text:p>3.01889</text:p>
          </table:table-cell>
          <table:table-cell office:value-type="float" office:value="3.04453" table:style-name="ce1">
            <text:p>3.04453</text:p>
          </table:table-cell>
          <table:table-cell office:value-type="float" office:value="3.0434800000000002" table:style-name="ce1">
            <text:p>3.04348</text:p>
          </table:table-cell>
          <table:table-cell table:style-name="ce1"/>
          <table:table-cell office:value-type="float" office:value="3.048" table:style-name="ce1">
            <text:p>3.048</text:p>
          </table:table-cell>
          <table:table-cell office:value-type="float" office:value="3.0541399999999999" table:style-name="ce1">
            <text:p>3.05414</text:p>
          </table:table-cell>
          <table:table-cell office:value-type="float" office:value="0.35365999999999997" table:style-name="ce1">
            <text:p>0.35366</text:p>
          </table:table-cell>
          <table:table-cell office:value-type="float" office:value="0.32851000000000002" table:style-name="ce1">
            <text:p>0.32851</text:p>
          </table:table-cell>
          <table:table-cell office:value-type="float" office:value="0.31907000000000002" table:style-name="ce1">
            <text:p>0.31907</text:p>
          </table:table-cell>
          <table:table-cell office:value-type="float" office:value="0.28715000000000002" table:style-name="ce1">
            <text:p>0.28715</text:p>
          </table:table-cell>
          <table:table-cell office:value-type="float" office:value="7.3323700000000001" table:style-name="ce1">
            <text:p>7.33237</text:p>
          </table:table-cell>
          <table:table-cell office:value-type="float" office:value="7.3555900000000003" table:style-name="ce1">
            <text:p>7.35559</text:p>
          </table:table-cell>
          <table:table-cell office:value-type="float" office:value="7.3716600000000003" table:style-name="ce1">
            <text:p>7.37166</text:p>
          </table:table-cell>
          <table:table-cell office:value-type="float" office:value="7.2166399999999999" table:style-name="ce1">
            <text:p>7.21664</text:p>
          </table:table-cell>
          <table:table-cell office:value-type="float" office:value="7.2799199999999997" table:style-name="ce1">
            <text:p>7.27992</text:p>
          </table:table-cell>
          <table:table-cell office:value-type="float" office:value="7.26797" table:style-name="ce1">
            <text:p>7.26797</text:p>
          </table:table-cell>
          <table:table-cell office:value-type="float" office:value="2.3730000000000001E-2" table:style-name="ce1">
            <text:p>0.02373</text:p>
          </table:table-cell>
          <table:table-cell office:value-type="float" office:value="2.401E-2" table:style-name="ce1">
            <text:p>0.02401</text:p>
          </table:table-cell>
          <table:table-cell office:value-type="float" office:value="2.4060000000000002E-2" table:style-name="ce1">
            <text:p>0.02406</text:p>
          </table:table-cell>
          <table:table-cell office:value-type="float" office:value="2.4160000000000001E-2" table:style-name="ce1">
            <text:p>0.02416</text:p>
          </table:table-cell>
          <table:table-cell table:number-columns-repeated="16317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2"/>
          <table:table-cell office:value-type="string" table:style-name="ce1">
            <text:p>KK_06</text:p>
          </table:table-cell>
          <table:table-cell office:value-type="float" office:value="3.2100000000000002E-3" table:style-name="ce1">
            <text:p>0.00321</text:p>
          </table:table-cell>
          <table:table-cell office:value-type="float" office:value="5.7200000000000003E-3" table:style-name="ce1">
            <text:p>0.00572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2.5699999999999998E-3" table:style-name="ce1">
            <text:p>0.00257</text:p>
          </table:table-cell>
          <table:table-cell office:value-type="float" office:value="2.3900000000000002E-3" table:style-name="ce1">
            <text:p>0.00239</text:p>
          </table:table-cell>
          <table:table-cell office:value-type="float" office:value="2.3800000000000002E-3" table:style-name="ce1">
            <text:p>0.00238</text:p>
          </table:table-cell>
          <table:table-cell office:value-type="float" office:value="2.48E-3" table:style-name="ce1">
            <text:p>0.00248</text:p>
          </table:table-cell>
          <table:table-cell office:value-type="float" office:value="3.6900000000000001E-3" table:style-name="ce1">
            <text:p>0.00369</text:p>
          </table:table-cell>
          <table:table-cell office:value-type="float" office:value="2.48E-3" table:style-name="ce1">
            <text:p>0.00248</text:p>
          </table:table-cell>
          <table:table-cell office:value-type="float" office:value="2.5400000000000002E-3" table:style-name="ce1">
            <text:p>0.00254</text:p>
          </table:table-cell>
          <table:table-cell office:value-type="float" office:value="3.1868599999999998" table:style-name="ce1">
            <text:p>3.18686</text:p>
          </table:table-cell>
          <table:table-cell office:value-type="float" office:value="3.1631800000000001" table:style-name="ce1">
            <text:p>3.16318</text:p>
          </table:table-cell>
          <table:table-cell office:value-type="float" office:value="3.1144400000000001" table:style-name="ce1">
            <text:p>3.11444</text:p>
          </table:table-cell>
          <table:table-cell table:style-name="ce1"/>
          <table:table-cell office:value-type="float" office:value="3.0668700000000002" table:style-name="ce1">
            <text:p>3.06687</text:p>
          </table:table-cell>
          <table:table-cell office:value-type="float" office:value="3.0901200000000002" table:style-name="ce1">
            <text:p>3.09012</text:p>
          </table:table-cell>
          <table:table-cell office:value-type="float" office:value="3.1887099999999999" table:style-name="ce1">
            <text:p>3.18871</text:p>
          </table:table-cell>
          <table:table-cell office:value-type="float" office:value="3.2186599999999999" table:style-name="ce1">
            <text:p>3.21866</text:p>
          </table:table-cell>
          <table:table-cell office:value-type="float" office:value="3.1476500000000001" table:style-name="ce1">
            <text:p>3.14765</text:p>
          </table:table-cell>
          <table:table-cell office:value-type="float" office:value="3.0089100000000002" table:style-name="ce1">
            <text:p>3.00891</text:p>
          </table:table-cell>
          <table:table-cell office:value-type="float" office:value="3.02014" table:style-name="ce1">
            <text:p>3.02014</text:p>
          </table:table-cell>
          <table:table-cell office:value-type="float" office:value="3.0430700000000002" table:style-name="ce1">
            <text:p>3.04307</text:p>
          </table:table-cell>
          <table:table-cell office:value-type="float" office:value="-4.4299999999999999E-3" table:style-name="ce1">
            <text:p>-0.00443</text:p>
          </table:table-cell>
          <table:table-cell office:value-type="float" office:value="-9.9600000000000001E-3" table:style-name="ce1">
            <text:p>-0.00996</text:p>
          </table:table-cell>
          <table:table-cell office:value-type="float" office:value="-4.0899999999999999E-3" table:style-name="ce1">
            <text:p>-0.00409</text:p>
          </table:table-cell>
          <table:table-cell table:style-name="ce1"/>
          <table:table-cell office:value-type="float" office:value="-3.0300000000000001E-3" table:style-name="ce1">
            <text:p>-0.00303</text:p>
          </table:table-cell>
          <table:table-cell office:value-type="float" office:value="-3.5899999999999999E-3" table:style-name="ce1">
            <text:p>-0.00359</text:p>
          </table:table-cell>
          <table:table-cell office:value-type="float" office:value="0.64910000000000001" table:style-name="ce1">
            <text:p>0.6491</text:p>
          </table:table-cell>
          <table:table-cell office:value-type="float" office:value="0.65783000000000003" table:style-name="ce1">
            <text:p>0.65783</text:p>
          </table:table-cell>
          <table:table-cell table:number-columns-repeated="2" table:style-name="ce1"/>
          <table:table-cell office:value-type="float" office:value="5.3200000000000003E-4" table:style-name="ce1">
            <text:p>0.000532</text:p>
          </table:table-cell>
          <table:table-cell table:style-name="ce1"/>
          <table:table-cell office:value-type="float" office:value="0.40781000000000001" table:style-name="ce1">
            <text:p>0.40781</text:p>
          </table:table-cell>
          <table:table-cell office:value-type="float" office:value="0.40340999999999999" table:style-name="ce1">
            <text:p>0.40341</text:p>
          </table:table-cell>
          <table:table-cell office:value-type="float" office:value="0.40814" table:style-name="ce1">
            <text:p>0.40814</text:p>
          </table:table-cell>
          <table:table-cell office:value-type="float" office:value="0.41181000000000001" table:style-name="ce1">
            <text:p>0.41181</text:p>
          </table:table-cell>
          <table:table-cell office:value-type="float" office:value="0.41044000000000003" table:style-name="ce1">
            <text:p>0.41044</text:p>
          </table:table-cell>
          <table:table-cell office:value-type="float" office:value="0.40601999999999999" table:style-name="ce1">
            <text:p>0.40602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-4.0000000000000003E-5" table:style-name="ce1">
            <text:p>-0.00004</text:p>
          </table:table-cell>
          <table:table-cell office:value-type="float" office:value="-4.4000000000000002E-4" table:style-name="ce1">
            <text:p>-0.00044</text:p>
          </table:table-cell>
          <table:table-cell office:value-type="float" office:value="3.12201" table:style-name="ce1">
            <text:p>3.12201</text:p>
          </table:table-cell>
          <table:table-cell office:value-type="float" office:value="3.18628" table:style-name="ce1">
            <text:p>3.18628</text:p>
          </table:table-cell>
          <table:table-cell office:value-type="float" office:value="3.1993399999999999" table:style-name="ce1">
            <text:p>3.19934</text:p>
          </table:table-cell>
          <table:table-cell table:style-name="ce1"/>
          <table:table-cell office:value-type="float" office:value="3.2076699999999998" table:style-name="ce1">
            <text:p>3.20767</text:p>
          </table:table-cell>
          <table:table-cell office:value-type="float" office:value="3.2086299999999999" table:style-name="ce1">
            <text:p>3.20863</text:p>
          </table:table-cell>
          <table:table-cell office:value-type="float" office:value="0.36734" table:style-name="ce1">
            <text:p>0.36734</text:p>
          </table:table-cell>
          <table:table-cell office:value-type="float" office:value="0.33695999999999998" table:style-name="ce1">
            <text:p>0.33696</text:p>
          </table:table-cell>
          <table:table-cell office:value-type="float" office:value="0.29809000000000002" table:style-name="ce1">
            <text:p>0.29809</text:p>
          </table:table-cell>
          <table:table-cell office:value-type="float" office:value="0.27782000000000001" table:style-name="ce1">
            <text:p>0.27782</text:p>
          </table:table-cell>
          <table:table-cell office:value-type="float" office:value="7.5907200000000001" table:style-name="ce1">
            <text:p>7.59072</text:p>
          </table:table-cell>
          <table:table-cell office:value-type="float" office:value="7.6002700000000001" table:style-name="ce1">
            <text:p>7.60027</text:p>
          </table:table-cell>
          <table:table-cell office:value-type="float" office:value="7.6224100000000004" table:style-name="ce1">
            <text:p>7.62241</text:p>
          </table:table-cell>
          <table:table-cell office:value-type="float" office:value="7.4484199999999996" table:style-name="ce1">
            <text:p>7.44842</text:p>
          </table:table-cell>
          <table:table-cell office:value-type="float" office:value="7.5085499999999996" table:style-name="ce1">
            <text:p>7.50855</text:p>
          </table:table-cell>
          <table:table-cell office:value-type="float" office:value="7.5287199999999999" table:style-name="ce1">
            <text:p>7.52872</text:p>
          </table:table-cell>
          <table:table-cell office:value-type="float" office:value="2.4279999999999999E-2" table:style-name="ce1">
            <text:p>0.02428</text:p>
          </table:table-cell>
          <table:table-cell office:value-type="float" office:value="2.4510000000000001E-2" table:style-name="ce1">
            <text:p>0.02451</text:p>
          </table:table-cell>
          <table:table-cell office:value-type="float" office:value="2.469E-2" table:style-name="ce1">
            <text:p>0.02469</text:p>
          </table:table-cell>
          <table:table-cell office:value-type="float" office:value="2.4670000000000001E-2" table:style-name="ce1">
            <text:p>0.02467</text:p>
          </table:table-cell>
          <table:table-cell table:number-columns-repeated="16317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2"/>
          <table:table-cell office:value-type="string" table:style-name="ce1">
            <text:p>KK_07</text:p>
          </table:table-cell>
          <table:table-cell office:value-type="float" office:value="3.0500000000000002E-3" table:style-name="ce1">
            <text:p>0.00305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2.8400000000000001E-3" table:style-name="ce1">
            <text:p>0.00284</text:p>
          </table:table-cell>
          <table:table-cell office:value-type="float" office:value="2.82E-3" table:style-name="ce1">
            <text:p>0.00282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3.32E-3" table:style-name="ce1">
            <text:p>0.00332</text:p>
          </table:table-cell>
          <table:table-cell office:value-type="float" office:value="3.5100000000000001E-3" table:style-name="ce1">
            <text:p>0.00351</text:p>
          </table:table-cell>
          <table:table-cell office:value-type="float" office:value="2.5400000000000002E-3" table:style-name="ce1">
            <text:p>0.00254</text:p>
          </table:table-cell>
          <table:table-cell office:value-type="float" office:value="2.66E-3" table:style-name="ce1">
            <text:p>0.00266</text:p>
          </table:table-cell>
          <table:table-cell office:value-type="float" office:value="3.3231600000000001" table:style-name="ce1">
            <text:p>3.32316</text:p>
          </table:table-cell>
          <table:table-cell office:value-type="float" office:value="3.2885599999999999" table:style-name="ce1">
            <text:p>3.28856</text:p>
          </table:table-cell>
          <table:table-cell office:value-type="float" office:value="3.2351000000000001" table:style-name="ce1">
            <text:p>3.2351</text:p>
          </table:table-cell>
          <table:table-cell table:style-name="ce1"/>
          <table:table-cell office:value-type="float" office:value="3.1224699999999999" table:style-name="ce1">
            <text:p>3.12247</text:p>
          </table:table-cell>
          <table:table-cell office:value-type="float" office:value="3.2160299999999999" table:style-name="ce1">
            <text:p>3.21603</text:p>
          </table:table-cell>
          <table:table-cell office:value-type="float" office:value="3.3255499999999998" table:style-name="ce1">
            <text:p>3.32555</text:p>
          </table:table-cell>
          <table:table-cell office:value-type="float" office:value="3.3398300000000001" table:style-name="ce1">
            <text:p>3.33983</text:p>
          </table:table-cell>
          <table:table-cell office:value-type="float" office:value="3.2773400000000001" table:style-name="ce1">
            <text:p>3.27734</text:p>
          </table:table-cell>
          <table:table-cell office:value-type="float" office:value="3.1684299999999999" table:style-name="ce1">
            <text:p>3.16843</text:p>
          </table:table-cell>
          <table:table-cell office:value-type="float" office:value="3.1844700000000001" table:style-name="ce1">
            <text:p>3.18447</text:p>
          </table:table-cell>
          <table:table-cell office:value-type="float" office:value="3.1568399999999999" table:style-name="ce1">
            <text:p>3.15684</text:p>
          </table:table-cell>
          <table:table-cell office:value-type="float" office:value="-4.4600000000000004E-3" table:style-name="ce1">
            <text:p>-0.00446</text:p>
          </table:table-cell>
          <table:table-cell office:value-type="float" office:value="-9.8899999999999995E-3" table:style-name="ce1">
            <text:p>-0.00989</text:p>
          </table:table-cell>
          <table:table-cell office:value-type="float" office:value="-3.3899999999999998E-3" table:style-name="ce1">
            <text:p>-0.00339</text:p>
          </table:table-cell>
          <table:table-cell table:style-name="ce1"/>
          <table:table-cell office:value-type="float" office:value="-3.0799999999999998E-3" table:style-name="ce1">
            <text:p>-0.00308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.66805999999999999" table:style-name="ce1">
            <text:p>0.66806</text:p>
          </table:table-cell>
          <table:table-cell office:value-type="float" office:value="0.66851000000000005" table:style-name="ce1">
            <text:p>0.66851</text:p>
          </table:table-cell>
          <table:table-cell table:number-columns-repeated="2" table:style-name="ce1"/>
          <table:table-cell office:value-type="float" office:value="5.6999999999999998E-4" table:style-name="ce1">
            <text:p>0.00057</text:p>
          </table:table-cell>
          <table:table-cell table:style-name="ce1"/>
          <table:table-cell office:value-type="float" office:value="0.42419000000000001" table:style-name="ce1">
            <text:p>0.42419</text:p>
          </table:table-cell>
          <table:table-cell office:value-type="float" office:value="0.41902" table:style-name="ce1">
            <text:p>0.41902</text:p>
          </table:table-cell>
          <table:table-cell office:value-type="float" office:value="0.42493999999999998" table:style-name="ce1">
            <text:p>0.42494</text:p>
          </table:table-cell>
          <table:table-cell office:value-type="float" office:value="0.42720999999999998" table:style-name="ce1">
            <text:p>0.42721</text:p>
          </table:table-cell>
          <table:table-cell office:value-type="float" office:value="0.42618" table:style-name="ce1">
            <text:p>0.42618</text:p>
          </table:table-cell>
          <table:table-cell office:value-type="float" office:value="0.42115999999999998" table:style-name="ce1">
            <text:p>0.42116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1.8000000000000001E-4" table:style-name="ce1">
            <text:p>0.00018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-1.1E-4" table:style-name="ce1">
            <text:p>-0.00011</text:p>
          </table:table-cell>
          <table:table-cell office:value-type="float" office:value="3.2927399999999998" table:style-name="ce1">
            <text:p>3.29274</text:p>
          </table:table-cell>
          <table:table-cell office:value-type="float" office:value="3.30708" table:style-name="ce1">
            <text:p>3.30708</text:p>
          </table:table-cell>
          <table:table-cell office:value-type="float" office:value="3.31758" table:style-name="ce1">
            <text:p>3.31758</text:p>
          </table:table-cell>
          <table:table-cell table:style-name="ce1"/>
          <table:table-cell office:value-type="float" office:value="3.33596" table:style-name="ce1">
            <text:p>3.33596</text:p>
          </table:table-cell>
          <table:table-cell office:value-type="float" office:value="3.3191799999999998" table:style-name="ce1">
            <text:p>3.31918</text:p>
          </table:table-cell>
          <table:table-cell office:value-type="float" office:value="0.36741000000000001" table:style-name="ce1">
            <text:p>0.36741</text:p>
          </table:table-cell>
          <table:table-cell office:value-type="float" office:value="0.34388000000000002" table:style-name="ce1">
            <text:p>0.34388</text:p>
          </table:table-cell>
          <table:table-cell office:value-type="float" office:value="0.34966000000000003" table:style-name="ce1">
            <text:p>0.34966</text:p>
          </table:table-cell>
          <table:table-cell office:value-type="float" office:value="0.31187999999999999" table:style-name="ce1">
            <text:p>0.31188</text:p>
          </table:table-cell>
          <table:table-cell office:value-type="float" office:value="7.6903199999999998" table:style-name="ce1">
            <text:p>7.69032</text:p>
          </table:table-cell>
          <table:table-cell office:value-type="float" office:value="7.7173600000000002" table:style-name="ce1">
            <text:p>7.71736</text:p>
          </table:table-cell>
          <table:table-cell office:value-type="float" office:value="7.7315699999999996" table:style-name="ce1">
            <text:p>7.73157</text:p>
          </table:table-cell>
          <table:table-cell office:value-type="float" office:value="7.5833300000000001" table:style-name="ce1">
            <text:p>7.58333</text:p>
          </table:table-cell>
          <table:table-cell office:value-type="float" office:value="7.6154799999999998" table:style-name="ce1">
            <text:p>7.61548</text:p>
          </table:table-cell>
          <table:table-cell office:value-type="float" office:value="7.6048900000000001" table:style-name="ce1">
            <text:p>7.60489</text:p>
          </table:table-cell>
          <table:table-cell office:value-type="float" office:value="2.5360000000000001E-2" table:style-name="ce1">
            <text:p>0.02536</text:p>
          </table:table-cell>
          <table:table-cell office:value-type="float" office:value="2.562E-2" table:style-name="ce1">
            <text:p>0.02562</text:p>
          </table:table-cell>
          <table:table-cell office:value-type="float" office:value="2.5760000000000002E-2" table:style-name="ce1">
            <text:p>0.02576</text:p>
          </table:table-cell>
          <table:table-cell office:value-type="float" office:value="2.5680000000000001E-2" table:style-name="ce1">
            <text:p>0.02568</text:p>
          </table:table-cell>
          <table:table-cell table:number-columns-repeated="16317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2"/>
          <table:table-cell office:value-type="string" table:style-name="ce1">
            <text:p>SPS-SW2-10%</text:p>
          </table:table-cell>
          <table:table-cell office:value-type="float" office:value="2.0570000000000001E-2" table:style-name="ce1">
            <text:p>0.02057</text:p>
          </table:table-cell>
          <table:table-cell office:value-type="float" office:value="2.085E-2" table:style-name="ce1">
            <text:p>0.02085</text:p>
          </table:table-cell>
          <table:table-cell office:value-type="float" office:value="2.3480000000000001E-2" table:style-name="ce1">
            <text:p>0.02348</text:p>
          </table:table-cell>
          <table:table-cell office:value-type="float" office:value="2.376E-2" table:style-name="ce1">
            <text:p>0.02376</text:p>
          </table:table-cell>
          <table:table-cell office:value-type="float" office:value="2.3439999999999999E-2" table:style-name="ce1">
            <text:p>0.02344</text:p>
          </table:table-cell>
          <table:table-cell office:value-type="float" office:value="2.3470000000000001E-2" table:style-name="ce1">
            <text:p>0.02347</text:p>
          </table:table-cell>
          <table:table-cell office:value-type="float" office:value="2.4320000000000001E-2" table:style-name="ce1">
            <text:p>0.02432</text:p>
          </table:table-cell>
          <table:table-cell office:value-type="float" office:value="2.401E-2" table:style-name="ce1">
            <text:p>0.02401</text:p>
          </table:table-cell>
          <table:table-cell office:value-type="float" office:value="2.3310000000000001E-2" table:style-name="ce1">
            <text:p>0.02331</text:p>
          </table:table-cell>
          <table:table-cell office:value-type="float" office:value="2.307E-2" table:style-name="ce1">
            <text:p>0.02307</text:p>
          </table:table-cell>
          <table:table-cell office:value-type="float" office:value="1.0892900000000001" table:style-name="ce1">
            <text:p>1.08929</text:p>
          </table:table-cell>
          <table:table-cell office:value-type="float" office:value="1.09968" table:style-name="ce1">
            <text:p>1.09968</text:p>
          </table:table-cell>
          <table:table-cell office:value-type="float" office:value="1.08443" table:style-name="ce1">
            <text:p>1.08443</text:p>
          </table:table-cell>
          <table:table-cell table:style-name="ce1"/>
          <table:table-cell office:value-type="float" office:value="1.0472600000000001" table:style-name="ce1">
            <text:p>1.04726</text:p>
          </table:table-cell>
          <table:table-cell office:value-type="float" office:value="1.0668299999999999" table:style-name="ce1">
            <text:p>1.06683</text:p>
          </table:table-cell>
          <table:table-cell office:value-type="float" office:value="1.1272599999999999" table:style-name="ce1">
            <text:p>1.12726</text:p>
          </table:table-cell>
          <table:table-cell office:value-type="float" office:value="1.1235299999999999" table:style-name="ce1">
            <text:p>1.12353</text:p>
          </table:table-cell>
          <table:table-cell office:value-type="float" office:value="1.1312" table:style-name="ce1">
            <text:p>1.1312</text:p>
          </table:table-cell>
          <table:table-cell office:value-type="float" office:value="1.06158" table:style-name="ce1">
            <text:p>1.06158</text:p>
          </table:table-cell>
          <table:table-cell office:value-type="float" office:value="1.06732" table:style-name="ce1">
            <text:p>1.06732</text:p>
          </table:table-cell>
          <table:table-cell office:value-type="float" office:value="1.0538000000000001" table:style-name="ce1">
            <text:p>1.0538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-2.2699999999999999E-3" table:style-name="ce1">
            <text:p>-0.00227</text:p>
          </table:table-cell>
          <table:table-cell office:value-type="float" office:value="2.6199999999999999E-3" table:style-name="ce1">
            <text:p>0.00262</text:p>
          </table:table-cell>
          <table:table-cell table:style-name="ce1"/>
          <table:table-cell office:value-type="float" office:value="6.1199999999999996E-3" table:style-name="ce1">
            <text:p>0.00612</text:p>
          </table:table-cell>
          <table:table-cell office:value-type="float" office:value="1.4E-3" table:style-name="ce1">
            <text:p>0.0014</text:p>
          </table:table-cell>
          <table:table-cell office:value-type="float" office:value="0.10335999999999999" table:style-name="ce1">
            <text:p>0.10336</text:p>
          </table:table-cell>
          <table:table-cell office:value-type="float" office:value="0.10843999999999999" table:style-name="ce1">
            <text:p>0.10844</text:p>
          </table:table-cell>
          <table:table-cell table:number-columns-repeated="2" table:style-name="ce1"/>
          <table:table-cell office:value-type="float" office:value="2.1699999999999999E-4" table:style-name="ce1">
            <text:p>0.000217</text:p>
          </table:table-cell>
          <table:table-cell table:style-name="ce1"/>
          <table:table-cell office:value-type="float" office:value="0.21049000000000001" table:style-name="ce1">
            <text:p>0.21049</text:p>
          </table:table-cell>
          <table:table-cell office:value-type="float" office:value="0.20845" table:style-name="ce1">
            <text:p>0.20845</text:p>
          </table:table-cell>
          <table:table-cell office:value-type="float" office:value="0.21124999999999999" table:style-name="ce1">
            <text:p>0.21125</text:p>
          </table:table-cell>
          <table:table-cell office:value-type="float" office:value="0.21188000000000001" table:style-name="ce1">
            <text:p>0.21188</text:p>
          </table:table-cell>
          <table:table-cell office:value-type="float" office:value="0.21149999999999999" table:style-name="ce1">
            <text:p>0.2115</text:p>
          </table:table-cell>
          <table:table-cell office:value-type="float" office:value="0.20824999999999999" table:style-name="ce1">
            <text:p>0.20825</text:p>
          </table:table-cell>
          <table:table-cell office:value-type="float" office:value="4.8300000000000001E-3" table:style-name="ce1">
            <text:p>0.00483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4.8700000000000002E-3" table:style-name="ce1">
            <text:p>0.00487</text:p>
          </table:table-cell>
          <table:table-cell office:value-type="float" office:value="5.0400000000000002E-3" table:style-name="ce1">
            <text:p>0.00504</text:p>
          </table:table-cell>
          <table:table-cell office:value-type="float" office:value="1.19973" table:style-name="ce1">
            <text:p>1.19973</text:p>
          </table:table-cell>
          <table:table-cell office:value-type="float" office:value="1.0330999999999999" table:style-name="ce1">
            <text:p>1.0331</text:p>
          </table:table-cell>
          <table:table-cell office:value-type="float" office:value="1.0482400000000001" table:style-name="ce1">
            <text:p>1.04824</text:p>
          </table:table-cell>
          <table:table-cell table:style-name="ce1"/>
          <table:table-cell office:value-type="float" office:value="1.05694" table:style-name="ce1">
            <text:p>1.05694</text:p>
          </table:table-cell>
          <table:table-cell office:value-type="float" office:value="1.0785800000000001" table:style-name="ce1">
            <text:p>1.07858</text:p>
          </table:table-cell>
          <table:table-cell office:value-type="float" office:value="1.1169199999999999" table:style-name="ce1">
            <text:p>1.11692</text:p>
          </table:table-cell>
          <table:table-cell office:value-type="float" office:value="1.1928399999999999" table:style-name="ce1">
            <text:p>1.19284</text:p>
          </table:table-cell>
          <table:table-cell office:value-type="float" office:value="1.0426899999999999" table:style-name="ce1">
            <text:p>1.04269</text:p>
          </table:table-cell>
          <table:table-cell office:value-type="float" office:value="1.0665899999999999" table:style-name="ce1">
            <text:p>1.06659</text:p>
          </table:table-cell>
          <table:table-cell office:value-type="float" office:value="0.53939000000000004" table:style-name="ce1">
            <text:p>0.53939</text:p>
          </table:table-cell>
          <table:table-cell office:value-type="float" office:value="0.53256999999999999" table:style-name="ce1">
            <text:p>0.53257</text:p>
          </table:table-cell>
          <table:table-cell office:value-type="float" office:value="0.53617999999999999" table:style-name="ce1">
            <text:p>0.53618</text:p>
          </table:table-cell>
          <table:table-cell office:value-type="float" office:value="0.49780000000000002" table:style-name="ce1">
            <text:p>0.4978</text:p>
          </table:table-cell>
          <table:table-cell office:value-type="float" office:value="0.52529999999999999" table:style-name="ce1">
            <text:p>0.5253</text:p>
          </table:table-cell>
          <table:table-cell office:value-type="float" office:value="0.5413" table:style-name="ce1">
            <text:p>0.5413</text:p>
          </table:table-cell>
          <table:table-cell office:value-type="float" office:value="2.5870000000000001E-2" table:style-name="ce1">
            <text:p>0.02587</text:p>
          </table:table-cell>
          <table:table-cell office:value-type="float" office:value="2.596E-2" table:style-name="ce1">
            <text:p>0.02596</text:p>
          </table:table-cell>
          <table:table-cell office:value-type="float" office:value="2.631E-2" table:style-name="ce1">
            <text:p>0.02631</text:p>
          </table:table-cell>
          <table:table-cell office:value-type="float" office:value="2.6040000000000001E-2" table:style-name="ce1">
            <text:p>0.02604</text:p>
          </table:table-cell>
          <table:table-cell table:number-columns-repeated="16317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2"/>
          <table:table-cell office:value-type="string" table:style-name="ce1">
            <text:p>SLRS-6</text:p>
          </table:table-cell>
          <table:table-cell office:value-type="float" office:value="2.8119999999999999E-2" table:style-name="ce1">
            <text:p>0.02812</text:p>
          </table:table-cell>
          <table:table-cell office:value-type="float" office:value="3.024E-2" table:style-name="ce1">
            <text:p>0.03024</text:p>
          </table:table-cell>
          <table:table-cell office:value-type="float" office:value="1.391E-2" table:style-name="ce1">
            <text:p>0.01391</text:p>
          </table:table-cell>
          <table:table-cell office:value-type="float" office:value="1.389E-2" table:style-name="ce1">
            <text:p>0.01389</text:p>
          </table:table-cell>
          <table:table-cell office:value-type="float" office:value="1.3679999999999999E-2" table:style-name="ce1">
            <text:p>0.01368</text:p>
          </table:table-cell>
          <table:table-cell office:value-type="float" office:value="1.363E-2" table:style-name="ce1">
            <text:p>0.01363</text:p>
          </table:table-cell>
          <table:table-cell office:value-type="float" office:value="1.3899999999999999E-2" table:style-name="ce1">
            <text:p>0.0139</text:p>
          </table:table-cell>
          <table:table-cell office:value-type="float" office:value="1.439E-2" table:style-name="ce1">
            <text:p>0.01439</text:p>
          </table:table-cell>
          <table:table-cell office:value-type="float" office:value="1.355E-2" table:style-name="ce1">
            <text:p>0.01355</text:p>
          </table:table-cell>
          <table:table-cell office:value-type="float" office:value="1.349E-2" table:style-name="ce1">
            <text:p>0.01349</text:p>
          </table:table-cell>
          <table:table-cell office:value-type="float" office:value="9.5729399999999991" table:style-name="ce1">
            <text:p>9.57294</text:p>
          </table:table-cell>
          <table:table-cell office:value-type="float" office:value="9.4194600000000008" table:style-name="ce1">
            <text:p>9.41946</text:p>
          </table:table-cell>
          <table:table-cell office:value-type="float" office:value="9.3353400000000004" table:style-name="ce1">
            <text:p>9.33534</text:p>
          </table:table-cell>
          <table:table-cell table:style-name="ce1"/>
          <table:table-cell office:value-type="float" office:value="9.1153700000000004" table:style-name="ce1">
            <text:p>9.11537</text:p>
          </table:table-cell>
          <table:table-cell office:value-type="float" office:value="9.1865699999999997" table:style-name="ce1">
            <text:p>9.18657</text:p>
          </table:table-cell>
          <table:table-cell office:value-type="float" office:value="9.4979600000000008" table:style-name="ce1">
            <text:p>9.49796</text:p>
          </table:table-cell>
          <table:table-cell office:value-type="float" office:value="9.5888399999999994" table:style-name="ce1">
            <text:p>9.58884</text:p>
          </table:table-cell>
          <table:table-cell office:value-type="float" office:value="9.3462099999999992" table:style-name="ce1">
            <text:p>9.34621</text:p>
          </table:table-cell>
          <table:table-cell office:value-type="float" office:value="8.8949099999999994" table:style-name="ce1">
            <text:p>8.89491</text:p>
          </table:table-cell>
          <table:table-cell office:value-type="float" office:value="8.9450800000000008" table:style-name="ce1">
            <text:p>8.94508</text:p>
          </table:table-cell>
          <table:table-cell office:value-type="float" office:value="9.0544200000000004" table:style-name="ce1">
            <text:p>9.05442</text:p>
          </table:table-cell>
          <table:table-cell office:value-type="float" office:value="5.7930000000000002E-2" table:style-name="ce1">
            <text:p>0.05793</text:p>
          </table:table-cell>
          <table:table-cell office:value-type="float" office:value="6.0760000000000002E-2" table:style-name="ce1">
            <text:p>0.06076</text:p>
          </table:table-cell>
          <table:table-cell office:value-type="float" office:value="5.9479999999999998E-2" table:style-name="ce1">
            <text:p>0.05948</text:p>
          </table:table-cell>
          <table:table-cell table:style-name="ce1"/>
          <table:table-cell office:value-type="float" office:value="6.2289999999999998E-2" table:style-name="ce1">
            <text:p>0.06229</text:p>
          </table:table-cell>
          <table:table-cell office:value-type="float" office:value="6.0449999999999997E-2" table:style-name="ce1">
            <text:p>0.06045</text:p>
          </table:table-cell>
          <table:table-cell office:value-type="float" office:value="0.68589" table:style-name="ce1">
            <text:p>0.68589</text:p>
          </table:table-cell>
          <table:table-cell office:value-type="float" office:value="0.69076000000000004" table:style-name="ce1">
            <text:p>0.69076</text:p>
          </table:table-cell>
          <table:table-cell table:number-columns-repeated="2" table:style-name="ce1"/>
          <table:table-cell office:value-type="float" office:value="7.4100000000000001E-4" table:style-name="ce1">
            <text:p>0.000741</text:p>
          </table:table-cell>
          <table:table-cell table:style-name="ce1"/>
          <table:table-cell office:value-type="float" office:value="2.2949099999999998" table:style-name="ce1">
            <text:p>2.29491</text:p>
          </table:table-cell>
          <table:table-cell office:value-type="float" office:value="2.29962" table:style-name="ce1">
            <text:p>2.29962</text:p>
          </table:table-cell>
          <table:table-cell office:value-type="float" office:value="2.33813" table:style-name="ce1">
            <text:p>2.33813</text:p>
          </table:table-cell>
          <table:table-cell office:value-type="float" office:value="2.3372299999999999" table:style-name="ce1">
            <text:p>2.33723</text:p>
          </table:table-cell>
          <table:table-cell office:value-type="float" office:value="2.34151" table:style-name="ce1">
            <text:p>2.34151</text:p>
          </table:table-cell>
          <table:table-cell office:value-type="float" office:value="2.30314" table:style-name="ce1">
            <text:p>2.30314</text:p>
          </table:table-cell>
          <table:table-cell office:value-type="float" office:value="2.0699999999999998E-3" table:style-name="ce1">
            <text:p>0.00207</text:p>
          </table:table-cell>
          <table:table-cell office:value-type="float" office:value="2.0500000000000002E-3" table:style-name="ce1">
            <text:p>0.00205</text:p>
          </table:table-cell>
          <table:table-cell office:value-type="float" office:value="2.0999999999999999E-3" table:style-name="ce1">
            <text:p>0.0021</text:p>
          </table:table-cell>
          <table:table-cell office:value-type="float" office:value="1.8699999999999999E-3" table:style-name="ce1">
            <text:p>0.00187</text:p>
          </table:table-cell>
          <table:table-cell office:value-type="float" office:value="2.8846400000000001" table:style-name="ce1">
            <text:p>2.88464</text:p>
          </table:table-cell>
          <table:table-cell office:value-type="float" office:value="2.9698000000000002" table:style-name="ce1">
            <text:p>2.9698</text:p>
          </table:table-cell>
          <table:table-cell office:value-type="float" office:value="2.9521500000000001" table:style-name="ce1">
            <text:p>2.95215</text:p>
          </table:table-cell>
          <table:table-cell table:style-name="ce1"/>
          <table:table-cell office:value-type="float" office:value="2.8733599999999999" table:style-name="ce1">
            <text:p>2.87336</text:p>
          </table:table-cell>
          <table:table-cell office:value-type="float" office:value="2.8797999999999999" table:style-name="ce1">
            <text:p>2.8798</text:p>
          </table:table-cell>
          <table:table-cell office:value-type="float" office:value="2.01234" table:style-name="ce1">
            <text:p>2.01234</text:p>
          </table:table-cell>
          <table:table-cell office:value-type="float" office:value="2.0439799999999999" table:style-name="ce1">
            <text:p>2.04398</text:p>
          </table:table-cell>
          <table:table-cell office:value-type="float" office:value="1.8864399999999999" table:style-name="ce1">
            <text:p>1.88644</text:p>
          </table:table-cell>
          <table:table-cell office:value-type="float" office:value="1.85768" table:style-name="ce1">
            <text:p>1.85768</text:p>
          </table:table-cell>
          <table:table-cell office:value-type="float" office:value="2.4176899999999999" table:style-name="ce1">
            <text:p>2.41769</text:p>
          </table:table-cell>
          <table:table-cell office:value-type="float" office:value="2.4359600000000001" table:style-name="ce1">
            <text:p>2.43596</text:p>
          </table:table-cell>
          <table:table-cell office:value-type="float" office:value="2.43513" table:style-name="ce1">
            <text:p>2.43513</text:p>
          </table:table-cell>
          <table:table-cell office:value-type="float" office:value="2.4233099999999999" table:style-name="ce1">
            <text:p>2.42331</text:p>
          </table:table-cell>
          <table:table-cell office:value-type="float" office:value="2.4137200000000001" table:style-name="ce1">
            <text:p>2.41372</text:p>
          </table:table-cell>
          <table:table-cell office:value-type="float" office:value="2.4338299999999999" table:style-name="ce1">
            <text:p>2.43383</text:p>
          </table:table-cell>
          <table:table-cell office:value-type="float" office:value="4.1640000000000003E-2" table:style-name="ce1">
            <text:p>0.04164</text:p>
          </table:table-cell>
          <table:table-cell office:value-type="float" office:value="4.2070000000000003E-2" table:style-name="ce1">
            <text:p>0.04207</text:p>
          </table:table-cell>
          <table:table-cell office:value-type="float" office:value="4.2259999999999999E-2" table:style-name="ce1">
            <text:p>0.04226</text:p>
          </table:table-cell>
          <table:table-cell office:value-type="float" office:value="4.2630000000000001E-2" table:style-name="ce1">
            <text:p>0.04263</text:p>
          </table:table-cell>
          <table:table-cell table:number-columns-repeated="16317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2"/>
          <table:table-cell office:value-type="string" table:style-name="ce1">
            <text:p>Cam Tap water</text:p>
          </table:table-cell>
          <table:table-cell office:value-type="float" office:value="8.9800000000000001E-3" table:style-name="ce1">
            <text:p>0.00898</text:p>
          </table:table-cell>
          <table:table-cell office:value-type="float" office:value="2.3890000000000002E-2" table:style-name="ce1">
            <text:p>0.02389</text:p>
          </table:table-cell>
          <table:table-cell office:value-type="float" office:value="5.527E-2" table:style-name="ce1">
            <text:p>0.05527</text:p>
          </table:table-cell>
          <table:table-cell office:value-type="float" office:value="5.4269999999999999E-2" table:style-name="ce1">
            <text:p>0.05427</text:p>
          </table:table-cell>
          <table:table-cell office:value-type="float" office:value="5.3960000000000001E-2" table:style-name="ce1">
            <text:p>0.05396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5.7389999999999997E-2" table:style-name="ce1">
            <text:p>0.05739</text:p>
          </table:table-cell>
          <table:table-cell office:value-type="float" office:value="5.8110000000000002E-2" table:style-name="ce1">
            <text:p>0.05811</text:p>
          </table:table-cell>
          <table:table-cell office:value-type="float" office:value="5.4850000000000003E-2" table:style-name="ce1">
            <text:p>0.05485</text:p>
          </table:table-cell>
          <table:table-cell office:value-type="float" office:value="5.4980000000000001E-2" table:style-name="ce1">
            <text:p>0.05498</text:p>
          </table:table-cell>
          <table:table-cell office:value-type="float" office:value="125.36126" table:style-name="ce1">
            <text:p>125.36126</text:p>
          </table:table-cell>
          <table:table-cell office:value-type="float" office:value="125.36609" table:style-name="ce1">
            <text:p>125.36609</text:p>
          </table:table-cell>
          <table:table-cell office:value-type="float" office:value="125.24724999999999" table:style-name="ce1">
            <text:p>125.24725</text:p>
          </table:table-cell>
          <table:table-cell table:style-name="ce1"/>
          <table:table-cell office:value-type="string" table:style-name="ce1">
            <text:p>####</text:p>
          </table:table-cell>
          <table:table-cell office:value-type="float" office:value="100.56819" table:style-name="ce1">
            <text:p>100.56819</text:p>
          </table:table-cell>
          <table:table-cell office:value-type="float" office:value="126.32047" table:style-name="ce1">
            <text:p>126.32047</text:p>
          </table:table-cell>
          <table:table-cell office:value-type="float" office:value="124.1234" table:style-name="ce1">
            <text:p>124.1234</text:p>
          </table:table-cell>
          <table:table-cell office:value-type="float" office:value="124.35107000000001" table:style-name="ce1">
            <text:p>124.35107</text:p>
          </table:table-cell>
          <table:table-cell office:value-type="float" office:value="84.000730000000004" table:style-name="ce1">
            <text:p>84.00073</text:p>
          </table:table-cell>
          <table:table-cell office:value-type="string" table:style-name="ce1">
            <text:p>####</text:p>
          </table:table-cell>
          <table:table-cell office:value-type="float" office:value="119.12197999999999" table:style-name="ce1">
            <text:p>119.12198</text:p>
          </table:table-cell>
          <table:table-cell office:value-type="float" office:value="-4.2900000000000004E-3" table:style-name="ce1">
            <text:p>-0.00429</text:p>
          </table:table-cell>
          <table:table-cell office:value-type="float" office:value="-1.0149999999999999E-2" table:style-name="ce1">
            <text:p>-0.01015</text:p>
          </table:table-cell>
          <table:table-cell office:value-type="float" office:value="-3.9399999999999999E-3" table:style-name="ce1">
            <text:p>-0.00394</text:p>
          </table:table-cell>
          <table:table-cell table:style-name="ce1"/>
          <table:table-cell office:value-type="float" office:value="-2.1199999999999999E-3" table:style-name="ce1">
            <text:p>-0.00212</text:p>
          </table:table-cell>
          <table:table-cell office:value-type="float" office:value="-6.2399999999999999E-3" table:style-name="ce1">
            <text:p>-0.00624</text:p>
          </table:table-cell>
          <table:table-cell office:value-type="float" office:value="2.7430099999999999" table:style-name="ce1">
            <text:p>2.74301</text:p>
          </table:table-cell>
          <table:table-cell office:value-type="float" office:value="2.6724700000000001" table:style-name="ce1">
            <text:p>2.67247</text:p>
          </table:table-cell>
          <table:table-cell table:number-columns-repeated="2" table:style-name="ce1"/>
          <table:table-cell office:value-type="float" office:value="1.3179E-2" table:style-name="ce1">
            <text:p>0.013179</text:p>
          </table:table-cell>
          <table:table-cell table:style-name="ce1"/>
          <table:table-cell office:value-type="float" office:value="3.5590799999999998" table:style-name="ce1">
            <text:p>3.55908</text:p>
          </table:table-cell>
          <table:table-cell office:value-type="float" office:value="3.58711" table:style-name="ce1">
            <text:p>3.58711</text:p>
          </table:table-cell>
          <table:table-cell office:value-type="float" office:value="3.7677100000000001" table:style-name="ce1">
            <text:p>3.76771</text:p>
          </table:table-cell>
          <table:table-cell office:value-type="float" office:value="3.7776900000000002" table:style-name="ce1">
            <text:p>3.77769</text:p>
          </table:table-cell>
          <table:table-cell office:value-type="float" office:value="3.7944" table:style-name="ce1">
            <text:p>3.7944</text:p>
          </table:table-cell>
          <table:table-cell office:value-type="float" office:value="3.7934600000000001" table:style-name="ce1">
            <text:p>3.79346</text:p>
          </table:table-cell>
          <table:table-cell office:value-type="float" office:value="1.1E-4" table:style-name="ce1">
            <text:p>0.00011</text:p>
          </table:table-cell>
          <table:table-cell office:value-type="float" office:value="1.1E-4" table:style-name="ce1">
            <text:p>0.00011</text:p>
          </table:table-cell>
          <table:table-cell office:value-type="float" office:value="2.3000000000000001E-4" table:style-name="ce1">
            <text:p>0.00023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11.96152" table:style-name="ce1">
            <text:p>11.96152</text:p>
          </table:table-cell>
          <table:table-cell office:value-type="float" office:value="12.87379" table:style-name="ce1">
            <text:p>12.87379</text:p>
          </table:table-cell>
          <table:table-cell office:value-type="float" office:value="12.67972" table:style-name="ce1">
            <text:p>12.67972</text:p>
          </table:table-cell>
          <table:table-cell table:style-name="ce1"/>
          <table:table-cell office:value-type="float" office:value="11.03073" table:style-name="ce1">
            <text:p>11.03073</text:p>
          </table:table-cell>
          <table:table-cell office:value-type="float" office:value="11.00325" table:style-name="ce1">
            <text:p>11.00325</text:p>
          </table:table-cell>
          <table:table-cell office:value-type="float" office:value="11.99987" table:style-name="ce1">
            <text:p>11.99987</text:p>
          </table:table-cell>
          <table:table-cell office:value-type="float" office:value="10.726430000000001" table:style-name="ce1">
            <text:p>10.72643</text:p>
          </table:table-cell>
          <table:table-cell office:value-type="float" office:value="10.16925" table:style-name="ce1">
            <text:p>10.16925</text:p>
          </table:table-cell>
          <table:table-cell office:value-type="float" office:value="9.8087400000000002" table:style-name="ce1">
            <text:p>9.80874</text:p>
          </table:table-cell>
          <table:table-cell office:value-type="float" office:value="8.3573400000000007" table:style-name="ce1">
            <text:p>8.35734</text:p>
          </table:table-cell>
          <table:table-cell office:value-type="float" office:value="8.3381100000000004" table:style-name="ce1">
            <text:p>8.33811</text:p>
          </table:table-cell>
          <table:table-cell office:value-type="float" office:value="8.3933800000000005" table:style-name="ce1">
            <text:p>8.39338</text:p>
          </table:table-cell>
          <table:table-cell office:value-type="float" office:value="8.3925599999999996" table:style-name="ce1">
            <text:p>8.39256</text:p>
          </table:table-cell>
          <table:table-cell office:value-type="float" office:value="8.4618000000000002" table:style-name="ce1">
            <text:p>8.4618</text:p>
          </table:table-cell>
          <table:table-cell office:value-type="float" office:value="8.4636800000000001" table:style-name="ce1">
            <text:p>8.46368</text:p>
          </table:table-cell>
          <table:table-cell office:value-type="float" office:value="0.43051" table:style-name="ce1">
            <text:p>0.43051</text:p>
          </table:table-cell>
          <table:table-cell office:value-type="float" office:value="0.43762000000000001" table:style-name="ce1">
            <text:p>0.43762</text:p>
          </table:table-cell>
          <table:table-cell office:value-type="float" office:value="0.43364000000000003" table:style-name="ce1">
            <text:p>0.43364</text:p>
          </table:table-cell>
          <table:table-cell office:value-type="float" office:value="0.43901000000000001" table:style-name="ce1">
            <text:p>0.43901</text:p>
          </table:table-cell>
          <table:table-cell table:number-columns-repeated="16317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2"/>
          <table:table-cell office:value-type="string" table:style-name="ce1">
            <text:p>KK_08</text:p>
          </table:table-cell>
          <table:table-cell office:value-type="float" office:value="5.2399999999999999E-3" table:style-name="ce1">
            <text:p>0.00524</text:p>
          </table:table-cell>
          <table:table-cell office:value-type="float" office:value="3.7799999999999999E-3" table:style-name="ce1">
            <text:p>0.00378</text:p>
          </table:table-cell>
          <table:table-cell office:value-type="float" office:value="2.63E-3" table:style-name="ce1">
            <text:p>0.00263</text:p>
          </table:table-cell>
          <table:table-cell office:value-type="float" office:value="2.9099999999999998E-3" table:style-name="ce1">
            <text:p>0.00291</text:p>
          </table:table-cell>
          <table:table-cell office:value-type="float" office:value="2.6099999999999999E-3" table:style-name="ce1">
            <text:p>0.00261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3.65E-3" table:style-name="ce1">
            <text:p>0.00365</text:p>
          </table:table-cell>
          <table:table-cell office:value-type="float" office:value="3.16E-3" table:style-name="ce1">
            <text:p>0.00316</text:p>
          </table:table-cell>
          <table:table-cell office:value-type="float" office:value="2.3900000000000002E-3" table:style-name="ce1">
            <text:p>0.00239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3.35365" table:style-name="ce1">
            <text:p>3.35365</text:p>
          </table:table-cell>
          <table:table-cell office:value-type="float" office:value="3.3270400000000002" table:style-name="ce1">
            <text:p>3.32704</text:p>
          </table:table-cell>
          <table:table-cell office:value-type="float" office:value="3.2779699999999998" table:style-name="ce1">
            <text:p>3.27797</text:p>
          </table:table-cell>
          <table:table-cell table:style-name="ce1"/>
          <table:table-cell office:value-type="float" office:value="3.1650200000000002" table:style-name="ce1">
            <text:p>3.16502</text:p>
          </table:table-cell>
          <table:table-cell office:value-type="float" office:value="3.2387100000000002" table:style-name="ce1">
            <text:p>3.23871</text:p>
          </table:table-cell>
          <table:table-cell office:value-type="float" office:value="3.2401200000000001" table:style-name="ce1">
            <text:p>3.24012</text:p>
          </table:table-cell>
          <table:table-cell office:value-type="float" office:value="3.2389700000000001" table:style-name="ce1">
            <text:p>3.23897</text:p>
          </table:table-cell>
          <table:table-cell office:value-type="float" office:value="3.1926199999999998" table:style-name="ce1">
            <text:p>3.19262</text:p>
          </table:table-cell>
          <table:table-cell office:value-type="float" office:value="3.0670999999999999" table:style-name="ce1">
            <text:p>3.0671</text:p>
          </table:table-cell>
          <table:table-cell office:value-type="float" office:value="3.0791499999999998" table:style-name="ce1">
            <text:p>3.07915</text:p>
          </table:table-cell>
          <table:table-cell office:value-type="float" office:value="3.06487" table:style-name="ce1">
            <text:p>3.06487</text:p>
          </table:table-cell>
          <table:table-cell office:value-type="float" office:value="-3.3999999999999998E-3" table:style-name="ce1">
            <text:p>-0.0034</text:p>
          </table:table-cell>
          <table:table-cell office:value-type="float" office:value="-8.9700000000000005E-3" table:style-name="ce1">
            <text:p>-0.00897</text:p>
          </table:table-cell>
          <table:table-cell office:value-type="float" office:value="-2.5100000000000001E-3" table:style-name="ce1">
            <text:p>-0.00251</text:p>
          </table:table-cell>
          <table:table-cell table:style-name="ce1"/>
          <table:table-cell office:value-type="float" office:value="-2.32E-3" table:style-name="ce1">
            <text:p>-0.00232</text:p>
          </table:table-cell>
          <table:table-cell office:value-type="float" office:value="-2.9299999999999999E-3" table:style-name="ce1">
            <text:p>-0.00293</text:p>
          </table:table-cell>
          <table:table-cell office:value-type="float" office:value="0.65003999999999995" table:style-name="ce1">
            <text:p>0.65004</text:p>
          </table:table-cell>
          <table:table-cell office:value-type="float" office:value="0.65151999999999999" table:style-name="ce1">
            <text:p>0.65152</text:p>
          </table:table-cell>
          <table:table-cell table:number-columns-repeated="2" table:style-name="ce1"/>
          <table:table-cell office:value-type="float" office:value="5.31E-4" table:style-name="ce1">
            <text:p>0.000531</text:p>
          </table:table-cell>
          <table:table-cell table:style-name="ce1"/>
          <table:table-cell office:value-type="float" office:value="0.41666999999999998" table:style-name="ce1">
            <text:p>0.41667</text:p>
          </table:table-cell>
          <table:table-cell office:value-type="float" office:value="0.41182999999999997" table:style-name="ce1">
            <text:p>0.41183</text:p>
          </table:table-cell>
          <table:table-cell office:value-type="float" office:value="0.41731000000000001" table:style-name="ce1">
            <text:p>0.41731</text:p>
          </table:table-cell>
          <table:table-cell office:value-type="float" office:value="0.41920000000000002" table:style-name="ce1">
            <text:p>0.4192</text:p>
          </table:table-cell>
          <table:table-cell office:value-type="float" office:value="0.41792000000000001" table:style-name="ce1">
            <text:p>0.41792</text:p>
          </table:table-cell>
          <table:table-cell office:value-type="float" office:value="0.41238000000000002" table:style-name="ce1">
            <text:p>0.41238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1E-4" table:style-name="ce1">
            <text:p>0.0001</text:p>
          </table:table-cell>
          <table:table-cell office:value-type="float" office:value="2.2000000000000001E-4" table:style-name="ce1">
            <text:p>0.00022</text:p>
          </table:table-cell>
          <table:table-cell office:value-type="float" office:value="-1.9000000000000001E-4" table:style-name="ce1">
            <text:p>-0.00019</text:p>
          </table:table-cell>
          <table:table-cell office:value-type="float" office:value="3.3180100000000001" table:style-name="ce1">
            <text:p>3.31801</text:p>
          </table:table-cell>
          <table:table-cell office:value-type="float" office:value="3.38564" table:style-name="ce1">
            <text:p>3.38564</text:p>
          </table:table-cell>
          <table:table-cell office:value-type="float" office:value="3.3940199999999998" table:style-name="ce1">
            <text:p>3.39402</text:p>
          </table:table-cell>
          <table:table-cell table:style-name="ce1"/>
          <table:table-cell office:value-type="float" office:value="3.4138799999999998" table:style-name="ce1">
            <text:p>3.41388</text:p>
          </table:table-cell>
          <table:table-cell office:value-type="float" office:value="3.39994" table:style-name="ce1">
            <text:p>3.39994</text:p>
          </table:table-cell>
          <table:table-cell office:value-type="float" office:value="0.35259000000000001" table:style-name="ce1">
            <text:p>0.35259</text:p>
          </table:table-cell>
          <table:table-cell office:value-type="float" office:value="0.32146999999999998" table:style-name="ce1">
            <text:p>0.32147</text:p>
          </table:table-cell>
          <table:table-cell office:value-type="float" office:value="0.35476000000000002" table:style-name="ce1">
            <text:p>0.35476</text:p>
          </table:table-cell>
          <table:table-cell office:value-type="float" office:value="0.30358000000000002" table:style-name="ce1">
            <text:p>0.30358</text:p>
          </table:table-cell>
          <table:table-cell office:value-type="float" office:value="7.8611700000000004" table:style-name="ce1">
            <text:p>7.86117</text:p>
          </table:table-cell>
          <table:table-cell office:value-type="float" office:value="7.8765200000000002" table:style-name="ce1">
            <text:p>7.87652</text:p>
          </table:table-cell>
          <table:table-cell office:value-type="float" office:value="7.89154" table:style-name="ce1">
            <text:p>7.89154</text:p>
          </table:table-cell>
          <table:table-cell office:value-type="float" office:value="7.7107099999999997" table:style-name="ce1">
            <text:p>7.71071</text:p>
          </table:table-cell>
          <table:table-cell office:value-type="float" office:value="7.7601699999999996" table:style-name="ce1">
            <text:p>7.76017</text:p>
          </table:table-cell>
          <table:table-cell office:value-type="float" office:value="7.7791899999999998" table:style-name="ce1">
            <text:p>7.77919</text:p>
          </table:table-cell>
          <table:table-cell office:value-type="float" office:value="2.4670000000000001E-2" table:style-name="ce1">
            <text:p>0.02467</text:p>
          </table:table-cell>
          <table:table-cell office:value-type="float" office:value="2.4979999999999999E-2" table:style-name="ce1">
            <text:p>0.02498</text:p>
          </table:table-cell>
          <table:table-cell office:value-type="float" office:value="2.4899999999999999E-2" table:style-name="ce1">
            <text:p>0.0249</text:p>
          </table:table-cell>
          <table:table-cell office:value-type="float" office:value="2.495E-2" table:style-name="ce1">
            <text:p>0.02495</text:p>
          </table:table-cell>
          <table:table-cell table:number-columns-repeated="16317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2"/>
          <table:table-cell office:value-type="string" table:style-name="ce1">
            <text:p>KK_09</text:p>
          </table:table-cell>
          <table:table-cell office:value-type="float" office:value="3.8600000000000001E-3" table:style-name="ce1">
            <text:p>0.00386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2.4399999999999999E-3" table:style-name="ce1">
            <text:p>0.00244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49E-3" table:style-name="ce1">
            <text:p>0.00249</text:p>
          </table:table-cell>
          <table:table-cell office:value-type="float" office:value="2.2599999999999999E-3" table:style-name="ce1">
            <text:p>0.00226</text:p>
          </table:table-cell>
          <table:table-cell office:value-type="float" office:value="2.3500000000000001E-3" table:style-name="ce1">
            <text:p>0.00235</text:p>
          </table:table-cell>
          <table:table-cell office:value-type="float" office:value="3.1169099999999998" table:style-name="ce1">
            <text:p>3.11691</text:p>
          </table:table-cell>
          <table:table-cell office:value-type="float" office:value="3.09097" table:style-name="ce1">
            <text:p>3.09097</text:p>
          </table:table-cell>
          <table:table-cell office:value-type="float" office:value="3.0438299999999998" table:style-name="ce1">
            <text:p>3.04383</text:p>
          </table:table-cell>
          <table:table-cell table:style-name="ce1"/>
          <table:table-cell office:value-type="float" office:value="2.9892300000000001" table:style-name="ce1">
            <text:p>2.98923</text:p>
          </table:table-cell>
          <table:table-cell office:value-type="float" office:value="3.0213800000000002" table:style-name="ce1">
            <text:p>3.02138</text:p>
          </table:table-cell>
          <table:table-cell office:value-type="float" office:value="3.0981100000000001" table:style-name="ce1">
            <text:p>3.09811</text:p>
          </table:table-cell>
          <table:table-cell office:value-type="float" office:value="3.1291699999999998" table:style-name="ce1">
            <text:p>3.12917</text:p>
          </table:table-cell>
          <table:table-cell office:value-type="float" office:value="3.07952" table:style-name="ce1">
            <text:p>3.07952</text:p>
          </table:table-cell>
          <table:table-cell office:value-type="float" office:value="2.9428700000000001" table:style-name="ce1">
            <text:p>2.94287</text:p>
          </table:table-cell>
          <table:table-cell office:value-type="float" office:value="2.9558399999999998" table:style-name="ce1">
            <text:p>2.95584</text:p>
          </table:table-cell>
          <table:table-cell office:value-type="float" office:value="2.9594399999999998" table:style-name="ce1">
            <text:p>2.95944</text:p>
          </table:table-cell>
          <table:table-cell office:value-type="float" office:value="-3.9500000000000004E-3" table:style-name="ce1">
            <text:p>-0.00395</text:p>
          </table:table-cell>
          <table:table-cell office:value-type="float" office:value="-9.75E-3" table:style-name="ce1">
            <text:p>-0.00975</text:p>
          </table:table-cell>
          <table:table-cell office:value-type="float" office:value="-3.29E-3" table:style-name="ce1">
            <text:p>-0.00329</text:p>
          </table:table-cell>
          <table:table-cell table:style-name="ce1"/>
          <table:table-cell office:value-type="float" office:value="-2.2200000000000002E-3" table:style-name="ce1">
            <text:p>-0.00222</text:p>
          </table:table-cell>
          <table:table-cell office:value-type="float" office:value="-3.4299999999999999E-3" table:style-name="ce1">
            <text:p>-0.00343</text:p>
          </table:table-cell>
          <table:table-cell office:value-type="float" office:value="0.62631000000000003" table:style-name="ce1">
            <text:p>0.62631</text:p>
          </table:table-cell>
          <table:table-cell office:value-type="float" office:value="0.63280999999999998" table:style-name="ce1">
            <text:p>0.63281</text:p>
          </table:table-cell>
          <table:table-cell table:number-columns-repeated="2" table:style-name="ce1"/>
          <table:table-cell office:value-type="float" office:value="5.5800000000000001E-4" table:style-name="ce1">
            <text:p>0.000558</text:p>
          </table:table-cell>
          <table:table-cell table:style-name="ce1"/>
          <table:table-cell office:value-type="float" office:value="0.40476000000000001" table:style-name="ce1">
            <text:p>0.40476</text:p>
          </table:table-cell>
          <table:table-cell office:value-type="float" office:value="0.40017000000000003" table:style-name="ce1">
            <text:p>0.40017</text:p>
          </table:table-cell>
          <table:table-cell office:value-type="float" office:value="0.40493000000000001" table:style-name="ce1">
            <text:p>0.40493</text:p>
          </table:table-cell>
          <table:table-cell office:value-type="float" office:value="0.40820000000000001" table:style-name="ce1">
            <text:p>0.4082</text:p>
          </table:table-cell>
          <table:table-cell office:value-type="float" office:value="0.40705999999999998" table:style-name="ce1">
            <text:p>0.40706</text:p>
          </table:table-cell>
          <table:table-cell office:value-type="float" office:value="0.40007999999999999" table:style-name="ce1">
            <text:p>0.40008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2.1000000000000001E-4" table:style-name="ce1">
            <text:p>0.00021</text:p>
          </table:table-cell>
          <table:table-cell office:value-type="float" office:value="4.8000000000000001E-4" table:style-name="ce1">
            <text:p>0.0004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3.3227600000000002" table:style-name="ce1">
            <text:p>3.32276</text:p>
          </table:table-cell>
          <table:table-cell office:value-type="float" office:value="3.3634400000000002" table:style-name="ce1">
            <text:p>3.36344</text:p>
          </table:table-cell>
          <table:table-cell office:value-type="float" office:value="3.36747" table:style-name="ce1">
            <text:p>3.36747</text:p>
          </table:table-cell>
          <table:table-cell table:style-name="ce1"/>
          <table:table-cell office:value-type="float" office:value="3.3692899999999999" table:style-name="ce1">
            <text:p>3.36929</text:p>
          </table:table-cell>
          <table:table-cell office:value-type="float" office:value="3.3606699999999998" table:style-name="ce1">
            <text:p>3.36067</text:p>
          </table:table-cell>
          <table:table-cell office:value-type="float" office:value="0.41177000000000002" table:style-name="ce1">
            <text:p>0.41177</text:p>
          </table:table-cell>
          <table:table-cell office:value-type="float" office:value="0.35141" table:style-name="ce1">
            <text:p>0.35141</text:p>
          </table:table-cell>
          <table:table-cell office:value-type="float" office:value="0.33632000000000001" table:style-name="ce1">
            <text:p>0.33632</text:p>
          </table:table-cell>
          <table:table-cell office:value-type="float" office:value="0.30723" table:style-name="ce1">
            <text:p>0.30723</text:p>
          </table:table-cell>
          <table:table-cell office:value-type="float" office:value="7.6954799999999999" table:style-name="ce1">
            <text:p>7.69548</text:p>
          </table:table-cell>
          <table:table-cell office:value-type="float" office:value="7.6863099999999998" table:style-name="ce1">
            <text:p>7.68631</text:p>
          </table:table-cell>
          <table:table-cell office:value-type="float" office:value="7.71746" table:style-name="ce1">
            <text:p>7.71746</text:p>
          </table:table-cell>
          <table:table-cell office:value-type="float" office:value="7.5551399999999997" table:style-name="ce1">
            <text:p>7.55514</text:p>
          </table:table-cell>
          <table:table-cell office:value-type="float" office:value="7.57" table:style-name="ce1">
            <text:p>7.57</text:p>
          </table:table-cell>
          <table:table-cell office:value-type="float" office:value="7.60548" table:style-name="ce1">
            <text:p>7.60548</text:p>
          </table:table-cell>
          <table:table-cell office:value-type="float" office:value="2.3720000000000001E-2" table:style-name="ce1">
            <text:p>0.02372</text:p>
          </table:table-cell>
          <table:table-cell office:value-type="float" office:value="2.4E-2" table:style-name="ce1">
            <text:p>0.024</text:p>
          </table:table-cell>
          <table:table-cell office:value-type="float" office:value="2.4060000000000002E-2" table:style-name="ce1">
            <text:p>0.02406</text:p>
          </table:table-cell>
          <table:table-cell office:value-type="float" office:value="2.4080000000000001E-2" table:style-name="ce1">
            <text:p>0.02408</text:p>
          </table:table-cell>
          <table:table-cell table:number-columns-repeated="16317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2"/>
          <table:table-cell office:value-type="string" table:style-name="ce1">
            <text:p>KK_10</text:p>
          </table:table-cell>
          <table:table-cell office:value-type="float" office:value="2.64E-3" table:style-name="ce1">
            <text:p>0.00264</text:p>
          </table:table-cell>
          <table:table-cell office:value-type="float" office:value="6.43E-3" table:style-name="ce1">
            <text:p>0.00643</text:p>
          </table:table-cell>
          <table:table-cell office:value-type="float" office:value="2.7299999999999998E-3" table:style-name="ce1">
            <text:p>0.00273</text:p>
          </table:table-cell>
          <table:table-cell office:value-type="float" office:value="2.7599999999999999E-3" table:style-name="ce1">
            <text:p>0.00276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2.5300000000000001E-3" table:style-name="ce1">
            <text:p>0.00253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2.66E-3" table:style-name="ce1">
            <text:p>0.00266</text:p>
          </table:table-cell>
          <table:table-cell office:value-type="float" office:value="2.7399999999999998E-3" table:style-name="ce1">
            <text:p>0.00274</text:p>
          </table:table-cell>
          <table:table-cell office:value-type="float" office:value="3.4750299999999998" table:style-name="ce1">
            <text:p>3.47503</text:p>
          </table:table-cell>
          <table:table-cell office:value-type="float" office:value="3.4399000000000002" table:style-name="ce1">
            <text:p>3.4399</text:p>
          </table:table-cell>
          <table:table-cell office:value-type="float" office:value="3.3854199999999999" table:style-name="ce1">
            <text:p>3.38542</text:p>
          </table:table-cell>
          <table:table-cell table:style-name="ce1"/>
          <table:table-cell office:value-type="float" office:value="3.22451" table:style-name="ce1">
            <text:p>3.22451</text:p>
          </table:table-cell>
          <table:table-cell office:value-type="float" office:value="3.3619300000000001" table:style-name="ce1">
            <text:p>3.36193</text:p>
          </table:table-cell>
          <table:table-cell office:value-type="float" office:value="3.4689399999999999" table:style-name="ce1">
            <text:p>3.46894</text:p>
          </table:table-cell>
          <table:table-cell office:value-type="float" office:value="3.4942899999999999" table:style-name="ce1">
            <text:p>3.49429</text:p>
          </table:table-cell>
          <table:table-cell office:value-type="float" office:value="3.4302700000000002" table:style-name="ce1">
            <text:p>3.43027</text:p>
          </table:table-cell>
          <table:table-cell office:value-type="float" office:value="3.2919900000000002" table:style-name="ce1">
            <text:p>3.29199</text:p>
          </table:table-cell>
          <table:table-cell office:value-type="float" office:value="3.30647" table:style-name="ce1">
            <text:p>3.30647</text:p>
          </table:table-cell>
          <table:table-cell office:value-type="float" office:value="3.2971699999999999" table:style-name="ce1">
            <text:p>3.29717</text:p>
          </table:table-cell>
          <table:table-cell office:value-type="float" office:value="-4.1399999999999996E-3" table:style-name="ce1">
            <text:p>-0.00414</text:p>
          </table:table-cell>
          <table:table-cell office:value-type="float" office:value="-9.7900000000000001E-3" table:style-name="ce1">
            <text:p>-0.00979</text:p>
          </table:table-cell>
          <table:table-cell office:value-type="float" office:value="-3.5999999999999999E-3" table:style-name="ce1">
            <text:p>-0.0036</text:p>
          </table:table-cell>
          <table:table-cell table:style-name="ce1"/>
          <table:table-cell office:value-type="float" office:value="-2.5600000000000002E-3" table:style-name="ce1">
            <text:p>-0.00256</text:p>
          </table:table-cell>
          <table:table-cell office:value-type="float" office:value="-2.1199999999999999E-3" table:style-name="ce1">
            <text:p>-0.00212</text:p>
          </table:table-cell>
          <table:table-cell office:value-type="float" office:value="0.70060999999999996" table:style-name="ce1">
            <text:p>0.70061</text:p>
          </table:table-cell>
          <table:table-cell office:value-type="float" office:value="0.70953999999999995" table:style-name="ce1">
            <text:p>0.70954</text:p>
          </table:table-cell>
          <table:table-cell table:number-columns-repeated="2" table:style-name="ce1"/>
          <table:table-cell office:value-type="float" office:value="6.0400000000000004E-4" table:style-name="ce1">
            <text:p>0.000604</text:p>
          </table:table-cell>
          <table:table-cell table:style-name="ce1"/>
          <table:table-cell office:value-type="float" office:value="0.45021" table:style-name="ce1">
            <text:p>0.45021</text:p>
          </table:table-cell>
          <table:table-cell office:value-type="float" office:value="0.44511000000000001" table:style-name="ce1">
            <text:p>0.44511</text:p>
          </table:table-cell>
          <table:table-cell office:value-type="float" office:value="0.44985999999999998" table:style-name="ce1">
            <text:p>0.44986</text:p>
          </table:table-cell>
          <table:table-cell office:value-type="float" office:value="0.45306000000000002" table:style-name="ce1">
            <text:p>0.45306</text:p>
          </table:table-cell>
          <table:table-cell office:value-type="float" office:value="0.45207999999999998" table:style-name="ce1">
            <text:p>0.45208</text:p>
          </table:table-cell>
          <table:table-cell office:value-type="float" office:value="0.44474000000000002" table:style-name="ce1">
            <text:p>0.44474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2.3000000000000001E-4" table:style-name="ce1">
            <text:p>0.00023</text:p>
          </table:table-cell>
          <table:table-cell office:value-type="float" office:value="3.3E-4" table:style-name="ce1">
            <text:p>0.00033</text:p>
          </table:table-cell>
          <table:table-cell office:value-type="float" office:value="-6.0000000000000002E-5" table:style-name="ce1">
            <text:p>-0.00006</text:p>
          </table:table-cell>
          <table:table-cell office:value-type="float" office:value="3.4618099999999998" table:style-name="ce1">
            <text:p>3.46181</text:p>
          </table:table-cell>
          <table:table-cell office:value-type="float" office:value="3.55253" table:style-name="ce1">
            <text:p>3.55253</text:p>
          </table:table-cell>
          <table:table-cell office:value-type="float" office:value="3.5530900000000001" table:style-name="ce1">
            <text:p>3.55309</text:p>
          </table:table-cell>
          <table:table-cell table:style-name="ce1"/>
          <table:table-cell office:value-type="float" office:value="3.5514000000000001" table:style-name="ce1">
            <text:p>3.5514</text:p>
          </table:table-cell>
          <table:table-cell office:value-type="float" office:value="3.5485699999999998" table:style-name="ce1">
            <text:p>3.54857</text:p>
          </table:table-cell>
          <table:table-cell office:value-type="float" office:value="0.41194999999999998" table:style-name="ce1">
            <text:p>0.41195</text:p>
          </table:table-cell>
          <table:table-cell office:value-type="float" office:value="0.36173" table:style-name="ce1">
            <text:p>0.36173</text:p>
          </table:table-cell>
          <table:table-cell office:value-type="float" office:value="0.2974" table:style-name="ce1">
            <text:p>0.2974</text:p>
          </table:table-cell>
          <table:table-cell office:value-type="float" office:value="0.32928000000000002" table:style-name="ce1">
            <text:p>0.32928</text:p>
          </table:table-cell>
          <table:table-cell office:value-type="float" office:value="7.9309599999999998" table:style-name="ce1">
            <text:p>7.93096</text:p>
          </table:table-cell>
          <table:table-cell office:value-type="float" office:value="7.9581499999999998" table:style-name="ce1">
            <text:p>7.95815</text:p>
          </table:table-cell>
          <table:table-cell office:value-type="float" office:value="7.9747000000000003" table:style-name="ce1">
            <text:p>7.9747</text:p>
          </table:table-cell>
          <table:table-cell office:value-type="float" office:value="7.8109799999999998" table:style-name="ce1">
            <text:p>7.81098</text:p>
          </table:table-cell>
          <table:table-cell office:value-type="float" office:value="7.8502999999999998" table:style-name="ce1">
            <text:p>7.8503</text:p>
          </table:table-cell>
          <table:table-cell office:value-type="float" office:value="7.8613299999999997" table:style-name="ce1">
            <text:p>7.86133</text:p>
          </table:table-cell>
          <table:table-cell office:value-type="float" office:value="2.674E-2" table:style-name="ce1">
            <text:p>0.02674</text:p>
          </table:table-cell>
          <table:table-cell office:value-type="float" office:value="2.7019999999999999E-2" table:style-name="ce1">
            <text:p>0.02702</text:p>
          </table:table-cell>
          <table:table-cell office:value-type="float" office:value="2.7099999999999999E-2" table:style-name="ce1">
            <text:p>0.0271</text:p>
          </table:table-cell>
          <table:table-cell office:value-type="float" office:value="2.7119999999999998E-2" table:style-name="ce1">
            <text:p>0.02712</text:p>
          </table:table-cell>
          <table:table-cell table:number-columns-repeated="16317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2"/>
          <table:table-cell office:value-type="string" table:style-name="ce1">
            <text:p>KK_11</text:p>
          </table:table-cell>
          <table:table-cell office:value-type="float" office:value="2.65E-3" table:style-name="ce1">
            <text:p>0.00265</text:p>
          </table:table-cell>
          <table:table-cell office:value-type="float" office:value="5.2700000000000004E-3" table:style-name="ce1">
            <text:p>0.00527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2.6800000000000001E-3" table:style-name="ce1">
            <text:p>0.00268</text:p>
          </table:table-cell>
          <table:table-cell office:value-type="float" office:value="2.49E-3" table:style-name="ce1">
            <text:p>0.00249</text:p>
          </table:table-cell>
          <table:table-cell office:value-type="float" office:value="2.49E-3" table:style-name="ce1">
            <text:p>0.00249</text:p>
          </table:table-cell>
          <table:table-cell office:value-type="float" office:value="2.8300000000000001E-3" table:style-name="ce1">
            <text:p>0.0028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2.7299999999999998E-3" table:style-name="ce1">
            <text:p>0.00273</text:p>
          </table:table-cell>
          <table:table-cell office:value-type="float" office:value="3.3319700000000001" table:style-name="ce1">
            <text:p>3.33197</text:p>
          </table:table-cell>
          <table:table-cell office:value-type="float" office:value="3.30993" table:style-name="ce1">
            <text:p>3.30993</text:p>
          </table:table-cell>
          <table:table-cell office:value-type="float" office:value="3.2585899999999999" table:style-name="ce1">
            <text:p>3.25859</text:p>
          </table:table-cell>
          <table:table-cell table:style-name="ce1"/>
          <table:table-cell office:value-type="float" office:value="3.1372800000000001" table:style-name="ce1">
            <text:p>3.13728</text:p>
          </table:table-cell>
          <table:table-cell office:value-type="float" office:value="3.2497799999999999" table:style-name="ce1">
            <text:p>3.24978</text:p>
          </table:table-cell>
          <table:table-cell office:value-type="float" office:value="3.3602799999999999" table:style-name="ce1">
            <text:p>3.36028</text:p>
          </table:table-cell>
          <table:table-cell office:value-type="float" office:value="3.3752599999999999" table:style-name="ce1">
            <text:p>3.37526</text:p>
          </table:table-cell>
          <table:table-cell office:value-type="float" office:value="3.3094100000000002" table:style-name="ce1">
            <text:p>3.30941</text:p>
          </table:table-cell>
          <table:table-cell office:value-type="float" office:value="3.1802100000000002" table:style-name="ce1">
            <text:p>3.18021</text:p>
          </table:table-cell>
          <table:table-cell office:value-type="float" office:value="3.19543" table:style-name="ce1">
            <text:p>3.19543</text:p>
          </table:table-cell>
          <table:table-cell office:value-type="float" office:value="3.1871100000000001" table:style-name="ce1">
            <text:p>3.18711</text:p>
          </table:table-cell>
          <table:table-cell office:value-type="float" office:value="-3.96E-3" table:style-name="ce1">
            <text:p>-0.00396</text:p>
          </table:table-cell>
          <table:table-cell office:value-type="float" office:value="-9.7000000000000003E-3" table:style-name="ce1">
            <text:p>-0.0097</text:p>
          </table:table-cell>
          <table:table-cell office:value-type="float" office:value="-3.3899999999999998E-3" table:style-name="ce1">
            <text:p>-0.00339</text:p>
          </table:table-cell>
          <table:table-cell table:style-name="ce1"/>
          <table:table-cell office:value-type="float" office:value="-1.97E-3" table:style-name="ce1">
            <text:p>-0.00197</text:p>
          </table:table-cell>
          <table:table-cell office:value-type="float" office:value="-3.2000000000000002E-3" table:style-name="ce1">
            <text:p>-0.0032</text:p>
          </table:table-cell>
          <table:table-cell office:value-type="float" office:value="0.6855" table:style-name="ce1">
            <text:p>0.6855</text:p>
          </table:table-cell>
          <table:table-cell office:value-type="float" office:value="0.69237000000000004" table:style-name="ce1">
            <text:p>0.69237</text:p>
          </table:table-cell>
          <table:table-cell table:number-columns-repeated="2" table:style-name="ce1"/>
          <table:table-cell office:value-type="float" office:value="5.7300000000000005E-4" table:style-name="ce1">
            <text:p>0.000573</text:p>
          </table:table-cell>
          <table:table-cell table:style-name="ce1"/>
          <table:table-cell office:value-type="float" office:value="0.43942999999999999" table:style-name="ce1">
            <text:p>0.43943</text:p>
          </table:table-cell>
          <table:table-cell office:value-type="float" office:value="0.43473000000000001" table:style-name="ce1">
            <text:p>0.43473</text:p>
          </table:table-cell>
          <table:table-cell office:value-type="float" office:value="0.43890000000000001" table:style-name="ce1">
            <text:p>0.4389</text:p>
          </table:table-cell>
          <table:table-cell office:value-type="float" office:value="0.44468000000000002" table:style-name="ce1">
            <text:p>0.44468</text:p>
          </table:table-cell>
          <table:table-cell office:value-type="float" office:value="0.44442999999999999" table:style-name="ce1">
            <text:p>0.44443</text:p>
          </table:table-cell>
          <table:table-cell office:value-type="float" office:value="0.43748999999999999" table:style-name="ce1">
            <text:p>0.43749</text:p>
          </table:table-cell>
          <table:table-cell office:value-type="float" office:value="3.3E-4" table:style-name="ce1">
            <text:p>0.00033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5.1000000000000004E-4" table:style-name="ce1">
            <text:p>0.00051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3.5295200000000002" table:style-name="ce1">
            <text:p>3.52952</text:p>
          </table:table-cell>
          <table:table-cell office:value-type="float" office:value="3.5806800000000001" table:style-name="ce1">
            <text:p>3.58068</text:p>
          </table:table-cell>
          <table:table-cell office:value-type="float" office:value="3.6114799999999998" table:style-name="ce1">
            <text:p>3.61148</text:p>
          </table:table-cell>
          <table:table-cell table:style-name="ce1"/>
          <table:table-cell office:value-type="float" office:value="3.60676" table:style-name="ce1">
            <text:p>3.60676</text:p>
          </table:table-cell>
          <table:table-cell office:value-type="float" office:value="3.5881799999999999" table:style-name="ce1">
            <text:p>3.58818</text:p>
          </table:table-cell>
          <table:table-cell office:value-type="float" office:value="0.43434" table:style-name="ce1">
            <text:p>0.43434</text:p>
          </table:table-cell>
          <table:table-cell office:value-type="float" office:value="0.36016999999999999" table:style-name="ce1">
            <text:p>0.36017</text:p>
          </table:table-cell>
          <table:table-cell office:value-type="float" office:value="0.29725000000000001" table:style-name="ce1">
            <text:p>0.29725</text:p>
          </table:table-cell>
          <table:table-cell office:value-type="float" office:value="0.32518999999999998" table:style-name="ce1">
            <text:p>0.32519</text:p>
          </table:table-cell>
          <table:table-cell office:value-type="float" office:value="7.86958" table:style-name="ce1">
            <text:p>7.86958</text:p>
          </table:table-cell>
          <table:table-cell office:value-type="float" office:value="7.8733700000000004" table:style-name="ce1">
            <text:p>7.87337</text:p>
          </table:table-cell>
          <table:table-cell office:value-type="float" office:value="7.8829399999999996" table:style-name="ce1">
            <text:p>7.88294</text:p>
          </table:table-cell>
          <table:table-cell office:value-type="float" office:value="7.73475" table:style-name="ce1">
            <text:p>7.73475</text:p>
          </table:table-cell>
          <table:table-cell office:value-type="float" office:value="7.79366" table:style-name="ce1">
            <text:p>7.79366</text:p>
          </table:table-cell>
          <table:table-cell office:value-type="float" office:value="7.8143399999999996" table:style-name="ce1">
            <text:p>7.81434</text:p>
          </table:table-cell>
          <table:table-cell office:value-type="float" office:value="2.554E-2" table:style-name="ce1">
            <text:p>0.02554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2.6020000000000001E-2" table:style-name="ce1">
            <text:p>0.02602</text:p>
          </table:table-cell>
          <table:table-cell office:value-type="float" office:value="2.6069999999999999E-2" table:style-name="ce1">
            <text:p>0.02607</text:p>
          </table:table-cell>
          <table:table-cell table:number-columns-repeated="16317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2"/>
          <table:table-cell office:value-type="string" table:style-name="ce1">
            <text:p>KK_12</text:p>
          </table:table-cell>
          <table:table-cell office:value-type="float" office:value="2.0699999999999998E-3" table:style-name="ce1">
            <text:p>0.00207</text:p>
          </table:table-cell>
          <table:table-cell office:value-type="float" office:value="6.3E-3" table:style-name="ce1">
            <text:p>0.0063</text:p>
          </table:table-cell>
          <table:table-cell office:value-type="float" office:value="3.5300000000000002E-3" table:style-name="ce1">
            <text:p>0.00353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3.2599999999999999E-3" table:style-name="ce1">
            <text:p>0.00326</text:p>
          </table:table-cell>
          <table:table-cell office:value-type="float" office:value="3.2399999999999998E-3" table:style-name="ce1">
            <text:p>0.00324</text:p>
          </table:table-cell>
          <table:table-cell office:value-type="float" office:value="4.2700000000000004E-3" table:style-name="ce1">
            <text:p>0.00427</text:p>
          </table:table-cell>
          <table:table-cell office:value-type="float" office:value="3.5899999999999999E-3" table:style-name="ce1">
            <text:p>0.00359</text:p>
          </table:table-cell>
          <table:table-cell office:value-type="float" office:value="3.2599999999999999E-3" table:style-name="ce1">
            <text:p>0.00326</text:p>
          </table:table-cell>
          <table:table-cell office:value-type="float" office:value="3.3899999999999998E-3" table:style-name="ce1">
            <text:p>0.00339</text:p>
          </table:table-cell>
          <table:table-cell office:value-type="float" office:value="3.9061400000000002" table:style-name="ce1">
            <text:p>3.90614</text:p>
          </table:table-cell>
          <table:table-cell office:value-type="float" office:value="3.8735200000000001" table:style-name="ce1">
            <text:p>3.87352</text:p>
          </table:table-cell>
          <table:table-cell office:value-type="float" office:value="3.8117899999999998" table:style-name="ce1">
            <text:p>3.81179</text:p>
          </table:table-cell>
          <table:table-cell table:style-name="ce1"/>
          <table:table-cell office:value-type="float" office:value="3.7283300000000001" table:style-name="ce1">
            <text:p>3.72833</text:p>
          </table:table-cell>
          <table:table-cell office:value-type="float" office:value="3.7950200000000001" table:style-name="ce1">
            <text:p>3.79502</text:p>
          </table:table-cell>
          <table:table-cell office:value-type="float" office:value="3.9087499999999999" table:style-name="ce1">
            <text:p>3.90875</text:p>
          </table:table-cell>
          <table:table-cell office:value-type="float" office:value="3.9257200000000001" table:style-name="ce1">
            <text:p>3.92572</text:p>
          </table:table-cell>
          <table:table-cell office:value-type="float" office:value="3.8499699999999999" table:style-name="ce1">
            <text:p>3.84997</text:p>
          </table:table-cell>
          <table:table-cell office:value-type="float" office:value="3.7157800000000001" table:style-name="ce1">
            <text:p>3.71578</text:p>
          </table:table-cell>
          <table:table-cell office:value-type="float" office:value="3.73386" table:style-name="ce1">
            <text:p>3.73386</text:p>
          </table:table-cell>
          <table:table-cell office:value-type="float" office:value="3.7109700000000001" table:style-name="ce1">
            <text:p>3.71097</text:p>
          </table:table-cell>
          <table:table-cell office:value-type="float" office:value="-4.5900000000000003E-3" table:style-name="ce1">
            <text:p>-0.00459</text:p>
          </table:table-cell>
          <table:table-cell office:value-type="float" office:value="-9.9100000000000004E-3" table:style-name="ce1">
            <text:p>-0.00991</text:p>
          </table:table-cell>
          <table:table-cell office:value-type="float" office:value="-3.6099999999999999E-3" table:style-name="ce1">
            <text:p>-0.00361</text:p>
          </table:table-cell>
          <table:table-cell table:style-name="ce1"/>
          <table:table-cell office:value-type="float" office:value="-1.32E-3" table:style-name="ce1">
            <text:p>-0.00132</text:p>
          </table:table-cell>
          <table:table-cell office:value-type="float" office:value="-5.28E-3" table:style-name="ce1">
            <text:p>-0.00528</text:p>
          </table:table-cell>
          <table:table-cell office:value-type="float" office:value="0.86072000000000004" table:style-name="ce1">
            <text:p>0.86072</text:p>
          </table:table-cell>
          <table:table-cell office:value-type="float" office:value="0.86472000000000004" table:style-name="ce1">
            <text:p>0.86472</text:p>
          </table:table-cell>
          <table:table-cell table:number-columns-repeated="2" table:style-name="ce1"/>
          <table:table-cell office:value-type="float" office:value="6.2500000000000001E-4" table:style-name="ce1">
            <text:p>0.000625</text:p>
          </table:table-cell>
          <table:table-cell table:style-name="ce1"/>
          <table:table-cell office:value-type="float" office:value="0.49791000000000002" table:style-name="ce1">
            <text:p>0.49791</text:p>
          </table:table-cell>
          <table:table-cell office:value-type="float" office:value="0.49742999999999998" table:style-name="ce1">
            <text:p>0.49743</text:p>
          </table:table-cell>
          <table:table-cell office:value-type="float" office:value="0.50365000000000004" table:style-name="ce1">
            <text:p>0.50365</text:p>
          </table:table-cell>
          <table:table-cell office:value-type="float" office:value="0.50744999999999996" table:style-name="ce1">
            <text:p>0.50745</text:p>
          </table:table-cell>
          <table:table-cell office:value-type="float" office:value="0.50546999999999997" table:style-name="ce1">
            <text:p>0.50547</text:p>
          </table:table-cell>
          <table:table-cell office:value-type="float" office:value="0.50080000000000002" table:style-name="ce1">
            <text:p>0.5008</text:p>
          </table:table-cell>
          <table:table-cell office:value-type="float" office:value="3.4000000000000002E-4" table:style-name="ce1">
            <text:p>0.00034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4.0999999999999999E-4" table:style-name="ce1">
            <text:p>0.00041</text:p>
          </table:table-cell>
          <table:table-cell office:value-type="float" office:value="-1.9000000000000001E-4" table:style-name="ce1">
            <text:p>-0.00019</text:p>
          </table:table-cell>
          <table:table-cell office:value-type="float" office:value="3.5739299999999998" table:style-name="ce1">
            <text:p>3.57393</text:p>
          </table:table-cell>
          <table:table-cell office:value-type="float" office:value="3.7018900000000001" table:style-name="ce1">
            <text:p>3.70189</text:p>
          </table:table-cell>
          <table:table-cell office:value-type="float" office:value="3.70994" table:style-name="ce1">
            <text:p>3.70994</text:p>
          </table:table-cell>
          <table:table-cell table:style-name="ce1"/>
          <table:table-cell office:value-type="float" office:value="3.6926100000000002" table:style-name="ce1">
            <text:p>3.69261</text:p>
          </table:table-cell>
          <table:table-cell office:value-type="float" office:value="3.6562700000000001" table:style-name="ce1">
            <text:p>3.65627</text:p>
          </table:table-cell>
          <table:table-cell office:value-type="float" office:value="0.47038000000000002" table:style-name="ce1">
            <text:p>0.47038</text:p>
          </table:table-cell>
          <table:table-cell office:value-type="float" office:value="0.43713999999999997" table:style-name="ce1">
            <text:p>0.43714</text:p>
          </table:table-cell>
          <table:table-cell office:value-type="float" office:value="0.42788999999999999" table:style-name="ce1">
            <text:p>0.42789</text:p>
          </table:table-cell>
          <table:table-cell office:value-type="float" office:value="0.39215" table:style-name="ce1">
            <text:p>0.39215</text:p>
          </table:table-cell>
          <table:table-cell office:value-type="float" office:value="7.7605599999999999" table:style-name="ce1">
            <text:p>7.76056</text:p>
          </table:table-cell>
          <table:table-cell office:value-type="float" office:value="7.7724599999999997" table:style-name="ce1">
            <text:p>7.77246</text:p>
          </table:table-cell>
          <table:table-cell office:value-type="float" office:value="7.78789" table:style-name="ce1">
            <text:p>7.78789</text:p>
          </table:table-cell>
          <table:table-cell office:value-type="float" office:value="7.6428200000000004" table:style-name="ce1">
            <text:p>7.64282</text:p>
          </table:table-cell>
          <table:table-cell office:value-type="float" office:value="7.6781800000000002" table:style-name="ce1">
            <text:p>7.67818</text:p>
          </table:table-cell>
          <table:table-cell office:value-type="float" office:value="7.6856900000000001" table:style-name="ce1">
            <text:p>7.68569</text:p>
          </table:table-cell>
          <table:table-cell office:value-type="float" office:value="3.0530000000000002E-2" table:style-name="ce1">
            <text:p>0.03053</text:p>
          </table:table-cell>
          <table:table-cell office:value-type="float" office:value="3.0689999999999999E-2" table:style-name="ce1">
            <text:p>0.03069</text:p>
          </table:table-cell>
          <table:table-cell office:value-type="float" office:value="3.0970000000000001E-2" table:style-name="ce1">
            <text:p>0.03097</text:p>
          </table:table-cell>
          <table:table-cell office:value-type="float" office:value="3.1009999999999999E-2" table:style-name="ce1">
            <text:p>0.03101</text:p>
          </table:table-cell>
          <table:table-cell table:number-columns-repeated="16317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2"/>
          <table:table-cell office:value-type="string" table:style-name="ce1">
            <text:p>KK_13</text:p>
          </table:table-cell>
          <table:table-cell office:value-type="float" office:value="3.3899999999999998E-3" table:style-name="ce1">
            <text:p>0.00339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2.5500000000000002E-3" table:style-name="ce1">
            <text:p>0.00255</text:p>
          </table:table-cell>
          <table:table-cell office:value-type="float" office:value="2.64E-3" table:style-name="ce1">
            <text:p>0.00264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2.33E-3" table:style-name="ce1">
            <text:p>0.00233</text:p>
          </table:table-cell>
          <table:table-cell office:value-type="float" office:value="3.15E-3" table:style-name="ce1">
            <text:p>0.00315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2.48E-3" table:style-name="ce1">
            <text:p>0.00248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3.2566299999999999" table:style-name="ce1">
            <text:p>3.25663</text:p>
          </table:table-cell>
          <table:table-cell office:value-type="float" office:value="3.22818" table:style-name="ce1">
            <text:p>3.22818</text:p>
          </table:table-cell>
          <table:table-cell office:value-type="float" office:value="3.1751900000000002" table:style-name="ce1">
            <text:p>3.17519</text:p>
          </table:table-cell>
          <table:table-cell table:style-name="ce1"/>
          <table:table-cell office:value-type="float" office:value="3.0880800000000002" table:style-name="ce1">
            <text:p>3.08808</text:p>
          </table:table-cell>
          <table:table-cell office:value-type="float" office:value="3.1679499999999998" table:style-name="ce1">
            <text:p>3.16795</text:p>
          </table:table-cell>
          <table:table-cell office:value-type="float" office:value="3.2425199999999998" table:style-name="ce1">
            <text:p>3.24252</text:p>
          </table:table-cell>
          <table:table-cell office:value-type="float" office:value="3.2725900000000001" table:style-name="ce1">
            <text:p>3.27259</text:p>
          </table:table-cell>
          <table:table-cell office:value-type="float" office:value="3.2253699999999998" table:style-name="ce1">
            <text:p>3.22537</text:p>
          </table:table-cell>
          <table:table-cell office:value-type="float" office:value="3.0888499999999999" table:style-name="ce1">
            <text:p>3.08885</text:p>
          </table:table-cell>
          <table:table-cell office:value-type="float" office:value="3.0989200000000001" table:style-name="ce1">
            <text:p>3.09892</text:p>
          </table:table-cell>
          <table:table-cell office:value-type="float" office:value="3.08718" table:style-name="ce1">
            <text:p>3.08718</text:p>
          </table:table-cell>
          <table:table-cell office:value-type="float" office:value="-4.1799999999999997E-3" table:style-name="ce1">
            <text:p>-0.00418</text:p>
          </table:table-cell>
          <table:table-cell office:value-type="float" office:value="-9.7800000000000005E-3" table:style-name="ce1">
            <text:p>-0.00978</text:p>
          </table:table-cell>
          <table:table-cell office:value-type="float" office:value="-3.32E-3" table:style-name="ce1">
            <text:p>-0.00332</text:p>
          </table:table-cell>
          <table:table-cell table:style-name="ce1"/>
          <table:table-cell office:value-type="float" office:value="-3.4499999999999999E-3" table:style-name="ce1">
            <text:p>-0.00345</text:p>
          </table:table-cell>
          <table:table-cell office:value-type="float" office:value="-4.9500000000000004E-3" table:style-name="ce1">
            <text:p>-0.00495</text:p>
          </table:table-cell>
          <table:table-cell office:value-type="float" office:value="0.68142000000000003" table:style-name="ce1">
            <text:p>0.68142</text:p>
          </table:table-cell>
          <table:table-cell office:value-type="float" office:value="0.68422000000000005" table:style-name="ce1">
            <text:p>0.68422</text:p>
          </table:table-cell>
          <table:table-cell table:number-columns-repeated="2" table:style-name="ce1"/>
          <table:table-cell office:value-type="float" office:value="5.53E-4" table:style-name="ce1">
            <text:p>0.000553</text:p>
          </table:table-cell>
          <table:table-cell table:style-name="ce1"/>
          <table:table-cell office:value-type="float" office:value="0.42496" table:style-name="ce1">
            <text:p>0.42496</text:p>
          </table:table-cell>
          <table:table-cell office:value-type="float" office:value="0.42048000000000002" table:style-name="ce1">
            <text:p>0.42048</text:p>
          </table:table-cell>
          <table:table-cell office:value-type="float" office:value="0.42487000000000003" table:style-name="ce1">
            <text:p>0.42487</text:p>
          </table:table-cell>
          <table:table-cell office:value-type="float" office:value="0.42743999999999999" table:style-name="ce1">
            <text:p>0.42744</text:p>
          </table:table-cell>
          <table:table-cell office:value-type="float" office:value="0.42581999999999998" table:style-name="ce1">
            <text:p>0.42582</text:p>
          </table:table-cell>
          <table:table-cell office:value-type="float" office:value="0.42049999999999998" table:style-name="ce1">
            <text:p>0.4205</text:p>
          </table:table-cell>
          <table:table-cell office:value-type="float" office:value="3.4000000000000002E-4" table:style-name="ce1">
            <text:p>0.00034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1.6000000000000001E-4" table:style-name="ce1">
            <text:p>0.00016</text:p>
          </table:table-cell>
          <table:table-cell office:value-type="float" office:value="3.4953699999999999" table:style-name="ce1">
            <text:p>3.49537</text:p>
          </table:table-cell>
          <table:table-cell office:value-type="float" office:value="3.5251999999999999" table:style-name="ce1">
            <text:p>3.5252</text:p>
          </table:table-cell>
          <table:table-cell office:value-type="float" office:value="3.5294599999999998" table:style-name="ce1">
            <text:p>3.52946</text:p>
          </table:table-cell>
          <table:table-cell table:style-name="ce1"/>
          <table:table-cell office:value-type="float" office:value="3.5163700000000002" table:style-name="ce1">
            <text:p>3.51637</text:p>
          </table:table-cell>
          <table:table-cell office:value-type="float" office:value="3.51485" table:style-name="ce1">
            <text:p>3.51485</text:p>
          </table:table-cell>
          <table:table-cell office:value-type="float" office:value="0.45327000000000001" table:style-name="ce1">
            <text:p>0.45327</text:p>
          </table:table-cell>
          <table:table-cell office:value-type="float" office:value="0.38099" table:style-name="ce1">
            <text:p>0.38099</text:p>
          </table:table-cell>
          <table:table-cell office:value-type="float" office:value="0.31163999999999997" table:style-name="ce1">
            <text:p>0.31164</text:p>
          </table:table-cell>
          <table:table-cell office:value-type="float" office:value="0.33882000000000001" table:style-name="ce1">
            <text:p>0.33882</text:p>
          </table:table-cell>
          <table:table-cell office:value-type="float" office:value="7.6239699999999999" table:style-name="ce1">
            <text:p>7.62397</text:p>
          </table:table-cell>
          <table:table-cell office:value-type="float" office:value="7.6633500000000003" table:style-name="ce1">
            <text:p>7.66335</text:p>
          </table:table-cell>
          <table:table-cell office:value-type="float" office:value="7.6599399999999997" table:style-name="ce1">
            <text:p>7.65994</text:p>
          </table:table-cell>
          <table:table-cell office:value-type="float" office:value="7.4458900000000003" table:style-name="ce1">
            <text:p>7.44589</text:p>
          </table:table-cell>
          <table:table-cell office:value-type="float" office:value="7.5328099999999996" table:style-name="ce1">
            <text:p>7.53281</text:p>
          </table:table-cell>
          <table:table-cell office:value-type="float" office:value="7.5409600000000001" table:style-name="ce1">
            <text:p>7.54096</text:p>
          </table:table-cell>
          <table:table-cell office:value-type="float" office:value="2.4920000000000001E-2" table:style-name="ce1">
            <text:p>0.02492</text:p>
          </table:table-cell>
          <table:table-cell office:value-type="float" office:value="2.521E-2" table:style-name="ce1">
            <text:p>0.02521</text:p>
          </table:table-cell>
          <table:table-cell office:value-type="float" office:value="2.53E-2" table:style-name="ce1">
            <text:p>0.0253</text:p>
          </table:table-cell>
          <table:table-cell office:value-type="float" office:value="2.5319999999999999E-2" table:style-name="ce1">
            <text:p>0.02532</text:p>
          </table:table-cell>
          <table:table-cell table:number-columns-repeated="16317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2"/>
          <table:table-cell office:value-type="string" table:style-name="ce1">
            <text:p>KK_14</text:p>
          </table:table-cell>
          <table:table-cell office:value-type="float" office:value="2.7200000000000002E-3" table:style-name="ce1">
            <text:p>0.00272</text:p>
          </table:table-cell>
          <table:table-cell office:value-type="float" office:value="4.4900000000000001E-3" table:style-name="ce1">
            <text:p>0.00449</text:p>
          </table:table-cell>
          <table:table-cell office:value-type="float" office:value="2.6700000000000001E-3" table:style-name="ce1">
            <text:p>0.00267</text:p>
          </table:table-cell>
          <table:table-cell office:value-type="float" office:value="2.65E-3" table:style-name="ce1">
            <text:p>0.00265</text:p>
          </table:table-cell>
          <table:table-cell office:value-type="float" office:value="2.5600000000000002E-3" table:style-name="ce1">
            <text:p>0.00256</text:p>
          </table:table-cell>
          <table:table-cell office:value-type="float" office:value="2.5699999999999998E-3" table:style-name="ce1">
            <text:p>0.00257</text:p>
          </table:table-cell>
          <table:table-cell office:value-type="float" office:value="4.3299999999999996E-3" table:style-name="ce1">
            <text:p>0.00433</text:p>
          </table:table-cell>
          <table:table-cell office:value-type="float" office:value="3.1099999999999999E-3" table:style-name="ce1">
            <text:p>0.00311</text:p>
          </table:table-cell>
          <table:table-cell office:value-type="float" office:value="2.5699999999999998E-3" table:style-name="ce1">
            <text:p>0.00257</text:p>
          </table:table-cell>
          <table:table-cell office:value-type="float" office:value="2.7399999999999998E-3" table:style-name="ce1">
            <text:p>0.00274</text:p>
          </table:table-cell>
          <table:table-cell office:value-type="float" office:value="3.48651" table:style-name="ce1">
            <text:p>3.48651</text:p>
          </table:table-cell>
          <table:table-cell office:value-type="float" office:value="3.4495200000000001" table:style-name="ce1">
            <text:p>3.44952</text:p>
          </table:table-cell>
          <table:table-cell office:value-type="float" office:value="3.3932899999999999" table:style-name="ce1">
            <text:p>3.39329</text:p>
          </table:table-cell>
          <table:table-cell table:style-name="ce1"/>
          <table:table-cell office:value-type="float" office:value="3.2499899999999999" table:style-name="ce1">
            <text:p>3.24999</text:p>
          </table:table-cell>
          <table:table-cell office:value-type="float" office:value="3.3887999999999998" table:style-name="ce1">
            <text:p>3.3888</text:p>
          </table:table-cell>
          <table:table-cell office:value-type="float" office:value="3.5123099999999998" table:style-name="ce1">
            <text:p>3.51231</text:p>
          </table:table-cell>
          <table:table-cell office:value-type="float" office:value="3.5022700000000002" table:style-name="ce1">
            <text:p>3.50227</text:p>
          </table:table-cell>
          <table:table-cell office:value-type="float" office:value="3.4409399999999999" table:style-name="ce1">
            <text:p>3.44094</text:p>
          </table:table-cell>
          <table:table-cell office:value-type="float" office:value="3.3016299999999998" table:style-name="ce1">
            <text:p>3.30163</text:p>
          </table:table-cell>
          <table:table-cell office:value-type="float" office:value="3.31813" table:style-name="ce1">
            <text:p>3.31813</text:p>
          </table:table-cell>
          <table:table-cell office:value-type="float" office:value="3.2995700000000001" table:style-name="ce1">
            <text:p>3.29957</text:p>
          </table:table-cell>
          <table:table-cell office:value-type="float" office:value="-4.28E-3" table:style-name="ce1">
            <text:p>-0.00428</text:p>
          </table:table-cell>
          <table:table-cell office:value-type="float" office:value="-9.9100000000000004E-3" table:style-name="ce1">
            <text:p>-0.00991</text:p>
          </table:table-cell>
          <table:table-cell office:value-type="float" office:value="-3.7299999999999998E-3" table:style-name="ce1">
            <text:p>-0.00373</text:p>
          </table:table-cell>
          <table:table-cell table:style-name="ce1"/>
          <table:table-cell office:value-type="float" office:value="-2.82E-3" table:style-name="ce1">
            <text:p>-0.00282</text:p>
          </table:table-cell>
          <table:table-cell office:value-type="float" office:value="-4.4799999999999996E-3" table:style-name="ce1">
            <text:p>-0.00448</text:p>
          </table:table-cell>
          <table:table-cell office:value-type="float" office:value="0.66812000000000005" table:style-name="ce1">
            <text:p>0.66812</text:p>
          </table:table-cell>
          <table:table-cell office:value-type="float" office:value="0.67196" table:style-name="ce1">
            <text:p>0.67196</text:p>
          </table:table-cell>
          <table:table-cell table:number-columns-repeated="2" table:style-name="ce1"/>
          <table:table-cell office:value-type="float" office:value="5.9800000000000001E-4" table:style-name="ce1">
            <text:p>0.000598</text:p>
          </table:table-cell>
          <table:table-cell table:style-name="ce1"/>
          <table:table-cell office:value-type="float" office:value="0.45534999999999998" table:style-name="ce1">
            <text:p>0.45535</text:p>
          </table:table-cell>
          <table:table-cell office:value-type="float" office:value="0.45046999999999998" table:style-name="ce1">
            <text:p>0.45047</text:p>
          </table:table-cell>
          <table:table-cell office:value-type="float" office:value="0.45467999999999997" table:style-name="ce1">
            <text:p>0.45468</text:p>
          </table:table-cell>
          <table:table-cell office:value-type="float" office:value="0.45877000000000001" table:style-name="ce1">
            <text:p>0.45877</text:p>
          </table:table-cell>
          <table:table-cell office:value-type="float" office:value="0.45774999999999999" table:style-name="ce1">
            <text:p>0.45775</text:p>
          </table:table-cell>
          <table:table-cell office:value-type="float" office:value="0.45072000000000001" table:style-name="ce1">
            <text:p>0.45072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3.2000000000000003E-4" table:style-name="ce1">
            <text:p>0.00032</text:p>
          </table:table-cell>
          <table:table-cell office:value-type="float" office:value="-2.5000000000000001E-4" table:style-name="ce1">
            <text:p>-0.00025</text:p>
          </table:table-cell>
          <table:table-cell office:value-type="float" office:value="3.5546700000000002" table:style-name="ce1">
            <text:p>3.55467</text:p>
          </table:table-cell>
          <table:table-cell office:value-type="float" office:value="3.65856" table:style-name="ce1">
            <text:p>3.65856</text:p>
          </table:table-cell>
          <table:table-cell office:value-type="float" office:value="3.6408499999999999" table:style-name="ce1">
            <text:p>3.64085</text:p>
          </table:table-cell>
          <table:table-cell table:style-name="ce1"/>
          <table:table-cell office:value-type="float" office:value="3.6354600000000001" table:style-name="ce1">
            <text:p>3.63546</text:p>
          </table:table-cell>
          <table:table-cell office:value-type="float" office:value="3.6114999999999999" table:style-name="ce1">
            <text:p>3.6115</text:p>
          </table:table-cell>
          <table:table-cell office:value-type="float" office:value="0.42519000000000001" table:style-name="ce1">
            <text:p>0.42519</text:p>
          </table:table-cell>
          <table:table-cell office:value-type="float" office:value="0.38961000000000001" table:style-name="ce1">
            <text:p>0.38961</text:p>
          </table:table-cell>
          <table:table-cell office:value-type="float" office:value="0.37974999999999998" table:style-name="ce1">
            <text:p>0.37975</text:p>
          </table:table-cell>
          <table:table-cell office:value-type="float" office:value="0.36070999999999998" table:style-name="ce1">
            <text:p>0.36071</text:p>
          </table:table-cell>
          <table:table-cell office:value-type="float" office:value="7.6953100000000001" table:style-name="ce1">
            <text:p>7.69531</text:p>
          </table:table-cell>
          <table:table-cell office:value-type="float" office:value="7.7013499999999997" table:style-name="ce1">
            <text:p>7.70135</text:p>
          </table:table-cell>
          <table:table-cell office:value-type="float" office:value="7.7173999999999996" table:style-name="ce1">
            <text:p>7.7174</text:p>
          </table:table-cell>
          <table:table-cell office:value-type="float" office:value="7.5406300000000002" table:style-name="ce1">
            <text:p>7.54063</text:p>
          </table:table-cell>
          <table:table-cell office:value-type="float" office:value="7.5867300000000002" table:style-name="ce1">
            <text:p>7.58673</text:p>
          </table:table-cell>
          <table:table-cell office:value-type="float" office:value="7.6145699999999996" table:style-name="ce1">
            <text:p>7.61457</text:p>
          </table:table-cell>
          <table:table-cell office:value-type="float" office:value="2.6169999999999999E-2" table:style-name="ce1">
            <text:p>0.02617</text:p>
          </table:table-cell>
          <table:table-cell office:value-type="float" office:value="2.648E-2" table:style-name="ce1">
            <text:p>0.02648</text:p>
          </table:table-cell>
          <table:table-cell office:value-type="float" office:value="2.657E-2" table:style-name="ce1">
            <text:p>0.02657</text:p>
          </table:table-cell>
          <table:table-cell office:value-type="float" office:value="2.6599999999999999E-2" table:style-name="ce1">
            <text:p>0.0266</text:p>
          </table:table-cell>
          <table:table-cell table:number-columns-repeated="16317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2"/>
          <table:table-cell office:value-type="string" table:style-name="ce1">
            <text:p>KK_15</text:p>
          </table:table-cell>
          <table:table-cell office:value-type="float" office:value="3.47E-3" table:style-name="ce1">
            <text:p>0.00347</text:p>
          </table:table-cell>
          <table:table-cell office:value-type="float" office:value="7.3899999999999999E-3" table:style-name="ce1">
            <text:p>0.00739</text:p>
          </table:table-cell>
          <table:table-cell office:value-type="float" office:value="2.5799999999999998E-3" table:style-name="ce1">
            <text:p>0.00258</text:p>
          </table:table-cell>
          <table:table-cell office:value-type="float" office:value="2.6800000000000001E-3" table:style-name="ce1">
            <text:p>0.00268</text:p>
          </table:table-cell>
          <table:table-cell office:value-type="float" office:value="2.3900000000000002E-3" table:style-name="ce1">
            <text:p>0.00239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4.1700000000000001E-3" table:style-name="ce1">
            <text:p>0.00417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2.4599999999999999E-3" table:style-name="ce1">
            <text:p>0.00246</text:p>
          </table:table-cell>
          <table:table-cell office:value-type="float" office:value="2.64E-3" table:style-name="ce1">
            <text:p>0.00264</text:p>
          </table:table-cell>
          <table:table-cell office:value-type="float" office:value="3.2858999999999998" table:style-name="ce1">
            <text:p>3.2859</text:p>
          </table:table-cell>
          <table:table-cell office:value-type="float" office:value="3.2539799999999999" table:style-name="ce1">
            <text:p>3.25398</text:p>
          </table:table-cell>
          <table:table-cell office:value-type="float" office:value="3.2022599999999999" table:style-name="ce1">
            <text:p>3.20226</text:p>
          </table:table-cell>
          <table:table-cell table:style-name="ce1"/>
          <table:table-cell office:value-type="float" office:value="3.07376" table:style-name="ce1">
            <text:p>3.07376</text:p>
          </table:table-cell>
          <table:table-cell office:value-type="float" office:value="3.1816200000000001" table:style-name="ce1">
            <text:p>3.18162</text:p>
          </table:table-cell>
          <table:table-cell office:value-type="float" office:value="3.2776000000000001" table:style-name="ce1">
            <text:p>3.2776</text:p>
          </table:table-cell>
          <table:table-cell office:value-type="float" office:value="3.3024" table:style-name="ce1">
            <text:p>3.3024</text:p>
          </table:table-cell>
          <table:table-cell office:value-type="float" office:value="3.2551999999999999" table:style-name="ce1">
            <text:p>3.2552</text:p>
          </table:table-cell>
          <table:table-cell office:value-type="float" office:value="3.09979" table:style-name="ce1">
            <text:p>3.09979</text:p>
          </table:table-cell>
          <table:table-cell office:value-type="float" office:value="3.1103000000000001" table:style-name="ce1">
            <text:p>3.1103</text:p>
          </table:table-cell>
          <table:table-cell office:value-type="float" office:value="3.1184799999999999" table:style-name="ce1">
            <text:p>3.11848</text:p>
          </table:table-cell>
          <table:table-cell office:value-type="float" office:value="-3.96E-3" table:style-name="ce1">
            <text:p>-0.00396</text:p>
          </table:table-cell>
          <table:table-cell office:value-type="float" office:value="-9.5600000000000008E-3" table:style-name="ce1">
            <text:p>-0.00956</text:p>
          </table:table-cell>
          <table:table-cell office:value-type="float" office:value="-3.48E-3" table:style-name="ce1">
            <text:p>-0.00348</text:p>
          </table:table-cell>
          <table:table-cell table:style-name="ce1"/>
          <table:table-cell office:value-type="float" office:value="-3.65E-3" table:style-name="ce1">
            <text:p>-0.00365</text:p>
          </table:table-cell>
          <table:table-cell office:value-type="float" office:value="-3.81E-3" table:style-name="ce1">
            <text:p>-0.00381</text:p>
          </table:table-cell>
          <table:table-cell office:value-type="float" office:value="0.67127000000000003" table:style-name="ce1">
            <text:p>0.67127</text:p>
          </table:table-cell>
          <table:table-cell office:value-type="float" office:value="0.67901" table:style-name="ce1">
            <text:p>0.67901</text:p>
          </table:table-cell>
          <table:table-cell table:number-columns-repeated="2" table:style-name="ce1"/>
          <table:table-cell office:value-type="float" office:value="5.6599999999999999E-4" table:style-name="ce1">
            <text:p>0.000566</text:p>
          </table:table-cell>
          <table:table-cell table:style-name="ce1"/>
          <table:table-cell office:value-type="float" office:value="0.43081999999999998" table:style-name="ce1">
            <text:p>0.43082</text:p>
          </table:table-cell>
          <table:table-cell office:value-type="float" office:value="0.42627999999999999" table:style-name="ce1">
            <text:p>0.42628</text:p>
          </table:table-cell>
          <table:table-cell office:value-type="float" office:value="0.43126999999999999" table:style-name="ce1">
            <text:p>0.43127</text:p>
          </table:table-cell>
          <table:table-cell office:value-type="float" office:value="0.43482999999999999" table:style-name="ce1">
            <text:p>0.43483</text:p>
          </table:table-cell>
          <table:table-cell office:value-type="float" office:value="0.43248999999999999" table:style-name="ce1">
            <text:p>0.43249</text:p>
          </table:table-cell>
          <table:table-cell office:value-type="float" office:value="0.42788999999999999" table:style-name="ce1">
            <text:p>0.42789</text:p>
          </table:table-cell>
          <table:table-cell office:value-type="float" office:value="4.6000000000000001E-4" table:style-name="ce1">
            <text:p>0.00046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5.4000000000000001E-4" table:style-name="ce1">
            <text:p>0.00054</text:p>
          </table:table-cell>
          <table:table-cell office:value-type="float" office:value="3.4000000000000002E-4" table:style-name="ce1">
            <text:p>0.00034</text:p>
          </table:table-cell>
          <table:table-cell office:value-type="float" office:value="3.6513499999999999" table:style-name="ce1">
            <text:p>3.65135</text:p>
          </table:table-cell>
          <table:table-cell office:value-type="float" office:value="3.6979299999999999" table:style-name="ce1">
            <text:p>3.69793</text:p>
          </table:table-cell>
          <table:table-cell office:value-type="float" office:value="3.6933799999999999" table:style-name="ce1">
            <text:p>3.69338</text:p>
          </table:table-cell>
          <table:table-cell table:style-name="ce1"/>
          <table:table-cell office:value-type="float" office:value="3.6917599999999999" table:style-name="ce1">
            <text:p>3.69176</text:p>
          </table:table-cell>
          <table:table-cell office:value-type="float" office:value="3.6625700000000001" table:style-name="ce1">
            <text:p>3.66257</text:p>
          </table:table-cell>
          <table:table-cell office:value-type="float" office:value="0.48335" table:style-name="ce1">
            <text:p>0.48335</text:p>
          </table:table-cell>
          <table:table-cell office:value-type="float" office:value="0.40764" table:style-name="ce1">
            <text:p>0.40764</text:p>
          </table:table-cell>
          <table:table-cell office:value-type="float" office:value="0.38080000000000003" table:style-name="ce1">
            <text:p>0.3808</text:p>
          </table:table-cell>
          <table:table-cell office:value-type="float" office:value="0.37247999999999998" table:style-name="ce1">
            <text:p>0.37248</text:p>
          </table:table-cell>
          <table:table-cell office:value-type="float" office:value="7.6791700000000001" table:style-name="ce1">
            <text:p>7.67917</text:p>
          </table:table-cell>
          <table:table-cell office:value-type="float" office:value="7.7081900000000001" table:style-name="ce1">
            <text:p>7.70819</text:p>
          </table:table-cell>
          <table:table-cell office:value-type="float" office:value="7.7305799999999998" table:style-name="ce1">
            <text:p>7.73058</text:p>
          </table:table-cell>
          <table:table-cell office:value-type="float" office:value="7.4918800000000001" table:style-name="ce1">
            <text:p>7.49188</text:p>
          </table:table-cell>
          <table:table-cell office:value-type="float" office:value="7.6285999999999996" table:style-name="ce1">
            <text:p>7.6286</text:p>
          </table:table-cell>
          <table:table-cell office:value-type="float" office:value="7.6385699999999996" table:style-name="ce1">
            <text:p>7.63857</text:p>
          </table:table-cell>
          <table:table-cell office:value-type="float" office:value="2.4709999999999999E-2" table:style-name="ce1">
            <text:p>0.02471</text:p>
          </table:table-cell>
          <table:table-cell office:value-type="float" office:value="2.4969999999999999E-2" table:style-name="ce1">
            <text:p>0.02497</text:p>
          </table:table-cell>
          <table:table-cell office:value-type="float" office:value="2.504E-2" table:style-name="ce1">
            <text:p>0.02504</text:p>
          </table:table-cell>
          <table:table-cell office:value-type="float" office:value="2.513E-2" table:style-name="ce1">
            <text:p>0.02513</text:p>
          </table:table-cell>
          <table:table-cell table:number-columns-repeated="16317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2"/>
          <table:table-cell office:value-type="string" table:style-name="ce1">
            <text:p>SPS-SW2-10%</text:p>
          </table:table-cell>
          <table:table-cell office:value-type="float" office:value="1.7330000000000002E-2" table:style-name="ce1">
            <text:p>0.01733</text:p>
          </table:table-cell>
          <table:table-cell office:value-type="float" office:value="2.7399999999999998E-3" table:style-name="ce1">
            <text:p>0.00274</text:p>
          </table:table-cell>
          <table:table-cell office:value-type="float" office:value="2.0549999999999999E-2" table:style-name="ce1">
            <text:p>0.02055</text:p>
          </table:table-cell>
          <table:table-cell office:value-type="float" office:value="2.0740000000000001E-2" table:style-name="ce1">
            <text:p>0.02074</text:p>
          </table:table-cell>
          <table:table-cell office:value-type="float" office:value="2.0670000000000001E-2" table:style-name="ce1">
            <text:p>0.02067</text:p>
          </table:table-cell>
          <table:table-cell office:value-type="float" office:value="2.07E-2" table:style-name="ce1">
            <text:p>0.0207</text:p>
          </table:table-cell>
          <table:table-cell office:value-type="float" office:value="8.4000000000000003E-4" table:style-name="ce1">
            <text:p>0.00084</text:p>
          </table:table-cell>
          <table:table-cell office:value-type="float" office:value="3.1E-4" table:style-name="ce1">
            <text:p>0.00031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0.93861000000000006" table:style-name="ce1">
            <text:p>0.93861</text:p>
          </table:table-cell>
          <table:table-cell office:value-type="float" office:value="0.95547000000000004" table:style-name="ce1">
            <text:p>0.95547</text:p>
          </table:table-cell>
          <table:table-cell office:value-type="float" office:value="0.94308999999999998" table:style-name="ce1">
            <text:p>0.94309</text:p>
          </table:table-cell>
          <table:table-cell table:style-name="ce1"/>
          <table:table-cell office:value-type="float" office:value="0.97648999999999997" table:style-name="ce1">
            <text:p>0.97649</text:p>
          </table:table-cell>
          <table:table-cell office:value-type="float" office:value="0.94118000000000002" table:style-name="ce1">
            <text:p>0.94118</text:p>
          </table:table-cell>
          <table:table-cell office:value-type="float" office:value="6.6369999999999998E-2" table:style-name="ce1">
            <text:p>0.06637</text:p>
          </table:table-cell>
          <table:table-cell office:value-type="float" office:value="7.0200000000000002E-3" table:style-name="ce1">
            <text:p>0.00702</text:p>
          </table:table-cell>
          <table:table-cell office:value-type="float" office:value="3.9419999999999997E-2" table:style-name="ce1">
            <text:p>0.03942</text:p>
          </table:table-cell>
          <table:table-cell office:value-type="float" office:value="-1.15E-3" table:style-name="ce1">
            <text:p>-0.00115</text:p>
          </table:table-cell>
          <table:table-cell office:value-type="float" office:value="-1.25E-3" table:style-name="ce1">
            <text:p>-0.00125</text:p>
          </table:table-cell>
          <table:table-cell office:value-type="float" office:value="-5.2100000000000002E-3" table:style-name="ce1">
            <text:p>-0.00521</text:p>
          </table:table-cell>
          <table:table-cell office:value-type="float" office:value="6.8000000000000005E-4" table:style-name="ce1">
            <text:p>0.00068</text:p>
          </table:table-cell>
          <table:table-cell office:value-type="float" office:value="-3.5200000000000001E-3" table:style-name="ce1">
            <text:p>-0.00352</text:p>
          </table:table-cell>
          <table:table-cell office:value-type="float" office:value="1.6800000000000001E-3" table:style-name="ce1">
            <text:p>0.00168</text:p>
          </table:table-cell>
          <table:table-cell table:style-name="ce1"/>
          <table:table-cell office:value-type="float" office:value="-3.5699999999999998E-3" table:style-name="ce1">
            <text:p>-0.00357</text:p>
          </table:table-cell>
          <table:table-cell office:value-type="float" office:value="-4.2399999999999998E-3" table:style-name="ce1">
            <text:p>-0.00424</text:p>
          </table:table-cell>
          <table:table-cell office:value-type="float" office:value="9.2829999999999996E-2" table:style-name="ce1">
            <text:p>0.09283</text:p>
          </table:table-cell>
          <table:table-cell office:value-type="float" office:value="9.6790000000000001E-2" table:style-name="ce1">
            <text:p>0.09679</text:p>
          </table:table-cell>
          <table:table-cell table:number-columns-repeated="2" table:style-name="ce1"/>
          <table:table-cell office:value-type="float" office:value="2.3599999999999999E-4" table:style-name="ce1">
            <text:p>0.000236</text:p>
          </table:table-cell>
          <table:table-cell table:style-name="ce1"/>
          <table:table-cell office:value-type="float" office:value="0.18306" table:style-name="ce1">
            <text:p>0.18306</text:p>
          </table:table-cell>
          <table:table-cell office:value-type="float" office:value="0.18107000000000001" table:style-name="ce1">
            <text:p>0.18107</text:p>
          </table:table-cell>
          <table:table-cell office:value-type="float" office:value="0.18515000000000001" table:style-name="ce1">
            <text:p>0.18515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1.23E-3" table:style-name="ce1">
            <text:p>0.00123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4.2100000000000002E-3" table:style-name="ce1">
            <text:p>0.00421</text:p>
          </table:table-cell>
          <table:table-cell office:value-type="float" office:value="4.1900000000000001E-3" table:style-name="ce1">
            <text:p>0.00419</text:p>
          </table:table-cell>
          <table:table-cell office:value-type="float" office:value="2.1000000000000001E-4" table:style-name="ce1">
            <text:p>0.00021</text:p>
          </table:table-cell>
          <table:table-cell office:value-type="float" office:value="-2.1000000000000001E-4" table:style-name="ce1">
            <text:p>-0.00021</text:p>
          </table:table-cell>
          <table:table-cell office:value-type="float" office:value="1.17523" table:style-name="ce1">
            <text:p>1.17523</text:p>
          </table:table-cell>
          <table:table-cell office:value-type="float" office:value="0.95135000000000003" table:style-name="ce1">
            <text:p>0.95135</text:p>
          </table:table-cell>
          <table:table-cell office:value-type="float" office:value="0.92620000000000002" table:style-name="ce1">
            <text:p>0.9262</text:p>
          </table:table-cell>
          <table:table-cell table:style-name="ce1"/>
          <table:table-cell office:value-type="float" office:value="4.9200000000000001E-2" table:style-name="ce1">
            <text:p>0.0492</text:p>
          </table:table-cell>
          <table:table-cell office:value-type="float" office:value="1.14E-3" table:style-name="ce1">
            <text:p>0.00114</text:p>
          </table:table-cell>
          <table:table-cell office:value-type="float" office:value="0.99785000000000001" table:style-name="ce1">
            <text:p>0.99785</text:p>
          </table:table-cell>
          <table:table-cell office:value-type="float" office:value="1.0131699999999999" table:style-name="ce1">
            <text:p>1.01317</text:p>
          </table:table-cell>
          <table:table-cell office:value-type="float" office:value="3.5599999999999998E-3" table:style-name="ce1">
            <text:p>0.00356</text:p>
          </table:table-cell>
          <table:table-cell office:value-type="float" office:value="-7.5000000000000002E-4" table:style-name="ce1">
            <text:p>-0.00075</text:p>
          </table:table-cell>
          <table:table-cell office:value-type="float" office:value="0.46100999999999998" table:style-name="ce1">
            <text:p>0.46101</text:p>
          </table:table-cell>
          <table:table-cell office:value-type="float" office:value="0.46878999999999998" table:style-name="ce1">
            <text:p>0.46879</text:p>
          </table:table-cell>
          <table:table-cell office:value-type="float" office:value="0.46311999999999998" table:style-name="ce1">
            <text:p>0.46312</text:p>
          </table:table-cell>
          <table:table-cell office:value-type="float" office:value="2.0230000000000001E-2" table:style-name="ce1">
            <text:p>0.02023</text:p>
          </table:table-cell>
          <table:table-cell office:value-type="float" office:value="5.5399999999999998E-3" table:style-name="ce1">
            <text:p>0.00554</text:p>
          </table:table-cell>
          <table:table-cell office:value-type="float" office:value="-7.0000000000000001E-3" table:style-name="ce1">
            <text:p>-0.007</text:p>
          </table:table-cell>
          <table:table-cell office:value-type="float" office:value="2.2800000000000001E-2" table:style-name="ce1">
            <text:p>0.0228</text:p>
          </table:table-cell>
          <table:table-cell office:value-type="float" office:value="2.2859999999999998E-2" table:style-name="ce1">
            <text:p>0.02286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4.0000000000000003E-5" table:style-name="ce1">
            <text:p>0.00004</text:p>
          </table:table-cell>
          <table:table-cell table:number-columns-repeated="16317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2"/>
          <table:table-cell office:value-type="string" table:style-name="ce1">
            <text:p>SLRS-6</text:p>
          </table:table-cell>
          <table:table-cell office:value-type="float" office:value="2.8750000000000001E-2" table:style-name="ce1">
            <text:p>0.02875</text:p>
          </table:table-cell>
          <table:table-cell office:value-type="float" office:value="2.945E-2" table:style-name="ce1">
            <text:p>0.02945</text:p>
          </table:table-cell>
          <table:table-cell office:value-type="float" office:value="1.397E-2" table:style-name="ce1">
            <text:p>0.01397</text:p>
          </table:table-cell>
          <table:table-cell office:value-type="float" office:value="1.3820000000000001E-2" table:style-name="ce1">
            <text:p>0.01382</text:p>
          </table:table-cell>
          <table:table-cell office:value-type="float" office:value="1.374E-2" table:style-name="ce1">
            <text:p>0.01374</text:p>
          </table:table-cell>
          <table:table-cell office:value-type="float" office:value="1.3679999999999999E-2" table:style-name="ce1">
            <text:p>0.01368</text:p>
          </table:table-cell>
          <table:table-cell office:value-type="float" office:value="1.383E-2" table:style-name="ce1">
            <text:p>0.01383</text:p>
          </table:table-cell>
          <table:table-cell office:value-type="float" office:value="1.409E-2" table:style-name="ce1">
            <text:p>0.01409</text:p>
          </table:table-cell>
          <table:table-cell office:value-type="float" office:value="1.3509999999999999E-2" table:style-name="ce1">
            <text:p>0.01351</text:p>
          </table:table-cell>
          <table:table-cell office:value-type="float" office:value="1.3509999999999999E-2" table:style-name="ce1">
            <text:p>0.01351</text:p>
          </table:table-cell>
          <table:table-cell office:value-type="float" office:value="9.6287199999999995" table:style-name="ce1">
            <text:p>9.62872</text:p>
          </table:table-cell>
          <table:table-cell office:value-type="float" office:value="9.4664900000000003" table:style-name="ce1">
            <text:p>9.46649</text:p>
          </table:table-cell>
          <table:table-cell office:value-type="float" office:value="9.3803300000000007" table:style-name="ce1">
            <text:p>9.38033</text:p>
          </table:table-cell>
          <table:table-cell table:style-name="ce1"/>
          <table:table-cell office:value-type="float" office:value="9.1296599999999994" table:style-name="ce1">
            <text:p>9.12966</text:p>
          </table:table-cell>
          <table:table-cell office:value-type="float" office:value="9.2465100000000007" table:style-name="ce1">
            <text:p>9.24651</text:p>
          </table:table-cell>
          <table:table-cell office:value-type="float" office:value="9.5189199999999996" table:style-name="ce1">
            <text:p>9.51892</text:p>
          </table:table-cell>
          <table:table-cell office:value-type="float" office:value="9.6137999999999995" table:style-name="ce1">
            <text:p>9.6138</text:p>
          </table:table-cell>
          <table:table-cell office:value-type="float" office:value="9.3762500000000006" table:style-name="ce1">
            <text:p>9.37625</text:p>
          </table:table-cell>
          <table:table-cell office:value-type="float" office:value="8.9136500000000005" table:style-name="ce1">
            <text:p>8.91365</text:p>
          </table:table-cell>
          <table:table-cell office:value-type="float" office:value="8.9754799999999992" table:style-name="ce1">
            <text:p>8.97548</text:p>
          </table:table-cell>
          <table:table-cell office:value-type="float" office:value="9.1044599999999996" table:style-name="ce1">
            <text:p>9.10446</text:p>
          </table:table-cell>
          <table:table-cell office:value-type="float" office:value="5.8819999999999997E-2" table:style-name="ce1">
            <text:p>0.05882</text:p>
          </table:table-cell>
          <table:table-cell office:value-type="float" office:value="6.1650000000000003E-2" table:style-name="ce1">
            <text:p>0.06165</text:p>
          </table:table-cell>
          <table:table-cell office:value-type="float" office:value="6.0130000000000003E-2" table:style-name="ce1">
            <text:p>0.06013</text:p>
          </table:table-cell>
          <table:table-cell table:style-name="ce1"/>
          <table:table-cell office:value-type="float" office:value="6.1769999999999999E-2" table:style-name="ce1">
            <text:p>0.06177</text:p>
          </table:table-cell>
          <table:table-cell office:value-type="float" office:value="6.1650000000000003E-2" table:style-name="ce1">
            <text:p>0.06165</text:p>
          </table:table-cell>
          <table:table-cell office:value-type="float" office:value="0.68662999999999996" table:style-name="ce1">
            <text:p>0.68663</text:p>
          </table:table-cell>
          <table:table-cell office:value-type="float" office:value="0.69157000000000002" table:style-name="ce1">
            <text:p>0.69157</text:p>
          </table:table-cell>
          <table:table-cell table:number-columns-repeated="2" table:style-name="ce1"/>
          <table:table-cell office:value-type="float" office:value="7.3700000000000002E-4" table:style-name="ce1">
            <text:p>0.000737</text:p>
          </table:table-cell>
          <table:table-cell table:style-name="ce1"/>
          <table:table-cell office:value-type="float" office:value="2.3054700000000001" table:style-name="ce1">
            <text:p>2.30547</text:p>
          </table:table-cell>
          <table:table-cell office:value-type="float" office:value="2.3136000000000001" table:style-name="ce1">
            <text:p>2.3136</text:p>
          </table:table-cell>
          <table:table-cell office:value-type="float" office:value="2.3472900000000001" table:style-name="ce1">
            <text:p>2.34729</text:p>
          </table:table-cell>
          <table:table-cell office:value-type="float" office:value="2.3477600000000001" table:style-name="ce1">
            <text:p>2.34776</text:p>
          </table:table-cell>
          <table:table-cell office:value-type="float" office:value="2.35033" table:style-name="ce1">
            <text:p>2.35033</text:p>
          </table:table-cell>
          <table:table-cell office:value-type="float" office:value="2.3140100000000001" table:style-name="ce1">
            <text:p>2.31401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2.3500000000000001E-3" table:style-name="ce1">
            <text:p>0.00235</text:p>
          </table:table-cell>
          <table:table-cell office:value-type="float" office:value="2.8912100000000001" table:style-name="ce1">
            <text:p>2.89121</text:p>
          </table:table-cell>
          <table:table-cell office:value-type="float" office:value="2.9892599999999998" table:style-name="ce1">
            <text:p>2.98926</text:p>
          </table:table-cell>
          <table:table-cell office:value-type="float" office:value="2.9684200000000001" table:style-name="ce1">
            <text:p>2.96842</text:p>
          </table:table-cell>
          <table:table-cell table:style-name="ce1"/>
          <table:table-cell office:value-type="float" office:value="2.87201" table:style-name="ce1">
            <text:p>2.87201</text:p>
          </table:table-cell>
          <table:table-cell office:value-type="float" office:value="2.9007800000000001" table:style-name="ce1">
            <text:p>2.90078</text:p>
          </table:table-cell>
          <table:table-cell office:value-type="float" office:value="2.0646100000000001" table:style-name="ce1">
            <text:p>2.06461</text:p>
          </table:table-cell>
          <table:table-cell office:value-type="float" office:value="2.0396299999999998" table:style-name="ce1">
            <text:p>2.03963</text:p>
          </table:table-cell>
          <table:table-cell office:value-type="float" office:value="1.88113" table:style-name="ce1">
            <text:p>1.88113</text:p>
          </table:table-cell>
          <table:table-cell office:value-type="float" office:value="1.8736999999999999" table:style-name="ce1">
            <text:p>1.8737</text:p>
          </table:table-cell>
          <table:table-cell office:value-type="float" office:value="2.4594999999999998" table:style-name="ce1">
            <text:p>2.4595</text:p>
          </table:table-cell>
          <table:table-cell office:value-type="float" office:value="2.44726" table:style-name="ce1">
            <text:p>2.44726</text:p>
          </table:table-cell>
          <table:table-cell office:value-type="float" office:value="2.4522300000000001" table:style-name="ce1">
            <text:p>2.45223</text:p>
          </table:table-cell>
          <table:table-cell office:value-type="float" office:value="2.4414500000000001" table:style-name="ce1">
            <text:p>2.44145</text:p>
          </table:table-cell>
          <table:table-cell office:value-type="float" office:value="2.4297399999999998" table:style-name="ce1">
            <text:p>2.42974</text:p>
          </table:table-cell>
          <table:table-cell office:value-type="float" office:value="2.4522699999999999" table:style-name="ce1">
            <text:p>2.45227</text:p>
          </table:table-cell>
          <table:table-cell office:value-type="float" office:value="4.1869999999999997E-2" table:style-name="ce1">
            <text:p>0.04187</text:p>
          </table:table-cell>
          <table:table-cell office:value-type="float" office:value="4.2299999999999997E-2" table:style-name="ce1">
            <text:p>0.0423</text:p>
          </table:table-cell>
          <table:table-cell office:value-type="float" office:value="4.2349999999999999E-2" table:style-name="ce1">
            <text:p>0.04235</text:p>
          </table:table-cell>
          <table:table-cell office:value-type="float" office:value="4.2729999999999997E-2" table:style-name="ce1">
            <text:p>0.04273</text:p>
          </table:table-cell>
          <table:table-cell table:number-columns-repeated="16317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2"/>
          <table:table-cell office:value-type="string" table:style-name="ce1">
            <text:p>Cam Tap Water</text:p>
          </table:table-cell>
          <table:table-cell office:value-type="float" office:value="8.4700000000000001E-3" table:style-name="ce1">
            <text:p>0.00847</text:p>
          </table:table-cell>
          <table:table-cell office:value-type="float" office:value="2.257E-2" table:style-name="ce1">
            <text:p>0.02257</text:p>
          </table:table-cell>
          <table:table-cell office:value-type="float" office:value="5.5750000000000001E-2" table:style-name="ce1">
            <text:p>0.05575</text:p>
          </table:table-cell>
          <table:table-cell office:value-type="float" office:value="5.5259999999999997E-2" table:style-name="ce1">
            <text:p>0.05526</text:p>
          </table:table-cell>
          <table:table-cell office:value-type="float" office:value="5.466E-2" table:style-name="ce1">
            <text:p>0.05466</text:p>
          </table:table-cell>
          <table:table-cell office:value-type="float" office:value="5.4469999999999998E-2" table:style-name="ce1">
            <text:p>0.05447</text:p>
          </table:table-cell>
          <table:table-cell office:value-type="float" office:value="5.9970000000000002E-2" table:style-name="ce1">
            <text:p>0.05997</text:p>
          </table:table-cell>
          <table:table-cell office:value-type="float" office:value="5.9959999999999999E-2" table:style-name="ce1">
            <text:p>0.05996</text:p>
          </table:table-cell>
          <table:table-cell office:value-type="float" office:value="5.8360000000000002E-2" table:style-name="ce1">
            <text:p>0.05836</text:p>
          </table:table-cell>
          <table:table-cell office:value-type="float" office:value="5.8790000000000002E-2" table:style-name="ce1">
            <text:p>0.05879</text:p>
          </table:table-cell>
          <table:table-cell office:value-type="float" office:value="127.17377" table:style-name="ce1">
            <text:p>127.17377</text:p>
          </table:table-cell>
          <table:table-cell office:value-type="float" office:value="127.3383" table:style-name="ce1">
            <text:p>127.3383</text:p>
          </table:table-cell>
          <table:table-cell office:value-type="float" office:value="127.02556" table:style-name="ce1">
            <text:p>127.02556</text:p>
          </table:table-cell>
          <table:table-cell table:style-name="ce1"/>
          <table:table-cell office:value-type="string" table:style-name="ce1">
            <text:p>####</text:p>
          </table:table-cell>
          <table:table-cell office:value-type="float" office:value="101.78444" table:style-name="ce1">
            <text:p>101.78444</text:p>
          </table:table-cell>
          <table:table-cell office:value-type="float" office:value="130.85039" table:style-name="ce1">
            <text:p>130.85039</text:p>
          </table:table-cell>
          <table:table-cell office:value-type="float" office:value="128.41544999999999" table:style-name="ce1">
            <text:p>128.41545</text:p>
          </table:table-cell>
          <table:table-cell office:value-type="float" office:value="129.16795999999999" table:style-name="ce1">
            <text:p>129.16796</text:p>
          </table:table-cell>
          <table:table-cell office:value-type="float" office:value="87.134150000000005" table:style-name="ce1">
            <text:p>87.13415</text:p>
          </table:table-cell>
          <table:table-cell office:value-type="string" table:style-name="ce1">
            <text:p>####</text:p>
          </table:table-cell>
          <table:table-cell office:value-type="float" office:value="128.48097000000001" table:style-name="ce1">
            <text:p>128.48097</text:p>
          </table:table-cell>
          <table:table-cell office:value-type="float" office:value="-4.2399999999999998E-3" table:style-name="ce1">
            <text:p>-0.00424</text:p>
          </table:table-cell>
          <table:table-cell office:value-type="float" office:value="-1.038E-2" table:style-name="ce1">
            <text:p>-0.01038</text:p>
          </table:table-cell>
          <table:table-cell office:value-type="float" office:value="-4.28E-3" table:style-name="ce1">
            <text:p>-0.00428</text:p>
          </table:table-cell>
          <table:table-cell table:style-name="ce1"/>
          <table:table-cell office:value-type="float" office:value="-3.0000000000000001E-3" table:style-name="ce1">
            <text:p>-0.003</text:p>
          </table:table-cell>
          <table:table-cell office:value-type="float" office:value="-6.7999999999999996E-3" table:style-name="ce1">
            <text:p>-0.0068</text:p>
          </table:table-cell>
          <table:table-cell office:value-type="float" office:value="2.7868599999999999" table:style-name="ce1">
            <text:p>2.78686</text:p>
          </table:table-cell>
          <table:table-cell office:value-type="float" office:value="2.7159499999999999" table:style-name="ce1">
            <text:p>2.71595</text:p>
          </table:table-cell>
          <table:table-cell table:number-columns-repeated="2" table:style-name="ce1"/>
          <table:table-cell office:value-type="float" office:value="1.3413E-2" table:style-name="ce1">
            <text:p>0.013413</text:p>
          </table:table-cell>
          <table:table-cell table:style-name="ce1"/>
          <table:table-cell office:value-type="float" office:value="3.6110699999999998" table:style-name="ce1">
            <text:p>3.61107</text:p>
          </table:table-cell>
          <table:table-cell office:value-type="float" office:value="3.64161" table:style-name="ce1">
            <text:p>3.64161</text:p>
          </table:table-cell>
          <table:table-cell office:value-type="float" office:value="3.8288700000000002" table:style-name="ce1">
            <text:p>3.82887</text:p>
          </table:table-cell>
          <table:table-cell office:value-type="float" office:value="3.9399299999999999" table:style-name="ce1">
            <text:p>3.93993</text:p>
          </table:table-cell>
          <table:table-cell office:value-type="float" office:value="3.95472" table:style-name="ce1">
            <text:p>3.95472</text:p>
          </table:table-cell>
          <table:table-cell office:value-type="float" office:value="4.0473999999999997" table:style-name="ce1">
            <text:p>4.0474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1.1E-4" table:style-name="ce1">
            <text:p>0.00011</text:p>
          </table:table-cell>
          <table:table-cell office:value-type="float" office:value="2.7E-4" table:style-name="ce1">
            <text:p>0.00027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12.06742" table:style-name="ce1">
            <text:p>12.06742</text:p>
          </table:table-cell>
          <table:table-cell office:value-type="float" office:value="13.07657" table:style-name="ce1">
            <text:p>13.07657</text:p>
          </table:table-cell>
          <table:table-cell office:value-type="float" office:value="12.86684" table:style-name="ce1">
            <text:p>12.86684</text:p>
          </table:table-cell>
          <table:table-cell table:style-name="ce1"/>
          <table:table-cell office:value-type="float" office:value="11.897830000000001" table:style-name="ce1">
            <text:p>11.89783</text:p>
          </table:table-cell>
          <table:table-cell office:value-type="float" office:value="11.877090000000001" table:style-name="ce1">
            <text:p>11.87709</text:p>
          </table:table-cell>
          <table:table-cell office:value-type="float" office:value="12.14353" table:style-name="ce1">
            <text:p>12.14353</text:p>
          </table:table-cell>
          <table:table-cell office:value-type="float" office:value="10.893800000000001" table:style-name="ce1">
            <text:p>10.8938</text:p>
          </table:table-cell>
          <table:table-cell office:value-type="float" office:value="10.91198" table:style-name="ce1">
            <text:p>10.91198</text:p>
          </table:table-cell>
          <table:table-cell office:value-type="float" office:value="10.44964" table:style-name="ce1">
            <text:p>10.44964</text:p>
          </table:table-cell>
          <table:table-cell office:value-type="float" office:value="8.4825999999999997" table:style-name="ce1">
            <text:p>8.4826</text:p>
          </table:table-cell>
          <table:table-cell office:value-type="float" office:value="8.4615600000000004" table:style-name="ce1">
            <text:p>8.46156</text:p>
          </table:table-cell>
          <table:table-cell office:value-type="float" office:value="8.5161499999999997" table:style-name="ce1">
            <text:p>8.51615</text:p>
          </table:table-cell>
          <table:table-cell office:value-type="float" office:value="8.8474500000000003" table:style-name="ce1">
            <text:p>8.84745</text:p>
          </table:table-cell>
          <table:table-cell office:value-type="float" office:value="8.9061000000000003" table:style-name="ce1">
            <text:p>8.9061</text:p>
          </table:table-cell>
          <table:table-cell office:value-type="float" office:value="8.9370600000000007" table:style-name="ce1">
            <text:p>8.93706</text:p>
          </table:table-cell>
          <table:table-cell office:value-type="float" office:value="0.43774000000000002" table:style-name="ce1">
            <text:p>0.43774</text:p>
          </table:table-cell>
          <table:table-cell office:value-type="float" office:value="0.44430999999999998" table:style-name="ce1">
            <text:p>0.44431</text:p>
          </table:table-cell>
          <table:table-cell office:value-type="float" office:value="0.46017000000000002" table:style-name="ce1">
            <text:p>0.46017</text:p>
          </table:table-cell>
          <table:table-cell office:value-type="float" office:value="0.46657999999999999" table:style-name="ce1">
            <text:p>0.46658</text:p>
          </table:table-cell>
          <table:table-cell table:number-columns-repeated="16317"/>
        </table:table-row>
        <table:table-row table:number-rows-repeated="8"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number-rows-repeated="11" table:style-name="ro1">
          <table:table-cell/>
          <table:table-cell table:style-name="ce2"/>
          <table:table-cell table:number-columns-repeated="16382"/>
        </table:table-row>
        <table:table-row table:number-rows-repeated="1048469" table:style-name="ro1">
          <table:table-cell table:number-columns-repeated="16384"/>
        </table:table-row>
      </table:table>
      <table:table table:name="choosing_wavelengths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Rack:Tube</text:p>
          </table:table-cell>
          <table:table-cell office:value-type="string" table:style-name="ce1">
            <text:p>Date+run#</text:p>
          </table:table-cell>
          <table:table-cell office:value-type="string" table:style-name="ce1">
            <text:p>Solution Label</text:p>
          </table:table-cell>
          <table:table-cell office:value-type="string" table:style-name="ce1">
            <text:p>Al Ax 396.152 nm ppm</text:p>
          </table:table-cell>
          <table:table-cell office:value-type="string" table:style-name="ce1">
            <text:p>Al R 396.152 nm ppm</text:p>
          </table:table-cell>
          <table:table-cell office:value-type="string" table:style-name="ce1">
            <text:p>Ba Ax 230.424 nm ppm</text:p>
          </table:table-cell>
          <table:table-cell office:value-type="string" table:style-name="ce1">
            <text:p>Ba Ax 233.527 nm ppm</text:p>
          </table:table-cell>
          <table:table-cell office:value-type="string" table:style-name="ce1">
            <text:p>Ba Ax 455.403 nm ppm</text:p>
          </table:table-cell>
          <table:table-cell office:value-type="string" table:style-name="ce1">
            <text:p>Ba Ax 493.408 nm ppm</text:p>
          </table:table-cell>
          <table:table-cell office:value-type="string" table:style-name="ce1">
            <text:p>Ba R 230.424 nm ppm</text:p>
          </table:table-cell>
          <table:table-cell office:value-type="string" table:style-name="ce1">
            <text:p>Ba R 233.527 nm ppm</text:p>
          </table:table-cell>
          <table:table-cell office:value-type="string" table:style-name="ce1">
            <text:p>Ba R 455.403 nm ppm</text:p>
          </table:table-cell>
          <table:table-cell office:value-type="string" table:style-name="ce1">
            <text:p>Ba R 493.408 nm ppm</text:p>
          </table:table-cell>
          <table:table-cell office:value-type="string" table:style-name="ce1">
            <text:p>Ca Ax 315.887 nm ppm</text:p>
          </table:table-cell>
          <table:table-cell office:value-type="string" table:style-name="ce1">
            <text:p>Ca Ax 317.933 nm ppm</text:p>
          </table:table-cell>
          <table:table-cell office:value-type="string" table:style-name="ce1">
            <text:p>Ca Ax 373.690 nm ppm</text:p>
          </table:table-cell>
          <table:table-cell office:value-type="string" table:style-name="ce1">
            <text:p>Ca Ax 393.366 nm ppm</text:p>
          </table:table-cell>
          <table:table-cell office:value-type="string" table:style-name="ce1">
            <text:p>Ca Ax 396.847 nm ppm</text:p>
          </table:table-cell>
          <table:table-cell office:value-type="string" table:style-name="ce1">
            <text:p>Ca Ax 422.673 nm ppm</text:p>
          </table:table-cell>
          <table:table-cell office:value-type="string" table:style-name="ce1">
            <text:p>Ca R 315.887 nm ppm</text:p>
          </table:table-cell>
          <table:table-cell office:value-type="string" table:style-name="ce1">
            <text:p>Ca R 317.933 nm ppm</text:p>
          </table:table-cell>
          <table:table-cell office:value-type="string" table:style-name="ce1">
            <text:p>Ca R 373.690 nm ppm</text:p>
          </table:table-cell>
          <table:table-cell office:value-type="string" table:style-name="ce1">
            <text:p>Ca R 393.366 nm ppm</text:p>
          </table:table-cell>
          <table:table-cell office:value-type="string" table:style-name="ce1">
            <text:p>Ca R 396.847 nm ppm</text:p>
          </table:table-cell>
          <table:table-cell office:value-type="string" table:style-name="ce1">
            <text:p>Ca R 422.673 nm ppm</text:p>
          </table:table-cell>
          <table:table-cell office:value-type="string" table:style-name="ce1">
            <text:p>Fe Ax 234.350 nm ppm</text:p>
          </table:table-cell>
          <table:table-cell office:value-type="string" table:style-name="ce1">
            <text:p>Fe Ax 238.204 nm ppm</text:p>
          </table:table-cell>
          <table:table-cell office:value-type="string" table:style-name="ce1">
            <text:p>Fe Ax 259.940 nm ppm</text:p>
          </table:table-cell>
          <table:table-cell office:value-type="string" table:style-name="ce1">
            <text:p>Fe R 234.350 nm ppm</text:p>
          </table:table-cell>
          <table:table-cell office:value-type="string" table:style-name="ce1">
            <text:p>Fe R 238.204 nm ppm</text:p>
          </table:table-cell>
          <table:table-cell office:value-type="string" table:style-name="ce1">
            <text:p>Fe R 259.940 nm ppm</text:p>
          </table:table-cell>
          <table:table-cell office:value-type="string" table:style-name="ce1">
            <text:p>K Ax 766.491 nm ppm</text:p>
          </table:table-cell>
          <table:table-cell office:value-type="string" table:style-name="ce1">
            <text:p>K Ax 769.897 nm ppm</text:p>
          </table:table-cell>
          <table:table-cell office:value-type="string" table:style-name="ce1">
            <text:p>K R 766.491 nm ppm</text:p>
          </table:table-cell>
          <table:table-cell office:value-type="string" table:style-name="ce1">
            <text:p>K R 769.897 nm ppm</text:p>
          </table:table-cell>
          <table:table-cell office:value-type="string" table:style-name="ce1">
            <text:p>Li Ax 670.783 nm ppm</text:p>
          </table:table-cell>
          <table:table-cell office:value-type="string" table:style-name="ce1">
            <text:p>Li R 670.783 nm ppm</text:p>
          </table:table-cell>
          <table:table-cell office:value-type="string" table:style-name="ce1">
            <text:p>Mg Ax 279.553 nm ppm</text:p>
          </table:table-cell>
          <table:table-cell office:value-type="string" table:style-name="ce1">
            <text:p>Mg Ax 280.270 nm ppm</text:p>
          </table:table-cell>
          <table:table-cell office:value-type="string" table:style-name="ce1">
            <text:p>Mg Ax 285.213 nm ppm</text:p>
          </table:table-cell>
          <table:table-cell office:value-type="string" table:style-name="ce1">
            <text:p>Mg R 279.553 nm ppm</text:p>
          </table:table-cell>
          <table:table-cell office:value-type="string" table:style-name="ce1">
            <text:p>Mg R 280.270 nm ppm</text:p>
          </table:table-cell>
          <table:table-cell office:value-type="string" table:style-name="ce1">
            <text:p>Mg R 285.213 nm ppm</text:p>
          </table:table-cell>
          <table:table-cell office:value-type="string" table:style-name="ce1">
            <text:p>Mn Ax 257.610 nm ppm</text:p>
          </table:table-cell>
          <table:table-cell office:value-type="string" table:style-name="ce1">
            <text:p>Mn Ax 259.372 nm ppm</text:p>
          </table:table-cell>
          <table:table-cell office:value-type="string" table:style-name="ce1">
            <text:p>Mn R 257.610 nm ppm</text:p>
          </table:table-cell>
          <table:table-cell office:value-type="string" table:style-name="ce1">
            <text:p>Mn R 259.372 nm ppm</text:p>
          </table:table-cell>
          <table:table-cell office:value-type="string" table:style-name="ce1">
            <text:p>Na Ax 568.821 nm ppm</text:p>
          </table:table-cell>
          <table:table-cell office:value-type="string" table:style-name="ce1">
            <text:p>Na Ax 588.995 nm ppm</text:p>
          </table:table-cell>
          <table:table-cell office:value-type="string" table:style-name="ce1">
            <text:p>Na Ax 589.592 nm ppm</text:p>
          </table:table-cell>
          <table:table-cell office:value-type="string" table:style-name="ce1">
            <text:p>Na R 568.821 nm ppm</text:p>
          </table:table-cell>
          <table:table-cell office:value-type="string" table:style-name="ce1">
            <text:p>Na R 588.995 nm ppm</text:p>
          </table:table-cell>
          <table:table-cell office:value-type="string" table:style-name="ce1">
            <text:p>Na R 589.592 nm ppm</text:p>
          </table:table-cell>
          <table:table-cell office:value-type="string" table:style-name="ce1">
            <text:p>S Ax 180.669 nm ppm</text:p>
          </table:table-cell>
          <table:table-cell office:value-type="string" table:style-name="ce1">
            <text:p>S Ax 181.972 nm ppm</text:p>
          </table:table-cell>
          <table:table-cell office:value-type="string" table:style-name="ce1">
            <text:p>S R 180.669 nm ppm</text:p>
          </table:table-cell>
          <table:table-cell office:value-type="string" table:style-name="ce1">
            <text:p>S R 181.972 nm ppm</text:p>
          </table:table-cell>
          <table:table-cell office:value-type="string" table:style-name="ce1">
            <text:p>Si Ax 251.432 nm ppm</text:p>
          </table:table-cell>
          <table:table-cell office:value-type="string" table:style-name="ce1">
            <text:p>Si Ax 251.611 nm ppm</text:p>
          </table:table-cell>
          <table:table-cell office:value-type="string" table:style-name="ce1">
            <text:p>Si Ax 288.158 nm ppm</text:p>
          </table:table-cell>
          <table:table-cell office:value-type="string" table:style-name="ce1">
            <text:p>Si R 251.432 nm ppm</text:p>
          </table:table-cell>
          <table:table-cell office:value-type="string" table:style-name="ce1">
            <text:p>Si R 251.611 nm ppm</text:p>
          </table:table-cell>
          <table:table-cell office:value-type="string" table:style-name="ce1">
            <text:p>Si R 288.158 nm ppm</text:p>
          </table:table-cell>
          <table:table-cell office:value-type="string" table:style-name="ce1">
            <text:p>Sr Ax 407.771 nm ppm</text:p>
          </table:table-cell>
          <table:table-cell office:value-type="string" table:style-name="ce1">
            <text:p>Sr Ax 421.552 nm ppm</text:p>
          </table:table-cell>
          <table:table-cell office:value-type="string" table:style-name="ce1">
            <text:p>Sr R 407.771 nm ppm</text:p>
          </table:table-cell>
          <table:table-cell office:value-type="string" table:style-name="ce1">
            <text:p>Sr R 421.552 nm ppm</text:p>
          </table:table-cell>
          <table:table-cell table:number-columns-repeated="16317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2"/>
          <table:table-cell office:value-type="string" table:style-name="ce1">
            <text:p>BK_01</text:p>
          </table:table-cell>
          <table:table-cell office:value-type="float" office:value="2.8400000000000001E-3" table:style-name="ce1">
            <text:p>0.00284</text:p>
          </table:table-cell>
          <table:table-cell office:value-type="float" office:value="5.9300000000000004E-3" table:style-name="ce1">
            <text:p>0.00593</text:p>
          </table:table-cell>
          <table:table-cell office:value-type="float" office:value="1.14E-2" table:style-name="ce1">
            <text:p>0.0114</text:p>
          </table:table-cell>
          <table:table-cell office:value-type="float" office:value="1.149E-2" table:style-name="ce1">
            <text:p>0.01149</text:p>
          </table:table-cell>
          <table:table-cell office:value-type="float" office:value="1.1379999999999999E-2" table:style-name="ce1">
            <text:p>0.01138</text:p>
          </table:table-cell>
          <table:table-cell office:value-type="float" office:value="1.132E-2" table:style-name="ce1">
            <text:p>0.01132</text:p>
          </table:table-cell>
          <table:table-cell office:value-type="float" office:value="1.1440000000000001E-2" table:style-name="ce1">
            <text:p>0.01144</text:p>
          </table:table-cell>
          <table:table-cell office:value-type="float" office:value="1.2579999999999999E-2" table:style-name="ce1">
            <text:p>0.01258</text:p>
          </table:table-cell>
          <table:table-cell office:value-type="float" office:value="1.124E-2" table:style-name="ce1">
            <text:p>0.01124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7.4958" table:style-name="ce1">
            <text:p>7.4958</text:p>
          </table:table-cell>
          <table:table-cell office:value-type="float" office:value="7.3906200000000002" table:style-name="ce1">
            <text:p>7.39062</text:p>
          </table:table-cell>
          <table:table-cell office:value-type="float" office:value="7.3231700000000002" table:style-name="ce1">
            <text:p>7.32317</text:p>
          </table:table-cell>
          <table:table-cell table:style-name="ce1"/>
          <table:table-cell office:value-type="float" office:value="7.27074" table:style-name="ce1">
            <text:p>7.27074</text:p>
          </table:table-cell>
          <table:table-cell office:value-type="float" office:value="7.4410600000000002" table:style-name="ce1">
            <text:p>7.44106</text:p>
          </table:table-cell>
          <table:table-cell office:value-type="float" office:value="7.4701500000000003" table:style-name="ce1">
            <text:p>7.47015</text:p>
          </table:table-cell>
          <table:table-cell office:value-type="float" office:value="7.5257699999999996" table:style-name="ce1">
            <text:p>7.52577</text:p>
          </table:table-cell>
          <table:table-cell office:value-type="float" office:value="7.3389499999999996" table:style-name="ce1">
            <text:p>7.33895</text:p>
          </table:table-cell>
          <table:table-cell office:value-type="float" office:value="7.0488499999999998" table:style-name="ce1">
            <text:p>7.04885</text:p>
          </table:table-cell>
          <table:table-cell office:value-type="float" office:value="7.0732400000000002" table:style-name="ce1">
            <text:p>7.07324</text:p>
          </table:table-cell>
          <table:table-cell office:value-type="float" office:value="7.1413700000000002" table:style-name="ce1">
            <text:p>7.14137</text:p>
          </table:table-cell>
          <table:table-cell office:value-type="float" office:value="1.23E-3" table:style-name="ce1">
            <text:p>0.00123</text:p>
          </table:table-cell>
          <table:table-cell office:value-type="float" office:value="-2.5799999999999998E-3" table:style-name="ce1">
            <text:p>-0.00258</text:p>
          </table:table-cell>
          <table:table-cell office:value-type="float" office:value="2.5799999999999998E-3" table:style-name="ce1">
            <text:p>0.00258</text:p>
          </table:table-cell>
          <table:table-cell table:style-name="ce1"/>
          <table:table-cell office:value-type="float" office:value="3.62E-3" table:style-name="ce1">
            <text:p>0.00362</text:p>
          </table:table-cell>
          <table:table-cell office:value-type="float" office:value="3.5300000000000002E-3" table:style-name="ce1">
            <text:p>0.00353</text:p>
          </table:table-cell>
          <table:table-cell office:value-type="float" office:value="2.07768" table:style-name="ce1">
            <text:p>2.07768</text:p>
          </table:table-cell>
          <table:table-cell office:value-type="float" office:value="2.0328300000000001" table:style-name="ce1">
            <text:p>2.03283</text:p>
          </table:table-cell>
          <table:table-cell table:number-columns-repeated="2" table:style-name="ce1"/>
          <table:table-cell office:value-type="float" office:value="1.186E-3" table:style-name="ce1">
            <text:p>0.001186</text:p>
          </table:table-cell>
          <table:table-cell table:style-name="ce1"/>
          <table:table-cell office:value-type="float" office:value="1.8007500000000001" table:style-name="ce1">
            <text:p>1.80075</text:p>
          </table:table-cell>
          <table:table-cell office:value-type="float" office:value="1.8048900000000001" table:style-name="ce1">
            <text:p>1.80489</text:p>
          </table:table-cell>
          <table:table-cell office:value-type="float" office:value="1.82341" table:style-name="ce1">
            <text:p>1.82341</text:p>
          </table:table-cell>
          <table:table-cell office:value-type="float" office:value="1.8239300000000001" table:style-name="ce1">
            <text:p>1.82393</text:p>
          </table:table-cell>
          <table:table-cell office:value-type="float" office:value="1.82176" table:style-name="ce1">
            <text:p>1.82176</text:p>
          </table:table-cell>
          <table:table-cell office:value-type="float" office:value="1.79792" table:style-name="ce1">
            <text:p>1.79792</text:p>
          </table:table-cell>
          <table:table-cell office:value-type="float" office:value="3.4000000000000002E-4" table:style-name="ce1">
            <text:p>0.00034</text:p>
          </table:table-cell>
          <table:table-cell office:value-type="float" office:value="3.5E-4" table:style-name="ce1">
            <text:p>0.00035</text:p>
          </table:table-cell>
          <table:table-cell office:value-type="float" office:value="4.2999999999999999E-4" table:style-name="ce1">
            <text:p>0.00043</text:p>
          </table:table-cell>
          <table:table-cell office:value-type="float" office:value="-2.5999999999999998E-4" table:style-name="ce1">
            <text:p>-0.00026</text:p>
          </table:table-cell>
          <table:table-cell office:value-type="float" office:value="6.2530700000000001" table:style-name="ce1">
            <text:p>6.25307</text:p>
          </table:table-cell>
          <table:table-cell office:value-type="float" office:value="6.4985600000000003" table:style-name="ce1">
            <text:p>6.49856</text:p>
          </table:table-cell>
          <table:table-cell office:value-type="float" office:value="6.4268299999999998" table:style-name="ce1">
            <text:p>6.42683</text:p>
          </table:table-cell>
          <table:table-cell table:style-name="ce1"/>
          <table:table-cell office:value-type="float" office:value="6.3157399999999999" table:style-name="ce1">
            <text:p>6.31574</text:p>
          </table:table-cell>
          <table:table-cell office:value-type="float" office:value="6.2905800000000003" table:style-name="ce1">
            <text:p>6.29058</text:p>
          </table:table-cell>
          <table:table-cell office:value-type="float" office:value="0.64925999999999995" table:style-name="ce1">
            <text:p>0.64926</text:p>
          </table:table-cell>
          <table:table-cell office:value-type="float" office:value="0.57174000000000003" table:style-name="ce1">
            <text:p>0.57174</text:p>
          </table:table-cell>
          <table:table-cell office:value-type="float" office:value="0.52288000000000001" table:style-name="ce1">
            <text:p>0.52288</text:p>
          </table:table-cell>
          <table:table-cell office:value-type="float" office:value="0.51310999999999996" table:style-name="ce1">
            <text:p>0.51311</text:p>
          </table:table-cell>
          <table:table-cell office:value-type="float" office:value="11.497" table:style-name="ce1">
            <text:p>11.497</text:p>
          </table:table-cell>
          <table:table-cell office:value-type="float" office:value="11.49807" table:style-name="ce1">
            <text:p>11.49807</text:p>
          </table:table-cell>
          <table:table-cell office:value-type="float" office:value="11.623710000000001" table:style-name="ce1">
            <text:p>11.62371</text:p>
          </table:table-cell>
          <table:table-cell office:value-type="float" office:value="11.230969999999999" table:style-name="ce1">
            <text:p>11.23097</text:p>
          </table:table-cell>
          <table:table-cell office:value-type="float" office:value="11.30068" table:style-name="ce1">
            <text:p>11.30068</text:p>
          </table:table-cell>
          <table:table-cell office:value-type="float" office:value="11.356490000000001" table:style-name="ce1">
            <text:p>11.35649</text:p>
          </table:table-cell>
          <table:table-cell office:value-type="float" office:value="2.8709999999999999E-2" table:style-name="ce1">
            <text:p>0.02871</text:p>
          </table:table-cell>
          <table:table-cell office:value-type="float" office:value="2.9149999999999999E-2" table:style-name="ce1">
            <text:p>0.02915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2.9389999999999999E-2" table:style-name="ce1">
            <text:p>0.02939</text:p>
          </table:table-cell>
          <table:table-cell table:number-columns-repeated="16317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2"/>
          <table:table-cell office:value-type="string" table:style-name="ce1">
            <text:p>BK_02</text:p>
          </table:table-cell>
          <table:table-cell office:value-type="float" office:value="2.7200000000000002E-3" table:style-name="ce1">
            <text:p>0.00272</text:p>
          </table:table-cell>
          <table:table-cell office:value-type="float" office:value="4.3E-3" table:style-name="ce1">
            <text:p>0.0043</text:p>
          </table:table-cell>
          <table:table-cell office:value-type="float" office:value="1.1429999999999999E-2" table:style-name="ce1">
            <text:p>0.01143</text:p>
          </table:table-cell>
          <table:table-cell office:value-type="float" office:value="1.1339999999999999E-2" table:style-name="ce1">
            <text:p>0.01134</text:p>
          </table:table-cell>
          <table:table-cell office:value-type="float" office:value="1.129E-2" table:style-name="ce1">
            <text:p>0.01129</text:p>
          </table:table-cell>
          <table:table-cell office:value-type="float" office:value="1.124E-2" table:style-name="ce1">
            <text:p>0.01124</text:p>
          </table:table-cell>
          <table:table-cell office:value-type="float" office:value="1.0829999999999999E-2" table:style-name="ce1">
            <text:p>0.01083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124E-2" table:style-name="ce1">
            <text:p>0.01124</text:p>
          </table:table-cell>
          <table:table-cell office:value-type="float" office:value="1.124E-2" table:style-name="ce1">
            <text:p>0.01124</text:p>
          </table:table-cell>
          <table:table-cell office:value-type="float" office:value="7.4173200000000001" table:style-name="ce1">
            <text:p>7.41732</text:p>
          </table:table-cell>
          <table:table-cell office:value-type="float" office:value="7.3157500000000004" table:style-name="ce1">
            <text:p>7.31575</text:p>
          </table:table-cell>
          <table:table-cell office:value-type="float" office:value="7.2554400000000001" table:style-name="ce1">
            <text:p>7.25544</text:p>
          </table:table-cell>
          <table:table-cell table:style-name="ce1"/>
          <table:table-cell office:value-type="float" office:value="7.1309899999999997" table:style-name="ce1">
            <text:p>7.13099</text:p>
          </table:table-cell>
          <table:table-cell office:value-type="float" office:value="7.3296400000000004" table:style-name="ce1">
            <text:p>7.32964</text:p>
          </table:table-cell>
          <table:table-cell office:value-type="float" office:value="7.3808600000000002" table:style-name="ce1">
            <text:p>7.38086</text:p>
          </table:table-cell>
          <table:table-cell office:value-type="float" office:value="7.4548500000000004" table:style-name="ce1">
            <text:p>7.45485</text:p>
          </table:table-cell>
          <table:table-cell office:value-type="float" office:value="7.2736599999999996" table:style-name="ce1">
            <text:p>7.27366</text:p>
          </table:table-cell>
          <table:table-cell office:value-type="float" office:value="6.95594" table:style-name="ce1">
            <text:p>6.95594</text:p>
          </table:table-cell>
          <table:table-cell office:value-type="float" office:value="6.9825499999999998" table:style-name="ce1">
            <text:p>6.98255</text:p>
          </table:table-cell>
          <table:table-cell office:value-type="float" office:value="7.1076199999999998" table:style-name="ce1">
            <text:p>7.10762</text:p>
          </table:table-cell>
          <table:table-cell office:value-type="float" office:value="-2.4000000000000001E-4" table:style-name="ce1">
            <text:p>-0.00024</text:p>
          </table:table-cell>
          <table:table-cell office:value-type="float" office:value="-5.3200000000000001E-3" table:style-name="ce1">
            <text:p>-0.00532</text:p>
          </table:table-cell>
          <table:table-cell office:value-type="float" office:value="-3.0000000000000001E-5" table:style-name="ce1">
            <text:p>-0.00003</text:p>
          </table:table-cell>
          <table:table-cell table:style-name="ce1"/>
          <table:table-cell office:value-type="float" office:value="1.0300000000000001E-3" table:style-name="ce1">
            <text:p>0.00103</text:p>
          </table:table-cell>
          <table:table-cell office:value-type="float" office:value="-8.0000000000000007E-5" table:style-name="ce1">
            <text:p>-0.00008</text:p>
          </table:table-cell>
          <table:table-cell office:value-type="float" office:value="1.92336" table:style-name="ce1">
            <text:p>1.92336</text:p>
          </table:table-cell>
          <table:table-cell office:value-type="float" office:value="1.88151" table:style-name="ce1">
            <text:p>1.88151</text:p>
          </table:table-cell>
          <table:table-cell table:number-columns-repeated="2" table:style-name="ce1"/>
          <table:table-cell office:value-type="float" office:value="1.421E-3" table:style-name="ce1">
            <text:p>0.001421</text:p>
          </table:table-cell>
          <table:table-cell table:style-name="ce1"/>
          <table:table-cell office:value-type="float" office:value="1.76224" table:style-name="ce1">
            <text:p>1.76224</text:p>
          </table:table-cell>
          <table:table-cell office:value-type="float" office:value="1.77355" table:style-name="ce1">
            <text:p>1.77355</text:p>
          </table:table-cell>
          <table:table-cell office:value-type="float" office:value="1.7941800000000001" table:style-name="ce1">
            <text:p>1.79418</text:p>
          </table:table-cell>
          <table:table-cell office:value-type="float" office:value="1.7888299999999999" table:style-name="ce1">
            <text:p>1.78883</text:p>
          </table:table-cell>
          <table:table-cell office:value-type="float" office:value="1.7932300000000001" table:style-name="ce1">
            <text:p>1.79323</text:p>
          </table:table-cell>
          <table:table-cell office:value-type="float" office:value="1.77475" table:style-name="ce1">
            <text:p>1.77475</text:p>
          </table:table-cell>
          <table:table-cell office:value-type="float" office:value="4.2999999999999999E-4" table:style-name="ce1">
            <text:p>0.00043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5.6999999999999998E-4" table:style-name="ce1">
            <text:p>0.00057</text:p>
          </table:table-cell>
          <table:table-cell office:value-type="float" office:value="4.8000000000000001E-4" table:style-name="ce1">
            <text:p>0.00048</text:p>
          </table:table-cell>
          <table:table-cell office:value-type="float" office:value="6.2426500000000003" table:style-name="ce1">
            <text:p>6.24265</text:p>
          </table:table-cell>
          <table:table-cell office:value-type="float" office:value="6.4811399999999999" table:style-name="ce1">
            <text:p>6.48114</text:p>
          </table:table-cell>
          <table:table-cell office:value-type="float" office:value="6.3972600000000002" table:style-name="ce1">
            <text:p>6.39726</text:p>
          </table:table-cell>
          <table:table-cell table:style-name="ce1"/>
          <table:table-cell office:value-type="float" office:value="6.3323600000000004" table:style-name="ce1">
            <text:p>6.33236</text:p>
          </table:table-cell>
          <table:table-cell office:value-type="float" office:value="6.3087999999999997" table:style-name="ce1">
            <text:p>6.3088</text:p>
          </table:table-cell>
          <table:table-cell office:value-type="float" office:value="0.73150999999999999" table:style-name="ce1">
            <text:p>0.73151</text:p>
          </table:table-cell>
          <table:table-cell office:value-type="float" office:value="0.60838999999999999" table:style-name="ce1">
            <text:p>0.60839</text:p>
          </table:table-cell>
          <table:table-cell office:value-type="float" office:value="0.58726" table:style-name="ce1">
            <text:p>0.58726</text:p>
          </table:table-cell>
          <table:table-cell office:value-type="float" office:value="0.57238" table:style-name="ce1">
            <text:p>0.57238</text:p>
          </table:table-cell>
          <table:table-cell office:value-type="float" office:value="11.744859999999999" table:style-name="ce1">
            <text:p>11.74486</text:p>
          </table:table-cell>
          <table:table-cell office:value-type="float" office:value="11.750159999999999" table:style-name="ce1">
            <text:p>11.75016</text:p>
          </table:table-cell>
          <table:table-cell office:value-type="float" office:value="11.86955" table:style-name="ce1">
            <text:p>11.86955</text:p>
          </table:table-cell>
          <table:table-cell office:value-type="float" office:value="11.552820000000001" table:style-name="ce1">
            <text:p>11.55282</text:p>
          </table:table-cell>
          <table:table-cell office:value-type="float" office:value="11.591710000000001" table:style-name="ce1">
            <text:p>11.59171</text:p>
          </table:table-cell>
          <table:table-cell office:value-type="float" office:value="11.63212" table:style-name="ce1">
            <text:p>11.63212</text:p>
          </table:table-cell>
          <table:table-cell office:value-type="float" office:value="2.8580000000000001E-2" table:style-name="ce1">
            <text:p>0.02858</text:p>
          </table:table-cell>
          <table:table-cell office:value-type="float" office:value="2.9090000000000001E-2" table:style-name="ce1">
            <text:p>0.02909</text:p>
          </table:table-cell>
          <table:table-cell office:value-type="float" office:value="2.9020000000000001E-2" table:style-name="ce1">
            <text:p>0.02902</text:p>
          </table:table-cell>
          <table:table-cell office:value-type="float" office:value="2.938E-2" table:style-name="ce1">
            <text:p>0.02938</text:p>
          </table:table-cell>
          <table:table-cell table:number-columns-repeated="16317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2"/>
          <table:table-cell office:value-type="string" table:style-name="ce1">
            <text:p>BK_03</text:p>
          </table:table-cell>
          <table:table-cell office:value-type="float" office:value="3.0899999999999999E-3" table:style-name="ce1">
            <text:p>0.00309</text:p>
          </table:table-cell>
          <table:table-cell office:value-type="float" office:value="6.2599999999999999E-3" table:style-name="ce1">
            <text:p>0.00626</text:p>
          </table:table-cell>
          <table:table-cell office:value-type="float" office:value="1.175E-2" table:style-name="ce1">
            <text:p>0.01175</text:p>
          </table:table-cell>
          <table:table-cell office:value-type="float" office:value="1.1730000000000001E-2" table:style-name="ce1">
            <text:p>0.01173</text:p>
          </table:table-cell>
          <table:table-cell office:value-type="float" office:value="1.166E-2" table:style-name="ce1">
            <text:p>0.01166</text:p>
          </table:table-cell>
          <table:table-cell office:value-type="float" office:value="1.1639999999999999E-2" table:style-name="ce1">
            <text:p>0.01164</text:p>
          </table:table-cell>
          <table:table-cell office:value-type="float" office:value="1.197E-2" table:style-name="ce1">
            <text:p>0.01197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1.157E-2" table:style-name="ce1">
            <text:p>0.01157</text:p>
          </table:table-cell>
          <table:table-cell office:value-type="float" office:value="1.155E-2" table:style-name="ce1">
            <text:p>0.01155</text:p>
          </table:table-cell>
          <table:table-cell office:value-type="float" office:value="7.5865099999999996" table:style-name="ce1">
            <text:p>7.58651</text:p>
          </table:table-cell>
          <table:table-cell office:value-type="float" office:value="7.4702599999999997" table:style-name="ce1">
            <text:p>7.47026</text:p>
          </table:table-cell>
          <table:table-cell office:value-type="float" office:value="7.40855" table:style-name="ce1">
            <text:p>7.40855</text:p>
          </table:table-cell>
          <table:table-cell table:style-name="ce1"/>
          <table:table-cell office:value-type="float" office:value="7.2902399999999998" table:style-name="ce1">
            <text:p>7.29024</text:p>
          </table:table-cell>
          <table:table-cell office:value-type="float" office:value="7.4739399999999998" table:style-name="ce1">
            <text:p>7.47394</text:p>
          </table:table-cell>
          <table:table-cell office:value-type="float" office:value="7.5705200000000001" table:style-name="ce1">
            <text:p>7.57052</text:p>
          </table:table-cell>
          <table:table-cell office:value-type="float" office:value="7.60886" table:style-name="ce1">
            <text:p>7.60886</text:p>
          </table:table-cell>
          <table:table-cell office:value-type="float" office:value="7.4218900000000003" table:style-name="ce1">
            <text:p>7.42189</text:p>
          </table:table-cell>
          <table:table-cell office:value-type="float" office:value="7.1299599999999996" table:style-name="ce1">
            <text:p>7.12996</text:p>
          </table:table-cell>
          <table:table-cell office:value-type="float" office:value="7.1616200000000001" table:style-name="ce1">
            <text:p>7.16162</text:p>
          </table:table-cell>
          <table:table-cell office:value-type="float" office:value="7.2425100000000002" table:style-name="ce1">
            <text:p>7.24251</text:p>
          </table:table-cell>
          <table:table-cell office:value-type="float" office:value="2.1099999999999999E-3" table:style-name="ce1">
            <text:p>0.00211</text:p>
          </table:table-cell>
          <table:table-cell office:value-type="float" office:value="-2.1700000000000001E-3" table:style-name="ce1">
            <text:p>-0.00217</text:p>
          </table:table-cell>
          <table:table-cell office:value-type="float" office:value="2.5100000000000001E-3" table:style-name="ce1">
            <text:p>0.00251</text:p>
          </table:table-cell>
          <table:table-cell table:style-name="ce1"/>
          <table:table-cell office:value-type="float" office:value="5.0800000000000003E-3" table:style-name="ce1">
            <text:p>0.00508</text:p>
          </table:table-cell>
          <table:table-cell office:value-type="float" office:value="3.3700000000000002E-3" table:style-name="ce1">
            <text:p>0.00337</text:p>
          </table:table-cell>
          <table:table-cell office:value-type="float" office:value="2.1154099999999998" table:style-name="ce1">
            <text:p>2.11541</text:p>
          </table:table-cell>
          <table:table-cell office:value-type="float" office:value="2.0663999999999998" table:style-name="ce1">
            <text:p>2.0664</text:p>
          </table:table-cell>
          <table:table-cell table:number-columns-repeated="2" table:style-name="ce1"/>
          <table:table-cell office:value-type="float" office:value="1.258E-3" table:style-name="ce1">
            <text:p>0.001258</text:p>
          </table:table-cell>
          <table:table-cell table:style-name="ce1"/>
          <table:table-cell office:value-type="float" office:value="1.7741400000000001" table:style-name="ce1">
            <text:p>1.77414</text:p>
          </table:table-cell>
          <table:table-cell office:value-type="float" office:value="1.78041" table:style-name="ce1">
            <text:p>1.78041</text:p>
          </table:table-cell>
          <table:table-cell office:value-type="float" office:value="1.8036799999999999" table:style-name="ce1">
            <text:p>1.80368</text:p>
          </table:table-cell>
          <table:table-cell office:value-type="float" office:value="1.8025500000000001" table:style-name="ce1">
            <text:p>1.80255</text:p>
          </table:table-cell>
          <table:table-cell office:value-type="float" office:value="1.8029200000000001" table:style-name="ce1">
            <text:p>1.80292</text:p>
          </table:table-cell>
          <table:table-cell office:value-type="float" office:value="1.7781100000000001" table:style-name="ce1">
            <text:p>1.77811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5.4000000000000001E-4" table:style-name="ce1">
            <text:p>0.00054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6.1246900000000002" table:style-name="ce1">
            <text:p>6.12469</text:p>
          </table:table-cell>
          <table:table-cell office:value-type="float" office:value="6.3827199999999999" table:style-name="ce1">
            <text:p>6.38272</text:p>
          </table:table-cell>
          <table:table-cell office:value-type="float" office:value="6.2978100000000001" table:style-name="ce1">
            <text:p>6.29781</text:p>
          </table:table-cell>
          <table:table-cell table:style-name="ce1"/>
          <table:table-cell office:value-type="float" office:value="6.2237999999999998" table:style-name="ce1">
            <text:p>6.2238</text:p>
          </table:table-cell>
          <table:table-cell office:value-type="float" office:value="6.20261" table:style-name="ce1">
            <text:p>6.20261</text:p>
          </table:table-cell>
          <table:table-cell office:value-type="float" office:value="0.61090999999999995" table:style-name="ce1">
            <text:p>0.61091</text:p>
          </table:table-cell>
          <table:table-cell office:value-type="float" office:value="0.55403999999999998" table:style-name="ce1">
            <text:p>0.55404</text:p>
          </table:table-cell>
          <table:table-cell office:value-type="float" office:value="0.50575999999999999" table:style-name="ce1">
            <text:p>0.50576</text:p>
          </table:table-cell>
          <table:table-cell office:value-type="float" office:value="0.51156999999999997" table:style-name="ce1">
            <text:p>0.51157</text:p>
          </table:table-cell>
          <table:table-cell office:value-type="float" office:value="11.023820000000001" table:style-name="ce1">
            <text:p>11.02382</text:p>
          </table:table-cell>
          <table:table-cell office:value-type="float" office:value="11.02097" table:style-name="ce1">
            <text:p>11.02097</text:p>
          </table:table-cell>
          <table:table-cell office:value-type="float" office:value="11.10872" table:style-name="ce1">
            <text:p>11.10872</text:p>
          </table:table-cell>
          <table:table-cell office:value-type="float" office:value="10.711349999999999" table:style-name="ce1">
            <text:p>10.71135</text:p>
          </table:table-cell>
          <table:table-cell office:value-type="float" office:value="10.89898" table:style-name="ce1">
            <text:p>10.89898</text:p>
          </table:table-cell>
          <table:table-cell office:value-type="float" office:value="10.897600000000001" table:style-name="ce1">
            <text:p>10.8976</text:p>
          </table:table-cell>
          <table:table-cell office:value-type="float" office:value="2.8289999999999999E-2" table:style-name="ce1">
            <text:p>0.02829</text:p>
          </table:table-cell>
          <table:table-cell office:value-type="float" office:value="2.887E-2" table:style-name="ce1">
            <text:p>0.02887</text:p>
          </table:table-cell>
          <table:table-cell office:value-type="float" office:value="2.8580000000000001E-2" table:style-name="ce1">
            <text:p>0.02858</text:p>
          </table:table-cell>
          <table:table-cell office:value-type="float" office:value="2.8969999999999999E-2" table:style-name="ce1">
            <text:p>0.02897</text:p>
          </table:table-cell>
          <table:table-cell table:number-columns-repeated="16317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2"/>
          <table:table-cell office:value-type="string" table:style-name="ce1">
            <text:p>BK_04</text:p>
          </table:table-cell>
          <table:table-cell office:value-type="float" office:value="5.8999999999999999E-3" table:style-name="ce1">
            <text:p>0.0059</text:p>
          </table:table-cell>
          <table:table-cell office:value-type="float" office:value="6.8799999999999998E-3" table:style-name="ce1">
            <text:p>0.00688</text:p>
          </table:table-cell>
          <table:table-cell office:value-type="float" office:value="1.6719999999999999E-2" table:style-name="ce1">
            <text:p>0.01672</text:p>
          </table:table-cell>
          <table:table-cell office:value-type="float" office:value="1.6719999999999999E-2" table:style-name="ce1">
            <text:p>0.01672</text:p>
          </table:table-cell>
          <table:table-cell office:value-type="float" office:value="1.6480000000000002E-2" table:style-name="ce1">
            <text:p>0.01648</text:p>
          </table:table-cell>
          <table:table-cell office:value-type="float" office:value="1.6590000000000001E-2" table:style-name="ce1">
            <text:p>0.01659</text:p>
          </table:table-cell>
          <table:table-cell office:value-type="float" office:value="1.677E-2" table:style-name="ce1">
            <text:p>0.01677</text:p>
          </table:table-cell>
          <table:table-cell office:value-type="float" office:value="1.7440000000000001E-2" table:style-name="ce1">
            <text:p>0.01744</text:p>
          </table:table-cell>
          <table:table-cell office:value-type="float" office:value="1.6330000000000001E-2" table:style-name="ce1">
            <text:p>0.01633</text:p>
          </table:table-cell>
          <table:table-cell office:value-type="float" office:value="1.6199999999999999E-2" table:style-name="ce1">
            <text:p>0.0162</text:p>
          </table:table-cell>
          <table:table-cell office:value-type="float" office:value="12.86178" table:style-name="ce1">
            <text:p>12.86178</text:p>
          </table:table-cell>
          <table:table-cell office:value-type="float" office:value="12.6602" table:style-name="ce1">
            <text:p>12.6602</text:p>
          </table:table-cell>
          <table:table-cell office:value-type="float" office:value="12.56616" table:style-name="ce1">
            <text:p>12.56616</text:p>
          </table:table-cell>
          <table:table-cell table:style-name="ce1"/>
          <table:table-cell office:value-type="float" office:value="12.08254" table:style-name="ce1">
            <text:p>12.08254</text:p>
          </table:table-cell>
          <table:table-cell office:value-type="float" office:value="12.51585" table:style-name="ce1">
            <text:p>12.51585</text:p>
          </table:table-cell>
          <table:table-cell office:value-type="float" office:value="12.688409999999999" table:style-name="ce1">
            <text:p>12.68841</text:p>
          </table:table-cell>
          <table:table-cell office:value-type="float" office:value="12.77614" table:style-name="ce1">
            <text:p>12.77614</text:p>
          </table:table-cell>
          <table:table-cell office:value-type="float" office:value="12.45537" table:style-name="ce1">
            <text:p>12.45537</text:p>
          </table:table-cell>
          <table:table-cell office:value-type="float" office:value="11.797040000000001" table:style-name="ce1">
            <text:p>11.79704</text:p>
          </table:table-cell>
          <table:table-cell office:value-type="float" office:value="11.796609999999999" table:style-name="ce1">
            <text:p>11.79661</text:p>
          </table:table-cell>
          <table:table-cell office:value-type="float" office:value="12.15422" table:style-name="ce1">
            <text:p>12.15422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-4.5900000000000003E-3" table:style-name="ce1">
            <text:p>-0.00459</text:p>
          </table:table-cell>
          <table:table-cell office:value-type="float" office:value="7.6000000000000004E-4" table:style-name="ce1">
            <text:p>0.00076</text:p>
          </table:table-cell>
          <table:table-cell table:style-name="ce1"/>
          <table:table-cell office:value-type="float" office:value="1.75E-3" table:style-name="ce1">
            <text:p>0.00175</text:p>
          </table:table-cell>
          <table:table-cell office:value-type="float" office:value="1.0200000000000001E-3" table:style-name="ce1">
            <text:p>0.00102</text:p>
          </table:table-cell>
          <table:table-cell office:value-type="float" office:value="2.4392999999999998" table:style-name="ce1">
            <text:p>2.4393</text:p>
          </table:table-cell>
          <table:table-cell office:value-type="float" office:value="2.38008" table:style-name="ce1">
            <text:p>2.38008</text:p>
          </table:table-cell>
          <table:table-cell table:number-columns-repeated="2" table:style-name="ce1"/>
          <table:table-cell office:value-type="float" office:value="1.8259999999999999E-3" table:style-name="ce1">
            <text:p>0.001826</text:p>
          </table:table-cell>
          <table:table-cell table:style-name="ce1"/>
          <table:table-cell office:value-type="float" office:value="2.5175299999999998" table:style-name="ce1">
            <text:p>2.51753</text:p>
          </table:table-cell>
          <table:table-cell office:value-type="float" office:value="2.5282399999999998" table:style-name="ce1">
            <text:p>2.52824</text:p>
          </table:table-cell>
          <table:table-cell office:value-type="float" office:value="2.58249" table:style-name="ce1">
            <text:p>2.58249</text:p>
          </table:table-cell>
          <table:table-cell office:value-type="float" office:value="2.5834299999999999" table:style-name="ce1">
            <text:p>2.58343</text:p>
          </table:table-cell>
          <table:table-cell office:value-type="float" office:value="2.57708" table:style-name="ce1">
            <text:p>2.57708</text:p>
          </table:table-cell>
          <table:table-cell office:value-type="float" office:value="2.54217" table:style-name="ce1">
            <text:p>2.54217</text:p>
          </table:table-cell>
          <table:table-cell office:value-type="float" office:value="6.7000000000000002E-4" table:style-name="ce1">
            <text:p>0.00067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7.2233099999999997" table:style-name="ce1">
            <text:p>7.22331</text:p>
          </table:table-cell>
          <table:table-cell office:value-type="float" office:value="7.5670400000000004" table:style-name="ce1">
            <text:p>7.56704</text:p>
          </table:table-cell>
          <table:table-cell office:value-type="float" office:value="7.4891500000000004" table:style-name="ce1">
            <text:p>7.48915</text:p>
          </table:table-cell>
          <table:table-cell table:style-name="ce1"/>
          <table:table-cell office:value-type="float" office:value="7.2462600000000004" table:style-name="ce1">
            <text:p>7.24626</text:p>
          </table:table-cell>
          <table:table-cell office:value-type="float" office:value="7.21591" table:style-name="ce1">
            <text:p>7.21591</text:p>
          </table:table-cell>
          <table:table-cell office:value-type="float" office:value="1.10476" table:style-name="ce1">
            <text:p>1.10476</text:p>
          </table:table-cell>
          <table:table-cell office:value-type="float" office:value="0.94308000000000003" table:style-name="ce1">
            <text:p>0.94308</text:p>
          </table:table-cell>
          <table:table-cell office:value-type="float" office:value="0.90742999999999996" table:style-name="ce1">
            <text:p>0.90743</text:p>
          </table:table-cell>
          <table:table-cell office:value-type="float" office:value="0.86711000000000005" table:style-name="ce1">
            <text:p>0.86711</text:p>
          </table:table-cell>
          <table:table-cell office:value-type="float" office:value="12.674620000000001" table:style-name="ce1">
            <text:p>12.67462</text:p>
          </table:table-cell>
          <table:table-cell office:value-type="float" office:value="12.697430000000001" table:style-name="ce1">
            <text:p>12.69743</text:p>
          </table:table-cell>
          <table:table-cell office:value-type="float" office:value="12.79696" table:style-name="ce1">
            <text:p>12.79696</text:p>
          </table:table-cell>
          <table:table-cell office:value-type="float" office:value="12.37124" table:style-name="ce1">
            <text:p>12.37124</text:p>
          </table:table-cell>
          <table:table-cell office:value-type="float" office:value="12.50684" table:style-name="ce1">
            <text:p>12.50684</text:p>
          </table:table-cell>
          <table:table-cell office:value-type="float" office:value="12.51782" table:style-name="ce1">
            <text:p>12.51782</text:p>
          </table:table-cell>
          <table:table-cell office:value-type="float" office:value="4.0219999999999999E-2" table:style-name="ce1">
            <text:p>0.04022</text:p>
          </table:table-cell>
          <table:table-cell office:value-type="float" office:value="4.0800000000000003E-2" table:style-name="ce1">
            <text:p>0.0408</text:p>
          </table:table-cell>
          <table:table-cell office:value-type="float" office:value="4.0620000000000003E-2" table:style-name="ce1">
            <text:p>0.04062</text:p>
          </table:table-cell>
          <table:table-cell office:value-type="float" office:value="4.1239999999999999E-2" table:style-name="ce1">
            <text:p>0.04124</text:p>
          </table:table-cell>
          <table:table-cell table:number-columns-repeated="16317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2"/>
          <table:table-cell office:value-type="string" table:style-name="ce1">
            <text:p>BK_05</text:p>
          </table:table-cell>
          <table:table-cell office:value-type="float" office:value="3.4399999999999999E-3" table:style-name="ce1">
            <text:p>0.00344</text:p>
          </table:table-cell>
          <table:table-cell office:value-type="float" office:value="6.1199999999999996E-3" table:style-name="ce1">
            <text:p>0.00612</text:p>
          </table:table-cell>
          <table:table-cell office:value-type="float" office:value="1.6469999999999999E-2" table:style-name="ce1">
            <text:p>0.01647</text:p>
          </table:table-cell>
          <table:table-cell office:value-type="float" office:value="1.643E-2" table:style-name="ce1">
            <text:p>0.01643</text:p>
          </table:table-cell>
          <table:table-cell office:value-type="float" office:value="1.6320000000000001E-2" table:style-name="ce1">
            <text:p>0.01632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719999999999999E-2" table:style-name="ce1">
            <text:p>0.01672</text:p>
          </table:table-cell>
          <table:table-cell office:value-type="float" office:value="1.6299999999999999E-2" table:style-name="ce1">
            <text:p>0.0163</text:p>
          </table:table-cell>
          <table:table-cell office:value-type="float" office:value="1.6379999999999999E-2" table:style-name="ce1">
            <text:p>0.01638</text:p>
          </table:table-cell>
          <table:table-cell office:value-type="float" office:value="1.6289999999999999E-2" table:style-name="ce1">
            <text:p>0.01629</text:p>
          </table:table-cell>
          <table:table-cell office:value-type="float" office:value="12.83658" table:style-name="ce1">
            <text:p>12.83658</text:p>
          </table:table-cell>
          <table:table-cell office:value-type="float" office:value="12.60765" table:style-name="ce1">
            <text:p>12.60765</text:p>
          </table:table-cell>
          <table:table-cell office:value-type="float" office:value="12.518409999999999" table:style-name="ce1">
            <text:p>12.51841</text:p>
          </table:table-cell>
          <table:table-cell table:style-name="ce1"/>
          <table:table-cell office:value-type="float" office:value="11.941789999999999" table:style-name="ce1">
            <text:p>11.94179</text:p>
          </table:table-cell>
          <table:table-cell office:value-type="float" office:value="12.40817" table:style-name="ce1">
            <text:p>12.40817</text:p>
          </table:table-cell>
          <table:table-cell office:value-type="float" office:value="12.730790000000001" table:style-name="ce1">
            <text:p>12.73079</text:p>
          </table:table-cell>
          <table:table-cell office:value-type="float" office:value="12.82" table:style-name="ce1">
            <text:p>12.82</text:p>
          </table:table-cell>
          <table:table-cell office:value-type="float" office:value="12.511649999999999" table:style-name="ce1">
            <text:p>12.51165</text:p>
          </table:table-cell>
          <table:table-cell office:value-type="float" office:value="11.86312" table:style-name="ce1">
            <text:p>11.86312</text:p>
          </table:table-cell>
          <table:table-cell office:value-type="float" office:value="11.878880000000001" table:style-name="ce1">
            <text:p>11.87888</text:p>
          </table:table-cell>
          <table:table-cell office:value-type="float" office:value="12.084619999999999" table:style-name="ce1">
            <text:p>12.08462</text:p>
          </table:table-cell>
          <table:table-cell office:value-type="float" office:value="-1.3999999999999999E-4" table:style-name="ce1">
            <text:p>-0.00014</text:p>
          </table:table-cell>
          <table:table-cell office:value-type="float" office:value="-5.45E-3" table:style-name="ce1">
            <text:p>-0.00545</text:p>
          </table:table-cell>
          <table:table-cell office:value-type="float" office:value="2.3000000000000001E-4" table:style-name="ce1">
            <text:p>0.00023</text:p>
          </table:table-cell>
          <table:table-cell table:style-name="ce1"/>
          <table:table-cell office:value-type="float" office:value="1.32E-3" table:style-name="ce1">
            <text:p>0.00132</text:p>
          </table:table-cell>
          <table:table-cell office:value-type="float" office:value="-4.8999999999999998E-4" table:style-name="ce1">
            <text:p>-0.00049</text:p>
          </table:table-cell>
          <table:table-cell office:value-type="float" office:value="2.4450799999999999" table:style-name="ce1">
            <text:p>2.44508</text:p>
          </table:table-cell>
          <table:table-cell office:value-type="float" office:value="2.3843399999999999" table:style-name="ce1">
            <text:p>2.38434</text:p>
          </table:table-cell>
          <table:table-cell table:number-columns-repeated="2" table:style-name="ce1"/>
          <table:table-cell office:value-type="float" office:value="1.5070000000000001E-3" table:style-name="ce1">
            <text:p>0.001507</text:p>
          </table:table-cell>
          <table:table-cell table:style-name="ce1"/>
          <table:table-cell office:value-type="float" office:value="2.5297800000000001" table:style-name="ce1">
            <text:p>2.52978</text:p>
          </table:table-cell>
          <table:table-cell office:value-type="float" office:value="2.5419999999999998" table:style-name="ce1">
            <text:p>2.542</text:p>
          </table:table-cell>
          <table:table-cell office:value-type="float" office:value="2.5926" table:style-name="ce1">
            <text:p>2.5926</text:p>
          </table:table-cell>
          <table:table-cell office:value-type="float" office:value="2.5826500000000001" table:style-name="ce1">
            <text:p>2.58265</text:p>
          </table:table-cell>
          <table:table-cell office:value-type="float" office:value="2.58786" table:style-name="ce1">
            <text:p>2.58786</text:p>
          </table:table-cell>
          <table:table-cell office:value-type="float" office:value="2.5526200000000001" table:style-name="ce1">
            <text:p>2.55262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6.7000000000000002E-4" table:style-name="ce1">
            <text:p>0.00067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7.2053500000000001" table:style-name="ce1">
            <text:p>7.20535</text:p>
          </table:table-cell>
          <table:table-cell office:value-type="float" office:value="7.5415999999999999" table:style-name="ce1">
            <text:p>7.5416</text:p>
          </table:table-cell>
          <table:table-cell office:value-type="float" office:value="7.4661799999999996" table:style-name="ce1">
            <text:p>7.46618</text:p>
          </table:table-cell>
          <table:table-cell table:style-name="ce1"/>
          <table:table-cell office:value-type="float" office:value="7.2463699999999998" table:style-name="ce1">
            <text:p>7.24637</text:p>
          </table:table-cell>
          <table:table-cell office:value-type="float" office:value="7.2173999999999996" table:style-name="ce1">
            <text:p>7.2174</text:p>
          </table:table-cell>
          <table:table-cell office:value-type="float" office:value="0.96519999999999995" table:style-name="ce1">
            <text:p>0.9652</text:p>
          </table:table-cell>
          <table:table-cell office:value-type="float" office:value="0.78954000000000002" table:style-name="ce1">
            <text:p>0.78954</text:p>
          </table:table-cell>
          <table:table-cell office:value-type="float" office:value="0.77480000000000004" table:style-name="ce1">
            <text:p>0.7748</text:p>
          </table:table-cell>
          <table:table-cell office:value-type="float" office:value="0.73624999999999996" table:style-name="ce1">
            <text:p>0.73625</text:p>
          </table:table-cell>
          <table:table-cell office:value-type="float" office:value="12.686249999999999" table:style-name="ce1">
            <text:p>12.68625</text:p>
          </table:table-cell>
          <table:table-cell office:value-type="float" office:value="12.703340000000001" table:style-name="ce1">
            <text:p>12.70334</text:p>
          </table:table-cell>
          <table:table-cell office:value-type="float" office:value="12.811809999999999" table:style-name="ce1">
            <text:p>12.81181</text:p>
          </table:table-cell>
          <table:table-cell office:value-type="float" office:value="12.4076" table:style-name="ce1">
            <text:p>12.4076</text:p>
          </table:table-cell>
          <table:table-cell office:value-type="float" office:value="12.45417" table:style-name="ce1">
            <text:p>12.45417</text:p>
          </table:table-cell>
          <table:table-cell office:value-type="float" office:value="12.521850000000001" table:style-name="ce1">
            <text:p>12.52185</text:p>
          </table:table-cell>
          <table:table-cell office:value-type="float" office:value="4.0239999999999998E-2" table:style-name="ce1">
            <text:p>0.04024</text:p>
          </table:table-cell>
          <table:table-cell office:value-type="float" office:value="4.088E-2" table:style-name="ce1">
            <text:p>0.04088</text:p>
          </table:table-cell>
          <table:table-cell office:value-type="float" office:value="4.0779999999999997E-2" table:style-name="ce1">
            <text:p>0.04078</text:p>
          </table:table-cell>
          <table:table-cell office:value-type="float" office:value="4.138E-2" table:style-name="ce1">
            <text:p>0.04138</text:p>
          </table:table-cell>
          <table:table-cell table:number-columns-repeated="16317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2"/>
          <table:table-cell office:value-type="string" table:style-name="ce1">
            <text:p>BK_06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5.1500000000000001E-3" table:style-name="ce1">
            <text:p>0.00515</text:p>
          </table:table-cell>
          <table:table-cell office:value-type="float" office:value="1.6320000000000001E-2" table:style-name="ce1">
            <text:p>0.01632</text:p>
          </table:table-cell>
          <table:table-cell office:value-type="float" office:value="1.6420000000000001E-2" table:style-name="ce1">
            <text:p>0.01642</text:p>
          </table:table-cell>
          <table:table-cell office:value-type="float" office:value="1.6140000000000002E-2" table:style-name="ce1">
            <text:p>0.01614</text:p>
          </table:table-cell>
          <table:table-cell office:value-type="float" office:value="1.6240000000000001E-2" table:style-name="ce1">
            <text:p>0.01624</text:p>
          </table:table-cell>
          <table:table-cell office:value-type="float" office:value="1.576E-2" table:style-name="ce1">
            <text:p>0.01576</text:p>
          </table:table-cell>
          <table:table-cell office:value-type="float" office:value="1.6590000000000001E-2" table:style-name="ce1">
            <text:p>0.01659</text:p>
          </table:table-cell>
          <table:table-cell office:value-type="float" office:value="1.6299999999999999E-2" table:style-name="ce1">
            <text:p>0.0163</text:p>
          </table:table-cell>
          <table:table-cell office:value-type="float" office:value="1.617E-2" table:style-name="ce1">
            <text:p>0.01617</text:p>
          </table:table-cell>
          <table:table-cell office:value-type="float" office:value="12.743919999999999" table:style-name="ce1">
            <text:p>12.74392</text:p>
          </table:table-cell>
          <table:table-cell office:value-type="float" office:value="12.54777" table:style-name="ce1">
            <text:p>12.54777</text:p>
          </table:table-cell>
          <table:table-cell office:value-type="float" office:value="12.45701" table:style-name="ce1">
            <text:p>12.45701</text:p>
          </table:table-cell>
          <table:table-cell table:style-name="ce1"/>
          <table:table-cell office:value-type="float" office:value="11.827809999999999" table:style-name="ce1">
            <text:p>11.82781</text:p>
          </table:table-cell>
          <table:table-cell office:value-type="float" office:value="12.3" table:style-name="ce1">
            <text:p>12.3</text:p>
          </table:table-cell>
          <table:table-cell office:value-type="float" office:value="12.726760000000001" table:style-name="ce1">
            <text:p>12.72676</text:p>
          </table:table-cell>
          <table:table-cell office:value-type="float" office:value="12.82296" table:style-name="ce1">
            <text:p>12.82296</text:p>
          </table:table-cell>
          <table:table-cell office:value-type="float" office:value="12.49911" table:style-name="ce1">
            <text:p>12.49911</text:p>
          </table:table-cell>
          <table:table-cell office:value-type="float" office:value="11.855499999999999" table:style-name="ce1">
            <text:p>11.8555</text:p>
          </table:table-cell>
          <table:table-cell office:value-type="float" office:value="11.9278" table:style-name="ce1">
            <text:p>11.9278</text:p>
          </table:table-cell>
          <table:table-cell office:value-type="float" office:value="12.070679999999999" table:style-name="ce1">
            <text:p>12.07068</text:p>
          </table:table-cell>
          <table:table-cell office:value-type="float" office:value="-1.2899999999999999E-3" table:style-name="ce1">
            <text:p>-0.00129</text:p>
          </table:table-cell>
          <table:table-cell office:value-type="float" office:value="-5.8799999999999998E-3" table:style-name="ce1">
            <text:p>-0.00588</text:p>
          </table:table-cell>
          <table:table-cell office:value-type="float" office:value="-3.8999999999999999E-4" table:style-name="ce1">
            <text:p>-0.00039</text:p>
          </table:table-cell>
          <table:table-cell table:style-name="ce1"/>
          <table:table-cell office:value-type="float" office:value="2.2000000000000001E-4" table:style-name="ce1">
            <text:p>0.00022</text:p>
          </table:table-cell>
          <table:table-cell office:value-type="float" office:value="5.1999999999999995E-4" table:style-name="ce1">
            <text:p>0.00052</text:p>
          </table:table-cell>
          <table:table-cell office:value-type="float" office:value="2.4214799999999999" table:style-name="ce1">
            <text:p>2.42148</text:p>
          </table:table-cell>
          <table:table-cell office:value-type="float" office:value="2.3590800000000001" table:style-name="ce1">
            <text:p>2.35908</text:p>
          </table:table-cell>
          <table:table-cell table:number-columns-repeated="2" table:style-name="ce1"/>
          <table:table-cell office:value-type="float" office:value="1.5499999999999999E-3" table:style-name="ce1">
            <text:p>0.00155</text:p>
          </table:table-cell>
          <table:table-cell table:style-name="ce1"/>
          <table:table-cell office:value-type="float" office:value="2.5079500000000001" table:style-name="ce1">
            <text:p>2.50795</text:p>
          </table:table-cell>
          <table:table-cell office:value-type="float" office:value="2.5145" table:style-name="ce1">
            <text:p>2.5145</text:p>
          </table:table-cell>
          <table:table-cell office:value-type="float" office:value="2.5649999999999999" table:style-name="ce1">
            <text:p>2.565</text:p>
          </table:table-cell>
          <table:table-cell office:value-type="float" office:value="2.57064" table:style-name="ce1">
            <text:p>2.57064</text:p>
          </table:table-cell>
          <table:table-cell office:value-type="float" office:value="2.5762999999999998" table:style-name="ce1">
            <text:p>2.5763</text:p>
          </table:table-cell>
          <table:table-cell office:value-type="float" office:value="2.5442" table:style-name="ce1">
            <text:p>2.5442</text:p>
          </table:table-cell>
          <table:table-cell office:value-type="float" office:value="7.3999999999999999E-4" table:style-name="ce1">
            <text:p>0.00074</text:p>
          </table:table-cell>
          <table:table-cell office:value-type="float" office:value="7.2000000000000005E-4" table:style-name="ce1">
            <text:p>0.00072</text:p>
          </table:table-cell>
          <table:table-cell office:value-type="float" office:value="9.3000000000000005E-4" table:style-name="ce1">
            <text:p>0.00093</text:p>
          </table:table-cell>
          <table:table-cell office:value-type="float" office:value="5.9000000000000003E-4" table:style-name="ce1">
            <text:p>0.00059</text:p>
          </table:table-cell>
          <table:table-cell office:value-type="float" office:value="7.1498499999999998" table:style-name="ce1">
            <text:p>7.14985</text:p>
          </table:table-cell>
          <table:table-cell office:value-type="float" office:value="7.4932499999999997" table:style-name="ce1">
            <text:p>7.49325</text:p>
          </table:table-cell>
          <table:table-cell office:value-type="float" office:value="7.3925000000000001" table:style-name="ce1">
            <text:p>7.3925</text:p>
          </table:table-cell>
          <table:table-cell table:style-name="ce1"/>
          <table:table-cell office:value-type="float" office:value="7.2535499999999997" table:style-name="ce1">
            <text:p>7.25355</text:p>
          </table:table-cell>
          <table:table-cell office:value-type="float" office:value="7.2254699999999996" table:style-name="ce1">
            <text:p>7.22547</text:p>
          </table:table-cell>
          <table:table-cell office:value-type="float" office:value="0.89793999999999996" table:style-name="ce1">
            <text:p>0.89794</text:p>
          </table:table-cell>
          <table:table-cell office:value-type="float" office:value="0.78483999999999998" table:style-name="ce1">
            <text:p>0.78484</text:p>
          </table:table-cell>
          <table:table-cell office:value-type="float" office:value="0.75853000000000004" table:style-name="ce1">
            <text:p>0.75853</text:p>
          </table:table-cell>
          <table:table-cell office:value-type="float" office:value="0.71264000000000005" table:style-name="ce1">
            <text:p>0.71264</text:p>
          </table:table-cell>
          <table:table-cell office:value-type="float" office:value="12.665100000000001" table:style-name="ce1">
            <text:p>12.6651</text:p>
          </table:table-cell>
          <table:table-cell office:value-type="float" office:value="12.66996" table:style-name="ce1">
            <text:p>12.66996</text:p>
          </table:table-cell>
          <table:table-cell office:value-type="float" office:value="12.783799999999999" table:style-name="ce1">
            <text:p>12.7838</text:p>
          </table:table-cell>
          <table:table-cell office:value-type="float" office:value="12.463699999999999" table:style-name="ce1">
            <text:p>12.4637</text:p>
          </table:table-cell>
          <table:table-cell office:value-type="float" office:value="12.50113" table:style-name="ce1">
            <text:p>12.50113</text:p>
          </table:table-cell>
          <table:table-cell office:value-type="float" office:value="12.57043" table:style-name="ce1">
            <text:p>12.57043</text:p>
          </table:table-cell>
          <table:table-cell office:value-type="float" office:value="4.0039999999999999E-2" table:style-name="ce1">
            <text:p>0.04004</text:p>
          </table:table-cell>
          <table:table-cell office:value-type="float" office:value="4.0640000000000003E-2" table:style-name="ce1">
            <text:p>0.04064</text:p>
          </table:table-cell>
          <table:table-cell office:value-type="float" office:value="4.0809999999999999E-2" table:style-name="ce1">
            <text:p>0.04081</text:p>
          </table:table-cell>
          <table:table-cell office:value-type="float" office:value="4.1450000000000001E-2" table:style-name="ce1">
            <text:p>0.04145</text:p>
          </table:table-cell>
          <table:table-cell table:number-columns-repeated="16317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2"/>
          <table:table-cell office:value-type="string" table:style-name="ce1">
            <text:p>BK_07</text:p>
          </table:table-cell>
          <table:table-cell office:value-type="float" office:value="3.5100000000000001E-3" table:style-name="ce1">
            <text:p>0.00351</text:p>
          </table:table-cell>
          <table:table-cell office:value-type="float" office:value="6.3499999999999997E-3" table:style-name="ce1">
            <text:p>0.00635</text:p>
          </table:table-cell>
          <table:table-cell office:value-type="float" office:value="1.669E-2" table:style-name="ce1">
            <text:p>0.01669</text:p>
          </table:table-cell>
          <table:table-cell office:value-type="float" office:value="1.6459999999999999E-2" table:style-name="ce1">
            <text:p>0.01646</text:p>
          </table:table-cell>
          <table:table-cell office:value-type="float" office:value="1.6330000000000001E-2" table:style-name="ce1">
            <text:p>0.01633</text:p>
          </table:table-cell>
          <table:table-cell office:value-type="float" office:value="1.6420000000000001E-2" table:style-name="ce1">
            <text:p>0.01642</text:p>
          </table:table-cell>
          <table:table-cell office:value-type="float" office:value="1.711E-2" table:style-name="ce1">
            <text:p>0.01711</text:p>
          </table:table-cell>
          <table:table-cell office:value-type="float" office:value="1.7469999999999999E-2" table:style-name="ce1">
            <text:p>0.01747</text:p>
          </table:table-cell>
          <table:table-cell office:value-type="float" office:value="1.636E-2" table:style-name="ce1">
            <text:p>0.01636</text:p>
          </table:table-cell>
          <table:table-cell office:value-type="float" office:value="1.617E-2" table:style-name="ce1">
            <text:p>0.01617</text:p>
          </table:table-cell>
          <table:table-cell office:value-type="float" office:value="12.830870000000001" table:style-name="ce1">
            <text:p>12.83087</text:p>
          </table:table-cell>
          <table:table-cell office:value-type="float" office:value="12.624420000000001" table:style-name="ce1">
            <text:p>12.62442</text:p>
          </table:table-cell>
          <table:table-cell office:value-type="float" office:value="12.54548" table:style-name="ce1">
            <text:p>12.54548</text:p>
          </table:table-cell>
          <table:table-cell table:style-name="ce1"/>
          <table:table-cell office:value-type="float" office:value="11.95546" table:style-name="ce1">
            <text:p>11.95546</text:p>
          </table:table-cell>
          <table:table-cell office:value-type="float" office:value="12.412319999999999" table:style-name="ce1">
            <text:p>12.41232</text:p>
          </table:table-cell>
          <table:table-cell office:value-type="float" office:value="12.728249999999999" table:style-name="ce1">
            <text:p>12.72825</text:p>
          </table:table-cell>
          <table:table-cell office:value-type="float" office:value="12.82493" table:style-name="ce1">
            <text:p>12.82493</text:p>
          </table:table-cell>
          <table:table-cell office:value-type="float" office:value="12.49282" table:style-name="ce1">
            <text:p>12.49282</text:p>
          </table:table-cell>
          <table:table-cell office:value-type="float" office:value="11.7814" table:style-name="ce1">
            <text:p>11.7814</text:p>
          </table:table-cell>
          <table:table-cell office:value-type="float" office:value="11.799910000000001" table:style-name="ce1">
            <text:p>11.79991</text:p>
          </table:table-cell>
          <table:table-cell office:value-type="float" office:value="12.136620000000001" table:style-name="ce1">
            <text:p>12.13662</text:p>
          </table:table-cell>
          <table:table-cell office:value-type="float" office:value="-3.3E-4" table:style-name="ce1">
            <text:p>-0.00033</text:p>
          </table:table-cell>
          <table:table-cell office:value-type="float" office:value="-5.3299999999999997E-3" table:style-name="ce1">
            <text:p>-0.00533</text:p>
          </table:table-cell>
          <table:table-cell office:value-type="float" office:value="-2.9E-4" table:style-name="ce1">
            <text:p>-0.00029</text:p>
          </table:table-cell>
          <table:table-cell table:style-name="ce1"/>
          <table:table-cell office:value-type="float" office:value="1.82E-3" table:style-name="ce1">
            <text:p>0.00182</text:p>
          </table:table-cell>
          <table:table-cell office:value-type="float" office:value="1.3600000000000001E-3" table:style-name="ce1">
            <text:p>0.00136</text:p>
          </table:table-cell>
          <table:table-cell office:value-type="float" office:value="2.4352200000000002" table:style-name="ce1">
            <text:p>2.43522</text:p>
          </table:table-cell>
          <table:table-cell office:value-type="float" office:value="2.3769900000000002" table:style-name="ce1">
            <text:p>2.37699</text:p>
          </table:table-cell>
          <table:table-cell table:number-columns-repeated="2" table:style-name="ce1"/>
          <table:table-cell office:value-type="float" office:value="1.5579999999999999E-3" table:style-name="ce1">
            <text:p>0.001558</text:p>
          </table:table-cell>
          <table:table-cell table:style-name="ce1"/>
          <table:table-cell office:value-type="float" office:value="2.5249999999999999" table:style-name="ce1">
            <text:p>2.525</text:p>
          </table:table-cell>
          <table:table-cell office:value-type="float" office:value="2.5364599999999999" table:style-name="ce1">
            <text:p>2.53646</text:p>
          </table:table-cell>
          <table:table-cell office:value-type="float" office:value="2.5842999999999998" table:style-name="ce1">
            <text:p>2.5843</text:p>
          </table:table-cell>
          <table:table-cell office:value-type="float" office:value="2.5781200000000002" table:style-name="ce1">
            <text:p>2.57812</text:p>
          </table:table-cell>
          <table:table-cell office:value-type="float" office:value="2.5759400000000001" table:style-name="ce1">
            <text:p>2.57594</text:p>
          </table:table-cell>
          <table:table-cell office:value-type="float" office:value="2.5426000000000002" table:style-name="ce1">
            <text:p>2.5426</text:p>
          </table:table-cell>
          <table:table-cell office:value-type="float" office:value="8.3000000000000001E-4" table:style-name="ce1">
            <text:p>0.00083</text:p>
          </table:table-cell>
          <table:table-cell office:value-type="float" office:value="8.3000000000000001E-4" table:style-name="ce1">
            <text:p>0.00083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7.1620299999999997" table:style-name="ce1">
            <text:p>7.16203</text:p>
          </table:table-cell>
          <table:table-cell office:value-type="float" office:value="7.5194000000000001" table:style-name="ce1">
            <text:p>7.5194</text:p>
          </table:table-cell>
          <table:table-cell office:value-type="float" office:value="7.4596600000000004" table:style-name="ce1">
            <text:p>7.45966</text:p>
          </table:table-cell>
          <table:table-cell table:style-name="ce1"/>
          <table:table-cell office:value-type="float" office:value="7.2006399999999999" table:style-name="ce1">
            <text:p>7.20064</text:p>
          </table:table-cell>
          <table:table-cell office:value-type="float" office:value="7.1764900000000003" table:style-name="ce1">
            <text:p>7.17649</text:p>
          </table:table-cell>
          <table:table-cell office:value-type="float" office:value="0.95081000000000004" table:style-name="ce1">
            <text:p>0.95081</text:p>
          </table:table-cell>
          <table:table-cell office:value-type="float" office:value="0.79317000000000004" table:style-name="ce1">
            <text:p>0.79317</text:p>
          </table:table-cell>
          <table:table-cell office:value-type="float" office:value="0.75821000000000005" table:style-name="ce1">
            <text:p>0.75821</text:p>
          </table:table-cell>
          <table:table-cell office:value-type="float" office:value="0.70101000000000002" table:style-name="ce1">
            <text:p>0.70101</text:p>
          </table:table-cell>
          <table:table-cell office:value-type="float" office:value="12.741949999999999" table:style-name="ce1">
            <text:p>12.74195</text:p>
          </table:table-cell>
          <table:table-cell office:value-type="float" office:value="12.726839999999999" table:style-name="ce1">
            <text:p>12.72684</text:p>
          </table:table-cell>
          <table:table-cell office:value-type="float" office:value="12.830260000000001" table:style-name="ce1">
            <text:p>12.83026</text:p>
          </table:table-cell>
          <table:table-cell office:value-type="float" office:value="12.351900000000001" table:style-name="ce1">
            <text:p>12.3519</text:p>
          </table:table-cell>
          <table:table-cell office:value-type="float" office:value="12.514419999999999" table:style-name="ce1">
            <text:p>12.51442</text:p>
          </table:table-cell>
          <table:table-cell office:value-type="float" office:value="12.531370000000001" table:style-name="ce1">
            <text:p>12.53137</text:p>
          </table:table-cell>
          <table:table-cell office:value-type="float" office:value="4.0250000000000001E-2" table:style-name="ce1">
            <text:p>0.04025</text:p>
          </table:table-cell>
          <table:table-cell office:value-type="float" office:value="4.0820000000000002E-2" table:style-name="ce1">
            <text:p>0.04082</text:p>
          </table:table-cell>
          <table:table-cell office:value-type="float" office:value="4.0719999999999999E-2" table:style-name="ce1">
            <text:p>0.04072</text:p>
          </table:table-cell>
          <table:table-cell office:value-type="float" office:value="4.122E-2" table:style-name="ce1">
            <text:p>0.04122</text:p>
          </table:table-cell>
          <table:table-cell table:number-columns-repeated="16317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2"/>
          <table:table-cell office:value-type="string" table:style-name="ce1">
            <text:p>BK_08</text:p>
          </table:table-cell>
          <table:table-cell office:value-type="float" office:value="3.14E-3" table:style-name="ce1">
            <text:p>0.00314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1.5339999999999999E-2" table:style-name="ce1">
            <text:p>0.01534</text:p>
          </table:table-cell>
          <table:table-cell office:value-type="float" office:value="1.532E-2" table:style-name="ce1">
            <text:p>0.01532</text:p>
          </table:table-cell>
          <table:table-cell office:value-type="float" office:value="1.5100000000000001E-2" table:style-name="ce1">
            <text:p>0.0151</text:p>
          </table:table-cell>
          <table:table-cell office:value-type="float" office:value="1.516E-2" table:style-name="ce1">
            <text:p>0.01516</text:p>
          </table:table-cell>
          <table:table-cell office:value-type="float" office:value="1.7260000000000001E-2" table:style-name="ce1">
            <text:p>0.01726</text:p>
          </table:table-cell>
          <table:table-cell office:value-type="float" office:value="1.555E-2" table:style-name="ce1">
            <text:p>0.01555</text:p>
          </table:table-cell>
          <table:table-cell office:value-type="float" office:value="1.52E-2" table:style-name="ce1">
            <text:p>0.0152</text:p>
          </table:table-cell>
          <table:table-cell office:value-type="float" office:value="1.512E-2" table:style-name="ce1">
            <text:p>0.01512</text:p>
          </table:table-cell>
          <table:table-cell office:value-type="float" office:value="11.127649999999999" table:style-name="ce1">
            <text:p>11.12765</text:p>
          </table:table-cell>
          <table:table-cell office:value-type="float" office:value="10.949920000000001" table:style-name="ce1">
            <text:p>10.94992</text:p>
          </table:table-cell>
          <table:table-cell office:value-type="float" office:value="10.88517" table:style-name="ce1">
            <text:p>10.88517</text:p>
          </table:table-cell>
          <table:table-cell table:style-name="ce1"/>
          <table:table-cell office:value-type="float" office:value="10.51446" table:style-name="ce1">
            <text:p>10.51446</text:p>
          </table:table-cell>
          <table:table-cell office:value-type="float" office:value="10.74835" table:style-name="ce1">
            <text:p>10.74835</text:p>
          </table:table-cell>
          <table:table-cell office:value-type="float" office:value="11.085039999999999" table:style-name="ce1">
            <text:p>11.08504</text:p>
          </table:table-cell>
          <table:table-cell office:value-type="float" office:value="11.197950000000001" table:style-name="ce1">
            <text:p>11.19795</text:p>
          </table:table-cell>
          <table:table-cell office:value-type="float" office:value="10.92479" table:style-name="ce1">
            <text:p>10.92479</text:p>
          </table:table-cell>
          <table:table-cell office:value-type="float" office:value="10.4298" table:style-name="ce1">
            <text:p>10.4298</text:p>
          </table:table-cell>
          <table:table-cell office:value-type="float" office:value="10.476749999999999" table:style-name="ce1">
            <text:p>10.47675</text:p>
          </table:table-cell>
          <table:table-cell office:value-type="float" office:value="10.606920000000001" table:style-name="ce1">
            <text:p>10.60692</text:p>
          </table:table-cell>
          <table:table-cell office:value-type="float" office:value="-1.5200000000000001E-3" table:style-name="ce1">
            <text:p>-0.00152</text:p>
          </table:table-cell>
          <table:table-cell office:value-type="float" office:value="-7.26E-3" table:style-name="ce1">
            <text:p>-0.00726</text:p>
          </table:table-cell>
          <table:table-cell office:value-type="float" office:value="-1.7099999999999999E-3" table:style-name="ce1">
            <text:p>-0.00171</text:p>
          </table:table-cell>
          <table:table-cell table:style-name="ce1"/>
          <table:table-cell office:value-type="float" office:value="1.0300000000000001E-3" table:style-name="ce1">
            <text:p>0.00103</text:p>
          </table:table-cell>
          <table:table-cell office:value-type="float" office:value="-1.66E-3" table:style-name="ce1">
            <text:p>-0.00166</text:p>
          </table:table-cell>
          <table:table-cell office:value-type="float" office:value="2.2743199999999999" table:style-name="ce1">
            <text:p>2.27432</text:p>
          </table:table-cell>
          <table:table-cell office:value-type="float" office:value="2.2202899999999999" table:style-name="ce1">
            <text:p>2.22029</text:p>
          </table:table-cell>
          <table:table-cell table:number-columns-repeated="2" table:style-name="ce1"/>
          <table:table-cell office:value-type="float" office:value="1.779E-3" table:style-name="ce1">
            <text:p>0.001779</text:p>
          </table:table-cell>
          <table:table-cell table:style-name="ce1"/>
          <table:table-cell office:value-type="float" office:value="2.3379400000000001" table:style-name="ce1">
            <text:p>2.33794</text:p>
          </table:table-cell>
          <table:table-cell office:value-type="float" office:value="2.3460899999999998" table:style-name="ce1">
            <text:p>2.34609</text:p>
          </table:table-cell>
          <table:table-cell office:value-type="float" office:value="2.3881600000000001" table:style-name="ce1">
            <text:p>2.38816</text:p>
          </table:table-cell>
          <table:table-cell office:value-type="float" office:value="2.4079100000000002" table:style-name="ce1">
            <text:p>2.40791</text:p>
          </table:table-cell>
          <table:table-cell office:value-type="float" office:value="2.4005399999999999" table:style-name="ce1">
            <text:p>2.40054</text:p>
          </table:table-cell>
          <table:table-cell office:value-type="float" office:value="2.3700399999999999" table:style-name="ce1">
            <text:p>2.37004</text:p>
          </table:table-cell>
          <table:table-cell office:value-type="float" office:value="4.2999999999999999E-4" table:style-name="ce1">
            <text:p>0.00043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4.4000000000000002E-4" table:style-name="ce1">
            <text:p>0.00044</text:p>
          </table:table-cell>
          <table:table-cell office:value-type="float" office:value="-1.2999999999999999E-4" table:style-name="ce1">
            <text:p>-0.00013</text:p>
          </table:table-cell>
          <table:table-cell office:value-type="float" office:value="7.0172699999999999" table:style-name="ce1">
            <text:p>7.01727</text:p>
          </table:table-cell>
          <table:table-cell office:value-type="float" office:value="7.3076499999999998" table:style-name="ce1">
            <text:p>7.30765</text:p>
          </table:table-cell>
          <table:table-cell office:value-type="float" office:value="7.25129" table:style-name="ce1">
            <text:p>7.25129</text:p>
          </table:table-cell>
          <table:table-cell table:style-name="ce1"/>
          <table:table-cell office:value-type="float" office:value="7.1207799999999999" table:style-name="ce1">
            <text:p>7.12078</text:p>
          </table:table-cell>
          <table:table-cell office:value-type="float" office:value="7.0870699999999998" table:style-name="ce1">
            <text:p>7.08707</text:p>
          </table:table-cell>
          <table:table-cell office:value-type="float" office:value="1.00729" table:style-name="ce1">
            <text:p>1.00729</text:p>
          </table:table-cell>
          <table:table-cell office:value-type="float" office:value="0.92383999999999999" table:style-name="ce1">
            <text:p>0.92384</text:p>
          </table:table-cell>
          <table:table-cell office:value-type="float" office:value="0.91513" table:style-name="ce1">
            <text:p>0.91513</text:p>
          </table:table-cell>
          <table:table-cell office:value-type="float" office:value="0.85382999999999998" table:style-name="ce1">
            <text:p>0.85383</text:p>
          </table:table-cell>
          <table:table-cell office:value-type="float" office:value="12.504189999999999" table:style-name="ce1">
            <text:p>12.50419</text:p>
          </table:table-cell>
          <table:table-cell office:value-type="float" office:value="12.48817" table:style-name="ce1">
            <text:p>12.48817</text:p>
          </table:table-cell>
          <table:table-cell office:value-type="float" office:value="12.57488" table:style-name="ce1">
            <text:p>12.57488</text:p>
          </table:table-cell>
          <table:table-cell office:value-type="float" office:value="12.25863" table:style-name="ce1">
            <text:p>12.25863</text:p>
          </table:table-cell>
          <table:table-cell office:value-type="float" office:value="12.397679999999999" table:style-name="ce1">
            <text:p>12.39768</text:p>
          </table:table-cell>
          <table:table-cell office:value-type="float" office:value="12.37866" table:style-name="ce1">
            <text:p>12.37866</text:p>
          </table:table-cell>
          <table:table-cell office:value-type="float" office:value="3.5860000000000003E-2" table:style-name="ce1">
            <text:p>0.03586</text:p>
          </table:table-cell>
          <table:table-cell office:value-type="float" office:value="3.6330000000000001E-2" table:style-name="ce1">
            <text:p>0.03633</text:p>
          </table:table-cell>
          <table:table-cell office:value-type="float" office:value="3.6560000000000002E-2" table:style-name="ce1">
            <text:p>0.03656</text:p>
          </table:table-cell>
          <table:table-cell office:value-type="float" office:value="3.7039999999999997E-2" table:style-name="ce1">
            <text:p>0.03704</text:p>
          </table:table-cell>
          <table:table-cell table:number-columns-repeated="16317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2"/>
          <table:table-cell office:value-type="string" table:style-name="ce1">
            <text:p>BK_09</text:p>
          </table:table-cell>
          <table:table-cell office:value-type="float" office:value="3.4499999999999999E-3" table:style-name="ce1">
            <text:p>0.00345</text:p>
          </table:table-cell>
          <table:table-cell office:value-type="float" office:value="4.3800000000000002E-3" table:style-name="ce1">
            <text:p>0.00438</text:p>
          </table:table-cell>
          <table:table-cell office:value-type="float" office:value="1.7409999999999998E-2" table:style-name="ce1">
            <text:p>0.01741</text:p>
          </table:table-cell>
          <table:table-cell office:value-type="float" office:value="1.7260000000000001E-2" table:style-name="ce1">
            <text:p>0.01726</text:p>
          </table:table-cell>
          <table:table-cell office:value-type="float" office:value="1.7010000000000001E-2" table:style-name="ce1">
            <text:p>0.01701</text:p>
          </table:table-cell>
          <table:table-cell office:value-type="float" office:value="1.7139999999999999E-2" table:style-name="ce1">
            <text:p>0.01714</text:p>
          </table:table-cell>
          <table:table-cell office:value-type="float" office:value="1.737E-2" table:style-name="ce1">
            <text:p>0.01737</text:p>
          </table:table-cell>
          <table:table-cell office:value-type="float" office:value="1.771E-2" table:style-name="ce1">
            <text:p>0.01771</text:p>
          </table:table-cell>
          <table:table-cell office:value-type="float" office:value="1.711E-2" table:style-name="ce1">
            <text:p>0.01711</text:p>
          </table:table-cell>
          <table:table-cell office:value-type="float" office:value="1.694E-2" table:style-name="ce1">
            <text:p>0.01694</text:p>
          </table:table-cell>
          <table:table-cell office:value-type="float" office:value="13.968389999999999" table:style-name="ce1">
            <text:p>13.96839</text:p>
          </table:table-cell>
          <table:table-cell office:value-type="float" office:value="13.75048" table:style-name="ce1">
            <text:p>13.75048</text:p>
          </table:table-cell>
          <table:table-cell office:value-type="float" office:value="13.65456" table:style-name="ce1">
            <text:p>13.65456</text:p>
          </table:table-cell>
          <table:table-cell table:style-name="ce1"/>
          <table:table-cell office:value-type="float" office:value="12.98817" table:style-name="ce1">
            <text:p>12.98817</text:p>
          </table:table-cell>
          <table:table-cell office:value-type="float" office:value="13.488490000000001" table:style-name="ce1">
            <text:p>13.48849</text:p>
          </table:table-cell>
          <table:table-cell office:value-type="float" office:value="13.91858" table:style-name="ce1">
            <text:p>13.91858</text:p>
          </table:table-cell>
          <table:table-cell office:value-type="float" office:value="13.9947" table:style-name="ce1">
            <text:p>13.9947</text:p>
          </table:table-cell>
          <table:table-cell office:value-type="float" office:value="13.65094" table:style-name="ce1">
            <text:p>13.65094</text:p>
          </table:table-cell>
          <table:table-cell office:value-type="float" office:value="12.864190000000001" table:style-name="ce1">
            <text:p>12.86419</text:p>
          </table:table-cell>
          <table:table-cell office:value-type="float" office:value="12.70574" table:style-name="ce1">
            <text:p>12.70574</text:p>
          </table:table-cell>
          <table:table-cell office:value-type="float" office:value="13.19764" table:style-name="ce1">
            <text:p>13.19764</text:p>
          </table:table-cell>
          <table:table-cell office:value-type="float" office:value="-1.2700000000000001E-3" table:style-name="ce1">
            <text:p>-0.00127</text:p>
          </table:table-cell>
          <table:table-cell office:value-type="float" office:value="-6.1000000000000004E-3" table:style-name="ce1">
            <text:p>-0.0061</text:p>
          </table:table-cell>
          <table:table-cell office:value-type="float" office:value="-6.8000000000000005E-4" table:style-name="ce1">
            <text:p>-0.00068</text:p>
          </table:table-cell>
          <table:table-cell table:style-name="ce1"/>
          <table:table-cell office:value-type="float" office:value="-3.3E-4" table:style-name="ce1">
            <text:p>-0.00033</text:p>
          </table:table-cell>
          <table:table-cell office:value-type="float" office:value="7.2000000000000005E-4" table:style-name="ce1">
            <text:p>0.00072</text:p>
          </table:table-cell>
          <table:table-cell office:value-type="float" office:value="2.46916" table:style-name="ce1">
            <text:p>2.46916</text:p>
          </table:table-cell>
          <table:table-cell office:value-type="float" office:value="2.4050500000000001" table:style-name="ce1">
            <text:p>2.40505</text:p>
          </table:table-cell>
          <table:table-cell table:number-columns-repeated="2" table:style-name="ce1"/>
          <table:table-cell office:value-type="float" office:value="1.684E-3" table:style-name="ce1">
            <text:p>0.001684</text:p>
          </table:table-cell>
          <table:table-cell table:style-name="ce1"/>
          <table:table-cell office:value-type="float" office:value="2.5781200000000002" table:style-name="ce1">
            <text:p>2.57812</text:p>
          </table:table-cell>
          <table:table-cell office:value-type="float" office:value="2.5885199999999999" table:style-name="ce1">
            <text:p>2.58852</text:p>
          </table:table-cell>
          <table:table-cell office:value-type="float" office:value="2.6372499999999999" table:style-name="ce1">
            <text:p>2.63725</text:p>
          </table:table-cell>
          <table:table-cell office:value-type="float" office:value="2.6340400000000002" table:style-name="ce1">
            <text:p>2.63404</text:p>
          </table:table-cell>
          <table:table-cell office:value-type="float" office:value="2.6404100000000001" table:style-name="ce1">
            <text:p>2.64041</text:p>
          </table:table-cell>
          <table:table-cell office:value-type="float" office:value="2.60127" table:style-name="ce1">
            <text:p>2.60127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2.7E-4" table:style-name="ce1">
            <text:p>0.00027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7.2966800000000003" table:style-name="ce1">
            <text:p>7.29668</text:p>
          </table:table-cell>
          <table:table-cell office:value-type="float" office:value="7.6038300000000003" table:style-name="ce1">
            <text:p>7.60383</text:p>
          </table:table-cell>
          <table:table-cell office:value-type="float" office:value="7.5125200000000003" table:style-name="ce1">
            <text:p>7.51252</text:p>
          </table:table-cell>
          <table:table-cell table:style-name="ce1"/>
          <table:table-cell office:value-type="float" office:value="7.2924800000000003" table:style-name="ce1">
            <text:p>7.29248</text:p>
          </table:table-cell>
          <table:table-cell office:value-type="float" office:value="7.2663599999999997" table:style-name="ce1">
            <text:p>7.26636</text:p>
          </table:table-cell>
          <table:table-cell office:value-type="float" office:value="1.09948" table:style-name="ce1">
            <text:p>1.09948</text:p>
          </table:table-cell>
          <table:table-cell office:value-type="float" office:value="0.90695000000000003" table:style-name="ce1">
            <text:p>0.90695</text:p>
          </table:table-cell>
          <table:table-cell office:value-type="float" office:value="0.87143000000000004" table:style-name="ce1">
            <text:p>0.87143</text:p>
          </table:table-cell>
          <table:table-cell office:value-type="float" office:value="0.82926999999999995" table:style-name="ce1">
            <text:p>0.82927</text:p>
          </table:table-cell>
          <table:table-cell office:value-type="float" office:value="12.478590000000001" table:style-name="ce1">
            <text:p>12.47859</text:p>
          </table:table-cell>
          <table:table-cell office:value-type="float" office:value="12.483449999999999" table:style-name="ce1">
            <text:p>12.48345</text:p>
          </table:table-cell>
          <table:table-cell office:value-type="float" office:value="12.593859999999999" table:style-name="ce1">
            <text:p>12.59386</text:p>
          </table:table-cell>
          <table:table-cell office:value-type="float" office:value="12.28087" table:style-name="ce1">
            <text:p>12.28087</text:p>
          </table:table-cell>
          <table:table-cell office:value-type="float" office:value="12.319129999999999" table:style-name="ce1">
            <text:p>12.31913</text:p>
          </table:table-cell>
          <table:table-cell office:value-type="float" office:value="12.34821" table:style-name="ce1">
            <text:p>12.34821</text:p>
          </table:table-cell>
          <table:table-cell office:value-type="float" office:value="4.0039999999999999E-2" table:style-name="ce1">
            <text:p>0.04004</text:p>
          </table:table-cell>
          <table:table-cell office:value-type="float" office:value="4.0599999999999997E-2" table:style-name="ce1">
            <text:p>0.0406</text:p>
          </table:table-cell>
          <table:table-cell office:value-type="float" office:value="4.0620000000000003E-2" table:style-name="ce1">
            <text:p>0.04062</text:p>
          </table:table-cell>
          <table:table-cell office:value-type="float" office:value="4.1300000000000003E-2" table:style-name="ce1">
            <text:p>0.0413</text:p>
          </table:table-cell>
          <table:table-cell table:number-columns-repeated="16317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2"/>
          <table:table-cell office:value-type="string" table:style-name="ce1">
            <text:p>BK_10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1.7510000000000001E-2" table:style-name="ce1">
            <text:p>0.01751</text:p>
          </table:table-cell>
          <table:table-cell office:value-type="float" office:value="1.7340000000000001E-2" table:style-name="ce1">
            <text:p>0.01734</text:p>
          </table:table-cell>
          <table:table-cell office:value-type="float" office:value="1.745E-2" table:style-name="ce1">
            <text:p>0.01745</text:p>
          </table:table-cell>
          <table:table-cell office:value-type="float" office:value="1.7440000000000001E-2" table:style-name="ce1">
            <text:p>0.01744</text:p>
          </table:table-cell>
          <table:table-cell office:value-type="float" office:value="1.822E-2" table:style-name="ce1">
            <text:p>0.01822</text:p>
          </table:table-cell>
          <table:table-cell office:value-type="float" office:value="1.745E-2" table:style-name="ce1">
            <text:p>0.01745</text:p>
          </table:table-cell>
          <table:table-cell office:value-type="float" office:value="1.719E-2" table:style-name="ce1">
            <text:p>0.01719</text:p>
          </table:table-cell>
          <table:table-cell office:value-type="float" office:value="14.630599999999999" table:style-name="ce1">
            <text:p>14.6306</text:p>
          </table:table-cell>
          <table:table-cell office:value-type="float" office:value="14.419650000000001" table:style-name="ce1">
            <text:p>14.41965</text:p>
          </table:table-cell>
          <table:table-cell office:value-type="float" office:value="14.334680000000001" table:style-name="ce1">
            <text:p>14.33468</text:p>
          </table:table-cell>
          <table:table-cell table:style-name="ce1"/>
          <table:table-cell office:value-type="float" office:value="13.472300000000001" table:style-name="ce1">
            <text:p>13.4723</text:p>
          </table:table-cell>
          <table:table-cell office:value-type="float" office:value="14.077579999999999" table:style-name="ce1">
            <text:p>14.07758</text:p>
          </table:table-cell>
          <table:table-cell office:value-type="float" office:value="14.54635" table:style-name="ce1">
            <text:p>14.54635</text:p>
          </table:table-cell>
          <table:table-cell office:value-type="float" office:value="14.66292" table:style-name="ce1">
            <text:p>14.66292</text:p>
          </table:table-cell>
          <table:table-cell office:value-type="float" office:value="14.3086" table:style-name="ce1">
            <text:p>14.3086</text:p>
          </table:table-cell>
          <table:table-cell office:value-type="float" office:value="13.42159" table:style-name="ce1">
            <text:p>13.42159</text:p>
          </table:table-cell>
          <table:table-cell office:value-type="float" office:value="13.14071" table:style-name="ce1">
            <text:p>13.14071</text:p>
          </table:table-cell>
          <table:table-cell office:value-type="float" office:value="13.783440000000001" table:style-name="ce1">
            <text:p>13.78344</text:p>
          </table:table-cell>
          <table:table-cell office:value-type="float" office:value="-2.1700000000000001E-3" table:style-name="ce1">
            <text:p>-0.00217</text:p>
          </table:table-cell>
          <table:table-cell office:value-type="float" office:value="-7.8899999999999994E-3" table:style-name="ce1">
            <text:p>-0.00789</text:p>
          </table:table-cell>
          <table:table-cell office:value-type="float" office:value="-2E-3" table:style-name="ce1">
            <text:p>-0.002</text:p>
          </table:table-cell>
          <table:table-cell table:style-name="ce1"/>
          <table:table-cell office:value-type="float" office:value="2.3000000000000001E-4" table:style-name="ce1">
            <text:p>0.00023</text:p>
          </table:table-cell>
          <table:table-cell office:value-type="float" office:value="-1.32E-3" table:style-name="ce1">
            <text:p>-0.00132</text:p>
          </table:table-cell>
          <table:table-cell office:value-type="float" office:value="2.5418500000000002" table:style-name="ce1">
            <text:p>2.54185</text:p>
          </table:table-cell>
          <table:table-cell office:value-type="float" office:value="2.47702" table:style-name="ce1">
            <text:p>2.47702</text:p>
          </table:table-cell>
          <table:table-cell table:number-columns-repeated="2" table:style-name="ce1"/>
          <table:table-cell office:value-type="float" office:value="1.684E-3" table:style-name="ce1">
            <text:p>0.001684</text:p>
          </table:table-cell>
          <table:table-cell table:style-name="ce1"/>
          <table:table-cell office:value-type="float" office:value="2.5428000000000002" table:style-name="ce1">
            <text:p>2.5428</text:p>
          </table:table-cell>
          <table:table-cell office:value-type="float" office:value="2.5513400000000002" table:style-name="ce1">
            <text:p>2.55134</text:p>
          </table:table-cell>
          <table:table-cell office:value-type="float" office:value="2.6052599999999999" table:style-name="ce1">
            <text:p>2.60526</text:p>
          </table:table-cell>
          <table:table-cell office:value-type="float" office:value="2.6018599999999998" table:style-name="ce1">
            <text:p>2.60186</text:p>
          </table:table-cell>
          <table:table-cell office:value-type="float" office:value="2.6019100000000002" table:style-name="ce1">
            <text:p>2.60191</text:p>
          </table:table-cell>
          <table:table-cell office:value-type="float" office:value="2.5682299999999998" table:style-name="ce1">
            <text:p>2.56823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3.2000000000000003E-4" table:style-name="ce1">
            <text:p>0.00032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7.5307599999999999" table:style-name="ce1">
            <text:p>7.53076</text:p>
          </table:table-cell>
          <table:table-cell office:value-type="float" office:value="7.8501300000000001" table:style-name="ce1">
            <text:p>7.85013</text:p>
          </table:table-cell>
          <table:table-cell office:value-type="float" office:value="7.7479899999999997" table:style-name="ce1">
            <text:p>7.74799</text:p>
          </table:table-cell>
          <table:table-cell table:style-name="ce1"/>
          <table:table-cell office:value-type="float" office:value="7.5163200000000003" table:style-name="ce1">
            <text:p>7.51632</text:p>
          </table:table-cell>
          <table:table-cell office:value-type="float" office:value="7.4940300000000004" table:style-name="ce1">
            <text:p>7.49403</text:p>
          </table:table-cell>
          <table:table-cell office:value-type="float" office:value="1.06273" table:style-name="ce1">
            <text:p>1.06273</text:p>
          </table:table-cell>
          <table:table-cell office:value-type="float" office:value="0.93367" table:style-name="ce1">
            <text:p>0.93367</text:p>
          </table:table-cell>
          <table:table-cell office:value-type="float" office:value="0.87397000000000002" table:style-name="ce1">
            <text:p>0.87397</text:p>
          </table:table-cell>
          <table:table-cell office:value-type="float" office:value="0.87207999999999997" table:style-name="ce1">
            <text:p>0.87208</text:p>
          </table:table-cell>
          <table:table-cell office:value-type="float" office:value="12.37087" table:style-name="ce1">
            <text:p>12.37087</text:p>
          </table:table-cell>
          <table:table-cell office:value-type="float" office:value="12.355499999999999" table:style-name="ce1">
            <text:p>12.3555</text:p>
          </table:table-cell>
          <table:table-cell office:value-type="float" office:value="12.4969" table:style-name="ce1">
            <text:p>12.4969</text:p>
          </table:table-cell>
          <table:table-cell office:value-type="float" office:value="12.130039999999999" table:style-name="ce1">
            <text:p>12.13004</text:p>
          </table:table-cell>
          <table:table-cell office:value-type="float" office:value="12.1892" table:style-name="ce1">
            <text:p>12.1892</text:p>
          </table:table-cell>
          <table:table-cell office:value-type="float" office:value="12.22532" table:style-name="ce1">
            <text:p>12.22532</text:p>
          </table:table-cell>
          <table:table-cell office:value-type="float" office:value="3.9640000000000002E-2" table:style-name="ce1">
            <text:p>0.03964</text:p>
          </table:table-cell>
          <table:table-cell office:value-type="float" office:value="4.0320000000000002E-2" table:style-name="ce1">
            <text:p>0.04032</text:p>
          </table:table-cell>
          <table:table-cell office:value-type="float" office:value="4.0210000000000003E-2" table:style-name="ce1">
            <text:p>0.04021</text:p>
          </table:table-cell>
          <table:table-cell office:value-type="float" office:value="4.0829999999999998E-2" table:style-name="ce1">
            <text:p>0.04083</text:p>
          </table:table-cell>
          <table:table-cell table:number-columns-repeated="16317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2"/>
          <table:table-cell office:value-type="string" table:style-name="ce1">
            <text:p>BK_13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1.09E-2" table:style-name="ce1">
            <text:p>0.0109</text:p>
          </table:table-cell>
          <table:table-cell office:value-type="float" office:value="1.753E-2" table:style-name="ce1">
            <text:p>0.01753</text:p>
          </table:table-cell>
          <table:table-cell office:value-type="float" office:value="1.745E-2" table:style-name="ce1">
            <text:p>0.01745</text:p>
          </table:table-cell>
          <table:table-cell office:value-type="float" office:value="1.7260000000000001E-2" table:style-name="ce1">
            <text:p>0.01726</text:p>
          </table:table-cell>
          <table:table-cell office:value-type="float" office:value="1.7389999999999999E-2" table:style-name="ce1">
            <text:p>0.01739</text:p>
          </table:table-cell>
          <table:table-cell office:value-type="float" office:value="1.8270000000000002E-2" table:style-name="ce1">
            <text:p>0.01827</text:p>
          </table:table-cell>
          <table:table-cell office:value-type="float" office:value="1.8380000000000001E-2" table:style-name="ce1">
            <text:p>0.01838</text:p>
          </table:table-cell>
          <table:table-cell office:value-type="float" office:value="1.7260000000000001E-2" table:style-name="ce1">
            <text:p>0.01726</text:p>
          </table:table-cell>
          <table:table-cell office:value-type="float" office:value="1.728E-2" table:style-name="ce1">
            <text:p>0.01728</text:p>
          </table:table-cell>
          <table:table-cell office:value-type="float" office:value="14.588369999999999" table:style-name="ce1">
            <text:p>14.58837</text:p>
          </table:table-cell>
          <table:table-cell office:value-type="float" office:value="14.36293" table:style-name="ce1">
            <text:p>14.36293</text:p>
          </table:table-cell>
          <table:table-cell office:value-type="float" office:value="14.27983" table:style-name="ce1">
            <text:p>14.27983</text:p>
          </table:table-cell>
          <table:table-cell table:style-name="ce1"/>
          <table:table-cell office:value-type="float" office:value="13.42165" table:style-name="ce1">
            <text:p>13.42165</text:p>
          </table:table-cell>
          <table:table-cell office:value-type="float" office:value="14.02305" table:style-name="ce1">
            <text:p>14.02305</text:p>
          </table:table-cell>
          <table:table-cell office:value-type="float" office:value="14.547890000000001" table:style-name="ce1">
            <text:p>14.54789</text:p>
          </table:table-cell>
          <table:table-cell office:value-type="float" office:value="14.650130000000001" table:style-name="ce1">
            <text:p>14.65013</text:p>
          </table:table-cell>
          <table:table-cell office:value-type="float" office:value="14.254049999999999" table:style-name="ce1">
            <text:p>14.25405</text:p>
          </table:table-cell>
          <table:table-cell office:value-type="float" office:value="13.412319999999999" table:style-name="ce1">
            <text:p>13.41232</text:p>
          </table:table-cell>
          <table:table-cell office:value-type="float" office:value="13.074590000000001" table:style-name="ce1">
            <text:p>13.07459</text:p>
          </table:table-cell>
          <table:table-cell office:value-type="float" office:value="13.789160000000001" table:style-name="ce1">
            <text:p>13.78916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-5.3800000000000002E-3" table:style-name="ce1">
            <text:p>-0.00538</text:p>
          </table:table-cell>
          <table:table-cell office:value-type="float" office:value="-1.0000000000000001E-5" table:style-name="ce1">
            <text:p>-0.00001</text:p>
          </table:table-cell>
          <table:table-cell table:style-name="ce1"/>
          <table:table-cell office:value-type="float" office:value="2.4099999999999998E-3" table:style-name="ce1">
            <text:p>0.00241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2.5863100000000001" table:style-name="ce1">
            <text:p>2.58631</text:p>
          </table:table-cell>
          <table:table-cell office:value-type="float" office:value="2.51898" table:style-name="ce1">
            <text:p>2.51898</text:p>
          </table:table-cell>
          <table:table-cell table:number-columns-repeated="2" table:style-name="ce1"/>
          <table:table-cell office:value-type="float" office:value="1.689E-3" table:style-name="ce1">
            <text:p>0.001689</text:p>
          </table:table-cell>
          <table:table-cell table:style-name="ce1"/>
          <table:table-cell office:value-type="float" office:value="2.5290699999999999" table:style-name="ce1">
            <text:p>2.52907</text:p>
          </table:table-cell>
          <table:table-cell office:value-type="float" office:value="2.5372599999999998" table:style-name="ce1">
            <text:p>2.53726</text:p>
          </table:table-cell>
          <table:table-cell office:value-type="float" office:value="2.5899899999999998" table:style-name="ce1">
            <text:p>2.58999</text:p>
          </table:table-cell>
          <table:table-cell office:value-type="float" office:value="2.5952799999999998" table:style-name="ce1">
            <text:p>2.59528</text:p>
          </table:table-cell>
          <table:table-cell office:value-type="float" office:value="2.5977999999999999" table:style-name="ce1">
            <text:p>2.5978</text:p>
          </table:table-cell>
          <table:table-cell office:value-type="float" office:value="2.5545300000000002" table:style-name="ce1">
            <text:p>2.55453</text:p>
          </table:table-cell>
          <table:table-cell office:value-type="float" office:value="1.01E-3" table:style-name="ce1">
            <text:p>0.00101</text:p>
          </table:table-cell>
          <table:table-cell office:value-type="float" office:value="9.6000000000000002E-4" table:style-name="ce1">
            <text:p>0.00096</text:p>
          </table:table-cell>
          <table:table-cell office:value-type="float" office:value="1.1000000000000001E-3" table:style-name="ce1">
            <text:p>0.0011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7.5857599999999996" table:style-name="ce1">
            <text:p>7.58576</text:p>
          </table:table-cell>
          <table:table-cell office:value-type="float" office:value="7.8950100000000001" table:style-name="ce1">
            <text:p>7.89501</text:p>
          </table:table-cell>
          <table:table-cell office:value-type="float" office:value="7.79786" table:style-name="ce1">
            <text:p>7.79786</text:p>
          </table:table-cell>
          <table:table-cell table:style-name="ce1"/>
          <table:table-cell office:value-type="float" office:value="7.5676800000000002" table:style-name="ce1">
            <text:p>7.56768</text:p>
          </table:table-cell>
          <table:table-cell office:value-type="float" office:value="7.5437799999999999" table:style-name="ce1">
            <text:p>7.54378</text:p>
          </table:table-cell>
          <table:table-cell office:value-type="float" office:value="1.0697300000000001" table:style-name="ce1">
            <text:p>1.06973</text:p>
          </table:table-cell>
          <table:table-cell office:value-type="float" office:value="0.90346000000000004" table:style-name="ce1">
            <text:p>0.90346</text:p>
          </table:table-cell>
          <table:table-cell office:value-type="float" office:value="0.84552000000000005" table:style-name="ce1">
            <text:p>0.84552</text:p>
          </table:table-cell>
          <table:table-cell office:value-type="float" office:value="0.83772000000000002" table:style-name="ce1">
            <text:p>0.83772</text:p>
          </table:table-cell>
          <table:table-cell office:value-type="float" office:value="12.232340000000001" table:style-name="ce1">
            <text:p>12.23234</text:p>
          </table:table-cell>
          <table:table-cell office:value-type="float" office:value="12.242279999999999" table:style-name="ce1">
            <text:p>12.24228</text:p>
          </table:table-cell>
          <table:table-cell office:value-type="float" office:value="12.371029999999999" table:style-name="ce1">
            <text:p>12.37103</text:p>
          </table:table-cell>
          <table:table-cell office:value-type="float" office:value="12.026960000000001" table:style-name="ce1">
            <text:p>12.02696</text:p>
          </table:table-cell>
          <table:table-cell office:value-type="float" office:value="12.059850000000001" table:style-name="ce1">
            <text:p>12.05985</text:p>
          </table:table-cell>
          <table:table-cell office:value-type="float" office:value="12.14411" table:style-name="ce1">
            <text:p>12.14411</text:p>
          </table:table-cell>
          <table:table-cell office:value-type="float" office:value="3.952E-2" table:style-name="ce1">
            <text:p>0.03952</text:p>
          </table:table-cell>
          <table:table-cell office:value-type="float" office:value="4.018E-2" table:style-name="ce1">
            <text:p>0.04018</text:p>
          </table:table-cell>
          <table:table-cell office:value-type="float" office:value="4.0149999999999998E-2" table:style-name="ce1">
            <text:p>0.04015</text:p>
          </table:table-cell>
          <table:table-cell office:value-type="float" office:value="4.0820000000000002E-2" table:style-name="ce1">
            <text:p>0.04082</text:p>
          </table:table-cell>
          <table:table-cell table:number-columns-repeated="16317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2"/>
          <table:table-cell office:value-type="string" table:style-name="ce1">
            <text:p>BK_14</text:p>
          </table:table-cell>
          <table:table-cell office:value-type="float" office:value="8.9300000000000004E-3" table:style-name="ce1">
            <text:p>0.00893</text:p>
          </table:table-cell>
          <table:table-cell office:value-type="float" office:value="1.1310000000000001E-2" table:style-name="ce1">
            <text:p>0.01131</text:p>
          </table:table-cell>
          <table:table-cell office:value-type="float" office:value="1.8020000000000001E-2" table:style-name="ce1">
            <text:p>0.01802</text:p>
          </table:table-cell>
          <table:table-cell office:value-type="float" office:value="1.8120000000000001E-2" table:style-name="ce1">
            <text:p>0.01812</text:p>
          </table:table-cell>
          <table:table-cell office:value-type="float" office:value="1.7909999999999999E-2" table:style-name="ce1">
            <text:p>0.01791</text:p>
          </table:table-cell>
          <table:table-cell office:value-type="float" office:value="1.8030000000000001E-2" table:style-name="ce1">
            <text:p>0.01803</text:p>
          </table:table-cell>
          <table:table-cell office:value-type="float" office:value="1.9380000000000001E-2" table:style-name="ce1">
            <text:p>0.01938</text:p>
          </table:table-cell>
          <table:table-cell office:value-type="float" office:value="1.8440000000000002E-2" table:style-name="ce1">
            <text:p>0.01844</text:p>
          </table:table-cell>
          <table:table-cell office:value-type="float" office:value="1.7690000000000001E-2" table:style-name="ce1">
            <text:p>0.01769</text:p>
          </table:table-cell>
          <table:table-cell office:value-type="float" office:value="1.7590000000000001E-2" table:style-name="ce1">
            <text:p>0.01759</text:p>
          </table:table-cell>
          <table:table-cell office:value-type="float" office:value="14.78373" table:style-name="ce1">
            <text:p>14.78373</text:p>
          </table:table-cell>
          <table:table-cell office:value-type="float" office:value="14.58745" table:style-name="ce1">
            <text:p>14.58745</text:p>
          </table:table-cell>
          <table:table-cell office:value-type="float" office:value="14.493869999999999" table:style-name="ce1">
            <text:p>14.49387</text:p>
          </table:table-cell>
          <table:table-cell table:style-name="ce1"/>
          <table:table-cell office:value-type="float" office:value="13.63424" table:style-name="ce1">
            <text:p>13.63424</text:p>
          </table:table-cell>
          <table:table-cell office:value-type="float" office:value="14.252649999999999" table:style-name="ce1">
            <text:p>14.25265</text:p>
          </table:table-cell>
          <table:table-cell office:value-type="float" office:value="14.60699" table:style-name="ce1">
            <text:p>14.60699</text:p>
          </table:table-cell>
          <table:table-cell office:value-type="float" office:value="14.69206" table:style-name="ce1">
            <text:p>14.69206</text:p>
          </table:table-cell>
          <table:table-cell office:value-type="float" office:value="14.3316" table:style-name="ce1">
            <text:p>14.3316</text:p>
          </table:table-cell>
          <table:table-cell office:value-type="float" office:value="13.42886" table:style-name="ce1">
            <text:p>13.42886</text:p>
          </table:table-cell>
          <table:table-cell office:value-type="float" office:value="13.18953" table:style-name="ce1">
            <text:p>13.18953</text:p>
          </table:table-cell>
          <table:table-cell office:value-type="float" office:value="13.811360000000001" table:style-name="ce1">
            <text:p>13.81136</text:p>
          </table:table-cell>
          <table:table-cell office:value-type="float" office:value="-2.1000000000000001E-4" table:style-name="ce1">
            <text:p>-0.00021</text:p>
          </table:table-cell>
          <table:table-cell office:value-type="float" office:value="-4.6299999999999996E-3" table:style-name="ce1">
            <text:p>-0.00463</text:p>
          </table:table-cell>
          <table:table-cell office:value-type="float" office:value="6.7000000000000002E-4" table:style-name="ce1">
            <text:p>0.00067</text:p>
          </table:table-cell>
          <table:table-cell table:style-name="ce1"/>
          <table:table-cell office:value-type="float" office:value="1.3500000000000001E-3" table:style-name="ce1">
            <text:p>0.00135</text:p>
          </table:table-cell>
          <table:table-cell office:value-type="float" office:value="1.07E-3" table:style-name="ce1">
            <text:p>0.00107</text:p>
          </table:table-cell>
          <table:table-cell office:value-type="float" office:value="2.6058300000000001" table:style-name="ce1">
            <text:p>2.60583</text:p>
          </table:table-cell>
          <table:table-cell office:value-type="float" office:value="2.5419100000000001" table:style-name="ce1">
            <text:p>2.54191</text:p>
          </table:table-cell>
          <table:table-cell table:number-columns-repeated="2" table:style-name="ce1"/>
          <table:table-cell office:value-type="float" office:value="1.681E-3" table:style-name="ce1">
            <text:p>0.001681</text:p>
          </table:table-cell>
          <table:table-cell table:style-name="ce1"/>
          <table:table-cell office:value-type="float" office:value="2.5470899999999999" table:style-name="ce1">
            <text:p>2.54709</text:p>
          </table:table-cell>
          <table:table-cell office:value-type="float" office:value="2.55748" table:style-name="ce1">
            <text:p>2.55748</text:p>
          </table:table-cell>
          <table:table-cell office:value-type="float" office:value="2.6099199999999998" table:style-name="ce1">
            <text:p>2.60992</text:p>
          </table:table-cell>
          <table:table-cell office:value-type="float" office:value="2.6093600000000001" table:style-name="ce1">
            <text:p>2.60936</text:p>
          </table:table-cell>
          <table:table-cell office:value-type="float" office:value="2.6149100000000001" table:style-name="ce1">
            <text:p>2.61491</text:p>
          </table:table-cell>
          <table:table-cell office:value-type="float" office:value="2.5752199999999998" table:style-name="ce1">
            <text:p>2.57522</text:p>
          </table:table-cell>
          <table:table-cell office:value-type="float" office:value="5.8E-4" table:style-name="ce1">
            <text:p>0.00058</text:p>
          </table:table-cell>
          <table:table-cell office:value-type="float" office:value="5.1999999999999995E-4" table:style-name="ce1">
            <text:p>0.00052</text:p>
          </table:table-cell>
          <table:table-cell office:value-type="float" office:value="7.9000000000000001E-4" table:style-name="ce1">
            <text:p>0.00079</text:p>
          </table:table-cell>
          <table:table-cell office:value-type="float" office:value="2.5000000000000001E-4" table:style-name="ce1">
            <text:p>0.00025</text:p>
          </table:table-cell>
          <table:table-cell office:value-type="float" office:value="7.5855300000000003" table:style-name="ce1">
            <text:p>7.58553</text:p>
          </table:table-cell>
          <table:table-cell office:value-type="float" office:value="7.9378000000000002" table:style-name="ce1">
            <text:p>7.9378</text:p>
          </table:table-cell>
          <table:table-cell office:value-type="float" office:value="7.8726700000000003" table:style-name="ce1">
            <text:p>7.87267</text:p>
          </table:table-cell>
          <table:table-cell table:style-name="ce1"/>
          <table:table-cell office:value-type="float" office:value="7.6193099999999996" table:style-name="ce1">
            <text:p>7.61931</text:p>
          </table:table-cell>
          <table:table-cell office:value-type="float" office:value="7.5951700000000004" table:style-name="ce1">
            <text:p>7.59517</text:p>
          </table:table-cell>
          <table:table-cell office:value-type="float" office:value="0.91393000000000002" table:style-name="ce1">
            <text:p>0.91393</text:p>
          </table:table-cell>
          <table:table-cell office:value-type="float" office:value="0.70548" table:style-name="ce1">
            <text:p>0.70548</text:p>
          </table:table-cell>
          <table:table-cell office:value-type="float" office:value="0.71191000000000004" table:style-name="ce1">
            <text:p>0.71191</text:p>
          </table:table-cell>
          <table:table-cell office:value-type="float" office:value="0.65880000000000005" table:style-name="ce1">
            <text:p>0.6588</text:p>
          </table:table-cell>
          <table:table-cell office:value-type="float" office:value="12.35224" table:style-name="ce1">
            <text:p>12.35224</text:p>
          </table:table-cell>
          <table:table-cell office:value-type="float" office:value="12.363020000000001" table:style-name="ce1">
            <text:p>12.36302</text:p>
          </table:table-cell>
          <table:table-cell office:value-type="float" office:value="12.47578" table:style-name="ce1">
            <text:p>12.47578</text:p>
          </table:table-cell>
          <table:table-cell office:value-type="float" office:value="12.131959999999999" table:style-name="ce1">
            <text:p>12.13196</text:p>
          </table:table-cell>
          <table:table-cell office:value-type="float" office:value="12.23475" table:style-name="ce1">
            <text:p>12.23475</text:p>
          </table:table-cell>
          <table:table-cell office:value-type="float" office:value="12.20853" table:style-name="ce1">
            <text:p>12.20853</text:p>
          </table:table-cell>
          <table:table-cell office:value-type="float" office:value="3.993E-2" table:style-name="ce1">
            <text:p>0.03993</text:p>
          </table:table-cell>
          <table:table-cell office:value-type="float" office:value="4.054E-2" table:style-name="ce1">
            <text:p>0.04054</text:p>
          </table:table-cell>
          <table:table-cell office:value-type="float" office:value="4.0309999999999999E-2" table:style-name="ce1">
            <text:p>0.04031</text:p>
          </table:table-cell>
          <table:table-cell office:value-type="float" office:value="4.1050000000000003E-2" table:style-name="ce1">
            <text:p>0.04105</text:p>
          </table:table-cell>
          <table:table-cell table:number-columns-repeated="16317"/>
        </table:table-row>
        <table:table-row table:style-name="ro1">
          <table:table-cell office:value-type="float" office:value="65" table:style-name="ce1">
            <text:p>65</text:p>
          </table:table-cell>
          <table:table-cell table:style-name="ce2"/>
          <table:table-cell office:value-type="string" table:style-name="ce1">
            <text:p>BK_15</text:p>
          </table:table-cell>
          <table:table-cell office:value-type="float" office:value="8.3300000000000006E-3" table:style-name="ce1">
            <text:p>0.00833</text:p>
          </table:table-cell>
          <table:table-cell office:value-type="float" office:value="8.3700000000000007E-3" table:style-name="ce1">
            <text:p>0.00837</text:p>
          </table:table-cell>
          <table:table-cell office:value-type="float" office:value="2.1100000000000001E-2" table:style-name="ce1">
            <text:p>0.0211</text:p>
          </table:table-cell>
          <table:table-cell office:value-type="float" office:value="2.078E-2" table:style-name="ce1">
            <text:p>0.02078</text:p>
          </table:table-cell>
          <table:table-cell office:value-type="float" office:value="2.0580000000000001E-2" table:style-name="ce1">
            <text:p>0.02058</text:p>
          </table:table-cell>
          <table:table-cell office:value-type="float" office:value="2.0559999999999998E-2" table:style-name="ce1">
            <text:p>0.02056</text:p>
          </table:table-cell>
          <table:table-cell office:value-type="float" office:value="2.1250000000000002E-2" table:style-name="ce1">
            <text:p>0.02125</text:p>
          </table:table-cell>
          <table:table-cell office:value-type="float" office:value="2.1420000000000002E-2" table:style-name="ce1">
            <text:p>0.02142</text:p>
          </table:table-cell>
          <table:table-cell office:value-type="float" office:value="2.0590000000000001E-2" table:style-name="ce1">
            <text:p>0.02059</text:p>
          </table:table-cell>
          <table:table-cell office:value-type="float" office:value="2.051E-2" table:style-name="ce1">
            <text:p>0.02051</text:p>
          </table:table-cell>
          <table:table-cell office:value-type="float" office:value="13.44021" table:style-name="ce1">
            <text:p>13.44021</text:p>
          </table:table-cell>
          <table:table-cell office:value-type="float" office:value="13.21809" table:style-name="ce1">
            <text:p>13.21809</text:p>
          </table:table-cell>
          <table:table-cell office:value-type="float" office:value="13.139760000000001" table:style-name="ce1">
            <text:p>13.13976</text:p>
          </table:table-cell>
          <table:table-cell table:style-name="ce1"/>
          <table:table-cell office:value-type="float" office:value="12.42639" table:style-name="ce1">
            <text:p>12.42639</text:p>
          </table:table-cell>
          <table:table-cell office:value-type="float" office:value="12.98091" table:style-name="ce1">
            <text:p>12.98091</text:p>
          </table:table-cell>
          <table:table-cell office:value-type="float" office:value="13.36896" table:style-name="ce1">
            <text:p>13.36896</text:p>
          </table:table-cell>
          <table:table-cell office:value-type="float" office:value="13.477919999999999" table:style-name="ce1">
            <text:p>13.47792</text:p>
          </table:table-cell>
          <table:table-cell office:value-type="float" office:value="13.11369" table:style-name="ce1">
            <text:p>13.11369</text:p>
          </table:table-cell>
          <table:table-cell office:value-type="float" office:value="12.33746" table:style-name="ce1">
            <text:p>12.33746</text:p>
          </table:table-cell>
          <table:table-cell office:value-type="float" office:value="12.296049999999999" table:style-name="ce1">
            <text:p>12.29605</text:p>
          </table:table-cell>
          <table:table-cell office:value-type="float" office:value="12.7218" table:style-name="ce1">
            <text:p>12.7218</text:p>
          </table:table-cell>
          <table:table-cell office:value-type="float" office:value="1.043E-2" table:style-name="ce1">
            <text:p>0.01043</text:p>
          </table:table-cell>
          <table:table-cell office:value-type="float" office:value="7.6699999999999997E-3" table:style-name="ce1">
            <text:p>0.00767</text:p>
          </table:table-cell>
          <table:table-cell office:value-type="float" office:value="1.09E-2" table:style-name="ce1">
            <text:p>0.0109</text:p>
          </table:table-cell>
          <table:table-cell table:style-name="ce1"/>
          <table:table-cell office:value-type="float" office:value="1.2699999999999999E-2" table:style-name="ce1">
            <text:p>0.0127</text:p>
          </table:table-cell>
          <table:table-cell office:value-type="float" office:value="1.076E-2" table:style-name="ce1">
            <text:p>0.01076</text:p>
          </table:table-cell>
          <table:table-cell office:value-type="float" office:value="3.0005999999999999" table:style-name="ce1">
            <text:p>3.0006</text:p>
          </table:table-cell>
          <table:table-cell office:value-type="float" office:value="2.9207700000000001" table:style-name="ce1">
            <text:p>2.92077</text:p>
          </table:table-cell>
          <table:table-cell table:number-columns-repeated="2" table:style-name="ce1"/>
          <table:table-cell office:value-type="float" office:value="1.4549999999999999E-3" table:style-name="ce1">
            <text:p>0.001455</text:p>
          </table:table-cell>
          <table:table-cell table:style-name="ce1"/>
          <table:table-cell office:value-type="float" office:value="2.5681500000000002" table:style-name="ce1">
            <text:p>2.56815</text:p>
          </table:table-cell>
          <table:table-cell office:value-type="float" office:value="2.57721" table:style-name="ce1">
            <text:p>2.57721</text:p>
          </table:table-cell>
          <table:table-cell office:value-type="float" office:value="2.6325500000000002" table:style-name="ce1">
            <text:p>2.63255</text:p>
          </table:table-cell>
          <table:table-cell office:value-type="float" office:value="2.6263100000000001" table:style-name="ce1">
            <text:p>2.62631</text:p>
          </table:table-cell>
          <table:table-cell office:value-type="float" office:value="2.6366499999999999" table:style-name="ce1">
            <text:p>2.63665</text:p>
          </table:table-cell>
          <table:table-cell office:value-type="float" office:value="2.5983299999999998" table:style-name="ce1">
            <text:p>2.59833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6.3000000000000003E-4" table:style-name="ce1">
            <text:p>0.00063</text:p>
          </table:table-cell>
          <table:table-cell office:value-type="float" office:value="5.5000000000000003E-4" table:style-name="ce1">
            <text:p>0.00055</text:p>
          </table:table-cell>
          <table:table-cell office:value-type="float" office:value="7.6070500000000001" table:style-name="ce1">
            <text:p>7.60705</text:p>
          </table:table-cell>
          <table:table-cell office:value-type="float" office:value="7.9684900000000001" table:style-name="ce1">
            <text:p>7.96849</text:p>
          </table:table-cell>
          <table:table-cell office:value-type="float" office:value="7.9049399999999999" table:style-name="ce1">
            <text:p>7.90494</text:p>
          </table:table-cell>
          <table:table-cell table:style-name="ce1"/>
          <table:table-cell office:value-type="float" office:value="7.6597900000000001" table:style-name="ce1">
            <text:p>7.65979</text:p>
          </table:table-cell>
          <table:table-cell office:value-type="float" office:value="7.6415199999999999" table:style-name="ce1">
            <text:p>7.64152</text:p>
          </table:table-cell>
          <table:table-cell office:value-type="float" office:value="1.29701" table:style-name="ce1">
            <text:p>1.29701</text:p>
          </table:table-cell>
          <table:table-cell office:value-type="float" office:value="1.1963200000000001" table:style-name="ce1">
            <text:p>1.19632</text:p>
          </table:table-cell>
          <table:table-cell office:value-type="float" office:value="1.1682600000000001" table:style-name="ce1">
            <text:p>1.16826</text:p>
          </table:table-cell>
          <table:table-cell office:value-type="float" office:value="1.09903" table:style-name="ce1">
            <text:p>1.09903</text:p>
          </table:table-cell>
          <table:table-cell office:value-type="float" office:value="11.486689999999999" table:style-name="ce1">
            <text:p>11.48669</text:p>
          </table:table-cell>
          <table:table-cell office:value-type="float" office:value="11.458589999999999" table:style-name="ce1">
            <text:p>11.45859</text:p>
          </table:table-cell>
          <table:table-cell office:value-type="float" office:value="11.56344" table:style-name="ce1">
            <text:p>11.56344</text:p>
          </table:table-cell>
          <table:table-cell office:value-type="float" office:value="11.283620000000001" table:style-name="ce1">
            <text:p>11.28362</text:p>
          </table:table-cell>
          <table:table-cell office:value-type="float" office:value="11.330270000000001" table:style-name="ce1">
            <text:p>11.33027</text:p>
          </table:table-cell>
          <table:table-cell office:value-type="float" office:value="11.37655" table:style-name="ce1">
            <text:p>11.37655</text:p>
          </table:table-cell>
          <table:table-cell office:value-type="float" office:value="4.1750000000000002E-2" table:style-name="ce1">
            <text:p>0.04175</text:p>
          </table:table-cell>
          <table:table-cell office:value-type="float" office:value="4.2380000000000001E-2" table:style-name="ce1">
            <text:p>0.04238</text:p>
          </table:table-cell>
          <table:table-cell office:value-type="float" office:value="4.2380000000000001E-2" table:style-name="ce1">
            <text:p>0.04238</text:p>
          </table:table-cell>
          <table:table-cell office:value-type="float" office:value="4.3060000000000001E-2" table:style-name="ce1">
            <text:p>0.04306</text:p>
          </table:table-cell>
          <table:table-cell table:number-columns-repeated="16317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2"/>
          <table:table-cell office:value-type="string" table:style-name="ce1">
            <text:p>BK_16</text:p>
          </table:table-cell>
          <table:table-cell office:value-type="float" office:value="4.79E-3" table:style-name="ce1">
            <text:p>0.00479</text:p>
          </table:table-cell>
          <table:table-cell office:value-type="float" office:value="6.1999999999999998E-3" table:style-name="ce1">
            <text:p>0.0062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2.605E-2" table:style-name="ce1">
            <text:p>0.02605</text:p>
          </table:table-cell>
          <table:table-cell office:value-type="float" office:value="2.5579999999999999E-2" table:style-name="ce1">
            <text:p>0.02558</text:p>
          </table:table-cell>
          <table:table-cell office:value-type="float" office:value="2.5530000000000001E-2" table:style-name="ce1">
            <text:p>0.02553</text:p>
          </table:table-cell>
          <table:table-cell office:value-type="float" office:value="2.6550000000000001E-2" table:style-name="ce1">
            <text:p>0.02655</text:p>
          </table:table-cell>
          <table:table-cell office:value-type="float" office:value="2.7619999999999999E-2" table:style-name="ce1">
            <text:p>0.02762</text:p>
          </table:table-cell>
          <table:table-cell office:value-type="float" office:value="2.5649999999999999E-2" table:style-name="ce1">
            <text:p>0.02565</text:p>
          </table:table-cell>
          <table:table-cell office:value-type="float" office:value="2.5440000000000001E-2" table:style-name="ce1">
            <text:p>0.02544</text:p>
          </table:table-cell>
          <table:table-cell office:value-type="float" office:value="19.399629999999998" table:style-name="ce1">
            <text:p>19.39963</text:p>
          </table:table-cell>
          <table:table-cell office:value-type="float" office:value="19.12668" table:style-name="ce1">
            <text:p>19.12668</text:p>
          </table:table-cell>
          <table:table-cell office:value-type="float" office:value="18.839479999999998" table:style-name="ce1">
            <text:p>18.83948</text:p>
          </table:table-cell>
          <table:table-cell table:style-name="ce1"/>
          <table:table-cell office:value-type="float" office:value="17.2102" table:style-name="ce1">
            <text:p>17.2102</text:p>
          </table:table-cell>
          <table:table-cell office:value-type="float" office:value="18.603359999999999" table:style-name="ce1">
            <text:p>18.60336</text:p>
          </table:table-cell>
          <table:table-cell office:value-type="float" office:value="19.193850000000001" table:style-name="ce1">
            <text:p>19.19385</text:p>
          </table:table-cell>
          <table:table-cell office:value-type="float" office:value="19.409939999999999" table:style-name="ce1">
            <text:p>19.40994</text:p>
          </table:table-cell>
          <table:table-cell office:value-type="float" office:value="18.9297" table:style-name="ce1">
            <text:p>18.9297</text:p>
          </table:table-cell>
          <table:table-cell office:value-type="float" office:value="17.57329" table:style-name="ce1">
            <text:p>17.57329</text:p>
          </table:table-cell>
          <table:table-cell office:value-type="float" office:value="17.638110000000001" table:style-name="ce1">
            <text:p>17.63811</text:p>
          </table:table-cell>
          <table:table-cell office:value-type="float" office:value="18.354040000000001" table:style-name="ce1">
            <text:p>18.35404</text:p>
          </table:table-cell>
          <table:table-cell office:value-type="float" office:value="1.23E-3" table:style-name="ce1">
            <text:p>0.00123</text:p>
          </table:table-cell>
          <table:table-cell office:value-type="float" office:value="-3.0599999999999998E-3" table:style-name="ce1">
            <text:p>-0.00306</text:p>
          </table:table-cell>
          <table:table-cell office:value-type="float" office:value="2.2699999999999999E-3" table:style-name="ce1">
            <text:p>0.00227</text:p>
          </table:table-cell>
          <table:table-cell table:style-name="ce1"/>
          <table:table-cell office:value-type="float" office:value="3.3800000000000002E-3" table:style-name="ce1">
            <text:p>0.00338</text:p>
          </table:table-cell>
          <table:table-cell office:value-type="float" office:value="5.4000000000000001E-4" table:style-name="ce1">
            <text:p>0.00054</text:p>
          </table:table-cell>
          <table:table-cell office:value-type="float" office:value="3.10379" table:style-name="ce1">
            <text:p>3.10379</text:p>
          </table:table-cell>
          <table:table-cell office:value-type="float" office:value="3.0199600000000002" table:style-name="ce1">
            <text:p>3.01996</text:p>
          </table:table-cell>
          <table:table-cell table:number-columns-repeated="2" table:style-name="ce1"/>
          <table:table-cell office:value-type="float" office:value="1.4679999999999999E-3" table:style-name="ce1">
            <text:p>0.001468</text:p>
          </table:table-cell>
          <table:table-cell table:style-name="ce1"/>
          <table:table-cell office:value-type="float" office:value="3.2634300000000001" table:style-name="ce1">
            <text:p>3.26343</text:p>
          </table:table-cell>
          <table:table-cell office:value-type="float" office:value="3.2877200000000002" table:style-name="ce1">
            <text:p>3.28772</text:p>
          </table:table-cell>
          <table:table-cell office:value-type="float" office:value="3.3668999999999998" table:style-name="ce1">
            <text:p>3.3669</text:p>
          </table:table-cell>
          <table:table-cell office:value-type="float" office:value="3.3642400000000001" table:style-name="ce1">
            <text:p>3.36424</text:p>
          </table:table-cell>
          <table:table-cell office:value-type="float" office:value="3.3630599999999999" table:style-name="ce1">
            <text:p>3.36306</text:p>
          </table:table-cell>
          <table:table-cell office:value-type="float" office:value="3.3163900000000002" table:style-name="ce1">
            <text:p>3.31639</text:p>
          </table:table-cell>
          <table:table-cell office:value-type="float" office:value="3.2000000000000003E-4" table:style-name="ce1">
            <text:p>0.00032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3.8000000000000002E-4" table:style-name="ce1">
            <text:p>0.00038</text:p>
          </table:table-cell>
          <table:table-cell office:value-type="float" office:value="-9.0000000000000006E-5" table:style-name="ce1">
            <text:p>-0.00009</text:p>
          </table:table-cell>
          <table:table-cell office:value-type="float" office:value="7.9463800000000004" table:style-name="ce1">
            <text:p>7.94638</text:p>
          </table:table-cell>
          <table:table-cell office:value-type="float" office:value="8.3404799999999994" table:style-name="ce1">
            <text:p>8.34048</text:p>
          </table:table-cell>
          <table:table-cell office:value-type="float" office:value="8.2519899999999993" table:style-name="ce1">
            <text:p>8.25199</text:p>
          </table:table-cell>
          <table:table-cell table:style-name="ce1"/>
          <table:table-cell office:value-type="float" office:value="7.8955299999999999" table:style-name="ce1">
            <text:p>7.89553</text:p>
          </table:table-cell>
          <table:table-cell office:value-type="float" office:value="7.8804100000000004" table:style-name="ce1">
            <text:p>7.88041</text:p>
          </table:table-cell>
          <table:table-cell office:value-type="float" office:value="1.69408" table:style-name="ce1">
            <text:p>1.69408</text:p>
          </table:table-cell>
          <table:table-cell office:value-type="float" office:value="1.54345" table:style-name="ce1">
            <text:p>1.54345</text:p>
          </table:table-cell>
          <table:table-cell office:value-type="float" office:value="1.4311" table:style-name="ce1">
            <text:p>1.4311</text:p>
          </table:table-cell>
          <table:table-cell office:value-type="float" office:value="1.4007499999999999" table:style-name="ce1">
            <text:p>1.40075</text:p>
          </table:table-cell>
          <table:table-cell office:value-type="float" office:value="10.66478" table:style-name="ce1">
            <text:p>10.66478</text:p>
          </table:table-cell>
          <table:table-cell office:value-type="float" office:value="10.66131" table:style-name="ce1">
            <text:p>10.66131</text:p>
          </table:table-cell>
          <table:table-cell office:value-type="float" office:value="10.757429999999999" table:style-name="ce1">
            <text:p>10.75743</text:p>
          </table:table-cell>
          <table:table-cell office:value-type="float" office:value="10.46611" table:style-name="ce1">
            <text:p>10.46611</text:p>
          </table:table-cell>
          <table:table-cell office:value-type="float" office:value="10.58451" table:style-name="ce1">
            <text:p>10.58451</text:p>
          </table:table-cell>
          <table:table-cell office:value-type="float" office:value="10.59254" table:style-name="ce1">
            <text:p>10.59254</text:p>
          </table:table-cell>
          <table:table-cell office:value-type="float" office:value="5.5129999999999998E-2" table:style-name="ce1">
            <text:p>0.05513</text:p>
          </table:table-cell>
          <table:table-cell office:value-type="float" office:value="5.5870000000000003E-2" table:style-name="ce1">
            <text:p>0.05587</text:p>
          </table:table-cell>
          <table:table-cell office:value-type="float" office:value="5.5309999999999998E-2" table:style-name="ce1">
            <text:p>0.05531</text:p>
          </table:table-cell>
          <table:table-cell office:value-type="float" office:value="5.6800000000000003E-2" table:style-name="ce1">
            <text:p>0.0568</text:p>
          </table:table-cell>
          <table:table-cell table:number-columns-repeated="16317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2"/>
          <table:table-cell office:value-type="string" table:style-name="ce1">
            <text:p>BK_17</text:p>
          </table:table-cell>
          <table:table-cell office:value-type="float" office:value="5.5199999999999997E-3" table:style-name="ce1">
            <text:p>0.00552</text:p>
          </table:table-cell>
          <table:table-cell office:value-type="float" office:value="8.1600000000000006E-3" table:style-name="ce1">
            <text:p>0.00816</text:p>
          </table:table-cell>
          <table:table-cell office:value-type="float" office:value="2.5909999999999999E-2" table:style-name="ce1">
            <text:p>0.02591</text:p>
          </table:table-cell>
          <table:table-cell office:value-type="float" office:value="2.5729999999999999E-2" table:style-name="ce1">
            <text:p>0.02573</text:p>
          </table:table-cell>
          <table:table-cell office:value-type="float" office:value="2.5409999999999999E-2" table:style-name="ce1">
            <text:p>0.02541</text:p>
          </table:table-cell>
          <table:table-cell office:value-type="float" office:value="2.5399999999999999E-2" table:style-name="ce1">
            <text:p>0.0254</text:p>
          </table:table-cell>
          <table:table-cell office:value-type="float" office:value="2.469E-2" table:style-name="ce1">
            <text:p>0.02469</text:p>
          </table:table-cell>
          <table:table-cell office:value-type="float" office:value="2.7109999999999999E-2" table:style-name="ce1">
            <text:p>0.02711</text:p>
          </table:table-cell>
          <table:table-cell office:value-type="float" office:value="2.555E-2" table:style-name="ce1">
            <text:p>0.02555</text:p>
          </table:table-cell>
          <table:table-cell office:value-type="float" office:value="2.554E-2" table:style-name="ce1">
            <text:p>0.02554</text:p>
          </table:table-cell>
          <table:table-cell office:value-type="float" office:value="19.500730000000001" table:style-name="ce1">
            <text:p>19.50073</text:p>
          </table:table-cell>
          <table:table-cell office:value-type="float" office:value="19.236519999999999" table:style-name="ce1">
            <text:p>19.23652</text:p>
          </table:table-cell>
          <table:table-cell office:value-type="float" office:value="18.96547" table:style-name="ce1">
            <text:p>18.96547</text:p>
          </table:table-cell>
          <table:table-cell table:style-name="ce1"/>
          <table:table-cell office:value-type="float" office:value="17.264399999999998" table:style-name="ce1">
            <text:p>17.2644</text:p>
          </table:table-cell>
          <table:table-cell office:value-type="float" office:value="18.959009999999999" table:style-name="ce1">
            <text:p>18.95901</text:p>
          </table:table-cell>
          <table:table-cell office:value-type="float" office:value="19.423300000000001" table:style-name="ce1">
            <text:p>19.4233</text:p>
          </table:table-cell>
          <table:table-cell office:value-type="float" office:value="19.599350000000001" table:style-name="ce1">
            <text:p>19.59935</text:p>
          </table:table-cell>
          <table:table-cell office:value-type="float" office:value="19.09873" table:style-name="ce1">
            <text:p>19.09873</text:p>
          </table:table-cell>
          <table:table-cell office:value-type="float" office:value="17.688580000000002" table:style-name="ce1">
            <text:p>17.68858</text:p>
          </table:table-cell>
          <table:table-cell office:value-type="float" office:value="17.618880000000001" table:style-name="ce1">
            <text:p>17.61888</text:p>
          </table:table-cell>
          <table:table-cell office:value-type="float" office:value="18.478290000000001" table:style-name="ce1">
            <text:p>18.47829</text:p>
          </table:table-cell>
          <table:table-cell office:value-type="float" office:value="-5.0000000000000001E-4" table:style-name="ce1">
            <text:p>-0.0005</text:p>
          </table:table-cell>
          <table:table-cell office:value-type="float" office:value="-5.1799999999999997E-3" table:style-name="ce1">
            <text:p>-0.00518</text:p>
          </table:table-cell>
          <table:table-cell office:value-type="float" office:value="-1E-4" table:style-name="ce1">
            <text:p>-0.0001</text:p>
          </table:table-cell>
          <table:table-cell table:style-name="ce1"/>
          <table:table-cell office:value-type="float" office:value="8.7000000000000001E-4" table:style-name="ce1">
            <text:p>0.00087</text:p>
          </table:table-cell>
          <table:table-cell office:value-type="float" office:value="7.2000000000000005E-4" table:style-name="ce1">
            <text:p>0.00072</text:p>
          </table:table-cell>
          <table:table-cell office:value-type="float" office:value="4.8178099999999997" table:style-name="ce1">
            <text:p>4.81781</text:p>
          </table:table-cell>
          <table:table-cell office:value-type="float" office:value="4.6788100000000004" table:style-name="ce1">
            <text:p>4.67881</text:p>
          </table:table-cell>
          <table:table-cell table:number-columns-repeated="2" table:style-name="ce1"/>
          <table:table-cell office:value-type="float" office:value="1.503E-3" table:style-name="ce1">
            <text:p>0.001503</text:p>
          </table:table-cell>
          <table:table-cell table:style-name="ce1"/>
          <table:table-cell office:value-type="float" office:value="3.09999" table:style-name="ce1">
            <text:p>3.09999</text:p>
          </table:table-cell>
          <table:table-cell office:value-type="float" office:value="3.1193" table:style-name="ce1">
            <text:p>3.1193</text:p>
          </table:table-cell>
          <table:table-cell office:value-type="float" office:value="3.2098499999999999" table:style-name="ce1">
            <text:p>3.20985</text:p>
          </table:table-cell>
          <table:table-cell office:value-type="float" office:value="3.2035100000000001" table:style-name="ce1">
            <text:p>3.20351</text:p>
          </table:table-cell>
          <table:table-cell office:value-type="float" office:value="3.20458" table:style-name="ce1">
            <text:p>3.20458</text:p>
          </table:table-cell>
          <table:table-cell office:value-type="float" office:value="3.1627900000000002" table:style-name="ce1">
            <text:p>3.16279</text:p>
          </table:table-cell>
          <table:table-cell office:value-type="float" office:value="4.9399999999999999E-3" table:style-name="ce1">
            <text:p>0.00494</text:p>
          </table:table-cell>
          <table:table-cell office:value-type="float" office:value="4.8700000000000002E-3" table:style-name="ce1">
            <text:p>0.00487</text:p>
          </table:table-cell>
          <table:table-cell office:value-type="float" office:value="5.1799999999999997E-3" table:style-name="ce1">
            <text:p>0.00518</text:p>
          </table:table-cell>
          <table:table-cell office:value-type="float" office:value="4.7000000000000002E-3" table:style-name="ce1">
            <text:p>0.0047</text:p>
          </table:table-cell>
          <table:table-cell office:value-type="float" office:value="12.53613" table:style-name="ce1">
            <text:p>12.53613</text:p>
          </table:table-cell>
          <table:table-cell office:value-type="float" office:value="13.10971" table:style-name="ce1">
            <text:p>13.10971</text:p>
          </table:table-cell>
          <table:table-cell office:value-type="float" office:value="12.865349999999999" table:style-name="ce1">
            <text:p>12.86535</text:p>
          </table:table-cell>
          <table:table-cell table:style-name="ce1"/>
          <table:table-cell office:value-type="float" office:value="12.57728" table:style-name="ce1">
            <text:p>12.57728</text:p>
          </table:table-cell>
          <table:table-cell office:value-type="float" office:value="12.52943" table:style-name="ce1">
            <text:p>12.52943</text:p>
          </table:table-cell>
          <table:table-cell office:value-type="float" office:value="1.5129699999999999" table:style-name="ce1">
            <text:p>1.51297</text:p>
          </table:table-cell>
          <table:table-cell office:value-type="float" office:value="1.3297600000000001" table:style-name="ce1">
            <text:p>1.32976</text:p>
          </table:table-cell>
          <table:table-cell office:value-type="float" office:value="1.2942499999999999" table:style-name="ce1">
            <text:p>1.29425</text:p>
          </table:table-cell>
          <table:table-cell office:value-type="float" office:value="1.25176" table:style-name="ce1">
            <text:p>1.25176</text:p>
          </table:table-cell>
          <table:table-cell office:value-type="float" office:value="10.1935" table:style-name="ce1">
            <text:p>10.1935</text:p>
          </table:table-cell>
          <table:table-cell office:value-type="float" office:value="10.2098" table:style-name="ce1">
            <text:p>10.2098</text:p>
          </table:table-cell>
          <table:table-cell office:value-type="float" office:value="10.292260000000001" table:style-name="ce1">
            <text:p>10.29226</text:p>
          </table:table-cell>
          <table:table-cell office:value-type="float" office:value="10.06883" table:style-name="ce1">
            <text:p>10.06883</text:p>
          </table:table-cell>
          <table:table-cell office:value-type="float" office:value="10.190950000000001" table:style-name="ce1">
            <text:p>10.19095</text:p>
          </table:table-cell>
          <table:table-cell office:value-type="float" office:value="10.179080000000001" table:style-name="ce1">
            <text:p>10.17908</text:p>
          </table:table-cell>
          <table:table-cell office:value-type="float" office:value="5.4030000000000002E-2" table:style-name="ce1">
            <text:p>0.05403</text:p>
          </table:table-cell>
          <table:table-cell office:value-type="float" office:value="5.4739999999999997E-2" table:style-name="ce1">
            <text:p>0.05474</text:p>
          </table:table-cell>
          <table:table-cell office:value-type="float" office:value="5.4469999999999998E-2" table:style-name="ce1">
            <text:p>0.05447</text:p>
          </table:table-cell>
          <table:table-cell office:value-type="float" office:value="5.5809999999999998E-2" table:style-name="ce1">
            <text:p>0.05581</text:p>
          </table:table-cell>
          <table:table-cell table:number-columns-repeated="16317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2"/>
          <table:table-cell office:value-type="string" table:style-name="ce1">
            <text:p>KK_02</text:p>
          </table:table-cell>
          <table:table-cell office:value-type="float" office:value="3.8899999999999998E-3" table:style-name="ce1">
            <text:p>0.00389</text:p>
          </table:table-cell>
          <table:table-cell office:value-type="float" office:value="5.3899999999999998E-3" table:style-name="ce1">
            <text:p>0.00539</text:p>
          </table:table-cell>
          <table:table-cell office:value-type="float" office:value="3.0100000000000001E-3" table:style-name="ce1">
            <text:p>0.00301</text:p>
          </table:table-cell>
          <table:table-cell office:value-type="float" office:value="2.8600000000000001E-3" table:style-name="ce1">
            <text:p>0.00286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2.6900000000000001E-3" table:style-name="ce1">
            <text:p>0.00269</text:p>
          </table:table-cell>
          <table:table-cell office:value-type="float" office:value="3.4499999999999999E-3" table:style-name="ce1">
            <text:p>0.00345</text:p>
          </table:table-cell>
          <table:table-cell office:value-type="float" office:value="1.7600000000000001E-3" table:style-name="ce1">
            <text:p>0.00176</text:p>
          </table:table-cell>
          <table:table-cell office:value-type="float" office:value="2.7399999999999998E-3" table:style-name="ce1">
            <text:p>0.00274</text:p>
          </table:table-cell>
          <table:table-cell office:value-type="float" office:value="2.7499999999999998E-3" table:style-name="ce1">
            <text:p>0.00275</text:p>
          </table:table-cell>
          <table:table-cell office:value-type="float" office:value="3.0023900000000001" table:style-name="ce1">
            <text:p>3.00239</text:p>
          </table:table-cell>
          <table:table-cell office:value-type="float" office:value="2.97797" table:style-name="ce1">
            <text:p>2.97797</text:p>
          </table:table-cell>
          <table:table-cell office:value-type="float" office:value="2.92848" table:style-name="ce1">
            <text:p>2.92848</text:p>
          </table:table-cell>
          <table:table-cell table:style-name="ce1"/>
          <table:table-cell office:value-type="float" office:value="2.84958" table:style-name="ce1">
            <text:p>2.84958</text:p>
          </table:table-cell>
          <table:table-cell office:value-type="float" office:value="2.9144100000000002" table:style-name="ce1">
            <text:p>2.91441</text:p>
          </table:table-cell>
          <table:table-cell office:value-type="float" office:value="2.9991099999999999" table:style-name="ce1">
            <text:p>2.99911</text:p>
          </table:table-cell>
          <table:table-cell office:value-type="float" office:value="3.0202100000000001" table:style-name="ce1">
            <text:p>3.02021</text:p>
          </table:table-cell>
          <table:table-cell office:value-type="float" office:value="2.9810099999999999" table:style-name="ce1">
            <text:p>2.98101</text:p>
          </table:table-cell>
          <table:table-cell office:value-type="float" office:value="2.86694" table:style-name="ce1">
            <text:p>2.86694</text:p>
          </table:table-cell>
          <table:table-cell office:value-type="float" office:value="2.8769" table:style-name="ce1">
            <text:p>2.8769</text:p>
          </table:table-cell>
          <table:table-cell office:value-type="float" office:value="2.8589199999999999" table:style-name="ce1">
            <text:p>2.85892</text:p>
          </table:table-cell>
          <table:table-cell office:value-type="float" office:value="-4.0099999999999997E-3" table:style-name="ce1">
            <text:p>-0.00401</text:p>
          </table:table-cell>
          <table:table-cell office:value-type="float" office:value="-9.4400000000000005E-3" table:style-name="ce1">
            <text:p>-0.00944</text:p>
          </table:table-cell>
          <table:table-cell office:value-type="float" office:value="-3.0899999999999999E-3" table:style-name="ce1">
            <text:p>-0.00309</text:p>
          </table:table-cell>
          <table:table-cell table:style-name="ce1"/>
          <table:table-cell office:value-type="float" office:value="-2.2699999999999999E-3" table:style-name="ce1">
            <text:p>-0.00227</text:p>
          </table:table-cell>
          <table:table-cell office:value-type="float" office:value="-2.4299999999999999E-3" table:style-name="ce1">
            <text:p>-0.00243</text:p>
          </table:table-cell>
          <table:table-cell office:value-type="float" office:value="0.63985999999999998" table:style-name="ce1">
            <text:p>0.63986</text:p>
          </table:table-cell>
          <table:table-cell office:value-type="float" office:value="0.64690999999999999" table:style-name="ce1">
            <text:p>0.64691</text:p>
          </table:table-cell>
          <table:table-cell table:number-columns-repeated="2" table:style-name="ce1"/>
          <table:table-cell office:value-type="float" office:value="5.6599999999999999E-4" table:style-name="ce1">
            <text:p>0.000566</text:p>
          </table:table-cell>
          <table:table-cell table:style-name="ce1"/>
          <table:table-cell office:value-type="float" office:value="0.36993999999999999" table:style-name="ce1">
            <text:p>0.36994</text:p>
          </table:table-cell>
          <table:table-cell office:value-type="float" office:value="0.36631000000000002" table:style-name="ce1">
            <text:p>0.36631</text:p>
          </table:table-cell>
          <table:table-cell office:value-type="float" office:value="0.37046000000000001" table:style-name="ce1">
            <text:p>0.37046</text:p>
          </table:table-cell>
          <table:table-cell office:value-type="float" office:value="0.37195" table:style-name="ce1">
            <text:p>0.37195</text:p>
          </table:table-cell>
          <table:table-cell office:value-type="float" office:value="0.37111" table:style-name="ce1">
            <text:p>0.37111</text:p>
          </table:table-cell>
          <table:table-cell office:value-type="float" office:value="0.36636999999999997" table:style-name="ce1">
            <text:p>0.36637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2.9E-4" table:style-name="ce1">
            <text:p>0.00029</text:p>
          </table:table-cell>
          <table:table-cell office:value-type="float" office:value="-6.9999999999999994E-5" table:style-name="ce1">
            <text:p>-0.00007</text:p>
          </table:table-cell>
          <table:table-cell office:value-type="float" office:value="2.5443600000000002" table:style-name="ce1">
            <text:p>2.54436</text:p>
          </table:table-cell>
          <table:table-cell office:value-type="float" office:value="2.5880000000000001" table:style-name="ce1">
            <text:p>2.588</text:p>
          </table:table-cell>
          <table:table-cell office:value-type="float" office:value="2.5706699999999998" table:style-name="ce1">
            <text:p>2.57067</text:p>
          </table:table-cell>
          <table:table-cell table:style-name="ce1"/>
          <table:table-cell office:value-type="float" office:value="2.5533999999999999" table:style-name="ce1">
            <text:p>2.5534</text:p>
          </table:table-cell>
          <table:table-cell office:value-type="float" office:value="2.5661700000000001" table:style-name="ce1">
            <text:p>2.56617</text:p>
          </table:table-cell>
          <table:table-cell office:value-type="float" office:value="0.32752999999999999" table:style-name="ce1">
            <text:p>0.32753</text:p>
          </table:table-cell>
          <table:table-cell office:value-type="float" office:value="0.26184000000000002" table:style-name="ce1">
            <text:p>0.26184</text:p>
          </table:table-cell>
          <table:table-cell office:value-type="float" office:value="0.2457" table:style-name="ce1">
            <text:p>0.2457</text:p>
          </table:table-cell>
          <table:table-cell office:value-type="float" office:value="0.24539" table:style-name="ce1">
            <text:p>0.24539</text:p>
          </table:table-cell>
          <table:table-cell office:value-type="float" office:value="6.7819599999999998" table:style-name="ce1">
            <text:p>6.78196</text:p>
          </table:table-cell>
          <table:table-cell office:value-type="float" office:value="6.7855600000000003" table:style-name="ce1">
            <text:p>6.78556</text:p>
          </table:table-cell>
          <table:table-cell office:value-type="float" office:value="6.80945" table:style-name="ce1">
            <text:p>6.80945</text:p>
          </table:table-cell>
          <table:table-cell office:value-type="float" office:value="6.5961999999999996" table:style-name="ce1">
            <text:p>6.5962</text:p>
          </table:table-cell>
          <table:table-cell office:value-type="float" office:value="6.6885300000000001" table:style-name="ce1">
            <text:p>6.68853</text:p>
          </table:table-cell>
          <table:table-cell office:value-type="float" office:value="6.6935200000000004" table:style-name="ce1">
            <text:p>6.69352</text:p>
          </table:table-cell>
          <table:table-cell office:value-type="float" office:value="2.266E-2" table:style-name="ce1">
            <text:p>0.02266</text:p>
          </table:table-cell>
          <table:table-cell office:value-type="float" office:value="2.2890000000000001E-2" table:style-name="ce1">
            <text:p>0.02289</text:p>
          </table:table-cell>
          <table:table-cell office:value-type="float" office:value="2.298E-2" table:style-name="ce1">
            <text:p>0.02298</text:p>
          </table:table-cell>
          <table:table-cell office:value-type="float" office:value="2.3009999999999999E-2" table:style-name="ce1">
            <text:p>0.02301</text:p>
          </table:table-cell>
          <table:table-cell table:number-columns-repeated="16317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2"/>
          <table:table-cell office:value-type="string" table:style-name="ce1">
            <text:p>KK_03</text:p>
          </table:table-cell>
          <table:table-cell office:value-type="float" office:value="3.7100000000000002E-3" table:style-name="ce1">
            <text:p>0.00371</text:p>
          </table:table-cell>
          <table:table-cell office:value-type="float" office:value="5.0699999999999999E-3" table:style-name="ce1">
            <text:p>0.00507</text:p>
          </table:table-cell>
          <table:table-cell office:value-type="float" office:value="2.7100000000000002E-3" table:style-name="ce1">
            <text:p>0.0027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65E-3" table:style-name="ce1">
            <text:p>0.00265</text:p>
          </table:table-cell>
          <table:table-cell office:value-type="float" office:value="2.66E-3" table:style-name="ce1">
            <text:p>0.00266</text:p>
          </table:table-cell>
          <table:table-cell office:value-type="float" office:value="3.3899999999999998E-3" table:style-name="ce1">
            <text:p>0.00339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3.1065200000000002" table:style-name="ce1">
            <text:p>3.10652</text:p>
          </table:table-cell>
          <table:table-cell office:value-type="float" office:value="3.0716100000000002" table:style-name="ce1">
            <text:p>3.07161</text:p>
          </table:table-cell>
          <table:table-cell office:value-type="float" office:value="3.0209999999999999" table:style-name="ce1">
            <text:p>3.021</text:p>
          </table:table-cell>
          <table:table-cell table:style-name="ce1"/>
          <table:table-cell office:value-type="float" office:value="2.96644" table:style-name="ce1">
            <text:p>2.96644</text:p>
          </table:table-cell>
          <table:table-cell office:value-type="float" office:value="3.0048599999999999" table:style-name="ce1">
            <text:p>3.00486</text:p>
          </table:table-cell>
          <table:table-cell office:value-type="float" office:value="3.1069399999999998" table:style-name="ce1">
            <text:p>3.10694</text:p>
          </table:table-cell>
          <table:table-cell office:value-type="float" office:value="3.1141000000000001" table:style-name="ce1">
            <text:p>3.1141</text:p>
          </table:table-cell>
          <table:table-cell office:value-type="float" office:value="3.0615399999999999" table:style-name="ce1">
            <text:p>3.06154</text:p>
          </table:table-cell>
          <table:table-cell office:value-type="float" office:value="2.9340600000000001" table:style-name="ce1">
            <text:p>2.93406</text:p>
          </table:table-cell>
          <table:table-cell office:value-type="float" office:value="2.9447700000000001" table:style-name="ce1">
            <text:p>2.94477</text:p>
          </table:table-cell>
          <table:table-cell office:value-type="float" office:value="2.9461400000000002" table:style-name="ce1">
            <text:p>2.94614</text:p>
          </table:table-cell>
          <table:table-cell office:value-type="float" office:value="-3.64E-3" table:style-name="ce1">
            <text:p>-0.00364</text:p>
          </table:table-cell>
          <table:table-cell office:value-type="float" office:value="-9.11E-3" table:style-name="ce1">
            <text:p>-0.00911</text:p>
          </table:table-cell>
          <table:table-cell office:value-type="float" office:value="-2.8800000000000002E-3" table:style-name="ce1">
            <text:p>-0.00288</text:p>
          </table:table-cell>
          <table:table-cell table:style-name="ce1"/>
          <table:table-cell office:value-type="float" office:value="-2.1099999999999999E-3" table:style-name="ce1">
            <text:p>-0.00211</text:p>
          </table:table-cell>
          <table:table-cell office:value-type="float" office:value="-4.4900000000000001E-3" table:style-name="ce1">
            <text:p>-0.00449</text:p>
          </table:table-cell>
          <table:table-cell office:value-type="float" office:value="0.64422000000000001" table:style-name="ce1">
            <text:p>0.64422</text:p>
          </table:table-cell>
          <table:table-cell office:value-type="float" office:value="0.64954000000000001" table:style-name="ce1">
            <text:p>0.64954</text:p>
          </table:table-cell>
          <table:table-cell table:number-columns-repeated="2" table:style-name="ce1"/>
          <table:table-cell office:value-type="float" office:value="5.4100000000000003E-4" table:style-name="ce1">
            <text:p>0.000541</text:p>
          </table:table-cell>
          <table:table-cell table:style-name="ce1"/>
          <table:table-cell office:value-type="float" office:value="0.38180999999999998" table:style-name="ce1">
            <text:p>0.38181</text:p>
          </table:table-cell>
          <table:table-cell office:value-type="float" office:value="0.37776999999999999" table:style-name="ce1">
            <text:p>0.37777</text:p>
          </table:table-cell>
          <table:table-cell office:value-type="float" office:value="0.38274000000000002" table:style-name="ce1">
            <text:p>0.38274</text:p>
          </table:table-cell>
          <table:table-cell office:value-type="float" office:value="0.38429999999999997" table:style-name="ce1">
            <text:p>0.3843</text:p>
          </table:table-cell>
          <table:table-cell office:value-type="float" office:value="0.38358999999999999" table:style-name="ce1">
            <text:p>0.38359</text:p>
          </table:table-cell>
          <table:table-cell office:value-type="float" office:value="0.37897999999999998" table:style-name="ce1">
            <text:p>0.37898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8.0000000000000004E-4" table:style-name="ce1">
            <text:p>0.0008</text:p>
          </table:table-cell>
          <table:table-cell office:value-type="float" office:value="8.7000000000000001E-4" table:style-name="ce1">
            <text:p>0.00087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2.7314600000000002" table:style-name="ce1">
            <text:p>2.73146</text:p>
          </table:table-cell>
          <table:table-cell office:value-type="float" office:value="2.7389000000000001" table:style-name="ce1">
            <text:p>2.7389</text:p>
          </table:table-cell>
          <table:table-cell office:value-type="float" office:value="2.70485" table:style-name="ce1">
            <text:p>2.70485</text:p>
          </table:table-cell>
          <table:table-cell table:style-name="ce1"/>
          <table:table-cell office:value-type="float" office:value="2.71604" table:style-name="ce1">
            <text:p>2.71604</text:p>
          </table:table-cell>
          <table:table-cell office:value-type="float" office:value="2.7096200000000001" table:style-name="ce1">
            <text:p>2.70962</text:p>
          </table:table-cell>
          <table:table-cell office:value-type="float" office:value="0.32966000000000001" table:style-name="ce1">
            <text:p>0.32966</text:p>
          </table:table-cell>
          <table:table-cell office:value-type="float" office:value="0.29100999999999999" table:style-name="ce1">
            <text:p>0.29101</text:p>
          </table:table-cell>
          <table:table-cell office:value-type="float" office:value="0.28032000000000001" table:style-name="ce1">
            <text:p>0.28032</text:p>
          </table:table-cell>
          <table:table-cell office:value-type="float" office:value="0.27631" table:style-name="ce1">
            <text:p>0.27631</text:p>
          </table:table-cell>
          <table:table-cell office:value-type="float" office:value="6.9329099999999997" table:style-name="ce1">
            <text:p>6.93291</text:p>
          </table:table-cell>
          <table:table-cell office:value-type="float" office:value="6.9545700000000004" table:style-name="ce1">
            <text:p>6.95457</text:p>
          </table:table-cell>
          <table:table-cell office:value-type="float" office:value="6.9853399999999999" table:style-name="ce1">
            <text:p>6.98534</text:p>
          </table:table-cell>
          <table:table-cell office:value-type="float" office:value="6.8518600000000003" table:style-name="ce1">
            <text:p>6.85186</text:p>
          </table:table-cell>
          <table:table-cell office:value-type="float" office:value="6.8494099999999998" table:style-name="ce1">
            <text:p>6.84941</text:p>
          </table:table-cell>
          <table:table-cell office:value-type="float" office:value="6.8657300000000001" table:style-name="ce1">
            <text:p>6.86573</text:p>
          </table:table-cell>
          <table:table-cell office:value-type="float" office:value="2.3210000000000001E-2" table:style-name="ce1">
            <text:p>0.02321</text:p>
          </table:table-cell>
          <table:table-cell office:value-type="float" office:value="2.3439999999999999E-2" table:style-name="ce1">
            <text:p>0.02344</text:p>
          </table:table-cell>
          <table:table-cell office:value-type="float" office:value="2.351E-2" table:style-name="ce1">
            <text:p>0.02351</text:p>
          </table:table-cell>
          <table:table-cell office:value-type="float" office:value="2.3519999999999999E-2" table:style-name="ce1">
            <text:p>0.02352</text:p>
          </table:table-cell>
          <table:table-cell table:number-columns-repeated="16317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2"/>
          <table:table-cell office:value-type="string" table:style-name="ce1">
            <text:p>KK_04</text:p>
          </table:table-cell>
          <table:table-cell office:value-type="float" office:value="1.0290000000000001E-2" table:style-name="ce1">
            <text:p>0.01029</text:p>
          </table:table-cell>
          <table:table-cell office:value-type="float" office:value="1.163E-2" table:style-name="ce1">
            <text:p>0.01163</text:p>
          </table:table-cell>
          <table:table-cell office:value-type="float" office:value="2.32E-3" table:style-name="ce1">
            <text:p>0.00232</text:p>
          </table:table-cell>
          <table:table-cell office:value-type="float" office:value="2.47E-3" table:style-name="ce1">
            <text:p>0.00247</text:p>
          </table:table-cell>
          <table:table-cell office:value-type="float" office:value="2.1900000000000001E-3" table:style-name="ce1">
            <text:p>0.00219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2.7200000000000002E-3" table:style-name="ce1">
            <text:p>0.00272</text:p>
          </table:table-cell>
          <table:table-cell office:value-type="float" office:value="2.1900000000000001E-3" table:style-name="ce1">
            <text:p>0.00219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2.3900000000000002E-3" table:style-name="ce1">
            <text:p>0.00239</text:p>
          </table:table-cell>
          <table:table-cell office:value-type="float" office:value="3.0331600000000001" table:style-name="ce1">
            <text:p>3.03316</text:p>
          </table:table-cell>
          <table:table-cell office:value-type="float" office:value="3.0116000000000001" table:style-name="ce1">
            <text:p>3.0116</text:p>
          </table:table-cell>
          <table:table-cell office:value-type="float" office:value="2.96163" table:style-name="ce1">
            <text:p>2.96163</text:p>
          </table:table-cell>
          <table:table-cell table:style-name="ce1"/>
          <table:table-cell office:value-type="float" office:value="2.8806600000000002" table:style-name="ce1">
            <text:p>2.88066</text:p>
          </table:table-cell>
          <table:table-cell office:value-type="float" office:value="2.9355099999999998" table:style-name="ce1">
            <text:p>2.93551</text:p>
          </table:table-cell>
          <table:table-cell office:value-type="float" office:value="3.0250699999999999" table:style-name="ce1">
            <text:p>3.02507</text:p>
          </table:table-cell>
          <table:table-cell office:value-type="float" office:value="3.0576699999999999" table:style-name="ce1">
            <text:p>3.05767</text:p>
          </table:table-cell>
          <table:table-cell office:value-type="float" office:value="2.9976699999999998" table:style-name="ce1">
            <text:p>2.99767</text:p>
          </table:table-cell>
          <table:table-cell office:value-type="float" office:value="2.8972799999999999" table:style-name="ce1">
            <text:p>2.89728</text:p>
          </table:table-cell>
          <table:table-cell office:value-type="float" office:value="2.9085700000000001" table:style-name="ce1">
            <text:p>2.90857</text:p>
          </table:table-cell>
          <table:table-cell office:value-type="float" office:value="2.8916900000000001" table:style-name="ce1">
            <text:p>2.89169</text:p>
          </table:table-cell>
          <table:table-cell office:value-type="float" office:value="-1.23E-3" table:style-name="ce1">
            <text:p>-0.00123</text:p>
          </table:table-cell>
          <table:table-cell office:value-type="float" office:value="-6.1599999999999997E-3" table:style-name="ce1">
            <text:p>-0.00616</text:p>
          </table:table-cell>
          <table:table-cell office:value-type="float" office:value="-6.8999999999999997E-4" table:style-name="ce1">
            <text:p>-0.00069</text:p>
          </table:table-cell>
          <table:table-cell table:style-name="ce1"/>
          <table:table-cell office:value-type="float" office:value="7.6000000000000004E-4" table:style-name="ce1">
            <text:p>0.00076</text:p>
          </table:table-cell>
          <table:table-cell office:value-type="float" office:value="-4.2999999999999999E-4" table:style-name="ce1">
            <text:p>-0.00043</text:p>
          </table:table-cell>
          <table:table-cell office:value-type="float" office:value="0.66437000000000002" table:style-name="ce1">
            <text:p>0.66437</text:p>
          </table:table-cell>
          <table:table-cell office:value-type="float" office:value="0.66844999999999999" table:style-name="ce1">
            <text:p>0.66845</text:p>
          </table:table-cell>
          <table:table-cell table:number-columns-repeated="2" table:style-name="ce1"/>
          <table:table-cell office:value-type="float" office:value="5.0000000000000001E-4" table:style-name="ce1">
            <text:p>0.0005</text:p>
          </table:table-cell>
          <table:table-cell table:style-name="ce1"/>
          <table:table-cell office:value-type="float" office:value="0.38599" table:style-name="ce1">
            <text:p>0.38599</text:p>
          </table:table-cell>
          <table:table-cell office:value-type="float" office:value="0.38218999999999997" table:style-name="ce1">
            <text:p>0.38219</text:p>
          </table:table-cell>
          <table:table-cell office:value-type="float" office:value="0.38596000000000003" table:style-name="ce1">
            <text:p>0.38596</text:p>
          </table:table-cell>
          <table:table-cell office:value-type="float" office:value="0.38934000000000002" table:style-name="ce1">
            <text:p>0.38934</text:p>
          </table:table-cell>
          <table:table-cell office:value-type="float" office:value="0.38757999999999998" table:style-name="ce1">
            <text:p>0.38758</text:p>
          </table:table-cell>
          <table:table-cell office:value-type="float" office:value="0.38275999999999999" table:style-name="ce1">
            <text:p>0.38276</text:p>
          </table:table-cell>
          <table:table-cell office:value-type="float" office:value="2.7E-4" table:style-name="ce1">
            <text:p>0.00027</text:p>
          </table:table-cell>
          <table:table-cell office:value-type="float" office:value="2.3000000000000001E-4" table:style-name="ce1">
            <text:p>0.00023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-2.3000000000000001E-4" table:style-name="ce1">
            <text:p>-0.00023</text:p>
          </table:table-cell>
          <table:table-cell office:value-type="float" office:value="2.8596499999999998" table:style-name="ce1">
            <text:p>2.85965</text:p>
          </table:table-cell>
          <table:table-cell office:value-type="float" office:value="2.9457200000000001" table:style-name="ce1">
            <text:p>2.94572</text:p>
          </table:table-cell>
          <table:table-cell office:value-type="float" office:value="2.9113799999999999" table:style-name="ce1">
            <text:p>2.91138</text:p>
          </table:table-cell>
          <table:table-cell table:style-name="ce1"/>
          <table:table-cell office:value-type="float" office:value="2.9026200000000002" table:style-name="ce1">
            <text:p>2.90262</text:p>
          </table:table-cell>
          <table:table-cell office:value-type="float" office:value="2.9171399999999998" table:style-name="ce1">
            <text:p>2.91714</text:p>
          </table:table-cell>
          <table:table-cell office:value-type="float" office:value="0.38607999999999998" table:style-name="ce1">
            <text:p>0.38608</text:p>
          </table:table-cell>
          <table:table-cell office:value-type="float" office:value="0.31856000000000001" table:style-name="ce1">
            <text:p>0.31856</text:p>
          </table:table-cell>
          <table:table-cell office:value-type="float" office:value="0.29748999999999998" table:style-name="ce1">
            <text:p>0.29749</text:p>
          </table:table-cell>
          <table:table-cell office:value-type="float" office:value="0.27013999999999999" table:style-name="ce1">
            <text:p>0.27014</text:p>
          </table:table-cell>
          <table:table-cell office:value-type="float" office:value="7.1838199999999999" table:style-name="ce1">
            <text:p>7.18382</text:p>
          </table:table-cell>
          <table:table-cell office:value-type="float" office:value="7.2009800000000004" table:style-name="ce1">
            <text:p>7.20098</text:p>
          </table:table-cell>
          <table:table-cell office:value-type="float" office:value="7.2104400000000002" table:style-name="ce1">
            <text:p>7.21044</text:p>
          </table:table-cell>
          <table:table-cell office:value-type="float" office:value="7.1093400000000004" table:style-name="ce1">
            <text:p>7.10934</text:p>
          </table:table-cell>
          <table:table-cell office:value-type="float" office:value="7.1041100000000004" table:style-name="ce1">
            <text:p>7.10411</text:p>
          </table:table-cell>
          <table:table-cell office:value-type="float" office:value="7.1127799999999999" table:style-name="ce1">
            <text:p>7.11278</text:p>
          </table:table-cell>
          <table:table-cell office:value-type="float" office:value="2.3189999999999999E-2" table:style-name="ce1">
            <text:p>0.02319</text:p>
          </table:table-cell>
          <table:table-cell office:value-type="float" office:value="2.3429999999999999E-2" table:style-name="ce1">
            <text:p>0.02343</text:p>
          </table:table-cell>
          <table:table-cell office:value-type="float" office:value="2.351E-2" table:style-name="ce1">
            <text:p>0.02351</text:p>
          </table:table-cell>
          <table:table-cell office:value-type="float" office:value="2.359E-2" table:style-name="ce1">
            <text:p>0.02359</text:p>
          </table:table-cell>
          <table:table-cell table:number-columns-repeated="16317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2"/>
          <table:table-cell office:value-type="string" table:style-name="ce1">
            <text:p>KK_05</text:p>
          </table:table-cell>
          <table:table-cell office:value-type="float" office:value="3.62E-3" table:style-name="ce1">
            <text:p>0.00362</text:p>
          </table:table-cell>
          <table:table-cell office:value-type="float" office:value="6.0600000000000003E-3" table:style-name="ce1">
            <text:p>0.00606</text:p>
          </table:table-cell>
          <table:table-cell office:value-type="float" office:value="2.4299999999999999E-3" table:style-name="ce1">
            <text:p>0.00243</text:p>
          </table:table-cell>
          <table:table-cell office:value-type="float" office:value="2.49E-3" table:style-name="ce1">
            <text:p>0.00249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399999999999998E-3" table:style-name="ce1">
            <text:p>0.00324</text:p>
          </table:table-cell>
          <table:table-cell office:value-type="float" office:value="2.4399999999999999E-3" table:style-name="ce1">
            <text:p>0.00244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3.1322800000000002" table:style-name="ce1">
            <text:p>3.13228</text:p>
          </table:table-cell>
          <table:table-cell office:value-type="float" office:value="3.09938" table:style-name="ce1">
            <text:p>3.09938</text:p>
          </table:table-cell>
          <table:table-cell office:value-type="float" office:value="3.04956" table:style-name="ce1">
            <text:p>3.04956</text:p>
          </table:table-cell>
          <table:table-cell table:style-name="ce1"/>
          <table:table-cell office:value-type="float" office:value="2.98603" table:style-name="ce1">
            <text:p>2.98603</text:p>
          </table:table-cell>
          <table:table-cell office:value-type="float" office:value="3.0197799999999999" table:style-name="ce1">
            <text:p>3.01978</text:p>
          </table:table-cell>
          <table:table-cell office:value-type="float" office:value="3.1421899999999998" table:style-name="ce1">
            <text:p>3.14219</text:p>
          </table:table-cell>
          <table:table-cell office:value-type="float" office:value="3.15944" table:style-name="ce1">
            <text:p>3.15944</text:p>
          </table:table-cell>
          <table:table-cell office:value-type="float" office:value="3.0765500000000001" table:style-name="ce1">
            <text:p>3.07655</text:p>
          </table:table-cell>
          <table:table-cell office:value-type="float" office:value="2.98441" table:style-name="ce1">
            <text:p>2.98441</text:p>
          </table:table-cell>
          <table:table-cell office:value-type="float" office:value="2.9963500000000001" table:style-name="ce1">
            <text:p>2.99635</text:p>
          </table:table-cell>
          <table:table-cell office:value-type="float" office:value="2.97756" table:style-name="ce1">
            <text:p>2.97756</text:p>
          </table:table-cell>
          <table:table-cell office:value-type="float" office:value="-3.8300000000000001E-3" table:style-name="ce1">
            <text:p>-0.00383</text:p>
          </table:table-cell>
          <table:table-cell office:value-type="float" office:value="-9.75E-3" table:style-name="ce1">
            <text:p>-0.00975</text:p>
          </table:table-cell>
          <table:table-cell office:value-type="float" office:value="-3.8500000000000001E-3" table:style-name="ce1">
            <text:p>-0.00385</text:p>
          </table:table-cell>
          <table:table-cell table:style-name="ce1"/>
          <table:table-cell office:value-type="float" office:value="-2.9099999999999998E-3" table:style-name="ce1">
            <text:p>-0.00291</text:p>
          </table:table-cell>
          <table:table-cell office:value-type="float" office:value="-4.6600000000000001E-3" table:style-name="ce1">
            <text:p>-0.00466</text:p>
          </table:table-cell>
          <table:table-cell office:value-type="float" office:value="0.64683999999999997" table:style-name="ce1">
            <text:p>0.64684</text:p>
          </table:table-cell>
          <table:table-cell office:value-type="float" office:value="0.65486" table:style-name="ce1">
            <text:p>0.65486</text:p>
          </table:table-cell>
          <table:table-cell table:number-columns-repeated="2" table:style-name="ce1"/>
          <table:table-cell office:value-type="float" office:value="5.5099999999999995E-4" table:style-name="ce1">
            <text:p>0.000551</text:p>
          </table:table-cell>
          <table:table-cell table:style-name="ce1"/>
          <table:table-cell office:value-type="float" office:value="0.39890999999999999" table:style-name="ce1">
            <text:p>0.39891</text:p>
          </table:table-cell>
          <table:table-cell office:value-type="float" office:value="0.39439000000000002" table:style-name="ce1">
            <text:p>0.39439</text:p>
          </table:table-cell>
          <table:table-cell office:value-type="float" office:value="0.39939999999999998" table:style-name="ce1">
            <text:p>0.3994</text:p>
          </table:table-cell>
          <table:table-cell office:value-type="float" office:value="0.40338000000000002" table:style-name="ce1">
            <text:p>0.40338</text:p>
          </table:table-cell>
          <table:table-cell office:value-type="float" office:value="0.40172999999999998" table:style-name="ce1">
            <text:p>0.40173</text:p>
          </table:table-cell>
          <table:table-cell office:value-type="float" office:value="0.39457999999999999" table:style-name="ce1">
            <text:p>0.39458</text:p>
          </table:table-cell>
          <table:table-cell office:value-type="float" office:value="1.4999999999999999E-4" table:style-name="ce1">
            <text:p>0.00015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8.0000000000000007E-5" table:style-name="ce1">
            <text:p>0.00008</text:p>
          </table:table-cell>
          <table:table-cell office:value-type="float" office:value="-3.0000000000000001E-5" table:style-name="ce1">
            <text:p>-0.00003</text:p>
          </table:table-cell>
          <table:table-cell office:value-type="float" office:value="3.0188899999999999" table:style-name="ce1">
            <text:p>3.01889</text:p>
          </table:table-cell>
          <table:table-cell office:value-type="float" office:value="3.04453" table:style-name="ce1">
            <text:p>3.04453</text:p>
          </table:table-cell>
          <table:table-cell office:value-type="float" office:value="3.0434800000000002" table:style-name="ce1">
            <text:p>3.04348</text:p>
          </table:table-cell>
          <table:table-cell table:style-name="ce1"/>
          <table:table-cell office:value-type="float" office:value="3.048" table:style-name="ce1">
            <text:p>3.048</text:p>
          </table:table-cell>
          <table:table-cell office:value-type="float" office:value="3.0541399999999999" table:style-name="ce1">
            <text:p>3.05414</text:p>
          </table:table-cell>
          <table:table-cell office:value-type="float" office:value="0.35365999999999997" table:style-name="ce1">
            <text:p>0.35366</text:p>
          </table:table-cell>
          <table:table-cell office:value-type="float" office:value="0.32851000000000002" table:style-name="ce1">
            <text:p>0.32851</text:p>
          </table:table-cell>
          <table:table-cell office:value-type="float" office:value="0.31907000000000002" table:style-name="ce1">
            <text:p>0.31907</text:p>
          </table:table-cell>
          <table:table-cell office:value-type="float" office:value="0.28715000000000002" table:style-name="ce1">
            <text:p>0.28715</text:p>
          </table:table-cell>
          <table:table-cell office:value-type="float" office:value="7.3323700000000001" table:style-name="ce1">
            <text:p>7.33237</text:p>
          </table:table-cell>
          <table:table-cell office:value-type="float" office:value="7.3555900000000003" table:style-name="ce1">
            <text:p>7.35559</text:p>
          </table:table-cell>
          <table:table-cell office:value-type="float" office:value="7.3716600000000003" table:style-name="ce1">
            <text:p>7.37166</text:p>
          </table:table-cell>
          <table:table-cell office:value-type="float" office:value="7.2166399999999999" table:style-name="ce1">
            <text:p>7.21664</text:p>
          </table:table-cell>
          <table:table-cell office:value-type="float" office:value="7.2799199999999997" table:style-name="ce1">
            <text:p>7.27992</text:p>
          </table:table-cell>
          <table:table-cell office:value-type="float" office:value="7.26797" table:style-name="ce1">
            <text:p>7.26797</text:p>
          </table:table-cell>
          <table:table-cell office:value-type="float" office:value="2.3730000000000001E-2" table:style-name="ce1">
            <text:p>0.02373</text:p>
          </table:table-cell>
          <table:table-cell office:value-type="float" office:value="2.401E-2" table:style-name="ce1">
            <text:p>0.02401</text:p>
          </table:table-cell>
          <table:table-cell office:value-type="float" office:value="2.4060000000000002E-2" table:style-name="ce1">
            <text:p>0.02406</text:p>
          </table:table-cell>
          <table:table-cell office:value-type="float" office:value="2.4160000000000001E-2" table:style-name="ce1">
            <text:p>0.02416</text:p>
          </table:table-cell>
          <table:table-cell table:number-columns-repeated="16317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2"/>
          <table:table-cell office:value-type="string" table:style-name="ce1">
            <text:p>KK_06</text:p>
          </table:table-cell>
          <table:table-cell office:value-type="float" office:value="3.2100000000000002E-3" table:style-name="ce1">
            <text:p>0.00321</text:p>
          </table:table-cell>
          <table:table-cell office:value-type="float" office:value="5.7200000000000003E-3" table:style-name="ce1">
            <text:p>0.00572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2.5699999999999998E-3" table:style-name="ce1">
            <text:p>0.00257</text:p>
          </table:table-cell>
          <table:table-cell office:value-type="float" office:value="2.3900000000000002E-3" table:style-name="ce1">
            <text:p>0.00239</text:p>
          </table:table-cell>
          <table:table-cell office:value-type="float" office:value="2.3800000000000002E-3" table:style-name="ce1">
            <text:p>0.00238</text:p>
          </table:table-cell>
          <table:table-cell office:value-type="float" office:value="2.48E-3" table:style-name="ce1">
            <text:p>0.00248</text:p>
          </table:table-cell>
          <table:table-cell office:value-type="float" office:value="3.6900000000000001E-3" table:style-name="ce1">
            <text:p>0.00369</text:p>
          </table:table-cell>
          <table:table-cell office:value-type="float" office:value="2.48E-3" table:style-name="ce1">
            <text:p>0.00248</text:p>
          </table:table-cell>
          <table:table-cell office:value-type="float" office:value="2.5400000000000002E-3" table:style-name="ce1">
            <text:p>0.00254</text:p>
          </table:table-cell>
          <table:table-cell office:value-type="float" office:value="3.1868599999999998" table:style-name="ce1">
            <text:p>3.18686</text:p>
          </table:table-cell>
          <table:table-cell office:value-type="float" office:value="3.1631800000000001" table:style-name="ce1">
            <text:p>3.16318</text:p>
          </table:table-cell>
          <table:table-cell office:value-type="float" office:value="3.1144400000000001" table:style-name="ce1">
            <text:p>3.11444</text:p>
          </table:table-cell>
          <table:table-cell table:style-name="ce1"/>
          <table:table-cell office:value-type="float" office:value="3.0668700000000002" table:style-name="ce1">
            <text:p>3.06687</text:p>
          </table:table-cell>
          <table:table-cell office:value-type="float" office:value="3.0901200000000002" table:style-name="ce1">
            <text:p>3.09012</text:p>
          </table:table-cell>
          <table:table-cell office:value-type="float" office:value="3.1887099999999999" table:style-name="ce1">
            <text:p>3.18871</text:p>
          </table:table-cell>
          <table:table-cell office:value-type="float" office:value="3.2186599999999999" table:style-name="ce1">
            <text:p>3.21866</text:p>
          </table:table-cell>
          <table:table-cell office:value-type="float" office:value="3.1476500000000001" table:style-name="ce1">
            <text:p>3.14765</text:p>
          </table:table-cell>
          <table:table-cell office:value-type="float" office:value="3.0089100000000002" table:style-name="ce1">
            <text:p>3.00891</text:p>
          </table:table-cell>
          <table:table-cell office:value-type="float" office:value="3.02014" table:style-name="ce1">
            <text:p>3.02014</text:p>
          </table:table-cell>
          <table:table-cell office:value-type="float" office:value="3.0430700000000002" table:style-name="ce1">
            <text:p>3.04307</text:p>
          </table:table-cell>
          <table:table-cell office:value-type="float" office:value="-4.4299999999999999E-3" table:style-name="ce1">
            <text:p>-0.00443</text:p>
          </table:table-cell>
          <table:table-cell office:value-type="float" office:value="-9.9600000000000001E-3" table:style-name="ce1">
            <text:p>-0.00996</text:p>
          </table:table-cell>
          <table:table-cell office:value-type="float" office:value="-4.0899999999999999E-3" table:style-name="ce1">
            <text:p>-0.00409</text:p>
          </table:table-cell>
          <table:table-cell table:style-name="ce1"/>
          <table:table-cell office:value-type="float" office:value="-3.0300000000000001E-3" table:style-name="ce1">
            <text:p>-0.00303</text:p>
          </table:table-cell>
          <table:table-cell office:value-type="float" office:value="-3.5899999999999999E-3" table:style-name="ce1">
            <text:p>-0.00359</text:p>
          </table:table-cell>
          <table:table-cell office:value-type="float" office:value="0.64910000000000001" table:style-name="ce1">
            <text:p>0.6491</text:p>
          </table:table-cell>
          <table:table-cell office:value-type="float" office:value="0.65783000000000003" table:style-name="ce1">
            <text:p>0.65783</text:p>
          </table:table-cell>
          <table:table-cell table:number-columns-repeated="2" table:style-name="ce1"/>
          <table:table-cell office:value-type="float" office:value="5.3200000000000003E-4" table:style-name="ce1">
            <text:p>0.000532</text:p>
          </table:table-cell>
          <table:table-cell table:style-name="ce1"/>
          <table:table-cell office:value-type="float" office:value="0.40781000000000001" table:style-name="ce1">
            <text:p>0.40781</text:p>
          </table:table-cell>
          <table:table-cell office:value-type="float" office:value="0.40340999999999999" table:style-name="ce1">
            <text:p>0.40341</text:p>
          </table:table-cell>
          <table:table-cell office:value-type="float" office:value="0.40814" table:style-name="ce1">
            <text:p>0.40814</text:p>
          </table:table-cell>
          <table:table-cell office:value-type="float" office:value="0.41181000000000001" table:style-name="ce1">
            <text:p>0.41181</text:p>
          </table:table-cell>
          <table:table-cell office:value-type="float" office:value="0.41044000000000003" table:style-name="ce1">
            <text:p>0.41044</text:p>
          </table:table-cell>
          <table:table-cell office:value-type="float" office:value="0.40601999999999999" table:style-name="ce1">
            <text:p>0.40602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-4.0000000000000003E-5" table:style-name="ce1">
            <text:p>-0.00004</text:p>
          </table:table-cell>
          <table:table-cell office:value-type="float" office:value="-4.4000000000000002E-4" table:style-name="ce1">
            <text:p>-0.00044</text:p>
          </table:table-cell>
          <table:table-cell office:value-type="float" office:value="3.12201" table:style-name="ce1">
            <text:p>3.12201</text:p>
          </table:table-cell>
          <table:table-cell office:value-type="float" office:value="3.18628" table:style-name="ce1">
            <text:p>3.18628</text:p>
          </table:table-cell>
          <table:table-cell office:value-type="float" office:value="3.1993399999999999" table:style-name="ce1">
            <text:p>3.19934</text:p>
          </table:table-cell>
          <table:table-cell table:style-name="ce1"/>
          <table:table-cell office:value-type="float" office:value="3.2076699999999998" table:style-name="ce1">
            <text:p>3.20767</text:p>
          </table:table-cell>
          <table:table-cell office:value-type="float" office:value="3.2086299999999999" table:style-name="ce1">
            <text:p>3.20863</text:p>
          </table:table-cell>
          <table:table-cell office:value-type="float" office:value="0.36734" table:style-name="ce1">
            <text:p>0.36734</text:p>
          </table:table-cell>
          <table:table-cell office:value-type="float" office:value="0.33695999999999998" table:style-name="ce1">
            <text:p>0.33696</text:p>
          </table:table-cell>
          <table:table-cell office:value-type="float" office:value="0.29809000000000002" table:style-name="ce1">
            <text:p>0.29809</text:p>
          </table:table-cell>
          <table:table-cell office:value-type="float" office:value="0.27782000000000001" table:style-name="ce1">
            <text:p>0.27782</text:p>
          </table:table-cell>
          <table:table-cell office:value-type="float" office:value="7.5907200000000001" table:style-name="ce1">
            <text:p>7.59072</text:p>
          </table:table-cell>
          <table:table-cell office:value-type="float" office:value="7.6002700000000001" table:style-name="ce1">
            <text:p>7.60027</text:p>
          </table:table-cell>
          <table:table-cell office:value-type="float" office:value="7.6224100000000004" table:style-name="ce1">
            <text:p>7.62241</text:p>
          </table:table-cell>
          <table:table-cell office:value-type="float" office:value="7.4484199999999996" table:style-name="ce1">
            <text:p>7.44842</text:p>
          </table:table-cell>
          <table:table-cell office:value-type="float" office:value="7.5085499999999996" table:style-name="ce1">
            <text:p>7.50855</text:p>
          </table:table-cell>
          <table:table-cell office:value-type="float" office:value="7.5287199999999999" table:style-name="ce1">
            <text:p>7.52872</text:p>
          </table:table-cell>
          <table:table-cell office:value-type="float" office:value="2.4279999999999999E-2" table:style-name="ce1">
            <text:p>0.02428</text:p>
          </table:table-cell>
          <table:table-cell office:value-type="float" office:value="2.4510000000000001E-2" table:style-name="ce1">
            <text:p>0.02451</text:p>
          </table:table-cell>
          <table:table-cell office:value-type="float" office:value="2.469E-2" table:style-name="ce1">
            <text:p>0.02469</text:p>
          </table:table-cell>
          <table:table-cell office:value-type="float" office:value="2.4670000000000001E-2" table:style-name="ce1">
            <text:p>0.02467</text:p>
          </table:table-cell>
          <table:table-cell table:number-columns-repeated="16317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2"/>
          <table:table-cell office:value-type="string" table:style-name="ce1">
            <text:p>KK_07</text:p>
          </table:table-cell>
          <table:table-cell office:value-type="float" office:value="3.0500000000000002E-3" table:style-name="ce1">
            <text:p>0.00305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2.8400000000000001E-3" table:style-name="ce1">
            <text:p>0.00284</text:p>
          </table:table-cell>
          <table:table-cell office:value-type="float" office:value="2.82E-3" table:style-name="ce1">
            <text:p>0.00282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3.32E-3" table:style-name="ce1">
            <text:p>0.00332</text:p>
          </table:table-cell>
          <table:table-cell office:value-type="float" office:value="3.5100000000000001E-3" table:style-name="ce1">
            <text:p>0.00351</text:p>
          </table:table-cell>
          <table:table-cell office:value-type="float" office:value="2.5400000000000002E-3" table:style-name="ce1">
            <text:p>0.00254</text:p>
          </table:table-cell>
          <table:table-cell office:value-type="float" office:value="2.66E-3" table:style-name="ce1">
            <text:p>0.00266</text:p>
          </table:table-cell>
          <table:table-cell office:value-type="float" office:value="3.3231600000000001" table:style-name="ce1">
            <text:p>3.32316</text:p>
          </table:table-cell>
          <table:table-cell office:value-type="float" office:value="3.2885599999999999" table:style-name="ce1">
            <text:p>3.28856</text:p>
          </table:table-cell>
          <table:table-cell office:value-type="float" office:value="3.2351000000000001" table:style-name="ce1">
            <text:p>3.2351</text:p>
          </table:table-cell>
          <table:table-cell table:style-name="ce1"/>
          <table:table-cell office:value-type="float" office:value="3.1224699999999999" table:style-name="ce1">
            <text:p>3.12247</text:p>
          </table:table-cell>
          <table:table-cell office:value-type="float" office:value="3.2160299999999999" table:style-name="ce1">
            <text:p>3.21603</text:p>
          </table:table-cell>
          <table:table-cell office:value-type="float" office:value="3.3255499999999998" table:style-name="ce1">
            <text:p>3.32555</text:p>
          </table:table-cell>
          <table:table-cell office:value-type="float" office:value="3.3398300000000001" table:style-name="ce1">
            <text:p>3.33983</text:p>
          </table:table-cell>
          <table:table-cell office:value-type="float" office:value="3.2773400000000001" table:style-name="ce1">
            <text:p>3.27734</text:p>
          </table:table-cell>
          <table:table-cell office:value-type="float" office:value="3.1684299999999999" table:style-name="ce1">
            <text:p>3.16843</text:p>
          </table:table-cell>
          <table:table-cell office:value-type="float" office:value="3.1844700000000001" table:style-name="ce1">
            <text:p>3.18447</text:p>
          </table:table-cell>
          <table:table-cell office:value-type="float" office:value="3.1568399999999999" table:style-name="ce1">
            <text:p>3.15684</text:p>
          </table:table-cell>
          <table:table-cell office:value-type="float" office:value="-4.4600000000000004E-3" table:style-name="ce1">
            <text:p>-0.00446</text:p>
          </table:table-cell>
          <table:table-cell office:value-type="float" office:value="-9.8899999999999995E-3" table:style-name="ce1">
            <text:p>-0.00989</text:p>
          </table:table-cell>
          <table:table-cell office:value-type="float" office:value="-3.3899999999999998E-3" table:style-name="ce1">
            <text:p>-0.00339</text:p>
          </table:table-cell>
          <table:table-cell table:style-name="ce1"/>
          <table:table-cell office:value-type="float" office:value="-3.0799999999999998E-3" table:style-name="ce1">
            <text:p>-0.00308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.66805999999999999" table:style-name="ce1">
            <text:p>0.66806</text:p>
          </table:table-cell>
          <table:table-cell office:value-type="float" office:value="0.66851000000000005" table:style-name="ce1">
            <text:p>0.66851</text:p>
          </table:table-cell>
          <table:table-cell table:number-columns-repeated="2" table:style-name="ce1"/>
          <table:table-cell office:value-type="float" office:value="5.6999999999999998E-4" table:style-name="ce1">
            <text:p>0.00057</text:p>
          </table:table-cell>
          <table:table-cell table:style-name="ce1"/>
          <table:table-cell office:value-type="float" office:value="0.42419000000000001" table:style-name="ce1">
            <text:p>0.42419</text:p>
          </table:table-cell>
          <table:table-cell office:value-type="float" office:value="0.41902" table:style-name="ce1">
            <text:p>0.41902</text:p>
          </table:table-cell>
          <table:table-cell office:value-type="float" office:value="0.42493999999999998" table:style-name="ce1">
            <text:p>0.42494</text:p>
          </table:table-cell>
          <table:table-cell office:value-type="float" office:value="0.42720999999999998" table:style-name="ce1">
            <text:p>0.42721</text:p>
          </table:table-cell>
          <table:table-cell office:value-type="float" office:value="0.42618" table:style-name="ce1">
            <text:p>0.42618</text:p>
          </table:table-cell>
          <table:table-cell office:value-type="float" office:value="0.42115999999999998" table:style-name="ce1">
            <text:p>0.42116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1.8000000000000001E-4" table:style-name="ce1">
            <text:p>0.00018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-1.1E-4" table:style-name="ce1">
            <text:p>-0.00011</text:p>
          </table:table-cell>
          <table:table-cell office:value-type="float" office:value="3.2927399999999998" table:style-name="ce1">
            <text:p>3.29274</text:p>
          </table:table-cell>
          <table:table-cell office:value-type="float" office:value="3.30708" table:style-name="ce1">
            <text:p>3.30708</text:p>
          </table:table-cell>
          <table:table-cell office:value-type="float" office:value="3.31758" table:style-name="ce1">
            <text:p>3.31758</text:p>
          </table:table-cell>
          <table:table-cell table:style-name="ce1"/>
          <table:table-cell office:value-type="float" office:value="3.33596" table:style-name="ce1">
            <text:p>3.33596</text:p>
          </table:table-cell>
          <table:table-cell office:value-type="float" office:value="3.3191799999999998" table:style-name="ce1">
            <text:p>3.31918</text:p>
          </table:table-cell>
          <table:table-cell office:value-type="float" office:value="0.36741000000000001" table:style-name="ce1">
            <text:p>0.36741</text:p>
          </table:table-cell>
          <table:table-cell office:value-type="float" office:value="0.34388000000000002" table:style-name="ce1">
            <text:p>0.34388</text:p>
          </table:table-cell>
          <table:table-cell office:value-type="float" office:value="0.34966000000000003" table:style-name="ce1">
            <text:p>0.34966</text:p>
          </table:table-cell>
          <table:table-cell office:value-type="float" office:value="0.31187999999999999" table:style-name="ce1">
            <text:p>0.31188</text:p>
          </table:table-cell>
          <table:table-cell office:value-type="float" office:value="7.6903199999999998" table:style-name="ce1">
            <text:p>7.69032</text:p>
          </table:table-cell>
          <table:table-cell office:value-type="float" office:value="7.7173600000000002" table:style-name="ce1">
            <text:p>7.71736</text:p>
          </table:table-cell>
          <table:table-cell office:value-type="float" office:value="7.7315699999999996" table:style-name="ce1">
            <text:p>7.73157</text:p>
          </table:table-cell>
          <table:table-cell office:value-type="float" office:value="7.5833300000000001" table:style-name="ce1">
            <text:p>7.58333</text:p>
          </table:table-cell>
          <table:table-cell office:value-type="float" office:value="7.6154799999999998" table:style-name="ce1">
            <text:p>7.61548</text:p>
          </table:table-cell>
          <table:table-cell office:value-type="float" office:value="7.6048900000000001" table:style-name="ce1">
            <text:p>7.60489</text:p>
          </table:table-cell>
          <table:table-cell office:value-type="float" office:value="2.5360000000000001E-2" table:style-name="ce1">
            <text:p>0.02536</text:p>
          </table:table-cell>
          <table:table-cell office:value-type="float" office:value="2.562E-2" table:style-name="ce1">
            <text:p>0.02562</text:p>
          </table:table-cell>
          <table:table-cell office:value-type="float" office:value="2.5760000000000002E-2" table:style-name="ce1">
            <text:p>0.02576</text:p>
          </table:table-cell>
          <table:table-cell office:value-type="float" office:value="2.5680000000000001E-2" table:style-name="ce1">
            <text:p>0.02568</text:p>
          </table:table-cell>
          <table:table-cell table:number-columns-repeated="16317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2"/>
          <table:table-cell office:value-type="string" table:style-name="ce1">
            <text:p>KK_08</text:p>
          </table:table-cell>
          <table:table-cell office:value-type="float" office:value="5.2399999999999999E-3" table:style-name="ce1">
            <text:p>0.00524</text:p>
          </table:table-cell>
          <table:table-cell office:value-type="float" office:value="3.7799999999999999E-3" table:style-name="ce1">
            <text:p>0.00378</text:p>
          </table:table-cell>
          <table:table-cell office:value-type="float" office:value="2.63E-3" table:style-name="ce1">
            <text:p>0.00263</text:p>
          </table:table-cell>
          <table:table-cell office:value-type="float" office:value="2.9099999999999998E-3" table:style-name="ce1">
            <text:p>0.00291</text:p>
          </table:table-cell>
          <table:table-cell office:value-type="float" office:value="2.6099999999999999E-3" table:style-name="ce1">
            <text:p>0.00261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3.65E-3" table:style-name="ce1">
            <text:p>0.00365</text:p>
          </table:table-cell>
          <table:table-cell office:value-type="float" office:value="3.16E-3" table:style-name="ce1">
            <text:p>0.00316</text:p>
          </table:table-cell>
          <table:table-cell office:value-type="float" office:value="2.3900000000000002E-3" table:style-name="ce1">
            <text:p>0.00239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3.35365" table:style-name="ce1">
            <text:p>3.35365</text:p>
          </table:table-cell>
          <table:table-cell office:value-type="float" office:value="3.3270400000000002" table:style-name="ce1">
            <text:p>3.32704</text:p>
          </table:table-cell>
          <table:table-cell office:value-type="float" office:value="3.2779699999999998" table:style-name="ce1">
            <text:p>3.27797</text:p>
          </table:table-cell>
          <table:table-cell table:style-name="ce1"/>
          <table:table-cell office:value-type="float" office:value="3.1650200000000002" table:style-name="ce1">
            <text:p>3.16502</text:p>
          </table:table-cell>
          <table:table-cell office:value-type="float" office:value="3.2387100000000002" table:style-name="ce1">
            <text:p>3.23871</text:p>
          </table:table-cell>
          <table:table-cell office:value-type="float" office:value="3.2401200000000001" table:style-name="ce1">
            <text:p>3.24012</text:p>
          </table:table-cell>
          <table:table-cell office:value-type="float" office:value="3.2389700000000001" table:style-name="ce1">
            <text:p>3.23897</text:p>
          </table:table-cell>
          <table:table-cell office:value-type="float" office:value="3.1926199999999998" table:style-name="ce1">
            <text:p>3.19262</text:p>
          </table:table-cell>
          <table:table-cell office:value-type="float" office:value="3.0670999999999999" table:style-name="ce1">
            <text:p>3.0671</text:p>
          </table:table-cell>
          <table:table-cell office:value-type="float" office:value="3.0791499999999998" table:style-name="ce1">
            <text:p>3.07915</text:p>
          </table:table-cell>
          <table:table-cell office:value-type="float" office:value="3.06487" table:style-name="ce1">
            <text:p>3.06487</text:p>
          </table:table-cell>
          <table:table-cell office:value-type="float" office:value="-3.3999999999999998E-3" table:style-name="ce1">
            <text:p>-0.0034</text:p>
          </table:table-cell>
          <table:table-cell office:value-type="float" office:value="-8.9700000000000005E-3" table:style-name="ce1">
            <text:p>-0.00897</text:p>
          </table:table-cell>
          <table:table-cell office:value-type="float" office:value="-2.5100000000000001E-3" table:style-name="ce1">
            <text:p>-0.00251</text:p>
          </table:table-cell>
          <table:table-cell table:style-name="ce1"/>
          <table:table-cell office:value-type="float" office:value="-2.32E-3" table:style-name="ce1">
            <text:p>-0.00232</text:p>
          </table:table-cell>
          <table:table-cell office:value-type="float" office:value="-2.9299999999999999E-3" table:style-name="ce1">
            <text:p>-0.00293</text:p>
          </table:table-cell>
          <table:table-cell office:value-type="float" office:value="0.65003999999999995" table:style-name="ce1">
            <text:p>0.65004</text:p>
          </table:table-cell>
          <table:table-cell office:value-type="float" office:value="0.65151999999999999" table:style-name="ce1">
            <text:p>0.65152</text:p>
          </table:table-cell>
          <table:table-cell table:number-columns-repeated="2" table:style-name="ce1"/>
          <table:table-cell office:value-type="float" office:value="5.31E-4" table:style-name="ce1">
            <text:p>0.000531</text:p>
          </table:table-cell>
          <table:table-cell table:style-name="ce1"/>
          <table:table-cell office:value-type="float" office:value="0.41666999999999998" table:style-name="ce1">
            <text:p>0.41667</text:p>
          </table:table-cell>
          <table:table-cell office:value-type="float" office:value="0.41182999999999997" table:style-name="ce1">
            <text:p>0.41183</text:p>
          </table:table-cell>
          <table:table-cell office:value-type="float" office:value="0.41731000000000001" table:style-name="ce1">
            <text:p>0.41731</text:p>
          </table:table-cell>
          <table:table-cell office:value-type="float" office:value="0.41920000000000002" table:style-name="ce1">
            <text:p>0.4192</text:p>
          </table:table-cell>
          <table:table-cell office:value-type="float" office:value="0.41792000000000001" table:style-name="ce1">
            <text:p>0.41792</text:p>
          </table:table-cell>
          <table:table-cell office:value-type="float" office:value="0.41238000000000002" table:style-name="ce1">
            <text:p>0.41238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1E-4" table:style-name="ce1">
            <text:p>0.0001</text:p>
          </table:table-cell>
          <table:table-cell office:value-type="float" office:value="2.2000000000000001E-4" table:style-name="ce1">
            <text:p>0.00022</text:p>
          </table:table-cell>
          <table:table-cell office:value-type="float" office:value="-1.9000000000000001E-4" table:style-name="ce1">
            <text:p>-0.00019</text:p>
          </table:table-cell>
          <table:table-cell office:value-type="float" office:value="3.3180100000000001" table:style-name="ce1">
            <text:p>3.31801</text:p>
          </table:table-cell>
          <table:table-cell office:value-type="float" office:value="3.38564" table:style-name="ce1">
            <text:p>3.38564</text:p>
          </table:table-cell>
          <table:table-cell office:value-type="float" office:value="3.3940199999999998" table:style-name="ce1">
            <text:p>3.39402</text:p>
          </table:table-cell>
          <table:table-cell table:style-name="ce1"/>
          <table:table-cell office:value-type="float" office:value="3.4138799999999998" table:style-name="ce1">
            <text:p>3.41388</text:p>
          </table:table-cell>
          <table:table-cell office:value-type="float" office:value="3.39994" table:style-name="ce1">
            <text:p>3.39994</text:p>
          </table:table-cell>
          <table:table-cell office:value-type="float" office:value="0.35259000000000001" table:style-name="ce1">
            <text:p>0.35259</text:p>
          </table:table-cell>
          <table:table-cell office:value-type="float" office:value="0.32146999999999998" table:style-name="ce1">
            <text:p>0.32147</text:p>
          </table:table-cell>
          <table:table-cell office:value-type="float" office:value="0.35476000000000002" table:style-name="ce1">
            <text:p>0.35476</text:p>
          </table:table-cell>
          <table:table-cell office:value-type="float" office:value="0.30358000000000002" table:style-name="ce1">
            <text:p>0.30358</text:p>
          </table:table-cell>
          <table:table-cell office:value-type="float" office:value="7.8611700000000004" table:style-name="ce1">
            <text:p>7.86117</text:p>
          </table:table-cell>
          <table:table-cell office:value-type="float" office:value="7.8765200000000002" table:style-name="ce1">
            <text:p>7.87652</text:p>
          </table:table-cell>
          <table:table-cell office:value-type="float" office:value="7.89154" table:style-name="ce1">
            <text:p>7.89154</text:p>
          </table:table-cell>
          <table:table-cell office:value-type="float" office:value="7.7107099999999997" table:style-name="ce1">
            <text:p>7.71071</text:p>
          </table:table-cell>
          <table:table-cell office:value-type="float" office:value="7.7601699999999996" table:style-name="ce1">
            <text:p>7.76017</text:p>
          </table:table-cell>
          <table:table-cell office:value-type="float" office:value="7.7791899999999998" table:style-name="ce1">
            <text:p>7.77919</text:p>
          </table:table-cell>
          <table:table-cell office:value-type="float" office:value="2.4670000000000001E-2" table:style-name="ce1">
            <text:p>0.02467</text:p>
          </table:table-cell>
          <table:table-cell office:value-type="float" office:value="2.4979999999999999E-2" table:style-name="ce1">
            <text:p>0.02498</text:p>
          </table:table-cell>
          <table:table-cell office:value-type="float" office:value="2.4899999999999999E-2" table:style-name="ce1">
            <text:p>0.0249</text:p>
          </table:table-cell>
          <table:table-cell office:value-type="float" office:value="2.495E-2" table:style-name="ce1">
            <text:p>0.02495</text:p>
          </table:table-cell>
          <table:table-cell table:number-columns-repeated="16317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2"/>
          <table:table-cell office:value-type="string" table:style-name="ce1">
            <text:p>KK_09</text:p>
          </table:table-cell>
          <table:table-cell office:value-type="float" office:value="3.8600000000000001E-3" table:style-name="ce1">
            <text:p>0.00386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2.4399999999999999E-3" table:style-name="ce1">
            <text:p>0.00244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49E-3" table:style-name="ce1">
            <text:p>0.00249</text:p>
          </table:table-cell>
          <table:table-cell office:value-type="float" office:value="2.2599999999999999E-3" table:style-name="ce1">
            <text:p>0.00226</text:p>
          </table:table-cell>
          <table:table-cell office:value-type="float" office:value="2.3500000000000001E-3" table:style-name="ce1">
            <text:p>0.00235</text:p>
          </table:table-cell>
          <table:table-cell office:value-type="float" office:value="3.1169099999999998" table:style-name="ce1">
            <text:p>3.11691</text:p>
          </table:table-cell>
          <table:table-cell office:value-type="float" office:value="3.09097" table:style-name="ce1">
            <text:p>3.09097</text:p>
          </table:table-cell>
          <table:table-cell office:value-type="float" office:value="3.0438299999999998" table:style-name="ce1">
            <text:p>3.04383</text:p>
          </table:table-cell>
          <table:table-cell table:style-name="ce1"/>
          <table:table-cell office:value-type="float" office:value="2.9892300000000001" table:style-name="ce1">
            <text:p>2.98923</text:p>
          </table:table-cell>
          <table:table-cell office:value-type="float" office:value="3.0213800000000002" table:style-name="ce1">
            <text:p>3.02138</text:p>
          </table:table-cell>
          <table:table-cell office:value-type="float" office:value="3.0981100000000001" table:style-name="ce1">
            <text:p>3.09811</text:p>
          </table:table-cell>
          <table:table-cell office:value-type="float" office:value="3.1291699999999998" table:style-name="ce1">
            <text:p>3.12917</text:p>
          </table:table-cell>
          <table:table-cell office:value-type="float" office:value="3.07952" table:style-name="ce1">
            <text:p>3.07952</text:p>
          </table:table-cell>
          <table:table-cell office:value-type="float" office:value="2.9428700000000001" table:style-name="ce1">
            <text:p>2.94287</text:p>
          </table:table-cell>
          <table:table-cell office:value-type="float" office:value="2.9558399999999998" table:style-name="ce1">
            <text:p>2.95584</text:p>
          </table:table-cell>
          <table:table-cell office:value-type="float" office:value="2.9594399999999998" table:style-name="ce1">
            <text:p>2.95944</text:p>
          </table:table-cell>
          <table:table-cell office:value-type="float" office:value="-3.9500000000000004E-3" table:style-name="ce1">
            <text:p>-0.00395</text:p>
          </table:table-cell>
          <table:table-cell office:value-type="float" office:value="-9.75E-3" table:style-name="ce1">
            <text:p>-0.00975</text:p>
          </table:table-cell>
          <table:table-cell office:value-type="float" office:value="-3.29E-3" table:style-name="ce1">
            <text:p>-0.00329</text:p>
          </table:table-cell>
          <table:table-cell table:style-name="ce1"/>
          <table:table-cell office:value-type="float" office:value="-2.2200000000000002E-3" table:style-name="ce1">
            <text:p>-0.00222</text:p>
          </table:table-cell>
          <table:table-cell office:value-type="float" office:value="-3.4299999999999999E-3" table:style-name="ce1">
            <text:p>-0.00343</text:p>
          </table:table-cell>
          <table:table-cell office:value-type="float" office:value="0.62631000000000003" table:style-name="ce1">
            <text:p>0.62631</text:p>
          </table:table-cell>
          <table:table-cell office:value-type="float" office:value="0.63280999999999998" table:style-name="ce1">
            <text:p>0.63281</text:p>
          </table:table-cell>
          <table:table-cell table:number-columns-repeated="2" table:style-name="ce1"/>
          <table:table-cell office:value-type="float" office:value="5.5800000000000001E-4" table:style-name="ce1">
            <text:p>0.000558</text:p>
          </table:table-cell>
          <table:table-cell table:style-name="ce1"/>
          <table:table-cell office:value-type="float" office:value="0.40476000000000001" table:style-name="ce1">
            <text:p>0.40476</text:p>
          </table:table-cell>
          <table:table-cell office:value-type="float" office:value="0.40017000000000003" table:style-name="ce1">
            <text:p>0.40017</text:p>
          </table:table-cell>
          <table:table-cell office:value-type="float" office:value="0.40493000000000001" table:style-name="ce1">
            <text:p>0.40493</text:p>
          </table:table-cell>
          <table:table-cell office:value-type="float" office:value="0.40820000000000001" table:style-name="ce1">
            <text:p>0.4082</text:p>
          </table:table-cell>
          <table:table-cell office:value-type="float" office:value="0.40705999999999998" table:style-name="ce1">
            <text:p>0.40706</text:p>
          </table:table-cell>
          <table:table-cell office:value-type="float" office:value="0.40007999999999999" table:style-name="ce1">
            <text:p>0.40008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2.1000000000000001E-4" table:style-name="ce1">
            <text:p>0.00021</text:p>
          </table:table-cell>
          <table:table-cell office:value-type="float" office:value="4.8000000000000001E-4" table:style-name="ce1">
            <text:p>0.0004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3.3227600000000002" table:style-name="ce1">
            <text:p>3.32276</text:p>
          </table:table-cell>
          <table:table-cell office:value-type="float" office:value="3.3634400000000002" table:style-name="ce1">
            <text:p>3.36344</text:p>
          </table:table-cell>
          <table:table-cell office:value-type="float" office:value="3.36747" table:style-name="ce1">
            <text:p>3.36747</text:p>
          </table:table-cell>
          <table:table-cell table:style-name="ce1"/>
          <table:table-cell office:value-type="float" office:value="3.3692899999999999" table:style-name="ce1">
            <text:p>3.36929</text:p>
          </table:table-cell>
          <table:table-cell office:value-type="float" office:value="3.3606699999999998" table:style-name="ce1">
            <text:p>3.36067</text:p>
          </table:table-cell>
          <table:table-cell office:value-type="float" office:value="0.41177000000000002" table:style-name="ce1">
            <text:p>0.41177</text:p>
          </table:table-cell>
          <table:table-cell office:value-type="float" office:value="0.35141" table:style-name="ce1">
            <text:p>0.35141</text:p>
          </table:table-cell>
          <table:table-cell office:value-type="float" office:value="0.33632000000000001" table:style-name="ce1">
            <text:p>0.33632</text:p>
          </table:table-cell>
          <table:table-cell office:value-type="float" office:value="0.30723" table:style-name="ce1">
            <text:p>0.30723</text:p>
          </table:table-cell>
          <table:table-cell office:value-type="float" office:value="7.6954799999999999" table:style-name="ce1">
            <text:p>7.69548</text:p>
          </table:table-cell>
          <table:table-cell office:value-type="float" office:value="7.6863099999999998" table:style-name="ce1">
            <text:p>7.68631</text:p>
          </table:table-cell>
          <table:table-cell office:value-type="float" office:value="7.71746" table:style-name="ce1">
            <text:p>7.71746</text:p>
          </table:table-cell>
          <table:table-cell office:value-type="float" office:value="7.5551399999999997" table:style-name="ce1">
            <text:p>7.55514</text:p>
          </table:table-cell>
          <table:table-cell office:value-type="float" office:value="7.57" table:style-name="ce1">
            <text:p>7.57</text:p>
          </table:table-cell>
          <table:table-cell office:value-type="float" office:value="7.60548" table:style-name="ce1">
            <text:p>7.60548</text:p>
          </table:table-cell>
          <table:table-cell office:value-type="float" office:value="2.3720000000000001E-2" table:style-name="ce1">
            <text:p>0.02372</text:p>
          </table:table-cell>
          <table:table-cell office:value-type="float" office:value="2.4E-2" table:style-name="ce1">
            <text:p>0.024</text:p>
          </table:table-cell>
          <table:table-cell office:value-type="float" office:value="2.4060000000000002E-2" table:style-name="ce1">
            <text:p>0.02406</text:p>
          </table:table-cell>
          <table:table-cell office:value-type="float" office:value="2.4080000000000001E-2" table:style-name="ce1">
            <text:p>0.02408</text:p>
          </table:table-cell>
          <table:table-cell table:number-columns-repeated="16317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2"/>
          <table:table-cell office:value-type="string" table:style-name="ce1">
            <text:p>KK_10</text:p>
          </table:table-cell>
          <table:table-cell office:value-type="float" office:value="2.64E-3" table:style-name="ce1">
            <text:p>0.00264</text:p>
          </table:table-cell>
          <table:table-cell office:value-type="float" office:value="6.43E-3" table:style-name="ce1">
            <text:p>0.00643</text:p>
          </table:table-cell>
          <table:table-cell office:value-type="float" office:value="2.7299999999999998E-3" table:style-name="ce1">
            <text:p>0.00273</text:p>
          </table:table-cell>
          <table:table-cell office:value-type="float" office:value="2.7599999999999999E-3" table:style-name="ce1">
            <text:p>0.00276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2.5300000000000001E-3" table:style-name="ce1">
            <text:p>0.00253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2.66E-3" table:style-name="ce1">
            <text:p>0.00266</text:p>
          </table:table-cell>
          <table:table-cell office:value-type="float" office:value="2.7399999999999998E-3" table:style-name="ce1">
            <text:p>0.00274</text:p>
          </table:table-cell>
          <table:table-cell office:value-type="float" office:value="3.4750299999999998" table:style-name="ce1">
            <text:p>3.47503</text:p>
          </table:table-cell>
          <table:table-cell office:value-type="float" office:value="3.4399000000000002" table:style-name="ce1">
            <text:p>3.4399</text:p>
          </table:table-cell>
          <table:table-cell office:value-type="float" office:value="3.3854199999999999" table:style-name="ce1">
            <text:p>3.38542</text:p>
          </table:table-cell>
          <table:table-cell table:style-name="ce1"/>
          <table:table-cell office:value-type="float" office:value="3.22451" table:style-name="ce1">
            <text:p>3.22451</text:p>
          </table:table-cell>
          <table:table-cell office:value-type="float" office:value="3.3619300000000001" table:style-name="ce1">
            <text:p>3.36193</text:p>
          </table:table-cell>
          <table:table-cell office:value-type="float" office:value="3.4689399999999999" table:style-name="ce1">
            <text:p>3.46894</text:p>
          </table:table-cell>
          <table:table-cell office:value-type="float" office:value="3.4942899999999999" table:style-name="ce1">
            <text:p>3.49429</text:p>
          </table:table-cell>
          <table:table-cell office:value-type="float" office:value="3.4302700000000002" table:style-name="ce1">
            <text:p>3.43027</text:p>
          </table:table-cell>
          <table:table-cell office:value-type="float" office:value="3.2919900000000002" table:style-name="ce1">
            <text:p>3.29199</text:p>
          </table:table-cell>
          <table:table-cell office:value-type="float" office:value="3.30647" table:style-name="ce1">
            <text:p>3.30647</text:p>
          </table:table-cell>
          <table:table-cell office:value-type="float" office:value="3.2971699999999999" table:style-name="ce1">
            <text:p>3.29717</text:p>
          </table:table-cell>
          <table:table-cell office:value-type="float" office:value="-4.1399999999999996E-3" table:style-name="ce1">
            <text:p>-0.00414</text:p>
          </table:table-cell>
          <table:table-cell office:value-type="float" office:value="-9.7900000000000001E-3" table:style-name="ce1">
            <text:p>-0.00979</text:p>
          </table:table-cell>
          <table:table-cell office:value-type="float" office:value="-3.5999999999999999E-3" table:style-name="ce1">
            <text:p>-0.0036</text:p>
          </table:table-cell>
          <table:table-cell table:style-name="ce1"/>
          <table:table-cell office:value-type="float" office:value="-2.5600000000000002E-3" table:style-name="ce1">
            <text:p>-0.00256</text:p>
          </table:table-cell>
          <table:table-cell office:value-type="float" office:value="-2.1199999999999999E-3" table:style-name="ce1">
            <text:p>-0.00212</text:p>
          </table:table-cell>
          <table:table-cell office:value-type="float" office:value="0.70060999999999996" table:style-name="ce1">
            <text:p>0.70061</text:p>
          </table:table-cell>
          <table:table-cell office:value-type="float" office:value="0.70953999999999995" table:style-name="ce1">
            <text:p>0.70954</text:p>
          </table:table-cell>
          <table:table-cell table:number-columns-repeated="2" table:style-name="ce1"/>
          <table:table-cell office:value-type="float" office:value="6.0400000000000004E-4" table:style-name="ce1">
            <text:p>0.000604</text:p>
          </table:table-cell>
          <table:table-cell table:style-name="ce1"/>
          <table:table-cell office:value-type="float" office:value="0.45021" table:style-name="ce1">
            <text:p>0.45021</text:p>
          </table:table-cell>
          <table:table-cell office:value-type="float" office:value="0.44511000000000001" table:style-name="ce1">
            <text:p>0.44511</text:p>
          </table:table-cell>
          <table:table-cell office:value-type="float" office:value="0.44985999999999998" table:style-name="ce1">
            <text:p>0.44986</text:p>
          </table:table-cell>
          <table:table-cell office:value-type="float" office:value="0.45306000000000002" table:style-name="ce1">
            <text:p>0.45306</text:p>
          </table:table-cell>
          <table:table-cell office:value-type="float" office:value="0.45207999999999998" table:style-name="ce1">
            <text:p>0.45208</text:p>
          </table:table-cell>
          <table:table-cell office:value-type="float" office:value="0.44474000000000002" table:style-name="ce1">
            <text:p>0.44474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2.3000000000000001E-4" table:style-name="ce1">
            <text:p>0.00023</text:p>
          </table:table-cell>
          <table:table-cell office:value-type="float" office:value="3.3E-4" table:style-name="ce1">
            <text:p>0.00033</text:p>
          </table:table-cell>
          <table:table-cell office:value-type="float" office:value="-6.0000000000000002E-5" table:style-name="ce1">
            <text:p>-0.00006</text:p>
          </table:table-cell>
          <table:table-cell office:value-type="float" office:value="3.4618099999999998" table:style-name="ce1">
            <text:p>3.46181</text:p>
          </table:table-cell>
          <table:table-cell office:value-type="float" office:value="3.55253" table:style-name="ce1">
            <text:p>3.55253</text:p>
          </table:table-cell>
          <table:table-cell office:value-type="float" office:value="3.5530900000000001" table:style-name="ce1">
            <text:p>3.55309</text:p>
          </table:table-cell>
          <table:table-cell table:style-name="ce1"/>
          <table:table-cell office:value-type="float" office:value="3.5514000000000001" table:style-name="ce1">
            <text:p>3.5514</text:p>
          </table:table-cell>
          <table:table-cell office:value-type="float" office:value="3.5485699999999998" table:style-name="ce1">
            <text:p>3.54857</text:p>
          </table:table-cell>
          <table:table-cell office:value-type="float" office:value="0.41194999999999998" table:style-name="ce1">
            <text:p>0.41195</text:p>
          </table:table-cell>
          <table:table-cell office:value-type="float" office:value="0.36173" table:style-name="ce1">
            <text:p>0.36173</text:p>
          </table:table-cell>
          <table:table-cell office:value-type="float" office:value="0.2974" table:style-name="ce1">
            <text:p>0.2974</text:p>
          </table:table-cell>
          <table:table-cell office:value-type="float" office:value="0.32928000000000002" table:style-name="ce1">
            <text:p>0.32928</text:p>
          </table:table-cell>
          <table:table-cell office:value-type="float" office:value="7.9309599999999998" table:style-name="ce1">
            <text:p>7.93096</text:p>
          </table:table-cell>
          <table:table-cell office:value-type="float" office:value="7.9581499999999998" table:style-name="ce1">
            <text:p>7.95815</text:p>
          </table:table-cell>
          <table:table-cell office:value-type="float" office:value="7.9747000000000003" table:style-name="ce1">
            <text:p>7.9747</text:p>
          </table:table-cell>
          <table:table-cell office:value-type="float" office:value="7.8109799999999998" table:style-name="ce1">
            <text:p>7.81098</text:p>
          </table:table-cell>
          <table:table-cell office:value-type="float" office:value="7.8502999999999998" table:style-name="ce1">
            <text:p>7.8503</text:p>
          </table:table-cell>
          <table:table-cell office:value-type="float" office:value="7.8613299999999997" table:style-name="ce1">
            <text:p>7.86133</text:p>
          </table:table-cell>
          <table:table-cell office:value-type="float" office:value="2.674E-2" table:style-name="ce1">
            <text:p>0.02674</text:p>
          </table:table-cell>
          <table:table-cell office:value-type="float" office:value="2.7019999999999999E-2" table:style-name="ce1">
            <text:p>0.02702</text:p>
          </table:table-cell>
          <table:table-cell office:value-type="float" office:value="2.7099999999999999E-2" table:style-name="ce1">
            <text:p>0.0271</text:p>
          </table:table-cell>
          <table:table-cell office:value-type="float" office:value="2.7119999999999998E-2" table:style-name="ce1">
            <text:p>0.02712</text:p>
          </table:table-cell>
          <table:table-cell table:number-columns-repeated="16317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2"/>
          <table:table-cell office:value-type="string" table:style-name="ce1">
            <text:p>KK_11</text:p>
          </table:table-cell>
          <table:table-cell office:value-type="float" office:value="2.65E-3" table:style-name="ce1">
            <text:p>0.00265</text:p>
          </table:table-cell>
          <table:table-cell office:value-type="float" office:value="5.2700000000000004E-3" table:style-name="ce1">
            <text:p>0.00527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2.6800000000000001E-3" table:style-name="ce1">
            <text:p>0.00268</text:p>
          </table:table-cell>
          <table:table-cell office:value-type="float" office:value="2.49E-3" table:style-name="ce1">
            <text:p>0.00249</text:p>
          </table:table-cell>
          <table:table-cell office:value-type="float" office:value="2.49E-3" table:style-name="ce1">
            <text:p>0.00249</text:p>
          </table:table-cell>
          <table:table-cell office:value-type="float" office:value="2.8300000000000001E-3" table:style-name="ce1">
            <text:p>0.0028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2.7299999999999998E-3" table:style-name="ce1">
            <text:p>0.00273</text:p>
          </table:table-cell>
          <table:table-cell office:value-type="float" office:value="3.3319700000000001" table:style-name="ce1">
            <text:p>3.33197</text:p>
          </table:table-cell>
          <table:table-cell office:value-type="float" office:value="3.30993" table:style-name="ce1">
            <text:p>3.30993</text:p>
          </table:table-cell>
          <table:table-cell office:value-type="float" office:value="3.2585899999999999" table:style-name="ce1">
            <text:p>3.25859</text:p>
          </table:table-cell>
          <table:table-cell table:style-name="ce1"/>
          <table:table-cell office:value-type="float" office:value="3.1372800000000001" table:style-name="ce1">
            <text:p>3.13728</text:p>
          </table:table-cell>
          <table:table-cell office:value-type="float" office:value="3.2497799999999999" table:style-name="ce1">
            <text:p>3.24978</text:p>
          </table:table-cell>
          <table:table-cell office:value-type="float" office:value="3.3602799999999999" table:style-name="ce1">
            <text:p>3.36028</text:p>
          </table:table-cell>
          <table:table-cell office:value-type="float" office:value="3.3752599999999999" table:style-name="ce1">
            <text:p>3.37526</text:p>
          </table:table-cell>
          <table:table-cell office:value-type="float" office:value="3.3094100000000002" table:style-name="ce1">
            <text:p>3.30941</text:p>
          </table:table-cell>
          <table:table-cell office:value-type="float" office:value="3.1802100000000002" table:style-name="ce1">
            <text:p>3.18021</text:p>
          </table:table-cell>
          <table:table-cell office:value-type="float" office:value="3.19543" table:style-name="ce1">
            <text:p>3.19543</text:p>
          </table:table-cell>
          <table:table-cell office:value-type="float" office:value="3.1871100000000001" table:style-name="ce1">
            <text:p>3.18711</text:p>
          </table:table-cell>
          <table:table-cell office:value-type="float" office:value="-3.96E-3" table:style-name="ce1">
            <text:p>-0.00396</text:p>
          </table:table-cell>
          <table:table-cell office:value-type="float" office:value="-9.7000000000000003E-3" table:style-name="ce1">
            <text:p>-0.0097</text:p>
          </table:table-cell>
          <table:table-cell office:value-type="float" office:value="-3.3899999999999998E-3" table:style-name="ce1">
            <text:p>-0.00339</text:p>
          </table:table-cell>
          <table:table-cell table:style-name="ce1"/>
          <table:table-cell office:value-type="float" office:value="-1.97E-3" table:style-name="ce1">
            <text:p>-0.00197</text:p>
          </table:table-cell>
          <table:table-cell office:value-type="float" office:value="-3.2000000000000002E-3" table:style-name="ce1">
            <text:p>-0.0032</text:p>
          </table:table-cell>
          <table:table-cell office:value-type="float" office:value="0.6855" table:style-name="ce1">
            <text:p>0.6855</text:p>
          </table:table-cell>
          <table:table-cell office:value-type="float" office:value="0.69237000000000004" table:style-name="ce1">
            <text:p>0.69237</text:p>
          </table:table-cell>
          <table:table-cell table:number-columns-repeated="2" table:style-name="ce1"/>
          <table:table-cell office:value-type="float" office:value="5.7300000000000005E-4" table:style-name="ce1">
            <text:p>0.000573</text:p>
          </table:table-cell>
          <table:table-cell table:style-name="ce1"/>
          <table:table-cell office:value-type="float" office:value="0.43942999999999999" table:style-name="ce1">
            <text:p>0.43943</text:p>
          </table:table-cell>
          <table:table-cell office:value-type="float" office:value="0.43473000000000001" table:style-name="ce1">
            <text:p>0.43473</text:p>
          </table:table-cell>
          <table:table-cell office:value-type="float" office:value="0.43890000000000001" table:style-name="ce1">
            <text:p>0.4389</text:p>
          </table:table-cell>
          <table:table-cell office:value-type="float" office:value="0.44468000000000002" table:style-name="ce1">
            <text:p>0.44468</text:p>
          </table:table-cell>
          <table:table-cell office:value-type="float" office:value="0.44442999999999999" table:style-name="ce1">
            <text:p>0.44443</text:p>
          </table:table-cell>
          <table:table-cell office:value-type="float" office:value="0.43748999999999999" table:style-name="ce1">
            <text:p>0.43749</text:p>
          </table:table-cell>
          <table:table-cell office:value-type="float" office:value="3.3E-4" table:style-name="ce1">
            <text:p>0.00033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5.1000000000000004E-4" table:style-name="ce1">
            <text:p>0.00051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3.5295200000000002" table:style-name="ce1">
            <text:p>3.52952</text:p>
          </table:table-cell>
          <table:table-cell office:value-type="float" office:value="3.5806800000000001" table:style-name="ce1">
            <text:p>3.58068</text:p>
          </table:table-cell>
          <table:table-cell office:value-type="float" office:value="3.6114799999999998" table:style-name="ce1">
            <text:p>3.61148</text:p>
          </table:table-cell>
          <table:table-cell table:style-name="ce1"/>
          <table:table-cell office:value-type="float" office:value="3.60676" table:style-name="ce1">
            <text:p>3.60676</text:p>
          </table:table-cell>
          <table:table-cell office:value-type="float" office:value="3.5881799999999999" table:style-name="ce1">
            <text:p>3.58818</text:p>
          </table:table-cell>
          <table:table-cell office:value-type="float" office:value="0.43434" table:style-name="ce1">
            <text:p>0.43434</text:p>
          </table:table-cell>
          <table:table-cell office:value-type="float" office:value="0.36016999999999999" table:style-name="ce1">
            <text:p>0.36017</text:p>
          </table:table-cell>
          <table:table-cell office:value-type="float" office:value="0.29725000000000001" table:style-name="ce1">
            <text:p>0.29725</text:p>
          </table:table-cell>
          <table:table-cell office:value-type="float" office:value="0.32518999999999998" table:style-name="ce1">
            <text:p>0.32519</text:p>
          </table:table-cell>
          <table:table-cell office:value-type="float" office:value="7.86958" table:style-name="ce1">
            <text:p>7.86958</text:p>
          </table:table-cell>
          <table:table-cell office:value-type="float" office:value="7.8733700000000004" table:style-name="ce1">
            <text:p>7.87337</text:p>
          </table:table-cell>
          <table:table-cell office:value-type="float" office:value="7.8829399999999996" table:style-name="ce1">
            <text:p>7.88294</text:p>
          </table:table-cell>
          <table:table-cell office:value-type="float" office:value="7.73475" table:style-name="ce1">
            <text:p>7.73475</text:p>
          </table:table-cell>
          <table:table-cell office:value-type="float" office:value="7.79366" table:style-name="ce1">
            <text:p>7.79366</text:p>
          </table:table-cell>
          <table:table-cell office:value-type="float" office:value="7.8143399999999996" table:style-name="ce1">
            <text:p>7.81434</text:p>
          </table:table-cell>
          <table:table-cell office:value-type="float" office:value="2.554E-2" table:style-name="ce1">
            <text:p>0.02554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2.6020000000000001E-2" table:style-name="ce1">
            <text:p>0.02602</text:p>
          </table:table-cell>
          <table:table-cell office:value-type="float" office:value="2.6069999999999999E-2" table:style-name="ce1">
            <text:p>0.02607</text:p>
          </table:table-cell>
          <table:table-cell table:number-columns-repeated="16317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2"/>
          <table:table-cell office:value-type="string" table:style-name="ce1">
            <text:p>KK_12</text:p>
          </table:table-cell>
          <table:table-cell office:value-type="float" office:value="2.0699999999999998E-3" table:style-name="ce1">
            <text:p>0.00207</text:p>
          </table:table-cell>
          <table:table-cell office:value-type="float" office:value="6.3E-3" table:style-name="ce1">
            <text:p>0.0063</text:p>
          </table:table-cell>
          <table:table-cell office:value-type="float" office:value="3.5300000000000002E-3" table:style-name="ce1">
            <text:p>0.00353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3.2599999999999999E-3" table:style-name="ce1">
            <text:p>0.00326</text:p>
          </table:table-cell>
          <table:table-cell office:value-type="float" office:value="3.2399999999999998E-3" table:style-name="ce1">
            <text:p>0.00324</text:p>
          </table:table-cell>
          <table:table-cell office:value-type="float" office:value="4.2700000000000004E-3" table:style-name="ce1">
            <text:p>0.00427</text:p>
          </table:table-cell>
          <table:table-cell office:value-type="float" office:value="3.5899999999999999E-3" table:style-name="ce1">
            <text:p>0.00359</text:p>
          </table:table-cell>
          <table:table-cell office:value-type="float" office:value="3.2599999999999999E-3" table:style-name="ce1">
            <text:p>0.00326</text:p>
          </table:table-cell>
          <table:table-cell office:value-type="float" office:value="3.3899999999999998E-3" table:style-name="ce1">
            <text:p>0.00339</text:p>
          </table:table-cell>
          <table:table-cell office:value-type="float" office:value="3.9061400000000002" table:style-name="ce1">
            <text:p>3.90614</text:p>
          </table:table-cell>
          <table:table-cell office:value-type="float" office:value="3.8735200000000001" table:style-name="ce1">
            <text:p>3.87352</text:p>
          </table:table-cell>
          <table:table-cell office:value-type="float" office:value="3.8117899999999998" table:style-name="ce1">
            <text:p>3.81179</text:p>
          </table:table-cell>
          <table:table-cell table:style-name="ce1"/>
          <table:table-cell office:value-type="float" office:value="3.7283300000000001" table:style-name="ce1">
            <text:p>3.72833</text:p>
          </table:table-cell>
          <table:table-cell office:value-type="float" office:value="3.7950200000000001" table:style-name="ce1">
            <text:p>3.79502</text:p>
          </table:table-cell>
          <table:table-cell office:value-type="float" office:value="3.9087499999999999" table:style-name="ce1">
            <text:p>3.90875</text:p>
          </table:table-cell>
          <table:table-cell office:value-type="float" office:value="3.9257200000000001" table:style-name="ce1">
            <text:p>3.92572</text:p>
          </table:table-cell>
          <table:table-cell office:value-type="float" office:value="3.8499699999999999" table:style-name="ce1">
            <text:p>3.84997</text:p>
          </table:table-cell>
          <table:table-cell office:value-type="float" office:value="3.7157800000000001" table:style-name="ce1">
            <text:p>3.71578</text:p>
          </table:table-cell>
          <table:table-cell office:value-type="float" office:value="3.73386" table:style-name="ce1">
            <text:p>3.73386</text:p>
          </table:table-cell>
          <table:table-cell office:value-type="float" office:value="3.7109700000000001" table:style-name="ce1">
            <text:p>3.71097</text:p>
          </table:table-cell>
          <table:table-cell office:value-type="float" office:value="-4.5900000000000003E-3" table:style-name="ce1">
            <text:p>-0.00459</text:p>
          </table:table-cell>
          <table:table-cell office:value-type="float" office:value="-9.9100000000000004E-3" table:style-name="ce1">
            <text:p>-0.00991</text:p>
          </table:table-cell>
          <table:table-cell office:value-type="float" office:value="-3.6099999999999999E-3" table:style-name="ce1">
            <text:p>-0.00361</text:p>
          </table:table-cell>
          <table:table-cell table:style-name="ce1"/>
          <table:table-cell office:value-type="float" office:value="-1.32E-3" table:style-name="ce1">
            <text:p>-0.00132</text:p>
          </table:table-cell>
          <table:table-cell office:value-type="float" office:value="-5.28E-3" table:style-name="ce1">
            <text:p>-0.00528</text:p>
          </table:table-cell>
          <table:table-cell office:value-type="float" office:value="0.86072000000000004" table:style-name="ce1">
            <text:p>0.86072</text:p>
          </table:table-cell>
          <table:table-cell office:value-type="float" office:value="0.86472000000000004" table:style-name="ce1">
            <text:p>0.86472</text:p>
          </table:table-cell>
          <table:table-cell table:number-columns-repeated="2" table:style-name="ce1"/>
          <table:table-cell office:value-type="float" office:value="6.2500000000000001E-4" table:style-name="ce1">
            <text:p>0.000625</text:p>
          </table:table-cell>
          <table:table-cell table:style-name="ce1"/>
          <table:table-cell office:value-type="float" office:value="0.49791000000000002" table:style-name="ce1">
            <text:p>0.49791</text:p>
          </table:table-cell>
          <table:table-cell office:value-type="float" office:value="0.49742999999999998" table:style-name="ce1">
            <text:p>0.49743</text:p>
          </table:table-cell>
          <table:table-cell office:value-type="float" office:value="0.50365000000000004" table:style-name="ce1">
            <text:p>0.50365</text:p>
          </table:table-cell>
          <table:table-cell office:value-type="float" office:value="0.50744999999999996" table:style-name="ce1">
            <text:p>0.50745</text:p>
          </table:table-cell>
          <table:table-cell office:value-type="float" office:value="0.50546999999999997" table:style-name="ce1">
            <text:p>0.50547</text:p>
          </table:table-cell>
          <table:table-cell office:value-type="float" office:value="0.50080000000000002" table:style-name="ce1">
            <text:p>0.5008</text:p>
          </table:table-cell>
          <table:table-cell office:value-type="float" office:value="3.4000000000000002E-4" table:style-name="ce1">
            <text:p>0.00034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4.0999999999999999E-4" table:style-name="ce1">
            <text:p>0.00041</text:p>
          </table:table-cell>
          <table:table-cell office:value-type="float" office:value="-1.9000000000000001E-4" table:style-name="ce1">
            <text:p>-0.00019</text:p>
          </table:table-cell>
          <table:table-cell office:value-type="float" office:value="3.5739299999999998" table:style-name="ce1">
            <text:p>3.57393</text:p>
          </table:table-cell>
          <table:table-cell office:value-type="float" office:value="3.7018900000000001" table:style-name="ce1">
            <text:p>3.70189</text:p>
          </table:table-cell>
          <table:table-cell office:value-type="float" office:value="3.70994" table:style-name="ce1">
            <text:p>3.70994</text:p>
          </table:table-cell>
          <table:table-cell table:style-name="ce1"/>
          <table:table-cell office:value-type="float" office:value="3.6926100000000002" table:style-name="ce1">
            <text:p>3.69261</text:p>
          </table:table-cell>
          <table:table-cell office:value-type="float" office:value="3.6562700000000001" table:style-name="ce1">
            <text:p>3.65627</text:p>
          </table:table-cell>
          <table:table-cell office:value-type="float" office:value="0.47038000000000002" table:style-name="ce1">
            <text:p>0.47038</text:p>
          </table:table-cell>
          <table:table-cell office:value-type="float" office:value="0.43713999999999997" table:style-name="ce1">
            <text:p>0.43714</text:p>
          </table:table-cell>
          <table:table-cell office:value-type="float" office:value="0.42788999999999999" table:style-name="ce1">
            <text:p>0.42789</text:p>
          </table:table-cell>
          <table:table-cell office:value-type="float" office:value="0.39215" table:style-name="ce1">
            <text:p>0.39215</text:p>
          </table:table-cell>
          <table:table-cell office:value-type="float" office:value="7.7605599999999999" table:style-name="ce1">
            <text:p>7.76056</text:p>
          </table:table-cell>
          <table:table-cell office:value-type="float" office:value="7.7724599999999997" table:style-name="ce1">
            <text:p>7.77246</text:p>
          </table:table-cell>
          <table:table-cell office:value-type="float" office:value="7.78789" table:style-name="ce1">
            <text:p>7.78789</text:p>
          </table:table-cell>
          <table:table-cell office:value-type="float" office:value="7.6428200000000004" table:style-name="ce1">
            <text:p>7.64282</text:p>
          </table:table-cell>
          <table:table-cell office:value-type="float" office:value="7.6781800000000002" table:style-name="ce1">
            <text:p>7.67818</text:p>
          </table:table-cell>
          <table:table-cell office:value-type="float" office:value="7.6856900000000001" table:style-name="ce1">
            <text:p>7.68569</text:p>
          </table:table-cell>
          <table:table-cell office:value-type="float" office:value="3.0530000000000002E-2" table:style-name="ce1">
            <text:p>0.03053</text:p>
          </table:table-cell>
          <table:table-cell office:value-type="float" office:value="3.0689999999999999E-2" table:style-name="ce1">
            <text:p>0.03069</text:p>
          </table:table-cell>
          <table:table-cell office:value-type="float" office:value="3.0970000000000001E-2" table:style-name="ce1">
            <text:p>0.03097</text:p>
          </table:table-cell>
          <table:table-cell office:value-type="float" office:value="3.1009999999999999E-2" table:style-name="ce1">
            <text:p>0.03101</text:p>
          </table:table-cell>
          <table:table-cell table:number-columns-repeated="16317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2"/>
          <table:table-cell office:value-type="string" table:style-name="ce1">
            <text:p>KK_13</text:p>
          </table:table-cell>
          <table:table-cell office:value-type="float" office:value="3.3899999999999998E-3" table:style-name="ce1">
            <text:p>0.00339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2.5500000000000002E-3" table:style-name="ce1">
            <text:p>0.00255</text:p>
          </table:table-cell>
          <table:table-cell office:value-type="float" office:value="2.64E-3" table:style-name="ce1">
            <text:p>0.00264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2.33E-3" table:style-name="ce1">
            <text:p>0.00233</text:p>
          </table:table-cell>
          <table:table-cell office:value-type="float" office:value="3.15E-3" table:style-name="ce1">
            <text:p>0.00315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2.48E-3" table:style-name="ce1">
            <text:p>0.00248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3.2566299999999999" table:style-name="ce1">
            <text:p>3.25663</text:p>
          </table:table-cell>
          <table:table-cell office:value-type="float" office:value="3.22818" table:style-name="ce1">
            <text:p>3.22818</text:p>
          </table:table-cell>
          <table:table-cell office:value-type="float" office:value="3.1751900000000002" table:style-name="ce1">
            <text:p>3.17519</text:p>
          </table:table-cell>
          <table:table-cell table:style-name="ce1"/>
          <table:table-cell office:value-type="float" office:value="3.0880800000000002" table:style-name="ce1">
            <text:p>3.08808</text:p>
          </table:table-cell>
          <table:table-cell office:value-type="float" office:value="3.1679499999999998" table:style-name="ce1">
            <text:p>3.16795</text:p>
          </table:table-cell>
          <table:table-cell office:value-type="float" office:value="3.2425199999999998" table:style-name="ce1">
            <text:p>3.24252</text:p>
          </table:table-cell>
          <table:table-cell office:value-type="float" office:value="3.2725900000000001" table:style-name="ce1">
            <text:p>3.27259</text:p>
          </table:table-cell>
          <table:table-cell office:value-type="float" office:value="3.2253699999999998" table:style-name="ce1">
            <text:p>3.22537</text:p>
          </table:table-cell>
          <table:table-cell office:value-type="float" office:value="3.0888499999999999" table:style-name="ce1">
            <text:p>3.08885</text:p>
          </table:table-cell>
          <table:table-cell office:value-type="float" office:value="3.0989200000000001" table:style-name="ce1">
            <text:p>3.09892</text:p>
          </table:table-cell>
          <table:table-cell office:value-type="float" office:value="3.08718" table:style-name="ce1">
            <text:p>3.08718</text:p>
          </table:table-cell>
          <table:table-cell office:value-type="float" office:value="-4.1799999999999997E-3" table:style-name="ce1">
            <text:p>-0.00418</text:p>
          </table:table-cell>
          <table:table-cell office:value-type="float" office:value="-9.7800000000000005E-3" table:style-name="ce1">
            <text:p>-0.00978</text:p>
          </table:table-cell>
          <table:table-cell office:value-type="float" office:value="-3.32E-3" table:style-name="ce1">
            <text:p>-0.00332</text:p>
          </table:table-cell>
          <table:table-cell table:style-name="ce1"/>
          <table:table-cell office:value-type="float" office:value="-3.4499999999999999E-3" table:style-name="ce1">
            <text:p>-0.00345</text:p>
          </table:table-cell>
          <table:table-cell office:value-type="float" office:value="-4.9500000000000004E-3" table:style-name="ce1">
            <text:p>-0.00495</text:p>
          </table:table-cell>
          <table:table-cell office:value-type="float" office:value="0.68142000000000003" table:style-name="ce1">
            <text:p>0.68142</text:p>
          </table:table-cell>
          <table:table-cell office:value-type="float" office:value="0.68422000000000005" table:style-name="ce1">
            <text:p>0.68422</text:p>
          </table:table-cell>
          <table:table-cell table:number-columns-repeated="2" table:style-name="ce1"/>
          <table:table-cell office:value-type="float" office:value="5.53E-4" table:style-name="ce1">
            <text:p>0.000553</text:p>
          </table:table-cell>
          <table:table-cell table:style-name="ce1"/>
          <table:table-cell office:value-type="float" office:value="0.42496" table:style-name="ce1">
            <text:p>0.42496</text:p>
          </table:table-cell>
          <table:table-cell office:value-type="float" office:value="0.42048000000000002" table:style-name="ce1">
            <text:p>0.42048</text:p>
          </table:table-cell>
          <table:table-cell office:value-type="float" office:value="0.42487000000000003" table:style-name="ce1">
            <text:p>0.42487</text:p>
          </table:table-cell>
          <table:table-cell office:value-type="float" office:value="0.42743999999999999" table:style-name="ce1">
            <text:p>0.42744</text:p>
          </table:table-cell>
          <table:table-cell office:value-type="float" office:value="0.42581999999999998" table:style-name="ce1">
            <text:p>0.42582</text:p>
          </table:table-cell>
          <table:table-cell office:value-type="float" office:value="0.42049999999999998" table:style-name="ce1">
            <text:p>0.4205</text:p>
          </table:table-cell>
          <table:table-cell office:value-type="float" office:value="3.4000000000000002E-4" table:style-name="ce1">
            <text:p>0.00034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1.6000000000000001E-4" table:style-name="ce1">
            <text:p>0.00016</text:p>
          </table:table-cell>
          <table:table-cell office:value-type="float" office:value="3.4953699999999999" table:style-name="ce1">
            <text:p>3.49537</text:p>
          </table:table-cell>
          <table:table-cell office:value-type="float" office:value="3.5251999999999999" table:style-name="ce1">
            <text:p>3.5252</text:p>
          </table:table-cell>
          <table:table-cell office:value-type="float" office:value="3.5294599999999998" table:style-name="ce1">
            <text:p>3.52946</text:p>
          </table:table-cell>
          <table:table-cell table:style-name="ce1"/>
          <table:table-cell office:value-type="float" office:value="3.5163700000000002" table:style-name="ce1">
            <text:p>3.51637</text:p>
          </table:table-cell>
          <table:table-cell office:value-type="float" office:value="3.51485" table:style-name="ce1">
            <text:p>3.51485</text:p>
          </table:table-cell>
          <table:table-cell office:value-type="float" office:value="0.45327000000000001" table:style-name="ce1">
            <text:p>0.45327</text:p>
          </table:table-cell>
          <table:table-cell office:value-type="float" office:value="0.38099" table:style-name="ce1">
            <text:p>0.38099</text:p>
          </table:table-cell>
          <table:table-cell office:value-type="float" office:value="0.31163999999999997" table:style-name="ce1">
            <text:p>0.31164</text:p>
          </table:table-cell>
          <table:table-cell office:value-type="float" office:value="0.33882000000000001" table:style-name="ce1">
            <text:p>0.33882</text:p>
          </table:table-cell>
          <table:table-cell office:value-type="float" office:value="7.6239699999999999" table:style-name="ce1">
            <text:p>7.62397</text:p>
          </table:table-cell>
          <table:table-cell office:value-type="float" office:value="7.6633500000000003" table:style-name="ce1">
            <text:p>7.66335</text:p>
          </table:table-cell>
          <table:table-cell office:value-type="float" office:value="7.6599399999999997" table:style-name="ce1">
            <text:p>7.65994</text:p>
          </table:table-cell>
          <table:table-cell office:value-type="float" office:value="7.4458900000000003" table:style-name="ce1">
            <text:p>7.44589</text:p>
          </table:table-cell>
          <table:table-cell office:value-type="float" office:value="7.5328099999999996" table:style-name="ce1">
            <text:p>7.53281</text:p>
          </table:table-cell>
          <table:table-cell office:value-type="float" office:value="7.5409600000000001" table:style-name="ce1">
            <text:p>7.54096</text:p>
          </table:table-cell>
          <table:table-cell office:value-type="float" office:value="2.4920000000000001E-2" table:style-name="ce1">
            <text:p>0.02492</text:p>
          </table:table-cell>
          <table:table-cell office:value-type="float" office:value="2.521E-2" table:style-name="ce1">
            <text:p>0.02521</text:p>
          </table:table-cell>
          <table:table-cell office:value-type="float" office:value="2.53E-2" table:style-name="ce1">
            <text:p>0.0253</text:p>
          </table:table-cell>
          <table:table-cell office:value-type="float" office:value="2.5319999999999999E-2" table:style-name="ce1">
            <text:p>0.02532</text:p>
          </table:table-cell>
          <table:table-cell table:number-columns-repeated="16317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2"/>
          <table:table-cell office:value-type="string" table:style-name="ce1">
            <text:p>KK_14</text:p>
          </table:table-cell>
          <table:table-cell office:value-type="float" office:value="2.7200000000000002E-3" table:style-name="ce1">
            <text:p>0.00272</text:p>
          </table:table-cell>
          <table:table-cell office:value-type="float" office:value="4.4900000000000001E-3" table:style-name="ce1">
            <text:p>0.00449</text:p>
          </table:table-cell>
          <table:table-cell office:value-type="float" office:value="2.6700000000000001E-3" table:style-name="ce1">
            <text:p>0.00267</text:p>
          </table:table-cell>
          <table:table-cell office:value-type="float" office:value="2.65E-3" table:style-name="ce1">
            <text:p>0.00265</text:p>
          </table:table-cell>
          <table:table-cell office:value-type="float" office:value="2.5600000000000002E-3" table:style-name="ce1">
            <text:p>0.00256</text:p>
          </table:table-cell>
          <table:table-cell office:value-type="float" office:value="2.5699999999999998E-3" table:style-name="ce1">
            <text:p>0.00257</text:p>
          </table:table-cell>
          <table:table-cell office:value-type="float" office:value="4.3299999999999996E-3" table:style-name="ce1">
            <text:p>0.00433</text:p>
          </table:table-cell>
          <table:table-cell office:value-type="float" office:value="3.1099999999999999E-3" table:style-name="ce1">
            <text:p>0.00311</text:p>
          </table:table-cell>
          <table:table-cell office:value-type="float" office:value="2.5699999999999998E-3" table:style-name="ce1">
            <text:p>0.00257</text:p>
          </table:table-cell>
          <table:table-cell office:value-type="float" office:value="2.7399999999999998E-3" table:style-name="ce1">
            <text:p>0.00274</text:p>
          </table:table-cell>
          <table:table-cell office:value-type="float" office:value="3.48651" table:style-name="ce1">
            <text:p>3.48651</text:p>
          </table:table-cell>
          <table:table-cell office:value-type="float" office:value="3.4495200000000001" table:style-name="ce1">
            <text:p>3.44952</text:p>
          </table:table-cell>
          <table:table-cell office:value-type="float" office:value="3.3932899999999999" table:style-name="ce1">
            <text:p>3.39329</text:p>
          </table:table-cell>
          <table:table-cell table:style-name="ce1"/>
          <table:table-cell office:value-type="float" office:value="3.2499899999999999" table:style-name="ce1">
            <text:p>3.24999</text:p>
          </table:table-cell>
          <table:table-cell office:value-type="float" office:value="3.3887999999999998" table:style-name="ce1">
            <text:p>3.3888</text:p>
          </table:table-cell>
          <table:table-cell office:value-type="float" office:value="3.5123099999999998" table:style-name="ce1">
            <text:p>3.51231</text:p>
          </table:table-cell>
          <table:table-cell office:value-type="float" office:value="3.5022700000000002" table:style-name="ce1">
            <text:p>3.50227</text:p>
          </table:table-cell>
          <table:table-cell office:value-type="float" office:value="3.4409399999999999" table:style-name="ce1">
            <text:p>3.44094</text:p>
          </table:table-cell>
          <table:table-cell office:value-type="float" office:value="3.3016299999999998" table:style-name="ce1">
            <text:p>3.30163</text:p>
          </table:table-cell>
          <table:table-cell office:value-type="float" office:value="3.31813" table:style-name="ce1">
            <text:p>3.31813</text:p>
          </table:table-cell>
          <table:table-cell office:value-type="float" office:value="3.2995700000000001" table:style-name="ce1">
            <text:p>3.29957</text:p>
          </table:table-cell>
          <table:table-cell office:value-type="float" office:value="-4.28E-3" table:style-name="ce1">
            <text:p>-0.00428</text:p>
          </table:table-cell>
          <table:table-cell office:value-type="float" office:value="-9.9100000000000004E-3" table:style-name="ce1">
            <text:p>-0.00991</text:p>
          </table:table-cell>
          <table:table-cell office:value-type="float" office:value="-3.7299999999999998E-3" table:style-name="ce1">
            <text:p>-0.00373</text:p>
          </table:table-cell>
          <table:table-cell table:style-name="ce1"/>
          <table:table-cell office:value-type="float" office:value="-2.82E-3" table:style-name="ce1">
            <text:p>-0.00282</text:p>
          </table:table-cell>
          <table:table-cell office:value-type="float" office:value="-4.4799999999999996E-3" table:style-name="ce1">
            <text:p>-0.00448</text:p>
          </table:table-cell>
          <table:table-cell office:value-type="float" office:value="0.66812000000000005" table:style-name="ce1">
            <text:p>0.66812</text:p>
          </table:table-cell>
          <table:table-cell office:value-type="float" office:value="0.67196" table:style-name="ce1">
            <text:p>0.67196</text:p>
          </table:table-cell>
          <table:table-cell table:number-columns-repeated="2" table:style-name="ce1"/>
          <table:table-cell office:value-type="float" office:value="5.9800000000000001E-4" table:style-name="ce1">
            <text:p>0.000598</text:p>
          </table:table-cell>
          <table:table-cell table:style-name="ce1"/>
          <table:table-cell office:value-type="float" office:value="0.45534999999999998" table:style-name="ce1">
            <text:p>0.45535</text:p>
          </table:table-cell>
          <table:table-cell office:value-type="float" office:value="0.45046999999999998" table:style-name="ce1">
            <text:p>0.45047</text:p>
          </table:table-cell>
          <table:table-cell office:value-type="float" office:value="0.45467999999999997" table:style-name="ce1">
            <text:p>0.45468</text:p>
          </table:table-cell>
          <table:table-cell office:value-type="float" office:value="0.45877000000000001" table:style-name="ce1">
            <text:p>0.45877</text:p>
          </table:table-cell>
          <table:table-cell office:value-type="float" office:value="0.45774999999999999" table:style-name="ce1">
            <text:p>0.45775</text:p>
          </table:table-cell>
          <table:table-cell office:value-type="float" office:value="0.45072000000000001" table:style-name="ce1">
            <text:p>0.45072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3.2000000000000003E-4" table:style-name="ce1">
            <text:p>0.00032</text:p>
          </table:table-cell>
          <table:table-cell office:value-type="float" office:value="-2.5000000000000001E-4" table:style-name="ce1">
            <text:p>-0.00025</text:p>
          </table:table-cell>
          <table:table-cell office:value-type="float" office:value="3.5546700000000002" table:style-name="ce1">
            <text:p>3.55467</text:p>
          </table:table-cell>
          <table:table-cell office:value-type="float" office:value="3.65856" table:style-name="ce1">
            <text:p>3.65856</text:p>
          </table:table-cell>
          <table:table-cell office:value-type="float" office:value="3.6408499999999999" table:style-name="ce1">
            <text:p>3.64085</text:p>
          </table:table-cell>
          <table:table-cell table:style-name="ce1"/>
          <table:table-cell office:value-type="float" office:value="3.6354600000000001" table:style-name="ce1">
            <text:p>3.63546</text:p>
          </table:table-cell>
          <table:table-cell office:value-type="float" office:value="3.6114999999999999" table:style-name="ce1">
            <text:p>3.6115</text:p>
          </table:table-cell>
          <table:table-cell office:value-type="float" office:value="0.42519000000000001" table:style-name="ce1">
            <text:p>0.42519</text:p>
          </table:table-cell>
          <table:table-cell office:value-type="float" office:value="0.38961000000000001" table:style-name="ce1">
            <text:p>0.38961</text:p>
          </table:table-cell>
          <table:table-cell office:value-type="float" office:value="0.37974999999999998" table:style-name="ce1">
            <text:p>0.37975</text:p>
          </table:table-cell>
          <table:table-cell office:value-type="float" office:value="0.36070999999999998" table:style-name="ce1">
            <text:p>0.36071</text:p>
          </table:table-cell>
          <table:table-cell office:value-type="float" office:value="7.6953100000000001" table:style-name="ce1">
            <text:p>7.69531</text:p>
          </table:table-cell>
          <table:table-cell office:value-type="float" office:value="7.7013499999999997" table:style-name="ce1">
            <text:p>7.70135</text:p>
          </table:table-cell>
          <table:table-cell office:value-type="float" office:value="7.7173999999999996" table:style-name="ce1">
            <text:p>7.7174</text:p>
          </table:table-cell>
          <table:table-cell office:value-type="float" office:value="7.5406300000000002" table:style-name="ce1">
            <text:p>7.54063</text:p>
          </table:table-cell>
          <table:table-cell office:value-type="float" office:value="7.5867300000000002" table:style-name="ce1">
            <text:p>7.58673</text:p>
          </table:table-cell>
          <table:table-cell office:value-type="float" office:value="7.6145699999999996" table:style-name="ce1">
            <text:p>7.61457</text:p>
          </table:table-cell>
          <table:table-cell office:value-type="float" office:value="2.6169999999999999E-2" table:style-name="ce1">
            <text:p>0.02617</text:p>
          </table:table-cell>
          <table:table-cell office:value-type="float" office:value="2.648E-2" table:style-name="ce1">
            <text:p>0.02648</text:p>
          </table:table-cell>
          <table:table-cell office:value-type="float" office:value="2.657E-2" table:style-name="ce1">
            <text:p>0.02657</text:p>
          </table:table-cell>
          <table:table-cell office:value-type="float" office:value="2.6599999999999999E-2" table:style-name="ce1">
            <text:p>0.0266</text:p>
          </table:table-cell>
          <table:table-cell table:number-columns-repeated="16317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2"/>
          <table:table-cell office:value-type="string" table:style-name="ce1">
            <text:p>KK_15</text:p>
          </table:table-cell>
          <table:table-cell office:value-type="float" office:value="3.47E-3" table:style-name="ce1">
            <text:p>0.00347</text:p>
          </table:table-cell>
          <table:table-cell office:value-type="float" office:value="7.3899999999999999E-3" table:style-name="ce1">
            <text:p>0.00739</text:p>
          </table:table-cell>
          <table:table-cell office:value-type="float" office:value="2.5799999999999998E-3" table:style-name="ce1">
            <text:p>0.00258</text:p>
          </table:table-cell>
          <table:table-cell office:value-type="float" office:value="2.6800000000000001E-3" table:style-name="ce1">
            <text:p>0.00268</text:p>
          </table:table-cell>
          <table:table-cell office:value-type="float" office:value="2.3900000000000002E-3" table:style-name="ce1">
            <text:p>0.00239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4.1700000000000001E-3" table:style-name="ce1">
            <text:p>0.00417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2.4599999999999999E-3" table:style-name="ce1">
            <text:p>0.00246</text:p>
          </table:table-cell>
          <table:table-cell office:value-type="float" office:value="2.64E-3" table:style-name="ce1">
            <text:p>0.00264</text:p>
          </table:table-cell>
          <table:table-cell office:value-type="float" office:value="3.2858999999999998" table:style-name="ce1">
            <text:p>3.2859</text:p>
          </table:table-cell>
          <table:table-cell office:value-type="float" office:value="3.2539799999999999" table:style-name="ce1">
            <text:p>3.25398</text:p>
          </table:table-cell>
          <table:table-cell office:value-type="float" office:value="3.2022599999999999" table:style-name="ce1">
            <text:p>3.20226</text:p>
          </table:table-cell>
          <table:table-cell table:style-name="ce1"/>
          <table:table-cell office:value-type="float" office:value="3.07376" table:style-name="ce1">
            <text:p>3.07376</text:p>
          </table:table-cell>
          <table:table-cell office:value-type="float" office:value="3.1816200000000001" table:style-name="ce1">
            <text:p>3.18162</text:p>
          </table:table-cell>
          <table:table-cell office:value-type="float" office:value="3.2776000000000001" table:style-name="ce1">
            <text:p>3.2776</text:p>
          </table:table-cell>
          <table:table-cell office:value-type="float" office:value="3.3024" table:style-name="ce1">
            <text:p>3.3024</text:p>
          </table:table-cell>
          <table:table-cell office:value-type="float" office:value="3.2551999999999999" table:style-name="ce1">
            <text:p>3.2552</text:p>
          </table:table-cell>
          <table:table-cell office:value-type="float" office:value="3.09979" table:style-name="ce1">
            <text:p>3.09979</text:p>
          </table:table-cell>
          <table:table-cell office:value-type="float" office:value="3.1103000000000001" table:style-name="ce1">
            <text:p>3.1103</text:p>
          </table:table-cell>
          <table:table-cell office:value-type="float" office:value="3.1184799999999999" table:style-name="ce1">
            <text:p>3.11848</text:p>
          </table:table-cell>
          <table:table-cell office:value-type="float" office:value="-3.96E-3" table:style-name="ce1">
            <text:p>-0.00396</text:p>
          </table:table-cell>
          <table:table-cell office:value-type="float" office:value="-9.5600000000000008E-3" table:style-name="ce1">
            <text:p>-0.00956</text:p>
          </table:table-cell>
          <table:table-cell office:value-type="float" office:value="-3.48E-3" table:style-name="ce1">
            <text:p>-0.00348</text:p>
          </table:table-cell>
          <table:table-cell table:style-name="ce1"/>
          <table:table-cell office:value-type="float" office:value="-3.65E-3" table:style-name="ce1">
            <text:p>-0.00365</text:p>
          </table:table-cell>
          <table:table-cell office:value-type="float" office:value="-3.81E-3" table:style-name="ce1">
            <text:p>-0.00381</text:p>
          </table:table-cell>
          <table:table-cell office:value-type="float" office:value="0.67127000000000003" table:style-name="ce1">
            <text:p>0.67127</text:p>
          </table:table-cell>
          <table:table-cell office:value-type="float" office:value="0.67901" table:style-name="ce1">
            <text:p>0.67901</text:p>
          </table:table-cell>
          <table:table-cell table:number-columns-repeated="2" table:style-name="ce1"/>
          <table:table-cell office:value-type="float" office:value="5.6599999999999999E-4" table:style-name="ce1">
            <text:p>0.000566</text:p>
          </table:table-cell>
          <table:table-cell table:style-name="ce1"/>
          <table:table-cell office:value-type="float" office:value="0.43081999999999998" table:style-name="ce1">
            <text:p>0.43082</text:p>
          </table:table-cell>
          <table:table-cell office:value-type="float" office:value="0.42627999999999999" table:style-name="ce1">
            <text:p>0.42628</text:p>
          </table:table-cell>
          <table:table-cell office:value-type="float" office:value="0.43126999999999999" table:style-name="ce1">
            <text:p>0.43127</text:p>
          </table:table-cell>
          <table:table-cell office:value-type="float" office:value="0.43482999999999999" table:style-name="ce1">
            <text:p>0.43483</text:p>
          </table:table-cell>
          <table:table-cell office:value-type="float" office:value="0.43248999999999999" table:style-name="ce1">
            <text:p>0.43249</text:p>
          </table:table-cell>
          <table:table-cell office:value-type="float" office:value="0.42788999999999999" table:style-name="ce1">
            <text:p>0.42789</text:p>
          </table:table-cell>
          <table:table-cell office:value-type="float" office:value="4.6000000000000001E-4" table:style-name="ce1">
            <text:p>0.00046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5.4000000000000001E-4" table:style-name="ce1">
            <text:p>0.00054</text:p>
          </table:table-cell>
          <table:table-cell office:value-type="float" office:value="3.4000000000000002E-4" table:style-name="ce1">
            <text:p>0.00034</text:p>
          </table:table-cell>
          <table:table-cell office:value-type="float" office:value="3.6513499999999999" table:style-name="ce1">
            <text:p>3.65135</text:p>
          </table:table-cell>
          <table:table-cell office:value-type="float" office:value="3.6979299999999999" table:style-name="ce1">
            <text:p>3.69793</text:p>
          </table:table-cell>
          <table:table-cell office:value-type="float" office:value="3.6933799999999999" table:style-name="ce1">
            <text:p>3.69338</text:p>
          </table:table-cell>
          <table:table-cell table:style-name="ce1"/>
          <table:table-cell office:value-type="float" office:value="3.6917599999999999" table:style-name="ce1">
            <text:p>3.69176</text:p>
          </table:table-cell>
          <table:table-cell office:value-type="float" office:value="3.6625700000000001" table:style-name="ce1">
            <text:p>3.66257</text:p>
          </table:table-cell>
          <table:table-cell office:value-type="float" office:value="0.48335" table:style-name="ce1">
            <text:p>0.48335</text:p>
          </table:table-cell>
          <table:table-cell office:value-type="float" office:value="0.40764" table:style-name="ce1">
            <text:p>0.40764</text:p>
          </table:table-cell>
          <table:table-cell office:value-type="float" office:value="0.38080000000000003" table:style-name="ce1">
            <text:p>0.3808</text:p>
          </table:table-cell>
          <table:table-cell office:value-type="float" office:value="0.37247999999999998" table:style-name="ce1">
            <text:p>0.37248</text:p>
          </table:table-cell>
          <table:table-cell office:value-type="float" office:value="7.6791700000000001" table:style-name="ce1">
            <text:p>7.67917</text:p>
          </table:table-cell>
          <table:table-cell office:value-type="float" office:value="7.7081900000000001" table:style-name="ce1">
            <text:p>7.70819</text:p>
          </table:table-cell>
          <table:table-cell office:value-type="float" office:value="7.7305799999999998" table:style-name="ce1">
            <text:p>7.73058</text:p>
          </table:table-cell>
          <table:table-cell office:value-type="float" office:value="7.4918800000000001" table:style-name="ce1">
            <text:p>7.49188</text:p>
          </table:table-cell>
          <table:table-cell office:value-type="float" office:value="7.6285999999999996" table:style-name="ce1">
            <text:p>7.6286</text:p>
          </table:table-cell>
          <table:table-cell office:value-type="float" office:value="7.6385699999999996" table:style-name="ce1">
            <text:p>7.63857</text:p>
          </table:table-cell>
          <table:table-cell office:value-type="float" office:value="2.4709999999999999E-2" table:style-name="ce1">
            <text:p>0.02471</text:p>
          </table:table-cell>
          <table:table-cell office:value-type="float" office:value="2.4969999999999999E-2" table:style-name="ce1">
            <text:p>0.02497</text:p>
          </table:table-cell>
          <table:table-cell office:value-type="float" office:value="2.504E-2" table:style-name="ce1">
            <text:p>0.02504</text:p>
          </table:table-cell>
          <table:table-cell office:value-type="float" office:value="2.513E-2" table:style-name="ce1">
            <text:p>0.02513</text:p>
          </table:table-cell>
          <table:table-cell table:number-columns-repeated="16317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2"/>
          <table:table-cell office:value-type="string" table:style-name="ce1">
            <text:p>KWY_03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4.6499999999999996E-3" table:style-name="ce1">
            <text:p>0.00465</text:p>
          </table:table-cell>
          <table:table-cell office:value-type="float" office:value="2.96E-3" table:style-name="ce1">
            <text:p>0.00296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2.9099999999999998E-3" table:style-name="ce1">
            <text:p>0.00291</text:p>
          </table:table-cell>
          <table:table-cell office:value-type="float" office:value="2.8900000000000002E-3" table:style-name="ce1">
            <text:p>0.00289</text:p>
          </table:table-cell>
          <table:table-cell office:value-type="float" office:value="4.7299999999999998E-3" table:style-name="ce1">
            <text:p>0.00473</text:p>
          </table:table-cell>
          <table:table-cell office:value-type="float" office:value="3.62E-3" table:style-name="ce1">
            <text:p>0.00362</text:p>
          </table:table-cell>
          <table:table-cell office:value-type="float" office:value="2.8900000000000002E-3" table:style-name="ce1">
            <text:p>0.00289</text:p>
          </table:table-cell>
          <table:table-cell office:value-type="float" office:value="3.0500000000000002E-3" table:style-name="ce1">
            <text:p>0.00305</text:p>
          </table:table-cell>
          <table:table-cell office:value-type="float" office:value="2.6799599999999999" table:style-name="ce1">
            <text:p>2.67996</text:p>
          </table:table-cell>
          <table:table-cell office:value-type="float" office:value="2.66472" table:style-name="ce1">
            <text:p>2.66472</text:p>
          </table:table-cell>
          <table:table-cell office:value-type="float" office:value="2.6181100000000002" table:style-name="ce1">
            <text:p>2.61811</text:p>
          </table:table-cell>
          <table:table-cell table:style-name="ce1"/>
          <table:table-cell office:value-type="float" office:value="2.5910099999999998" table:style-name="ce1">
            <text:p>2.59101</text:p>
          </table:table-cell>
          <table:table-cell office:value-type="float" office:value="2.61849" table:style-name="ce1">
            <text:p>2.61849</text:p>
          </table:table-cell>
          <table:table-cell office:value-type="float" office:value="2.6919200000000001" table:style-name="ce1">
            <text:p>2.69192</text:p>
          </table:table-cell>
          <table:table-cell office:value-type="float" office:value="2.6928899999999998" table:style-name="ce1">
            <text:p>2.69289</text:p>
          </table:table-cell>
          <table:table-cell office:value-type="float" office:value="2.6540300000000001" table:style-name="ce1">
            <text:p>2.65403</text:p>
          </table:table-cell>
          <table:table-cell office:value-type="float" office:value="2.5011100000000002" table:style-name="ce1">
            <text:p>2.50111</text:p>
          </table:table-cell>
          <table:table-cell office:value-type="float" office:value="2.5352000000000001" table:style-name="ce1">
            <text:p>2.5352</text:p>
          </table:table-cell>
          <table:table-cell office:value-type="float" office:value="2.5569899999999999" table:style-name="ce1">
            <text:p>2.55699</text:p>
          </table:table-cell>
          <table:table-cell office:value-type="float" office:value="-4.3299999999999996E-3" table:style-name="ce1">
            <text:p>-0.00433</text:p>
          </table:table-cell>
          <table:table-cell office:value-type="float" office:value="-1.056E-2" table:style-name="ce1">
            <text:p>-0.01056</text:p>
          </table:table-cell>
          <table:table-cell office:value-type="float" office:value="-3.96E-3" table:style-name="ce1">
            <text:p>-0.00396</text:p>
          </table:table-cell>
          <table:table-cell table:style-name="ce1"/>
          <table:table-cell office:value-type="float" office:value="-2.5000000000000001E-3" table:style-name="ce1">
            <text:p>-0.0025</text:p>
          </table:table-cell>
          <table:table-cell office:value-type="float" office:value="-6.94E-3" table:style-name="ce1">
            <text:p>-0.00694</text:p>
          </table:table-cell>
          <table:table-cell office:value-type="float" office:value="0.92452999999999996" table:style-name="ce1">
            <text:p>0.92453</text:p>
          </table:table-cell>
          <table:table-cell office:value-type="float" office:value="0.92488000000000004" table:style-name="ce1">
            <text:p>0.92488</text:p>
          </table:table-cell>
          <table:table-cell table:number-columns-repeated="2" table:style-name="ce1"/>
          <table:table-cell office:value-type="float" office:value="4.7800000000000002E-4" table:style-name="ce1">
            <text:p>0.000478</text:p>
          </table:table-cell>
          <table:table-cell table:style-name="ce1"/>
          <table:table-cell office:value-type="float" office:value="0.35963000000000001" table:style-name="ce1">
            <text:p>0.35963</text:p>
          </table:table-cell>
          <table:table-cell office:value-type="float" office:value="0.35641" table:style-name="ce1">
            <text:p>0.35641</text:p>
          </table:table-cell>
          <table:table-cell office:value-type="float" office:value="0.36113000000000001" table:style-name="ce1">
            <text:p>0.36113</text:p>
          </table:table-cell>
          <table:table-cell office:value-type="float" office:value="0.3624" table:style-name="ce1">
            <text:p>0.3624</text:p>
          </table:table-cell>
          <table:table-cell office:value-type="float" office:value="0.36176999999999998" table:style-name="ce1">
            <text:p>0.36177</text:p>
          </table:table-cell>
          <table:table-cell office:value-type="float" office:value="0.35787000000000002" table:style-name="ce1">
            <text:p>0.35787</text:p>
          </table:table-cell>
          <table:table-cell office:value-type="float" office:value="1.2E-4" table:style-name="ce1">
            <text:p>0.00012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3.5E-4" table:style-name="ce1">
            <text:p>0.00035</text:p>
          </table:table-cell>
          <table:table-cell office:value-type="float" office:value="-9.0000000000000006E-5" table:style-name="ce1">
            <text:p>-0.00009</text:p>
          </table:table-cell>
          <table:table-cell office:value-type="float" office:value="3.04372" table:style-name="ce1">
            <text:p>3.04372</text:p>
          </table:table-cell>
          <table:table-cell office:value-type="float" office:value="3.0669" table:style-name="ce1">
            <text:p>3.0669</text:p>
          </table:table-cell>
          <table:table-cell office:value-type="float" office:value="3.0552100000000002" table:style-name="ce1">
            <text:p>3.05521</text:p>
          </table:table-cell>
          <table:table-cell table:style-name="ce1"/>
          <table:table-cell office:value-type="float" office:value="3.0384799999999998" table:style-name="ce1">
            <text:p>3.03848</text:p>
          </table:table-cell>
          <table:table-cell office:value-type="float" office:value="3.0429400000000002" table:style-name="ce1">
            <text:p>3.04294</text:p>
          </table:table-cell>
          <table:table-cell office:value-type="float" office:value="0.14263000000000001" table:style-name="ce1">
            <text:p>0.14263</text:p>
          </table:table-cell>
          <table:table-cell office:value-type="float" office:value="0.10290000000000001" table:style-name="ce1">
            <text:p>0.1029</text:p>
          </table:table-cell>
          <table:table-cell office:value-type="float" office:value="0.14993999999999999" table:style-name="ce1">
            <text:p>0.14994</text:p>
          </table:table-cell>
          <table:table-cell office:value-type="float" office:value="8.7569999999999995E-2" table:style-name="ce1">
            <text:p>0.08757</text:p>
          </table:table-cell>
          <table:table-cell office:value-type="float" office:value="7.6350100000000003" table:style-name="ce1">
            <text:p>7.63501</text:p>
          </table:table-cell>
          <table:table-cell office:value-type="float" office:value="7.6431199999999997" table:style-name="ce1">
            <text:p>7.64312</text:p>
          </table:table-cell>
          <table:table-cell office:value-type="float" office:value="7.67049" table:style-name="ce1">
            <text:p>7.67049</text:p>
          </table:table-cell>
          <table:table-cell office:value-type="float" office:value="7.5084499999999998" table:style-name="ce1">
            <text:p>7.50845</text:p>
          </table:table-cell>
          <table:table-cell office:value-type="float" office:value="7.5316700000000001" table:style-name="ce1">
            <text:p>7.53167</text:p>
          </table:table-cell>
          <table:table-cell office:value-type="float" office:value="7.5396200000000002" table:style-name="ce1">
            <text:p>7.53962</text:p>
          </table:table-cell>
          <table:table-cell office:value-type="float" office:value="3.2379999999999999E-2" table:style-name="ce1">
            <text:p>0.03238</text:p>
          </table:table-cell>
          <table:table-cell office:value-type="float" office:value="3.243E-2" table:style-name="ce1">
            <text:p>0.03243</text:p>
          </table:table-cell>
          <table:table-cell office:value-type="float" office:value="3.2759999999999997E-2" table:style-name="ce1">
            <text:p>0.03276</text:p>
          </table:table-cell>
          <table:table-cell office:value-type="float" office:value="3.2649999999999998E-2" table:style-name="ce1">
            <text:p>0.03265</text:p>
          </table:table-cell>
          <table:table-cell table:number-columns-repeated="16317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2"/>
          <table:table-cell office:value-type="string" table:style-name="ce1">
            <text:p>KWY_04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2.7399999999999998E-3" table:style-name="ce1">
            <text:p>0.00274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2.7699999999999999E-3" table:style-name="ce1">
            <text:p>0.00277</text:p>
          </table:table-cell>
          <table:table-cell office:value-type="float" office:value="2.7599999999999999E-3" table:style-name="ce1">
            <text:p>0.00276</text:p>
          </table:table-cell>
          <table:table-cell office:value-type="float" office:value="3.3500000000000001E-3" table:style-name="ce1">
            <text:p>0.00335</text:p>
          </table:table-cell>
          <table:table-cell office:value-type="float" office:value="3.7200000000000002E-3" table:style-name="ce1">
            <text:p>0.00372</text:p>
          </table:table-cell>
          <table:table-cell office:value-type="float" office:value="2.8600000000000001E-3" table:style-name="ce1">
            <text:p>0.00286</text:p>
          </table:table-cell>
          <table:table-cell office:value-type="float" office:value="2.8700000000000002E-3" table:style-name="ce1">
            <text:p>0.00287</text:p>
          </table:table-cell>
          <table:table-cell office:value-type="float" office:value="2.6047400000000001" table:style-name="ce1">
            <text:p>2.60474</text:p>
          </table:table-cell>
          <table:table-cell office:value-type="float" office:value="2.5860799999999999" table:style-name="ce1">
            <text:p>2.58608</text:p>
          </table:table-cell>
          <table:table-cell office:value-type="float" office:value="2.5497800000000002" table:style-name="ce1">
            <text:p>2.54978</text:p>
          </table:table-cell>
          <table:table-cell table:style-name="ce1"/>
          <table:table-cell office:value-type="float" office:value="2.5117400000000001" table:style-name="ce1">
            <text:p>2.51174</text:p>
          </table:table-cell>
          <table:table-cell office:value-type="float" office:value="2.5430999999999999" table:style-name="ce1">
            <text:p>2.5431</text:p>
          </table:table-cell>
          <table:table-cell office:value-type="float" office:value="2.60581" table:style-name="ce1">
            <text:p>2.60581</text:p>
          </table:table-cell>
          <table:table-cell office:value-type="float" office:value="2.61049" table:style-name="ce1">
            <text:p>2.61049</text:p>
          </table:table-cell>
          <table:table-cell office:value-type="float" office:value="2.5784600000000002" table:style-name="ce1">
            <text:p>2.57846</text:p>
          </table:table-cell>
          <table:table-cell office:value-type="float" office:value="2.4434300000000002" table:style-name="ce1">
            <text:p>2.44343</text:p>
          </table:table-cell>
          <table:table-cell office:value-type="float" office:value="2.4849700000000001" table:style-name="ce1">
            <text:p>2.48497</text:p>
          </table:table-cell>
          <table:table-cell office:value-type="float" office:value="2.4838800000000001" table:style-name="ce1">
            <text:p>2.48388</text:p>
          </table:table-cell>
          <table:table-cell office:value-type="float" office:value="-4.4200000000000003E-3" table:style-name="ce1">
            <text:p>-0.00442</text:p>
          </table:table-cell>
          <table:table-cell office:value-type="float" office:value="-1.0460000000000001E-2" table:style-name="ce1">
            <text:p>-0.01046</text:p>
          </table:table-cell>
          <table:table-cell office:value-type="float" office:value="-4.3899999999999998E-3" table:style-name="ce1">
            <text:p>-0.00439</text:p>
          </table:table-cell>
          <table:table-cell table:style-name="ce1"/>
          <table:table-cell office:value-type="float" office:value="-2.2100000000000002E-3" table:style-name="ce1">
            <text:p>-0.00221</text:p>
          </table:table-cell>
          <table:table-cell office:value-type="float" office:value="-2.4199999999999998E-3" table:style-name="ce1">
            <text:p>-0.00242</text:p>
          </table:table-cell>
          <table:table-cell office:value-type="float" office:value="0.90080000000000005" table:style-name="ce1">
            <text:p>0.9008</text:p>
          </table:table-cell>
          <table:table-cell office:value-type="float" office:value="0.90136000000000005" table:style-name="ce1">
            <text:p>0.90136</text:p>
          </table:table-cell>
          <table:table-cell table:number-columns-repeated="2" table:style-name="ce1"/>
          <table:table-cell office:value-type="float" office:value="4.46E-4" table:style-name="ce1">
            <text:p>0.000446</text:p>
          </table:table-cell>
          <table:table-cell table:style-name="ce1"/>
          <table:table-cell office:value-type="float" office:value="0.34939999999999999" table:style-name="ce1">
            <text:p>0.3494</text:p>
          </table:table-cell>
          <table:table-cell office:value-type="float" office:value="0.34638000000000002" table:style-name="ce1">
            <text:p>0.34638</text:p>
          </table:table-cell>
          <table:table-cell office:value-type="float" office:value="0.35133999999999999" table:style-name="ce1">
            <text:p>0.35134</text:p>
          </table:table-cell>
          <table:table-cell office:value-type="float" office:value="0.35034999999999999" table:style-name="ce1">
            <text:p>0.35035</text:p>
          </table:table-cell>
          <table:table-cell office:value-type="float" office:value="0.35104000000000002" table:style-name="ce1">
            <text:p>0.35104</text:p>
          </table:table-cell>
          <table:table-cell office:value-type="float" office:value="0.34710999999999997" table:style-name="ce1">
            <text:p>0.34711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2.5000000000000001E-4" table:style-name="ce1">
            <text:p>0.00025</text:p>
          </table:table-cell>
          <table:table-cell office:value-type="float" office:value="-1E-4" table:style-name="ce1">
            <text:p>-0.0001</text:p>
          </table:table-cell>
          <table:table-cell office:value-type="float" office:value="3.1047199999999999" table:style-name="ce1">
            <text:p>3.10472</text:p>
          </table:table-cell>
          <table:table-cell office:value-type="float" office:value="3.1156000000000001" table:style-name="ce1">
            <text:p>3.1156</text:p>
          </table:table-cell>
          <table:table-cell office:value-type="float" office:value="3.1047099999999999" table:style-name="ce1">
            <text:p>3.10471</text:p>
          </table:table-cell>
          <table:table-cell table:style-name="ce1"/>
          <table:table-cell office:value-type="float" office:value="3.0823100000000001" table:style-name="ce1">
            <text:p>3.08231</text:p>
          </table:table-cell>
          <table:table-cell office:value-type="float" office:value="3.0823700000000001" table:style-name="ce1">
            <text:p>3.08237</text:p>
          </table:table-cell>
          <table:table-cell office:value-type="float" office:value="0.16067999999999999" table:style-name="ce1">
            <text:p>0.16068</text:p>
          </table:table-cell>
          <table:table-cell office:value-type="float" office:value="0.10903" table:style-name="ce1">
            <text:p>0.10903</text:p>
          </table:table-cell>
          <table:table-cell office:value-type="float" office:value="0.12914" table:style-name="ce1">
            <text:p>0.12914</text:p>
          </table:table-cell>
          <table:table-cell office:value-type="float" office:value="8.2839999999999997E-2" table:style-name="ce1">
            <text:p>0.08284</text:p>
          </table:table-cell>
          <table:table-cell office:value-type="float" office:value="7.98048" table:style-name="ce1">
            <text:p>7.98048</text:p>
          </table:table-cell>
          <table:table-cell office:value-type="float" office:value="7.9751899999999996" table:style-name="ce1">
            <text:p>7.97519</text:p>
          </table:table-cell>
          <table:table-cell office:value-type="float" office:value="8.0079899999999995" table:style-name="ce1">
            <text:p>8.00799</text:p>
          </table:table-cell>
          <table:table-cell office:value-type="float" office:value="7.7420600000000004" table:style-name="ce1">
            <text:p>7.74206</text:p>
          </table:table-cell>
          <table:table-cell office:value-type="float" office:value="7.8300400000000003" table:style-name="ce1">
            <text:p>7.83004</text:p>
          </table:table-cell>
          <table:table-cell office:value-type="float" office:value="7.8520799999999999" table:style-name="ce1">
            <text:p>7.85208</text:p>
          </table:table-cell>
          <table:table-cell office:value-type="float" office:value="3.124E-2" table:style-name="ce1">
            <text:p>0.03124</text:p>
          </table:table-cell>
          <table:table-cell office:value-type="float" office:value="3.1289999999999998E-2" table:style-name="ce1">
            <text:p>0.03129</text:p>
          </table:table-cell>
          <table:table-cell office:value-type="float" office:value="3.1489999999999997E-2" table:style-name="ce1">
            <text:p>0.03149</text:p>
          </table:table-cell>
          <table:table-cell office:value-type="float" office:value="3.1390000000000001E-2" table:style-name="ce1">
            <text:p>0.03139</text:p>
          </table:table-cell>
          <table:table-cell table:number-columns-repeated="16317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2"/>
          <table:table-cell office:value-type="string" table:style-name="ce1">
            <text:p>KWY_05</text:p>
          </table:table-cell>
          <table:table-cell office:value-type="float" office:value="6.7000000000000002E-4" table:style-name="ce1">
            <text:p>0.00067</text:p>
          </table:table-cell>
          <table:table-cell office:value-type="float" office:value="3.1099999999999999E-3" table:style-name="ce1">
            <text:p>0.00311</text:p>
          </table:table-cell>
          <table:table-cell office:value-type="float" office:value="2.4099999999999998E-3" table:style-name="ce1">
            <text:p>0.00241</text:p>
          </table:table-cell>
          <table:table-cell office:value-type="float" office:value="2.63E-3" table:style-name="ce1">
            <text:p>0.00263</text:p>
          </table:table-cell>
          <table:table-cell office:value-type="float" office:value="2.4299999999999999E-3" table:style-name="ce1">
            <text:p>0.00243</text:p>
          </table:table-cell>
          <table:table-cell office:value-type="float" office:value="2.4199999999999998E-3" table:style-name="ce1">
            <text:p>0.00242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3.5300000000000002E-3" table:style-name="ce1">
            <text:p>0.00353</text:p>
          </table:table-cell>
          <table:table-cell office:value-type="float" office:value="2.5400000000000002E-3" table:style-name="ce1">
            <text:p>0.00254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2.3814600000000001" table:style-name="ce1">
            <text:p>2.38146</text:p>
          </table:table-cell>
          <table:table-cell office:value-type="float" office:value="2.37751" table:style-name="ce1">
            <text:p>2.37751</text:p>
          </table:table-cell>
          <table:table-cell office:value-type="float" office:value="2.3365399999999998" table:style-name="ce1">
            <text:p>2.33654</text:p>
          </table:table-cell>
          <table:table-cell table:style-name="ce1"/>
          <table:table-cell office:value-type="float" office:value="2.2987299999999999" table:style-name="ce1">
            <text:p>2.29873</text:p>
          </table:table-cell>
          <table:table-cell office:value-type="float" office:value="2.3385199999999999" table:style-name="ce1">
            <text:p>2.33852</text:p>
          </table:table-cell>
          <table:table-cell office:value-type="float" office:value="2.3748900000000002" table:style-name="ce1">
            <text:p>2.37489</text:p>
          </table:table-cell>
          <table:table-cell office:value-type="float" office:value="2.4026900000000002" table:style-name="ce1">
            <text:p>2.40269</text:p>
          </table:table-cell>
          <table:table-cell office:value-type="float" office:value="2.3627600000000002" table:style-name="ce1">
            <text:p>2.36276</text:p>
          </table:table-cell>
          <table:table-cell office:value-type="float" office:value="2.30674" table:style-name="ce1">
            <text:p>2.30674</text:p>
          </table:table-cell>
          <table:table-cell office:value-type="float" office:value="2.2728199999999998" table:style-name="ce1">
            <text:p>2.27282</text:p>
          </table:table-cell>
          <table:table-cell office:value-type="float" office:value="2.2787099999999998" table:style-name="ce1">
            <text:p>2.27871</text:p>
          </table:table-cell>
          <table:table-cell office:value-type="float" office:value="-4.4200000000000003E-3" table:style-name="ce1">
            <text:p>-0.00442</text:p>
          </table:table-cell>
          <table:table-cell office:value-type="float" office:value="-1.026E-2" table:style-name="ce1">
            <text:p>-0.01026</text:p>
          </table:table-cell>
          <table:table-cell office:value-type="float" office:value="-4.28E-3" table:style-name="ce1">
            <text:p>-0.00428</text:p>
          </table:table-cell>
          <table:table-cell table:style-name="ce1"/>
          <table:table-cell office:value-type="float" office:value="-3.5500000000000002E-3" table:style-name="ce1">
            <text:p>-0.00355</text:p>
          </table:table-cell>
          <table:table-cell office:value-type="float" office:value="-3.3800000000000002E-3" table:style-name="ce1">
            <text:p>-0.00338</text:p>
          </table:table-cell>
          <table:table-cell office:value-type="float" office:value="0.85165000000000002" table:style-name="ce1">
            <text:p>0.85165</text:p>
          </table:table-cell>
          <table:table-cell office:value-type="float" office:value="0.85497000000000001" table:style-name="ce1">
            <text:p>0.85497</text:p>
          </table:table-cell>
          <table:table-cell table:number-columns-repeated="2" table:style-name="ce1"/>
          <table:table-cell office:value-type="float" office:value="4.0499999999999998E-4" table:style-name="ce1">
            <text:p>0.000405</text:p>
          </table:table-cell>
          <table:table-cell table:style-name="ce1"/>
          <table:table-cell office:value-type="float" office:value="0.32073000000000002" table:style-name="ce1">
            <text:p>0.32073</text:p>
          </table:table-cell>
          <table:table-cell office:value-type="float" office:value="0.31784000000000001" table:style-name="ce1">
            <text:p>0.31784</text:p>
          </table:table-cell>
          <table:table-cell office:value-type="float" office:value="0.32222000000000001" table:style-name="ce1">
            <text:p>0.32222</text:p>
          </table:table-cell>
          <table:table-cell office:value-type="float" office:value="0.32179999999999997" table:style-name="ce1">
            <text:p>0.3218</text:p>
          </table:table-cell>
          <table:table-cell office:value-type="float" office:value="0.32216" table:style-name="ce1">
            <text:p>0.32216</text:p>
          </table:table-cell>
          <table:table-cell office:value-type="float" office:value="0.31714999999999999" table:style-name="ce1">
            <text:p>0.31715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-3.0000000000000001E-5" table:style-name="ce1">
            <text:p>-0.00003</text:p>
          </table:table-cell>
          <table:table-cell office:value-type="float" office:value="1.8000000000000001E-4" table:style-name="ce1">
            <text:p>0.00018</text:p>
          </table:table-cell>
          <table:table-cell office:value-type="float" office:value="-3.0000000000000001E-5" table:style-name="ce1">
            <text:p>-0.00003</text:p>
          </table:table-cell>
          <table:table-cell office:value-type="float" office:value="2.9940199999999999" table:style-name="ce1">
            <text:p>2.99402</text:p>
          </table:table-cell>
          <table:table-cell office:value-type="float" office:value="3.0789" table:style-name="ce1">
            <text:p>3.0789</text:p>
          </table:table-cell>
          <table:table-cell office:value-type="float" office:value="3.06962" table:style-name="ce1">
            <text:p>3.06962</text:p>
          </table:table-cell>
          <table:table-cell table:style-name="ce1"/>
          <table:table-cell office:value-type="float" office:value="3.03565" table:style-name="ce1">
            <text:p>3.03565</text:p>
          </table:table-cell>
          <table:table-cell office:value-type="float" office:value="3.0507900000000001" table:style-name="ce1">
            <text:p>3.05079</text:p>
          </table:table-cell>
          <table:table-cell office:value-type="float" office:value="0.15126000000000001" table:style-name="ce1">
            <text:p>0.15126</text:p>
          </table:table-cell>
          <table:table-cell office:value-type="float" office:value="0.10623" table:style-name="ce1">
            <text:p>0.10623</text:p>
          </table:table-cell>
          <table:table-cell office:value-type="float" office:value="8.1759999999999999E-2" table:style-name="ce1">
            <text:p>0.08176</text:p>
          </table:table-cell>
          <table:table-cell office:value-type="float" office:value="0.10908" table:style-name="ce1">
            <text:p>0.10908</text:p>
          </table:table-cell>
          <table:table-cell office:value-type="float" office:value="8.1925100000000004" table:style-name="ce1">
            <text:p>8.19251</text:p>
          </table:table-cell>
          <table:table-cell office:value-type="float" office:value="8.2080300000000008" table:style-name="ce1">
            <text:p>8.20803</text:p>
          </table:table-cell>
          <table:table-cell office:value-type="float" office:value="8.2205899999999996" table:style-name="ce1">
            <text:p>8.22059</text:p>
          </table:table-cell>
          <table:table-cell office:value-type="float" office:value="7.9718900000000001" table:style-name="ce1">
            <text:p>7.97189</text:p>
          </table:table-cell>
          <table:table-cell office:value-type="float" office:value="8.0685599999999997" table:style-name="ce1">
            <text:p>8.06856</text:p>
          </table:table-cell>
          <table:table-cell office:value-type="float" office:value="8.0494599999999998" table:style-name="ce1">
            <text:p>8.04946</text:p>
          </table:table-cell>
          <table:table-cell office:value-type="float" office:value="2.8160000000000001E-2" table:style-name="ce1">
            <text:p>0.02816</text:p>
          </table:table-cell>
          <table:table-cell office:value-type="float" office:value="2.835E-2" table:style-name="ce1">
            <text:p>0.02835</text:p>
          </table:table-cell>
          <table:table-cell office:value-type="float" office:value="2.8379999999999999E-2" table:style-name="ce1">
            <text:p>0.02838</text:p>
          </table:table-cell>
          <table:table-cell office:value-type="float" office:value="2.8340000000000001E-2" table:style-name="ce1">
            <text:p>0.02834</text:p>
          </table:table-cell>
          <table:table-cell table:number-columns-repeated="16317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2"/>
          <table:table-cell office:value-type="string" table:style-name="ce1">
            <text:p>KWY_06</text:p>
          </table:table-cell>
          <table:table-cell office:value-type="float" office:value="6.0999999999999997E-4" table:style-name="ce1">
            <text:p>0.00061</text:p>
          </table:table-cell>
          <table:table-cell office:value-type="float" office:value="3.6600000000000001E-3" table:style-name="ce1">
            <text:p>0.00366</text:p>
          </table:table-cell>
          <table:table-cell office:value-type="float" office:value="2.0899999999999998E-3" table:style-name="ce1">
            <text:p>0.00209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2.0699999999999998E-3" table:style-name="ce1">
            <text:p>0.00207</text:p>
          </table:table-cell>
          <table:table-cell office:value-type="float" office:value="2.0699999999999998E-3" table:style-name="ce1">
            <text:p>0.00207</text:p>
          </table:table-cell>
          <table:table-cell office:value-type="float" office:value="2.9399999999999999E-3" table:style-name="ce1">
            <text:p>0.00294</text:p>
          </table:table-cell>
          <table:table-cell office:value-type="float" office:value="1.92E-3" table:style-name="ce1">
            <text:p>0.00192</text:p>
          </table:table-cell>
          <table:table-cell office:value-type="float" office:value="2.1099999999999999E-3" table:style-name="ce1">
            <text:p>0.00211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2.11212" table:style-name="ce1">
            <text:p>2.11212</text:p>
          </table:table-cell>
          <table:table-cell office:value-type="float" office:value="2.1074299999999999" table:style-name="ce1">
            <text:p>2.10743</text:p>
          </table:table-cell>
          <table:table-cell office:value-type="float" office:value="2.0746799999999999" table:style-name="ce1">
            <text:p>2.07468</text:p>
          </table:table-cell>
          <table:table-cell table:style-name="ce1"/>
          <table:table-cell office:value-type="float" office:value="2.04684" table:style-name="ce1">
            <text:p>2.04684</text:p>
          </table:table-cell>
          <table:table-cell office:value-type="float" office:value="2.0809199999999999" table:style-name="ce1">
            <text:p>2.08092</text:p>
          </table:table-cell>
          <table:table-cell office:value-type="float" office:value="2.12384" table:style-name="ce1">
            <text:p>2.12384</text:p>
          </table:table-cell>
          <table:table-cell office:value-type="float" office:value="2.1271" table:style-name="ce1">
            <text:p>2.1271</text:p>
          </table:table-cell>
          <table:table-cell office:value-type="float" office:value="2.09659" table:style-name="ce1">
            <text:p>2.09659</text:p>
          </table:table-cell>
          <table:table-cell office:value-type="float" office:value="2.0320399999999998" table:style-name="ce1">
            <text:p>2.03204</text:p>
          </table:table-cell>
          <table:table-cell office:value-type="float" office:value="2.0251999999999999" table:style-name="ce1">
            <text:p>2.0252</text:p>
          </table:table-cell>
          <table:table-cell office:value-type="float" office:value="2.02495" table:style-name="ce1">
            <text:p>2.02495</text:p>
          </table:table-cell>
          <table:table-cell office:value-type="float" office:value="-4.3E-3" table:style-name="ce1">
            <text:p>-0.0043</text:p>
          </table:table-cell>
          <table:table-cell office:value-type="float" office:value="-1.0019999999999999E-2" table:style-name="ce1">
            <text:p>-0.01002</text:p>
          </table:table-cell>
          <table:table-cell office:value-type="float" office:value="-3.62E-3" table:style-name="ce1">
            <text:p>-0.00362</text:p>
          </table:table-cell>
          <table:table-cell table:style-name="ce1"/>
          <table:table-cell office:value-type="float" office:value="-2.3400000000000001E-3" table:style-name="ce1">
            <text:p>-0.00234</text:p>
          </table:table-cell>
          <table:table-cell office:value-type="float" office:value="-3.7799999999999999E-3" table:style-name="ce1">
            <text:p>-0.00378</text:p>
          </table:table-cell>
          <table:table-cell office:value-type="float" office:value="0.77727999999999997" table:style-name="ce1">
            <text:p>0.77728</text:p>
          </table:table-cell>
          <table:table-cell office:value-type="float" office:value="0.78302000000000005" table:style-name="ce1">
            <text:p>0.78302</text:p>
          </table:table-cell>
          <table:table-cell table:number-columns-repeated="2" table:style-name="ce1"/>
          <table:table-cell office:value-type="float" office:value="4.0099999999999999E-4" table:style-name="ce1">
            <text:p>0.000401</text:p>
          </table:table-cell>
          <table:table-cell table:style-name="ce1"/>
          <table:table-cell office:value-type="float" office:value="0.28386" table:style-name="ce1">
            <text:p>0.28386</text:p>
          </table:table-cell>
          <table:table-cell office:value-type="float" office:value="0.28156999999999999" table:style-name="ce1">
            <text:p>0.28157</text:p>
          </table:table-cell>
          <table:table-cell office:value-type="float" office:value="0.28599999999999998" table:style-name="ce1">
            <text:p>0.286</text:p>
          </table:table-cell>
          <table:table-cell office:value-type="float" office:value="0.28502" table:style-name="ce1">
            <text:p>0.28502</text:p>
          </table:table-cell>
          <table:table-cell office:value-type="float" office:value="0.28461999999999998" table:style-name="ce1">
            <text:p>0.28462</text:p>
          </table:table-cell>
          <table:table-cell office:value-type="float" office:value="0.28144000000000002" table:style-name="ce1">
            <text:p>0.28144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-1.2E-4" table:style-name="ce1">
            <text:p>-0.00012</text:p>
          </table:table-cell>
          <table:table-cell office:value-type="float" office:value="1.6000000000000001E-4" table:style-name="ce1">
            <text:p>0.00016</text:p>
          </table:table-cell>
          <table:table-cell office:value-type="float" office:value="-2.5000000000000001E-4" table:style-name="ce1">
            <text:p>-0.00025</text:p>
          </table:table-cell>
          <table:table-cell office:value-type="float" office:value="2.9180600000000001" table:style-name="ce1">
            <text:p>2.91806</text:p>
          </table:table-cell>
          <table:table-cell office:value-type="float" office:value="2.9655900000000002" table:style-name="ce1">
            <text:p>2.96559</text:p>
          </table:table-cell>
          <table:table-cell office:value-type="float" office:value="2.9409999999999998" table:style-name="ce1">
            <text:p>2.941</text:p>
          </table:table-cell>
          <table:table-cell table:style-name="ce1"/>
          <table:table-cell office:value-type="float" office:value="2.9539499999999999" table:style-name="ce1">
            <text:p>2.95395</text:p>
          </table:table-cell>
          <table:table-cell office:value-type="float" office:value="2.9387699999999999" table:style-name="ce1">
            <text:p>2.93877</text:p>
          </table:table-cell>
          <table:table-cell office:value-type="float" office:value="0.18398999999999999" table:style-name="ce1">
            <text:p>0.18399</text:p>
          </table:table-cell>
          <table:table-cell office:value-type="float" office:value="0.13455" table:style-name="ce1">
            <text:p>0.13455</text:p>
          </table:table-cell>
          <table:table-cell office:value-type="float" office:value="0.13319" table:style-name="ce1">
            <text:p>0.13319</text:p>
          </table:table-cell>
          <table:table-cell office:value-type="float" office:value="0.10032000000000001" table:style-name="ce1">
            <text:p>0.10032</text:p>
          </table:table-cell>
          <table:table-cell office:value-type="float" office:value="8.1555800000000005" table:style-name="ce1">
            <text:p>8.15558</text:p>
          </table:table-cell>
          <table:table-cell office:value-type="float" office:value="8.1738400000000002" table:style-name="ce1">
            <text:p>8.17384</text:p>
          </table:table-cell>
          <table:table-cell office:value-type="float" office:value="8.1965000000000003" table:style-name="ce1">
            <text:p>8.1965</text:p>
          </table:table-cell>
          <table:table-cell office:value-type="float" office:value="7.9813299999999998" table:style-name="ce1">
            <text:p>7.98133</text:p>
          </table:table-cell>
          <table:table-cell office:value-type="float" office:value="8.0326400000000007" table:style-name="ce1">
            <text:p>8.03264</text:p>
          </table:table-cell>
          <table:table-cell office:value-type="float" office:value="8.0380000000000003" table:style-name="ce1">
            <text:p>8.038</text:p>
          </table:table-cell>
          <table:table-cell office:value-type="float" office:value="2.4660000000000001E-2" table:style-name="ce1">
            <text:p>0.02466</text:p>
          </table:table-cell>
          <table:table-cell office:value-type="float" office:value="2.4850000000000001E-2" table:style-name="ce1">
            <text:p>0.02485</text:p>
          </table:table-cell>
          <table:table-cell office:value-type="float" office:value="2.4879999999999999E-2" table:style-name="ce1">
            <text:p>0.02488</text:p>
          </table:table-cell>
          <table:table-cell office:value-type="float" office:value="2.477E-2" table:style-name="ce1">
            <text:p>0.02477</text:p>
          </table:table-cell>
          <table:table-cell table:number-columns-repeated="16317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2"/>
          <table:table-cell office:value-type="string" table:style-name="ce1">
            <text:p>KWY_08</text:p>
          </table:table-cell>
          <table:table-cell office:value-type="float" office:value="1.9599999999999999E-3" table:style-name="ce1">
            <text:p>0.00196</text:p>
          </table:table-cell>
          <table:table-cell office:value-type="float" office:value="5.5300000000000002E-3" table:style-name="ce1">
            <text:p>0.00553</text:p>
          </table:table-cell>
          <table:table-cell office:value-type="float" office:value="1.75E-3" table:style-name="ce1">
            <text:p>0.00175</text:p>
          </table:table-cell>
          <table:table-cell office:value-type="float" office:value="1.8E-3" table:style-name="ce1">
            <text:p>0.0018</text:p>
          </table:table-cell>
          <table:table-cell office:value-type="float" office:value="1.57E-3" table:style-name="ce1">
            <text:p>0.00157</text:p>
          </table:table-cell>
          <table:table-cell office:value-type="float" office:value="1.56E-3" table:style-name="ce1">
            <text:p>0.00156</text:p>
          </table:table-cell>
          <table:table-cell office:value-type="float" office:value="1.3600000000000001E-3" table:style-name="ce1">
            <text:p>0.00136</text:p>
          </table:table-cell>
          <table:table-cell office:value-type="float" office:value="2.0500000000000002E-3" table:style-name="ce1">
            <text:p>0.00205</text:p>
          </table:table-cell>
          <table:table-cell office:value-type="float" office:value="1.57E-3" table:style-name="ce1">
            <text:p>0.00157</text:p>
          </table:table-cell>
          <table:table-cell office:value-type="float" office:value="1.75E-3" table:style-name="ce1">
            <text:p>0.00175</text:p>
          </table:table-cell>
          <table:table-cell office:value-type="float" office:value="1.6596" table:style-name="ce1">
            <text:p>1.6596</text:p>
          </table:table-cell>
          <table:table-cell office:value-type="float" office:value="1.6563300000000001" table:style-name="ce1">
            <text:p>1.65633</text:p>
          </table:table-cell>
          <table:table-cell office:value-type="float" office:value="1.6345700000000001" table:style-name="ce1">
            <text:p>1.63457</text:p>
          </table:table-cell>
          <table:table-cell table:style-name="ce1"/>
          <table:table-cell office:value-type="float" office:value="1.59399" table:style-name="ce1">
            <text:p>1.59399</text:p>
          </table:table-cell>
          <table:table-cell office:value-type="float" office:value="1.63324" table:style-name="ce1">
            <text:p>1.63324</text:p>
          </table:table-cell>
          <table:table-cell office:value-type="float" office:value="1.68587" table:style-name="ce1">
            <text:p>1.68587</text:p>
          </table:table-cell>
          <table:table-cell office:value-type="float" office:value="1.6781699999999999" table:style-name="ce1">
            <text:p>1.67817</text:p>
          </table:table-cell>
          <table:table-cell office:value-type="float" office:value="1.6661999999999999" table:style-name="ce1">
            <text:p>1.6662</text:p>
          </table:table-cell>
          <table:table-cell office:value-type="float" office:value="1.61887" table:style-name="ce1">
            <text:p>1.61887</text:p>
          </table:table-cell>
          <table:table-cell office:value-type="float" office:value="1.59694" table:style-name="ce1">
            <text:p>1.59694</text:p>
          </table:table-cell>
          <table:table-cell office:value-type="float" office:value="1.6007400000000001" table:style-name="ce1">
            <text:p>1.60074</text:p>
          </table:table-cell>
          <table:table-cell office:value-type="float" office:value="-3.8999999999999998E-3" table:style-name="ce1">
            <text:p>-0.0039</text:p>
          </table:table-cell>
          <table:table-cell office:value-type="float" office:value="-9.7099999999999999E-3" table:style-name="ce1">
            <text:p>-0.00971</text:p>
          </table:table-cell>
          <table:table-cell office:value-type="float" office:value="-3.7399999999999998E-3" table:style-name="ce1">
            <text:p>-0.00374</text:p>
          </table:table-cell>
          <table:table-cell table:style-name="ce1"/>
          <table:table-cell office:value-type="float" office:value="-2.5699999999999998E-3" table:style-name="ce1">
            <text:p>-0.00257</text:p>
          </table:table-cell>
          <table:table-cell office:value-type="float" office:value="-2.7399999999999998E-3" table:style-name="ce1">
            <text:p>-0.00274</text:p>
          </table:table-cell>
          <table:table-cell office:value-type="float" office:value="0.61929000000000001" table:style-name="ce1">
            <text:p>0.61929</text:p>
          </table:table-cell>
          <table:table-cell office:value-type="float" office:value="0.62621000000000004" table:style-name="ce1">
            <text:p>0.62621</text:p>
          </table:table-cell>
          <table:table-cell table:number-columns-repeated="2" table:style-name="ce1"/>
          <table:table-cell office:value-type="float" office:value="3.57E-4" table:style-name="ce1">
            <text:p>0.000357</text:p>
          </table:table-cell>
          <table:table-cell table:style-name="ce1"/>
          <table:table-cell office:value-type="float" office:value="0.22670999999999999" table:style-name="ce1">
            <text:p>0.22671</text:p>
          </table:table-cell>
          <table:table-cell office:value-type="float" office:value="0.22461999999999999" table:style-name="ce1">
            <text:p>0.22462</text:p>
          </table:table-cell>
          <table:table-cell office:value-type="float" office:value="0.22889999999999999" table:style-name="ce1">
            <text:p>0.2289</text:p>
          </table:table-cell>
          <table:table-cell office:value-type="float" office:value="0.22766" table:style-name="ce1">
            <text:p>0.22766</text:p>
          </table:table-cell>
          <table:table-cell office:value-type="float" office:value="0.22783" table:style-name="ce1">
            <text:p>0.22783</text:p>
          </table:table-cell>
          <table:table-cell office:value-type="float" office:value="0.22542000000000001" table:style-name="ce1">
            <text:p>0.22542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4.0999999999999999E-4" table:style-name="ce1">
            <text:p>0.00041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2.6652499999999999" table:style-name="ce1">
            <text:p>2.66525</text:p>
          </table:table-cell>
          <table:table-cell office:value-type="float" office:value="2.6872600000000002" table:style-name="ce1">
            <text:p>2.68726</text:p>
          </table:table-cell>
          <table:table-cell office:value-type="float" office:value="2.65679" table:style-name="ce1">
            <text:p>2.65679</text:p>
          </table:table-cell>
          <table:table-cell table:style-name="ce1"/>
          <table:table-cell office:value-type="float" office:value="2.64682" table:style-name="ce1">
            <text:p>2.64682</text:p>
          </table:table-cell>
          <table:table-cell office:value-type="float" office:value="2.6669200000000002" table:style-name="ce1">
            <text:p>2.66692</text:p>
          </table:table-cell>
          <table:table-cell office:value-type="float" office:value="0.24559" table:style-name="ce1">
            <text:p>0.24559</text:p>
          </table:table-cell>
          <table:table-cell office:value-type="float" office:value="0.22519" table:style-name="ce1">
            <text:p>0.22519</text:p>
          </table:table-cell>
          <table:table-cell office:value-type="float" office:value="0.20585999999999999" table:style-name="ce1">
            <text:p>0.20586</text:p>
          </table:table-cell>
          <table:table-cell office:value-type="float" office:value="0.20341000000000001" table:style-name="ce1">
            <text:p>0.20341</text:p>
          </table:table-cell>
          <table:table-cell office:value-type="float" office:value="6.8863099999999999" table:style-name="ce1">
            <text:p>6.88631</text:p>
          </table:table-cell>
          <table:table-cell office:value-type="float" office:value="6.8840000000000003" table:style-name="ce1">
            <text:p>6.884</text:p>
          </table:table-cell>
          <table:table-cell office:value-type="float" office:value="6.9060800000000002" table:style-name="ce1">
            <text:p>6.90608</text:p>
          </table:table-cell>
          <table:table-cell office:value-type="float" office:value="6.7256900000000002" table:style-name="ce1">
            <text:p>6.72569</text:p>
          </table:table-cell>
          <table:table-cell office:value-type="float" office:value="6.7902699999999996" table:style-name="ce1">
            <text:p>6.79027</text:p>
          </table:table-cell>
          <table:table-cell office:value-type="float" office:value="6.7861399999999996" table:style-name="ce1">
            <text:p>6.78614</text:p>
          </table:table-cell>
          <table:table-cell office:value-type="float" office:value="1.8409999999999999E-2" table:style-name="ce1">
            <text:p>0.01841</text:p>
          </table:table-cell>
          <table:table-cell office:value-type="float" office:value="1.8550000000000001E-2" table:style-name="ce1">
            <text:p>0.01855</text:p>
          </table:table-cell>
          <table:table-cell office:value-type="float" office:value="1.8610000000000002E-2" table:style-name="ce1">
            <text:p>0.01861</text:p>
          </table:table-cell>
          <table:table-cell office:value-type="float" office:value="1.857E-2" table:style-name="ce1">
            <text:p>0.01857</text:p>
          </table:table-cell>
          <table:table-cell table:number-columns-repeated="16317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2"/>
          <table:table-cell office:value-type="string" table:style-name="ce1">
            <text:p>KWY_09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.64E-3" table:style-name="ce1">
            <text:p>0.00164</text:p>
          </table:table-cell>
          <table:table-cell office:value-type="float" office:value="1.74E-3" table:style-name="ce1">
            <text:p>0.00174</text:p>
          </table:table-cell>
          <table:table-cell office:value-type="float" office:value="1.58E-3" table:style-name="ce1">
            <text:p>0.00158</text:p>
          </table:table-cell>
          <table:table-cell office:value-type="float" office:value="1.5900000000000001E-3" table:style-name="ce1">
            <text:p>0.00159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8.0000000000000004E-4" table:style-name="ce1">
            <text:p>0.0008</text:p>
          </table:table-cell>
          <table:table-cell office:value-type="float" office:value="1.65E-3" table:style-name="ce1">
            <text:p>0.00165</text:p>
          </table:table-cell>
          <table:table-cell office:value-type="float" office:value="1.72E-3" table:style-name="ce1">
            <text:p>0.00172</text:p>
          </table:table-cell>
          <table:table-cell office:value-type="float" office:value="1.64272" table:style-name="ce1">
            <text:p>1.64272</text:p>
          </table:table-cell>
          <table:table-cell office:value-type="float" office:value="1.6445799999999999" table:style-name="ce1">
            <text:p>1.64458</text:p>
          </table:table-cell>
          <table:table-cell office:value-type="float" office:value="1.6192599999999999" table:style-name="ce1">
            <text:p>1.61926</text:p>
          </table:table-cell>
          <table:table-cell table:style-name="ce1"/>
          <table:table-cell office:value-type="float" office:value="1.5975299999999999" table:style-name="ce1">
            <text:p>1.59753</text:p>
          </table:table-cell>
          <table:table-cell office:value-type="float" office:value="1.61778" table:style-name="ce1">
            <text:p>1.61778</text:p>
          </table:table-cell>
          <table:table-cell office:value-type="float" office:value="1.6589799999999999" table:style-name="ce1">
            <text:p>1.65898</text:p>
          </table:table-cell>
          <table:table-cell office:value-type="float" office:value="1.6605399999999999" table:style-name="ce1">
            <text:p>1.66054</text:p>
          </table:table-cell>
          <table:table-cell office:value-type="float" office:value="1.6614100000000001" table:style-name="ce1">
            <text:p>1.66141</text:p>
          </table:table-cell>
          <table:table-cell office:value-type="float" office:value="1.6024099999999999" table:style-name="ce1">
            <text:p>1.60241</text:p>
          </table:table-cell>
          <table:table-cell office:value-type="float" office:value="1.5947899999999999" table:style-name="ce1">
            <text:p>1.59479</text:p>
          </table:table-cell>
          <table:table-cell office:value-type="float" office:value="1.5859700000000001" table:style-name="ce1">
            <text:p>1.58597</text:p>
          </table:table-cell>
          <table:table-cell office:value-type="float" office:value="-4.3499999999999997E-3" table:style-name="ce1">
            <text:p>-0.00435</text:p>
          </table:table-cell>
          <table:table-cell office:value-type="float" office:value="-1.055E-2" table:style-name="ce1">
            <text:p>-0.01055</text:p>
          </table:table-cell>
          <table:table-cell office:value-type="float" office:value="-3.5899999999999999E-3" table:style-name="ce1">
            <text:p>-0.00359</text:p>
          </table:table-cell>
          <table:table-cell table:style-name="ce1"/>
          <table:table-cell office:value-type="float" office:value="-2.9199999999999999E-3" table:style-name="ce1">
            <text:p>-0.00292</text:p>
          </table:table-cell>
          <table:table-cell office:value-type="float" office:value="-3.1700000000000001E-3" table:style-name="ce1">
            <text:p>-0.00317</text:p>
          </table:table-cell>
          <table:table-cell office:value-type="float" office:value="0.67735000000000001" table:style-name="ce1">
            <text:p>0.67735</text:p>
          </table:table-cell>
          <table:table-cell office:value-type="float" office:value="0.68059999999999998" table:style-name="ce1">
            <text:p>0.6806</text:p>
          </table:table-cell>
          <table:table-cell table:number-columns-repeated="2" table:style-name="ce1"/>
          <table:table-cell office:value-type="float" office:value="3.5399999999999999E-4" table:style-name="ce1">
            <text:p>0.000354</text:p>
          </table:table-cell>
          <table:table-cell table:style-name="ce1"/>
          <table:table-cell office:value-type="float" office:value="0.22103999999999999" table:style-name="ce1">
            <text:p>0.22104</text:p>
          </table:table-cell>
          <table:table-cell office:value-type="float" office:value="0.21937000000000001" table:style-name="ce1">
            <text:p>0.21937</text:p>
          </table:table-cell>
          <table:table-cell office:value-type="float" office:value="0.22176000000000001" table:style-name="ce1">
            <text:p>0.22176</text:p>
          </table:table-cell>
          <table:table-cell office:value-type="float" office:value="0.22170999999999999" table:style-name="ce1">
            <text:p>0.22171</text:p>
          </table:table-cell>
          <table:table-cell office:value-type="float" office:value="0.22167000000000001" table:style-name="ce1">
            <text:p>0.22167</text:p>
          </table:table-cell>
          <table:table-cell office:value-type="float" office:value="0.21897" table:style-name="ce1">
            <text:p>0.21897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1.6000000000000001E-4" table:style-name="ce1">
            <text:p>0.00016</text:p>
          </table:table-cell>
          <table:table-cell office:value-type="float" office:value="-9.0000000000000006E-5" table:style-name="ce1">
            <text:p>-0.00009</text:p>
          </table:table-cell>
          <table:table-cell office:value-type="float" office:value="2.63062" table:style-name="ce1">
            <text:p>2.63062</text:p>
          </table:table-cell>
          <table:table-cell office:value-type="float" office:value="2.6647599999999998" table:style-name="ce1">
            <text:p>2.66476</text:p>
          </table:table-cell>
          <table:table-cell office:value-type="float" office:value="2.62784" table:style-name="ce1">
            <text:p>2.62784</text:p>
          </table:table-cell>
          <table:table-cell table:style-name="ce1"/>
          <table:table-cell office:value-type="float" office:value="2.6527500000000002" table:style-name="ce1">
            <text:p>2.65275</text:p>
          </table:table-cell>
          <table:table-cell office:value-type="float" office:value="2.63585" table:style-name="ce1">
            <text:p>2.63585</text:p>
          </table:table-cell>
          <table:table-cell office:value-type="float" office:value="0.19234999999999999" table:style-name="ce1">
            <text:p>0.19235</text:p>
          </table:table-cell>
          <table:table-cell office:value-type="float" office:value="0.15831000000000001" table:style-name="ce1">
            <text:p>0.15831</text:p>
          </table:table-cell>
          <table:table-cell office:value-type="float" office:value="0.15991" table:style-name="ce1">
            <text:p>0.15991</text:p>
          </table:table-cell>
          <table:table-cell office:value-type="float" office:value="0.15479000000000001" table:style-name="ce1">
            <text:p>0.15479</text:p>
          </table:table-cell>
          <table:table-cell office:value-type="float" office:value="7.5370999999999997" table:style-name="ce1">
            <text:p>7.5371</text:p>
          </table:table-cell>
          <table:table-cell office:value-type="float" office:value="7.5752899999999999" table:style-name="ce1">
            <text:p>7.57529</text:p>
          </table:table-cell>
          <table:table-cell office:value-type="float" office:value="7.5932000000000004" table:style-name="ce1">
            <text:p>7.5932</text:p>
          </table:table-cell>
          <table:table-cell office:value-type="float" office:value="7.3465699999999998" table:style-name="ce1">
            <text:p>7.34657</text:p>
          </table:table-cell>
          <table:table-cell office:value-type="float" office:value="7.4258100000000002" table:style-name="ce1">
            <text:p>7.42581</text:p>
          </table:table-cell>
          <table:table-cell office:value-type="float" office:value="7.4528699999999999" table:style-name="ce1">
            <text:p>7.45287</text:p>
          </table:table-cell>
          <table:table-cell office:value-type="float" office:value="1.8589999999999999E-2" table:style-name="ce1">
            <text:p>0.01859</text:p>
          </table:table-cell>
          <table:table-cell office:value-type="float" office:value="1.8710000000000001E-2" table:style-name="ce1">
            <text:p>0.01871</text:p>
          </table:table-cell>
          <table:table-cell office:value-type="float" office:value="1.8780000000000002E-2" table:style-name="ce1">
            <text:p>0.01878</text:p>
          </table:table-cell>
          <table:table-cell office:value-type="float" office:value="1.8749999999999999E-2" table:style-name="ce1">
            <text:p>0.01875</text:p>
          </table:table-cell>
          <table:table-cell table:number-columns-repeated="16317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2"/>
          <table:table-cell office:value-type="string" table:style-name="ce1">
            <text:p>KWY_10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4.8199999999999996E-3" table:style-name="ce1">
            <text:p>0.00482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1.9499999999999999E-3" table:style-name="ce1">
            <text:p>0.00195</text:p>
          </table:table-cell>
          <table:table-cell office:value-type="float" office:value="1.57E-3" table:style-name="ce1">
            <text:p>0.00157</text:p>
          </table:table-cell>
          <table:table-cell office:value-type="float" office:value="1.58E-3" table:style-name="ce1">
            <text:p>0.00158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1.2800000000000001E-3" table:style-name="ce1">
            <text:p>0.00128</text:p>
          </table:table-cell>
          <table:table-cell office:value-type="float" office:value="1.4E-3" table:style-name="ce1">
            <text:p>0.0014</text:p>
          </table:table-cell>
          <table:table-cell office:value-type="float" office:value="1.4300000000000001E-3" table:style-name="ce1">
            <text:p>0.00143</text:p>
          </table:table-cell>
          <table:table-cell office:value-type="float" office:value="1.5188699999999999" table:style-name="ce1">
            <text:p>1.51887</text:p>
          </table:table-cell>
          <table:table-cell office:value-type="float" office:value="1.52976" table:style-name="ce1">
            <text:p>1.52976</text:p>
          </table:table-cell>
          <table:table-cell office:value-type="float" office:value="1.5104200000000001" table:style-name="ce1">
            <text:p>1.51042</text:p>
          </table:table-cell>
          <table:table-cell table:style-name="ce1"/>
          <table:table-cell office:value-type="float" office:value="1.47682" table:style-name="ce1">
            <text:p>1.47682</text:p>
          </table:table-cell>
          <table:table-cell office:value-type="float" office:value="1.4965999999999999" table:style-name="ce1">
            <text:p>1.4966</text:p>
          </table:table-cell>
          <table:table-cell office:value-type="float" office:value="1.4875700000000001" table:style-name="ce1">
            <text:p>1.48757</text:p>
          </table:table-cell>
          <table:table-cell office:value-type="float" office:value="1.4812700000000001" table:style-name="ce1">
            <text:p>1.48127</text:p>
          </table:table-cell>
          <table:table-cell office:value-type="float" office:value="1.47489" table:style-name="ce1">
            <text:p>1.47489</text:p>
          </table:table-cell>
          <table:table-cell office:value-type="float" office:value="1.41778" table:style-name="ce1">
            <text:p>1.41778</text:p>
          </table:table-cell>
          <table:table-cell office:value-type="float" office:value="1.4065000000000001" table:style-name="ce1">
            <text:p>1.4065</text:p>
          </table:table-cell>
          <table:table-cell office:value-type="float" office:value="1.4035899999999999" table:style-name="ce1">
            <text:p>1.40359</text:p>
          </table:table-cell>
          <table:table-cell office:value-type="float" office:value="-3.6700000000000001E-3" table:style-name="ce1">
            <text:p>-0.00367</text:p>
          </table:table-cell>
          <table:table-cell office:value-type="float" office:value="-8.9099999999999995E-3" table:style-name="ce1">
            <text:p>-0.00891</text:p>
          </table:table-cell>
          <table:table-cell office:value-type="float" office:value="-2.49E-3" table:style-name="ce1">
            <text:p>-0.00249</text:p>
          </table:table-cell>
          <table:table-cell table:style-name="ce1"/>
          <table:table-cell office:value-type="float" office:value="-1.4499999999999999E-3" table:style-name="ce1">
            <text:p>-0.00145</text:p>
          </table:table-cell>
          <table:table-cell office:value-type="float" office:value="-4.5799999999999999E-3" table:style-name="ce1">
            <text:p>-0.00458</text:p>
          </table:table-cell>
          <table:table-cell office:value-type="float" office:value="0.62099000000000004" table:style-name="ce1">
            <text:p>0.62099</text:p>
          </table:table-cell>
          <table:table-cell office:value-type="float" office:value="0.62809000000000004" table:style-name="ce1">
            <text:p>0.62809</text:p>
          </table:table-cell>
          <table:table-cell table:number-columns-repeated="2" table:style-name="ce1"/>
          <table:table-cell office:value-type="float" office:value="3.5100000000000002E-4" table:style-name="ce1">
            <text:p>0.000351</text:p>
          </table:table-cell>
          <table:table-cell table:style-name="ce1"/>
          <table:table-cell office:value-type="float" office:value="0.19581999999999999" table:style-name="ce1">
            <text:p>0.19582</text:p>
          </table:table-cell>
          <table:table-cell office:value-type="float" office:value="0.19406000000000001" table:style-name="ce1">
            <text:p>0.19406</text:p>
          </table:table-cell>
          <table:table-cell office:value-type="float" office:value="0.19694999999999999" table:style-name="ce1">
            <text:p>0.19695</text:p>
          </table:table-cell>
          <table:table-cell office:value-type="float" office:value="0.19614000000000001" table:style-name="ce1">
            <text:p>0.19614</text:p>
          </table:table-cell>
          <table:table-cell office:value-type="float" office:value="0.19647999999999999" table:style-name="ce1">
            <text:p>0.19648</text:p>
          </table:table-cell>
          <table:table-cell office:value-type="float" office:value="0.19408" table:style-name="ce1">
            <text:p>0.19408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-4.0000000000000003E-5" table:style-name="ce1">
            <text:p>-0.00004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-4.0000000000000002E-4" table:style-name="ce1">
            <text:p>-0.0004</text:p>
          </table:table-cell>
          <table:table-cell office:value-type="float" office:value="2.47228" table:style-name="ce1">
            <text:p>2.47228</text:p>
          </table:table-cell>
          <table:table-cell office:value-type="float" office:value="2.5057999999999998" table:style-name="ce1">
            <text:p>2.5058</text:p>
          </table:table-cell>
          <table:table-cell office:value-type="float" office:value="2.4834700000000001" table:style-name="ce1">
            <text:p>2.48347</text:p>
          </table:table-cell>
          <table:table-cell table:style-name="ce1"/>
          <table:table-cell office:value-type="float" office:value="2.5010500000000002" table:style-name="ce1">
            <text:p>2.50105</text:p>
          </table:table-cell>
          <table:table-cell office:value-type="float" office:value="2.49424" table:style-name="ce1">
            <text:p>2.49424</text:p>
          </table:table-cell>
          <table:table-cell office:value-type="float" office:value="0.22236" table:style-name="ce1">
            <text:p>0.22236</text:p>
          </table:table-cell>
          <table:table-cell office:value-type="float" office:value="0.14444000000000001" table:style-name="ce1">
            <text:p>0.14444</text:p>
          </table:table-cell>
          <table:table-cell office:value-type="float" office:value="0.16139000000000001" table:style-name="ce1">
            <text:p>0.16139</text:p>
          </table:table-cell>
          <table:table-cell office:value-type="float" office:value="0.13641" table:style-name="ce1">
            <text:p>0.13641</text:p>
          </table:table-cell>
          <table:table-cell office:value-type="float" office:value="7.2990700000000004" table:style-name="ce1">
            <text:p>7.29907</text:p>
          </table:table-cell>
          <table:table-cell office:value-type="float" office:value="7.2893400000000002" table:style-name="ce1">
            <text:p>7.28934</text:p>
          </table:table-cell>
          <table:table-cell office:value-type="float" office:value="7.3172100000000002" table:style-name="ce1">
            <text:p>7.31721</text:p>
          </table:table-cell>
          <table:table-cell office:value-type="float" office:value="7.1117699999999999" table:style-name="ce1">
            <text:p>7.11177</text:p>
          </table:table-cell>
          <table:table-cell office:value-type="float" office:value="7.1674699999999998" table:style-name="ce1">
            <text:p>7.16747</text:p>
          </table:table-cell>
          <table:table-cell office:value-type="float" office:value="7.1893900000000004" table:style-name="ce1">
            <text:p>7.18939</text:p>
          </table:table-cell>
          <table:table-cell office:value-type="float" office:value="1.644E-2" table:style-name="ce1">
            <text:p>0.01644</text:p>
          </table:table-cell>
          <table:table-cell office:value-type="float" office:value="1.6559999999999998E-2" table:style-name="ce1">
            <text:p>0.01656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469999999999999E-2" table:style-name="ce1">
            <text:p>0.01647</text:p>
          </table:table-cell>
          <table:table-cell table:number-columns-repeated="16317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2"/>
          <table:table-cell office:value-type="string" table:style-name="ce1">
            <text:p>KWY_11</text:p>
          </table:table-cell>
          <table:table-cell office:value-type="float" office:value="7.1000000000000002E-4" table:style-name="ce1">
            <text:p>0.00071</text:p>
          </table:table-cell>
          <table:table-cell office:value-type="float" office:value="3.62E-3" table:style-name="ce1">
            <text:p>0.00362</text:p>
          </table:table-cell>
          <table:table-cell office:value-type="float" office:value="1.7799999999999999E-3" table:style-name="ce1">
            <text:p>0.00178</text:p>
          </table:table-cell>
          <table:table-cell office:value-type="float" office:value="1.6800000000000001E-3" table:style-name="ce1">
            <text:p>0.00168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1.4300000000000001E-3" table:style-name="ce1">
            <text:p>0.00143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.6100000000000001E-3" table:style-name="ce1">
            <text:p>0.00161</text:p>
          </table:table-cell>
          <table:table-cell office:value-type="float" office:value="1.5E-3" table:style-name="ce1">
            <text:p>0.0015</text:p>
          </table:table-cell>
          <table:table-cell office:value-type="float" office:value="1.5900000000000001E-3" table:style-name="ce1">
            <text:p>0.00159</text:p>
          </table:table-cell>
          <table:table-cell office:value-type="float" office:value="1.4561999999999999" table:style-name="ce1">
            <text:p>1.4562</text:p>
          </table:table-cell>
          <table:table-cell office:value-type="float" office:value="1.46008" table:style-name="ce1">
            <text:p>1.46008</text:p>
          </table:table-cell>
          <table:table-cell office:value-type="float" office:value="1.4362699999999999" table:style-name="ce1">
            <text:p>1.43627</text:p>
          </table:table-cell>
          <table:table-cell table:style-name="ce1"/>
          <table:table-cell office:value-type="float" office:value="1.4104000000000001" table:style-name="ce1">
            <text:p>1.4104</text:p>
          </table:table-cell>
          <table:table-cell office:value-type="float" office:value="1.43964" table:style-name="ce1">
            <text:p>1.43964</text:p>
          </table:table-cell>
          <table:table-cell office:value-type="float" office:value="1.47306" table:style-name="ce1">
            <text:p>1.47306</text:p>
          </table:table-cell>
          <table:table-cell office:value-type="float" office:value="1.4852700000000001" table:style-name="ce1">
            <text:p>1.48527</text:p>
          </table:table-cell>
          <table:table-cell office:value-type="float" office:value="1.4849600000000001" table:style-name="ce1">
            <text:p>1.48496</text:p>
          </table:table-cell>
          <table:table-cell office:value-type="float" office:value="1.4178299999999999" table:style-name="ce1">
            <text:p>1.41783</text:p>
          </table:table-cell>
          <table:table-cell office:value-type="float" office:value="1.40659" table:style-name="ce1">
            <text:p>1.40659</text:p>
          </table:table-cell>
          <table:table-cell office:value-type="float" office:value="1.4061399999999999" table:style-name="ce1">
            <text:p>1.40614</text:p>
          </table:table-cell>
          <table:table-cell office:value-type="float" office:value="-4.8799999999999998E-3" table:style-name="ce1">
            <text:p>-0.00488</text:p>
          </table:table-cell>
          <table:table-cell office:value-type="float" office:value="-1.0059999999999999E-2" table:style-name="ce1">
            <text:p>-0.01006</text:p>
          </table:table-cell>
          <table:table-cell office:value-type="float" office:value="-3.65E-3" table:style-name="ce1">
            <text:p>-0.00365</text:p>
          </table:table-cell>
          <table:table-cell table:style-name="ce1"/>
          <table:table-cell office:value-type="float" office:value="-2.2399999999999998E-3" table:style-name="ce1">
            <text:p>-0.00224</text:p>
          </table:table-cell>
          <table:table-cell office:value-type="float" office:value="-4.0099999999999997E-3" table:style-name="ce1">
            <text:p>-0.00401</text:p>
          </table:table-cell>
          <table:table-cell office:value-type="float" office:value="0.62124000000000001" table:style-name="ce1">
            <text:p>0.62124</text:p>
          </table:table-cell>
          <table:table-cell office:value-type="float" office:value="0.62524000000000002" table:style-name="ce1">
            <text:p>0.62524</text:p>
          </table:table-cell>
          <table:table-cell table:number-columns-repeated="2" table:style-name="ce1"/>
          <table:table-cell office:value-type="float" office:value="3.6200000000000002E-4" table:style-name="ce1">
            <text:p>0.000362</text:p>
          </table:table-cell>
          <table:table-cell table:style-name="ce1"/>
          <table:table-cell office:value-type="float" office:value="0.19577" table:style-name="ce1">
            <text:p>0.19577</text:p>
          </table:table-cell>
          <table:table-cell office:value-type="float" office:value="0.19355" table:style-name="ce1">
            <text:p>0.19355</text:p>
          </table:table-cell>
          <table:table-cell office:value-type="float" office:value="0.19667999999999999" table:style-name="ce1">
            <text:p>0.19668</text:p>
          </table:table-cell>
          <table:table-cell office:value-type="float" office:value="0.19708999999999999" table:style-name="ce1">
            <text:p>0.19709</text:p>
          </table:table-cell>
          <table:table-cell office:value-type="float" office:value="0.1976" table:style-name="ce1">
            <text:p>0.1976</text:p>
          </table:table-cell>
          <table:table-cell office:value-type="float" office:value="0.19405" table:style-name="ce1">
            <text:p>0.19405</text:p>
          </table:table-cell>
          <table:table-cell office:value-type="float" office:value="-1.0000000000000001E-5" table:style-name="ce1">
            <text:p>-0.00001</text:p>
          </table:table-cell>
          <table:table-cell office:value-type="float" office:value="-1E-4" table:style-name="ce1">
            <text:p>-0.0001</text:p>
          </table:table-cell>
          <table:table-cell office:value-type="float" office:value="1.8000000000000001E-4" table:style-name="ce1">
            <text:p>0.00018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2.4924900000000001" table:style-name="ce1">
            <text:p>2.49249</text:p>
          </table:table-cell>
          <table:table-cell office:value-type="float" office:value="2.5017200000000002" table:style-name="ce1">
            <text:p>2.50172</text:p>
          </table:table-cell>
          <table:table-cell office:value-type="float" office:value="2.4782299999999999" table:style-name="ce1">
            <text:p>2.47823</text:p>
          </table:table-cell>
          <table:table-cell table:style-name="ce1"/>
          <table:table-cell office:value-type="float" office:value="2.4905599999999999" table:style-name="ce1">
            <text:p>2.49056</text:p>
          </table:table-cell>
          <table:table-cell office:value-type="float" office:value="2.4974099999999999" table:style-name="ce1">
            <text:p>2.49741</text:p>
          </table:table-cell>
          <table:table-cell office:value-type="float" office:value="0.22015000000000001" table:style-name="ce1">
            <text:p>0.22015</text:p>
          </table:table-cell>
          <table:table-cell office:value-type="float" office:value="0.16227" table:style-name="ce1">
            <text:p>0.16227</text:p>
          </table:table-cell>
          <table:table-cell office:value-type="float" office:value="0.18065000000000001" table:style-name="ce1">
            <text:p>0.18065</text:p>
          </table:table-cell>
          <table:table-cell office:value-type="float" office:value="0.14421" table:style-name="ce1">
            <text:p>0.14421</text:p>
          </table:table-cell>
          <table:table-cell office:value-type="float" office:value="7.1851099999999999" table:style-name="ce1">
            <text:p>7.18511</text:p>
          </table:table-cell>
          <table:table-cell office:value-type="float" office:value="7.2182500000000003" table:style-name="ce1">
            <text:p>7.21825</text:p>
          </table:table-cell>
          <table:table-cell office:value-type="float" office:value="7.2412599999999996" table:style-name="ce1">
            <text:p>7.24126</text:p>
          </table:table-cell>
          <table:table-cell office:value-type="float" office:value="7.0959099999999999" table:style-name="ce1">
            <text:p>7.09591</text:p>
          </table:table-cell>
          <table:table-cell office:value-type="float" office:value="7.1035700000000004" table:style-name="ce1">
            <text:p>7.10357</text:p>
          </table:table-cell>
          <table:table-cell office:value-type="float" office:value="7.1435700000000004" table:style-name="ce1">
            <text:p>7.14357</text:p>
          </table:table-cell>
          <table:table-cell office:value-type="float" office:value="1.6650000000000002E-2" table:style-name="ce1">
            <text:p>0.01665</text:p>
          </table:table-cell>
          <table:table-cell office:value-type="float" office:value="1.6760000000000001E-2" table:style-name="ce1">
            <text:p>0.01676</text:p>
          </table:table-cell>
          <table:table-cell office:value-type="float" office:value="1.6899999999999998E-2" table:style-name="ce1">
            <text:p>0.0169</text:p>
          </table:table-cell>
          <table:table-cell office:value-type="float" office:value="1.6879999999999999E-2" table:style-name="ce1">
            <text:p>0.01688</text:p>
          </table:table-cell>
          <table:table-cell table:number-columns-repeated="16317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2"/>
          <table:table-cell office:value-type="string" table:style-name="ce1">
            <text:p>KWY_12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4.9300000000000004E-3" table:style-name="ce1">
            <text:p>0.00493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1.6800000000000001E-3" table:style-name="ce1">
            <text:p>0.00168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3.79E-3" table:style-name="ce1">
            <text:p>0.00379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1.6199999999999999E-3" table:style-name="ce1">
            <text:p>0.00162</text:p>
          </table:table-cell>
          <table:table-cell office:value-type="float" office:value="1.4538" table:style-name="ce1">
            <text:p>1.4538</text:p>
          </table:table-cell>
          <table:table-cell office:value-type="float" office:value="1.4595199999999999" table:style-name="ce1">
            <text:p>1.45952</text:p>
          </table:table-cell>
          <table:table-cell office:value-type="float" office:value="1.4333100000000001" table:style-name="ce1">
            <text:p>1.43331</text:p>
          </table:table-cell>
          <table:table-cell table:style-name="ce1"/>
          <table:table-cell office:value-type="float" office:value="1.40872" table:style-name="ce1">
            <text:p>1.40872</text:p>
          </table:table-cell>
          <table:table-cell office:value-type="float" office:value="1.43109" table:style-name="ce1">
            <text:p>1.43109</text:p>
          </table:table-cell>
          <table:table-cell office:value-type="float" office:value="1.4622299999999999" table:style-name="ce1">
            <text:p>1.46223</text:p>
          </table:table-cell>
          <table:table-cell office:value-type="float" office:value="1.4834000000000001" table:style-name="ce1">
            <text:p>1.4834</text:p>
          </table:table-cell>
          <table:table-cell office:value-type="float" office:value="1.4742900000000001" table:style-name="ce1">
            <text:p>1.47429</text:p>
          </table:table-cell>
          <table:table-cell office:value-type="float" office:value="1.42225" table:style-name="ce1">
            <text:p>1.42225</text:p>
          </table:table-cell>
          <table:table-cell office:value-type="float" office:value="1.4097" table:style-name="ce1">
            <text:p>1.4097</text:p>
          </table:table-cell>
          <table:table-cell office:value-type="float" office:value="1.4045700000000001" table:style-name="ce1">
            <text:p>1.40457</text:p>
          </table:table-cell>
          <table:table-cell office:value-type="float" office:value="-3.7299999999999998E-3" table:style-name="ce1">
            <text:p>-0.00373</text:p>
          </table:table-cell>
          <table:table-cell office:value-type="float" office:value="-1.026E-2" table:style-name="ce1">
            <text:p>-0.01026</text:p>
          </table:table-cell>
          <table:table-cell office:value-type="float" office:value="-3.9100000000000003E-3" table:style-name="ce1">
            <text:p>-0.00391</text:p>
          </table:table-cell>
          <table:table-cell table:style-name="ce1"/>
          <table:table-cell office:value-type="float" office:value="-2.4099999999999998E-3" table:style-name="ce1">
            <text:p>-0.00241</text:p>
          </table:table-cell>
          <table:table-cell office:value-type="float" office:value="-4.4999999999999997E-3" table:style-name="ce1">
            <text:p>-0.0045</text:p>
          </table:table-cell>
          <table:table-cell office:value-type="float" office:value="0.64908999999999994" table:style-name="ce1">
            <text:p>0.64909</text:p>
          </table:table-cell>
          <table:table-cell office:value-type="float" office:value="0.65024999999999999" table:style-name="ce1">
            <text:p>0.65025</text:p>
          </table:table-cell>
          <table:table-cell table:number-columns-repeated="2" table:style-name="ce1"/>
          <table:table-cell office:value-type="float" office:value="3.5300000000000002E-4" table:style-name="ce1">
            <text:p>0.000353</text:p>
          </table:table-cell>
          <table:table-cell table:style-name="ce1"/>
          <table:table-cell office:value-type="float" office:value="0.19947999999999999" table:style-name="ce1">
            <text:p>0.19948</text:p>
          </table:table-cell>
          <table:table-cell office:value-type="float" office:value="0.19758000000000001" table:style-name="ce1">
            <text:p>0.19758</text:p>
          </table:table-cell>
          <table:table-cell office:value-type="float" office:value="0.20066000000000001" table:style-name="ce1">
            <text:p>0.20066</text:p>
          </table:table-cell>
          <table:table-cell office:value-type="float" office:value="0.20036999999999999" table:style-name="ce1">
            <text:p>0.20037</text:p>
          </table:table-cell>
          <table:table-cell office:value-type="float" office:value="0.20075999999999999" table:style-name="ce1">
            <text:p>0.20076</text:p>
          </table:table-cell>
          <table:table-cell office:value-type="float" office:value="0.19858999999999999" table:style-name="ce1">
            <text:p>0.19859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3.5E-4" table:style-name="ce1">
            <text:p>0.00035</text:p>
          </table:table-cell>
          <table:table-cell office:value-type="float" office:value="-1.0000000000000001E-5" table:style-name="ce1">
            <text:p>-0.00001</text:p>
          </table:table-cell>
          <table:table-cell office:value-type="float" office:value="2.44156" table:style-name="ce1">
            <text:p>2.44156</text:p>
          </table:table-cell>
          <table:table-cell office:value-type="float" office:value="2.4740600000000001" table:style-name="ce1">
            <text:p>2.47406</text:p>
          </table:table-cell>
          <table:table-cell office:value-type="float" office:value="2.44943" table:style-name="ce1">
            <text:p>2.44943</text:p>
          </table:table-cell>
          <table:table-cell table:style-name="ce1"/>
          <table:table-cell office:value-type="float" office:value="2.4659" table:style-name="ce1">
            <text:p>2.4659</text:p>
          </table:table-cell>
          <table:table-cell office:value-type="float" office:value="2.4676100000000001" table:style-name="ce1">
            <text:p>2.46761</text:p>
          </table:table-cell>
          <table:table-cell office:value-type="float" office:value="0.19658" table:style-name="ce1">
            <text:p>0.19658</text:p>
          </table:table-cell>
          <table:table-cell office:value-type="float" office:value="0.14874000000000001" table:style-name="ce1">
            <text:p>0.14874</text:p>
          </table:table-cell>
          <table:table-cell office:value-type="float" office:value="0.20863000000000001" table:style-name="ce1">
            <text:p>0.20863</text:p>
          </table:table-cell>
          <table:table-cell office:value-type="float" office:value="0.10639" table:style-name="ce1">
            <text:p>0.10639</text:p>
          </table:table-cell>
          <table:table-cell office:value-type="float" office:value="7.16859" table:style-name="ce1">
            <text:p>7.16859</text:p>
          </table:table-cell>
          <table:table-cell office:value-type="float" office:value="7.1592000000000002" table:style-name="ce1">
            <text:p>7.1592</text:p>
          </table:table-cell>
          <table:table-cell office:value-type="float" office:value="7.18262" table:style-name="ce1">
            <text:p>7.18262</text:p>
          </table:table-cell>
          <table:table-cell office:value-type="float" office:value="6.9786999999999999" table:style-name="ce1">
            <text:p>6.9787</text:p>
          </table:table-cell>
          <table:table-cell office:value-type="float" office:value="7.0332400000000002" table:style-name="ce1">
            <text:p>7.03324</text:p>
          </table:table-cell>
          <table:table-cell office:value-type="float" office:value="7.0674000000000001" table:style-name="ce1">
            <text:p>7.0674</text:p>
          </table:table-cell>
          <table:table-cell office:value-type="float" office:value="1.6740000000000001E-2" table:style-name="ce1">
            <text:p>0.01674</text:p>
          </table:table-cell>
          <table:table-cell office:value-type="float" office:value="1.685E-2" table:style-name="ce1">
            <text:p>0.01685</text:p>
          </table:table-cell>
          <table:table-cell office:value-type="float" office:value="1.6979999999999999E-2" table:style-name="ce1">
            <text:p>0.01698</text:p>
          </table:table-cell>
          <table:table-cell office:value-type="float" office:value="1.6920000000000001E-2" table:style-name="ce1">
            <text:p>0.01692</text:p>
          </table:table-cell>
          <table:table-cell table:number-columns-repeated="16317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2"/>
          <table:table-cell office:value-type="string" table:style-name="ce1">
            <text:p>KWY_13</text:p>
          </table:table-cell>
          <table:table-cell office:value-type="float" office:value="2.2000000000000001E-4" table:style-name="ce1">
            <text:p>0.00022</text:p>
          </table:table-cell>
          <table:table-cell office:value-type="float" office:value="1.91E-3" table:style-name="ce1">
            <text:p>0.00191</text:p>
          </table:table-cell>
          <table:table-cell office:value-type="float" office:value="1.7600000000000001E-3" table:style-name="ce1">
            <text:p>0.00176</text:p>
          </table:table-cell>
          <table:table-cell office:value-type="float" office:value="1.7700000000000001E-3" table:style-name="ce1">
            <text:p>0.00177</text:p>
          </table:table-cell>
          <table:table-cell office:value-type="float" office:value="1.48E-3" table:style-name="ce1">
            <text:p>0.00148</text:p>
          </table:table-cell>
          <table:table-cell office:value-type="float" office:value="1.47E-3" table:style-name="ce1">
            <text:p>0.00147</text:p>
          </table:table-cell>
          <table:table-cell office:value-type="float" office:value="2.97E-3" table:style-name="ce1">
            <text:p>0.00297</text:p>
          </table:table-cell>
          <table:table-cell office:value-type="float" office:value="2.0100000000000001E-3" table:style-name="ce1">
            <text:p>0.00201</text:p>
          </table:table-cell>
          <table:table-cell office:value-type="float" office:value="1.5299999999999999E-3" table:style-name="ce1">
            <text:p>0.00153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.5028600000000001" table:style-name="ce1">
            <text:p>1.50286</text:p>
          </table:table-cell>
          <table:table-cell office:value-type="float" office:value="1.5064900000000001" table:style-name="ce1">
            <text:p>1.50649</text:p>
          </table:table-cell>
          <table:table-cell office:value-type="float" office:value="1.4857899999999999" table:style-name="ce1">
            <text:p>1.48579</text:p>
          </table:table-cell>
          <table:table-cell table:style-name="ce1"/>
          <table:table-cell office:value-type="float" office:value="1.45286" table:style-name="ce1">
            <text:p>1.45286</text:p>
          </table:table-cell>
          <table:table-cell office:value-type="float" office:value="1.4765600000000001" table:style-name="ce1">
            <text:p>1.47656</text:p>
          </table:table-cell>
          <table:table-cell office:value-type="float" office:value="1.5205" table:style-name="ce1">
            <text:p>1.5205</text:p>
          </table:table-cell>
          <table:table-cell office:value-type="float" office:value="1.5297099999999999" table:style-name="ce1">
            <text:p>1.52971</text:p>
          </table:table-cell>
          <table:table-cell office:value-type="float" office:value="1.52867" table:style-name="ce1">
            <text:p>1.52867</text:p>
          </table:table-cell>
          <table:table-cell office:value-type="float" office:value="1.4630099999999999" table:style-name="ce1">
            <text:p>1.46301</text:p>
          </table:table-cell>
          <table:table-cell office:value-type="float" office:value="1.4548700000000001" table:style-name="ce1">
            <text:p>1.45487</text:p>
          </table:table-cell>
          <table:table-cell office:value-type="float" office:value="1.4475" table:style-name="ce1">
            <text:p>1.4475</text:p>
          </table:table-cell>
          <table:table-cell office:value-type="float" office:value="-4.81E-3" table:style-name="ce1">
            <text:p>-0.00481</text:p>
          </table:table-cell>
          <table:table-cell office:value-type="float" office:value="-1.034E-2" table:style-name="ce1">
            <text:p>-0.01034</text:p>
          </table:table-cell>
          <table:table-cell office:value-type="float" office:value="-3.64E-3" table:style-name="ce1">
            <text:p>-0.00364</text:p>
          </table:table-cell>
          <table:table-cell table:style-name="ce1"/>
          <table:table-cell office:value-type="float" office:value="-2.2000000000000001E-3" table:style-name="ce1">
            <text:p>-0.0022</text:p>
          </table:table-cell>
          <table:table-cell office:value-type="float" office:value="-3.4399999999999999E-3" table:style-name="ce1">
            <text:p>-0.00344</text:p>
          </table:table-cell>
          <table:table-cell office:value-type="float" office:value="0.62692000000000003" table:style-name="ce1">
            <text:p>0.62692</text:p>
          </table:table-cell>
          <table:table-cell office:value-type="float" office:value="0.63063000000000002" table:style-name="ce1">
            <text:p>0.63063</text:p>
          </table:table-cell>
          <table:table-cell table:number-columns-repeated="2" table:style-name="ce1"/>
          <table:table-cell office:value-type="float" office:value="2.8400000000000002E-4" table:style-name="ce1">
            <text:p>0.000284</text:p>
          </table:table-cell>
          <table:table-cell table:style-name="ce1"/>
          <table:table-cell office:value-type="float" office:value="0.20296" table:style-name="ce1">
            <text:p>0.20296</text:p>
          </table:table-cell>
          <table:table-cell office:value-type="float" office:value="0.20093" table:style-name="ce1">
            <text:p>0.20093</text:p>
          </table:table-cell>
          <table:table-cell office:value-type="float" office:value="0.20355999999999999" table:style-name="ce1">
            <text:p>0.20356</text:p>
          </table:table-cell>
          <table:table-cell office:value-type="float" office:value="0.20424999999999999" table:style-name="ce1">
            <text:p>0.20425</text:p>
          </table:table-cell>
          <table:table-cell office:value-type="float" office:value="0.20377000000000001" table:style-name="ce1">
            <text:p>0.20377</text:p>
          </table:table-cell>
          <table:table-cell office:value-type="float" office:value="0.20108999999999999" table:style-name="ce1">
            <text:p>0.20109</text:p>
          </table:table-cell>
          <table:table-cell office:value-type="float" office:value="-1.0000000000000001E-5" table:style-name="ce1">
            <text:p>-0.00001</text:p>
          </table:table-cell>
          <table:table-cell office:value-type="float" office:value="-2.0000000000000002E-5" table:style-name="ce1">
            <text:p>-0.00002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5.0000000000000002E-5" table:style-name="ce1">
            <text:p>0.00005</text:p>
          </table:table-cell>
          <table:table-cell office:value-type="float" office:value="2.5454699999999999" table:style-name="ce1">
            <text:p>2.54547</text:p>
          </table:table-cell>
          <table:table-cell office:value-type="float" office:value="2.5529700000000002" table:style-name="ce1">
            <text:p>2.55297</text:p>
          </table:table-cell>
          <table:table-cell office:value-type="float" office:value="2.5184700000000002" table:style-name="ce1">
            <text:p>2.51847</text:p>
          </table:table-cell>
          <table:table-cell table:style-name="ce1"/>
          <table:table-cell office:value-type="float" office:value="2.53789" table:style-name="ce1">
            <text:p>2.53789</text:p>
          </table:table-cell>
          <table:table-cell office:value-type="float" office:value="2.5364300000000002" table:style-name="ce1">
            <text:p>2.53643</text:p>
          </table:table-cell>
          <table:table-cell office:value-type="float" office:value="0.21959999999999999" table:style-name="ce1">
            <text:p>0.2196</text:p>
          </table:table-cell>
          <table:table-cell office:value-type="float" office:value="0.16600999999999999" table:style-name="ce1">
            <text:p>0.16601</text:p>
          </table:table-cell>
          <table:table-cell office:value-type="float" office:value="0.12225" table:style-name="ce1">
            <text:p>0.12225</text:p>
          </table:table-cell>
          <table:table-cell office:value-type="float" office:value="0.13583999999999999" table:style-name="ce1">
            <text:p>0.13584</text:p>
          </table:table-cell>
          <table:table-cell office:value-type="float" office:value="7.3088699999999998" table:style-name="ce1">
            <text:p>7.30887</text:p>
          </table:table-cell>
          <table:table-cell office:value-type="float" office:value="7.3444500000000001" table:style-name="ce1">
            <text:p>7.34445</text:p>
          </table:table-cell>
          <table:table-cell office:value-type="float" office:value="7.3532900000000003" table:style-name="ce1">
            <text:p>7.35329</text:p>
          </table:table-cell>
          <table:table-cell office:value-type="float" office:value="7.1974499999999999" table:style-name="ce1">
            <text:p>7.19745</text:p>
          </table:table-cell>
          <table:table-cell office:value-type="float" office:value="7.1973700000000003" table:style-name="ce1">
            <text:p>7.19737</text:p>
          </table:table-cell>
          <table:table-cell office:value-type="float" office:value="7.2266399999999997" table:style-name="ce1">
            <text:p>7.22664</text:p>
          </table:table-cell>
          <table:table-cell office:value-type="float" office:value="1.7340000000000001E-2" table:style-name="ce1">
            <text:p>0.01734</text:p>
          </table:table-cell>
          <table:table-cell office:value-type="float" office:value="1.7479999999999999E-2" table:style-name="ce1">
            <text:p>0.01748</text:p>
          </table:table-cell>
          <table:table-cell office:value-type="float" office:value="1.7590000000000001E-2" table:style-name="ce1">
            <text:p>0.01759</text:p>
          </table:table-cell>
          <table:table-cell office:value-type="float" office:value="1.7579999999999998E-2" table:style-name="ce1">
            <text:p>0.01758</text:p>
          </table:table-cell>
          <table:table-cell table:number-columns-repeated="16317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2"/>
          <table:table-cell office:value-type="string" table:style-name="ce1">
            <text:p>KWY_14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-1.1900000000000001E-3" table:style-name="ce1">
            <text:p>-0.00119</text:p>
          </table:table-cell>
          <table:table-cell office:value-type="float" office:value="1.66E-3" table:style-name="ce1">
            <text:p>0.00166</text:p>
          </table:table-cell>
          <table:table-cell office:value-type="float" office:value="1.8400000000000001E-3" table:style-name="ce1">
            <text:p>0.00184</text:p>
          </table:table-cell>
          <table:table-cell office:value-type="float" office:value="1.5399999999999999E-3" table:style-name="ce1">
            <text:p>0.00154</text:p>
          </table:table-cell>
          <table:table-cell office:value-type="float" office:value="1.5299999999999999E-3" table:style-name="ce1">
            <text:p>0.00153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1.41E-3" table:style-name="ce1">
            <text:p>0.00141</text:p>
          </table:table-cell>
          <table:table-cell office:value-type="float" office:value="1.5900000000000001E-3" table:style-name="ce1">
            <text:p>0.00159</text:p>
          </table:table-cell>
          <table:table-cell office:value-type="float" office:value="1.6800000000000001E-3" table:style-name="ce1">
            <text:p>0.00168</text:p>
          </table:table-cell>
          <table:table-cell office:value-type="float" office:value="1.5256400000000001" table:style-name="ce1">
            <text:p>1.52564</text:p>
          </table:table-cell>
          <table:table-cell office:value-type="float" office:value="1.5286" table:style-name="ce1">
            <text:p>1.5286</text:p>
          </table:table-cell>
          <table:table-cell office:value-type="float" office:value="1.50458" table:style-name="ce1">
            <text:p>1.50458</text:p>
          </table:table-cell>
          <table:table-cell table:style-name="ce1"/>
          <table:table-cell office:value-type="float" office:value="1.4718199999999999" table:style-name="ce1">
            <text:p>1.47182</text:p>
          </table:table-cell>
          <table:table-cell office:value-type="float" office:value="1.49993" table:style-name="ce1">
            <text:p>1.49993</text:p>
          </table:table-cell>
          <table:table-cell office:value-type="float" office:value="1.54037" table:style-name="ce1">
            <text:p>1.54037</text:p>
          </table:table-cell>
          <table:table-cell office:value-type="float" office:value="1.5579499999999999" table:style-name="ce1">
            <text:p>1.55795</text:p>
          </table:table-cell>
          <table:table-cell office:value-type="float" office:value="1.5480799999999999" table:style-name="ce1">
            <text:p>1.54808</text:p>
          </table:table-cell>
          <table:table-cell office:value-type="float" office:value="1.48498" table:style-name="ce1">
            <text:p>1.48498</text:p>
          </table:table-cell>
          <table:table-cell office:value-type="float" office:value="1.46895" table:style-name="ce1">
            <text:p>1.46895</text:p>
          </table:table-cell>
          <table:table-cell office:value-type="float" office:value="1.4624200000000001" table:style-name="ce1">
            <text:p>1.46242</text:p>
          </table:table-cell>
          <table:table-cell office:value-type="float" office:value="-4.4799999999999996E-3" table:style-name="ce1">
            <text:p>-0.00448</text:p>
          </table:table-cell>
          <table:table-cell office:value-type="float" office:value="-1.0319999999999999E-2" table:style-name="ce1">
            <text:p>-0.01032</text:p>
          </table:table-cell>
          <table:table-cell office:value-type="float" office:value="-3.5200000000000001E-3" table:style-name="ce1">
            <text:p>-0.00352</text:p>
          </table:table-cell>
          <table:table-cell table:style-name="ce1"/>
          <table:table-cell office:value-type="float" office:value="-3.48E-3" table:style-name="ce1">
            <text:p>-0.00348</text:p>
          </table:table-cell>
          <table:table-cell office:value-type="float" office:value="-2.2100000000000002E-3" table:style-name="ce1">
            <text:p>-0.00221</text:p>
          </table:table-cell>
          <table:table-cell office:value-type="float" office:value="0.63344999999999996" table:style-name="ce1">
            <text:p>0.63345</text:p>
          </table:table-cell>
          <table:table-cell office:value-type="float" office:value="0.63243000000000005" table:style-name="ce1">
            <text:p>0.63243</text:p>
          </table:table-cell>
          <table:table-cell table:number-columns-repeated="2" table:style-name="ce1"/>
          <table:table-cell office:value-type="float" office:value="4.2400000000000001E-4" table:style-name="ce1">
            <text:p>0.000424</text:p>
          </table:table-cell>
          <table:table-cell table:style-name="ce1"/>
          <table:table-cell office:value-type="float" office:value="0.20643" table:style-name="ce1">
            <text:p>0.20643</text:p>
          </table:table-cell>
          <table:table-cell office:value-type="float" office:value="0.20455999999999999" table:style-name="ce1">
            <text:p>0.20456</text:p>
          </table:table-cell>
          <table:table-cell office:value-type="float" office:value="0.20738999999999999" table:style-name="ce1">
            <text:p>0.20739</text:p>
          </table:table-cell>
          <table:table-cell office:value-type="float" office:value="0.20688000000000001" table:style-name="ce1">
            <text:p>0.20688</text:p>
          </table:table-cell>
          <table:table-cell office:value-type="float" office:value="0.20707999999999999" table:style-name="ce1">
            <text:p>0.20708</text:p>
          </table:table-cell>
          <table:table-cell office:value-type="float" office:value="0.20330000000000001" table:style-name="ce1">
            <text:p>0.2033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-1.0000000000000001E-5" table:style-name="ce1">
            <text:p>-0.00001</text:p>
          </table:table-cell>
          <table:table-cell office:value-type="float" office:value="-2.0000000000000002E-5" table:style-name="ce1">
            <text:p>-0.00002</text:p>
          </table:table-cell>
          <table:table-cell office:value-type="float" office:value="-2.4000000000000001E-4" table:style-name="ce1">
            <text:p>-0.00024</text:p>
          </table:table-cell>
          <table:table-cell office:value-type="float" office:value="2.55084" table:style-name="ce1">
            <text:p>2.55084</text:p>
          </table:table-cell>
          <table:table-cell office:value-type="float" office:value="2.5696500000000002" table:style-name="ce1">
            <text:p>2.56965</text:p>
          </table:table-cell>
          <table:table-cell office:value-type="float" office:value="2.5324300000000002" table:style-name="ce1">
            <text:p>2.53243</text:p>
          </table:table-cell>
          <table:table-cell table:style-name="ce1"/>
          <table:table-cell office:value-type="float" office:value="2.54149" table:style-name="ce1">
            <text:p>2.54149</text:p>
          </table:table-cell>
          <table:table-cell office:value-type="float" office:value="2.5517400000000001" table:style-name="ce1">
            <text:p>2.55174</text:p>
          </table:table-cell>
          <table:table-cell office:value-type="float" office:value="0.20604" table:style-name="ce1">
            <text:p>0.20604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0.15304000000000001" table:style-name="ce1">
            <text:p>0.15304</text:p>
          </table:table-cell>
          <table:table-cell office:value-type="float" office:value="0.15789" table:style-name="ce1">
            <text:p>0.15789</text:p>
          </table:table-cell>
          <table:table-cell office:value-type="float" office:value="7.2060899999999997" table:style-name="ce1">
            <text:p>7.20609</text:p>
          </table:table-cell>
          <table:table-cell office:value-type="float" office:value="7.2437100000000001" table:style-name="ce1">
            <text:p>7.24371</text:p>
          </table:table-cell>
          <table:table-cell office:value-type="float" office:value="7.2596699999999998" table:style-name="ce1">
            <text:p>7.25967</text:p>
          </table:table-cell>
          <table:table-cell office:value-type="float" office:value="7.0677199999999996" table:style-name="ce1">
            <text:p>7.06772</text:p>
          </table:table-cell>
          <table:table-cell office:value-type="float" office:value="7.1161799999999999" table:style-name="ce1">
            <text:p>7.11618</text:p>
          </table:table-cell>
          <table:table-cell office:value-type="float" office:value="7.1546500000000002" table:style-name="ce1">
            <text:p>7.15465</text:p>
          </table:table-cell>
          <table:table-cell office:value-type="float" office:value="1.77E-2" table:style-name="ce1">
            <text:p>0.0177</text:p>
          </table:table-cell>
          <table:table-cell office:value-type="float" office:value="1.7809999999999999E-2" table:style-name="ce1">
            <text:p>0.01781</text:p>
          </table:table-cell>
          <table:table-cell office:value-type="float" office:value="1.7860000000000001E-2" table:style-name="ce1">
            <text:p>0.01786</text:p>
          </table:table-cell>
          <table:table-cell office:value-type="float" office:value="1.789E-2" table:style-name="ce1">
            <text:p>0.01789</text:p>
          </table:table-cell>
          <table:table-cell table:number-columns-repeated="16317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2"/>
          <table:table-cell office:value-type="string" table:style-name="ce1">
            <text:p>KWY_15</text:p>
          </table:table-cell>
          <table:table-cell office:value-type="float" office:value="8.7000000000000001E-4" table:style-name="ce1">
            <text:p>0.00087</text:p>
          </table:table-cell>
          <table:table-cell office:value-type="float" office:value="5.3800000000000002E-3" table:style-name="ce1">
            <text:p>0.00538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1.8400000000000001E-3" table:style-name="ce1">
            <text:p>0.00184</text:p>
          </table:table-cell>
          <table:table-cell office:value-type="float" office:value="1.64E-3" table:style-name="ce1">
            <text:p>0.00164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1.8E-3" table:style-name="ce1">
            <text:p>0.0018</text:p>
          </table:table-cell>
          <table:table-cell office:value-type="float" office:value="1.73E-3" table:style-name="ce1">
            <text:p>0.00173</text:p>
          </table:table-cell>
          <table:table-cell office:value-type="float" office:value="1.8400000000000001E-3" table:style-name="ce1">
            <text:p>0.00184</text:p>
          </table:table-cell>
          <table:table-cell office:value-type="float" office:value="1.64202" table:style-name="ce1">
            <text:p>1.64202</text:p>
          </table:table-cell>
          <table:table-cell office:value-type="float" office:value="1.6455900000000001" table:style-name="ce1">
            <text:p>1.64559</text:p>
          </table:table-cell>
          <table:table-cell office:value-type="float" office:value="1.6202099999999999" table:style-name="ce1">
            <text:p>1.62021</text:p>
          </table:table-cell>
          <table:table-cell table:style-name="ce1"/>
          <table:table-cell office:value-type="float" office:value="1.5851200000000001" table:style-name="ce1">
            <text:p>1.58512</text:p>
          </table:table-cell>
          <table:table-cell office:value-type="float" office:value="1.6122300000000001" table:style-name="ce1">
            <text:p>1.61223</text:p>
          </table:table-cell>
          <table:table-cell office:value-type="float" office:value="1.67238" table:style-name="ce1">
            <text:p>1.67238</text:p>
          </table:table-cell>
          <table:table-cell office:value-type="float" office:value="1.6721699999999999" table:style-name="ce1">
            <text:p>1.67217</text:p>
          </table:table-cell>
          <table:table-cell office:value-type="float" office:value="1.6593599999999999" table:style-name="ce1">
            <text:p>1.65936</text:p>
          </table:table-cell>
          <table:table-cell office:value-type="float" office:value="1.60222" table:style-name="ce1">
            <text:p>1.60222</text:p>
          </table:table-cell>
          <table:table-cell office:value-type="float" office:value="1.5950200000000001" table:style-name="ce1">
            <text:p>1.59502</text:p>
          </table:table-cell>
          <table:table-cell office:value-type="float" office:value="1.58348" table:style-name="ce1">
            <text:p>1.58348</text:p>
          </table:table-cell>
          <table:table-cell office:value-type="float" office:value="-4.45E-3" table:style-name="ce1">
            <text:p>-0.00445</text:p>
          </table:table-cell>
          <table:table-cell office:value-type="float" office:value="-1.038E-2" table:style-name="ce1">
            <text:p>-0.01038</text:p>
          </table:table-cell>
          <table:table-cell office:value-type="float" office:value="-3.8700000000000002E-3" table:style-name="ce1">
            <text:p>-0.00387</text:p>
          </table:table-cell>
          <table:table-cell table:style-name="ce1"/>
          <table:table-cell office:value-type="float" office:value="-2.66E-3" table:style-name="ce1">
            <text:p>-0.00266</text:p>
          </table:table-cell>
          <table:table-cell office:value-type="float" office:value="-4.1599999999999996E-3" table:style-name="ce1">
            <text:p>-0.00416</text:p>
          </table:table-cell>
          <table:table-cell office:value-type="float" office:value="0.63571999999999995" table:style-name="ce1">
            <text:p>0.63572</text:p>
          </table:table-cell>
          <table:table-cell office:value-type="float" office:value="0.64081999999999995" table:style-name="ce1">
            <text:p>0.64082</text:p>
          </table:table-cell>
          <table:table-cell table:number-columns-repeated="2" table:style-name="ce1"/>
          <table:table-cell office:value-type="float" office:value="3.8200000000000002E-4" table:style-name="ce1">
            <text:p>0.000382</text:p>
          </table:table-cell>
          <table:table-cell table:style-name="ce1"/>
          <table:table-cell office:value-type="float" office:value="0.22245999999999999" table:style-name="ce1">
            <text:p>0.22246</text:p>
          </table:table-cell>
          <table:table-cell office:value-type="float" office:value="0.22025" table:style-name="ce1">
            <text:p>0.22025</text:p>
          </table:table-cell>
          <table:table-cell office:value-type="float" office:value="0.22333" table:style-name="ce1">
            <text:p>0.22333</text:p>
          </table:table-cell>
          <table:table-cell office:value-type="float" office:value="0.22367999999999999" table:style-name="ce1">
            <text:p>0.22368</text:p>
          </table:table-cell>
          <table:table-cell office:value-type="float" office:value="0.22334999999999999" table:style-name="ce1">
            <text:p>0.22335</text:p>
          </table:table-cell>
          <table:table-cell office:value-type="float" office:value="0.21883" table:style-name="ce1">
            <text:p>0.21883</text:p>
          </table:table-cell>
          <table:table-cell office:value-type="float" office:value="-1.0000000000000001E-5" table:style-name="ce1">
            <text:p>-0.00001</text:p>
          </table:table-cell>
          <table:table-cell office:value-type="float" office:value="-3.0000000000000001E-5" table:style-name="ce1">
            <text:p>-0.00003</text:p>
          </table:table-cell>
          <table:table-cell office:value-type="float" office:value="-1.8000000000000001E-4" table:style-name="ce1">
            <text:p>-0.00018</text:p>
          </table:table-cell>
          <table:table-cell office:value-type="float" office:value="-1.2E-4" table:style-name="ce1">
            <text:p>-0.00012</text:p>
          </table:table-cell>
          <table:table-cell office:value-type="float" office:value="2.6896100000000001" table:style-name="ce1">
            <text:p>2.68961</text:p>
          </table:table-cell>
          <table:table-cell office:value-type="float" office:value="2.6869200000000002" table:style-name="ce1">
            <text:p>2.68692</text:p>
          </table:table-cell>
          <table:table-cell office:value-type="float" office:value="2.6421399999999999" table:style-name="ce1">
            <text:p>2.64214</text:p>
          </table:table-cell>
          <table:table-cell table:style-name="ce1"/>
          <table:table-cell office:value-type="float" office:value="2.6560199999999998" table:style-name="ce1">
            <text:p>2.65602</text:p>
          </table:table-cell>
          <table:table-cell office:value-type="float" office:value="2.6690800000000001" table:style-name="ce1">
            <text:p>2.66908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0.18409" table:style-name="ce1">
            <text:p>0.18409</text:p>
          </table:table-cell>
          <table:table-cell office:value-type="float" office:value="0.19131999999999999" table:style-name="ce1">
            <text:p>0.19132</text:p>
          </table:table-cell>
          <table:table-cell office:value-type="float" office:value="0.16525999999999999" table:style-name="ce1">
            <text:p>0.16526</text:p>
          </table:table-cell>
          <table:table-cell office:value-type="float" office:value="7.0998000000000001" table:style-name="ce1">
            <text:p>7.0998</text:p>
          </table:table-cell>
          <table:table-cell office:value-type="float" office:value="7.1115700000000004" table:style-name="ce1">
            <text:p>7.11157</text:p>
          </table:table-cell>
          <table:table-cell office:value-type="float" office:value="7.1477500000000003" table:style-name="ce1">
            <text:p>7.14775</text:p>
          </table:table-cell>
          <table:table-cell office:value-type="float" office:value="6.94353" table:style-name="ce1">
            <text:p>6.94353</text:p>
          </table:table-cell>
          <table:table-cell office:value-type="float" office:value="7.0147700000000004" table:style-name="ce1">
            <text:p>7.01477</text:p>
          </table:table-cell>
          <table:table-cell office:value-type="float" office:value="7.0447899999999999" table:style-name="ce1">
            <text:p>7.04479</text:p>
          </table:table-cell>
          <table:table-cell office:value-type="float" office:value="1.898E-2" table:style-name="ce1">
            <text:p>0.01898</text:p>
          </table:table-cell>
          <table:table-cell office:value-type="float" office:value="1.9109999999999999E-2" table:style-name="ce1">
            <text:p>0.01911</text:p>
          </table:table-cell>
          <table:table-cell office:value-type="float" office:value="1.9259999999999999E-2" table:style-name="ce1">
            <text:p>0.01926</text:p>
          </table:table-cell>
          <table:table-cell office:value-type="float" office:value="1.9179999999999999E-2" table:style-name="ce1">
            <text:p>0.01918</text:p>
          </table:table-cell>
          <table:table-cell table:number-columns-repeated="16317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2"/>
          <table:table-cell office:value-type="string" table:style-name="ce1">
            <text:p>KWY_17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3.3E-3" table:style-name="ce1">
            <text:p>0.0033</text:p>
          </table:table-cell>
          <table:table-cell office:value-type="float" office:value="1.9E-3" table:style-name="ce1">
            <text:p>0.0019</text:p>
          </table:table-cell>
          <table:table-cell office:value-type="float" office:value="2.0899999999999998E-3" table:style-name="ce1">
            <text:p>0.00209</text:p>
          </table:table-cell>
          <table:table-cell office:value-type="float" office:value="1.92E-3" table:style-name="ce1">
            <text:p>0.00192</text:p>
          </table:table-cell>
          <table:table-cell office:value-type="float" office:value="1.92E-3" table:style-name="ce1">
            <text:p>0.00192</text:p>
          </table:table-cell>
          <table:table-cell office:value-type="float" office:value="1.98E-3" table:style-name="ce1">
            <text:p>0.00198</text:p>
          </table:table-cell>
          <table:table-cell office:value-type="float" office:value="2.5200000000000001E-3" table:style-name="ce1">
            <text:p>0.00252</text:p>
          </table:table-cell>
          <table:table-cell office:value-type="float" office:value="2.0100000000000001E-3" table:style-name="ce1">
            <text:p>0.00201</text:p>
          </table:table-cell>
          <table:table-cell office:value-type="float" office:value="2.0799999999999998E-3" table:style-name="ce1">
            <text:p>0.00208</text:p>
          </table:table-cell>
          <table:table-cell office:value-type="float" office:value="1.85327" table:style-name="ce1">
            <text:p>1.85327</text:p>
          </table:table-cell>
          <table:table-cell office:value-type="float" office:value="1.8535200000000001" table:style-name="ce1">
            <text:p>1.85352</text:p>
          </table:table-cell>
          <table:table-cell office:value-type="float" office:value="1.8288" table:style-name="ce1">
            <text:p>1.8288</text:p>
          </table:table-cell>
          <table:table-cell table:style-name="ce1"/>
          <table:table-cell office:value-type="float" office:value="1.79281" table:style-name="ce1">
            <text:p>1.79281</text:p>
          </table:table-cell>
          <table:table-cell office:value-type="float" office:value="1.81508" table:style-name="ce1">
            <text:p>1.81508</text:p>
          </table:table-cell>
          <table:table-cell office:value-type="float" office:value="1.8897600000000001" table:style-name="ce1">
            <text:p>1.88976</text:p>
          </table:table-cell>
          <table:table-cell office:value-type="float" office:value="1.87832" table:style-name="ce1">
            <text:p>1.87832</text:p>
          </table:table-cell>
          <table:table-cell office:value-type="float" office:value="1.88323" table:style-name="ce1">
            <text:p>1.88323</text:p>
          </table:table-cell>
          <table:table-cell office:value-type="float" office:value="1.8070999999999999" table:style-name="ce1">
            <text:p>1.8071</text:p>
          </table:table-cell>
          <table:table-cell office:value-type="float" office:value="1.80365" table:style-name="ce1">
            <text:p>1.80365</text:p>
          </table:table-cell>
          <table:table-cell office:value-type="float" office:value="1.7885599999999999" table:style-name="ce1">
            <text:p>1.78856</text:p>
          </table:table-cell>
          <table:table-cell office:value-type="float" office:value="-4.5799999999999999E-3" table:style-name="ce1">
            <text:p>-0.00458</text:p>
          </table:table-cell>
          <table:table-cell office:value-type="float" office:value="-1.0829999999999999E-2" table:style-name="ce1">
            <text:p>-0.01083</text:p>
          </table:table-cell>
          <table:table-cell office:value-type="float" office:value="-3.96E-3" table:style-name="ce1">
            <text:p>-0.00396</text:p>
          </table:table-cell>
          <table:table-cell table:style-name="ce1"/>
          <table:table-cell office:value-type="float" office:value="-2.1099999999999999E-3" table:style-name="ce1">
            <text:p>-0.00211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0.67644000000000004" table:style-name="ce1">
            <text:p>0.67644</text:p>
          </table:table-cell>
          <table:table-cell office:value-type="float" office:value="0.67737999999999998" table:style-name="ce1">
            <text:p>0.67738</text:p>
          </table:table-cell>
          <table:table-cell table:number-columns-repeated="2" table:style-name="ce1"/>
          <table:table-cell office:value-type="float" office:value="3.8400000000000001E-4" table:style-name="ce1">
            <text:p>0.000384</text:p>
          </table:table-cell>
          <table:table-cell table:style-name="ce1"/>
          <table:table-cell office:value-type="float" office:value="0.25075999999999998" table:style-name="ce1">
            <text:p>0.25076</text:p>
          </table:table-cell>
          <table:table-cell office:value-type="float" office:value="0.24868000000000001" table:style-name="ce1">
            <text:p>0.24868</text:p>
          </table:table-cell>
          <table:table-cell office:value-type="float" office:value="0.25247999999999998" table:style-name="ce1">
            <text:p>0.25248</text:p>
          </table:table-cell>
          <table:table-cell office:value-type="float" office:value="0.25270999999999999" table:style-name="ce1">
            <text:p>0.25271</text:p>
          </table:table-cell>
          <table:table-cell office:value-type="float" office:value="0.25303999999999999" table:style-name="ce1">
            <text:p>0.25304</text:p>
          </table:table-cell>
          <table:table-cell office:value-type="float" office:value="0.24939" table:style-name="ce1">
            <text:p>0.24939</text:p>
          </table:table-cell>
          <table:table-cell office:value-type="float" office:value="5.0000000000000002E-5" table:style-name="ce1">
            <text:p>0.00005</text:p>
          </table:table-cell>
          <table:table-cell office:value-type="float" office:value="-4.0000000000000003E-5" table:style-name="ce1">
            <text:p>-0.00004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-2.0000000000000001E-4" table:style-name="ce1">
            <text:p>-0.0002</text:p>
          </table:table-cell>
          <table:table-cell office:value-type="float" office:value="2.8236699999999999" table:style-name="ce1">
            <text:p>2.82367</text:p>
          </table:table-cell>
          <table:table-cell office:value-type="float" office:value="2.8532199999999999" table:style-name="ce1">
            <text:p>2.85322</text:p>
          </table:table-cell>
          <table:table-cell office:value-type="float" office:value="2.82667" table:style-name="ce1">
            <text:p>2.82667</text:p>
          </table:table-cell>
          <table:table-cell table:style-name="ce1"/>
          <table:table-cell office:value-type="float" office:value="2.84415" table:style-name="ce1">
            <text:p>2.84415</text:p>
          </table:table-cell>
          <table:table-cell office:value-type="float" office:value="2.84924" table:style-name="ce1">
            <text:p>2.84924</text:p>
          </table:table-cell>
          <table:table-cell office:value-type="float" office:value="0.20982999999999999" table:style-name="ce1">
            <text:p>0.20983</text:p>
          </table:table-cell>
          <table:table-cell office:value-type="float" office:value="0.16020999999999999" table:style-name="ce1">
            <text:p>0.16021</text:p>
          </table:table-cell>
          <table:table-cell office:value-type="float" office:value="0.15490000000000001" table:style-name="ce1">
            <text:p>0.1549</text:p>
          </table:table-cell>
          <table:table-cell office:value-type="float" office:value="0.17559" table:style-name="ce1">
            <text:p>0.17559</text:p>
          </table:table-cell>
          <table:table-cell office:value-type="float" office:value="7.4529500000000004" table:style-name="ce1">
            <text:p>7.45295</text:p>
          </table:table-cell>
          <table:table-cell office:value-type="float" office:value="7.4842899999999997" table:style-name="ce1">
            <text:p>7.48429</text:p>
          </table:table-cell>
          <table:table-cell office:value-type="float" office:value="7.4979699999999996" table:style-name="ce1">
            <text:p>7.49797</text:p>
          </table:table-cell>
          <table:table-cell office:value-type="float" office:value="7.3188000000000004" table:style-name="ce1">
            <text:p>7.3188</text:p>
          </table:table-cell>
          <table:table-cell office:value-type="float" office:value="7.3922600000000003" table:style-name="ce1">
            <text:p>7.39226</text:p>
          </table:table-cell>
          <table:table-cell office:value-type="float" office:value="7.3943300000000001" table:style-name="ce1">
            <text:p>7.39433</text:p>
          </table:table-cell>
          <table:table-cell office:value-type="float" office:value="2.154E-2" table:style-name="ce1">
            <text:p>0.02154</text:p>
          </table:table-cell>
          <table:table-cell office:value-type="float" office:value="2.171E-2" table:style-name="ce1">
            <text:p>0.02171</text:p>
          </table:table-cell>
          <table:table-cell office:value-type="float" office:value="2.1860000000000001E-2" table:style-name="ce1">
            <text:p>0.02186</text:p>
          </table:table-cell>
          <table:table-cell office:value-type="float" office:value="2.1839999999999998E-2" table:style-name="ce1">
            <text:p>0.02184</text:p>
          </table:table-cell>
          <table:table-cell table:number-columns-repeated="16317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2"/>
          <table:table-cell office:value-type="string" table:style-name="ce1">
            <text:p>TH_02</text:p>
          </table:table-cell>
          <table:table-cell office:value-type="float" office:value="8.7500000000000008E-3" table:style-name="ce1">
            <text:p>0.00875</text:p>
          </table:table-cell>
          <table:table-cell office:value-type="float" office:value="9.2099999999999994E-3" table:style-name="ce1">
            <text:p>0.00921</text:p>
          </table:table-cell>
          <table:table-cell office:value-type="float" office:value="8.4799999999999997E-3" table:style-name="ce1">
            <text:p>0.00848</text:p>
          </table:table-cell>
          <table:table-cell office:value-type="float" office:value="8.6899999999999998E-3" table:style-name="ce1">
            <text:p>0.00869</text:p>
          </table:table-cell>
          <table:table-cell office:value-type="float" office:value="8.4899999999999993E-3" table:style-name="ce1">
            <text:p>0.00849</text:p>
          </table:table-cell>
          <table:table-cell office:value-type="float" office:value="8.4700000000000001E-3" table:style-name="ce1">
            <text:p>0.00847</text:p>
          </table:table-cell>
          <table:table-cell office:value-type="float" office:value="8.2900000000000005E-3" table:style-name="ce1">
            <text:p>0.00829</text:p>
          </table:table-cell>
          <table:table-cell office:value-type="float" office:value="8.2299999999999995E-3" table:style-name="ce1">
            <text:p>0.00823</text:p>
          </table:table-cell>
          <table:table-cell office:value-type="float" office:value="8.2199999999999999E-3" table:style-name="ce1">
            <text:p>0.00822</text:p>
          </table:table-cell>
          <table:table-cell office:value-type="float" office:value="8.2100000000000003E-3" table:style-name="ce1">
            <text:p>0.00821</text:p>
          </table:table-cell>
          <table:table-cell office:value-type="float" office:value="1.6741600000000001" table:style-name="ce1">
            <text:p>1.67416</text:p>
          </table:table-cell>
          <table:table-cell office:value-type="float" office:value="1.67974" table:style-name="ce1">
            <text:p>1.67974</text:p>
          </table:table-cell>
          <table:table-cell office:value-type="float" office:value="1.65273" table:style-name="ce1">
            <text:p>1.65273</text:p>
          </table:table-cell>
          <table:table-cell table:style-name="ce1"/>
          <table:table-cell office:value-type="float" office:value="1.6329800000000001" table:style-name="ce1">
            <text:p>1.63298</text:p>
          </table:table-cell>
          <table:table-cell office:value-type="float" office:value="1.64856" table:style-name="ce1">
            <text:p>1.64856</text:p>
          </table:table-cell>
          <table:table-cell office:value-type="float" office:value="1.60626" table:style-name="ce1">
            <text:p>1.60626</text:p>
          </table:table-cell>
          <table:table-cell office:value-type="float" office:value="1.6312899999999999" table:style-name="ce1">
            <text:p>1.63129</text:p>
          </table:table-cell>
          <table:table-cell office:value-type="float" office:value="1.6312" table:style-name="ce1">
            <text:p>1.6312</text:p>
          </table:table-cell>
          <table:table-cell office:value-type="float" office:value="1.5714399999999999" table:style-name="ce1">
            <text:p>1.57144</text:p>
          </table:table-cell>
          <table:table-cell office:value-type="float" office:value="1.5543" table:style-name="ce1">
            <text:p>1.5543</text:p>
          </table:table-cell>
          <table:table-cell office:value-type="float" office:value="1.5456099999999999" table:style-name="ce1">
            <text:p>1.54561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1.4400000000000001E-3" table:style-name="ce1">
            <text:p>0.00144</text:p>
          </table:table-cell>
          <table:table-cell table:style-name="ce1"/>
          <table:table-cell office:value-type="float" office:value="2.1900000000000001E-3" table:style-name="ce1">
            <text:p>0.00219</text:p>
          </table:table-cell>
          <table:table-cell office:value-type="float" office:value="3.3E-4" table:style-name="ce1">
            <text:p>0.00033</text:p>
          </table:table-cell>
          <table:table-cell office:value-type="float" office:value="0.59653" table:style-name="ce1">
            <text:p>0.59653</text:p>
          </table:table-cell>
          <table:table-cell office:value-type="float" office:value="0.59806999999999999" table:style-name="ce1">
            <text:p>0.59807</text:p>
          </table:table-cell>
          <table:table-cell table:number-columns-repeated="2" table:style-name="ce1"/>
          <table:table-cell office:value-type="float" office:value="3.3599999999999998E-4" table:style-name="ce1">
            <text:p>0.000336</text:p>
          </table:table-cell>
          <table:table-cell table:style-name="ce1"/>
          <table:table-cell office:value-type="float" office:value="0.30149999999999999" table:style-name="ce1">
            <text:p>0.3015</text:p>
          </table:table-cell>
          <table:table-cell office:value-type="float" office:value="0.29901" table:style-name="ce1">
            <text:p>0.29901</text:p>
          </table:table-cell>
          <table:table-cell office:value-type="float" office:value="0.30177999999999999" table:style-name="ce1">
            <text:p>0.30178</text:p>
          </table:table-cell>
          <table:table-cell office:value-type="float" office:value="0.30170000000000002" table:style-name="ce1">
            <text:p>0.3017</text:p>
          </table:table-cell>
          <table:table-cell office:value-type="float" office:value="0.30070000000000002" table:style-name="ce1">
            <text:p>0.3007</text:p>
          </table:table-cell>
          <table:table-cell office:value-type="float" office:value="0.29660999999999998" table:style-name="ce1">
            <text:p>0.29661</text:p>
          </table:table-cell>
          <table:table-cell office:value-type="float" office:value="1.31E-3" table:style-name="ce1">
            <text:p>0.00131</text:p>
          </table:table-cell>
          <table:table-cell office:value-type="float" office:value="1.39E-3" table:style-name="ce1">
            <text:p>0.00139</text:p>
          </table:table-cell>
          <table:table-cell office:value-type="float" office:value="1.5100000000000001E-3" table:style-name="ce1">
            <text:p>0.00151</text:p>
          </table:table-cell>
          <table:table-cell office:value-type="float" office:value="1.24E-3" table:style-name="ce1">
            <text:p>0.00124</text:p>
          </table:table-cell>
          <table:table-cell office:value-type="float" office:value="1.8811800000000001" table:style-name="ce1">
            <text:p>1.88118</text:p>
          </table:table-cell>
          <table:table-cell office:value-type="float" office:value="1.82243" table:style-name="ce1">
            <text:p>1.82243</text:p>
          </table:table-cell>
          <table:table-cell office:value-type="float" office:value="1.8053399999999999" table:style-name="ce1">
            <text:p>1.80534</text:p>
          </table:table-cell>
          <table:table-cell table:style-name="ce1"/>
          <table:table-cell office:value-type="float" office:value="1.8072900000000001" table:style-name="ce1">
            <text:p>1.80729</text:p>
          </table:table-cell>
          <table:table-cell office:value-type="float" office:value="1.8078000000000001" table:style-name="ce1">
            <text:p>1.8078</text:p>
          </table:table-cell>
          <table:table-cell office:value-type="float" office:value="0.14116000000000001" table:style-name="ce1">
            <text:p>0.14116</text:p>
          </table:table-cell>
          <table:table-cell office:value-type="float" office:value="0.1133" table:style-name="ce1">
            <text:p>0.1133</text:p>
          </table:table-cell>
          <table:table-cell office:value-type="float" office:value="0.12522" table:style-name="ce1">
            <text:p>0.12522</text:p>
          </table:table-cell>
          <table:table-cell office:value-type="float" office:value="9.9690000000000001E-2" table:style-name="ce1">
            <text:p>0.09969</text:p>
          </table:table-cell>
          <table:table-cell office:value-type="float" office:value="5.4532400000000001" table:style-name="ce1">
            <text:p>5.45324</text:p>
          </table:table-cell>
          <table:table-cell office:value-type="float" office:value="5.4458000000000002" table:style-name="ce1">
            <text:p>5.4458</text:p>
          </table:table-cell>
          <table:table-cell office:value-type="float" office:value="5.4428599999999996" table:style-name="ce1">
            <text:p>5.44286</text:p>
          </table:table-cell>
          <table:table-cell office:value-type="float" office:value="5.28871" table:style-name="ce1">
            <text:p>5.28871</text:p>
          </table:table-cell>
          <table:table-cell office:value-type="float" office:value="5.3369900000000001" table:style-name="ce1">
            <text:p>5.33699</text:p>
          </table:table-cell>
          <table:table-cell office:value-type="float" office:value="5.3497399999999997" table:style-name="ce1">
            <text:p>5.34974</text:p>
          </table:table-cell>
          <table:table-cell office:value-type="float" office:value="2.3130000000000001E-2" table:style-name="ce1">
            <text:p>0.02313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2.3120000000000002E-2" table:style-name="ce1">
            <text:p>0.02312</text:p>
          </table:table-cell>
          <table:table-cell table:number-columns-repeated="16317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2"/>
          <table:table-cell office:value-type="string" table:style-name="ce1">
            <text:p>TH_03</text:p>
          </table:table-cell>
          <table:table-cell office:value-type="float" office:value="5.4999999999999997E-3" table:style-name="ce1">
            <text:p>0.0055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8.7799999999999996E-3" table:style-name="ce1">
            <text:p>0.00878</text:p>
          </table:table-cell>
          <table:table-cell office:value-type="float" office:value="8.6400000000000001E-3" table:style-name="ce1">
            <text:p>0.00864</text:p>
          </table:table-cell>
          <table:table-cell office:value-type="float" office:value="8.6199999999999992E-3" table:style-name="ce1">
            <text:p>0.00862</text:p>
          </table:table-cell>
          <table:table-cell office:value-type="float" office:value="9.4500000000000001E-3" table:style-name="ce1">
            <text:p>0.00945</text:p>
          </table:table-cell>
          <table:table-cell office:value-type="float" office:value="8.4499999999999992E-3" table:style-name="ce1">
            <text:p>0.00845</text:p>
          </table:table-cell>
          <table:table-cell office:value-type="float" office:value="8.4799999999999997E-3" table:style-name="ce1">
            <text:p>0.00848</text:p>
          </table:table-cell>
          <table:table-cell office:value-type="float" office:value="8.5599999999999999E-3" table:style-name="ce1">
            <text:p>0.00856</text:p>
          </table:table-cell>
          <table:table-cell office:value-type="float" office:value="1.67455" table:style-name="ce1">
            <text:p>1.67455</text:p>
          </table:table-cell>
          <table:table-cell office:value-type="float" office:value="1.6756899999999999" table:style-name="ce1">
            <text:p>1.67569</text:p>
          </table:table-cell>
          <table:table-cell office:value-type="float" office:value="1.6509400000000001" table:style-name="ce1">
            <text:p>1.65094</text:p>
          </table:table-cell>
          <table:table-cell table:style-name="ce1"/>
          <table:table-cell office:value-type="float" office:value="1.61574" table:style-name="ce1">
            <text:p>1.61574</text:p>
          </table:table-cell>
          <table:table-cell office:value-type="float" office:value="1.63554" table:style-name="ce1">
            <text:p>1.63554</text:p>
          </table:table-cell>
          <table:table-cell office:value-type="float" office:value="1.69079" table:style-name="ce1">
            <text:p>1.69079</text:p>
          </table:table-cell>
          <table:table-cell office:value-type="float" office:value="1.6843399999999999" table:style-name="ce1">
            <text:p>1.68434</text:p>
          </table:table-cell>
          <table:table-cell office:value-type="float" office:value="1.6817200000000001" table:style-name="ce1">
            <text:p>1.68172</text:p>
          </table:table-cell>
          <table:table-cell office:value-type="float" office:value="1.62591" table:style-name="ce1">
            <text:p>1.62591</text:p>
          </table:table-cell>
          <table:table-cell office:value-type="float" office:value="1.61588" table:style-name="ce1">
            <text:p>1.61588</text:p>
          </table:table-cell>
          <table:table-cell office:value-type="float" office:value="1.6054200000000001" table:style-name="ce1">
            <text:p>1.60542</text:p>
          </table:table-cell>
          <table:table-cell office:value-type="float" office:value="-2.2899999999999999E-3" table:style-name="ce1">
            <text:p>-0.00229</text:p>
          </table:table-cell>
          <table:table-cell office:value-type="float" office:value="-7.5599999999999999E-3" table:style-name="ce1">
            <text:p>-0.00756</text:p>
          </table:table-cell>
          <table:table-cell office:value-type="float" office:value="-1.82E-3" table:style-name="ce1">
            <text:p>-0.00182</text:p>
          </table:table-cell>
          <table:table-cell table:style-name="ce1"/>
          <table:table-cell office:value-type="float" office:value="-4.8000000000000001E-4" table:style-name="ce1">
            <text:p>-0.00048</text:p>
          </table:table-cell>
          <table:table-cell office:value-type="float" office:value="-1.6199999999999999E-3" table:style-name="ce1">
            <text:p>-0.00162</text:p>
          </table:table-cell>
          <table:table-cell office:value-type="float" office:value="0.43081000000000003" table:style-name="ce1">
            <text:p>0.43081</text:p>
          </table:table-cell>
          <table:table-cell office:value-type="float" office:value="0.44484000000000001" table:style-name="ce1">
            <text:p>0.44484</text:p>
          </table:table-cell>
          <table:table-cell table:number-columns-repeated="2" table:style-name="ce1"/>
          <table:table-cell office:value-type="float" office:value="3.1399999999999999E-4" table:style-name="ce1">
            <text:p>0.000314</text:p>
          </table:table-cell>
          <table:table-cell table:style-name="ce1"/>
          <table:table-cell office:value-type="float" office:value="0.28016999999999997" table:style-name="ce1">
            <text:p>0.28017</text:p>
          </table:table-cell>
          <table:table-cell office:value-type="float" office:value="0.27742" table:style-name="ce1">
            <text:p>0.27742</text:p>
          </table:table-cell>
          <table:table-cell office:value-type="float" office:value="0.28145999999999999" table:style-name="ce1">
            <text:p>0.28146</text:p>
          </table:table-cell>
          <table:table-cell office:value-type="float" office:value="0.28079999999999999" table:style-name="ce1">
            <text:p>0.2808</text:p>
          </table:table-cell>
          <table:table-cell office:value-type="float" office:value="0.28114" table:style-name="ce1">
            <text:p>0.28114</text:p>
          </table:table-cell>
          <table:table-cell office:value-type="float" office:value="0.27483999999999997" table:style-name="ce1">
            <text:p>0.27484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4.4000000000000002E-4" table:style-name="ce1">
            <text:p>0.00044</text:p>
          </table:table-cell>
          <table:table-cell office:value-type="float" office:value="4.4999999999999999E-4" table:style-name="ce1">
            <text:p>0.00045</text:p>
          </table:table-cell>
          <table:table-cell office:value-type="float" office:value="4.8000000000000001E-4" table:style-name="ce1">
            <text:p>0.00048</text:p>
          </table:table-cell>
          <table:table-cell office:value-type="float" office:value="1.9903999999999999" table:style-name="ce1">
            <text:p>1.9904</text:p>
          </table:table-cell>
          <table:table-cell office:value-type="float" office:value="1.91889" table:style-name="ce1">
            <text:p>1.91889</text:p>
          </table:table-cell>
          <table:table-cell office:value-type="float" office:value="1.8992199999999999" table:style-name="ce1">
            <text:p>1.89922</text:p>
          </table:table-cell>
          <table:table-cell table:style-name="ce1"/>
          <table:table-cell office:value-type="float" office:value="1.9138599999999999" table:style-name="ce1">
            <text:p>1.91386</text:p>
          </table:table-cell>
          <table:table-cell office:value-type="float" office:value="1.91215" table:style-name="ce1">
            <text:p>1.91215</text:p>
          </table:table-cell>
          <table:table-cell office:value-type="float" office:value="0.14438000000000001" table:style-name="ce1">
            <text:p>0.14438</text:p>
          </table:table-cell>
          <table:table-cell office:value-type="float" office:value="7.3349999999999999E-2" table:style-name="ce1">
            <text:p>0.07335</text:p>
          </table:table-cell>
          <table:table-cell office:value-type="float" office:value="8.0060000000000006E-2" table:style-name="ce1">
            <text:p>0.08006</text:p>
          </table:table-cell>
          <table:table-cell office:value-type="float" office:value="6.3939999999999997E-2" table:style-name="ce1">
            <text:p>0.06394</text:p>
          </table:table-cell>
          <table:table-cell office:value-type="float" office:value="5.5611100000000002" table:style-name="ce1">
            <text:p>5.56111</text:p>
          </table:table-cell>
          <table:table-cell office:value-type="float" office:value="5.5578799999999999" table:style-name="ce1">
            <text:p>5.55788</text:p>
          </table:table-cell>
          <table:table-cell office:value-type="float" office:value="5.5676500000000004" table:style-name="ce1">
            <text:p>5.56765</text:p>
          </table:table-cell>
          <table:table-cell office:value-type="float" office:value="5.4207900000000002" table:style-name="ce1">
            <text:p>5.42079</text:p>
          </table:table-cell>
          <table:table-cell office:value-type="float" office:value="5.4763200000000003" table:style-name="ce1">
            <text:p>5.47632</text:p>
          </table:table-cell>
          <table:table-cell office:value-type="float" office:value="5.4749600000000003" table:style-name="ce1">
            <text:p>5.47496</text:p>
          </table:table-cell>
          <table:table-cell office:value-type="float" office:value="2.4719999999999999E-2" table:style-name="ce1">
            <text:p>0.02472</text:p>
          </table:table-cell>
          <table:table-cell office:value-type="float" office:value="2.4850000000000001E-2" table:style-name="ce1">
            <text:p>0.02485</text:p>
          </table:table-cell>
          <table:table-cell office:value-type="float" office:value="2.496E-2" table:style-name="ce1">
            <text:p>0.02496</text:p>
          </table:table-cell>
          <table:table-cell office:value-type="float" office:value="2.4809999999999999E-2" table:style-name="ce1">
            <text:p>0.02481</text:p>
          </table:table-cell>
          <table:table-cell table:number-columns-repeated="16317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2"/>
          <table:table-cell office:value-type="string" table:style-name="ce1">
            <text:p>TH_04</text:p>
          </table:table-cell>
          <table:table-cell office:value-type="float" office:value="2.2120000000000001E-2" table:style-name="ce1">
            <text:p>0.02212</text:p>
          </table:table-cell>
          <table:table-cell office:value-type="float" office:value="2.5860000000000001E-2" table:style-name="ce1">
            <text:p>0.02586</text:p>
          </table:table-cell>
          <table:table-cell office:value-type="float" office:value="7.5599999999999999E-3" table:style-name="ce1">
            <text:p>0.00756</text:p>
          </table:table-cell>
          <table:table-cell office:value-type="float" office:value="7.8100000000000001E-3" table:style-name="ce1">
            <text:p>0.00781</text:p>
          </table:table-cell>
          <table:table-cell office:value-type="float" office:value="7.5900000000000004E-3" table:style-name="ce1">
            <text:p>0.00759</text:p>
          </table:table-cell>
          <table:table-cell office:value-type="float" office:value="7.5799999999999999E-3" table:style-name="ce1">
            <text:p>0.00758</text:p>
          </table:table-cell>
          <table:table-cell office:value-type="float" office:value="6.8100000000000001E-3" table:style-name="ce1">
            <text:p>0.00681</text:p>
          </table:table-cell>
          <table:table-cell office:value-type="float" office:value="7.9500000000000005E-3" table:style-name="ce1">
            <text:p>0.00795</text:p>
          </table:table-cell>
          <table:table-cell office:value-type="float" office:value="7.5199999999999998E-3" table:style-name="ce1">
            <text:p>0.00752</text:p>
          </table:table-cell>
          <table:table-cell office:value-type="float" office:value="7.6499999999999997E-3" table:style-name="ce1">
            <text:p>0.00765</text:p>
          </table:table-cell>
          <table:table-cell office:value-type="float" office:value="1.56775" table:style-name="ce1">
            <text:p>1.56775</text:p>
          </table:table-cell>
          <table:table-cell office:value-type="float" office:value="1.57362" table:style-name="ce1">
            <text:p>1.57362</text:p>
          </table:table-cell>
          <table:table-cell office:value-type="float" office:value="1.5561100000000001" table:style-name="ce1">
            <text:p>1.55611</text:p>
          </table:table-cell>
          <table:table-cell table:style-name="ce1"/>
          <table:table-cell office:value-type="float" office:value="1.51298" table:style-name="ce1">
            <text:p>1.51298</text:p>
          </table:table-cell>
          <table:table-cell office:value-type="float" office:value="1.54634" table:style-name="ce1">
            <text:p>1.54634</text:p>
          </table:table-cell>
          <table:table-cell office:value-type="float" office:value="1.5951599999999999" table:style-name="ce1">
            <text:p>1.59516</text:p>
          </table:table-cell>
          <table:table-cell office:value-type="float" office:value="1.5868899999999999" table:style-name="ce1">
            <text:p>1.58689</text:p>
          </table:table-cell>
          <table:table-cell office:value-type="float" office:value="1.58778" table:style-name="ce1">
            <text:p>1.58778</text:p>
          </table:table-cell>
          <table:table-cell office:value-type="float" office:value="1.52555" table:style-name="ce1">
            <text:p>1.52555</text:p>
          </table:table-cell>
          <table:table-cell office:value-type="float" office:value="1.52196" table:style-name="ce1">
            <text:p>1.52196</text:p>
          </table:table-cell>
          <table:table-cell office:value-type="float" office:value="1.5073399999999999" table:style-name="ce1">
            <text:p>1.50734</text:p>
          </table:table-cell>
          <table:table-cell office:value-type="float" office:value="6.5399999999999998E-3" table:style-name="ce1">
            <text:p>0.00654</text:p>
          </table:table-cell>
          <table:table-cell office:value-type="float" office:value="4.1099999999999999E-3" table:style-name="ce1">
            <text:p>0.00411</text:p>
          </table:table-cell>
          <table:table-cell office:value-type="float" office:value="7.9699999999999997E-3" table:style-name="ce1">
            <text:p>0.00797</text:p>
          </table:table-cell>
          <table:table-cell table:style-name="ce1"/>
          <table:table-cell office:value-type="float" office:value="9.6900000000000007E-3" table:style-name="ce1">
            <text:p>0.00969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0.67586000000000002" table:style-name="ce1">
            <text:p>0.67586</text:p>
          </table:table-cell>
          <table:table-cell office:value-type="float" office:value="0.67793000000000003" table:style-name="ce1">
            <text:p>0.67793</text:p>
          </table:table-cell>
          <table:table-cell table:number-columns-repeated="2" table:style-name="ce1"/>
          <table:table-cell office:value-type="float" office:value="3.4099999999999999E-4" table:style-name="ce1">
            <text:p>0.000341</text:p>
          </table:table-cell>
          <table:table-cell table:style-name="ce1"/>
          <table:table-cell office:value-type="float" office:value="0.28617999999999999" table:style-name="ce1">
            <text:p>0.28618</text:p>
          </table:table-cell>
          <table:table-cell office:value-type="float" office:value="0.2838" table:style-name="ce1">
            <text:p>0.2838</text:p>
          </table:table-cell>
          <table:table-cell office:value-type="float" office:value="0.28778999999999999" table:style-name="ce1">
            <text:p>0.28779</text:p>
          </table:table-cell>
          <table:table-cell office:value-type="float" office:value="0.28731000000000001" table:style-name="ce1">
            <text:p>0.28731</text:p>
          </table:table-cell>
          <table:table-cell office:value-type="float" office:value="0.28677999999999998" table:style-name="ce1">
            <text:p>0.28678</text:p>
          </table:table-cell>
          <table:table-cell office:value-type="float" office:value="0.28231000000000001" table:style-name="ce1">
            <text:p>0.28231</text:p>
          </table:table-cell>
          <table:table-cell office:value-type="float" office:value="3.47E-3" table:style-name="ce1">
            <text:p>0.00347</text:p>
          </table:table-cell>
          <table:table-cell office:value-type="float" office:value="3.3500000000000001E-3" table:style-name="ce1">
            <text:p>0.00335</text:p>
          </table:table-cell>
          <table:table-cell office:value-type="float" office:value="3.6900000000000001E-3" table:style-name="ce1">
            <text:p>0.00369</text:p>
          </table:table-cell>
          <table:table-cell office:value-type="float" office:value="3.3500000000000001E-3" table:style-name="ce1">
            <text:p>0.00335</text:p>
          </table:table-cell>
          <table:table-cell office:value-type="float" office:value="2.8808699999999998" table:style-name="ce1">
            <text:p>2.88087</text:p>
          </table:table-cell>
          <table:table-cell office:value-type="float" office:value="2.9301699999999999" table:style-name="ce1">
            <text:p>2.93017</text:p>
          </table:table-cell>
          <table:table-cell office:value-type="float" office:value="2.88978" table:style-name="ce1">
            <text:p>2.88978</text:p>
          </table:table-cell>
          <table:table-cell table:style-name="ce1"/>
          <table:table-cell office:value-type="float" office:value="2.8908999999999998" table:style-name="ce1">
            <text:p>2.8909</text:p>
          </table:table-cell>
          <table:table-cell office:value-type="float" office:value="2.8977300000000001" table:style-name="ce1">
            <text:p>2.89773</text:p>
          </table:table-cell>
          <table:table-cell office:value-type="float" office:value="0.18190000000000001" table:style-name="ce1">
            <text:p>0.1819</text:p>
          </table:table-cell>
          <table:table-cell office:value-type="float" office:value="9.4619999999999996E-2" table:style-name="ce1">
            <text:p>0.09462</text:p>
          </table:table-cell>
          <table:table-cell office:value-type="float" office:value="5.432E-2" table:style-name="ce1">
            <text:p>0.05432</text:p>
          </table:table-cell>
          <table:table-cell office:value-type="float" office:value="8.7889999999999996E-2" table:style-name="ce1">
            <text:p>0.08789</text:p>
          </table:table-cell>
          <table:table-cell office:value-type="float" office:value="5.6632300000000004" table:style-name="ce1">
            <text:p>5.66323</text:p>
          </table:table-cell>
          <table:table-cell office:value-type="float" office:value="5.66953" table:style-name="ce1">
            <text:p>5.66953</text:p>
          </table:table-cell>
          <table:table-cell office:value-type="float" office:value="5.6713500000000003" table:style-name="ce1">
            <text:p>5.67135</text:p>
          </table:table-cell>
          <table:table-cell office:value-type="float" office:value="5.5179499999999999" table:style-name="ce1">
            <text:p>5.51795</text:p>
          </table:table-cell>
          <table:table-cell office:value-type="float" office:value="5.5836899999999998" table:style-name="ce1">
            <text:p>5.58369</text:p>
          </table:table-cell>
          <table:table-cell office:value-type="float" office:value="5.5722699999999996" table:style-name="ce1">
            <text:p>5.57227</text:p>
          </table:table-cell>
          <table:table-cell office:value-type="float" office:value="2.2440000000000002E-2" table:style-name="ce1">
            <text:p>0.02244</text:p>
          </table:table-cell>
          <table:table-cell office:value-type="float" office:value="2.256E-2" table:style-name="ce1">
            <text:p>0.02256</text:p>
          </table:table-cell>
          <table:table-cell office:value-type="float" office:value="2.2689999999999998E-2" table:style-name="ce1">
            <text:p>0.02269</text:p>
          </table:table-cell>
          <table:table-cell office:value-type="float" office:value="2.257E-2" table:style-name="ce1">
            <text:p>0.02257</text:p>
          </table:table-cell>
          <table:table-cell table:number-columns-repeated="16317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2"/>
          <table:table-cell office:value-type="string" table:style-name="ce1">
            <text:p>TH_05</text:p>
          </table:table-cell>
          <table:table-cell office:value-type="float" office:value="1.044E-2" table:style-name="ce1">
            <text:p>0.01044</text:p>
          </table:table-cell>
          <table:table-cell office:value-type="float" office:value="1.3339999999999999E-2" table:style-name="ce1">
            <text:p>0.01334</text:p>
          </table:table-cell>
          <table:table-cell office:value-type="float" office:value="6.5700000000000003E-3" table:style-name="ce1">
            <text:p>0.00657</text:p>
          </table:table-cell>
          <table:table-cell office:value-type="float" office:value="6.6800000000000002E-3" table:style-name="ce1">
            <text:p>0.00668</text:p>
          </table:table-cell>
          <table:table-cell office:value-type="float" office:value="6.6100000000000004E-3" table:style-name="ce1">
            <text:p>0.00661</text:p>
          </table:table-cell>
          <table:table-cell office:value-type="float" office:value="6.6E-3" table:style-name="ce1">
            <text:p>0.0066</text:p>
          </table:table-cell>
          <table:table-cell office:value-type="float" office:value="7.5100000000000002E-3" table:style-name="ce1">
            <text:p>0.00751</text:p>
          </table:table-cell>
          <table:table-cell office:value-type="float" office:value="7.5900000000000004E-3" table:style-name="ce1">
            <text:p>0.00759</text:p>
          </table:table-cell>
          <table:table-cell office:value-type="float" office:value="6.62E-3" table:style-name="ce1">
            <text:p>0.00662</text:p>
          </table:table-cell>
          <table:table-cell office:value-type="float" office:value="6.5700000000000003E-3" table:style-name="ce1">
            <text:p>0.00657</text:p>
          </table:table-cell>
          <table:table-cell office:value-type="float" office:value="1.3542799999999999" table:style-name="ce1">
            <text:p>1.35428</text:p>
          </table:table-cell>
          <table:table-cell office:value-type="float" office:value="1.36263" table:style-name="ce1">
            <text:p>1.36263</text:p>
          </table:table-cell>
          <table:table-cell office:value-type="float" office:value="1.3440300000000001" table:style-name="ce1">
            <text:p>1.34403</text:p>
          </table:table-cell>
          <table:table-cell table:style-name="ce1"/>
          <table:table-cell office:value-type="float" office:value="1.31104" table:style-name="ce1">
            <text:p>1.31104</text:p>
          </table:table-cell>
          <table:table-cell office:value-type="float" office:value="1.3374699999999999" table:style-name="ce1">
            <text:p>1.33747</text:p>
          </table:table-cell>
          <table:table-cell office:value-type="float" office:value="1.3711899999999999" table:style-name="ce1">
            <text:p>1.37119</text:p>
          </table:table-cell>
          <table:table-cell office:value-type="float" office:value="1.38378" table:style-name="ce1">
            <text:p>1.38378</text:p>
          </table:table-cell>
          <table:table-cell office:value-type="float" office:value="1.3820300000000001" table:style-name="ce1">
            <text:p>1.38203</text:p>
          </table:table-cell>
          <table:table-cell office:value-type="float" office:value="1.32209" table:style-name="ce1">
            <text:p>1.32209</text:p>
          </table:table-cell>
          <table:table-cell office:value-type="float" office:value="1.30637" table:style-name="ce1">
            <text:p>1.30637</text:p>
          </table:table-cell>
          <table:table-cell office:value-type="float" office:value="1.3068599999999999" table:style-name="ce1">
            <text:p>1.30686</text:p>
          </table:table-cell>
          <table:table-cell office:value-type="float" office:value="2.64E-3" table:style-name="ce1">
            <text:p>0.00264</text:p>
          </table:table-cell>
          <table:table-cell office:value-type="float" office:value="-5.1999999999999995E-4" table:style-name="ce1">
            <text:p>-0.00052</text:p>
          </table:table-cell>
          <table:table-cell office:value-type="float" office:value="3.5100000000000001E-3" table:style-name="ce1">
            <text:p>0.00351</text:p>
          </table:table-cell>
          <table:table-cell table:style-name="ce1"/>
          <table:table-cell office:value-type="float" office:value="5.0600000000000003E-3" table:style-name="ce1">
            <text:p>0.00506</text:p>
          </table:table-cell>
          <table:table-cell office:value-type="float" office:value="3.29E-3" table:style-name="ce1">
            <text:p>0.00329</text:p>
          </table:table-cell>
          <table:table-cell office:value-type="float" office:value="0.53354000000000001" table:style-name="ce1">
            <text:p>0.53354</text:p>
          </table:table-cell>
          <table:table-cell office:value-type="float" office:value="0.54120000000000001" table:style-name="ce1">
            <text:p>0.5412</text:p>
          </table:table-cell>
          <table:table-cell table:number-columns-repeated="2" table:style-name="ce1"/>
          <table:table-cell office:value-type="float" office:value="2.9999999999999997E-4" table:style-name="ce1">
            <text:p>0.0003</text:p>
          </table:table-cell>
          <table:table-cell table:style-name="ce1"/>
          <table:table-cell office:value-type="float" office:value="0.23871999999999999" table:style-name="ce1">
            <text:p>0.23872</text:p>
          </table:table-cell>
          <table:table-cell office:value-type="float" office:value="0.23665" table:style-name="ce1">
            <text:p>0.23665</text:p>
          </table:table-cell>
          <table:table-cell office:value-type="float" office:value="0.23941999999999999" table:style-name="ce1">
            <text:p>0.23942</text:p>
          </table:table-cell>
          <table:table-cell office:value-type="float" office:value="0.23962" table:style-name="ce1">
            <text:p>0.23962</text:p>
          </table:table-cell>
          <table:table-cell office:value-type="float" office:value="0.23977999999999999" table:style-name="ce1">
            <text:p>0.23978</text:p>
          </table:table-cell>
          <table:table-cell office:value-type="float" office:value="0.23522000000000001" table:style-name="ce1">
            <text:p>0.23522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2.32E-3" table:style-name="ce1">
            <text:p>0.00232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2.48E-3" table:style-name="ce1">
            <text:p>0.00248</text:p>
          </table:table-cell>
          <table:table-cell office:value-type="float" office:value="2.0031400000000001" table:style-name="ce1">
            <text:p>2.00314</text:p>
          </table:table-cell>
          <table:table-cell office:value-type="float" office:value="1.99966" table:style-name="ce1">
            <text:p>1.99966</text:p>
          </table:table-cell>
          <table:table-cell office:value-type="float" office:value="1.9743999999999999" table:style-name="ce1">
            <text:p>1.9744</text:p>
          </table:table-cell>
          <table:table-cell table:style-name="ce1"/>
          <table:table-cell office:value-type="float" office:value="1.98753" table:style-name="ce1">
            <text:p>1.98753</text:p>
          </table:table-cell>
          <table:table-cell office:value-type="float" office:value="1.9876100000000001" table:style-name="ce1">
            <text:p>1.98761</text:p>
          </table:table-cell>
          <table:table-cell office:value-type="float" office:value="9.1050000000000006E-2" table:style-name="ce1">
            <text:p>0.09105</text:p>
          </table:table-cell>
          <table:table-cell office:value-type="float" office:value="6.6909999999999997E-2" table:style-name="ce1">
            <text:p>0.06691</text:p>
          </table:table-cell>
          <table:table-cell office:value-type="float" office:value="4.9570000000000003E-2" table:style-name="ce1">
            <text:p>0.04957</text:p>
          </table:table-cell>
          <table:table-cell office:value-type="float" office:value="4.1480000000000003E-2" table:style-name="ce1">
            <text:p>0.04148</text:p>
          </table:table-cell>
          <table:table-cell office:value-type="float" office:value="5.6976000000000004" table:style-name="ce1">
            <text:p>5.6976</text:p>
          </table:table-cell>
          <table:table-cell office:value-type="float" office:value="5.6976300000000002" table:style-name="ce1">
            <text:p>5.69763</text:p>
          </table:table-cell>
          <table:table-cell office:value-type="float" office:value="5.7121599999999999" table:style-name="ce1">
            <text:p>5.71216</text:p>
          </table:table-cell>
          <table:table-cell office:value-type="float" office:value="5.5370100000000004" table:style-name="ce1">
            <text:p>5.53701</text:p>
          </table:table-cell>
          <table:table-cell office:value-type="float" office:value="5.60215" table:style-name="ce1">
            <text:p>5.60215</text:p>
          </table:table-cell>
          <table:table-cell office:value-type="float" office:value="5.6274100000000002" table:style-name="ce1">
            <text:p>5.62741</text:p>
          </table:table-cell>
          <table:table-cell office:value-type="float" office:value="1.9210000000000001E-2" table:style-name="ce1">
            <text:p>0.01921</text:p>
          </table:table-cell>
          <table:table-cell office:value-type="float" office:value="1.9300000000000001E-2" table:style-name="ce1">
            <text:p>0.0193</text:p>
          </table:table-cell>
          <table:table-cell office:value-type="float" office:value="1.9449999999999999E-2" table:style-name="ce1">
            <text:p>0.01945</text:p>
          </table:table-cell>
          <table:table-cell office:value-type="float" office:value="1.932E-2" table:style-name="ce1">
            <text:p>0.01932</text:p>
          </table:table-cell>
          <table:table-cell table:number-columns-repeated="16317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2"/>
          <table:table-cell office:value-type="string" table:style-name="ce1">
            <text:p>TH_06</text:p>
          </table:table-cell>
          <table:table-cell office:value-type="float" office:value="1.486E-2" table:style-name="ce1">
            <text:p>0.01486</text:p>
          </table:table-cell>
          <table:table-cell office:value-type="float" office:value="1.652E-2" table:style-name="ce1">
            <text:p>0.01652</text:p>
          </table:table-cell>
          <table:table-cell office:value-type="float" office:value="6.7400000000000003E-3" table:style-name="ce1">
            <text:p>0.00674</text:p>
          </table:table-cell>
          <table:table-cell office:value-type="float" office:value="7.1799999999999998E-3" table:style-name="ce1">
            <text:p>0.00718</text:p>
          </table:table-cell>
          <table:table-cell office:value-type="float" office:value="6.9800000000000001E-3" table:style-name="ce1">
            <text:p>0.00698</text:p>
          </table:table-cell>
          <table:table-cell office:value-type="float" office:value="6.9699999999999996E-3" table:style-name="ce1">
            <text:p>0.00697</text:p>
          </table:table-cell>
          <table:table-cell office:value-type="float" office:value="6.4999999999999997E-3" table:style-name="ce1">
            <text:p>0.0065</text:p>
          </table:table-cell>
          <table:table-cell office:value-type="float" office:value="7.6099999999999996E-3" table:style-name="ce1">
            <text:p>0.00761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6.8599999999999998E-3" table:style-name="ce1">
            <text:p>0.00686</text:p>
          </table:table-cell>
          <table:table-cell office:value-type="float" office:value="1.35046" table:style-name="ce1">
            <text:p>1.35046</text:p>
          </table:table-cell>
          <table:table-cell office:value-type="float" office:value="1.3596299999999999" table:style-name="ce1">
            <text:p>1.35963</text:p>
          </table:table-cell>
          <table:table-cell office:value-type="float" office:value="1.3414699999999999" table:style-name="ce1">
            <text:p>1.34147</text:p>
          </table:table-cell>
          <table:table-cell table:style-name="ce1"/>
          <table:table-cell office:value-type="float" office:value="1.31246" table:style-name="ce1">
            <text:p>1.31246</text:p>
          </table:table-cell>
          <table:table-cell office:value-type="float" office:value="1.32653" table:style-name="ce1">
            <text:p>1.32653</text:p>
          </table:table-cell>
          <table:table-cell office:value-type="float" office:value="1.3920399999999999" table:style-name="ce1">
            <text:p>1.39204</text:p>
          </table:table-cell>
          <table:table-cell office:value-type="float" office:value="1.38062" table:style-name="ce1">
            <text:p>1.38062</text:p>
          </table:table-cell>
          <table:table-cell office:value-type="float" office:value="1.37273" table:style-name="ce1">
            <text:p>1.37273</text:p>
          </table:table-cell>
          <table:table-cell office:value-type="float" office:value="1.3085199999999999" table:style-name="ce1">
            <text:p>1.30852</text:p>
          </table:table-cell>
          <table:table-cell office:value-type="float" office:value="1.31593" table:style-name="ce1">
            <text:p>1.31593</text:p>
          </table:table-cell>
          <table:table-cell office:value-type="float" office:value="1.2994300000000001" table:style-name="ce1">
            <text:p>1.29943</text:p>
          </table:table-cell>
          <table:table-cell office:value-type="float" office:value="5.8900000000000003E-3" table:style-name="ce1">
            <text:p>0.00589</text:p>
          </table:table-cell>
          <table:table-cell office:value-type="float" office:value="2.33E-3" table:style-name="ce1">
            <text:p>0.00233</text:p>
          </table:table-cell>
          <table:table-cell office:value-type="float" office:value="6.9899999999999997E-3" table:style-name="ce1">
            <text:p>0.00699</text:p>
          </table:table-cell>
          <table:table-cell table:style-name="ce1"/>
          <table:table-cell office:value-type="float" office:value="7.79E-3" table:style-name="ce1">
            <text:p>0.00779</text:p>
          </table:table-cell>
          <table:table-cell office:value-type="float" office:value="6.9499999999999996E-3" table:style-name="ce1">
            <text:p>0.00695</text:p>
          </table:table-cell>
          <table:table-cell office:value-type="float" office:value="0.41249000000000002" table:style-name="ce1">
            <text:p>0.41249</text:p>
          </table:table-cell>
          <table:table-cell office:value-type="float" office:value="0.42915999999999999" table:style-name="ce1">
            <text:p>0.42916</text:p>
          </table:table-cell>
          <table:table-cell table:number-columns-repeated="2" table:style-name="ce1"/>
          <table:table-cell office:value-type="float" office:value="3.0299999999999999E-4" table:style-name="ce1">
            <text:p>0.000303</text:p>
          </table:table-cell>
          <table:table-cell table:style-name="ce1"/>
          <table:table-cell office:value-type="float" office:value="0.23779" table:style-name="ce1">
            <text:p>0.23779</text:p>
          </table:table-cell>
          <table:table-cell office:value-type="float" office:value="0.23615" table:style-name="ce1">
            <text:p>0.23615</text:p>
          </table:table-cell>
          <table:table-cell office:value-type="float" office:value="0.23849000000000001" table:style-name="ce1">
            <text:p>0.23849</text:p>
          </table:table-cell>
          <table:table-cell office:value-type="float" office:value="0.23852999999999999" table:style-name="ce1">
            <text:p>0.23853</text:p>
          </table:table-cell>
          <table:table-cell office:value-type="float" office:value="0.23798" table:style-name="ce1">
            <text:p>0.23798</text:p>
          </table:table-cell>
          <table:table-cell office:value-type="float" office:value="0.23404" table:style-name="ce1">
            <text:p>0.23404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3E-3" table:style-name="ce1">
            <text:p>0.0023</text:p>
          </table:table-cell>
          <table:table-cell office:value-type="float" office:value="2.2100000000000002E-3" table:style-name="ce1">
            <text:p>0.00221</text:p>
          </table:table-cell>
          <table:table-cell office:value-type="float" office:value="1.92388" table:style-name="ce1">
            <text:p>1.92388</text:p>
          </table:table-cell>
          <table:table-cell office:value-type="float" office:value="1.82707" table:style-name="ce1">
            <text:p>1.82707</text:p>
          </table:table-cell>
          <table:table-cell office:value-type="float" office:value="1.8081199999999999" table:style-name="ce1">
            <text:p>1.80812</text:p>
          </table:table-cell>
          <table:table-cell table:style-name="ce1"/>
          <table:table-cell office:value-type="float" office:value="1.8111900000000001" table:style-name="ce1">
            <text:p>1.81119</text:p>
          </table:table-cell>
          <table:table-cell office:value-type="float" office:value="1.80758" table:style-name="ce1">
            <text:p>1.80758</text:p>
          </table:table-cell>
          <table:table-cell office:value-type="float" office:value="9.9129999999999996E-2" table:style-name="ce1">
            <text:p>0.09913</text:p>
          </table:table-cell>
          <table:table-cell office:value-type="float" office:value="7.8189999999999996E-2" table:style-name="ce1">
            <text:p>0.07819</text:p>
          </table:table-cell>
          <table:table-cell office:value-type="float" office:value="0.10133" table:style-name="ce1">
            <text:p>0.10133</text:p>
          </table:table-cell>
          <table:table-cell office:value-type="float" office:value="7.7329999999999996E-2" table:style-name="ce1">
            <text:p>0.07733</text:p>
          </table:table-cell>
          <table:table-cell office:value-type="float" office:value="5.6943099999999998" table:style-name="ce1">
            <text:p>5.69431</text:p>
          </table:table-cell>
          <table:table-cell office:value-type="float" office:value="5.7049799999999999" table:style-name="ce1">
            <text:p>5.70498</text:p>
          </table:table-cell>
          <table:table-cell office:value-type="float" office:value="5.7006699999999997" table:style-name="ce1">
            <text:p>5.70067</text:p>
          </table:table-cell>
          <table:table-cell office:value-type="float" office:value="5.5089300000000003" table:style-name="ce1">
            <text:p>5.50893</text:p>
          </table:table-cell>
          <table:table-cell office:value-type="float" office:value="5.6175300000000004" table:style-name="ce1">
            <text:p>5.61753</text:p>
          </table:table-cell>
          <table:table-cell office:value-type="float" office:value="5.6070700000000002" table:style-name="ce1">
            <text:p>5.60707</text:p>
          </table:table-cell>
          <table:table-cell office:value-type="float" office:value="1.9189999999999999E-2" table:style-name="ce1">
            <text:p>0.01919</text:p>
          </table:table-cell>
          <table:table-cell office:value-type="float" office:value="1.932E-2" table:style-name="ce1">
            <text:p>0.01932</text:p>
          </table:table-cell>
          <table:table-cell office:value-type="float" office:value="1.932E-2" table:style-name="ce1">
            <text:p>0.01932</text:p>
          </table:table-cell>
          <table:table-cell office:value-type="float" office:value="1.9259999999999999E-2" table:style-name="ce1">
            <text:p>0.01926</text:p>
          </table:table-cell>
          <table:table-cell table:number-columns-repeated="16317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2"/>
          <table:table-cell office:value-type="string" table:style-name="ce1">
            <text:p>TH_07</text:p>
          </table:table-cell>
          <table:table-cell office:value-type="float" office:value="6.13E-3" table:style-name="ce1">
            <text:p>0.00613</text:p>
          </table:table-cell>
          <table:table-cell office:value-type="float" office:value="8.5900000000000004E-3" table:style-name="ce1">
            <text:p>0.00859</text:p>
          </table:table-cell>
          <table:table-cell office:value-type="float" office:value="6.1399999999999996E-3" table:style-name="ce1">
            <text:p>0.00614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6.6800000000000002E-3" table:style-name="ce1">
            <text:p>0.00668</text:p>
          </table:table-cell>
          <table:table-cell office:value-type="float" office:value="5.9199999999999999E-3" table:style-name="ce1">
            <text:p>0.00592</text:p>
          </table:table-cell>
          <table:table-cell office:value-type="float" office:value="5.8900000000000003E-3" table:style-name="ce1">
            <text:p>0.00589</text:p>
          </table:table-cell>
          <table:table-cell office:value-type="float" office:value="1.2490600000000001" table:style-name="ce1">
            <text:p>1.24906</text:p>
          </table:table-cell>
          <table:table-cell office:value-type="float" office:value="1.2511000000000001" table:style-name="ce1">
            <text:p>1.2511</text:p>
          </table:table-cell>
          <table:table-cell office:value-type="float" office:value="1.2311700000000001" table:style-name="ce1">
            <text:p>1.23117</text:p>
          </table:table-cell>
          <table:table-cell table:style-name="ce1"/>
          <table:table-cell office:value-type="float" office:value="1.2054400000000001" table:style-name="ce1">
            <text:p>1.20544</text:p>
          </table:table-cell>
          <table:table-cell office:value-type="float" office:value="1.22235" table:style-name="ce1">
            <text:p>1.22235</text:p>
          </table:table-cell>
          <table:table-cell office:value-type="float" office:value="1.2758799999999999" table:style-name="ce1">
            <text:p>1.27588</text:p>
          </table:table-cell>
          <table:table-cell office:value-type="float" office:value="1.2682899999999999" table:style-name="ce1">
            <text:p>1.26829</text:p>
          </table:table-cell>
          <table:table-cell office:value-type="float" office:value="1.26491" table:style-name="ce1">
            <text:p>1.26491</text:p>
          </table:table-cell>
          <table:table-cell office:value-type="float" office:value="1.2132400000000001" table:style-name="ce1">
            <text:p>1.21324</text:p>
          </table:table-cell>
          <table:table-cell office:value-type="float" office:value="1.2175499999999999" table:style-name="ce1">
            <text:p>1.21755</text:p>
          </table:table-cell>
          <table:table-cell office:value-type="float" office:value="1.1985399999999999" table:style-name="ce1">
            <text:p>1.19854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-3.98E-3" table:style-name="ce1">
            <text:p>-0.00398</text:p>
          </table:table-cell>
          <table:table-cell office:value-type="float" office:value="1.2199999999999999E-3" table:style-name="ce1">
            <text:p>0.00122</text:p>
          </table:table-cell>
          <table:table-cell table:style-name="ce1"/>
          <table:table-cell office:value-type="float" office:value="3.5000000000000001E-3" table:style-name="ce1">
            <text:p>0.0035</text:p>
          </table:table-cell>
          <table:table-cell office:value-type="float" office:value="3.1E-4" table:style-name="ce1">
            <text:p>0.00031</text:p>
          </table:table-cell>
          <table:table-cell office:value-type="float" office:value="0.35213" table:style-name="ce1">
            <text:p>0.35213</text:p>
          </table:table-cell>
          <table:table-cell office:value-type="float" office:value="0.36698999999999998" table:style-name="ce1">
            <text:p>0.36699</text:p>
          </table:table-cell>
          <table:table-cell table:number-columns-repeated="2" table:style-name="ce1"/>
          <table:table-cell office:value-type="float" office:value="2.7900000000000001E-4" table:style-name="ce1">
            <text:p>0.000279</text:p>
          </table:table-cell>
          <table:table-cell table:style-name="ce1"/>
          <table:table-cell office:value-type="float" office:value="0.21493999999999999" table:style-name="ce1">
            <text:p>0.21494</text:p>
          </table:table-cell>
          <table:table-cell office:value-type="float" office:value="0.21304999999999999" table:style-name="ce1">
            <text:p>0.21305</text:p>
          </table:table-cell>
          <table:table-cell office:value-type="float" office:value="0.21603" table:style-name="ce1">
            <text:p>0.21603</text:p>
          </table:table-cell>
          <table:table-cell office:value-type="float" office:value="0.21495" table:style-name="ce1">
            <text:p>0.21495</text:p>
          </table:table-cell>
          <table:table-cell office:value-type="float" office:value="0.21498999999999999" table:style-name="ce1">
            <text:p>0.21499</text:p>
          </table:table-cell>
          <table:table-cell office:value-type="float" office:value="0.21071999999999999" table:style-name="ce1">
            <text:p>0.21072</text:p>
          </table:table-cell>
          <table:table-cell office:value-type="float" office:value="1.16E-3" table:style-name="ce1">
            <text:p>0.00116</text:p>
          </table:table-cell>
          <table:table-cell office:value-type="float" office:value="1.14E-3" table:style-name="ce1">
            <text:p>0.00114</text:p>
          </table:table-cell>
          <table:table-cell office:value-type="float" office:value="1.0399999999999999E-3" table:style-name="ce1">
            <text:p>0.00104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1.81403" table:style-name="ce1">
            <text:p>1.81403</text:p>
          </table:table-cell>
          <table:table-cell office:value-type="float" office:value="1.75298" table:style-name="ce1">
            <text:p>1.75298</text:p>
          </table:table-cell>
          <table:table-cell office:value-type="float" office:value="1.7352799999999999" table:style-name="ce1">
            <text:p>1.73528</text:p>
          </table:table-cell>
          <table:table-cell table:style-name="ce1"/>
          <table:table-cell office:value-type="float" office:value="1.73231" table:style-name="ce1">
            <text:p>1.73231</text:p>
          </table:table-cell>
          <table:table-cell office:value-type="float" office:value="1.73838" table:style-name="ce1">
            <text:p>1.73838</text:p>
          </table:table-cell>
          <table:table-cell office:value-type="float" office:value="0.10818" table:style-name="ce1">
            <text:p>0.10818</text:p>
          </table:table-cell>
          <table:table-cell office:value-type="float" office:value="7.571E-2" table:style-name="ce1">
            <text:p>0.07571</text:p>
          </table:table-cell>
          <table:table-cell office:value-type="float" office:value="5.6370000000000003E-2" table:style-name="ce1">
            <text:p>0.05637</text:p>
          </table:table-cell>
          <table:table-cell office:value-type="float" office:value="5.108E-2" table:style-name="ce1">
            <text:p>0.05108</text:p>
          </table:table-cell>
          <table:table-cell office:value-type="float" office:value="5.6999000000000004" table:style-name="ce1">
            <text:p>5.6999</text:p>
          </table:table-cell>
          <table:table-cell office:value-type="float" office:value="5.7186500000000002" table:style-name="ce1">
            <text:p>5.71865</text:p>
          </table:table-cell>
          <table:table-cell office:value-type="float" office:value="5.7263799999999998" table:style-name="ce1">
            <text:p>5.72638</text:p>
          </table:table-cell>
          <table:table-cell office:value-type="float" office:value="5.6052200000000001" table:style-name="ce1">
            <text:p>5.60522</text:p>
          </table:table-cell>
          <table:table-cell office:value-type="float" office:value="5.6044499999999999" table:style-name="ce1">
            <text:p>5.60445</text:p>
          </table:table-cell>
          <table:table-cell office:value-type="float" office:value="5.6082200000000002" table:style-name="ce1">
            <text:p>5.60822</text:p>
          </table:table-cell>
          <table:table-cell office:value-type="float" office:value="1.804E-2" table:style-name="ce1">
            <text:p>0.01804</text:p>
          </table:table-cell>
          <table:table-cell office:value-type="float" office:value="1.8149999999999999E-2" table:style-name="ce1">
            <text:p>0.01815</text:p>
          </table:table-cell>
          <table:table-cell office:value-type="float" office:value="1.8180000000000002E-2" table:style-name="ce1">
            <text:p>0.01818</text:p>
          </table:table-cell>
          <table:table-cell office:value-type="float" office:value="1.804E-2" table:style-name="ce1">
            <text:p>0.01804</text:p>
          </table:table-cell>
          <table:table-cell table:number-columns-repeated="16317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2"/>
          <table:table-cell office:value-type="string" table:style-name="ce1">
            <text:p>TH_08</text:p>
          </table:table-cell>
          <table:table-cell office:value-type="float" office:value="2.5520000000000001E-2" table:style-name="ce1">
            <text:p>0.02552</text:p>
          </table:table-cell>
          <table:table-cell office:value-type="float" office:value="2.5479999999999999E-2" table:style-name="ce1">
            <text:p>0.02548</text:p>
          </table:table-cell>
          <table:table-cell office:value-type="float" office:value="6.2300000000000003E-3" table:style-name="ce1">
            <text:p>0.00623</text:p>
          </table:table-cell>
          <table:table-cell office:value-type="float" office:value="6.4099999999999999E-3" table:style-name="ce1">
            <text:p>0.00641</text:p>
          </table:table-cell>
          <table:table-cell office:value-type="float" office:value="6.28E-3" table:style-name="ce1">
            <text:p>0.00628</text:p>
          </table:table-cell>
          <table:table-cell office:value-type="float" office:value="6.28E-3" table:style-name="ce1">
            <text:p>0.00628</text:p>
          </table:table-cell>
          <table:table-cell office:value-type="float" office:value="6.45E-3" table:style-name="ce1">
            <text:p>0.00645</text:p>
          </table:table-cell>
          <table:table-cell office:value-type="float" office:value="6.8300000000000001E-3" table:style-name="ce1">
            <text:p>0.00683</text:p>
          </table:table-cell>
          <table:table-cell office:value-type="float" office:value="6.1900000000000002E-3" table:style-name="ce1">
            <text:p>0.00619</text:p>
          </table:table-cell>
          <table:table-cell office:value-type="float" office:value="6.2700000000000004E-3" table:style-name="ce1">
            <text:p>0.00627</text:p>
          </table:table-cell>
          <table:table-cell office:value-type="float" office:value="1.21685" table:style-name="ce1">
            <text:p>1.21685</text:p>
          </table:table-cell>
          <table:table-cell office:value-type="float" office:value="1.22784" table:style-name="ce1">
            <text:p>1.22784</text:p>
          </table:table-cell>
          <table:table-cell office:value-type="float" office:value="1.2127600000000001" table:style-name="ce1">
            <text:p>1.21276</text:p>
          </table:table-cell>
          <table:table-cell table:style-name="ce1"/>
          <table:table-cell office:value-type="float" office:value="1.1872400000000001" table:style-name="ce1">
            <text:p>1.18724</text:p>
          </table:table-cell>
          <table:table-cell office:value-type="float" office:value="1.2013499999999999" table:style-name="ce1">
            <text:p>1.20135</text:p>
          </table:table-cell>
          <table:table-cell office:value-type="float" office:value="1.2314700000000001" table:style-name="ce1">
            <text:p>1.23147</text:p>
          </table:table-cell>
          <table:table-cell office:value-type="float" office:value="1.24665" table:style-name="ce1">
            <text:p>1.24665</text:p>
          </table:table-cell>
          <table:table-cell office:value-type="float" office:value="1.24875" table:style-name="ce1">
            <text:p>1.24875</text:p>
          </table:table-cell>
          <table:table-cell office:value-type="float" office:value="1.1882299999999999" table:style-name="ce1">
            <text:p>1.18823</text:p>
          </table:table-cell>
          <table:table-cell office:value-type="float" office:value="1.19146" table:style-name="ce1">
            <text:p>1.19146</text:p>
          </table:table-cell>
          <table:table-cell office:value-type="float" office:value="1.16828" table:style-name="ce1">
            <text:p>1.16828</text:p>
          </table:table-cell>
          <table:table-cell office:value-type="float" office:value="2.5440000000000001E-2" table:style-name="ce1">
            <text:p>0.02544</text:p>
          </table:table-cell>
          <table:table-cell office:value-type="float" office:value="2.5919999999999999E-2" table:style-name="ce1">
            <text:p>0.02592</text:p>
          </table:table-cell>
          <table:table-cell office:value-type="float" office:value="2.6950000000000002E-2" table:style-name="ce1">
            <text:p>0.02695</text:p>
          </table:table-cell>
          <table:table-cell table:style-name="ce1"/>
          <table:table-cell office:value-type="float" office:value="3.0929999999999999E-2" table:style-name="ce1">
            <text:p>0.03093</text:p>
          </table:table-cell>
          <table:table-cell office:value-type="float" office:value="2.903E-2" table:style-name="ce1">
            <text:p>0.02903</text:p>
          </table:table-cell>
          <table:table-cell office:value-type="float" office:value="0.35998000000000002" table:style-name="ce1">
            <text:p>0.35998</text:p>
          </table:table-cell>
          <table:table-cell office:value-type="float" office:value="0.37680000000000002" table:style-name="ce1">
            <text:p>0.3768</text:p>
          </table:table-cell>
          <table:table-cell table:number-columns-repeated="2" table:style-name="ce1"/>
          <table:table-cell office:value-type="float" office:value="3.1599999999999998E-4" table:style-name="ce1">
            <text:p>0.000316</text:p>
          </table:table-cell>
          <table:table-cell table:style-name="ce1"/>
          <table:table-cell office:value-type="float" office:value="0.21568000000000001" table:style-name="ce1">
            <text:p>0.21568</text:p>
          </table:table-cell>
          <table:table-cell office:value-type="float" office:value="0.21432999999999999" table:style-name="ce1">
            <text:p>0.21433</text:p>
          </table:table-cell>
          <table:table-cell office:value-type="float" office:value="0.21626999999999999" table:style-name="ce1">
            <text:p>0.21627</text:p>
          </table:table-cell>
          <table:table-cell office:value-type="float" office:value="0.21582000000000001" table:style-name="ce1">
            <text:p>0.21582</text:p>
          </table:table-cell>
          <table:table-cell office:value-type="float" office:value="0.21640000000000001" table:style-name="ce1">
            <text:p>0.2164</text:p>
          </table:table-cell>
          <table:table-cell office:value-type="float" office:value="0.21198" table:style-name="ce1">
            <text:p>0.21198</text:p>
          </table:table-cell>
          <table:table-cell office:value-type="float" office:value="7.8200000000000006E-3" table:style-name="ce1">
            <text:p>0.00782</text:p>
          </table:table-cell>
          <table:table-cell office:value-type="float" office:value="7.8200000000000006E-3" table:style-name="ce1">
            <text:p>0.00782</text:p>
          </table:table-cell>
          <table:table-cell office:value-type="float" office:value="7.9799999999999992E-3" table:style-name="ce1">
            <text:p>0.00798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1.83908" table:style-name="ce1">
            <text:p>1.83908</text:p>
          </table:table-cell>
          <table:table-cell office:value-type="float" office:value="1.7342" table:style-name="ce1">
            <text:p>1.7342</text:p>
          </table:table-cell>
          <table:table-cell office:value-type="float" office:value="1.7206600000000001" table:style-name="ce1">
            <text:p>1.72066</text:p>
          </table:table-cell>
          <table:table-cell table:style-name="ce1"/>
          <table:table-cell office:value-type="float" office:value="1.7236100000000001" table:style-name="ce1">
            <text:p>1.72361</text:p>
          </table:table-cell>
          <table:table-cell office:value-type="float" office:value="1.7147600000000001" table:style-name="ce1">
            <text:p>1.71476</text:p>
          </table:table-cell>
          <table:table-cell office:value-type="float" office:value="0.13819999999999999" table:style-name="ce1">
            <text:p>0.1382</text:p>
          </table:table-cell>
          <table:table-cell office:value-type="float" office:value="8.2659999999999997E-2" table:style-name="ce1">
            <text:p>0.08266</text:p>
          </table:table-cell>
          <table:table-cell office:value-type="float" office:value="8.4839999999999999E-2" table:style-name="ce1">
            <text:p>0.08484</text:p>
          </table:table-cell>
          <table:table-cell office:value-type="float" office:value="7.9560000000000006E-2" table:style-name="ce1">
            <text:p>0.07956</text:p>
          </table:table-cell>
          <table:table-cell office:value-type="float" office:value="5.6569000000000003" table:style-name="ce1">
            <text:p>5.6569</text:p>
          </table:table-cell>
          <table:table-cell office:value-type="float" office:value="5.68607" table:style-name="ce1">
            <text:p>5.68607</text:p>
          </table:table-cell>
          <table:table-cell office:value-type="float" office:value="5.6820199999999996" table:style-name="ce1">
            <text:p>5.68202</text:p>
          </table:table-cell>
          <table:table-cell office:value-type="float" office:value="5.5532700000000004" table:style-name="ce1">
            <text:p>5.55327</text:p>
          </table:table-cell>
          <table:table-cell office:value-type="float" office:value="5.5464599999999997" table:style-name="ce1">
            <text:p>5.54646</text:p>
          </table:table-cell>
          <table:table-cell office:value-type="float" office:value="5.5784399999999996" table:style-name="ce1">
            <text:p>5.57844</text:p>
          </table:table-cell>
          <table:table-cell office:value-type="float" office:value="1.7409999999999998E-2" table:style-name="ce1">
            <text:p>0.01741</text:p>
          </table:table-cell>
          <table:table-cell office:value-type="float" office:value="1.7489999999999999E-2" table:style-name="ce1">
            <text:p>0.01749</text:p>
          </table:table-cell>
          <table:table-cell office:value-type="float" office:value="1.754E-2" table:style-name="ce1">
            <text:p>0.01754</text:p>
          </table:table-cell>
          <table:table-cell office:value-type="float" office:value="1.745E-2" table:style-name="ce1">
            <text:p>0.01745</text:p>
          </table:table-cell>
          <table:table-cell table:number-columns-repeated="16317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2"/>
          <table:table-cell office:value-type="string" table:style-name="ce1">
            <text:p>TH_09</text:p>
          </table:table-cell>
          <table:table-cell office:value-type="float" office:value="1.01E-2" table:style-name="ce1">
            <text:p>0.0101</text:p>
          </table:table-cell>
          <table:table-cell office:value-type="float" office:value="1.417E-2" table:style-name="ce1">
            <text:p>0.01417</text:p>
          </table:table-cell>
          <table:table-cell office:value-type="float" office:value="5.13E-3" table:style-name="ce1">
            <text:p>0.00513</text:p>
          </table:table-cell>
          <table:table-cell office:value-type="float" office:value="5.1500000000000001E-3" table:style-name="ce1">
            <text:p>0.00515</text:p>
          </table:table-cell>
          <table:table-cell office:value-type="float" office:value="5.0099999999999997E-3" table:style-name="ce1">
            <text:p>0.00501</text:p>
          </table:table-cell>
          <table:table-cell office:value-type="float" office:value="5.0099999999999997E-3" table:style-name="ce1">
            <text:p>0.00501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5.4099999999999999E-3" table:style-name="ce1">
            <text:p>0.00541</text:p>
          </table:table-cell>
          <table:table-cell office:value-type="float" office:value="4.9800000000000001E-3" table:style-name="ce1">
            <text:p>0.00498</text:p>
          </table:table-cell>
          <table:table-cell office:value-type="float" office:value="5.0899999999999999E-3" table:style-name="ce1">
            <text:p>0.00509</text:p>
          </table:table-cell>
          <table:table-cell office:value-type="float" office:value="1.1068800000000001" table:style-name="ce1">
            <text:p>1.10688</text:p>
          </table:table-cell>
          <table:table-cell office:value-type="float" office:value="1.1206" table:style-name="ce1">
            <text:p>1.1206</text:p>
          </table:table-cell>
          <table:table-cell office:value-type="float" office:value="1.1063400000000001" table:style-name="ce1">
            <text:p>1.10634</text:p>
          </table:table-cell>
          <table:table-cell table:style-name="ce1"/>
          <table:table-cell office:value-type="float" office:value="1.0767899999999999" table:style-name="ce1">
            <text:p>1.07679</text:p>
          </table:table-cell>
          <table:table-cell office:value-type="float" office:value="1.09396" table:style-name="ce1">
            <text:p>1.09396</text:p>
          </table:table-cell>
          <table:table-cell office:value-type="float" office:value="1.13771" table:style-name="ce1">
            <text:p>1.13771</text:p>
          </table:table-cell>
          <table:table-cell office:value-type="float" office:value="1.14005" table:style-name="ce1">
            <text:p>1.14005</text:p>
          </table:table-cell>
          <table:table-cell office:value-type="float" office:value="1.14262" table:style-name="ce1">
            <text:p>1.14262</text:p>
          </table:table-cell>
          <table:table-cell office:value-type="float" office:value="1.08483" table:style-name="ce1">
            <text:p>1.08483</text:p>
          </table:table-cell>
          <table:table-cell office:value-type="float" office:value="1.0880799999999999" table:style-name="ce1">
            <text:p>1.08808</text:p>
          </table:table-cell>
          <table:table-cell office:value-type="float" office:value="1.0748800000000001" table:style-name="ce1">
            <text:p>1.07488</text:p>
          </table:table-cell>
          <table:table-cell office:value-type="float" office:value="2.33E-3" table:style-name="ce1">
            <text:p>0.00233</text:p>
          </table:table-cell>
          <table:table-cell office:value-type="float" office:value="-1.3699999999999999E-3" table:style-name="ce1">
            <text:p>-0.00137</text:p>
          </table:table-cell>
          <table:table-cell office:value-type="float" office:value="3.82E-3" table:style-name="ce1">
            <text:p>0.00382</text:p>
          </table:table-cell>
          <table:table-cell table:style-name="ce1"/>
          <table:table-cell office:value-type="float" office:value="4.6299999999999996E-3" table:style-name="ce1">
            <text:p>0.00463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0.31786999999999999" table:style-name="ce1">
            <text:p>0.31787</text:p>
          </table:table-cell>
          <table:table-cell office:value-type="float" office:value="0.33278000000000002" table:style-name="ce1">
            <text:p>0.33278</text:p>
          </table:table-cell>
          <table:table-cell table:number-columns-repeated="2" table:style-name="ce1"/>
          <table:table-cell office:value-type="float" office:value="2.5700000000000001E-4" table:style-name="ce1">
            <text:p>0.000257</text:p>
          </table:table-cell>
          <table:table-cell table:style-name="ce1"/>
          <table:table-cell office:value-type="float" office:value="0.19306000000000001" table:style-name="ce1">
            <text:p>0.19306</text:p>
          </table:table-cell>
          <table:table-cell office:value-type="float" office:value="0.19137000000000001" table:style-name="ce1">
            <text:p>0.19137</text:p>
          </table:table-cell>
          <table:table-cell office:value-type="float" office:value="0.19405" table:style-name="ce1">
            <text:p>0.19405</text:p>
          </table:table-cell>
          <table:table-cell office:value-type="float" office:value="0.19459000000000001" table:style-name="ce1">
            <text:p>0.19459</text:p>
          </table:table-cell>
          <table:table-cell office:value-type="float" office:value="0.19392999999999999" table:style-name="ce1">
            <text:p>0.19393</text:p>
          </table:table-cell>
          <table:table-cell office:value-type="float" office:value="0.19120999999999999" table:style-name="ce1">
            <text:p>0.19121</text:p>
          </table:table-cell>
          <table:table-cell office:value-type="float" office:value="1.41E-3" table:style-name="ce1">
            <text:p>0.00141</text:p>
          </table:table-cell>
          <table:table-cell office:value-type="float" office:value="1.42E-3" table:style-name="ce1">
            <text:p>0.00142</text:p>
          </table:table-cell>
          <table:table-cell office:value-type="float" office:value="1.57E-3" table:style-name="ce1">
            <text:p>0.00157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1.7589999999999999" table:style-name="ce1">
            <text:p>1.759</text:p>
          </table:table-cell>
          <table:table-cell office:value-type="float" office:value="1.65391" table:style-name="ce1">
            <text:p>1.65391</text:p>
          </table:table-cell>
          <table:table-cell office:value-type="float" office:value="1.6395999999999999" table:style-name="ce1">
            <text:p>1.6396</text:p>
          </table:table-cell>
          <table:table-cell table:style-name="ce1"/>
          <table:table-cell office:value-type="float" office:value="1.64764" table:style-name="ce1">
            <text:p>1.64764</text:p>
          </table:table-cell>
          <table:table-cell office:value-type="float" office:value="1.6535500000000001" table:style-name="ce1">
            <text:p>1.65355</text:p>
          </table:table-cell>
          <table:table-cell office:value-type="float" office:value="0.15024000000000001" table:style-name="ce1">
            <text:p>0.15024</text:p>
          </table:table-cell>
          <table:table-cell office:value-type="float" office:value="9.9640000000000006E-2" table:style-name="ce1">
            <text:p>0.09964</text:p>
          </table:table-cell>
          <table:table-cell office:value-type="float" office:value="9.0759999999999993E-2" table:style-name="ce1">
            <text:p>0.09076</text:p>
          </table:table-cell>
          <table:table-cell office:value-type="float" office:value="0.11634" table:style-name="ce1">
            <text:p>0.11634</text:p>
          </table:table-cell>
          <table:table-cell office:value-type="float" office:value="5.6706899999999996" table:style-name="ce1">
            <text:p>5.67069</text:p>
          </table:table-cell>
          <table:table-cell office:value-type="float" office:value="5.6816500000000003" table:style-name="ce1">
            <text:p>5.68165</text:p>
          </table:table-cell>
          <table:table-cell office:value-type="float" office:value="5.6881899999999996" table:style-name="ce1">
            <text:p>5.68819</text:p>
          </table:table-cell>
          <table:table-cell office:value-type="float" office:value="5.5613200000000003" table:style-name="ce1">
            <text:p>5.56132</text:p>
          </table:table-cell>
          <table:table-cell office:value-type="float" office:value="5.5993399999999998" table:style-name="ce1">
            <text:p>5.59934</text:p>
          </table:table-cell>
          <table:table-cell office:value-type="float" office:value="5.6132799999999996" table:style-name="ce1">
            <text:p>5.61328</text:p>
          </table:table-cell>
          <table:table-cell office:value-type="float" office:value="1.5859999999999999E-2" table:style-name="ce1">
            <text:p>0.01586</text:p>
          </table:table-cell>
          <table:table-cell office:value-type="float" office:value="1.5959999999999998E-2" table:style-name="ce1">
            <text:p>0.01596</text:p>
          </table:table-cell>
          <table:table-cell office:value-type="float" office:value="1.6080000000000001E-2" table:style-name="ce1">
            <text:p>0.01608</text:p>
          </table:table-cell>
          <table:table-cell office:value-type="float" office:value="1.5959999999999998E-2" table:style-name="ce1">
            <text:p>0.01596</text:p>
          </table:table-cell>
          <table:table-cell table:number-columns-repeated="16317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2"/>
          <table:table-cell office:value-type="string" table:style-name="ce1">
            <text:p>TH_10</text:p>
          </table:table-cell>
          <table:table-cell office:value-type="float" office:value="4.3299999999999996E-3" table:style-name="ce1">
            <text:p>0.00433</text:p>
          </table:table-cell>
          <table:table-cell office:value-type="float" office:value="6.5199999999999998E-3" table:style-name="ce1">
            <text:p>0.00652</text:p>
          </table:table-cell>
          <table:table-cell office:value-type="float" office:value="6.9100000000000003E-3" table:style-name="ce1">
            <text:p>0.00691</text:p>
          </table:table-cell>
          <table:table-cell office:value-type="float" office:value="7.1900000000000002E-3" table:style-name="ce1">
            <text:p>0.00719</text:p>
          </table:table-cell>
          <table:table-cell office:value-type="float" office:value="6.96E-3" table:style-name="ce1">
            <text:p>0.00696</text:p>
          </table:table-cell>
          <table:table-cell office:value-type="float" office:value="6.94E-3" table:style-name="ce1">
            <text:p>0.00694</text:p>
          </table:table-cell>
          <table:table-cell office:value-type="float" office:value="7.62E-3" table:style-name="ce1">
            <text:p>0.00762</text:p>
          </table:table-cell>
          <table:table-cell office:value-type="float" office:value="8.0400000000000003E-3" table:style-name="ce1">
            <text:p>0.00804</text:p>
          </table:table-cell>
          <table:table-cell office:value-type="float" office:value="6.9699999999999996E-3" table:style-name="ce1">
            <text:p>0.00697</text:p>
          </table:table-cell>
          <table:table-cell office:value-type="float" office:value="6.8799999999999998E-3" table:style-name="ce1">
            <text:p>0.00688</text:p>
          </table:table-cell>
          <table:table-cell office:value-type="float" office:value="1.1492899999999999" table:style-name="ce1">
            <text:p>1.14929</text:p>
          </table:table-cell>
          <table:table-cell office:value-type="float" office:value="1.1597999999999999" table:style-name="ce1">
            <text:p>1.1598</text:p>
          </table:table-cell>
          <table:table-cell office:value-type="float" office:value="1.1406499999999999" table:style-name="ce1">
            <text:p>1.14065</text:p>
          </table:table-cell>
          <table:table-cell table:style-name="ce1"/>
          <table:table-cell office:value-type="float" office:value="1.1198699999999999" table:style-name="ce1">
            <text:p>1.11987</text:p>
          </table:table-cell>
          <table:table-cell office:value-type="float" office:value="1.1337699999999999" table:style-name="ce1">
            <text:p>1.13377</text:p>
          </table:table-cell>
          <table:table-cell office:value-type="float" office:value="1.1775" table:style-name="ce1">
            <text:p>1.1775</text:p>
          </table:table-cell>
          <table:table-cell office:value-type="float" office:value="1.1736200000000001" table:style-name="ce1">
            <text:p>1.17362</text:p>
          </table:table-cell>
          <table:table-cell office:value-type="float" office:value="1.17669" table:style-name="ce1">
            <text:p>1.17669</text:p>
          </table:table-cell>
          <table:table-cell office:value-type="float" office:value="1.1261399999999999" table:style-name="ce1">
            <text:p>1.12614</text:p>
          </table:table-cell>
          <table:table-cell office:value-type="float" office:value="1.13062" table:style-name="ce1">
            <text:p>1.13062</text:p>
          </table:table-cell>
          <table:table-cell office:value-type="float" office:value="1.11361" table:style-name="ce1">
            <text:p>1.11361</text:p>
          </table:table-cell>
          <table:table-cell office:value-type="float" office:value="-3.5599999999999998E-3" table:style-name="ce1">
            <text:p>-0.00356</text:p>
          </table:table-cell>
          <table:table-cell office:value-type="float" office:value="-8.8000000000000005E-3" table:style-name="ce1">
            <text:p>-0.0088</text:p>
          </table:table-cell>
          <table:table-cell office:value-type="float" office:value="-2.4599999999999999E-3" table:style-name="ce1">
            <text:p>-0.00246</text:p>
          </table:table-cell>
          <table:table-cell table:style-name="ce1"/>
          <table:table-cell office:value-type="float" office:value="-1.17E-3" table:style-name="ce1">
            <text:p>-0.00117</text:p>
          </table:table-cell>
          <table:table-cell office:value-type="float" office:value="-4.5199999999999997E-3" table:style-name="ce1">
            <text:p>-0.00452</text:p>
          </table:table-cell>
          <table:table-cell office:value-type="float" office:value="0.30732999999999999" table:style-name="ce1">
            <text:p>0.30733</text:p>
          </table:table-cell>
          <table:table-cell office:value-type="float" office:value="0.32240000000000002" table:style-name="ce1">
            <text:p>0.3224</text:p>
          </table:table-cell>
          <table:table-cell table:number-columns-repeated="2" table:style-name="ce1"/>
          <table:table-cell office:value-type="float" office:value="2.92E-4" table:style-name="ce1">
            <text:p>0.000292</text:p>
          </table:table-cell>
          <table:table-cell table:style-name="ce1"/>
          <table:table-cell office:value-type="float" office:value="0.19536999999999999" table:style-name="ce1">
            <text:p>0.19537</text:p>
          </table:table-cell>
          <table:table-cell office:value-type="float" office:value="0.19413" table:style-name="ce1">
            <text:p>0.19413</text:p>
          </table:table-cell>
          <table:table-cell office:value-type="float" office:value="0.19600999999999999" table:style-name="ce1">
            <text:p>0.19601</text:p>
          </table:table-cell>
          <table:table-cell office:value-type="float" office:value="0.19606000000000001" table:style-name="ce1">
            <text:p>0.19606</text:p>
          </table:table-cell>
          <table:table-cell office:value-type="float" office:value="0.19638" table:style-name="ce1">
            <text:p>0.19638</text:p>
          </table:table-cell>
          <table:table-cell office:value-type="float" office:value="0.19392999999999999" table:style-name="ce1">
            <text:p>0.19393</text:p>
          </table:table-cell>
          <table:table-cell office:value-type="float" office:value="4.6000000000000001E-4" table:style-name="ce1">
            <text:p>0.00046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1.7580199999999999" table:style-name="ce1">
            <text:p>1.75802</text:p>
          </table:table-cell>
          <table:table-cell office:value-type="float" office:value="1.6695500000000001" table:style-name="ce1">
            <text:p>1.66955</text:p>
          </table:table-cell>
          <table:table-cell office:value-type="float" office:value="1.65466" table:style-name="ce1">
            <text:p>1.65466</text:p>
          </table:table-cell>
          <table:table-cell table:style-name="ce1"/>
          <table:table-cell office:value-type="float" office:value="1.6605700000000001" table:style-name="ce1">
            <text:p>1.66057</text:p>
          </table:table-cell>
          <table:table-cell office:value-type="float" office:value="1.66276" table:style-name="ce1">
            <text:p>1.66276</text:p>
          </table:table-cell>
          <table:table-cell office:value-type="float" office:value="0.12447" table:style-name="ce1">
            <text:p>0.12447</text:p>
          </table:table-cell>
          <table:table-cell office:value-type="float" office:value="0.10460999999999999" table:style-name="ce1">
            <text:p>0.10461</text:p>
          </table:table-cell>
          <table:table-cell office:value-type="float" office:value="8.0949999999999994E-2" table:style-name="ce1">
            <text:p>0.08095</text:p>
          </table:table-cell>
          <table:table-cell office:value-type="float" office:value="8.1629999999999994E-2" table:style-name="ce1">
            <text:p>0.08163</text:p>
          </table:table-cell>
          <table:table-cell office:value-type="float" office:value="5.6881300000000001" table:style-name="ce1">
            <text:p>5.68813</text:p>
          </table:table-cell>
          <table:table-cell office:value-type="float" office:value="5.7195" table:style-name="ce1">
            <text:p>5.7195</text:p>
          </table:table-cell>
          <table:table-cell office:value-type="float" office:value="5.7210999999999999" table:style-name="ce1">
            <text:p>5.7211</text:p>
          </table:table-cell>
          <table:table-cell office:value-type="float" office:value="5.5844899999999997" table:style-name="ce1">
            <text:p>5.58449</text:p>
          </table:table-cell>
          <table:table-cell office:value-type="float" office:value="5.6207099999999999" table:style-name="ce1">
            <text:p>5.62071</text:p>
          </table:table-cell>
          <table:table-cell office:value-type="float" office:value="5.6212299999999997" table:style-name="ce1">
            <text:p>5.62123</text:p>
          </table:table-cell>
          <table:table-cell office:value-type="float" office:value="1.66E-2" table:style-name="ce1">
            <text:p>0.0166</text:p>
          </table:table-cell>
          <table:table-cell office:value-type="float" office:value="1.6650000000000002E-2" table:style-name="ce1">
            <text:p>0.01665</text:p>
          </table:table-cell>
          <table:table-cell office:value-type="float" office:value="1.6740000000000001E-2" table:style-name="ce1">
            <text:p>0.01674</text:p>
          </table:table-cell>
          <table:table-cell office:value-type="float" office:value="1.67E-2" table:style-name="ce1">
            <text:p>0.0167</text:p>
          </table:table-cell>
          <table:table-cell table:number-columns-repeated="16317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2"/>
          <table:table-cell office:value-type="string" table:style-name="ce1">
            <text:p>TH_11</text:p>
          </table:table-cell>
          <table:table-cell office:value-type="float" office:value="7.0800000000000004E-3" table:style-name="ce1">
            <text:p>0.00708</text:p>
          </table:table-cell>
          <table:table-cell office:value-type="float" office:value="9.9399999999999992E-3" table:style-name="ce1">
            <text:p>0.00994</text:p>
          </table:table-cell>
          <table:table-cell office:value-type="float" office:value="5.6800000000000002E-3" table:style-name="ce1">
            <text:p>0.00568</text:p>
          </table:table-cell>
          <table:table-cell office:value-type="float" office:value="5.9300000000000004E-3" table:style-name="ce1">
            <text:p>0.00593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5500000000000002E-3" table:style-name="ce1">
            <text:p>0.00555</text:p>
          </table:table-cell>
          <table:table-cell office:value-type="float" office:value="6.4200000000000004E-3" table:style-name="ce1">
            <text:p>0.00642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5.7400000000000003E-3" table:style-name="ce1">
            <text:p>0.00574</text:p>
          </table:table-cell>
          <table:table-cell office:value-type="float" office:value="1.0994600000000001" table:style-name="ce1">
            <text:p>1.09946</text:p>
          </table:table-cell>
          <table:table-cell office:value-type="float" office:value="1.1126" table:style-name="ce1">
            <text:p>1.1126</text:p>
          </table:table-cell>
          <table:table-cell office:value-type="float" office:value="1.09646" table:style-name="ce1">
            <text:p>1.09646</text:p>
          </table:table-cell>
          <table:table-cell table:style-name="ce1"/>
          <table:table-cell office:value-type="float" office:value="1.0682400000000001" table:style-name="ce1">
            <text:p>1.06824</text:p>
          </table:table-cell>
          <table:table-cell office:value-type="float" office:value="1.08429" table:style-name="ce1">
            <text:p>1.08429</text:p>
          </table:table-cell>
          <table:table-cell office:value-type="float" office:value="1.1434500000000001" table:style-name="ce1">
            <text:p>1.14345</text:p>
          </table:table-cell>
          <table:table-cell office:value-type="float" office:value="1.1317900000000001" table:style-name="ce1">
            <text:p>1.13179</text:p>
          </table:table-cell>
          <table:table-cell office:value-type="float" office:value="1.15235" table:style-name="ce1">
            <text:p>1.15235</text:p>
          </table:table-cell>
          <table:table-cell office:value-type="float" office:value="1.0827599999999999" table:style-name="ce1">
            <text:p>1.08276</text:p>
          </table:table-cell>
          <table:table-cell office:value-type="float" office:value="1.08568" table:style-name="ce1">
            <text:p>1.08568</text:p>
          </table:table-cell>
          <table:table-cell office:value-type="float" office:value="1.0724499999999999" table:style-name="ce1">
            <text:p>1.07245</text:p>
          </table:table-cell>
          <table:table-cell office:value-type="float" office:value="-9.5E-4" table:style-name="ce1">
            <text:p>-0.00095</text:p>
          </table:table-cell>
          <table:table-cell office:value-type="float" office:value="-6.4000000000000003E-3" table:style-name="ce1">
            <text:p>-0.0064</text:p>
          </table:table-cell>
          <table:table-cell office:value-type="float" office:value="-5.2999999999999998E-4" table:style-name="ce1">
            <text:p>-0.00053</text:p>
          </table:table-cell>
          <table:table-cell table:style-name="ce1"/>
          <table:table-cell office:value-type="float" office:value="8.3000000000000001E-4" table:style-name="ce1">
            <text:p>0.00083</text:p>
          </table:table-cell>
          <table:table-cell office:value-type="float" office:value="5.8E-4" table:style-name="ce1">
            <text:p>0.00058</text:p>
          </table:table-cell>
          <table:table-cell office:value-type="float" office:value="0.32495000000000002" table:style-name="ce1">
            <text:p>0.32495</text:p>
          </table:table-cell>
          <table:table-cell office:value-type="float" office:value="0.34003" table:style-name="ce1">
            <text:p>0.34003</text:p>
          </table:table-cell>
          <table:table-cell table:number-columns-repeated="2" table:style-name="ce1"/>
          <table:table-cell office:value-type="float" office:value="2.8600000000000001E-4" table:style-name="ce1">
            <text:p>0.000286</text:p>
          </table:table-cell>
          <table:table-cell table:style-name="ce1"/>
          <table:table-cell office:value-type="float" office:value="0.18894" table:style-name="ce1">
            <text:p>0.18894</text:p>
          </table:table-cell>
          <table:table-cell office:value-type="float" office:value="0.18754000000000001" table:style-name="ce1">
            <text:p>0.18754</text:p>
          </table:table-cell>
          <table:table-cell office:value-type="float" office:value="0.18995000000000001" table:style-name="ce1">
            <text:p>0.18995</text:p>
          </table:table-cell>
          <table:table-cell office:value-type="float" office:value="0.18941" table:style-name="ce1">
            <text:p>0.18941</text:p>
          </table:table-cell>
          <table:table-cell office:value-type="float" office:value="0.19011" table:style-name="ce1">
            <text:p>0.19011</text:p>
          </table:table-cell>
          <table:table-cell office:value-type="float" office:value="0.18687999999999999" table:style-name="ce1">
            <text:p>0.18688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1.06E-3" table:style-name="ce1">
            <text:p>0.00106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1.82212" table:style-name="ce1">
            <text:p>1.82212</text:p>
          </table:table-cell>
          <table:table-cell office:value-type="float" office:value="1.6943900000000001" table:style-name="ce1">
            <text:p>1.69439</text:p>
          </table:table-cell>
          <table:table-cell office:value-type="float" office:value="1.6799900000000001" table:style-name="ce1">
            <text:p>1.67999</text:p>
          </table:table-cell>
          <table:table-cell table:style-name="ce1"/>
          <table:table-cell office:value-type="float" office:value="1.6954899999999999" table:style-name="ce1">
            <text:p>1.69549</text:p>
          </table:table-cell>
          <table:table-cell office:value-type="float" office:value="1.69184" table:style-name="ce1">
            <text:p>1.69184</text:p>
          </table:table-cell>
          <table:table-cell office:value-type="float" office:value="0.12975" table:style-name="ce1">
            <text:p>0.12975</text:p>
          </table:table-cell>
          <table:table-cell office:value-type="float" office:value="9.3670000000000003E-2" table:style-name="ce1">
            <text:p>0.09367</text:p>
          </table:table-cell>
          <table:table-cell office:value-type="float" office:value="0.14842" table:style-name="ce1">
            <text:p>0.14842</text:p>
          </table:table-cell>
          <table:table-cell office:value-type="float" office:value="7.3929999999999996E-2" table:style-name="ce1">
            <text:p>0.07393</text:p>
          </table:table-cell>
          <table:table-cell office:value-type="float" office:value="5.6773899999999999" table:style-name="ce1">
            <text:p>5.67739</text:p>
          </table:table-cell>
          <table:table-cell office:value-type="float" office:value="5.6919700000000004" table:style-name="ce1">
            <text:p>5.69197</text:p>
          </table:table-cell>
          <table:table-cell office:value-type="float" office:value="5.6762600000000001" table:style-name="ce1">
            <text:p>5.67626</text:p>
          </table:table-cell>
          <table:table-cell office:value-type="float" office:value="5.5354599999999996" table:style-name="ce1">
            <text:p>5.53546</text:p>
          </table:table-cell>
          <table:table-cell office:value-type="float" office:value="5.6053100000000002" table:style-name="ce1">
            <text:p>5.60531</text:p>
          </table:table-cell>
          <table:table-cell office:value-type="float" office:value="5.6005599999999998" table:style-name="ce1">
            <text:p>5.60056</text:p>
          </table:table-cell>
          <table:table-cell office:value-type="float" office:value="1.5789999999999998E-2" table:style-name="ce1">
            <text:p>0.01579</text:p>
          </table:table-cell>
          <table:table-cell office:value-type="float" office:value="1.5890000000000001E-2" table:style-name="ce1">
            <text:p>0.01589</text:p>
          </table:table-cell>
          <table:table-cell office:value-type="float" office:value="1.5990000000000001E-2" table:style-name="ce1">
            <text:p>0.01599</text:p>
          </table:table-cell>
          <table:table-cell office:value-type="float" office:value="1.601E-2" table:style-name="ce1">
            <text:p>0.01601</text:p>
          </table:table-cell>
          <table:table-cell table:number-columns-repeated="16317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2"/>
          <table:table-cell office:value-type="string" table:style-name="ce1">
            <text:p>TH_12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5.3899999999999998E-3" table:style-name="ce1">
            <text:p>0.00539</text:p>
          </table:table-cell>
          <table:table-cell office:value-type="float" office:value="5.3400000000000001E-3" table:style-name="ce1">
            <text:p>0.00534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5.8799999999999998E-3" table:style-name="ce1">
            <text:p>0.00588</text:p>
          </table:table-cell>
          <table:table-cell office:value-type="float" office:value="6.0800000000000003E-3" table:style-name="ce1">
            <text:p>0.00608</text:p>
          </table:table-cell>
          <table:table-cell office:value-type="float" office:value="5.0200000000000002E-3" table:style-name="ce1">
            <text:p>0.00502</text:p>
          </table:table-cell>
          <table:table-cell office:value-type="float" office:value="5.0499999999999998E-3" table:style-name="ce1">
            <text:p>0.00505</text:p>
          </table:table-cell>
          <table:table-cell office:value-type="float" office:value="1.1996100000000001" table:style-name="ce1">
            <text:p>1.19961</text:p>
          </table:table-cell>
          <table:table-cell office:value-type="float" office:value="1.21147" table:style-name="ce1">
            <text:p>1.21147</text:p>
          </table:table-cell>
          <table:table-cell office:value-type="float" office:value="1.19289" table:style-name="ce1">
            <text:p>1.19289</text:p>
          </table:table-cell>
          <table:table-cell table:style-name="ce1"/>
          <table:table-cell office:value-type="float" office:value="1.17676" table:style-name="ce1">
            <text:p>1.17676</text:p>
          </table:table-cell>
          <table:table-cell office:value-type="float" office:value="1.1871700000000001" table:style-name="ce1">
            <text:p>1.18717</text:p>
          </table:table-cell>
          <table:table-cell office:value-type="float" office:value="1.1117600000000001" table:style-name="ce1">
            <text:p>1.11176</text:p>
          </table:table-cell>
          <table:table-cell office:value-type="float" office:value="1.1164799999999999" table:style-name="ce1">
            <text:p>1.11648</text:p>
          </table:table-cell>
          <table:table-cell office:value-type="float" office:value="1.13714" table:style-name="ce1">
            <text:p>1.13714</text:p>
          </table:table-cell>
          <table:table-cell office:value-type="float" office:value="1.06308" table:style-name="ce1">
            <text:p>1.06308</text:p>
          </table:table-cell>
          <table:table-cell office:value-type="float" office:value="1.0669999999999999" table:style-name="ce1">
            <text:p>1.067</text:p>
          </table:table-cell>
          <table:table-cell office:value-type="float" office:value="1.0557399999999999" table:style-name="ce1">
            <text:p>1.05574</text:p>
          </table:table-cell>
          <table:table-cell office:value-type="float" office:value="-7.7999999999999999E-4" table:style-name="ce1">
            <text:p>-0.00078</text:p>
          </table:table-cell>
          <table:table-cell office:value-type="float" office:value="-6.13E-3" table:style-name="ce1">
            <text:p>-0.00613</text:p>
          </table:table-cell>
          <table:table-cell office:value-type="float" office:value="-2.0000000000000002E-5" table:style-name="ce1">
            <text:p>-0.00002</text:p>
          </table:table-cell>
          <table:table-cell table:style-name="ce1"/>
          <table:table-cell office:value-type="float" office:value="5.6999999999999998E-4" table:style-name="ce1">
            <text:p>0.00057</text:p>
          </table:table-cell>
          <table:table-cell office:value-type="float" office:value="-2.5699999999999998E-3" table:style-name="ce1">
            <text:p>-0.00257</text:p>
          </table:table-cell>
          <table:table-cell office:value-type="float" office:value="0.30437999999999998" table:style-name="ce1">
            <text:p>0.30438</text:p>
          </table:table-cell>
          <table:table-cell office:value-type="float" office:value="0.31951000000000002" table:style-name="ce1">
            <text:p>0.31951</text:p>
          </table:table-cell>
          <table:table-cell table:number-columns-repeated="2" table:style-name="ce1"/>
          <table:table-cell office:value-type="float" office:value="2.81E-4" table:style-name="ce1">
            <text:p>0.000281</text:p>
          </table:table-cell>
          <table:table-cell table:style-name="ce1"/>
          <table:table-cell office:value-type="float" office:value="0.17802999999999999" table:style-name="ce1">
            <text:p>0.17803</text:p>
          </table:table-cell>
          <table:table-cell office:value-type="float" office:value="0.17624999999999999" table:style-name="ce1">
            <text:p>0.17625</text:p>
          </table:table-cell>
          <table:table-cell office:value-type="float" office:value="0.17888000000000001" table:style-name="ce1">
            <text:p>0.17888</text:p>
          </table:table-cell>
          <table:table-cell office:value-type="float" office:value="0.17730000000000001" table:style-name="ce1">
            <text:p>0.1773</text:p>
          </table:table-cell>
          <table:table-cell office:value-type="float" office:value="0.17716000000000001" table:style-name="ce1">
            <text:p>0.17716</text:p>
          </table:table-cell>
          <table:table-cell office:value-type="float" office:value="0.17505999999999999" table:style-name="ce1">
            <text:p>0.17506</text:p>
          </table:table-cell>
          <table:table-cell office:value-type="float" office:value="6.7000000000000002E-4" table:style-name="ce1">
            <text:p>0.00067</text:p>
          </table:table-cell>
          <table:table-cell office:value-type="float" office:value="6.2E-4" table:style-name="ce1">
            <text:p>0.00062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4.6000000000000001E-4" table:style-name="ce1">
            <text:p>0.00046</text:p>
          </table:table-cell>
          <table:table-cell office:value-type="float" office:value="1.7551300000000001" table:style-name="ce1">
            <text:p>1.75513</text:p>
          </table:table-cell>
          <table:table-cell office:value-type="float" office:value="1.64859" table:style-name="ce1">
            <text:p>1.64859</text:p>
          </table:table-cell>
          <table:table-cell office:value-type="float" office:value="1.6308400000000001" table:style-name="ce1">
            <text:p>1.63084</text:p>
          </table:table-cell>
          <table:table-cell table:style-name="ce1"/>
          <table:table-cell office:value-type="float" office:value="1.6402300000000001" table:style-name="ce1">
            <text:p>1.64023</text:p>
          </table:table-cell>
          <table:table-cell office:value-type="float" office:value="1.6427799999999999" table:style-name="ce1">
            <text:p>1.64278</text:p>
          </table:table-cell>
          <table:table-cell office:value-type="float" office:value="0.13413" table:style-name="ce1">
            <text:p>0.13413</text:p>
          </table:table-cell>
          <table:table-cell office:value-type="float" office:value="9.2340000000000005E-2" table:style-name="ce1">
            <text:p>0.09234</text:p>
          </table:table-cell>
          <table:table-cell office:value-type="float" office:value="4.53E-2" table:style-name="ce1">
            <text:p>0.0453</text:p>
          </table:table-cell>
          <table:table-cell office:value-type="float" office:value="0.10434" table:style-name="ce1">
            <text:p>0.10434</text:p>
          </table:table-cell>
          <table:table-cell office:value-type="float" office:value="5.7669100000000002" table:style-name="ce1">
            <text:p>5.76691</text:p>
          </table:table-cell>
          <table:table-cell office:value-type="float" office:value="5.7638400000000001" table:style-name="ce1">
            <text:p>5.76384</text:p>
          </table:table-cell>
          <table:table-cell office:value-type="float" office:value="5.7771400000000002" table:style-name="ce1">
            <text:p>5.77714</text:p>
          </table:table-cell>
          <table:table-cell office:value-type="float" office:value="5.6529400000000001" table:style-name="ce1">
            <text:p>5.65294</text:p>
          </table:table-cell>
          <table:table-cell office:value-type="float" office:value="5.6990800000000004" table:style-name="ce1">
            <text:p>5.69908</text:p>
          </table:table-cell>
          <table:table-cell office:value-type="float" office:value="5.6724600000000001" table:style-name="ce1">
            <text:p>5.67246</text:p>
          </table:table-cell>
          <table:table-cell office:value-type="float" office:value="1.537E-2" table:style-name="ce1">
            <text:p>0.01537</text:p>
          </table:table-cell>
          <table:table-cell office:value-type="float" office:value="1.546E-2" table:style-name="ce1">
            <text:p>0.01546</text:p>
          </table:table-cell>
          <table:table-cell office:value-type="float" office:value="1.54E-2" table:style-name="ce1">
            <text:p>0.0154</text:p>
          </table:table-cell>
          <table:table-cell office:value-type="float" office:value="1.5350000000000001E-2" table:style-name="ce1">
            <text:p>0.01535</text:p>
          </table:table-cell>
          <table:table-cell table:number-columns-repeated="16317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2"/>
          <table:table-cell office:value-type="string" table:style-name="ce1">
            <text:p>TH_13</text:p>
          </table:table-cell>
          <table:table-cell office:value-type="float" office:value="1.042E-2" table:style-name="ce1">
            <text:p>0.01042</text:p>
          </table:table-cell>
          <table:table-cell office:value-type="float" office:value="1.013E-2" table:style-name="ce1">
            <text:p>0.01013</text:p>
          </table:table-cell>
          <table:table-cell office:value-type="float" office:value="8.3800000000000003E-3" table:style-name="ce1">
            <text:p>0.00838</text:p>
          </table:table-cell>
          <table:table-cell office:value-type="float" office:value="8.43E-3" table:style-name="ce1">
            <text:p>0.00843</text:p>
          </table:table-cell>
          <table:table-cell office:value-type="float" office:value="8.2100000000000003E-3" table:style-name="ce1">
            <text:p>0.00821</text:p>
          </table:table-cell>
          <table:table-cell office:value-type="float" office:value="8.2100000000000003E-3" table:style-name="ce1">
            <text:p>0.00821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9.0900000000000009E-3" table:style-name="ce1">
            <text:p>0.00909</text:p>
          </table:table-cell>
          <table:table-cell office:value-type="float" office:value="8.1700000000000002E-3" table:style-name="ce1">
            <text:p>0.00817</text:p>
          </table:table-cell>
          <table:table-cell office:value-type="float" office:value="8.0700000000000008E-3" table:style-name="ce1">
            <text:p>0.00807</text:p>
          </table:table-cell>
          <table:table-cell office:value-type="float" office:value="1.7664" table:style-name="ce1">
            <text:p>1.7664</text:p>
          </table:table-cell>
          <table:table-cell office:value-type="float" office:value="1.7582100000000001" table:style-name="ce1">
            <text:p>1.75821</text:p>
          </table:table-cell>
          <table:table-cell office:value-type="float" office:value="1.73166" table:style-name="ce1">
            <text:p>1.73166</text:p>
          </table:table-cell>
          <table:table-cell table:style-name="ce1"/>
          <table:table-cell office:value-type="float" office:value="1.6927700000000001" table:style-name="ce1">
            <text:p>1.69277</text:p>
          </table:table-cell>
          <table:table-cell office:value-type="float" office:value="1.71492" table:style-name="ce1">
            <text:p>1.71492</text:p>
          </table:table-cell>
          <table:table-cell office:value-type="float" office:value="1.77766" table:style-name="ce1">
            <text:p>1.77766</text:p>
          </table:table-cell>
          <table:table-cell office:value-type="float" office:value="1.77444" table:style-name="ce1">
            <text:p>1.77444</text:p>
          </table:table-cell>
          <table:table-cell office:value-type="float" office:value="1.7582199999999999" table:style-name="ce1">
            <text:p>1.75822</text:p>
          </table:table-cell>
          <table:table-cell office:value-type="float" office:value="1.7116" table:style-name="ce1">
            <text:p>1.7116</text:p>
          </table:table-cell>
          <table:table-cell office:value-type="float" office:value="1.69818" table:style-name="ce1">
            <text:p>1.69818</text:p>
          </table:table-cell>
          <table:table-cell office:value-type="float" office:value="1.68232" table:style-name="ce1">
            <text:p>1.68232</text:p>
          </table:table-cell>
          <table:table-cell office:value-type="float" office:value="-1.4400000000000001E-3" table:style-name="ce1">
            <text:p>-0.00144</text:p>
          </table:table-cell>
          <table:table-cell office:value-type="float" office:value="-6.1000000000000004E-3" table:style-name="ce1">
            <text:p>-0.0061</text:p>
          </table:table-cell>
          <table:table-cell office:value-type="float" office:value="-7.2999999999999996E-4" table:style-name="ce1">
            <text:p>-0.00073</text:p>
          </table:table-cell>
          <table:table-cell table:style-name="ce1"/>
          <table:table-cell office:value-type="float" office:value="1.2199999999999999E-3" table:style-name="ce1">
            <text:p>0.00122</text:p>
          </table:table-cell>
          <table:table-cell office:value-type="float" office:value="-1.08E-3" table:style-name="ce1">
            <text:p>-0.00108</text:p>
          </table:table-cell>
          <table:table-cell office:value-type="float" office:value="0.50856999999999997" table:style-name="ce1">
            <text:p>0.50857</text:p>
          </table:table-cell>
          <table:table-cell office:value-type="float" office:value="0.52458000000000005" table:style-name="ce1">
            <text:p>0.52458</text:p>
          </table:table-cell>
          <table:table-cell table:number-columns-repeated="2" table:style-name="ce1"/>
          <table:table-cell office:value-type="float" office:value="1E-4" table:style-name="ce1">
            <text:p>0.0001</text:p>
          </table:table-cell>
          <table:table-cell table:style-name="ce1"/>
          <table:table-cell office:value-type="float" office:value="0.28824" table:style-name="ce1">
            <text:p>0.28824</text:p>
          </table:table-cell>
          <table:table-cell office:value-type="float" office:value="0.2858" table:style-name="ce1">
            <text:p>0.2858</text:p>
          </table:table-cell>
          <table:table-cell office:value-type="float" office:value="0.28985" table:style-name="ce1">
            <text:p>0.28985</text:p>
          </table:table-cell>
          <table:table-cell office:value-type="float" office:value="0.28943000000000002" table:style-name="ce1">
            <text:p>0.28943</text:p>
          </table:table-cell>
          <table:table-cell office:value-type="float" office:value="0.28903000000000001" table:style-name="ce1">
            <text:p>0.28903</text:p>
          </table:table-cell>
          <table:table-cell office:value-type="float" office:value="0.28484999999999999" table:style-name="ce1">
            <text:p>0.28485</text:p>
          </table:table-cell>
          <table:table-cell office:value-type="float" office:value="1.24E-3" table:style-name="ce1">
            <text:p>0.00124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1.25E-3" table:style-name="ce1">
            <text:p>0.00125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1.9116500000000001" table:style-name="ce1">
            <text:p>1.91165</text:p>
          </table:table-cell>
          <table:table-cell office:value-type="float" office:value="1.8916999999999999" table:style-name="ce1">
            <text:p>1.8917</text:p>
          </table:table-cell>
          <table:table-cell office:value-type="float" office:value="1.8776999999999999" table:style-name="ce1">
            <text:p>1.8777</text:p>
          </table:table-cell>
          <table:table-cell table:style-name="ce1"/>
          <table:table-cell office:value-type="float" office:value="1.8759999999999999" table:style-name="ce1">
            <text:p>1.876</text:p>
          </table:table-cell>
          <table:table-cell office:value-type="float" office:value="1.88097" table:style-name="ce1">
            <text:p>1.88097</text:p>
          </table:table-cell>
          <table:table-cell office:value-type="float" office:value="0.12195" table:style-name="ce1">
            <text:p>0.12195</text:p>
          </table:table-cell>
          <table:table-cell office:value-type="float" office:value="9.8390000000000005E-2" table:style-name="ce1">
            <text:p>0.09839</text:p>
          </table:table-cell>
          <table:table-cell office:value-type="float" office:value="5.6099999999999997E-2" table:style-name="ce1">
            <text:p>0.0561</text:p>
          </table:table-cell>
          <table:table-cell office:value-type="float" office:value="9.3579999999999997E-2" table:style-name="ce1">
            <text:p>0.09358</text:p>
          </table:table-cell>
          <table:table-cell office:value-type="float" office:value="5.6962200000000003" table:style-name="ce1">
            <text:p>5.69622</text:p>
          </table:table-cell>
          <table:table-cell office:value-type="float" office:value="5.6998699999999998" table:style-name="ce1">
            <text:p>5.69987</text:p>
          </table:table-cell>
          <table:table-cell office:value-type="float" office:value="5.7119499999999999" table:style-name="ce1">
            <text:p>5.71195</text:p>
          </table:table-cell>
          <table:table-cell office:value-type="float" office:value="5.6417200000000003" table:style-name="ce1">
            <text:p>5.64172</text:p>
          </table:table-cell>
          <table:table-cell office:value-type="float" office:value="5.62418" table:style-name="ce1">
            <text:p>5.62418</text:p>
          </table:table-cell>
          <table:table-cell office:value-type="float" office:value="5.6210800000000001" table:style-name="ce1">
            <text:p>5.62108</text:p>
          </table:table-cell>
          <table:table-cell office:value-type="float" office:value="2.4930000000000001E-2" table:style-name="ce1">
            <text:p>0.02493</text:p>
          </table:table-cell>
          <table:table-cell office:value-type="float" office:value="2.512E-2" table:style-name="ce1">
            <text:p>0.02512</text:p>
          </table:table-cell>
          <table:table-cell office:value-type="float" office:value="2.5250000000000002E-2" table:style-name="ce1">
            <text:p>0.02525</text:p>
          </table:table-cell>
          <table:table-cell office:value-type="float" office:value="2.5090000000000001E-2" table:style-name="ce1">
            <text:p>0.02509</text:p>
          </table:table-cell>
          <table:table-cell table:number-columns-repeated="16317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2"/>
          <table:table-cell office:value-type="string" table:style-name="ce1">
            <text:p>TH_14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1.167E-2" table:style-name="ce1">
            <text:p>0.01167</text:p>
          </table:table-cell>
          <table:table-cell office:value-type="float" office:value="5.5599999999999998E-3" table:style-name="ce1">
            <text:p>0.00556</text:p>
          </table:table-cell>
          <table:table-cell office:value-type="float" office:value="5.79E-3" table:style-name="ce1">
            <text:p>0.00579</text:p>
          </table:table-cell>
          <table:table-cell office:value-type="float" office:value="5.5700000000000003E-3" table:style-name="ce1">
            <text:p>0.00557</text:p>
          </table:table-cell>
          <table:table-cell office:value-type="float" office:value="5.5500000000000002E-3" table:style-name="ce1">
            <text:p>0.00555</text:p>
          </table:table-cell>
          <table:table-cell office:value-type="float" office:value="6.7499999999999999E-3" table:style-name="ce1">
            <text:p>0.00675</text:p>
          </table:table-cell>
          <table:table-cell office:value-type="float" office:value="5.4400000000000004E-3" table:style-name="ce1">
            <text:p>0.00544</text:p>
          </table:table-cell>
          <table:table-cell office:value-type="float" office:value="5.5199999999999997E-3" table:style-name="ce1">
            <text:p>0.00552</text:p>
          </table:table-cell>
          <table:table-cell office:value-type="float" office:value="5.5300000000000002E-3" table:style-name="ce1">
            <text:p>0.00553</text:p>
          </table:table-cell>
          <table:table-cell office:value-type="float" office:value="1.1779200000000001" table:style-name="ce1">
            <text:p>1.17792</text:p>
          </table:table-cell>
          <table:table-cell office:value-type="float" office:value="1.1863900000000001" table:style-name="ce1">
            <text:p>1.18639</text:p>
          </table:table-cell>
          <table:table-cell office:value-type="float" office:value="1.17119" table:style-name="ce1">
            <text:p>1.17119</text:p>
          </table:table-cell>
          <table:table-cell table:style-name="ce1"/>
          <table:table-cell office:value-type="float" office:value="1.14771" table:style-name="ce1">
            <text:p>1.14771</text:p>
          </table:table-cell>
          <table:table-cell office:value-type="float" office:value="1.1591199999999999" table:style-name="ce1">
            <text:p>1.15912</text:p>
          </table:table-cell>
          <table:table-cell office:value-type="float" office:value="1.2027300000000001" table:style-name="ce1">
            <text:p>1.20273</text:p>
          </table:table-cell>
          <table:table-cell office:value-type="float" office:value="1.2098899999999999" table:style-name="ce1">
            <text:p>1.20989</text:p>
          </table:table-cell>
          <table:table-cell office:value-type="float" office:value="1.21875" table:style-name="ce1">
            <text:p>1.21875</text:p>
          </table:table-cell>
          <table:table-cell office:value-type="float" office:value="1.1549799999999999" table:style-name="ce1">
            <text:p>1.15498</text:p>
          </table:table-cell>
          <table:table-cell office:value-type="float" office:value="1.1601300000000001" table:style-name="ce1">
            <text:p>1.16013</text:p>
          </table:table-cell>
          <table:table-cell office:value-type="float" office:value="1.14195" table:style-name="ce1">
            <text:p>1.14195</text:p>
          </table:table-cell>
          <table:table-cell office:value-type="float" office:value="-1.0499999999999999E-3" table:style-name="ce1">
            <text:p>-0.00105</text:p>
          </table:table-cell>
          <table:table-cell office:value-type="float" office:value="-5.94E-3" table:style-name="ce1">
            <text:p>-0.00594</text:p>
          </table:table-cell>
          <table:table-cell office:value-type="float" office:value="-6.3000000000000003E-4" table:style-name="ce1">
            <text:p>-0.00063</text:p>
          </table:table-cell>
          <table:table-cell table:style-name="ce1"/>
          <table:table-cell office:value-type="float" office:value="9.5E-4" table:style-name="ce1">
            <text:p>0.00095</text:p>
          </table:table-cell>
          <table:table-cell office:value-type="float" office:value="-1.14E-3" table:style-name="ce1">
            <text:p>-0.00114</text:p>
          </table:table-cell>
          <table:table-cell office:value-type="float" office:value="0.32311000000000001" table:style-name="ce1">
            <text:p>0.32311</text:p>
          </table:table-cell>
          <table:table-cell office:value-type="float" office:value="0.33993000000000001" table:style-name="ce1">
            <text:p>0.33993</text:p>
          </table:table-cell>
          <table:table-cell table:number-columns-repeated="2" table:style-name="ce1"/>
          <table:table-cell office:value-type="float" office:value="2.8299999999999999E-4" table:style-name="ce1">
            <text:p>0.000283</text:p>
          </table:table-cell>
          <table:table-cell table:style-name="ce1"/>
          <table:table-cell office:value-type="float" office:value="0.19231999999999999" table:style-name="ce1">
            <text:p>0.19232</text:p>
          </table:table-cell>
          <table:table-cell office:value-type="float" office:value="0.19077" table:style-name="ce1">
            <text:p>0.19077</text:p>
          </table:table-cell>
          <table:table-cell office:value-type="float" office:value="0.19328999999999999" table:style-name="ce1">
            <text:p>0.19329</text:p>
          </table:table-cell>
          <table:table-cell office:value-type="float" office:value="0.19363" table:style-name="ce1">
            <text:p>0.19363</text:p>
          </table:table-cell>
          <table:table-cell office:value-type="float" office:value="0.19447" table:style-name="ce1">
            <text:p>0.19447</text:p>
          </table:table-cell>
          <table:table-cell office:value-type="float" office:value="0.19144" table:style-name="ce1">
            <text:p>0.19144</text:p>
          </table:table-cell>
          <table:table-cell office:value-type="float" office:value="4.4000000000000002E-4" table:style-name="ce1">
            <text:p>0.00044</text:p>
          </table:table-cell>
          <table:table-cell office:value-type="float" office:value="4.6000000000000001E-4" table:style-name="ce1">
            <text:p>0.00046</text:p>
          </table:table-cell>
          <table:table-cell office:value-type="float" office:value="5.6999999999999998E-4" table:style-name="ce1">
            <text:p>0.00057</text:p>
          </table:table-cell>
          <table:table-cell office:value-type="float" office:value="5.5000000000000003E-4" table:style-name="ce1">
            <text:p>0.00055</text:p>
          </table:table-cell>
          <table:table-cell office:value-type="float" office:value="1.7920700000000001" table:style-name="ce1">
            <text:p>1.79207</text:p>
          </table:table-cell>
          <table:table-cell office:value-type="float" office:value="1.75735" table:style-name="ce1">
            <text:p>1.75735</text:p>
          </table:table-cell>
          <table:table-cell office:value-type="float" office:value="1.7402200000000001" table:style-name="ce1">
            <text:p>1.74022</text:p>
          </table:table-cell>
          <table:table-cell table:style-name="ce1"/>
          <table:table-cell office:value-type="float" office:value="1.75881" table:style-name="ce1">
            <text:p>1.75881</text:p>
          </table:table-cell>
          <table:table-cell office:value-type="float" office:value="1.75939" table:style-name="ce1">
            <text:p>1.75939</text:p>
          </table:table-cell>
          <table:table-cell office:value-type="float" office:value="0.15828" table:style-name="ce1">
            <text:p>0.15828</text:p>
          </table:table-cell>
          <table:table-cell office:value-type="float" office:value="9.1590000000000005E-2" table:style-name="ce1">
            <text:p>0.09159</text:p>
          </table:table-cell>
          <table:table-cell office:value-type="float" office:value="7.2709999999999997E-2" table:style-name="ce1">
            <text:p>0.07271</text:p>
          </table:table-cell>
          <table:table-cell office:value-type="float" office:value="8.3500000000000005E-2" table:style-name="ce1">
            <text:p>0.0835</text:p>
          </table:table-cell>
          <table:table-cell office:value-type="float" office:value="5.7881900000000002" table:style-name="ce1">
            <text:p>5.78819</text:p>
          </table:table-cell>
          <table:table-cell office:value-type="float" office:value="5.7843400000000003" table:style-name="ce1">
            <text:p>5.78434</text:p>
          </table:table-cell>
          <table:table-cell office:value-type="float" office:value="5.7928800000000003" table:style-name="ce1">
            <text:p>5.79288</text:p>
          </table:table-cell>
          <table:table-cell office:value-type="float" office:value="5.6722999999999999" table:style-name="ce1">
            <text:p>5.6723</text:p>
          </table:table-cell>
          <table:table-cell office:value-type="float" office:value="5.7216100000000001" table:style-name="ce1">
            <text:p>5.72161</text:p>
          </table:table-cell>
          <table:table-cell office:value-type="float" office:value="5.7359" table:style-name="ce1">
            <text:p>5.7359</text:p>
          </table:table-cell>
          <table:table-cell office:value-type="float" office:value="1.6920000000000001E-2" table:style-name="ce1">
            <text:p>0.01692</text:p>
          </table:table-cell>
          <table:table-cell office:value-type="float" office:value="1.703E-2" table:style-name="ce1">
            <text:p>0.01703</text:p>
          </table:table-cell>
          <table:table-cell office:value-type="float" office:value="1.7170000000000001E-2" table:style-name="ce1">
            <text:p>0.01717</text:p>
          </table:table-cell>
          <table:table-cell office:value-type="float" office:value="1.711E-2" table:style-name="ce1">
            <text:p>0.01711</text:p>
          </table:table-cell>
          <table:table-cell table:number-columns-repeated="16317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2"/>
          <table:table-cell office:value-type="string" table:style-name="ce1">
            <text:p>TH_17</text:p>
          </table:table-cell>
          <table:table-cell office:value-type="float" office:value="1.5740000000000001E-2" table:style-name="ce1">
            <text:p>0.01574</text:p>
          </table:table-cell>
          <table:table-cell office:value-type="float" office:value="1.856E-2" table:style-name="ce1">
            <text:p>0.01856</text:p>
          </table:table-cell>
          <table:table-cell office:value-type="float" office:value="6.6800000000000002E-3" table:style-name="ce1">
            <text:p>0.00668</text:p>
          </table:table-cell>
          <table:table-cell office:value-type="float" office:value="6.9300000000000004E-3" table:style-name="ce1">
            <text:p>0.00693</text:p>
          </table:table-cell>
          <table:table-cell office:value-type="float" office:value="6.6699999999999997E-3" table:style-name="ce1">
            <text:p>0.00667</text:p>
          </table:table-cell>
          <table:table-cell office:value-type="float" office:value="6.6699999999999997E-3" table:style-name="ce1">
            <text:p>0.00667</text:p>
          </table:table-cell>
          <table:table-cell office:value-type="float" office:value="5.8199999999999997E-3" table:style-name="ce1">
            <text:p>0.00582</text:p>
          </table:table-cell>
          <table:table-cell office:value-type="float" office:value="7.0600000000000003E-3" table:style-name="ce1">
            <text:p>0.00706</text:p>
          </table:table-cell>
          <table:table-cell office:value-type="float" office:value="6.62E-3" table:style-name="ce1">
            <text:p>0.00662</text:p>
          </table:table-cell>
          <table:table-cell office:value-type="float" office:value="6.62E-3" table:style-name="ce1">
            <text:p>0.00662</text:p>
          </table:table-cell>
          <table:table-cell office:value-type="float" office:value="1.4803299999999999" table:style-name="ce1">
            <text:p>1.48033</text:p>
          </table:table-cell>
          <table:table-cell office:value-type="float" office:value="1.4874099999999999" table:style-name="ce1">
            <text:p>1.48741</text:p>
          </table:table-cell>
          <table:table-cell office:value-type="float" office:value="1.4653099999999999" table:style-name="ce1">
            <text:p>1.46531</text:p>
          </table:table-cell>
          <table:table-cell table:style-name="ce1"/>
          <table:table-cell office:value-type="float" office:value="1.42709" table:style-name="ce1">
            <text:p>1.42709</text:p>
          </table:table-cell>
          <table:table-cell office:value-type="float" office:value="1.4487000000000001" table:style-name="ce1">
            <text:p>1.4487</text:p>
          </table:table-cell>
          <table:table-cell office:value-type="float" office:value="1.4827399999999999" table:style-name="ce1">
            <text:p>1.48274</text:p>
          </table:table-cell>
          <table:table-cell office:value-type="float" office:value="1.5122599999999999" table:style-name="ce1">
            <text:p>1.51226</text:p>
          </table:table-cell>
          <table:table-cell office:value-type="float" office:value="1.49973" table:style-name="ce1">
            <text:p>1.49973</text:p>
          </table:table-cell>
          <table:table-cell office:value-type="float" office:value="1.4447300000000001" table:style-name="ce1">
            <text:p>1.44473</text:p>
          </table:table-cell>
          <table:table-cell office:value-type="float" office:value="1.44126" table:style-name="ce1">
            <text:p>1.44126</text:p>
          </table:table-cell>
          <table:table-cell office:value-type="float" office:value="1.4194800000000001" table:style-name="ce1">
            <text:p>1.41948</text:p>
          </table:table-cell>
          <table:table-cell office:value-type="float" office:value="-9.3000000000000005E-4" table:style-name="ce1">
            <text:p>-0.00093</text:p>
          </table:table-cell>
          <table:table-cell office:value-type="float" office:value="-5.6600000000000001E-3" table:style-name="ce1">
            <text:p>-0.00566</text:p>
          </table:table-cell>
          <table:table-cell office:value-type="float" office:value="8.0000000000000007E-5" table:style-name="ce1">
            <text:p>0.00008</text:p>
          </table:table-cell>
          <table:table-cell table:style-name="ce1"/>
          <table:table-cell office:value-type="float" office:value="3.4000000000000002E-4" table:style-name="ce1">
            <text:p>0.00034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0.21762999999999999" table:style-name="ce1">
            <text:p>0.21763</text:p>
          </table:table-cell>
          <table:table-cell office:value-type="float" office:value="0.23107" table:style-name="ce1">
            <text:p>0.23107</text:p>
          </table:table-cell>
          <table:table-cell table:number-columns-repeated="2" table:style-name="ce1"/>
          <table:table-cell office:value-type="float" office:value="3.3399999999999999E-4" table:style-name="ce1">
            <text:p>0.000334</text:p>
          </table:table-cell>
          <table:table-cell table:style-name="ce1"/>
          <table:table-cell office:value-type="float" office:value="0.22245000000000001" table:style-name="ce1">
            <text:p>0.22245</text:p>
          </table:table-cell>
          <table:table-cell office:value-type="float" office:value="0.22069" table:style-name="ce1">
            <text:p>0.22069</text:p>
          </table:table-cell>
          <table:table-cell office:value-type="float" office:value="0.22403000000000001" table:style-name="ce1">
            <text:p>0.22403</text:p>
          </table:table-cell>
          <table:table-cell office:value-type="float" office:value="0.22308" table:style-name="ce1">
            <text:p>0.22308</text:p>
          </table:table-cell>
          <table:table-cell office:value-type="float" office:value="0.22287000000000001" table:style-name="ce1">
            <text:p>0.22287</text:p>
          </table:table-cell>
          <table:table-cell office:value-type="float" office:value="0.21865000000000001" table:style-name="ce1">
            <text:p>0.21865</text:p>
          </table:table-cell>
          <table:table-cell office:value-type="float" office:value="3.8000000000000002E-4" table:style-name="ce1">
            <text:p>0.00038</text:p>
          </table:table-cell>
          <table:table-cell office:value-type="float" office:value="3.2000000000000003E-4" table:style-name="ce1">
            <text:p>0.00032</text:p>
          </table:table-cell>
          <table:table-cell office:value-type="float" office:value="3.5E-4" table:style-name="ce1">
            <text:p>0.00035</text:p>
          </table:table-cell>
          <table:table-cell office:value-type="float" office:value="-1.3999999999999999E-4" table:style-name="ce1">
            <text:p>-0.00014</text:p>
          </table:table-cell>
          <table:table-cell office:value-type="float" office:value="1.9860899999999999" table:style-name="ce1">
            <text:p>1.98609</text:p>
          </table:table-cell>
          <table:table-cell office:value-type="float" office:value="1.94665" table:style-name="ce1">
            <text:p>1.94665</text:p>
          </table:table-cell>
          <table:table-cell office:value-type="float" office:value="1.9332400000000001" table:style-name="ce1">
            <text:p>1.93324</text:p>
          </table:table-cell>
          <table:table-cell table:style-name="ce1"/>
          <table:table-cell office:value-type="float" office:value="1.95401" table:style-name="ce1">
            <text:p>1.95401</text:p>
          </table:table-cell>
          <table:table-cell office:value-type="float" office:value="1.9383699999999999" table:style-name="ce1">
            <text:p>1.93837</text:p>
          </table:table-cell>
          <table:table-cell office:value-type="float" office:value="0.12736" table:style-name="ce1">
            <text:p>0.12736</text:p>
          </table:table-cell>
          <table:table-cell office:value-type="float" office:value="8.2729999999999998E-2" table:style-name="ce1">
            <text:p>0.08273</text:p>
          </table:table-cell>
          <table:table-cell office:value-type="float" office:value="8.9829999999999993E-2" table:style-name="ce1">
            <text:p>0.08983</text:p>
          </table:table-cell>
          <table:table-cell office:value-type="float" office:value="7.7590000000000006E-2" table:style-name="ce1">
            <text:p>0.07759</text:p>
          </table:table-cell>
          <table:table-cell office:value-type="float" office:value="5.5646199999999997" table:style-name="ce1">
            <text:p>5.56462</text:p>
          </table:table-cell>
          <table:table-cell office:value-type="float" office:value="5.5961499999999997" table:style-name="ce1">
            <text:p>5.59615</text:p>
          </table:table-cell>
          <table:table-cell office:value-type="float" office:value="5.6139400000000004" table:style-name="ce1">
            <text:p>5.61394</text:p>
          </table:table-cell>
          <table:table-cell office:value-type="float" office:value="5.5043699999999998" table:style-name="ce1">
            <text:p>5.50437</text:p>
          </table:table-cell>
          <table:table-cell office:value-type="float" office:value="5.5183600000000004" table:style-name="ce1">
            <text:p>5.51836</text:p>
          </table:table-cell>
          <table:table-cell office:value-type="float" office:value="5.5217499999999999" table:style-name="ce1">
            <text:p>5.52175</text:p>
          </table:table-cell>
          <table:table-cell office:value-type="float" office:value="2.1010000000000001E-2" table:style-name="ce1">
            <text:p>0.02101</text:p>
          </table:table-cell>
          <table:table-cell office:value-type="float" office:value="2.1160000000000002E-2" table:style-name="ce1">
            <text:p>0.02116</text:p>
          </table:table-cell>
          <table:table-cell office:value-type="float" office:value="2.1229999999999999E-2" table:style-name="ce1">
            <text:p>0.02123</text:p>
          </table:table-cell>
          <table:table-cell office:value-type="float" office:value="2.102E-2" table:style-name="ce1">
            <text:p>0.02102</text:p>
          </table:table-cell>
          <table:table-cell table:number-columns-repeated="16317"/>
        </table:table-row>
        <table:table-row table:number-rows-repeated="2"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2"/>
          <table:table-cell office:value-type="string" table:style-name="ce1">
            <text:p>Cam Tap Water</text:p>
          </table:table-cell>
          <table:table-cell office:value-type="float" office:value="9.0100000000000006E-3" table:style-name="ce1">
            <text:p>0.00901</text:p>
          </table:table-cell>
          <table:table-cell office:value-type="float" office:value="2.2780000000000002E-2" table:style-name="ce1">
            <text:p>0.02278</text:p>
          </table:table-cell>
          <table:table-cell office:value-type="float" office:value="5.4059999999999997E-2" table:style-name="ce1">
            <text:p>0.05406</text:p>
          </table:table-cell>
          <table:table-cell office:value-type="float" office:value="5.3170000000000002E-2" table:style-name="ce1">
            <text:p>0.05317</text:p>
          </table:table-cell>
          <table:table-cell office:value-type="float" office:value="5.305E-2" table:style-name="ce1">
            <text:p>0.05305</text:p>
          </table:table-cell>
          <table:table-cell office:value-type="float" office:value="5.287E-2" table:style-name="ce1">
            <text:p>0.05287</text:p>
          </table:table-cell>
          <table:table-cell office:value-type="float" office:value="5.6329999999999998E-2" table:style-name="ce1">
            <text:p>0.05633</text:p>
          </table:table-cell>
          <table:table-cell office:value-type="float" office:value="5.6779999999999997E-2" table:style-name="ce1">
            <text:p>0.05678</text:p>
          </table:table-cell>
          <table:table-cell office:value-type="float" office:value="5.3960000000000001E-2" table:style-name="ce1">
            <text:p>0.05396</text:p>
          </table:table-cell>
          <table:table-cell office:value-type="float" office:value="5.3760000000000002E-2" table:style-name="ce1">
            <text:p>0.05376</text:p>
          </table:table-cell>
          <table:table-cell office:value-type="float" office:value="122.38018" table:style-name="ce1">
            <text:p>122.38018</text:p>
          </table:table-cell>
          <table:table-cell office:value-type="float" office:value="122.63045" table:style-name="ce1">
            <text:p>122.63045</text:p>
          </table:table-cell>
          <table:table-cell office:value-type="float" office:value="122.5445" table:style-name="ce1">
            <text:p>122.5445</text:p>
          </table:table-cell>
          <table:table-cell table:style-name="ce1"/>
          <table:table-cell office:value-type="string" table:style-name="ce1">
            <text:p>####</text:p>
          </table:table-cell>
          <table:table-cell office:value-type="float" office:value="99.043809999999993" table:style-name="ce1">
            <text:p>99.04381</text:p>
          </table:table-cell>
          <table:table-cell office:value-type="float" office:value="122.25989" table:style-name="ce1">
            <text:p>122.25989</text:p>
          </table:table-cell>
          <table:table-cell office:value-type="float" office:value="120.32526" table:style-name="ce1">
            <text:p>120.32526</text:p>
          </table:table-cell>
          <table:table-cell office:value-type="float" office:value="120.84303" table:style-name="ce1">
            <text:p>120.84303</text:p>
          </table:table-cell>
          <table:table-cell office:value-type="float" office:value="83.170299999999997" table:style-name="ce1">
            <text:p>83.1703</text:p>
          </table:table-cell>
          <table:table-cell office:value-type="string" table:style-name="ce1">
            <text:p>####</text:p>
          </table:table-cell>
          <table:table-cell office:value-type="float" office:value="116.16992999999999" table:style-name="ce1">
            <text:p>116.16993</text:p>
          </table:table-cell>
          <table:table-cell office:value-type="float" office:value="-4.5100000000000001E-3" table:style-name="ce1">
            <text:p>-0.00451</text:p>
          </table:table-cell>
          <table:table-cell office:value-type="float" office:value="-1.0580000000000001E-2" table:style-name="ce1">
            <text:p>-0.01058</text:p>
          </table:table-cell>
          <table:table-cell office:value-type="float" office:value="-4.6699999999999997E-3" table:style-name="ce1">
            <text:p>-0.00467</text:p>
          </table:table-cell>
          <table:table-cell table:style-name="ce1"/>
          <table:table-cell office:value-type="float" office:value="-2.16E-3" table:style-name="ce1">
            <text:p>-0.00216</text:p>
          </table:table-cell>
          <table:table-cell office:value-type="float" office:value="-6.0600000000000003E-3" table:style-name="ce1">
            <text:p>-0.00606</text:p>
          </table:table-cell>
          <table:table-cell office:value-type="float" office:value="2.69842" table:style-name="ce1">
            <text:p>2.69842</text:p>
          </table:table-cell>
          <table:table-cell office:value-type="float" office:value="2.62039" table:style-name="ce1">
            <text:p>2.62039</text:p>
          </table:table-cell>
          <table:table-cell table:number-columns-repeated="2" table:style-name="ce1"/>
          <table:table-cell office:value-type="float" office:value="1.2996000000000001E-2" table:style-name="ce1">
            <text:p>0.012996</text:p>
          </table:table-cell>
          <table:table-cell table:style-name="ce1"/>
          <table:table-cell office:value-type="float" office:value="3.47329" table:style-name="ce1">
            <text:p>3.47329</text:p>
          </table:table-cell>
          <table:table-cell office:value-type="float" office:value="3.5074800000000002" table:style-name="ce1">
            <text:p>3.50748</text:p>
          </table:table-cell>
          <table:table-cell office:value-type="float" office:value="3.6916199999999999" table:style-name="ce1">
            <text:p>3.69162</text:p>
          </table:table-cell>
          <table:table-cell office:value-type="float" office:value="3.6762199999999998" table:style-name="ce1">
            <text:p>3.67622</text:p>
          </table:table-cell>
          <table:table-cell office:value-type="float" office:value="3.6839499999999998" table:style-name="ce1">
            <text:p>3.68395</text:p>
          </table:table-cell>
          <table:table-cell office:value-type="float" office:value="3.6865800000000002" table:style-name="ce1">
            <text:p>3.68658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7E-5" table:style-name="ce1">
            <text:p>0.00008</text:p>
          </table:table-cell>
          <table:table-cell office:value-type="float" office:value="-1.0000000000000001E-5" table:style-name="ce1">
            <text:p>-0.00001</text:p>
          </table:table-cell>
          <table:table-cell office:value-type="float" office:value="11.677960000000001" table:style-name="ce1">
            <text:p>11.67796</text:p>
          </table:table-cell>
          <table:table-cell office:value-type="float" office:value="12.587289999999999" table:style-name="ce1">
            <text:p>12.58729</text:p>
          </table:table-cell>
          <table:table-cell office:value-type="float" office:value="12.38815" table:style-name="ce1">
            <text:p>12.38815</text:p>
          </table:table-cell>
          <table:table-cell table:style-name="ce1"/>
          <table:table-cell office:value-type="float" office:value="10.706810000000001" table:style-name="ce1">
            <text:p>10.70681</text:p>
          </table:table-cell>
          <table:table-cell office:value-type="float" office:value="10.692130000000001" table:style-name="ce1">
            <text:p>10.69213</text:p>
          </table:table-cell>
          <table:table-cell office:value-type="float" office:value="11.64495" table:style-name="ce1">
            <text:p>11.64495</text:p>
          </table:table-cell>
          <table:table-cell office:value-type="float" office:value="10.40601" table:style-name="ce1">
            <text:p>10.40601</text:p>
          </table:table-cell>
          <table:table-cell office:value-type="float" office:value="9.8385599999999993" table:style-name="ce1">
            <text:p>9.83856</text:p>
          </table:table-cell>
          <table:table-cell office:value-type="float" office:value="9.6071100000000005" table:style-name="ce1">
            <text:p>9.60711</text:p>
          </table:table-cell>
          <table:table-cell office:value-type="float" office:value="8.1771200000000004" table:style-name="ce1">
            <text:p>8.17712</text:p>
          </table:table-cell>
          <table:table-cell office:value-type="float" office:value="8.1492900000000006" table:style-name="ce1">
            <text:p>8.14929</text:p>
          </table:table-cell>
          <table:table-cell office:value-type="float" office:value="8.1920300000000008" table:style-name="ce1">
            <text:p>8.19203</text:p>
          </table:table-cell>
          <table:table-cell office:value-type="float" office:value="8.1435399999999998" table:style-name="ce1">
            <text:p>8.14354</text:p>
          </table:table-cell>
          <table:table-cell office:value-type="float" office:value="8.2159399999999998" table:style-name="ce1">
            <text:p>8.21594</text:p>
          </table:table-cell>
          <table:table-cell office:value-type="float" office:value="8.2046200000000002" table:style-name="ce1">
            <text:p>8.20462</text:p>
          </table:table-cell>
          <table:table-cell office:value-type="float" office:value="0.42252000000000001" table:style-name="ce1">
            <text:p>0.42252</text:p>
          </table:table-cell>
          <table:table-cell office:value-type="float" office:value="0.42820000000000003" table:style-name="ce1">
            <text:p>0.4282</text:p>
          </table:table-cell>
          <table:table-cell office:value-type="float" office:value="0.42231000000000002" table:style-name="ce1">
            <text:p>0.42231</text:p>
          </table:table-cell>
          <table:table-cell office:value-type="float" office:value="0.42709999999999998" table:style-name="ce1">
            <text:p>0.4271</text:p>
          </table:table-cell>
          <table:table-cell table:number-columns-repeated="16317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2"/>
          <table:table-cell office:value-type="string" table:style-name="ce1">
            <text:p>Cam Tap Water</text:p>
          </table:table-cell>
          <table:table-cell office:value-type="float" office:value="8.6499999999999997E-3" table:style-name="ce1">
            <text:p>0.00865</text:p>
          </table:table-cell>
          <table:table-cell office:value-type="float" office:value="1.6420000000000001E-2" table:style-name="ce1">
            <text:p>0.01642</text:p>
          </table:table-cell>
          <table:table-cell office:value-type="float" office:value="5.4140000000000001E-2" table:style-name="ce1">
            <text:p>0.05414</text:p>
          </table:table-cell>
          <table:table-cell office:value-type="float" office:value="5.3260000000000002E-2" table:style-name="ce1">
            <text:p>0.05326</text:p>
          </table:table-cell>
          <table:table-cell office:value-type="float" office:value="5.3190000000000001E-2" table:style-name="ce1">
            <text:p>0.05319</text:p>
          </table:table-cell>
          <table:table-cell office:value-type="float" office:value="5.3069999999999999E-2" table:style-name="ce1">
            <text:p>0.05307</text:p>
          </table:table-cell>
          <table:table-cell office:value-type="float" office:value="5.6559999999999999E-2" table:style-name="ce1">
            <text:p>0.05656</text:p>
          </table:table-cell>
          <table:table-cell office:value-type="float" office:value="5.6419999999999998E-2" table:style-name="ce1">
            <text:p>0.05642</text:p>
          </table:table-cell>
          <table:table-cell office:value-type="float" office:value="5.4030000000000002E-2" table:style-name="ce1">
            <text:p>0.05403</text:p>
          </table:table-cell>
          <table:table-cell office:value-type="float" office:value="5.3960000000000001E-2" table:style-name="ce1">
            <text:p>0.05396</text:p>
          </table:table-cell>
          <table:table-cell office:value-type="float" office:value="123.10889" table:style-name="ce1">
            <text:p>123.10889</text:p>
          </table:table-cell>
          <table:table-cell office:value-type="float" office:value="123.09197" table:style-name="ce1">
            <text:p>123.09197</text:p>
          </table:table-cell>
          <table:table-cell office:value-type="float" office:value="123.07632" table:style-name="ce1">
            <text:p>123.07632</text:p>
          </table:table-cell>
          <table:table-cell table:style-name="ce1"/>
          <table:table-cell office:value-type="string" table:style-name="ce1">
            <text:p>####</text:p>
          </table:table-cell>
          <table:table-cell office:value-type="float" office:value="99.500770000000003" table:style-name="ce1">
            <text:p>99.50077</text:p>
          </table:table-cell>
          <table:table-cell office:value-type="float" office:value="123.15940000000001" table:style-name="ce1">
            <text:p>123.1594</text:p>
          </table:table-cell>
          <table:table-cell office:value-type="float" office:value="121.06672" table:style-name="ce1">
            <text:p>121.06672</text:p>
          </table:table-cell>
          <table:table-cell office:value-type="float" office:value="121.43149" table:style-name="ce1">
            <text:p>121.43149</text:p>
          </table:table-cell>
          <table:table-cell office:value-type="float" office:value="82.558959999999999" table:style-name="ce1">
            <text:p>82.55896</text:p>
          </table:table-cell>
          <table:table-cell office:value-type="string" table:style-name="ce1">
            <text:p>####</text:p>
          </table:table-cell>
          <table:table-cell office:value-type="float" office:value="116.75418000000001" table:style-name="ce1">
            <text:p>116.75418</text:p>
          </table:table-cell>
          <table:table-cell office:value-type="float" office:value="-3.7799999999999999E-3" table:style-name="ce1">
            <text:p>-0.00378</text:p>
          </table:table-cell>
          <table:table-cell office:value-type="float" office:value="-1.017E-2" table:style-name="ce1">
            <text:p>-0.01017</text:p>
          </table:table-cell>
          <table:table-cell office:value-type="float" office:value="-4.0800000000000003E-3" table:style-name="ce1">
            <text:p>-0.00408</text:p>
          </table:table-cell>
          <table:table-cell table:style-name="ce1"/>
          <table:table-cell office:value-type="float" office:value="-3.29E-3" table:style-name="ce1">
            <text:p>-0.00329</text:p>
          </table:table-cell>
          <table:table-cell office:value-type="float" office:value="-3.6800000000000001E-3" table:style-name="ce1">
            <text:p>-0.00368</text:p>
          </table:table-cell>
          <table:table-cell office:value-type="float" office:value="2.71339" table:style-name="ce1">
            <text:p>2.71339</text:p>
          </table:table-cell>
          <table:table-cell office:value-type="float" office:value="2.6379299999999999" table:style-name="ce1">
            <text:p>2.63793</text:p>
          </table:table-cell>
          <table:table-cell table:number-columns-repeated="2" table:style-name="ce1"/>
          <table:table-cell office:value-type="float" office:value="1.3079E-2" table:style-name="ce1">
            <text:p>0.013079</text:p>
          </table:table-cell>
          <table:table-cell table:style-name="ce1"/>
          <table:table-cell office:value-type="float" office:value="3.49173" table:style-name="ce1">
            <text:p>3.49173</text:p>
          </table:table-cell>
          <table:table-cell office:value-type="float" office:value="3.5242200000000001" table:style-name="ce1">
            <text:p>3.52422</text:p>
          </table:table-cell>
          <table:table-cell office:value-type="float" office:value="3.7109999999999999" table:style-name="ce1">
            <text:p>3.711</text:p>
          </table:table-cell>
          <table:table-cell office:value-type="float" office:value="3.7015400000000001" table:style-name="ce1">
            <text:p>3.70154</text:p>
          </table:table-cell>
          <table:table-cell office:value-type="float" office:value="3.7025299999999999" table:style-name="ce1">
            <text:p>3.70253</text:p>
          </table:table-cell>
          <table:table-cell office:value-type="float" office:value="3.7099299999999999" table:style-name="ce1">
            <text:p>3.70993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4.6000000000000001E-4" table:style-name="ce1">
            <text:p>0.00046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11.77244" table:style-name="ce1">
            <text:p>11.77244</text:p>
          </table:table-cell>
          <table:table-cell office:value-type="float" office:value="12.666069999999999" table:style-name="ce1">
            <text:p>12.66607</text:p>
          </table:table-cell>
          <table:table-cell office:value-type="float" office:value="12.487959999999999" table:style-name="ce1">
            <text:p>12.48796</text:p>
          </table:table-cell>
          <table:table-cell table:style-name="ce1"/>
          <table:table-cell office:value-type="float" office:value="10.77547" table:style-name="ce1">
            <text:p>10.77547</text:p>
          </table:table-cell>
          <table:table-cell office:value-type="float" office:value="10.761240000000001" table:style-name="ce1">
            <text:p>10.76124</text:p>
          </table:table-cell>
          <table:table-cell office:value-type="float" office:value="11.712809999999999" table:style-name="ce1">
            <text:p>11.71281</text:p>
          </table:table-cell>
          <table:table-cell office:value-type="float" office:value="10.56007" table:style-name="ce1">
            <text:p>10.56007</text:p>
          </table:table-cell>
          <table:table-cell office:value-type="float" office:value="9.9179200000000005" table:style-name="ce1">
            <text:p>9.91792</text:p>
          </table:table-cell>
          <table:table-cell office:value-type="float" office:value="9.6749700000000001" table:style-name="ce1">
            <text:p>9.67497</text:p>
          </table:table-cell>
          <table:table-cell office:value-type="float" office:value="8.2008100000000006" table:style-name="ce1">
            <text:p>8.20081</text:p>
          </table:table-cell>
          <table:table-cell office:value-type="float" office:value="8.1995900000000006" table:style-name="ce1">
            <text:p>8.19959</text:p>
          </table:table-cell>
          <table:table-cell office:value-type="float" office:value="8.2450799999999997" table:style-name="ce1">
            <text:p>8.24508</text:p>
          </table:table-cell>
          <table:table-cell office:value-type="float" office:value="8.2052099999999992" table:style-name="ce1">
            <text:p>8.20521</text:p>
          </table:table-cell>
          <table:table-cell office:value-type="float" office:value="8.2733299999999996" table:style-name="ce1">
            <text:p>8.27333</text:p>
          </table:table-cell>
          <table:table-cell office:value-type="float" office:value="8.25413" table:style-name="ce1">
            <text:p>8.25413</text:p>
          </table:table-cell>
          <table:table-cell office:value-type="float" office:value="0.42481999999999998" table:style-name="ce1">
            <text:p>0.42482</text:p>
          </table:table-cell>
          <table:table-cell office:value-type="float" office:value="0.43076999999999999" table:style-name="ce1">
            <text:p>0.43077</text:p>
          </table:table-cell>
          <table:table-cell office:value-type="float" office:value="0.42444999999999999" table:style-name="ce1">
            <text:p>0.42445</text:p>
          </table:table-cell>
          <table:table-cell office:value-type="float" office:value="0.42984" table:style-name="ce1">
            <text:p>0.42984</text:p>
          </table:table-cell>
          <table:table-cell table:number-columns-repeated="16317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2"/>
          <table:table-cell office:value-type="string" table:style-name="ce1">
            <text:p>Cam Tap Water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2.0539999999999999E-2" table:style-name="ce1">
            <text:p>0.02054</text:p>
          </table:table-cell>
          <table:table-cell office:value-type="float" office:value="5.4260000000000003E-2" table:style-name="ce1">
            <text:p>0.05426</text:p>
          </table:table-cell>
          <table:table-cell office:value-type="float" office:value="5.3069999999999999E-2" table:style-name="ce1">
            <text:p>0.05307</text:p>
          </table:table-cell>
          <table:table-cell office:value-type="float" office:value="5.3100000000000001E-2" table:style-name="ce1">
            <text:p>0.0531</text:p>
          </table:table-cell>
          <table:table-cell office:value-type="float" office:value="5.289E-2" table:style-name="ce1">
            <text:p>0.05289</text:p>
          </table:table-cell>
          <table:table-cell office:value-type="float" office:value="5.7250000000000002E-2" table:style-name="ce1">
            <text:p>0.05725</text:p>
          </table:table-cell>
          <table:table-cell office:value-type="float" office:value="5.6939999999999998E-2" table:style-name="ce1">
            <text:p>0.05694</text:p>
          </table:table-cell>
          <table:table-cell office:value-type="float" office:value="5.3879999999999997E-2" table:style-name="ce1">
            <text:p>0.05388</text:p>
          </table:table-cell>
          <table:table-cell office:value-type="float" office:value="5.3769999999999998E-2" table:style-name="ce1">
            <text:p>0.05377</text:p>
          </table:table-cell>
          <table:table-cell office:value-type="float" office:value="122.73567" table:style-name="ce1">
            <text:p>122.73567</text:p>
          </table:table-cell>
          <table:table-cell office:value-type="float" office:value="122.76473" table:style-name="ce1">
            <text:p>122.76473</text:p>
          </table:table-cell>
          <table:table-cell office:value-type="float" office:value="122.55584" table:style-name="ce1">
            <text:p>122.55584</text:p>
          </table:table-cell>
          <table:table-cell table:style-name="ce1"/>
          <table:table-cell office:value-type="string" table:style-name="ce1">
            <text:p>####</text:p>
          </table:table-cell>
          <table:table-cell office:value-type="float" office:value="98.858779999999996" table:style-name="ce1">
            <text:p>98.85878</text:p>
          </table:table-cell>
          <table:table-cell office:value-type="float" office:value="122.79819999999999" table:style-name="ce1">
            <text:p>122.7982</text:p>
          </table:table-cell>
          <table:table-cell office:value-type="float" office:value="120.48172" table:style-name="ce1">
            <text:p>120.48172</text:p>
          </table:table-cell>
          <table:table-cell office:value-type="float" office:value="120.89191" table:style-name="ce1">
            <text:p>120.89191</text:p>
          </table:table-cell>
          <table:table-cell office:value-type="float" office:value="83.315079999999995" table:style-name="ce1">
            <text:p>83.31508</text:p>
          </table:table-cell>
          <table:table-cell office:value-type="string" table:style-name="ce1">
            <text:p>####</text:p>
          </table:table-cell>
          <table:table-cell office:value-type="float" office:value="116.26385999999999" table:style-name="ce1">
            <text:p>116.26386</text:p>
          </table:table-cell>
          <table:table-cell office:value-type="float" office:value="-4.5599999999999998E-3" table:style-name="ce1">
            <text:p>-0.00456</text:p>
          </table:table-cell>
          <table:table-cell office:value-type="float" office:value="-1.0279999999999999E-2" table:style-name="ce1">
            <text:p>-0.01028</text:p>
          </table:table-cell>
          <table:table-cell office:value-type="float" office:value="-4.4900000000000001E-3" table:style-name="ce1">
            <text:p>-0.00449</text:p>
          </table:table-cell>
          <table:table-cell table:style-name="ce1"/>
          <table:table-cell office:value-type="float" office:value="-3.0400000000000002E-3" table:style-name="ce1">
            <text:p>-0.00304</text:p>
          </table:table-cell>
          <table:table-cell office:value-type="float" office:value="-7.3099999999999997E-3" table:style-name="ce1">
            <text:p>-0.00731</text:p>
          </table:table-cell>
          <table:table-cell office:value-type="float" office:value="2.6986599999999998" table:style-name="ce1">
            <text:p>2.69866</text:p>
          </table:table-cell>
          <table:table-cell office:value-type="float" office:value="2.62819" table:style-name="ce1">
            <text:p>2.62819</text:p>
          </table:table-cell>
          <table:table-cell table:number-columns-repeated="2" table:style-name="ce1"/>
          <table:table-cell office:value-type="float" office:value="1.2977000000000001E-2" table:style-name="ce1">
            <text:p>0.012977</text:p>
          </table:table-cell>
          <table:table-cell table:style-name="ce1"/>
          <table:table-cell office:value-type="float" office:value="3.4826100000000002" table:style-name="ce1">
            <text:p>3.48261</text:p>
          </table:table-cell>
          <table:table-cell office:value-type="float" office:value="3.5127199999999998" table:style-name="ce1">
            <text:p>3.51272</text:p>
          </table:table-cell>
          <table:table-cell office:value-type="float" office:value="3.6963699999999999" table:style-name="ce1">
            <text:p>3.69637</text:p>
          </table:table-cell>
          <table:table-cell office:value-type="float" office:value="3.6705299999999998" table:style-name="ce1">
            <text:p>3.67053</text:p>
          </table:table-cell>
          <table:table-cell office:value-type="float" office:value="3.6872500000000001" table:style-name="ce1">
            <text:p>3.68725</text:p>
          </table:table-cell>
          <table:table-cell office:value-type="float" office:value="3.6979000000000002" table:style-name="ce1">
            <text:p>3.6979</text:p>
          </table:table-cell>
          <table:table-cell office:value-type="float" office:value="8.0000000000000007E-5" table:style-name="ce1">
            <text:p>0.00008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-3.1E-4" table:style-name="ce1">
            <text:p>-0.00031</text:p>
          </table:table-cell>
          <table:table-cell office:value-type="float" office:value="11.74539" table:style-name="ce1">
            <text:p>11.74539</text:p>
          </table:table-cell>
          <table:table-cell office:value-type="float" office:value="12.62974" table:style-name="ce1">
            <text:p>12.62974</text:p>
          </table:table-cell>
          <table:table-cell office:value-type="float" office:value="12.43474" table:style-name="ce1">
            <text:p>12.43474</text:p>
          </table:table-cell>
          <table:table-cell table:style-name="ce1"/>
          <table:table-cell office:value-type="float" office:value="10.721270000000001" table:style-name="ce1">
            <text:p>10.72127</text:p>
          </table:table-cell>
          <table:table-cell office:value-type="float" office:value="10.71195" table:style-name="ce1">
            <text:p>10.71195</text:p>
          </table:table-cell>
          <table:table-cell office:value-type="float" office:value="11.75305" table:style-name="ce1">
            <text:p>11.75305</text:p>
          </table:table-cell>
          <table:table-cell office:value-type="float" office:value="10.457850000000001" table:style-name="ce1">
            <text:p>10.45785</text:p>
          </table:table-cell>
          <table:table-cell office:value-type="float" office:value="9.9098299999999995" table:style-name="ce1">
            <text:p>9.90983</text:p>
          </table:table-cell>
          <table:table-cell office:value-type="float" office:value="9.5621399999999994" table:style-name="ce1">
            <text:p>9.56214</text:p>
          </table:table-cell>
          <table:table-cell office:value-type="float" office:value="8.1815999999999995" table:style-name="ce1">
            <text:p>8.1816</text:p>
          </table:table-cell>
          <table:table-cell office:value-type="float" office:value="8.1511999999999993" table:style-name="ce1">
            <text:p>8.1512</text:p>
          </table:table-cell>
          <table:table-cell office:value-type="float" office:value="8.2031500000000008" table:style-name="ce1">
            <text:p>8.20315</text:p>
          </table:table-cell>
          <table:table-cell office:value-type="float" office:value="8.1896199999999997" table:style-name="ce1">
            <text:p>8.18962</text:p>
          </table:table-cell>
          <table:table-cell office:value-type="float" office:value="8.2010199999999998" table:style-name="ce1">
            <text:p>8.20102</text:p>
          </table:table-cell>
          <table:table-cell office:value-type="float" office:value="8.2158300000000004" table:style-name="ce1">
            <text:p>8.21583</text:p>
          </table:table-cell>
          <table:table-cell office:value-type="float" office:value="0.42302000000000001" table:style-name="ce1">
            <text:p>0.42302</text:p>
          </table:table-cell>
          <table:table-cell office:value-type="float" office:value="0.42949999999999999" table:style-name="ce1">
            <text:p>0.4295</text:p>
          </table:table-cell>
          <table:table-cell office:value-type="float" office:value="0.42249999999999999" table:style-name="ce1">
            <text:p>0.4225</text:p>
          </table:table-cell>
          <table:table-cell office:value-type="float" office:value="0.42781000000000002" table:style-name="ce1">
            <text:p>0.42781</text:p>
          </table:table-cell>
          <table:table-cell table:number-columns-repeated="16317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2"/>
          <table:table-cell office:value-type="string" table:style-name="ce1">
            <text:p>Cam Tap Water</text:p>
          </table:table-cell>
          <table:table-cell office:value-type="float" office:value="8.4100000000000008E-3" table:style-name="ce1">
            <text:p>0.00841</text:p>
          </table:table-cell>
          <table:table-cell office:value-type="float" office:value="2.035E-2" table:style-name="ce1">
            <text:p>0.02035</text:p>
          </table:table-cell>
          <table:table-cell office:value-type="float" office:value="5.3900000000000003E-2" table:style-name="ce1">
            <text:p>0.0539</text:p>
          </table:table-cell>
          <table:table-cell office:value-type="float" office:value="5.3490000000000003E-2" table:style-name="ce1">
            <text:p>0.05349</text:p>
          </table:table-cell>
          <table:table-cell office:value-type="float" office:value="5.3120000000000001E-2" table:style-name="ce1">
            <text:p>0.05312</text:p>
          </table:table-cell>
          <table:table-cell office:value-type="float" office:value="5.2949999999999997E-2" table:style-name="ce1">
            <text:p>0.05295</text:p>
          </table:table-cell>
          <table:table-cell office:value-type="float" office:value="5.6509999999999998E-2" table:style-name="ce1">
            <text:p>0.05651</text:p>
          </table:table-cell>
          <table:table-cell office:value-type="float" office:value="5.6579999999999998E-2" table:style-name="ce1">
            <text:p>0.05658</text:p>
          </table:table-cell>
          <table:table-cell office:value-type="float" office:value="5.4030000000000002E-2" table:style-name="ce1">
            <text:p>0.05403</text:p>
          </table:table-cell>
          <table:table-cell office:value-type="float" office:value="5.3940000000000002E-2" table:style-name="ce1">
            <text:p>0.05394</text:p>
          </table:table-cell>
          <table:table-cell office:value-type="float" office:value="123.21223999999999" table:style-name="ce1">
            <text:p>123.21224</text:p>
          </table:table-cell>
          <table:table-cell office:value-type="float" office:value="123.34041000000001" table:style-name="ce1">
            <text:p>123.34041</text:p>
          </table:table-cell>
          <table:table-cell office:value-type="float" office:value="123.10747000000001" table:style-name="ce1">
            <text:p>123.10747</text:p>
          </table:table-cell>
          <table:table-cell table:style-name="ce1"/>
          <table:table-cell office:value-type="string" table:style-name="ce1">
            <text:p>####</text:p>
          </table:table-cell>
          <table:table-cell office:value-type="float" office:value="98.884569999999997" table:style-name="ce1">
            <text:p>98.88457</text:p>
          </table:table-cell>
          <table:table-cell office:value-type="float" office:value="123.71932" table:style-name="ce1">
            <text:p>123.71932</text:p>
          </table:table-cell>
          <table:table-cell office:value-type="float" office:value="121.43208" table:style-name="ce1">
            <text:p>121.43208</text:p>
          </table:table-cell>
          <table:table-cell office:value-type="float" office:value="121.74257" table:style-name="ce1">
            <text:p>121.74257</text:p>
          </table:table-cell>
          <table:table-cell office:value-type="float" office:value="82.896990000000002" table:style-name="ce1">
            <text:p>82.89699</text:p>
          </table:table-cell>
          <table:table-cell office:value-type="string" table:style-name="ce1">
            <text:p>####</text:p>
          </table:table-cell>
          <table:table-cell office:value-type="float" office:value="116.90485" table:style-name="ce1">
            <text:p>116.90485</text:p>
          </table:table-cell>
          <table:table-cell office:value-type="float" office:value="-4.7200000000000002E-3" table:style-name="ce1">
            <text:p>-0.00472</text:p>
          </table:table-cell>
          <table:table-cell office:value-type="float" office:value="-1.026E-2" table:style-name="ce1">
            <text:p>-0.01026</text:p>
          </table:table-cell>
          <table:table-cell office:value-type="float" office:value="-3.9500000000000004E-3" table:style-name="ce1">
            <text:p>-0.00395</text:p>
          </table:table-cell>
          <table:table-cell table:style-name="ce1"/>
          <table:table-cell office:value-type="float" office:value="-2.65E-3" table:style-name="ce1">
            <text:p>-0.00265</text:p>
          </table:table-cell>
          <table:table-cell office:value-type="float" office:value="-5.2399999999999999E-3" table:style-name="ce1">
            <text:p>-0.00524</text:p>
          </table:table-cell>
          <table:table-cell office:value-type="float" office:value="2.7027100000000002" table:style-name="ce1">
            <text:p>2.70271</text:p>
          </table:table-cell>
          <table:table-cell office:value-type="float" office:value="2.62886" table:style-name="ce1">
            <text:p>2.62886</text:p>
          </table:table-cell>
          <table:table-cell table:number-columns-repeated="2" table:style-name="ce1"/>
          <table:table-cell office:value-type="float" office:value="1.2997E-2" table:style-name="ce1">
            <text:p>0.012997</text:p>
          </table:table-cell>
          <table:table-cell table:style-name="ce1"/>
          <table:table-cell office:value-type="float" office:value="3.4924599999999999" table:style-name="ce1">
            <text:p>3.49246</text:p>
          </table:table-cell>
          <table:table-cell office:value-type="float" office:value="3.5241899999999999" table:style-name="ce1">
            <text:p>3.52419</text:p>
          </table:table-cell>
          <table:table-cell office:value-type="float" office:value="3.7012499999999999" table:style-name="ce1">
            <text:p>3.70125</text:p>
          </table:table-cell>
          <table:table-cell office:value-type="float" office:value="3.7040099999999998" table:style-name="ce1">
            <text:p>3.70401</text:p>
          </table:table-cell>
          <table:table-cell office:value-type="float" office:value="3.7148699999999999" table:style-name="ce1">
            <text:p>3.71487</text:p>
          </table:table-cell>
          <table:table-cell office:value-type="float" office:value="3.7202500000000001" table:style-name="ce1">
            <text:p>3.72025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-6.9999999999999994E-5" table:style-name="ce1">
            <text:p>-0.00007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-2.4000000000000001E-4" table:style-name="ce1">
            <text:p>-0.00024</text:p>
          </table:table-cell>
          <table:table-cell office:value-type="float" office:value="11.688700000000001" table:style-name="ce1">
            <text:p>11.6887</text:p>
          </table:table-cell>
          <table:table-cell office:value-type="float" office:value="12.63223" table:style-name="ce1">
            <text:p>12.63223</text:p>
          </table:table-cell>
          <table:table-cell office:value-type="float" office:value="12.455819999999999" table:style-name="ce1">
            <text:p>12.45582</text:p>
          </table:table-cell>
          <table:table-cell table:style-name="ce1"/>
          <table:table-cell office:value-type="float" office:value="10.79513" table:style-name="ce1">
            <text:p>10.79513</text:p>
          </table:table-cell>
          <table:table-cell office:value-type="float" office:value="10.789580000000001" table:style-name="ce1">
            <text:p>10.78958</text:p>
          </table:table-cell>
          <table:table-cell office:value-type="float" office:value="11.76313" table:style-name="ce1">
            <text:p>11.76313</text:p>
          </table:table-cell>
          <table:table-cell office:value-type="float" office:value="10.5428" table:style-name="ce1">
            <text:p>10.5428</text:p>
          </table:table-cell>
          <table:table-cell office:value-type="float" office:value="9.9545399999999997" table:style-name="ce1">
            <text:p>9.95454</text:p>
          </table:table-cell>
          <table:table-cell office:value-type="float" office:value="9.6406200000000002" table:style-name="ce1">
            <text:p>9.64062</text:p>
          </table:table-cell>
          <table:table-cell office:value-type="float" office:value="8.2035900000000002" table:style-name="ce1">
            <text:p>8.20359</text:p>
          </table:table-cell>
          <table:table-cell office:value-type="float" office:value="8.1667799999999993" table:style-name="ce1">
            <text:p>8.16678</text:p>
          </table:table-cell>
          <table:table-cell office:value-type="float" office:value="8.2370699999999992" table:style-name="ce1">
            <text:p>8.23707</text:p>
          </table:table-cell>
          <table:table-cell office:value-type="float" office:value="8.2092399999999994" table:style-name="ce1">
            <text:p>8.20924</text:p>
          </table:table-cell>
          <table:table-cell office:value-type="float" office:value="8.2830399999999997" table:style-name="ce1">
            <text:p>8.28304</text:p>
          </table:table-cell>
          <table:table-cell office:value-type="float" office:value="8.2672299999999996" table:style-name="ce1">
            <text:p>8.26723</text:p>
          </table:table-cell>
          <table:table-cell office:value-type="float" office:value="0.42374000000000001" table:style-name="ce1">
            <text:p>0.42374</text:p>
          </table:table-cell>
          <table:table-cell office:value-type="float" office:value="0.43008999999999997" table:style-name="ce1">
            <text:p>0.43009</text:p>
          </table:table-cell>
          <table:table-cell office:value-type="float" office:value="0.42553999999999997" table:style-name="ce1">
            <text:p>0.42554</text:p>
          </table:table-cell>
          <table:table-cell office:value-type="float" office:value="0.43064000000000002" table:style-name="ce1">
            <text:p>0.43064</text:p>
          </table:table-cell>
          <table:table-cell table:number-columns-repeated="16317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2"/>
          <table:table-cell office:value-type="string" table:style-name="ce1">
            <text:p>Cam Tap Water</text:p>
          </table:table-cell>
          <table:table-cell office:value-type="float" office:value="8.3499999999999998E-3" table:style-name="ce1">
            <text:p>0.00835</text:p>
          </table:table-cell>
          <table:table-cell office:value-type="float" office:value="2.281E-2" table:style-name="ce1">
            <text:p>0.02281</text:p>
          </table:table-cell>
          <table:table-cell office:value-type="float" office:value="5.4050000000000001E-2" table:style-name="ce1">
            <text:p>0.05405</text:p>
          </table:table-cell>
          <table:table-cell office:value-type="float" office:value="5.3719999999999997E-2" table:style-name="ce1">
            <text:p>0.05372</text:p>
          </table:table-cell>
          <table:table-cell office:value-type="float" office:value="5.3589999999999999E-2" table:style-name="ce1">
            <text:p>0.05359</text:p>
          </table:table-cell>
          <table:table-cell office:value-type="float" office:value="5.3510000000000002E-2" table:style-name="ce1">
            <text:p>0.05351</text:p>
          </table:table-cell>
          <table:table-cell office:value-type="float" office:value="5.9110000000000003E-2" table:style-name="ce1">
            <text:p>0.05911</text:p>
          </table:table-cell>
          <table:table-cell office:value-type="float" office:value="5.7230000000000003E-2" table:style-name="ce1">
            <text:p>0.05723</text:p>
          </table:table-cell>
          <table:table-cell office:value-type="float" office:value="5.4629999999999998E-2" table:style-name="ce1">
            <text:p>0.05463</text:p>
          </table:table-cell>
          <table:table-cell office:value-type="float" office:value="5.4629999999999998E-2" table:style-name="ce1">
            <text:p>0.05463</text:p>
          </table:table-cell>
          <table:table-cell office:value-type="float" office:value="124.47923" table:style-name="ce1">
            <text:p>124.47923</text:p>
          </table:table-cell>
          <table:table-cell office:value-type="float" office:value="124.62522" table:style-name="ce1">
            <text:p>124.62522</text:p>
          </table:table-cell>
          <table:table-cell office:value-type="float" office:value="124.24556" table:style-name="ce1">
            <text:p>124.24556</text:p>
          </table:table-cell>
          <table:table-cell table:style-name="ce1"/>
          <table:table-cell office:value-type="string" table:style-name="ce1">
            <text:p>####</text:p>
          </table:table-cell>
          <table:table-cell office:value-type="float" office:value="100.14628999999999" table:style-name="ce1">
            <text:p>100.14629</text:p>
          </table:table-cell>
          <table:table-cell office:value-type="float" office:value="125.05089" table:style-name="ce1">
            <text:p>125.05089</text:p>
          </table:table-cell>
          <table:table-cell office:value-type="float" office:value="122.74215" table:style-name="ce1">
            <text:p>122.74215</text:p>
          </table:table-cell>
          <table:table-cell office:value-type="float" office:value="123.01694000000001" table:style-name="ce1">
            <text:p>123.01694</text:p>
          </table:table-cell>
          <table:table-cell office:value-type="float" office:value="83.963750000000005" table:style-name="ce1">
            <text:p>83.96375</text:p>
          </table:table-cell>
          <table:table-cell office:value-type="string" table:style-name="ce1">
            <text:p>####</text:p>
          </table:table-cell>
          <table:table-cell office:value-type="float" office:value="118.04199" table:style-name="ce1">
            <text:p>118.04199</text:p>
          </table:table-cell>
          <table:table-cell office:value-type="float" office:value="-4.4900000000000001E-3" table:style-name="ce1">
            <text:p>-0.00449</text:p>
          </table:table-cell>
          <table:table-cell office:value-type="float" office:value="-1.0189999999999999E-2" table:style-name="ce1">
            <text:p>-0.01019</text:p>
          </table:table-cell>
          <table:table-cell office:value-type="float" office:value="-4.4000000000000003E-3" table:style-name="ce1">
            <text:p>-0.0044</text:p>
          </table:table-cell>
          <table:table-cell table:style-name="ce1"/>
          <table:table-cell office:value-type="float" office:value="-3.1700000000000001E-3" table:style-name="ce1">
            <text:p>-0.00317</text:p>
          </table:table-cell>
          <table:table-cell office:value-type="float" office:value="-5.3400000000000001E-3" table:style-name="ce1">
            <text:p>-0.00534</text:p>
          </table:table-cell>
          <table:table-cell office:value-type="float" office:value="2.7250999999999999" table:style-name="ce1">
            <text:p>2.7251</text:p>
          </table:table-cell>
          <table:table-cell office:value-type="float" office:value="2.6531899999999999" table:style-name="ce1">
            <text:p>2.65319</text:p>
          </table:table-cell>
          <table:table-cell table:number-columns-repeated="2" table:style-name="ce1"/>
          <table:table-cell office:value-type="float" office:value="1.3214999999999999E-2" table:style-name="ce1">
            <text:p>0.013215</text:p>
          </table:table-cell>
          <table:table-cell table:style-name="ce1"/>
          <table:table-cell office:value-type="float" office:value="3.5279500000000001" table:style-name="ce1">
            <text:p>3.52795</text:p>
          </table:table-cell>
          <table:table-cell office:value-type="float" office:value="3.5573999999999999" table:style-name="ce1">
            <text:p>3.5574</text:p>
          </table:table-cell>
          <table:table-cell office:value-type="float" office:value="3.7429999999999999" table:style-name="ce1">
            <text:p>3.743</text:p>
          </table:table-cell>
          <table:table-cell office:value-type="float" office:value="3.7380900000000001" table:style-name="ce1">
            <text:p>3.73809</text:p>
          </table:table-cell>
          <table:table-cell office:value-type="float" office:value="3.7488800000000002" table:style-name="ce1">
            <text:p>3.74888</text:p>
          </table:table-cell>
          <table:table-cell office:value-type="float" office:value="3.7528800000000002" table:style-name="ce1">
            <text:p>3.75288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-1.2999999999999999E-4" table:style-name="ce1">
            <text:p>-0.00013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-5.9000000000000003E-4" table:style-name="ce1">
            <text:p>-0.00059</text:p>
          </table:table-cell>
          <table:table-cell office:value-type="float" office:value="11.823589999999999" table:style-name="ce1">
            <text:p>11.82359</text:p>
          </table:table-cell>
          <table:table-cell office:value-type="float" office:value="12.78707" table:style-name="ce1">
            <text:p>12.78707</text:p>
          </table:table-cell>
          <table:table-cell office:value-type="float" office:value="12.55273" table:style-name="ce1">
            <text:p>12.55273</text:p>
          </table:table-cell>
          <table:table-cell table:style-name="ce1"/>
          <table:table-cell office:value-type="float" office:value="10.878830000000001" table:style-name="ce1">
            <text:p>10.87883</text:p>
          </table:table-cell>
          <table:table-cell office:value-type="float" office:value="10.897650000000001" table:style-name="ce1">
            <text:p>10.89765</text:p>
          </table:table-cell>
          <table:table-cell office:value-type="float" office:value="11.91774" table:style-name="ce1">
            <text:p>11.91774</text:p>
          </table:table-cell>
          <table:table-cell office:value-type="float" office:value="10.64307" table:style-name="ce1">
            <text:p>10.64307</text:p>
          </table:table-cell>
          <table:table-cell office:value-type="float" office:value="10.11102" table:style-name="ce1">
            <text:p>10.11102</text:p>
          </table:table-cell>
          <table:table-cell office:value-type="float" office:value="9.7113700000000005" table:style-name="ce1">
            <text:p>9.71137</text:p>
          </table:table-cell>
          <table:table-cell office:value-type="float" office:value="8.2958999999999996" table:style-name="ce1">
            <text:p>8.2959</text:p>
          </table:table-cell>
          <table:table-cell office:value-type="float" office:value="8.2729700000000008" table:style-name="ce1">
            <text:p>8.27297</text:p>
          </table:table-cell>
          <table:table-cell office:value-type="float" office:value="8.3298199999999998" table:style-name="ce1">
            <text:p>8.32982</text:p>
          </table:table-cell>
          <table:table-cell office:value-type="float" office:value="8.3249600000000008" table:style-name="ce1">
            <text:p>8.32496</text:p>
          </table:table-cell>
          <table:table-cell office:value-type="float" office:value="8.3520400000000006" table:style-name="ce1">
            <text:p>8.35204</text:p>
          </table:table-cell>
          <table:table-cell office:value-type="float" office:value="8.3768899999999995" table:style-name="ce1">
            <text:p>8.37689</text:p>
          </table:table-cell>
          <table:table-cell office:value-type="float" office:value="0.43013000000000001" table:style-name="ce1">
            <text:p>0.43013</text:p>
          </table:table-cell>
          <table:table-cell office:value-type="float" office:value="0.43470999999999999" table:style-name="ce1">
            <text:p>0.43471</text:p>
          </table:table-cell>
          <table:table-cell office:value-type="float" office:value="0.43056" table:style-name="ce1">
            <text:p>0.43056</text:p>
          </table:table-cell>
          <table:table-cell office:value-type="float" office:value="0.43536999999999998" table:style-name="ce1">
            <text:p>0.43537</text:p>
          </table:table-cell>
          <table:table-cell table:number-columns-repeated="16317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2"/>
          <table:table-cell office:value-type="string" table:style-name="ce1">
            <text:p>Cam Tap water</text:p>
          </table:table-cell>
          <table:table-cell office:value-type="float" office:value="8.9800000000000001E-3" table:style-name="ce1">
            <text:p>0.00898</text:p>
          </table:table-cell>
          <table:table-cell office:value-type="float" office:value="2.3890000000000002E-2" table:style-name="ce1">
            <text:p>0.02389</text:p>
          </table:table-cell>
          <table:table-cell office:value-type="float" office:value="5.527E-2" table:style-name="ce1">
            <text:p>0.05527</text:p>
          </table:table-cell>
          <table:table-cell office:value-type="float" office:value="5.4269999999999999E-2" table:style-name="ce1">
            <text:p>0.05427</text:p>
          </table:table-cell>
          <table:table-cell office:value-type="float" office:value="5.3960000000000001E-2" table:style-name="ce1">
            <text:p>0.05396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5.7389999999999997E-2" table:style-name="ce1">
            <text:p>0.05739</text:p>
          </table:table-cell>
          <table:table-cell office:value-type="float" office:value="5.8110000000000002E-2" table:style-name="ce1">
            <text:p>0.05811</text:p>
          </table:table-cell>
          <table:table-cell office:value-type="float" office:value="5.4850000000000003E-2" table:style-name="ce1">
            <text:p>0.05485</text:p>
          </table:table-cell>
          <table:table-cell office:value-type="float" office:value="5.4980000000000001E-2" table:style-name="ce1">
            <text:p>0.05498</text:p>
          </table:table-cell>
          <table:table-cell office:value-type="float" office:value="125.36126" table:style-name="ce1">
            <text:p>125.36126</text:p>
          </table:table-cell>
          <table:table-cell office:value-type="float" office:value="125.36609" table:style-name="ce1">
            <text:p>125.36609</text:p>
          </table:table-cell>
          <table:table-cell office:value-type="float" office:value="125.24724999999999" table:style-name="ce1">
            <text:p>125.24725</text:p>
          </table:table-cell>
          <table:table-cell table:style-name="ce1"/>
          <table:table-cell office:value-type="string" table:style-name="ce1">
            <text:p>####</text:p>
          </table:table-cell>
          <table:table-cell office:value-type="float" office:value="100.56819" table:style-name="ce1">
            <text:p>100.56819</text:p>
          </table:table-cell>
          <table:table-cell office:value-type="float" office:value="126.32047" table:style-name="ce1">
            <text:p>126.32047</text:p>
          </table:table-cell>
          <table:table-cell office:value-type="float" office:value="124.1234" table:style-name="ce1">
            <text:p>124.1234</text:p>
          </table:table-cell>
          <table:table-cell office:value-type="float" office:value="124.35107000000001" table:style-name="ce1">
            <text:p>124.35107</text:p>
          </table:table-cell>
          <table:table-cell office:value-type="float" office:value="84.000730000000004" table:style-name="ce1">
            <text:p>84.00073</text:p>
          </table:table-cell>
          <table:table-cell office:value-type="string" table:style-name="ce1">
            <text:p>####</text:p>
          </table:table-cell>
          <table:table-cell office:value-type="float" office:value="119.12197999999999" table:style-name="ce1">
            <text:p>119.12198</text:p>
          </table:table-cell>
          <table:table-cell office:value-type="float" office:value="-4.2900000000000004E-3" table:style-name="ce1">
            <text:p>-0.00429</text:p>
          </table:table-cell>
          <table:table-cell office:value-type="float" office:value="-1.0149999999999999E-2" table:style-name="ce1">
            <text:p>-0.01015</text:p>
          </table:table-cell>
          <table:table-cell office:value-type="float" office:value="-3.9399999999999999E-3" table:style-name="ce1">
            <text:p>-0.00394</text:p>
          </table:table-cell>
          <table:table-cell table:style-name="ce1"/>
          <table:table-cell office:value-type="float" office:value="-2.1199999999999999E-3" table:style-name="ce1">
            <text:p>-0.00212</text:p>
          </table:table-cell>
          <table:table-cell office:value-type="float" office:value="-6.2399999999999999E-3" table:style-name="ce1">
            <text:p>-0.00624</text:p>
          </table:table-cell>
          <table:table-cell office:value-type="float" office:value="2.7430099999999999" table:style-name="ce1">
            <text:p>2.74301</text:p>
          </table:table-cell>
          <table:table-cell office:value-type="float" office:value="2.6724700000000001" table:style-name="ce1">
            <text:p>2.67247</text:p>
          </table:table-cell>
          <table:table-cell table:number-columns-repeated="2" table:style-name="ce1"/>
          <table:table-cell office:value-type="float" office:value="1.3179E-2" table:style-name="ce1">
            <text:p>0.013179</text:p>
          </table:table-cell>
          <table:table-cell table:style-name="ce1"/>
          <table:table-cell office:value-type="float" office:value="3.5590799999999998" table:style-name="ce1">
            <text:p>3.55908</text:p>
          </table:table-cell>
          <table:table-cell office:value-type="float" office:value="3.58711" table:style-name="ce1">
            <text:p>3.58711</text:p>
          </table:table-cell>
          <table:table-cell office:value-type="float" office:value="3.7677100000000001" table:style-name="ce1">
            <text:p>3.76771</text:p>
          </table:table-cell>
          <table:table-cell office:value-type="float" office:value="3.7776900000000002" table:style-name="ce1">
            <text:p>3.77769</text:p>
          </table:table-cell>
          <table:table-cell office:value-type="float" office:value="3.7944" table:style-name="ce1">
            <text:p>3.7944</text:p>
          </table:table-cell>
          <table:table-cell office:value-type="float" office:value="3.7934600000000001" table:style-name="ce1">
            <text:p>3.79346</text:p>
          </table:table-cell>
          <table:table-cell office:value-type="float" office:value="1.1E-4" table:style-name="ce1">
            <text:p>0.00011</text:p>
          </table:table-cell>
          <table:table-cell office:value-type="float" office:value="1.1E-4" table:style-name="ce1">
            <text:p>0.00011</text:p>
          </table:table-cell>
          <table:table-cell office:value-type="float" office:value="2.3000000000000001E-4" table:style-name="ce1">
            <text:p>0.00023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11.96152" table:style-name="ce1">
            <text:p>11.96152</text:p>
          </table:table-cell>
          <table:table-cell office:value-type="float" office:value="12.87379" table:style-name="ce1">
            <text:p>12.87379</text:p>
          </table:table-cell>
          <table:table-cell office:value-type="float" office:value="12.67972" table:style-name="ce1">
            <text:p>12.67972</text:p>
          </table:table-cell>
          <table:table-cell table:style-name="ce1"/>
          <table:table-cell office:value-type="float" office:value="11.03073" table:style-name="ce1">
            <text:p>11.03073</text:p>
          </table:table-cell>
          <table:table-cell office:value-type="float" office:value="11.00325" table:style-name="ce1">
            <text:p>11.00325</text:p>
          </table:table-cell>
          <table:table-cell office:value-type="float" office:value="11.99987" table:style-name="ce1">
            <text:p>11.99987</text:p>
          </table:table-cell>
          <table:table-cell office:value-type="float" office:value="10.726430000000001" table:style-name="ce1">
            <text:p>10.72643</text:p>
          </table:table-cell>
          <table:table-cell office:value-type="float" office:value="10.16925" table:style-name="ce1">
            <text:p>10.16925</text:p>
          </table:table-cell>
          <table:table-cell office:value-type="float" office:value="9.8087400000000002" table:style-name="ce1">
            <text:p>9.80874</text:p>
          </table:table-cell>
          <table:table-cell office:value-type="float" office:value="8.3573400000000007" table:style-name="ce1">
            <text:p>8.35734</text:p>
          </table:table-cell>
          <table:table-cell office:value-type="float" office:value="8.3381100000000004" table:style-name="ce1">
            <text:p>8.33811</text:p>
          </table:table-cell>
          <table:table-cell office:value-type="float" office:value="8.3933800000000005" table:style-name="ce1">
            <text:p>8.39338</text:p>
          </table:table-cell>
          <table:table-cell office:value-type="float" office:value="8.3925599999999996" table:style-name="ce1">
            <text:p>8.39256</text:p>
          </table:table-cell>
          <table:table-cell office:value-type="float" office:value="8.4618000000000002" table:style-name="ce1">
            <text:p>8.4618</text:p>
          </table:table-cell>
          <table:table-cell office:value-type="float" office:value="8.4636800000000001" table:style-name="ce1">
            <text:p>8.46368</text:p>
          </table:table-cell>
          <table:table-cell office:value-type="float" office:value="0.43051" table:style-name="ce1">
            <text:p>0.43051</text:p>
          </table:table-cell>
          <table:table-cell office:value-type="float" office:value="0.43762000000000001" table:style-name="ce1">
            <text:p>0.43762</text:p>
          </table:table-cell>
          <table:table-cell office:value-type="float" office:value="0.43364000000000003" table:style-name="ce1">
            <text:p>0.43364</text:p>
          </table:table-cell>
          <table:table-cell office:value-type="float" office:value="0.43901000000000001" table:style-name="ce1">
            <text:p>0.43901</text:p>
          </table:table-cell>
          <table:table-cell table:number-columns-repeated="16317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2"/>
          <table:table-cell office:value-type="string" table:style-name="ce1">
            <text:p>Cam Tap Water</text:p>
          </table:table-cell>
          <table:table-cell office:value-type="float" office:value="8.4700000000000001E-3" table:style-name="ce1">
            <text:p>0.00847</text:p>
          </table:table-cell>
          <table:table-cell office:value-type="float" office:value="2.257E-2" table:style-name="ce1">
            <text:p>0.02257</text:p>
          </table:table-cell>
          <table:table-cell office:value-type="float" office:value="5.5750000000000001E-2" table:style-name="ce1">
            <text:p>0.05575</text:p>
          </table:table-cell>
          <table:table-cell office:value-type="float" office:value="5.5259999999999997E-2" table:style-name="ce1">
            <text:p>0.05526</text:p>
          </table:table-cell>
          <table:table-cell office:value-type="float" office:value="5.466E-2" table:style-name="ce1">
            <text:p>0.05466</text:p>
          </table:table-cell>
          <table:table-cell office:value-type="float" office:value="5.4469999999999998E-2" table:style-name="ce1">
            <text:p>0.05447</text:p>
          </table:table-cell>
          <table:table-cell office:value-type="float" office:value="5.9970000000000002E-2" table:style-name="ce1">
            <text:p>0.05997</text:p>
          </table:table-cell>
          <table:table-cell office:value-type="float" office:value="5.9959999999999999E-2" table:style-name="ce1">
            <text:p>0.05996</text:p>
          </table:table-cell>
          <table:table-cell office:value-type="float" office:value="5.8360000000000002E-2" table:style-name="ce1">
            <text:p>0.05836</text:p>
          </table:table-cell>
          <table:table-cell office:value-type="float" office:value="5.8790000000000002E-2" table:style-name="ce1">
            <text:p>0.05879</text:p>
          </table:table-cell>
          <table:table-cell office:value-type="float" office:value="127.17377" table:style-name="ce1">
            <text:p>127.17377</text:p>
          </table:table-cell>
          <table:table-cell office:value-type="float" office:value="127.3383" table:style-name="ce1">
            <text:p>127.3383</text:p>
          </table:table-cell>
          <table:table-cell office:value-type="float" office:value="127.02556" table:style-name="ce1">
            <text:p>127.02556</text:p>
          </table:table-cell>
          <table:table-cell table:style-name="ce1"/>
          <table:table-cell office:value-type="string" table:style-name="ce1">
            <text:p>####</text:p>
          </table:table-cell>
          <table:table-cell office:value-type="float" office:value="101.78444" table:style-name="ce1">
            <text:p>101.78444</text:p>
          </table:table-cell>
          <table:table-cell office:value-type="float" office:value="130.85039" table:style-name="ce1">
            <text:p>130.85039</text:p>
          </table:table-cell>
          <table:table-cell office:value-type="float" office:value="128.41544999999999" table:style-name="ce1">
            <text:p>128.41545</text:p>
          </table:table-cell>
          <table:table-cell office:value-type="float" office:value="129.16795999999999" table:style-name="ce1">
            <text:p>129.16796</text:p>
          </table:table-cell>
          <table:table-cell office:value-type="float" office:value="87.134150000000005" table:style-name="ce1">
            <text:p>87.13415</text:p>
          </table:table-cell>
          <table:table-cell office:value-type="string" table:style-name="ce1">
            <text:p>####</text:p>
          </table:table-cell>
          <table:table-cell office:value-type="float" office:value="128.48097000000001" table:style-name="ce1">
            <text:p>128.48097</text:p>
          </table:table-cell>
          <table:table-cell office:value-type="float" office:value="-4.2399999999999998E-3" table:style-name="ce1">
            <text:p>-0.00424</text:p>
          </table:table-cell>
          <table:table-cell office:value-type="float" office:value="-1.038E-2" table:style-name="ce1">
            <text:p>-0.01038</text:p>
          </table:table-cell>
          <table:table-cell office:value-type="float" office:value="-4.28E-3" table:style-name="ce1">
            <text:p>-0.00428</text:p>
          </table:table-cell>
          <table:table-cell table:style-name="ce1"/>
          <table:table-cell office:value-type="float" office:value="-3.0000000000000001E-3" table:style-name="ce1">
            <text:p>-0.003</text:p>
          </table:table-cell>
          <table:table-cell office:value-type="float" office:value="-6.7999999999999996E-3" table:style-name="ce1">
            <text:p>-0.0068</text:p>
          </table:table-cell>
          <table:table-cell office:value-type="float" office:value="2.7868599999999999" table:style-name="ce1">
            <text:p>2.78686</text:p>
          </table:table-cell>
          <table:table-cell office:value-type="float" office:value="2.7159499999999999" table:style-name="ce1">
            <text:p>2.71595</text:p>
          </table:table-cell>
          <table:table-cell table:number-columns-repeated="2" table:style-name="ce1"/>
          <table:table-cell office:value-type="float" office:value="1.3413E-2" table:style-name="ce1">
            <text:p>0.013413</text:p>
          </table:table-cell>
          <table:table-cell table:style-name="ce1"/>
          <table:table-cell office:value-type="float" office:value="3.6110699999999998" table:style-name="ce1">
            <text:p>3.61107</text:p>
          </table:table-cell>
          <table:table-cell office:value-type="float" office:value="3.64161" table:style-name="ce1">
            <text:p>3.64161</text:p>
          </table:table-cell>
          <table:table-cell office:value-type="float" office:value="3.8288700000000002" table:style-name="ce1">
            <text:p>3.82887</text:p>
          </table:table-cell>
          <table:table-cell office:value-type="float" office:value="3.9399299999999999" table:style-name="ce1">
            <text:p>3.93993</text:p>
          </table:table-cell>
          <table:table-cell office:value-type="float" office:value="3.95472" table:style-name="ce1">
            <text:p>3.95472</text:p>
          </table:table-cell>
          <table:table-cell office:value-type="float" office:value="4.0473999999999997" table:style-name="ce1">
            <text:p>4.0474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1.1E-4" table:style-name="ce1">
            <text:p>0.00011</text:p>
          </table:table-cell>
          <table:table-cell office:value-type="float" office:value="2.7E-4" table:style-name="ce1">
            <text:p>0.00027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12.06742" table:style-name="ce1">
            <text:p>12.06742</text:p>
          </table:table-cell>
          <table:table-cell office:value-type="float" office:value="13.07657" table:style-name="ce1">
            <text:p>13.07657</text:p>
          </table:table-cell>
          <table:table-cell office:value-type="float" office:value="12.86684" table:style-name="ce1">
            <text:p>12.86684</text:p>
          </table:table-cell>
          <table:table-cell table:style-name="ce1"/>
          <table:table-cell office:value-type="float" office:value="11.897830000000001" table:style-name="ce1">
            <text:p>11.89783</text:p>
          </table:table-cell>
          <table:table-cell office:value-type="float" office:value="11.877090000000001" table:style-name="ce1">
            <text:p>11.87709</text:p>
          </table:table-cell>
          <table:table-cell office:value-type="float" office:value="12.14353" table:style-name="ce1">
            <text:p>12.14353</text:p>
          </table:table-cell>
          <table:table-cell office:value-type="float" office:value="10.893800000000001" table:style-name="ce1">
            <text:p>10.8938</text:p>
          </table:table-cell>
          <table:table-cell office:value-type="float" office:value="10.91198" table:style-name="ce1">
            <text:p>10.91198</text:p>
          </table:table-cell>
          <table:table-cell office:value-type="float" office:value="10.44964" table:style-name="ce1">
            <text:p>10.44964</text:p>
          </table:table-cell>
          <table:table-cell office:value-type="float" office:value="8.4825999999999997" table:style-name="ce1">
            <text:p>8.4826</text:p>
          </table:table-cell>
          <table:table-cell office:value-type="float" office:value="8.4615600000000004" table:style-name="ce1">
            <text:p>8.46156</text:p>
          </table:table-cell>
          <table:table-cell office:value-type="float" office:value="8.5161499999999997" table:style-name="ce1">
            <text:p>8.51615</text:p>
          </table:table-cell>
          <table:table-cell office:value-type="float" office:value="8.8474500000000003" table:style-name="ce1">
            <text:p>8.84745</text:p>
          </table:table-cell>
          <table:table-cell office:value-type="float" office:value="8.9061000000000003" table:style-name="ce1">
            <text:p>8.9061</text:p>
          </table:table-cell>
          <table:table-cell office:value-type="float" office:value="8.9370600000000007" table:style-name="ce1">
            <text:p>8.93706</text:p>
          </table:table-cell>
          <table:table-cell office:value-type="float" office:value="0.43774000000000002" table:style-name="ce1">
            <text:p>0.43774</text:p>
          </table:table-cell>
          <table:table-cell office:value-type="float" office:value="0.44430999999999998" table:style-name="ce1">
            <text:p>0.44431</text:p>
          </table:table-cell>
          <table:table-cell office:value-type="float" office:value="0.46017000000000002" table:style-name="ce1">
            <text:p>0.46017</text:p>
          </table:table-cell>
          <table:table-cell office:value-type="float" office:value="0.46657999999999999" table:style-name="ce1">
            <text:p>0.46658</text:p>
          </table:table-cell>
          <table:table-cell table:number-columns-repeated="16317"/>
        </table:table-row>
        <table:table-row table:number-rows-repeated="6"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2"/>
          <table:table-cell office:value-type="string" table:style-name="ce1">
            <text:p>SLRS-6</text:p>
          </table:table-cell>
          <table:table-cell office:value-type="float" office:value="2.7369999999999998E-2" table:style-name="ce1">
            <text:p>0.02737</text:p>
          </table:table-cell>
          <table:table-cell office:value-type="float" office:value="2.818E-2" table:style-name="ce1">
            <text:p>0.02818</text:p>
          </table:table-cell>
          <table:table-cell office:value-type="float" office:value="1.3270000000000001E-2" table:style-name="ce1">
            <text:p>0.01327</text:p>
          </table:table-cell>
          <table:table-cell office:value-type="float" office:value="1.3350000000000001E-2" table:style-name="ce1">
            <text:p>0.01335</text:p>
          </table:table-cell>
          <table:table-cell office:value-type="float" office:value="1.341E-2" table:style-name="ce1">
            <text:p>0.01341</text:p>
          </table:table-cell>
          <table:table-cell office:value-type="float" office:value="1.336E-2" table:style-name="ce1">
            <text:p>0.01336</text:p>
          </table:table-cell>
          <table:table-cell office:value-type="float" office:value="1.4800000000000001E-2" table:style-name="ce1">
            <text:p>0.0148</text:p>
          </table:table-cell>
          <table:table-cell office:value-type="float" office:value="1.401E-2" table:style-name="ce1">
            <text:p>0.01401</text:p>
          </table:table-cell>
          <table:table-cell office:value-type="float" office:value="1.316E-2" table:style-name="ce1">
            <text:p>0.01316</text:p>
          </table:table-cell>
          <table:table-cell office:value-type="float" office:value="1.316E-2" table:style-name="ce1">
            <text:p>0.01316</text:p>
          </table:table-cell>
          <table:table-cell office:value-type="float" office:value="9.3153600000000001" table:style-name="ce1">
            <text:p>9.31536</text:p>
          </table:table-cell>
          <table:table-cell office:value-type="float" office:value="9.1834000000000007" table:style-name="ce1">
            <text:p>9.1834</text:p>
          </table:table-cell>
          <table:table-cell office:value-type="float" office:value="9.1116899999999994" table:style-name="ce1">
            <text:p>9.11169</text:p>
          </table:table-cell>
          <table:table-cell table:style-name="ce1"/>
          <table:table-cell office:value-type="float" office:value="8.8254199999999994" table:style-name="ce1">
            <text:p>8.82542</text:p>
          </table:table-cell>
          <table:table-cell office:value-type="float" office:value="8.9879300000000004" table:style-name="ce1">
            <text:p>8.98793</text:p>
          </table:table-cell>
          <table:table-cell office:value-type="float" office:value="9.2506500000000003" table:style-name="ce1">
            <text:p>9.25065</text:p>
          </table:table-cell>
          <table:table-cell office:value-type="float" office:value="9.2997800000000002" table:style-name="ce1">
            <text:p>9.29978</text:p>
          </table:table-cell>
          <table:table-cell office:value-type="float" office:value="9.0824400000000001" table:style-name="ce1">
            <text:p>9.08244</text:p>
          </table:table-cell>
          <table:table-cell office:value-type="float" office:value="8.7019800000000007" table:style-name="ce1">
            <text:p>8.70198</text:p>
          </table:table-cell>
          <table:table-cell office:value-type="float" office:value="8.7331500000000002" table:style-name="ce1">
            <text:p>8.73315</text:p>
          </table:table-cell>
          <table:table-cell office:value-type="float" office:value="8.8467000000000002" table:style-name="ce1">
            <text:p>8.8467</text:p>
          </table:table-cell>
          <table:table-cell office:value-type="float" office:value="5.7200000000000001E-2" table:style-name="ce1">
            <text:p>0.0572</text:p>
          </table:table-cell>
          <table:table-cell office:value-type="float" office:value="5.9670000000000001E-2" table:style-name="ce1">
            <text:p>0.05967</text:p>
          </table:table-cell>
          <table:table-cell office:value-type="float" office:value="5.7729999999999997E-2" table:style-name="ce1">
            <text:p>0.05773</text:p>
          </table:table-cell>
          <table:table-cell table:style-name="ce1"/>
          <table:table-cell office:value-type="float" office:value="6.2269999999999999E-2" table:style-name="ce1">
            <text:p>0.06227</text:p>
          </table:table-cell>
          <table:table-cell office:value-type="float" office:value="6.1679999999999999E-2" table:style-name="ce1">
            <text:p>0.06168</text:p>
          </table:table-cell>
          <table:table-cell office:value-type="float" office:value="0.67525000000000002" table:style-name="ce1">
            <text:p>0.67525</text:p>
          </table:table-cell>
          <table:table-cell office:value-type="float" office:value="0.67766000000000004" table:style-name="ce1">
            <text:p>0.67766</text:p>
          </table:table-cell>
          <table:table-cell table:number-columns-repeated="2" table:style-name="ce1"/>
          <table:table-cell office:value-type="float" office:value="7.5100000000000004E-4" table:style-name="ce1">
            <text:p>0.000751</text:p>
          </table:table-cell>
          <table:table-cell table:style-name="ce1"/>
          <table:table-cell office:value-type="float" office:value="2.2358699999999998" table:style-name="ce1">
            <text:p>2.23587</text:p>
          </table:table-cell>
          <table:table-cell office:value-type="float" office:value="2.2452800000000002" table:style-name="ce1">
            <text:p>2.24528</text:p>
          </table:table-cell>
          <table:table-cell office:value-type="float" office:value="2.2812899999999998" table:style-name="ce1">
            <text:p>2.28129</text:p>
          </table:table-cell>
          <table:table-cell office:value-type="float" office:value="2.27068" table:style-name="ce1">
            <text:p>2.27068</text:p>
          </table:table-cell>
          <table:table-cell office:value-type="float" office:value="2.2778900000000002" table:style-name="ce1">
            <text:p>2.27789</text:p>
          </table:table-cell>
          <table:table-cell office:value-type="float" office:value="2.2383600000000001" table:style-name="ce1">
            <text:p>2.23836</text:p>
          </table:table-cell>
          <table:table-cell office:value-type="float" office:value="1.99E-3" table:style-name="ce1">
            <text:p>0.00199</text:p>
          </table:table-cell>
          <table:table-cell office:value-type="float" office:value="2.15E-3" table:style-name="ce1">
            <text:p>0.00215</text:p>
          </table:table-cell>
          <table:table-cell office:value-type="float" office:value="2.2799999999999999E-3" table:style-name="ce1">
            <text:p>0.00228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2.8656199999999998" table:style-name="ce1">
            <text:p>2.86562</text:p>
          </table:table-cell>
          <table:table-cell office:value-type="float" office:value="2.9030100000000001" table:style-name="ce1">
            <text:p>2.90301</text:p>
          </table:table-cell>
          <table:table-cell office:value-type="float" office:value="2.8801299999999999" table:style-name="ce1">
            <text:p>2.88013</text:p>
          </table:table-cell>
          <table:table-cell table:style-name="ce1"/>
          <table:table-cell office:value-type="float" office:value="2.7723499999999999" table:style-name="ce1">
            <text:p>2.77235</text:p>
          </table:table-cell>
          <table:table-cell office:value-type="float" office:value="2.79575" table:style-name="ce1">
            <text:p>2.79575</text:p>
          </table:table-cell>
          <table:table-cell office:value-type="float" office:value="1.98407" table:style-name="ce1">
            <text:p>1.98407</text:p>
          </table:table-cell>
          <table:table-cell office:value-type="float" office:value="1.9874099999999999" table:style-name="ce1">
            <text:p>1.98741</text:p>
          </table:table-cell>
          <table:table-cell office:value-type="float" office:value="1.79697" table:style-name="ce1">
            <text:p>1.79697</text:p>
          </table:table-cell>
          <table:table-cell office:value-type="float" office:value="1.7970299999999999" table:style-name="ce1">
            <text:p>1.79703</text:p>
          </table:table-cell>
          <table:table-cell office:value-type="float" office:value="2.3887499999999999" table:style-name="ce1">
            <text:p>2.38875</text:p>
          </table:table-cell>
          <table:table-cell office:value-type="float" office:value="2.3857200000000001" table:style-name="ce1">
            <text:p>2.38572</text:p>
          </table:table-cell>
          <table:table-cell office:value-type="float" office:value="2.3708399999999998" table:style-name="ce1">
            <text:p>2.37084</text:p>
          </table:table-cell>
          <table:table-cell office:value-type="float" office:value="2.3234400000000002" table:style-name="ce1">
            <text:p>2.32344</text:p>
          </table:table-cell>
          <table:table-cell office:value-type="float" office:value="2.3559199999999998" table:style-name="ce1">
            <text:p>2.35592</text:p>
          </table:table-cell>
          <table:table-cell office:value-type="float" office:value="2.3696999999999999" table:style-name="ce1">
            <text:p>2.3697</text:p>
          </table:table-cell>
          <table:table-cell office:value-type="float" office:value="4.0689999999999997E-2" table:style-name="ce1">
            <text:p>0.04069</text:p>
          </table:table-cell>
          <table:table-cell office:value-type="float" office:value="4.1059999999999999E-2" table:style-name="ce1">
            <text:p>0.04106</text:p>
          </table:table-cell>
          <table:table-cell office:value-type="float" office:value="4.1099999999999998E-2" table:style-name="ce1">
            <text:p>0.0411</text:p>
          </table:table-cell>
          <table:table-cell office:value-type="float" office:value="4.1459999999999997E-2" table:style-name="ce1">
            <text:p>0.04146</text:p>
          </table:table-cell>
          <table:table-cell table:number-columns-repeated="16317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2"/>
          <table:table-cell office:value-type="string" table:style-name="ce1">
            <text:p>SLRS-6</text:p>
          </table:table-cell>
          <table:table-cell office:value-type="float" office:value="2.793E-2" table:style-name="ce1">
            <text:p>0.02793</text:p>
          </table:table-cell>
          <table:table-cell office:value-type="float" office:value="2.8289999999999999E-2" table:style-name="ce1">
            <text:p>0.02829</text:p>
          </table:table-cell>
          <table:table-cell office:value-type="float" office:value="1.3299999999999999E-2" table:style-name="ce1">
            <text:p>0.0133</text:p>
          </table:table-cell>
          <table:table-cell office:value-type="float" office:value="1.3599999999999999E-2" table:style-name="ce1">
            <text:p>0.0136</text:p>
          </table:table-cell>
          <table:table-cell office:value-type="float" office:value="1.3469999999999999E-2" table:style-name="ce1">
            <text:p>0.01347</text:p>
          </table:table-cell>
          <table:table-cell office:value-type="float" office:value="1.3390000000000001E-2" table:style-name="ce1">
            <text:p>0.01339</text:p>
          </table:table-cell>
          <table:table-cell office:value-type="float" office:value="1.389E-2" table:style-name="ce1">
            <text:p>0.01389</text:p>
          </table:table-cell>
          <table:table-cell office:value-type="float" office:value="1.323E-2" table:style-name="ce1">
            <text:p>0.01323</text:p>
          </table:table-cell>
          <table:table-cell office:value-type="float" office:value="1.3310000000000001E-2" table:style-name="ce1">
            <text:p>0.01331</text:p>
          </table:table-cell>
          <table:table-cell office:value-type="float" office:value="1.3129999999999999E-2" table:style-name="ce1">
            <text:p>0.01313</text:p>
          </table:table-cell>
          <table:table-cell office:value-type="float" office:value="9.3781599999999994" table:style-name="ce1">
            <text:p>9.37816</text:p>
          </table:table-cell>
          <table:table-cell office:value-type="float" office:value="9.2288800000000002" table:style-name="ce1">
            <text:p>9.22888</text:p>
          </table:table-cell>
          <table:table-cell office:value-type="float" office:value="9.1442499999999995" table:style-name="ce1">
            <text:p>9.14425</text:p>
          </table:table-cell>
          <table:table-cell table:style-name="ce1"/>
          <table:table-cell office:value-type="float" office:value="8.9934200000000004" table:style-name="ce1">
            <text:p>8.99342</text:p>
          </table:table-cell>
          <table:table-cell office:value-type="float" office:value="9.0468600000000006" table:style-name="ce1">
            <text:p>9.04686</text:p>
          </table:table-cell>
          <table:table-cell office:value-type="float" office:value="9.2758099999999999" table:style-name="ce1">
            <text:p>9.27581</text:p>
          </table:table-cell>
          <table:table-cell office:value-type="float" office:value="9.3499400000000001" table:style-name="ce1">
            <text:p>9.34994</text:p>
          </table:table-cell>
          <table:table-cell office:value-type="float" office:value="9.1179100000000002" table:style-name="ce1">
            <text:p>9.11791</text:p>
          </table:table-cell>
          <table:table-cell office:value-type="float" office:value="8.73827" table:style-name="ce1">
            <text:p>8.73827</text:p>
          </table:table-cell>
          <table:table-cell office:value-type="float" office:value="8.7854700000000001" table:style-name="ce1">
            <text:p>8.78547</text:p>
          </table:table-cell>
          <table:table-cell office:value-type="float" office:value="8.8668300000000002" table:style-name="ce1">
            <text:p>8.86683</text:p>
          </table:table-cell>
          <table:table-cell office:value-type="float" office:value="5.6739999999999999E-2" table:style-name="ce1">
            <text:p>0.05674</text:p>
          </table:table-cell>
          <table:table-cell office:value-type="float" office:value="6.0010000000000001E-2" table:style-name="ce1">
            <text:p>0.06001</text:p>
          </table:table-cell>
          <table:table-cell office:value-type="float" office:value="5.824E-2" table:style-name="ce1">
            <text:p>0.05824</text:p>
          </table:table-cell>
          <table:table-cell table:style-name="ce1"/>
          <table:table-cell office:value-type="float" office:value="6.2670000000000003E-2" table:style-name="ce1">
            <text:p>0.06267</text:p>
          </table:table-cell>
          <table:table-cell office:value-type="float" office:value="6.1400000000000003E-2" table:style-name="ce1">
            <text:p>0.0614</text:p>
          </table:table-cell>
          <table:table-cell office:value-type="float" office:value="0.67888999999999999" table:style-name="ce1">
            <text:p>0.67889</text:p>
          </table:table-cell>
          <table:table-cell office:value-type="float" office:value="0.68638999999999994" table:style-name="ce1">
            <text:p>0.68639</text:p>
          </table:table-cell>
          <table:table-cell table:number-columns-repeated="2" table:style-name="ce1"/>
          <table:table-cell office:value-type="float" office:value="7.3499999999999998E-4" table:style-name="ce1">
            <text:p>0.000735</text:p>
          </table:table-cell>
          <table:table-cell table:style-name="ce1"/>
          <table:table-cell office:value-type="float" office:value="2.2505500000000001" table:style-name="ce1">
            <text:p>2.25055</text:p>
          </table:table-cell>
          <table:table-cell office:value-type="float" office:value="2.2613300000000001" table:style-name="ce1">
            <text:p>2.26133</text:p>
          </table:table-cell>
          <table:table-cell office:value-type="float" office:value="2.2966199999999999" table:style-name="ce1">
            <text:p>2.29662</text:p>
          </table:table-cell>
          <table:table-cell office:value-type="float" office:value="2.2816399999999999" table:style-name="ce1">
            <text:p>2.28164</text:p>
          </table:table-cell>
          <table:table-cell office:value-type="float" office:value="2.2888500000000001" table:style-name="ce1">
            <text:p>2.28885</text:p>
          </table:table-cell>
          <table:table-cell office:value-type="float" office:value="2.2521900000000001" table:style-name="ce1">
            <text:p>2.25219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0500000000000002E-3" table:style-name="ce1">
            <text:p>0.00205</text:p>
          </table:table-cell>
          <table:table-cell office:value-type="float" office:value="1.8600000000000001E-3" table:style-name="ce1">
            <text:p>0.00186</text:p>
          </table:table-cell>
          <table:table-cell office:value-type="float" office:value="2.8678699999999999" table:style-name="ce1">
            <text:p>2.86787</text:p>
          </table:table-cell>
          <table:table-cell office:value-type="float" office:value="2.9251299999999998" table:style-name="ce1">
            <text:p>2.92513</text:p>
          </table:table-cell>
          <table:table-cell office:value-type="float" office:value="2.9049900000000002" table:style-name="ce1">
            <text:p>2.90499</text:p>
          </table:table-cell>
          <table:table-cell table:style-name="ce1"/>
          <table:table-cell office:value-type="float" office:value="2.78593" table:style-name="ce1">
            <text:p>2.78593</text:p>
          </table:table-cell>
          <table:table-cell office:value-type="float" office:value="2.8073299999999999" table:style-name="ce1">
            <text:p>2.80733</text:p>
          </table:table-cell>
          <table:table-cell office:value-type="float" office:value="2.0154800000000002" table:style-name="ce1">
            <text:p>2.01548</text:p>
          </table:table-cell>
          <table:table-cell office:value-type="float" office:value="2.0094500000000002" table:style-name="ce1">
            <text:p>2.00945</text:p>
          </table:table-cell>
          <table:table-cell office:value-type="float" office:value="1.8410200000000001" table:style-name="ce1">
            <text:p>1.84102</text:p>
          </table:table-cell>
          <table:table-cell office:value-type="float" office:value="1.7981" table:style-name="ce1">
            <text:p>1.7981</text:p>
          </table:table-cell>
          <table:table-cell office:value-type="float" office:value="2.3898299999999999" table:style-name="ce1">
            <text:p>2.38983</text:p>
          </table:table-cell>
          <table:table-cell office:value-type="float" office:value="2.39663" table:style-name="ce1">
            <text:p>2.39663</text:p>
          </table:table-cell>
          <table:table-cell office:value-type="float" office:value="2.3896700000000002" table:style-name="ce1">
            <text:p>2.38967</text:p>
          </table:table-cell>
          <table:table-cell office:value-type="float" office:value="2.36374" table:style-name="ce1">
            <text:p>2.36374</text:p>
          </table:table-cell>
          <table:table-cell office:value-type="float" office:value="2.3757299999999999" table:style-name="ce1">
            <text:p>2.37573</text:p>
          </table:table-cell>
          <table:table-cell office:value-type="float" office:value="2.37568" table:style-name="ce1">
            <text:p>2.37568</text:p>
          </table:table-cell>
          <table:table-cell office:value-type="float" office:value="4.0899999999999999E-2" table:style-name="ce1">
            <text:p>0.0409</text:p>
          </table:table-cell>
          <table:table-cell office:value-type="float" office:value="4.1320000000000003E-2" table:style-name="ce1">
            <text:p>0.04132</text:p>
          </table:table-cell>
          <table:table-cell office:value-type="float" office:value="4.122E-2" table:style-name="ce1">
            <text:p>0.04122</text:p>
          </table:table-cell>
          <table:table-cell office:value-type="float" office:value="4.1669999999999999E-2" table:style-name="ce1">
            <text:p>0.04167</text:p>
          </table:table-cell>
          <table:table-cell table:number-columns-repeated="16317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2"/>
          <table:table-cell office:value-type="string" table:style-name="ce1">
            <text:p>SLRS-6</text:p>
          </table:table-cell>
          <table:table-cell office:value-type="float" office:value="2.7890000000000002E-2" table:style-name="ce1">
            <text:p>0.02789</text:p>
          </table:table-cell>
          <table:table-cell office:value-type="float" office:value="2.86E-2" table:style-name="ce1">
            <text:p>0.0286</text:p>
          </table:table-cell>
          <table:table-cell office:value-type="float" office:value="1.3679999999999999E-2" table:style-name="ce1">
            <text:p>0.01368</text:p>
          </table:table-cell>
          <table:table-cell office:value-type="float" office:value="1.3469999999999999E-2" table:style-name="ce1">
            <text:p>0.01347</text:p>
          </table:table-cell>
          <table:table-cell office:value-type="float" office:value="1.358E-2" table:style-name="ce1">
            <text:p>0.01358</text:p>
          </table:table-cell>
          <table:table-cell office:value-type="float" office:value="1.353E-2" table:style-name="ce1">
            <text:p>0.01353</text:p>
          </table:table-cell>
          <table:table-cell office:value-type="float" office:value="1.37E-2" table:style-name="ce1">
            <text:p>0.0137</text:p>
          </table:table-cell>
          <table:table-cell office:value-type="float" office:value="1.447E-2" table:style-name="ce1">
            <text:p>0.01447</text:p>
          </table:table-cell>
          <table:table-cell office:value-type="float" office:value="1.338E-2" table:style-name="ce1">
            <text:p>0.01338</text:p>
          </table:table-cell>
          <table:table-cell office:value-type="float" office:value="1.3299999999999999E-2" table:style-name="ce1">
            <text:p>0.0133</text:p>
          </table:table-cell>
          <table:table-cell office:value-type="float" office:value="9.4875900000000009" table:style-name="ce1">
            <text:p>9.48759</text:p>
          </table:table-cell>
          <table:table-cell office:value-type="float" office:value="9.3105200000000004" table:style-name="ce1">
            <text:p>9.31052</text:p>
          </table:table-cell>
          <table:table-cell office:value-type="float" office:value="9.2438699999999994" table:style-name="ce1">
            <text:p>9.24387</text:p>
          </table:table-cell>
          <table:table-cell table:style-name="ce1"/>
          <table:table-cell office:value-type="float" office:value="8.97105" table:style-name="ce1">
            <text:p>8.97105</text:p>
          </table:table-cell>
          <table:table-cell office:value-type="float" office:value="9.1268499999999992" table:style-name="ce1">
            <text:p>9.12685</text:p>
          </table:table-cell>
          <table:table-cell office:value-type="float" office:value="9.4071599999999993" table:style-name="ce1">
            <text:p>9.40716</text:p>
          </table:table-cell>
          <table:table-cell office:value-type="float" office:value="9.4542599999999997" table:style-name="ce1">
            <text:p>9.45426</text:p>
          </table:table-cell>
          <table:table-cell office:value-type="float" office:value="9.2420299999999997" table:style-name="ce1">
            <text:p>9.24203</text:p>
          </table:table-cell>
          <table:table-cell office:value-type="float" office:value="8.8460599999999996" table:style-name="ce1">
            <text:p>8.84606</text:p>
          </table:table-cell>
          <table:table-cell office:value-type="float" office:value="8.8915500000000005" table:style-name="ce1">
            <text:p>8.89155</text:p>
          </table:table-cell>
          <table:table-cell office:value-type="float" office:value="8.9865399999999998" table:style-name="ce1">
            <text:p>8.98654</text:p>
          </table:table-cell>
          <table:table-cell office:value-type="float" office:value="5.7459999999999997E-2" table:style-name="ce1">
            <text:p>0.05746</text:p>
          </table:table-cell>
          <table:table-cell office:value-type="float" office:value="6.0100000000000001E-2" table:style-name="ce1">
            <text:p>0.0601</text:p>
          </table:table-cell>
          <table:table-cell office:value-type="float" office:value="5.8880000000000002E-2" table:style-name="ce1">
            <text:p>0.05888</text:p>
          </table:table-cell>
          <table:table-cell table:style-name="ce1"/>
          <table:table-cell office:value-type="float" office:value="6.3210000000000002E-2" table:style-name="ce1">
            <text:p>0.06321</text:p>
          </table:table-cell>
          <table:table-cell office:value-type="float" office:value="6.0080000000000001E-2" table:style-name="ce1">
            <text:p>0.06008</text:p>
          </table:table-cell>
          <table:table-cell office:value-type="float" office:value="0.68369999999999997" table:style-name="ce1">
            <text:p>0.6837</text:p>
          </table:table-cell>
          <table:table-cell office:value-type="float" office:value="0.68593999999999999" table:style-name="ce1">
            <text:p>0.68594</text:p>
          </table:table-cell>
          <table:table-cell table:number-columns-repeated="2" table:style-name="ce1"/>
          <table:table-cell office:value-type="float" office:value="7.1199999999999996E-4" table:style-name="ce1">
            <text:p>0.000712</text:p>
          </table:table-cell>
          <table:table-cell table:style-name="ce1"/>
          <table:table-cell office:value-type="float" office:value="2.2710599999999999" table:style-name="ce1">
            <text:p>2.27106</text:p>
          </table:table-cell>
          <table:table-cell office:value-type="float" office:value="2.28057" table:style-name="ce1">
            <text:p>2.28057</text:p>
          </table:table-cell>
          <table:table-cell office:value-type="float" office:value="2.31833" table:style-name="ce1">
            <text:p>2.31833</text:p>
          </table:table-cell>
          <table:table-cell office:value-type="float" office:value="2.3124400000000001" table:style-name="ce1">
            <text:p>2.31244</text:p>
          </table:table-cell>
          <table:table-cell office:value-type="float" office:value="2.3174800000000002" table:style-name="ce1">
            <text:p>2.31748</text:p>
          </table:table-cell>
          <table:table-cell office:value-type="float" office:value="2.2779099999999999" table:style-name="ce1">
            <text:p>2.27791</text:p>
          </table:table-cell>
          <table:table-cell office:value-type="float" office:value="2.0999999999999999E-3" table:style-name="ce1">
            <text:p>0.0021</text:p>
          </table:table-cell>
          <table:table-cell office:value-type="float" office:value="2.0100000000000001E-3" table:style-name="ce1">
            <text:p>0.00201</text:p>
          </table:table-cell>
          <table:table-cell office:value-type="float" office:value="2.1099999999999999E-3" table:style-name="ce1">
            <text:p>0.00211</text:p>
          </table:table-cell>
          <table:table-cell office:value-type="float" office:value="2.1099999999999999E-3" table:style-name="ce1">
            <text:p>0.00211</text:p>
          </table:table-cell>
          <table:table-cell office:value-type="float" office:value="2.9001399999999999" table:style-name="ce1">
            <text:p>2.90014</text:p>
          </table:table-cell>
          <table:table-cell office:value-type="float" office:value="2.9497599999999999" table:style-name="ce1">
            <text:p>2.94976</text:p>
          </table:table-cell>
          <table:table-cell office:value-type="float" office:value="2.9380999999999999" table:style-name="ce1">
            <text:p>2.9381</text:p>
          </table:table-cell>
          <table:table-cell table:style-name="ce1"/>
          <table:table-cell office:value-type="float" office:value="2.82674" table:style-name="ce1">
            <text:p>2.82674</text:p>
          </table:table-cell>
          <table:table-cell office:value-type="float" office:value="2.8438500000000002" table:style-name="ce1">
            <text:p>2.84385</text:p>
          </table:table-cell>
          <table:table-cell office:value-type="float" office:value="2.0434800000000002" table:style-name="ce1">
            <text:p>2.04348</text:p>
          </table:table-cell>
          <table:table-cell office:value-type="float" office:value="2.0244300000000002" table:style-name="ce1">
            <text:p>2.02443</text:p>
          </table:table-cell>
          <table:table-cell office:value-type="float" office:value="1.9140999999999999" table:style-name="ce1">
            <text:p>1.9141</text:p>
          </table:table-cell>
          <table:table-cell office:value-type="float" office:value="1.83047" table:style-name="ce1">
            <text:p>1.83047</text:p>
          </table:table-cell>
          <table:table-cell office:value-type="float" office:value="2.4129399999999999" table:style-name="ce1">
            <text:p>2.41294</text:p>
          </table:table-cell>
          <table:table-cell office:value-type="float" office:value="2.4079799999999998" table:style-name="ce1">
            <text:p>2.40798</text:p>
          </table:table-cell>
          <table:table-cell office:value-type="float" office:value="2.4155199999999999" table:style-name="ce1">
            <text:p>2.41552</text:p>
          </table:table-cell>
          <table:table-cell office:value-type="float" office:value="2.35989" table:style-name="ce1">
            <text:p>2.35989</text:p>
          </table:table-cell>
          <table:table-cell office:value-type="float" office:value="2.4090799999999999" table:style-name="ce1">
            <text:p>2.40908</text:p>
          </table:table-cell>
          <table:table-cell office:value-type="float" office:value="2.4105300000000001" table:style-name="ce1">
            <text:p>2.41053</text:p>
          </table:table-cell>
          <table:table-cell office:value-type="float" office:value="4.1309999999999999E-2" table:style-name="ce1">
            <text:p>0.04131</text:p>
          </table:table-cell>
          <table:table-cell office:value-type="float" office:value="4.1739999999999999E-2" table:style-name="ce1">
            <text:p>0.04174</text:p>
          </table:table-cell>
          <table:table-cell office:value-type="float" office:value="4.1689999999999998E-2" table:style-name="ce1">
            <text:p>0.04169</text:p>
          </table:table-cell>
          <table:table-cell office:value-type="float" office:value="4.2119999999999998E-2" table:style-name="ce1">
            <text:p>0.04212</text:p>
          </table:table-cell>
          <table:table-cell table:number-columns-repeated="16317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2"/>
          <table:table-cell office:value-type="string" table:style-name="ce1">
            <text:p>SLRS-6</text:p>
          </table:table-cell>
          <table:table-cell office:value-type="float" office:value="2.7619999999999999E-2" table:style-name="ce1">
            <text:p>0.02762</text:p>
          </table:table-cell>
          <table:table-cell office:value-type="float" office:value="3.074E-2" table:style-name="ce1">
            <text:p>0.03074</text:p>
          </table:table-cell>
          <table:table-cell office:value-type="float" office:value="1.3440000000000001E-2" table:style-name="ce1">
            <text:p>0.01344</text:p>
          </table:table-cell>
          <table:table-cell office:value-type="float" office:value="1.345E-2" table:style-name="ce1">
            <text:p>0.01345</text:p>
          </table:table-cell>
          <table:table-cell office:value-type="float" office:value="1.3480000000000001E-2" table:style-name="ce1">
            <text:p>0.01348</text:p>
          </table:table-cell>
          <table:table-cell office:value-type="float" office:value="1.345E-2" table:style-name="ce1">
            <text:p>0.01345</text:p>
          </table:table-cell>
          <table:table-cell office:value-type="float" office:value="1.303E-2" table:style-name="ce1">
            <text:p>0.01303</text:p>
          </table:table-cell>
          <table:table-cell office:value-type="float" office:value="1.453E-2" table:style-name="ce1">
            <text:p>0.01453</text:p>
          </table:table-cell>
          <table:table-cell office:value-type="float" office:value="1.3220000000000001E-2" table:style-name="ce1">
            <text:p>0.01322</text:p>
          </table:table-cell>
          <table:table-cell office:value-type="float" office:value="1.3220000000000001E-2" table:style-name="ce1">
            <text:p>0.01322</text:p>
          </table:table-cell>
          <table:table-cell office:value-type="float" office:value="9.4411900000000006" table:style-name="ce1">
            <text:p>9.44119</text:p>
          </table:table-cell>
          <table:table-cell office:value-type="float" office:value="9.2738399999999999" table:style-name="ce1">
            <text:p>9.27384</text:p>
          </table:table-cell>
          <table:table-cell office:value-type="float" office:value="9.1939399999999996" table:style-name="ce1">
            <text:p>9.19394</text:p>
          </table:table-cell>
          <table:table-cell table:style-name="ce1"/>
          <table:table-cell office:value-type="float" office:value="8.9795200000000008" table:style-name="ce1">
            <text:p>8.97952</text:p>
          </table:table-cell>
          <table:table-cell office:value-type="float" office:value="9.0736899999999991" table:style-name="ce1">
            <text:p>9.07369</text:p>
          </table:table-cell>
          <table:table-cell office:value-type="float" office:value="9.3356200000000005" table:style-name="ce1">
            <text:p>9.33562</text:p>
          </table:table-cell>
          <table:table-cell office:value-type="float" office:value="9.3979700000000008" table:style-name="ce1">
            <text:p>9.39797</text:p>
          </table:table-cell>
          <table:table-cell office:value-type="float" office:value="9.1654400000000003" table:style-name="ce1">
            <text:p>9.16544</text:p>
          </table:table-cell>
          <table:table-cell office:value-type="float" office:value="8.8029499999999992" table:style-name="ce1">
            <text:p>8.80295</text:p>
          </table:table-cell>
          <table:table-cell office:value-type="float" office:value="8.8454599999999992" table:style-name="ce1">
            <text:p>8.84546</text:p>
          </table:table-cell>
          <table:table-cell office:value-type="float" office:value="8.89907" table:style-name="ce1">
            <text:p>8.89907</text:p>
          </table:table-cell>
          <table:table-cell office:value-type="float" office:value="5.7009999999999998E-2" table:style-name="ce1">
            <text:p>0.05701</text:p>
          </table:table-cell>
          <table:table-cell office:value-type="float" office:value="6.0159999999999998E-2" table:style-name="ce1">
            <text:p>0.06016</text:p>
          </table:table-cell>
          <table:table-cell office:value-type="float" office:value="5.8799999999999998E-2" table:style-name="ce1">
            <text:p>0.0588</text:p>
          </table:table-cell>
          <table:table-cell table:style-name="ce1"/>
          <table:table-cell office:value-type="float" office:value="6.2960000000000002E-2" table:style-name="ce1">
            <text:p>0.06296</text:p>
          </table:table-cell>
          <table:table-cell office:value-type="float" office:value="5.8810000000000001E-2" table:style-name="ce1">
            <text:p>0.05881</text:p>
          </table:table-cell>
          <table:table-cell office:value-type="float" office:value="0.67713000000000001" table:style-name="ce1">
            <text:p>0.67713</text:p>
          </table:table-cell>
          <table:table-cell office:value-type="float" office:value="0.68437000000000003" table:style-name="ce1">
            <text:p>0.68437</text:p>
          </table:table-cell>
          <table:table-cell table:number-columns-repeated="2" table:style-name="ce1"/>
          <table:table-cell office:value-type="float" office:value="7.2900000000000005E-4" table:style-name="ce1">
            <text:p>0.000729</text:p>
          </table:table-cell>
          <table:table-cell table:style-name="ce1"/>
          <table:table-cell office:value-type="float" office:value="2.2628300000000001" table:style-name="ce1">
            <text:p>2.26283</text:p>
          </table:table-cell>
          <table:table-cell office:value-type="float" office:value="2.2685300000000002" table:style-name="ce1">
            <text:p>2.26853</text:p>
          </table:table-cell>
          <table:table-cell office:value-type="float" office:value="2.3050299999999999" table:style-name="ce1">
            <text:p>2.30503</text:p>
          </table:table-cell>
          <table:table-cell office:value-type="float" office:value="2.2988400000000002" table:style-name="ce1">
            <text:p>2.29884</text:p>
          </table:table-cell>
          <table:table-cell office:value-type="float" office:value="2.2948599999999999" table:style-name="ce1">
            <text:p>2.29486</text:p>
          </table:table-cell>
          <table:table-cell office:value-type="float" office:value="2.26058" table:style-name="ce1">
            <text:p>2.26058</text:p>
          </table:table-cell>
          <table:table-cell office:value-type="float" office:value="2.0799999999999998E-3" table:style-name="ce1">
            <text:p>0.00208</text:p>
          </table:table-cell>
          <table:table-cell office:value-type="float" office:value="2.0999999999999999E-3" table:style-name="ce1">
            <text:p>0.0021</text:p>
          </table:table-cell>
          <table:table-cell office:value-type="float" office:value="2.1099999999999999E-3" table:style-name="ce1">
            <text:p>0.00211</text:p>
          </table:table-cell>
          <table:table-cell office:value-type="float" office:value="2.0400000000000001E-3" table:style-name="ce1">
            <text:p>0.00204</text:p>
          </table:table-cell>
          <table:table-cell office:value-type="float" office:value="2.90524" table:style-name="ce1">
            <text:p>2.90524</text:p>
          </table:table-cell>
          <table:table-cell office:value-type="float" office:value="2.9315199999999999" table:style-name="ce1">
            <text:p>2.93152</text:p>
          </table:table-cell>
          <table:table-cell office:value-type="float" office:value="2.9080400000000002" table:style-name="ce1">
            <text:p>2.90804</text:p>
          </table:table-cell>
          <table:table-cell table:style-name="ce1"/>
          <table:table-cell office:value-type="float" office:value="2.7990200000000001" table:style-name="ce1">
            <text:p>2.79902</text:p>
          </table:table-cell>
          <table:table-cell office:value-type="float" office:value="2.81894" table:style-name="ce1">
            <text:p>2.81894</text:p>
          </table:table-cell>
          <table:table-cell office:value-type="float" office:value="2.03091" table:style-name="ce1">
            <text:p>2.03091</text:p>
          </table:table-cell>
          <table:table-cell office:value-type="float" office:value="1.98844" table:style-name="ce1">
            <text:p>1.98844</text:p>
          </table:table-cell>
          <table:table-cell office:value-type="float" office:value="1.8190900000000001" table:style-name="ce1">
            <text:p>1.81909</text:p>
          </table:table-cell>
          <table:table-cell office:value-type="float" office:value="1.8175699999999999" table:style-name="ce1">
            <text:p>1.81757</text:p>
          </table:table-cell>
          <table:table-cell office:value-type="float" office:value="2.40618" table:style-name="ce1">
            <text:p>2.40618</text:p>
          </table:table-cell>
          <table:table-cell office:value-type="float" office:value="2.39331" table:style-name="ce1">
            <text:p>2.39331</text:p>
          </table:table-cell>
          <table:table-cell office:value-type="float" office:value="2.4095" table:style-name="ce1">
            <text:p>2.4095</text:p>
          </table:table-cell>
          <table:table-cell office:value-type="float" office:value="2.38592" table:style-name="ce1">
            <text:p>2.38592</text:p>
          </table:table-cell>
          <table:table-cell office:value-type="float" office:value="2.3817300000000001" table:style-name="ce1">
            <text:p>2.38173</text:p>
          </table:table-cell>
          <table:table-cell office:value-type="float" office:value="2.39893" table:style-name="ce1">
            <text:p>2.39893</text:p>
          </table:table-cell>
          <table:table-cell office:value-type="float" office:value="4.1140000000000003E-2" table:style-name="ce1">
            <text:p>0.04114</text:p>
          </table:table-cell>
          <table:table-cell office:value-type="float" office:value="4.1529999999999997E-2" table:style-name="ce1">
            <text:p>0.04153</text:p>
          </table:table-cell>
          <table:table-cell office:value-type="float" office:value="4.147E-2" table:style-name="ce1">
            <text:p>0.04147</text:p>
          </table:table-cell>
          <table:table-cell office:value-type="float" office:value="4.1799999999999997E-2" table:style-name="ce1">
            <text:p>0.0418</text:p>
          </table:table-cell>
          <table:table-cell table:number-columns-repeated="16317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2"/>
          <table:table-cell office:value-type="string" table:style-name="ce1">
            <text:p>SLRS-6</text:p>
          </table:table-cell>
          <table:table-cell office:value-type="float" office:value="2.81E-2" table:style-name="ce1">
            <text:p>0.0281</text:p>
          </table:table-cell>
          <table:table-cell office:value-type="float" office:value="2.58E-2" table:style-name="ce1">
            <text:p>0.0258</text:p>
          </table:table-cell>
          <table:table-cell office:value-type="float" office:value="1.366E-2" table:style-name="ce1">
            <text:p>0.01366</text:p>
          </table:table-cell>
          <table:table-cell office:value-type="float" office:value="1.3679999999999999E-2" table:style-name="ce1">
            <text:p>0.01368</text:p>
          </table:table-cell>
          <table:table-cell office:value-type="float" office:value="1.354E-2" table:style-name="ce1">
            <text:p>0.01354</text:p>
          </table:table-cell>
          <table:table-cell office:value-type="float" office:value="1.35E-2" table:style-name="ce1">
            <text:p>0.0135</text:p>
          </table:table-cell>
          <table:table-cell office:value-type="float" office:value="1.354E-2" table:style-name="ce1">
            <text:p>0.01354</text:p>
          </table:table-cell>
          <table:table-cell office:value-type="float" office:value="1.486E-2" table:style-name="ce1">
            <text:p>0.01486</text:p>
          </table:table-cell>
          <table:table-cell office:value-type="float" office:value="1.342E-2" table:style-name="ce1">
            <text:p>0.01342</text:p>
          </table:table-cell>
          <table:table-cell office:value-type="float" office:value="1.3339999999999999E-2" table:style-name="ce1">
            <text:p>0.01334</text:p>
          </table:table-cell>
          <table:table-cell office:value-type="float" office:value="9.4833800000000004" table:style-name="ce1">
            <text:p>9.48338</text:p>
          </table:table-cell>
          <table:table-cell office:value-type="float" office:value="9.3273499999999991" table:style-name="ce1">
            <text:p>9.32735</text:p>
          </table:table-cell>
          <table:table-cell office:value-type="float" office:value="9.2333200000000009" table:style-name="ce1">
            <text:p>9.23332</text:p>
          </table:table-cell>
          <table:table-cell table:style-name="ce1"/>
          <table:table-cell office:value-type="float" office:value="8.9502799999999993" table:style-name="ce1">
            <text:p>8.95028</text:p>
          </table:table-cell>
          <table:table-cell office:value-type="float" office:value="9.1060499999999998" table:style-name="ce1">
            <text:p>9.10605</text:p>
          </table:table-cell>
          <table:table-cell office:value-type="float" office:value="9.4415200000000006" table:style-name="ce1">
            <text:p>9.44152</text:p>
          </table:table-cell>
          <table:table-cell office:value-type="float" office:value="9.4883000000000006" table:style-name="ce1">
            <text:p>9.4883</text:p>
          </table:table-cell>
          <table:table-cell office:value-type="float" office:value="9.2555200000000006" table:style-name="ce1">
            <text:p>9.25552</text:p>
          </table:table-cell>
          <table:table-cell office:value-type="float" office:value="8.8204200000000004" table:style-name="ce1">
            <text:p>8.82042</text:p>
          </table:table-cell>
          <table:table-cell office:value-type="float" office:value="8.8691499999999994" table:style-name="ce1">
            <text:p>8.86915</text:p>
          </table:table-cell>
          <table:table-cell office:value-type="float" office:value="8.9748900000000003" table:style-name="ce1">
            <text:p>8.97489</text:p>
          </table:table-cell>
          <table:table-cell office:value-type="float" office:value="5.7070000000000003E-2" table:style-name="ce1">
            <text:p>0.05707</text:p>
          </table:table-cell>
          <table:table-cell office:value-type="float" office:value="6.0909999999999999E-2" table:style-name="ce1">
            <text:p>0.06091</text:p>
          </table:table-cell>
          <table:table-cell office:value-type="float" office:value="5.9110000000000003E-2" table:style-name="ce1">
            <text:p>0.05911</text:p>
          </table:table-cell>
          <table:table-cell table:style-name="ce1"/>
          <table:table-cell office:value-type="float" office:value="6.234E-2" table:style-name="ce1">
            <text:p>0.06234</text:p>
          </table:table-cell>
          <table:table-cell office:value-type="float" office:value="6.1800000000000001E-2" table:style-name="ce1">
            <text:p>0.0618</text:p>
          </table:table-cell>
          <table:table-cell office:value-type="float" office:value="0.67976000000000003" table:style-name="ce1">
            <text:p>0.67976</text:p>
          </table:table-cell>
          <table:table-cell office:value-type="float" office:value="0.68430000000000002" table:style-name="ce1">
            <text:p>0.6843</text:p>
          </table:table-cell>
          <table:table-cell table:number-columns-repeated="2" table:style-name="ce1"/>
          <table:table-cell office:value-type="float" office:value="7.7700000000000002E-4" table:style-name="ce1">
            <text:p>0.000777</text:p>
          </table:table-cell>
          <table:table-cell table:style-name="ce1"/>
          <table:table-cell office:value-type="float" office:value="2.2710900000000001" table:style-name="ce1">
            <text:p>2.27109</text:p>
          </table:table-cell>
          <table:table-cell office:value-type="float" office:value="2.2749100000000002" table:style-name="ce1">
            <text:p>2.27491</text:p>
          </table:table-cell>
          <table:table-cell office:value-type="float" office:value="2.3128000000000002" table:style-name="ce1">
            <text:p>2.3128</text:p>
          </table:table-cell>
          <table:table-cell office:value-type="float" office:value="2.3228499999999999" table:style-name="ce1">
            <text:p>2.32285</text:p>
          </table:table-cell>
          <table:table-cell office:value-type="float" office:value="2.3165200000000001" table:style-name="ce1">
            <text:p>2.31652</text:p>
          </table:table-cell>
          <table:table-cell office:value-type="float" office:value="2.2799399999999999" table:style-name="ce1">
            <text:p>2.27994</text:p>
          </table:table-cell>
          <table:table-cell office:value-type="float" office:value="2.0500000000000002E-3" table:style-name="ce1">
            <text:p>0.00205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16E-3" table:style-name="ce1">
            <text:p>0.00216</text:p>
          </table:table-cell>
          <table:table-cell office:value-type="float" office:value="1.74E-3" table:style-name="ce1">
            <text:p>0.00174</text:p>
          </table:table-cell>
          <table:table-cell office:value-type="float" office:value="2.8489800000000001" table:style-name="ce1">
            <text:p>2.84898</text:p>
          </table:table-cell>
          <table:table-cell office:value-type="float" office:value="2.9418799999999998" table:style-name="ce1">
            <text:p>2.94188</text:p>
          </table:table-cell>
          <table:table-cell office:value-type="float" office:value="2.9114100000000001" table:style-name="ce1">
            <text:p>2.91141</text:p>
          </table:table-cell>
          <table:table-cell table:style-name="ce1"/>
          <table:table-cell office:value-type="float" office:value="2.8200599999999998" table:style-name="ce1">
            <text:p>2.82006</text:p>
          </table:table-cell>
          <table:table-cell office:value-type="float" office:value="2.8463699999999998" table:style-name="ce1">
            <text:p>2.84637</text:p>
          </table:table-cell>
          <table:table-cell office:value-type="float" office:value="1.9797499999999999" table:style-name="ce1">
            <text:p>1.97975</text:p>
          </table:table-cell>
          <table:table-cell office:value-type="float" office:value="2.0330699999999999" table:style-name="ce1">
            <text:p>2.03307</text:p>
          </table:table-cell>
          <table:table-cell office:value-type="float" office:value="1.84602" table:style-name="ce1">
            <text:p>1.84602</text:p>
          </table:table-cell>
          <table:table-cell office:value-type="float" office:value="1.8299300000000001" table:style-name="ce1">
            <text:p>1.82993</text:p>
          </table:table-cell>
          <table:table-cell office:value-type="float" office:value="2.4156200000000001" table:style-name="ce1">
            <text:p>2.41562</text:p>
          </table:table-cell>
          <table:table-cell office:value-type="float" office:value="2.4016999999999999" table:style-name="ce1">
            <text:p>2.4017</text:p>
          </table:table-cell>
          <table:table-cell office:value-type="float" office:value="2.4167900000000002" table:style-name="ce1">
            <text:p>2.41679</text:p>
          </table:table-cell>
          <table:table-cell office:value-type="float" office:value="2.3937599999999999" table:style-name="ce1">
            <text:p>2.39376</text:p>
          </table:table-cell>
          <table:table-cell office:value-type="float" office:value="2.4080599999999999" table:style-name="ce1">
            <text:p>2.40806</text:p>
          </table:table-cell>
          <table:table-cell office:value-type="float" office:value="2.41194" table:style-name="ce1">
            <text:p>2.41194</text:p>
          </table:table-cell>
          <table:table-cell office:value-type="float" office:value="4.1340000000000002E-2" table:style-name="ce1">
            <text:p>0.04134</text:p>
          </table:table-cell>
          <table:table-cell office:value-type="float" office:value="4.1739999999999999E-2" table:style-name="ce1">
            <text:p>0.04174</text:p>
          </table:table-cell>
          <table:table-cell office:value-type="float" office:value="4.1889999999999997E-2" table:style-name="ce1">
            <text:p>0.04189</text:p>
          </table:table-cell>
          <table:table-cell office:value-type="float" office:value="4.2209999999999998E-2" table:style-name="ce1">
            <text:p>0.04221</text:p>
          </table:table-cell>
          <table:table-cell table:number-columns-repeated="16317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2"/>
          <table:table-cell office:value-type="string" table:style-name="ce1">
            <text:p>SLRS-6</text:p>
          </table:table-cell>
          <table:table-cell office:value-type="float" office:value="2.8119999999999999E-2" table:style-name="ce1">
            <text:p>0.02812</text:p>
          </table:table-cell>
          <table:table-cell office:value-type="float" office:value="3.024E-2" table:style-name="ce1">
            <text:p>0.03024</text:p>
          </table:table-cell>
          <table:table-cell office:value-type="float" office:value="1.391E-2" table:style-name="ce1">
            <text:p>0.01391</text:p>
          </table:table-cell>
          <table:table-cell office:value-type="float" office:value="1.389E-2" table:style-name="ce1">
            <text:p>0.01389</text:p>
          </table:table-cell>
          <table:table-cell office:value-type="float" office:value="1.3679999999999999E-2" table:style-name="ce1">
            <text:p>0.01368</text:p>
          </table:table-cell>
          <table:table-cell office:value-type="float" office:value="1.363E-2" table:style-name="ce1">
            <text:p>0.01363</text:p>
          </table:table-cell>
          <table:table-cell office:value-type="float" office:value="1.3899999999999999E-2" table:style-name="ce1">
            <text:p>0.0139</text:p>
          </table:table-cell>
          <table:table-cell office:value-type="float" office:value="1.439E-2" table:style-name="ce1">
            <text:p>0.01439</text:p>
          </table:table-cell>
          <table:table-cell office:value-type="float" office:value="1.355E-2" table:style-name="ce1">
            <text:p>0.01355</text:p>
          </table:table-cell>
          <table:table-cell office:value-type="float" office:value="1.349E-2" table:style-name="ce1">
            <text:p>0.01349</text:p>
          </table:table-cell>
          <table:table-cell office:value-type="float" office:value="9.5729399999999991" table:style-name="ce1">
            <text:p>9.57294</text:p>
          </table:table-cell>
          <table:table-cell office:value-type="float" office:value="9.4194600000000008" table:style-name="ce1">
            <text:p>9.41946</text:p>
          </table:table-cell>
          <table:table-cell office:value-type="float" office:value="9.3353400000000004" table:style-name="ce1">
            <text:p>9.33534</text:p>
          </table:table-cell>
          <table:table-cell table:style-name="ce1"/>
          <table:table-cell office:value-type="float" office:value="9.1153700000000004" table:style-name="ce1">
            <text:p>9.11537</text:p>
          </table:table-cell>
          <table:table-cell office:value-type="float" office:value="9.1865699999999997" table:style-name="ce1">
            <text:p>9.18657</text:p>
          </table:table-cell>
          <table:table-cell office:value-type="float" office:value="9.4979600000000008" table:style-name="ce1">
            <text:p>9.49796</text:p>
          </table:table-cell>
          <table:table-cell office:value-type="float" office:value="9.5888399999999994" table:style-name="ce1">
            <text:p>9.58884</text:p>
          </table:table-cell>
          <table:table-cell office:value-type="float" office:value="9.3462099999999992" table:style-name="ce1">
            <text:p>9.34621</text:p>
          </table:table-cell>
          <table:table-cell office:value-type="float" office:value="8.8949099999999994" table:style-name="ce1">
            <text:p>8.89491</text:p>
          </table:table-cell>
          <table:table-cell office:value-type="float" office:value="8.9450800000000008" table:style-name="ce1">
            <text:p>8.94508</text:p>
          </table:table-cell>
          <table:table-cell office:value-type="float" office:value="9.0544200000000004" table:style-name="ce1">
            <text:p>9.05442</text:p>
          </table:table-cell>
          <table:table-cell office:value-type="float" office:value="5.7930000000000002E-2" table:style-name="ce1">
            <text:p>0.05793</text:p>
          </table:table-cell>
          <table:table-cell office:value-type="float" office:value="6.0760000000000002E-2" table:style-name="ce1">
            <text:p>0.06076</text:p>
          </table:table-cell>
          <table:table-cell office:value-type="float" office:value="5.9479999999999998E-2" table:style-name="ce1">
            <text:p>0.05948</text:p>
          </table:table-cell>
          <table:table-cell table:style-name="ce1"/>
          <table:table-cell office:value-type="float" office:value="6.2289999999999998E-2" table:style-name="ce1">
            <text:p>0.06229</text:p>
          </table:table-cell>
          <table:table-cell office:value-type="float" office:value="6.0449999999999997E-2" table:style-name="ce1">
            <text:p>0.06045</text:p>
          </table:table-cell>
          <table:table-cell office:value-type="float" office:value="0.68589" table:style-name="ce1">
            <text:p>0.68589</text:p>
          </table:table-cell>
          <table:table-cell office:value-type="float" office:value="0.69076000000000004" table:style-name="ce1">
            <text:p>0.69076</text:p>
          </table:table-cell>
          <table:table-cell table:number-columns-repeated="2" table:style-name="ce1"/>
          <table:table-cell office:value-type="float" office:value="7.4100000000000001E-4" table:style-name="ce1">
            <text:p>0.000741</text:p>
          </table:table-cell>
          <table:table-cell table:style-name="ce1"/>
          <table:table-cell office:value-type="float" office:value="2.2949099999999998" table:style-name="ce1">
            <text:p>2.29491</text:p>
          </table:table-cell>
          <table:table-cell office:value-type="float" office:value="2.29962" table:style-name="ce1">
            <text:p>2.29962</text:p>
          </table:table-cell>
          <table:table-cell office:value-type="float" office:value="2.33813" table:style-name="ce1">
            <text:p>2.33813</text:p>
          </table:table-cell>
          <table:table-cell office:value-type="float" office:value="2.3372299999999999" table:style-name="ce1">
            <text:p>2.33723</text:p>
          </table:table-cell>
          <table:table-cell office:value-type="float" office:value="2.34151" table:style-name="ce1">
            <text:p>2.34151</text:p>
          </table:table-cell>
          <table:table-cell office:value-type="float" office:value="2.30314" table:style-name="ce1">
            <text:p>2.30314</text:p>
          </table:table-cell>
          <table:table-cell office:value-type="float" office:value="2.0699999999999998E-3" table:style-name="ce1">
            <text:p>0.00207</text:p>
          </table:table-cell>
          <table:table-cell office:value-type="float" office:value="2.0500000000000002E-3" table:style-name="ce1">
            <text:p>0.00205</text:p>
          </table:table-cell>
          <table:table-cell office:value-type="float" office:value="2.0999999999999999E-3" table:style-name="ce1">
            <text:p>0.0021</text:p>
          </table:table-cell>
          <table:table-cell office:value-type="float" office:value="1.8699999999999999E-3" table:style-name="ce1">
            <text:p>0.00187</text:p>
          </table:table-cell>
          <table:table-cell office:value-type="float" office:value="2.8846400000000001" table:style-name="ce1">
            <text:p>2.88464</text:p>
          </table:table-cell>
          <table:table-cell office:value-type="float" office:value="2.9698000000000002" table:style-name="ce1">
            <text:p>2.9698</text:p>
          </table:table-cell>
          <table:table-cell office:value-type="float" office:value="2.9521500000000001" table:style-name="ce1">
            <text:p>2.95215</text:p>
          </table:table-cell>
          <table:table-cell table:style-name="ce1"/>
          <table:table-cell office:value-type="float" office:value="2.8733599999999999" table:style-name="ce1">
            <text:p>2.87336</text:p>
          </table:table-cell>
          <table:table-cell office:value-type="float" office:value="2.8797999999999999" table:style-name="ce1">
            <text:p>2.8798</text:p>
          </table:table-cell>
          <table:table-cell office:value-type="float" office:value="2.01234" table:style-name="ce1">
            <text:p>2.01234</text:p>
          </table:table-cell>
          <table:table-cell office:value-type="float" office:value="2.0439799999999999" table:style-name="ce1">
            <text:p>2.04398</text:p>
          </table:table-cell>
          <table:table-cell office:value-type="float" office:value="1.8864399999999999" table:style-name="ce1">
            <text:p>1.88644</text:p>
          </table:table-cell>
          <table:table-cell office:value-type="float" office:value="1.85768" table:style-name="ce1">
            <text:p>1.85768</text:p>
          </table:table-cell>
          <table:table-cell office:value-type="float" office:value="2.4176899999999999" table:style-name="ce1">
            <text:p>2.41769</text:p>
          </table:table-cell>
          <table:table-cell office:value-type="float" office:value="2.4359600000000001" table:style-name="ce1">
            <text:p>2.43596</text:p>
          </table:table-cell>
          <table:table-cell office:value-type="float" office:value="2.43513" table:style-name="ce1">
            <text:p>2.43513</text:p>
          </table:table-cell>
          <table:table-cell office:value-type="float" office:value="2.4233099999999999" table:style-name="ce1">
            <text:p>2.42331</text:p>
          </table:table-cell>
          <table:table-cell office:value-type="float" office:value="2.4137200000000001" table:style-name="ce1">
            <text:p>2.41372</text:p>
          </table:table-cell>
          <table:table-cell office:value-type="float" office:value="2.4338299999999999" table:style-name="ce1">
            <text:p>2.43383</text:p>
          </table:table-cell>
          <table:table-cell office:value-type="float" office:value="4.1640000000000003E-2" table:style-name="ce1">
            <text:p>0.04164</text:p>
          </table:table-cell>
          <table:table-cell office:value-type="float" office:value="4.2070000000000003E-2" table:style-name="ce1">
            <text:p>0.04207</text:p>
          </table:table-cell>
          <table:table-cell office:value-type="float" office:value="4.2259999999999999E-2" table:style-name="ce1">
            <text:p>0.04226</text:p>
          </table:table-cell>
          <table:table-cell office:value-type="float" office:value="4.2630000000000001E-2" table:style-name="ce1">
            <text:p>0.04263</text:p>
          </table:table-cell>
          <table:table-cell table:number-columns-repeated="16317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2"/>
          <table:table-cell office:value-type="string" table:style-name="ce1">
            <text:p>SLRS-6</text:p>
          </table:table-cell>
          <table:table-cell office:value-type="float" office:value="2.8750000000000001E-2" table:style-name="ce1">
            <text:p>0.02875</text:p>
          </table:table-cell>
          <table:table-cell office:value-type="float" office:value="2.945E-2" table:style-name="ce1">
            <text:p>0.02945</text:p>
          </table:table-cell>
          <table:table-cell office:value-type="float" office:value="1.397E-2" table:style-name="ce1">
            <text:p>0.01397</text:p>
          </table:table-cell>
          <table:table-cell office:value-type="float" office:value="1.3820000000000001E-2" table:style-name="ce1">
            <text:p>0.01382</text:p>
          </table:table-cell>
          <table:table-cell office:value-type="float" office:value="1.374E-2" table:style-name="ce1">
            <text:p>0.01374</text:p>
          </table:table-cell>
          <table:table-cell office:value-type="float" office:value="1.3679999999999999E-2" table:style-name="ce1">
            <text:p>0.01368</text:p>
          </table:table-cell>
          <table:table-cell office:value-type="float" office:value="1.383E-2" table:style-name="ce1">
            <text:p>0.01383</text:p>
          </table:table-cell>
          <table:table-cell office:value-type="float" office:value="1.409E-2" table:style-name="ce1">
            <text:p>0.01409</text:p>
          </table:table-cell>
          <table:table-cell office:value-type="float" office:value="1.3509999999999999E-2" table:style-name="ce1">
            <text:p>0.01351</text:p>
          </table:table-cell>
          <table:table-cell office:value-type="float" office:value="1.3509999999999999E-2" table:style-name="ce1">
            <text:p>0.01351</text:p>
          </table:table-cell>
          <table:table-cell office:value-type="float" office:value="9.6287199999999995" table:style-name="ce1">
            <text:p>9.62872</text:p>
          </table:table-cell>
          <table:table-cell office:value-type="float" office:value="9.4664900000000003" table:style-name="ce1">
            <text:p>9.46649</text:p>
          </table:table-cell>
          <table:table-cell office:value-type="float" office:value="9.3803300000000007" table:style-name="ce1">
            <text:p>9.38033</text:p>
          </table:table-cell>
          <table:table-cell table:style-name="ce1"/>
          <table:table-cell office:value-type="float" office:value="9.1296599999999994" table:style-name="ce1">
            <text:p>9.12966</text:p>
          </table:table-cell>
          <table:table-cell office:value-type="float" office:value="9.2465100000000007" table:style-name="ce1">
            <text:p>9.24651</text:p>
          </table:table-cell>
          <table:table-cell office:value-type="float" office:value="9.5189199999999996" table:style-name="ce1">
            <text:p>9.51892</text:p>
          </table:table-cell>
          <table:table-cell office:value-type="float" office:value="9.6137999999999995" table:style-name="ce1">
            <text:p>9.6138</text:p>
          </table:table-cell>
          <table:table-cell office:value-type="float" office:value="9.3762500000000006" table:style-name="ce1">
            <text:p>9.37625</text:p>
          </table:table-cell>
          <table:table-cell office:value-type="float" office:value="8.9136500000000005" table:style-name="ce1">
            <text:p>8.91365</text:p>
          </table:table-cell>
          <table:table-cell office:value-type="float" office:value="8.9754799999999992" table:style-name="ce1">
            <text:p>8.97548</text:p>
          </table:table-cell>
          <table:table-cell office:value-type="float" office:value="9.1044599999999996" table:style-name="ce1">
            <text:p>9.10446</text:p>
          </table:table-cell>
          <table:table-cell office:value-type="float" office:value="5.8819999999999997E-2" table:style-name="ce1">
            <text:p>0.05882</text:p>
          </table:table-cell>
          <table:table-cell office:value-type="float" office:value="6.1650000000000003E-2" table:style-name="ce1">
            <text:p>0.06165</text:p>
          </table:table-cell>
          <table:table-cell office:value-type="float" office:value="6.0130000000000003E-2" table:style-name="ce1">
            <text:p>0.06013</text:p>
          </table:table-cell>
          <table:table-cell table:style-name="ce1"/>
          <table:table-cell office:value-type="float" office:value="6.1769999999999999E-2" table:style-name="ce1">
            <text:p>0.06177</text:p>
          </table:table-cell>
          <table:table-cell office:value-type="float" office:value="6.1650000000000003E-2" table:style-name="ce1">
            <text:p>0.06165</text:p>
          </table:table-cell>
          <table:table-cell office:value-type="float" office:value="0.68662999999999996" table:style-name="ce1">
            <text:p>0.68663</text:p>
          </table:table-cell>
          <table:table-cell office:value-type="float" office:value="0.69157000000000002" table:style-name="ce1">
            <text:p>0.69157</text:p>
          </table:table-cell>
          <table:table-cell table:number-columns-repeated="2" table:style-name="ce1"/>
          <table:table-cell office:value-type="float" office:value="7.3700000000000002E-4" table:style-name="ce1">
            <text:p>0.000737</text:p>
          </table:table-cell>
          <table:table-cell table:style-name="ce1"/>
          <table:table-cell office:value-type="float" office:value="2.3054700000000001" table:style-name="ce1">
            <text:p>2.30547</text:p>
          </table:table-cell>
          <table:table-cell office:value-type="float" office:value="2.3136000000000001" table:style-name="ce1">
            <text:p>2.3136</text:p>
          </table:table-cell>
          <table:table-cell office:value-type="float" office:value="2.3472900000000001" table:style-name="ce1">
            <text:p>2.34729</text:p>
          </table:table-cell>
          <table:table-cell office:value-type="float" office:value="2.3477600000000001" table:style-name="ce1">
            <text:p>2.34776</text:p>
          </table:table-cell>
          <table:table-cell office:value-type="float" office:value="2.35033" table:style-name="ce1">
            <text:p>2.35033</text:p>
          </table:table-cell>
          <table:table-cell office:value-type="float" office:value="2.3140100000000001" table:style-name="ce1">
            <text:p>2.31401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2.3500000000000001E-3" table:style-name="ce1">
            <text:p>0.00235</text:p>
          </table:table-cell>
          <table:table-cell office:value-type="float" office:value="2.8912100000000001" table:style-name="ce1">
            <text:p>2.89121</text:p>
          </table:table-cell>
          <table:table-cell office:value-type="float" office:value="2.9892599999999998" table:style-name="ce1">
            <text:p>2.98926</text:p>
          </table:table-cell>
          <table:table-cell office:value-type="float" office:value="2.9684200000000001" table:style-name="ce1">
            <text:p>2.96842</text:p>
          </table:table-cell>
          <table:table-cell table:style-name="ce1"/>
          <table:table-cell office:value-type="float" office:value="2.87201" table:style-name="ce1">
            <text:p>2.87201</text:p>
          </table:table-cell>
          <table:table-cell office:value-type="float" office:value="2.9007800000000001" table:style-name="ce1">
            <text:p>2.90078</text:p>
          </table:table-cell>
          <table:table-cell office:value-type="float" office:value="2.0646100000000001" table:style-name="ce1">
            <text:p>2.06461</text:p>
          </table:table-cell>
          <table:table-cell office:value-type="float" office:value="2.0396299999999998" table:style-name="ce1">
            <text:p>2.03963</text:p>
          </table:table-cell>
          <table:table-cell office:value-type="float" office:value="1.88113" table:style-name="ce1">
            <text:p>1.88113</text:p>
          </table:table-cell>
          <table:table-cell office:value-type="float" office:value="1.8736999999999999" table:style-name="ce1">
            <text:p>1.8737</text:p>
          </table:table-cell>
          <table:table-cell office:value-type="float" office:value="2.4594999999999998" table:style-name="ce1">
            <text:p>2.4595</text:p>
          </table:table-cell>
          <table:table-cell office:value-type="float" office:value="2.44726" table:style-name="ce1">
            <text:p>2.44726</text:p>
          </table:table-cell>
          <table:table-cell office:value-type="float" office:value="2.4522300000000001" table:style-name="ce1">
            <text:p>2.45223</text:p>
          </table:table-cell>
          <table:table-cell office:value-type="float" office:value="2.4414500000000001" table:style-name="ce1">
            <text:p>2.44145</text:p>
          </table:table-cell>
          <table:table-cell office:value-type="float" office:value="2.4297399999999998" table:style-name="ce1">
            <text:p>2.42974</text:p>
          </table:table-cell>
          <table:table-cell office:value-type="float" office:value="2.4522699999999999" table:style-name="ce1">
            <text:p>2.45227</text:p>
          </table:table-cell>
          <table:table-cell office:value-type="float" office:value="4.1869999999999997E-2" table:style-name="ce1">
            <text:p>0.04187</text:p>
          </table:table-cell>
          <table:table-cell office:value-type="float" office:value="4.2299999999999997E-2" table:style-name="ce1">
            <text:p>0.0423</text:p>
          </table:table-cell>
          <table:table-cell office:value-type="float" office:value="4.2349999999999999E-2" table:style-name="ce1">
            <text:p>0.04235</text:p>
          </table:table-cell>
          <table:table-cell office:value-type="float" office:value="4.2729999999999997E-2" table:style-name="ce1">
            <text:p>0.04273</text:p>
          </table:table-cell>
          <table:table-cell table:number-columns-repeated="16317"/>
        </table:table-row>
        <table:table-row table:style-name="ro1">
          <table:table-cell office:value-type="string" table:style-name="ce5">
            <text:p>Certified</text:p>
          </table:table-cell>
          <table:table-cell table:number-columns-repeated="2" table:style-name="ce5"/>
          <table:table-cell office:value-type="float" office:value="3.3799999999999997E-2" table:style-name="ce5">
            <text:p>0.0338</text:p>
          </table:table-cell>
          <table:table-cell office:value-type="float" office:value="3.3799999999999997E-2" table:style-name="ce6">
            <text:p>0.0338</text:p>
          </table:table-cell>
          <table:table-cell office:value-type="float" office:value="1.4E-2" table:style-name="ce6">
            <text:p>0.014</text:p>
          </table:table-cell>
          <table:table-cell office:value-type="float" office:value="1.4E-2" table:style-name="ce6">
            <text:p>0.014</text:p>
          </table:table-cell>
          <table:table-cell office:value-type="float" office:value="1.4E-2" table:style-name="ce6">
            <text:p>0.014</text:p>
          </table:table-cell>
          <table:table-cell office:value-type="float" office:value="1.4E-2" table:style-name="ce6">
            <text:p>0.014</text:p>
          </table:table-cell>
          <table:table-cell office:value-type="float" office:value="1.4E-2" table:style-name="ce5">
            <text:p>0.014</text:p>
          </table:table-cell>
          <table:table-cell office:value-type="float" office:value="1.4E-2" table:style-name="ce5">
            <text:p>0.014</text:p>
          </table:table-cell>
          <table:table-cell office:value-type="float" office:value="1.4E-2" table:style-name="ce6">
            <text:p>0.014</text:p>
          </table:table-cell>
          <table:table-cell office:value-type="float" office:value="1.4E-2" table:style-name="ce5">
            <text:p>0.014</text:p>
          </table:table-cell>
          <table:table-cell office:value-type="float" office:value="8.76" table:style-name="ce5">
            <text:p>8.76</text:p>
          </table:table-cell>
          <table:table-cell office:value-type="float" office:value="8.76" table:style-name="ce5">
            <text:p>8.76</text:p>
          </table:table-cell>
          <table:table-cell office:value-type="float" office:value="8.76" table:style-name="ce5">
            <text:p>8.76</text:p>
          </table:table-cell>
          <table:table-cell office:value-type="float" office:value="8.76" table:style-name="ce5">
            <text:p>8.76</text:p>
          </table:table-cell>
          <table:table-cell office:value-type="float" office:value="8.76" table:style-name="ce6">
            <text:p>8.76</text:p>
          </table:table-cell>
          <table:table-cell office:value-type="float" office:value="8.76" table:style-name="ce5">
            <text:p>8.76</text:p>
          </table:table-cell>
          <table:table-cell office:value-type="float" office:value="8.76" table:style-name="ce5">
            <text:p>8.76</text:p>
          </table:table-cell>
          <table:table-cell office:value-type="float" office:value="8.76" table:style-name="ce5">
            <text:p>8.76</text:p>
          </table:table-cell>
          <table:table-cell office:value-type="float" office:value="8.76" table:style-name="ce5">
            <text:p>8.76</text:p>
          </table:table-cell>
          <table:table-cell office:value-type="float" office:value="8.76" table:style-name="ce6">
            <text:p>8.76</text:p>
          </table:table-cell>
          <table:table-cell office:value-type="float" office:value="8.76" table:style-name="ce6">
            <text:p>8.76</text:p>
          </table:table-cell>
          <table:table-cell office:value-type="float" office:value="8.76" table:style-name="ce6">
            <text:p>8.76</text:p>
          </table:table-cell>
          <table:table-cell office:value-type="float" office:value="9.1200000000000003E-2" table:style-name="ce5">
            <text:p>0.0912</text:p>
          </table:table-cell>
          <table:table-cell office:value-type="float" office:value="9.1200000000000003E-2" table:style-name="ce5">
            <text:p>0.0912</text:p>
          </table:table-cell>
          <table:table-cell office:value-type="float" office:value="9.1200000000000003E-2" table:style-name="ce5">
            <text:p>0.0912</text:p>
          </table:table-cell>
          <table:table-cell office:value-type="float" office:value="9.1200000000000003E-2" table:style-name="ce5">
            <text:p>0.0912</text:p>
          </table:table-cell>
          <table:table-cell office:value-type="float" office:value="9.1200000000000003E-2" table:style-name="ce5">
            <text:p>0.0912</text:p>
          </table:table-cell>
          <table:table-cell office:value-type="float" office:value="9.1200000000000003E-2" table:style-name="ce5">
            <text:p>0.0912</text:p>
          </table:table-cell>
          <table:table-cell office:value-type="float" office:value="0.65100000000000002" table:style-name="ce6">
            <text:p>0.651</text:p>
          </table:table-cell>
          <table:table-cell office:value-type="float" office:value="0.65100000000000002" table:style-name="ce5">
            <text:p>0.651</text:p>
          </table:table-cell>
          <table:table-cell office:value-type="float" office:value="0.65100000000000002" table:style-name="ce5">
            <text:p>0.651</text:p>
          </table:table-cell>
          <table:table-cell office:value-type="float" office:value="0.83899999999999997" table:style-name="ce5">
            <text:p>0.839</text:p>
          </table:table-cell>
          <table:table-cell table:style-name="ce6"/>
          <table:table-cell table:style-name="ce5"/>
          <table:table-cell office:value-type="float" office:value="2.133" table:style-name="ce6">
            <text:p>2.133</text:p>
          </table:table-cell>
          <table:table-cell office:value-type="float" office:value="2.133" table:style-name="ce6">
            <text:p>2.133</text:p>
          </table:table-cell>
          <table:table-cell office:value-type="float" office:value="2.133" table:style-name="ce5">
            <text:p>2.133</text:p>
          </table:table-cell>
          <table:table-cell office:value-type="float" office:value="2.133" table:style-name="ce5">
            <text:p>2.133</text:p>
          </table:table-cell>
          <table:table-cell office:value-type="float" office:value="2.133" table:style-name="ce5">
            <text:p>2.133</text:p>
          </table:table-cell>
          <table:table-cell office:value-type="float" office:value="2.133" table:style-name="ce6">
            <text:p>2.133</text:p>
          </table:table-cell>
          <table:table-cell office:value-type="float" office:value="2.1199999999999999E-3" table:style-name="ce6">
            <text:p>0.00212</text:p>
          </table:table-cell>
          <table:table-cell office:value-type="float" office:value="2.1199999999999999E-3" table:style-name="ce6">
            <text:p>0.00212</text:p>
          </table:table-cell>
          <table:table-cell office:value-type="float" office:value="2.1199999999999999E-3" table:style-name="ce6">
            <text:p>0.00212</text:p>
          </table:table-cell>
          <table:table-cell office:value-type="float" office:value="2.1199999999999999E-3" table:style-name="ce5">
            <text:p>0.00212</text:p>
          </table:table-cell>
          <table:table-cell office:value-type="float" office:value="2.67" table:style-name="ce5">
            <text:p>2.67</text:p>
          </table:table-cell>
          <table:table-cell office:value-type="float" office:value="2.67" table:style-name="ce5">
            <text:p>2.67</text:p>
          </table:table-cell>
          <table:table-cell office:value-type="float" office:value="2.67" table:style-name="ce5">
            <text:p>2.67</text:p>
          </table:table-cell>
          <table:table-cell office:value-type="float" office:value="2.67" table:style-name="ce5">
            <text:p>2.67</text:p>
          </table:table-cell>
          <table:table-cell office:value-type="float" office:value="2.67" table:style-name="ce6">
            <text:p>2.67</text:p>
          </table:table-cell>
          <table:table-cell office:value-type="float" office:value="2.67" table:style-name="ce6">
            <text:p>2.67</text:p>
          </table:table-cell>
          <table:table-cell table:number-columns-repeated="3" table:style-name="ce5"/>
          <table:table-cell table:style-name="ce6"/>
          <table:table-cell table:number-columns-repeated="3" table:style-name="ce5"/>
          <table:table-cell table:style-name="ce6"/>
          <table:table-cell table:style-name="ce5"/>
          <table:table-cell office:value-type="float" office:value="5.3600000000000002E-2" table:style-name="ce5">
            <text:p>0.0536</text:p>
          </table:table-cell>
          <table:table-cell office:value-type="float" office:value="4.0599999999999997E-2" table:style-name="ce6">
            <text:p>0.0406</text:p>
          </table:table-cell>
          <table:table-cell office:value-type="float" office:value="4.0599999999999997E-2" table:style-name="ce6">
            <text:p>0.0406</text:p>
          </table:table-cell>
          <table:table-cell office:value-type="float" office:value="4.0599999999999997E-2" table:style-name="ce6">
            <text:p>0.0406</text:p>
          </table:table-cell>
          <table:table-cell office:value-type="float" office:value="4.0599999999999997E-2" table:style-name="ce6">
            <text:p>0.0406</text:p>
          </table:table-cell>
          <table:table-cell table:number-columns-repeated="16317" table:style-name="ce5"/>
        </table:table-row>
        <table:table-row table:style-name="ro1">
          <table:table-cell office:value-type="string" table:style-name="ce5">
            <text:p>Mean</text:p>
          </table:table-cell>
          <table:table-cell table:number-columns-repeated="2" table:style-name="ce5"/>
          <table:table-cell office:value-type="float" office:value="2.7968571428571426E-2" table:formula="of:=AVERAGE([.D73:.D79])" table:style-name="ce5">
            <text:p>0.027968571</text:p>
          </table:table-cell>
          <table:table-cell office:value-type="float" office:value="2.875714285714286E-2" table:formula="of:=AVERAGE([.E73:.E79])" table:style-name="ce5">
            <text:p>0.028757143</text:p>
          </table:table-cell>
          <table:table-cell office:value-type="float" office:value="1.3604285714285716E-2" table:formula="of:=AVERAGE([.F73:.F79])" table:style-name="ce5">
            <text:p>0.013604286</text:p>
          </table:table-cell>
          <table:table-cell office:value-type="float" office:value="1.3608571428571428E-2" table:formula="of:=AVERAGE([.G73:.G79])" table:style-name="ce5">
            <text:p>0.013608571</text:p>
          </table:table-cell>
          <table:table-cell office:value-type="float" office:value="1.3557142857142856E-2" table:formula="of:=AVERAGE([.H73:.H79])" table:style-name="ce5">
            <text:p>0.013557143</text:p>
          </table:table-cell>
          <table:table-cell office:value-type="float" office:value="1.3505714285714286E-2" table:formula="of:=AVERAGE([.I73:.I79])" table:style-name="ce5">
            <text:p>0.013505714</text:p>
          </table:table-cell>
          <table:table-cell office:value-type="float" office:value="1.3812857142857141E-2" table:formula="of:=AVERAGE([.J73:.J79])" table:style-name="ce5">
            <text:p>0.013812857</text:p>
          </table:table-cell>
          <table:table-cell office:value-type="float" office:value="1.4225714285714286E-2" table:formula="of:=AVERAGE([.K73:.K79])" table:style-name="ce5">
            <text:p>0.014225714</text:p>
          </table:table-cell>
          <table:table-cell office:value-type="float" office:value="1.3364285714285714E-2" table:formula="of:=AVERAGE([.L73:.L79])" table:style-name="ce5">
            <text:p>0.013364286</text:p>
          </table:table-cell>
          <table:table-cell office:value-type="float" office:value="1.3307142857142856E-2" table:formula="of:=AVERAGE([.M73:.M79])" table:style-name="ce5">
            <text:p>0.013307143</text:p>
          </table:table-cell>
          <table:table-cell office:value-type="float" office:value="9.4724771428571444" table:formula="of:=AVERAGE([.N73:.N79])" table:style-name="ce5">
            <text:p>9.472477143</text:p>
          </table:table-cell>
          <table:table-cell office:value-type="float" office:value="9.3157057142857127" table:formula="of:=AVERAGE([.O73:.O79])" table:style-name="ce5">
            <text:p>9.315705714</text:p>
          </table:table-cell>
          <table:table-cell office:value-type="float" office:value="9.2346771428571426" table:formula="of:=AVERAGE([.P73:.P79])" table:style-name="ce5">
            <text:p>9.234677143</text:p>
          </table:table-cell>
          <table:table-cell office:value-type="error" office:string-value="#DIV/0!" table:formula="of:=AVERAGE([.Q73:.Q79])" table:style-name="ce5">
            <text:p>#DIV/0!</text:p>
          </table:table-cell>
          <table:table-cell office:value-type="float" office:value="8.9949600000000007" table:formula="of:=AVERAGE([.R73:.R79])" table:style-name="ce5">
            <text:p>8.99496</text:p>
          </table:table-cell>
          <table:table-cell office:value-type="float" office:value="9.1106371428571435" table:formula="of:=AVERAGE([.S73:.S79])" table:style-name="ce5">
            <text:p>9.110637143</text:p>
          </table:table-cell>
          <table:table-cell office:value-type="float" office:value="9.3896628571428558" table:formula="of:=AVERAGE([.T73:.T79])" table:style-name="ce5">
            <text:p>9.389662857</text:p>
          </table:table-cell>
          <table:table-cell office:value-type="float" office:value="9.4561271428571434" table:formula="of:=AVERAGE([.U73:.U79])" table:style-name="ce5">
            <text:p>9.456127143</text:p>
          </table:table-cell>
          <table:table-cell office:value-type="float" office:value="9.2265428571428583" table:formula="of:=AVERAGE([.V73:.V79])" table:style-name="ce5">
            <text:p>9.226542857</text:p>
          </table:table-cell>
          <table:table-cell office:value-type="float" office:value="8.8168914285714273" table:formula="of:=AVERAGE([.W73:.W79])" table:style-name="ce5">
            <text:p>8.816891429</text:p>
          </table:table-cell>
          <table:table-cell office:value-type="float" office:value="8.8636199999999992" table:formula="of:=AVERAGE([.X73:.X79])" table:style-name="ce5">
            <text:p>8.86362</text:p>
          </table:table-cell>
          <table:table-cell office:value-type="float" office:value="8.961844285714287" table:formula="of:=AVERAGE([.Y73:.Y79])" table:style-name="ce5">
            <text:p>8.961844286</text:p>
          </table:table-cell>
          <table:table-cell office:value-type="float" office:value="5.7461428571428566E-2" table:formula="of:=AVERAGE([.Z73:.Z79])" table:style-name="ce5">
            <text:p>0.057461429</text:p>
          </table:table-cell>
          <table:table-cell office:value-type="float" office:value="6.0465714285714282E-2" table:formula="of:=AVERAGE([.AA73:.AA79])" table:style-name="ce5">
            <text:p>0.060465714</text:p>
          </table:table-cell>
          <table:table-cell office:value-type="float" office:value="5.8910000000000004E-2" table:formula="of:=AVERAGE([.AB73:.AB79])" table:style-name="ce5">
            <text:p>0.05891</text:p>
          </table:table-cell>
          <table:table-cell office:value-type="error" office:string-value="#DIV/0!" table:formula="of:=AVERAGE([.AC73:.AC79])" table:style-name="ce5">
            <text:p>#DIV/0!</text:p>
          </table:table-cell>
          <table:table-cell office:value-type="float" office:value="6.2501428571428569E-2" table:formula="of:=AVERAGE([.AD73:.AD79])" table:style-name="ce5">
            <text:p>0.062501429</text:p>
          </table:table-cell>
          <table:table-cell office:value-type="float" office:value="6.0838571428571422E-2" table:formula="of:=AVERAGE([.AE73:.AE79])" table:style-name="ce5">
            <text:p>0.060838571</text:p>
          </table:table-cell>
          <table:table-cell office:value-type="float" office:value="0.6810357142857143" table:formula="of:=AVERAGE([.AF73:.AF79])" table:style-name="ce5">
            <text:p>0.681035714</text:p>
          </table:table-cell>
          <table:table-cell office:value-type="float" office:value="0.68585571428571435" table:formula="of:=AVERAGE([.AG73:.AG79])" table:style-name="ce5">
            <text:p>0.685855714</text:p>
          </table:table-cell>
          <table:table-cell office:value-type="error" office:string-value="#DIV/0!" table:formula="of:=AVERAGE([.AH73:.AH79])" table:style-name="ce5">
            <text:p>#DIV/0!</text:p>
          </table:table-cell>
          <table:table-cell office:value-type="error" office:string-value="#DIV/0!" table:formula="of:=AVERAGE([.AI73:.AI79])" table:style-name="ce5">
            <text:p>#DIV/0!</text:p>
          </table:table-cell>
          <table:table-cell office:value-type="float" office:value="7.4028571428571427E-4" table:formula="of:=AVERAGE([.AJ73:.AJ79])" table:style-name="ce5">
            <text:p>0.000740286</text:p>
          </table:table-cell>
          <table:table-cell office:value-type="error" office:string-value="#DIV/0!" table:formula="of:=AVERAGE([.AK73:.AK79])" table:style-name="ce5">
            <text:p>#DIV/0!</text:p>
          </table:table-cell>
          <table:table-cell office:value-type="float" office:value="2.2702542857142856" table:formula="of:=AVERAGE([.AL73:.AL79])" table:style-name="ce5">
            <text:p>2.270254286</text:p>
          </table:table-cell>
          <table:table-cell office:value-type="float" office:value="2.2776914285714289" table:formula="of:=AVERAGE([.AM73:.AM79])" table:style-name="ce5">
            <text:p>2.277691429</text:p>
          </table:table-cell>
          <table:table-cell office:value-type="float" office:value="2.3142128571428571" table:formula="of:=AVERAGE([.AN73:.AN79])" table:style-name="ce5">
            <text:p>2.314212857</text:p>
          </table:table-cell>
          <table:table-cell office:value-type="float" office:value="2.3102057142857144" table:formula="of:=AVERAGE([.AO73:.AO79])" table:style-name="ce5">
            <text:p>2.310205714</text:p>
          </table:table-cell>
          <table:table-cell office:value-type="float" office:value="2.3124914285714291" table:formula="of:=AVERAGE([.AP73:.AP79])" table:style-name="ce5">
            <text:p>2.312491429</text:p>
          </table:table-cell>
          <table:table-cell office:value-type="float" office:value="2.2751614285714288" table:formula="of:=AVERAGE([.AQ73:.AQ79])" table:style-name="ce5">
            <text:p>2.275161429</text:p>
          </table:table-cell>
          <table:table-cell office:value-type="float" office:value="2.0585714285714283E-3" table:formula="of:=AVERAGE([.AR73:.AR79])" table:style-name="ce5">
            <text:p>0.002058571</text:p>
          </table:table-cell>
          <table:table-cell office:value-type="float" office:value="2.1042857142857139E-3" table:formula="of:=AVERAGE([.AS73:.AS79])" table:style-name="ce5">
            <text:p>0.002104286</text:p>
          </table:table-cell>
          <table:table-cell office:value-type="float" office:value="2.1542857142857141E-3" table:formula="of:=AVERAGE([.AT73:.AT79])" table:style-name="ce5">
            <text:p>0.002154286</text:p>
          </table:table-cell>
          <table:table-cell office:value-type="float" office:value="2.0142857142857146E-3" table:formula="of:=AVERAGE([.AU73:.AU79])" table:style-name="ce5">
            <text:p>0.002014286</text:p>
          </table:table-cell>
          <table:table-cell office:value-type="float" office:value="2.8805285714285715" table:formula="of:=AVERAGE([.AV73:.AV79])" table:style-name="ce5">
            <text:p>2.880528571</text:p>
          </table:table-cell>
          <table:table-cell office:value-type="float" office:value="2.944337142857143" table:formula="of:=AVERAGE([.AW73:.AW79])" table:style-name="ce5">
            <text:p>2.944337143</text:p>
          </table:table-cell>
          <table:table-cell office:value-type="float" office:value="2.9233199999999999" table:formula="of:=AVERAGE([.AX73:.AX79])" table:style-name="ce5">
            <text:p>2.92332</text:p>
          </table:table-cell>
          <table:table-cell office:value-type="error" office:string-value="#DIV/0!" table:formula="of:=AVERAGE([.AY73:.AY79])" table:style-name="ce5">
            <text:p>#DIV/0!</text:p>
          </table:table-cell>
          <table:table-cell office:value-type="float" office:value="2.8213528571428568" table:formula="of:=AVERAGE([.AZ73:.AZ79])" table:style-name="ce5">
            <text:p>2.821352857</text:p>
          </table:table-cell>
          <table:table-cell office:value-type="float" office:value="2.8418314285714286" table:formula="of:=AVERAGE([.BA73:.BA79])" table:style-name="ce5">
            <text:p>2.841831429</text:p>
          </table:table-cell>
          <table:table-cell office:value-type="float" office:value="2.0186628571428571" table:formula="of:=AVERAGE([.BB73:.BB79])" table:style-name="ce5">
            <text:p>2.018662857</text:p>
          </table:table-cell>
          <table:table-cell office:value-type="float" office:value="2.0180585714285715" table:formula="of:=AVERAGE([.BC73:.BC79])" table:style-name="ce5">
            <text:p>2.018058571</text:p>
          </table:table-cell>
          <table:table-cell office:value-type="float" office:value="1.854967142857143" table:formula="of:=AVERAGE([.BD73:.BD79])" table:style-name="ce5">
            <text:p>1.854967143</text:p>
          </table:table-cell>
          <table:table-cell office:value-type="float" office:value="1.8292114285714285" table:formula="of:=AVERAGE([.BE73:.BE79])" table:style-name="ce5">
            <text:p>1.829211429</text:p>
          </table:table-cell>
          <table:table-cell office:value-type="float" office:value="2.4129299999999998" table:formula="of:=AVERAGE([.BF73:.BF79])" table:style-name="ce5">
            <text:p>2.41293</text:p>
          </table:table-cell>
          <table:table-cell office:value-type="float" office:value="2.4097942857142853" table:formula="of:=AVERAGE([.BG73:.BG79])" table:style-name="ce5">
            <text:p>2.409794286</text:p>
          </table:table-cell>
          <table:table-cell office:value-type="float" office:value="2.4128114285714291" table:formula="of:=AVERAGE([.BH73:.BH79])" table:style-name="ce5">
            <text:p>2.412811429</text:p>
          </table:table-cell>
          <table:table-cell office:value-type="float" office:value="2.3845014285714288" table:formula="of:=AVERAGE([.BI73:.BI79])" table:style-name="ce5">
            <text:p>2.384501429</text:p>
          </table:table-cell>
          <table:table-cell office:value-type="float" office:value="2.3962828571428569" table:formula="of:=AVERAGE([.BJ73:.BJ79])" table:style-name="ce5">
            <text:p>2.396282857</text:p>
          </table:table-cell>
          <table:table-cell office:value-type="float" office:value="2.4075542857142858" table:formula="of:=AVERAGE([.BK73:.BK79])" table:style-name="ce5">
            <text:p>2.407554286</text:p>
          </table:table-cell>
          <table:table-cell office:value-type="float" office:value="4.1270000000000008E-2" table:formula="of:=AVERAGE([.BL73:.BL79])" table:style-name="ce5">
            <text:p>0.04127</text:p>
          </table:table-cell>
          <table:table-cell office:value-type="float" office:value="4.1680000000000002E-2" table:formula="of:=AVERAGE([.BM73:.BM79])" table:style-name="ce5">
            <text:p>0.04168</text:p>
          </table:table-cell>
          <table:table-cell office:value-type="float" office:value="4.1711428571428573E-2" table:formula="of:=AVERAGE([.BN73:.BN79])" table:style-name="ce5">
            <text:p>0.041711429</text:p>
          </table:table-cell>
          <table:table-cell office:value-type="float" office:value="4.2088571428571427E-2" table:formula="of:=AVERAGE([.BO73:.BO79])" table:style-name="ce5">
            <text:p>0.042088571</text:p>
          </table:table-cell>
          <table:table-cell table:number-columns-repeated="16317" table:style-name="ce5"/>
        </table:table-row>
        <table:table-row table:style-name="ro1">
          <table:table-cell office:value-type="string" table:style-name="ce5">
            <text:p>2SD</text:p>
          </table:table-cell>
          <table:table-cell table:number-columns-repeated="2" table:style-name="ce5"/>
          <table:table-cell office:value-type="float" office:value="3.1146534273424527" table:formula="of:=2*STDEV([.D73:.D79])/[.D81]*100" table:style-name="ce5">
            <text:p>3.114653427</text:p>
          </table:table-cell>
          <table:table-cell office:value-type="float" office:value="11.332737456683516" table:formula="of:=2*STDEV([.E73:.E79])/[.E81]*100" table:style-name="ce5">
            <text:p>11.33273746</text:p>
          </table:table-cell>
          <table:table-cell office:value-type="float" office:value="4.1030773658101092" table:formula="of:=2*STDEV([.F73:.F79])/[.F81]*100" table:style-name="ce5">
            <text:p>4.103077366</text:p>
          </table:table-cell>
          <table:table-cell office:value-type="float" office:value="2.9410730326789385" table:formula="of:=2*STDEV([.G73:.G79])/[.G81]*100" table:style-name="ce5">
            <text:p>2.941073033</text:p>
          </table:table-cell>
          <table:table-cell office:value-type="float" office:value="1.7511552821225858" table:formula="of:=2*STDEV([.H73:.H79])/[.H81]*100" table:style-name="ce5">
            <text:p>1.751155282</text:p>
          </table:table-cell>
          <table:table-cell office:value-type="float" office:value="1.7539578868774326" table:formula="of:=2*STDEV([.I73:.I79])/[.I81]*100" table:style-name="ce5">
            <text:p>1.753957887</text:p>
          </table:table-cell>
          <table:table-cell office:value-type="float" office:value="7.6807065488706598" table:formula="of:=2*STDEV([.J73:.J79])/[.J81]*100" table:style-name="ce5">
            <text:p>7.680706549</text:p>
          </table:table-cell>
          <table:table-cell office:value-type="float" office:value="7.3457044292042779" table:formula="of:=2*STDEV([.K73:.K79])/[.K81]*100" table:style-name="ce5">
            <text:p>7.345704429</text:p>
          </table:table-cell>
          <table:table-cell office:value-type="float" office:value="2.1563429890086043" table:formula="of:=2*STDEV([.L73:.L79])/[.L81]*100" table:style-name="ce5">
            <text:p>2.156342989</text:p>
          </table:table-cell>
          <table:table-cell office:value-type="float" office:value="2.2656130970128743" table:formula="of:=2*STDEV([.M73:.M79])/[.M81]*100" table:style-name="ce5">
            <text:p>2.265613097</text:p>
          </table:table-cell>
          <table:table-cell office:value-type="float" office:value="2.2709574519266069" table:formula="of:=2*STDEV([.N73:.N79])/[.N81]*100" table:style-name="ce5">
            <text:p>2.270957452</text:p>
          </table:table-cell>
          <table:table-cell office:value-type="float" office:value="2.1551185594368123" table:formula="of:=2*STDEV([.O73:.O79])/[.O81]*100" table:style-name="ce5">
            <text:p>2.155118559</text:p>
          </table:table-cell>
          <table:table-cell office:value-type="float" office:value="2.0997078409605003" table:formula="of:=2*STDEV([.P73:.P79])/[.P81]*100" table:style-name="ce5">
            <text:p>2.099707841</text:p>
          </table:table-cell>
          <table:table-cell office:value-type="error" office:string-value="#DIV/0!" table:formula="of:=2*STDEV([.Q73:.Q79])/[.Q81]*100" table:style-name="ce5">
            <text:p>#DIV/0!</text:p>
          </table:table-cell>
          <table:table-cell office:value-type="float" office:value="2.2998869983412913" table:formula="of:=2*STDEV([.R73:.R79])/[.R81]*100" table:style-name="ce5">
            <text:p>2.299886998</text:p>
          </table:table-cell>
          <table:table-cell office:value-type="float" office:value="1.9011469379753054" table:formula="of:=2*STDEV([.S73:.S79])/[.S81]*100" table:style-name="ce5">
            <text:p>1.901146938</text:p>
          </table:table-cell>
          <table:table-cell office:value-type="float" office:value="2.2447477054625589" table:formula="of:=2*STDEV([.T73:.T79])/[.T81]*100" table:style-name="ce5">
            <text:p>2.244747705</text:p>
          </table:table-cell>
          <table:table-cell office:value-type="float" office:value="2.4818124098372434" table:formula="of:=2*STDEV([.U73:.U79])/[.U81]*100" table:style-name="ce5">
            <text:p>2.48181241</text:p>
          </table:table-cell>
          <table:table-cell office:value-type="float" office:value="2.4091310546426405" table:formula="of:=2*STDEV([.V73:.V79])/[.V81]*100" table:style-name="ce5">
            <text:p>2.409131055</text:p>
          </table:table-cell>
          <table:table-cell office:value-type="float" office:value="1.7544539177432605" table:formula="of:=2*STDEV([.W73:.W79])/[.W81]*100" table:style-name="ce5">
            <text:p>1.754453918</text:p>
          </table:table-cell>
          <table:table-cell office:value-type="float" office:value="1.9194711091598271" table:formula="of:=2*STDEV([.X73:.X79])/[.X81]*100" table:style-name="ce5">
            <text:p>1.919471109</text:p>
          </table:table-cell>
          <table:table-cell office:value-type="float" office:value="2.1543955119001827" table:formula="of:=2*STDEV([.Y73:.Y79])/[.Y81]*100" table:style-name="ce5">
            <text:p>2.154395512</text:p>
          </table:table-cell>
          <table:table-cell office:value-type="float" office:value="2.4656958869879624" table:formula="of:=2*STDEV([.Z73:.Z79])/[.Z81]*100" table:style-name="ce5">
            <text:p>2.465695887</text:p>
          </table:table-cell>
          <table:table-cell office:value-type="float" office:value="2.241156591606984" table:formula="of:=2*STDEV([.AA73:.AA79])/[.AA81]*100" table:style-name="ce5">
            <text:p>2.241156592</text:p>
          </table:table-cell>
          <table:table-cell office:value-type="float" office:value="2.6687739172188625" table:formula="of:=2*STDEV([.AB73:.AB79])/[.AB81]*100" table:style-name="ce5">
            <text:p>2.668773917</text:p>
          </table:table-cell>
          <table:table-cell office:value-type="error" office:string-value="#DIV/0!" table:formula="of:=2*STDEV([.AC73:.AC79])/[.AC81]*100" table:style-name="ce5">
            <text:p>#DIV/0!</text:p>
          </table:table-cell>
          <table:table-cell office:value-type="float" office:value="1.5457588393532324" table:formula="of:=2*STDEV([.AD73:.AD79])/[.AD81]*100" table:style-name="ce5">
            <text:p>1.545758839</text:p>
          </table:table-cell>
          <table:table-cell office:value-type="float" office:value="3.6625216636608755" table:formula="of:=2*STDEV([.AE73:.AE79])/[.AE81]*100" table:style-name="ce5">
            <text:p>3.662521664</text:p>
          </table:table-cell>
          <table:table-cell office:value-type="float" office:value="1.2963651503479974" table:formula="of:=2*STDEV([.AF73:.AF79])/[.AF81]*100" table:style-name="ce5">
            <text:p>1.29636515</text:p>
          </table:table-cell>
          <table:table-cell office:value-type="float" office:value="1.3510488827448759" table:formula="of:=2*STDEV([.AG73:.AG79])/[.AG81]*100" table:style-name="ce5">
            <text:p>1.351048883</text:p>
          </table:table-cell>
          <table:table-cell office:value-type="error" office:string-value="#DIV/0!" table:formula="of:=2*STDEV([.AH73:.AH79])/[.AH81]*100" table:style-name="ce5">
            <text:p>#DIV/0!</text:p>
          </table:table-cell>
          <table:table-cell office:value-type="error" office:string-value="#DIV/0!" table:formula="of:=2*STDEV([.AI73:.AI79])/[.AI81]*100" table:style-name="ce5">
            <text:p>#DIV/0!</text:p>
          </table:table-cell>
          <table:table-cell office:value-type="float" office:value="5.436345740722639" table:formula="of:=2*STDEV([.AJ73:.AJ79])/[.AJ81]*100" table:style-name="ce5">
            <text:p>5.436345741</text:p>
          </table:table-cell>
          <table:table-cell office:value-type="error" office:string-value="#DIV/0!" table:formula="of:=2*STDEV([.AK73:.AK79])/[.AK81]*100" table:style-name="ce5">
            <text:p>#DIV/0!</text:p>
          </table:table-cell>
          <table:table-cell office:value-type="float" office:value="2.1201217102355585" table:formula="of:=2*STDEV([.AL73:.AL79])/[.AL81]*100" table:style-name="ce5">
            <text:p>2.12012171</text:p>
          </table:table-cell>
          <table:table-cell office:value-type="float" office:value="2.0241772766575625" table:formula="of:=2*STDEV([.AM73:.AM79])/[.AM81]*100" table:style-name="ce5">
            <text:p>2.024177277</text:p>
          </table:table-cell>
          <table:table-cell office:value-type="float" office:value="1.9842137448257495" table:formula="of:=2*STDEV([.AN73:.AN79])/[.AN81]*100" table:style-name="ce5">
            <text:p>1.984213745</text:p>
          </table:table-cell>
          <table:table-cell office:value-type="float" office:value="2.4519420546487498" table:formula="of:=2*STDEV([.AO73:.AO79])/[.AO81]*100" table:style-name="ce5">
            <text:p>2.451942055</text:p>
          </table:table-cell>
          <table:table-cell office:value-type="float" office:value="2.3372765543617846" table:formula="of:=2*STDEV([.AP73:.AP79])/[.AP81]*100" table:style-name="ce5">
            <text:p>2.337276554</text:p>
          </table:table-cell>
          <table:table-cell office:value-type="float" office:value="2.3851097357281015" table:formula="of:=2*STDEV([.AQ73:.AQ79])/[.AQ81]*100" table:style-name="ce5">
            <text:p>2.385109736</text:p>
          </table:table-cell>
          <table:table-cell office:value-type="float" office:value="3.3387219158304298" table:formula="of:=2*STDEV([.AR73:.AR79])/[.AR81]*100" table:style-name="ce5">
            <text:p>3.338721916</text:p>
          </table:table-cell>
          <table:table-cell office:value-type="float" office:value="5.5108424103835052" table:formula="of:=2*STDEV([.AS73:.AS79])/[.AS81]*100" table:style-name="ce5">
            <text:p>5.51084241</text:p>
          </table:table-cell>
          <table:table-cell office:value-type="float" office:value="8.2142506987809103" table:formula="of:=2*STDEV([.AT73:.AT79])/[.AT81]*100" table:style-name="ce5">
            <text:p>8.214250699</text:p>
          </table:table-cell>
          <table:table-cell office:value-type="float" office:value="20.500257322144304" table:formula="of:=2*STDEV([.AU73:.AU79])/[.AU81]*100" table:style-name="ce5">
            <text:p>20.50025732</text:p>
          </table:table-cell>
          <table:table-cell office:value-type="float" office:value="1.4184238102750528" table:formula="of:=2*STDEV([.AV73:.AV79])/[.AV81]*100" table:style-name="ce5">
            <text:p>1.41842381</text:p>
          </table:table-cell>
          <table:table-cell office:value-type="float" office:value="1.9496729117927054" table:formula="of:=2*STDEV([.AW73:.AW79])/[.AW81]*100" table:style-name="ce5">
            <text:p>1.949672912</text:p>
          </table:table-cell>
          <table:table-cell office:value-type="float" office:value="2.1013503115699237" table:formula="of:=2*STDEV([.AX73:.AX79])/[.AX81]*100" table:style-name="ce5">
            <text:p>2.101350312</text:p>
          </table:table-cell>
          <table:table-cell office:value-type="error" office:string-value="#DIV/0!" table:formula="of:=2*STDEV([.AY73:.AY79])/[.AY81]*100" table:style-name="ce5">
            <text:p>#DIV/0!</text:p>
          </table:table-cell>
          <table:table-cell office:value-type="float" office:value="2.8142314797882273" table:formula="of:=2*STDEV([.AZ73:.AZ79])/[.AZ81]*100" table:style-name="ce5">
            <text:p>2.81423148</text:p>
          </table:table-cell>
          <table:table-cell office:value-type="float" office:value="2.692034720818874" table:formula="of:=2*STDEV([.BA73:.BA79])/[.BA81]*100" table:style-name="ce5">
            <text:p>2.692034721</text:p>
          </table:table-cell>
          <table:table-cell office:value-type="float" office:value="3.0370604438421456" table:formula="of:=2*STDEV([.BB73:.BB79])/[.BB81]*100" table:style-name="ce5">
            <text:p>3.037060444</text:p>
          </table:table-cell>
          <table:table-cell office:value-type="float" office:value="2.3220681974884689" table:formula="of:=2*STDEV([.BC73:.BC79])/[.BC81]*100" table:style-name="ce5">
            <text:p>2.322068197</text:p>
          </table:table-cell>
          <table:table-cell office:value-type="float" office:value="4.4230046615723566" table:formula="of:=2*STDEV([.BD73:.BD79])/[.BD81]*100" table:style-name="ce5">
            <text:p>4.423004662</text:p>
          </table:table-cell>
          <table:table-cell office:value-type="float" office:value="3.1343878048546618" table:formula="of:=2*STDEV([.BE73:.BE79])/[.BE81]*100" table:style-name="ce5">
            <text:p>3.134387805</text:p>
          </table:table-cell>
          <table:table-cell office:value-type="float" office:value="1.9621898569926532" table:formula="of:=2*STDEV([.BF73:.BF79])/[.BF81]*100" table:style-name="ce5">
            <text:p>1.962189857</text:p>
          </table:table-cell>
          <table:table-cell office:value-type="float" office:value="1.9112011027736586" table:formula="of:=2*STDEV([.BG73:.BG79])/[.BG81]*100" table:style-name="ce5">
            <text:p>1.911201103</text:p>
          </table:table-cell>
          <table:table-cell office:value-type="float" office:value="2.2404054849779595" table:formula="of:=2*STDEV([.BH73:.BH79])/[.BH81]*100" table:style-name="ce5">
            <text:p>2.240405485</text:p>
          </table:table-cell>
          <table:table-cell office:value-type="float" office:value="3.3553897133132402" table:formula="of:=2*STDEV([.BI73:.BI79])/[.BI81]*100" table:style-name="ce5">
            <text:p>3.355389713</text:p>
          </table:table-cell>
          <table:table-cell office:value-type="float" office:value="2.1521022624054709" table:formula="of:=2*STDEV([.BJ73:.BJ79])/[.BJ81]*100" table:style-name="ce5">
            <text:p>2.152102262</text:p>
          </table:table-cell>
          <table:table-cell office:value-type="float" office:value="2.4552600651997563" table:formula="of:=2*STDEV([.BK73:.BK79])/[.BK81]*100" table:style-name="ce5">
            <text:p>2.455260065</text:p>
          </table:table-cell>
          <table:table-cell office:value-type="float" office:value="1.9720852870730152" table:formula="of:=2*STDEV([.BL73:.BL79])/[.BL81]*100" table:style-name="ce5">
            <text:p>1.972085287</text:p>
          </table:table-cell>
          <table:table-cell office:value-type="float" office:value="2.0360045614370073" table:formula="of:=2*STDEV([.BM73:.BM79])/[.BM81]*100" table:style-name="ce5">
            <text:p>2.036004561</text:p>
          </table:table-cell>
          <table:table-cell office:value-type="float" office:value="2.3282482770669963" table:formula="of:=2*STDEV([.BN73:.BN79])/[.BN81]*100" table:style-name="ce5">
            <text:p>2.328248277</text:p>
          </table:table-cell>
          <table:table-cell office:value-type="float" office:value="2.273869252753582" table:formula="of:=2*STDEV([.BO73:.BO79])/[.BO81]*100" table:style-name="ce5">
            <text:p>2.273869253</text:p>
          </table:table-cell>
          <table:table-cell table:number-columns-repeated="16317" table:style-name="ce5"/>
        </table:table-row>
        <table:table-row table:style-name="ro1">
          <table:table-cell office:value-type="string" table:style-name="ce5">
            <text:p>%Diff</text:p>
          </table:table-cell>
          <table:table-cell table:number-columns-repeated="2" table:style-name="ce5"/>
          <table:table-cell office:value-type="float" office:value="-20.849933598937582" table:formula="of:=([.D81]-[.D80])/[.D81]*100" table:style-name="ce9">
            <text:p>-20.8499336</text:p>
          </table:table-cell>
          <table:table-cell office:value-type="float" office:value="-17.536015896671614" table:formula="of:=([.E81]-[.E80])/[.E81]*100" table:style-name="ce10">
            <text:p>-17.5360159</text:p>
          </table:table-cell>
          <table:table-cell office:value-type="float" office:value="-2.9087472435156854" table:formula="of:=([.F81]-[.F80])/[.F81]*100" table:style-name="ce10">
            <text:p>-2.908747244</text:p>
          </table:table-cell>
          <table:table-cell office:value-type="float" office:value="-2.8763384421583083" table:formula="of:=([.G81]-[.G80])/[.G81]*100" table:style-name="ce10">
            <text:p>-2.876338442</text:p>
          </table:table-cell>
          <table:table-cell office:value-type="float" office:value="-3.2665964172813586" table:formula="of:=([.H81]-[.H80])/[.H81]*100" table:style-name="ce10">
            <text:p>-3.266596417</text:p>
          </table:table-cell>
          <table:table-cell office:value-type="float" office:value="-3.6598265284535656" table:formula="of:=([.I81]-[.I80])/[.I81]*100" table:style-name="ce10">
            <text:p>-3.659826528</text:p>
          </table:table-cell>
          <table:table-cell office:value-type="float" office:value="-1.3548453821491551" table:formula="of:=([.J81]-[.J80])/[.J81]*100" table:style-name="ce9">
            <text:p>-1.354845382</text:p>
          </table:table-cell>
          <table:table-cell office:value-type="float" office:value="1.5866639887527612" table:formula="of:=([.K81]-[.K80])/[.K81]*100" table:style-name="ce9">
            <text:p>1.586663989</text:p>
          </table:table-cell>
          <table:table-cell office:value-type="float" office:value="-4.7568145376803894" table:formula="of:=([.L81]-[.L80])/[.L81]*100" table:style-name="ce10">
            <text:p>-4.756814538</text:p>
          </table:table-cell>
          <table:table-cell office:value-type="float" office:value="-5.2066559312936249" table:formula="of:=([.M81]-[.M80])/[.M81]*100" table:style-name="ce9">
            <text:p>-5.206655931</text:p>
          </table:table-cell>
          <table:table-cell office:value-type="float" office:value="7.5215504045253674" table:formula="of:=([.N81]-[.N80])/[.N81]*100" table:style-name="ce9">
            <text:p>7.521550405</text:p>
          </table:table-cell>
          <table:table-cell office:value-type="float" office:value="5.965256217073641" table:formula="of:=([.O81]-[.O80])/[.O81]*100" table:style-name="ce9">
            <text:p>5.965256217</text:p>
          </table:table-cell>
          <table:table-cell office:value-type="float" office:value="5.1401595910074347" table:formula="of:=([.P81]-[.P80])/[.P81]*100" table:style-name="ce9">
            <text:p>5.140159591</text:p>
          </table:table-cell>
          <table:table-cell office:value-type="error" office:string-value="#DIV/0!" table:formula="of:=([.Q81]-[.Q80])/[.Q81]*100" table:style-name="ce9">
            <text:p>#DIV/0!</text:p>
          </table:table-cell>
          <table:table-cell office:value-type="float" office:value="2.6121294591638087" table:formula="of:=([.R81]-[.R80])/[.R81]*100" table:style-name="ce10">
            <text:p>2.612129459</text:p>
          </table:table-cell>
          <table:table-cell office:value-type="float" office:value="3.8486566565989055" table:formula="of:=([.S81]-[.S80])/[.S81]*100" table:style-name="ce9">
            <text:p>3.848656657</text:p>
          </table:table-cell>
          <table:table-cell office:value-type="float" office:value="6.7059155022148857" table:formula="of:=([.T81]-[.T80])/[.T81]*100" table:style-name="ce9">
            <text:p>6.705915502</text:p>
          </table:table-cell>
          <table:table-cell office:value-type="float" office:value="7.3616516819253626" table:formula="of:=([.U81]-[.U80])/[.U81]*100" table:style-name="ce9">
            <text:p>7.361651682</text:p>
          </table:table-cell>
          <table:table-cell office:value-type="float" office:value="5.0565294538428089" table:formula="of:=([.V81]-[.V80])/[.V81]*100" table:style-name="ce9">
            <text:p>5.056529454</text:p>
          </table:table-cell>
          <table:table-cell office:value-type="float" office:value="0.64525495218268114" table:formula="of:=([.W81]-[.W80])/[.W81]*100" table:style-name="ce10">
            <text:p>0.645254952</text:p>
          </table:table-cell>
          <table:table-cell office:value-type="float" office:value="1.1690483120891846" table:formula="of:=([.X81]-[.X80])/[.X81]*100" table:style-name="ce10">
            <text:p>1.169048312</text:p>
          </table:table-cell>
          <table:table-cell office:value-type="float" office:value="2.252262807512055" table:formula="of:=([.Y81]-[.Y80])/[.Y81]*100" table:style-name="ce10">
            <text:p>2.252262808</text:p>
          </table:table-cell>
          <table:table-cell office:value-type="float" office:value="-58.715162966461996" table:formula="of:=([.Z81]-[.Z80])/[.Z81]*100" table:style-name="ce9">
            <text:p>-58.71516297</text:p>
          </table:table-cell>
          <table:table-cell office:value-type="float" office:value="-50.829277512640004" table:formula="of:=([.AA81]-[.AA80])/[.AA81]*100" table:style-name="ce9">
            <text:p>-50.82927751</text:p>
          </table:table-cell>
          <table:table-cell office:value-type="float" office:value="-54.812425734170766" table:formula="of:=([.AB81]-[.AB80])/[.AB81]*100" table:style-name="ce9">
            <text:p>-54.81242573</text:p>
          </table:table-cell>
          <table:table-cell office:value-type="error" office:string-value="#DIV/0!" table:formula="of:=([.AC81]-[.AC80])/[.AC81]*100" table:style-name="ce9">
            <text:p>#DIV/0!</text:p>
          </table:table-cell>
          <table:table-cell office:value-type="float" office:value="-45.916664761948311" table:formula="of:=([.AD81]-[.AD80])/[.AD81]*100" table:style-name="ce9">
            <text:p>-45.91666476</text:p>
          </table:table-cell>
          <table:table-cell office:value-type="float" office:value="-49.904900556507876" table:formula="of:=([.AE81]-[.AE80])/[.AE81]*100" table:style-name="ce9">
            <text:p>-49.90490056</text:p>
          </table:table-cell>
          <table:table-cell office:value-type="float" office:value="4.4102994388798562" table:formula="of:=([.AF81]-[.AF80])/[.AF81]*100" table:style-name="ce10">
            <text:p>4.410299439</text:p>
          </table:table-cell>
          <table:table-cell office:value-type="float" office:value="5.082076821655539" table:formula="of:=([.AG81]-[.AG80])/[.AG81]*100" table:style-name="ce9">
            <text:p>5.082076822</text:p>
          </table:table-cell>
          <table:table-cell office:value-type="error" office:string-value="#DIV/0!" table:formula="of:=([.AH81]-[.AH80])/[.AH81]*100" table:style-name="ce9">
            <text:p>#DIV/0!</text:p>
          </table:table-cell>
          <table:table-cell office:value-type="error" office:string-value="#DIV/0!" table:formula="of:=([.AI81]-[.AI80])/[.AI81]*100" table:style-name="ce9">
            <text:p>#DIV/0!</text:p>
          </table:table-cell>
          <table:table-cell office:value-type="float" office:value="100" table:formula="of:=([.AJ81]-[.AJ80])/[.AJ81]*100" table:style-name="ce10">
            <text:p>100</text:p>
          </table:table-cell>
          <table:table-cell office:value-type="error" office:string-value="#DIV/0!" table:formula="of:=([.AK81]-[.AK80])/[.AK81]*100" table:style-name="ce9">
            <text:p>#DIV/0!</text:p>
          </table:table-cell>
          <table:table-cell office:value-type="float" office:value="6.0457670569313127" table:formula="of:=([.AL81]-[.AL80])/[.AL81]*100" table:style-name="ce10">
            <text:p>6.045767057</text:p>
          </table:table-cell>
          <table:table-cell office:value-type="float" office:value="6.3525474415197483" table:formula="of:=([.AM81]-[.AM80])/[.AM81]*100" table:style-name="ce10">
            <text:p>6.352547442</text:p>
          </table:table-cell>
          <table:table-cell office:value-type="float" office:value="7.8304316987756986" table:formula="of:=([.AN81]-[.AN80])/[.AN81]*100" table:style-name="ce9">
            <text:p>7.830431699</text:p>
          </table:table-cell>
          <table:table-cell office:value-type="float" office:value="7.670559950134316" table:formula="of:=([.AO81]-[.AO80])/[.AO81]*100" table:style-name="ce9">
            <text:p>7.67055995</text:p>
          </table:table-cell>
          <table:table-cell office:value-type="float" office:value="7.7618202754728554" table:formula="of:=([.AP81]-[.AP80])/[.AP81]*100" table:style-name="ce9">
            <text:p>7.761820275</text:p>
          </table:table-cell>
          <table:table-cell office:value-type="float" office:value="6.2484106308312271" table:formula="of:=([.AQ81]-[.AQ80])/[.AQ81]*100" table:style-name="ce10">
            <text:p>6.248410631</text:p>
          </table:table-cell>
          <table:table-cell office:value-type="float" office:value="-2.9840388619014684" table:formula="of:=([.AR81]-[.AR80])/[.AR81]*100" table:style-name="ce10">
            <text:p>-2.984038862</text:p>
          </table:table-cell>
          <table:table-cell office:value-type="float" office:value="-0.74677528852682995" table:formula="of:=([.AS81]-[.AS80])/[.AS81]*100" table:style-name="ce10">
            <text:p>-0.746775289</text:p>
          </table:table-cell>
          <table:table-cell office:value-type="float" office:value="1.5915119363395154" table:formula="of:=([.AT81]-[.AT80])/[.AT81]*100" table:style-name="ce10">
            <text:p>1.591511936</text:p>
          </table:table-cell>
          <table:table-cell office:value-type="float" office:value="-5.2482269503545922" table:formula="of:=([.AU81]-[.AU80])/[.AU81]*100" table:style-name="ce9">
            <text:p>-5.24822695</text:p>
          </table:table-cell>
          <table:table-cell office:value-type="float" office:value="7.3086784667496598" table:formula="of:=([.AV81]-[.AV80])/[.AV81]*100" table:style-name="ce9">
            <text:p>7.308678467</text:p>
          </table:table-cell>
          <table:table-cell office:value-type="float" office:value="9.3174500590964993" table:formula="of:=([.AW81]-[.AW80])/[.AW81]*100" table:style-name="ce9">
            <text:p>9.317450059</text:p>
          </table:table-cell>
          <table:table-cell office:value-type="float" office:value="8.6654899224169775" table:formula="of:=([.AX81]-[.AX80])/[.AX81]*100" table:style-name="ce9">
            <text:p>8.665489922</text:p>
          </table:table-cell>
          <table:table-cell office:value-type="error" office:string-value="#DIV/0!" table:formula="of:=([.AY81]-[.AY80])/[.AY81]*100" table:style-name="ce9">
            <text:p>#DIV/0!</text:p>
          </table:table-cell>
          <table:table-cell office:value-type="float" office:value="5.3645490233408699" table:formula="of:=([.AZ81]-[.AZ80])/[.AZ81]*100" table:style-name="ce10">
            <text:p>5.364549023</text:p>
          </table:table-cell>
          <table:table-cell office:value-type="float" office:value="6.0465032107061765" table:formula="of:=([.BA81]-[.BA80])/[.BA81]*100" table:style-name="ce10">
            <text:p>6.046503211</text:p>
          </table:table-cell>
          <table:table-cell office:value-type="float" office:value="100" table:formula="of:=([.BB81]-[.BB80])/[.BB81]*100" table:style-name="ce9">
            <text:p>100</text:p>
          </table:table-cell>
          <table:table-cell office:value-type="float" office:value="100" table:formula="of:=([.BC81]-[.BC80])/[.BC81]*100" table:style-name="ce9">
            <text:p>100</text:p>
          </table:table-cell>
          <table:table-cell office:value-type="float" office:value="100" table:formula="of:=([.BD81]-[.BD80])/[.BD81]*100" table:style-name="ce9">
            <text:p>100</text:p>
          </table:table-cell>
          <table:table-cell office:value-type="float" office:value="100" table:formula="of:=([.BE81]-[.BE80])/[.BE81]*100" table:style-name="ce10">
            <text:p>100</text:p>
          </table:table-cell>
          <table:table-cell office:value-type="float" office:value="100" table:formula="of:=([.BF81]-[.BF80])/[.BF81]*100" table:style-name="ce9">
            <text:p>100</text:p>
          </table:table-cell>
          <table:table-cell office:value-type="float" office:value="100" table:formula="of:=([.BG81]-[.BG80])/[.BG81]*100" table:style-name="ce9">
            <text:p>100</text:p>
          </table:table-cell>
          <table:table-cell office:value-type="float" office:value="100" table:formula="of:=([.BH81]-[.BH80])/[.BH81]*100" table:style-name="ce9">
            <text:p>100</text:p>
          </table:table-cell>
          <table:table-cell office:value-type="float" office:value="100" table:formula="of:=([.BI81]-[.BI80])/[.BI81]*100" table:style-name="ce10">
            <text:p>100</text:p>
          </table:table-cell>
          <table:table-cell office:value-type="float" office:value="100" table:formula="of:=([.BJ81]-[.BJ80])/[.BJ81]*100" table:style-name="ce9">
            <text:p>100</text:p>
          </table:table-cell>
          <table:table-cell office:value-type="float" office:value="97.773674291871785" table:formula="of:=([.BK81]-[.BK80])/[.BK81]*100" table:style-name="ce9">
            <text:p>97.77367429</text:p>
          </table:table-cell>
          <table:table-cell office:value-type="float" office:value="1.6234552944027398" table:formula="of:=([.BL81]-[.BL80])/[.BL81]*100" table:style-name="ce10">
            <text:p>1.623455294</text:p>
          </table:table-cell>
          <table:table-cell office:value-type="float" office:value="2.5911708253359036" table:formula="of:=([.BM81]-[.BM80])/[.BM81]*100" table:style-name="ce10">
            <text:p>2.591170825</text:p>
          </table:table-cell>
          <table:table-cell office:value-type="float" office:value="2.6645660661689257" table:formula="of:=([.BN81]-[.BN80])/[.BN81]*100" table:style-name="ce10">
            <text:p>2.664566066</text:p>
          </table:table-cell>
          <table:table-cell office:value-type="float" office:value="3.5367592152603375" table:formula="of:=([.BO81]-[.BO80])/[.BO81]*100" table:style-name="ce10">
            <text:p>3.536759215</text:p>
          </table:table-cell>
          <table:table-cell table:number-columns-repeated="16317" table:style-name="ce5"/>
        </table:table-row>
        <table:table-row table:number-rows-repeated="4"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2"/>
          <table:table-cell office:value-type="string" table:style-name="ce1">
            <text:p>SPS-SW2 10%</text:p>
          </table:table-cell>
          <table:table-cell office:value-type="float" office:value="2.06E-2" table:style-name="ce1">
            <text:p>0.0206</text:p>
          </table:table-cell>
          <table:table-cell office:value-type="float" office:value="2.3480000000000001E-2" table:style-name="ce1">
            <text:p>0.02348</text:p>
          </table:table-cell>
          <table:table-cell office:value-type="float" office:value="2.3189999999999999E-2" table:style-name="ce1">
            <text:p>0.02319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2.3269999999999999E-2" table:style-name="ce1">
            <text:p>0.02327</text:p>
          </table:table-cell>
          <table:table-cell office:value-type="float" office:value="2.332E-2" table:style-name="ce1">
            <text:p>0.02332</text:p>
          </table:table-cell>
          <table:table-cell office:value-type="float" office:value="2.3480000000000001E-2" table:style-name="ce1">
            <text:p>0.02348</text:p>
          </table:table-cell>
          <table:table-cell office:value-type="float" office:value="2.4840000000000001E-2" table:style-name="ce1">
            <text:p>0.02484</text:p>
          </table:table-cell>
          <table:table-cell office:value-type="float" office:value="2.2970000000000001E-2" table:style-name="ce1">
            <text:p>0.02297</text:p>
          </table:table-cell>
          <table:table-cell office:value-type="float" office:value="2.282E-2" table:style-name="ce1">
            <text:p>0.02282</text:p>
          </table:table-cell>
          <table:table-cell office:value-type="float" office:value="1.0869800000000001" table:style-name="ce1">
            <text:p>1.08698</text:p>
          </table:table-cell>
          <table:table-cell office:value-type="float" office:value="1.09771" table:style-name="ce1">
            <text:p>1.09771</text:p>
          </table:table-cell>
          <table:table-cell office:value-type="float" office:value="1.0806" table:style-name="ce1">
            <text:p>1.0806</text:p>
          </table:table-cell>
          <table:table-cell table:style-name="ce1"/>
          <table:table-cell office:value-type="float" office:value="1.0550200000000001" table:style-name="ce1">
            <text:p>1.05502</text:p>
          </table:table-cell>
          <table:table-cell office:value-type="float" office:value="1.06917" table:style-name="ce1">
            <text:p>1.06917</text:p>
          </table:table-cell>
          <table:table-cell office:value-type="float" office:value="1.1167400000000001" table:style-name="ce1">
            <text:p>1.11674</text:p>
          </table:table-cell>
          <table:table-cell office:value-type="float" office:value="1.11199" table:style-name="ce1">
            <text:p>1.11199</text:p>
          </table:table-cell>
          <table:table-cell office:value-type="float" office:value="1.12591" table:style-name="ce1">
            <text:p>1.12591</text:p>
          </table:table-cell>
          <table:table-cell office:value-type="float" office:value="1.05982" table:style-name="ce1">
            <text:p>1.05982</text:p>
          </table:table-cell>
          <table:table-cell office:value-type="float" office:value="1.0600099999999999" table:style-name="ce1">
            <text:p>1.06001</text:p>
          </table:table-cell>
          <table:table-cell office:value-type="float" office:value="1.0413699999999999" table:style-name="ce1">
            <text:p>1.04137</text:p>
          </table:table-cell>
          <table:table-cell office:value-type="float" office:value="2.64E-3" table:style-name="ce1">
            <text:p>0.00264</text:p>
          </table:table-cell>
          <table:table-cell office:value-type="float" office:value="-1.06E-3" table:style-name="ce1">
            <text:p>-0.00106</text:p>
          </table:table-cell>
          <table:table-cell office:value-type="float" office:value="3.7100000000000002E-3" table:style-name="ce1">
            <text:p>0.00371</text:p>
          </table:table-cell>
          <table:table-cell table:style-name="ce1"/>
          <table:table-cell office:value-type="float" office:value="4.6699999999999997E-3" table:style-name="ce1">
            <text:p>0.00467</text:p>
          </table:table-cell>
          <table:table-cell office:value-type="float" office:value="3.98E-3" table:style-name="ce1">
            <text:p>0.00398</text:p>
          </table:table-cell>
          <table:table-cell office:value-type="float" office:value="0.13159000000000001" table:style-name="ce1">
            <text:p>0.13159</text:p>
          </table:table-cell>
          <table:table-cell office:value-type="float" office:value="0.14047000000000001" table:style-name="ce1">
            <text:p>0.14047</text:p>
          </table:table-cell>
          <table:table-cell table:number-columns-repeated="2" table:style-name="ce1"/>
          <table:table-cell office:value-type="float" office:value="2.6400000000000002E-4" table:style-name="ce1">
            <text:p>0.000264</text:p>
          </table:table-cell>
          <table:table-cell table:style-name="ce1"/>
          <table:table-cell office:value-type="float" office:value="0.20977999999999999" table:style-name="ce1">
            <text:p>0.20978</text:p>
          </table:table-cell>
          <table:table-cell office:value-type="float" office:value="0.20802999999999999" table:style-name="ce1">
            <text:p>0.20803</text:p>
          </table:table-cell>
          <table:table-cell office:value-type="float" office:value="0.21073" table:style-name="ce1">
            <text:p>0.21073</text:p>
          </table:table-cell>
          <table:table-cell office:value-type="float" office:value="0.20874999999999999" table:style-name="ce1">
            <text:p>0.20875</text:p>
          </table:table-cell>
          <table:table-cell office:value-type="float" office:value="0.20916999999999999" table:style-name="ce1">
            <text:p>0.20917</text:p>
          </table:table-cell>
          <table:table-cell office:value-type="float" office:value="0.20508999999999999" table:style-name="ce1">
            <text:p>0.20509</text:p>
          </table:table-cell>
          <table:table-cell office:value-type="float" office:value="4.79E-3" table:style-name="ce1">
            <text:p>0.00479</text:p>
          </table:table-cell>
          <table:table-cell office:value-type="float" office:value="4.8799999999999998E-3" table:style-name="ce1">
            <text:p>0.00488</text:p>
          </table:table-cell>
          <table:table-cell office:value-type="float" office:value="4.79E-3" table:style-name="ce1">
            <text:p>0.00479</text:p>
          </table:table-cell>
          <table:table-cell office:value-type="float" office:value="4.9500000000000004E-3" table:style-name="ce1">
            <text:p>0.00495</text:p>
          </table:table-cell>
          <table:table-cell office:value-type="float" office:value="1.2268300000000001" table:style-name="ce1">
            <text:p>1.22683</text:p>
          </table:table-cell>
          <table:table-cell office:value-type="float" office:value="1.0447299999999999" table:style-name="ce1">
            <text:p>1.04473</text:p>
          </table:table-cell>
          <table:table-cell office:value-type="float" office:value="1.05162" table:style-name="ce1">
            <text:p>1.05162</text:p>
          </table:table-cell>
          <table:table-cell table:style-name="ce1"/>
          <table:table-cell office:value-type="float" office:value="1.05257" table:style-name="ce1">
            <text:p>1.05257</text:p>
          </table:table-cell>
          <table:table-cell office:value-type="float" office:value="1.0747599999999999" table:style-name="ce1">
            <text:p>1.07476</text:p>
          </table:table-cell>
          <table:table-cell office:value-type="float" office:value="1.1005400000000001" table:style-name="ce1">
            <text:p>1.10054</text:p>
          </table:table-cell>
          <table:table-cell office:value-type="float" office:value="1.1696" table:style-name="ce1">
            <text:p>1.1696</text:p>
          </table:table-cell>
          <table:table-cell office:value-type="float" office:value="1.0416700000000001" table:style-name="ce1">
            <text:p>1.04167</text:p>
          </table:table-cell>
          <table:table-cell office:value-type="float" office:value="1.0616099999999999" table:style-name="ce1">
            <text:p>1.06161</text:p>
          </table:table-cell>
          <table:table-cell office:value-type="float" office:value="0.53937000000000002" table:style-name="ce1">
            <text:p>0.53937</text:p>
          </table:table-cell>
          <table:table-cell office:value-type="float" office:value="0.53285000000000005" table:style-name="ce1">
            <text:p>0.53285</text:p>
          </table:table-cell>
          <table:table-cell office:value-type="float" office:value="0.52975000000000005" table:style-name="ce1">
            <text:p>0.52975</text:p>
          </table:table-cell>
          <table:table-cell office:value-type="float" office:value="0.55962999999999996" table:style-name="ce1">
            <text:p>0.55963</text:p>
          </table:table-cell>
          <table:table-cell office:value-type="float" office:value="0.51092000000000004" table:style-name="ce1">
            <text:p>0.51092</text:p>
          </table:table-cell>
          <table:table-cell office:value-type="float" office:value="0.53017000000000003" table:style-name="ce1">
            <text:p>0.53017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2.5839999999999998E-2" table:style-name="ce1">
            <text:p>0.02584</text:p>
          </table:table-cell>
          <table:table-cell office:value-type="float" office:value="2.6009999999999998E-2" table:style-name="ce1">
            <text:p>0.02601</text:p>
          </table:table-cell>
          <table:table-cell office:value-type="float" office:value="2.5729999999999999E-2" table:style-name="ce1">
            <text:p>0.02573</text:p>
          </table:table-cell>
          <table:table-cell table:number-columns-repeated="16317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2"/>
          <table:table-cell office:value-type="string" table:style-name="ce1">
            <text:p>SPS-SW2 10%</text:p>
          </table:table-cell>
          <table:table-cell office:value-type="float" office:value="2.0469999999999999E-2" table:style-name="ce1">
            <text:p>0.02047</text:p>
          </table:table-cell>
          <table:table-cell office:value-type="float" office:value="2.1839999999999998E-2" table:style-name="ce1">
            <text:p>0.02184</text:p>
          </table:table-cell>
          <table:table-cell office:value-type="float" office:value="2.3570000000000001E-2" table:style-name="ce1">
            <text:p>0.02357</text:p>
          </table:table-cell>
          <table:table-cell office:value-type="float" office:value="2.3630000000000002E-2" table:style-name="ce1">
            <text:p>0.02363</text:p>
          </table:table-cell>
          <table:table-cell office:value-type="float" office:value="2.341E-2" table:style-name="ce1">
            <text:p>0.02341</text:p>
          </table:table-cell>
          <table:table-cell office:value-type="float" office:value="2.341E-2" table:style-name="ce1">
            <text:p>0.02341</text:p>
          </table:table-cell>
          <table:table-cell office:value-type="float" office:value="2.1229999999999999E-2" table:style-name="ce1">
            <text:p>0.02123</text:p>
          </table:table-cell>
          <table:table-cell office:value-type="float" office:value="2.3730000000000001E-2" table:style-name="ce1">
            <text:p>0.02373</text:p>
          </table:table-cell>
          <table:table-cell office:value-type="float" office:value="2.3130000000000001E-2" table:style-name="ce1">
            <text:p>0.02313</text:p>
          </table:table-cell>
          <table:table-cell office:value-type="float" office:value="2.29E-2" table:style-name="ce1">
            <text:p>0.0229</text:p>
          </table:table-cell>
          <table:table-cell office:value-type="float" office:value="1.0807199999999999" table:style-name="ce1">
            <text:p>1.08072</text:p>
          </table:table-cell>
          <table:table-cell office:value-type="float" office:value="1.09829" table:style-name="ce1">
            <text:p>1.09829</text:p>
          </table:table-cell>
          <table:table-cell office:value-type="float" office:value="1.07928" table:style-name="ce1">
            <text:p>1.07928</text:p>
          </table:table-cell>
          <table:table-cell table:style-name="ce1"/>
          <table:table-cell office:value-type="float" office:value="1.0452399999999999" table:style-name="ce1">
            <text:p>1.04524</text:p>
          </table:table-cell>
          <table:table-cell office:value-type="float" office:value="1.06088" table:style-name="ce1">
            <text:p>1.06088</text:p>
          </table:table-cell>
          <table:table-cell office:value-type="float" office:value="1.12463" table:style-name="ce1">
            <text:p>1.12463</text:p>
          </table:table-cell>
          <table:table-cell office:value-type="float" office:value="1.11328" table:style-name="ce1">
            <text:p>1.11328</text:p>
          </table:table-cell>
          <table:table-cell office:value-type="float" office:value="1.11602" table:style-name="ce1">
            <text:p>1.11602</text:p>
          </table:table-cell>
          <table:table-cell office:value-type="float" office:value="1.0628200000000001" table:style-name="ce1">
            <text:p>1.06282</text:p>
          </table:table-cell>
          <table:table-cell office:value-type="float" office:value="1.0669999999999999" table:style-name="ce1">
            <text:p>1.067</text:p>
          </table:table-cell>
          <table:table-cell office:value-type="float" office:value="1.04759" table:style-name="ce1">
            <text:p>1.04759</text:p>
          </table:table-cell>
          <table:table-cell office:value-type="float" office:value="1.5399999999999999E-3" table:style-name="ce1">
            <text:p>0.00154</text:p>
          </table:table-cell>
          <table:table-cell office:value-type="float" office:value="-1.8600000000000001E-3" table:style-name="ce1">
            <text:p>-0.00186</text:p>
          </table:table-cell>
          <table:table-cell office:value-type="float" office:value="2.7699999999999999E-3" table:style-name="ce1">
            <text:p>0.00277</text:p>
          </table:table-cell>
          <table:table-cell table:style-name="ce1"/>
          <table:table-cell office:value-type="float" office:value="5.4799999999999996E-3" table:style-name="ce1">
            <text:p>0.00548</text:p>
          </table:table-cell>
          <table:table-cell office:value-type="float" office:value="3.82E-3" table:style-name="ce1">
            <text:p>0.00382</text:p>
          </table:table-cell>
          <table:table-cell office:value-type="float" office:value="0.13173000000000001" table:style-name="ce1">
            <text:p>0.13173</text:p>
          </table:table-cell>
          <table:table-cell office:value-type="float" office:value="0.13908000000000001" table:style-name="ce1">
            <text:p>0.13908</text:p>
          </table:table-cell>
          <table:table-cell table:number-columns-repeated="2" table:style-name="ce1"/>
          <table:table-cell office:value-type="float" office:value="2.4399999999999999E-4" table:style-name="ce1">
            <text:p>0.000244</text:p>
          </table:table-cell>
          <table:table-cell table:style-name="ce1"/>
          <table:table-cell office:value-type="float" office:value="0.20906" table:style-name="ce1">
            <text:p>0.20906</text:p>
          </table:table-cell>
          <table:table-cell office:value-type="float" office:value="0.20713000000000001" table:style-name="ce1">
            <text:p>0.20713</text:p>
          </table:table-cell>
          <table:table-cell office:value-type="float" office:value="0.21057999999999999" table:style-name="ce1">
            <text:p>0.21058</text:p>
          </table:table-cell>
          <table:table-cell office:value-type="float" office:value="0.20985000000000001" table:style-name="ce1">
            <text:p>0.20985</text:p>
          </table:table-cell>
          <table:table-cell office:value-type="float" office:value="0.21034" table:style-name="ce1">
            <text:p>0.21034</text:p>
          </table:table-cell>
          <table:table-cell office:value-type="float" office:value="0.20515" table:style-name="ce1">
            <text:p>0.20515</text:p>
          </table:table-cell>
          <table:table-cell office:value-type="float" office:value="4.7499999999999999E-3" table:style-name="ce1">
            <text:p>0.00475</text:p>
          </table:table-cell>
          <table:table-cell office:value-type="float" office:value="4.7800000000000004E-3" table:style-name="ce1">
            <text:p>0.00478</text:p>
          </table:table-cell>
          <table:table-cell office:value-type="float" office:value="4.9100000000000003E-3" table:style-name="ce1">
            <text:p>0.00491</text:p>
          </table:table-cell>
          <table:table-cell office:value-type="float" office:value="4.7800000000000004E-3" table:style-name="ce1">
            <text:p>0.00478</text:p>
          </table:table-cell>
          <table:table-cell office:value-type="float" office:value="1.1981599999999999" table:style-name="ce1">
            <text:p>1.19816</text:p>
          </table:table-cell>
          <table:table-cell office:value-type="float" office:value="1.04687" table:style-name="ce1">
            <text:p>1.04687</text:p>
          </table:table-cell>
          <table:table-cell office:value-type="float" office:value="1.0574300000000001" table:style-name="ce1">
            <text:p>1.05743</text:p>
          </table:table-cell>
          <table:table-cell table:style-name="ce1"/>
          <table:table-cell office:value-type="float" office:value="1.06233" table:style-name="ce1">
            <text:p>1.06233</text:p>
          </table:table-cell>
          <table:table-cell office:value-type="float" office:value="1.0819399999999999" table:style-name="ce1">
            <text:p>1.08194</text:p>
          </table:table-cell>
          <table:table-cell office:value-type="float" office:value="1.15052" table:style-name="ce1">
            <text:p>1.15052</text:p>
          </table:table-cell>
          <table:table-cell office:value-type="float" office:value="1.1718999999999999" table:style-name="ce1">
            <text:p>1.1719</text:p>
          </table:table-cell>
          <table:table-cell office:value-type="float" office:value="1.1106199999999999" table:style-name="ce1">
            <text:p>1.11062</text:p>
          </table:table-cell>
          <table:table-cell office:value-type="float" office:value="1.0516399999999999" table:style-name="ce1">
            <text:p>1.05164</text:p>
          </table:table-cell>
          <table:table-cell office:value-type="float" office:value="0.54046000000000005" table:style-name="ce1">
            <text:p>0.54046</text:p>
          </table:table-cell>
          <table:table-cell office:value-type="float" office:value="0.52417000000000002" table:style-name="ce1">
            <text:p>0.52417</text:p>
          </table:table-cell>
          <table:table-cell office:value-type="float" office:value="0.53420000000000001" table:style-name="ce1">
            <text:p>0.5342</text:p>
          </table:table-cell>
          <table:table-cell office:value-type="float" office:value="0.54464000000000001" table:style-name="ce1">
            <text:p>0.54464</text:p>
          </table:table-cell>
          <table:table-cell office:value-type="float" office:value="0.53232999999999997" table:style-name="ce1">
            <text:p>0.53233</text:p>
          </table:table-cell>
          <table:table-cell office:value-type="float" office:value="0.52446999999999999" table:style-name="ce1">
            <text:p>0.52447</text:p>
          </table:table-cell>
          <table:table-cell office:value-type="float" office:value="2.5850000000000001E-2" table:style-name="ce1">
            <text:p>0.02585</text:p>
          </table:table-cell>
          <table:table-cell office:value-type="float" office:value="2.5930000000000002E-2" table:style-name="ce1">
            <text:p>0.02593</text:p>
          </table:table-cell>
          <table:table-cell office:value-type="float" office:value="2.6159999999999999E-2" table:style-name="ce1">
            <text:p>0.02616</text:p>
          </table:table-cell>
          <table:table-cell office:value-type="float" office:value="2.596E-2" table:style-name="ce1">
            <text:p>0.02596</text:p>
          </table:table-cell>
          <table:table-cell table:number-columns-repeated="16317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2"/>
          <table:table-cell office:value-type="string" table:style-name="ce1">
            <text:p>SPS-SW2 10%</text:p>
          </table:table-cell>
          <table:table-cell office:value-type="float" office:value="2.0820000000000002E-2" table:style-name="ce1">
            <text:p>0.02082</text:p>
          </table:table-cell>
          <table:table-cell office:value-type="float" office:value="2.111E-2" table:style-name="ce1">
            <text:p>0.02111</text:p>
          </table:table-cell>
          <table:table-cell office:value-type="float" office:value="2.4150000000000001E-2" table:style-name="ce1">
            <text:p>0.02415</text:p>
          </table:table-cell>
          <table:table-cell office:value-type="float" office:value="2.4109999999999999E-2" table:style-name="ce1">
            <text:p>0.02411</text:p>
          </table:table-cell>
          <table:table-cell office:value-type="float" office:value="2.3709999999999998E-2" table:style-name="ce1">
            <text:p>0.02371</text:p>
          </table:table-cell>
          <table:table-cell office:value-type="float" office:value="2.3779999999999999E-2" table:style-name="ce1">
            <text:p>0.02378</text:p>
          </table:table-cell>
          <table:table-cell office:value-type="float" office:value="2.3879999999999998E-2" table:style-name="ce1">
            <text:p>0.02388</text:p>
          </table:table-cell>
          <table:table-cell office:value-type="float" office:value="2.5319999999999999E-2" table:style-name="ce1">
            <text:p>0.02532</text:p>
          </table:table-cell>
          <table:table-cell office:value-type="float" office:value="2.3470000000000001E-2" table:style-name="ce1">
            <text:p>0.02347</text:p>
          </table:table-cell>
          <table:table-cell office:value-type="float" office:value="2.3369999999999998E-2" table:style-name="ce1">
            <text:p>0.02337</text:p>
          </table:table-cell>
          <table:table-cell office:value-type="float" office:value="1.09989" table:style-name="ce1">
            <text:p>1.09989</text:p>
          </table:table-cell>
          <table:table-cell office:value-type="float" office:value="1.1132500000000001" table:style-name="ce1">
            <text:p>1.11325</text:p>
          </table:table-cell>
          <table:table-cell office:value-type="float" office:value="1.09484" table:style-name="ce1">
            <text:p>1.09484</text:p>
          </table:table-cell>
          <table:table-cell table:style-name="ce1"/>
          <table:table-cell office:value-type="float" office:value="1.07175" table:style-name="ce1">
            <text:p>1.07175</text:p>
          </table:table-cell>
          <table:table-cell office:value-type="float" office:value="1.08612" table:style-name="ce1">
            <text:p>1.08612</text:p>
          </table:table-cell>
          <table:table-cell office:value-type="float" office:value="1.15428" table:style-name="ce1">
            <text:p>1.15428</text:p>
          </table:table-cell>
          <table:table-cell office:value-type="float" office:value="1.13056" table:style-name="ce1">
            <text:p>1.13056</text:p>
          </table:table-cell>
          <table:table-cell office:value-type="float" office:value="1.1451899999999999" table:style-name="ce1">
            <text:p>1.14519</text:p>
          </table:table-cell>
          <table:table-cell office:value-type="float" office:value="1.0745800000000001" table:style-name="ce1">
            <text:p>1.07458</text:p>
          </table:table-cell>
          <table:table-cell office:value-type="float" office:value="1.07972" table:style-name="ce1">
            <text:p>1.07972</text:p>
          </table:table-cell>
          <table:table-cell office:value-type="float" office:value="1.0672900000000001" table:style-name="ce1">
            <text:p>1.06729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-2.2100000000000002E-3" table:style-name="ce1">
            <text:p>-0.00221</text:p>
          </table:table-cell>
          <table:table-cell office:value-type="float" office:value="2.7000000000000001E-3" table:style-name="ce1">
            <text:p>0.0027</text:p>
          </table:table-cell>
          <table:table-cell table:style-name="ce1"/>
          <table:table-cell office:value-type="float" office:value="4.6600000000000001E-3" table:style-name="ce1">
            <text:p>0.00466</text:p>
          </table:table-cell>
          <table:table-cell office:value-type="float" office:value="3.7100000000000002E-3" table:style-name="ce1">
            <text:p>0.00371</text:p>
          </table:table-cell>
          <table:table-cell office:value-type="float" office:value="0.13346" table:style-name="ce1">
            <text:p>0.13346</text:p>
          </table:table-cell>
          <table:table-cell office:value-type="float" office:value="0.14263000000000001" table:style-name="ce1">
            <text:p>0.14263</text:p>
          </table:table-cell>
          <table:table-cell table:number-columns-repeated="2" table:style-name="ce1"/>
          <table:table-cell office:value-type="float" office:value="6.6000000000000005E-5" table:style-name="ce1">
            <text:p>0.000066</text:p>
          </table:table-cell>
          <table:table-cell table:style-name="ce1"/>
          <table:table-cell office:value-type="float" office:value="0.21274000000000001" table:style-name="ce1">
            <text:p>0.21274</text:p>
          </table:table-cell>
          <table:table-cell office:value-type="float" office:value="0.21113999999999999" table:style-name="ce1">
            <text:p>0.21114</text:p>
          </table:table-cell>
          <table:table-cell office:value-type="float" office:value="0.21409" table:style-name="ce1">
            <text:p>0.21409</text:p>
          </table:table-cell>
          <table:table-cell office:value-type="float" office:value="0.21331" table:style-name="ce1">
            <text:p>0.21331</text:p>
          </table:table-cell>
          <table:table-cell office:value-type="float" office:value="0.21323" table:style-name="ce1">
            <text:p>0.21323</text:p>
          </table:table-cell>
          <table:table-cell office:value-type="float" office:value="0.20979999999999999" table:style-name="ce1">
            <text:p>0.2098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5.0099999999999997E-3" table:style-name="ce1">
            <text:p>0.00501</text:p>
          </table:table-cell>
          <table:table-cell office:value-type="float" office:value="4.7400000000000003E-3" table:style-name="ce1">
            <text:p>0.00474</text:p>
          </table:table-cell>
          <table:table-cell office:value-type="float" office:value="1.2443" table:style-name="ce1">
            <text:p>1.2443</text:p>
          </table:table-cell>
          <table:table-cell office:value-type="float" office:value="1.0645500000000001" table:style-name="ce1">
            <text:p>1.06455</text:p>
          </table:table-cell>
          <table:table-cell office:value-type="float" office:value="1.0757099999999999" table:style-name="ce1">
            <text:p>1.07571</text:p>
          </table:table-cell>
          <table:table-cell table:style-name="ce1"/>
          <table:table-cell office:value-type="float" office:value="1.07857" table:style-name="ce1">
            <text:p>1.07857</text:p>
          </table:table-cell>
          <table:table-cell office:value-type="float" office:value="1.1070599999999999" table:style-name="ce1">
            <text:p>1.10706</text:p>
          </table:table-cell>
          <table:table-cell office:value-type="float" office:value="1.1129" table:style-name="ce1">
            <text:p>1.1129</text:p>
          </table:table-cell>
          <table:table-cell office:value-type="float" office:value="1.1993799999999999" table:style-name="ce1">
            <text:p>1.19938</text:p>
          </table:table-cell>
          <table:table-cell office:value-type="float" office:value="1.03426" table:style-name="ce1">
            <text:p>1.03426</text:p>
          </table:table-cell>
          <table:table-cell office:value-type="float" office:value="1.0595699999999999" table:style-name="ce1">
            <text:p>1.05957</text:p>
          </table:table-cell>
          <table:table-cell office:value-type="float" office:value="0.54100999999999999" table:style-name="ce1">
            <text:p>0.54101</text:p>
          </table:table-cell>
          <table:table-cell office:value-type="float" office:value="0.53349999999999997" table:style-name="ce1">
            <text:p>0.5335</text:p>
          </table:table-cell>
          <table:table-cell office:value-type="float" office:value="0.54178999999999999" table:style-name="ce1">
            <text:p>0.54179</text:p>
          </table:table-cell>
          <table:table-cell office:value-type="float" office:value="0.55313999999999997" table:style-name="ce1">
            <text:p>0.55314</text:p>
          </table:table-cell>
          <table:table-cell office:value-type="float" office:value="0.53269" table:style-name="ce1">
            <text:p>0.53269</text:p>
          </table:table-cell>
          <table:table-cell office:value-type="float" office:value="0.53519000000000005" table:style-name="ce1">
            <text:p>0.53519</text:p>
          </table:table-cell>
          <table:table-cell office:value-type="float" office:value="2.622E-2" table:style-name="ce1">
            <text:p>0.02622</text:p>
          </table:table-cell>
          <table:table-cell office:value-type="float" office:value="2.631E-2" table:style-name="ce1">
            <text:p>0.02631</text:p>
          </table:table-cell>
          <table:table-cell office:value-type="float" office:value="2.656E-2" table:style-name="ce1">
            <text:p>0.02656</text:p>
          </table:table-cell>
          <table:table-cell office:value-type="float" office:value="2.63E-2" table:style-name="ce1">
            <text:p>0.0263</text:p>
          </table:table-cell>
          <table:table-cell table:number-columns-repeated="16317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2"/>
          <table:table-cell office:value-type="string" table:style-name="ce1">
            <text:p>SPS-SW2 10%</text:p>
          </table:table-cell>
          <table:table-cell office:value-type="float" office:value="1.9879999999999998E-2" table:style-name="ce1">
            <text:p>0.01988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2.341E-2" table:style-name="ce1">
            <text:p>0.02341</text:p>
          </table:table-cell>
          <table:table-cell office:value-type="float" office:value="2.333E-2" table:style-name="ce1">
            <text:p>0.02333</text:p>
          </table:table-cell>
          <table:table-cell office:value-type="float" office:value="2.2939999999999999E-2" table:style-name="ce1">
            <text:p>0.02294</text:p>
          </table:table-cell>
          <table:table-cell office:value-type="float" office:value="2.299E-2" table:style-name="ce1">
            <text:p>0.02299</text:p>
          </table:table-cell>
          <table:table-cell office:value-type="float" office:value="2.35E-2" table:style-name="ce1">
            <text:p>0.0235</text:p>
          </table:table-cell>
          <table:table-cell office:value-type="float" office:value="2.4049999999999998E-2" table:style-name="ce1">
            <text:p>0.02405</text:p>
          </table:table-cell>
          <table:table-cell office:value-type="float" office:value="2.3E-2" table:style-name="ce1">
            <text:p>0.023</text:p>
          </table:table-cell>
          <table:table-cell office:value-type="float" office:value="2.2790000000000001E-2" table:style-name="ce1">
            <text:p>0.02279</text:p>
          </table:table-cell>
          <table:table-cell office:value-type="float" office:value="1.06257" table:style-name="ce1">
            <text:p>1.06257</text:p>
          </table:table-cell>
          <table:table-cell office:value-type="float" office:value="1.07714" table:style-name="ce1">
            <text:p>1.07714</text:p>
          </table:table-cell>
          <table:table-cell office:value-type="float" office:value="1.0604499999999999" table:style-name="ce1">
            <text:p>1.06045</text:p>
          </table:table-cell>
          <table:table-cell table:style-name="ce1"/>
          <table:table-cell office:value-type="float" office:value="1.0245" table:style-name="ce1">
            <text:p>1.0245</text:p>
          </table:table-cell>
          <table:table-cell office:value-type="float" office:value="1.04562" table:style-name="ce1">
            <text:p>1.04562</text:p>
          </table:table-cell>
          <table:table-cell office:value-type="float" office:value="1.1064000000000001" table:style-name="ce1">
            <text:p>1.1064</text:p>
          </table:table-cell>
          <table:table-cell office:value-type="float" office:value="1.1105499999999999" table:style-name="ce1">
            <text:p>1.11055</text:p>
          </table:table-cell>
          <table:table-cell office:value-type="float" office:value="1.1282799999999999" table:style-name="ce1">
            <text:p>1.12828</text:p>
          </table:table-cell>
          <table:table-cell office:value-type="float" office:value="1.05278" table:style-name="ce1">
            <text:p>1.05278</text:p>
          </table:table-cell>
          <table:table-cell office:value-type="float" office:value="1.05785" table:style-name="ce1">
            <text:p>1.05785</text:p>
          </table:table-cell>
          <table:table-cell office:value-type="float" office:value="1.0386" table:style-name="ce1">
            <text:p>1.0386</text:p>
          </table:table-cell>
          <table:table-cell office:value-type="float" office:value="1.39E-3" table:style-name="ce1">
            <text:p>0.00139</text:p>
          </table:table-cell>
          <table:table-cell office:value-type="float" office:value="-2.0100000000000001E-3" table:style-name="ce1">
            <text:p>-0.00201</text:p>
          </table:table-cell>
          <table:table-cell office:value-type="float" office:value="2.4299999999999999E-3" table:style-name="ce1">
            <text:p>0.00243</text:p>
          </table:table-cell>
          <table:table-cell table:style-name="ce1"/>
          <table:table-cell office:value-type="float" office:value="5.2100000000000002E-3" table:style-name="ce1">
            <text:p>0.00521</text:p>
          </table:table-cell>
          <table:table-cell office:value-type="float" office:value="2.0899999999999998E-3" table:style-name="ce1">
            <text:p>0.00209</text:p>
          </table:table-cell>
          <table:table-cell office:value-type="float" office:value="0.10169" table:style-name="ce1">
            <text:p>0.10169</text:p>
          </table:table-cell>
          <table:table-cell office:value-type="float" office:value="0.10707" table:style-name="ce1">
            <text:p>0.10707</text:p>
          </table:table-cell>
          <table:table-cell table:number-columns-repeated="2" table:style-name="ce1"/>
          <table:table-cell office:value-type="float" office:value="2.6200000000000003E-4" table:style-name="ce1">
            <text:p>0.000262</text:p>
          </table:table-cell>
          <table:table-cell table:style-name="ce1"/>
          <table:table-cell office:value-type="float" office:value="0.20596999999999999" table:style-name="ce1">
            <text:p>0.20597</text:p>
          </table:table-cell>
          <table:table-cell office:value-type="float" office:value="0.20366999999999999" table:style-name="ce1">
            <text:p>0.20367</text:p>
          </table:table-cell>
          <table:table-cell office:value-type="float" office:value="0.20696000000000001" table:style-name="ce1">
            <text:p>0.20696</text:p>
          </table:table-cell>
          <table:table-cell office:value-type="float" office:value="0.20927000000000001" table:style-name="ce1">
            <text:p>0.20927</text:p>
          </table:table-cell>
          <table:table-cell office:value-type="float" office:value="0.20974000000000001" table:style-name="ce1">
            <text:p>0.20974</text:p>
          </table:table-cell>
          <table:table-cell office:value-type="float" office:value="0.20544000000000001" table:style-name="ce1">
            <text:p>0.20544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4.8700000000000002E-3" table:style-name="ce1">
            <text:p>0.00487</text:p>
          </table:table-cell>
          <table:table-cell office:value-type="float" office:value="4.7800000000000004E-3" table:style-name="ce1">
            <text:p>0.00478</text:p>
          </table:table-cell>
          <table:table-cell office:value-type="float" office:value="1.1778500000000001" table:style-name="ce1">
            <text:p>1.17785</text:p>
          </table:table-cell>
          <table:table-cell office:value-type="float" office:value="1.0170399999999999" table:style-name="ce1">
            <text:p>1.01704</text:p>
          </table:table-cell>
          <table:table-cell office:value-type="float" office:value="1.02701" table:style-name="ce1">
            <text:p>1.02701</text:p>
          </table:table-cell>
          <table:table-cell table:style-name="ce1"/>
          <table:table-cell office:value-type="float" office:value="1.0465599999999999" table:style-name="ce1">
            <text:p>1.04656</text:p>
          </table:table-cell>
          <table:table-cell office:value-type="float" office:value="1.0657700000000001" table:style-name="ce1">
            <text:p>1.06577</text:p>
          </table:table-cell>
          <table:table-cell office:value-type="float" office:value="1.103" table:style-name="ce1">
            <text:p>1.103</text:p>
          </table:table-cell>
          <table:table-cell office:value-type="float" office:value="1.1621600000000001" table:style-name="ce1">
            <text:p>1.16216</text:p>
          </table:table-cell>
          <table:table-cell office:value-type="float" office:value="1.0216499999999999" table:style-name="ce1">
            <text:p>1.02165</text:p>
          </table:table-cell>
          <table:table-cell office:value-type="float" office:value="1.0581700000000001" table:style-name="ce1">
            <text:p>1.05817</text:p>
          </table:table-cell>
          <table:table-cell office:value-type="float" office:value="0.52903999999999995" table:style-name="ce1">
            <text:p>0.52904</text:p>
          </table:table-cell>
          <table:table-cell office:value-type="float" office:value="0.52005999999999997" table:style-name="ce1">
            <text:p>0.52006</text:p>
          </table:table-cell>
          <table:table-cell office:value-type="float" office:value="0.52400999999999998" table:style-name="ce1">
            <text:p>0.52401</text:p>
          </table:table-cell>
          <table:table-cell office:value-type="float" office:value="0.56982999999999995" table:style-name="ce1">
            <text:p>0.56983</text:p>
          </table:table-cell>
          <table:table-cell office:value-type="float" office:value="0.53585000000000005" table:style-name="ce1">
            <text:p>0.53585</text:p>
          </table:table-cell>
          <table:table-cell office:value-type="float" office:value="0.52544999999999997" table:style-name="ce1">
            <text:p>0.52545</text:p>
          </table:table-cell>
          <table:table-cell office:value-type="float" office:value="2.5430000000000001E-2" table:style-name="ce1">
            <text:p>0.02543</text:p>
          </table:table-cell>
          <table:table-cell office:value-type="float" office:value="2.554E-2" table:style-name="ce1">
            <text:p>0.02554</text:p>
          </table:table-cell>
          <table:table-cell office:value-type="float" office:value="2.6079999999999999E-2" table:style-name="ce1">
            <text:p>0.02608</text:p>
          </table:table-cell>
          <table:table-cell office:value-type="float" office:value="2.58E-2" table:style-name="ce1">
            <text:p>0.0258</text:p>
          </table:table-cell>
          <table:table-cell table:number-columns-repeated="16317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2"/>
          <table:table-cell office:value-type="string" table:style-name="ce1">
            <text:p>SPS-SW2-10%</text:p>
          </table:table-cell>
          <table:table-cell office:value-type="float" office:value="2.052E-2" table:style-name="ce1">
            <text:p>0.02052</text:p>
          </table:table-cell>
          <table:table-cell office:value-type="float" office:value="2.2589999999999999E-2" table:style-name="ce1">
            <text:p>0.02259</text:p>
          </table:table-cell>
          <table:table-cell office:value-type="float" office:value="2.3400000000000001E-2" table:style-name="ce1">
            <text:p>0.0234</text:p>
          </table:table-cell>
          <table:table-cell office:value-type="float" office:value="2.3609999999999999E-2" table:style-name="ce1">
            <text:p>0.02361</text:p>
          </table:table-cell>
          <table:table-cell office:value-type="float" office:value="2.3220000000000001E-2" table:style-name="ce1">
            <text:p>0.02322</text:p>
          </table:table-cell>
          <table:table-cell office:value-type="float" office:value="2.3279999999999999E-2" table:style-name="ce1">
            <text:p>0.02328</text:p>
          </table:table-cell>
          <table:table-cell office:value-type="float" office:value="2.3300000000000001E-2" table:style-name="ce1">
            <text:p>0.0233</text:p>
          </table:table-cell>
          <table:table-cell office:value-type="float" office:value="2.4369999999999999E-2" table:style-name="ce1">
            <text:p>0.02437</text:p>
          </table:table-cell>
          <table:table-cell office:value-type="float" office:value="2.2939999999999999E-2" table:style-name="ce1">
            <text:p>0.02294</text:p>
          </table:table-cell>
          <table:table-cell office:value-type="float" office:value="2.2790000000000001E-2" table:style-name="ce1">
            <text:p>0.02279</text:p>
          </table:table-cell>
          <table:table-cell office:value-type="float" office:value="1.06514" table:style-name="ce1">
            <text:p>1.06514</text:p>
          </table:table-cell>
          <table:table-cell office:value-type="float" office:value="1.0948199999999999" table:style-name="ce1">
            <text:p>1.09482</text:p>
          </table:table-cell>
          <table:table-cell office:value-type="float" office:value="1.0768200000000001" table:style-name="ce1">
            <text:p>1.07682</text:p>
          </table:table-cell>
          <table:table-cell table:style-name="ce1"/>
          <table:table-cell office:value-type="float" office:value="1.04643" table:style-name="ce1">
            <text:p>1.04643</text:p>
          </table:table-cell>
          <table:table-cell office:value-type="float" office:value="1.0606899999999999" table:style-name="ce1">
            <text:p>1.06069</text:p>
          </table:table-cell>
          <table:table-cell office:value-type="float" office:value="1.1082399999999999" table:style-name="ce1">
            <text:p>1.10824</text:p>
          </table:table-cell>
          <table:table-cell office:value-type="float" office:value="1.11297" table:style-name="ce1">
            <text:p>1.11297</text:p>
          </table:table-cell>
          <table:table-cell office:value-type="float" office:value="1.13734" table:style-name="ce1">
            <text:p>1.13734</text:p>
          </table:table-cell>
          <table:table-cell office:value-type="float" office:value="1.05023" table:style-name="ce1">
            <text:p>1.05023</text:p>
          </table:table-cell>
          <table:table-cell office:value-type="float" office:value="1.05511" table:style-name="ce1">
            <text:p>1.05511</text:p>
          </table:table-cell>
          <table:table-cell office:value-type="float" office:value="1.0421100000000001" table:style-name="ce1">
            <text:p>1.04211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-2.0500000000000002E-3" table:style-name="ce1">
            <text:p>-0.00205</text:p>
          </table:table-cell>
          <table:table-cell office:value-type="float" office:value="2.64E-3" table:style-name="ce1">
            <text:p>0.00264</text:p>
          </table:table-cell>
          <table:table-cell table:style-name="ce1"/>
          <table:table-cell office:value-type="float" office:value="3.8500000000000001E-3" table:style-name="ce1">
            <text:p>0.00385</text:p>
          </table:table-cell>
          <table:table-cell office:value-type="float" office:value="4.0499999999999998E-3" table:style-name="ce1">
            <text:p>0.00405</text:p>
          </table:table-cell>
          <table:table-cell office:value-type="float" office:value="0.10308" table:style-name="ce1">
            <text:p>0.10308</text:p>
          </table:table-cell>
          <table:table-cell office:value-type="float" office:value="0.10845" table:style-name="ce1">
            <text:p>0.10845</text:p>
          </table:table-cell>
          <table:table-cell table:number-columns-repeated="2" table:style-name="ce1"/>
          <table:table-cell office:value-type="float" office:value="2.7700000000000001E-4" table:style-name="ce1">
            <text:p>0.000277</text:p>
          </table:table-cell>
          <table:table-cell table:style-name="ce1"/>
          <table:table-cell office:value-type="float" office:value="0.20937" table:style-name="ce1">
            <text:p>0.20937</text:p>
          </table:table-cell>
          <table:table-cell office:value-type="float" office:value="0.20730999999999999" table:style-name="ce1">
            <text:p>0.20731</text:p>
          </table:table-cell>
          <table:table-cell office:value-type="float" office:value="0.21010999999999999" table:style-name="ce1">
            <text:p>0.21011</text:p>
          </table:table-cell>
          <table:table-cell office:value-type="float" office:value="0.20996000000000001" table:style-name="ce1">
            <text:p>0.20996</text:p>
          </table:table-cell>
          <table:table-cell office:value-type="float" office:value="0.2097" table:style-name="ce1">
            <text:p>0.2097</text:p>
          </table:table-cell>
          <table:table-cell office:value-type="float" office:value="0.20455000000000001" table:style-name="ce1">
            <text:p>0.20455</text:p>
          </table:table-cell>
          <table:table-cell office:value-type="float" office:value="4.7299999999999998E-3" table:style-name="ce1">
            <text:p>0.00473</text:p>
          </table:table-cell>
          <table:table-cell office:value-type="float" office:value="4.7600000000000003E-3" table:style-name="ce1">
            <text:p>0.00476</text:p>
          </table:table-cell>
          <table:table-cell office:value-type="float" office:value="4.8799999999999998E-3" table:style-name="ce1">
            <text:p>0.00488</text:p>
          </table:table-cell>
          <table:table-cell office:value-type="float" office:value="4.5900000000000003E-3" table:style-name="ce1">
            <text:p>0.00459</text:p>
          </table:table-cell>
          <table:table-cell office:value-type="float" office:value="1.2175400000000001" table:style-name="ce1">
            <text:p>1.21754</text:p>
          </table:table-cell>
          <table:table-cell office:value-type="float" office:value="1.02772" table:style-name="ce1">
            <text:p>1.02772</text:p>
          </table:table-cell>
          <table:table-cell office:value-type="float" office:value="1.0378099999999999" table:style-name="ce1">
            <text:p>1.03781</text:p>
          </table:table-cell>
          <table:table-cell table:style-name="ce1"/>
          <table:table-cell office:value-type="float" office:value="1.0394099999999999" table:style-name="ce1">
            <text:p>1.03941</text:p>
          </table:table-cell>
          <table:table-cell office:value-type="float" office:value="1.06725" table:style-name="ce1">
            <text:p>1.06725</text:p>
          </table:table-cell>
          <table:table-cell office:value-type="float" office:value="1.1211100000000001" table:style-name="ce1">
            <text:p>1.12111</text:p>
          </table:table-cell>
          <table:table-cell office:value-type="float" office:value="1.1635200000000001" table:style-name="ce1">
            <text:p>1.16352</text:p>
          </table:table-cell>
          <table:table-cell office:value-type="float" office:value="1.04582" table:style-name="ce1">
            <text:p>1.04582</text:p>
          </table:table-cell>
          <table:table-cell office:value-type="float" office:value="1.05254" table:style-name="ce1">
            <text:p>1.05254</text:p>
          </table:table-cell>
          <table:table-cell office:value-type="float" office:value="0.53434999999999999" table:style-name="ce1">
            <text:p>0.53435</text:p>
          </table:table-cell>
          <table:table-cell office:value-type="float" office:value="0.52595999999999998" table:style-name="ce1">
            <text:p>0.52596</text:p>
          </table:table-cell>
          <table:table-cell office:value-type="float" office:value="0.53512000000000004" table:style-name="ce1">
            <text:p>0.53512</text:p>
          </table:table-cell>
          <table:table-cell office:value-type="float" office:value="0.50558999999999998" table:style-name="ce1">
            <text:p>0.50559</text:p>
          </table:table-cell>
          <table:table-cell office:value-type="float" office:value="0.52264999999999995" table:style-name="ce1">
            <text:p>0.52265</text:p>
          </table:table-cell>
          <table:table-cell office:value-type="float" office:value="0.52715999999999996" table:style-name="ce1">
            <text:p>0.52716</text:p>
          </table:table-cell>
          <table:table-cell office:value-type="float" office:value="2.5729999999999999E-2" table:style-name="ce1">
            <text:p>0.02573</text:p>
          </table:table-cell>
          <table:table-cell office:value-type="float" office:value="2.5839999999999998E-2" table:style-name="ce1">
            <text:p>0.02584</text:p>
          </table:table-cell>
          <table:table-cell office:value-type="float" office:value="2.606E-2" table:style-name="ce1">
            <text:p>0.02606</text:p>
          </table:table-cell>
          <table:table-cell office:value-type="float" office:value="2.5829999999999999E-2" table:style-name="ce1">
            <text:p>0.02583</text:p>
          </table:table-cell>
          <table:table-cell table:number-columns-repeated="16317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2"/>
          <table:table-cell office:value-type="string" table:style-name="ce1">
            <text:p>SPS-SW2-10%</text:p>
          </table:table-cell>
          <table:table-cell office:value-type="float" office:value="2.0570000000000001E-2" table:style-name="ce1">
            <text:p>0.02057</text:p>
          </table:table-cell>
          <table:table-cell office:value-type="float" office:value="2.085E-2" table:style-name="ce1">
            <text:p>0.02085</text:p>
          </table:table-cell>
          <table:table-cell office:value-type="float" office:value="2.3480000000000001E-2" table:style-name="ce1">
            <text:p>0.02348</text:p>
          </table:table-cell>
          <table:table-cell office:value-type="float" office:value="2.376E-2" table:style-name="ce1">
            <text:p>0.02376</text:p>
          </table:table-cell>
          <table:table-cell office:value-type="float" office:value="2.3439999999999999E-2" table:style-name="ce1">
            <text:p>0.02344</text:p>
          </table:table-cell>
          <table:table-cell office:value-type="float" office:value="2.3470000000000001E-2" table:style-name="ce1">
            <text:p>0.02347</text:p>
          </table:table-cell>
          <table:table-cell office:value-type="float" office:value="2.4320000000000001E-2" table:style-name="ce1">
            <text:p>0.02432</text:p>
          </table:table-cell>
          <table:table-cell office:value-type="float" office:value="2.401E-2" table:style-name="ce1">
            <text:p>0.02401</text:p>
          </table:table-cell>
          <table:table-cell office:value-type="float" office:value="2.3310000000000001E-2" table:style-name="ce1">
            <text:p>0.02331</text:p>
          </table:table-cell>
          <table:table-cell office:value-type="float" office:value="2.307E-2" table:style-name="ce1">
            <text:p>0.02307</text:p>
          </table:table-cell>
          <table:table-cell office:value-type="float" office:value="1.0892900000000001" table:style-name="ce1">
            <text:p>1.08929</text:p>
          </table:table-cell>
          <table:table-cell office:value-type="float" office:value="1.09968" table:style-name="ce1">
            <text:p>1.09968</text:p>
          </table:table-cell>
          <table:table-cell office:value-type="float" office:value="1.08443" table:style-name="ce1">
            <text:p>1.08443</text:p>
          </table:table-cell>
          <table:table-cell table:style-name="ce1"/>
          <table:table-cell office:value-type="float" office:value="1.0472600000000001" table:style-name="ce1">
            <text:p>1.04726</text:p>
          </table:table-cell>
          <table:table-cell office:value-type="float" office:value="1.0668299999999999" table:style-name="ce1">
            <text:p>1.06683</text:p>
          </table:table-cell>
          <table:table-cell office:value-type="float" office:value="1.1272599999999999" table:style-name="ce1">
            <text:p>1.12726</text:p>
          </table:table-cell>
          <table:table-cell office:value-type="float" office:value="1.1235299999999999" table:style-name="ce1">
            <text:p>1.12353</text:p>
          </table:table-cell>
          <table:table-cell office:value-type="float" office:value="1.1312" table:style-name="ce1">
            <text:p>1.1312</text:p>
          </table:table-cell>
          <table:table-cell office:value-type="float" office:value="1.06158" table:style-name="ce1">
            <text:p>1.06158</text:p>
          </table:table-cell>
          <table:table-cell office:value-type="float" office:value="1.06732" table:style-name="ce1">
            <text:p>1.06732</text:p>
          </table:table-cell>
          <table:table-cell office:value-type="float" office:value="1.0538000000000001" table:style-name="ce1">
            <text:p>1.0538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-2.2699999999999999E-3" table:style-name="ce1">
            <text:p>-0.00227</text:p>
          </table:table-cell>
          <table:table-cell office:value-type="float" office:value="2.6199999999999999E-3" table:style-name="ce1">
            <text:p>0.00262</text:p>
          </table:table-cell>
          <table:table-cell table:style-name="ce1"/>
          <table:table-cell office:value-type="float" office:value="6.1199999999999996E-3" table:style-name="ce1">
            <text:p>0.00612</text:p>
          </table:table-cell>
          <table:table-cell office:value-type="float" office:value="1.4E-3" table:style-name="ce1">
            <text:p>0.0014</text:p>
          </table:table-cell>
          <table:table-cell office:value-type="float" office:value="0.10335999999999999" table:style-name="ce1">
            <text:p>0.10336</text:p>
          </table:table-cell>
          <table:table-cell office:value-type="float" office:value="0.10843999999999999" table:style-name="ce1">
            <text:p>0.10844</text:p>
          </table:table-cell>
          <table:table-cell table:number-columns-repeated="2" table:style-name="ce1"/>
          <table:table-cell office:value-type="float" office:value="2.1699999999999999E-4" table:style-name="ce1">
            <text:p>0.000217</text:p>
          </table:table-cell>
          <table:table-cell table:style-name="ce1"/>
          <table:table-cell office:value-type="float" office:value="0.21049000000000001" table:style-name="ce1">
            <text:p>0.21049</text:p>
          </table:table-cell>
          <table:table-cell office:value-type="float" office:value="0.20845" table:style-name="ce1">
            <text:p>0.20845</text:p>
          </table:table-cell>
          <table:table-cell office:value-type="float" office:value="0.21124999999999999" table:style-name="ce1">
            <text:p>0.21125</text:p>
          </table:table-cell>
          <table:table-cell office:value-type="float" office:value="0.21188000000000001" table:style-name="ce1">
            <text:p>0.21188</text:p>
          </table:table-cell>
          <table:table-cell office:value-type="float" office:value="0.21149999999999999" table:style-name="ce1">
            <text:p>0.2115</text:p>
          </table:table-cell>
          <table:table-cell office:value-type="float" office:value="0.20824999999999999" table:style-name="ce1">
            <text:p>0.20825</text:p>
          </table:table-cell>
          <table:table-cell office:value-type="float" office:value="4.8300000000000001E-3" table:style-name="ce1">
            <text:p>0.00483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4.8700000000000002E-3" table:style-name="ce1">
            <text:p>0.00487</text:p>
          </table:table-cell>
          <table:table-cell office:value-type="float" office:value="5.0400000000000002E-3" table:style-name="ce1">
            <text:p>0.00504</text:p>
          </table:table-cell>
          <table:table-cell office:value-type="float" office:value="1.19973" table:style-name="ce1">
            <text:p>1.19973</text:p>
          </table:table-cell>
          <table:table-cell office:value-type="float" office:value="1.0330999999999999" table:style-name="ce1">
            <text:p>1.0331</text:p>
          </table:table-cell>
          <table:table-cell office:value-type="float" office:value="1.0482400000000001" table:style-name="ce1">
            <text:p>1.04824</text:p>
          </table:table-cell>
          <table:table-cell table:style-name="ce1"/>
          <table:table-cell office:value-type="float" office:value="1.05694" table:style-name="ce1">
            <text:p>1.05694</text:p>
          </table:table-cell>
          <table:table-cell office:value-type="float" office:value="1.0785800000000001" table:style-name="ce1">
            <text:p>1.07858</text:p>
          </table:table-cell>
          <table:table-cell office:value-type="float" office:value="1.1169199999999999" table:style-name="ce1">
            <text:p>1.11692</text:p>
          </table:table-cell>
          <table:table-cell office:value-type="float" office:value="1.1928399999999999" table:style-name="ce1">
            <text:p>1.19284</text:p>
          </table:table-cell>
          <table:table-cell office:value-type="float" office:value="1.0426899999999999" table:style-name="ce1">
            <text:p>1.04269</text:p>
          </table:table-cell>
          <table:table-cell office:value-type="float" office:value="1.0665899999999999" table:style-name="ce1">
            <text:p>1.06659</text:p>
          </table:table-cell>
          <table:table-cell office:value-type="float" office:value="0.53939000000000004" table:style-name="ce1">
            <text:p>0.53939</text:p>
          </table:table-cell>
          <table:table-cell office:value-type="float" office:value="0.53256999999999999" table:style-name="ce1">
            <text:p>0.53257</text:p>
          </table:table-cell>
          <table:table-cell office:value-type="float" office:value="0.53617999999999999" table:style-name="ce1">
            <text:p>0.53618</text:p>
          </table:table-cell>
          <table:table-cell office:value-type="float" office:value="0.49780000000000002" table:style-name="ce1">
            <text:p>0.4978</text:p>
          </table:table-cell>
          <table:table-cell office:value-type="float" office:value="0.52529999999999999" table:style-name="ce1">
            <text:p>0.5253</text:p>
          </table:table-cell>
          <table:table-cell office:value-type="float" office:value="0.5413" table:style-name="ce1">
            <text:p>0.5413</text:p>
          </table:table-cell>
          <table:table-cell office:value-type="float" office:value="2.5870000000000001E-2" table:style-name="ce1">
            <text:p>0.02587</text:p>
          </table:table-cell>
          <table:table-cell office:value-type="float" office:value="2.596E-2" table:style-name="ce1">
            <text:p>0.02596</text:p>
          </table:table-cell>
          <table:table-cell office:value-type="float" office:value="2.631E-2" table:style-name="ce1">
            <text:p>0.02631</text:p>
          </table:table-cell>
          <table:table-cell office:value-type="float" office:value="2.6040000000000001E-2" table:style-name="ce1">
            <text:p>0.02604</text:p>
          </table:table-cell>
          <table:table-cell table:number-columns-repeated="16317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2"/>
          <table:table-cell office:value-type="string" table:style-name="ce1">
            <text:p>SPS-SW2-10%</text:p>
          </table:table-cell>
          <table:table-cell office:value-type="float" office:value="1.7330000000000002E-2" table:style-name="ce1">
            <text:p>0.01733</text:p>
          </table:table-cell>
          <table:table-cell office:value-type="float" office:value="2.7399999999999998E-3" table:style-name="ce1">
            <text:p>0.00274</text:p>
          </table:table-cell>
          <table:table-cell office:value-type="float" office:value="2.0549999999999999E-2" table:style-name="ce1">
            <text:p>0.02055</text:p>
          </table:table-cell>
          <table:table-cell office:value-type="float" office:value="2.0740000000000001E-2" table:style-name="ce1">
            <text:p>0.02074</text:p>
          </table:table-cell>
          <table:table-cell office:value-type="float" office:value="2.0670000000000001E-2" table:style-name="ce1">
            <text:p>0.02067</text:p>
          </table:table-cell>
          <table:table-cell office:value-type="float" office:value="2.07E-2" table:style-name="ce1">
            <text:p>0.0207</text:p>
          </table:table-cell>
          <table:table-cell office:value-type="float" office:value="8.4000000000000003E-4" table:style-name="ce1">
            <text:p>0.00084</text:p>
          </table:table-cell>
          <table:table-cell office:value-type="float" office:value="3.1E-4" table:style-name="ce1">
            <text:p>0.00031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0.93861000000000006" table:style-name="ce1">
            <text:p>0.93861</text:p>
          </table:table-cell>
          <table:table-cell office:value-type="float" office:value="0.95547000000000004" table:style-name="ce1">
            <text:p>0.95547</text:p>
          </table:table-cell>
          <table:table-cell office:value-type="float" office:value="0.94308999999999998" table:style-name="ce1">
            <text:p>0.94309</text:p>
          </table:table-cell>
          <table:table-cell table:style-name="ce1"/>
          <table:table-cell office:value-type="float" office:value="0.97648999999999997" table:style-name="ce1">
            <text:p>0.97649</text:p>
          </table:table-cell>
          <table:table-cell office:value-type="float" office:value="0.94118000000000002" table:style-name="ce1">
            <text:p>0.94118</text:p>
          </table:table-cell>
          <table:table-cell office:value-type="float" office:value="6.6369999999999998E-2" table:style-name="ce1">
            <text:p>0.06637</text:p>
          </table:table-cell>
          <table:table-cell office:value-type="float" office:value="7.0200000000000002E-3" table:style-name="ce1">
            <text:p>0.00702</text:p>
          </table:table-cell>
          <table:table-cell office:value-type="float" office:value="3.9419999999999997E-2" table:style-name="ce1">
            <text:p>0.03942</text:p>
          </table:table-cell>
          <table:table-cell office:value-type="float" office:value="-1.15E-3" table:style-name="ce1">
            <text:p>-0.00115</text:p>
          </table:table-cell>
          <table:table-cell office:value-type="float" office:value="-1.25E-3" table:style-name="ce1">
            <text:p>-0.00125</text:p>
          </table:table-cell>
          <table:table-cell office:value-type="float" office:value="-5.2100000000000002E-3" table:style-name="ce1">
            <text:p>-0.00521</text:p>
          </table:table-cell>
          <table:table-cell office:value-type="float" office:value="6.8000000000000005E-4" table:style-name="ce1">
            <text:p>0.00068</text:p>
          </table:table-cell>
          <table:table-cell office:value-type="float" office:value="-3.5200000000000001E-3" table:style-name="ce1">
            <text:p>-0.00352</text:p>
          </table:table-cell>
          <table:table-cell office:value-type="float" office:value="1.6800000000000001E-3" table:style-name="ce1">
            <text:p>0.00168</text:p>
          </table:table-cell>
          <table:table-cell table:style-name="ce1"/>
          <table:table-cell office:value-type="float" office:value="-3.5699999999999998E-3" table:style-name="ce1">
            <text:p>-0.00357</text:p>
          </table:table-cell>
          <table:table-cell office:value-type="float" office:value="-4.2399999999999998E-3" table:style-name="ce1">
            <text:p>-0.00424</text:p>
          </table:table-cell>
          <table:table-cell office:value-type="float" office:value="9.2829999999999996E-2" table:style-name="ce1">
            <text:p>0.09283</text:p>
          </table:table-cell>
          <table:table-cell office:value-type="float" office:value="9.6790000000000001E-2" table:style-name="ce1">
            <text:p>0.09679</text:p>
          </table:table-cell>
          <table:table-cell table:number-columns-repeated="2" table:style-name="ce1"/>
          <table:table-cell office:value-type="float" office:value="2.3599999999999999E-4" table:style-name="ce1">
            <text:p>0.000236</text:p>
          </table:table-cell>
          <table:table-cell table:style-name="ce1"/>
          <table:table-cell office:value-type="float" office:value="0.18306" table:style-name="ce1">
            <text:p>0.18306</text:p>
          </table:table-cell>
          <table:table-cell office:value-type="float" office:value="0.18107000000000001" table:style-name="ce1">
            <text:p>0.18107</text:p>
          </table:table-cell>
          <table:table-cell office:value-type="float" office:value="0.18515000000000001" table:style-name="ce1">
            <text:p>0.18515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1.23E-3" table:style-name="ce1">
            <text:p>0.00123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4.2100000000000002E-3" table:style-name="ce1">
            <text:p>0.00421</text:p>
          </table:table-cell>
          <table:table-cell office:value-type="float" office:value="4.1900000000000001E-3" table:style-name="ce1">
            <text:p>0.00419</text:p>
          </table:table-cell>
          <table:table-cell office:value-type="float" office:value="2.1000000000000001E-4" table:style-name="ce1">
            <text:p>0.00021</text:p>
          </table:table-cell>
          <table:table-cell office:value-type="float" office:value="-2.1000000000000001E-4" table:style-name="ce1">
            <text:p>-0.00021</text:p>
          </table:table-cell>
          <table:table-cell office:value-type="float" office:value="1.17523" table:style-name="ce1">
            <text:p>1.17523</text:p>
          </table:table-cell>
          <table:table-cell office:value-type="float" office:value="0.95135000000000003" table:style-name="ce1">
            <text:p>0.95135</text:p>
          </table:table-cell>
          <table:table-cell office:value-type="float" office:value="0.92620000000000002" table:style-name="ce1">
            <text:p>0.9262</text:p>
          </table:table-cell>
          <table:table-cell table:style-name="ce1"/>
          <table:table-cell office:value-type="float" office:value="4.9200000000000001E-2" table:style-name="ce1">
            <text:p>0.0492</text:p>
          </table:table-cell>
          <table:table-cell office:value-type="float" office:value="1.14E-3" table:style-name="ce1">
            <text:p>0.00114</text:p>
          </table:table-cell>
          <table:table-cell office:value-type="float" office:value="0.99785000000000001" table:style-name="ce1">
            <text:p>0.99785</text:p>
          </table:table-cell>
          <table:table-cell office:value-type="float" office:value="1.0131699999999999" table:style-name="ce1">
            <text:p>1.01317</text:p>
          </table:table-cell>
          <table:table-cell office:value-type="float" office:value="3.5599999999999998E-3" table:style-name="ce1">
            <text:p>0.00356</text:p>
          </table:table-cell>
          <table:table-cell office:value-type="float" office:value="-7.5000000000000002E-4" table:style-name="ce1">
            <text:p>-0.00075</text:p>
          </table:table-cell>
          <table:table-cell office:value-type="float" office:value="0.46100999999999998" table:style-name="ce1">
            <text:p>0.46101</text:p>
          </table:table-cell>
          <table:table-cell office:value-type="float" office:value="0.46878999999999998" table:style-name="ce1">
            <text:p>0.46879</text:p>
          </table:table-cell>
          <table:table-cell office:value-type="float" office:value="0.46311999999999998" table:style-name="ce1">
            <text:p>0.46312</text:p>
          </table:table-cell>
          <table:table-cell office:value-type="float" office:value="2.0230000000000001E-2" table:style-name="ce1">
            <text:p>0.02023</text:p>
          </table:table-cell>
          <table:table-cell office:value-type="float" office:value="5.5399999999999998E-3" table:style-name="ce1">
            <text:p>0.00554</text:p>
          </table:table-cell>
          <table:table-cell office:value-type="float" office:value="-7.0000000000000001E-3" table:style-name="ce1">
            <text:p>-0.007</text:p>
          </table:table-cell>
          <table:table-cell office:value-type="float" office:value="2.2800000000000001E-2" table:style-name="ce1">
            <text:p>0.0228</text:p>
          </table:table-cell>
          <table:table-cell office:value-type="float" office:value="2.2859999999999998E-2" table:style-name="ce1">
            <text:p>0.02286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4.0000000000000003E-5" table:style-name="ce1">
            <text:p>0.00004</text:p>
          </table:table-cell>
          <table:table-cell table:number-columns-repeated="16317"/>
        </table:table-row>
        <table:table-row table:style-name="ro1">
          <table:table-cell office:value-type="string" table:style-name="ce3">
            <text:p>Certified</text:p>
          </table:table-cell>
          <table:table-cell table:number-columns-repeated="2" table:style-name="ce3"/>
          <table:table-cell office:value-type="float" office:value="2.5000000000000001E-2" table:style-name="ce3">
            <text:p>0.025</text:p>
          </table:table-cell>
          <table:table-cell office:value-type="float" office:value="2.5000000000000001E-2" table:style-name="ce4">
            <text:p>0.025</text:p>
          </table:table-cell>
          <table:table-cell office:value-type="float" office:value="2.5000000000000001E-2" table:style-name="ce4">
            <text:p>0.025</text:p>
          </table:table-cell>
          <table:table-cell office:value-type="float" office:value="2.5000000000000001E-2" table:style-name="ce4">
            <text:p>0.025</text:p>
          </table:table-cell>
          <table:table-cell office:value-type="float" office:value="2.5000000000000001E-2" table:style-name="ce4">
            <text:p>0.025</text:p>
          </table:table-cell>
          <table:table-cell office:value-type="float" office:value="2.5000000000000001E-2" table:style-name="ce4">
            <text:p>0.025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5000000000000001E-2" table:style-name="ce4">
            <text:p>0.025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01" table:style-name="ce3">
            <text:p>0.01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1" table:style-name="ce4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4">
            <text:p>0.2</text:p>
          </table:table-cell>
          <table:table-cell office:value-type="float" office:value="0.2" table:style-name="ce4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4">
            <text:p>0.2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5" table:style-name="ce3">
            <text:p>0.5</text:p>
          </table:table-cell>
          <table:table-cell office:value-type="float" office:value="0.5" table:style-name="ce3">
            <text:p>0.5</text:p>
          </table:table-cell>
          <table:table-cell office:value-type="float" office:value="0.5" table:style-name="ce3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3">
            <text:p>0.5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5000000000000001E-2" table:style-name="ce4">
            <text:p>0.025</text:p>
          </table:table-cell>
          <table:table-cell office:value-type="float" office:value="2.5000000000000001E-2" table:style-name="ce4">
            <text:p>0.025</text:p>
          </table:table-cell>
          <table:table-cell office:value-type="float" office:value="2.5000000000000001E-2" table:style-name="ce4">
            <text:p>0.025</text:p>
          </table:table-cell>
          <table:table-cell office:value-type="float" office:value="2.5000000000000001E-2" table:style-name="ce4">
            <text:p>0.025</text:p>
          </table:table-cell>
          <table:table-cell table:number-columns-repeated="16317" table:style-name="ce3"/>
        </table:table-row>
        <table:table-row table:style-name="ro1">
          <table:table-cell office:value-type="string" table:style-name="ce3">
            <text:p>Mean</text:p>
          </table:table-cell>
          <table:table-cell table:number-columns-repeated="2" table:style-name="ce3"/>
          <table:table-cell office:value-type="float" office:value="2.0027142857142858E-2" table:formula="of:=AVERAGE([.D88:.D94])" table:style-name="ce3">
            <text:p>0.020027143</text:p>
          </table:table-cell>
          <table:table-cell office:value-type="float" office:value="1.928285714285714E-2" table:formula="of:=AVERAGE([.E88:.E94])" table:style-name="ce3">
            <text:p>0.019282857</text:p>
          </table:table-cell>
          <table:table-cell office:value-type="float" office:value="2.3107142857142857E-2" table:formula="of:=AVERAGE([.F88:.F94])" table:style-name="ce3">
            <text:p>0.023107143</text:p>
          </table:table-cell>
          <table:table-cell office:value-type="float" office:value="2.3225714285714291E-2" table:formula="of:=AVERAGE([.G88:.G94])" table:style-name="ce3">
            <text:p>0.023225714</text:p>
          </table:table-cell>
          <table:table-cell office:value-type="float" office:value="2.2951428571428571E-2" table:formula="of:=AVERAGE([.H88:.H94])" table:style-name="ce3">
            <text:p>0.022951429</text:p>
          </table:table-cell>
          <table:table-cell office:value-type="float" office:value="2.2992857142857141E-2" table:formula="of:=AVERAGE([.I88:.I94])" table:style-name="ce3">
            <text:p>0.022992857</text:p>
          </table:table-cell>
          <table:table-cell office:value-type="float" office:value="2.0078571428571428E-2" table:formula="of:=AVERAGE([.J88:.J94])" table:style-name="ce3">
            <text:p>0.020078571</text:p>
          </table:table-cell>
          <table:table-cell office:value-type="float" office:value="2.0947142857142859E-2" table:formula="of:=AVERAGE([.K88:.K94])" table:style-name="ce3">
            <text:p>0.020947143</text:p>
          </table:table-cell>
          <table:table-cell office:value-type="float" office:value="1.9832857142857149E-2" table:formula="of:=AVERAGE([.L88:.L94])" table:style-name="ce3">
            <text:p>0.019832857</text:p>
          </table:table-cell>
          <table:table-cell office:value-type="float" office:value="1.9730000000000001E-2" table:formula="of:=AVERAGE([.M88:.M94])" table:style-name="ce3">
            <text:p>0.01973</text:p>
          </table:table-cell>
          <table:table-cell office:value-type="float" office:value="1.060457142857143" table:formula="of:=AVERAGE([.N88:.N94])" table:style-name="ce3">
            <text:p>1.060457143</text:p>
          </table:table-cell>
          <table:table-cell office:value-type="float" office:value="1.0766228571428571" table:formula="of:=AVERAGE([.O88:.O94])" table:style-name="ce3">
            <text:p>1.076622857</text:p>
          </table:table-cell>
          <table:table-cell office:value-type="float" office:value="1.05993" table:formula="of:=AVERAGE([.P88:.P94])" table:style-name="ce3">
            <text:p>1.05993</text:p>
          </table:table-cell>
          <table:table-cell office:value-type="error" office:string-value="#DIV/0!" table:formula="of:=AVERAGE([.Q88:.Q94])" table:style-name="ce3">
            <text:p>#DIV/0!</text:p>
          </table:table-cell>
          <table:table-cell office:value-type="float" office:value="1.0380985714285715" table:formula="of:=AVERAGE([.R88:.R94])" table:style-name="ce3">
            <text:p>1.038098571</text:p>
          </table:table-cell>
          <table:table-cell office:value-type="float" office:value="1.0472128571428572" table:formula="of:=AVERAGE([.S88:.S94])" table:style-name="ce3">
            <text:p>1.047212857</text:p>
          </table:table-cell>
          <table:table-cell office:value-type="float" office:value="0.97198857142857131" table:formula="of:=AVERAGE([.T88:.T94])" table:style-name="ce3">
            <text:p>0.971988571</text:p>
          </table:table-cell>
          <table:table-cell office:value-type="float" office:value="0.95855714285714277" table:formula="of:=AVERAGE([.U88:.U94])" table:style-name="ce3">
            <text:p>0.958557143</text:p>
          </table:table-cell>
          <table:table-cell office:value-type="float" office:value="0.97476571428571412" table:formula="of:=AVERAGE([.V88:.V94])" table:style-name="ce3">
            <text:p>0.974765714</text:p>
          </table:table-cell>
          <table:table-cell office:value-type="float" office:value="0.9086657142857143" table:formula="of:=AVERAGE([.W88:.W94])" table:style-name="ce3">
            <text:p>0.908665714</text:p>
          </table:table-cell>
          <table:table-cell office:value-type="float" office:value="0.9122514285714286" table:formula="of:=AVERAGE([.X88:.X94])" table:style-name="ce3">
            <text:p>0.912251429</text:p>
          </table:table-cell>
          <table:table-cell office:value-type="float" office:value="0.89793571428571428" table:formula="of:=AVERAGE([.Y88:.Y94])" table:style-name="ce3">
            <text:p>0.897935714</text:p>
          </table:table-cell>
          <table:table-cell office:value-type="float" office:value="1.6885714285714286E-3" table:formula="of:=AVERAGE([.Z88:.Z94])" table:style-name="ce3">
            <text:p>0.001688571</text:p>
          </table:table-cell>
          <table:table-cell office:value-type="float" office:value="-2.14E-3" table:formula="of:=AVERAGE([.AA88:.AA94])" table:style-name="ce3">
            <text:p>-0.00214</text:p>
          </table:table-cell>
          <table:table-cell office:value-type="float" office:value="2.65E-3" table:formula="of:=AVERAGE([.AB88:.AB94])" table:style-name="ce3">
            <text:p>0.00265</text:p>
          </table:table-cell>
          <table:table-cell office:value-type="error" office:string-value="#DIV/0!" table:formula="of:=AVERAGE([.AC88:.AC94])" table:style-name="ce3">
            <text:p>#DIV/0!</text:p>
          </table:table-cell>
          <table:table-cell office:value-type="float" office:value="3.774285714285714E-3" table:formula="of:=AVERAGE([.AD88:.AD94])" table:style-name="ce3">
            <text:p>0.003774286</text:p>
          </table:table-cell>
          <table:table-cell office:value-type="float" office:value="2.1157142857142854E-3" table:formula="of:=AVERAGE([.AE88:.AE94])" table:style-name="ce3">
            <text:p>0.002115714</text:p>
          </table:table-cell>
          <table:table-cell office:value-type="float" office:value="0.11396285714285714" table:formula="of:=AVERAGE([.AF88:.AF94])" table:style-name="ce3">
            <text:p>0.113962857</text:p>
          </table:table-cell>
          <table:table-cell office:value-type="float" office:value="0.12041857142857144" table:formula="of:=AVERAGE([.AG88:.AG94])" table:style-name="ce3">
            <text:p>0.120418571</text:p>
          </table:table-cell>
          <table:table-cell office:value-type="error" office:string-value="#DIV/0!" table:formula="of:=AVERAGE([.AH88:.AH94])" table:style-name="ce3">
            <text:p>#DIV/0!</text:p>
          </table:table-cell>
          <table:table-cell office:value-type="error" office:string-value="#DIV/0!" table:formula="of:=AVERAGE([.AI88:.AI94])" table:style-name="ce3">
            <text:p>#DIV/0!</text:p>
          </table:table-cell>
          <table:table-cell office:value-type="float" office:value="2.2371428571428567E-4" table:formula="of:=AVERAGE([.AJ88:.AJ94])" table:style-name="ce3">
            <text:p>0.000223714</text:p>
          </table:table-cell>
          <table:table-cell office:value-type="error" office:string-value="#DIV/0!" table:formula="of:=AVERAGE([.AK88:.AK94])" table:style-name="ce3">
            <text:p>#DIV/0!</text:p>
          </table:table-cell>
          <table:table-cell office:value-type="float" office:value="0.20578142857142859" table:formula="of:=AVERAGE([.AL88:.AL94])" table:style-name="ce3">
            <text:p>0.205781429</text:p>
          </table:table-cell>
          <table:table-cell office:value-type="float" office:value="0.20382857142857144" table:formula="of:=AVERAGE([.AM88:.AM94])" table:style-name="ce3">
            <text:p>0.203828571</text:p>
          </table:table-cell>
          <table:table-cell office:value-type="float" office:value="0.20698142857142857" table:formula="of:=AVERAGE([.AN88:.AN94])" table:style-name="ce3">
            <text:p>0.206981429</text:p>
          </table:table-cell>
          <table:table-cell office:value-type="float" office:value="0.18046000000000001" table:formula="of:=AVERAGE([.AO88:.AO94])" table:style-name="ce3">
            <text:p>0.18046</text:p>
          </table:table-cell>
          <table:table-cell office:value-type="float" office:value="0.18070142857142857" table:formula="of:=AVERAGE([.AP88:.AP94])" table:style-name="ce3">
            <text:p>0.180701429</text:p>
          </table:table-cell>
          <table:table-cell office:value-type="float" office:value="0.17703142857142856" table:formula="of:=AVERAGE([.AQ88:.AQ94])" table:style-name="ce3">
            <text:p>0.177031429</text:p>
          </table:table-cell>
          <table:table-cell office:value-type="float" office:value="4.6971428571428572E-3" table:formula="of:=AVERAGE([.AR88:.AR94])" table:style-name="ce3">
            <text:p>0.004697143</text:p>
          </table:table-cell>
          <table:table-cell office:value-type="float" office:value="4.7128571428571428E-3" table:formula="of:=AVERAGE([.AS88:.AS94])" table:style-name="ce3">
            <text:p>0.004712857</text:p>
          </table:table-cell>
          <table:table-cell office:value-type="float" office:value="4.2199999999999998E-3" table:formula="of:=AVERAGE([.AT88:.AT94])" table:style-name="ce3">
            <text:p>0.00422</text:p>
          </table:table-cell>
          <table:table-cell office:value-type="float" office:value="4.0957142857142859E-3" table:formula="of:=AVERAGE([.AU88:.AU94])" table:style-name="ce3">
            <text:p>0.004095714</text:p>
          </table:table-cell>
          <table:table-cell office:value-type="float" office:value="1.2056628571428571" table:formula="of:=AVERAGE([.AV88:.AV94])" table:style-name="ce3">
            <text:p>1.205662857</text:p>
          </table:table-cell>
          <table:table-cell office:value-type="float" office:value="1.0264800000000001" table:formula="of:=AVERAGE([.AW88:.AW94])" table:style-name="ce3">
            <text:p>1.02648</text:p>
          </table:table-cell>
          <table:table-cell office:value-type="float" office:value="1.032002857142857" table:formula="of:=AVERAGE([.AX88:.AX94])" table:style-name="ce3">
            <text:p>1.032002857</text:p>
          </table:table-cell>
          <table:table-cell office:value-type="error" office:string-value="#DIV/0!" table:formula="of:=AVERAGE([.AY88:.AY94])" table:style-name="ce3">
            <text:p>#DIV/0!</text:p>
          </table:table-cell>
          <table:table-cell office:value-type="float" office:value="0.91222571428571431" table:formula="of:=AVERAGE([.AZ88:.AZ94])" table:style-name="ce3">
            <text:p>0.912225714</text:p>
          </table:table-cell>
          <table:table-cell office:value-type="float" office:value="0.92521428571428577" table:formula="of:=AVERAGE([.BA88:.BA94])" table:style-name="ce3">
            <text:p>0.925214286</text:p>
          </table:table-cell>
          <table:table-cell office:value-type="float" office:value="1.100405714285714" table:formula="of:=AVERAGE([.BB88:.BB94])" table:style-name="ce3">
            <text:p>1.100405714</text:p>
          </table:table-cell>
          <table:table-cell office:value-type="float" office:value="1.1532242857142858" table:formula="of:=AVERAGE([.BC88:.BC94])" table:style-name="ce3">
            <text:p>1.153224286</text:p>
          </table:table-cell>
          <table:table-cell office:value-type="float" office:value="0.90003857142857135" table:formula="of:=AVERAGE([.BD88:.BD94])" table:style-name="ce3">
            <text:p>0.900038571</text:p>
          </table:table-cell>
          <table:table-cell office:value-type="float" office:value="0.90705285714285722" table:formula="of:=AVERAGE([.BE88:.BE94])" table:style-name="ce3">
            <text:p>0.907052857</text:p>
          </table:table-cell>
          <table:table-cell office:value-type="float" office:value="0.52637571428571428" table:formula="of:=AVERAGE([.BF88:.BF94])" table:style-name="ce3">
            <text:p>0.526375714</text:p>
          </table:table-cell>
          <table:table-cell office:value-type="float" office:value="0.51969999999999994" table:formula="of:=AVERAGE([.BG88:.BG94])" table:style-name="ce3">
            <text:p>0.5197</text:p>
          </table:table-cell>
          <table:table-cell office:value-type="float" office:value="0.52345285714285716" table:formula="of:=AVERAGE([.BH88:.BH94])" table:style-name="ce3">
            <text:p>0.523452857</text:p>
          </table:table-cell>
          <table:table-cell office:value-type="float" office:value="0.46440857142857139" table:formula="of:=AVERAGE([.BI88:.BI94])" table:style-name="ce3">
            <text:p>0.464408571</text:p>
          </table:table-cell>
          <table:table-cell office:value-type="float" office:value="0.45218285714285716" table:formula="of:=AVERAGE([.BJ88:.BJ94])" table:style-name="ce3">
            <text:p>0.452182857</text:p>
          </table:table-cell>
          <table:table-cell office:value-type="float" office:value="0.45382" table:formula="of:=AVERAGE([.BK88:.BK94])" table:style-name="ce3">
            <text:p>0.45382</text:p>
          </table:table-cell>
          <table:table-cell office:value-type="float" office:value="2.5388571428571427E-2" table:formula="of:=AVERAGE([.BL88:.BL94])" table:style-name="ce3">
            <text:p>0.025388571</text:p>
          </table:table-cell>
          <table:table-cell office:value-type="float" office:value="2.5468571428571427E-2" table:formula="of:=AVERAGE([.BM88:.BM94])" table:style-name="ce3">
            <text:p>0.025468571</text:p>
          </table:table-cell>
          <table:table-cell office:value-type="float" office:value="2.2464285714285711E-2" table:formula="of:=AVERAGE([.BN88:.BN94])" table:style-name="ce3">
            <text:p>0.022464286</text:p>
          </table:table-cell>
          <table:table-cell office:value-type="float" office:value="2.2242857142857148E-2" table:formula="of:=AVERAGE([.BO88:.BO94])" table:style-name="ce3">
            <text:p>0.022242857</text:p>
          </table:table-cell>
          <table:table-cell table:number-columns-repeated="16317" table:style-name="ce3"/>
        </table:table-row>
        <table:table-row table:style-name="ro1">
          <table:table-cell office:value-type="string" table:style-name="ce3">
            <text:p>2SD</text:p>
          </table:table-cell>
          <table:table-cell table:number-columns-repeated="2" table:style-name="ce3"/>
          <table:table-cell office:value-type="float" office:value="12.221838266006307" table:formula="of:=2*STDEV([.D88:.D94])/[.D96]*100" table:style-name="ce3">
            <text:p>12.22183827</text:p>
          </table:table-cell>
          <table:table-cell office:value-type="float" office:value="76.227417675384075" table:formula="of:=2*STDEV([.E88:.E94])/[.E96]*100" table:style-name="ce3">
            <text:p>76.22741768</text:p>
          </table:table-cell>
          <table:table-cell office:value-type="float" office:value="10.096327251184668" table:formula="of:=2*STDEV([.F88:.F94])/[.F96]*100" table:style-name="ce3">
            <text:p>10.09632725</text:p>
          </table:table-cell>
          <table:table-cell office:value-type="float" office:value="9.6906133636370093" table:formula="of:=2*STDEV([.G88:.G94])/[.G96]*100" table:style-name="ce3">
            <text:p>9.690613364</text:p>
          </table:table-cell>
          <table:table-cell office:value-type="float" office:value="9.0020061563577265" table:formula="of:=2*STDEV([.H88:.H94])/[.H96]*100" table:style-name="ce3">
            <text:p>9.002006156</text:p>
          </table:table-cell>
          <table:table-cell office:value-type="float" office:value="9.0311803821403984" table:formula="of:=2*STDEV([.I88:.I94])/[.I96]*100" table:style-name="ce3">
            <text:p>9.031180382</text:p>
          </table:table-cell>
          <table:table-cell office:value-type="float" office:value="85.061233332560121" table:formula="of:=2*STDEV([.J88:.J94])/[.J96]*100" table:style-name="ce3">
            <text:p>85.06123333</text:p>
          </table:table-cell>
          <table:table-cell office:value-type="float" office:value="87.040585054611725" table:formula="of:=2*STDEV([.K88:.K94])/[.K96]*100" table:style-name="ce3">
            <text:p>87.04058505</text:p>
          </table:table-cell>
          <table:table-cell office:value-type="float" office:value="88.168999660102429" table:formula="of:=2*STDEV([.L88:.L94])/[.L96]*100" table:style-name="ce3">
            <text:p>88.16899966</text:p>
          </table:table-cell>
          <table:table-cell office:value-type="float" office:value="86.563671878829368" table:formula="of:=2*STDEV([.M88:.M94])/[.M96]*100" table:style-name="ce3">
            <text:p>86.56367188</text:p>
          </table:table-cell>
          <table:table-cell office:value-type="float" office:value="10.436541150433072" table:formula="of:=2*STDEV([.N88:.N94])/[.N96]*100" table:style-name="ce3">
            <text:p>10.43654115</text:p>
          </table:table-cell>
          <table:table-cell office:value-type="float" office:value="10.117212796656348" table:formula="of:=2*STDEV([.O88:.O94])/[.O96]*100" table:style-name="ce3">
            <text:p>10.1172128</text:p>
          </table:table-cell>
          <table:table-cell office:value-type="float" office:value="9.9123800778587352" table:formula="of:=2*STDEV([.P88:.P94])/[.P96]*100" table:style-name="ce3">
            <text:p>9.912380078</text:p>
          </table:table-cell>
          <table:table-cell office:value-type="error" office:string-value="#DIV/0!" table:formula="of:=2*STDEV([.Q88:.Q94])/[.Q96]*100" table:style-name="ce3">
            <text:p>#DIV/0!</text:p>
          </table:table-cell>
          <table:table-cell office:value-type="float" office:value="5.887768151265842" table:formula="of:=2*STDEV([.R88:.R94])/[.R96]*100" table:style-name="ce3">
            <text:p>5.887768151</text:p>
          </table:table-cell>
          <table:table-cell office:value-type="float" office:value="9.2235967317272536" table:formula="of:=2*STDEV([.S88:.S94])/[.S96]*100" table:style-name="ce3">
            <text:p>9.223596732</text:p>
          </table:table-cell>
          <table:table-cell office:value-type="float" office:value="82.235489781063023" table:formula="of:=2*STDEV([.T88:.T94])/[.T96]*100" table:style-name="ce3">
            <text:p>82.23548978</text:p>
          </table:table-cell>
          <table:table-cell office:value-type="float" office:value="87.559228399728582" table:formula="of:=2*STDEV([.U88:.U94])/[.U96]*100" table:style-name="ce3">
            <text:p>87.5592284</text:p>
          </table:table-cell>
          <table:table-cell office:value-type="float" office:value="84.645861328857947" table:formula="of:=2*STDEV([.V88:.V94])/[.V96]*100" table:style-name="ce3">
            <text:p>84.64586133</text:p>
          </table:table-cell>
          <table:table-cell office:value-type="float" office:value="88.320243612744349" table:formula="of:=2*STDEV([.W88:.W94])/[.W96]*100" table:style-name="ce3">
            <text:p>88.32024361</text:p>
          </table:table-cell>
          <table:table-cell office:value-type="float" office:value="88.330621766302315" table:formula="of:=2*STDEV([.X88:.X94])/[.X96]*100" table:style-name="ce3">
            <text:p>88.33062177</text:p>
          </table:table-cell>
          <table:table-cell office:value-type="float" office:value="88.730054822594198" table:formula="of:=2*STDEV([.Y88:.Y94])/[.Y96]*100" table:style-name="ce3">
            <text:p>88.73005482</text:p>
          </table:table-cell>
          <table:table-cell office:value-type="float" office:value="74.385258655983023" table:formula="of:=2*STDEV([.Z88:.Z94])/[.Z96]*100" table:style-name="ce3">
            <text:p>74.38525866</text:p>
          </table:table-cell>
          <table:table-cell office:value-type="float" office:value="-68.209361229003164" table:formula="of:=2*STDEV([.AA88:.AA94])/[.AA96]*100" table:style-name="ce3">
            <text:p>-68.20936123</text:p>
          </table:table-cell>
          <table:table-cell office:value-type="float" office:value="44.975897715789571" table:formula="of:=2*STDEV([.AB88:.AB94])/[.AB96]*100" table:style-name="ce3">
            <text:p>44.97589772</text:p>
          </table:table-cell>
          <table:table-cell office:value-type="error" office:string-value="#DIV/0!" table:formula="of:=2*STDEV([.AC88:.AC94])/[.AC96]*100" table:style-name="ce3">
            <text:p>#DIV/0!</text:p>
          </table:table-cell>
          <table:table-cell office:value-type="float" office:value="175.75402875473557" table:formula="of:=2*STDEV([.AD88:.AD94])/[.AD96]*100" table:style-name="ce3">
            <text:p>175.7540288</text:p>
          </table:table-cell>
          <table:table-cell office:value-type="float" office:value="282.46440928942474" table:formula="of:=2*STDEV([.AE88:.AE94])/[.AE96]*100" table:style-name="ce3">
            <text:p>282.4644093</text:p>
          </table:table-cell>
          <table:table-cell office:value-type="float" office:value="30.687548999662351" table:formula="of:=2*STDEV([.AF88:.AF94])/[.AF96]*100" table:style-name="ce3">
            <text:p>30.687549</text:p>
          </table:table-cell>
          <table:table-cell office:value-type="float" office:value="32.283115627381264" table:formula="of:=2*STDEV([.AG88:.AG94])/[.AG96]*100" table:style-name="ce3">
            <text:p>32.28311563</text:p>
          </table:table-cell>
          <table:table-cell office:value-type="error" office:string-value="#DIV/0!" table:formula="of:=2*STDEV([.AH88:.AH94])/[.AH96]*100" table:style-name="ce3">
            <text:p>#DIV/0!</text:p>
          </table:table-cell>
          <table:table-cell office:value-type="error" office:string-value="#DIV/0!" table:formula="of:=2*STDEV([.AI88:.AI94])/[.AI96]*100" table:style-name="ce3">
            <text:p>#DIV/0!</text:p>
          </table:table-cell>
          <table:table-cell office:value-type="float" office:value="64.683076876792754" table:formula="of:=2*STDEV([.AJ88:.AJ94])/[.AJ96]*100" table:style-name="ce3">
            <text:p>64.68307688</text:p>
          </table:table-cell>
          <table:table-cell office:value-type="error" office:string-value="#DIV/0!" table:formula="of:=2*STDEV([.AK88:.AK94])/[.AK96]*100" table:style-name="ce3">
            <text:p>#DIV/0!</text:p>
          </table:table-cell>
          <table:table-cell office:value-type="float" office:value="9.9314131160224726" table:formula="of:=2*STDEV([.AL88:.AL94])/[.AL96]*100" table:style-name="ce3">
            <text:p>9.931413116</text:p>
          </table:table-cell>
          <table:table-cell office:value-type="float" office:value="10.082083932971306" table:formula="of:=2*STDEV([.AM88:.AM94])/[.AM96]*100" table:style-name="ce3">
            <text:p>10.08208393</text:p>
          </table:table-cell>
          <table:table-cell office:value-type="float" office:value="9.5179148702236667" table:formula="of:=2*STDEV([.AN88:.AN94])/[.AN96]*100" table:style-name="ce3">
            <text:p>9.51791487</text:p>
          </table:table-cell>
          <table:table-cell office:value-type="float" office:value="88.111500688254068" table:formula="of:=2*STDEV([.AO88:.AO94])/[.AO96]*100" table:style-name="ce3">
            <text:p>88.11150069</text:p>
          </table:table-cell>
          <table:table-cell office:value-type="float" office:value="87.604677369421012" table:formula="of:=2*STDEV([.AP88:.AP94])/[.AP96]*100" table:style-name="ce3">
            <text:p>87.60467737</text:p>
          </table:table-cell>
          <table:table-cell office:value-type="float" office:value="87.750831156309076" table:formula="of:=2*STDEV([.AQ88:.AQ94])/[.AQ96]*100" table:style-name="ce3">
            <text:p>87.75083116</text:p>
          </table:table-cell>
          <table:table-cell office:value-type="float" office:value="9.5990849288831122" table:formula="of:=2*STDEV([.AR88:.AR94])/[.AR96]*100" table:style-name="ce3">
            <text:p>9.599084929</text:p>
          </table:table-cell>
          <table:table-cell office:value-type="float" office:value="10.275021479443115" table:formula="of:=2*STDEV([.AS88:.AS94])/[.AS96]*100" table:style-name="ce3">
            <text:p>10.27502148</text:p>
          </table:table-cell>
          <table:table-cell office:value-type="float" office:value="83.860368547760189" table:formula="of:=2*STDEV([.AT88:.AT94])/[.AT96]*100" table:style-name="ce3">
            <text:p>83.86036855</text:p>
          </table:table-cell>
          <table:table-cell office:value-type="float" office:value="92.986509581526377" table:formula="of:=2*STDEV([.AU88:.AU94])/[.AU96]*100" table:style-name="ce3">
            <text:p>92.98650958</text:p>
          </table:table-cell>
          <table:table-cell office:value-type="float" office:value="4.2146408922826097" table:formula="of:=2*STDEV([.AV88:.AV94])/[.AV96]*100" table:style-name="ce3">
            <text:p>4.214640892</text:p>
          </table:table-cell>
          <table:table-cell office:value-type="float" office:value="7.1043977451381055" table:formula="of:=2*STDEV([.AW88:.AW94])/[.AW96]*100" table:style-name="ce3">
            <text:p>7.104397745</text:p>
          </table:table-cell>
          <table:table-cell office:value-type="float" office:value="9.5132956220827634" table:formula="of:=2*STDEV([.AX88:.AX94])/[.AX96]*100" table:style-name="ce3">
            <text:p>9.513295622</text:p>
          </table:table-cell>
          <table:table-cell office:value-type="error" office:string-value="#DIV/0!" table:formula="of:=2*STDEV([.AY88:.AY94])/[.AY96]*100" table:style-name="ce3">
            <text:p>#DIV/0!</text:p>
          </table:table-cell>
          <table:table-cell office:value-type="float" office:value="83.479642728957401" table:formula="of:=2*STDEV([.AZ88:.AZ94])/[.AZ96]*100" table:style-name="ce3">
            <text:p>83.47964273</text:p>
          </table:table-cell>
          <table:table-cell office:value-type="float" office:value="88.132851371607615" table:formula="of:=2*STDEV([.BA88:.BA94])/[.BA96]*100" table:style-name="ce3">
            <text:p>88.13285137</text:p>
          </table:table-cell>
          <table:table-cell office:value-type="float" office:value="8.7459137502027886" table:formula="of:=2*STDEV([.BB88:.BB94])/[.BB96]*100" table:style-name="ce3">
            <text:p>8.74591375</text:p>
          </table:table-cell>
          <table:table-cell office:value-type="float" office:value="10.995348787631116" table:formula="of:=2*STDEV([.BC88:.BC94])/[.BC96]*100" table:style-name="ce3">
            <text:p>10.99534879</text:p>
          </table:table-cell>
          <table:table-cell office:value-type="float" office:value="88.070465423878844" table:formula="of:=2*STDEV([.BD88:.BD94])/[.BD96]*100" table:style-name="ce3">
            <text:p>88.07046542</text:p>
          </table:table-cell>
          <table:table-cell office:value-type="float" office:value="88.27192206582788" table:formula="of:=2*STDEV([.BE88:.BE94])/[.BE96]*100" table:style-name="ce3">
            <text:p>88.27192207</text:p>
          </table:table-cell>
          <table:table-cell office:value-type="float" office:value="11.071156112023161" table:formula="of:=2*STDEV([.BF88:.BF94])/[.BF96]*100" table:style-name="ce3">
            <text:p>11.07115611</text:p>
          </table:table-cell>
          <table:table-cell office:value-type="float" office:value="8.85979738499171" table:formula="of:=2*STDEV([.BG88:.BG94])/[.BG96]*100" table:style-name="ce3">
            <text:p>8.859797385</text:p>
          </table:table-cell>
          <table:table-cell office:value-type="float" office:value="10.381793862694655" table:formula="of:=2*STDEV([.BH88:.BH94])/[.BH96]*100" table:style-name="ce3">
            <text:p>10.38179386</text:p>
          </table:table-cell>
          <table:table-cell office:value-type="float" office:value="85.155959052789598" table:formula="of:=2*STDEV([.BI88:.BI94])/[.BI96]*100" table:style-name="ce3">
            <text:p>85.15595905</text:p>
          </table:table-cell>
          <table:table-cell office:value-type="float" office:value="87.189523649873053" table:formula="of:=2*STDEV([.BJ88:.BJ94])/[.BJ96]*100" table:style-name="ce3">
            <text:p>87.18952365</text:p>
          </table:table-cell>
          <table:table-cell office:value-type="float" office:value="89.59028173903026" table:formula="of:=2*STDEV([.BK88:.BK94])/[.BK96]*100" table:style-name="ce3">
            <text:p>89.59028174</text:p>
          </table:table-cell>
          <table:table-cell office:value-type="float" office:value="9.1760816550298685" table:formula="of:=2*STDEV([.BL88:.BL94])/[.BL96]*100" table:style-name="ce3">
            <text:p>9.176081655</text:p>
          </table:table-cell>
          <table:table-cell office:value-type="float" office:value="9.2071743638210641" table:formula="of:=2*STDEV([.BM88:.BM94])/[.BM96]*100" table:style-name="ce3">
            <text:p>9.207174364</text:p>
          </table:table-cell>
          <table:table-cell office:value-type="float" office:value="87.93292651081822" table:formula="of:=2*STDEV([.BN88:.BN94])/[.BN96]*100" table:style-name="ce3">
            <text:p>87.93292651</text:p>
          </table:table-cell>
          <table:table-cell office:value-type="float" office:value="88.049621837369841" table:formula="of:=2*STDEV([.BO88:.BO94])/[.BO96]*100" table:style-name="ce3">
            <text:p>88.04962184</text:p>
          </table:table-cell>
          <table:table-cell table:number-columns-repeated="16317" table:style-name="ce3"/>
        </table:table-row>
        <table:table-row table:style-name="ro1">
          <table:table-cell office:value-type="string" table:style-name="ce3">
            <text:p>%Diff</text:p>
          </table:table-cell>
          <table:table-cell table:style-name="ce3"/>
          <table:table-cell table:style-name="ce7"/>
          <table:table-cell table:style-name="ce3"/>
          <table:table-cell table:number-columns-repeated="5" table:style-name="ce4"/>
          <table:table-cell table:number-columns-repeated="2" table:style-name="ce3"/>
          <table:table-cell table:style-name="ce4"/>
          <table:table-cell table:number-columns-repeated="5" table:style-name="ce3"/>
          <table:table-cell table:style-name="ce4"/>
          <table:table-cell table:number-columns-repeated="4" table:style-name="ce3"/>
          <table:table-cell table:number-columns-repeated="3" table:style-name="ce4"/>
          <table:table-cell table:number-columns-repeated="6" table:style-name="ce3"/>
          <table:table-cell table:style-name="ce4"/>
          <table:table-cell table:number-columns-repeated="3" table:style-name="ce3"/>
          <table:table-cell table:style-name="ce4"/>
          <table:table-cell table:style-name="ce3"/>
          <table:table-cell table:number-columns-repeated="2" table:style-name="ce4"/>
          <table:table-cell table:number-columns-repeated="3" table:style-name="ce3"/>
          <table:table-cell table:number-columns-repeated="4" table:style-name="ce4"/>
          <table:table-cell table:number-columns-repeated="5" table:style-name="ce3"/>
          <table:table-cell table:number-columns-repeated="2"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4" table:style-name="ce4"/>
          <table:table-cell table:number-columns-repeated="16317" table:style-name="ce3"/>
        </table:table-row>
        <table:table-row table:style-name="ro1">
          <table:table-cell table:style-name="ce1"/>
          <table:table-cell table:style-name="ce2"/>
          <table:table-cell table:style-name="ce1"/>
          <table:table-cell office:value-type="float" office:value="-24.830587060418004" table:formula="of:=([.D96]-[.D95])/[.D96]*100" table:style-name="ce7">
            <text:p>-24.83058706</text:p>
          </table:table-cell>
          <table:table-cell office:value-type="float" office:value="-29.648836864720728" table:formula="of:=([.E96]-[.E95])/[.E96]*100" table:style-name="ce8">
            <text:p>-29.64883686</text:p>
          </table:table-cell>
          <table:table-cell office:value-type="float" office:value="-8.1916537867078887" table:formula="of:=([.F96]-[.F95])/[.F96]*100" table:style-name="ce8">
            <text:p>-8.191653787</text:p>
          </table:table-cell>
          <table:table-cell office:value-type="float" office:value="-7.6393160290318454" table:formula="of:=([.G96]-[.G95])/[.G96]*100" table:style-name="ce8">
            <text:p>-7.639316029</text:p>
          </table:table-cell>
          <table:table-cell office:value-type="float" office:value="-8.9256815635503646" table:formula="of:=([.H96]-[.H95])/[.H96]*100" table:style-name="ce8">
            <text:p>-8.925681564</text:p>
          </table:table-cell>
          <table:table-cell office:value-type="float" office:value="-8.7294190742466728" table:formula="of:=([.I96]-[.I95])/[.I96]*100" table:style-name="ce8">
            <text:p>-8.729419074</text:p>
          </table:table-cell>
          <table:table-cell office:value-type="float" office:value="-24.510850231234446" table:formula="of:=([.J96]-[.J95])/[.J96]*100" table:style-name="ce7">
            <text:p>-24.51085023</text:p>
          </table:table-cell>
          <table:table-cell office:value-type="float" office:value="-19.348018822887539" table:formula="of:=([.K96]-[.K95])/[.K96]*100" table:style-name="ce7">
            <text:p>-19.34801882</text:p>
          </table:table-cell>
          <table:table-cell office:value-type="float" office:value="-26.053446661384399" table:formula="of:=([.L96]-[.L95])/[.L96]*100" table:style-name="ce8">
            <text:p>-26.05344666</text:p>
          </table:table-cell>
          <table:table-cell office:value-type="float" office:value="-26.710593005575266" table:formula="of:=([.M96]-[.M95])/[.M96]*100" table:style-name="ce7">
            <text:p>-26.71059301</text:p>
          </table:table-cell>
          <table:table-cell office:value-type="float" office:value="5.7010453712684672" table:formula="of:=([.N96]-[.N95])/[.N96]*100" table:style-name="ce7">
            <text:p>5.701045371</text:p>
          </table:table-cell>
          <table:table-cell office:value-type="float" office:value="7.1169636270029537" table:formula="of:=([.O96]-[.O95])/[.O96]*100" table:style-name="ce7">
            <text:p>7.116963627</text:p>
          </table:table-cell>
          <table:table-cell office:value-type="float" office:value="5.6541469719698503" table:formula="of:=([.P96]-[.P95])/[.P96]*100" table:style-name="ce7">
            <text:p>5.654146972</text:p>
          </table:table-cell>
          <table:table-cell office:value-type="error" office:string-value="#DIV/0!" table:formula="of:=([.Q96]-[.Q95])/[.Q96]*100" table:style-name="ce7">
            <text:p>#DIV/0!</text:p>
          </table:table-cell>
          <table:table-cell office:value-type="float" office:value="3.6700340870465196" table:formula="of:=([.R96]-[.R95])/[.R96]*100" table:style-name="ce8">
            <text:p>3.670034087</text:p>
          </table:table-cell>
          <table:table-cell office:value-type="float" office:value="4.5084298593954859" table:formula="of:=([.S96]-[.S95])/[.S96]*100" table:style-name="ce7">
            <text:p>4.508429859</text:p>
          </table:table-cell>
          <table:table-cell office:value-type="float" office:value="-2.881868099566145" table:formula="of:=([.T96]-[.T95])/[.T96]*100" table:style-name="ce7">
            <text:p>-2.8818681</text:p>
          </table:table-cell>
          <table:table-cell office:value-type="float" office:value="-4.3234623466817776" table:formula="of:=([.U96]-[.U95])/[.U96]*100" table:style-name="ce7">
            <text:p>-4.323462347</text:p>
          </table:table-cell>
          <table:table-cell office:value-type="float" office:value="-2.5887539276837388" table:formula="of:=([.V96]-[.V95])/[.V96]*100" table:style-name="ce7">
            <text:p>-2.588753928</text:p>
          </table:table-cell>
          <table:table-cell office:value-type="float" office:value="-10.051472645920391" table:formula="of:=([.W96]-[.W95])/[.W96]*100" table:style-name="ce8">
            <text:p>-10.05147265</text:p>
          </table:table-cell>
          <table:table-cell office:value-type="float" office:value="-9.6189020570769923" table:formula="of:=([.X96]-[.X95])/[.X96]*100" table:style-name="ce8">
            <text:p>-9.618902057</text:p>
          </table:table-cell>
          <table:table-cell office:value-type="float" office:value="-11.366547080207779" table:formula="of:=([.Y96]-[.Y95])/[.Y96]*100" table:style-name="ce8">
            <text:p>-11.36654708</text:p>
          </table:table-cell>
          <table:table-cell office:value-type="float" office:value="-492.21658206429782" table:formula="of:=([.Z96]-[.Z95])/[.Z96]*100" table:style-name="ce7">
            <text:p>-492.2165821</text:p>
          </table:table-cell>
          <table:table-cell office:value-type="float" office:value="567.28971962616822" table:formula="of:=([.AA96]-[.AA95])/[.AA96]*100" table:style-name="ce7">
            <text:p>567.2897196</text:p>
          </table:table-cell>
          <table:table-cell office:value-type="float" office:value="100" table:formula="of:=([.AB96]-[.AB95])/[.AB96]*100" table:style-name="ce7">
            <text:p>100</text:p>
          </table:table-cell>
          <table:table-cell office:value-type="error" office:string-value="#DIV/0!" table:formula="of:=([.AC96]-[.AC95])/[.AC96]*100" table:style-name="ce7">
            <text:p>#DIV/0!</text:p>
          </table:table-cell>
          <table:table-cell office:value-type="float" office:value="100" table:formula="of:=([.AD96]-[.AD95])/[.AD96]*100" table:style-name="ce7">
            <text:p>100</text:p>
          </table:table-cell>
          <table:table-cell office:value-type="float" office:value="100" table:formula="of:=([.AE96]-[.AE95])/[.AE96]*100" table:style-name="ce7">
            <text:p>100</text:p>
          </table:table-cell>
          <table:table-cell office:value-type="float" office:value="12.252112217013057" table:formula="of:=([.AF96]-[.AF95])/[.AF96]*100" table:style-name="ce8">
            <text:p>12.25211222</text:p>
          </table:table-cell>
          <table:table-cell office:value-type="float" office:value="16.95633089343125" table:formula="of:=([.AG96]-[.AG95])/[.AG96]*100" table:style-name="ce7">
            <text:p>16.95633089</text:p>
          </table:table-cell>
          <table:table-cell office:value-type="error" office:string-value="#DIV/0!" table:formula="of:=([.AH96]-[.AH95])/[.AH96]*100" table:style-name="ce7">
            <text:p>#DIV/0!</text:p>
          </table:table-cell>
          <table:table-cell office:value-type="error" office:string-value="#DIV/0!" table:formula="of:=([.AI96]-[.AI95])/[.AI96]*100" table:style-name="ce7">
            <text:p>#DIV/0!</text:p>
          </table:table-cell>
          <table:table-cell office:value-type="float" office:value="100" table:formula="of:=([.AJ96]-[.AJ95])/[.AJ96]*100" table:style-name="ce8">
            <text:p>100</text:p>
          </table:table-cell>
          <table:table-cell office:value-type="error" office:string-value="#DIV/0!" table:formula="of:=([.AK96]-[.AK95])/[.AK96]*100" table:style-name="ce7">
            <text:p>#DIV/0!</text:p>
          </table:table-cell>
          <table:table-cell office:value-type="float" office:value="2.8094996771886973" table:formula="of:=([.AL96]-[.AL95])/[.AL96]*100" table:style-name="ce8">
            <text:p>2.809499677</text:p>
          </table:table-cell>
          <table:table-cell office:value-type="float" office:value="1.8783291281188683" table:formula="of:=([.AM96]-[.AM95])/[.AM96]*100" table:style-name="ce8">
            <text:p>1.878329128</text:p>
          </table:table-cell>
          <table:table-cell office:value-type="float" office:value="3.372973420665752" table:formula="of:=([.AN96]-[.AN95])/[.AN96]*100" table:style-name="ce7">
            <text:p>3.372973421</text:p>
          </table:table-cell>
          <table:table-cell office:value-type="float" office:value="-10.827884295688795" table:formula="of:=([.AO96]-[.AO95])/[.AO96]*100" table:style-name="ce7">
            <text:p>-10.8278843</text:p>
          </table:table-cell>
          <table:table-cell office:value-type="float" office:value="-10.679811211864884" table:formula="of:=([.AP96]-[.AP95])/[.AP96]*100" table:style-name="ce7">
            <text:p>-10.67981121</text:p>
          </table:table-cell>
          <table:table-cell office:value-type="float" office:value="-12.974290279369294" table:formula="of:=([.AQ96]-[.AQ95])/[.AQ96]*100" table:style-name="ce8">
            <text:p>-12.97429028</text:p>
          </table:table-cell>
          <table:table-cell office:value-type="float" office:value="-6.447688564476886" table:formula="of:=([.AR96]-[.AR95])/[.AR96]*100" table:style-name="ce8">
            <text:p>-6.447688564</text:p>
          </table:table-cell>
          <table:table-cell office:value-type="float" office:value="-6.0927553804183123" table:formula="of:=([.AS96]-[.AS95])/[.AS96]*100" table:style-name="ce8">
            <text:p>-6.09275538</text:p>
          </table:table-cell>
          <table:table-cell office:value-type="float" office:value="-18.483412322274891" table:formula="of:=([.AT96]-[.AT95])/[.AT96]*100" table:style-name="ce8">
            <text:p>-18.48341232</text:p>
          </table:table-cell>
          <table:table-cell office:value-type="float" office:value="-22.078828043250784" table:formula="of:=([.AU96]-[.AU95])/[.AU96]*100" table:style-name="ce7">
            <text:p>-22.07882804</text:p>
          </table:table-cell>
          <table:table-cell office:value-type="float" office:value="17.058073567118978" table:formula="of:=([.AV96]-[.AV95])/[.AV96]*100" table:style-name="ce7">
            <text:p>17.05807357</text:p>
          </table:table-cell>
          <table:table-cell office:value-type="float" office:value="2.5796898137323723" table:formula="of:=([.AW96]-[.AW95])/[.AW96]*100" table:style-name="ce7">
            <text:p>2.579689814</text:p>
          </table:table-cell>
          <table:table-cell office:value-type="float" office:value="3.1010434633348058" table:formula="of:=([.AX96]-[.AX95])/[.AX96]*100" table:style-name="ce7">
            <text:p>3.101043463</text:p>
          </table:table-cell>
          <table:table-cell office:value-type="error" office:string-value="#DIV/0!" table:formula="of:=([.AY96]-[.AY95])/[.AY96]*100" table:style-name="ce7">
            <text:p>#DIV/0!</text:p>
          </table:table-cell>
          <table:table-cell office:value-type="float" office:value="-9.6219920508395447" table:formula="of:=([.AZ96]-[.AZ95])/[.AZ96]*100" table:style-name="ce8">
            <text:p>-9.621992051</text:p>
          </table:table-cell>
          <table:table-cell office:value-type="float" office:value="-8.0830695591754758" table:formula="of:=([.BA96]-[.BA95])/[.BA96]*100" table:style-name="ce8">
            <text:p>-8.083069559</text:p>
          </table:table-cell>
          <table:table-cell office:value-type="float" office:value="9.1244268347777968" table:formula="of:=([.BB96]-[.BB95])/[.BB96]*100" table:style-name="ce7">
            <text:p>9.124426835</text:p>
          </table:table-cell>
          <table:table-cell office:value-type="float" office:value="13.286598939371236" table:formula="of:=([.BC96]-[.BC95])/[.BC96]*100" table:style-name="ce7">
            <text:p>13.28659894</text:p>
          </table:table-cell>
          <table:table-cell office:value-type="float" office:value="-11.106349410422101" table:formula="of:=([.BD96]-[.BD95])/[.BD96]*100" table:style-name="ce7">
            <text:p>-11.10634941</text:p>
          </table:table-cell>
          <table:table-cell office:value-type="float" office:value="-10.24715837949276" table:formula="of:=([.BE96]-[.BE95])/[.BE96]*100" table:style-name="ce8">
            <text:p>-10.24715838</text:p>
          </table:table-cell>
          <table:table-cell office:value-type="float" office:value="5.0108151971839767" table:formula="of:=([.BF96]-[.BF95])/[.BF96]*100" table:style-name="ce7">
            <text:p>5.010815197</text:p>
          </table:table-cell>
          <table:table-cell office:value-type="float" office:value="3.7906484510294289" table:formula="of:=([.BG96]-[.BG95])/[.BG96]*100" table:style-name="ce7">
            <text:p>3.790648451</text:p>
          </table:table-cell>
          <table:table-cell office:value-type="float" office:value="4.4804143912536851" table:formula="of:=([.BH96]-[.BH95])/[.BH96]*100" table:style-name="ce7">
            <text:p>4.480414391</text:p>
          </table:table-cell>
          <table:table-cell office:value-type="float" office:value="-7.6638181896482855" table:formula="of:=([.BI96]-[.BI95])/[.BI96]*100" table:style-name="ce8">
            <text:p>-7.66381819</text:p>
          </table:table-cell>
          <table:table-cell office:value-type="float" office:value="-10.57473588434514" table:formula="of:=([.BJ96]-[.BJ95])/[.BJ96]*100" table:style-name="ce7">
            <text:p>-10.57473588</text:p>
          </table:table-cell>
          <table:table-cell office:value-type="float" office:value="94.491207967916793" table:formula="of:=([.BK96]-[.BK95])/[.BK96]*100" table:style-name="ce7">
            <text:p>94.49120797</text:p>
          </table:table-cell>
          <table:table-cell office:value-type="float" office:value="1.5304974116587777" table:formula="of:=([.BL96]-[.BL95])/[.BL96]*100" table:style-name="ce8">
            <text:p>1.530497412</text:p>
          </table:table-cell>
          <table:table-cell office:value-type="float" office:value="1.8398025577742769" table:formula="of:=([.BM96]-[.BM95])/[.BM96]*100" table:style-name="ce8">
            <text:p>1.839802558</text:p>
          </table:table-cell>
          <table:table-cell office:value-type="float" office:value="-11.287758346581898" table:formula="of:=([.BN96]-[.BN95])/[.BN96]*100" table:style-name="ce8">
            <text:p>-11.28775835</text:p>
          </table:table-cell>
          <table:table-cell office:value-type="float" office:value="-12.395632626846483" table:formula="of:=([.BO96]-[.BO95])/[.BO96]*100" table:style-name="ce8">
            <text:p>-12.39563263</text:p>
          </table:table-cell>
          <table:table-cell table:number-columns-repeated="16317"/>
        </table:table-row>
        <table:table-row table:number-rows-repeated="1048477" table:style-name="ro1">
          <table:table-cell table:number-columns-repeated="16384"/>
        </table:table-row>
      </table:table>
      <table:database-ranges>
        <table:database-range table:target-range-address="choosing_wavelengths.A3:choosing_wavelengths.BO57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EB9C"/>
      <style:text-properties fo:color="#9C5700"/>
    </style:style>
    <style:style style:name="cf3" style:family="table-cell" style:data-style-name="N0">
      <style:table-cell-properties fo:background-color="#C6EFCE"/>
      <style:text-properties fo:color="#0061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4" style:family="table-cell">
      <style:table-cell-properties fo:background-color="#FFC7CE"/>
      <style:text-properties fo:color="#9C0006"/>
    </style:style>
    <style:style style:name="cf5" style:family="table-cell">
      <style:table-cell-properties fo:background-color="#FFEB9C"/>
      <style:text-properties fo:color="#9C5700"/>
    </style:style>
    <style:style style:name="cf6" style:family="table-cell">
      <style:table-cell-properties fo:background-color="#C6EFCE"/>
      <style:text-properties fo:color="#0061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110</meta:generator>
    <dc:creator>Edward T. Tipper</dc:creator>
    <meta:creation-date>2024-11-21T12:53:56Z</meta:creation-date>
    <dc:date>2024-11-25T22:49:31Z</dc:date>
    <meta:editing-cycles>1</meta:editing-cycles>
    <meta:editing-duration>PT33S</meta:editing-duration>
  </office:meta>
</office:document-meta>
</file>